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374in"/>
    </style:style>
    <style:style style:name="co2" style:family="table-column">
      <style:table-column-properties fo:break-before="auto" style:column-width="0.8744in"/>
    </style:style>
    <style:style style:name="co3" style:family="table-column">
      <style:table-column-properties fo:break-before="auto" style:column-width="0.9173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line_1" table:style-name="ta1" table:print="false">
        <table:table-column table:style-name="co1" table:default-cell-style-name="Default"/>
        <table:table-column table:style-name="co2" table:number-columns-repeated="4" table:default-cell-style-name="ce1"/>
        <table:table-column table:style-name="co3" table:number-columns-repeated="3" table:default-cell-style-name="ce1"/>
        <table:table-row table:style-name="ro1">
          <table:table-cell office:value-type="float" office:value="0">
            <text:p>0</text:p>
          </table:table-cell>
          <table:table-cell office:value-type="float" office:value="3.593294">
            <text:p>3.593E+000</text:p>
          </table:table-cell>
          <table:table-cell office:value-type="float" office:value="12.88628">
            <text:p>1.289E+001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835993">
            <text:p>1.836E+000</text:p>
          </table:table-cell>
          <table:table-cell office:value-type="float" office:value="3.342358">
            <text:p>3.342E+000</text:p>
          </table:table-cell>
          <table:table-cell office:value-type="float" office:value="0.001304401">
            <text:p>1.304E-003</text:p>
          </table:table-cell>
          <table:table-cell office:value-type="float" office:value="0.0004620248">
            <text:p>4.620E-004</text:p>
          </table:table-cell>
          <table:table-cell office:value-type="float" office:value="0.0000003191711">
            <text:p>3.192E-007</text:p>
          </table:table-cell>
          <table:table-cell office:value-type="float" office:value="0.0004590686">
            <text:p>4.591E-004</text:p>
          </table:table-cell>
          <table:table-cell office:value-type="float" office:value="0.0000001636428">
            <text:p>1.636E-0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835993">
            <text:p>1.836E+000</text:p>
          </table:table-cell>
          <table:table-cell office:value-type="float" office:value="3.342358">
            <text:p>3.342E+000</text:p>
          </table:table-cell>
          <table:table-cell office:value-type="float" office:value="0.001304401">
            <text:p>1.304E-003</text:p>
          </table:table-cell>
          <table:table-cell office:value-type="float" office:value="0.0004620248">
            <text:p>4.620E-004</text:p>
          </table:table-cell>
          <table:table-cell office:value-type="float" office:value="0.0000003191711">
            <text:p>3.192E-007</text:p>
          </table:table-cell>
          <table:table-cell office:value-type="float" office:value="0.0004590686">
            <text:p>4.591E-004</text:p>
          </table:table-cell>
          <table:table-cell office:value-type="float" office:value="0.0000001636428">
            <text:p>1.636E-00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828976">
            <text:p>1.829E+000</text:p>
          </table:table-cell>
          <table:table-cell office:value-type="float" office:value="3.315779">
            <text:p>3.316E+000</text:p>
          </table:table-cell>
          <table:table-cell office:value-type="float" office:value="0.003817835">
            <text:p>3.818E-003</text:p>
          </table:table-cell>
          <table:table-cell office:value-type="float" office:value="0.001418383">
            <text:p>1.418E-003</text:p>
          </table:table-cell>
          <table:table-cell office:value-type="float" office:value="0.000002998139">
            <text:p>2.998E-006</text:p>
          </table:table-cell>
          <table:table-cell office:value-type="float" office:value="0.001467418">
            <text:p>1.467E-003</text:p>
          </table:table-cell>
          <table:table-cell office:value-type="float" office:value="0.000001380371">
            <text:p>1.380E-00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875885">
            <text:p>1.876E+000</text:p>
          </table:table-cell>
          <table:table-cell office:value-type="float" office:value="3.484545">
            <text:p>3.485E+000</text:p>
          </table:table-cell>
          <table:table-cell office:value-type="float" office:value="0.001468851">
            <text:p>1.469E-003</text:p>
          </table:table-cell>
          <table:table-cell office:value-type="float" office:value="0.001603983">
            <text:p>1.604E-003</text:p>
          </table:table-cell>
          <table:table-cell office:value-type="float" office:value="0.000002461836">
            <text:p>2.462E-006</text:p>
          </table:table-cell>
          <table:table-cell office:value-type="float" office:value="0.002948152">
            <text:p>2.948E-003</text:p>
          </table:table-cell>
          <table:table-cell office:value-type="float" office:value="0.00000002867037">
            <text:p>2.867E-00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819086">
            <text:p>1.819E+000</text:p>
          </table:table-cell>
          <table:table-cell office:value-type="float" office:value="3.275201">
            <text:p>3.275E+000</text:p>
          </table:table-cell>
          <table:table-cell office:value-type="float" office:value="0.00002520467">
            <text:p>2.520E-005</text:p>
          </table:table-cell>
          <table:table-cell office:value-type="float" office:value="0.000002630296">
            <text:p>2.630E-006</text:p>
          </table:table-cell>
          <table:table-cell office:value-type="float" office:value="-0.0000000000203084">
            <text:p>-2.031E-011</text:p>
          </table:table-cell>
          <table:table-cell office:value-type="float" office:value="-0.000004300235">
            <text:p>-4.300E-006</text:p>
          </table:table-cell>
          <table:table-cell office:value-type="float" office:value="0.000000000006799509">
            <text:p>6.800E-01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827427">
            <text:p>1.827E+000</text:p>
          </table:table-cell>
          <table:table-cell office:value-type="float" office:value="3.305825">
            <text:p>3.306E+000</text:p>
          </table:table-cell>
          <table:table-cell office:value-type="float" office:value="0.0009459922">
            <text:p>9.460E-004</text:p>
          </table:table-cell>
          <table:table-cell office:value-type="float" office:value="0.0001183873">
            <text:p>1.184E-004</text:p>
          </table:table-cell>
          <table:table-cell office:value-type="float" office:value="-0.00000002164251">
            <text:p>-2.164E-008</text:p>
          </table:table-cell>
          <table:table-cell office:value-type="float" office:value="-0.00014993">
            <text:p>-1.499E-004</text:p>
          </table:table-cell>
          <table:table-cell office:value-type="float" office:value="0.0000000331851">
            <text:p>3.319E-00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892536">
            <text:p>1.893E+000</text:p>
          </table:table-cell>
          <table:table-cell office:value-type="float" office:value="3.546038">
            <text:p>3.546E+000</text:p>
          </table:table-cell>
          <table:table-cell office:value-type="float" office:value="0.009356652">
            <text:p>9.357E-003</text:p>
          </table:table-cell>
          <table:table-cell office:value-type="float" office:value="0.007851582">
            <text:p>7.852E-003</text:p>
          </table:table-cell>
          <table:table-cell office:value-type="float" office:value="0.00006727555">
            <text:p>6.728E-005</text:p>
          </table:table-cell>
          <table:table-cell office:value-type="float" office:value="0.01422478">
            <text:p>1.422E-002</text:p>
          </table:table-cell>
          <table:table-cell office:value-type="float" office:value="-0.000001700894">
            <text:p>-1.701E-00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851123">
            <text:p>1.851E+000</text:p>
          </table:table-cell>
          <table:table-cell office:value-type="float" office:value="3.390886">
            <text:p>3.391E+000</text:p>
          </table:table-cell>
          <table:table-cell office:value-type="float" office:value="0.00007250801">
            <text:p>7.251E-005</text:p>
          </table:table-cell>
          <table:table-cell office:value-type="float" office:value="0.00001023579">
            <text:p>1.024E-005</text:p>
          </table:table-cell>
          <table:table-cell office:value-type="float" office:value="-0.00000000006727129">
            <text:p>-6.727E-011</text:p>
          </table:table-cell>
          <table:table-cell office:value-type="float" office:value="-0.00000975671">
            <text:p>-9.757E-006</text:p>
          </table:table-cell>
          <table:table-cell office:value-type="float" office:value="0.0000000002706168">
            <text:p>2.706E-01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.862049">
            <text:p>1.862E+000</text:p>
          </table:table-cell>
          <table:table-cell office:value-type="float" office:value="3.4315">
            <text:p>3.432E+000</text:p>
          </table:table-cell>
          <table:table-cell office:value-type="float" office:value="0.0001269211">
            <text:p>1.269E-004</text:p>
          </table:table-cell>
          <table:table-cell office:value-type="float" office:value="0.00001930716">
            <text:p>1.931E-005</text:p>
          </table:table-cell>
          <table:table-cell office:value-type="float" office:value="-0.00000000003431647">
            <text:p>-3.432E-011</text:p>
          </table:table-cell>
          <table:table-cell office:value-type="float" office:value="-0.00001467254">
            <text:p>-1.467E-005</text:p>
          </table:table-cell>
          <table:table-cell office:value-type="float" office:value="0.0000000009551341">
            <text:p>9.551E-0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78774">
            <text:p>1.788E+000</text:p>
          </table:table-cell>
          <table:table-cell office:value-type="float" office:value="3.162658">
            <text:p>3.163E+000</text:p>
          </table:table-cell>
          <table:table-cell office:value-type="float" office:value="0.003056569">
            <text:p>3.057E-003</text:p>
          </table:table-cell>
          <table:table-cell office:value-type="float" office:value="0.002783917">
            <text:p>2.784E-003</text:p>
          </table:table-cell>
          <table:table-cell office:value-type="float" office:value="0.000008120645">
            <text:p>8.121E-006</text:p>
          </table:table-cell>
          <table:table-cell office:value-type="float" office:value="0.004912736">
            <text:p>4.913E-003</text:p>
          </table:table-cell>
          <table:table-cell office:value-type="float" office:value="-0.00000005747414">
            <text:p>-5.747E-00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.769491">
            <text:p>1.769E+000</text:p>
          </table:table-cell>
          <table:table-cell office:value-type="float" office:value="3.099644">
            <text:p>3.100E+000</text:p>
          </table:table-cell>
          <table:table-cell office:value-type="float" office:value="0.009846831">
            <text:p>9.847E-003</text:p>
          </table:table-cell>
          <table:table-cell office:value-type="float" office:value="0.009801366">
            <text:p>9.801E-003</text:p>
          </table:table-cell>
          <table:table-cell office:value-type="float" office:value="0.0000962893">
            <text:p>9.629E-005</text:p>
          </table:table-cell>
          <table:table-cell office:value-type="float" office:value="0.01724212">
            <text:p>1.724E-002</text:p>
          </table:table-cell>
          <table:table-cell office:value-type="float" office:value="0.00000007794718">
            <text:p>7.795E-00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.781846">
            <text:p>1.782E+000</text:p>
          </table:table-cell>
          <table:table-cell office:value-type="float" office:value="3.140357">
            <text:p>3.140E+000</text:p>
          </table:table-cell>
          <table:table-cell office:value-type="float" office:value="0.0001548275">
            <text:p>1.548E-004</text:p>
          </table:table-cell>
          <table:table-cell office:value-type="float" office:value="0.0001308623">
            <text:p>1.309E-004</text:p>
          </table:table-cell>
          <table:table-cell office:value-type="float" office:value="0.00000001862196">
            <text:p>1.862E-008</text:p>
          </table:table-cell>
          <table:table-cell office:value-type="float" office:value="0.0002246325">
            <text:p>2.246E-004</text:p>
          </table:table-cell>
          <table:table-cell office:value-type="float" office:value="-0.000000000439084">
            <text:p>-4.391E-01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.822295">
            <text:p>1.822E+000</text:p>
          </table:table-cell>
          <table:table-cell office:value-type="float" office:value="3.286385">
            <text:p>3.286E+000</text:p>
          </table:table-cell>
          <table:table-cell office:value-type="float" office:value="0.0002098692">
            <text:p>2.099E-004</text:p>
          </table:table-cell>
          <table:table-cell office:value-type="float" office:value="0.0001560335">
            <text:p>1.560E-004</text:p>
          </table:table-cell>
          <table:table-cell office:value-type="float" office:value="0.00000002819524">
            <text:p>2.820E-008</text:p>
          </table:table-cell>
          <table:table-cell office:value-type="float" office:value="0.0002631124">
            <text:p>2.631E-004</text:p>
          </table:table-cell>
          <table:table-cell office:value-type="float" office:value="-0.000000001514248">
            <text:p>-1.514E-00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.880322">
            <text:p>1.880E+000</text:p>
          </table:table-cell>
          <table:table-cell office:value-type="float" office:value="3.50119">
            <text:p>3.501E+000</text:p>
          </table:table-cell>
          <table:table-cell office:value-type="float" office:value="0.00009371138">
            <text:p>9.371E-005</text:p>
          </table:table-cell>
          <table:table-cell office:value-type="float" office:value="0.00003285447">
            <text:p>3.285E-005</text:p>
          </table:table-cell>
          <table:table-cell office:value-type="float" office:value="0.00000000162544">
            <text:p>1.625E-009</text:p>
          </table:table-cell>
          <table:table-cell office:value-type="float" office:value="0.00003289874">
            <text:p>3.290E-005</text:p>
          </table:table-cell>
          <table:table-cell office:value-type="float" office:value="0.0000000008254052">
            <text:p>8.254E-01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.81862">
            <text:p>1.819E+000</text:p>
          </table:table-cell>
          <table:table-cell office:value-type="float" office:value="3.274598">
            <text:p>3.275E+000</text:p>
          </table:table-cell>
          <table:table-cell office:value-type="float" office:value="0.0006754833">
            <text:p>6.755E-004</text:p>
          </table:table-cell>
          <table:table-cell office:value-type="float" office:value="0.0007202003">
            <text:p>7.202E-004</text:p>
          </table:table-cell>
          <table:table-cell office:value-type="float" office:value="0.000000502321">
            <text:p>5.023E-007</text:p>
          </table:table-cell>
          <table:table-cell office:value-type="float" office:value="0.001300272">
            <text:p>1.300E-003</text:p>
          </table:table-cell>
          <table:table-cell office:value-type="float" office:value="0.000000002637382">
            <text:p>2.637E-00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.804721">
            <text:p>1.805E+000</text:p>
          </table:table-cell>
          <table:table-cell office:value-type="float" office:value="3.224043">
            <text:p>3.224E+000</text:p>
          </table:table-cell>
          <table:table-cell office:value-type="float" office:value="0.002667992">
            <text:p>2.668E-003</text:p>
          </table:table-cell>
          <table:table-cell office:value-type="float" office:value="0.002551295">
            <text:p>2.551E-003</text:p>
          </table:table-cell>
          <table:table-cell office:value-type="float" office:value="0.000006656249">
            <text:p>6.656E-006</text:p>
          </table:table-cell>
          <table:table-cell office:value-type="float" office:value="0.004548619">
            <text:p>4.549E-003</text:p>
          </table:table-cell>
          <table:table-cell office:value-type="float" office:value="0.00000002760502">
            <text:p>2.761E-00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.808961">
            <text:p>1.809E+000</text:p>
          </table:table-cell>
          <table:table-cell office:value-type="float" office:value="3.239123">
            <text:p>3.239E+000</text:p>
          </table:table-cell>
          <table:table-cell office:value-type="float" office:value="0.0005451297">
            <text:p>5.451E-004</text:p>
          </table:table-cell>
          <table:table-cell office:value-type="float" office:value="0.0003188592">
            <text:p>3.189E-004</text:p>
          </table:table-cell>
          <table:table-cell office:value-type="float" office:value="0.0000001315096">
            <text:p>1.315E-007</text:p>
          </table:table-cell>
          <table:table-cell office:value-type="float" office:value="0.0005024259">
            <text:p>5.024E-004</text:p>
          </table:table-cell>
          <table:table-cell office:value-type="float" office:value="0.00000001943397">
            <text:p>1.943E-00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.92044">
            <text:p>1.920E+000</text:p>
          </table:table-cell>
          <table:table-cell office:value-type="float" office:value="3.654699">
            <text:p>3.655E+000</text:p>
          </table:table-cell>
          <table:table-cell office:value-type="float" office:value="0.0006381337">
            <text:p>6.381E-004</text:p>
          </table:table-cell>
          <table:table-cell office:value-type="float" office:value="0.0005660066">
            <text:p>5.660E-004</text:p>
          </table:table-cell>
          <table:table-cell office:value-type="float" office:value="0.0000003401513">
            <text:p>3.402E-007</text:p>
          </table:table-cell>
          <table:table-cell office:value-type="float" office:value="0.001076182">
            <text:p>1.076E-003</text:p>
          </table:table-cell>
          <table:table-cell office:value-type="float" office:value="0.000000002911485">
            <text:p>2.911E-00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.835858">
            <text:p>1.836E+000</text:p>
          </table:table-cell>
          <table:table-cell office:value-type="float" office:value="3.335233">
            <text:p>3.335E+000</text:p>
          </table:table-cell>
          <table:table-cell office:value-type="float" office:value="0.0001188612">
            <text:p>1.189E-004</text:p>
          </table:table-cell>
          <table:table-cell office:value-type="float" office:value="0.00001358476">
            <text:p>1.358E-005</text:p>
          </table:table-cell>
          <table:table-cell office:value-type="float" office:value="-0.0000000004815019">
            <text:p>-4.815E-010</text:p>
          </table:table-cell>
          <table:table-cell office:value-type="float" office:value="-0.00002358745">
            <text:p>-2.359E-005</text:p>
          </table:table-cell>
          <table:table-cell office:value-type="float" office:value="-0.0000000002571807">
            <text:p>-2.572E-01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.805583">
            <text:p>1.806E+000</text:p>
          </table:table-cell>
          <table:table-cell office:value-type="float" office:value="3.226746">
            <text:p>3.227E+000</text:p>
          </table:table-cell>
          <table:table-cell office:value-type="float" office:value="0.002454523">
            <text:p>2.455E-003</text:p>
          </table:table-cell>
          <table:table-cell office:value-type="float" office:value="0.002061355">
            <text:p>2.061E-003</text:p>
          </table:table-cell>
          <table:table-cell office:value-type="float" office:value="0.000004635434">
            <text:p>4.635E-006</text:p>
          </table:table-cell>
          <table:table-cell office:value-type="float" office:value="0.003548882">
            <text:p>3.549E-003</text:p>
          </table:table-cell>
          <table:table-cell office:value-type="float" office:value="0.0000001100196">
            <text:p>1.100E-00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.852768">
            <text:p>1.853E+000</text:p>
          </table:table-cell>
          <table:table-cell office:value-type="float" office:value="3.398269">
            <text:p>3.398E+000</text:p>
          </table:table-cell>
          <table:table-cell office:value-type="float" office:value="0.02341665">
            <text:p>2.342E-002</text:p>
          </table:table-cell>
          <table:table-cell office:value-type="float" office:value="0.02297368">
            <text:p>2.297E-002</text:p>
          </table:table-cell>
          <table:table-cell office:value-type="float" office:value="0.000532854">
            <text:p>5.329E-004</text:p>
          </table:table-cell>
          <table:table-cell office:value-type="float" office:value="0.0423502">
            <text:p>4.235E-002</text:p>
          </table:table-cell>
          <table:table-cell office:value-type="float" office:value="0.0000001060403">
            <text:p>1.060E-00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.84175">
            <text:p>1.842E+000</text:p>
          </table:table-cell>
          <table:table-cell office:value-type="float" office:value="3.358128">
            <text:p>3.358E+000</text:p>
          </table:table-cell>
          <table:table-cell office:value-type="float" office:value="0.00008770652">
            <text:p>8.771E-005</text:p>
          </table:table-cell>
          <table:table-cell office:value-type="float" office:value="0.00003755149">
            <text:p>3.755E-005</text:p>
          </table:table-cell>
          <table:table-cell office:value-type="float" office:value="0.000000002049128">
            <text:p>2.049E-009</text:p>
          </table:table-cell>
          <table:table-cell office:value-type="float" office:value="0.00004926915">
            <text:p>4.927E-005</text:p>
          </table:table-cell>
          <table:table-cell office:value-type="float" office:value="0.0000000006673107">
            <text:p>6.673E-01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.898549">
            <text:p>1.899E+000</text:p>
          </table:table-cell>
          <table:table-cell office:value-type="float" office:value="3.57047">
            <text:p>3.570E+000</text:p>
          </table:table-cell>
          <table:table-cell office:value-type="float" office:value="0.004151495">
            <text:p>4.151E-003</text:p>
          </table:table-cell>
          <table:table-cell office:value-type="float" office:value="0.004107749">
            <text:p>4.108E-003</text:p>
          </table:table-cell>
          <table:table-cell office:value-type="float" office:value="0.00001696321">
            <text:p>1.696E-005</text:p>
          </table:table-cell>
          <table:table-cell office:value-type="float" office:value="0.007761361">
            <text:p>7.761E-003</text:p>
          </table:table-cell>
          <table:table-cell office:value-type="float" office:value="0.000000007095103">
            <text:p>7.095E-00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.825577">
            <text:p>1.826E+000</text:p>
          </table:table-cell>
          <table:table-cell office:value-type="float" office:value="3.298987">
            <text:p>3.299E+000</text:p>
          </table:table-cell>
          <table:table-cell office:value-type="float" office:value="0.002654953">
            <text:p>2.655E-003</text:p>
          </table:table-cell>
          <table:table-cell office:value-type="float" office:value="0.002534945">
            <text:p>2.535E-003</text:p>
          </table:table-cell>
          <table:table-cell office:value-type="float" office:value="0.00000657629">
            <text:p>6.576E-006</text:p>
          </table:table-cell>
          <table:table-cell office:value-type="float" office:value="0.004601528">
            <text:p>4.602E-003</text:p>
          </table:table-cell>
          <table:table-cell office:value-type="float" office:value="0.000000007771016">
            <text:p>7.771E-00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.745741">
            <text:p>1.746E+000</text:p>
          </table:table-cell>
          <table:table-cell office:value-type="float" office:value="3.015046">
            <text:p>3.015E+000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.948559">
            <text:p>1.949E+000</text:p>
          </table:table-cell>
          <table:table-cell office:value-type="float" office:value="3.761883">
            <text:p>3.762E+000</text:p>
          </table:table-cell>
          <table:table-cell office:value-type="float" office:value="0.01719312">
            <text:p>1.719E-002</text:p>
          </table:table-cell>
          <table:table-cell office:value-type="float" office:value="0.01576527">
            <text:p>1.577E-002</text:p>
          </table:table-cell>
          <table:table-cell office:value-type="float" office:value="0.0002595459">
            <text:p>2.595E-004</text:p>
          </table:table-cell>
          <table:table-cell office:value-type="float" office:value="0.03027266">
            <text:p>3.027E-002</text:p>
          </table:table-cell>
          <table:table-cell office:value-type="float" office:value="0.000002180534">
            <text:p>2.181E-00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.82613">
            <text:p>1.826E+000</text:p>
          </table:table-cell>
          <table:table-cell office:value-type="float" office:value="3.302162">
            <text:p>3.302E+000</text:p>
          </table:table-cell>
          <table:table-cell office:value-type="float" office:value="0.0255325">
            <text:p>2.553E-002</text:p>
          </table:table-cell>
          <table:table-cell office:value-type="float" office:value="0.02458272">
            <text:p>2.458E-002</text:p>
          </table:table-cell>
          <table:table-cell office:value-type="float" office:value="0.0006158729">
            <text:p>6.159E-004</text:p>
          </table:table-cell>
          <table:table-cell office:value-type="float" office:value="0.04436976">
            <text:p>4.437E-002</text:p>
          </table:table-cell>
          <table:table-cell office:value-type="float" office:value="-0.0000009440192">
            <text:p>-9.440E-00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.78396">
            <text:p>1.784E+000</text:p>
          </table:table-cell>
          <table:table-cell office:value-type="float" office:value="3.150366">
            <text:p>3.150E+000</text:p>
          </table:table-cell>
          <table:table-cell office:value-type="float" office:value="0.01045101">
            <text:p>1.045E-002</text:p>
          </table:table-cell>
          <table:table-cell office:value-type="float" office:value="0.01036566">
            <text:p>1.037E-002</text:p>
          </table:table-cell>
          <table:table-cell office:value-type="float" office:value="0.0001078883">
            <text:p>1.079E-004</text:p>
          </table:table-cell>
          <table:table-cell office:value-type="float" office:value="0.01839511">
            <text:p>1.840E-002</text:p>
          </table:table-cell>
          <table:table-cell office:value-type="float" office:value="-0.0000000384396">
            <text:p>-3.844E-00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.816435">
            <text:p>1.816E+000</text:p>
          </table:table-cell>
          <table:table-cell office:value-type="float" office:value="3.265256">
            <text:p>3.265E+000</text:p>
          </table:table-cell>
          <table:table-cell office:value-type="float" office:value="0.0007469697">
            <text:p>7.470E-004</text:p>
          </table:table-cell>
          <table:table-cell office:value-type="float" office:value="0.000616746">
            <text:p>6.167E-004</text:p>
          </table:table-cell>
          <table:table-cell office:value-type="float" office:value="0.0000004184879">
            <text:p>4.185E-007</text:p>
          </table:table-cell>
          <table:table-cell office:value-type="float" office:value="0.001030173">
            <text:p>1.030E-003</text:p>
          </table:table-cell>
          <table:table-cell office:value-type="float" office:value="-0.00000001016493">
            <text:p>-1.016E-00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.815944">
            <text:p>1.816E+000</text:p>
          </table:table-cell>
          <table:table-cell office:value-type="float" office:value="3.265366">
            <text:p>3.265E+000</text:p>
          </table:table-cell>
          <table:table-cell office:value-type="float" office:value="0.0006800748">
            <text:p>6.801E-004</text:p>
          </table:table-cell>
          <table:table-cell office:value-type="float" office:value="0.0006112711">
            <text:p>6.113E-004</text:p>
          </table:table-cell>
          <table:table-cell office:value-type="float" office:value="0.0000003940898">
            <text:p>3.941E-007</text:p>
          </table:table-cell>
          <table:table-cell office:value-type="float" office:value="0.001075699">
            <text:p>1.076E-003</text:p>
          </table:table-cell>
          <table:table-cell office:value-type="float" office:value="-0.000000004928983">
            <text:p>-4.929E-00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.726776">
            <text:p>1.727E+000</text:p>
          </table:table-cell>
          <table:table-cell office:value-type="float" office:value="2.949153">
            <text:p>2.949E+000</text:p>
          </table:table-cell>
          <table:table-cell office:value-type="float" office:value="0.00186619">
            <text:p>1.866E-003</text:p>
          </table:table-cell>
          <table:table-cell office:value-type="float" office:value="0.001892162">
            <text:p>1.892E-003</text:p>
          </table:table-cell>
          <table:table-cell office:value-type="float" office:value="0.000003555621">
            <text:p>3.556E-006</text:p>
          </table:table-cell>
          <table:table-cell office:value-type="float" office:value="0.003249135">
            <text:p>3.249E-003</text:p>
          </table:table-cell>
          <table:table-cell office:value-type="float" office:value="-0.000000001072984">
            <text:p>-1.073E-00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.859424">
            <text:p>1.859E+000</text:p>
          </table:table-cell>
          <table:table-cell office:value-type="float" office:value="3.422847">
            <text:p>3.423E+000</text:p>
          </table:table-cell>
          <table:table-cell office:value-type="float" office:value="0.002698489">
            <text:p>2.698E-003</text:p>
          </table:table-cell>
          <table:table-cell office:value-type="float" office:value="0.002631231">
            <text:p>2.631E-003</text:p>
          </table:table-cell>
          <table:table-cell office:value-type="float" office:value="0.000007011293">
            <text:p>7.011E-006</text:p>
          </table:table-cell>
          <table:table-cell office:value-type="float" office:value="0.004867162">
            <text:p>4.867E-003</text:p>
          </table:table-cell>
          <table:table-cell office:value-type="float" office:value="0.00000001146384">
            <text:p>1.146E-008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.847339">
            <text:p>1.847E+000</text:p>
          </table:table-cell>
          <table:table-cell office:value-type="float" office:value="3.377613">
            <text:p>3.378E+000</text:p>
          </table:table-cell>
          <table:table-cell office:value-type="float" office:value="0.001624574">
            <text:p>1.625E-003</text:p>
          </table:table-cell>
          <table:table-cell office:value-type="float" office:value="0.001399386">
            <text:p>1.399E-003</text:p>
          </table:table-cell>
          <table:table-cell office:value-type="float" office:value="0.000002109623">
            <text:p>2.110E-006</text:p>
          </table:table-cell>
          <table:table-cell office:value-type="float" office:value="0.00253144">
            <text:p>2.531E-003</text:p>
          </table:table-cell>
          <table:table-cell office:value-type="float" office:value="0.00000003813552">
            <text:p>3.814E-00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.811828">
            <text:p>1.812E+000</text:p>
          </table:table-cell>
          <table:table-cell office:value-type="float" office:value="3.248158">
            <text:p>3.248E+000</text:p>
          </table:table-cell>
          <table:table-cell office:value-type="float" office:value="0.000002846593">
            <text:p>2.847E-006</text:p>
          </table:table-cell>
          <table:table-cell office:value-type="float" office:value="0.000001093282">
            <text:p>1.093E-006</text:p>
          </table:table-cell>
          <table:table-cell office:value-type="float" office:value="0.000000000001844322">
            <text:p>1.844E-012</text:p>
          </table:table-cell>
          <table:table-cell office:value-type="float" office:value="0.0000008040262">
            <text:p>8.040E-007</text:p>
          </table:table-cell>
          <table:table-cell office:value-type="float" office:value="-0.0000000000005641763">
            <text:p>-5.642E-01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.781176">
            <text:p>1.781E+000</text:p>
          </table:table-cell>
          <table:table-cell office:value-type="float" office:value="3.139001">
            <text:p>3.139E+000</text:p>
          </table:table-cell>
          <table:table-cell office:value-type="float" office:value="0.00001847423">
            <text:p>1.847E-005</text:p>
          </table:table-cell>
          <table:table-cell office:value-type="float" office:value="0.000005199966">
            <text:p>5.200E-006</text:p>
          </table:table-cell>
          <table:table-cell office:value-type="float" office:value="0.0000000000404011">
            <text:p>4.040E-011</text:p>
          </table:table-cell>
          <table:table-cell office:value-type="float" office:value="0.00000326326">
            <text:p>3.263E-006</text:p>
          </table:table-cell>
          <table:table-cell office:value-type="float" office:value="-0.00000000003106968">
            <text:p>-3.107E-01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.796575">
            <text:p>1.797E+000</text:p>
          </table:table-cell>
          <table:table-cell office:value-type="float" office:value="3.194291">
            <text:p>3.194E+000</text:p>
          </table:table-cell>
          <table:table-cell office:value-type="float" office:value="0.00004407394">
            <text:p>4.407E-005</text:p>
          </table:table-cell>
          <table:table-cell office:value-type="float" office:value="0.00001755485">
            <text:p>1.755E-005</text:p>
          </table:table-cell>
          <table:table-cell office:value-type="float" office:value="0.000000000454786">
            <text:p>4.548E-010</text:p>
          </table:table-cell>
          <table:table-cell office:value-type="float" office:value="0.00001905466">
            <text:p>1.905E-005</text:p>
          </table:table-cell>
          <table:table-cell office:value-type="float" office:value="0.0000000001777823">
            <text:p>1.778E-01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.887973">
            <text:p>1.888E+000</text:p>
          </table:table-cell>
          <table:table-cell office:value-type="float" office:value="3.530075">
            <text:p>3.530E+000</text:p>
          </table:table-cell>
          <table:table-cell office:value-type="float" office:value="0.005142909">
            <text:p>5.143E-003</text:p>
          </table:table-cell>
          <table:table-cell office:value-type="float" office:value="0.004960487">
            <text:p>4.960E-003</text:p>
          </table:table-cell>
          <table:table-cell office:value-type="float" office:value="0.00002505468">
            <text:p>2.505E-005</text:p>
          </table:table-cell>
          <table:table-cell office:value-type="float" office:value="0.009269572">
            <text:p>9.270E-003</text:p>
          </table:table-cell>
          <table:table-cell office:value-type="float" office:value="0.00000007582549">
            <text:p>7.583E-008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.811743">
            <text:p>1.812E+000</text:p>
          </table:table-cell>
          <table:table-cell office:value-type="float" office:value="3.249774">
            <text:p>3.250E+000</text:p>
          </table:table-cell>
          <table:table-cell office:value-type="float" office:value="0.0005813392">
            <text:p>5.813E-004</text:p>
          </table:table-cell>
          <table:table-cell office:value-type="float" office:value="0.0004030893">
            <text:p>4.031E-004</text:p>
          </table:table-cell>
          <table:table-cell office:value-type="float" office:value="0.000000194419">
            <text:p>1.944E-007</text:p>
          </table:table-cell>
          <table:table-cell office:value-type="float" office:value="0.0006504614">
            <text:p>6.505E-004</text:p>
          </table:table-cell>
          <table:table-cell office:value-type="float" office:value="-0.00000001660449">
            <text:p>-1.660E-008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.838692">
            <text:p>1.839E+000</text:p>
          </table:table-cell>
          <table:table-cell office:value-type="float" office:value="3.347651">
            <text:p>3.348E+000</text:p>
          </table:table-cell>
          <table:table-cell office:value-type="float" office:value="0.002226536">
            <text:p>2.227E-003</text:p>
          </table:table-cell>
          <table:table-cell office:value-type="float" office:value="0.002152076">
            <text:p>2.152E-003</text:p>
          </table:table-cell>
          <table:table-cell office:value-type="float" office:value="0.000004710861">
            <text:p>4.711E-006</text:p>
          </table:table-cell>
          <table:table-cell office:value-type="float" office:value="0.003907001">
            <text:p>3.907E-003</text:p>
          </table:table-cell>
          <table:table-cell office:value-type="float" office:value="-0.00000001025934">
            <text:p>-1.026E-00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.737986">
            <text:p>1.738E+000</text:p>
          </table:table-cell>
          <table:table-cell office:value-type="float" office:value="2.987548">
            <text:p>2.988E+000</text:p>
          </table:table-cell>
          <table:table-cell office:value-type="float" office:value="0.001906684">
            <text:p>1.907E-003</text:p>
          </table:table-cell>
          <table:table-cell office:value-type="float" office:value="0.001913506">
            <text:p>1.914E-003</text:p>
          </table:table-cell>
          <table:table-cell office:value-type="float" office:value="0.000003654974">
            <text:p>3.655E-006</text:p>
          </table:table-cell>
          <table:table-cell office:value-type="float" office:value="0.003295327">
            <text:p>3.295E-003</text:p>
          </table:table-cell>
          <table:table-cell office:value-type="float" office:value="-0.0000000008323207">
            <text:p>-8.323E-01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.784031">
            <text:p>1.784E+000</text:p>
          </table:table-cell>
          <table:table-cell office:value-type="float" office:value="3.149509">
            <text:p>3.150E+000</text:p>
          </table:table-cell>
          <table:table-cell office:value-type="float" office:value="0.00003142339">
            <text:p>3.142E-005</text:p>
          </table:table-cell>
          <table:table-cell office:value-type="float" office:value="0.00001259315">
            <text:p>1.259E-005</text:p>
          </table:table-cell>
          <table:table-cell office:value-type="float" office:value="0.0000000002339052">
            <text:p>2.339E-010</text:p>
          </table:table-cell>
          <table:table-cell office:value-type="float" office:value="0.00001521054">
            <text:p>1.521E-005</text:p>
          </table:table-cell>
          <table:table-cell office:value-type="float" office:value="-0.00000000008969128">
            <text:p>-8.969E-01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.881046">
            <text:p>1.881E+000</text:p>
          </table:table-cell>
          <table:table-cell office:value-type="float" office:value="3.503558">
            <text:p>3.504E+000</text:p>
          </table:table-cell>
          <table:table-cell office:value-type="float" office:value="0.004116505">
            <text:p>4.117E-003</text:p>
          </table:table-cell>
          <table:table-cell office:value-type="float" office:value="0.004028499">
            <text:p>4.028E-003</text:p>
          </table:table-cell>
          <table:table-cell office:value-type="float" office:value="0.0000164051">
            <text:p>1.641E-005</text:p>
          </table:table-cell>
          <table:table-cell office:value-type="float" office:value="0.007522759">
            <text:p>7.523E-003</text:p>
          </table:table-cell>
          <table:table-cell office:value-type="float" office:value="-0.00000001499555">
            <text:p>-1.500E-008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.741101">
            <text:p>1.741E+000</text:p>
          </table:table-cell>
          <table:table-cell office:value-type="float" office:value="2.999769">
            <text:p>3.000E+000</text:p>
          </table:table-cell>
          <table:table-cell office:value-type="float" office:value="0.02441386">
            <text:p>2.441E-002</text:p>
          </table:table-cell>
          <table:table-cell office:value-type="float" office:value="0.02346207">
            <text:p>2.346E-002</text:p>
          </table:table-cell>
          <table:table-cell office:value-type="float" office:value="0.0005615222">
            <text:p>5.615E-004</text:p>
          </table:table-cell>
          <table:table-cell office:value-type="float" office:value="0.03999265">
            <text:p>3.999E-002</text:p>
          </table:table-cell>
          <table:table-cell office:value-type="float" office:value="-0.000001022941">
            <text:p>-1.023E-006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.706792">
            <text:p>1.707E+000</text:p>
          </table:table-cell>
          <table:table-cell office:value-type="float" office:value="2.884874">
            <text:p>2.885E+000</text:p>
          </table:table-cell>
          <table:table-cell office:value-type="float" office:value="0.000006660994">
            <text:p>6.661E-006</text:p>
          </table:table-cell>
          <table:table-cell office:value-type="float" office:value="0.000003057273">
            <text:p>3.057E-006</text:p>
          </table:table-cell>
          <table:table-cell office:value-type="float" office:value="0.00000000001379281">
            <text:p>1.379E-011</text:p>
          </table:table-cell>
          <table:table-cell office:value-type="float" office:value="0.000005184779">
            <text:p>5.185E-006</text:p>
          </table:table-cell>
          <table:table-cell office:value-type="float" office:value="0.0000000000003217739">
            <text:p>3.218E-01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.681873">
            <text:p>1.682E+000</text:p>
          </table:table-cell>
          <table:table-cell office:value-type="float" office:value="2.795273">
            <text:p>2.795E+000</text:p>
          </table:table-cell>
          <table:table-cell office:value-type="float" office:value="0.004729057">
            <text:p>4.729E-003</text:p>
          </table:table-cell>
          <table:table-cell office:value-type="float" office:value="0.001171223">
            <text:p>1.171E-003</text:p>
          </table:table-cell>
          <table:table-cell office:value-type="float" office:value="0.000001883384">
            <text:p>1.883E-006</text:p>
          </table:table-cell>
          <table:table-cell office:value-type="float" office:value="0.0004126199">
            <text:p>4.126E-004</text:p>
          </table:table-cell>
          <table:table-cell office:value-type="float" office:value="0.000002012653">
            <text:p>2.013E-00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.881823">
            <text:p>1.882E+000</text:p>
          </table:table-cell>
          <table:table-cell office:value-type="float" office:value="3.508725">
            <text:p>3.509E+000</text:p>
          </table:table-cell>
          <table:table-cell office:value-type="float" office:value="0.0001836436">
            <text:p>1.836E-004</text:p>
          </table:table-cell>
          <table:table-cell office:value-type="float" office:value="0.0002475388">
            <text:p>2.475E-004</text:p>
          </table:table-cell>
          <table:table-cell office:value-type="float" office:value="0.00000005272058">
            <text:p>5.272E-008</text:p>
          </table:table-cell>
          <table:table-cell office:value-type="float" office:value="0.000460886">
            <text:p>4.609E-004</text:p>
          </table:table-cell>
          <table:table-cell office:value-type="float" office:value="0.000000002460825">
            <text:p>2.461E-009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.884067">
            <text:p>1.884E+000</text:p>
          </table:table-cell>
          <table:table-cell office:value-type="float" office:value="3.515864">
            <text:p>3.516E+000</text:p>
          </table:table-cell>
          <table:table-cell office:value-type="float" office:value="0.08167396">
            <text:p>8.167E-002</text:p>
          </table:table-cell>
          <table:table-cell office:value-type="float" office:value="0.07968071">
            <text:p>7.968E-002</text:p>
          </table:table-cell>
          <table:table-cell office:value-type="float" office:value="0.006427935">
            <text:p>6.428E-003</text:p>
          </table:table-cell>
          <table:table-cell office:value-type="float" office:value="0.1493688">
            <text:p>1.494E-001</text:p>
          </table:table-cell>
          <table:table-cell office:value-type="float" office:value="0.000004148111">
            <text:p>4.148E-00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.75166">
            <text:p>1.752E+000</text:p>
          </table:table-cell>
          <table:table-cell office:value-type="float" office:value="3.034023">
            <text:p>3.034E+000</text:p>
          </table:table-cell>
          <table:table-cell office:value-type="float" office:value="0.00001552605">
            <text:p>1.553E-005</text:p>
          </table:table-cell>
          <table:table-cell office:value-type="float" office:value="0.000001820211">
            <text:p>1.820E-006</text:p>
          </table:table-cell>
          <table:table-cell office:value-type="float" office:value="-0.000000000005013614">
            <text:p>-5.014E-012</text:p>
          </table:table-cell>
          <table:table-cell office:value-type="float" office:value="-0.00000184344">
            <text:p>-1.843E-006</text:p>
          </table:table-cell>
          <table:table-cell office:value-type="float" office:value="-0.000000000008276235">
            <text:p>-8.276E-01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.774391">
            <text:p>1.774E+000</text:p>
          </table:table-cell>
          <table:table-cell office:value-type="float" office:value="3.114331">
            <text:p>3.114E+000</text:p>
          </table:table-cell>
          <table:table-cell office:value-type="float" office:value="0.002606421">
            <text:p>2.606E-003</text:p>
          </table:table-cell>
          <table:table-cell office:value-type="float" office:value="0.002620179">
            <text:p>2.620E-003</text:p>
          </table:table-cell>
          <table:table-cell office:value-type="float" office:value="0.00000684729">
            <text:p>6.847E-006</text:p>
          </table:table-cell>
          <table:table-cell office:value-type="float" office:value="0.004623716">
            <text:p>4.624E-003</text:p>
          </table:table-cell>
          <table:table-cell office:value-type="float" office:value="-0.00000000407404">
            <text:p>-4.074E-00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.82692">
            <text:p>1.827E+000</text:p>
          </table:table-cell>
          <table:table-cell office:value-type="float" office:value="3.303955">
            <text:p>3.304E+000</text:p>
          </table:table-cell>
          <table:table-cell office:value-type="float" office:value="0.0002441062">
            <text:p>2.441E-004</text:p>
          </table:table-cell>
          <table:table-cell office:value-type="float" office:value="0.0002019181">
            <text:p>2.019E-004</text:p>
          </table:table-cell>
          <table:table-cell office:value-type="float" office:value="0.00000004482497">
            <text:p>4.482E-008</text:p>
          </table:table-cell>
          <table:table-cell office:value-type="float" office:value="0.0003654791">
            <text:p>3.655E-004</text:p>
          </table:table-cell>
          <table:table-cell office:value-type="float" office:value="-0.0000000005452629">
            <text:p>-5.453E-01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.786043">
            <text:p>1.786E+000</text:p>
          </table:table-cell>
          <table:table-cell office:value-type="float" office:value="3.156038">
            <text:p>3.156E+000</text:p>
          </table:table-cell>
          <table:table-cell office:value-type="float" office:value="0.03297304">
            <text:p>3.297E-002</text:p>
          </table:table-cell>
          <table:table-cell office:value-type="float" office:value="0.03225631">
            <text:p>3.226E-002</text:p>
          </table:table-cell>
          <table:table-cell office:value-type="float" office:value="0.001051965">
            <text:p>1.052E-003</text:p>
          </table:table-cell>
          <table:table-cell office:value-type="float" office:value="0.05728781">
            <text:p>5.729E-002</text:p>
          </table:table-cell>
          <table:table-cell office:value-type="float" office:value="0.0000002335931">
            <text:p>2.336E-007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.750322">
            <text:p>1.750E+000</text:p>
          </table:table-cell>
          <table:table-cell office:value-type="float" office:value="3.031136">
            <text:p>3.031E+000</text:p>
          </table:table-cell>
          <table:table-cell office:value-type="float" office:value="0.0001094242">
            <text:p>1.094E-004</text:p>
          </table:table-cell>
          <table:table-cell office:value-type="float" office:value="0.00004732842">
            <text:p>4.733E-005</text:p>
          </table:table-cell>
          <table:table-cell office:value-type="float" office:value="0.000000003241464">
            <text:p>3.241E-009</text:p>
          </table:table-cell>
          <table:table-cell office:value-type="float" office:value="0.00005710115">
            <text:p>5.710E-005</text:p>
          </table:table-cell>
          <table:table-cell office:value-type="float" office:value="0.0000000010457">
            <text:p>1.046E-009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.923518">
            <text:p>1.924E+000</text:p>
          </table:table-cell>
          <table:table-cell office:value-type="float" office:value="3.665376">
            <text:p>3.665E+000</text:p>
          </table:table-cell>
          <table:table-cell office:value-type="float" office:value="0.0005506056">
            <text:p>5.506E-004</text:p>
          </table:table-cell>
          <table:table-cell office:value-type="float" office:value="0.0005402245">
            <text:p>5.402E-004</text:p>
          </table:table-cell>
          <table:table-cell office:value-type="float" office:value="0.0000002946323">
            <text:p>2.946E-007</text:p>
          </table:table-cell>
          <table:table-cell office:value-type="float" office:value="0.001026378">
            <text:p>1.026E-003</text:p>
          </table:table-cell>
          <table:table-cell office:value-type="float" office:value="-0.0000000007583414">
            <text:p>-7.583E-01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.844444">
            <text:p>1.844E+000</text:p>
          </table:table-cell>
          <table:table-cell office:value-type="float" office:value="3.36816">
            <text:p>3.368E+000</text:p>
          </table:table-cell>
          <table:table-cell office:value-type="float" office:value="0.00296466">
            <text:p>2.965E-003</text:p>
          </table:table-cell>
          <table:table-cell office:value-type="float" office:value="0.002971298">
            <text:p>2.971E-003</text:p>
          </table:table-cell>
          <table:table-cell office:value-type="float" office:value="0.000008818745">
            <text:p>8.819E-006</text:p>
          </table:table-cell>
          <table:table-cell office:value-type="float" office:value="0.005432265">
            <text:p>5.432E-003</text:p>
          </table:table-cell>
          <table:table-cell office:value-type="float" office:value="0.000000004383038">
            <text:p>4.383E-009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.867505">
            <text:p>1.868E+000</text:p>
          </table:table-cell>
          <table:table-cell office:value-type="float" office:value="3.453512">
            <text:p>3.454E+000</text:p>
          </table:table-cell>
          <table:table-cell office:value-type="float" office:value="0.00004242299">
            <text:p>4.242E-005</text:p>
          </table:table-cell>
          <table:table-cell office:value-type="float" office:value="0.00001180072">
            <text:p>1.180E-005</text:p>
          </table:table-cell>
          <table:table-cell office:value-type="float" office:value="0.0000000002049503">
            <text:p>2.050E-010</text:p>
          </table:table-cell>
          <table:table-cell office:value-type="float" office:value="0.000009343223">
            <text:p>9.343E-006</text:p>
          </table:table-cell>
          <table:table-cell office:value-type="float" office:value="-0.0000000001664646">
            <text:p>-1.665E-01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.916207">
            <text:p>1.916E+000</text:p>
          </table:table-cell>
          <table:table-cell office:value-type="float" office:value="3.636843">
            <text:p>3.637E+000</text:p>
          </table:table-cell>
          <table:table-cell office:value-type="float" office:value="0.001018799">
            <text:p>1.019E-003</text:p>
          </table:table-cell>
          <table:table-cell office:value-type="float" office:value="0.0007980787">
            <text:p>7.981E-004</text:p>
          </table:table-cell>
          <table:table-cell office:value-type="float" office:value="0.000000719354">
            <text:p>7.194E-007</text:p>
          </table:table-cell>
          <table:table-cell office:value-type="float" office:value="0.001500701">
            <text:p>1.501E-003</text:p>
          </table:table-cell>
          <table:table-cell office:value-type="float" office:value="-0.00000002014699">
            <text:p>-2.015E-00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.899943">
            <text:p>1.900E+000</text:p>
          </table:table-cell>
          <table:table-cell office:value-type="float" office:value="3.574384">
            <text:p>3.574E+000</text:p>
          </table:table-cell>
          <table:table-cell office:value-type="float" office:value="0.003781503">
            <text:p>3.782E-003</text:p>
          </table:table-cell>
          <table:table-cell office:value-type="float" office:value="0.003837868">
            <text:p>3.838E-003</text:p>
          </table:table-cell>
          <table:table-cell office:value-type="float" office:value="0.00001462067">
            <text:p>1.462E-005</text:p>
          </table:table-cell>
          <table:table-cell office:value-type="float" office:value="0.007254355">
            <text:p>7.254E-003</text:p>
          </table:table-cell>
          <table:table-cell office:value-type="float" office:value="-0.000000002908121">
            <text:p>-2.908E-009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.833335">
            <text:p>1.833E+000</text:p>
          </table:table-cell>
          <table:table-cell office:value-type="float" office:value="3.326366">
            <text:p>3.326E+000</text:p>
          </table:table-cell>
          <table:table-cell office:value-type="float" office:value="0.0005730606">
            <text:p>5.731E-004</text:p>
          </table:table-cell>
          <table:table-cell office:value-type="float" office:value="0.0005769131">
            <text:p>5.769E-004</text:p>
          </table:table-cell>
          <table:table-cell office:value-type="float" office:value="0.0000003317156">
            <text:p>3.317E-007</text:p>
          </table:table-cell>
          <table:table-cell office:value-type="float" office:value="0.001047817">
            <text:p>1.048E-003</text:p>
          </table:table-cell>
          <table:table-cell office:value-type="float" office:value="-0.00000000009248272">
            <text:p>-9.248E-01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.729405">
            <text:p>1.729E+000</text:p>
          </table:table-cell>
          <table:table-cell office:value-type="float" office:value="2.957359">
            <text:p>2.957E+000</text:p>
          </table:table-cell>
          <table:table-cell office:value-type="float" office:value="0.01309863">
            <text:p>1.310E-002</text:p>
          </table:table-cell>
          <table:table-cell office:value-type="float" office:value="0.01233774">
            <text:p>1.234E-002</text:p>
          </table:table-cell>
          <table:table-cell office:value-type="float" office:value="0.0001568417">
            <text:p>1.568E-004</text:p>
          </table:table-cell>
          <table:table-cell office:value-type="float" office:value="0.02101131">
            <text:p>2.101E-002</text:p>
          </table:table-cell>
          <table:table-cell office:value-type="float" office:value="-0.0000007434133">
            <text:p>-7.434E-00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.805054">
            <text:p>1.805E+000</text:p>
          </table:table-cell>
          <table:table-cell office:value-type="float" office:value="3.223377">
            <text:p>3.223E+000</text:p>
          </table:table-cell>
          <table:table-cell office:value-type="float" office:value="0.003572711">
            <text:p>3.573E-003</text:p>
          </table:table-cell>
          <table:table-cell office:value-type="float" office:value="0.003347055">
            <text:p>3.347E-003</text:p>
          </table:table-cell>
          <table:table-cell office:value-type="float" office:value="0.00001157404">
            <text:p>1.157E-005</text:p>
          </table:table-cell>
          <table:table-cell office:value-type="float" office:value="0.005966625">
            <text:p>5.967E-003</text:p>
          </table:table-cell>
          <table:table-cell office:value-type="float" office:value="0.00000007191339">
            <text:p>7.191E-008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.803506">
            <text:p>1.804E+000</text:p>
          </table:table-cell>
          <table:table-cell office:value-type="float" office:value="3.219193">
            <text:p>3.219E+000</text:p>
          </table:table-cell>
          <table:table-cell office:value-type="float" office:value="0.00005249658">
            <text:p>5.250E-005</text:p>
          </table:table-cell>
          <table:table-cell office:value-type="float" office:value="0.00004396102">
            <text:p>4.396E-005</text:p>
          </table:table-cell>
          <table:table-cell office:value-type="float" office:value="0.000000002111794">
            <text:p>2.112E-009</text:p>
          </table:table-cell>
          <table:table-cell office:value-type="float" office:value="0.00007843809">
            <text:p>7.844E-005</text:p>
          </table:table-cell>
          <table:table-cell office:value-type="float" office:value="-0.00000000001784688">
            <text:p>-1.785E-01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.74886">
            <text:p>1.749E+000</text:p>
          </table:table-cell>
          <table:table-cell office:value-type="float" office:value="3.025026">
            <text:p>3.025E+000</text:p>
          </table:table-cell>
          <table:table-cell office:value-type="float" office:value="0.000005799854">
            <text:p>5.800E-006</text:p>
          </table:table-cell>
          <table:table-cell office:value-type="float" office:value="0.000006610793">
            <text:p>6.611E-006</text:p>
          </table:table-cell>
          <table:table-cell office:value-type="float" office:value="0.00000000004084125">
            <text:p>4.084E-011</text:p>
          </table:table-cell>
          <table:table-cell office:value-type="float" office:value="0.00001115872">
            <text:p>1.116E-005</text:p>
          </table:table-cell>
          <table:table-cell office:value-type="float" office:value="-0.000000000002760566">
            <text:p>-2.761E-012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.927448">
            <text:p>1.927E+000</text:p>
          </table:table-cell>
          <table:table-cell office:value-type="float" office:value="3.680231">
            <text:p>3.680E+000</text:p>
          </table:table-cell>
          <table:table-cell office:value-type="float" office:value="0.01424852">
            <text:p>1.425E-002</text:p>
          </table:table-cell>
          <table:table-cell office:value-type="float" office:value="0.01381521">
            <text:p>1.382E-002</text:p>
          </table:table-cell>
          <table:table-cell office:value-type="float" office:value="0.00019383">
            <text:p>1.938E-004</text:p>
          </table:table-cell>
          <table:table-cell office:value-type="float" office:value="0.02645841">
            <text:p>2.646E-002</text:p>
          </table:table-cell>
          <table:table-cell office:value-type="float" office:value="0.0000001712225">
            <text:p>1.712E-00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.841377">
            <text:p>1.841E+000</text:p>
          </table:table-cell>
          <table:table-cell office:value-type="float" office:value="3.358361">
            <text:p>3.358E+000</text:p>
          </table:table-cell>
          <table:table-cell office:value-type="float" office:value="0.007467908">
            <text:p>7.468E-003</text:p>
          </table:table-cell>
          <table:table-cell office:value-type="float" office:value="0.007255881">
            <text:p>7.256E-003</text:p>
          </table:table-cell>
          <table:table-cell office:value-type="float" office:value="0.00005341147">
            <text:p>5.341E-005</text:p>
          </table:table-cell>
          <table:table-cell office:value-type="float" office:value="0.01325869">
            <text:p>1.326E-002</text:p>
          </table:table-cell>
          <table:table-cell office:value-type="float" office:value="0.00000003710782">
            <text:p>3.711E-008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.812312">
            <text:p>1.812E+000</text:p>
          </table:table-cell>
          <table:table-cell office:value-type="float" office:value="3.252293">
            <text:p>3.252E+000</text:p>
          </table:table-cell>
          <table:table-cell office:value-type="float" office:value="0.001202405">
            <text:p>1.202E-003</text:p>
          </table:table-cell>
          <table:table-cell office:value-type="float" office:value="0.001041762">
            <text:p>1.042E-003</text:p>
          </table:table-cell>
          <table:table-cell office:value-type="float" office:value="0.000001165754">
            <text:p>1.166E-006</text:p>
          </table:table-cell>
          <table:table-cell office:value-type="float" office:value="0.001797096">
            <text:p>1.797E-003</text:p>
          </table:table-cell>
          <table:table-cell office:value-type="float" office:value="-0.00000002110656">
            <text:p>-2.111E-00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.785242">
            <text:p>1.785E+000</text:p>
          </table:table-cell>
          <table:table-cell office:value-type="float" office:value="3.154194">
            <text:p>3.154E+000</text:p>
          </table:table-cell>
          <table:table-cell office:value-type="float" office:value="0.002712933">
            <text:p>2.713E-003</text:p>
          </table:table-cell>
          <table:table-cell office:value-type="float" office:value="0.002714924">
            <text:p>2.715E-003</text:p>
          </table:table-cell>
          <table:table-cell office:value-type="float" office:value="0.000007368107">
            <text:p>7.368E-006</text:p>
          </table:table-cell>
          <table:table-cell office:value-type="float" office:value="0.004821356">
            <text:p>4.821E-003</text:p>
          </table:table-cell>
          <table:table-cell office:value-type="float" office:value="-0.000000003916384">
            <text:p>-3.916E-009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.778986">
            <text:p>1.779E+000</text:p>
          </table:table-cell>
          <table:table-cell office:value-type="float" office:value="3.130365">
            <text:p>3.130E+000</text:p>
          </table:table-cell>
          <table:table-cell office:value-type="float" office:value="0.001921085">
            <text:p>1.921E-003</text:p>
          </table:table-cell>
          <table:table-cell office:value-type="float" office:value="0.001845668">
            <text:p>1.846E-003</text:p>
          </table:table-cell>
          <table:table-cell office:value-type="float" office:value="0.000003475383">
            <text:p>3.475E-006</text:p>
          </table:table-cell>
          <table:table-cell office:value-type="float" office:value="0.003255088">
            <text:p>3.255E-003</text:p>
          </table:table-cell>
          <table:table-cell office:value-type="float" office:value="0.000000007755885">
            <text:p>7.756E-009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.732471">
            <text:p>1.732E+000</text:p>
          </table:table-cell>
          <table:table-cell office:value-type="float" office:value="2.968986">
            <text:p>2.969E+000</text:p>
          </table:table-cell>
          <table:table-cell office:value-type="float" office:value="0.001934938">
            <text:p>1.935E-003</text:p>
          </table:table-cell>
          <table:table-cell office:value-type="float" office:value="0.001794279">
            <text:p>1.794E-003</text:p>
          </table:table-cell>
          <table:table-cell office:value-type="float" office:value="0.000003343117">
            <text:p>3.343E-006</text:p>
          </table:table-cell>
          <table:table-cell office:value-type="float" office:value="0.00303091">
            <text:p>3.031E-003</text:p>
          </table:table-cell>
          <table:table-cell office:value-type="float" office:value="-0.00000002947953">
            <text:p>-2.948E-008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.788889">
            <text:p>1.789E+000</text:p>
          </table:table-cell>
          <table:table-cell office:value-type="float" office:value="3.166897">
            <text:p>3.167E+000</text:p>
          </table:table-cell>
          <table:table-cell office:value-type="float" office:value="0.002233623">
            <text:p>2.234E-003</text:p>
          </table:table-cell>
          <table:table-cell office:value-type="float" office:value="0.002143729">
            <text:p>2.144E-003</text:p>
          </table:table-cell>
          <table:table-cell office:value-type="float" office:value="0.000004690938">
            <text:p>4.691E-006</text:p>
          </table:table-cell>
          <table:table-cell office:value-type="float" office:value="0.003813858">
            <text:p>3.814E-003</text:p>
          </table:table-cell>
          <table:table-cell office:value-type="float" office:value="-0.000000001313366">
            <text:p>-1.313E-00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.788717">
            <text:p>1.789E+000</text:p>
          </table:table-cell>
          <table:table-cell office:value-type="float" office:value="3.165598">
            <text:p>3.166E+000</text:p>
          </table:table-cell>
          <table:table-cell office:value-type="float" office:value="0.00007292782">
            <text:p>7.293E-005</text:p>
          </table:table-cell>
          <table:table-cell office:value-type="float" office:value="0.00002124252">
            <text:p>2.124E-005</text:p>
          </table:table-cell>
          <table:table-cell office:value-type="float" office:value="0.000000000675755">
            <text:p>6.758E-010</text:p>
          </table:table-cell>
          <table:table-cell office:value-type="float" office:value="0.00001709517">
            <text:p>1.710E-005</text:p>
          </table:table-cell>
          <table:table-cell office:value-type="float" office:value="0.0000000004923513">
            <text:p>4.924E-01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.881229">
            <text:p>1.881E+000</text:p>
          </table:table-cell>
          <table:table-cell office:value-type="float" office:value="3.504951">
            <text:p>3.505E+000</text:p>
          </table:table-cell>
          <table:table-cell office:value-type="float" office:value="0.02716181">
            <text:p>2.716E-002</text:p>
          </table:table-cell>
          <table:table-cell office:value-type="float" office:value="0.02616283">
            <text:p>2.616E-002</text:p>
          </table:table-cell>
          <table:table-cell office:value-type="float" office:value="0.0006974379">
            <text:p>6.974E-004</text:p>
          </table:table-cell>
          <table:table-cell office:value-type="float" office:value="0.04880094">
            <text:p>4.880E-002</text:p>
          </table:table-cell>
          <table:table-cell office:value-type="float" office:value="0.000001331663">
            <text:p>1.332E-006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.82196">
            <text:p>1.822E+000</text:p>
          </table:table-cell>
          <table:table-cell office:value-type="float" office:value="3.283472">
            <text:p>3.283E+000</text:p>
          </table:table-cell>
          <table:table-cell office:value-type="float" office:value="0.001022773">
            <text:p>1.023E-003</text:p>
          </table:table-cell>
          <table:table-cell office:value-type="float" office:value="0.0007096849">
            <text:p>7.097E-004</text:p>
          </table:table-cell>
          <table:table-cell office:value-type="float" office:value="0.0000006025845">
            <text:p>6.026E-007</text:p>
          </table:table-cell>
          <table:table-cell office:value-type="float" office:value="0.001144674">
            <text:p>1.145E-003</text:p>
          </table:table-cell>
          <table:table-cell office:value-type="float" office:value="-0.00000004966527">
            <text:p>-4.967E-008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.785797">
            <text:p>1.786E+000</text:p>
          </table:table-cell>
          <table:table-cell office:value-type="float" office:value="3.155394">
            <text:p>3.155E+000</text:p>
          </table:table-cell>
          <table:table-cell office:value-type="float" office:value="0.003220901">
            <text:p>3.221E-003</text:p>
          </table:table-cell>
          <table:table-cell office:value-type="float" office:value="0.003153781">
            <text:p>3.154E-003</text:p>
          </table:table-cell>
          <table:table-cell office:value-type="float" office:value="0.00001005161">
            <text:p>1.005E-005</text:p>
          </table:table-cell>
          <table:table-cell office:value-type="float" office:value="0.005551413">
            <text:p>5.551E-003</text:p>
          </table:table-cell>
          <table:table-cell office:value-type="float" office:value="-0.0000000129159">
            <text:p>-1.292E-008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.80867">
            <text:p>1.809E+000</text:p>
          </table:table-cell>
          <table:table-cell office:value-type="float" office:value="3.238463">
            <text:p>3.238E+000</text:p>
          </table:table-cell>
          <table:table-cell office:value-type="float" office:value="0.004231438">
            <text:p>4.231E-003</text:p>
          </table:table-cell>
          <table:table-cell office:value-type="float" office:value="0.004110893">
            <text:p>4.111E-003</text:p>
          </table:table-cell>
          <table:table-cell office:value-type="float" office:value="0.00001714538">
            <text:p>1.715E-005</text:p>
          </table:table-cell>
          <table:table-cell office:value-type="float" office:value="0.007390557">
            <text:p>7.391E-003</text:p>
          </table:table-cell>
          <table:table-cell office:value-type="float" office:value="-0.00000003921009">
            <text:p>-3.921E-00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.857353">
            <text:p>1.857E+000</text:p>
          </table:table-cell>
          <table:table-cell office:value-type="float" office:value="3.414473">
            <text:p>3.414E+000</text:p>
          </table:table-cell>
          <table:table-cell office:value-type="float" office:value="0.0002446819">
            <text:p>2.447E-004</text:p>
          </table:table-cell>
          <table:table-cell office:value-type="float" office:value="0.00002724333">
            <text:p>2.724E-005</text:p>
          </table:table-cell>
          <table:table-cell office:value-type="float" office:value="-0.000000002224266">
            <text:p>-2.224E-009</text:p>
          </table:table-cell>
          <table:table-cell office:value-type="float" office:value="-0.00005033575">
            <text:p>-5.034E-005</text:p>
          </table:table-cell>
          <table:table-cell office:value-type="float" office:value="0.00000000001021894">
            <text:p>1.022E-01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.859005">
            <text:p>1.859E+000</text:p>
          </table:table-cell>
          <table:table-cell office:value-type="float" office:value="3.421777">
            <text:p>3.422E+000</text:p>
          </table:table-cell>
          <table:table-cell office:value-type="float" office:value="0.003360464">
            <text:p>3.360E-003</text:p>
          </table:table-cell>
          <table:table-cell office:value-type="float" office:value="0.003237212">
            <text:p>3.237E-003</text:p>
          </table:table-cell>
          <table:table-cell office:value-type="float" office:value="0.00001067715">
            <text:p>1.068E-005</text:p>
          </table:table-cell>
          <table:table-cell office:value-type="float" office:value="0.005974722">
            <text:p>5.975E-003</text:p>
          </table:table-cell>
          <table:table-cell office:value-type="float" office:value="0.00000002524585">
            <text:p>2.525E-008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.751017">
            <text:p>1.751E+000</text:p>
          </table:table-cell>
          <table:table-cell office:value-type="float" office:value="3.033948">
            <text:p>3.034E+000</text:p>
          </table:table-cell>
          <table:table-cell office:value-type="float" office:value="0.0001849354">
            <text:p>1.849E-004</text:p>
          </table:table-cell>
          <table:table-cell office:value-type="float" office:value="0.0001117209">
            <text:p>1.117E-004</text:p>
          </table:table-cell>
          <table:table-cell office:value-type="float" office:value="0.00000001589525">
            <text:p>1.590E-008</text:p>
          </table:table-cell>
          <table:table-cell office:value-type="float" office:value="0.0001662443">
            <text:p>1.662E-004</text:p>
          </table:table-cell>
          <table:table-cell office:value-type="float" office:value="-0.000000002285733">
            <text:p>-2.286E-00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.789411">
            <text:p>1.789E+000</text:p>
          </table:table-cell>
          <table:table-cell office:value-type="float" office:value="3.168267">
            <text:p>3.168E+000</text:p>
          </table:table-cell>
          <table:table-cell office:value-type="float" office:value="0.0002491048">
            <text:p>2.491E-004</text:p>
          </table:table-cell>
          <table:table-cell office:value-type="float" office:value="0.00007175722">
            <text:p>7.176E-005</text:p>
          </table:table-cell>
          <table:table-cell office:value-type="float" office:value="0.000000007619479">
            <text:p>7.619E-009</text:p>
          </table:table-cell>
          <table:table-cell office:value-type="float" office:value="0.00004985113">
            <text:p>4.985E-005</text:p>
          </table:table-cell>
          <table:table-cell office:value-type="float" office:value="0.000000005829582">
            <text:p>5.830E-009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.819679">
            <text:p>1.820E+000</text:p>
          </table:table-cell>
          <table:table-cell office:value-type="float" office:value="3.276117">
            <text:p>3.276E+000</text:p>
          </table:table-cell>
          <table:table-cell office:value-type="float" office:value="0.00004930518">
            <text:p>4.931E-005</text:p>
          </table:table-cell>
          <table:table-cell office:value-type="float" office:value="0.000005257077">
            <text:p>5.257E-006</text:p>
          </table:table-cell>
          <table:table-cell office:value-type="float" office:value="-0.00000000007447156">
            <text:p>-7.447E-011</text:p>
          </table:table-cell>
          <table:table-cell office:value-type="float" office:value="-0.000008205357">
            <text:p>-8.205E-006</text:p>
          </table:table-cell>
          <table:table-cell office:value-type="float" office:value="-0.00000000004021805">
            <text:p>-4.022E-01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.811185">
            <text:p>1.811E+000</text:p>
          </table:table-cell>
          <table:table-cell office:value-type="float" office:value="3.244503">
            <text:p>3.245E+000</text:p>
          </table:table-cell>
          <table:table-cell office:value-type="float" office:value="0.0002304982">
            <text:p>2.305E-004</text:p>
          </table:table-cell>
          <table:table-cell office:value-type="float" office:value="0.00002869378">
            <text:p>2.869E-005</text:p>
          </table:table-cell>
          <table:table-cell office:value-type="float" office:value="-0.000000001385085">
            <text:p>-1.385E-009</text:p>
          </table:table-cell>
          <table:table-cell office:value-type="float" office:value="-0.00003929895">
            <text:p>-3.930E-005</text:p>
          </table:table-cell>
          <table:table-cell office:value-type="float" office:value="-0.000000001878018">
            <text:p>-1.878E-009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.80234">
            <text:p>1.802E+000</text:p>
          </table:table-cell>
          <table:table-cell office:value-type="float" office:value="3.215951">
            <text:p>3.216E+000</text:p>
          </table:table-cell>
          <table:table-cell office:value-type="float" office:value="0.00003029251">
            <text:p>3.029E-005</text:p>
          </table:table-cell>
          <table:table-cell office:value-type="float" office:value="0.000003181902">
            <text:p>3.182E-006</text:p>
          </table:table-cell>
          <table:table-cell office:value-type="float" office:value="-0.00000000003025766">
            <text:p>-3.026E-011</text:p>
          </table:table-cell>
          <table:table-cell office:value-type="float" office:value="-0.000005395645">
            <text:p>-5.396E-006</text:p>
          </table:table-cell>
          <table:table-cell office:value-type="float" office:value="-0.000000000007768654">
            <text:p>-7.769E-012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.79762">
            <text:p>1.798E+000</text:p>
          </table:table-cell>
          <table:table-cell office:value-type="float" office:value="3.199972">
            <text:p>3.200E+000</text:p>
          </table:table-cell>
          <table:table-cell office:value-type="float" office:value="0.000307702">
            <text:p>3.077E-004</text:p>
          </table:table-cell>
          <table:table-cell office:value-type="float" office:value="0.00003536113">
            <text:p>3.536E-005</text:p>
          </table:table-cell>
          <table:table-cell office:value-type="float" office:value="-0.000000002955142">
            <text:p>-2.955E-009</text:p>
          </table:table-cell>
          <table:table-cell office:value-type="float" office:value="-0.00005558535">
            <text:p>-5.559E-005</text:p>
          </table:table-cell>
          <table:table-cell office:value-type="float" office:value="-0.000000002207365">
            <text:p>-2.207E-009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.815705">
            <text:p>1.816E+000</text:p>
          </table:table-cell>
          <table:table-cell office:value-type="float" office:value="3.262842">
            <text:p>3.263E+000</text:p>
          </table:table-cell>
          <table:table-cell office:value-type="float" office:value="0.002993856">
            <text:p>2.994E-003</text:p>
          </table:table-cell>
          <table:table-cell office:value-type="float" office:value="0.002870575">
            <text:p>2.871E-003</text:p>
          </table:table-cell>
          <table:table-cell office:value-type="float" office:value="0.000008415271">
            <text:p>8.415E-006</text:p>
          </table:table-cell>
          <table:table-cell office:value-type="float" office:value="0.005178001">
            <text:p>5.178E-003</text:p>
          </table:table-cell>
          <table:table-cell office:value-type="float" office:value="0.00000001455947">
            <text:p>1.456E-00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.788568">
            <text:p>1.789E+000</text:p>
          </table:table-cell>
          <table:table-cell office:value-type="float" office:value="3.163859">
            <text:p>3.164E+000</text:p>
          </table:table-cell>
          <table:table-cell office:value-type="float" office:value="0.0004333093">
            <text:p>4.333E-004</text:p>
          </table:table-cell>
          <table:table-cell office:value-type="float" office:value="0.00005054937">
            <text:p>5.055E-005</text:p>
          </table:table-cell>
          <table:table-cell office:value-type="float" office:value="-0.000000006193669">
            <text:p>-6.194E-009</text:p>
          </table:table-cell>
          <table:table-cell office:value-type="float" office:value="-0.00008290899">
            <text:p>-8.291E-005</text:p>
          </table:table-cell>
          <table:table-cell office:value-type="float" office:value="-0.000000004196089">
            <text:p>-4.196E-009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.778053">
            <text:p>1.778E+000</text:p>
          </table:table-cell>
          <table:table-cell office:value-type="float" office:value="3.126014">
            <text:p>3.126E+000</text:p>
          </table:table-cell>
          <table:table-cell office:value-type="float" office:value="0.0005922092">
            <text:p>5.922E-004</text:p>
          </table:table-cell>
          <table:table-cell office:value-type="float" office:value="0.0005856047">
            <text:p>5.856E-004</text:p>
          </table:table-cell>
          <table:table-cell office:value-type="float" office:value="0.0000003448453">
            <text:p>3.448E-007</text:p>
          </table:table-cell>
          <table:table-cell office:value-type="float" office:value="0.001035127">
            <text:p>1.035E-003</text:p>
          </table:table-cell>
          <table:table-cell office:value-type="float" office:value="-0.000000003322006">
            <text:p>-3.322E-009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.82277">
            <text:p>1.823E+000</text:p>
          </table:table-cell>
          <table:table-cell office:value-type="float" office:value="3.28961">
            <text:p>3.290E+000</text:p>
          </table:table-cell>
          <table:table-cell office:value-type="float" office:value="0.0005466113">
            <text:p>5.466E-004</text:p>
          </table:table-cell>
          <table:table-cell office:value-type="float" office:value="0.00058942">
            <text:p>5.894E-004</text:p>
          </table:table-cell>
          <table:table-cell office:value-type="float" office:value="0.0000003339329">
            <text:p>3.339E-007</text:p>
          </table:table-cell>
          <table:table-cell office:value-type="float" office:value="0.0009822448">
            <text:p>9.822E-004</text:p>
          </table:table-cell>
          <table:table-cell office:value-type="float" office:value="0.00000002050701">
            <text:p>2.051E-00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.833138">
            <text:p>1.833E+000</text:p>
          </table:table-cell>
          <table:table-cell office:value-type="float" office:value="3.323196">
            <text:p>3.323E+000</text:p>
          </table:table-cell>
          <table:table-cell office:value-type="float" office:value="0.004236034">
            <text:p>4.236E-003</text:p>
          </table:table-cell>
          <table:table-cell office:value-type="float" office:value="0.001223036">
            <text:p>1.223E-003</text:p>
          </table:table-cell>
          <table:table-cell office:value-type="float" office:value="0.000002228886">
            <text:p>2.229E-006</text:p>
          </table:table-cell>
          <table:table-cell office:value-type="float" office:value="0.0008604287">
            <text:p>8.604E-004</text:p>
          </table:table-cell>
          <table:table-cell office:value-type="float" office:value="-0.00000166782">
            <text:p>-1.668E-006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.823326">
            <text:p>1.823E+000</text:p>
          </table:table-cell>
          <table:table-cell office:value-type="float" office:value="3.288564">
            <text:p>3.289E+000</text:p>
          </table:table-cell>
          <table:table-cell office:value-type="float" office:value="0.002453838">
            <text:p>2.454E-003</text:p>
          </table:table-cell>
          <table:table-cell office:value-type="float" office:value="0.000675224">
            <text:p>6.752E-004</text:p>
          </table:table-cell>
          <table:table-cell office:value-type="float" office:value="0.000000657936">
            <text:p>6.579E-007</text:p>
          </table:table-cell>
          <table:table-cell office:value-type="float" office:value="0.0004166102">
            <text:p>4.166E-004</text:p>
          </table:table-cell>
          <table:table-cell office:value-type="float" office:value="-0.000000567928">
            <text:p>-5.679E-007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.823326">
            <text:p>1.823E+000</text:p>
          </table:table-cell>
          <table:table-cell office:value-type="float" office:value="3.288564">
            <text:p>3.289E+000</text:p>
          </table:table-cell>
          <table:table-cell office:value-type="float" office:value="0.002453838">
            <text:p>2.454E-003</text:p>
          </table:table-cell>
          <table:table-cell office:value-type="float" office:value="0.000675224">
            <text:p>6.752E-004</text:p>
          </table:table-cell>
          <table:table-cell office:value-type="float" office:value="0.000000657936">
            <text:p>6.579E-007</text:p>
          </table:table-cell>
          <table:table-cell office:value-type="float" office:value="0.0004166102">
            <text:p>4.166E-004</text:p>
          </table:table-cell>
          <table:table-cell office:value-type="float" office:value="-0.000000567928">
            <text:p>-5.679E-00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.593294">
            <text:p>3.593E+000</text:p>
          </table:table-cell>
          <table:table-cell office:value-type="float" office:value="12.88628">
            <text:p>1.289E+001</text:p>
          </table:table-cell>
          <table:table-cell office:value-type="float" office:value="4.523934E-032">
            <text:p>4.524E-032</text:p>
          </table:table-cell>
          <table:table-cell office:value-type="float" office:value="1.354488E-032">
            <text:p>1.354E-032</text:p>
          </table:table-cell>
          <table:table-cell office:value-type="float" office:value="-9.723909E-066">
            <text:p>-9.724E-066</text:p>
          </table:table-cell>
          <table:table-cell office:value-type="float" office:value="-4.145265E-032">
            <text:p>-4.145E-032</text:p>
          </table:table-cell>
          <table:table-cell office:value-type="float" office:value="-3.35149E-064">
            <text:p>-3.351E-064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.835993">
            <text:p>1.836E+000</text:p>
          </table:table-cell>
          <table:table-cell office:value-type="float" office:value="3.342358">
            <text:p>3.342E+000</text:p>
          </table:table-cell>
          <table:table-cell office:value-type="float" office:value="0.001304401">
            <text:p>1.304E-003</text:p>
          </table:table-cell>
          <table:table-cell office:value-type="float" office:value="0.0004620248">
            <text:p>4.620E-004</text:p>
          </table:table-cell>
          <table:table-cell office:value-type="float" office:value="0.0000003191711">
            <text:p>3.192E-007</text:p>
          </table:table-cell>
          <table:table-cell office:value-type="float" office:value="0.0004590686">
            <text:p>4.591E-004</text:p>
          </table:table-cell>
          <table:table-cell office:value-type="float" office:value="0.0000001636428">
            <text:p>1.636E-007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.835993">
            <text:p>1.836E+000</text:p>
          </table:table-cell>
          <table:table-cell office:value-type="float" office:value="3.342358">
            <text:p>3.342E+000</text:p>
          </table:table-cell>
          <table:table-cell office:value-type="float" office:value="0.001304401">
            <text:p>1.304E-003</text:p>
          </table:table-cell>
          <table:table-cell office:value-type="float" office:value="0.0004620248">
            <text:p>4.620E-004</text:p>
          </table:table-cell>
          <table:table-cell office:value-type="float" office:value="0.0000003191711">
            <text:p>3.192E-007</text:p>
          </table:table-cell>
          <table:table-cell office:value-type="float" office:value="0.0004590686">
            <text:p>4.591E-004</text:p>
          </table:table-cell>
          <table:table-cell office:value-type="float" office:value="0.0000001636428">
            <text:p>1.636E-007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.828976">
            <text:p>1.829E+000</text:p>
          </table:table-cell>
          <table:table-cell office:value-type="float" office:value="3.315779">
            <text:p>3.316E+000</text:p>
          </table:table-cell>
          <table:table-cell office:value-type="float" office:value="0.003817835">
            <text:p>3.818E-003</text:p>
          </table:table-cell>
          <table:table-cell office:value-type="float" office:value="0.001418383">
            <text:p>1.418E-003</text:p>
          </table:table-cell>
          <table:table-cell office:value-type="float" office:value="0.000002998139">
            <text:p>2.998E-006</text:p>
          </table:table-cell>
          <table:table-cell office:value-type="float" office:value="0.001467418">
            <text:p>1.467E-003</text:p>
          </table:table-cell>
          <table:table-cell office:value-type="float" office:value="0.000001380371">
            <text:p>1.380E-006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.875885">
            <text:p>1.876E+000</text:p>
          </table:table-cell>
          <table:table-cell office:value-type="float" office:value="3.484545">
            <text:p>3.485E+000</text:p>
          </table:table-cell>
          <table:table-cell office:value-type="float" office:value="0.001468851">
            <text:p>1.469E-003</text:p>
          </table:table-cell>
          <table:table-cell office:value-type="float" office:value="0.001603983">
            <text:p>1.604E-003</text:p>
          </table:table-cell>
          <table:table-cell office:value-type="float" office:value="0.000002461836">
            <text:p>2.462E-006</text:p>
          </table:table-cell>
          <table:table-cell office:value-type="float" office:value="0.002948152">
            <text:p>2.948E-003</text:p>
          </table:table-cell>
          <table:table-cell office:value-type="float" office:value="0.00000002867037">
            <text:p>2.867E-00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.859321">
            <text:p>1.859E+000</text:p>
          </table:table-cell>
          <table:table-cell office:value-type="float" office:value="3.422831">
            <text:p>3.423E+000</text:p>
          </table:table-cell>
          <table:table-cell office:value-type="float" office:value="0.0003052011">
            <text:p>3.052E-004</text:p>
          </table:table-cell>
          <table:table-cell office:value-type="float" office:value="0.0002519778">
            <text:p>2.520E-004</text:p>
          </table:table-cell>
          <table:table-cell office:value-type="float" office:value="0.00000006987274">
            <text:p>6.987E-008</text:p>
          </table:table-cell>
          <table:table-cell office:value-type="float" office:value="0.0004641576">
            <text:p>4.642E-004</text:p>
          </table:table-cell>
          <table:table-cell office:value-type="float" office:value="-0.0000000008016404">
            <text:p>-8.016E-01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.827427">
            <text:p>1.827E+000</text:p>
          </table:table-cell>
          <table:table-cell office:value-type="float" office:value="3.305825">
            <text:p>3.306E+000</text:p>
          </table:table-cell>
          <table:table-cell office:value-type="float" office:value="0.0009459922">
            <text:p>9.460E-004</text:p>
          </table:table-cell>
          <table:table-cell office:value-type="float" office:value="0.0001183873">
            <text:p>1.184E-004</text:p>
          </table:table-cell>
          <table:table-cell office:value-type="float" office:value="-0.00000002164251">
            <text:p>-2.164E-008</text:p>
          </table:table-cell>
          <table:table-cell office:value-type="float" office:value="-0.00014993">
            <text:p>-1.499E-004</text:p>
          </table:table-cell>
          <table:table-cell office:value-type="float" office:value="0.0000000331851">
            <text:p>3.319E-008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.892536">
            <text:p>1.893E+000</text:p>
          </table:table-cell>
          <table:table-cell office:value-type="float" office:value="3.546038">
            <text:p>3.546E+000</text:p>
          </table:table-cell>
          <table:table-cell office:value-type="float" office:value="0.009356652">
            <text:p>9.357E-003</text:p>
          </table:table-cell>
          <table:table-cell office:value-type="float" office:value="0.007851582">
            <text:p>7.852E-003</text:p>
          </table:table-cell>
          <table:table-cell office:value-type="float" office:value="0.00006727555">
            <text:p>6.728E-005</text:p>
          </table:table-cell>
          <table:table-cell office:value-type="float" office:value="0.01422478">
            <text:p>1.422E-002</text:p>
          </table:table-cell>
          <table:table-cell office:value-type="float" office:value="-0.000001700894">
            <text:p>-1.701E-006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.851123">
            <text:p>1.851E+000</text:p>
          </table:table-cell>
          <table:table-cell office:value-type="float" office:value="3.390886">
            <text:p>3.391E+000</text:p>
          </table:table-cell>
          <table:table-cell office:value-type="float" office:value="0.00007250801">
            <text:p>7.251E-005</text:p>
          </table:table-cell>
          <table:table-cell office:value-type="float" office:value="0.00001023579">
            <text:p>1.024E-005</text:p>
          </table:table-cell>
          <table:table-cell office:value-type="float" office:value="-0.00000000006727129">
            <text:p>-6.727E-011</text:p>
          </table:table-cell>
          <table:table-cell office:value-type="float" office:value="-0.00000975671">
            <text:p>-9.757E-006</text:p>
          </table:table-cell>
          <table:table-cell office:value-type="float" office:value="0.0000000002706168">
            <text:p>2.706E-01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.862049">
            <text:p>1.862E+000</text:p>
          </table:table-cell>
          <table:table-cell office:value-type="float" office:value="3.4315">
            <text:p>3.432E+000</text:p>
          </table:table-cell>
          <table:table-cell office:value-type="float" office:value="0.0001269211">
            <text:p>1.269E-004</text:p>
          </table:table-cell>
          <table:table-cell office:value-type="float" office:value="0.00001930716">
            <text:p>1.931E-005</text:p>
          </table:table-cell>
          <table:table-cell office:value-type="float" office:value="-0.00000000003431647">
            <text:p>-3.432E-011</text:p>
          </table:table-cell>
          <table:table-cell office:value-type="float" office:value="-0.00001467254">
            <text:p>-1.467E-005</text:p>
          </table:table-cell>
          <table:table-cell office:value-type="float" office:value="0.0000000009551341">
            <text:p>9.551E-01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.78774">
            <text:p>1.788E+000</text:p>
          </table:table-cell>
          <table:table-cell office:value-type="float" office:value="3.162658">
            <text:p>3.163E+000</text:p>
          </table:table-cell>
          <table:table-cell office:value-type="float" office:value="0.003056569">
            <text:p>3.057E-003</text:p>
          </table:table-cell>
          <table:table-cell office:value-type="float" office:value="0.002783917">
            <text:p>2.784E-003</text:p>
          </table:table-cell>
          <table:table-cell office:value-type="float" office:value="0.000008120645">
            <text:p>8.121E-006</text:p>
          </table:table-cell>
          <table:table-cell office:value-type="float" office:value="0.004912736">
            <text:p>4.913E-003</text:p>
          </table:table-cell>
          <table:table-cell office:value-type="float" office:value="-0.00000005747414">
            <text:p>-5.747E-008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.769491">
            <text:p>1.769E+000</text:p>
          </table:table-cell>
          <table:table-cell office:value-type="float" office:value="3.099644">
            <text:p>3.100E+000</text:p>
          </table:table-cell>
          <table:table-cell office:value-type="float" office:value="0.009846831">
            <text:p>9.847E-003</text:p>
          </table:table-cell>
          <table:table-cell office:value-type="float" office:value="0.009801366">
            <text:p>9.801E-003</text:p>
          </table:table-cell>
          <table:table-cell office:value-type="float" office:value="0.0000962893">
            <text:p>9.629E-005</text:p>
          </table:table-cell>
          <table:table-cell office:value-type="float" office:value="0.01724212">
            <text:p>1.724E-002</text:p>
          </table:table-cell>
          <table:table-cell office:value-type="float" office:value="0.00000007794718">
            <text:p>7.795E-008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.781846">
            <text:p>1.782E+000</text:p>
          </table:table-cell>
          <table:table-cell office:value-type="float" office:value="3.140357">
            <text:p>3.140E+000</text:p>
          </table:table-cell>
          <table:table-cell office:value-type="float" office:value="0.0001548275">
            <text:p>1.548E-004</text:p>
          </table:table-cell>
          <table:table-cell office:value-type="float" office:value="0.0001308623">
            <text:p>1.309E-004</text:p>
          </table:table-cell>
          <table:table-cell office:value-type="float" office:value="0.00000001862196">
            <text:p>1.862E-008</text:p>
          </table:table-cell>
          <table:table-cell office:value-type="float" office:value="0.0002246325">
            <text:p>2.246E-004</text:p>
          </table:table-cell>
          <table:table-cell office:value-type="float" office:value="-0.000000000439084">
            <text:p>-4.391E-01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.822295">
            <text:p>1.822E+000</text:p>
          </table:table-cell>
          <table:table-cell office:value-type="float" office:value="3.286385">
            <text:p>3.286E+000</text:p>
          </table:table-cell>
          <table:table-cell office:value-type="float" office:value="0.0002098692">
            <text:p>2.099E-004</text:p>
          </table:table-cell>
          <table:table-cell office:value-type="float" office:value="0.0001560335">
            <text:p>1.560E-004</text:p>
          </table:table-cell>
          <table:table-cell office:value-type="float" office:value="0.00000002819524">
            <text:p>2.820E-008</text:p>
          </table:table-cell>
          <table:table-cell office:value-type="float" office:value="0.0002631124">
            <text:p>2.631E-004</text:p>
          </table:table-cell>
          <table:table-cell office:value-type="float" office:value="-0.000000001514248">
            <text:p>-1.514E-009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.880322">
            <text:p>1.880E+000</text:p>
          </table:table-cell>
          <table:table-cell office:value-type="float" office:value="3.50119">
            <text:p>3.501E+000</text:p>
          </table:table-cell>
          <table:table-cell office:value-type="float" office:value="0.00009371138">
            <text:p>9.371E-005</text:p>
          </table:table-cell>
          <table:table-cell office:value-type="float" office:value="0.00003285447">
            <text:p>3.285E-005</text:p>
          </table:table-cell>
          <table:table-cell office:value-type="float" office:value="0.00000000162544">
            <text:p>1.625E-009</text:p>
          </table:table-cell>
          <table:table-cell office:value-type="float" office:value="0.00003289874">
            <text:p>3.290E-005</text:p>
          </table:table-cell>
          <table:table-cell office:value-type="float" office:value="0.0000000008254052">
            <text:p>8.254E-01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.81862">
            <text:p>1.819E+000</text:p>
          </table:table-cell>
          <table:table-cell office:value-type="float" office:value="3.274598">
            <text:p>3.275E+000</text:p>
          </table:table-cell>
          <table:table-cell office:value-type="float" office:value="0.0006754833">
            <text:p>6.755E-004</text:p>
          </table:table-cell>
          <table:table-cell office:value-type="float" office:value="0.0007202003">
            <text:p>7.202E-004</text:p>
          </table:table-cell>
          <table:table-cell office:value-type="float" office:value="0.000000502321">
            <text:p>5.023E-007</text:p>
          </table:table-cell>
          <table:table-cell office:value-type="float" office:value="0.001300272">
            <text:p>1.300E-003</text:p>
          </table:table-cell>
          <table:table-cell office:value-type="float" office:value="0.000000002637382">
            <text:p>2.637E-009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.804721">
            <text:p>1.805E+000</text:p>
          </table:table-cell>
          <table:table-cell office:value-type="float" office:value="3.224043">
            <text:p>3.224E+000</text:p>
          </table:table-cell>
          <table:table-cell office:value-type="float" office:value="0.002667992">
            <text:p>2.668E-003</text:p>
          </table:table-cell>
          <table:table-cell office:value-type="float" office:value="0.002551295">
            <text:p>2.551E-003</text:p>
          </table:table-cell>
          <table:table-cell office:value-type="float" office:value="0.000006656249">
            <text:p>6.656E-006</text:p>
          </table:table-cell>
          <table:table-cell office:value-type="float" office:value="0.004548619">
            <text:p>4.549E-003</text:p>
          </table:table-cell>
          <table:table-cell office:value-type="float" office:value="0.00000002760502">
            <text:p>2.761E-008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.808961">
            <text:p>1.809E+000</text:p>
          </table:table-cell>
          <table:table-cell office:value-type="float" office:value="3.239123">
            <text:p>3.239E+000</text:p>
          </table:table-cell>
          <table:table-cell office:value-type="float" office:value="0.0005451297">
            <text:p>5.451E-004</text:p>
          </table:table-cell>
          <table:table-cell office:value-type="float" office:value="0.0003188592">
            <text:p>3.189E-004</text:p>
          </table:table-cell>
          <table:table-cell office:value-type="float" office:value="0.0000001315096">
            <text:p>1.315E-007</text:p>
          </table:table-cell>
          <table:table-cell office:value-type="float" office:value="0.0005024259">
            <text:p>5.024E-004</text:p>
          </table:table-cell>
          <table:table-cell office:value-type="float" office:value="0.00000001943397">
            <text:p>1.943E-008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.92044">
            <text:p>1.920E+000</text:p>
          </table:table-cell>
          <table:table-cell office:value-type="float" office:value="3.654699">
            <text:p>3.655E+000</text:p>
          </table:table-cell>
          <table:table-cell office:value-type="float" office:value="0.0006381337">
            <text:p>6.381E-004</text:p>
          </table:table-cell>
          <table:table-cell office:value-type="float" office:value="0.0005660066">
            <text:p>5.660E-004</text:p>
          </table:table-cell>
          <table:table-cell office:value-type="float" office:value="0.0000003401513">
            <text:p>3.402E-007</text:p>
          </table:table-cell>
          <table:table-cell office:value-type="float" office:value="0.001076182">
            <text:p>1.076E-003</text:p>
          </table:table-cell>
          <table:table-cell office:value-type="float" office:value="0.000000002911485">
            <text:p>2.911E-009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.835858">
            <text:p>1.836E+000</text:p>
          </table:table-cell>
          <table:table-cell office:value-type="float" office:value="3.335233">
            <text:p>3.335E+000</text:p>
          </table:table-cell>
          <table:table-cell office:value-type="float" office:value="0.0001188612">
            <text:p>1.189E-004</text:p>
          </table:table-cell>
          <table:table-cell office:value-type="float" office:value="0.00001358476">
            <text:p>1.358E-005</text:p>
          </table:table-cell>
          <table:table-cell office:value-type="float" office:value="-0.0000000004815019">
            <text:p>-4.815E-010</text:p>
          </table:table-cell>
          <table:table-cell office:value-type="float" office:value="-0.00002358745">
            <text:p>-2.359E-005</text:p>
          </table:table-cell>
          <table:table-cell office:value-type="float" office:value="-0.0000000002571807">
            <text:p>-2.572E-01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.805583">
            <text:p>1.806E+000</text:p>
          </table:table-cell>
          <table:table-cell office:value-type="float" office:value="3.226746">
            <text:p>3.227E+000</text:p>
          </table:table-cell>
          <table:table-cell office:value-type="float" office:value="0.002454523">
            <text:p>2.455E-003</text:p>
          </table:table-cell>
          <table:table-cell office:value-type="float" office:value="0.002061355">
            <text:p>2.061E-003</text:p>
          </table:table-cell>
          <table:table-cell office:value-type="float" office:value="0.000004635434">
            <text:p>4.635E-006</text:p>
          </table:table-cell>
          <table:table-cell office:value-type="float" office:value="0.003548882">
            <text:p>3.549E-003</text:p>
          </table:table-cell>
          <table:table-cell office:value-type="float" office:value="0.0000001100196">
            <text:p>1.100E-00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.852768">
            <text:p>1.853E+000</text:p>
          </table:table-cell>
          <table:table-cell office:value-type="float" office:value="3.398269">
            <text:p>3.398E+000</text:p>
          </table:table-cell>
          <table:table-cell office:value-type="float" office:value="0.02341665">
            <text:p>2.342E-002</text:p>
          </table:table-cell>
          <table:table-cell office:value-type="float" office:value="0.02297368">
            <text:p>2.297E-002</text:p>
          </table:table-cell>
          <table:table-cell office:value-type="float" office:value="0.000532854">
            <text:p>5.329E-004</text:p>
          </table:table-cell>
          <table:table-cell office:value-type="float" office:value="0.0423502">
            <text:p>4.235E-002</text:p>
          </table:table-cell>
          <table:table-cell office:value-type="float" office:value="0.0000001060403">
            <text:p>1.060E-007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.84175">
            <text:p>1.842E+000</text:p>
          </table:table-cell>
          <table:table-cell office:value-type="float" office:value="3.358128">
            <text:p>3.358E+000</text:p>
          </table:table-cell>
          <table:table-cell office:value-type="float" office:value="0.00008770652">
            <text:p>8.771E-005</text:p>
          </table:table-cell>
          <table:table-cell office:value-type="float" office:value="0.00003755149">
            <text:p>3.755E-005</text:p>
          </table:table-cell>
          <table:table-cell office:value-type="float" office:value="0.000000002049128">
            <text:p>2.049E-009</text:p>
          </table:table-cell>
          <table:table-cell office:value-type="float" office:value="0.00004926915">
            <text:p>4.927E-005</text:p>
          </table:table-cell>
          <table:table-cell office:value-type="float" office:value="0.0000000006673107">
            <text:p>6.673E-01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.898549">
            <text:p>1.899E+000</text:p>
          </table:table-cell>
          <table:table-cell office:value-type="float" office:value="3.57047">
            <text:p>3.570E+000</text:p>
          </table:table-cell>
          <table:table-cell office:value-type="float" office:value="0.004151495">
            <text:p>4.151E-003</text:p>
          </table:table-cell>
          <table:table-cell office:value-type="float" office:value="0.004107749">
            <text:p>4.108E-003</text:p>
          </table:table-cell>
          <table:table-cell office:value-type="float" office:value="0.00001696321">
            <text:p>1.696E-005</text:p>
          </table:table-cell>
          <table:table-cell office:value-type="float" office:value="0.007761361">
            <text:p>7.761E-003</text:p>
          </table:table-cell>
          <table:table-cell office:value-type="float" office:value="0.000000007095103">
            <text:p>7.095E-00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.825577">
            <text:p>1.826E+000</text:p>
          </table:table-cell>
          <table:table-cell office:value-type="float" office:value="3.298987">
            <text:p>3.299E+000</text:p>
          </table:table-cell>
          <table:table-cell office:value-type="float" office:value="0.002654953">
            <text:p>2.655E-003</text:p>
          </table:table-cell>
          <table:table-cell office:value-type="float" office:value="0.002534945">
            <text:p>2.535E-003</text:p>
          </table:table-cell>
          <table:table-cell office:value-type="float" office:value="0.00000657629">
            <text:p>6.576E-006</text:p>
          </table:table-cell>
          <table:table-cell office:value-type="float" office:value="0.004601528">
            <text:p>4.602E-003</text:p>
          </table:table-cell>
          <table:table-cell office:value-type="float" office:value="0.000000007771016">
            <text:p>7.771E-009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.745741">
            <text:p>1.746E+000</text:p>
          </table:table-cell>
          <table:table-cell office:value-type="float" office:value="3.015046">
            <text:p>3.015E+000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.948559">
            <text:p>1.949E+000</text:p>
          </table:table-cell>
          <table:table-cell office:value-type="float" office:value="3.761883">
            <text:p>3.762E+000</text:p>
          </table:table-cell>
          <table:table-cell office:value-type="float" office:value="0.01719312">
            <text:p>1.719E-002</text:p>
          </table:table-cell>
          <table:table-cell office:value-type="float" office:value="0.01576527">
            <text:p>1.577E-002</text:p>
          </table:table-cell>
          <table:table-cell office:value-type="float" office:value="0.0002595459">
            <text:p>2.595E-004</text:p>
          </table:table-cell>
          <table:table-cell office:value-type="float" office:value="0.03027266">
            <text:p>3.027E-002</text:p>
          </table:table-cell>
          <table:table-cell office:value-type="float" office:value="0.000002180534">
            <text:p>2.181E-00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.82613">
            <text:p>1.826E+000</text:p>
          </table:table-cell>
          <table:table-cell office:value-type="float" office:value="3.302162">
            <text:p>3.302E+000</text:p>
          </table:table-cell>
          <table:table-cell office:value-type="float" office:value="0.0255325">
            <text:p>2.553E-002</text:p>
          </table:table-cell>
          <table:table-cell office:value-type="float" office:value="0.02458272">
            <text:p>2.458E-002</text:p>
          </table:table-cell>
          <table:table-cell office:value-type="float" office:value="0.0006158729">
            <text:p>6.159E-004</text:p>
          </table:table-cell>
          <table:table-cell office:value-type="float" office:value="0.04436976">
            <text:p>4.437E-002</text:p>
          </table:table-cell>
          <table:table-cell office:value-type="float" office:value="-0.0000009440192">
            <text:p>-9.440E-00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.78396">
            <text:p>1.784E+000</text:p>
          </table:table-cell>
          <table:table-cell office:value-type="float" office:value="3.150366">
            <text:p>3.150E+000</text:p>
          </table:table-cell>
          <table:table-cell office:value-type="float" office:value="0.01045101">
            <text:p>1.045E-002</text:p>
          </table:table-cell>
          <table:table-cell office:value-type="float" office:value="0.01036566">
            <text:p>1.037E-002</text:p>
          </table:table-cell>
          <table:table-cell office:value-type="float" office:value="0.0001078883">
            <text:p>1.079E-004</text:p>
          </table:table-cell>
          <table:table-cell office:value-type="float" office:value="0.01839511">
            <text:p>1.840E-002</text:p>
          </table:table-cell>
          <table:table-cell office:value-type="float" office:value="-0.0000000384396">
            <text:p>-3.844E-008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.816435">
            <text:p>1.816E+000</text:p>
          </table:table-cell>
          <table:table-cell office:value-type="float" office:value="3.265256">
            <text:p>3.265E+000</text:p>
          </table:table-cell>
          <table:table-cell office:value-type="float" office:value="0.0007469697">
            <text:p>7.470E-004</text:p>
          </table:table-cell>
          <table:table-cell office:value-type="float" office:value="0.000616746">
            <text:p>6.167E-004</text:p>
          </table:table-cell>
          <table:table-cell office:value-type="float" office:value="0.0000004184879">
            <text:p>4.185E-007</text:p>
          </table:table-cell>
          <table:table-cell office:value-type="float" office:value="0.001030173">
            <text:p>1.030E-003</text:p>
          </table:table-cell>
          <table:table-cell office:value-type="float" office:value="-0.00000001016493">
            <text:p>-1.016E-008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.815944">
            <text:p>1.816E+000</text:p>
          </table:table-cell>
          <table:table-cell office:value-type="float" office:value="3.265366">
            <text:p>3.265E+000</text:p>
          </table:table-cell>
          <table:table-cell office:value-type="float" office:value="0.0006800748">
            <text:p>6.801E-004</text:p>
          </table:table-cell>
          <table:table-cell office:value-type="float" office:value="0.0006112711">
            <text:p>6.113E-004</text:p>
          </table:table-cell>
          <table:table-cell office:value-type="float" office:value="0.0000003940898">
            <text:p>3.941E-007</text:p>
          </table:table-cell>
          <table:table-cell office:value-type="float" office:value="0.001075699">
            <text:p>1.076E-003</text:p>
          </table:table-cell>
          <table:table-cell office:value-type="float" office:value="-0.000000004928983">
            <text:p>-4.929E-009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.726776">
            <text:p>1.727E+000</text:p>
          </table:table-cell>
          <table:table-cell office:value-type="float" office:value="2.949153">
            <text:p>2.949E+000</text:p>
          </table:table-cell>
          <table:table-cell office:value-type="float" office:value="0.00186619">
            <text:p>1.866E-003</text:p>
          </table:table-cell>
          <table:table-cell office:value-type="float" office:value="0.001892162">
            <text:p>1.892E-003</text:p>
          </table:table-cell>
          <table:table-cell office:value-type="float" office:value="0.000003555621">
            <text:p>3.556E-006</text:p>
          </table:table-cell>
          <table:table-cell office:value-type="float" office:value="0.003249135">
            <text:p>3.249E-003</text:p>
          </table:table-cell>
          <table:table-cell office:value-type="float" office:value="-0.000000001072984">
            <text:p>-1.073E-009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.859424">
            <text:p>1.859E+000</text:p>
          </table:table-cell>
          <table:table-cell office:value-type="float" office:value="3.422847">
            <text:p>3.423E+000</text:p>
          </table:table-cell>
          <table:table-cell office:value-type="float" office:value="0.002698489">
            <text:p>2.698E-003</text:p>
          </table:table-cell>
          <table:table-cell office:value-type="float" office:value="0.002631231">
            <text:p>2.631E-003</text:p>
          </table:table-cell>
          <table:table-cell office:value-type="float" office:value="0.000007011293">
            <text:p>7.011E-006</text:p>
          </table:table-cell>
          <table:table-cell office:value-type="float" office:value="0.004867162">
            <text:p>4.867E-003</text:p>
          </table:table-cell>
          <table:table-cell office:value-type="float" office:value="0.00000001146384">
            <text:p>1.146E-008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.847339">
            <text:p>1.847E+000</text:p>
          </table:table-cell>
          <table:table-cell office:value-type="float" office:value="3.377613">
            <text:p>3.378E+000</text:p>
          </table:table-cell>
          <table:table-cell office:value-type="float" office:value="0.001624574">
            <text:p>1.625E-003</text:p>
          </table:table-cell>
          <table:table-cell office:value-type="float" office:value="0.001399386">
            <text:p>1.399E-003</text:p>
          </table:table-cell>
          <table:table-cell office:value-type="float" office:value="0.000002109623">
            <text:p>2.110E-006</text:p>
          </table:table-cell>
          <table:table-cell office:value-type="float" office:value="0.00253144">
            <text:p>2.531E-003</text:p>
          </table:table-cell>
          <table:table-cell office:value-type="float" office:value="0.00000003813552">
            <text:p>3.814E-008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.811828">
            <text:p>1.812E+000</text:p>
          </table:table-cell>
          <table:table-cell office:value-type="float" office:value="3.248158">
            <text:p>3.248E+000</text:p>
          </table:table-cell>
          <table:table-cell office:value-type="float" office:value="0.000002846593">
            <text:p>2.847E-006</text:p>
          </table:table-cell>
          <table:table-cell office:value-type="float" office:value="0.000001093282">
            <text:p>1.093E-006</text:p>
          </table:table-cell>
          <table:table-cell office:value-type="float" office:value="0.000000000001844322">
            <text:p>1.844E-012</text:p>
          </table:table-cell>
          <table:table-cell office:value-type="float" office:value="0.0000008040262">
            <text:p>8.040E-007</text:p>
          </table:table-cell>
          <table:table-cell office:value-type="float" office:value="-0.0000000000005641763">
            <text:p>-5.642E-013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.781176">
            <text:p>1.781E+000</text:p>
          </table:table-cell>
          <table:table-cell office:value-type="float" office:value="3.139001">
            <text:p>3.139E+000</text:p>
          </table:table-cell>
          <table:table-cell office:value-type="float" office:value="0.00001847423">
            <text:p>1.847E-005</text:p>
          </table:table-cell>
          <table:table-cell office:value-type="float" office:value="0.000005199966">
            <text:p>5.200E-006</text:p>
          </table:table-cell>
          <table:table-cell office:value-type="float" office:value="0.0000000000404011">
            <text:p>4.040E-011</text:p>
          </table:table-cell>
          <table:table-cell office:value-type="float" office:value="0.00000326326">
            <text:p>3.263E-006</text:p>
          </table:table-cell>
          <table:table-cell office:value-type="float" office:value="-0.00000000003106968">
            <text:p>-3.107E-01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.796575">
            <text:p>1.797E+000</text:p>
          </table:table-cell>
          <table:table-cell office:value-type="float" office:value="3.194291">
            <text:p>3.194E+000</text:p>
          </table:table-cell>
          <table:table-cell office:value-type="float" office:value="0.00004407394">
            <text:p>4.407E-005</text:p>
          </table:table-cell>
          <table:table-cell office:value-type="float" office:value="0.00001755485">
            <text:p>1.755E-005</text:p>
          </table:table-cell>
          <table:table-cell office:value-type="float" office:value="0.000000000454786">
            <text:p>4.548E-010</text:p>
          </table:table-cell>
          <table:table-cell office:value-type="float" office:value="0.00001905466">
            <text:p>1.905E-005</text:p>
          </table:table-cell>
          <table:table-cell office:value-type="float" office:value="0.0000000001777823">
            <text:p>1.778E-01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.887973">
            <text:p>1.888E+000</text:p>
          </table:table-cell>
          <table:table-cell office:value-type="float" office:value="3.530075">
            <text:p>3.530E+000</text:p>
          </table:table-cell>
          <table:table-cell office:value-type="float" office:value="0.005142909">
            <text:p>5.143E-003</text:p>
          </table:table-cell>
          <table:table-cell office:value-type="float" office:value="0.004960487">
            <text:p>4.960E-003</text:p>
          </table:table-cell>
          <table:table-cell office:value-type="float" office:value="0.00002505468">
            <text:p>2.505E-005</text:p>
          </table:table-cell>
          <table:table-cell office:value-type="float" office:value="0.009269572">
            <text:p>9.270E-003</text:p>
          </table:table-cell>
          <table:table-cell office:value-type="float" office:value="0.00000007582549">
            <text:p>7.583E-00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.811743">
            <text:p>1.812E+000</text:p>
          </table:table-cell>
          <table:table-cell office:value-type="float" office:value="3.249774">
            <text:p>3.250E+000</text:p>
          </table:table-cell>
          <table:table-cell office:value-type="float" office:value="0.0005813392">
            <text:p>5.813E-004</text:p>
          </table:table-cell>
          <table:table-cell office:value-type="float" office:value="0.0004030893">
            <text:p>4.031E-004</text:p>
          </table:table-cell>
          <table:table-cell office:value-type="float" office:value="0.000000194419">
            <text:p>1.944E-007</text:p>
          </table:table-cell>
          <table:table-cell office:value-type="float" office:value="0.0006504614">
            <text:p>6.505E-004</text:p>
          </table:table-cell>
          <table:table-cell office:value-type="float" office:value="-0.00000001660449">
            <text:p>-1.660E-008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.838692">
            <text:p>1.839E+000</text:p>
          </table:table-cell>
          <table:table-cell office:value-type="float" office:value="3.347651">
            <text:p>3.348E+000</text:p>
          </table:table-cell>
          <table:table-cell office:value-type="float" office:value="0.002226536">
            <text:p>2.227E-003</text:p>
          </table:table-cell>
          <table:table-cell office:value-type="float" office:value="0.002152076">
            <text:p>2.152E-003</text:p>
          </table:table-cell>
          <table:table-cell office:value-type="float" office:value="0.000004710861">
            <text:p>4.711E-006</text:p>
          </table:table-cell>
          <table:table-cell office:value-type="float" office:value="0.003907001">
            <text:p>3.907E-003</text:p>
          </table:table-cell>
          <table:table-cell office:value-type="float" office:value="-0.00000001025934">
            <text:p>-1.026E-008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.737986">
            <text:p>1.738E+000</text:p>
          </table:table-cell>
          <table:table-cell office:value-type="float" office:value="2.987548">
            <text:p>2.988E+000</text:p>
          </table:table-cell>
          <table:table-cell office:value-type="float" office:value="0.001906684">
            <text:p>1.907E-003</text:p>
          </table:table-cell>
          <table:table-cell office:value-type="float" office:value="0.001913506">
            <text:p>1.914E-003</text:p>
          </table:table-cell>
          <table:table-cell office:value-type="float" office:value="0.000003654974">
            <text:p>3.655E-006</text:p>
          </table:table-cell>
          <table:table-cell office:value-type="float" office:value="0.003295327">
            <text:p>3.295E-003</text:p>
          </table:table-cell>
          <table:table-cell office:value-type="float" office:value="-0.0000000008323207">
            <text:p>-8.323E-01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.784031">
            <text:p>1.784E+000</text:p>
          </table:table-cell>
          <table:table-cell office:value-type="float" office:value="3.149509">
            <text:p>3.150E+000</text:p>
          </table:table-cell>
          <table:table-cell office:value-type="float" office:value="0.00003142339">
            <text:p>3.142E-005</text:p>
          </table:table-cell>
          <table:table-cell office:value-type="float" office:value="0.00001259315">
            <text:p>1.259E-005</text:p>
          </table:table-cell>
          <table:table-cell office:value-type="float" office:value="0.0000000002339052">
            <text:p>2.339E-010</text:p>
          </table:table-cell>
          <table:table-cell office:value-type="float" office:value="0.00001521054">
            <text:p>1.521E-005</text:p>
          </table:table-cell>
          <table:table-cell office:value-type="float" office:value="-0.00000000008969128">
            <text:p>-8.969E-011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.881046">
            <text:p>1.881E+000</text:p>
          </table:table-cell>
          <table:table-cell office:value-type="float" office:value="3.503558">
            <text:p>3.504E+000</text:p>
          </table:table-cell>
          <table:table-cell office:value-type="float" office:value="0.004116505">
            <text:p>4.117E-003</text:p>
          </table:table-cell>
          <table:table-cell office:value-type="float" office:value="0.004028499">
            <text:p>4.028E-003</text:p>
          </table:table-cell>
          <table:table-cell office:value-type="float" office:value="0.0000164051">
            <text:p>1.641E-005</text:p>
          </table:table-cell>
          <table:table-cell office:value-type="float" office:value="0.007522759">
            <text:p>7.523E-003</text:p>
          </table:table-cell>
          <table:table-cell office:value-type="float" office:value="-0.00000001499555">
            <text:p>-1.500E-008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.741101">
            <text:p>1.741E+000</text:p>
          </table:table-cell>
          <table:table-cell office:value-type="float" office:value="2.999769">
            <text:p>3.000E+000</text:p>
          </table:table-cell>
          <table:table-cell office:value-type="float" office:value="0.02441386">
            <text:p>2.441E-002</text:p>
          </table:table-cell>
          <table:table-cell office:value-type="float" office:value="0.02346207">
            <text:p>2.346E-002</text:p>
          </table:table-cell>
          <table:table-cell office:value-type="float" office:value="0.0005615222">
            <text:p>5.615E-004</text:p>
          </table:table-cell>
          <table:table-cell office:value-type="float" office:value="0.03999265">
            <text:p>3.999E-002</text:p>
          </table:table-cell>
          <table:table-cell office:value-type="float" office:value="-0.000001022941">
            <text:p>-1.023E-006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.706792">
            <text:p>1.707E+000</text:p>
          </table:table-cell>
          <table:table-cell office:value-type="float" office:value="2.884874">
            <text:p>2.885E+000</text:p>
          </table:table-cell>
          <table:table-cell office:value-type="float" office:value="0.000006660994">
            <text:p>6.661E-006</text:p>
          </table:table-cell>
          <table:table-cell office:value-type="float" office:value="0.000003057273">
            <text:p>3.057E-006</text:p>
          </table:table-cell>
          <table:table-cell office:value-type="float" office:value="0.00000000001379281">
            <text:p>1.379E-011</text:p>
          </table:table-cell>
          <table:table-cell office:value-type="float" office:value="0.000005184779">
            <text:p>5.185E-006</text:p>
          </table:table-cell>
          <table:table-cell office:value-type="float" office:value="0.0000000000003217739">
            <text:p>3.218E-013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.681873">
            <text:p>1.682E+000</text:p>
          </table:table-cell>
          <table:table-cell office:value-type="float" office:value="2.795273">
            <text:p>2.795E+000</text:p>
          </table:table-cell>
          <table:table-cell office:value-type="float" office:value="0.004729057">
            <text:p>4.729E-003</text:p>
          </table:table-cell>
          <table:table-cell office:value-type="float" office:value="0.001171223">
            <text:p>1.171E-003</text:p>
          </table:table-cell>
          <table:table-cell office:value-type="float" office:value="0.000001883384">
            <text:p>1.883E-006</text:p>
          </table:table-cell>
          <table:table-cell office:value-type="float" office:value="0.0004126199">
            <text:p>4.126E-004</text:p>
          </table:table-cell>
          <table:table-cell office:value-type="float" office:value="0.000002012653">
            <text:p>2.013E-006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.881823">
            <text:p>1.882E+000</text:p>
          </table:table-cell>
          <table:table-cell office:value-type="float" office:value="3.508725">
            <text:p>3.509E+000</text:p>
          </table:table-cell>
          <table:table-cell office:value-type="float" office:value="0.0001836436">
            <text:p>1.836E-004</text:p>
          </table:table-cell>
          <table:table-cell office:value-type="float" office:value="0.0002475388">
            <text:p>2.475E-004</text:p>
          </table:table-cell>
          <table:table-cell office:value-type="float" office:value="0.00000005272058">
            <text:p>5.272E-008</text:p>
          </table:table-cell>
          <table:table-cell office:value-type="float" office:value="0.000460886">
            <text:p>4.609E-004</text:p>
          </table:table-cell>
          <table:table-cell office:value-type="float" office:value="0.000000002460825">
            <text:p>2.461E-009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.884067">
            <text:p>1.884E+000</text:p>
          </table:table-cell>
          <table:table-cell office:value-type="float" office:value="3.515864">
            <text:p>3.516E+000</text:p>
          </table:table-cell>
          <table:table-cell office:value-type="float" office:value="0.08167396">
            <text:p>8.167E-002</text:p>
          </table:table-cell>
          <table:table-cell office:value-type="float" office:value="0.07968071">
            <text:p>7.968E-002</text:p>
          </table:table-cell>
          <table:table-cell office:value-type="float" office:value="0.006427935">
            <text:p>6.428E-003</text:p>
          </table:table-cell>
          <table:table-cell office:value-type="float" office:value="0.1493688">
            <text:p>1.494E-001</text:p>
          </table:table-cell>
          <table:table-cell office:value-type="float" office:value="0.000004148111">
            <text:p>4.148E-006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.75166">
            <text:p>1.752E+000</text:p>
          </table:table-cell>
          <table:table-cell office:value-type="float" office:value="3.034023">
            <text:p>3.034E+000</text:p>
          </table:table-cell>
          <table:table-cell office:value-type="float" office:value="0.00001552605">
            <text:p>1.553E-005</text:p>
          </table:table-cell>
          <table:table-cell office:value-type="float" office:value="0.000001820211">
            <text:p>1.820E-006</text:p>
          </table:table-cell>
          <table:table-cell office:value-type="float" office:value="-0.000000000005013614">
            <text:p>-5.014E-012</text:p>
          </table:table-cell>
          <table:table-cell office:value-type="float" office:value="-0.00000184344">
            <text:p>-1.843E-006</text:p>
          </table:table-cell>
          <table:table-cell office:value-type="float" office:value="-0.000000000008276235">
            <text:p>-8.276E-012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.774391">
            <text:p>1.774E+000</text:p>
          </table:table-cell>
          <table:table-cell office:value-type="float" office:value="3.114331">
            <text:p>3.114E+000</text:p>
          </table:table-cell>
          <table:table-cell office:value-type="float" office:value="0.002606421">
            <text:p>2.606E-003</text:p>
          </table:table-cell>
          <table:table-cell office:value-type="float" office:value="0.002620179">
            <text:p>2.620E-003</text:p>
          </table:table-cell>
          <table:table-cell office:value-type="float" office:value="0.00000684729">
            <text:p>6.847E-006</text:p>
          </table:table-cell>
          <table:table-cell office:value-type="float" office:value="0.004623716">
            <text:p>4.624E-003</text:p>
          </table:table-cell>
          <table:table-cell office:value-type="float" office:value="-0.00000000407404">
            <text:p>-4.074E-009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.82692">
            <text:p>1.827E+000</text:p>
          </table:table-cell>
          <table:table-cell office:value-type="float" office:value="3.303955">
            <text:p>3.304E+000</text:p>
          </table:table-cell>
          <table:table-cell office:value-type="float" office:value="0.0002441062">
            <text:p>2.441E-004</text:p>
          </table:table-cell>
          <table:table-cell office:value-type="float" office:value="0.0002019181">
            <text:p>2.019E-004</text:p>
          </table:table-cell>
          <table:table-cell office:value-type="float" office:value="0.00000004482497">
            <text:p>4.482E-008</text:p>
          </table:table-cell>
          <table:table-cell office:value-type="float" office:value="0.0003654791">
            <text:p>3.655E-004</text:p>
          </table:table-cell>
          <table:table-cell office:value-type="float" office:value="-0.0000000005452629">
            <text:p>-5.453E-01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.786043">
            <text:p>1.786E+000</text:p>
          </table:table-cell>
          <table:table-cell office:value-type="float" office:value="3.156038">
            <text:p>3.156E+000</text:p>
          </table:table-cell>
          <table:table-cell office:value-type="float" office:value="0.03297304">
            <text:p>3.297E-002</text:p>
          </table:table-cell>
          <table:table-cell office:value-type="float" office:value="0.03225631">
            <text:p>3.226E-002</text:p>
          </table:table-cell>
          <table:table-cell office:value-type="float" office:value="0.001051965">
            <text:p>1.052E-003</text:p>
          </table:table-cell>
          <table:table-cell office:value-type="float" office:value="0.05728781">
            <text:p>5.729E-002</text:p>
          </table:table-cell>
          <table:table-cell office:value-type="float" office:value="0.0000002335931">
            <text:p>2.336E-00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.750322">
            <text:p>1.750E+000</text:p>
          </table:table-cell>
          <table:table-cell office:value-type="float" office:value="3.031136">
            <text:p>3.031E+000</text:p>
          </table:table-cell>
          <table:table-cell office:value-type="float" office:value="0.0001094242">
            <text:p>1.094E-004</text:p>
          </table:table-cell>
          <table:table-cell office:value-type="float" office:value="0.00004732842">
            <text:p>4.733E-005</text:p>
          </table:table-cell>
          <table:table-cell office:value-type="float" office:value="0.000000003241464">
            <text:p>3.241E-009</text:p>
          </table:table-cell>
          <table:table-cell office:value-type="float" office:value="0.00005710115">
            <text:p>5.710E-005</text:p>
          </table:table-cell>
          <table:table-cell office:value-type="float" office:value="0.0000000010457">
            <text:p>1.046E-009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.923518">
            <text:p>1.924E+000</text:p>
          </table:table-cell>
          <table:table-cell office:value-type="float" office:value="3.665376">
            <text:p>3.665E+000</text:p>
          </table:table-cell>
          <table:table-cell office:value-type="float" office:value="0.0005506056">
            <text:p>5.506E-004</text:p>
          </table:table-cell>
          <table:table-cell office:value-type="float" office:value="0.0005402245">
            <text:p>5.402E-004</text:p>
          </table:table-cell>
          <table:table-cell office:value-type="float" office:value="0.0000002946323">
            <text:p>2.946E-007</text:p>
          </table:table-cell>
          <table:table-cell office:value-type="float" office:value="0.001026378">
            <text:p>1.026E-003</text:p>
          </table:table-cell>
          <table:table-cell office:value-type="float" office:value="-0.0000000007583414">
            <text:p>-7.583E-01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.844444">
            <text:p>1.844E+000</text:p>
          </table:table-cell>
          <table:table-cell office:value-type="float" office:value="3.36816">
            <text:p>3.368E+000</text:p>
          </table:table-cell>
          <table:table-cell office:value-type="float" office:value="0.00296466">
            <text:p>2.965E-003</text:p>
          </table:table-cell>
          <table:table-cell office:value-type="float" office:value="0.002971298">
            <text:p>2.971E-003</text:p>
          </table:table-cell>
          <table:table-cell office:value-type="float" office:value="0.000008818745">
            <text:p>8.819E-006</text:p>
          </table:table-cell>
          <table:table-cell office:value-type="float" office:value="0.005432265">
            <text:p>5.432E-003</text:p>
          </table:table-cell>
          <table:table-cell office:value-type="float" office:value="0.000000004383038">
            <text:p>4.383E-009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.867505">
            <text:p>1.868E+000</text:p>
          </table:table-cell>
          <table:table-cell office:value-type="float" office:value="3.453512">
            <text:p>3.454E+000</text:p>
          </table:table-cell>
          <table:table-cell office:value-type="float" office:value="0.00004242299">
            <text:p>4.242E-005</text:p>
          </table:table-cell>
          <table:table-cell office:value-type="float" office:value="0.00001180072">
            <text:p>1.180E-005</text:p>
          </table:table-cell>
          <table:table-cell office:value-type="float" office:value="0.0000000002049503">
            <text:p>2.050E-010</text:p>
          </table:table-cell>
          <table:table-cell office:value-type="float" office:value="0.000009343223">
            <text:p>9.343E-006</text:p>
          </table:table-cell>
          <table:table-cell office:value-type="float" office:value="-0.0000000001664646">
            <text:p>-1.665E-01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.916207">
            <text:p>1.916E+000</text:p>
          </table:table-cell>
          <table:table-cell office:value-type="float" office:value="3.636843">
            <text:p>3.637E+000</text:p>
          </table:table-cell>
          <table:table-cell office:value-type="float" office:value="0.001018799">
            <text:p>1.019E-003</text:p>
          </table:table-cell>
          <table:table-cell office:value-type="float" office:value="0.0007980787">
            <text:p>7.981E-004</text:p>
          </table:table-cell>
          <table:table-cell office:value-type="float" office:value="0.000000719354">
            <text:p>7.194E-007</text:p>
          </table:table-cell>
          <table:table-cell office:value-type="float" office:value="0.001500701">
            <text:p>1.501E-003</text:p>
          </table:table-cell>
          <table:table-cell office:value-type="float" office:value="-0.00000002014699">
            <text:p>-2.015E-008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.899943">
            <text:p>1.900E+000</text:p>
          </table:table-cell>
          <table:table-cell office:value-type="float" office:value="3.574384">
            <text:p>3.574E+000</text:p>
          </table:table-cell>
          <table:table-cell office:value-type="float" office:value="0.003781503">
            <text:p>3.782E-003</text:p>
          </table:table-cell>
          <table:table-cell office:value-type="float" office:value="0.003837868">
            <text:p>3.838E-003</text:p>
          </table:table-cell>
          <table:table-cell office:value-type="float" office:value="0.00001462067">
            <text:p>1.462E-005</text:p>
          </table:table-cell>
          <table:table-cell office:value-type="float" office:value="0.007254355">
            <text:p>7.254E-003</text:p>
          </table:table-cell>
          <table:table-cell office:value-type="float" office:value="-0.000000002908121">
            <text:p>-2.908E-009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.833335">
            <text:p>1.833E+000</text:p>
          </table:table-cell>
          <table:table-cell office:value-type="float" office:value="3.326366">
            <text:p>3.326E+000</text:p>
          </table:table-cell>
          <table:table-cell office:value-type="float" office:value="0.0005730606">
            <text:p>5.731E-004</text:p>
          </table:table-cell>
          <table:table-cell office:value-type="float" office:value="0.0005769131">
            <text:p>5.769E-004</text:p>
          </table:table-cell>
          <table:table-cell office:value-type="float" office:value="0.0000003317156">
            <text:p>3.317E-007</text:p>
          </table:table-cell>
          <table:table-cell office:value-type="float" office:value="0.001047817">
            <text:p>1.048E-003</text:p>
          </table:table-cell>
          <table:table-cell office:value-type="float" office:value="-0.00000000009248272">
            <text:p>-9.248E-011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.719772">
            <text:p>1.720E+000</text:p>
          </table:table-cell>
          <table:table-cell office:value-type="float" office:value="2.923818">
            <text:p>2.924E+000</text:p>
          </table:table-cell>
          <table:table-cell office:value-type="float" office:value="0.004347408">
            <text:p>4.347E-003</text:p>
          </table:table-cell>
          <table:table-cell office:value-type="float" office:value="0.003968483">
            <text:p>3.968E-003</text:p>
          </table:table-cell>
          <table:table-cell office:value-type="float" office:value="0.00001648288">
            <text:p>1.648E-005</text:p>
          </table:table-cell>
          <table:table-cell office:value-type="float" office:value="0.006643008">
            <text:p>6.643E-003</text:p>
          </table:table-cell>
          <table:table-cell office:value-type="float" office:value="-0.0000001540304">
            <text:p>-1.540E-007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.805054">
            <text:p>1.805E+000</text:p>
          </table:table-cell>
          <table:table-cell office:value-type="float" office:value="3.223377">
            <text:p>3.223E+000</text:p>
          </table:table-cell>
          <table:table-cell office:value-type="float" office:value="0.003572711">
            <text:p>3.573E-003</text:p>
          </table:table-cell>
          <table:table-cell office:value-type="float" office:value="0.003347055">
            <text:p>3.347E-003</text:p>
          </table:table-cell>
          <table:table-cell office:value-type="float" office:value="0.00001157404">
            <text:p>1.157E-005</text:p>
          </table:table-cell>
          <table:table-cell office:value-type="float" office:value="0.005966625">
            <text:p>5.967E-003</text:p>
          </table:table-cell>
          <table:table-cell office:value-type="float" office:value="0.00000007191339">
            <text:p>7.191E-008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.803506">
            <text:p>1.804E+000</text:p>
          </table:table-cell>
          <table:table-cell office:value-type="float" office:value="3.219193">
            <text:p>3.219E+000</text:p>
          </table:table-cell>
          <table:table-cell office:value-type="float" office:value="0.00005249658">
            <text:p>5.250E-005</text:p>
          </table:table-cell>
          <table:table-cell office:value-type="float" office:value="0.00004396102">
            <text:p>4.396E-005</text:p>
          </table:table-cell>
          <table:table-cell office:value-type="float" office:value="0.000000002111794">
            <text:p>2.112E-009</text:p>
          </table:table-cell>
          <table:table-cell office:value-type="float" office:value="0.00007843809">
            <text:p>7.844E-005</text:p>
          </table:table-cell>
          <table:table-cell office:value-type="float" office:value="-0.00000000001784688">
            <text:p>-1.785E-011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.74886">
            <text:p>1.749E+000</text:p>
          </table:table-cell>
          <table:table-cell office:value-type="float" office:value="3.025026">
            <text:p>3.025E+000</text:p>
          </table:table-cell>
          <table:table-cell office:value-type="float" office:value="0.000005799854">
            <text:p>5.800E-006</text:p>
          </table:table-cell>
          <table:table-cell office:value-type="float" office:value="0.000006610793">
            <text:p>6.611E-006</text:p>
          </table:table-cell>
          <table:table-cell office:value-type="float" office:value="0.00000000004084125">
            <text:p>4.084E-011</text:p>
          </table:table-cell>
          <table:table-cell office:value-type="float" office:value="0.00001115872">
            <text:p>1.116E-005</text:p>
          </table:table-cell>
          <table:table-cell office:value-type="float" office:value="-0.000000000002760566">
            <text:p>-2.761E-012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.927448">
            <text:p>1.927E+000</text:p>
          </table:table-cell>
          <table:table-cell office:value-type="float" office:value="3.680231">
            <text:p>3.680E+000</text:p>
          </table:table-cell>
          <table:table-cell office:value-type="float" office:value="0.01424852">
            <text:p>1.425E-002</text:p>
          </table:table-cell>
          <table:table-cell office:value-type="float" office:value="0.01381521">
            <text:p>1.382E-002</text:p>
          </table:table-cell>
          <table:table-cell office:value-type="float" office:value="0.00019383">
            <text:p>1.938E-004</text:p>
          </table:table-cell>
          <table:table-cell office:value-type="float" office:value="0.02645841">
            <text:p>2.646E-002</text:p>
          </table:table-cell>
          <table:table-cell office:value-type="float" office:value="0.0000001712225">
            <text:p>1.712E-007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.841377">
            <text:p>1.841E+000</text:p>
          </table:table-cell>
          <table:table-cell office:value-type="float" office:value="3.358361">
            <text:p>3.358E+000</text:p>
          </table:table-cell>
          <table:table-cell office:value-type="float" office:value="0.007467908">
            <text:p>7.468E-003</text:p>
          </table:table-cell>
          <table:table-cell office:value-type="float" office:value="0.007255881">
            <text:p>7.256E-003</text:p>
          </table:table-cell>
          <table:table-cell office:value-type="float" office:value="0.00005341147">
            <text:p>5.341E-005</text:p>
          </table:table-cell>
          <table:table-cell office:value-type="float" office:value="0.01325869">
            <text:p>1.326E-002</text:p>
          </table:table-cell>
          <table:table-cell office:value-type="float" office:value="0.00000003710782">
            <text:p>3.711E-008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.812312">
            <text:p>1.812E+000</text:p>
          </table:table-cell>
          <table:table-cell office:value-type="float" office:value="3.252293">
            <text:p>3.252E+000</text:p>
          </table:table-cell>
          <table:table-cell office:value-type="float" office:value="0.001202405">
            <text:p>1.202E-003</text:p>
          </table:table-cell>
          <table:table-cell office:value-type="float" office:value="0.001041762">
            <text:p>1.042E-003</text:p>
          </table:table-cell>
          <table:table-cell office:value-type="float" office:value="0.000001165754">
            <text:p>1.166E-006</text:p>
          </table:table-cell>
          <table:table-cell office:value-type="float" office:value="0.001797096">
            <text:p>1.797E-003</text:p>
          </table:table-cell>
          <table:table-cell office:value-type="float" office:value="-0.00000002110656">
            <text:p>-2.111E-008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.785242">
            <text:p>1.785E+000</text:p>
          </table:table-cell>
          <table:table-cell office:value-type="float" office:value="3.154194">
            <text:p>3.154E+000</text:p>
          </table:table-cell>
          <table:table-cell office:value-type="float" office:value="0.002712933">
            <text:p>2.713E-003</text:p>
          </table:table-cell>
          <table:table-cell office:value-type="float" office:value="0.002714924">
            <text:p>2.715E-003</text:p>
          </table:table-cell>
          <table:table-cell office:value-type="float" office:value="0.000007368107">
            <text:p>7.368E-006</text:p>
          </table:table-cell>
          <table:table-cell office:value-type="float" office:value="0.004821356">
            <text:p>4.821E-003</text:p>
          </table:table-cell>
          <table:table-cell office:value-type="float" office:value="-0.000000003916384">
            <text:p>-3.916E-009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.778986">
            <text:p>1.779E+000</text:p>
          </table:table-cell>
          <table:table-cell office:value-type="float" office:value="3.130365">
            <text:p>3.130E+000</text:p>
          </table:table-cell>
          <table:table-cell office:value-type="float" office:value="0.001921085">
            <text:p>1.921E-003</text:p>
          </table:table-cell>
          <table:table-cell office:value-type="float" office:value="0.001845668">
            <text:p>1.846E-003</text:p>
          </table:table-cell>
          <table:table-cell office:value-type="float" office:value="0.000003475383">
            <text:p>3.475E-006</text:p>
          </table:table-cell>
          <table:table-cell office:value-type="float" office:value="0.003255088">
            <text:p>3.255E-003</text:p>
          </table:table-cell>
          <table:table-cell office:value-type="float" office:value="0.000000007755885">
            <text:p>7.756E-009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.732471">
            <text:p>1.732E+000</text:p>
          </table:table-cell>
          <table:table-cell office:value-type="float" office:value="2.968986">
            <text:p>2.969E+000</text:p>
          </table:table-cell>
          <table:table-cell office:value-type="float" office:value="0.001934938">
            <text:p>1.935E-003</text:p>
          </table:table-cell>
          <table:table-cell office:value-type="float" office:value="0.001794279">
            <text:p>1.794E-003</text:p>
          </table:table-cell>
          <table:table-cell office:value-type="float" office:value="0.000003343117">
            <text:p>3.343E-006</text:p>
          </table:table-cell>
          <table:table-cell office:value-type="float" office:value="0.00303091">
            <text:p>3.031E-003</text:p>
          </table:table-cell>
          <table:table-cell office:value-type="float" office:value="-0.00000002947953">
            <text:p>-2.948E-008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.788889">
            <text:p>1.789E+000</text:p>
          </table:table-cell>
          <table:table-cell office:value-type="float" office:value="3.166897">
            <text:p>3.167E+000</text:p>
          </table:table-cell>
          <table:table-cell office:value-type="float" office:value="0.002233623">
            <text:p>2.234E-003</text:p>
          </table:table-cell>
          <table:table-cell office:value-type="float" office:value="0.002143729">
            <text:p>2.144E-003</text:p>
          </table:table-cell>
          <table:table-cell office:value-type="float" office:value="0.000004690938">
            <text:p>4.691E-006</text:p>
          </table:table-cell>
          <table:table-cell office:value-type="float" office:value="0.003813858">
            <text:p>3.814E-003</text:p>
          </table:table-cell>
          <table:table-cell office:value-type="float" office:value="-0.000000001313366">
            <text:p>-1.313E-00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.788717">
            <text:p>1.789E+000</text:p>
          </table:table-cell>
          <table:table-cell office:value-type="float" office:value="3.165598">
            <text:p>3.166E+000</text:p>
          </table:table-cell>
          <table:table-cell office:value-type="float" office:value="0.00007292782">
            <text:p>7.293E-005</text:p>
          </table:table-cell>
          <table:table-cell office:value-type="float" office:value="0.00002124252">
            <text:p>2.124E-005</text:p>
          </table:table-cell>
          <table:table-cell office:value-type="float" office:value="0.000000000675755">
            <text:p>6.758E-010</text:p>
          </table:table-cell>
          <table:table-cell office:value-type="float" office:value="0.00001709517">
            <text:p>1.710E-005</text:p>
          </table:table-cell>
          <table:table-cell office:value-type="float" office:value="0.0000000004923513">
            <text:p>4.924E-01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.881229">
            <text:p>1.881E+000</text:p>
          </table:table-cell>
          <table:table-cell office:value-type="float" office:value="3.504951">
            <text:p>3.505E+000</text:p>
          </table:table-cell>
          <table:table-cell office:value-type="float" office:value="0.02716181">
            <text:p>2.716E-002</text:p>
          </table:table-cell>
          <table:table-cell office:value-type="float" office:value="0.02616283">
            <text:p>2.616E-002</text:p>
          </table:table-cell>
          <table:table-cell office:value-type="float" office:value="0.0006974379">
            <text:p>6.974E-004</text:p>
          </table:table-cell>
          <table:table-cell office:value-type="float" office:value="0.04880094">
            <text:p>4.880E-002</text:p>
          </table:table-cell>
          <table:table-cell office:value-type="float" office:value="0.000001331663">
            <text:p>1.332E-006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.82196">
            <text:p>1.822E+000</text:p>
          </table:table-cell>
          <table:table-cell office:value-type="float" office:value="3.283472">
            <text:p>3.283E+000</text:p>
          </table:table-cell>
          <table:table-cell office:value-type="float" office:value="0.001022773">
            <text:p>1.023E-003</text:p>
          </table:table-cell>
          <table:table-cell office:value-type="float" office:value="0.0007096849">
            <text:p>7.097E-004</text:p>
          </table:table-cell>
          <table:table-cell office:value-type="float" office:value="0.0000006025845">
            <text:p>6.026E-007</text:p>
          </table:table-cell>
          <table:table-cell office:value-type="float" office:value="0.001144674">
            <text:p>1.145E-003</text:p>
          </table:table-cell>
          <table:table-cell office:value-type="float" office:value="-0.00000004966527">
            <text:p>-4.967E-008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.785797">
            <text:p>1.786E+000</text:p>
          </table:table-cell>
          <table:table-cell office:value-type="float" office:value="3.155394">
            <text:p>3.155E+000</text:p>
          </table:table-cell>
          <table:table-cell office:value-type="float" office:value="0.003220901">
            <text:p>3.221E-003</text:p>
          </table:table-cell>
          <table:table-cell office:value-type="float" office:value="0.003153781">
            <text:p>3.154E-003</text:p>
          </table:table-cell>
          <table:table-cell office:value-type="float" office:value="0.00001005161">
            <text:p>1.005E-005</text:p>
          </table:table-cell>
          <table:table-cell office:value-type="float" office:value="0.005551413">
            <text:p>5.551E-003</text:p>
          </table:table-cell>
          <table:table-cell office:value-type="float" office:value="-0.0000000129159">
            <text:p>-1.292E-008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.80867">
            <text:p>1.809E+000</text:p>
          </table:table-cell>
          <table:table-cell office:value-type="float" office:value="3.238463">
            <text:p>3.238E+000</text:p>
          </table:table-cell>
          <table:table-cell office:value-type="float" office:value="0.004231438">
            <text:p>4.231E-003</text:p>
          </table:table-cell>
          <table:table-cell office:value-type="float" office:value="0.004110893">
            <text:p>4.111E-003</text:p>
          </table:table-cell>
          <table:table-cell office:value-type="float" office:value="0.00001714538">
            <text:p>1.715E-005</text:p>
          </table:table-cell>
          <table:table-cell office:value-type="float" office:value="0.007390557">
            <text:p>7.391E-003</text:p>
          </table:table-cell>
          <table:table-cell office:value-type="float" office:value="-0.00000003921009">
            <text:p>-3.921E-008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.857353">
            <text:p>1.857E+000</text:p>
          </table:table-cell>
          <table:table-cell office:value-type="float" office:value="3.414473">
            <text:p>3.414E+000</text:p>
          </table:table-cell>
          <table:table-cell office:value-type="float" office:value="0.0002446819">
            <text:p>2.447E-004</text:p>
          </table:table-cell>
          <table:table-cell office:value-type="float" office:value="0.00002724333">
            <text:p>2.724E-005</text:p>
          </table:table-cell>
          <table:table-cell office:value-type="float" office:value="-0.000000002224266">
            <text:p>-2.224E-009</text:p>
          </table:table-cell>
          <table:table-cell office:value-type="float" office:value="-0.00005033575">
            <text:p>-5.034E-005</text:p>
          </table:table-cell>
          <table:table-cell office:value-type="float" office:value="0.00000000001021894">
            <text:p>1.022E-011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.859005">
            <text:p>1.859E+000</text:p>
          </table:table-cell>
          <table:table-cell office:value-type="float" office:value="3.421777">
            <text:p>3.422E+000</text:p>
          </table:table-cell>
          <table:table-cell office:value-type="float" office:value="0.003360464">
            <text:p>3.360E-003</text:p>
          </table:table-cell>
          <table:table-cell office:value-type="float" office:value="0.003237212">
            <text:p>3.237E-003</text:p>
          </table:table-cell>
          <table:table-cell office:value-type="float" office:value="0.00001067715">
            <text:p>1.068E-005</text:p>
          </table:table-cell>
          <table:table-cell office:value-type="float" office:value="0.005974722">
            <text:p>5.975E-003</text:p>
          </table:table-cell>
          <table:table-cell office:value-type="float" office:value="0.00000002524585">
            <text:p>2.525E-008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.751017">
            <text:p>1.751E+000</text:p>
          </table:table-cell>
          <table:table-cell office:value-type="float" office:value="3.033948">
            <text:p>3.034E+000</text:p>
          </table:table-cell>
          <table:table-cell office:value-type="float" office:value="0.0001849354">
            <text:p>1.849E-004</text:p>
          </table:table-cell>
          <table:table-cell office:value-type="float" office:value="0.0001117209">
            <text:p>1.117E-004</text:p>
          </table:table-cell>
          <table:table-cell office:value-type="float" office:value="0.00000001589525">
            <text:p>1.590E-008</text:p>
          </table:table-cell>
          <table:table-cell office:value-type="float" office:value="0.0001662443">
            <text:p>1.662E-004</text:p>
          </table:table-cell>
          <table:table-cell office:value-type="float" office:value="-0.000000002285733">
            <text:p>-2.286E-009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.789411">
            <text:p>1.789E+000</text:p>
          </table:table-cell>
          <table:table-cell office:value-type="float" office:value="3.168267">
            <text:p>3.168E+000</text:p>
          </table:table-cell>
          <table:table-cell office:value-type="float" office:value="0.0002491048">
            <text:p>2.491E-004</text:p>
          </table:table-cell>
          <table:table-cell office:value-type="float" office:value="0.00007175722">
            <text:p>7.176E-005</text:p>
          </table:table-cell>
          <table:table-cell office:value-type="float" office:value="0.000000007619479">
            <text:p>7.619E-009</text:p>
          </table:table-cell>
          <table:table-cell office:value-type="float" office:value="0.00004985113">
            <text:p>4.985E-005</text:p>
          </table:table-cell>
          <table:table-cell office:value-type="float" office:value="0.000000005829582">
            <text:p>5.830E-00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.819679">
            <text:p>1.820E+000</text:p>
          </table:table-cell>
          <table:table-cell office:value-type="float" office:value="3.276117">
            <text:p>3.276E+000</text:p>
          </table:table-cell>
          <table:table-cell office:value-type="float" office:value="0.00004930518">
            <text:p>4.931E-005</text:p>
          </table:table-cell>
          <table:table-cell office:value-type="float" office:value="0.000005257077">
            <text:p>5.257E-006</text:p>
          </table:table-cell>
          <table:table-cell office:value-type="float" office:value="-0.00000000007447156">
            <text:p>-7.447E-011</text:p>
          </table:table-cell>
          <table:table-cell office:value-type="float" office:value="-0.000008205357">
            <text:p>-8.205E-006</text:p>
          </table:table-cell>
          <table:table-cell office:value-type="float" office:value="-0.00000000004021805">
            <text:p>-4.022E-011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.811185">
            <text:p>1.811E+000</text:p>
          </table:table-cell>
          <table:table-cell office:value-type="float" office:value="3.244503">
            <text:p>3.245E+000</text:p>
          </table:table-cell>
          <table:table-cell office:value-type="float" office:value="0.0002304982">
            <text:p>2.305E-004</text:p>
          </table:table-cell>
          <table:table-cell office:value-type="float" office:value="0.00002869378">
            <text:p>2.869E-005</text:p>
          </table:table-cell>
          <table:table-cell office:value-type="float" office:value="-0.000000001385085">
            <text:p>-1.385E-009</text:p>
          </table:table-cell>
          <table:table-cell office:value-type="float" office:value="-0.00003929895">
            <text:p>-3.930E-005</text:p>
          </table:table-cell>
          <table:table-cell office:value-type="float" office:value="-0.000000001878018">
            <text:p>-1.878E-009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.80234">
            <text:p>1.802E+000</text:p>
          </table:table-cell>
          <table:table-cell office:value-type="float" office:value="3.215951">
            <text:p>3.216E+000</text:p>
          </table:table-cell>
          <table:table-cell office:value-type="float" office:value="0.00003029251">
            <text:p>3.029E-005</text:p>
          </table:table-cell>
          <table:table-cell office:value-type="float" office:value="0.000003181902">
            <text:p>3.182E-006</text:p>
          </table:table-cell>
          <table:table-cell office:value-type="float" office:value="-0.00000000003025766">
            <text:p>-3.026E-011</text:p>
          </table:table-cell>
          <table:table-cell office:value-type="float" office:value="-0.000005395645">
            <text:p>-5.396E-006</text:p>
          </table:table-cell>
          <table:table-cell office:value-type="float" office:value="-0.000000000007768654">
            <text:p>-7.769E-012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.79762">
            <text:p>1.798E+000</text:p>
          </table:table-cell>
          <table:table-cell office:value-type="float" office:value="3.199972">
            <text:p>3.200E+000</text:p>
          </table:table-cell>
          <table:table-cell office:value-type="float" office:value="0.000307702">
            <text:p>3.077E-004</text:p>
          </table:table-cell>
          <table:table-cell office:value-type="float" office:value="0.00003536113">
            <text:p>3.536E-005</text:p>
          </table:table-cell>
          <table:table-cell office:value-type="float" office:value="-0.000000002955142">
            <text:p>-2.955E-009</text:p>
          </table:table-cell>
          <table:table-cell office:value-type="float" office:value="-0.00005558535">
            <text:p>-5.559E-005</text:p>
          </table:table-cell>
          <table:table-cell office:value-type="float" office:value="-0.000000002207365">
            <text:p>-2.207E-009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.815705">
            <text:p>1.816E+000</text:p>
          </table:table-cell>
          <table:table-cell office:value-type="float" office:value="3.262842">
            <text:p>3.263E+000</text:p>
          </table:table-cell>
          <table:table-cell office:value-type="float" office:value="0.002993856">
            <text:p>2.994E-003</text:p>
          </table:table-cell>
          <table:table-cell office:value-type="float" office:value="0.002870575">
            <text:p>2.871E-003</text:p>
          </table:table-cell>
          <table:table-cell office:value-type="float" office:value="0.000008415271">
            <text:p>8.415E-006</text:p>
          </table:table-cell>
          <table:table-cell office:value-type="float" office:value="0.005178001">
            <text:p>5.178E-003</text:p>
          </table:table-cell>
          <table:table-cell office:value-type="float" office:value="0.00000001455947">
            <text:p>1.456E-008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.788568">
            <text:p>1.789E+000</text:p>
          </table:table-cell>
          <table:table-cell office:value-type="float" office:value="3.163859">
            <text:p>3.164E+000</text:p>
          </table:table-cell>
          <table:table-cell office:value-type="float" office:value="0.0004333093">
            <text:p>4.333E-004</text:p>
          </table:table-cell>
          <table:table-cell office:value-type="float" office:value="0.00005054937">
            <text:p>5.055E-005</text:p>
          </table:table-cell>
          <table:table-cell office:value-type="float" office:value="-0.000000006193669">
            <text:p>-6.194E-009</text:p>
          </table:table-cell>
          <table:table-cell office:value-type="float" office:value="-0.00008290899">
            <text:p>-8.291E-005</text:p>
          </table:table-cell>
          <table:table-cell office:value-type="float" office:value="-0.000000004196089">
            <text:p>-4.196E-009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.817072">
            <text:p>1.817E+000</text:p>
          </table:table-cell>
          <table:table-cell office:value-type="float" office:value="3.265963">
            <text:p>3.266E+000</text:p>
          </table:table-cell>
          <table:table-cell office:value-type="float" office:value="0.00005473467">
            <text:p>5.473E-005</text:p>
          </table:table-cell>
          <table:table-cell office:value-type="float" office:value="0.00001692745">
            <text:p>1.693E-005</text:p>
          </table:table-cell>
          <table:table-cell office:value-type="float" office:value="0.0000000004463835">
            <text:p>4.464E-010</text:p>
          </table:table-cell>
          <table:table-cell office:value-type="float" office:value="0.00001478615">
            <text:p>1.479E-005</text:p>
          </table:table-cell>
          <table:table-cell office:value-type="float" office:value="0.0000000002573426">
            <text:p>2.573E-01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.82277">
            <text:p>1.823E+000</text:p>
          </table:table-cell>
          <table:table-cell office:value-type="float" office:value="3.28961">
            <text:p>3.290E+000</text:p>
          </table:table-cell>
          <table:table-cell office:value-type="float" office:value="0.0005466113">
            <text:p>5.466E-004</text:p>
          </table:table-cell>
          <table:table-cell office:value-type="float" office:value="0.00058942">
            <text:p>5.894E-004</text:p>
          </table:table-cell>
          <table:table-cell office:value-type="float" office:value="0.0000003339329">
            <text:p>3.339E-007</text:p>
          </table:table-cell>
          <table:table-cell office:value-type="float" office:value="0.0009822448">
            <text:p>9.822E-004</text:p>
          </table:table-cell>
          <table:table-cell office:value-type="float" office:value="0.00000002050701">
            <text:p>2.051E-008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.833138">
            <text:p>1.833E+000</text:p>
          </table:table-cell>
          <table:table-cell office:value-type="float" office:value="3.323196">
            <text:p>3.323E+000</text:p>
          </table:table-cell>
          <table:table-cell office:value-type="float" office:value="0.004236034">
            <text:p>4.236E-003</text:p>
          </table:table-cell>
          <table:table-cell office:value-type="float" office:value="0.001223036">
            <text:p>1.223E-003</text:p>
          </table:table-cell>
          <table:table-cell office:value-type="float" office:value="0.000002228886">
            <text:p>2.229E-006</text:p>
          </table:table-cell>
          <table:table-cell office:value-type="float" office:value="0.0008604287">
            <text:p>8.604E-004</text:p>
          </table:table-cell>
          <table:table-cell office:value-type="float" office:value="-0.00000166782">
            <text:p>-1.668E-006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.823326">
            <text:p>1.823E+000</text:p>
          </table:table-cell>
          <table:table-cell office:value-type="float" office:value="3.288564">
            <text:p>3.289E+000</text:p>
          </table:table-cell>
          <table:table-cell office:value-type="float" office:value="0.002453838">
            <text:p>2.454E-003</text:p>
          </table:table-cell>
          <table:table-cell office:value-type="float" office:value="0.000675224">
            <text:p>6.752E-004</text:p>
          </table:table-cell>
          <table:table-cell office:value-type="float" office:value="0.000000657936">
            <text:p>6.579E-007</text:p>
          </table:table-cell>
          <table:table-cell office:value-type="float" office:value="0.0004166102">
            <text:p>4.166E-004</text:p>
          </table:table-cell>
          <table:table-cell office:value-type="float" office:value="-0.000000567928">
            <text:p>-5.679E-007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.823326">
            <text:p>1.823E+000</text:p>
          </table:table-cell>
          <table:table-cell office:value-type="float" office:value="3.288564">
            <text:p>3.289E+000</text:p>
          </table:table-cell>
          <table:table-cell office:value-type="float" office:value="0.002453838">
            <text:p>2.454E-003</text:p>
          </table:table-cell>
          <table:table-cell office:value-type="float" office:value="0.000675224">
            <text:p>6.752E-004</text:p>
          </table:table-cell>
          <table:table-cell office:value-type="float" office:value="0.000000657936">
            <text:p>6.579E-007</text:p>
          </table:table-cell>
          <table:table-cell office:value-type="float" office:value="0.0004166102">
            <text:p>4.166E-004</text:p>
          </table:table-cell>
          <table:table-cell office:value-type="float" office:value="-0.000000567928">
            <text:p>-5.679E-007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.593294">
            <text:p>3.593E+000</text:p>
          </table:table-cell>
          <table:table-cell office:value-type="float" office:value="12.88628">
            <text:p>1.289E+001</text:p>
          </table:table-cell>
          <table:table-cell office:value-type="float" office:value="4.701835E-033">
            <text:p>4.702E-033</text:p>
          </table:table-cell>
          <table:table-cell office:value-type="float" office:value="6.187341E-033">
            <text:p>6.187E-033</text:p>
          </table:table-cell>
          <table:table-cell office:value-type="float" office:value="-2.042086E-065">
            <text:p>-2.042E-065</text:p>
          </table:table-cell>
          <table:table-cell office:value-type="float" office:value="1.401808E-032">
            <text:p>1.402E-032</text:p>
          </table:table-cell>
          <table:table-cell office:value-type="float" office:value="-2.639541E-065">
            <text:p>-2.640E-065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.835993">
            <text:p>1.836E+000</text:p>
          </table:table-cell>
          <table:table-cell office:value-type="float" office:value="3.342358">
            <text:p>3.342E+000</text:p>
          </table:table-cell>
          <table:table-cell office:value-type="float" office:value="0.001304401">
            <text:p>1.304E-003</text:p>
          </table:table-cell>
          <table:table-cell office:value-type="float" office:value="0.0004620248">
            <text:p>4.620E-004</text:p>
          </table:table-cell>
          <table:table-cell office:value-type="float" office:value="0.0000003191711">
            <text:p>3.192E-007</text:p>
          </table:table-cell>
          <table:table-cell office:value-type="float" office:value="0.0004590686">
            <text:p>4.591E-004</text:p>
          </table:table-cell>
          <table:table-cell office:value-type="float" office:value="0.0000001636428">
            <text:p>1.636E-007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.835993">
            <text:p>1.836E+000</text:p>
          </table:table-cell>
          <table:table-cell office:value-type="float" office:value="3.342358">
            <text:p>3.342E+000</text:p>
          </table:table-cell>
          <table:table-cell office:value-type="float" office:value="0.001304401">
            <text:p>1.304E-003</text:p>
          </table:table-cell>
          <table:table-cell office:value-type="float" office:value="0.0004620248">
            <text:p>4.620E-004</text:p>
          </table:table-cell>
          <table:table-cell office:value-type="float" office:value="0.0000003191711">
            <text:p>3.192E-007</text:p>
          </table:table-cell>
          <table:table-cell office:value-type="float" office:value="0.0004590686">
            <text:p>4.591E-004</text:p>
          </table:table-cell>
          <table:table-cell office:value-type="float" office:value="0.0000001636428">
            <text:p>1.636E-007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.828976">
            <text:p>1.829E+000</text:p>
          </table:table-cell>
          <table:table-cell office:value-type="float" office:value="3.315779">
            <text:p>3.316E+000</text:p>
          </table:table-cell>
          <table:table-cell office:value-type="float" office:value="0.003817835">
            <text:p>3.818E-003</text:p>
          </table:table-cell>
          <table:table-cell office:value-type="float" office:value="0.001418383">
            <text:p>1.418E-003</text:p>
          </table:table-cell>
          <table:table-cell office:value-type="float" office:value="0.000002998139">
            <text:p>2.998E-006</text:p>
          </table:table-cell>
          <table:table-cell office:value-type="float" office:value="0.001467418">
            <text:p>1.467E-003</text:p>
          </table:table-cell>
          <table:table-cell office:value-type="float" office:value="0.000001380371">
            <text:p>1.380E-006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.875885">
            <text:p>1.876E+000</text:p>
          </table:table-cell>
          <table:table-cell office:value-type="float" office:value="3.484545">
            <text:p>3.485E+000</text:p>
          </table:table-cell>
          <table:table-cell office:value-type="float" office:value="0.001468851">
            <text:p>1.469E-003</text:p>
          </table:table-cell>
          <table:table-cell office:value-type="float" office:value="0.001603983">
            <text:p>1.604E-003</text:p>
          </table:table-cell>
          <table:table-cell office:value-type="float" office:value="0.000002461836">
            <text:p>2.462E-006</text:p>
          </table:table-cell>
          <table:table-cell office:value-type="float" office:value="0.002948152">
            <text:p>2.948E-003</text:p>
          </table:table-cell>
          <table:table-cell office:value-type="float" office:value="0.00000002867037">
            <text:p>2.867E-008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.859321">
            <text:p>1.859E+000</text:p>
          </table:table-cell>
          <table:table-cell office:value-type="float" office:value="3.422831">
            <text:p>3.423E+000</text:p>
          </table:table-cell>
          <table:table-cell office:value-type="float" office:value="0.0003052011">
            <text:p>3.052E-004</text:p>
          </table:table-cell>
          <table:table-cell office:value-type="float" office:value="0.0002519778">
            <text:p>2.520E-004</text:p>
          </table:table-cell>
          <table:table-cell office:value-type="float" office:value="0.00000006987274">
            <text:p>6.987E-008</text:p>
          </table:table-cell>
          <table:table-cell office:value-type="float" office:value="0.0004641576">
            <text:p>4.642E-004</text:p>
          </table:table-cell>
          <table:table-cell office:value-type="float" office:value="-0.0000000008016404">
            <text:p>-8.016E-01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.827427">
            <text:p>1.827E+000</text:p>
          </table:table-cell>
          <table:table-cell office:value-type="float" office:value="3.305825">
            <text:p>3.306E+000</text:p>
          </table:table-cell>
          <table:table-cell office:value-type="float" office:value="0.0009459922">
            <text:p>9.460E-004</text:p>
          </table:table-cell>
          <table:table-cell office:value-type="float" office:value="0.0001183873">
            <text:p>1.184E-004</text:p>
          </table:table-cell>
          <table:table-cell office:value-type="float" office:value="-0.00000002164251">
            <text:p>-2.164E-008</text:p>
          </table:table-cell>
          <table:table-cell office:value-type="float" office:value="-0.00014993">
            <text:p>-1.499E-004</text:p>
          </table:table-cell>
          <table:table-cell office:value-type="float" office:value="0.0000000331851">
            <text:p>3.319E-008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.892536">
            <text:p>1.893E+000</text:p>
          </table:table-cell>
          <table:table-cell office:value-type="float" office:value="3.546038">
            <text:p>3.546E+000</text:p>
          </table:table-cell>
          <table:table-cell office:value-type="float" office:value="0.009356652">
            <text:p>9.357E-003</text:p>
          </table:table-cell>
          <table:table-cell office:value-type="float" office:value="0.007851582">
            <text:p>7.852E-003</text:p>
          </table:table-cell>
          <table:table-cell office:value-type="float" office:value="0.00006727555">
            <text:p>6.728E-005</text:p>
          </table:table-cell>
          <table:table-cell office:value-type="float" office:value="0.01422478">
            <text:p>1.422E-002</text:p>
          </table:table-cell>
          <table:table-cell office:value-type="float" office:value="-0.000001700894">
            <text:p>-1.701E-00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.851123">
            <text:p>1.851E+000</text:p>
          </table:table-cell>
          <table:table-cell office:value-type="float" office:value="3.390886">
            <text:p>3.391E+000</text:p>
          </table:table-cell>
          <table:table-cell office:value-type="float" office:value="0.00007250801">
            <text:p>7.251E-005</text:p>
          </table:table-cell>
          <table:table-cell office:value-type="float" office:value="0.00001023579">
            <text:p>1.024E-005</text:p>
          </table:table-cell>
          <table:table-cell office:value-type="float" office:value="-0.00000000006727129">
            <text:p>-6.727E-011</text:p>
          </table:table-cell>
          <table:table-cell office:value-type="float" office:value="-0.00000975671">
            <text:p>-9.757E-006</text:p>
          </table:table-cell>
          <table:table-cell office:value-type="float" office:value="0.0000000002706168">
            <text:p>2.706E-01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.862049">
            <text:p>1.862E+000</text:p>
          </table:table-cell>
          <table:table-cell office:value-type="float" office:value="3.4315">
            <text:p>3.432E+000</text:p>
          </table:table-cell>
          <table:table-cell office:value-type="float" office:value="0.0001269211">
            <text:p>1.269E-004</text:p>
          </table:table-cell>
          <table:table-cell office:value-type="float" office:value="0.00001930716">
            <text:p>1.931E-005</text:p>
          </table:table-cell>
          <table:table-cell office:value-type="float" office:value="-0.00000000003431647">
            <text:p>-3.432E-011</text:p>
          </table:table-cell>
          <table:table-cell office:value-type="float" office:value="-0.00001467254">
            <text:p>-1.467E-005</text:p>
          </table:table-cell>
          <table:table-cell office:value-type="float" office:value="0.0000000009551341">
            <text:p>9.551E-01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.78774">
            <text:p>1.788E+000</text:p>
          </table:table-cell>
          <table:table-cell office:value-type="float" office:value="3.162658">
            <text:p>3.163E+000</text:p>
          </table:table-cell>
          <table:table-cell office:value-type="float" office:value="0.003056569">
            <text:p>3.057E-003</text:p>
          </table:table-cell>
          <table:table-cell office:value-type="float" office:value="0.002783917">
            <text:p>2.784E-003</text:p>
          </table:table-cell>
          <table:table-cell office:value-type="float" office:value="0.000008120645">
            <text:p>8.121E-006</text:p>
          </table:table-cell>
          <table:table-cell office:value-type="float" office:value="0.004912736">
            <text:p>4.913E-003</text:p>
          </table:table-cell>
          <table:table-cell office:value-type="float" office:value="-0.00000005747414">
            <text:p>-5.747E-00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.769491">
            <text:p>1.769E+000</text:p>
          </table:table-cell>
          <table:table-cell office:value-type="float" office:value="3.099644">
            <text:p>3.100E+000</text:p>
          </table:table-cell>
          <table:table-cell office:value-type="float" office:value="0.009846831">
            <text:p>9.847E-003</text:p>
          </table:table-cell>
          <table:table-cell office:value-type="float" office:value="0.009801366">
            <text:p>9.801E-003</text:p>
          </table:table-cell>
          <table:table-cell office:value-type="float" office:value="0.0000962893">
            <text:p>9.629E-005</text:p>
          </table:table-cell>
          <table:table-cell office:value-type="float" office:value="0.01724212">
            <text:p>1.724E-002</text:p>
          </table:table-cell>
          <table:table-cell office:value-type="float" office:value="0.00000007794718">
            <text:p>7.795E-008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.781846">
            <text:p>1.782E+000</text:p>
          </table:table-cell>
          <table:table-cell office:value-type="float" office:value="3.140357">
            <text:p>3.140E+000</text:p>
          </table:table-cell>
          <table:table-cell office:value-type="float" office:value="0.0001548275">
            <text:p>1.548E-004</text:p>
          </table:table-cell>
          <table:table-cell office:value-type="float" office:value="0.0001308623">
            <text:p>1.309E-004</text:p>
          </table:table-cell>
          <table:table-cell office:value-type="float" office:value="0.00000001862196">
            <text:p>1.862E-008</text:p>
          </table:table-cell>
          <table:table-cell office:value-type="float" office:value="0.0002246325">
            <text:p>2.246E-004</text:p>
          </table:table-cell>
          <table:table-cell office:value-type="float" office:value="-0.000000000439084">
            <text:p>-4.391E-01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.822295">
            <text:p>1.822E+000</text:p>
          </table:table-cell>
          <table:table-cell office:value-type="float" office:value="3.286385">
            <text:p>3.286E+000</text:p>
          </table:table-cell>
          <table:table-cell office:value-type="float" office:value="0.0002098692">
            <text:p>2.099E-004</text:p>
          </table:table-cell>
          <table:table-cell office:value-type="float" office:value="0.0001560335">
            <text:p>1.560E-004</text:p>
          </table:table-cell>
          <table:table-cell office:value-type="float" office:value="0.00000002819524">
            <text:p>2.820E-008</text:p>
          </table:table-cell>
          <table:table-cell office:value-type="float" office:value="0.0002631124">
            <text:p>2.631E-004</text:p>
          </table:table-cell>
          <table:table-cell office:value-type="float" office:value="-0.000000001514248">
            <text:p>-1.514E-009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.880322">
            <text:p>1.880E+000</text:p>
          </table:table-cell>
          <table:table-cell office:value-type="float" office:value="3.50119">
            <text:p>3.501E+000</text:p>
          </table:table-cell>
          <table:table-cell office:value-type="float" office:value="0.00009371138">
            <text:p>9.371E-005</text:p>
          </table:table-cell>
          <table:table-cell office:value-type="float" office:value="0.00003285447">
            <text:p>3.285E-005</text:p>
          </table:table-cell>
          <table:table-cell office:value-type="float" office:value="0.00000000162544">
            <text:p>1.625E-009</text:p>
          </table:table-cell>
          <table:table-cell office:value-type="float" office:value="0.00003289874">
            <text:p>3.290E-005</text:p>
          </table:table-cell>
          <table:table-cell office:value-type="float" office:value="0.0000000008254052">
            <text:p>8.254E-01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.81862">
            <text:p>1.819E+000</text:p>
          </table:table-cell>
          <table:table-cell office:value-type="float" office:value="3.274598">
            <text:p>3.275E+000</text:p>
          </table:table-cell>
          <table:table-cell office:value-type="float" office:value="0.0006754833">
            <text:p>6.755E-004</text:p>
          </table:table-cell>
          <table:table-cell office:value-type="float" office:value="0.0007202003">
            <text:p>7.202E-004</text:p>
          </table:table-cell>
          <table:table-cell office:value-type="float" office:value="0.000000502321">
            <text:p>5.023E-007</text:p>
          </table:table-cell>
          <table:table-cell office:value-type="float" office:value="0.001300272">
            <text:p>1.300E-003</text:p>
          </table:table-cell>
          <table:table-cell office:value-type="float" office:value="0.000000002637382">
            <text:p>2.637E-00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.804721">
            <text:p>1.805E+000</text:p>
          </table:table-cell>
          <table:table-cell office:value-type="float" office:value="3.224043">
            <text:p>3.224E+000</text:p>
          </table:table-cell>
          <table:table-cell office:value-type="float" office:value="0.002667992">
            <text:p>2.668E-003</text:p>
          </table:table-cell>
          <table:table-cell office:value-type="float" office:value="0.002551295">
            <text:p>2.551E-003</text:p>
          </table:table-cell>
          <table:table-cell office:value-type="float" office:value="0.000006656249">
            <text:p>6.656E-006</text:p>
          </table:table-cell>
          <table:table-cell office:value-type="float" office:value="0.004548619">
            <text:p>4.549E-003</text:p>
          </table:table-cell>
          <table:table-cell office:value-type="float" office:value="0.00000002760502">
            <text:p>2.761E-008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.808961">
            <text:p>1.809E+000</text:p>
          </table:table-cell>
          <table:table-cell office:value-type="float" office:value="3.239123">
            <text:p>3.239E+000</text:p>
          </table:table-cell>
          <table:table-cell office:value-type="float" office:value="0.0005451297">
            <text:p>5.451E-004</text:p>
          </table:table-cell>
          <table:table-cell office:value-type="float" office:value="0.0003188592">
            <text:p>3.189E-004</text:p>
          </table:table-cell>
          <table:table-cell office:value-type="float" office:value="0.0000001315096">
            <text:p>1.315E-007</text:p>
          </table:table-cell>
          <table:table-cell office:value-type="float" office:value="0.0005024259">
            <text:p>5.024E-004</text:p>
          </table:table-cell>
          <table:table-cell office:value-type="float" office:value="0.00000001943397">
            <text:p>1.943E-008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.92044">
            <text:p>1.920E+000</text:p>
          </table:table-cell>
          <table:table-cell office:value-type="float" office:value="3.654699">
            <text:p>3.655E+000</text:p>
          </table:table-cell>
          <table:table-cell office:value-type="float" office:value="0.0006381337">
            <text:p>6.381E-004</text:p>
          </table:table-cell>
          <table:table-cell office:value-type="float" office:value="0.0005660066">
            <text:p>5.660E-004</text:p>
          </table:table-cell>
          <table:table-cell office:value-type="float" office:value="0.0000003401513">
            <text:p>3.402E-007</text:p>
          </table:table-cell>
          <table:table-cell office:value-type="float" office:value="0.001076182">
            <text:p>1.076E-003</text:p>
          </table:table-cell>
          <table:table-cell office:value-type="float" office:value="0.000000002911485">
            <text:p>2.911E-009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.835858">
            <text:p>1.836E+000</text:p>
          </table:table-cell>
          <table:table-cell office:value-type="float" office:value="3.335233">
            <text:p>3.335E+000</text:p>
          </table:table-cell>
          <table:table-cell office:value-type="float" office:value="0.0001188612">
            <text:p>1.189E-004</text:p>
          </table:table-cell>
          <table:table-cell office:value-type="float" office:value="0.00001358476">
            <text:p>1.358E-005</text:p>
          </table:table-cell>
          <table:table-cell office:value-type="float" office:value="-0.0000000004815019">
            <text:p>-4.815E-010</text:p>
          </table:table-cell>
          <table:table-cell office:value-type="float" office:value="-0.00002358745">
            <text:p>-2.359E-005</text:p>
          </table:table-cell>
          <table:table-cell office:value-type="float" office:value="-0.0000000002571807">
            <text:p>-2.572E-01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.805583">
            <text:p>1.806E+000</text:p>
          </table:table-cell>
          <table:table-cell office:value-type="float" office:value="3.226746">
            <text:p>3.227E+000</text:p>
          </table:table-cell>
          <table:table-cell office:value-type="float" office:value="0.002454523">
            <text:p>2.455E-003</text:p>
          </table:table-cell>
          <table:table-cell office:value-type="float" office:value="0.002061355">
            <text:p>2.061E-003</text:p>
          </table:table-cell>
          <table:table-cell office:value-type="float" office:value="0.000004635434">
            <text:p>4.635E-006</text:p>
          </table:table-cell>
          <table:table-cell office:value-type="float" office:value="0.003548882">
            <text:p>3.549E-003</text:p>
          </table:table-cell>
          <table:table-cell office:value-type="float" office:value="0.0000001100196">
            <text:p>1.100E-007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.852768">
            <text:p>1.853E+000</text:p>
          </table:table-cell>
          <table:table-cell office:value-type="float" office:value="3.398269">
            <text:p>3.398E+000</text:p>
          </table:table-cell>
          <table:table-cell office:value-type="float" office:value="0.02341665">
            <text:p>2.342E-002</text:p>
          </table:table-cell>
          <table:table-cell office:value-type="float" office:value="0.02297368">
            <text:p>2.297E-002</text:p>
          </table:table-cell>
          <table:table-cell office:value-type="float" office:value="0.000532854">
            <text:p>5.329E-004</text:p>
          </table:table-cell>
          <table:table-cell office:value-type="float" office:value="0.0423502">
            <text:p>4.235E-002</text:p>
          </table:table-cell>
          <table:table-cell office:value-type="float" office:value="0.0000001060403">
            <text:p>1.060E-007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.84175">
            <text:p>1.842E+000</text:p>
          </table:table-cell>
          <table:table-cell office:value-type="float" office:value="3.358128">
            <text:p>3.358E+000</text:p>
          </table:table-cell>
          <table:table-cell office:value-type="float" office:value="0.00008770652">
            <text:p>8.771E-005</text:p>
          </table:table-cell>
          <table:table-cell office:value-type="float" office:value="0.00003755149">
            <text:p>3.755E-005</text:p>
          </table:table-cell>
          <table:table-cell office:value-type="float" office:value="0.000000002049128">
            <text:p>2.049E-009</text:p>
          </table:table-cell>
          <table:table-cell office:value-type="float" office:value="0.00004926915">
            <text:p>4.927E-005</text:p>
          </table:table-cell>
          <table:table-cell office:value-type="float" office:value="0.0000000006673107">
            <text:p>6.673E-01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.898549">
            <text:p>1.899E+000</text:p>
          </table:table-cell>
          <table:table-cell office:value-type="float" office:value="3.57047">
            <text:p>3.570E+000</text:p>
          </table:table-cell>
          <table:table-cell office:value-type="float" office:value="0.004151495">
            <text:p>4.151E-003</text:p>
          </table:table-cell>
          <table:table-cell office:value-type="float" office:value="0.004107749">
            <text:p>4.108E-003</text:p>
          </table:table-cell>
          <table:table-cell office:value-type="float" office:value="0.00001696321">
            <text:p>1.696E-005</text:p>
          </table:table-cell>
          <table:table-cell office:value-type="float" office:value="0.007761361">
            <text:p>7.761E-003</text:p>
          </table:table-cell>
          <table:table-cell office:value-type="float" office:value="0.000000007095103">
            <text:p>7.095E-009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1.825577">
            <text:p>1.826E+000</text:p>
          </table:table-cell>
          <table:table-cell office:value-type="float" office:value="3.298987">
            <text:p>3.299E+000</text:p>
          </table:table-cell>
          <table:table-cell office:value-type="float" office:value="0.002654953">
            <text:p>2.655E-003</text:p>
          </table:table-cell>
          <table:table-cell office:value-type="float" office:value="0.002534945">
            <text:p>2.535E-003</text:p>
          </table:table-cell>
          <table:table-cell office:value-type="float" office:value="0.00000657629">
            <text:p>6.576E-006</text:p>
          </table:table-cell>
          <table:table-cell office:value-type="float" office:value="0.004601528">
            <text:p>4.602E-003</text:p>
          </table:table-cell>
          <table:table-cell office:value-type="float" office:value="0.000000007771016">
            <text:p>7.771E-009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.745741">
            <text:p>1.746E+000</text:p>
          </table:table-cell>
          <table:table-cell office:value-type="float" office:value="3.015046">
            <text:p>3.015E+000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.948559">
            <text:p>1.949E+000</text:p>
          </table:table-cell>
          <table:table-cell office:value-type="float" office:value="3.761883">
            <text:p>3.762E+000</text:p>
          </table:table-cell>
          <table:table-cell office:value-type="float" office:value="0.01719312">
            <text:p>1.719E-002</text:p>
          </table:table-cell>
          <table:table-cell office:value-type="float" office:value="0.01576527">
            <text:p>1.577E-002</text:p>
          </table:table-cell>
          <table:table-cell office:value-type="float" office:value="0.0002595459">
            <text:p>2.595E-004</text:p>
          </table:table-cell>
          <table:table-cell office:value-type="float" office:value="0.03027266">
            <text:p>3.027E-002</text:p>
          </table:table-cell>
          <table:table-cell office:value-type="float" office:value="0.000002180534">
            <text:p>2.181E-006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.82613">
            <text:p>1.826E+000</text:p>
          </table:table-cell>
          <table:table-cell office:value-type="float" office:value="3.302162">
            <text:p>3.302E+000</text:p>
          </table:table-cell>
          <table:table-cell office:value-type="float" office:value="0.0255325">
            <text:p>2.553E-002</text:p>
          </table:table-cell>
          <table:table-cell office:value-type="float" office:value="0.02458272">
            <text:p>2.458E-002</text:p>
          </table:table-cell>
          <table:table-cell office:value-type="float" office:value="0.0006158729">
            <text:p>6.159E-004</text:p>
          </table:table-cell>
          <table:table-cell office:value-type="float" office:value="0.04436976">
            <text:p>4.437E-002</text:p>
          </table:table-cell>
          <table:table-cell office:value-type="float" office:value="-0.0000009440192">
            <text:p>-9.440E-007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.78396">
            <text:p>1.784E+000</text:p>
          </table:table-cell>
          <table:table-cell office:value-type="float" office:value="3.150366">
            <text:p>3.150E+000</text:p>
          </table:table-cell>
          <table:table-cell office:value-type="float" office:value="0.01045101">
            <text:p>1.045E-002</text:p>
          </table:table-cell>
          <table:table-cell office:value-type="float" office:value="0.01036566">
            <text:p>1.037E-002</text:p>
          </table:table-cell>
          <table:table-cell office:value-type="float" office:value="0.0001078883">
            <text:p>1.079E-004</text:p>
          </table:table-cell>
          <table:table-cell office:value-type="float" office:value="0.01839511">
            <text:p>1.840E-002</text:p>
          </table:table-cell>
          <table:table-cell office:value-type="float" office:value="-0.0000000384396">
            <text:p>-3.844E-008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1.816435">
            <text:p>1.816E+000</text:p>
          </table:table-cell>
          <table:table-cell office:value-type="float" office:value="3.265256">
            <text:p>3.265E+000</text:p>
          </table:table-cell>
          <table:table-cell office:value-type="float" office:value="0.0007469697">
            <text:p>7.470E-004</text:p>
          </table:table-cell>
          <table:table-cell office:value-type="float" office:value="0.000616746">
            <text:p>6.167E-004</text:p>
          </table:table-cell>
          <table:table-cell office:value-type="float" office:value="0.0000004184879">
            <text:p>4.185E-007</text:p>
          </table:table-cell>
          <table:table-cell office:value-type="float" office:value="0.001030173">
            <text:p>1.030E-003</text:p>
          </table:table-cell>
          <table:table-cell office:value-type="float" office:value="-0.00000001016493">
            <text:p>-1.016E-008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.815944">
            <text:p>1.816E+000</text:p>
          </table:table-cell>
          <table:table-cell office:value-type="float" office:value="3.265366">
            <text:p>3.265E+000</text:p>
          </table:table-cell>
          <table:table-cell office:value-type="float" office:value="0.0006800748">
            <text:p>6.801E-004</text:p>
          </table:table-cell>
          <table:table-cell office:value-type="float" office:value="0.0006112711">
            <text:p>6.113E-004</text:p>
          </table:table-cell>
          <table:table-cell office:value-type="float" office:value="0.0000003940898">
            <text:p>3.941E-007</text:p>
          </table:table-cell>
          <table:table-cell office:value-type="float" office:value="0.001075699">
            <text:p>1.076E-003</text:p>
          </table:table-cell>
          <table:table-cell office:value-type="float" office:value="-0.000000004928983">
            <text:p>-4.929E-009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.726776">
            <text:p>1.727E+000</text:p>
          </table:table-cell>
          <table:table-cell office:value-type="float" office:value="2.949153">
            <text:p>2.949E+000</text:p>
          </table:table-cell>
          <table:table-cell office:value-type="float" office:value="0.00186619">
            <text:p>1.866E-003</text:p>
          </table:table-cell>
          <table:table-cell office:value-type="float" office:value="0.001892162">
            <text:p>1.892E-003</text:p>
          </table:table-cell>
          <table:table-cell office:value-type="float" office:value="0.000003555621">
            <text:p>3.556E-006</text:p>
          </table:table-cell>
          <table:table-cell office:value-type="float" office:value="0.003249135">
            <text:p>3.249E-003</text:p>
          </table:table-cell>
          <table:table-cell office:value-type="float" office:value="-0.000000001072984">
            <text:p>-1.073E-009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.859424">
            <text:p>1.859E+000</text:p>
          </table:table-cell>
          <table:table-cell office:value-type="float" office:value="3.422847">
            <text:p>3.423E+000</text:p>
          </table:table-cell>
          <table:table-cell office:value-type="float" office:value="0.002698489">
            <text:p>2.698E-003</text:p>
          </table:table-cell>
          <table:table-cell office:value-type="float" office:value="0.002631231">
            <text:p>2.631E-003</text:p>
          </table:table-cell>
          <table:table-cell office:value-type="float" office:value="0.000007011293">
            <text:p>7.011E-006</text:p>
          </table:table-cell>
          <table:table-cell office:value-type="float" office:value="0.004867162">
            <text:p>4.867E-003</text:p>
          </table:table-cell>
          <table:table-cell office:value-type="float" office:value="0.00000001146384">
            <text:p>1.146E-008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.847339">
            <text:p>1.847E+000</text:p>
          </table:table-cell>
          <table:table-cell office:value-type="float" office:value="3.377613">
            <text:p>3.378E+000</text:p>
          </table:table-cell>
          <table:table-cell office:value-type="float" office:value="0.001624574">
            <text:p>1.625E-003</text:p>
          </table:table-cell>
          <table:table-cell office:value-type="float" office:value="0.001399386">
            <text:p>1.399E-003</text:p>
          </table:table-cell>
          <table:table-cell office:value-type="float" office:value="0.000002109623">
            <text:p>2.110E-006</text:p>
          </table:table-cell>
          <table:table-cell office:value-type="float" office:value="0.00253144">
            <text:p>2.531E-003</text:p>
          </table:table-cell>
          <table:table-cell office:value-type="float" office:value="0.00000003813552">
            <text:p>3.814E-008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.811828">
            <text:p>1.812E+000</text:p>
          </table:table-cell>
          <table:table-cell office:value-type="float" office:value="3.248158">
            <text:p>3.248E+000</text:p>
          </table:table-cell>
          <table:table-cell office:value-type="float" office:value="0.000002846593">
            <text:p>2.847E-006</text:p>
          </table:table-cell>
          <table:table-cell office:value-type="float" office:value="0.000001093282">
            <text:p>1.093E-006</text:p>
          </table:table-cell>
          <table:table-cell office:value-type="float" office:value="0.000000000001844322">
            <text:p>1.844E-012</text:p>
          </table:table-cell>
          <table:table-cell office:value-type="float" office:value="0.0000008040262">
            <text:p>8.040E-007</text:p>
          </table:table-cell>
          <table:table-cell office:value-type="float" office:value="-0.0000000000005641763">
            <text:p>-5.642E-013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.781176">
            <text:p>1.781E+000</text:p>
          </table:table-cell>
          <table:table-cell office:value-type="float" office:value="3.139001">
            <text:p>3.139E+000</text:p>
          </table:table-cell>
          <table:table-cell office:value-type="float" office:value="0.00001847423">
            <text:p>1.847E-005</text:p>
          </table:table-cell>
          <table:table-cell office:value-type="float" office:value="0.000005199966">
            <text:p>5.200E-006</text:p>
          </table:table-cell>
          <table:table-cell office:value-type="float" office:value="0.0000000000404011">
            <text:p>4.040E-011</text:p>
          </table:table-cell>
          <table:table-cell office:value-type="float" office:value="0.00000326326">
            <text:p>3.263E-006</text:p>
          </table:table-cell>
          <table:table-cell office:value-type="float" office:value="-0.00000000003106968">
            <text:p>-3.107E-011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.796575">
            <text:p>1.797E+000</text:p>
          </table:table-cell>
          <table:table-cell office:value-type="float" office:value="3.194291">
            <text:p>3.194E+000</text:p>
          </table:table-cell>
          <table:table-cell office:value-type="float" office:value="0.00004407394">
            <text:p>4.407E-005</text:p>
          </table:table-cell>
          <table:table-cell office:value-type="float" office:value="0.00001755485">
            <text:p>1.755E-005</text:p>
          </table:table-cell>
          <table:table-cell office:value-type="float" office:value="0.000000000454786">
            <text:p>4.548E-010</text:p>
          </table:table-cell>
          <table:table-cell office:value-type="float" office:value="0.00001905466">
            <text:p>1.905E-005</text:p>
          </table:table-cell>
          <table:table-cell office:value-type="float" office:value="0.0000000001777823">
            <text:p>1.778E-01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.887973">
            <text:p>1.888E+000</text:p>
          </table:table-cell>
          <table:table-cell office:value-type="float" office:value="3.530075">
            <text:p>3.530E+000</text:p>
          </table:table-cell>
          <table:table-cell office:value-type="float" office:value="0.005142909">
            <text:p>5.143E-003</text:p>
          </table:table-cell>
          <table:table-cell office:value-type="float" office:value="0.004960487">
            <text:p>4.960E-003</text:p>
          </table:table-cell>
          <table:table-cell office:value-type="float" office:value="0.00002505468">
            <text:p>2.505E-005</text:p>
          </table:table-cell>
          <table:table-cell office:value-type="float" office:value="0.009269572">
            <text:p>9.270E-003</text:p>
          </table:table-cell>
          <table:table-cell office:value-type="float" office:value="0.00000007582549">
            <text:p>7.583E-008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.811743">
            <text:p>1.812E+000</text:p>
          </table:table-cell>
          <table:table-cell office:value-type="float" office:value="3.249774">
            <text:p>3.250E+000</text:p>
          </table:table-cell>
          <table:table-cell office:value-type="float" office:value="0.0005813392">
            <text:p>5.813E-004</text:p>
          </table:table-cell>
          <table:table-cell office:value-type="float" office:value="0.0004030893">
            <text:p>4.031E-004</text:p>
          </table:table-cell>
          <table:table-cell office:value-type="float" office:value="0.000000194419">
            <text:p>1.944E-007</text:p>
          </table:table-cell>
          <table:table-cell office:value-type="float" office:value="0.0006504614">
            <text:p>6.505E-004</text:p>
          </table:table-cell>
          <table:table-cell office:value-type="float" office:value="-0.00000001660449">
            <text:p>-1.660E-008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1.838692">
            <text:p>1.839E+000</text:p>
          </table:table-cell>
          <table:table-cell office:value-type="float" office:value="3.347651">
            <text:p>3.348E+000</text:p>
          </table:table-cell>
          <table:table-cell office:value-type="float" office:value="0.002226536">
            <text:p>2.227E-003</text:p>
          </table:table-cell>
          <table:table-cell office:value-type="float" office:value="0.002152076">
            <text:p>2.152E-003</text:p>
          </table:table-cell>
          <table:table-cell office:value-type="float" office:value="0.000004710861">
            <text:p>4.711E-006</text:p>
          </table:table-cell>
          <table:table-cell office:value-type="float" office:value="0.003907001">
            <text:p>3.907E-003</text:p>
          </table:table-cell>
          <table:table-cell office:value-type="float" office:value="-0.00000001025934">
            <text:p>-1.026E-008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.737986">
            <text:p>1.738E+000</text:p>
          </table:table-cell>
          <table:table-cell office:value-type="float" office:value="2.987548">
            <text:p>2.988E+000</text:p>
          </table:table-cell>
          <table:table-cell office:value-type="float" office:value="0.001906684">
            <text:p>1.907E-003</text:p>
          </table:table-cell>
          <table:table-cell office:value-type="float" office:value="0.001913506">
            <text:p>1.914E-003</text:p>
          </table:table-cell>
          <table:table-cell office:value-type="float" office:value="0.000003654974">
            <text:p>3.655E-006</text:p>
          </table:table-cell>
          <table:table-cell office:value-type="float" office:value="0.003295327">
            <text:p>3.295E-003</text:p>
          </table:table-cell>
          <table:table-cell office:value-type="float" office:value="-0.0000000008323207">
            <text:p>-8.323E-01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1.784031">
            <text:p>1.784E+000</text:p>
          </table:table-cell>
          <table:table-cell office:value-type="float" office:value="3.149509">
            <text:p>3.150E+000</text:p>
          </table:table-cell>
          <table:table-cell office:value-type="float" office:value="0.00003142339">
            <text:p>3.142E-005</text:p>
          </table:table-cell>
          <table:table-cell office:value-type="float" office:value="0.00001259315">
            <text:p>1.259E-005</text:p>
          </table:table-cell>
          <table:table-cell office:value-type="float" office:value="0.0000000002339052">
            <text:p>2.339E-010</text:p>
          </table:table-cell>
          <table:table-cell office:value-type="float" office:value="0.00001521054">
            <text:p>1.521E-005</text:p>
          </table:table-cell>
          <table:table-cell office:value-type="float" office:value="-0.00000000008969128">
            <text:p>-8.969E-011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1.881046">
            <text:p>1.881E+000</text:p>
          </table:table-cell>
          <table:table-cell office:value-type="float" office:value="3.503558">
            <text:p>3.504E+000</text:p>
          </table:table-cell>
          <table:table-cell office:value-type="float" office:value="0.004116505">
            <text:p>4.117E-003</text:p>
          </table:table-cell>
          <table:table-cell office:value-type="float" office:value="0.004028499">
            <text:p>4.028E-003</text:p>
          </table:table-cell>
          <table:table-cell office:value-type="float" office:value="0.0000164051">
            <text:p>1.641E-005</text:p>
          </table:table-cell>
          <table:table-cell office:value-type="float" office:value="0.007522759">
            <text:p>7.523E-003</text:p>
          </table:table-cell>
          <table:table-cell office:value-type="float" office:value="-0.00000001499555">
            <text:p>-1.500E-008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.741101">
            <text:p>1.741E+000</text:p>
          </table:table-cell>
          <table:table-cell office:value-type="float" office:value="2.999769">
            <text:p>3.000E+000</text:p>
          </table:table-cell>
          <table:table-cell office:value-type="float" office:value="0.02441386">
            <text:p>2.441E-002</text:p>
          </table:table-cell>
          <table:table-cell office:value-type="float" office:value="0.02346207">
            <text:p>2.346E-002</text:p>
          </table:table-cell>
          <table:table-cell office:value-type="float" office:value="0.0005615222">
            <text:p>5.615E-004</text:p>
          </table:table-cell>
          <table:table-cell office:value-type="float" office:value="0.03999265">
            <text:p>3.999E-002</text:p>
          </table:table-cell>
          <table:table-cell office:value-type="float" office:value="-0.000001022941">
            <text:p>-1.023E-006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.706792">
            <text:p>1.707E+000</text:p>
          </table:table-cell>
          <table:table-cell office:value-type="float" office:value="2.884874">
            <text:p>2.885E+000</text:p>
          </table:table-cell>
          <table:table-cell office:value-type="float" office:value="0.000006660994">
            <text:p>6.661E-006</text:p>
          </table:table-cell>
          <table:table-cell office:value-type="float" office:value="0.000003057273">
            <text:p>3.057E-006</text:p>
          </table:table-cell>
          <table:table-cell office:value-type="float" office:value="0.00000000001379281">
            <text:p>1.379E-011</text:p>
          </table:table-cell>
          <table:table-cell office:value-type="float" office:value="0.000005184779">
            <text:p>5.185E-006</text:p>
          </table:table-cell>
          <table:table-cell office:value-type="float" office:value="0.0000000000003217739">
            <text:p>3.218E-013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.681873">
            <text:p>1.682E+000</text:p>
          </table:table-cell>
          <table:table-cell office:value-type="float" office:value="2.795273">
            <text:p>2.795E+000</text:p>
          </table:table-cell>
          <table:table-cell office:value-type="float" office:value="0.004729057">
            <text:p>4.729E-003</text:p>
          </table:table-cell>
          <table:table-cell office:value-type="float" office:value="0.001171223">
            <text:p>1.171E-003</text:p>
          </table:table-cell>
          <table:table-cell office:value-type="float" office:value="0.000001883384">
            <text:p>1.883E-006</text:p>
          </table:table-cell>
          <table:table-cell office:value-type="float" office:value="0.0004126199">
            <text:p>4.126E-004</text:p>
          </table:table-cell>
          <table:table-cell office:value-type="float" office:value="0.000002012653">
            <text:p>2.013E-006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.881823">
            <text:p>1.882E+000</text:p>
          </table:table-cell>
          <table:table-cell office:value-type="float" office:value="3.508725">
            <text:p>3.509E+000</text:p>
          </table:table-cell>
          <table:table-cell office:value-type="float" office:value="0.0001836436">
            <text:p>1.836E-004</text:p>
          </table:table-cell>
          <table:table-cell office:value-type="float" office:value="0.0002475388">
            <text:p>2.475E-004</text:p>
          </table:table-cell>
          <table:table-cell office:value-type="float" office:value="0.00000005272058">
            <text:p>5.272E-008</text:p>
          </table:table-cell>
          <table:table-cell office:value-type="float" office:value="0.000460886">
            <text:p>4.609E-004</text:p>
          </table:table-cell>
          <table:table-cell office:value-type="float" office:value="0.000000002460825">
            <text:p>2.461E-009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.884067">
            <text:p>1.884E+000</text:p>
          </table:table-cell>
          <table:table-cell office:value-type="float" office:value="3.515864">
            <text:p>3.516E+000</text:p>
          </table:table-cell>
          <table:table-cell office:value-type="float" office:value="0.08167396">
            <text:p>8.167E-002</text:p>
          </table:table-cell>
          <table:table-cell office:value-type="float" office:value="0.07968071">
            <text:p>7.968E-002</text:p>
          </table:table-cell>
          <table:table-cell office:value-type="float" office:value="0.006427935">
            <text:p>6.428E-003</text:p>
          </table:table-cell>
          <table:table-cell office:value-type="float" office:value="0.1493688">
            <text:p>1.494E-001</text:p>
          </table:table-cell>
          <table:table-cell office:value-type="float" office:value="0.000004148111">
            <text:p>4.148E-00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.75166">
            <text:p>1.752E+000</text:p>
          </table:table-cell>
          <table:table-cell office:value-type="float" office:value="3.034023">
            <text:p>3.034E+000</text:p>
          </table:table-cell>
          <table:table-cell office:value-type="float" office:value="0.00001552605">
            <text:p>1.553E-005</text:p>
          </table:table-cell>
          <table:table-cell office:value-type="float" office:value="0.000001820211">
            <text:p>1.820E-006</text:p>
          </table:table-cell>
          <table:table-cell office:value-type="float" office:value="-0.000000000005013614">
            <text:p>-5.014E-012</text:p>
          </table:table-cell>
          <table:table-cell office:value-type="float" office:value="-0.00000184344">
            <text:p>-1.843E-006</text:p>
          </table:table-cell>
          <table:table-cell office:value-type="float" office:value="-0.000000000008276235">
            <text:p>-8.276E-012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.774391">
            <text:p>1.774E+000</text:p>
          </table:table-cell>
          <table:table-cell office:value-type="float" office:value="3.114331">
            <text:p>3.114E+000</text:p>
          </table:table-cell>
          <table:table-cell office:value-type="float" office:value="0.002606421">
            <text:p>2.606E-003</text:p>
          </table:table-cell>
          <table:table-cell office:value-type="float" office:value="0.002620179">
            <text:p>2.620E-003</text:p>
          </table:table-cell>
          <table:table-cell office:value-type="float" office:value="0.00000684729">
            <text:p>6.847E-006</text:p>
          </table:table-cell>
          <table:table-cell office:value-type="float" office:value="0.004623716">
            <text:p>4.624E-003</text:p>
          </table:table-cell>
          <table:table-cell office:value-type="float" office:value="-0.00000000407404">
            <text:p>-4.074E-009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.82692">
            <text:p>1.827E+000</text:p>
          </table:table-cell>
          <table:table-cell office:value-type="float" office:value="3.303955">
            <text:p>3.304E+000</text:p>
          </table:table-cell>
          <table:table-cell office:value-type="float" office:value="0.0002441062">
            <text:p>2.441E-004</text:p>
          </table:table-cell>
          <table:table-cell office:value-type="float" office:value="0.0002019181">
            <text:p>2.019E-004</text:p>
          </table:table-cell>
          <table:table-cell office:value-type="float" office:value="0.00000004482497">
            <text:p>4.482E-008</text:p>
          </table:table-cell>
          <table:table-cell office:value-type="float" office:value="0.0003654791">
            <text:p>3.655E-004</text:p>
          </table:table-cell>
          <table:table-cell office:value-type="float" office:value="-0.0000000005452629">
            <text:p>-5.453E-01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.786043">
            <text:p>1.786E+000</text:p>
          </table:table-cell>
          <table:table-cell office:value-type="float" office:value="3.156038">
            <text:p>3.156E+000</text:p>
          </table:table-cell>
          <table:table-cell office:value-type="float" office:value="0.03297304">
            <text:p>3.297E-002</text:p>
          </table:table-cell>
          <table:table-cell office:value-type="float" office:value="0.03225631">
            <text:p>3.226E-002</text:p>
          </table:table-cell>
          <table:table-cell office:value-type="float" office:value="0.001051965">
            <text:p>1.052E-003</text:p>
          </table:table-cell>
          <table:table-cell office:value-type="float" office:value="0.05728781">
            <text:p>5.729E-002</text:p>
          </table:table-cell>
          <table:table-cell office:value-type="float" office:value="0.0000002335931">
            <text:p>2.336E-007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.750322">
            <text:p>1.750E+000</text:p>
          </table:table-cell>
          <table:table-cell office:value-type="float" office:value="3.031136">
            <text:p>3.031E+000</text:p>
          </table:table-cell>
          <table:table-cell office:value-type="float" office:value="0.0001094242">
            <text:p>1.094E-004</text:p>
          </table:table-cell>
          <table:table-cell office:value-type="float" office:value="0.00004732842">
            <text:p>4.733E-005</text:p>
          </table:table-cell>
          <table:table-cell office:value-type="float" office:value="0.000000003241464">
            <text:p>3.241E-009</text:p>
          </table:table-cell>
          <table:table-cell office:value-type="float" office:value="0.00005710115">
            <text:p>5.710E-005</text:p>
          </table:table-cell>
          <table:table-cell office:value-type="float" office:value="0.0000000010457">
            <text:p>1.046E-009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.923518">
            <text:p>1.924E+000</text:p>
          </table:table-cell>
          <table:table-cell office:value-type="float" office:value="3.665376">
            <text:p>3.665E+000</text:p>
          </table:table-cell>
          <table:table-cell office:value-type="float" office:value="0.0005506056">
            <text:p>5.506E-004</text:p>
          </table:table-cell>
          <table:table-cell office:value-type="float" office:value="0.0005402245">
            <text:p>5.402E-004</text:p>
          </table:table-cell>
          <table:table-cell office:value-type="float" office:value="0.0000002946323">
            <text:p>2.946E-007</text:p>
          </table:table-cell>
          <table:table-cell office:value-type="float" office:value="0.001026378">
            <text:p>1.026E-003</text:p>
          </table:table-cell>
          <table:table-cell office:value-type="float" office:value="-0.0000000007583414">
            <text:p>-7.583E-01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.844444">
            <text:p>1.844E+000</text:p>
          </table:table-cell>
          <table:table-cell office:value-type="float" office:value="3.36816">
            <text:p>3.368E+000</text:p>
          </table:table-cell>
          <table:table-cell office:value-type="float" office:value="0.00296466">
            <text:p>2.965E-003</text:p>
          </table:table-cell>
          <table:table-cell office:value-type="float" office:value="0.002971298">
            <text:p>2.971E-003</text:p>
          </table:table-cell>
          <table:table-cell office:value-type="float" office:value="0.000008818745">
            <text:p>8.819E-006</text:p>
          </table:table-cell>
          <table:table-cell office:value-type="float" office:value="0.005432265">
            <text:p>5.432E-003</text:p>
          </table:table-cell>
          <table:table-cell office:value-type="float" office:value="0.000000004383038">
            <text:p>4.383E-009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.867505">
            <text:p>1.868E+000</text:p>
          </table:table-cell>
          <table:table-cell office:value-type="float" office:value="3.453512">
            <text:p>3.454E+000</text:p>
          </table:table-cell>
          <table:table-cell office:value-type="float" office:value="0.00004242299">
            <text:p>4.242E-005</text:p>
          </table:table-cell>
          <table:table-cell office:value-type="float" office:value="0.00001180072">
            <text:p>1.180E-005</text:p>
          </table:table-cell>
          <table:table-cell office:value-type="float" office:value="0.0000000002049503">
            <text:p>2.050E-010</text:p>
          </table:table-cell>
          <table:table-cell office:value-type="float" office:value="0.000009343223">
            <text:p>9.343E-006</text:p>
          </table:table-cell>
          <table:table-cell office:value-type="float" office:value="-0.0000000001664646">
            <text:p>-1.665E-01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.916207">
            <text:p>1.916E+000</text:p>
          </table:table-cell>
          <table:table-cell office:value-type="float" office:value="3.636843">
            <text:p>3.637E+000</text:p>
          </table:table-cell>
          <table:table-cell office:value-type="float" office:value="0.001018799">
            <text:p>1.019E-003</text:p>
          </table:table-cell>
          <table:table-cell office:value-type="float" office:value="0.0007980787">
            <text:p>7.981E-004</text:p>
          </table:table-cell>
          <table:table-cell office:value-type="float" office:value="0.000000719354">
            <text:p>7.194E-007</text:p>
          </table:table-cell>
          <table:table-cell office:value-type="float" office:value="0.001500701">
            <text:p>1.501E-003</text:p>
          </table:table-cell>
          <table:table-cell office:value-type="float" office:value="-0.00000002014699">
            <text:p>-2.015E-008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.899943">
            <text:p>1.900E+000</text:p>
          </table:table-cell>
          <table:table-cell office:value-type="float" office:value="3.574384">
            <text:p>3.574E+000</text:p>
          </table:table-cell>
          <table:table-cell office:value-type="float" office:value="0.003781503">
            <text:p>3.782E-003</text:p>
          </table:table-cell>
          <table:table-cell office:value-type="float" office:value="0.003837868">
            <text:p>3.838E-003</text:p>
          </table:table-cell>
          <table:table-cell office:value-type="float" office:value="0.00001462067">
            <text:p>1.462E-005</text:p>
          </table:table-cell>
          <table:table-cell office:value-type="float" office:value="0.007254355">
            <text:p>7.254E-003</text:p>
          </table:table-cell>
          <table:table-cell office:value-type="float" office:value="-0.000000002908121">
            <text:p>-2.908E-009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.833335">
            <text:p>1.833E+000</text:p>
          </table:table-cell>
          <table:table-cell office:value-type="float" office:value="3.326366">
            <text:p>3.326E+000</text:p>
          </table:table-cell>
          <table:table-cell office:value-type="float" office:value="0.0005730606">
            <text:p>5.731E-004</text:p>
          </table:table-cell>
          <table:table-cell office:value-type="float" office:value="0.0005769131">
            <text:p>5.769E-004</text:p>
          </table:table-cell>
          <table:table-cell office:value-type="float" office:value="0.0000003317156">
            <text:p>3.317E-007</text:p>
          </table:table-cell>
          <table:table-cell office:value-type="float" office:value="0.001047817">
            <text:p>1.048E-003</text:p>
          </table:table-cell>
          <table:table-cell office:value-type="float" office:value="-0.00000000009248272">
            <text:p>-9.248E-011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.729405">
            <text:p>1.729E+000</text:p>
          </table:table-cell>
          <table:table-cell office:value-type="float" office:value="2.957359">
            <text:p>2.957E+000</text:p>
          </table:table-cell>
          <table:table-cell office:value-type="float" office:value="0.01309863">
            <text:p>1.310E-002</text:p>
          </table:table-cell>
          <table:table-cell office:value-type="float" office:value="0.01233774">
            <text:p>1.234E-002</text:p>
          </table:table-cell>
          <table:table-cell office:value-type="float" office:value="0.0001568417">
            <text:p>1.568E-004</text:p>
          </table:table-cell>
          <table:table-cell office:value-type="float" office:value="0.02101131">
            <text:p>2.101E-002</text:p>
          </table:table-cell>
          <table:table-cell office:value-type="float" office:value="-0.0000007434133">
            <text:p>-7.434E-007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.805054">
            <text:p>1.805E+000</text:p>
          </table:table-cell>
          <table:table-cell office:value-type="float" office:value="3.223377">
            <text:p>3.223E+000</text:p>
          </table:table-cell>
          <table:table-cell office:value-type="float" office:value="0.003572711">
            <text:p>3.573E-003</text:p>
          </table:table-cell>
          <table:table-cell office:value-type="float" office:value="0.003347055">
            <text:p>3.347E-003</text:p>
          </table:table-cell>
          <table:table-cell office:value-type="float" office:value="0.00001157404">
            <text:p>1.157E-005</text:p>
          </table:table-cell>
          <table:table-cell office:value-type="float" office:value="0.005966625">
            <text:p>5.967E-003</text:p>
          </table:table-cell>
          <table:table-cell office:value-type="float" office:value="0.00000007191339">
            <text:p>7.191E-008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.803506">
            <text:p>1.804E+000</text:p>
          </table:table-cell>
          <table:table-cell office:value-type="float" office:value="3.219193">
            <text:p>3.219E+000</text:p>
          </table:table-cell>
          <table:table-cell office:value-type="float" office:value="0.00005249658">
            <text:p>5.250E-005</text:p>
          </table:table-cell>
          <table:table-cell office:value-type="float" office:value="0.00004396102">
            <text:p>4.396E-005</text:p>
          </table:table-cell>
          <table:table-cell office:value-type="float" office:value="0.000000002111794">
            <text:p>2.112E-009</text:p>
          </table:table-cell>
          <table:table-cell office:value-type="float" office:value="0.00007843809">
            <text:p>7.844E-005</text:p>
          </table:table-cell>
          <table:table-cell office:value-type="float" office:value="-0.00000000001784688">
            <text:p>-1.785E-011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.74886">
            <text:p>1.749E+000</text:p>
          </table:table-cell>
          <table:table-cell office:value-type="float" office:value="3.025026">
            <text:p>3.025E+000</text:p>
          </table:table-cell>
          <table:table-cell office:value-type="float" office:value="0.000005799854">
            <text:p>5.800E-006</text:p>
          </table:table-cell>
          <table:table-cell office:value-type="float" office:value="0.000006610793">
            <text:p>6.611E-006</text:p>
          </table:table-cell>
          <table:table-cell office:value-type="float" office:value="0.00000000004084125">
            <text:p>4.084E-011</text:p>
          </table:table-cell>
          <table:table-cell office:value-type="float" office:value="0.00001115872">
            <text:p>1.116E-005</text:p>
          </table:table-cell>
          <table:table-cell office:value-type="float" office:value="-0.000000000002760566">
            <text:p>-2.761E-012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.927448">
            <text:p>1.927E+000</text:p>
          </table:table-cell>
          <table:table-cell office:value-type="float" office:value="3.680231">
            <text:p>3.680E+000</text:p>
          </table:table-cell>
          <table:table-cell office:value-type="float" office:value="0.01424852">
            <text:p>1.425E-002</text:p>
          </table:table-cell>
          <table:table-cell office:value-type="float" office:value="0.01381521">
            <text:p>1.382E-002</text:p>
          </table:table-cell>
          <table:table-cell office:value-type="float" office:value="0.00019383">
            <text:p>1.938E-004</text:p>
          </table:table-cell>
          <table:table-cell office:value-type="float" office:value="0.02645841">
            <text:p>2.646E-002</text:p>
          </table:table-cell>
          <table:table-cell office:value-type="float" office:value="0.0000001712225">
            <text:p>1.712E-007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.841377">
            <text:p>1.841E+000</text:p>
          </table:table-cell>
          <table:table-cell office:value-type="float" office:value="3.358361">
            <text:p>3.358E+000</text:p>
          </table:table-cell>
          <table:table-cell office:value-type="float" office:value="0.007467908">
            <text:p>7.468E-003</text:p>
          </table:table-cell>
          <table:table-cell office:value-type="float" office:value="0.007255881">
            <text:p>7.256E-003</text:p>
          </table:table-cell>
          <table:table-cell office:value-type="float" office:value="0.00005341147">
            <text:p>5.341E-005</text:p>
          </table:table-cell>
          <table:table-cell office:value-type="float" office:value="0.01325869">
            <text:p>1.326E-002</text:p>
          </table:table-cell>
          <table:table-cell office:value-type="float" office:value="0.00000003710782">
            <text:p>3.711E-008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.812312">
            <text:p>1.812E+000</text:p>
          </table:table-cell>
          <table:table-cell office:value-type="float" office:value="3.252293">
            <text:p>3.252E+000</text:p>
          </table:table-cell>
          <table:table-cell office:value-type="float" office:value="0.001202405">
            <text:p>1.202E-003</text:p>
          </table:table-cell>
          <table:table-cell office:value-type="float" office:value="0.001041762">
            <text:p>1.042E-003</text:p>
          </table:table-cell>
          <table:table-cell office:value-type="float" office:value="0.000001165754">
            <text:p>1.166E-006</text:p>
          </table:table-cell>
          <table:table-cell office:value-type="float" office:value="0.001797096">
            <text:p>1.797E-003</text:p>
          </table:table-cell>
          <table:table-cell office:value-type="float" office:value="-0.00000002110656">
            <text:p>-2.111E-008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.785242">
            <text:p>1.785E+000</text:p>
          </table:table-cell>
          <table:table-cell office:value-type="float" office:value="3.154194">
            <text:p>3.154E+000</text:p>
          </table:table-cell>
          <table:table-cell office:value-type="float" office:value="0.002712933">
            <text:p>2.713E-003</text:p>
          </table:table-cell>
          <table:table-cell office:value-type="float" office:value="0.002714924">
            <text:p>2.715E-003</text:p>
          </table:table-cell>
          <table:table-cell office:value-type="float" office:value="0.000007368107">
            <text:p>7.368E-006</text:p>
          </table:table-cell>
          <table:table-cell office:value-type="float" office:value="0.004821356">
            <text:p>4.821E-003</text:p>
          </table:table-cell>
          <table:table-cell office:value-type="float" office:value="-0.000000003916384">
            <text:p>-3.916E-009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.778986">
            <text:p>1.779E+000</text:p>
          </table:table-cell>
          <table:table-cell office:value-type="float" office:value="3.130365">
            <text:p>3.130E+000</text:p>
          </table:table-cell>
          <table:table-cell office:value-type="float" office:value="0.001921085">
            <text:p>1.921E-003</text:p>
          </table:table-cell>
          <table:table-cell office:value-type="float" office:value="0.001845668">
            <text:p>1.846E-003</text:p>
          </table:table-cell>
          <table:table-cell office:value-type="float" office:value="0.000003475383">
            <text:p>3.475E-006</text:p>
          </table:table-cell>
          <table:table-cell office:value-type="float" office:value="0.003255088">
            <text:p>3.255E-003</text:p>
          </table:table-cell>
          <table:table-cell office:value-type="float" office:value="0.000000007755885">
            <text:p>7.756E-009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.732471">
            <text:p>1.732E+000</text:p>
          </table:table-cell>
          <table:table-cell office:value-type="float" office:value="2.968986">
            <text:p>2.969E+000</text:p>
          </table:table-cell>
          <table:table-cell office:value-type="float" office:value="0.001934938">
            <text:p>1.935E-003</text:p>
          </table:table-cell>
          <table:table-cell office:value-type="float" office:value="0.001794279">
            <text:p>1.794E-003</text:p>
          </table:table-cell>
          <table:table-cell office:value-type="float" office:value="0.000003343117">
            <text:p>3.343E-006</text:p>
          </table:table-cell>
          <table:table-cell office:value-type="float" office:value="0.00303091">
            <text:p>3.031E-003</text:p>
          </table:table-cell>
          <table:table-cell office:value-type="float" office:value="-0.00000002947953">
            <text:p>-2.948E-008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.788889">
            <text:p>1.789E+000</text:p>
          </table:table-cell>
          <table:table-cell office:value-type="float" office:value="3.166897">
            <text:p>3.167E+000</text:p>
          </table:table-cell>
          <table:table-cell office:value-type="float" office:value="0.002233623">
            <text:p>2.234E-003</text:p>
          </table:table-cell>
          <table:table-cell office:value-type="float" office:value="0.002143729">
            <text:p>2.144E-003</text:p>
          </table:table-cell>
          <table:table-cell office:value-type="float" office:value="0.000004690938">
            <text:p>4.691E-006</text:p>
          </table:table-cell>
          <table:table-cell office:value-type="float" office:value="0.003813858">
            <text:p>3.814E-003</text:p>
          </table:table-cell>
          <table:table-cell office:value-type="float" office:value="-0.000000001313366">
            <text:p>-1.313E-009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.788717">
            <text:p>1.789E+000</text:p>
          </table:table-cell>
          <table:table-cell office:value-type="float" office:value="3.165598">
            <text:p>3.166E+000</text:p>
          </table:table-cell>
          <table:table-cell office:value-type="float" office:value="0.00007292782">
            <text:p>7.293E-005</text:p>
          </table:table-cell>
          <table:table-cell office:value-type="float" office:value="0.00002124252">
            <text:p>2.124E-005</text:p>
          </table:table-cell>
          <table:table-cell office:value-type="float" office:value="0.000000000675755">
            <text:p>6.758E-010</text:p>
          </table:table-cell>
          <table:table-cell office:value-type="float" office:value="0.00001709517">
            <text:p>1.710E-005</text:p>
          </table:table-cell>
          <table:table-cell office:value-type="float" office:value="0.0000000004923513">
            <text:p>4.924E-01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.881229">
            <text:p>1.881E+000</text:p>
          </table:table-cell>
          <table:table-cell office:value-type="float" office:value="3.504951">
            <text:p>3.505E+000</text:p>
          </table:table-cell>
          <table:table-cell office:value-type="float" office:value="0.02716181">
            <text:p>2.716E-002</text:p>
          </table:table-cell>
          <table:table-cell office:value-type="float" office:value="0.02616283">
            <text:p>2.616E-002</text:p>
          </table:table-cell>
          <table:table-cell office:value-type="float" office:value="0.0006974379">
            <text:p>6.974E-004</text:p>
          </table:table-cell>
          <table:table-cell office:value-type="float" office:value="0.04880094">
            <text:p>4.880E-002</text:p>
          </table:table-cell>
          <table:table-cell office:value-type="float" office:value="0.000001331663">
            <text:p>1.332E-006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.82196">
            <text:p>1.822E+000</text:p>
          </table:table-cell>
          <table:table-cell office:value-type="float" office:value="3.283472">
            <text:p>3.283E+000</text:p>
          </table:table-cell>
          <table:table-cell office:value-type="float" office:value="0.001022773">
            <text:p>1.023E-003</text:p>
          </table:table-cell>
          <table:table-cell office:value-type="float" office:value="0.0007096849">
            <text:p>7.097E-004</text:p>
          </table:table-cell>
          <table:table-cell office:value-type="float" office:value="0.0000006025845">
            <text:p>6.026E-007</text:p>
          </table:table-cell>
          <table:table-cell office:value-type="float" office:value="0.001144674">
            <text:p>1.145E-003</text:p>
          </table:table-cell>
          <table:table-cell office:value-type="float" office:value="-0.00000004966527">
            <text:p>-4.967E-008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1.785797">
            <text:p>1.786E+000</text:p>
          </table:table-cell>
          <table:table-cell office:value-type="float" office:value="3.155394">
            <text:p>3.155E+000</text:p>
          </table:table-cell>
          <table:table-cell office:value-type="float" office:value="0.003220901">
            <text:p>3.221E-003</text:p>
          </table:table-cell>
          <table:table-cell office:value-type="float" office:value="0.003153781">
            <text:p>3.154E-003</text:p>
          </table:table-cell>
          <table:table-cell office:value-type="float" office:value="0.00001005161">
            <text:p>1.005E-005</text:p>
          </table:table-cell>
          <table:table-cell office:value-type="float" office:value="0.005551413">
            <text:p>5.551E-003</text:p>
          </table:table-cell>
          <table:table-cell office:value-type="float" office:value="-0.0000000129159">
            <text:p>-1.292E-008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.80867">
            <text:p>1.809E+000</text:p>
          </table:table-cell>
          <table:table-cell office:value-type="float" office:value="3.238463">
            <text:p>3.238E+000</text:p>
          </table:table-cell>
          <table:table-cell office:value-type="float" office:value="0.004231438">
            <text:p>4.231E-003</text:p>
          </table:table-cell>
          <table:table-cell office:value-type="float" office:value="0.004110893">
            <text:p>4.111E-003</text:p>
          </table:table-cell>
          <table:table-cell office:value-type="float" office:value="0.00001714538">
            <text:p>1.715E-005</text:p>
          </table:table-cell>
          <table:table-cell office:value-type="float" office:value="0.007390557">
            <text:p>7.391E-003</text:p>
          </table:table-cell>
          <table:table-cell office:value-type="float" office:value="-0.00000003921009">
            <text:p>-3.921E-008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.857353">
            <text:p>1.857E+000</text:p>
          </table:table-cell>
          <table:table-cell office:value-type="float" office:value="3.414473">
            <text:p>3.414E+000</text:p>
          </table:table-cell>
          <table:table-cell office:value-type="float" office:value="0.0002446819">
            <text:p>2.447E-004</text:p>
          </table:table-cell>
          <table:table-cell office:value-type="float" office:value="0.00002724333">
            <text:p>2.724E-005</text:p>
          </table:table-cell>
          <table:table-cell office:value-type="float" office:value="-0.000000002224266">
            <text:p>-2.224E-009</text:p>
          </table:table-cell>
          <table:table-cell office:value-type="float" office:value="-0.00005033575">
            <text:p>-5.034E-005</text:p>
          </table:table-cell>
          <table:table-cell office:value-type="float" office:value="0.00000000001021894">
            <text:p>1.022E-011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.859005">
            <text:p>1.859E+000</text:p>
          </table:table-cell>
          <table:table-cell office:value-type="float" office:value="3.421777">
            <text:p>3.422E+000</text:p>
          </table:table-cell>
          <table:table-cell office:value-type="float" office:value="0.003360464">
            <text:p>3.360E-003</text:p>
          </table:table-cell>
          <table:table-cell office:value-type="float" office:value="0.003237212">
            <text:p>3.237E-003</text:p>
          </table:table-cell>
          <table:table-cell office:value-type="float" office:value="0.00001067715">
            <text:p>1.068E-005</text:p>
          </table:table-cell>
          <table:table-cell office:value-type="float" office:value="0.005974722">
            <text:p>5.975E-003</text:p>
          </table:table-cell>
          <table:table-cell office:value-type="float" office:value="0.00000002524585">
            <text:p>2.525E-008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.751017">
            <text:p>1.751E+000</text:p>
          </table:table-cell>
          <table:table-cell office:value-type="float" office:value="3.033948">
            <text:p>3.034E+000</text:p>
          </table:table-cell>
          <table:table-cell office:value-type="float" office:value="0.0001849354">
            <text:p>1.849E-004</text:p>
          </table:table-cell>
          <table:table-cell office:value-type="float" office:value="0.0001117209">
            <text:p>1.117E-004</text:p>
          </table:table-cell>
          <table:table-cell office:value-type="float" office:value="0.00000001589525">
            <text:p>1.590E-008</text:p>
          </table:table-cell>
          <table:table-cell office:value-type="float" office:value="0.0001662443">
            <text:p>1.662E-004</text:p>
          </table:table-cell>
          <table:table-cell office:value-type="float" office:value="-0.000000002285733">
            <text:p>-2.286E-009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.789411">
            <text:p>1.789E+000</text:p>
          </table:table-cell>
          <table:table-cell office:value-type="float" office:value="3.168267">
            <text:p>3.168E+000</text:p>
          </table:table-cell>
          <table:table-cell office:value-type="float" office:value="0.0002491048">
            <text:p>2.491E-004</text:p>
          </table:table-cell>
          <table:table-cell office:value-type="float" office:value="0.00007175722">
            <text:p>7.176E-005</text:p>
          </table:table-cell>
          <table:table-cell office:value-type="float" office:value="0.000000007619479">
            <text:p>7.619E-009</text:p>
          </table:table-cell>
          <table:table-cell office:value-type="float" office:value="0.00004985113">
            <text:p>4.985E-005</text:p>
          </table:table-cell>
          <table:table-cell office:value-type="float" office:value="0.000000005829582">
            <text:p>5.830E-009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.819679">
            <text:p>1.820E+000</text:p>
          </table:table-cell>
          <table:table-cell office:value-type="float" office:value="3.276117">
            <text:p>3.276E+000</text:p>
          </table:table-cell>
          <table:table-cell office:value-type="float" office:value="0.00004930518">
            <text:p>4.931E-005</text:p>
          </table:table-cell>
          <table:table-cell office:value-type="float" office:value="0.000005257077">
            <text:p>5.257E-006</text:p>
          </table:table-cell>
          <table:table-cell office:value-type="float" office:value="-0.00000000007447156">
            <text:p>-7.447E-011</text:p>
          </table:table-cell>
          <table:table-cell office:value-type="float" office:value="-0.000008205357">
            <text:p>-8.205E-006</text:p>
          </table:table-cell>
          <table:table-cell office:value-type="float" office:value="-0.00000000004021805">
            <text:p>-4.022E-011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.811185">
            <text:p>1.811E+000</text:p>
          </table:table-cell>
          <table:table-cell office:value-type="float" office:value="3.244503">
            <text:p>3.245E+000</text:p>
          </table:table-cell>
          <table:table-cell office:value-type="float" office:value="0.0002304982">
            <text:p>2.305E-004</text:p>
          </table:table-cell>
          <table:table-cell office:value-type="float" office:value="0.00002869378">
            <text:p>2.869E-005</text:p>
          </table:table-cell>
          <table:table-cell office:value-type="float" office:value="-0.000000001385085">
            <text:p>-1.385E-009</text:p>
          </table:table-cell>
          <table:table-cell office:value-type="float" office:value="-0.00003929895">
            <text:p>-3.930E-005</text:p>
          </table:table-cell>
          <table:table-cell office:value-type="float" office:value="-0.000000001878018">
            <text:p>-1.878E-009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.80234">
            <text:p>1.802E+000</text:p>
          </table:table-cell>
          <table:table-cell office:value-type="float" office:value="3.215951">
            <text:p>3.216E+000</text:p>
          </table:table-cell>
          <table:table-cell office:value-type="float" office:value="0.00003029251">
            <text:p>3.029E-005</text:p>
          </table:table-cell>
          <table:table-cell office:value-type="float" office:value="0.000003181902">
            <text:p>3.182E-006</text:p>
          </table:table-cell>
          <table:table-cell office:value-type="float" office:value="-0.00000000003025766">
            <text:p>-3.026E-011</text:p>
          </table:table-cell>
          <table:table-cell office:value-type="float" office:value="-0.000005395645">
            <text:p>-5.396E-006</text:p>
          </table:table-cell>
          <table:table-cell office:value-type="float" office:value="-0.000000000007768654">
            <text:p>-7.769E-012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.79762">
            <text:p>1.798E+000</text:p>
          </table:table-cell>
          <table:table-cell office:value-type="float" office:value="3.199972">
            <text:p>3.200E+000</text:p>
          </table:table-cell>
          <table:table-cell office:value-type="float" office:value="0.000307702">
            <text:p>3.077E-004</text:p>
          </table:table-cell>
          <table:table-cell office:value-type="float" office:value="0.00003536113">
            <text:p>3.536E-005</text:p>
          </table:table-cell>
          <table:table-cell office:value-type="float" office:value="-0.000000002955142">
            <text:p>-2.955E-009</text:p>
          </table:table-cell>
          <table:table-cell office:value-type="float" office:value="-0.00005558535">
            <text:p>-5.559E-005</text:p>
          </table:table-cell>
          <table:table-cell office:value-type="float" office:value="-0.000000002207365">
            <text:p>-2.207E-009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1.815705">
            <text:p>1.816E+000</text:p>
          </table:table-cell>
          <table:table-cell office:value-type="float" office:value="3.262842">
            <text:p>3.263E+000</text:p>
          </table:table-cell>
          <table:table-cell office:value-type="float" office:value="0.002993856">
            <text:p>2.994E-003</text:p>
          </table:table-cell>
          <table:table-cell office:value-type="float" office:value="0.002870575">
            <text:p>2.871E-003</text:p>
          </table:table-cell>
          <table:table-cell office:value-type="float" office:value="0.000008415271">
            <text:p>8.415E-006</text:p>
          </table:table-cell>
          <table:table-cell office:value-type="float" office:value="0.005178001">
            <text:p>5.178E-003</text:p>
          </table:table-cell>
          <table:table-cell office:value-type="float" office:value="0.00000001455947">
            <text:p>1.456E-008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.788568">
            <text:p>1.789E+000</text:p>
          </table:table-cell>
          <table:table-cell office:value-type="float" office:value="3.163859">
            <text:p>3.164E+000</text:p>
          </table:table-cell>
          <table:table-cell office:value-type="float" office:value="0.0004333093">
            <text:p>4.333E-004</text:p>
          </table:table-cell>
          <table:table-cell office:value-type="float" office:value="0.00005054937">
            <text:p>5.055E-005</text:p>
          </table:table-cell>
          <table:table-cell office:value-type="float" office:value="-0.000000006193669">
            <text:p>-6.194E-009</text:p>
          </table:table-cell>
          <table:table-cell office:value-type="float" office:value="-0.00008290899">
            <text:p>-8.291E-005</text:p>
          </table:table-cell>
          <table:table-cell office:value-type="float" office:value="-0.000000004196089">
            <text:p>-4.196E-009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1.817072">
            <text:p>1.817E+000</text:p>
          </table:table-cell>
          <table:table-cell office:value-type="float" office:value="3.265963">
            <text:p>3.266E+000</text:p>
          </table:table-cell>
          <table:table-cell office:value-type="float" office:value="0.00005473467">
            <text:p>5.473E-005</text:p>
          </table:table-cell>
          <table:table-cell office:value-type="float" office:value="0.00001692745">
            <text:p>1.693E-005</text:p>
          </table:table-cell>
          <table:table-cell office:value-type="float" office:value="0.0000000004463835">
            <text:p>4.464E-010</text:p>
          </table:table-cell>
          <table:table-cell office:value-type="float" office:value="0.00001478615">
            <text:p>1.479E-005</text:p>
          </table:table-cell>
          <table:table-cell office:value-type="float" office:value="0.0000000002573426">
            <text:p>2.573E-01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.82277">
            <text:p>1.823E+000</text:p>
          </table:table-cell>
          <table:table-cell office:value-type="float" office:value="3.28961">
            <text:p>3.290E+000</text:p>
          </table:table-cell>
          <table:table-cell office:value-type="float" office:value="0.0005466113">
            <text:p>5.466E-004</text:p>
          </table:table-cell>
          <table:table-cell office:value-type="float" office:value="0.00058942">
            <text:p>5.894E-004</text:p>
          </table:table-cell>
          <table:table-cell office:value-type="float" office:value="0.0000003339329">
            <text:p>3.339E-007</text:p>
          </table:table-cell>
          <table:table-cell office:value-type="float" office:value="0.0009822448">
            <text:p>9.822E-004</text:p>
          </table:table-cell>
          <table:table-cell office:value-type="float" office:value="0.00000002050701">
            <text:p>2.051E-008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1.833138">
            <text:p>1.833E+000</text:p>
          </table:table-cell>
          <table:table-cell office:value-type="float" office:value="3.323196">
            <text:p>3.323E+000</text:p>
          </table:table-cell>
          <table:table-cell office:value-type="float" office:value="0.004236034">
            <text:p>4.236E-003</text:p>
          </table:table-cell>
          <table:table-cell office:value-type="float" office:value="0.001223036">
            <text:p>1.223E-003</text:p>
          </table:table-cell>
          <table:table-cell office:value-type="float" office:value="0.000002228886">
            <text:p>2.229E-006</text:p>
          </table:table-cell>
          <table:table-cell office:value-type="float" office:value="0.0008604287">
            <text:p>8.604E-004</text:p>
          </table:table-cell>
          <table:table-cell office:value-type="float" office:value="-0.00000166782">
            <text:p>-1.668E-006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1.823326">
            <text:p>1.823E+000</text:p>
          </table:table-cell>
          <table:table-cell office:value-type="float" office:value="3.288564">
            <text:p>3.289E+000</text:p>
          </table:table-cell>
          <table:table-cell office:value-type="float" office:value="0.002453838">
            <text:p>2.454E-003</text:p>
          </table:table-cell>
          <table:table-cell office:value-type="float" office:value="0.000675224">
            <text:p>6.752E-004</text:p>
          </table:table-cell>
          <table:table-cell office:value-type="float" office:value="0.000000657936">
            <text:p>6.579E-007</text:p>
          </table:table-cell>
          <table:table-cell office:value-type="float" office:value="0.0004166102">
            <text:p>4.166E-004</text:p>
          </table:table-cell>
          <table:table-cell office:value-type="float" office:value="-0.000000567928">
            <text:p>-5.679E-007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.823326">
            <text:p>1.823E+000</text:p>
          </table:table-cell>
          <table:table-cell office:value-type="float" office:value="3.288564">
            <text:p>3.289E+000</text:p>
          </table:table-cell>
          <table:table-cell office:value-type="float" office:value="0.002453838">
            <text:p>2.454E-003</text:p>
          </table:table-cell>
          <table:table-cell office:value-type="float" office:value="0.000675224">
            <text:p>6.752E-004</text:p>
          </table:table-cell>
          <table:table-cell office:value-type="float" office:value="0.000000657936">
            <text:p>6.579E-007</text:p>
          </table:table-cell>
          <table:table-cell office:value-type="float" office:value="0.0004166102">
            <text:p>4.166E-004</text:p>
          </table:table-cell>
          <table:table-cell office:value-type="float" office:value="-0.000000567928">
            <text:p>-5.679E-007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3.593294">
            <text:p>3.593E+000</text:p>
          </table:table-cell>
          <table:table-cell office:value-type="float" office:value="12.88628">
            <text:p>1.289E+001</text:p>
          </table:table-cell>
          <table:table-cell office:value-type="float" office:value="2.118825E-032">
            <text:p>2.119E-032</text:p>
          </table:table-cell>
          <table:table-cell office:value-type="float" office:value="3.60464E-033">
            <text:p>3.605E-033</text:p>
          </table:table-cell>
          <table:table-cell office:value-type="float" office:value="6.036806E-066">
            <text:p>6.037E-066</text:p>
          </table:table-cell>
          <table:table-cell office:value-type="float" office:value="-1.48543E-033">
            <text:p>-1.485E-033</text:p>
          </table:table-cell>
          <table:table-cell office:value-type="float" office:value="3.091834E-065">
            <text:p>3.092E-065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1.835993">
            <text:p>1.836E+000</text:p>
          </table:table-cell>
          <table:table-cell office:value-type="float" office:value="3.342358">
            <text:p>3.342E+000</text:p>
          </table:table-cell>
          <table:table-cell office:value-type="float" office:value="0.001304401">
            <text:p>1.304E-003</text:p>
          </table:table-cell>
          <table:table-cell office:value-type="float" office:value="0.0004620248">
            <text:p>4.620E-004</text:p>
          </table:table-cell>
          <table:table-cell office:value-type="float" office:value="0.0000003191711">
            <text:p>3.192E-007</text:p>
          </table:table-cell>
          <table:table-cell office:value-type="float" office:value="0.0004590686">
            <text:p>4.591E-004</text:p>
          </table:table-cell>
          <table:table-cell office:value-type="float" office:value="0.0000001636428">
            <text:p>1.636E-007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1.835993">
            <text:p>1.836E+000</text:p>
          </table:table-cell>
          <table:table-cell office:value-type="float" office:value="3.342358">
            <text:p>3.342E+000</text:p>
          </table:table-cell>
          <table:table-cell office:value-type="float" office:value="0.001304401">
            <text:p>1.304E-003</text:p>
          </table:table-cell>
          <table:table-cell office:value-type="float" office:value="0.0004620248">
            <text:p>4.620E-004</text:p>
          </table:table-cell>
          <table:table-cell office:value-type="float" office:value="0.0000003191711">
            <text:p>3.192E-007</text:p>
          </table:table-cell>
          <table:table-cell office:value-type="float" office:value="0.0004590686">
            <text:p>4.591E-004</text:p>
          </table:table-cell>
          <table:table-cell office:value-type="float" office:value="0.0000001636428">
            <text:p>1.636E-007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1.828976">
            <text:p>1.829E+000</text:p>
          </table:table-cell>
          <table:table-cell office:value-type="float" office:value="3.315779">
            <text:p>3.316E+000</text:p>
          </table:table-cell>
          <table:table-cell office:value-type="float" office:value="0.003817835">
            <text:p>3.818E-003</text:p>
          </table:table-cell>
          <table:table-cell office:value-type="float" office:value="0.001418383">
            <text:p>1.418E-003</text:p>
          </table:table-cell>
          <table:table-cell office:value-type="float" office:value="0.000002998139">
            <text:p>2.998E-006</text:p>
          </table:table-cell>
          <table:table-cell office:value-type="float" office:value="0.001467418">
            <text:p>1.467E-003</text:p>
          </table:table-cell>
          <table:table-cell office:value-type="float" office:value="0.000001380371">
            <text:p>1.380E-006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1.875885">
            <text:p>1.876E+000</text:p>
          </table:table-cell>
          <table:table-cell office:value-type="float" office:value="3.484545">
            <text:p>3.485E+000</text:p>
          </table:table-cell>
          <table:table-cell office:value-type="float" office:value="0.001468851">
            <text:p>1.469E-003</text:p>
          </table:table-cell>
          <table:table-cell office:value-type="float" office:value="0.001603983">
            <text:p>1.604E-003</text:p>
          </table:table-cell>
          <table:table-cell office:value-type="float" office:value="0.000002461836">
            <text:p>2.462E-006</text:p>
          </table:table-cell>
          <table:table-cell office:value-type="float" office:value="0.002948152">
            <text:p>2.948E-003</text:p>
          </table:table-cell>
          <table:table-cell office:value-type="float" office:value="0.00000002867037">
            <text:p>2.867E-008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.819086">
            <text:p>1.819E+000</text:p>
          </table:table-cell>
          <table:table-cell office:value-type="float" office:value="3.275201">
            <text:p>3.275E+000</text:p>
          </table:table-cell>
          <table:table-cell office:value-type="float" office:value="0.00002520467">
            <text:p>2.520E-005</text:p>
          </table:table-cell>
          <table:table-cell office:value-type="float" office:value="0.000002630296">
            <text:p>2.630E-006</text:p>
          </table:table-cell>
          <table:table-cell office:value-type="float" office:value="-0.0000000000203084">
            <text:p>-2.031E-011</text:p>
          </table:table-cell>
          <table:table-cell office:value-type="float" office:value="-0.000004300235">
            <text:p>-4.300E-006</text:p>
          </table:table-cell>
          <table:table-cell office:value-type="float" office:value="0.000000000006799509">
            <text:p>6.800E-012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.827427">
            <text:p>1.827E+000</text:p>
          </table:table-cell>
          <table:table-cell office:value-type="float" office:value="3.305825">
            <text:p>3.306E+000</text:p>
          </table:table-cell>
          <table:table-cell office:value-type="float" office:value="0.0009459922">
            <text:p>9.460E-004</text:p>
          </table:table-cell>
          <table:table-cell office:value-type="float" office:value="0.0001183873">
            <text:p>1.184E-004</text:p>
          </table:table-cell>
          <table:table-cell office:value-type="float" office:value="-0.00000002164251">
            <text:p>-2.164E-008</text:p>
          </table:table-cell>
          <table:table-cell office:value-type="float" office:value="-0.00014993">
            <text:p>-1.499E-004</text:p>
          </table:table-cell>
          <table:table-cell office:value-type="float" office:value="0.0000000331851">
            <text:p>3.319E-008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.892536">
            <text:p>1.893E+000</text:p>
          </table:table-cell>
          <table:table-cell office:value-type="float" office:value="3.546038">
            <text:p>3.546E+000</text:p>
          </table:table-cell>
          <table:table-cell office:value-type="float" office:value="0.009356652">
            <text:p>9.357E-003</text:p>
          </table:table-cell>
          <table:table-cell office:value-type="float" office:value="0.007851582">
            <text:p>7.852E-003</text:p>
          </table:table-cell>
          <table:table-cell office:value-type="float" office:value="0.00006727555">
            <text:p>6.728E-005</text:p>
          </table:table-cell>
          <table:table-cell office:value-type="float" office:value="0.01422478">
            <text:p>1.422E-002</text:p>
          </table:table-cell>
          <table:table-cell office:value-type="float" office:value="-0.000001700894">
            <text:p>-1.701E-006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1.851123">
            <text:p>1.851E+000</text:p>
          </table:table-cell>
          <table:table-cell office:value-type="float" office:value="3.390886">
            <text:p>3.391E+000</text:p>
          </table:table-cell>
          <table:table-cell office:value-type="float" office:value="0.00007250801">
            <text:p>7.251E-005</text:p>
          </table:table-cell>
          <table:table-cell office:value-type="float" office:value="0.00001023579">
            <text:p>1.024E-005</text:p>
          </table:table-cell>
          <table:table-cell office:value-type="float" office:value="-0.00000000006727129">
            <text:p>-6.727E-011</text:p>
          </table:table-cell>
          <table:table-cell office:value-type="float" office:value="-0.00000975671">
            <text:p>-9.757E-006</text:p>
          </table:table-cell>
          <table:table-cell office:value-type="float" office:value="0.0000000002706168">
            <text:p>2.706E-01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1.862049">
            <text:p>1.862E+000</text:p>
          </table:table-cell>
          <table:table-cell office:value-type="float" office:value="3.4315">
            <text:p>3.432E+000</text:p>
          </table:table-cell>
          <table:table-cell office:value-type="float" office:value="0.0001269211">
            <text:p>1.269E-004</text:p>
          </table:table-cell>
          <table:table-cell office:value-type="float" office:value="0.00001930716">
            <text:p>1.931E-005</text:p>
          </table:table-cell>
          <table:table-cell office:value-type="float" office:value="-0.00000000003431647">
            <text:p>-3.432E-011</text:p>
          </table:table-cell>
          <table:table-cell office:value-type="float" office:value="-0.00001467254">
            <text:p>-1.467E-005</text:p>
          </table:table-cell>
          <table:table-cell office:value-type="float" office:value="0.0000000009551341">
            <text:p>9.551E-01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.78774">
            <text:p>1.788E+000</text:p>
          </table:table-cell>
          <table:table-cell office:value-type="float" office:value="3.162658">
            <text:p>3.163E+000</text:p>
          </table:table-cell>
          <table:table-cell office:value-type="float" office:value="0.003056569">
            <text:p>3.057E-003</text:p>
          </table:table-cell>
          <table:table-cell office:value-type="float" office:value="0.002783917">
            <text:p>2.784E-003</text:p>
          </table:table-cell>
          <table:table-cell office:value-type="float" office:value="0.000008120645">
            <text:p>8.121E-006</text:p>
          </table:table-cell>
          <table:table-cell office:value-type="float" office:value="0.004912736">
            <text:p>4.913E-003</text:p>
          </table:table-cell>
          <table:table-cell office:value-type="float" office:value="-0.00000005747414">
            <text:p>-5.747E-008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1.769491">
            <text:p>1.769E+000</text:p>
          </table:table-cell>
          <table:table-cell office:value-type="float" office:value="3.099644">
            <text:p>3.100E+000</text:p>
          </table:table-cell>
          <table:table-cell office:value-type="float" office:value="0.009846831">
            <text:p>9.847E-003</text:p>
          </table:table-cell>
          <table:table-cell office:value-type="float" office:value="0.009801366">
            <text:p>9.801E-003</text:p>
          </table:table-cell>
          <table:table-cell office:value-type="float" office:value="0.0000962893">
            <text:p>9.629E-005</text:p>
          </table:table-cell>
          <table:table-cell office:value-type="float" office:value="0.01724212">
            <text:p>1.724E-002</text:p>
          </table:table-cell>
          <table:table-cell office:value-type="float" office:value="0.00000007794718">
            <text:p>7.795E-008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1.781846">
            <text:p>1.782E+000</text:p>
          </table:table-cell>
          <table:table-cell office:value-type="float" office:value="3.140357">
            <text:p>3.140E+000</text:p>
          </table:table-cell>
          <table:table-cell office:value-type="float" office:value="0.0001548275">
            <text:p>1.548E-004</text:p>
          </table:table-cell>
          <table:table-cell office:value-type="float" office:value="0.0001308623">
            <text:p>1.309E-004</text:p>
          </table:table-cell>
          <table:table-cell office:value-type="float" office:value="0.00000001862196">
            <text:p>1.862E-008</text:p>
          </table:table-cell>
          <table:table-cell office:value-type="float" office:value="0.0002246325">
            <text:p>2.246E-004</text:p>
          </table:table-cell>
          <table:table-cell office:value-type="float" office:value="-0.000000000439084">
            <text:p>-4.391E-01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.822295">
            <text:p>1.822E+000</text:p>
          </table:table-cell>
          <table:table-cell office:value-type="float" office:value="3.286385">
            <text:p>3.286E+000</text:p>
          </table:table-cell>
          <table:table-cell office:value-type="float" office:value="0.0002098692">
            <text:p>2.099E-004</text:p>
          </table:table-cell>
          <table:table-cell office:value-type="float" office:value="0.0001560335">
            <text:p>1.560E-004</text:p>
          </table:table-cell>
          <table:table-cell office:value-type="float" office:value="0.00000002819524">
            <text:p>2.820E-008</text:p>
          </table:table-cell>
          <table:table-cell office:value-type="float" office:value="0.0002631124">
            <text:p>2.631E-004</text:p>
          </table:table-cell>
          <table:table-cell office:value-type="float" office:value="-0.000000001514248">
            <text:p>-1.514E-009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.880322">
            <text:p>1.880E+000</text:p>
          </table:table-cell>
          <table:table-cell office:value-type="float" office:value="3.50119">
            <text:p>3.501E+000</text:p>
          </table:table-cell>
          <table:table-cell office:value-type="float" office:value="0.00009371138">
            <text:p>9.371E-005</text:p>
          </table:table-cell>
          <table:table-cell office:value-type="float" office:value="0.00003285447">
            <text:p>3.285E-005</text:p>
          </table:table-cell>
          <table:table-cell office:value-type="float" office:value="0.00000000162544">
            <text:p>1.625E-009</text:p>
          </table:table-cell>
          <table:table-cell office:value-type="float" office:value="0.00003289874">
            <text:p>3.290E-005</text:p>
          </table:table-cell>
          <table:table-cell office:value-type="float" office:value="0.0000000008254052">
            <text:p>8.254E-01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.81862">
            <text:p>1.819E+000</text:p>
          </table:table-cell>
          <table:table-cell office:value-type="float" office:value="3.274598">
            <text:p>3.275E+000</text:p>
          </table:table-cell>
          <table:table-cell office:value-type="float" office:value="0.0006754833">
            <text:p>6.755E-004</text:p>
          </table:table-cell>
          <table:table-cell office:value-type="float" office:value="0.0007202003">
            <text:p>7.202E-004</text:p>
          </table:table-cell>
          <table:table-cell office:value-type="float" office:value="0.000000502321">
            <text:p>5.023E-007</text:p>
          </table:table-cell>
          <table:table-cell office:value-type="float" office:value="0.001300272">
            <text:p>1.300E-003</text:p>
          </table:table-cell>
          <table:table-cell office:value-type="float" office:value="0.000000002637382">
            <text:p>2.637E-009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1.804721">
            <text:p>1.805E+000</text:p>
          </table:table-cell>
          <table:table-cell office:value-type="float" office:value="3.224043">
            <text:p>3.224E+000</text:p>
          </table:table-cell>
          <table:table-cell office:value-type="float" office:value="0.002667992">
            <text:p>2.668E-003</text:p>
          </table:table-cell>
          <table:table-cell office:value-type="float" office:value="0.002551295">
            <text:p>2.551E-003</text:p>
          </table:table-cell>
          <table:table-cell office:value-type="float" office:value="0.000006656249">
            <text:p>6.656E-006</text:p>
          </table:table-cell>
          <table:table-cell office:value-type="float" office:value="0.004548619">
            <text:p>4.549E-003</text:p>
          </table:table-cell>
          <table:table-cell office:value-type="float" office:value="0.00000002760502">
            <text:p>2.761E-008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.808961">
            <text:p>1.809E+000</text:p>
          </table:table-cell>
          <table:table-cell office:value-type="float" office:value="3.239123">
            <text:p>3.239E+000</text:p>
          </table:table-cell>
          <table:table-cell office:value-type="float" office:value="0.0005451297">
            <text:p>5.451E-004</text:p>
          </table:table-cell>
          <table:table-cell office:value-type="float" office:value="0.0003188592">
            <text:p>3.189E-004</text:p>
          </table:table-cell>
          <table:table-cell office:value-type="float" office:value="0.0000001315096">
            <text:p>1.315E-007</text:p>
          </table:table-cell>
          <table:table-cell office:value-type="float" office:value="0.0005024259">
            <text:p>5.024E-004</text:p>
          </table:table-cell>
          <table:table-cell office:value-type="float" office:value="0.00000001943397">
            <text:p>1.943E-008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.92044">
            <text:p>1.920E+000</text:p>
          </table:table-cell>
          <table:table-cell office:value-type="float" office:value="3.654699">
            <text:p>3.655E+000</text:p>
          </table:table-cell>
          <table:table-cell office:value-type="float" office:value="0.0006381337">
            <text:p>6.381E-004</text:p>
          </table:table-cell>
          <table:table-cell office:value-type="float" office:value="0.0005660066">
            <text:p>5.660E-004</text:p>
          </table:table-cell>
          <table:table-cell office:value-type="float" office:value="0.0000003401513">
            <text:p>3.402E-007</text:p>
          </table:table-cell>
          <table:table-cell office:value-type="float" office:value="0.001076182">
            <text:p>1.076E-003</text:p>
          </table:table-cell>
          <table:table-cell office:value-type="float" office:value="0.000000002911485">
            <text:p>2.911E-009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.835858">
            <text:p>1.836E+000</text:p>
          </table:table-cell>
          <table:table-cell office:value-type="float" office:value="3.335233">
            <text:p>3.335E+000</text:p>
          </table:table-cell>
          <table:table-cell office:value-type="float" office:value="0.0001188612">
            <text:p>1.189E-004</text:p>
          </table:table-cell>
          <table:table-cell office:value-type="float" office:value="0.00001358476">
            <text:p>1.358E-005</text:p>
          </table:table-cell>
          <table:table-cell office:value-type="float" office:value="-0.0000000004815019">
            <text:p>-4.815E-010</text:p>
          </table:table-cell>
          <table:table-cell office:value-type="float" office:value="-0.00002358745">
            <text:p>-2.359E-005</text:p>
          </table:table-cell>
          <table:table-cell office:value-type="float" office:value="-0.0000000002571807">
            <text:p>-2.572E-01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1.805583">
            <text:p>1.806E+000</text:p>
          </table:table-cell>
          <table:table-cell office:value-type="float" office:value="3.226746">
            <text:p>3.227E+000</text:p>
          </table:table-cell>
          <table:table-cell office:value-type="float" office:value="0.002454523">
            <text:p>2.455E-003</text:p>
          </table:table-cell>
          <table:table-cell office:value-type="float" office:value="0.002061355">
            <text:p>2.061E-003</text:p>
          </table:table-cell>
          <table:table-cell office:value-type="float" office:value="0.000004635434">
            <text:p>4.635E-006</text:p>
          </table:table-cell>
          <table:table-cell office:value-type="float" office:value="0.003548882">
            <text:p>3.549E-003</text:p>
          </table:table-cell>
          <table:table-cell office:value-type="float" office:value="0.0000001100196">
            <text:p>1.100E-007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1.852768">
            <text:p>1.853E+000</text:p>
          </table:table-cell>
          <table:table-cell office:value-type="float" office:value="3.398269">
            <text:p>3.398E+000</text:p>
          </table:table-cell>
          <table:table-cell office:value-type="float" office:value="0.02341665">
            <text:p>2.342E-002</text:p>
          </table:table-cell>
          <table:table-cell office:value-type="float" office:value="0.02297368">
            <text:p>2.297E-002</text:p>
          </table:table-cell>
          <table:table-cell office:value-type="float" office:value="0.000532854">
            <text:p>5.329E-004</text:p>
          </table:table-cell>
          <table:table-cell office:value-type="float" office:value="0.0423502">
            <text:p>4.235E-002</text:p>
          </table:table-cell>
          <table:table-cell office:value-type="float" office:value="0.0000001060403">
            <text:p>1.060E-007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1.84175">
            <text:p>1.842E+000</text:p>
          </table:table-cell>
          <table:table-cell office:value-type="float" office:value="3.358128">
            <text:p>3.358E+000</text:p>
          </table:table-cell>
          <table:table-cell office:value-type="float" office:value="0.00008770652">
            <text:p>8.771E-005</text:p>
          </table:table-cell>
          <table:table-cell office:value-type="float" office:value="0.00003755149">
            <text:p>3.755E-005</text:p>
          </table:table-cell>
          <table:table-cell office:value-type="float" office:value="0.000000002049128">
            <text:p>2.049E-009</text:p>
          </table:table-cell>
          <table:table-cell office:value-type="float" office:value="0.00004926915">
            <text:p>4.927E-005</text:p>
          </table:table-cell>
          <table:table-cell office:value-type="float" office:value="0.0000000006673107">
            <text:p>6.673E-01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.898549">
            <text:p>1.899E+000</text:p>
          </table:table-cell>
          <table:table-cell office:value-type="float" office:value="3.57047">
            <text:p>3.570E+000</text:p>
          </table:table-cell>
          <table:table-cell office:value-type="float" office:value="0.004151495">
            <text:p>4.151E-003</text:p>
          </table:table-cell>
          <table:table-cell office:value-type="float" office:value="0.004107749">
            <text:p>4.108E-003</text:p>
          </table:table-cell>
          <table:table-cell office:value-type="float" office:value="0.00001696321">
            <text:p>1.696E-005</text:p>
          </table:table-cell>
          <table:table-cell office:value-type="float" office:value="0.007761361">
            <text:p>7.761E-003</text:p>
          </table:table-cell>
          <table:table-cell office:value-type="float" office:value="0.000000007095103">
            <text:p>7.095E-009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1.825577">
            <text:p>1.826E+000</text:p>
          </table:table-cell>
          <table:table-cell office:value-type="float" office:value="3.298987">
            <text:p>3.299E+000</text:p>
          </table:table-cell>
          <table:table-cell office:value-type="float" office:value="0.002654953">
            <text:p>2.655E-003</text:p>
          </table:table-cell>
          <table:table-cell office:value-type="float" office:value="0.002534945">
            <text:p>2.535E-003</text:p>
          </table:table-cell>
          <table:table-cell office:value-type="float" office:value="0.00000657629">
            <text:p>6.576E-006</text:p>
          </table:table-cell>
          <table:table-cell office:value-type="float" office:value="0.004601528">
            <text:p>4.602E-003</text:p>
          </table:table-cell>
          <table:table-cell office:value-type="float" office:value="0.000000007771016">
            <text:p>7.771E-009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.745741">
            <text:p>1.746E+000</text:p>
          </table:table-cell>
          <table:table-cell office:value-type="float" office:value="3.015046">
            <text:p>3.015E+000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1.948559">
            <text:p>1.949E+000</text:p>
          </table:table-cell>
          <table:table-cell office:value-type="float" office:value="3.761883">
            <text:p>3.762E+000</text:p>
          </table:table-cell>
          <table:table-cell office:value-type="float" office:value="0.01719312">
            <text:p>1.719E-002</text:p>
          </table:table-cell>
          <table:table-cell office:value-type="float" office:value="0.01576527">
            <text:p>1.577E-002</text:p>
          </table:table-cell>
          <table:table-cell office:value-type="float" office:value="0.0002595459">
            <text:p>2.595E-004</text:p>
          </table:table-cell>
          <table:table-cell office:value-type="float" office:value="0.03027266">
            <text:p>3.027E-002</text:p>
          </table:table-cell>
          <table:table-cell office:value-type="float" office:value="0.000002180534">
            <text:p>2.181E-006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1.82613">
            <text:p>1.826E+000</text:p>
          </table:table-cell>
          <table:table-cell office:value-type="float" office:value="3.302162">
            <text:p>3.302E+000</text:p>
          </table:table-cell>
          <table:table-cell office:value-type="float" office:value="0.0255325">
            <text:p>2.553E-002</text:p>
          </table:table-cell>
          <table:table-cell office:value-type="float" office:value="0.02458272">
            <text:p>2.458E-002</text:p>
          </table:table-cell>
          <table:table-cell office:value-type="float" office:value="0.0006158729">
            <text:p>6.159E-004</text:p>
          </table:table-cell>
          <table:table-cell office:value-type="float" office:value="0.04436976">
            <text:p>4.437E-002</text:p>
          </table:table-cell>
          <table:table-cell office:value-type="float" office:value="-0.0000009440192">
            <text:p>-9.440E-007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1.774265">
            <text:p>1.774E+000</text:p>
          </table:table-cell>
          <table:table-cell office:value-type="float" office:value="3.11616">
            <text:p>3.116E+000</text:p>
          </table:table-cell>
          <table:table-cell office:value-type="float" office:value="0.002607926">
            <text:p>2.608E-003</text:p>
          </table:table-cell>
          <table:table-cell office:value-type="float" office:value="0.002593101">
            <text:p>2.593E-003</text:p>
          </table:table-cell>
          <table:table-cell office:value-type="float" office:value="0.000006743368">
            <text:p>6.743E-006</text:p>
          </table:table-cell>
          <table:table-cell office:value-type="float" office:value="0.004577473">
            <text:p>4.577E-003</text:p>
          </table:table-cell>
          <table:table-cell office:value-type="float" office:value="-0.000000003050388">
            <text:p>-3.050E-009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1.816435">
            <text:p>1.816E+000</text:p>
          </table:table-cell>
          <table:table-cell office:value-type="float" office:value="3.265256">
            <text:p>3.265E+000</text:p>
          </table:table-cell>
          <table:table-cell office:value-type="float" office:value="0.0007469697">
            <text:p>7.470E-004</text:p>
          </table:table-cell>
          <table:table-cell office:value-type="float" office:value="0.000616746">
            <text:p>6.167E-004</text:p>
          </table:table-cell>
          <table:table-cell office:value-type="float" office:value="0.0000004184879">
            <text:p>4.185E-007</text:p>
          </table:table-cell>
          <table:table-cell office:value-type="float" office:value="0.001030173">
            <text:p>1.030E-003</text:p>
          </table:table-cell>
          <table:table-cell office:value-type="float" office:value="-0.00000001016493">
            <text:p>-1.016E-008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.815944">
            <text:p>1.816E+000</text:p>
          </table:table-cell>
          <table:table-cell office:value-type="float" office:value="3.265366">
            <text:p>3.265E+000</text:p>
          </table:table-cell>
          <table:table-cell office:value-type="float" office:value="0.0006800748">
            <text:p>6.801E-004</text:p>
          </table:table-cell>
          <table:table-cell office:value-type="float" office:value="0.0006112711">
            <text:p>6.113E-004</text:p>
          </table:table-cell>
          <table:table-cell office:value-type="float" office:value="0.0000003940898">
            <text:p>3.941E-007</text:p>
          </table:table-cell>
          <table:table-cell office:value-type="float" office:value="0.001075699">
            <text:p>1.076E-003</text:p>
          </table:table-cell>
          <table:table-cell office:value-type="float" office:value="-0.000000004928983">
            <text:p>-4.929E-009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1.726776">
            <text:p>1.727E+000</text:p>
          </table:table-cell>
          <table:table-cell office:value-type="float" office:value="2.949153">
            <text:p>2.949E+000</text:p>
          </table:table-cell>
          <table:table-cell office:value-type="float" office:value="0.00186619">
            <text:p>1.866E-003</text:p>
          </table:table-cell>
          <table:table-cell office:value-type="float" office:value="0.001892162">
            <text:p>1.892E-003</text:p>
          </table:table-cell>
          <table:table-cell office:value-type="float" office:value="0.000003555621">
            <text:p>3.556E-006</text:p>
          </table:table-cell>
          <table:table-cell office:value-type="float" office:value="0.003249135">
            <text:p>3.249E-003</text:p>
          </table:table-cell>
          <table:table-cell office:value-type="float" office:value="-0.000000001072984">
            <text:p>-1.073E-009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1.859424">
            <text:p>1.859E+000</text:p>
          </table:table-cell>
          <table:table-cell office:value-type="float" office:value="3.422847">
            <text:p>3.423E+000</text:p>
          </table:table-cell>
          <table:table-cell office:value-type="float" office:value="0.002698489">
            <text:p>2.698E-003</text:p>
          </table:table-cell>
          <table:table-cell office:value-type="float" office:value="0.002631231">
            <text:p>2.631E-003</text:p>
          </table:table-cell>
          <table:table-cell office:value-type="float" office:value="0.000007011293">
            <text:p>7.011E-006</text:p>
          </table:table-cell>
          <table:table-cell office:value-type="float" office:value="0.004867162">
            <text:p>4.867E-003</text:p>
          </table:table-cell>
          <table:table-cell office:value-type="float" office:value="0.00000001146384">
            <text:p>1.146E-008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1.847339">
            <text:p>1.847E+000</text:p>
          </table:table-cell>
          <table:table-cell office:value-type="float" office:value="3.377613">
            <text:p>3.378E+000</text:p>
          </table:table-cell>
          <table:table-cell office:value-type="float" office:value="0.001624574">
            <text:p>1.625E-003</text:p>
          </table:table-cell>
          <table:table-cell office:value-type="float" office:value="0.001399386">
            <text:p>1.399E-003</text:p>
          </table:table-cell>
          <table:table-cell office:value-type="float" office:value="0.000002109623">
            <text:p>2.110E-006</text:p>
          </table:table-cell>
          <table:table-cell office:value-type="float" office:value="0.00253144">
            <text:p>2.531E-003</text:p>
          </table:table-cell>
          <table:table-cell office:value-type="float" office:value="0.00000003813552">
            <text:p>3.814E-008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1.811828">
            <text:p>1.812E+000</text:p>
          </table:table-cell>
          <table:table-cell office:value-type="float" office:value="3.248158">
            <text:p>3.248E+000</text:p>
          </table:table-cell>
          <table:table-cell office:value-type="float" office:value="0.000002846593">
            <text:p>2.847E-006</text:p>
          </table:table-cell>
          <table:table-cell office:value-type="float" office:value="0.000001093282">
            <text:p>1.093E-006</text:p>
          </table:table-cell>
          <table:table-cell office:value-type="float" office:value="0.000000000001844322">
            <text:p>1.844E-012</text:p>
          </table:table-cell>
          <table:table-cell office:value-type="float" office:value="0.0000008040262">
            <text:p>8.040E-007</text:p>
          </table:table-cell>
          <table:table-cell office:value-type="float" office:value="-0.0000000000005641763">
            <text:p>-5.642E-013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1.781176">
            <text:p>1.781E+000</text:p>
          </table:table-cell>
          <table:table-cell office:value-type="float" office:value="3.139001">
            <text:p>3.139E+000</text:p>
          </table:table-cell>
          <table:table-cell office:value-type="float" office:value="0.00001847423">
            <text:p>1.847E-005</text:p>
          </table:table-cell>
          <table:table-cell office:value-type="float" office:value="0.000005199966">
            <text:p>5.200E-006</text:p>
          </table:table-cell>
          <table:table-cell office:value-type="float" office:value="0.0000000000404011">
            <text:p>4.040E-011</text:p>
          </table:table-cell>
          <table:table-cell office:value-type="float" office:value="0.00000326326">
            <text:p>3.263E-006</text:p>
          </table:table-cell>
          <table:table-cell office:value-type="float" office:value="-0.00000000003106968">
            <text:p>-3.107E-011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1.796575">
            <text:p>1.797E+000</text:p>
          </table:table-cell>
          <table:table-cell office:value-type="float" office:value="3.194291">
            <text:p>3.194E+000</text:p>
          </table:table-cell>
          <table:table-cell office:value-type="float" office:value="0.00004407394">
            <text:p>4.407E-005</text:p>
          </table:table-cell>
          <table:table-cell office:value-type="float" office:value="0.00001755485">
            <text:p>1.755E-005</text:p>
          </table:table-cell>
          <table:table-cell office:value-type="float" office:value="0.000000000454786">
            <text:p>4.548E-010</text:p>
          </table:table-cell>
          <table:table-cell office:value-type="float" office:value="0.00001905466">
            <text:p>1.905E-005</text:p>
          </table:table-cell>
          <table:table-cell office:value-type="float" office:value="0.0000000001777823">
            <text:p>1.778E-01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1.887973">
            <text:p>1.888E+000</text:p>
          </table:table-cell>
          <table:table-cell office:value-type="float" office:value="3.530075">
            <text:p>3.530E+000</text:p>
          </table:table-cell>
          <table:table-cell office:value-type="float" office:value="0.005142909">
            <text:p>5.143E-003</text:p>
          </table:table-cell>
          <table:table-cell office:value-type="float" office:value="0.004960487">
            <text:p>4.960E-003</text:p>
          </table:table-cell>
          <table:table-cell office:value-type="float" office:value="0.00002505468">
            <text:p>2.505E-005</text:p>
          </table:table-cell>
          <table:table-cell office:value-type="float" office:value="0.009269572">
            <text:p>9.270E-003</text:p>
          </table:table-cell>
          <table:table-cell office:value-type="float" office:value="0.00000007582549">
            <text:p>7.583E-008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811743">
            <text:p>1.812E+000</text:p>
          </table:table-cell>
          <table:table-cell office:value-type="float" office:value="3.249774">
            <text:p>3.250E+000</text:p>
          </table:table-cell>
          <table:table-cell office:value-type="float" office:value="0.0005813392">
            <text:p>5.813E-004</text:p>
          </table:table-cell>
          <table:table-cell office:value-type="float" office:value="0.0004030893">
            <text:p>4.031E-004</text:p>
          </table:table-cell>
          <table:table-cell office:value-type="float" office:value="0.000000194419">
            <text:p>1.944E-007</text:p>
          </table:table-cell>
          <table:table-cell office:value-type="float" office:value="0.0006504614">
            <text:p>6.505E-004</text:p>
          </table:table-cell>
          <table:table-cell office:value-type="float" office:value="-0.00000001660449">
            <text:p>-1.660E-0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.838692">
            <text:p>1.839E+000</text:p>
          </table:table-cell>
          <table:table-cell office:value-type="float" office:value="3.347651">
            <text:p>3.348E+000</text:p>
          </table:table-cell>
          <table:table-cell office:value-type="float" office:value="0.002226536">
            <text:p>2.227E-003</text:p>
          </table:table-cell>
          <table:table-cell office:value-type="float" office:value="0.002152076">
            <text:p>2.152E-003</text:p>
          </table:table-cell>
          <table:table-cell office:value-type="float" office:value="0.000004710861">
            <text:p>4.711E-006</text:p>
          </table:table-cell>
          <table:table-cell office:value-type="float" office:value="0.003907001">
            <text:p>3.907E-003</text:p>
          </table:table-cell>
          <table:table-cell office:value-type="float" office:value="-0.00000001025934">
            <text:p>-1.026E-008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.737986">
            <text:p>1.738E+000</text:p>
          </table:table-cell>
          <table:table-cell office:value-type="float" office:value="2.987548">
            <text:p>2.988E+000</text:p>
          </table:table-cell>
          <table:table-cell office:value-type="float" office:value="0.001906684">
            <text:p>1.907E-003</text:p>
          </table:table-cell>
          <table:table-cell office:value-type="float" office:value="0.001913506">
            <text:p>1.914E-003</text:p>
          </table:table-cell>
          <table:table-cell office:value-type="float" office:value="0.000003654974">
            <text:p>3.655E-006</text:p>
          </table:table-cell>
          <table:table-cell office:value-type="float" office:value="0.003295327">
            <text:p>3.295E-003</text:p>
          </table:table-cell>
          <table:table-cell office:value-type="float" office:value="-0.0000000008323207">
            <text:p>-8.323E-01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.784031">
            <text:p>1.784E+000</text:p>
          </table:table-cell>
          <table:table-cell office:value-type="float" office:value="3.149509">
            <text:p>3.150E+000</text:p>
          </table:table-cell>
          <table:table-cell office:value-type="float" office:value="0.00003142339">
            <text:p>3.142E-005</text:p>
          </table:table-cell>
          <table:table-cell office:value-type="float" office:value="0.00001259315">
            <text:p>1.259E-005</text:p>
          </table:table-cell>
          <table:table-cell office:value-type="float" office:value="0.0000000002339052">
            <text:p>2.339E-010</text:p>
          </table:table-cell>
          <table:table-cell office:value-type="float" office:value="0.00001521054">
            <text:p>1.521E-005</text:p>
          </table:table-cell>
          <table:table-cell office:value-type="float" office:value="-0.00000000008969128">
            <text:p>-8.969E-011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.881046">
            <text:p>1.881E+000</text:p>
          </table:table-cell>
          <table:table-cell office:value-type="float" office:value="3.503558">
            <text:p>3.504E+000</text:p>
          </table:table-cell>
          <table:table-cell office:value-type="float" office:value="0.004116505">
            <text:p>4.117E-003</text:p>
          </table:table-cell>
          <table:table-cell office:value-type="float" office:value="0.004028499">
            <text:p>4.028E-003</text:p>
          </table:table-cell>
          <table:table-cell office:value-type="float" office:value="0.0000164051">
            <text:p>1.641E-005</text:p>
          </table:table-cell>
          <table:table-cell office:value-type="float" office:value="0.007522759">
            <text:p>7.523E-003</text:p>
          </table:table-cell>
          <table:table-cell office:value-type="float" office:value="-0.00000001499555">
            <text:p>-1.500E-008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1.741101">
            <text:p>1.741E+000</text:p>
          </table:table-cell>
          <table:table-cell office:value-type="float" office:value="2.999769">
            <text:p>3.000E+000</text:p>
          </table:table-cell>
          <table:table-cell office:value-type="float" office:value="0.02441386">
            <text:p>2.441E-002</text:p>
          </table:table-cell>
          <table:table-cell office:value-type="float" office:value="0.02346207">
            <text:p>2.346E-002</text:p>
          </table:table-cell>
          <table:table-cell office:value-type="float" office:value="0.0005615222">
            <text:p>5.615E-004</text:p>
          </table:table-cell>
          <table:table-cell office:value-type="float" office:value="0.03999265">
            <text:p>3.999E-002</text:p>
          </table:table-cell>
          <table:table-cell office:value-type="float" office:value="-0.000001022941">
            <text:p>-1.023E-006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1.706792">
            <text:p>1.707E+000</text:p>
          </table:table-cell>
          <table:table-cell office:value-type="float" office:value="2.884874">
            <text:p>2.885E+000</text:p>
          </table:table-cell>
          <table:table-cell office:value-type="float" office:value="0.000006660994">
            <text:p>6.661E-006</text:p>
          </table:table-cell>
          <table:table-cell office:value-type="float" office:value="0.000003057273">
            <text:p>3.057E-006</text:p>
          </table:table-cell>
          <table:table-cell office:value-type="float" office:value="0.00000000001379281">
            <text:p>1.379E-011</text:p>
          </table:table-cell>
          <table:table-cell office:value-type="float" office:value="0.000005184779">
            <text:p>5.185E-006</text:p>
          </table:table-cell>
          <table:table-cell office:value-type="float" office:value="0.0000000000003217739">
            <text:p>3.218E-013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.681873">
            <text:p>1.682E+000</text:p>
          </table:table-cell>
          <table:table-cell office:value-type="float" office:value="2.795273">
            <text:p>2.795E+000</text:p>
          </table:table-cell>
          <table:table-cell office:value-type="float" office:value="0.004729057">
            <text:p>4.729E-003</text:p>
          </table:table-cell>
          <table:table-cell office:value-type="float" office:value="0.001171223">
            <text:p>1.171E-003</text:p>
          </table:table-cell>
          <table:table-cell office:value-type="float" office:value="0.000001883384">
            <text:p>1.883E-006</text:p>
          </table:table-cell>
          <table:table-cell office:value-type="float" office:value="0.0004126199">
            <text:p>4.126E-004</text:p>
          </table:table-cell>
          <table:table-cell office:value-type="float" office:value="0.000002012653">
            <text:p>2.013E-006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.881823">
            <text:p>1.882E+000</text:p>
          </table:table-cell>
          <table:table-cell office:value-type="float" office:value="3.508725">
            <text:p>3.509E+000</text:p>
          </table:table-cell>
          <table:table-cell office:value-type="float" office:value="0.0001836436">
            <text:p>1.836E-004</text:p>
          </table:table-cell>
          <table:table-cell office:value-type="float" office:value="0.0002475388">
            <text:p>2.475E-004</text:p>
          </table:table-cell>
          <table:table-cell office:value-type="float" office:value="0.00000005272058">
            <text:p>5.272E-008</text:p>
          </table:table-cell>
          <table:table-cell office:value-type="float" office:value="0.000460886">
            <text:p>4.609E-004</text:p>
          </table:table-cell>
          <table:table-cell office:value-type="float" office:value="0.000000002460825">
            <text:p>2.461E-009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1.884067">
            <text:p>1.884E+000</text:p>
          </table:table-cell>
          <table:table-cell office:value-type="float" office:value="3.515864">
            <text:p>3.516E+000</text:p>
          </table:table-cell>
          <table:table-cell office:value-type="float" office:value="0.08167396">
            <text:p>8.167E-002</text:p>
          </table:table-cell>
          <table:table-cell office:value-type="float" office:value="0.07968071">
            <text:p>7.968E-002</text:p>
          </table:table-cell>
          <table:table-cell office:value-type="float" office:value="0.006427935">
            <text:p>6.428E-003</text:p>
          </table:table-cell>
          <table:table-cell office:value-type="float" office:value="0.1493688">
            <text:p>1.494E-001</text:p>
          </table:table-cell>
          <table:table-cell office:value-type="float" office:value="0.000004148111">
            <text:p>4.148E-006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.75166">
            <text:p>1.752E+000</text:p>
          </table:table-cell>
          <table:table-cell office:value-type="float" office:value="3.034023">
            <text:p>3.034E+000</text:p>
          </table:table-cell>
          <table:table-cell office:value-type="float" office:value="0.00001552605">
            <text:p>1.553E-005</text:p>
          </table:table-cell>
          <table:table-cell office:value-type="float" office:value="0.000001820211">
            <text:p>1.820E-006</text:p>
          </table:table-cell>
          <table:table-cell office:value-type="float" office:value="-0.000000000005013614">
            <text:p>-5.014E-012</text:p>
          </table:table-cell>
          <table:table-cell office:value-type="float" office:value="-0.00000184344">
            <text:p>-1.843E-006</text:p>
          </table:table-cell>
          <table:table-cell office:value-type="float" office:value="-0.000000000008276235">
            <text:p>-8.276E-012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1.774391">
            <text:p>1.774E+000</text:p>
          </table:table-cell>
          <table:table-cell office:value-type="float" office:value="3.114331">
            <text:p>3.114E+000</text:p>
          </table:table-cell>
          <table:table-cell office:value-type="float" office:value="0.002606421">
            <text:p>2.606E-003</text:p>
          </table:table-cell>
          <table:table-cell office:value-type="float" office:value="0.002620179">
            <text:p>2.620E-003</text:p>
          </table:table-cell>
          <table:table-cell office:value-type="float" office:value="0.00000684729">
            <text:p>6.847E-006</text:p>
          </table:table-cell>
          <table:table-cell office:value-type="float" office:value="0.004623716">
            <text:p>4.624E-003</text:p>
          </table:table-cell>
          <table:table-cell office:value-type="float" office:value="-0.00000000407404">
            <text:p>-4.074E-009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.82692">
            <text:p>1.827E+000</text:p>
          </table:table-cell>
          <table:table-cell office:value-type="float" office:value="3.303955">
            <text:p>3.304E+000</text:p>
          </table:table-cell>
          <table:table-cell office:value-type="float" office:value="0.0002441062">
            <text:p>2.441E-004</text:p>
          </table:table-cell>
          <table:table-cell office:value-type="float" office:value="0.0002019181">
            <text:p>2.019E-004</text:p>
          </table:table-cell>
          <table:table-cell office:value-type="float" office:value="0.00000004482497">
            <text:p>4.482E-008</text:p>
          </table:table-cell>
          <table:table-cell office:value-type="float" office:value="0.0003654791">
            <text:p>3.655E-004</text:p>
          </table:table-cell>
          <table:table-cell office:value-type="float" office:value="-0.0000000005452629">
            <text:p>-5.453E-01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.786043">
            <text:p>1.786E+000</text:p>
          </table:table-cell>
          <table:table-cell office:value-type="float" office:value="3.156038">
            <text:p>3.156E+000</text:p>
          </table:table-cell>
          <table:table-cell office:value-type="float" office:value="0.03297304">
            <text:p>3.297E-002</text:p>
          </table:table-cell>
          <table:table-cell office:value-type="float" office:value="0.03225631">
            <text:p>3.226E-002</text:p>
          </table:table-cell>
          <table:table-cell office:value-type="float" office:value="0.001051965">
            <text:p>1.052E-003</text:p>
          </table:table-cell>
          <table:table-cell office:value-type="float" office:value="0.05728781">
            <text:p>5.729E-002</text:p>
          </table:table-cell>
          <table:table-cell office:value-type="float" office:value="0.0000002335931">
            <text:p>2.336E-007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1.750322">
            <text:p>1.750E+000</text:p>
          </table:table-cell>
          <table:table-cell office:value-type="float" office:value="3.031136">
            <text:p>3.031E+000</text:p>
          </table:table-cell>
          <table:table-cell office:value-type="float" office:value="0.0001094242">
            <text:p>1.094E-004</text:p>
          </table:table-cell>
          <table:table-cell office:value-type="float" office:value="0.00004732842">
            <text:p>4.733E-005</text:p>
          </table:table-cell>
          <table:table-cell office:value-type="float" office:value="0.000000003241464">
            <text:p>3.241E-009</text:p>
          </table:table-cell>
          <table:table-cell office:value-type="float" office:value="0.00005710115">
            <text:p>5.710E-005</text:p>
          </table:table-cell>
          <table:table-cell office:value-type="float" office:value="0.0000000010457">
            <text:p>1.046E-009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.923518">
            <text:p>1.924E+000</text:p>
          </table:table-cell>
          <table:table-cell office:value-type="float" office:value="3.665376">
            <text:p>3.665E+000</text:p>
          </table:table-cell>
          <table:table-cell office:value-type="float" office:value="0.0005506056">
            <text:p>5.506E-004</text:p>
          </table:table-cell>
          <table:table-cell office:value-type="float" office:value="0.0005402245">
            <text:p>5.402E-004</text:p>
          </table:table-cell>
          <table:table-cell office:value-type="float" office:value="0.0000002946323">
            <text:p>2.946E-007</text:p>
          </table:table-cell>
          <table:table-cell office:value-type="float" office:value="0.001026378">
            <text:p>1.026E-003</text:p>
          </table:table-cell>
          <table:table-cell office:value-type="float" office:value="-0.0000000007583414">
            <text:p>-7.583E-01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1.844444">
            <text:p>1.844E+000</text:p>
          </table:table-cell>
          <table:table-cell office:value-type="float" office:value="3.36816">
            <text:p>3.368E+000</text:p>
          </table:table-cell>
          <table:table-cell office:value-type="float" office:value="0.00296466">
            <text:p>2.965E-003</text:p>
          </table:table-cell>
          <table:table-cell office:value-type="float" office:value="0.002971298">
            <text:p>2.971E-003</text:p>
          </table:table-cell>
          <table:table-cell office:value-type="float" office:value="0.000008818745">
            <text:p>8.819E-006</text:p>
          </table:table-cell>
          <table:table-cell office:value-type="float" office:value="0.005432265">
            <text:p>5.432E-003</text:p>
          </table:table-cell>
          <table:table-cell office:value-type="float" office:value="0.000000004383038">
            <text:p>4.383E-009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1.867505">
            <text:p>1.868E+000</text:p>
          </table:table-cell>
          <table:table-cell office:value-type="float" office:value="3.453512">
            <text:p>3.454E+000</text:p>
          </table:table-cell>
          <table:table-cell office:value-type="float" office:value="0.00004242299">
            <text:p>4.242E-005</text:p>
          </table:table-cell>
          <table:table-cell office:value-type="float" office:value="0.00001180072">
            <text:p>1.180E-005</text:p>
          </table:table-cell>
          <table:table-cell office:value-type="float" office:value="0.0000000002049503">
            <text:p>2.050E-010</text:p>
          </table:table-cell>
          <table:table-cell office:value-type="float" office:value="0.000009343223">
            <text:p>9.343E-006</text:p>
          </table:table-cell>
          <table:table-cell office:value-type="float" office:value="-0.0000000001664646">
            <text:p>-1.665E-01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1.916207">
            <text:p>1.916E+000</text:p>
          </table:table-cell>
          <table:table-cell office:value-type="float" office:value="3.636843">
            <text:p>3.637E+000</text:p>
          </table:table-cell>
          <table:table-cell office:value-type="float" office:value="0.001018799">
            <text:p>1.019E-003</text:p>
          </table:table-cell>
          <table:table-cell office:value-type="float" office:value="0.0007980787">
            <text:p>7.981E-004</text:p>
          </table:table-cell>
          <table:table-cell office:value-type="float" office:value="0.000000719354">
            <text:p>7.194E-007</text:p>
          </table:table-cell>
          <table:table-cell office:value-type="float" office:value="0.001500701">
            <text:p>1.501E-003</text:p>
          </table:table-cell>
          <table:table-cell office:value-type="float" office:value="-0.00000002014699">
            <text:p>-2.015E-008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.899943">
            <text:p>1.900E+000</text:p>
          </table:table-cell>
          <table:table-cell office:value-type="float" office:value="3.574384">
            <text:p>3.574E+000</text:p>
          </table:table-cell>
          <table:table-cell office:value-type="float" office:value="0.003781503">
            <text:p>3.782E-003</text:p>
          </table:table-cell>
          <table:table-cell office:value-type="float" office:value="0.003837868">
            <text:p>3.838E-003</text:p>
          </table:table-cell>
          <table:table-cell office:value-type="float" office:value="0.00001462067">
            <text:p>1.462E-005</text:p>
          </table:table-cell>
          <table:table-cell office:value-type="float" office:value="0.007254355">
            <text:p>7.254E-003</text:p>
          </table:table-cell>
          <table:table-cell office:value-type="float" office:value="-0.000000002908121">
            <text:p>-2.908E-009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.833335">
            <text:p>1.833E+000</text:p>
          </table:table-cell>
          <table:table-cell office:value-type="float" office:value="3.326366">
            <text:p>3.326E+000</text:p>
          </table:table-cell>
          <table:table-cell office:value-type="float" office:value="0.0005730606">
            <text:p>5.731E-004</text:p>
          </table:table-cell>
          <table:table-cell office:value-type="float" office:value="0.0005769131">
            <text:p>5.769E-004</text:p>
          </table:table-cell>
          <table:table-cell office:value-type="float" office:value="0.0000003317156">
            <text:p>3.317E-007</text:p>
          </table:table-cell>
          <table:table-cell office:value-type="float" office:value="0.001047817">
            <text:p>1.048E-003</text:p>
          </table:table-cell>
          <table:table-cell office:value-type="float" office:value="-0.00000000009248272">
            <text:p>-9.248E-011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.729405">
            <text:p>1.729E+000</text:p>
          </table:table-cell>
          <table:table-cell office:value-type="float" office:value="2.957359">
            <text:p>2.957E+000</text:p>
          </table:table-cell>
          <table:table-cell office:value-type="float" office:value="0.01309863">
            <text:p>1.310E-002</text:p>
          </table:table-cell>
          <table:table-cell office:value-type="float" office:value="0.01233774">
            <text:p>1.234E-002</text:p>
          </table:table-cell>
          <table:table-cell office:value-type="float" office:value="0.0001568417">
            <text:p>1.568E-004</text:p>
          </table:table-cell>
          <table:table-cell office:value-type="float" office:value="0.02101131">
            <text:p>2.101E-002</text:p>
          </table:table-cell>
          <table:table-cell office:value-type="float" office:value="-0.0000007434133">
            <text:p>-7.434E-007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.805054">
            <text:p>1.805E+000</text:p>
          </table:table-cell>
          <table:table-cell office:value-type="float" office:value="3.223377">
            <text:p>3.223E+000</text:p>
          </table:table-cell>
          <table:table-cell office:value-type="float" office:value="0.003572711">
            <text:p>3.573E-003</text:p>
          </table:table-cell>
          <table:table-cell office:value-type="float" office:value="0.003347055">
            <text:p>3.347E-003</text:p>
          </table:table-cell>
          <table:table-cell office:value-type="float" office:value="0.00001157404">
            <text:p>1.157E-005</text:p>
          </table:table-cell>
          <table:table-cell office:value-type="float" office:value="0.005966625">
            <text:p>5.967E-003</text:p>
          </table:table-cell>
          <table:table-cell office:value-type="float" office:value="0.00000007191339">
            <text:p>7.191E-008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1.803506">
            <text:p>1.804E+000</text:p>
          </table:table-cell>
          <table:table-cell office:value-type="float" office:value="3.219193">
            <text:p>3.219E+000</text:p>
          </table:table-cell>
          <table:table-cell office:value-type="float" office:value="0.00005249658">
            <text:p>5.250E-005</text:p>
          </table:table-cell>
          <table:table-cell office:value-type="float" office:value="0.00004396102">
            <text:p>4.396E-005</text:p>
          </table:table-cell>
          <table:table-cell office:value-type="float" office:value="0.000000002111794">
            <text:p>2.112E-009</text:p>
          </table:table-cell>
          <table:table-cell office:value-type="float" office:value="0.00007843809">
            <text:p>7.844E-005</text:p>
          </table:table-cell>
          <table:table-cell office:value-type="float" office:value="-0.00000000001784688">
            <text:p>-1.785E-011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1.74886">
            <text:p>1.749E+000</text:p>
          </table:table-cell>
          <table:table-cell office:value-type="float" office:value="3.025026">
            <text:p>3.025E+000</text:p>
          </table:table-cell>
          <table:table-cell office:value-type="float" office:value="0.000005799854">
            <text:p>5.800E-006</text:p>
          </table:table-cell>
          <table:table-cell office:value-type="float" office:value="0.000006610793">
            <text:p>6.611E-006</text:p>
          </table:table-cell>
          <table:table-cell office:value-type="float" office:value="0.00000000004084125">
            <text:p>4.084E-011</text:p>
          </table:table-cell>
          <table:table-cell office:value-type="float" office:value="0.00001115872">
            <text:p>1.116E-005</text:p>
          </table:table-cell>
          <table:table-cell office:value-type="float" office:value="-0.000000000002760566">
            <text:p>-2.761E-012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.927448">
            <text:p>1.927E+000</text:p>
          </table:table-cell>
          <table:table-cell office:value-type="float" office:value="3.680231">
            <text:p>3.680E+000</text:p>
          </table:table-cell>
          <table:table-cell office:value-type="float" office:value="0.01424852">
            <text:p>1.425E-002</text:p>
          </table:table-cell>
          <table:table-cell office:value-type="float" office:value="0.01381521">
            <text:p>1.382E-002</text:p>
          </table:table-cell>
          <table:table-cell office:value-type="float" office:value="0.00019383">
            <text:p>1.938E-004</text:p>
          </table:table-cell>
          <table:table-cell office:value-type="float" office:value="0.02645841">
            <text:p>2.646E-002</text:p>
          </table:table-cell>
          <table:table-cell office:value-type="float" office:value="0.0000001712225">
            <text:p>1.712E-007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1.841377">
            <text:p>1.841E+000</text:p>
          </table:table-cell>
          <table:table-cell office:value-type="float" office:value="3.358361">
            <text:p>3.358E+000</text:p>
          </table:table-cell>
          <table:table-cell office:value-type="float" office:value="0.007467908">
            <text:p>7.468E-003</text:p>
          </table:table-cell>
          <table:table-cell office:value-type="float" office:value="0.007255881">
            <text:p>7.256E-003</text:p>
          </table:table-cell>
          <table:table-cell office:value-type="float" office:value="0.00005341147">
            <text:p>5.341E-005</text:p>
          </table:table-cell>
          <table:table-cell office:value-type="float" office:value="0.01325869">
            <text:p>1.326E-002</text:p>
          </table:table-cell>
          <table:table-cell office:value-type="float" office:value="0.00000003710782">
            <text:p>3.711E-008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1.812312">
            <text:p>1.812E+000</text:p>
          </table:table-cell>
          <table:table-cell office:value-type="float" office:value="3.252293">
            <text:p>3.252E+000</text:p>
          </table:table-cell>
          <table:table-cell office:value-type="float" office:value="0.001202405">
            <text:p>1.202E-003</text:p>
          </table:table-cell>
          <table:table-cell office:value-type="float" office:value="0.001041762">
            <text:p>1.042E-003</text:p>
          </table:table-cell>
          <table:table-cell office:value-type="float" office:value="0.000001165754">
            <text:p>1.166E-006</text:p>
          </table:table-cell>
          <table:table-cell office:value-type="float" office:value="0.001797096">
            <text:p>1.797E-003</text:p>
          </table:table-cell>
          <table:table-cell office:value-type="float" office:value="-0.00000002110656">
            <text:p>-2.111E-008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1.785242">
            <text:p>1.785E+000</text:p>
          </table:table-cell>
          <table:table-cell office:value-type="float" office:value="3.154194">
            <text:p>3.154E+000</text:p>
          </table:table-cell>
          <table:table-cell office:value-type="float" office:value="0.002712933">
            <text:p>2.713E-003</text:p>
          </table:table-cell>
          <table:table-cell office:value-type="float" office:value="0.002714924">
            <text:p>2.715E-003</text:p>
          </table:table-cell>
          <table:table-cell office:value-type="float" office:value="0.000007368107">
            <text:p>7.368E-006</text:p>
          </table:table-cell>
          <table:table-cell office:value-type="float" office:value="0.004821356">
            <text:p>4.821E-003</text:p>
          </table:table-cell>
          <table:table-cell office:value-type="float" office:value="-0.000000003916384">
            <text:p>-3.916E-009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1.778986">
            <text:p>1.779E+000</text:p>
          </table:table-cell>
          <table:table-cell office:value-type="float" office:value="3.130365">
            <text:p>3.130E+000</text:p>
          </table:table-cell>
          <table:table-cell office:value-type="float" office:value="0.001921085">
            <text:p>1.921E-003</text:p>
          </table:table-cell>
          <table:table-cell office:value-type="float" office:value="0.001845668">
            <text:p>1.846E-003</text:p>
          </table:table-cell>
          <table:table-cell office:value-type="float" office:value="0.000003475383">
            <text:p>3.475E-006</text:p>
          </table:table-cell>
          <table:table-cell office:value-type="float" office:value="0.003255088">
            <text:p>3.255E-003</text:p>
          </table:table-cell>
          <table:table-cell office:value-type="float" office:value="0.000000007755885">
            <text:p>7.756E-00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.732471">
            <text:p>1.732E+000</text:p>
          </table:table-cell>
          <table:table-cell office:value-type="float" office:value="2.968986">
            <text:p>2.969E+000</text:p>
          </table:table-cell>
          <table:table-cell office:value-type="float" office:value="0.001934938">
            <text:p>1.935E-003</text:p>
          </table:table-cell>
          <table:table-cell office:value-type="float" office:value="0.001794279">
            <text:p>1.794E-003</text:p>
          </table:table-cell>
          <table:table-cell office:value-type="float" office:value="0.000003343117">
            <text:p>3.343E-006</text:p>
          </table:table-cell>
          <table:table-cell office:value-type="float" office:value="0.00303091">
            <text:p>3.031E-003</text:p>
          </table:table-cell>
          <table:table-cell office:value-type="float" office:value="-0.00000002947953">
            <text:p>-2.948E-008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1.788889">
            <text:p>1.789E+000</text:p>
          </table:table-cell>
          <table:table-cell office:value-type="float" office:value="3.166897">
            <text:p>3.167E+000</text:p>
          </table:table-cell>
          <table:table-cell office:value-type="float" office:value="0.002233623">
            <text:p>2.234E-003</text:p>
          </table:table-cell>
          <table:table-cell office:value-type="float" office:value="0.002143729">
            <text:p>2.144E-003</text:p>
          </table:table-cell>
          <table:table-cell office:value-type="float" office:value="0.000004690938">
            <text:p>4.691E-006</text:p>
          </table:table-cell>
          <table:table-cell office:value-type="float" office:value="0.003813858">
            <text:p>3.814E-003</text:p>
          </table:table-cell>
          <table:table-cell office:value-type="float" office:value="-0.000000001313366">
            <text:p>-1.313E-009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.788717">
            <text:p>1.789E+000</text:p>
          </table:table-cell>
          <table:table-cell office:value-type="float" office:value="3.165598">
            <text:p>3.166E+000</text:p>
          </table:table-cell>
          <table:table-cell office:value-type="float" office:value="0.00007292782">
            <text:p>7.293E-005</text:p>
          </table:table-cell>
          <table:table-cell office:value-type="float" office:value="0.00002124252">
            <text:p>2.124E-005</text:p>
          </table:table-cell>
          <table:table-cell office:value-type="float" office:value="0.000000000675755">
            <text:p>6.758E-010</text:p>
          </table:table-cell>
          <table:table-cell office:value-type="float" office:value="0.00001709517">
            <text:p>1.710E-005</text:p>
          </table:table-cell>
          <table:table-cell office:value-type="float" office:value="0.0000000004923513">
            <text:p>4.924E-01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.881229">
            <text:p>1.881E+000</text:p>
          </table:table-cell>
          <table:table-cell office:value-type="float" office:value="3.504951">
            <text:p>3.505E+000</text:p>
          </table:table-cell>
          <table:table-cell office:value-type="float" office:value="0.02716181">
            <text:p>2.716E-002</text:p>
          </table:table-cell>
          <table:table-cell office:value-type="float" office:value="0.02616283">
            <text:p>2.616E-002</text:p>
          </table:table-cell>
          <table:table-cell office:value-type="float" office:value="0.0006974379">
            <text:p>6.974E-004</text:p>
          </table:table-cell>
          <table:table-cell office:value-type="float" office:value="0.04880094">
            <text:p>4.880E-002</text:p>
          </table:table-cell>
          <table:table-cell office:value-type="float" office:value="0.000001331663">
            <text:p>1.332E-006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1.82196">
            <text:p>1.822E+000</text:p>
          </table:table-cell>
          <table:table-cell office:value-type="float" office:value="3.283472">
            <text:p>3.283E+000</text:p>
          </table:table-cell>
          <table:table-cell office:value-type="float" office:value="0.001022773">
            <text:p>1.023E-003</text:p>
          </table:table-cell>
          <table:table-cell office:value-type="float" office:value="0.0007096849">
            <text:p>7.097E-004</text:p>
          </table:table-cell>
          <table:table-cell office:value-type="float" office:value="0.0000006025845">
            <text:p>6.026E-007</text:p>
          </table:table-cell>
          <table:table-cell office:value-type="float" office:value="0.001144674">
            <text:p>1.145E-003</text:p>
          </table:table-cell>
          <table:table-cell office:value-type="float" office:value="-0.00000004966527">
            <text:p>-4.967E-008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.785797">
            <text:p>1.786E+000</text:p>
          </table:table-cell>
          <table:table-cell office:value-type="float" office:value="3.155394">
            <text:p>3.155E+000</text:p>
          </table:table-cell>
          <table:table-cell office:value-type="float" office:value="0.003220901">
            <text:p>3.221E-003</text:p>
          </table:table-cell>
          <table:table-cell office:value-type="float" office:value="0.003153781">
            <text:p>3.154E-003</text:p>
          </table:table-cell>
          <table:table-cell office:value-type="float" office:value="0.00001005161">
            <text:p>1.005E-005</text:p>
          </table:table-cell>
          <table:table-cell office:value-type="float" office:value="0.005551413">
            <text:p>5.551E-003</text:p>
          </table:table-cell>
          <table:table-cell office:value-type="float" office:value="-0.0000000129159">
            <text:p>-1.292E-008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1.80867">
            <text:p>1.809E+000</text:p>
          </table:table-cell>
          <table:table-cell office:value-type="float" office:value="3.238463">
            <text:p>3.238E+000</text:p>
          </table:table-cell>
          <table:table-cell office:value-type="float" office:value="0.004231438">
            <text:p>4.231E-003</text:p>
          </table:table-cell>
          <table:table-cell office:value-type="float" office:value="0.004110893">
            <text:p>4.111E-003</text:p>
          </table:table-cell>
          <table:table-cell office:value-type="float" office:value="0.00001714538">
            <text:p>1.715E-005</text:p>
          </table:table-cell>
          <table:table-cell office:value-type="float" office:value="0.007390557">
            <text:p>7.391E-003</text:p>
          </table:table-cell>
          <table:table-cell office:value-type="float" office:value="-0.00000003921009">
            <text:p>-3.921E-008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1.857353">
            <text:p>1.857E+000</text:p>
          </table:table-cell>
          <table:table-cell office:value-type="float" office:value="3.414473">
            <text:p>3.414E+000</text:p>
          </table:table-cell>
          <table:table-cell office:value-type="float" office:value="0.0002446819">
            <text:p>2.447E-004</text:p>
          </table:table-cell>
          <table:table-cell office:value-type="float" office:value="0.00002724333">
            <text:p>2.724E-005</text:p>
          </table:table-cell>
          <table:table-cell office:value-type="float" office:value="-0.000000002224266">
            <text:p>-2.224E-009</text:p>
          </table:table-cell>
          <table:table-cell office:value-type="float" office:value="-0.00005033575">
            <text:p>-5.034E-005</text:p>
          </table:table-cell>
          <table:table-cell office:value-type="float" office:value="0.00000000001021894">
            <text:p>1.022E-011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1.859005">
            <text:p>1.859E+000</text:p>
          </table:table-cell>
          <table:table-cell office:value-type="float" office:value="3.421777">
            <text:p>3.422E+000</text:p>
          </table:table-cell>
          <table:table-cell office:value-type="float" office:value="0.003360464">
            <text:p>3.360E-003</text:p>
          </table:table-cell>
          <table:table-cell office:value-type="float" office:value="0.003237212">
            <text:p>3.237E-003</text:p>
          </table:table-cell>
          <table:table-cell office:value-type="float" office:value="0.00001067715">
            <text:p>1.068E-005</text:p>
          </table:table-cell>
          <table:table-cell office:value-type="float" office:value="0.005974722">
            <text:p>5.975E-003</text:p>
          </table:table-cell>
          <table:table-cell office:value-type="float" office:value="0.00000002524585">
            <text:p>2.525E-008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.751017">
            <text:p>1.751E+000</text:p>
          </table:table-cell>
          <table:table-cell office:value-type="float" office:value="3.033948">
            <text:p>3.034E+000</text:p>
          </table:table-cell>
          <table:table-cell office:value-type="float" office:value="0.0001849354">
            <text:p>1.849E-004</text:p>
          </table:table-cell>
          <table:table-cell office:value-type="float" office:value="0.0001117209">
            <text:p>1.117E-004</text:p>
          </table:table-cell>
          <table:table-cell office:value-type="float" office:value="0.00000001589525">
            <text:p>1.590E-008</text:p>
          </table:table-cell>
          <table:table-cell office:value-type="float" office:value="0.0001662443">
            <text:p>1.662E-004</text:p>
          </table:table-cell>
          <table:table-cell office:value-type="float" office:value="-0.000000002285733">
            <text:p>-2.286E-009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1.789411">
            <text:p>1.789E+000</text:p>
          </table:table-cell>
          <table:table-cell office:value-type="float" office:value="3.168267">
            <text:p>3.168E+000</text:p>
          </table:table-cell>
          <table:table-cell office:value-type="float" office:value="0.0002491048">
            <text:p>2.491E-004</text:p>
          </table:table-cell>
          <table:table-cell office:value-type="float" office:value="0.00007175722">
            <text:p>7.176E-005</text:p>
          </table:table-cell>
          <table:table-cell office:value-type="float" office:value="0.000000007619479">
            <text:p>7.619E-009</text:p>
          </table:table-cell>
          <table:table-cell office:value-type="float" office:value="0.00004985113">
            <text:p>4.985E-005</text:p>
          </table:table-cell>
          <table:table-cell office:value-type="float" office:value="0.000000005829582">
            <text:p>5.830E-009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1.819679">
            <text:p>1.820E+000</text:p>
          </table:table-cell>
          <table:table-cell office:value-type="float" office:value="3.276117">
            <text:p>3.276E+000</text:p>
          </table:table-cell>
          <table:table-cell office:value-type="float" office:value="0.00004930518">
            <text:p>4.931E-005</text:p>
          </table:table-cell>
          <table:table-cell office:value-type="float" office:value="0.000005257077">
            <text:p>5.257E-006</text:p>
          </table:table-cell>
          <table:table-cell office:value-type="float" office:value="-0.00000000007447156">
            <text:p>-7.447E-011</text:p>
          </table:table-cell>
          <table:table-cell office:value-type="float" office:value="-0.000008205357">
            <text:p>-8.205E-006</text:p>
          </table:table-cell>
          <table:table-cell office:value-type="float" office:value="-0.00000000004021805">
            <text:p>-4.022E-011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.811185">
            <text:p>1.811E+000</text:p>
          </table:table-cell>
          <table:table-cell office:value-type="float" office:value="3.244503">
            <text:p>3.245E+000</text:p>
          </table:table-cell>
          <table:table-cell office:value-type="float" office:value="0.0002304982">
            <text:p>2.305E-004</text:p>
          </table:table-cell>
          <table:table-cell office:value-type="float" office:value="0.00002869378">
            <text:p>2.869E-005</text:p>
          </table:table-cell>
          <table:table-cell office:value-type="float" office:value="-0.000000001385085">
            <text:p>-1.385E-009</text:p>
          </table:table-cell>
          <table:table-cell office:value-type="float" office:value="-0.00003929895">
            <text:p>-3.930E-005</text:p>
          </table:table-cell>
          <table:table-cell office:value-type="float" office:value="-0.000000001878018">
            <text:p>-1.878E-009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1.80234">
            <text:p>1.802E+000</text:p>
          </table:table-cell>
          <table:table-cell office:value-type="float" office:value="3.215951">
            <text:p>3.216E+000</text:p>
          </table:table-cell>
          <table:table-cell office:value-type="float" office:value="0.00003029251">
            <text:p>3.029E-005</text:p>
          </table:table-cell>
          <table:table-cell office:value-type="float" office:value="0.000003181902">
            <text:p>3.182E-006</text:p>
          </table:table-cell>
          <table:table-cell office:value-type="float" office:value="-0.00000000003025766">
            <text:p>-3.026E-011</text:p>
          </table:table-cell>
          <table:table-cell office:value-type="float" office:value="-0.000005395645">
            <text:p>-5.396E-006</text:p>
          </table:table-cell>
          <table:table-cell office:value-type="float" office:value="-0.000000000007768654">
            <text:p>-7.769E-012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1.79762">
            <text:p>1.798E+000</text:p>
          </table:table-cell>
          <table:table-cell office:value-type="float" office:value="3.199972">
            <text:p>3.200E+000</text:p>
          </table:table-cell>
          <table:table-cell office:value-type="float" office:value="0.000307702">
            <text:p>3.077E-004</text:p>
          </table:table-cell>
          <table:table-cell office:value-type="float" office:value="0.00003536113">
            <text:p>3.536E-005</text:p>
          </table:table-cell>
          <table:table-cell office:value-type="float" office:value="-0.000000002955142">
            <text:p>-2.955E-009</text:p>
          </table:table-cell>
          <table:table-cell office:value-type="float" office:value="-0.00005558535">
            <text:p>-5.559E-005</text:p>
          </table:table-cell>
          <table:table-cell office:value-type="float" office:value="-0.000000002207365">
            <text:p>-2.207E-009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815705">
            <text:p>1.816E+000</text:p>
          </table:table-cell>
          <table:table-cell office:value-type="float" office:value="3.262842">
            <text:p>3.263E+000</text:p>
          </table:table-cell>
          <table:table-cell office:value-type="float" office:value="0.002993856">
            <text:p>2.994E-003</text:p>
          </table:table-cell>
          <table:table-cell office:value-type="float" office:value="0.002870575">
            <text:p>2.871E-003</text:p>
          </table:table-cell>
          <table:table-cell office:value-type="float" office:value="0.000008415271">
            <text:p>8.415E-006</text:p>
          </table:table-cell>
          <table:table-cell office:value-type="float" office:value="0.005178001">
            <text:p>5.178E-003</text:p>
          </table:table-cell>
          <table:table-cell office:value-type="float" office:value="0.00000001455947">
            <text:p>1.456E-008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1.788568">
            <text:p>1.789E+000</text:p>
          </table:table-cell>
          <table:table-cell office:value-type="float" office:value="3.163859">
            <text:p>3.164E+000</text:p>
          </table:table-cell>
          <table:table-cell office:value-type="float" office:value="0.0004333093">
            <text:p>4.333E-004</text:p>
          </table:table-cell>
          <table:table-cell office:value-type="float" office:value="0.00005054937">
            <text:p>5.055E-005</text:p>
          </table:table-cell>
          <table:table-cell office:value-type="float" office:value="-0.000000006193669">
            <text:p>-6.194E-009</text:p>
          </table:table-cell>
          <table:table-cell office:value-type="float" office:value="-0.00008290899">
            <text:p>-8.291E-005</text:p>
          </table:table-cell>
          <table:table-cell office:value-type="float" office:value="-0.000000004196089">
            <text:p>-4.196E-009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.778053">
            <text:p>1.778E+000</text:p>
          </table:table-cell>
          <table:table-cell office:value-type="float" office:value="3.126014">
            <text:p>3.126E+000</text:p>
          </table:table-cell>
          <table:table-cell office:value-type="float" office:value="0.0005922092">
            <text:p>5.922E-004</text:p>
          </table:table-cell>
          <table:table-cell office:value-type="float" office:value="0.0005856047">
            <text:p>5.856E-004</text:p>
          </table:table-cell>
          <table:table-cell office:value-type="float" office:value="0.0000003448453">
            <text:p>3.448E-007</text:p>
          </table:table-cell>
          <table:table-cell office:value-type="float" office:value="0.001035127">
            <text:p>1.035E-003</text:p>
          </table:table-cell>
          <table:table-cell office:value-type="float" office:value="-0.000000003322006">
            <text:p>-3.322E-009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1.82277">
            <text:p>1.823E+000</text:p>
          </table:table-cell>
          <table:table-cell office:value-type="float" office:value="3.28961">
            <text:p>3.290E+000</text:p>
          </table:table-cell>
          <table:table-cell office:value-type="float" office:value="0.0005466113">
            <text:p>5.466E-004</text:p>
          </table:table-cell>
          <table:table-cell office:value-type="float" office:value="0.00058942">
            <text:p>5.894E-004</text:p>
          </table:table-cell>
          <table:table-cell office:value-type="float" office:value="0.0000003339329">
            <text:p>3.339E-007</text:p>
          </table:table-cell>
          <table:table-cell office:value-type="float" office:value="0.0009822448">
            <text:p>9.822E-004</text:p>
          </table:table-cell>
          <table:table-cell office:value-type="float" office:value="0.00000002050701">
            <text:p>2.051E-008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1.833138">
            <text:p>1.833E+000</text:p>
          </table:table-cell>
          <table:table-cell office:value-type="float" office:value="3.323196">
            <text:p>3.323E+000</text:p>
          </table:table-cell>
          <table:table-cell office:value-type="float" office:value="0.004236034">
            <text:p>4.236E-003</text:p>
          </table:table-cell>
          <table:table-cell office:value-type="float" office:value="0.001223036">
            <text:p>1.223E-003</text:p>
          </table:table-cell>
          <table:table-cell office:value-type="float" office:value="0.000002228886">
            <text:p>2.229E-006</text:p>
          </table:table-cell>
          <table:table-cell office:value-type="float" office:value="0.0008604287">
            <text:p>8.604E-004</text:p>
          </table:table-cell>
          <table:table-cell office:value-type="float" office:value="-0.00000166782">
            <text:p>-1.668E-006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1.823326">
            <text:p>1.823E+000</text:p>
          </table:table-cell>
          <table:table-cell office:value-type="float" office:value="3.288564">
            <text:p>3.289E+000</text:p>
          </table:table-cell>
          <table:table-cell office:value-type="float" office:value="0.002453838">
            <text:p>2.454E-003</text:p>
          </table:table-cell>
          <table:table-cell office:value-type="float" office:value="0.000675224">
            <text:p>6.752E-004</text:p>
          </table:table-cell>
          <table:table-cell office:value-type="float" office:value="0.000000657936">
            <text:p>6.579E-007</text:p>
          </table:table-cell>
          <table:table-cell office:value-type="float" office:value="0.0004166102">
            <text:p>4.166E-004</text:p>
          </table:table-cell>
          <table:table-cell office:value-type="float" office:value="-0.000000567928">
            <text:p>-5.679E-007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.823326">
            <text:p>1.823E+000</text:p>
          </table:table-cell>
          <table:table-cell office:value-type="float" office:value="3.288564">
            <text:p>3.289E+000</text:p>
          </table:table-cell>
          <table:table-cell office:value-type="float" office:value="0.002453838">
            <text:p>2.454E-003</text:p>
          </table:table-cell>
          <table:table-cell office:value-type="float" office:value="0.000675224">
            <text:p>6.752E-004</text:p>
          </table:table-cell>
          <table:table-cell office:value-type="float" office:value="0.000000657936">
            <text:p>6.579E-007</text:p>
          </table:table-cell>
          <table:table-cell office:value-type="float" office:value="0.0004166102">
            <text:p>4.166E-004</text:p>
          </table:table-cell>
          <table:table-cell office:value-type="float" office:value="-0.000000567928">
            <text:p>-5.679E-007</text:p>
          </table:table-cell>
        </table:table-row>
        <table:table-row table:style-name="ro1" table:number-rows-repeated="104821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line_2" table:style-name="ta1" table:print="false">
        <table:table-column table:style-name="co1" table:default-cell-style-name="Default"/>
        <table:table-column table:style-name="co2" table:number-columns-repeated="4" table:default-cell-style-name="ce1"/>
        <table:table-column table:style-name="co3" table:number-columns-repeated="3" table:default-cell-style-name="ce1"/>
        <table:table-row table:style-name="ro1">
          <table:table-cell office:value-type="float" office:value="0">
            <text:p>0</text:p>
          </table:table-cell>
          <table:table-cell office:value-type="float" office:value="8.366071">
            <text:p>8.366E+000</text:p>
          </table:table-cell>
          <table:table-cell office:value-type="float" office:value="69.9639">
            <text:p>6.996E+001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.056819">
            <text:p>3.057E+000</text:p>
          </table:table-cell>
          <table:table-cell office:value-type="float" office:value="9.30828">
            <text:p>9.308E+000</text:p>
          </table:table-cell>
          <table:table-cell office:value-type="float" office:value="0.0001658415">
            <text:p>1.658E-004</text:p>
          </table:table-cell>
          <table:table-cell office:value-type="float" office:value="0.0000239941">
            <text:p>2.399E-005</text:p>
          </table:table-cell>
          <table:table-cell office:value-type="float" office:value="-0.0000000002345262">
            <text:p>-2.345E-010</text:p>
          </table:table-cell>
          <table:table-cell office:value-type="float" office:value="-0.00003440923">
            <text:p>-3.441E-005</text:p>
          </table:table-cell>
          <table:table-cell office:value-type="float" office:value="0.000000001495293">
            <text:p>1.495E-0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975142">
            <text:p>2.975E+000</text:p>
          </table:table-cell>
          <table:table-cell office:value-type="float" office:value="8.815769">
            <text:p>8.816E+000</text:p>
          </table:table-cell>
          <table:table-cell office:value-type="float" office:value="0.0003805779">
            <text:p>3.806E-004</text:p>
          </table:table-cell>
          <table:table-cell office:value-type="float" office:value="0.00005325028">
            <text:p>5.325E-005</text:p>
          </table:table-cell>
          <table:table-cell office:value-type="float" office:value="-0.000000001851913">
            <text:p>-1.852E-009</text:p>
          </table:table-cell>
          <table:table-cell office:value-type="float" office:value="-0.00008861787">
            <text:p>-8.862E-005</text:p>
          </table:table-cell>
          <table:table-cell office:value-type="float" office:value="-0.000000007350932">
            <text:p>-7.351E-00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.991029">
            <text:p>2.991E+000</text:p>
          </table:table-cell>
          <table:table-cell office:value-type="float" office:value="8.910793">
            <text:p>8.911E+000</text:p>
          </table:table-cell>
          <table:table-cell office:value-type="float" office:value="0.0001453896">
            <text:p>1.454E-004</text:p>
          </table:table-cell>
          <table:table-cell office:value-type="float" office:value="0.00007066311">
            <text:p>7.066E-005</text:p>
          </table:table-cell>
          <table:table-cell office:value-type="float" office:value="0.00000000694976">
            <text:p>6.950E-009</text:p>
          </table:table-cell>
          <table:table-cell office:value-type="float" office:value="0.0001596957">
            <text:p>1.597E-004</text:p>
          </table:table-cell>
          <table:table-cell office:value-type="float" office:value="-0.000000001732099">
            <text:p>-1.732E-00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007555">
            <text:p>3.008E+000</text:p>
          </table:table-cell>
          <table:table-cell office:value-type="float" office:value="9.011303">
            <text:p>9.011E+000</text:p>
          </table:table-cell>
          <table:table-cell office:value-type="float" office:value="0.008343112">
            <text:p>8.343E-003</text:p>
          </table:table-cell>
          <table:table-cell office:value-type="float" office:value="0.008121049">
            <text:p>8.121E-003</text:p>
          </table:table-cell>
          <table:table-cell office:value-type="float" office:value="0.00006684697">
            <text:p>6.685E-005</text:p>
          </table:table-cell>
          <table:table-cell office:value-type="float" office:value="0.02431931">
            <text:p>2.432E-002</text:p>
          </table:table-cell>
          <table:table-cell office:value-type="float" office:value="0.00000009758911">
            <text:p>9.759E-00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.907769">
            <text:p>2.908E+000</text:p>
          </table:table-cell>
          <table:table-cell office:value-type="float" office:value="8.423935">
            <text:p>8.424E+000</text:p>
          </table:table-cell>
          <table:table-cell office:value-type="float" office:value="0.006315685">
            <text:p>6.316E-003</text:p>
          </table:table-cell>
          <table:table-cell office:value-type="float" office:value="0.006191195">
            <text:p>6.191E-003</text:p>
          </table:table-cell>
          <table:table-cell office:value-type="float" office:value="0.00003871434">
            <text:p>3.871E-005</text:p>
          </table:table-cell>
          <table:table-cell office:value-type="float" office:value="0.01789683">
            <text:p>1.790E-002</text:p>
          </table:table-cell>
          <table:table-cell office:value-type="float" office:value="-0.0000000312669">
            <text:p>-3.127E-00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.900178">
            <text:p>2.900E+000</text:p>
          </table:table-cell>
          <table:table-cell office:value-type="float" office:value="8.377933">
            <text:p>8.378E+000</text:p>
          </table:table-cell>
          <table:table-cell office:value-type="float" office:value="0.001331488">
            <text:p>1.331E-003</text:p>
          </table:table-cell>
          <table:table-cell office:value-type="float" office:value="0.001303879">
            <text:p>1.304E-003</text:p>
          </table:table-cell>
          <table:table-cell office:value-type="float" office:value="0.000001717996">
            <text:p>1.718E-006</text:p>
          </table:table-cell>
          <table:table-cell office:value-type="float" office:value="0.00374865">
            <text:p>3.749E-003</text:p>
          </table:table-cell>
          <table:table-cell office:value-type="float" office:value="-0.000000005646797">
            <text:p>-5.647E-00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918273">
            <text:p>2.918E+000</text:p>
          </table:table-cell>
          <table:table-cell office:value-type="float" office:value="8.484487">
            <text:p>8.484E+000</text:p>
          </table:table-cell>
          <table:table-cell office:value-type="float" office:value="0.001233438">
            <text:p>1.233E-003</text:p>
          </table:table-cell>
          <table:table-cell office:value-type="float" office:value="0.0009123594">
            <text:p>9.124E-004</text:p>
          </table:table-cell>
          <table:table-cell office:value-type="float" office:value="0.0000009661374">
            <text:p>9.661E-007</text:p>
          </table:table-cell>
          <table:table-cell office:value-type="float" office:value="0.00243696">
            <text:p>2.437E-003</text:p>
          </table:table-cell>
          <table:table-cell office:value-type="float" office:value="-0.00000005753153">
            <text:p>-5.753E-00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933616">
            <text:p>2.934E+000</text:p>
          </table:table-cell>
          <table:table-cell office:value-type="float" office:value="8.572548">
            <text:p>8.573E+000</text:p>
          </table:table-cell>
          <table:table-cell office:value-type="float" office:value="0.007950537">
            <text:p>7.951E-003</text:p>
          </table:table-cell>
          <table:table-cell office:value-type="float" office:value="0.007912598">
            <text:p>7.913E-003</text:p>
          </table:table-cell>
          <table:table-cell office:value-type="float" office:value="0.00006275912">
            <text:p>6.276E-005</text:p>
          </table:table-cell>
          <table:table-cell office:value-type="float" office:value="0.0230371">
            <text:p>2.304E-002</text:p>
          </table:table-cell>
          <table:table-cell office:value-type="float" office:value="0.00000003765474">
            <text:p>3.765E-00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904713">
            <text:p>2.905E+000</text:p>
          </table:table-cell>
          <table:table-cell office:value-type="float" office:value="8.40434">
            <text:p>8.404E+000</text:p>
          </table:table-cell>
          <table:table-cell office:value-type="float" office:value="0.003221707">
            <text:p>3.222E-003</text:p>
          </table:table-cell>
          <table:table-cell office:value-type="float" office:value="0.002574805">
            <text:p>2.575E-003</text:p>
          </table:table-cell>
          <table:table-cell office:value-type="float" office:value="0.000007410441">
            <text:p>7.410E-006</text:p>
          </table:table-cell>
          <table:table-cell office:value-type="float" office:value="0.007013876">
            <text:p>7.014E-003</text:p>
          </table:table-cell>
          <table:table-cell office:value-type="float" office:value="-0.0000002825523">
            <text:p>-2.826E-00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941849">
            <text:p>2.942E+000</text:p>
          </table:table-cell>
          <table:table-cell office:value-type="float" office:value="8.620712">
            <text:p>8.621E+000</text:p>
          </table:table-cell>
          <table:table-cell office:value-type="float" office:value="0.005581423">
            <text:p>5.581E-003</text:p>
          </table:table-cell>
          <table:table-cell office:value-type="float" office:value="0.005374659">
            <text:p>5.375E-003</text:p>
          </table:table-cell>
          <table:table-cell office:value-type="float" office:value="0.00002943733">
            <text:p>2.944E-005</text:p>
          </table:table-cell>
          <table:table-cell office:value-type="float" office:value="0.01571591">
            <text:p>1.572E-002</text:p>
          </table:table-cell>
          <table:table-cell office:value-type="float" office:value="-0.00000004416487">
            <text:p>-4.416E-00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976444">
            <text:p>2.976E+000</text:p>
          </table:table-cell>
          <table:table-cell office:value-type="float" office:value="8.826661">
            <text:p>8.827E+000</text:p>
          </table:table-cell>
          <table:table-cell office:value-type="float" office:value="0.07742871">
            <text:p>7.743E-002</text:p>
          </table:table-cell>
          <table:table-cell office:value-type="float" office:value="0.07659252">
            <text:p>7.659E-002</text:p>
          </table:table-cell>
          <table:table-cell office:value-type="float" office:value="0.00589835">
            <text:p>5.898E-003</text:p>
          </table:table-cell>
          <table:table-cell office:value-type="float" office:value="0.2274983">
            <text:p>2.275E-001</text:p>
          </table:table-cell>
          <table:table-cell office:value-type="float" office:value="0.000001205834">
            <text:p>1.206E-00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.01503">
            <text:p>3.015E+000</text:p>
          </table:table-cell>
          <table:table-cell office:value-type="float" office:value="9.055082">
            <text:p>9.055E+000</text:p>
          </table:table-cell>
          <table:table-cell office:value-type="float" office:value="0.02229592">
            <text:p>2.230E-002</text:p>
          </table:table-cell>
          <table:table-cell office:value-type="float" office:value="0.02203539">
            <text:p>2.204E-002</text:p>
          </table:table-cell>
          <table:table-cell office:value-type="float" office:value="0.0004884204">
            <text:p>4.884E-004</text:p>
          </table:table-cell>
          <table:table-cell office:value-type="float" office:value="0.06628173">
            <text:p>6.628E-002</text:p>
          </table:table-cell>
          <table:table-cell office:value-type="float" office:value="-0.00000005979513">
            <text:p>-5.980E-00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.012816">
            <text:p>3.013E+000</text:p>
          </table:table-cell>
          <table:table-cell office:value-type="float" office:value="9.043274">
            <text:p>9.043E+000</text:p>
          </table:table-cell>
          <table:table-cell office:value-type="float" office:value="0.00001154628">
            <text:p>1.155E-005</text:p>
          </table:table-cell>
          <table:table-cell office:value-type="float" office:value="0.000009080174">
            <text:p>9.080E-006</text:p>
          </table:table-cell>
          <table:table-cell office:value-type="float" office:value="0.00000000009294452">
            <text:p>9.294E-011</text:p>
          </table:table-cell>
          <table:table-cell office:value-type="float" office:value="0.00002664522">
            <text:p>2.665E-005</text:p>
          </table:table-cell>
          <table:table-cell office:value-type="float" office:value="-0.00000000000234825">
            <text:p>-2.348E-0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.871077">
            <text:p>2.871E+000</text:p>
          </table:table-cell>
          <table:table-cell office:value-type="float" office:value="8.208955">
            <text:p>8.209E+000</text:p>
          </table:table-cell>
          <table:table-cell office:value-type="float" office:value="0.002392012">
            <text:p>2.392E-003</text:p>
          </table:table-cell>
          <table:table-cell office:value-type="float" office:value="0.002345652">
            <text:p>2.346E-003</text:p>
          </table:table-cell>
          <table:table-cell office:value-type="float" office:value="0.000005556188">
            <text:p>5.556E-006</text:p>
          </table:table-cell>
          <table:table-cell office:value-type="float" office:value="0.006718648">
            <text:p>6.719E-003</text:p>
          </table:table-cell>
          <table:table-cell office:value-type="float" office:value="-0.000000004978579">
            <text:p>-4.979E-00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.013964">
            <text:p>3.014E+000</text:p>
          </table:table-cell>
          <table:table-cell office:value-type="float" office:value="9.049507">
            <text:p>9.050E+000</text:p>
          </table:table-cell>
          <table:table-cell office:value-type="float" office:value="0.0003861699">
            <text:p>3.862E-004</text:p>
          </table:table-cell>
          <table:table-cell office:value-type="float" office:value="0.0003589747">
            <text:p>3.590E-004</text:p>
          </table:table-cell>
          <table:table-cell office:value-type="float" office:value="0.0000001336524">
            <text:p>1.337E-007</text:p>
          </table:table-cell>
          <table:table-cell office:value-type="float" office:value="0.001076496">
            <text:p>1.076E-003</text:p>
          </table:table-cell>
          <table:table-cell office:value-type="float" office:value="0.0000000008206245">
            <text:p>8.206E-01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.141457">
            <text:p>3.141E+000</text:p>
          </table:table-cell>
          <table:table-cell office:value-type="float" office:value="9.836552">
            <text:p>9.837E+000</text:p>
          </table:table-cell>
          <table:table-cell office:value-type="float" office:value="0.007221671">
            <text:p>7.222E-003</text:p>
          </table:table-cell>
          <table:table-cell office:value-type="float" office:value="0.007138073">
            <text:p>7.138E-003</text:p>
          </table:table-cell>
          <table:table-cell office:value-type="float" office:value="0.00005124957">
            <text:p>5.125E-005</text:p>
          </table:table-cell>
          <table:table-cell office:value-type="float" office:value="0.02236626">
            <text:p>2.237E-002</text:p>
          </table:table-cell>
          <table:table-cell office:value-type="float" office:value="0.00000003005891">
            <text:p>3.006E-00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.027367">
            <text:p>3.027E+000</text:p>
          </table:table-cell>
          <table:table-cell office:value-type="float" office:value="9.131451">
            <text:p>9.131E+000</text:p>
          </table:table-cell>
          <table:table-cell office:value-type="float" office:value="0.01630752">
            <text:p>1.631E-002</text:p>
          </table:table-cell>
          <table:table-cell office:value-type="float" office:value="0.016328">
            <text:p>1.633E-002</text:p>
          </table:table-cell>
          <table:table-cell office:value-type="float" office:value="0.0002664363">
            <text:p>2.664E-004</text:p>
          </table:table-cell>
          <table:table-cell office:value-type="float" office:value="0.04931675">
            <text:p>4.932E-002</text:p>
          </table:table-cell>
          <table:table-cell office:value-type="float" office:value="-0.00000006094225">
            <text:p>-6.094E-00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.973488">
            <text:p>2.973E+000</text:p>
          </table:table-cell>
          <table:table-cell office:value-type="float" office:value="8.808302">
            <text:p>8.808E+000</text:p>
          </table:table-cell>
          <table:table-cell office:value-type="float" office:value="0.0009421535">
            <text:p>9.422E-004</text:p>
          </table:table-cell>
          <table:table-cell office:value-type="float" office:value="0.0009553061">
            <text:p>9.553E-004</text:p>
          </table:table-cell>
          <table:table-cell office:value-type="float" office:value="0.0000009063043">
            <text:p>9.063E-007</text:p>
          </table:table-cell>
          <table:table-cell office:value-type="float" office:value="0.002833961">
            <text:p>2.834E-003</text:p>
          </table:table-cell>
          <table:table-cell office:value-type="float" office:value="-0.00000000151873">
            <text:p>-1.519E-00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.956525">
            <text:p>2.957E+000</text:p>
          </table:table-cell>
          <table:table-cell office:value-type="float" office:value="8.707696">
            <text:p>8.708E+000</text:p>
          </table:table-cell>
          <table:table-cell office:value-type="float" office:value="0.0001267261">
            <text:p>1.267E-004</text:p>
          </table:table-cell>
          <table:table-cell office:value-type="float" office:value="0.0001225636">
            <text:p>1.226E-004</text:p>
          </table:table-cell>
          <table:table-cell office:value-type="float" office:value="0.00000001527468">
            <text:p>1.527E-008</text:p>
          </table:table-cell>
          <table:table-cell office:value-type="float" office:value="0.0003600323">
            <text:p>3.600E-004</text:p>
          </table:table-cell>
          <table:table-cell office:value-type="float" office:value="0.00000000005823926">
            <text:p>5.824E-01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.928565">
            <text:p>2.929E+000</text:p>
          </table:table-cell>
          <table:table-cell office:value-type="float" office:value="8.543168">
            <text:p>8.543E+000</text:p>
          </table:table-cell>
          <table:table-cell office:value-type="float" office:value="0.01701673">
            <text:p>1.702E-002</text:p>
          </table:table-cell>
          <table:table-cell office:value-type="float" office:value="0.01675895">
            <text:p>1.676E-002</text:p>
          </table:table-cell>
          <table:table-cell office:value-type="float" office:value="0.0002830142">
            <text:p>2.830E-004</text:p>
          </table:table-cell>
          <table:table-cell office:value-type="float" office:value="0.04896757">
            <text:p>4.897E-002</text:p>
          </table:table-cell>
          <table:table-cell office:value-type="float" office:value="-0.0000001027097">
            <text:p>-1.027E-00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.811826">
            <text:p>2.812E+000</text:p>
          </table:table-cell>
          <table:table-cell office:value-type="float" office:value="7.873375">
            <text:p>7.873E+000</text:p>
          </table:table-cell>
          <table:table-cell office:value-type="float" office:value="0.04503195">
            <text:p>4.503E-002</text:p>
          </table:table-cell>
          <table:table-cell office:value-type="float" office:value="0.04427415">
            <text:p>4.427E-002</text:p>
          </table:table-cell>
          <table:table-cell office:value-type="float" office:value="0.001976904">
            <text:p>1.977E-003</text:p>
          </table:table-cell>
          <table:table-cell office:value-type="float" office:value="0.124035">
            <text:p>1.240E-001</text:p>
          </table:table-cell>
          <table:table-cell office:value-type="float" office:value="-0.000001100635">
            <text:p>-1.101E-00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.921084">
            <text:p>2.921E+000</text:p>
          </table:table-cell>
          <table:table-cell office:value-type="float" office:value="8.499508">
            <text:p>8.500E+000</text:p>
          </table:table-cell>
          <table:table-cell office:value-type="float" office:value="0.3206404">
            <text:p>3.206E-001</text:p>
          </table:table-cell>
          <table:table-cell office:value-type="float" office:value="0.3187574">
            <text:p>3.188E-001</text:p>
          </table:table-cell>
          <table:table-cell office:value-type="float" office:value="0.1019059">
            <text:p>1.019E-001</text:p>
          </table:table-cell>
          <table:table-cell office:value-type="float" office:value="0.929253">
            <text:p>9.293E-001</text:p>
          </table:table-cell>
          <table:table-cell office:value-type="float" office:value="0.000007411142">
            <text:p>7.411E-00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.946558">
            <text:p>2.947E+000</text:p>
          </table:table-cell>
          <table:table-cell office:value-type="float" office:value="8.648462">
            <text:p>8.648E+000</text:p>
          </table:table-cell>
          <table:table-cell office:value-type="float" office:value="0.0009713682">
            <text:p>9.714E-004</text:p>
          </table:table-cell>
          <table:table-cell office:value-type="float" office:value="0.001014617">
            <text:p>1.015E-003</text:p>
          </table:table-cell>
          <table:table-cell office:value-type="float" office:value="0.000001007245">
            <text:p>1.007E-006</text:p>
          </table:table-cell>
          <table:table-cell office:value-type="float" office:value="0.002961236">
            <text:p>2.961E-003</text:p>
          </table:table-cell>
          <table:table-cell office:value-type="float" office:value="-0.000000006848305">
            <text:p>-6.848E-00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.969546">
            <text:p>2.970E+000</text:p>
          </table:table-cell>
          <table:table-cell office:value-type="float" office:value="8.785524">
            <text:p>8.786E+000</text:p>
          </table:table-cell>
          <table:table-cell office:value-type="float" office:value="0.06461627">
            <text:p>6.462E-002</text:p>
          </table:table-cell>
          <table:table-cell office:value-type="float" office:value="0.06364226">
            <text:p>6.364E-002</text:p>
          </table:table-cell>
          <table:table-cell office:value-type="float" office:value="0.004081213">
            <text:p>4.081E-003</text:p>
          </table:table-cell>
          <table:table-cell office:value-type="float" office:value="0.1884076">
            <text:p>1.884E-001</text:p>
          </table:table-cell>
          <table:table-cell office:value-type="float" office:value="-0.000001937041">
            <text:p>-1.937E-00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.040219">
            <text:p>3.040E+000</text:p>
          </table:table-cell>
          <table:table-cell office:value-type="float" office:value="9.20867">
            <text:p>9.209E+000</text:p>
          </table:table-cell>
          <table:table-cell office:value-type="float" office:value="0.001155063">
            <text:p>1.155E-003</text:p>
          </table:table-cell>
          <table:table-cell office:value-type="float" office:value="0.00112297">
            <text:p>1.123E-003</text:p>
          </table:table-cell>
          <table:table-cell office:value-type="float" office:value="0.000001278954">
            <text:p>1.279E-006</text:p>
          </table:table-cell>
          <table:table-cell office:value-type="float" office:value="0.003402343">
            <text:p>3.402E-003</text:p>
          </table:table-cell>
          <table:table-cell office:value-type="float" office:value="-0.000000001699422">
            <text:p>-1.699E-00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.959942">
            <text:p>2.960E+000</text:p>
          </table:table-cell>
          <table:table-cell office:value-type="float" office:value="8.72716">
            <text:p>8.727E+000</text:p>
          </table:table-cell>
          <table:table-cell office:value-type="float" office:value="0.01012512">
            <text:p>1.013E-002</text:p>
          </table:table-cell>
          <table:table-cell office:value-type="float" office:value="0.01004321">
            <text:p>1.004E-002</text:p>
          </table:table-cell>
          <table:table-cell office:value-type="float" office:value="0.0001012765">
            <text:p>1.013E-004</text:p>
          </table:table-cell>
          <table:table-cell office:value-type="float" office:value="0.02966834">
            <text:p>2.967E-002</text:p>
          </table:table-cell>
          <table:table-cell office:value-type="float" office:value="-0.00000002494825">
            <text:p>-2.495E-00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.856137">
            <text:p>2.856E+000</text:p>
          </table:table-cell>
          <table:table-cell office:value-type="float" office:value="8.124403">
            <text:p>8.124E+000</text:p>
          </table:table-cell>
          <table:table-cell office:value-type="float" office:value="0.0001917639">
            <text:p>1.918E-004</text:p>
          </table:table-cell>
          <table:table-cell office:value-type="float" office:value="0.0001868943">
            <text:p>1.869E-004</text:p>
          </table:table-cell>
          <table:table-cell office:value-type="float" office:value="0.00000003538161">
            <text:p>3.538E-008</text:p>
          </table:table-cell>
          <table:table-cell office:value-type="float" office:value="0.0005278227">
            <text:p>5.278E-004</text:p>
          </table:table-cell>
          <table:table-cell office:value-type="float" office:value="0.00000000002347489">
            <text:p>2.347E-01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.99275">
            <text:p>2.993E+000</text:p>
          </table:table-cell>
          <table:table-cell office:value-type="float" office:value="8.923264">
            <text:p>8.923E+000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.909499">
            <text:p>2.909E+000</text:p>
          </table:table-cell>
          <table:table-cell office:value-type="float" office:value="8.432681">
            <text:p>8.433E+000</text:p>
          </table:table-cell>
          <table:table-cell office:value-type="float" office:value="0.003656411">
            <text:p>3.656E-003</text:p>
          </table:table-cell>
          <table:table-cell office:value-type="float" office:value="0.00357954">
            <text:p>3.580E-003</text:p>
          </table:table-cell>
          <table:table-cell office:value-type="float" office:value="0.00001294995">
            <text:p>1.295E-005</text:p>
          </table:table-cell>
          <table:table-cell office:value-type="float" office:value="0.01035987">
            <text:p>1.036E-002</text:p>
          </table:table-cell>
          <table:table-cell office:value-type="float" office:value="-0.00000001514181">
            <text:p>-1.514E-00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.964629">
            <text:p>2.965E+000</text:p>
          </table:table-cell>
          <table:table-cell office:value-type="float" office:value="8.753768">
            <text:p>8.754E+000</text:p>
          </table:table-cell>
          <table:table-cell office:value-type="float" office:value="0.0003761291">
            <text:p>3.761E-004</text:p>
          </table:table-cell>
          <table:table-cell office:value-type="float" office:value="0.0002402461">
            <text:p>2.402E-004</text:p>
          </table:table-cell>
          <table:table-cell office:value-type="float" office:value="0.00000007172439">
            <text:p>7.172E-008</text:p>
          </table:table-cell>
          <table:table-cell office:value-type="float" office:value="0.0006111866">
            <text:p>6.112E-004</text:p>
          </table:table-cell>
          <table:table-cell office:value-type="float" office:value="-0.000000008439994">
            <text:p>-8.440E-00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.939746">
            <text:p>2.940E+000</text:p>
          </table:table-cell>
          <table:table-cell office:value-type="float" office:value="8.606695">
            <text:p>8.607E+000</text:p>
          </table:table-cell>
          <table:table-cell office:value-type="float" office:value="0.0008220886">
            <text:p>8.221E-004</text:p>
          </table:table-cell>
          <table:table-cell office:value-type="float" office:value="0.0005555219">
            <text:p>5.555E-004</text:p>
          </table:table-cell>
          <table:table-cell office:value-type="float" office:value="0.0000003737934">
            <text:p>3.738E-007</text:p>
          </table:table-cell>
          <table:table-cell office:value-type="float" office:value="0.001403224">
            <text:p>1.403E-003</text:p>
          </table:table-cell>
          <table:table-cell office:value-type="float" office:value="-0.00000003485105">
            <text:p>-3.485E-00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.986215">
            <text:p>2.986E+000</text:p>
          </table:table-cell>
          <table:table-cell office:value-type="float" office:value="8.884333">
            <text:p>8.884E+000</text:p>
          </table:table-cell>
          <table:table-cell office:value-type="float" office:value="0.05187173">
            <text:p>5.187E-002</text:p>
          </table:table-cell>
          <table:table-cell office:value-type="float" office:value="0.05131177">
            <text:p>5.131E-002</text:p>
          </table:table-cell>
          <table:table-cell office:value-type="float" office:value="0.002647225">
            <text:p>2.647E-003</text:p>
          </table:table-cell>
          <table:table-cell office:value-type="float" office:value="0.1527238">
            <text:p>1.527E-001</text:p>
          </table:table-cell>
          <table:table-cell office:value-type="float" office:value="0.000001322384">
            <text:p>1.322E-00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.878981">
            <text:p>2.879E+000</text:p>
          </table:table-cell>
          <table:table-cell office:value-type="float" office:value="8.256253">
            <text:p>8.256E+000</text:p>
          </table:table-cell>
          <table:table-cell office:value-type="float" office:value="0.006854853">
            <text:p>6.855E-003</text:p>
          </table:table-cell>
          <table:table-cell office:value-type="float" office:value="0.006640968">
            <text:p>6.641E-003</text:p>
          </table:table-cell>
          <table:table-cell office:value-type="float" office:value="0.00004480703">
            <text:p>4.481E-005</text:p>
          </table:table-cell>
          <table:table-cell office:value-type="float" office:value="0.01908036">
            <text:p>1.908E-002</text:p>
          </table:table-cell>
          <table:table-cell office:value-type="float" office:value="0.00000001416481">
            <text:p>1.416E-00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.950015">
            <text:p>2.950E+000</text:p>
          </table:table-cell>
          <table:table-cell office:value-type="float" office:value="8.669953">
            <text:p>8.670E+000</text:p>
          </table:table-cell>
          <table:table-cell office:value-type="float" office:value="0.0003498117">
            <text:p>3.498E-004</text:p>
          </table:table-cell>
          <table:table-cell office:value-type="float" office:value="0.0001807472">
            <text:p>1.807E-004</text:p>
          </table:table-cell>
          <table:table-cell office:value-type="float" office:value="0.00000004440257">
            <text:p>4.440E-008</text:p>
          </table:table-cell>
          <table:table-cell office:value-type="float" office:value="0.0004092586">
            <text:p>4.093E-004</text:p>
          </table:table-cell>
          <table:table-cell office:value-type="float" office:value="0.000000009696632">
            <text:p>9.697E-00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.001611">
            <text:p>3.002E+000</text:p>
          </table:table-cell>
          <table:table-cell office:value-type="float" office:value="8.975938">
            <text:p>8.976E+000</text:p>
          </table:table-cell>
          <table:table-cell office:value-type="float" office:value="0.0006499381">
            <text:p>6.499E-004</text:p>
          </table:table-cell>
          <table:table-cell office:value-type="float" office:value="0.0005818669">
            <text:p>5.819E-004</text:p>
          </table:table-cell>
          <table:table-cell office:value-type="float" office:value="0.0000003577908">
            <text:p>3.578E-007</text:p>
          </table:table-cell>
          <table:table-cell office:value-type="float" office:value="0.001685734">
            <text:p>1.686E-003</text:p>
          </table:table-cell>
          <table:table-cell office:value-type="float" office:value="-0.000000004990981">
            <text:p>-4.991E-009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.945688">
            <text:p>2.946E+000</text:p>
          </table:table-cell>
          <table:table-cell office:value-type="float" office:value="8.644166">
            <text:p>8.644E+000</text:p>
          </table:table-cell>
          <table:table-cell office:value-type="float" office:value="0.005435332">
            <text:p>5.435E-003</text:p>
          </table:table-cell>
          <table:table-cell office:value-type="float" office:value="0.005330074">
            <text:p>5.330E-003</text:p>
          </table:table-cell>
          <table:table-cell office:value-type="float" office:value="0.00002868883">
            <text:p>2.869E-005</text:p>
          </table:table-cell>
          <table:table-cell office:value-type="float" office:value="0.01566214">
            <text:p>1.566E-002</text:p>
          </table:table-cell>
          <table:table-cell office:value-type="float" office:value="-0.00000001680298">
            <text:p>-1.680E-008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.217373">
            <text:p>3.217E+000</text:p>
          </table:table-cell>
          <table:table-cell office:value-type="float" office:value="10.31628">
            <text:p>1.032E+001</text:p>
          </table:table-cell>
          <table:table-cell office:value-type="float" office:value="0.009427919">
            <text:p>9.428E-003</text:p>
          </table:table-cell>
          <table:table-cell office:value-type="float" office:value="0.009049394">
            <text:p>9.049E-003</text:p>
          </table:table-cell>
          <table:table-cell office:value-type="float" office:value="0.00008358634">
            <text:p>8.359E-005</text:p>
          </table:table-cell>
          <table:table-cell office:value-type="float" office:value="0.02885274">
            <text:p>2.885E-002</text:p>
          </table:table-cell>
          <table:table-cell office:value-type="float" office:value="-0.0000002457179">
            <text:p>-2.457E-007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.003649">
            <text:p>3.004E+000</text:p>
          </table:table-cell>
          <table:table-cell office:value-type="float" office:value="8.987715">
            <text:p>8.988E+000</text:p>
          </table:table-cell>
          <table:table-cell office:value-type="float" office:value="0.002678415">
            <text:p>2.678E-003</text:p>
          </table:table-cell>
          <table:table-cell office:value-type="float" office:value="0.002445583">
            <text:p>2.446E-003</text:p>
          </table:table-cell>
          <table:table-cell office:value-type="float" office:value="0.000006258848">
            <text:p>6.259E-006</text:p>
          </table:table-cell>
          <table:table-cell office:value-type="float" office:value="0.007212031">
            <text:p>7.212E-003</text:p>
          </table:table-cell>
          <table:table-cell office:value-type="float" office:value="0.00000005719936">
            <text:p>5.720E-008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.974462">
            <text:p>2.974E+000</text:p>
          </table:table-cell>
          <table:table-cell office:value-type="float" office:value="8.814509">
            <text:p>8.815E+000</text:p>
          </table:table-cell>
          <table:table-cell office:value-type="float" office:value="0.001798281">
            <text:p>1.798E-003</text:p>
          </table:table-cell>
          <table:table-cell office:value-type="float" office:value="0.001848229">
            <text:p>1.848E-003</text:p>
          </table:table-cell>
          <table:table-cell office:value-type="float" office:value="0.000003369469">
            <text:p>3.369E-006</text:p>
          </table:table-cell>
          <table:table-cell office:value-type="float" office:value="0.00548254">
            <text:p>5.483E-003</text:p>
          </table:table-cell>
          <table:table-cell office:value-type="float" office:value="-0.000000006709588">
            <text:p>-6.710E-00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.955828">
            <text:p>2.956E+000</text:p>
          </table:table-cell>
          <table:table-cell office:value-type="float" office:value="8.703488">
            <text:p>8.703E+000</text:p>
          </table:table-cell>
          <table:table-cell office:value-type="float" office:value="0.01433886">
            <text:p>1.434E-002</text:p>
          </table:table-cell>
          <table:table-cell office:value-type="float" office:value="0.01415574">
            <text:p>1.416E-002</text:p>
          </table:table-cell>
          <table:table-cell office:value-type="float" office:value="0.0002016769">
            <text:p>2.017E-004</text:p>
          </table:table-cell>
          <table:table-cell office:value-type="float" office:value="0.04168633">
            <text:p>4.169E-002</text:p>
          </table:table-cell>
          <table:table-cell office:value-type="float" office:value="-0.0000000913757">
            <text:p>-9.138E-00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.024823">
            <text:p>3.025E+000</text:p>
          </table:table-cell>
          <table:table-cell office:value-type="float" office:value="9.115984">
            <text:p>9.116E+000</text:p>
          </table:table-cell>
          <table:table-cell office:value-type="float" office:value="0.01546744">
            <text:p>1.547E-002</text:p>
          </table:table-cell>
          <table:table-cell office:value-type="float" office:value="0.01521377">
            <text:p>1.521E-002</text:p>
          </table:table-cell>
          <table:table-cell office:value-type="float" office:value="0.0002333806">
            <text:p>2.334E-004</text:p>
          </table:table-cell>
          <table:table-cell office:value-type="float" office:value="0.04565866">
            <text:p>4.566E-002</text:p>
          </table:table-cell>
          <table:table-cell office:value-type="float" office:value="-0.0000000893001">
            <text:p>-8.930E-008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.926537">
            <text:p>2.927E+000</text:p>
          </table:table-cell>
          <table:table-cell office:value-type="float" office:value="8.532012">
            <text:p>8.532E+000</text:p>
          </table:table-cell>
          <table:table-cell office:value-type="float" office:value="0.0164731">
            <text:p>1.647E-002</text:p>
          </table:table-cell>
          <table:table-cell office:value-type="float" office:value="0.01498124">
            <text:p>1.498E-002</text:p>
          </table:table-cell>
          <table:table-cell office:value-type="float" office:value="0.0002353352">
            <text:p>2.353E-004</text:p>
          </table:table-cell>
          <table:table-cell office:value-type="float" office:value="0.04241778">
            <text:p>4.242E-002</text:p>
          </table:table-cell>
          <table:table-cell office:value-type="float" office:value="-0.000002393618">
            <text:p>-2.394E-006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.082775">
            <text:p>3.083E+000</text:p>
          </table:table-cell>
          <table:table-cell office:value-type="float" office:value="9.468819">
            <text:p>9.469E+000</text:p>
          </table:table-cell>
          <table:table-cell office:value-type="float" office:value="0.01222846">
            <text:p>1.223E-002</text:p>
          </table:table-cell>
          <table:table-cell office:value-type="float" office:value="0.01103607">
            <text:p>1.104E-002</text:p>
          </table:table-cell>
          <table:table-cell office:value-type="float" office:value="0.0001282006">
            <text:p>1.282E-004</text:p>
          </table:table-cell>
          <table:table-cell office:value-type="float" office:value="0.03365228">
            <text:p>3.365E-002</text:p>
          </table:table-cell>
          <table:table-cell office:value-type="float" office:value="0.000001148722">
            <text:p>1.149E-006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.90756">
            <text:p>2.908E+000</text:p>
          </table:table-cell>
          <table:table-cell office:value-type="float" office:value="8.418764">
            <text:p>8.419E+000</text:p>
          </table:table-cell>
          <table:table-cell office:value-type="float" office:value="0.02485329">
            <text:p>2.485E-002</text:p>
          </table:table-cell>
          <table:table-cell office:value-type="float" office:value="0.02369175">
            <text:p>2.369E-002</text:p>
          </table:table-cell>
          <table:table-cell office:value-type="float" office:value="0.0005748936">
            <text:p>5.749E-004</text:p>
          </table:table-cell>
          <table:table-cell office:value-type="float" office:value="0.06872301">
            <text:p>6.872E-002</text:p>
          </table:table-cell>
          <table:table-cell office:value-type="float" office:value="-0.0000005570459">
            <text:p>-5.570E-00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.007668">
            <text:p>3.008E+000</text:p>
          </table:table-cell>
          <table:table-cell office:value-type="float" office:value="9.011637">
            <text:p>9.012E+000</text:p>
          </table:table-cell>
          <table:table-cell office:value-type="float" office:value="0.0002867026">
            <text:p>2.867E-004</text:p>
          </table:table-cell>
          <table:table-cell office:value-type="float" office:value="0.0002921798">
            <text:p>2.922E-004</text:p>
          </table:table-cell>
          <table:table-cell office:value-type="float" office:value="0.00000008456449">
            <text:p>8.456E-008</text:p>
          </table:table-cell>
          <table:table-cell office:value-type="float" office:value="0.0008679903">
            <text:p>8.680E-004</text:p>
          </table:table-cell>
          <table:table-cell office:value-type="float" office:value="-0.0000000003140987">
            <text:p>-3.141E-01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.94992">
            <text:p>2.950E+000</text:p>
          </table:table-cell>
          <table:table-cell office:value-type="float" office:value="8.66882">
            <text:p>8.669E+000</text:p>
          </table:table-cell>
          <table:table-cell office:value-type="float" office:value="0.004573627">
            <text:p>4.574E-003</text:p>
          </table:table-cell>
          <table:table-cell office:value-type="float" office:value="0.004337517">
            <text:p>4.338E-003</text:p>
          </table:table-cell>
          <table:table-cell office:value-type="float" office:value="0.00001931915">
            <text:p>1.932E-005</text:p>
          </table:table-cell>
          <table:table-cell office:value-type="float" office:value="0.01256577">
            <text:p>1.257E-002</text:p>
          </table:table-cell>
          <table:table-cell office:value-type="float" office:value="-0.00000008431339">
            <text:p>-8.431E-008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.916937">
            <text:p>2.917E+000</text:p>
          </table:table-cell>
          <table:table-cell office:value-type="float" office:value="8.475494">
            <text:p>8.475E+000</text:p>
          </table:table-cell>
          <table:table-cell office:value-type="float" office:value="0.02023378">
            <text:p>2.023E-002</text:p>
          </table:table-cell>
          <table:table-cell office:value-type="float" office:value="0.01993126">
            <text:p>1.993E-002</text:p>
          </table:table-cell>
          <table:table-cell office:value-type="float" office:value="0.0004002586">
            <text:p>4.003E-004</text:p>
          </table:table-cell>
          <table:table-cell office:value-type="float" office:value="0.05800248">
            <text:p>5.800E-002</text:p>
          </table:table-cell>
          <table:table-cell office:value-type="float" office:value="0.000000229603">
            <text:p>2.296E-00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.863007">
            <text:p>2.863E+000</text:p>
          </table:table-cell>
          <table:table-cell office:value-type="float" office:value="8.16276">
            <text:p>8.163E+000</text:p>
          </table:table-cell>
          <table:table-cell office:value-type="float" office:value="0.1687339">
            <text:p>1.687E-001</text:p>
          </table:table-cell>
          <table:table-cell office:value-type="float" office:value="0.1660354">
            <text:p>1.660E-001</text:p>
          </table:table-cell>
          <table:table-cell office:value-type="float" office:value="0.02779087">
            <text:p>2.779E-002</text:p>
          </table:table-cell>
          <table:table-cell office:value-type="float" office:value="0.4743097">
            <text:p>4.743E-001</text:p>
          </table:table-cell>
          <table:table-cell office:value-type="float" office:value="0.000001683697">
            <text:p>1.684E-0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.001865">
            <text:p>3.002E+000</text:p>
          </table:table-cell>
          <table:table-cell office:value-type="float" office:value="8.978146">
            <text:p>8.978E+000</text:p>
          </table:table-cell>
          <table:table-cell office:value-type="float" office:value="0.02065369">
            <text:p>2.065E-002</text:p>
          </table:table-cell>
          <table:table-cell office:value-type="float" office:value="0.02117502">
            <text:p>2.118E-002</text:p>
          </table:table-cell>
          <table:table-cell office:value-type="float" office:value="0.0004428273">
            <text:p>4.428E-004</text:p>
          </table:table-cell>
          <table:table-cell office:value-type="float" office:value="0.0634384">
            <text:p>6.344E-002</text:p>
          </table:table-cell>
          <table:table-cell office:value-type="float" office:value="-0.0000001373315">
            <text:p>-1.373E-00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.969323">
            <text:p>2.969E+000</text:p>
          </table:table-cell>
          <table:table-cell office:value-type="float" office:value="8.783003">
            <text:p>8.783E+000</text:p>
          </table:table-cell>
          <table:table-cell office:value-type="float" office:value="0.02971838">
            <text:p>2.972E-002</text:p>
          </table:table-cell>
          <table:table-cell office:value-type="float" office:value="0.02938361">
            <text:p>2.938E-002</text:p>
          </table:table-cell>
          <table:table-cell office:value-type="float" office:value="0.000868301">
            <text:p>8.683E-004</text:p>
          </table:table-cell>
          <table:table-cell office:value-type="float" office:value="0.08707639">
            <text:p>8.708E-002</text:p>
          </table:table-cell>
          <table:table-cell office:value-type="float" office:value="0.00000004556955">
            <text:p>4.557E-00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.979637">
            <text:p>2.980E+000</text:p>
          </table:table-cell>
          <table:table-cell office:value-type="float" office:value="8.844678">
            <text:p>8.845E+000</text:p>
          </table:table-cell>
          <table:table-cell office:value-type="float" office:value="0.005225828">
            <text:p>5.226E-003</text:p>
          </table:table-cell>
          <table:table-cell office:value-type="float" office:value="0.005147528">
            <text:p>5.148E-003</text:p>
          </table:table-cell>
          <table:table-cell office:value-type="float" office:value="0.0000266978">
            <text:p>2.670E-005</text:p>
          </table:table-cell>
          <table:table-cell office:value-type="float" office:value="0.01526873">
            <text:p>1.527E-002</text:p>
          </table:table-cell>
          <table:table-cell office:value-type="float" office:value="-0.00000002020474">
            <text:p>-2.020E-008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.914896">
            <text:p>2.915E+000</text:p>
          </table:table-cell>
          <table:table-cell office:value-type="float" office:value="8.46326">
            <text:p>8.463E+000</text:p>
          </table:table-cell>
          <table:table-cell office:value-type="float" office:value="0.0008436494">
            <text:p>8.436E-004</text:p>
          </table:table-cell>
          <table:table-cell office:value-type="float" office:value="0.0007485305">
            <text:p>7.485E-004</text:p>
          </table:table-cell>
          <table:table-cell office:value-type="float" office:value="0.0000005948035">
            <text:p>5.948E-007</text:p>
          </table:table-cell>
          <table:table-cell office:value-type="float" office:value="0.002157766">
            <text:p>2.158E-003</text:p>
          </table:table-cell>
          <table:table-cell office:value-type="float" office:value="0.000000005954647">
            <text:p>5.955E-009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.289277">
            <text:p>3.289E+000</text:p>
          </table:table-cell>
          <table:table-cell office:value-type="float" office:value="10.78449">
            <text:p>1.078E+001</text:p>
          </table:table-cell>
          <table:table-cell office:value-type="float" office:value="0.09464778">
            <text:p>9.465E-002</text:p>
          </table:table-cell>
          <table:table-cell office:value-type="float" office:value="0.09416043">
            <text:p>9.416E-002</text:p>
          </table:table-cell>
          <table:table-cell office:value-type="float" office:value="0.0088891">
            <text:p>8.889E-003</text:p>
          </table:table-cell>
          <table:table-cell office:value-type="float" office:value="0.3090209">
            <text:p>3.090E-001</text:p>
          </table:table-cell>
          <table:table-cell office:value-type="float" office:value="-0.000002988654">
            <text:p>-2.989E-006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.976807">
            <text:p>2.977E+000</text:p>
          </table:table-cell>
          <table:table-cell office:value-type="float" office:value="8.826704">
            <text:p>8.827E+000</text:p>
          </table:table-cell>
          <table:table-cell office:value-type="float" office:value="0.016721">
            <text:p>1.672E-002</text:p>
          </table:table-cell>
          <table:table-cell office:value-type="float" office:value="0.01631585">
            <text:p>1.632E-002</text:p>
          </table:table-cell>
          <table:table-cell office:value-type="float" office:value="0.0002694919">
            <text:p>2.695E-004</text:p>
          </table:table-cell>
          <table:table-cell office:value-type="float" office:value="0.04835604">
            <text:p>4.836E-002</text:p>
          </table:table-cell>
          <table:table-cell office:value-type="float" office:value="0.0000002303787">
            <text:p>2.304E-007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.984092">
            <text:p>2.984E+000</text:p>
          </table:table-cell>
          <table:table-cell office:value-type="float" office:value="8.870742">
            <text:p>8.871E+000</text:p>
          </table:table-cell>
          <table:table-cell office:value-type="float" office:value="0.00005325782">
            <text:p>5.326E-005</text:p>
          </table:table-cell>
          <table:table-cell office:value-type="float" office:value="0.000009206578">
            <text:p>9.207E-006</text:p>
          </table:table-cell>
          <table:table-cell office:value-type="float" office:value="0.0000000000452531">
            <text:p>4.525E-011</text:p>
          </table:table-cell>
          <table:table-cell office:value-type="float" office:value="-0.000004359093">
            <text:p>-4.359E-006</text:p>
          </table:table-cell>
          <table:table-cell office:value-type="float" office:value="0.0000000001987773">
            <text:p>1.988E-01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.863319">
            <text:p>2.863E+000</text:p>
          </table:table-cell>
          <table:table-cell office:value-type="float" office:value="8.165753">
            <text:p>8.166E+000</text:p>
          </table:table-cell>
          <table:table-cell office:value-type="float" office:value="0.011886">
            <text:p>1.189E-002</text:p>
          </table:table-cell>
          <table:table-cell office:value-type="float" office:value="0.01171817">
            <text:p>1.172E-002</text:p>
          </table:table-cell>
          <table:table-cell office:value-type="float" office:value="0.0001382953">
            <text:p>1.383E-004</text:p>
          </table:table-cell>
          <table:table-cell office:value-type="float" office:value="0.03346412">
            <text:p>3.346E-002</text:p>
          </table:table-cell>
          <table:table-cell office:value-type="float" office:value="-0.00000004145002">
            <text:p>-4.145E-00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3.031675">
            <text:p>3.032E+000</text:p>
          </table:table-cell>
          <table:table-cell office:value-type="float" office:value="9.157243">
            <text:p>9.157E+000</text:p>
          </table:table-cell>
          <table:table-cell office:value-type="float" office:value="0.0133771">
            <text:p>1.338E-002</text:p>
          </table:table-cell>
          <table:table-cell office:value-type="float" office:value="0.0128124">
            <text:p>1.281E-002</text:p>
          </table:table-cell>
          <table:table-cell office:value-type="float" office:value="0.0001677353">
            <text:p>1.677E-004</text:p>
          </table:table-cell>
          <table:table-cell office:value-type="float" office:value="0.03837112">
            <text:p>3.837E-002</text:p>
          </table:table-cell>
          <table:table-cell office:value-type="float" office:value="0.0000005757405">
            <text:p>5.757E-007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.766944">
            <text:p>2.767E+000</text:p>
          </table:table-cell>
          <table:table-cell office:value-type="float" office:value="7.624408">
            <text:p>7.624E+000</text:p>
          </table:table-cell>
          <table:table-cell office:value-type="float" office:value="0.08529043">
            <text:p>8.529E-002</text:p>
          </table:table-cell>
          <table:table-cell office:value-type="float" office:value="0.08480646">
            <text:p>8.481E-002</text:p>
          </table:table-cell>
          <table:table-cell office:value-type="float" office:value="0.007212628">
            <text:p>7.213E-003</text:p>
          </table:table-cell>
          <table:table-cell office:value-type="float" office:value="0.2341697">
            <text:p>2.342E-001</text:p>
          </table:table-cell>
          <table:table-cell office:value-type="float" office:value="0.000001079014">
            <text:p>1.079E-006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.978641">
            <text:p>2.979E+000</text:p>
          </table:table-cell>
          <table:table-cell office:value-type="float" office:value="8.840529">
            <text:p>8.841E+000</text:p>
          </table:table-cell>
          <table:table-cell office:value-type="float" office:value="0.0009051842">
            <text:p>9.052E-004</text:p>
          </table:table-cell>
          <table:table-cell office:value-type="float" office:value="0.0009008395">
            <text:p>9.008E-004</text:p>
          </table:table-cell>
          <table:table-cell office:value-type="float" office:value="0.0000008134663">
            <text:p>8.135E-007</text:p>
          </table:table-cell>
          <table:table-cell office:value-type="float" office:value="0.002665077">
            <text:p>2.665E-003</text:p>
          </table:table-cell>
          <table:table-cell office:value-type="float" office:value="0.000000000343882">
            <text:p>3.439E-01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.961381">
            <text:p>2.961E+000</text:p>
          </table:table-cell>
          <table:table-cell office:value-type="float" office:value="8.736125">
            <text:p>8.736E+000</text:p>
          </table:table-cell>
          <table:table-cell office:value-type="float" office:value="0.00388573">
            <text:p>3.886E-003</text:p>
          </table:table-cell>
          <table:table-cell office:value-type="float" office:value="0.003876999">
            <text:p>3.877E-003</text:p>
          </table:table-cell>
          <table:table-cell office:value-type="float" office:value="0.00001504804">
            <text:p>1.505E-005</text:p>
          </table:table-cell>
          <table:table-cell office:value-type="float" office:value="0.01142873">
            <text:p>1.143E-002</text:p>
          </table:table-cell>
          <table:table-cell office:value-type="float" office:value="-0.000000008199873">
            <text:p>-8.200E-009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.886521">
            <text:p>2.887E+000</text:p>
          </table:table-cell>
          <table:table-cell office:value-type="float" office:value="8.296288">
            <text:p>8.296E+000</text:p>
          </table:table-cell>
          <table:table-cell office:value-type="float" office:value="0.0006394048">
            <text:p>6.394E-004</text:p>
          </table:table-cell>
          <table:table-cell office:value-type="float" office:value="0.000672798">
            <text:p>6.728E-004</text:p>
          </table:table-cell>
          <table:table-cell office:value-type="float" office:value="0.0000004412807">
            <text:p>4.413E-007</text:p>
          </table:table-cell>
          <table:table-cell office:value-type="float" office:value="0.001937304">
            <text:p>1.937E-003</text:p>
          </table:table-cell>
          <table:table-cell office:value-type="float" office:value="0.0000000002211363">
            <text:p>2.211E-01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3.027262">
            <text:p>3.027E+000</text:p>
          </table:table-cell>
          <table:table-cell office:value-type="float" office:value="9.129936">
            <text:p>9.130E+000</text:p>
          </table:table-cell>
          <table:table-cell office:value-type="float" office:value="0.00009666574">
            <text:p>9.667E-005</text:p>
          </table:table-cell>
          <table:table-cell office:value-type="float" office:value="0.00006451808">
            <text:p>6.452E-005</text:p>
          </table:table-cell>
          <table:table-cell office:value-type="float" office:value="0.000000005072276">
            <text:p>5.072E-009</text:p>
          </table:table-cell>
          <table:table-cell office:value-type="float" office:value="0.0001659621">
            <text:p>1.660E-004</text:p>
          </table:table-cell>
          <table:table-cell office:value-type="float" office:value="-0.0000000004824435">
            <text:p>-4.824E-01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.914487">
            <text:p>2.914E+000</text:p>
          </table:table-cell>
          <table:table-cell office:value-type="float" office:value="8.460452">
            <text:p>8.460E+000</text:p>
          </table:table-cell>
          <table:table-cell office:value-type="float" office:value="0.03255673">
            <text:p>3.256E-002</text:p>
          </table:table-cell>
          <table:table-cell office:value-type="float" office:value="0.03224057">
            <text:p>3.224E-002</text:p>
          </table:table-cell>
          <table:table-cell office:value-type="float" office:value="0.001044538">
            <text:p>1.045E-003</text:p>
          </table:table-cell>
          <table:table-cell office:value-type="float" office:value="0.09360057">
            <text:p>9.360E-002</text:p>
          </table:table-cell>
          <table:table-cell office:value-type="float" office:value="-0.0000005137515">
            <text:p>-5.138E-00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.947148">
            <text:p>2.947E+000</text:p>
          </table:table-cell>
          <table:table-cell office:value-type="float" office:value="8.651832">
            <text:p>8.652E+000</text:p>
          </table:table-cell>
          <table:table-cell office:value-type="float" office:value="0.02710851">
            <text:p>2.711E-002</text:p>
          </table:table-cell>
          <table:table-cell office:value-type="float" office:value="0.02683227">
            <text:p>2.683E-002</text:p>
          </table:table-cell>
          <table:table-cell office:value-type="float" office:value="0.0007236674">
            <text:p>7.237E-004</text:p>
          </table:table-cell>
          <table:table-cell office:value-type="float" office:value="0.07891857">
            <text:p>7.892E-002</text:p>
          </table:table-cell>
          <table:table-cell office:value-type="float" office:value="0.00000008362227">
            <text:p>8.362E-008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.997652">
            <text:p>2.998E+000</text:p>
          </table:table-cell>
          <table:table-cell office:value-type="float" office:value="8.952484">
            <text:p>8.952E+000</text:p>
          </table:table-cell>
          <table:table-cell office:value-type="float" office:value="0.0001497808">
            <text:p>1.498E-004</text:p>
          </table:table-cell>
          <table:table-cell office:value-type="float" office:value="0.0001391711">
            <text:p>1.392E-004</text:p>
          </table:table-cell>
          <table:table-cell office:value-type="float" office:value="0.00000002009327">
            <text:p>2.009E-008</text:p>
          </table:table-cell>
          <table:table-cell office:value-type="float" office:value="0.0003975882">
            <text:p>3.976E-004</text:p>
          </table:table-cell>
          <table:table-cell office:value-type="float" office:value="-0.00000000004440522">
            <text:p>-4.441E-01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.876337">
            <text:p>2.876E+000</text:p>
          </table:table-cell>
          <table:table-cell office:value-type="float" office:value="8.24116">
            <text:p>8.241E+000</text:p>
          </table:table-cell>
          <table:table-cell office:value-type="float" office:value="0.0006852584">
            <text:p>6.853E-004</text:p>
          </table:table-cell>
          <table:table-cell office:value-type="float" office:value="0.0005775679">
            <text:p>5.776E-004</text:p>
          </table:table-cell>
          <table:table-cell office:value-type="float" office:value="0.000000363257">
            <text:p>3.633E-007</text:p>
          </table:table-cell>
          <table:table-cell office:value-type="float" office:value="0.001552139">
            <text:p>1.552E-003</text:p>
          </table:table-cell>
          <table:table-cell office:value-type="float" office:value="-0.000000008457212">
            <text:p>-8.457E-009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.950746">
            <text:p>2.951E+000</text:p>
          </table:table-cell>
          <table:table-cell office:value-type="float" office:value="8.672458">
            <text:p>8.672E+000</text:p>
          </table:table-cell>
          <table:table-cell office:value-type="float" office:value="0.00836582">
            <text:p>8.366E-003</text:p>
          </table:table-cell>
          <table:table-cell office:value-type="float" office:value="0.008335224">
            <text:p>8.335E-003</text:p>
          </table:table-cell>
          <table:table-cell office:value-type="float" office:value="0.00006960335">
            <text:p>6.960E-005</text:p>
          </table:table-cell>
          <table:table-cell office:value-type="float" office:value="0.02454428">
            <text:p>2.454E-002</text:p>
          </table:table-cell>
          <table:table-cell office:value-type="float" office:value="-0.00000003198667">
            <text:p>-3.199E-008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.042964">
            <text:p>3.043E+000</text:p>
          </table:table-cell>
          <table:table-cell office:value-type="float" office:value="9.226844">
            <text:p>9.227E+000</text:p>
          </table:table-cell>
          <table:table-cell office:value-type="float" office:value="0.006204598">
            <text:p>6.205E-003</text:p>
          </table:table-cell>
          <table:table-cell office:value-type="float" office:value="0.006129952">
            <text:p>6.130E-003</text:p>
          </table:table-cell>
          <table:table-cell office:value-type="float" office:value="0.00003780439">
            <text:p>3.780E-005</text:p>
          </table:table-cell>
          <table:table-cell office:value-type="float" office:value="0.01855231">
            <text:p>1.855E-002</text:p>
          </table:table-cell>
          <table:table-cell office:value-type="float" office:value="-0.00000003776839">
            <text:p>-3.777E-008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.082267">
            <text:p>3.082E+000</text:p>
          </table:table-cell>
          <table:table-cell office:value-type="float" office:value="9.467438">
            <text:p>9.467E+000</text:p>
          </table:table-cell>
          <table:table-cell office:value-type="float" office:value="0.007271334">
            <text:p>7.271E-003</text:p>
          </table:table-cell>
          <table:table-cell office:value-type="float" office:value="0.006933208">
            <text:p>6.933E-003</text:p>
          </table:table-cell>
          <table:table-cell office:value-type="float" office:value="0.00004922735">
            <text:p>4.923E-005</text:p>
          </table:table-cell>
          <table:table-cell office:value-type="float" office:value="0.02122946">
            <text:p>2.123E-002</text:p>
          </table:table-cell>
          <table:table-cell office:value-type="float" office:value="-0.0000001481613">
            <text:p>-1.482E-00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.838333">
            <text:p>2.838E+000</text:p>
          </table:table-cell>
          <table:table-cell office:value-type="float" office:value="8.024416">
            <text:p>8.024E+000</text:p>
          </table:table-cell>
          <table:table-cell office:value-type="float" office:value="0.006158144">
            <text:p>6.158E-003</text:p>
          </table:table-cell>
          <table:table-cell office:value-type="float" office:value="0.005924945">
            <text:p>5.925E-003</text:p>
          </table:table-cell>
          <table:table-cell office:value-type="float" office:value="0.00003578903">
            <text:p>3.579E-005</text:p>
          </table:table-cell>
          <table:table-cell office:value-type="float" office:value="0.01665087">
            <text:p>1.665E-002</text:p>
          </table:table-cell>
          <table:table-cell office:value-type="float" office:value="-0.00000009591893">
            <text:p>-9.592E-008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3.001869">
            <text:p>3.002E+000</text:p>
          </table:table-cell>
          <table:table-cell office:value-type="float" office:value="8.97689">
            <text:p>8.977E+000</text:p>
          </table:table-cell>
          <table:table-cell office:value-type="float" office:value="0.006916134">
            <text:p>6.916E-003</text:p>
          </table:table-cell>
          <table:table-cell office:value-type="float" office:value="0.006743755">
            <text:p>6.744E-003</text:p>
          </table:table-cell>
          <table:table-cell office:value-type="float" office:value="0.00004605578">
            <text:p>4.606E-005</text:p>
          </table:table-cell>
          <table:table-cell office:value-type="float" office:value="0.02014362">
            <text:p>2.014E-002</text:p>
          </table:table-cell>
          <table:table-cell office:value-type="float" office:value="0.0000000549969">
            <text:p>5.500E-008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.969309">
            <text:p>2.969E+000</text:p>
          </table:table-cell>
          <table:table-cell office:value-type="float" office:value="8.78374">
            <text:p>8.784E+000</text:p>
          </table:table-cell>
          <table:table-cell office:value-type="float" office:value="0.0007676589">
            <text:p>7.677E-004</text:p>
          </table:table-cell>
          <table:table-cell office:value-type="float" office:value="0.0008366861">
            <text:p>8.367E-004</text:p>
          </table:table-cell>
          <table:table-cell office:value-type="float" office:value="0.0000006705119">
            <text:p>6.705E-007</text:p>
          </table:table-cell>
          <table:table-cell office:value-type="float" office:value="0.002455339">
            <text:p>2.455E-003</text:p>
          </table:table-cell>
          <table:table-cell office:value-type="float" office:value="-0.000000006677977">
            <text:p>-6.678E-009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3.16272">
            <text:p>3.163E+000</text:p>
          </table:table-cell>
          <table:table-cell office:value-type="float" office:value="9.969246">
            <text:p>9.969E+000</text:p>
          </table:table-cell>
          <table:table-cell office:value-type="float" office:value="0.0002487113">
            <text:p>2.487E-004</text:p>
          </table:table-cell>
          <table:table-cell office:value-type="float" office:value="0.0002185204">
            <text:p>2.185E-004</text:p>
          </table:table-cell>
          <table:table-cell office:value-type="float" office:value="0.00000005093624">
            <text:p>5.094E-008</text:p>
          </table:table-cell>
          <table:table-cell office:value-type="float" office:value="0.0006639293">
            <text:p>6.639E-004</text:p>
          </table:table-cell>
          <table:table-cell office:value-type="float" office:value="0.0000000008388244">
            <text:p>8.388E-01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.982846">
            <text:p>2.983E+000</text:p>
          </table:table-cell>
          <table:table-cell office:value-type="float" office:value="8.865279">
            <text:p>8.865E+000</text:p>
          </table:table-cell>
          <table:table-cell office:value-type="float" office:value="0.006851258">
            <text:p>6.851E-003</text:p>
          </table:table-cell>
          <table:table-cell office:value-type="float" office:value="0.0064418">
            <text:p>6.442E-003</text:p>
          </table:table-cell>
          <table:table-cell office:value-type="float" office:value="0.00004279484">
            <text:p>4.279E-005</text:p>
          </table:table-cell>
          <table:table-cell office:value-type="float" office:value="0.01901256">
            <text:p>1.901E-002</text:p>
          </table:table-cell>
          <table:table-cell office:value-type="float" office:value="0.0000001983623">
            <text:p>1.984E-007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.090563">
            <text:p>3.091E+000</text:p>
          </table:table-cell>
          <table:table-cell office:value-type="float" office:value="9.517556">
            <text:p>9.518E+000</text:p>
          </table:table-cell>
          <table:table-cell office:value-type="float" office:value="0.06556907">
            <text:p>6.557E-002</text:p>
          </table:table-cell>
          <table:table-cell office:value-type="float" office:value="0.06517468">
            <text:p>6.517E-002</text:p>
          </table:table-cell>
          <table:table-cell office:value-type="float" office:value="0.004260571">
            <text:p>4.261E-003</text:p>
          </table:table-cell>
          <table:table-cell office:value-type="float" office:value="0.200982">
            <text:p>2.010E-001</text:p>
          </table:table-cell>
          <table:table-cell office:value-type="float" office:value="-0.0000008912755">
            <text:p>-8.913E-007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.951342">
            <text:p>2.951E+000</text:p>
          </table:table-cell>
          <table:table-cell office:value-type="float" office:value="8.677198">
            <text:p>8.677E+000</text:p>
          </table:table-cell>
          <table:table-cell office:value-type="float" office:value="0.005115842">
            <text:p>5.116E-003</text:p>
          </table:table-cell>
          <table:table-cell office:value-type="float" office:value="0.004991456">
            <text:p>4.991E-003</text:p>
          </table:table-cell>
          <table:table-cell office:value-type="float" office:value="0.00002522313">
            <text:p>2.522E-005</text:p>
          </table:table-cell>
          <table:table-cell office:value-type="float" office:value="0.01464701">
            <text:p>1.465E-002</text:p>
          </table:table-cell>
          <table:table-cell office:value-type="float" office:value="0.00000003669619">
            <text:p>3.670E-008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3.042345">
            <text:p>3.042E+000</text:p>
          </table:table-cell>
          <table:table-cell office:value-type="float" office:value="9.222329">
            <text:p>9.222E+000</text:p>
          </table:table-cell>
          <table:table-cell office:value-type="float" office:value="0.001456556">
            <text:p>1.457E-003</text:p>
          </table:table-cell>
          <table:table-cell office:value-type="float" office:value="0.001449174">
            <text:p>1.449E-003</text:p>
          </table:table-cell>
          <table:table-cell office:value-type="float" office:value="0.000002105447">
            <text:p>2.105E-006</text:p>
          </table:table-cell>
          <table:table-cell office:value-type="float" office:value="0.004378735">
            <text:p>4.379E-003</text:p>
          </table:table-cell>
          <table:table-cell office:value-type="float" office:value="-0.000000001727673">
            <text:p>-1.728E-00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3.036076">
            <text:p>3.036E+000</text:p>
          </table:table-cell>
          <table:table-cell office:value-type="float" office:value="9.183952">
            <text:p>9.184E+000</text:p>
          </table:table-cell>
          <table:table-cell office:value-type="float" office:value="0.002959868">
            <text:p>2.960E-003</text:p>
          </table:table-cell>
          <table:table-cell office:value-type="float" office:value="0.003061382">
            <text:p>3.061E-003</text:p>
          </table:table-cell>
          <table:table-cell office:value-type="float" office:value="0.000009215364">
            <text:p>9.215E-006</text:p>
          </table:table-cell>
          <table:table-cell office:value-type="float" office:value="0.009277297">
            <text:p>9.277E-003</text:p>
          </table:table-cell>
          <table:table-cell office:value-type="float" office:value="-0.000000002448102">
            <text:p>-2.448E-009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.913028">
            <text:p>2.913E+000</text:p>
          </table:table-cell>
          <table:table-cell office:value-type="float" office:value="8.451131">
            <text:p>8.451E+000</text:p>
          </table:table-cell>
          <table:table-cell office:value-type="float" office:value="0.002842012">
            <text:p>2.842E-003</text:p>
          </table:table-cell>
          <table:table-cell office:value-type="float" office:value="0.002936763">
            <text:p>2.937E-003</text:p>
          </table:table-cell>
          <table:table-cell office:value-type="float" office:value="0.000008484289">
            <text:p>8.484E-006</text:p>
          </table:table-cell>
          <table:table-cell office:value-type="float" office:value="0.008527879">
            <text:p>8.528E-003</text:p>
          </table:table-cell>
          <table:table-cell office:value-type="float" office:value="0.00000001755267">
            <text:p>1.755E-008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.015426">
            <text:p>3.015E+000</text:p>
          </table:table-cell>
          <table:table-cell office:value-type="float" office:value="9.058335">
            <text:p>9.058E+000</text:p>
          </table:table-cell>
          <table:table-cell office:value-type="float" office:value="0.005732202">
            <text:p>5.732E-003</text:p>
          </table:table-cell>
          <table:table-cell office:value-type="float" office:value="0.005702239">
            <text:p>5.702E-003</text:p>
          </table:table-cell>
          <table:table-cell office:value-type="float" office:value="0.00003260084">
            <text:p>3.260E-005</text:p>
          </table:table-cell>
          <table:table-cell office:value-type="float" office:value="0.01710448">
            <text:p>1.710E-002</text:p>
          </table:table-cell>
          <table:table-cell office:value-type="float" office:value="0.000000007638893">
            <text:p>7.639E-009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.970043">
            <text:p>2.970E+000</text:p>
          </table:table-cell>
          <table:table-cell office:value-type="float" office:value="8.7882">
            <text:p>8.788E+000</text:p>
          </table:table-cell>
          <table:table-cell office:value-type="float" office:value="0.01135128">
            <text:p>1.135E-002</text:p>
          </table:table-cell>
          <table:table-cell office:value-type="float" office:value="0.01129118">
            <text:p>1.129E-002</text:p>
          </table:table-cell>
          <table:table-cell office:value-type="float" office:value="0.0001278296">
            <text:p>1.278E-004</text:p>
          </table:table-cell>
          <table:table-cell office:value-type="float" office:value="0.03346072">
            <text:p>3.346E-002</text:p>
          </table:table-cell>
          <table:table-cell office:value-type="float" office:value="-0.00000003177256">
            <text:p>-3.177E-008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3.016708">
            <text:p>3.017E+000</text:p>
          </table:table-cell>
          <table:table-cell office:value-type="float" office:value="9.067055">
            <text:p>9.067E+000</text:p>
          </table:table-cell>
          <table:table-cell office:value-type="float" office:value="0.004231086">
            <text:p>4.231E-003</text:p>
          </table:table-cell>
          <table:table-cell office:value-type="float" office:value="0.004196151">
            <text:p>4.196E-003</text:p>
          </table:table-cell>
          <table:table-cell office:value-type="float" office:value="0.00001768082">
            <text:p>1.768E-005</text:p>
          </table:table-cell>
          <table:table-cell office:value-type="float" office:value="0.01262645">
            <text:p>1.263E-002</text:p>
          </table:table-cell>
          <table:table-cell office:value-type="float" office:value="0.00000001995172">
            <text:p>1.995E-00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2.992731">
            <text:p>2.993E+000</text:p>
          </table:table-cell>
          <table:table-cell office:value-type="float" office:value="8.922658">
            <text:p>8.923E+000</text:p>
          </table:table-cell>
          <table:table-cell office:value-type="float" office:value="0.0004386879">
            <text:p>4.387E-004</text:p>
          </table:table-cell>
          <table:table-cell office:value-type="float" office:value="0.0003961113">
            <text:p>3.961E-004</text:p>
          </table:table-cell>
          <table:table-cell office:value-type="float" office:value="0.0000001651183">
            <text:p>1.651E-007</text:p>
          </table:table-cell>
          <table:table-cell office:value-type="float" office:value="0.001125994">
            <text:p>1.126E-003</text:p>
          </table:table-cell>
          <table:table-cell office:value-type="float" office:value="0.00000000103646">
            <text:p>1.036E-00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.944271">
            <text:p>2.944E+000</text:p>
          </table:table-cell>
          <table:table-cell office:value-type="float" office:value="8.638053">
            <text:p>8.638E+000</text:p>
          </table:table-cell>
          <table:table-cell office:value-type="float" office:value="0.002041874">
            <text:p>2.042E-003</text:p>
          </table:table-cell>
          <table:table-cell office:value-type="float" office:value="0.001994948">
            <text:p>1.995E-003</text:p>
          </table:table-cell>
          <table:table-cell office:value-type="float" office:value="0.000004026349">
            <text:p>4.026E-006</text:p>
          </table:table-cell>
          <table:table-cell office:value-type="float" office:value="0.005846508">
            <text:p>5.847E-003</text:p>
          </table:table-cell>
          <table:table-cell office:value-type="float" office:value="0.00000000444897">
            <text:p>4.449E-009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.967572">
            <text:p>2.968E+000</text:p>
          </table:table-cell>
          <table:table-cell office:value-type="float" office:value="8.774059">
            <text:p>8.774E+000</text:p>
          </table:table-cell>
          <table:table-cell office:value-type="float" office:value="0.04571141">
            <text:p>4.571E-002</text:p>
          </table:table-cell>
          <table:table-cell office:value-type="float" office:value="0.04595787">
            <text:p>4.596E-002</text:p>
          </table:table-cell>
          <table:table-cell office:value-type="float" office:value="0.002106455">
            <text:p>2.106E-003</text:p>
          </table:table-cell>
          <table:table-cell office:value-type="float" office:value="0.1358797">
            <text:p>1.359E-001</text:p>
          </table:table-cell>
          <table:table-cell office:value-type="float" office:value="0.0000007808644">
            <text:p>7.809E-00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3.065462">
            <text:p>3.065E+000</text:p>
          </table:table-cell>
          <table:table-cell office:value-type="float" office:value="9.363562">
            <text:p>9.364E+000</text:p>
          </table:table-cell>
          <table:table-cell office:value-type="float" office:value="0.02963682">
            <text:p>2.964E-002</text:p>
          </table:table-cell>
          <table:table-cell office:value-type="float" office:value="0.02849169">
            <text:p>2.849E-002</text:p>
          </table:table-cell>
          <table:table-cell office:value-type="float" office:value="0.000827926">
            <text:p>8.279E-004</text:p>
          </table:table-cell>
          <table:table-cell office:value-type="float" office:value="0.08630622">
            <text:p>8.631E-002</text:p>
          </table:table-cell>
          <table:table-cell office:value-type="float" office:value="0.000002204692">
            <text:p>2.205E-006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3.002154">
            <text:p>3.002E+000</text:p>
          </table:table-cell>
          <table:table-cell office:value-type="float" office:value="8.980102">
            <text:p>8.980E+000</text:p>
          </table:table-cell>
          <table:table-cell office:value-type="float" office:value="0.01733944">
            <text:p>1.734E-002</text:p>
          </table:table-cell>
          <table:table-cell office:value-type="float" office:value="0.01717375">
            <text:p>1.717E-002</text:p>
          </table:table-cell>
          <table:table-cell office:value-type="float" office:value="0.0002963569">
            <text:p>2.964E-004</text:p>
          </table:table-cell>
          <table:table-cell office:value-type="float" office:value="0.05116421">
            <text:p>5.116E-002</text:p>
          </table:table-cell>
          <table:table-cell office:value-type="float" office:value="-0.00000008187089">
            <text:p>-8.187E-00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.981288">
            <text:p>2.981E+000</text:p>
          </table:table-cell>
          <table:table-cell office:value-type="float" office:value="8.854621">
            <text:p>8.855E+000</text:p>
          </table:table-cell>
          <table:table-cell office:value-type="float" office:value="0.003317499">
            <text:p>3.317E-003</text:p>
          </table:table-cell>
          <table:table-cell office:value-type="float" office:value="0.002216412">
            <text:p>2.216E-003</text:p>
          </table:table-cell>
          <table:table-cell office:value-type="float" office:value="0.000005981249">
            <text:p>5.981E-006</text:p>
          </table:table-cell>
          <table:table-cell office:value-type="float" office:value="0.005773715">
            <text:p>5.774E-003</text:p>
          </table:table-cell>
          <table:table-cell office:value-type="float" office:value="-0.0000005881185">
            <text:p>-5.881E-007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3.076039">
            <text:p>3.076E+000</text:p>
          </table:table-cell>
          <table:table-cell office:value-type="float" office:value="9.428374">
            <text:p>9.428E+000</text:p>
          </table:table-cell>
          <table:table-cell office:value-type="float" office:value="0.0005408411">
            <text:p>5.408E-004</text:p>
          </table:table-cell>
          <table:table-cell office:value-type="float" office:value="0.0005228786">
            <text:p>5.229E-004</text:p>
          </table:table-cell>
          <table:table-cell office:value-type="float" office:value="0.0000002780577">
            <text:p>2.781E-007</text:p>
          </table:table-cell>
          <table:table-cell office:value-type="float" office:value="0.001592911">
            <text:p>1.593E-003</text:p>
          </table:table-cell>
          <table:table-cell office:value-type="float" office:value="-0.0000000006625281">
            <text:p>-6.625E-01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.366071">
            <text:p>8.366E+000</text:p>
          </table:table-cell>
          <table:table-cell office:value-type="float" office:value="69.9639">
            <text:p>6.996E+001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3.056819">
            <text:p>3.057E+000</text:p>
          </table:table-cell>
          <table:table-cell office:value-type="float" office:value="9.30828">
            <text:p>9.308E+000</text:p>
          </table:table-cell>
          <table:table-cell office:value-type="float" office:value="0.0001658415">
            <text:p>1.658E-004</text:p>
          </table:table-cell>
          <table:table-cell office:value-type="float" office:value="0.0000239941">
            <text:p>2.399E-005</text:p>
          </table:table-cell>
          <table:table-cell office:value-type="float" office:value="-0.0000000002345262">
            <text:p>-2.345E-010</text:p>
          </table:table-cell>
          <table:table-cell office:value-type="float" office:value="-0.00003440923">
            <text:p>-3.441E-005</text:p>
          </table:table-cell>
          <table:table-cell office:value-type="float" office:value="0.000000001495293">
            <text:p>1.495E-009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.975142">
            <text:p>2.975E+000</text:p>
          </table:table-cell>
          <table:table-cell office:value-type="float" office:value="8.815769">
            <text:p>8.816E+000</text:p>
          </table:table-cell>
          <table:table-cell office:value-type="float" office:value="0.0003805779">
            <text:p>3.806E-004</text:p>
          </table:table-cell>
          <table:table-cell office:value-type="float" office:value="0.00005325028">
            <text:p>5.325E-005</text:p>
          </table:table-cell>
          <table:table-cell office:value-type="float" office:value="-0.000000001851913">
            <text:p>-1.852E-009</text:p>
          </table:table-cell>
          <table:table-cell office:value-type="float" office:value="-0.00008861787">
            <text:p>-8.862E-005</text:p>
          </table:table-cell>
          <table:table-cell office:value-type="float" office:value="-0.000000007350932">
            <text:p>-7.351E-009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2.991029">
            <text:p>2.991E+000</text:p>
          </table:table-cell>
          <table:table-cell office:value-type="float" office:value="8.910793">
            <text:p>8.911E+000</text:p>
          </table:table-cell>
          <table:table-cell office:value-type="float" office:value="0.0001453896">
            <text:p>1.454E-004</text:p>
          </table:table-cell>
          <table:table-cell office:value-type="float" office:value="0.00007066311">
            <text:p>7.066E-005</text:p>
          </table:table-cell>
          <table:table-cell office:value-type="float" office:value="0.00000000694976">
            <text:p>6.950E-009</text:p>
          </table:table-cell>
          <table:table-cell office:value-type="float" office:value="0.0001596957">
            <text:p>1.597E-004</text:p>
          </table:table-cell>
          <table:table-cell office:value-type="float" office:value="-0.000000001732099">
            <text:p>-1.732E-009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.007555">
            <text:p>3.008E+000</text:p>
          </table:table-cell>
          <table:table-cell office:value-type="float" office:value="9.011303">
            <text:p>9.011E+000</text:p>
          </table:table-cell>
          <table:table-cell office:value-type="float" office:value="0.008343112">
            <text:p>8.343E-003</text:p>
          </table:table-cell>
          <table:table-cell office:value-type="float" office:value="0.008121049">
            <text:p>8.121E-003</text:p>
          </table:table-cell>
          <table:table-cell office:value-type="float" office:value="0.00006684697">
            <text:p>6.685E-005</text:p>
          </table:table-cell>
          <table:table-cell office:value-type="float" office:value="0.02431931">
            <text:p>2.432E-002</text:p>
          </table:table-cell>
          <table:table-cell office:value-type="float" office:value="0.00000009758911">
            <text:p>9.759E-00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.907769">
            <text:p>2.908E+000</text:p>
          </table:table-cell>
          <table:table-cell office:value-type="float" office:value="8.423935">
            <text:p>8.424E+000</text:p>
          </table:table-cell>
          <table:table-cell office:value-type="float" office:value="0.006315685">
            <text:p>6.316E-003</text:p>
          </table:table-cell>
          <table:table-cell office:value-type="float" office:value="0.006191195">
            <text:p>6.191E-003</text:p>
          </table:table-cell>
          <table:table-cell office:value-type="float" office:value="0.00003871434">
            <text:p>3.871E-005</text:p>
          </table:table-cell>
          <table:table-cell office:value-type="float" office:value="0.01789683">
            <text:p>1.790E-002</text:p>
          </table:table-cell>
          <table:table-cell office:value-type="float" office:value="-0.0000000312669">
            <text:p>-3.127E-008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.900178">
            <text:p>2.900E+000</text:p>
          </table:table-cell>
          <table:table-cell office:value-type="float" office:value="8.377933">
            <text:p>8.378E+000</text:p>
          </table:table-cell>
          <table:table-cell office:value-type="float" office:value="0.001331488">
            <text:p>1.331E-003</text:p>
          </table:table-cell>
          <table:table-cell office:value-type="float" office:value="0.001303879">
            <text:p>1.304E-003</text:p>
          </table:table-cell>
          <table:table-cell office:value-type="float" office:value="0.000001717996">
            <text:p>1.718E-006</text:p>
          </table:table-cell>
          <table:table-cell office:value-type="float" office:value="0.00374865">
            <text:p>3.749E-003</text:p>
          </table:table-cell>
          <table:table-cell office:value-type="float" office:value="-0.000000005646797">
            <text:p>-5.647E-009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.918273">
            <text:p>2.918E+000</text:p>
          </table:table-cell>
          <table:table-cell office:value-type="float" office:value="8.484487">
            <text:p>8.484E+000</text:p>
          </table:table-cell>
          <table:table-cell office:value-type="float" office:value="0.001233438">
            <text:p>1.233E-003</text:p>
          </table:table-cell>
          <table:table-cell office:value-type="float" office:value="0.0009123594">
            <text:p>9.124E-004</text:p>
          </table:table-cell>
          <table:table-cell office:value-type="float" office:value="0.0000009661374">
            <text:p>9.661E-007</text:p>
          </table:table-cell>
          <table:table-cell office:value-type="float" office:value="0.00243696">
            <text:p>2.437E-003</text:p>
          </table:table-cell>
          <table:table-cell office:value-type="float" office:value="-0.00000005753153">
            <text:p>-5.753E-008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.933616">
            <text:p>2.934E+000</text:p>
          </table:table-cell>
          <table:table-cell office:value-type="float" office:value="8.572548">
            <text:p>8.573E+000</text:p>
          </table:table-cell>
          <table:table-cell office:value-type="float" office:value="0.007950537">
            <text:p>7.951E-003</text:p>
          </table:table-cell>
          <table:table-cell office:value-type="float" office:value="0.007912598">
            <text:p>7.913E-003</text:p>
          </table:table-cell>
          <table:table-cell office:value-type="float" office:value="0.00006275912">
            <text:p>6.276E-005</text:p>
          </table:table-cell>
          <table:table-cell office:value-type="float" office:value="0.0230371">
            <text:p>2.304E-002</text:p>
          </table:table-cell>
          <table:table-cell office:value-type="float" office:value="0.00000003765474">
            <text:p>3.765E-008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.904713">
            <text:p>2.905E+000</text:p>
          </table:table-cell>
          <table:table-cell office:value-type="float" office:value="8.40434">
            <text:p>8.404E+000</text:p>
          </table:table-cell>
          <table:table-cell office:value-type="float" office:value="0.003221707">
            <text:p>3.222E-003</text:p>
          </table:table-cell>
          <table:table-cell office:value-type="float" office:value="0.002574805">
            <text:p>2.575E-003</text:p>
          </table:table-cell>
          <table:table-cell office:value-type="float" office:value="0.000007410441">
            <text:p>7.410E-006</text:p>
          </table:table-cell>
          <table:table-cell office:value-type="float" office:value="0.007013876">
            <text:p>7.014E-003</text:p>
          </table:table-cell>
          <table:table-cell office:value-type="float" office:value="-0.0000002825523">
            <text:p>-2.826E-00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.941849">
            <text:p>2.942E+000</text:p>
          </table:table-cell>
          <table:table-cell office:value-type="float" office:value="8.620712">
            <text:p>8.621E+000</text:p>
          </table:table-cell>
          <table:table-cell office:value-type="float" office:value="0.005581423">
            <text:p>5.581E-003</text:p>
          </table:table-cell>
          <table:table-cell office:value-type="float" office:value="0.005374659">
            <text:p>5.375E-003</text:p>
          </table:table-cell>
          <table:table-cell office:value-type="float" office:value="0.00002943733">
            <text:p>2.944E-005</text:p>
          </table:table-cell>
          <table:table-cell office:value-type="float" office:value="0.01571591">
            <text:p>1.572E-002</text:p>
          </table:table-cell>
          <table:table-cell office:value-type="float" office:value="-0.00000004416487">
            <text:p>-4.416E-008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3.010904">
            <text:p>3.011E+000</text:p>
          </table:table-cell>
          <table:table-cell office:value-type="float" office:value="9.032622">
            <text:p>9.033E+000</text:p>
          </table:table-cell>
          <table:table-cell office:value-type="float" office:value="0.06010801">
            <text:p>6.011E-002</text:p>
          </table:table-cell>
          <table:table-cell office:value-type="float" office:value="0.05942289">
            <text:p>5.942E-002</text:p>
          </table:table-cell>
          <table:table-cell office:value-type="float" office:value="0.003551377">
            <text:p>3.551E-003</text:p>
          </table:table-cell>
          <table:table-cell office:value-type="float" office:value="0.1785687">
            <text:p>1.786E-001</text:p>
          </table:table-cell>
          <table:table-cell office:value-type="float" office:value="0.000000525361">
            <text:p>5.254E-007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3.01503">
            <text:p>3.015E+000</text:p>
          </table:table-cell>
          <table:table-cell office:value-type="float" office:value="9.055082">
            <text:p>9.055E+000</text:p>
          </table:table-cell>
          <table:table-cell office:value-type="float" office:value="0.02229592">
            <text:p>2.230E-002</text:p>
          </table:table-cell>
          <table:table-cell office:value-type="float" office:value="0.02203539">
            <text:p>2.204E-002</text:p>
          </table:table-cell>
          <table:table-cell office:value-type="float" office:value="0.0004884204">
            <text:p>4.884E-004</text:p>
          </table:table-cell>
          <table:table-cell office:value-type="float" office:value="0.06628173">
            <text:p>6.628E-002</text:p>
          </table:table-cell>
          <table:table-cell office:value-type="float" office:value="-0.00000005979513">
            <text:p>-5.980E-008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3.012816">
            <text:p>3.013E+000</text:p>
          </table:table-cell>
          <table:table-cell office:value-type="float" office:value="9.043274">
            <text:p>9.043E+000</text:p>
          </table:table-cell>
          <table:table-cell office:value-type="float" office:value="0.00001154628">
            <text:p>1.155E-005</text:p>
          </table:table-cell>
          <table:table-cell office:value-type="float" office:value="0.000009080174">
            <text:p>9.080E-006</text:p>
          </table:table-cell>
          <table:table-cell office:value-type="float" office:value="0.00000000009294452">
            <text:p>9.294E-011</text:p>
          </table:table-cell>
          <table:table-cell office:value-type="float" office:value="0.00002664522">
            <text:p>2.665E-005</text:p>
          </table:table-cell>
          <table:table-cell office:value-type="float" office:value="-0.00000000000234825">
            <text:p>-2.348E-012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.871077">
            <text:p>2.871E+000</text:p>
          </table:table-cell>
          <table:table-cell office:value-type="float" office:value="8.208955">
            <text:p>8.209E+000</text:p>
          </table:table-cell>
          <table:table-cell office:value-type="float" office:value="0.002392012">
            <text:p>2.392E-003</text:p>
          </table:table-cell>
          <table:table-cell office:value-type="float" office:value="0.002345652">
            <text:p>2.346E-003</text:p>
          </table:table-cell>
          <table:table-cell office:value-type="float" office:value="0.000005556188">
            <text:p>5.556E-006</text:p>
          </table:table-cell>
          <table:table-cell office:value-type="float" office:value="0.006718648">
            <text:p>6.719E-003</text:p>
          </table:table-cell>
          <table:table-cell office:value-type="float" office:value="-0.000000004978579">
            <text:p>-4.979E-009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3.013964">
            <text:p>3.014E+000</text:p>
          </table:table-cell>
          <table:table-cell office:value-type="float" office:value="9.049507">
            <text:p>9.050E+000</text:p>
          </table:table-cell>
          <table:table-cell office:value-type="float" office:value="0.0003861699">
            <text:p>3.862E-004</text:p>
          </table:table-cell>
          <table:table-cell office:value-type="float" office:value="0.0003589747">
            <text:p>3.590E-004</text:p>
          </table:table-cell>
          <table:table-cell office:value-type="float" office:value="0.0000001336524">
            <text:p>1.337E-007</text:p>
          </table:table-cell>
          <table:table-cell office:value-type="float" office:value="0.001076496">
            <text:p>1.076E-003</text:p>
          </table:table-cell>
          <table:table-cell office:value-type="float" office:value="0.0000000008206245">
            <text:p>8.206E-01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3.141457">
            <text:p>3.141E+000</text:p>
          </table:table-cell>
          <table:table-cell office:value-type="float" office:value="9.836552">
            <text:p>9.837E+000</text:p>
          </table:table-cell>
          <table:table-cell office:value-type="float" office:value="0.007221671">
            <text:p>7.222E-003</text:p>
          </table:table-cell>
          <table:table-cell office:value-type="float" office:value="0.007138073">
            <text:p>7.138E-003</text:p>
          </table:table-cell>
          <table:table-cell office:value-type="float" office:value="0.00005124957">
            <text:p>5.125E-005</text:p>
          </table:table-cell>
          <table:table-cell office:value-type="float" office:value="0.02236626">
            <text:p>2.237E-002</text:p>
          </table:table-cell>
          <table:table-cell office:value-type="float" office:value="0.00000003005891">
            <text:p>3.006E-008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3.062271">
            <text:p>3.062E+000</text:p>
          </table:table-cell>
          <table:table-cell office:value-type="float" office:value="9.343545">
            <text:p>9.344E+000</text:p>
          </table:table-cell>
          <table:table-cell office:value-type="float" office:value="0.008709292">
            <text:p>8.709E-003</text:p>
          </table:table-cell>
          <table:table-cell office:value-type="float" office:value="0.008746998">
            <text:p>8.747E-003</text:p>
          </table:table-cell>
          <table:table-cell office:value-type="float" office:value="0.00007634489">
            <text:p>7.634E-005</text:p>
          </table:table-cell>
          <table:table-cell office:value-type="float" office:value="0.02673196">
            <text:p>2.673E-002</text:p>
          </table:table-cell>
          <table:table-cell office:value-type="float" office:value="-0.0000000298361">
            <text:p>-2.984E-008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.973488">
            <text:p>2.973E+000</text:p>
          </table:table-cell>
          <table:table-cell office:value-type="float" office:value="8.808302">
            <text:p>8.808E+000</text:p>
          </table:table-cell>
          <table:table-cell office:value-type="float" office:value="0.0009421535">
            <text:p>9.422E-004</text:p>
          </table:table-cell>
          <table:table-cell office:value-type="float" office:value="0.0009553061">
            <text:p>9.553E-004</text:p>
          </table:table-cell>
          <table:table-cell office:value-type="float" office:value="0.0000009063043">
            <text:p>9.063E-007</text:p>
          </table:table-cell>
          <table:table-cell office:value-type="float" office:value="0.002833961">
            <text:p>2.834E-003</text:p>
          </table:table-cell>
          <table:table-cell office:value-type="float" office:value="-0.00000000151873">
            <text:p>-1.519E-009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.956525">
            <text:p>2.957E+000</text:p>
          </table:table-cell>
          <table:table-cell office:value-type="float" office:value="8.707696">
            <text:p>8.708E+000</text:p>
          </table:table-cell>
          <table:table-cell office:value-type="float" office:value="0.0001267261">
            <text:p>1.267E-004</text:p>
          </table:table-cell>
          <table:table-cell office:value-type="float" office:value="0.0001225636">
            <text:p>1.226E-004</text:p>
          </table:table-cell>
          <table:table-cell office:value-type="float" office:value="0.00000001527468">
            <text:p>1.527E-008</text:p>
          </table:table-cell>
          <table:table-cell office:value-type="float" office:value="0.0003600323">
            <text:p>3.600E-004</text:p>
          </table:table-cell>
          <table:table-cell office:value-type="float" office:value="0.00000000005823926">
            <text:p>5.824E-01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.928565">
            <text:p>2.929E+000</text:p>
          </table:table-cell>
          <table:table-cell office:value-type="float" office:value="8.543168">
            <text:p>8.543E+000</text:p>
          </table:table-cell>
          <table:table-cell office:value-type="float" office:value="0.01701673">
            <text:p>1.702E-002</text:p>
          </table:table-cell>
          <table:table-cell office:value-type="float" office:value="0.01675895">
            <text:p>1.676E-002</text:p>
          </table:table-cell>
          <table:table-cell office:value-type="float" office:value="0.0002830142">
            <text:p>2.830E-004</text:p>
          </table:table-cell>
          <table:table-cell office:value-type="float" office:value="0.04896757">
            <text:p>4.897E-002</text:p>
          </table:table-cell>
          <table:table-cell office:value-type="float" office:value="-0.0000001027097">
            <text:p>-1.027E-00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.811826">
            <text:p>2.812E+000</text:p>
          </table:table-cell>
          <table:table-cell office:value-type="float" office:value="7.873375">
            <text:p>7.873E+000</text:p>
          </table:table-cell>
          <table:table-cell office:value-type="float" office:value="0.04503195">
            <text:p>4.503E-002</text:p>
          </table:table-cell>
          <table:table-cell office:value-type="float" office:value="0.04427415">
            <text:p>4.427E-002</text:p>
          </table:table-cell>
          <table:table-cell office:value-type="float" office:value="0.001976904">
            <text:p>1.977E-003</text:p>
          </table:table-cell>
          <table:table-cell office:value-type="float" office:value="0.124035">
            <text:p>1.240E-001</text:p>
          </table:table-cell>
          <table:table-cell office:value-type="float" office:value="-0.000001100635">
            <text:p>-1.101E-00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.921084">
            <text:p>2.921E+000</text:p>
          </table:table-cell>
          <table:table-cell office:value-type="float" office:value="8.499508">
            <text:p>8.500E+000</text:p>
          </table:table-cell>
          <table:table-cell office:value-type="float" office:value="0.3206404">
            <text:p>3.206E-001</text:p>
          </table:table-cell>
          <table:table-cell office:value-type="float" office:value="0.3187574">
            <text:p>3.188E-001</text:p>
          </table:table-cell>
          <table:table-cell office:value-type="float" office:value="0.1019059">
            <text:p>1.019E-001</text:p>
          </table:table-cell>
          <table:table-cell office:value-type="float" office:value="0.929253">
            <text:p>9.293E-001</text:p>
          </table:table-cell>
          <table:table-cell office:value-type="float" office:value="0.000007411142">
            <text:p>7.411E-006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.946558">
            <text:p>2.947E+000</text:p>
          </table:table-cell>
          <table:table-cell office:value-type="float" office:value="8.648462">
            <text:p>8.648E+000</text:p>
          </table:table-cell>
          <table:table-cell office:value-type="float" office:value="0.0009713682">
            <text:p>9.714E-004</text:p>
          </table:table-cell>
          <table:table-cell office:value-type="float" office:value="0.001014617">
            <text:p>1.015E-003</text:p>
          </table:table-cell>
          <table:table-cell office:value-type="float" office:value="0.000001007245">
            <text:p>1.007E-006</text:p>
          </table:table-cell>
          <table:table-cell office:value-type="float" office:value="0.002961236">
            <text:p>2.961E-003</text:p>
          </table:table-cell>
          <table:table-cell office:value-type="float" office:value="-0.000000006848305">
            <text:p>-6.848E-00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.979945">
            <text:p>2.980E+000</text:p>
          </table:table-cell>
          <table:table-cell office:value-type="float" office:value="8.847578">
            <text:p>8.848E+000</text:p>
          </table:table-cell>
          <table:table-cell office:value-type="float" office:value="0.1016353">
            <text:p>1.016E-001</text:p>
          </table:table-cell>
          <table:table-cell office:value-type="float" office:value="0.1003239">
            <text:p>1.003E-001</text:p>
          </table:table-cell>
          <table:table-cell office:value-type="float" office:value="0.01013045">
            <text:p>1.013E-002</text:p>
          </table:table-cell>
          <table:table-cell office:value-type="float" office:value="0.2982223">
            <text:p>2.982E-001</text:p>
          </table:table-cell>
          <table:table-cell office:value-type="float" office:value="-0.000002902057">
            <text:p>-2.902E-006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3.040219">
            <text:p>3.040E+000</text:p>
          </table:table-cell>
          <table:table-cell office:value-type="float" office:value="9.20867">
            <text:p>9.209E+000</text:p>
          </table:table-cell>
          <table:table-cell office:value-type="float" office:value="0.001155063">
            <text:p>1.155E-003</text:p>
          </table:table-cell>
          <table:table-cell office:value-type="float" office:value="0.00112297">
            <text:p>1.123E-003</text:p>
          </table:table-cell>
          <table:table-cell office:value-type="float" office:value="0.000001278954">
            <text:p>1.279E-006</text:p>
          </table:table-cell>
          <table:table-cell office:value-type="float" office:value="0.003402343">
            <text:p>3.402E-003</text:p>
          </table:table-cell>
          <table:table-cell office:value-type="float" office:value="-0.000000001699422">
            <text:p>-1.699E-009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.959942">
            <text:p>2.960E+000</text:p>
          </table:table-cell>
          <table:table-cell office:value-type="float" office:value="8.72716">
            <text:p>8.727E+000</text:p>
          </table:table-cell>
          <table:table-cell office:value-type="float" office:value="0.01012512">
            <text:p>1.013E-002</text:p>
          </table:table-cell>
          <table:table-cell office:value-type="float" office:value="0.01004321">
            <text:p>1.004E-002</text:p>
          </table:table-cell>
          <table:table-cell office:value-type="float" office:value="0.0001012765">
            <text:p>1.013E-004</text:p>
          </table:table-cell>
          <table:table-cell office:value-type="float" office:value="0.02966834">
            <text:p>2.967E-002</text:p>
          </table:table-cell>
          <table:table-cell office:value-type="float" office:value="-0.00000002494825">
            <text:p>-2.495E-00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.856137">
            <text:p>2.856E+000</text:p>
          </table:table-cell>
          <table:table-cell office:value-type="float" office:value="8.124403">
            <text:p>8.124E+000</text:p>
          </table:table-cell>
          <table:table-cell office:value-type="float" office:value="0.0001917639">
            <text:p>1.918E-004</text:p>
          </table:table-cell>
          <table:table-cell office:value-type="float" office:value="0.0001868943">
            <text:p>1.869E-004</text:p>
          </table:table-cell>
          <table:table-cell office:value-type="float" office:value="0.00000003538161">
            <text:p>3.538E-008</text:p>
          </table:table-cell>
          <table:table-cell office:value-type="float" office:value="0.0005278227">
            <text:p>5.278E-004</text:p>
          </table:table-cell>
          <table:table-cell office:value-type="float" office:value="0.00000000002347489">
            <text:p>2.347E-011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.99275">
            <text:p>2.993E+000</text:p>
          </table:table-cell>
          <table:table-cell office:value-type="float" office:value="8.923264">
            <text:p>8.923E+000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.909499">
            <text:p>2.909E+000</text:p>
          </table:table-cell>
          <table:table-cell office:value-type="float" office:value="8.432681">
            <text:p>8.433E+000</text:p>
          </table:table-cell>
          <table:table-cell office:value-type="float" office:value="0.003656411">
            <text:p>3.656E-003</text:p>
          </table:table-cell>
          <table:table-cell office:value-type="float" office:value="0.00357954">
            <text:p>3.580E-003</text:p>
          </table:table-cell>
          <table:table-cell office:value-type="float" office:value="0.00001294995">
            <text:p>1.295E-005</text:p>
          </table:table-cell>
          <table:table-cell office:value-type="float" office:value="0.01035987">
            <text:p>1.036E-002</text:p>
          </table:table-cell>
          <table:table-cell office:value-type="float" office:value="-0.00000001514181">
            <text:p>-1.514E-008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.964629">
            <text:p>2.965E+000</text:p>
          </table:table-cell>
          <table:table-cell office:value-type="float" office:value="8.753768">
            <text:p>8.754E+000</text:p>
          </table:table-cell>
          <table:table-cell office:value-type="float" office:value="0.0003761291">
            <text:p>3.761E-004</text:p>
          </table:table-cell>
          <table:table-cell office:value-type="float" office:value="0.0002402461">
            <text:p>2.402E-004</text:p>
          </table:table-cell>
          <table:table-cell office:value-type="float" office:value="0.00000007172439">
            <text:p>7.172E-008</text:p>
          </table:table-cell>
          <table:table-cell office:value-type="float" office:value="0.0006111866">
            <text:p>6.112E-004</text:p>
          </table:table-cell>
          <table:table-cell office:value-type="float" office:value="-0.000000008439994">
            <text:p>-8.440E-009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.939746">
            <text:p>2.940E+000</text:p>
          </table:table-cell>
          <table:table-cell office:value-type="float" office:value="8.606695">
            <text:p>8.607E+000</text:p>
          </table:table-cell>
          <table:table-cell office:value-type="float" office:value="0.0008220886">
            <text:p>8.221E-004</text:p>
          </table:table-cell>
          <table:table-cell office:value-type="float" office:value="0.0005555219">
            <text:p>5.555E-004</text:p>
          </table:table-cell>
          <table:table-cell office:value-type="float" office:value="0.0000003737934">
            <text:p>3.738E-007</text:p>
          </table:table-cell>
          <table:table-cell office:value-type="float" office:value="0.001403224">
            <text:p>1.403E-003</text:p>
          </table:table-cell>
          <table:table-cell office:value-type="float" office:value="-0.00000003485105">
            <text:p>-3.485E-008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.986215">
            <text:p>2.986E+000</text:p>
          </table:table-cell>
          <table:table-cell office:value-type="float" office:value="8.884333">
            <text:p>8.884E+000</text:p>
          </table:table-cell>
          <table:table-cell office:value-type="float" office:value="0.05187173">
            <text:p>5.187E-002</text:p>
          </table:table-cell>
          <table:table-cell office:value-type="float" office:value="0.05131177">
            <text:p>5.131E-002</text:p>
          </table:table-cell>
          <table:table-cell office:value-type="float" office:value="0.002647225">
            <text:p>2.647E-003</text:p>
          </table:table-cell>
          <table:table-cell office:value-type="float" office:value="0.1527238">
            <text:p>1.527E-001</text:p>
          </table:table-cell>
          <table:table-cell office:value-type="float" office:value="0.000001322384">
            <text:p>1.322E-006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.878981">
            <text:p>2.879E+000</text:p>
          </table:table-cell>
          <table:table-cell office:value-type="float" office:value="8.256253">
            <text:p>8.256E+000</text:p>
          </table:table-cell>
          <table:table-cell office:value-type="float" office:value="0.006854853">
            <text:p>6.855E-003</text:p>
          </table:table-cell>
          <table:table-cell office:value-type="float" office:value="0.006640968">
            <text:p>6.641E-003</text:p>
          </table:table-cell>
          <table:table-cell office:value-type="float" office:value="0.00004480703">
            <text:p>4.481E-005</text:p>
          </table:table-cell>
          <table:table-cell office:value-type="float" office:value="0.01908036">
            <text:p>1.908E-002</text:p>
          </table:table-cell>
          <table:table-cell office:value-type="float" office:value="0.00000001416481">
            <text:p>1.416E-008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.950015">
            <text:p>2.950E+000</text:p>
          </table:table-cell>
          <table:table-cell office:value-type="float" office:value="8.669953">
            <text:p>8.670E+000</text:p>
          </table:table-cell>
          <table:table-cell office:value-type="float" office:value="0.0003498117">
            <text:p>3.498E-004</text:p>
          </table:table-cell>
          <table:table-cell office:value-type="float" office:value="0.0001807472">
            <text:p>1.807E-004</text:p>
          </table:table-cell>
          <table:table-cell office:value-type="float" office:value="0.00000004440257">
            <text:p>4.440E-008</text:p>
          </table:table-cell>
          <table:table-cell office:value-type="float" office:value="0.0004092586">
            <text:p>4.093E-004</text:p>
          </table:table-cell>
          <table:table-cell office:value-type="float" office:value="0.000000009696632">
            <text:p>9.697E-009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3.001611">
            <text:p>3.002E+000</text:p>
          </table:table-cell>
          <table:table-cell office:value-type="float" office:value="8.975938">
            <text:p>8.976E+000</text:p>
          </table:table-cell>
          <table:table-cell office:value-type="float" office:value="0.0006499381">
            <text:p>6.499E-004</text:p>
          </table:table-cell>
          <table:table-cell office:value-type="float" office:value="0.0005818669">
            <text:p>5.819E-004</text:p>
          </table:table-cell>
          <table:table-cell office:value-type="float" office:value="0.0000003577908">
            <text:p>3.578E-007</text:p>
          </table:table-cell>
          <table:table-cell office:value-type="float" office:value="0.001685734">
            <text:p>1.686E-003</text:p>
          </table:table-cell>
          <table:table-cell office:value-type="float" office:value="-0.000000004990981">
            <text:p>-4.991E-009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.945688">
            <text:p>2.946E+000</text:p>
          </table:table-cell>
          <table:table-cell office:value-type="float" office:value="8.644166">
            <text:p>8.644E+000</text:p>
          </table:table-cell>
          <table:table-cell office:value-type="float" office:value="0.005435332">
            <text:p>5.435E-003</text:p>
          </table:table-cell>
          <table:table-cell office:value-type="float" office:value="0.005330074">
            <text:p>5.330E-003</text:p>
          </table:table-cell>
          <table:table-cell office:value-type="float" office:value="0.00002868883">
            <text:p>2.869E-005</text:p>
          </table:table-cell>
          <table:table-cell office:value-type="float" office:value="0.01566214">
            <text:p>1.566E-002</text:p>
          </table:table-cell>
          <table:table-cell office:value-type="float" office:value="-0.00000001680298">
            <text:p>-1.680E-008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3.217373">
            <text:p>3.217E+000</text:p>
          </table:table-cell>
          <table:table-cell office:value-type="float" office:value="10.31628">
            <text:p>1.032E+001</text:p>
          </table:table-cell>
          <table:table-cell office:value-type="float" office:value="0.009427919">
            <text:p>9.428E-003</text:p>
          </table:table-cell>
          <table:table-cell office:value-type="float" office:value="0.009049394">
            <text:p>9.049E-003</text:p>
          </table:table-cell>
          <table:table-cell office:value-type="float" office:value="0.00008358634">
            <text:p>8.359E-005</text:p>
          </table:table-cell>
          <table:table-cell office:value-type="float" office:value="0.02885274">
            <text:p>2.885E-002</text:p>
          </table:table-cell>
          <table:table-cell office:value-type="float" office:value="-0.0000002457179">
            <text:p>-2.457E-007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3.005223">
            <text:p>3.005E+000</text:p>
          </table:table-cell>
          <table:table-cell office:value-type="float" office:value="8.997161">
            <text:p>8.997E+000</text:p>
          </table:table-cell>
          <table:table-cell office:value-type="float" office:value="0.0003482465">
            <text:p>3.482E-004</text:p>
          </table:table-cell>
          <table:table-cell office:value-type="float" office:value="0.00006151696">
            <text:p>6.152E-005</text:p>
          </table:table-cell>
          <table:table-cell office:value-type="float" office:value="0.000000002377246">
            <text:p>2.377E-009</text:p>
          </table:table-cell>
          <table:table-cell office:value-type="float" office:value="-0.00002537125">
            <text:p>-2.537E-005</text:p>
          </table:table-cell>
          <table:table-cell office:value-type="float" office:value="0.000000008684513">
            <text:p>8.685E-009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.974462">
            <text:p>2.974E+000</text:p>
          </table:table-cell>
          <table:table-cell office:value-type="float" office:value="8.814509">
            <text:p>8.815E+000</text:p>
          </table:table-cell>
          <table:table-cell office:value-type="float" office:value="0.001798281">
            <text:p>1.798E-003</text:p>
          </table:table-cell>
          <table:table-cell office:value-type="float" office:value="0.001848229">
            <text:p>1.848E-003</text:p>
          </table:table-cell>
          <table:table-cell office:value-type="float" office:value="0.000003369469">
            <text:p>3.369E-006</text:p>
          </table:table-cell>
          <table:table-cell office:value-type="float" office:value="0.00548254">
            <text:p>5.483E-003</text:p>
          </table:table-cell>
          <table:table-cell office:value-type="float" office:value="-0.000000006709588">
            <text:p>-6.710E-009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.955828">
            <text:p>2.956E+000</text:p>
          </table:table-cell>
          <table:table-cell office:value-type="float" office:value="8.703488">
            <text:p>8.703E+000</text:p>
          </table:table-cell>
          <table:table-cell office:value-type="float" office:value="0.01433886">
            <text:p>1.434E-002</text:p>
          </table:table-cell>
          <table:table-cell office:value-type="float" office:value="0.01415574">
            <text:p>1.416E-002</text:p>
          </table:table-cell>
          <table:table-cell office:value-type="float" office:value="0.0002016769">
            <text:p>2.017E-004</text:p>
          </table:table-cell>
          <table:table-cell office:value-type="float" office:value="0.04168633">
            <text:p>4.169E-002</text:p>
          </table:table-cell>
          <table:table-cell office:value-type="float" office:value="-0.0000000913757">
            <text:p>-9.138E-00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3.024823">
            <text:p>3.025E+000</text:p>
          </table:table-cell>
          <table:table-cell office:value-type="float" office:value="9.115984">
            <text:p>9.116E+000</text:p>
          </table:table-cell>
          <table:table-cell office:value-type="float" office:value="0.01546744">
            <text:p>1.547E-002</text:p>
          </table:table-cell>
          <table:table-cell office:value-type="float" office:value="0.01521377">
            <text:p>1.521E-002</text:p>
          </table:table-cell>
          <table:table-cell office:value-type="float" office:value="0.0002333806">
            <text:p>2.334E-004</text:p>
          </table:table-cell>
          <table:table-cell office:value-type="float" office:value="0.04565866">
            <text:p>4.566E-002</text:p>
          </table:table-cell>
          <table:table-cell office:value-type="float" office:value="-0.0000000893001">
            <text:p>-8.930E-00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.926537">
            <text:p>2.927E+000</text:p>
          </table:table-cell>
          <table:table-cell office:value-type="float" office:value="8.532012">
            <text:p>8.532E+000</text:p>
          </table:table-cell>
          <table:table-cell office:value-type="float" office:value="0.0164731">
            <text:p>1.647E-002</text:p>
          </table:table-cell>
          <table:table-cell office:value-type="float" office:value="0.01498124">
            <text:p>1.498E-002</text:p>
          </table:table-cell>
          <table:table-cell office:value-type="float" office:value="0.0002353352">
            <text:p>2.353E-004</text:p>
          </table:table-cell>
          <table:table-cell office:value-type="float" office:value="0.04241778">
            <text:p>4.242E-002</text:p>
          </table:table-cell>
          <table:table-cell office:value-type="float" office:value="-0.000002393618">
            <text:p>-2.394E-00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3.082775">
            <text:p>3.083E+000</text:p>
          </table:table-cell>
          <table:table-cell office:value-type="float" office:value="9.468819">
            <text:p>9.469E+000</text:p>
          </table:table-cell>
          <table:table-cell office:value-type="float" office:value="0.01222846">
            <text:p>1.223E-002</text:p>
          </table:table-cell>
          <table:table-cell office:value-type="float" office:value="0.01103607">
            <text:p>1.104E-002</text:p>
          </table:table-cell>
          <table:table-cell office:value-type="float" office:value="0.0001282006">
            <text:p>1.282E-004</text:p>
          </table:table-cell>
          <table:table-cell office:value-type="float" office:value="0.03365228">
            <text:p>3.365E-002</text:p>
          </table:table-cell>
          <table:table-cell office:value-type="float" office:value="0.000001148722">
            <text:p>1.149E-006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.90756">
            <text:p>2.908E+000</text:p>
          </table:table-cell>
          <table:table-cell office:value-type="float" office:value="8.418764">
            <text:p>8.419E+000</text:p>
          </table:table-cell>
          <table:table-cell office:value-type="float" office:value="0.02485329">
            <text:p>2.485E-002</text:p>
          </table:table-cell>
          <table:table-cell office:value-type="float" office:value="0.02369175">
            <text:p>2.369E-002</text:p>
          </table:table-cell>
          <table:table-cell office:value-type="float" office:value="0.0005748936">
            <text:p>5.749E-004</text:p>
          </table:table-cell>
          <table:table-cell office:value-type="float" office:value="0.06872301">
            <text:p>6.872E-002</text:p>
          </table:table-cell>
          <table:table-cell office:value-type="float" office:value="-0.0000005570459">
            <text:p>-5.570E-007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3.007668">
            <text:p>3.008E+000</text:p>
          </table:table-cell>
          <table:table-cell office:value-type="float" office:value="9.011637">
            <text:p>9.012E+000</text:p>
          </table:table-cell>
          <table:table-cell office:value-type="float" office:value="0.0002867026">
            <text:p>2.867E-004</text:p>
          </table:table-cell>
          <table:table-cell office:value-type="float" office:value="0.0002921798">
            <text:p>2.922E-004</text:p>
          </table:table-cell>
          <table:table-cell office:value-type="float" office:value="0.00000008456449">
            <text:p>8.456E-008</text:p>
          </table:table-cell>
          <table:table-cell office:value-type="float" office:value="0.0008679903">
            <text:p>8.680E-004</text:p>
          </table:table-cell>
          <table:table-cell office:value-type="float" office:value="-0.0000000003140987">
            <text:p>-3.141E-01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.94992">
            <text:p>2.950E+000</text:p>
          </table:table-cell>
          <table:table-cell office:value-type="float" office:value="8.66882">
            <text:p>8.669E+000</text:p>
          </table:table-cell>
          <table:table-cell office:value-type="float" office:value="0.004573627">
            <text:p>4.574E-003</text:p>
          </table:table-cell>
          <table:table-cell office:value-type="float" office:value="0.004337517">
            <text:p>4.338E-003</text:p>
          </table:table-cell>
          <table:table-cell office:value-type="float" office:value="0.00001931915">
            <text:p>1.932E-005</text:p>
          </table:table-cell>
          <table:table-cell office:value-type="float" office:value="0.01256577">
            <text:p>1.257E-002</text:p>
          </table:table-cell>
          <table:table-cell office:value-type="float" office:value="-0.00000008431339">
            <text:p>-8.431E-008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.916937">
            <text:p>2.917E+000</text:p>
          </table:table-cell>
          <table:table-cell office:value-type="float" office:value="8.475494">
            <text:p>8.475E+000</text:p>
          </table:table-cell>
          <table:table-cell office:value-type="float" office:value="0.02023378">
            <text:p>2.023E-002</text:p>
          </table:table-cell>
          <table:table-cell office:value-type="float" office:value="0.01993126">
            <text:p>1.993E-002</text:p>
          </table:table-cell>
          <table:table-cell office:value-type="float" office:value="0.0004002586">
            <text:p>4.003E-004</text:p>
          </table:table-cell>
          <table:table-cell office:value-type="float" office:value="0.05800248">
            <text:p>5.800E-002</text:p>
          </table:table-cell>
          <table:table-cell office:value-type="float" office:value="0.000000229603">
            <text:p>2.296E-007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.863007">
            <text:p>2.863E+000</text:p>
          </table:table-cell>
          <table:table-cell office:value-type="float" office:value="8.16276">
            <text:p>8.163E+000</text:p>
          </table:table-cell>
          <table:table-cell office:value-type="float" office:value="0.1687339">
            <text:p>1.687E-001</text:p>
          </table:table-cell>
          <table:table-cell office:value-type="float" office:value="0.1660354">
            <text:p>1.660E-001</text:p>
          </table:table-cell>
          <table:table-cell office:value-type="float" office:value="0.02779087">
            <text:p>2.779E-002</text:p>
          </table:table-cell>
          <table:table-cell office:value-type="float" office:value="0.4743097">
            <text:p>4.743E-001</text:p>
          </table:table-cell>
          <table:table-cell office:value-type="float" office:value="0.000001683697">
            <text:p>1.684E-006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3.001865">
            <text:p>3.002E+000</text:p>
          </table:table-cell>
          <table:table-cell office:value-type="float" office:value="8.978146">
            <text:p>8.978E+000</text:p>
          </table:table-cell>
          <table:table-cell office:value-type="float" office:value="0.02065369">
            <text:p>2.065E-002</text:p>
          </table:table-cell>
          <table:table-cell office:value-type="float" office:value="0.02117502">
            <text:p>2.118E-002</text:p>
          </table:table-cell>
          <table:table-cell office:value-type="float" office:value="0.0004428273">
            <text:p>4.428E-004</text:p>
          </table:table-cell>
          <table:table-cell office:value-type="float" office:value="0.0634384">
            <text:p>6.344E-002</text:p>
          </table:table-cell>
          <table:table-cell office:value-type="float" office:value="-0.0000001373315">
            <text:p>-1.373E-007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.969323">
            <text:p>2.969E+000</text:p>
          </table:table-cell>
          <table:table-cell office:value-type="float" office:value="8.783003">
            <text:p>8.783E+000</text:p>
          </table:table-cell>
          <table:table-cell office:value-type="float" office:value="0.02971838">
            <text:p>2.972E-002</text:p>
          </table:table-cell>
          <table:table-cell office:value-type="float" office:value="0.02938361">
            <text:p>2.938E-002</text:p>
          </table:table-cell>
          <table:table-cell office:value-type="float" office:value="0.000868301">
            <text:p>8.683E-004</text:p>
          </table:table-cell>
          <table:table-cell office:value-type="float" office:value="0.08707639">
            <text:p>8.708E-002</text:p>
          </table:table-cell>
          <table:table-cell office:value-type="float" office:value="0.00000004556955">
            <text:p>4.557E-008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.979637">
            <text:p>2.980E+000</text:p>
          </table:table-cell>
          <table:table-cell office:value-type="float" office:value="8.844678">
            <text:p>8.845E+000</text:p>
          </table:table-cell>
          <table:table-cell office:value-type="float" office:value="0.005225828">
            <text:p>5.226E-003</text:p>
          </table:table-cell>
          <table:table-cell office:value-type="float" office:value="0.005147528">
            <text:p>5.148E-003</text:p>
          </table:table-cell>
          <table:table-cell office:value-type="float" office:value="0.0000266978">
            <text:p>2.670E-005</text:p>
          </table:table-cell>
          <table:table-cell office:value-type="float" office:value="0.01526873">
            <text:p>1.527E-002</text:p>
          </table:table-cell>
          <table:table-cell office:value-type="float" office:value="-0.00000002020474">
            <text:p>-2.020E-008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2.914896">
            <text:p>2.915E+000</text:p>
          </table:table-cell>
          <table:table-cell office:value-type="float" office:value="8.46326">
            <text:p>8.463E+000</text:p>
          </table:table-cell>
          <table:table-cell office:value-type="float" office:value="0.0008436494">
            <text:p>8.436E-004</text:p>
          </table:table-cell>
          <table:table-cell office:value-type="float" office:value="0.0007485305">
            <text:p>7.485E-004</text:p>
          </table:table-cell>
          <table:table-cell office:value-type="float" office:value="0.0000005948035">
            <text:p>5.948E-007</text:p>
          </table:table-cell>
          <table:table-cell office:value-type="float" office:value="0.002157766">
            <text:p>2.158E-003</text:p>
          </table:table-cell>
          <table:table-cell office:value-type="float" office:value="0.000000005954647">
            <text:p>5.955E-009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3.289277">
            <text:p>3.289E+000</text:p>
          </table:table-cell>
          <table:table-cell office:value-type="float" office:value="10.78449">
            <text:p>1.078E+001</text:p>
          </table:table-cell>
          <table:table-cell office:value-type="float" office:value="0.09464778">
            <text:p>9.465E-002</text:p>
          </table:table-cell>
          <table:table-cell office:value-type="float" office:value="0.09416043">
            <text:p>9.416E-002</text:p>
          </table:table-cell>
          <table:table-cell office:value-type="float" office:value="0.0088891">
            <text:p>8.889E-003</text:p>
          </table:table-cell>
          <table:table-cell office:value-type="float" office:value="0.3090209">
            <text:p>3.090E-001</text:p>
          </table:table-cell>
          <table:table-cell office:value-type="float" office:value="-0.000002988654">
            <text:p>-2.989E-006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.976807">
            <text:p>2.977E+000</text:p>
          </table:table-cell>
          <table:table-cell office:value-type="float" office:value="8.826704">
            <text:p>8.827E+000</text:p>
          </table:table-cell>
          <table:table-cell office:value-type="float" office:value="0.016721">
            <text:p>1.672E-002</text:p>
          </table:table-cell>
          <table:table-cell office:value-type="float" office:value="0.01631585">
            <text:p>1.632E-002</text:p>
          </table:table-cell>
          <table:table-cell office:value-type="float" office:value="0.0002694919">
            <text:p>2.695E-004</text:p>
          </table:table-cell>
          <table:table-cell office:value-type="float" office:value="0.04835604">
            <text:p>4.836E-002</text:p>
          </table:table-cell>
          <table:table-cell office:value-type="float" office:value="0.0000002303787">
            <text:p>2.304E-007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.984092">
            <text:p>2.984E+000</text:p>
          </table:table-cell>
          <table:table-cell office:value-type="float" office:value="8.870742">
            <text:p>8.871E+000</text:p>
          </table:table-cell>
          <table:table-cell office:value-type="float" office:value="0.00005325782">
            <text:p>5.326E-005</text:p>
          </table:table-cell>
          <table:table-cell office:value-type="float" office:value="0.000009206578">
            <text:p>9.207E-006</text:p>
          </table:table-cell>
          <table:table-cell office:value-type="float" office:value="0.0000000000452531">
            <text:p>4.525E-011</text:p>
          </table:table-cell>
          <table:table-cell office:value-type="float" office:value="-0.000004359093">
            <text:p>-4.359E-006</text:p>
          </table:table-cell>
          <table:table-cell office:value-type="float" office:value="0.0000000001987773">
            <text:p>1.988E-01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.863319">
            <text:p>2.863E+000</text:p>
          </table:table-cell>
          <table:table-cell office:value-type="float" office:value="8.165753">
            <text:p>8.166E+000</text:p>
          </table:table-cell>
          <table:table-cell office:value-type="float" office:value="0.011886">
            <text:p>1.189E-002</text:p>
          </table:table-cell>
          <table:table-cell office:value-type="float" office:value="0.01171817">
            <text:p>1.172E-002</text:p>
          </table:table-cell>
          <table:table-cell office:value-type="float" office:value="0.0001382953">
            <text:p>1.383E-004</text:p>
          </table:table-cell>
          <table:table-cell office:value-type="float" office:value="0.03346412">
            <text:p>3.346E-002</text:p>
          </table:table-cell>
          <table:table-cell office:value-type="float" office:value="-0.00000004145002">
            <text:p>-4.145E-008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3.031675">
            <text:p>3.032E+000</text:p>
          </table:table-cell>
          <table:table-cell office:value-type="float" office:value="9.157243">
            <text:p>9.157E+000</text:p>
          </table:table-cell>
          <table:table-cell office:value-type="float" office:value="0.0133771">
            <text:p>1.338E-002</text:p>
          </table:table-cell>
          <table:table-cell office:value-type="float" office:value="0.0128124">
            <text:p>1.281E-002</text:p>
          </table:table-cell>
          <table:table-cell office:value-type="float" office:value="0.0001677353">
            <text:p>1.677E-004</text:p>
          </table:table-cell>
          <table:table-cell office:value-type="float" office:value="0.03837112">
            <text:p>3.837E-002</text:p>
          </table:table-cell>
          <table:table-cell office:value-type="float" office:value="0.0000005757405">
            <text:p>5.757E-007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2.766944">
            <text:p>2.767E+000</text:p>
          </table:table-cell>
          <table:table-cell office:value-type="float" office:value="7.624408">
            <text:p>7.624E+000</text:p>
          </table:table-cell>
          <table:table-cell office:value-type="float" office:value="0.08529043">
            <text:p>8.529E-002</text:p>
          </table:table-cell>
          <table:table-cell office:value-type="float" office:value="0.08480646">
            <text:p>8.481E-002</text:p>
          </table:table-cell>
          <table:table-cell office:value-type="float" office:value="0.007212628">
            <text:p>7.213E-003</text:p>
          </table:table-cell>
          <table:table-cell office:value-type="float" office:value="0.2341697">
            <text:p>2.342E-001</text:p>
          </table:table-cell>
          <table:table-cell office:value-type="float" office:value="0.000001079014">
            <text:p>1.079E-006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2.978641">
            <text:p>2.979E+000</text:p>
          </table:table-cell>
          <table:table-cell office:value-type="float" office:value="8.840529">
            <text:p>8.841E+000</text:p>
          </table:table-cell>
          <table:table-cell office:value-type="float" office:value="0.0009051842">
            <text:p>9.052E-004</text:p>
          </table:table-cell>
          <table:table-cell office:value-type="float" office:value="0.0009008395">
            <text:p>9.008E-004</text:p>
          </table:table-cell>
          <table:table-cell office:value-type="float" office:value="0.0000008134663">
            <text:p>8.135E-007</text:p>
          </table:table-cell>
          <table:table-cell office:value-type="float" office:value="0.002665077">
            <text:p>2.665E-003</text:p>
          </table:table-cell>
          <table:table-cell office:value-type="float" office:value="0.000000000343882">
            <text:p>3.439E-01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.961381">
            <text:p>2.961E+000</text:p>
          </table:table-cell>
          <table:table-cell office:value-type="float" office:value="8.736125">
            <text:p>8.736E+000</text:p>
          </table:table-cell>
          <table:table-cell office:value-type="float" office:value="0.00388573">
            <text:p>3.886E-003</text:p>
          </table:table-cell>
          <table:table-cell office:value-type="float" office:value="0.003876999">
            <text:p>3.877E-003</text:p>
          </table:table-cell>
          <table:table-cell office:value-type="float" office:value="0.00001504804">
            <text:p>1.505E-005</text:p>
          </table:table-cell>
          <table:table-cell office:value-type="float" office:value="0.01142873">
            <text:p>1.143E-002</text:p>
          </table:table-cell>
          <table:table-cell office:value-type="float" office:value="-0.000000008199873">
            <text:p>-8.200E-009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2.886521">
            <text:p>2.887E+000</text:p>
          </table:table-cell>
          <table:table-cell office:value-type="float" office:value="8.296288">
            <text:p>8.296E+000</text:p>
          </table:table-cell>
          <table:table-cell office:value-type="float" office:value="0.0006394048">
            <text:p>6.394E-004</text:p>
          </table:table-cell>
          <table:table-cell office:value-type="float" office:value="0.000672798">
            <text:p>6.728E-004</text:p>
          </table:table-cell>
          <table:table-cell office:value-type="float" office:value="0.0000004412807">
            <text:p>4.413E-007</text:p>
          </table:table-cell>
          <table:table-cell office:value-type="float" office:value="0.001937304">
            <text:p>1.937E-003</text:p>
          </table:table-cell>
          <table:table-cell office:value-type="float" office:value="0.0000000002211363">
            <text:p>2.211E-01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3.027262">
            <text:p>3.027E+000</text:p>
          </table:table-cell>
          <table:table-cell office:value-type="float" office:value="9.129936">
            <text:p>9.130E+000</text:p>
          </table:table-cell>
          <table:table-cell office:value-type="float" office:value="0.00009666574">
            <text:p>9.667E-005</text:p>
          </table:table-cell>
          <table:table-cell office:value-type="float" office:value="0.00006451808">
            <text:p>6.452E-005</text:p>
          </table:table-cell>
          <table:table-cell office:value-type="float" office:value="0.000000005072276">
            <text:p>5.072E-009</text:p>
          </table:table-cell>
          <table:table-cell office:value-type="float" office:value="0.0001659621">
            <text:p>1.660E-004</text:p>
          </table:table-cell>
          <table:table-cell office:value-type="float" office:value="-0.0000000004824435">
            <text:p>-4.824E-01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2.914487">
            <text:p>2.914E+000</text:p>
          </table:table-cell>
          <table:table-cell office:value-type="float" office:value="8.460452">
            <text:p>8.460E+000</text:p>
          </table:table-cell>
          <table:table-cell office:value-type="float" office:value="0.03255673">
            <text:p>3.256E-002</text:p>
          </table:table-cell>
          <table:table-cell office:value-type="float" office:value="0.03224057">
            <text:p>3.224E-002</text:p>
          </table:table-cell>
          <table:table-cell office:value-type="float" office:value="0.001044538">
            <text:p>1.045E-003</text:p>
          </table:table-cell>
          <table:table-cell office:value-type="float" office:value="0.09360057">
            <text:p>9.360E-002</text:p>
          </table:table-cell>
          <table:table-cell office:value-type="float" office:value="-0.0000005137515">
            <text:p>-5.138E-007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2.947148">
            <text:p>2.947E+000</text:p>
          </table:table-cell>
          <table:table-cell office:value-type="float" office:value="8.651832">
            <text:p>8.652E+000</text:p>
          </table:table-cell>
          <table:table-cell office:value-type="float" office:value="0.02710851">
            <text:p>2.711E-002</text:p>
          </table:table-cell>
          <table:table-cell office:value-type="float" office:value="0.02683227">
            <text:p>2.683E-002</text:p>
          </table:table-cell>
          <table:table-cell office:value-type="float" office:value="0.0007236674">
            <text:p>7.237E-004</text:p>
          </table:table-cell>
          <table:table-cell office:value-type="float" office:value="0.07891857">
            <text:p>7.892E-002</text:p>
          </table:table-cell>
          <table:table-cell office:value-type="float" office:value="0.00000008362227">
            <text:p>8.362E-008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2.997652">
            <text:p>2.998E+000</text:p>
          </table:table-cell>
          <table:table-cell office:value-type="float" office:value="8.952484">
            <text:p>8.952E+000</text:p>
          </table:table-cell>
          <table:table-cell office:value-type="float" office:value="0.0001497808">
            <text:p>1.498E-004</text:p>
          </table:table-cell>
          <table:table-cell office:value-type="float" office:value="0.0001391711">
            <text:p>1.392E-004</text:p>
          </table:table-cell>
          <table:table-cell office:value-type="float" office:value="0.00000002009327">
            <text:p>2.009E-008</text:p>
          </table:table-cell>
          <table:table-cell office:value-type="float" office:value="0.0003975882">
            <text:p>3.976E-004</text:p>
          </table:table-cell>
          <table:table-cell office:value-type="float" office:value="-0.00000000004440522">
            <text:p>-4.441E-011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2.876337">
            <text:p>2.876E+000</text:p>
          </table:table-cell>
          <table:table-cell office:value-type="float" office:value="8.24116">
            <text:p>8.241E+000</text:p>
          </table:table-cell>
          <table:table-cell office:value-type="float" office:value="0.0006852584">
            <text:p>6.853E-004</text:p>
          </table:table-cell>
          <table:table-cell office:value-type="float" office:value="0.0005775679">
            <text:p>5.776E-004</text:p>
          </table:table-cell>
          <table:table-cell office:value-type="float" office:value="0.000000363257">
            <text:p>3.633E-007</text:p>
          </table:table-cell>
          <table:table-cell office:value-type="float" office:value="0.001552139">
            <text:p>1.552E-003</text:p>
          </table:table-cell>
          <table:table-cell office:value-type="float" office:value="-0.000000008457212">
            <text:p>-8.457E-009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2.950746">
            <text:p>2.951E+000</text:p>
          </table:table-cell>
          <table:table-cell office:value-type="float" office:value="8.672458">
            <text:p>8.672E+000</text:p>
          </table:table-cell>
          <table:table-cell office:value-type="float" office:value="0.00836582">
            <text:p>8.366E-003</text:p>
          </table:table-cell>
          <table:table-cell office:value-type="float" office:value="0.008335224">
            <text:p>8.335E-003</text:p>
          </table:table-cell>
          <table:table-cell office:value-type="float" office:value="0.00006960335">
            <text:p>6.960E-005</text:p>
          </table:table-cell>
          <table:table-cell office:value-type="float" office:value="0.02454428">
            <text:p>2.454E-002</text:p>
          </table:table-cell>
          <table:table-cell office:value-type="float" office:value="-0.00000003198667">
            <text:p>-3.199E-008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3.042964">
            <text:p>3.043E+000</text:p>
          </table:table-cell>
          <table:table-cell office:value-type="float" office:value="9.226844">
            <text:p>9.227E+000</text:p>
          </table:table-cell>
          <table:table-cell office:value-type="float" office:value="0.006204598">
            <text:p>6.205E-003</text:p>
          </table:table-cell>
          <table:table-cell office:value-type="float" office:value="0.006129952">
            <text:p>6.130E-003</text:p>
          </table:table-cell>
          <table:table-cell office:value-type="float" office:value="0.00003780439">
            <text:p>3.780E-005</text:p>
          </table:table-cell>
          <table:table-cell office:value-type="float" office:value="0.01855231">
            <text:p>1.855E-002</text:p>
          </table:table-cell>
          <table:table-cell office:value-type="float" office:value="-0.00000003776839">
            <text:p>-3.777E-008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3.082267">
            <text:p>3.082E+000</text:p>
          </table:table-cell>
          <table:table-cell office:value-type="float" office:value="9.467438">
            <text:p>9.467E+000</text:p>
          </table:table-cell>
          <table:table-cell office:value-type="float" office:value="0.007271334">
            <text:p>7.271E-003</text:p>
          </table:table-cell>
          <table:table-cell office:value-type="float" office:value="0.006933208">
            <text:p>6.933E-003</text:p>
          </table:table-cell>
          <table:table-cell office:value-type="float" office:value="0.00004922735">
            <text:p>4.923E-005</text:p>
          </table:table-cell>
          <table:table-cell office:value-type="float" office:value="0.02122946">
            <text:p>2.123E-002</text:p>
          </table:table-cell>
          <table:table-cell office:value-type="float" office:value="-0.0000001481613">
            <text:p>-1.482E-007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.838333">
            <text:p>2.838E+000</text:p>
          </table:table-cell>
          <table:table-cell office:value-type="float" office:value="8.024416">
            <text:p>8.024E+000</text:p>
          </table:table-cell>
          <table:table-cell office:value-type="float" office:value="0.006158144">
            <text:p>6.158E-003</text:p>
          </table:table-cell>
          <table:table-cell office:value-type="float" office:value="0.005924945">
            <text:p>5.925E-003</text:p>
          </table:table-cell>
          <table:table-cell office:value-type="float" office:value="0.00003578903">
            <text:p>3.579E-005</text:p>
          </table:table-cell>
          <table:table-cell office:value-type="float" office:value="0.01665087">
            <text:p>1.665E-002</text:p>
          </table:table-cell>
          <table:table-cell office:value-type="float" office:value="-0.00000009591893">
            <text:p>-9.592E-008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3.001869">
            <text:p>3.002E+000</text:p>
          </table:table-cell>
          <table:table-cell office:value-type="float" office:value="8.97689">
            <text:p>8.977E+000</text:p>
          </table:table-cell>
          <table:table-cell office:value-type="float" office:value="0.006916134">
            <text:p>6.916E-003</text:p>
          </table:table-cell>
          <table:table-cell office:value-type="float" office:value="0.006743755">
            <text:p>6.744E-003</text:p>
          </table:table-cell>
          <table:table-cell office:value-type="float" office:value="0.00004605578">
            <text:p>4.606E-005</text:p>
          </table:table-cell>
          <table:table-cell office:value-type="float" office:value="0.02014362">
            <text:p>2.014E-002</text:p>
          </table:table-cell>
          <table:table-cell office:value-type="float" office:value="0.0000000549969">
            <text:p>5.500E-008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2.969309">
            <text:p>2.969E+000</text:p>
          </table:table-cell>
          <table:table-cell office:value-type="float" office:value="8.78374">
            <text:p>8.784E+000</text:p>
          </table:table-cell>
          <table:table-cell office:value-type="float" office:value="0.0007676589">
            <text:p>7.677E-004</text:p>
          </table:table-cell>
          <table:table-cell office:value-type="float" office:value="0.0008366861">
            <text:p>8.367E-004</text:p>
          </table:table-cell>
          <table:table-cell office:value-type="float" office:value="0.0000006705119">
            <text:p>6.705E-007</text:p>
          </table:table-cell>
          <table:table-cell office:value-type="float" office:value="0.002455339">
            <text:p>2.455E-003</text:p>
          </table:table-cell>
          <table:table-cell office:value-type="float" office:value="-0.000000006677977">
            <text:p>-6.678E-00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3.171358">
            <text:p>3.171E+000</text:p>
          </table:table-cell>
          <table:table-cell office:value-type="float" office:value="10.02379">
            <text:p>1.002E+001</text:p>
          </table:table-cell>
          <table:table-cell office:value-type="float" office:value="0.0005321994">
            <text:p>5.322E-004</text:p>
          </table:table-cell>
          <table:table-cell office:value-type="float" office:value="0.0003707189">
            <text:p>3.707E-004</text:p>
          </table:table-cell>
          <table:table-cell office:value-type="float" office:value="0.000000164115">
            <text:p>1.641E-007</text:p>
          </table:table-cell>
          <table:table-cell office:value-type="float" office:value="0.001056393">
            <text:p>1.056E-003</text:p>
          </table:table-cell>
          <table:table-cell office:value-type="float" office:value="-0.00000001346162">
            <text:p>-1.346E-008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2.982846">
            <text:p>2.983E+000</text:p>
          </table:table-cell>
          <table:table-cell office:value-type="float" office:value="8.865279">
            <text:p>8.865E+000</text:p>
          </table:table-cell>
          <table:table-cell office:value-type="float" office:value="0.006851258">
            <text:p>6.851E-003</text:p>
          </table:table-cell>
          <table:table-cell office:value-type="float" office:value="0.0064418">
            <text:p>6.442E-003</text:p>
          </table:table-cell>
          <table:table-cell office:value-type="float" office:value="0.00004279484">
            <text:p>4.279E-005</text:p>
          </table:table-cell>
          <table:table-cell office:value-type="float" office:value="0.01901256">
            <text:p>1.901E-002</text:p>
          </table:table-cell>
          <table:table-cell office:value-type="float" office:value="0.0000001983623">
            <text:p>1.984E-007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3.090563">
            <text:p>3.091E+000</text:p>
          </table:table-cell>
          <table:table-cell office:value-type="float" office:value="9.517556">
            <text:p>9.518E+000</text:p>
          </table:table-cell>
          <table:table-cell office:value-type="float" office:value="0.06556907">
            <text:p>6.557E-002</text:p>
          </table:table-cell>
          <table:table-cell office:value-type="float" office:value="0.06517468">
            <text:p>6.517E-002</text:p>
          </table:table-cell>
          <table:table-cell office:value-type="float" office:value="0.004260571">
            <text:p>4.261E-003</text:p>
          </table:table-cell>
          <table:table-cell office:value-type="float" office:value="0.200982">
            <text:p>2.010E-001</text:p>
          </table:table-cell>
          <table:table-cell office:value-type="float" office:value="-0.0000008912755">
            <text:p>-8.913E-007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2.951342">
            <text:p>2.951E+000</text:p>
          </table:table-cell>
          <table:table-cell office:value-type="float" office:value="8.677198">
            <text:p>8.677E+000</text:p>
          </table:table-cell>
          <table:table-cell office:value-type="float" office:value="0.005115842">
            <text:p>5.116E-003</text:p>
          </table:table-cell>
          <table:table-cell office:value-type="float" office:value="0.004991456">
            <text:p>4.991E-003</text:p>
          </table:table-cell>
          <table:table-cell office:value-type="float" office:value="0.00002522313">
            <text:p>2.522E-005</text:p>
          </table:table-cell>
          <table:table-cell office:value-type="float" office:value="0.01464701">
            <text:p>1.465E-002</text:p>
          </table:table-cell>
          <table:table-cell office:value-type="float" office:value="0.00000003669619">
            <text:p>3.670E-008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3.042345">
            <text:p>3.042E+000</text:p>
          </table:table-cell>
          <table:table-cell office:value-type="float" office:value="9.222329">
            <text:p>9.222E+000</text:p>
          </table:table-cell>
          <table:table-cell office:value-type="float" office:value="0.001456556">
            <text:p>1.457E-003</text:p>
          </table:table-cell>
          <table:table-cell office:value-type="float" office:value="0.001449174">
            <text:p>1.449E-003</text:p>
          </table:table-cell>
          <table:table-cell office:value-type="float" office:value="0.000002105447">
            <text:p>2.105E-006</text:p>
          </table:table-cell>
          <table:table-cell office:value-type="float" office:value="0.004378735">
            <text:p>4.379E-003</text:p>
          </table:table-cell>
          <table:table-cell office:value-type="float" office:value="-0.000000001727673">
            <text:p>-1.728E-009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3.036076">
            <text:p>3.036E+000</text:p>
          </table:table-cell>
          <table:table-cell office:value-type="float" office:value="9.183952">
            <text:p>9.184E+000</text:p>
          </table:table-cell>
          <table:table-cell office:value-type="float" office:value="0.002959868">
            <text:p>2.960E-003</text:p>
          </table:table-cell>
          <table:table-cell office:value-type="float" office:value="0.003061382">
            <text:p>3.061E-003</text:p>
          </table:table-cell>
          <table:table-cell office:value-type="float" office:value="0.000009215364">
            <text:p>9.215E-006</text:p>
          </table:table-cell>
          <table:table-cell office:value-type="float" office:value="0.009277297">
            <text:p>9.277E-003</text:p>
          </table:table-cell>
          <table:table-cell office:value-type="float" office:value="-0.000000002448102">
            <text:p>-2.448E-00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2.913028">
            <text:p>2.913E+000</text:p>
          </table:table-cell>
          <table:table-cell office:value-type="float" office:value="8.451131">
            <text:p>8.451E+000</text:p>
          </table:table-cell>
          <table:table-cell office:value-type="float" office:value="0.002842012">
            <text:p>2.842E-003</text:p>
          </table:table-cell>
          <table:table-cell office:value-type="float" office:value="0.002936763">
            <text:p>2.937E-003</text:p>
          </table:table-cell>
          <table:table-cell office:value-type="float" office:value="0.000008484289">
            <text:p>8.484E-006</text:p>
          </table:table-cell>
          <table:table-cell office:value-type="float" office:value="0.008527879">
            <text:p>8.528E-003</text:p>
          </table:table-cell>
          <table:table-cell office:value-type="float" office:value="0.00000001755267">
            <text:p>1.755E-008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.015426">
            <text:p>3.015E+000</text:p>
          </table:table-cell>
          <table:table-cell office:value-type="float" office:value="9.058335">
            <text:p>9.058E+000</text:p>
          </table:table-cell>
          <table:table-cell office:value-type="float" office:value="0.005732202">
            <text:p>5.732E-003</text:p>
          </table:table-cell>
          <table:table-cell office:value-type="float" office:value="0.005702239">
            <text:p>5.702E-003</text:p>
          </table:table-cell>
          <table:table-cell office:value-type="float" office:value="0.00003260084">
            <text:p>3.260E-005</text:p>
          </table:table-cell>
          <table:table-cell office:value-type="float" office:value="0.01710448">
            <text:p>1.710E-002</text:p>
          </table:table-cell>
          <table:table-cell office:value-type="float" office:value="0.000000007638893">
            <text:p>7.639E-009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2.970043">
            <text:p>2.970E+000</text:p>
          </table:table-cell>
          <table:table-cell office:value-type="float" office:value="8.7882">
            <text:p>8.788E+000</text:p>
          </table:table-cell>
          <table:table-cell office:value-type="float" office:value="0.01135128">
            <text:p>1.135E-002</text:p>
          </table:table-cell>
          <table:table-cell office:value-type="float" office:value="0.01129118">
            <text:p>1.129E-002</text:p>
          </table:table-cell>
          <table:table-cell office:value-type="float" office:value="0.0001278296">
            <text:p>1.278E-004</text:p>
          </table:table-cell>
          <table:table-cell office:value-type="float" office:value="0.03346072">
            <text:p>3.346E-002</text:p>
          </table:table-cell>
          <table:table-cell office:value-type="float" office:value="-0.00000003177256">
            <text:p>-3.177E-008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3.016708">
            <text:p>3.017E+000</text:p>
          </table:table-cell>
          <table:table-cell office:value-type="float" office:value="9.067055">
            <text:p>9.067E+000</text:p>
          </table:table-cell>
          <table:table-cell office:value-type="float" office:value="0.004231086">
            <text:p>4.231E-003</text:p>
          </table:table-cell>
          <table:table-cell office:value-type="float" office:value="0.004196151">
            <text:p>4.196E-003</text:p>
          </table:table-cell>
          <table:table-cell office:value-type="float" office:value="0.00001768082">
            <text:p>1.768E-005</text:p>
          </table:table-cell>
          <table:table-cell office:value-type="float" office:value="0.01262645">
            <text:p>1.263E-002</text:p>
          </table:table-cell>
          <table:table-cell office:value-type="float" office:value="0.00000001995172">
            <text:p>1.995E-008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2.992731">
            <text:p>2.993E+000</text:p>
          </table:table-cell>
          <table:table-cell office:value-type="float" office:value="8.922658">
            <text:p>8.923E+000</text:p>
          </table:table-cell>
          <table:table-cell office:value-type="float" office:value="0.0004386879">
            <text:p>4.387E-004</text:p>
          </table:table-cell>
          <table:table-cell office:value-type="float" office:value="0.0003961113">
            <text:p>3.961E-004</text:p>
          </table:table-cell>
          <table:table-cell office:value-type="float" office:value="0.0000001651183">
            <text:p>1.651E-007</text:p>
          </table:table-cell>
          <table:table-cell office:value-type="float" office:value="0.001125994">
            <text:p>1.126E-003</text:p>
          </table:table-cell>
          <table:table-cell office:value-type="float" office:value="0.00000000103646">
            <text:p>1.036E-009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2.944271">
            <text:p>2.944E+000</text:p>
          </table:table-cell>
          <table:table-cell office:value-type="float" office:value="8.638053">
            <text:p>8.638E+000</text:p>
          </table:table-cell>
          <table:table-cell office:value-type="float" office:value="0.002041874">
            <text:p>2.042E-003</text:p>
          </table:table-cell>
          <table:table-cell office:value-type="float" office:value="0.001994948">
            <text:p>1.995E-003</text:p>
          </table:table-cell>
          <table:table-cell office:value-type="float" office:value="0.000004026349">
            <text:p>4.026E-006</text:p>
          </table:table-cell>
          <table:table-cell office:value-type="float" office:value="0.005846508">
            <text:p>5.847E-003</text:p>
          </table:table-cell>
          <table:table-cell office:value-type="float" office:value="0.00000000444897">
            <text:p>4.449E-009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.967572">
            <text:p>2.968E+000</text:p>
          </table:table-cell>
          <table:table-cell office:value-type="float" office:value="8.774059">
            <text:p>8.774E+000</text:p>
          </table:table-cell>
          <table:table-cell office:value-type="float" office:value="0.04571141">
            <text:p>4.571E-002</text:p>
          </table:table-cell>
          <table:table-cell office:value-type="float" office:value="0.04595787">
            <text:p>4.596E-002</text:p>
          </table:table-cell>
          <table:table-cell office:value-type="float" office:value="0.002106455">
            <text:p>2.106E-003</text:p>
          </table:table-cell>
          <table:table-cell office:value-type="float" office:value="0.1358797">
            <text:p>1.359E-001</text:p>
          </table:table-cell>
          <table:table-cell office:value-type="float" office:value="0.0000007808644">
            <text:p>7.809E-007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3.065462">
            <text:p>3.065E+000</text:p>
          </table:table-cell>
          <table:table-cell office:value-type="float" office:value="9.363562">
            <text:p>9.364E+000</text:p>
          </table:table-cell>
          <table:table-cell office:value-type="float" office:value="0.02963682">
            <text:p>2.964E-002</text:p>
          </table:table-cell>
          <table:table-cell office:value-type="float" office:value="0.02849169">
            <text:p>2.849E-002</text:p>
          </table:table-cell>
          <table:table-cell office:value-type="float" office:value="0.000827926">
            <text:p>8.279E-004</text:p>
          </table:table-cell>
          <table:table-cell office:value-type="float" office:value="0.08630622">
            <text:p>8.631E-002</text:p>
          </table:table-cell>
          <table:table-cell office:value-type="float" office:value="0.000002204692">
            <text:p>2.205E-006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3.002154">
            <text:p>3.002E+000</text:p>
          </table:table-cell>
          <table:table-cell office:value-type="float" office:value="8.980102">
            <text:p>8.980E+000</text:p>
          </table:table-cell>
          <table:table-cell office:value-type="float" office:value="0.01733944">
            <text:p>1.734E-002</text:p>
          </table:table-cell>
          <table:table-cell office:value-type="float" office:value="0.01717375">
            <text:p>1.717E-002</text:p>
          </table:table-cell>
          <table:table-cell office:value-type="float" office:value="0.0002963569">
            <text:p>2.964E-004</text:p>
          </table:table-cell>
          <table:table-cell office:value-type="float" office:value="0.05116421">
            <text:p>5.116E-002</text:p>
          </table:table-cell>
          <table:table-cell office:value-type="float" office:value="-0.00000008187089">
            <text:p>-8.187E-008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2.981288">
            <text:p>2.981E+000</text:p>
          </table:table-cell>
          <table:table-cell office:value-type="float" office:value="8.854621">
            <text:p>8.855E+000</text:p>
          </table:table-cell>
          <table:table-cell office:value-type="float" office:value="0.003317499">
            <text:p>3.317E-003</text:p>
          </table:table-cell>
          <table:table-cell office:value-type="float" office:value="0.002216412">
            <text:p>2.216E-003</text:p>
          </table:table-cell>
          <table:table-cell office:value-type="float" office:value="0.000005981249">
            <text:p>5.981E-006</text:p>
          </table:table-cell>
          <table:table-cell office:value-type="float" office:value="0.005773715">
            <text:p>5.774E-003</text:p>
          </table:table-cell>
          <table:table-cell office:value-type="float" office:value="-0.0000005881185">
            <text:p>-5.881E-007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3.076039">
            <text:p>3.076E+000</text:p>
          </table:table-cell>
          <table:table-cell office:value-type="float" office:value="9.428374">
            <text:p>9.428E+000</text:p>
          </table:table-cell>
          <table:table-cell office:value-type="float" office:value="0.0005408411">
            <text:p>5.408E-004</text:p>
          </table:table-cell>
          <table:table-cell office:value-type="float" office:value="0.0005228786">
            <text:p>5.229E-004</text:p>
          </table:table-cell>
          <table:table-cell office:value-type="float" office:value="0.0000002780577">
            <text:p>2.781E-007</text:p>
          </table:table-cell>
          <table:table-cell office:value-type="float" office:value="0.001592911">
            <text:p>1.593E-003</text:p>
          </table:table-cell>
          <table:table-cell office:value-type="float" office:value="-0.0000000006625281">
            <text:p>-6.625E-01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8.366071">
            <text:p>8.366E+000</text:p>
          </table:table-cell>
          <table:table-cell office:value-type="float" office:value="69.9639">
            <text:p>6.996E+001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3.056819">
            <text:p>3.057E+000</text:p>
          </table:table-cell>
          <table:table-cell office:value-type="float" office:value="9.30828">
            <text:p>9.308E+000</text:p>
          </table:table-cell>
          <table:table-cell office:value-type="float" office:value="0.0001658415">
            <text:p>1.658E-004</text:p>
          </table:table-cell>
          <table:table-cell office:value-type="float" office:value="0.0000239941">
            <text:p>2.399E-005</text:p>
          </table:table-cell>
          <table:table-cell office:value-type="float" office:value="-0.0000000002345262">
            <text:p>-2.345E-010</text:p>
          </table:table-cell>
          <table:table-cell office:value-type="float" office:value="-0.00003440923">
            <text:p>-3.441E-005</text:p>
          </table:table-cell>
          <table:table-cell office:value-type="float" office:value="0.000000001495293">
            <text:p>1.495E-009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2.975142">
            <text:p>2.975E+000</text:p>
          </table:table-cell>
          <table:table-cell office:value-type="float" office:value="8.815769">
            <text:p>8.816E+000</text:p>
          </table:table-cell>
          <table:table-cell office:value-type="float" office:value="0.0003805779">
            <text:p>3.806E-004</text:p>
          </table:table-cell>
          <table:table-cell office:value-type="float" office:value="0.00005325028">
            <text:p>5.325E-005</text:p>
          </table:table-cell>
          <table:table-cell office:value-type="float" office:value="-0.000000001851913">
            <text:p>-1.852E-009</text:p>
          </table:table-cell>
          <table:table-cell office:value-type="float" office:value="-0.00008861787">
            <text:p>-8.862E-005</text:p>
          </table:table-cell>
          <table:table-cell office:value-type="float" office:value="-0.000000007350932">
            <text:p>-7.351E-009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3.003359">
            <text:p>3.003E+000</text:p>
          </table:table-cell>
          <table:table-cell office:value-type="float" office:value="8.984398">
            <text:p>8.984E+000</text:p>
          </table:table-cell>
          <table:table-cell office:value-type="float" office:value="0.005127345">
            <text:p>5.127E-003</text:p>
          </table:table-cell>
          <table:table-cell office:value-type="float" office:value="0.004983315">
            <text:p>4.983E-003</text:p>
          </table:table-cell>
          <table:table-cell office:value-type="float" office:value="0.00002518974">
            <text:p>2.519E-005</text:p>
          </table:table-cell>
          <table:table-cell office:value-type="float" office:value="0.01486929">
            <text:p>1.487E-002</text:p>
          </table:table-cell>
          <table:table-cell office:value-type="float" office:value="-0.00000001699694">
            <text:p>-1.700E-008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3.007555">
            <text:p>3.008E+000</text:p>
          </table:table-cell>
          <table:table-cell office:value-type="float" office:value="9.011303">
            <text:p>9.011E+000</text:p>
          </table:table-cell>
          <table:table-cell office:value-type="float" office:value="0.008343112">
            <text:p>8.343E-003</text:p>
          </table:table-cell>
          <table:table-cell office:value-type="float" office:value="0.008121049">
            <text:p>8.121E-003</text:p>
          </table:table-cell>
          <table:table-cell office:value-type="float" office:value="0.00006684697">
            <text:p>6.685E-005</text:p>
          </table:table-cell>
          <table:table-cell office:value-type="float" office:value="0.02431931">
            <text:p>2.432E-002</text:p>
          </table:table-cell>
          <table:table-cell office:value-type="float" office:value="0.00000009758911">
            <text:p>9.759E-008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2.907769">
            <text:p>2.908E+000</text:p>
          </table:table-cell>
          <table:table-cell office:value-type="float" office:value="8.423935">
            <text:p>8.424E+000</text:p>
          </table:table-cell>
          <table:table-cell office:value-type="float" office:value="0.006315685">
            <text:p>6.316E-003</text:p>
          </table:table-cell>
          <table:table-cell office:value-type="float" office:value="0.006191195">
            <text:p>6.191E-003</text:p>
          </table:table-cell>
          <table:table-cell office:value-type="float" office:value="0.00003871434">
            <text:p>3.871E-005</text:p>
          </table:table-cell>
          <table:table-cell office:value-type="float" office:value="0.01789683">
            <text:p>1.790E-002</text:p>
          </table:table-cell>
          <table:table-cell office:value-type="float" office:value="-0.0000000312669">
            <text:p>-3.127E-008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2.914989">
            <text:p>2.915E+000</text:p>
          </table:table-cell>
          <table:table-cell office:value-type="float" office:value="8.4638">
            <text:p>8.464E+000</text:p>
          </table:table-cell>
          <table:table-cell office:value-type="float" office:value="0.0007034002">
            <text:p>7.034E-004</text:p>
          </table:table-cell>
          <table:table-cell office:value-type="float" office:value="0.0007200416">
            <text:p>7.200E-004</text:p>
          </table:table-cell>
          <table:table-cell office:value-type="float" office:value="0.0000005124295">
            <text:p>5.124E-007</text:p>
          </table:table-cell>
          <table:table-cell office:value-type="float" office:value="0.002092548">
            <text:p>2.093E-003</text:p>
          </table:table-cell>
          <table:table-cell office:value-type="float" office:value="-0.000000002051326">
            <text:p>-2.051E-009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2.918273">
            <text:p>2.918E+000</text:p>
          </table:table-cell>
          <table:table-cell office:value-type="float" office:value="8.484487">
            <text:p>8.484E+000</text:p>
          </table:table-cell>
          <table:table-cell office:value-type="float" office:value="0.001233438">
            <text:p>1.233E-003</text:p>
          </table:table-cell>
          <table:table-cell office:value-type="float" office:value="0.0009123594">
            <text:p>9.124E-004</text:p>
          </table:table-cell>
          <table:table-cell office:value-type="float" office:value="0.0000009661374">
            <text:p>9.661E-007</text:p>
          </table:table-cell>
          <table:table-cell office:value-type="float" office:value="0.00243696">
            <text:p>2.437E-003</text:p>
          </table:table-cell>
          <table:table-cell office:value-type="float" office:value="-0.00000005753153">
            <text:p>-5.753E-008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2.933616">
            <text:p>2.934E+000</text:p>
          </table:table-cell>
          <table:table-cell office:value-type="float" office:value="8.572548">
            <text:p>8.573E+000</text:p>
          </table:table-cell>
          <table:table-cell office:value-type="float" office:value="0.007950537">
            <text:p>7.951E-003</text:p>
          </table:table-cell>
          <table:table-cell office:value-type="float" office:value="0.007912598">
            <text:p>7.913E-003</text:p>
          </table:table-cell>
          <table:table-cell office:value-type="float" office:value="0.00006275912">
            <text:p>6.276E-005</text:p>
          </table:table-cell>
          <table:table-cell office:value-type="float" office:value="0.0230371">
            <text:p>2.304E-002</text:p>
          </table:table-cell>
          <table:table-cell office:value-type="float" office:value="0.00000003765474">
            <text:p>3.765E-008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2.904713">
            <text:p>2.905E+000</text:p>
          </table:table-cell>
          <table:table-cell office:value-type="float" office:value="8.40434">
            <text:p>8.404E+000</text:p>
          </table:table-cell>
          <table:table-cell office:value-type="float" office:value="0.003221707">
            <text:p>3.222E-003</text:p>
          </table:table-cell>
          <table:table-cell office:value-type="float" office:value="0.002574805">
            <text:p>2.575E-003</text:p>
          </table:table-cell>
          <table:table-cell office:value-type="float" office:value="0.000007410441">
            <text:p>7.410E-006</text:p>
          </table:table-cell>
          <table:table-cell office:value-type="float" office:value="0.007013876">
            <text:p>7.014E-003</text:p>
          </table:table-cell>
          <table:table-cell office:value-type="float" office:value="-0.0000002825523">
            <text:p>-2.826E-007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2.941849">
            <text:p>2.942E+000</text:p>
          </table:table-cell>
          <table:table-cell office:value-type="float" office:value="8.620712">
            <text:p>8.621E+000</text:p>
          </table:table-cell>
          <table:table-cell office:value-type="float" office:value="0.005581423">
            <text:p>5.581E-003</text:p>
          </table:table-cell>
          <table:table-cell office:value-type="float" office:value="0.005374659">
            <text:p>5.375E-003</text:p>
          </table:table-cell>
          <table:table-cell office:value-type="float" office:value="0.00002943733">
            <text:p>2.944E-005</text:p>
          </table:table-cell>
          <table:table-cell office:value-type="float" office:value="0.01571591">
            <text:p>1.572E-002</text:p>
          </table:table-cell>
          <table:table-cell office:value-type="float" office:value="-0.00000004416487">
            <text:p>-4.416E-00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2.976444">
            <text:p>2.976E+000</text:p>
          </table:table-cell>
          <table:table-cell office:value-type="float" office:value="8.826661">
            <text:p>8.827E+000</text:p>
          </table:table-cell>
          <table:table-cell office:value-type="float" office:value="0.07742871">
            <text:p>7.743E-002</text:p>
          </table:table-cell>
          <table:table-cell office:value-type="float" office:value="0.07659252">
            <text:p>7.659E-002</text:p>
          </table:table-cell>
          <table:table-cell office:value-type="float" office:value="0.00589835">
            <text:p>5.898E-003</text:p>
          </table:table-cell>
          <table:table-cell office:value-type="float" office:value="0.2274983">
            <text:p>2.275E-001</text:p>
          </table:table-cell>
          <table:table-cell office:value-type="float" office:value="0.000001205834">
            <text:p>1.206E-006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3.01503">
            <text:p>3.015E+000</text:p>
          </table:table-cell>
          <table:table-cell office:value-type="float" office:value="9.055082">
            <text:p>9.055E+000</text:p>
          </table:table-cell>
          <table:table-cell office:value-type="float" office:value="0.02229592">
            <text:p>2.230E-002</text:p>
          </table:table-cell>
          <table:table-cell office:value-type="float" office:value="0.02203539">
            <text:p>2.204E-002</text:p>
          </table:table-cell>
          <table:table-cell office:value-type="float" office:value="0.0004884204">
            <text:p>4.884E-004</text:p>
          </table:table-cell>
          <table:table-cell office:value-type="float" office:value="0.06628173">
            <text:p>6.628E-002</text:p>
          </table:table-cell>
          <table:table-cell office:value-type="float" office:value="-0.00000005979513">
            <text:p>-5.980E-00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3.012816">
            <text:p>3.013E+000</text:p>
          </table:table-cell>
          <table:table-cell office:value-type="float" office:value="9.043274">
            <text:p>9.043E+000</text:p>
          </table:table-cell>
          <table:table-cell office:value-type="float" office:value="0.00001154628">
            <text:p>1.155E-005</text:p>
          </table:table-cell>
          <table:table-cell office:value-type="float" office:value="0.000009080174">
            <text:p>9.080E-006</text:p>
          </table:table-cell>
          <table:table-cell office:value-type="float" office:value="0.00000000009294452">
            <text:p>9.294E-011</text:p>
          </table:table-cell>
          <table:table-cell office:value-type="float" office:value="0.00002664522">
            <text:p>2.665E-005</text:p>
          </table:table-cell>
          <table:table-cell office:value-type="float" office:value="-0.00000000000234825">
            <text:p>-2.348E-012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2.871077">
            <text:p>2.871E+000</text:p>
          </table:table-cell>
          <table:table-cell office:value-type="float" office:value="8.208955">
            <text:p>8.209E+000</text:p>
          </table:table-cell>
          <table:table-cell office:value-type="float" office:value="0.002392012">
            <text:p>2.392E-003</text:p>
          </table:table-cell>
          <table:table-cell office:value-type="float" office:value="0.002345652">
            <text:p>2.346E-003</text:p>
          </table:table-cell>
          <table:table-cell office:value-type="float" office:value="0.000005556188">
            <text:p>5.556E-006</text:p>
          </table:table-cell>
          <table:table-cell office:value-type="float" office:value="0.006718648">
            <text:p>6.719E-003</text:p>
          </table:table-cell>
          <table:table-cell office:value-type="float" office:value="-0.000000004978579">
            <text:p>-4.979E-009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3.013964">
            <text:p>3.014E+000</text:p>
          </table:table-cell>
          <table:table-cell office:value-type="float" office:value="9.049507">
            <text:p>9.050E+000</text:p>
          </table:table-cell>
          <table:table-cell office:value-type="float" office:value="0.0003861699">
            <text:p>3.862E-004</text:p>
          </table:table-cell>
          <table:table-cell office:value-type="float" office:value="0.0003589747">
            <text:p>3.590E-004</text:p>
          </table:table-cell>
          <table:table-cell office:value-type="float" office:value="0.0000001336524">
            <text:p>1.337E-007</text:p>
          </table:table-cell>
          <table:table-cell office:value-type="float" office:value="0.001076496">
            <text:p>1.076E-003</text:p>
          </table:table-cell>
          <table:table-cell office:value-type="float" office:value="0.0000000008206245">
            <text:p>8.206E-01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3.141457">
            <text:p>3.141E+000</text:p>
          </table:table-cell>
          <table:table-cell office:value-type="float" office:value="9.836552">
            <text:p>9.837E+000</text:p>
          </table:table-cell>
          <table:table-cell office:value-type="float" office:value="0.007221671">
            <text:p>7.222E-003</text:p>
          </table:table-cell>
          <table:table-cell office:value-type="float" office:value="0.007138073">
            <text:p>7.138E-003</text:p>
          </table:table-cell>
          <table:table-cell office:value-type="float" office:value="0.00005124957">
            <text:p>5.125E-005</text:p>
          </table:table-cell>
          <table:table-cell office:value-type="float" office:value="0.02236626">
            <text:p>2.237E-002</text:p>
          </table:table-cell>
          <table:table-cell office:value-type="float" office:value="0.00000003005891">
            <text:p>3.006E-008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3.027367">
            <text:p>3.027E+000</text:p>
          </table:table-cell>
          <table:table-cell office:value-type="float" office:value="9.131451">
            <text:p>9.131E+000</text:p>
          </table:table-cell>
          <table:table-cell office:value-type="float" office:value="0.01630752">
            <text:p>1.631E-002</text:p>
          </table:table-cell>
          <table:table-cell office:value-type="float" office:value="0.016328">
            <text:p>1.633E-002</text:p>
          </table:table-cell>
          <table:table-cell office:value-type="float" office:value="0.0002664363">
            <text:p>2.664E-004</text:p>
          </table:table-cell>
          <table:table-cell office:value-type="float" office:value="0.04931675">
            <text:p>4.932E-002</text:p>
          </table:table-cell>
          <table:table-cell office:value-type="float" office:value="-0.00000006094225">
            <text:p>-6.094E-008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2.973488">
            <text:p>2.973E+000</text:p>
          </table:table-cell>
          <table:table-cell office:value-type="float" office:value="8.808302">
            <text:p>8.808E+000</text:p>
          </table:table-cell>
          <table:table-cell office:value-type="float" office:value="0.0009421535">
            <text:p>9.422E-004</text:p>
          </table:table-cell>
          <table:table-cell office:value-type="float" office:value="0.0009553061">
            <text:p>9.553E-004</text:p>
          </table:table-cell>
          <table:table-cell office:value-type="float" office:value="0.0000009063043">
            <text:p>9.063E-007</text:p>
          </table:table-cell>
          <table:table-cell office:value-type="float" office:value="0.002833961">
            <text:p>2.834E-003</text:p>
          </table:table-cell>
          <table:table-cell office:value-type="float" office:value="-0.00000000151873">
            <text:p>-1.519E-009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2.956525">
            <text:p>2.957E+000</text:p>
          </table:table-cell>
          <table:table-cell office:value-type="float" office:value="8.707696">
            <text:p>8.708E+000</text:p>
          </table:table-cell>
          <table:table-cell office:value-type="float" office:value="0.0001267261">
            <text:p>1.267E-004</text:p>
          </table:table-cell>
          <table:table-cell office:value-type="float" office:value="0.0001225636">
            <text:p>1.226E-004</text:p>
          </table:table-cell>
          <table:table-cell office:value-type="float" office:value="0.00000001527468">
            <text:p>1.527E-008</text:p>
          </table:table-cell>
          <table:table-cell office:value-type="float" office:value="0.0003600323">
            <text:p>3.600E-004</text:p>
          </table:table-cell>
          <table:table-cell office:value-type="float" office:value="0.00000000005823926">
            <text:p>5.824E-01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.928565">
            <text:p>2.929E+000</text:p>
          </table:table-cell>
          <table:table-cell office:value-type="float" office:value="8.543168">
            <text:p>8.543E+000</text:p>
          </table:table-cell>
          <table:table-cell office:value-type="float" office:value="0.01701673">
            <text:p>1.702E-002</text:p>
          </table:table-cell>
          <table:table-cell office:value-type="float" office:value="0.01675895">
            <text:p>1.676E-002</text:p>
          </table:table-cell>
          <table:table-cell office:value-type="float" office:value="0.0002830142">
            <text:p>2.830E-004</text:p>
          </table:table-cell>
          <table:table-cell office:value-type="float" office:value="0.04896757">
            <text:p>4.897E-002</text:p>
          </table:table-cell>
          <table:table-cell office:value-type="float" office:value="-0.0000001027097">
            <text:p>-1.027E-007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2.811826">
            <text:p>2.812E+000</text:p>
          </table:table-cell>
          <table:table-cell office:value-type="float" office:value="7.873375">
            <text:p>7.873E+000</text:p>
          </table:table-cell>
          <table:table-cell office:value-type="float" office:value="0.04503195">
            <text:p>4.503E-002</text:p>
          </table:table-cell>
          <table:table-cell office:value-type="float" office:value="0.04427415">
            <text:p>4.427E-002</text:p>
          </table:table-cell>
          <table:table-cell office:value-type="float" office:value="0.001976904">
            <text:p>1.977E-003</text:p>
          </table:table-cell>
          <table:table-cell office:value-type="float" office:value="0.124035">
            <text:p>1.240E-001</text:p>
          </table:table-cell>
          <table:table-cell office:value-type="float" office:value="-0.000001100635">
            <text:p>-1.101E-006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.921084">
            <text:p>2.921E+000</text:p>
          </table:table-cell>
          <table:table-cell office:value-type="float" office:value="8.499508">
            <text:p>8.500E+000</text:p>
          </table:table-cell>
          <table:table-cell office:value-type="float" office:value="0.3206404">
            <text:p>3.206E-001</text:p>
          </table:table-cell>
          <table:table-cell office:value-type="float" office:value="0.3187574">
            <text:p>3.188E-001</text:p>
          </table:table-cell>
          <table:table-cell office:value-type="float" office:value="0.1019059">
            <text:p>1.019E-001</text:p>
          </table:table-cell>
          <table:table-cell office:value-type="float" office:value="0.929253">
            <text:p>9.293E-001</text:p>
          </table:table-cell>
          <table:table-cell office:value-type="float" office:value="0.000007411142">
            <text:p>7.411E-006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2.946558">
            <text:p>2.947E+000</text:p>
          </table:table-cell>
          <table:table-cell office:value-type="float" office:value="8.648462">
            <text:p>8.648E+000</text:p>
          </table:table-cell>
          <table:table-cell office:value-type="float" office:value="0.0009713682">
            <text:p>9.714E-004</text:p>
          </table:table-cell>
          <table:table-cell office:value-type="float" office:value="0.001014617">
            <text:p>1.015E-003</text:p>
          </table:table-cell>
          <table:table-cell office:value-type="float" office:value="0.000001007245">
            <text:p>1.007E-006</text:p>
          </table:table-cell>
          <table:table-cell office:value-type="float" office:value="0.002961236">
            <text:p>2.961E-003</text:p>
          </table:table-cell>
          <table:table-cell office:value-type="float" office:value="-0.000000006848305">
            <text:p>-6.848E-009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.969546">
            <text:p>2.970E+000</text:p>
          </table:table-cell>
          <table:table-cell office:value-type="float" office:value="8.785524">
            <text:p>8.786E+000</text:p>
          </table:table-cell>
          <table:table-cell office:value-type="float" office:value="0.06461627">
            <text:p>6.462E-002</text:p>
          </table:table-cell>
          <table:table-cell office:value-type="float" office:value="0.06364226">
            <text:p>6.364E-002</text:p>
          </table:table-cell>
          <table:table-cell office:value-type="float" office:value="0.004081213">
            <text:p>4.081E-003</text:p>
          </table:table-cell>
          <table:table-cell office:value-type="float" office:value="0.1884076">
            <text:p>1.884E-001</text:p>
          </table:table-cell>
          <table:table-cell office:value-type="float" office:value="-0.000001937041">
            <text:p>-1.937E-006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3.040219">
            <text:p>3.040E+000</text:p>
          </table:table-cell>
          <table:table-cell office:value-type="float" office:value="9.20867">
            <text:p>9.209E+000</text:p>
          </table:table-cell>
          <table:table-cell office:value-type="float" office:value="0.001155063">
            <text:p>1.155E-003</text:p>
          </table:table-cell>
          <table:table-cell office:value-type="float" office:value="0.00112297">
            <text:p>1.123E-003</text:p>
          </table:table-cell>
          <table:table-cell office:value-type="float" office:value="0.000001278954">
            <text:p>1.279E-006</text:p>
          </table:table-cell>
          <table:table-cell office:value-type="float" office:value="0.003402343">
            <text:p>3.402E-003</text:p>
          </table:table-cell>
          <table:table-cell office:value-type="float" office:value="-0.000000001699422">
            <text:p>-1.699E-009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2.959942">
            <text:p>2.960E+000</text:p>
          </table:table-cell>
          <table:table-cell office:value-type="float" office:value="8.72716">
            <text:p>8.727E+000</text:p>
          </table:table-cell>
          <table:table-cell office:value-type="float" office:value="0.01012512">
            <text:p>1.013E-002</text:p>
          </table:table-cell>
          <table:table-cell office:value-type="float" office:value="0.01004321">
            <text:p>1.004E-002</text:p>
          </table:table-cell>
          <table:table-cell office:value-type="float" office:value="0.0001012765">
            <text:p>1.013E-004</text:p>
          </table:table-cell>
          <table:table-cell office:value-type="float" office:value="0.02966834">
            <text:p>2.967E-002</text:p>
          </table:table-cell>
          <table:table-cell office:value-type="float" office:value="-0.00000002494825">
            <text:p>-2.495E-008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.856137">
            <text:p>2.856E+000</text:p>
          </table:table-cell>
          <table:table-cell office:value-type="float" office:value="8.124403">
            <text:p>8.124E+000</text:p>
          </table:table-cell>
          <table:table-cell office:value-type="float" office:value="0.0001917639">
            <text:p>1.918E-004</text:p>
          </table:table-cell>
          <table:table-cell office:value-type="float" office:value="0.0001868943">
            <text:p>1.869E-004</text:p>
          </table:table-cell>
          <table:table-cell office:value-type="float" office:value="0.00000003538161">
            <text:p>3.538E-008</text:p>
          </table:table-cell>
          <table:table-cell office:value-type="float" office:value="0.0005278227">
            <text:p>5.278E-004</text:p>
          </table:table-cell>
          <table:table-cell office:value-type="float" office:value="0.00000000002347489">
            <text:p>2.347E-011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2.99275">
            <text:p>2.993E+000</text:p>
          </table:table-cell>
          <table:table-cell office:value-type="float" office:value="8.923264">
            <text:p>8.923E+000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.909499">
            <text:p>2.909E+000</text:p>
          </table:table-cell>
          <table:table-cell office:value-type="float" office:value="8.432681">
            <text:p>8.433E+000</text:p>
          </table:table-cell>
          <table:table-cell office:value-type="float" office:value="0.003656411">
            <text:p>3.656E-003</text:p>
          </table:table-cell>
          <table:table-cell office:value-type="float" office:value="0.00357954">
            <text:p>3.580E-003</text:p>
          </table:table-cell>
          <table:table-cell office:value-type="float" office:value="0.00001294995">
            <text:p>1.295E-005</text:p>
          </table:table-cell>
          <table:table-cell office:value-type="float" office:value="0.01035987">
            <text:p>1.036E-002</text:p>
          </table:table-cell>
          <table:table-cell office:value-type="float" office:value="-0.00000001514181">
            <text:p>-1.514E-008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.964629">
            <text:p>2.965E+000</text:p>
          </table:table-cell>
          <table:table-cell office:value-type="float" office:value="8.753768">
            <text:p>8.754E+000</text:p>
          </table:table-cell>
          <table:table-cell office:value-type="float" office:value="0.0003761291">
            <text:p>3.761E-004</text:p>
          </table:table-cell>
          <table:table-cell office:value-type="float" office:value="0.0002402461">
            <text:p>2.402E-004</text:p>
          </table:table-cell>
          <table:table-cell office:value-type="float" office:value="0.00000007172439">
            <text:p>7.172E-008</text:p>
          </table:table-cell>
          <table:table-cell office:value-type="float" office:value="0.0006111866">
            <text:p>6.112E-004</text:p>
          </table:table-cell>
          <table:table-cell office:value-type="float" office:value="-0.000000008439994">
            <text:p>-8.440E-009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2.939746">
            <text:p>2.940E+000</text:p>
          </table:table-cell>
          <table:table-cell office:value-type="float" office:value="8.606695">
            <text:p>8.607E+000</text:p>
          </table:table-cell>
          <table:table-cell office:value-type="float" office:value="0.0008220886">
            <text:p>8.221E-004</text:p>
          </table:table-cell>
          <table:table-cell office:value-type="float" office:value="0.0005555219">
            <text:p>5.555E-004</text:p>
          </table:table-cell>
          <table:table-cell office:value-type="float" office:value="0.0000003737934">
            <text:p>3.738E-007</text:p>
          </table:table-cell>
          <table:table-cell office:value-type="float" office:value="0.001403224">
            <text:p>1.403E-003</text:p>
          </table:table-cell>
          <table:table-cell office:value-type="float" office:value="-0.00000003485105">
            <text:p>-3.485E-008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.986215">
            <text:p>2.986E+000</text:p>
          </table:table-cell>
          <table:table-cell office:value-type="float" office:value="8.884333">
            <text:p>8.884E+000</text:p>
          </table:table-cell>
          <table:table-cell office:value-type="float" office:value="0.05187173">
            <text:p>5.187E-002</text:p>
          </table:table-cell>
          <table:table-cell office:value-type="float" office:value="0.05131177">
            <text:p>5.131E-002</text:p>
          </table:table-cell>
          <table:table-cell office:value-type="float" office:value="0.002647225">
            <text:p>2.647E-003</text:p>
          </table:table-cell>
          <table:table-cell office:value-type="float" office:value="0.1527238">
            <text:p>1.527E-001</text:p>
          </table:table-cell>
          <table:table-cell office:value-type="float" office:value="0.000001322384">
            <text:p>1.322E-006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.878981">
            <text:p>2.879E+000</text:p>
          </table:table-cell>
          <table:table-cell office:value-type="float" office:value="8.256253">
            <text:p>8.256E+000</text:p>
          </table:table-cell>
          <table:table-cell office:value-type="float" office:value="0.006854853">
            <text:p>6.855E-003</text:p>
          </table:table-cell>
          <table:table-cell office:value-type="float" office:value="0.006640968">
            <text:p>6.641E-003</text:p>
          </table:table-cell>
          <table:table-cell office:value-type="float" office:value="0.00004480703">
            <text:p>4.481E-005</text:p>
          </table:table-cell>
          <table:table-cell office:value-type="float" office:value="0.01908036">
            <text:p>1.908E-002</text:p>
          </table:table-cell>
          <table:table-cell office:value-type="float" office:value="0.00000001416481">
            <text:p>1.416E-008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.950015">
            <text:p>2.950E+000</text:p>
          </table:table-cell>
          <table:table-cell office:value-type="float" office:value="8.669953">
            <text:p>8.670E+000</text:p>
          </table:table-cell>
          <table:table-cell office:value-type="float" office:value="0.0003498117">
            <text:p>3.498E-004</text:p>
          </table:table-cell>
          <table:table-cell office:value-type="float" office:value="0.0001807472">
            <text:p>1.807E-004</text:p>
          </table:table-cell>
          <table:table-cell office:value-type="float" office:value="0.00000004440257">
            <text:p>4.440E-008</text:p>
          </table:table-cell>
          <table:table-cell office:value-type="float" office:value="0.0004092586">
            <text:p>4.093E-004</text:p>
          </table:table-cell>
          <table:table-cell office:value-type="float" office:value="0.000000009696632">
            <text:p>9.697E-009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3.001611">
            <text:p>3.002E+000</text:p>
          </table:table-cell>
          <table:table-cell office:value-type="float" office:value="8.975938">
            <text:p>8.976E+000</text:p>
          </table:table-cell>
          <table:table-cell office:value-type="float" office:value="0.0006499381">
            <text:p>6.499E-004</text:p>
          </table:table-cell>
          <table:table-cell office:value-type="float" office:value="0.0005818669">
            <text:p>5.819E-004</text:p>
          </table:table-cell>
          <table:table-cell office:value-type="float" office:value="0.0000003577908">
            <text:p>3.578E-007</text:p>
          </table:table-cell>
          <table:table-cell office:value-type="float" office:value="0.001685734">
            <text:p>1.686E-003</text:p>
          </table:table-cell>
          <table:table-cell office:value-type="float" office:value="-0.000000004990981">
            <text:p>-4.991E-009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2.945688">
            <text:p>2.946E+000</text:p>
          </table:table-cell>
          <table:table-cell office:value-type="float" office:value="8.644166">
            <text:p>8.644E+000</text:p>
          </table:table-cell>
          <table:table-cell office:value-type="float" office:value="0.005435332">
            <text:p>5.435E-003</text:p>
          </table:table-cell>
          <table:table-cell office:value-type="float" office:value="0.005330074">
            <text:p>5.330E-003</text:p>
          </table:table-cell>
          <table:table-cell office:value-type="float" office:value="0.00002868883">
            <text:p>2.869E-005</text:p>
          </table:table-cell>
          <table:table-cell office:value-type="float" office:value="0.01566214">
            <text:p>1.566E-002</text:p>
          </table:table-cell>
          <table:table-cell office:value-type="float" office:value="-0.00000001680298">
            <text:p>-1.680E-008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3.217373">
            <text:p>3.217E+000</text:p>
          </table:table-cell>
          <table:table-cell office:value-type="float" office:value="10.31628">
            <text:p>1.032E+001</text:p>
          </table:table-cell>
          <table:table-cell office:value-type="float" office:value="0.009427919">
            <text:p>9.428E-003</text:p>
          </table:table-cell>
          <table:table-cell office:value-type="float" office:value="0.009049394">
            <text:p>9.049E-003</text:p>
          </table:table-cell>
          <table:table-cell office:value-type="float" office:value="0.00008358634">
            <text:p>8.359E-005</text:p>
          </table:table-cell>
          <table:table-cell office:value-type="float" office:value="0.02885274">
            <text:p>2.885E-002</text:p>
          </table:table-cell>
          <table:table-cell office:value-type="float" office:value="-0.0000002457179">
            <text:p>-2.457E-007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3.005223">
            <text:p>3.005E+000</text:p>
          </table:table-cell>
          <table:table-cell office:value-type="float" office:value="8.997161">
            <text:p>8.997E+000</text:p>
          </table:table-cell>
          <table:table-cell office:value-type="float" office:value="0.0003482465">
            <text:p>3.482E-004</text:p>
          </table:table-cell>
          <table:table-cell office:value-type="float" office:value="0.00006151696">
            <text:p>6.152E-005</text:p>
          </table:table-cell>
          <table:table-cell office:value-type="float" office:value="0.000000002377246">
            <text:p>2.377E-009</text:p>
          </table:table-cell>
          <table:table-cell office:value-type="float" office:value="-0.00002537125">
            <text:p>-2.537E-005</text:p>
          </table:table-cell>
          <table:table-cell office:value-type="float" office:value="0.000000008684513">
            <text:p>8.685E-009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.974462">
            <text:p>2.974E+000</text:p>
          </table:table-cell>
          <table:table-cell office:value-type="float" office:value="8.814509">
            <text:p>8.815E+000</text:p>
          </table:table-cell>
          <table:table-cell office:value-type="float" office:value="0.001798281">
            <text:p>1.798E-003</text:p>
          </table:table-cell>
          <table:table-cell office:value-type="float" office:value="0.001848229">
            <text:p>1.848E-003</text:p>
          </table:table-cell>
          <table:table-cell office:value-type="float" office:value="0.000003369469">
            <text:p>3.369E-006</text:p>
          </table:table-cell>
          <table:table-cell office:value-type="float" office:value="0.00548254">
            <text:p>5.483E-003</text:p>
          </table:table-cell>
          <table:table-cell office:value-type="float" office:value="-0.000000006709588">
            <text:p>-6.710E-009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.955828">
            <text:p>2.956E+000</text:p>
          </table:table-cell>
          <table:table-cell office:value-type="float" office:value="8.703488">
            <text:p>8.703E+000</text:p>
          </table:table-cell>
          <table:table-cell office:value-type="float" office:value="0.01433886">
            <text:p>1.434E-002</text:p>
          </table:table-cell>
          <table:table-cell office:value-type="float" office:value="0.01415574">
            <text:p>1.416E-002</text:p>
          </table:table-cell>
          <table:table-cell office:value-type="float" office:value="0.0002016769">
            <text:p>2.017E-004</text:p>
          </table:table-cell>
          <table:table-cell office:value-type="float" office:value="0.04168633">
            <text:p>4.169E-002</text:p>
          </table:table-cell>
          <table:table-cell office:value-type="float" office:value="-0.0000000913757">
            <text:p>-9.138E-008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3.024823">
            <text:p>3.025E+000</text:p>
          </table:table-cell>
          <table:table-cell office:value-type="float" office:value="9.115984">
            <text:p>9.116E+000</text:p>
          </table:table-cell>
          <table:table-cell office:value-type="float" office:value="0.01546744">
            <text:p>1.547E-002</text:p>
          </table:table-cell>
          <table:table-cell office:value-type="float" office:value="0.01521377">
            <text:p>1.521E-002</text:p>
          </table:table-cell>
          <table:table-cell office:value-type="float" office:value="0.0002333806">
            <text:p>2.334E-004</text:p>
          </table:table-cell>
          <table:table-cell office:value-type="float" office:value="0.04565866">
            <text:p>4.566E-002</text:p>
          </table:table-cell>
          <table:table-cell office:value-type="float" office:value="-0.0000000893001">
            <text:p>-8.930E-008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.926537">
            <text:p>2.927E+000</text:p>
          </table:table-cell>
          <table:table-cell office:value-type="float" office:value="8.532012">
            <text:p>8.532E+000</text:p>
          </table:table-cell>
          <table:table-cell office:value-type="float" office:value="0.0164731">
            <text:p>1.647E-002</text:p>
          </table:table-cell>
          <table:table-cell office:value-type="float" office:value="0.01498124">
            <text:p>1.498E-002</text:p>
          </table:table-cell>
          <table:table-cell office:value-type="float" office:value="0.0002353352">
            <text:p>2.353E-004</text:p>
          </table:table-cell>
          <table:table-cell office:value-type="float" office:value="0.04241778">
            <text:p>4.242E-002</text:p>
          </table:table-cell>
          <table:table-cell office:value-type="float" office:value="-0.000002393618">
            <text:p>-2.394E-006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3.082775">
            <text:p>3.083E+000</text:p>
          </table:table-cell>
          <table:table-cell office:value-type="float" office:value="9.468819">
            <text:p>9.469E+000</text:p>
          </table:table-cell>
          <table:table-cell office:value-type="float" office:value="0.01222846">
            <text:p>1.223E-002</text:p>
          </table:table-cell>
          <table:table-cell office:value-type="float" office:value="0.01103607">
            <text:p>1.104E-002</text:p>
          </table:table-cell>
          <table:table-cell office:value-type="float" office:value="0.0001282006">
            <text:p>1.282E-004</text:p>
          </table:table-cell>
          <table:table-cell office:value-type="float" office:value="0.03365228">
            <text:p>3.365E-002</text:p>
          </table:table-cell>
          <table:table-cell office:value-type="float" office:value="0.000001148722">
            <text:p>1.149E-006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.90756">
            <text:p>2.908E+000</text:p>
          </table:table-cell>
          <table:table-cell office:value-type="float" office:value="8.418764">
            <text:p>8.419E+000</text:p>
          </table:table-cell>
          <table:table-cell office:value-type="float" office:value="0.02485329">
            <text:p>2.485E-002</text:p>
          </table:table-cell>
          <table:table-cell office:value-type="float" office:value="0.02369175">
            <text:p>2.369E-002</text:p>
          </table:table-cell>
          <table:table-cell office:value-type="float" office:value="0.0005748936">
            <text:p>5.749E-004</text:p>
          </table:table-cell>
          <table:table-cell office:value-type="float" office:value="0.06872301">
            <text:p>6.872E-002</text:p>
          </table:table-cell>
          <table:table-cell office:value-type="float" office:value="-0.0000005570459">
            <text:p>-5.570E-007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3.007668">
            <text:p>3.008E+000</text:p>
          </table:table-cell>
          <table:table-cell office:value-type="float" office:value="9.011637">
            <text:p>9.012E+000</text:p>
          </table:table-cell>
          <table:table-cell office:value-type="float" office:value="0.0002867026">
            <text:p>2.867E-004</text:p>
          </table:table-cell>
          <table:table-cell office:value-type="float" office:value="0.0002921798">
            <text:p>2.922E-004</text:p>
          </table:table-cell>
          <table:table-cell office:value-type="float" office:value="0.00000008456449">
            <text:p>8.456E-008</text:p>
          </table:table-cell>
          <table:table-cell office:value-type="float" office:value="0.0008679903">
            <text:p>8.680E-004</text:p>
          </table:table-cell>
          <table:table-cell office:value-type="float" office:value="-0.0000000003140987">
            <text:p>-3.141E-01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.94992">
            <text:p>2.950E+000</text:p>
          </table:table-cell>
          <table:table-cell office:value-type="float" office:value="8.66882">
            <text:p>8.669E+000</text:p>
          </table:table-cell>
          <table:table-cell office:value-type="float" office:value="0.004573627">
            <text:p>4.574E-003</text:p>
          </table:table-cell>
          <table:table-cell office:value-type="float" office:value="0.004337517">
            <text:p>4.338E-003</text:p>
          </table:table-cell>
          <table:table-cell office:value-type="float" office:value="0.00001931915">
            <text:p>1.932E-005</text:p>
          </table:table-cell>
          <table:table-cell office:value-type="float" office:value="0.01256577">
            <text:p>1.257E-002</text:p>
          </table:table-cell>
          <table:table-cell office:value-type="float" office:value="-0.00000008431339">
            <text:p>-8.431E-008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.916937">
            <text:p>2.917E+000</text:p>
          </table:table-cell>
          <table:table-cell office:value-type="float" office:value="8.475494">
            <text:p>8.475E+000</text:p>
          </table:table-cell>
          <table:table-cell office:value-type="float" office:value="0.02023378">
            <text:p>2.023E-002</text:p>
          </table:table-cell>
          <table:table-cell office:value-type="float" office:value="0.01993126">
            <text:p>1.993E-002</text:p>
          </table:table-cell>
          <table:table-cell office:value-type="float" office:value="0.0004002586">
            <text:p>4.003E-004</text:p>
          </table:table-cell>
          <table:table-cell office:value-type="float" office:value="0.05800248">
            <text:p>5.800E-002</text:p>
          </table:table-cell>
          <table:table-cell office:value-type="float" office:value="0.000000229603">
            <text:p>2.296E-007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.863007">
            <text:p>2.863E+000</text:p>
          </table:table-cell>
          <table:table-cell office:value-type="float" office:value="8.16276">
            <text:p>8.163E+000</text:p>
          </table:table-cell>
          <table:table-cell office:value-type="float" office:value="0.1687339">
            <text:p>1.687E-001</text:p>
          </table:table-cell>
          <table:table-cell office:value-type="float" office:value="0.1660354">
            <text:p>1.660E-001</text:p>
          </table:table-cell>
          <table:table-cell office:value-type="float" office:value="0.02779087">
            <text:p>2.779E-002</text:p>
          </table:table-cell>
          <table:table-cell office:value-type="float" office:value="0.4743097">
            <text:p>4.743E-001</text:p>
          </table:table-cell>
          <table:table-cell office:value-type="float" office:value="0.000001683697">
            <text:p>1.684E-006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3.001865">
            <text:p>3.002E+000</text:p>
          </table:table-cell>
          <table:table-cell office:value-type="float" office:value="8.978146">
            <text:p>8.978E+000</text:p>
          </table:table-cell>
          <table:table-cell office:value-type="float" office:value="0.02065369">
            <text:p>2.065E-002</text:p>
          </table:table-cell>
          <table:table-cell office:value-type="float" office:value="0.02117502">
            <text:p>2.118E-002</text:p>
          </table:table-cell>
          <table:table-cell office:value-type="float" office:value="0.0004428273">
            <text:p>4.428E-004</text:p>
          </table:table-cell>
          <table:table-cell office:value-type="float" office:value="0.0634384">
            <text:p>6.344E-002</text:p>
          </table:table-cell>
          <table:table-cell office:value-type="float" office:value="-0.0000001373315">
            <text:p>-1.373E-007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.969323">
            <text:p>2.969E+000</text:p>
          </table:table-cell>
          <table:table-cell office:value-type="float" office:value="8.783003">
            <text:p>8.783E+000</text:p>
          </table:table-cell>
          <table:table-cell office:value-type="float" office:value="0.02971838">
            <text:p>2.972E-002</text:p>
          </table:table-cell>
          <table:table-cell office:value-type="float" office:value="0.02938361">
            <text:p>2.938E-002</text:p>
          </table:table-cell>
          <table:table-cell office:value-type="float" office:value="0.000868301">
            <text:p>8.683E-004</text:p>
          </table:table-cell>
          <table:table-cell office:value-type="float" office:value="0.08707639">
            <text:p>8.708E-002</text:p>
          </table:table-cell>
          <table:table-cell office:value-type="float" office:value="0.00000004556955">
            <text:p>4.557E-008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.979637">
            <text:p>2.980E+000</text:p>
          </table:table-cell>
          <table:table-cell office:value-type="float" office:value="8.844678">
            <text:p>8.845E+000</text:p>
          </table:table-cell>
          <table:table-cell office:value-type="float" office:value="0.005225828">
            <text:p>5.226E-003</text:p>
          </table:table-cell>
          <table:table-cell office:value-type="float" office:value="0.005147528">
            <text:p>5.148E-003</text:p>
          </table:table-cell>
          <table:table-cell office:value-type="float" office:value="0.0000266978">
            <text:p>2.670E-005</text:p>
          </table:table-cell>
          <table:table-cell office:value-type="float" office:value="0.01526873">
            <text:p>1.527E-002</text:p>
          </table:table-cell>
          <table:table-cell office:value-type="float" office:value="-0.00000002020474">
            <text:p>-2.020E-008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.914896">
            <text:p>2.915E+000</text:p>
          </table:table-cell>
          <table:table-cell office:value-type="float" office:value="8.46326">
            <text:p>8.463E+000</text:p>
          </table:table-cell>
          <table:table-cell office:value-type="float" office:value="0.0008436494">
            <text:p>8.436E-004</text:p>
          </table:table-cell>
          <table:table-cell office:value-type="float" office:value="0.0007485305">
            <text:p>7.485E-004</text:p>
          </table:table-cell>
          <table:table-cell office:value-type="float" office:value="0.0000005948035">
            <text:p>5.948E-007</text:p>
          </table:table-cell>
          <table:table-cell office:value-type="float" office:value="0.002157766">
            <text:p>2.158E-003</text:p>
          </table:table-cell>
          <table:table-cell office:value-type="float" office:value="0.000000005954647">
            <text:p>5.955E-009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3.289277">
            <text:p>3.289E+000</text:p>
          </table:table-cell>
          <table:table-cell office:value-type="float" office:value="10.78449">
            <text:p>1.078E+001</text:p>
          </table:table-cell>
          <table:table-cell office:value-type="float" office:value="0.09464778">
            <text:p>9.465E-002</text:p>
          </table:table-cell>
          <table:table-cell office:value-type="float" office:value="0.09416043">
            <text:p>9.416E-002</text:p>
          </table:table-cell>
          <table:table-cell office:value-type="float" office:value="0.0088891">
            <text:p>8.889E-003</text:p>
          </table:table-cell>
          <table:table-cell office:value-type="float" office:value="0.3090209">
            <text:p>3.090E-001</text:p>
          </table:table-cell>
          <table:table-cell office:value-type="float" office:value="-0.000002988654">
            <text:p>-2.989E-006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.976807">
            <text:p>2.977E+000</text:p>
          </table:table-cell>
          <table:table-cell office:value-type="float" office:value="8.826704">
            <text:p>8.827E+000</text:p>
          </table:table-cell>
          <table:table-cell office:value-type="float" office:value="0.016721">
            <text:p>1.672E-002</text:p>
          </table:table-cell>
          <table:table-cell office:value-type="float" office:value="0.01631585">
            <text:p>1.632E-002</text:p>
          </table:table-cell>
          <table:table-cell office:value-type="float" office:value="0.0002694919">
            <text:p>2.695E-004</text:p>
          </table:table-cell>
          <table:table-cell office:value-type="float" office:value="0.04835604">
            <text:p>4.836E-002</text:p>
          </table:table-cell>
          <table:table-cell office:value-type="float" office:value="0.0000002303787">
            <text:p>2.304E-007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.984092">
            <text:p>2.984E+000</text:p>
          </table:table-cell>
          <table:table-cell office:value-type="float" office:value="8.870742">
            <text:p>8.871E+000</text:p>
          </table:table-cell>
          <table:table-cell office:value-type="float" office:value="0.00005325782">
            <text:p>5.326E-005</text:p>
          </table:table-cell>
          <table:table-cell office:value-type="float" office:value="0.000009206578">
            <text:p>9.207E-006</text:p>
          </table:table-cell>
          <table:table-cell office:value-type="float" office:value="0.0000000000452531">
            <text:p>4.525E-011</text:p>
          </table:table-cell>
          <table:table-cell office:value-type="float" office:value="-0.000004359093">
            <text:p>-4.359E-006</text:p>
          </table:table-cell>
          <table:table-cell office:value-type="float" office:value="0.0000000001987773">
            <text:p>1.988E-01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.863319">
            <text:p>2.863E+000</text:p>
          </table:table-cell>
          <table:table-cell office:value-type="float" office:value="8.165753">
            <text:p>8.166E+000</text:p>
          </table:table-cell>
          <table:table-cell office:value-type="float" office:value="0.011886">
            <text:p>1.189E-002</text:p>
          </table:table-cell>
          <table:table-cell office:value-type="float" office:value="0.01171817">
            <text:p>1.172E-002</text:p>
          </table:table-cell>
          <table:table-cell office:value-type="float" office:value="0.0001382953">
            <text:p>1.383E-004</text:p>
          </table:table-cell>
          <table:table-cell office:value-type="float" office:value="0.03346412">
            <text:p>3.346E-002</text:p>
          </table:table-cell>
          <table:table-cell office:value-type="float" office:value="-0.00000004145002">
            <text:p>-4.145E-008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3.031675">
            <text:p>3.032E+000</text:p>
          </table:table-cell>
          <table:table-cell office:value-type="float" office:value="9.157243">
            <text:p>9.157E+000</text:p>
          </table:table-cell>
          <table:table-cell office:value-type="float" office:value="0.0133771">
            <text:p>1.338E-002</text:p>
          </table:table-cell>
          <table:table-cell office:value-type="float" office:value="0.0128124">
            <text:p>1.281E-002</text:p>
          </table:table-cell>
          <table:table-cell office:value-type="float" office:value="0.0001677353">
            <text:p>1.677E-004</text:p>
          </table:table-cell>
          <table:table-cell office:value-type="float" office:value="0.03837112">
            <text:p>3.837E-002</text:p>
          </table:table-cell>
          <table:table-cell office:value-type="float" office:value="0.0000005757405">
            <text:p>5.757E-007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.766944">
            <text:p>2.767E+000</text:p>
          </table:table-cell>
          <table:table-cell office:value-type="float" office:value="7.624408">
            <text:p>7.624E+000</text:p>
          </table:table-cell>
          <table:table-cell office:value-type="float" office:value="0.08529043">
            <text:p>8.529E-002</text:p>
          </table:table-cell>
          <table:table-cell office:value-type="float" office:value="0.08480646">
            <text:p>8.481E-002</text:p>
          </table:table-cell>
          <table:table-cell office:value-type="float" office:value="0.007212628">
            <text:p>7.213E-003</text:p>
          </table:table-cell>
          <table:table-cell office:value-type="float" office:value="0.2341697">
            <text:p>2.342E-001</text:p>
          </table:table-cell>
          <table:table-cell office:value-type="float" office:value="0.000001079014">
            <text:p>1.079E-006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.978641">
            <text:p>2.979E+000</text:p>
          </table:table-cell>
          <table:table-cell office:value-type="float" office:value="8.840529">
            <text:p>8.841E+000</text:p>
          </table:table-cell>
          <table:table-cell office:value-type="float" office:value="0.0009051842">
            <text:p>9.052E-004</text:p>
          </table:table-cell>
          <table:table-cell office:value-type="float" office:value="0.0009008395">
            <text:p>9.008E-004</text:p>
          </table:table-cell>
          <table:table-cell office:value-type="float" office:value="0.0000008134663">
            <text:p>8.135E-007</text:p>
          </table:table-cell>
          <table:table-cell office:value-type="float" office:value="0.002665077">
            <text:p>2.665E-003</text:p>
          </table:table-cell>
          <table:table-cell office:value-type="float" office:value="0.000000000343882">
            <text:p>3.439E-01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.961381">
            <text:p>2.961E+000</text:p>
          </table:table-cell>
          <table:table-cell office:value-type="float" office:value="8.736125">
            <text:p>8.736E+000</text:p>
          </table:table-cell>
          <table:table-cell office:value-type="float" office:value="0.00388573">
            <text:p>3.886E-003</text:p>
          </table:table-cell>
          <table:table-cell office:value-type="float" office:value="0.003876999">
            <text:p>3.877E-003</text:p>
          </table:table-cell>
          <table:table-cell office:value-type="float" office:value="0.00001504804">
            <text:p>1.505E-005</text:p>
          </table:table-cell>
          <table:table-cell office:value-type="float" office:value="0.01142873">
            <text:p>1.143E-002</text:p>
          </table:table-cell>
          <table:table-cell office:value-type="float" office:value="-0.000000008199873">
            <text:p>-8.200E-009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.886521">
            <text:p>2.887E+000</text:p>
          </table:table-cell>
          <table:table-cell office:value-type="float" office:value="8.296288">
            <text:p>8.296E+000</text:p>
          </table:table-cell>
          <table:table-cell office:value-type="float" office:value="0.0006394048">
            <text:p>6.394E-004</text:p>
          </table:table-cell>
          <table:table-cell office:value-type="float" office:value="0.000672798">
            <text:p>6.728E-004</text:p>
          </table:table-cell>
          <table:table-cell office:value-type="float" office:value="0.0000004412807">
            <text:p>4.413E-007</text:p>
          </table:table-cell>
          <table:table-cell office:value-type="float" office:value="0.001937304">
            <text:p>1.937E-003</text:p>
          </table:table-cell>
          <table:table-cell office:value-type="float" office:value="0.0000000002211363">
            <text:p>2.211E-01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3.027262">
            <text:p>3.027E+000</text:p>
          </table:table-cell>
          <table:table-cell office:value-type="float" office:value="9.129936">
            <text:p>9.130E+000</text:p>
          </table:table-cell>
          <table:table-cell office:value-type="float" office:value="0.00009666574">
            <text:p>9.667E-005</text:p>
          </table:table-cell>
          <table:table-cell office:value-type="float" office:value="0.00006451808">
            <text:p>6.452E-005</text:p>
          </table:table-cell>
          <table:table-cell office:value-type="float" office:value="0.000000005072276">
            <text:p>5.072E-009</text:p>
          </table:table-cell>
          <table:table-cell office:value-type="float" office:value="0.0001659621">
            <text:p>1.660E-004</text:p>
          </table:table-cell>
          <table:table-cell office:value-type="float" office:value="-0.0000000004824435">
            <text:p>-4.824E-01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.914487">
            <text:p>2.914E+000</text:p>
          </table:table-cell>
          <table:table-cell office:value-type="float" office:value="8.460452">
            <text:p>8.460E+000</text:p>
          </table:table-cell>
          <table:table-cell office:value-type="float" office:value="0.03255673">
            <text:p>3.256E-002</text:p>
          </table:table-cell>
          <table:table-cell office:value-type="float" office:value="0.03224057">
            <text:p>3.224E-002</text:p>
          </table:table-cell>
          <table:table-cell office:value-type="float" office:value="0.001044538">
            <text:p>1.045E-003</text:p>
          </table:table-cell>
          <table:table-cell office:value-type="float" office:value="0.09360057">
            <text:p>9.360E-002</text:p>
          </table:table-cell>
          <table:table-cell office:value-type="float" office:value="-0.0000005137515">
            <text:p>-5.138E-007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.947148">
            <text:p>2.947E+000</text:p>
          </table:table-cell>
          <table:table-cell office:value-type="float" office:value="8.651832">
            <text:p>8.652E+000</text:p>
          </table:table-cell>
          <table:table-cell office:value-type="float" office:value="0.02710851">
            <text:p>2.711E-002</text:p>
          </table:table-cell>
          <table:table-cell office:value-type="float" office:value="0.02683227">
            <text:p>2.683E-002</text:p>
          </table:table-cell>
          <table:table-cell office:value-type="float" office:value="0.0007236674">
            <text:p>7.237E-004</text:p>
          </table:table-cell>
          <table:table-cell office:value-type="float" office:value="0.07891857">
            <text:p>7.892E-002</text:p>
          </table:table-cell>
          <table:table-cell office:value-type="float" office:value="0.00000008362227">
            <text:p>8.362E-008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.997652">
            <text:p>2.998E+000</text:p>
          </table:table-cell>
          <table:table-cell office:value-type="float" office:value="8.952484">
            <text:p>8.952E+000</text:p>
          </table:table-cell>
          <table:table-cell office:value-type="float" office:value="0.0001497808">
            <text:p>1.498E-004</text:p>
          </table:table-cell>
          <table:table-cell office:value-type="float" office:value="0.0001391711">
            <text:p>1.392E-004</text:p>
          </table:table-cell>
          <table:table-cell office:value-type="float" office:value="0.00000002009327">
            <text:p>2.009E-008</text:p>
          </table:table-cell>
          <table:table-cell office:value-type="float" office:value="0.0003975882">
            <text:p>3.976E-004</text:p>
          </table:table-cell>
          <table:table-cell office:value-type="float" office:value="-0.00000000004440522">
            <text:p>-4.441E-011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.876337">
            <text:p>2.876E+000</text:p>
          </table:table-cell>
          <table:table-cell office:value-type="float" office:value="8.24116">
            <text:p>8.241E+000</text:p>
          </table:table-cell>
          <table:table-cell office:value-type="float" office:value="0.0006852584">
            <text:p>6.853E-004</text:p>
          </table:table-cell>
          <table:table-cell office:value-type="float" office:value="0.0005775679">
            <text:p>5.776E-004</text:p>
          </table:table-cell>
          <table:table-cell office:value-type="float" office:value="0.000000363257">
            <text:p>3.633E-007</text:p>
          </table:table-cell>
          <table:table-cell office:value-type="float" office:value="0.001552139">
            <text:p>1.552E-003</text:p>
          </table:table-cell>
          <table:table-cell office:value-type="float" office:value="-0.000000008457212">
            <text:p>-8.457E-009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.950746">
            <text:p>2.951E+000</text:p>
          </table:table-cell>
          <table:table-cell office:value-type="float" office:value="8.672458">
            <text:p>8.672E+000</text:p>
          </table:table-cell>
          <table:table-cell office:value-type="float" office:value="0.00836582">
            <text:p>8.366E-003</text:p>
          </table:table-cell>
          <table:table-cell office:value-type="float" office:value="0.008335224">
            <text:p>8.335E-003</text:p>
          </table:table-cell>
          <table:table-cell office:value-type="float" office:value="0.00006960335">
            <text:p>6.960E-005</text:p>
          </table:table-cell>
          <table:table-cell office:value-type="float" office:value="0.02454428">
            <text:p>2.454E-002</text:p>
          </table:table-cell>
          <table:table-cell office:value-type="float" office:value="-0.00000003198667">
            <text:p>-3.199E-008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3.042964">
            <text:p>3.043E+000</text:p>
          </table:table-cell>
          <table:table-cell office:value-type="float" office:value="9.226844">
            <text:p>9.227E+000</text:p>
          </table:table-cell>
          <table:table-cell office:value-type="float" office:value="0.006204598">
            <text:p>6.205E-003</text:p>
          </table:table-cell>
          <table:table-cell office:value-type="float" office:value="0.006129952">
            <text:p>6.130E-003</text:p>
          </table:table-cell>
          <table:table-cell office:value-type="float" office:value="0.00003780439">
            <text:p>3.780E-005</text:p>
          </table:table-cell>
          <table:table-cell office:value-type="float" office:value="0.01855231">
            <text:p>1.855E-002</text:p>
          </table:table-cell>
          <table:table-cell office:value-type="float" office:value="-0.00000003776839">
            <text:p>-3.777E-008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3.082267">
            <text:p>3.082E+000</text:p>
          </table:table-cell>
          <table:table-cell office:value-type="float" office:value="9.467438">
            <text:p>9.467E+000</text:p>
          </table:table-cell>
          <table:table-cell office:value-type="float" office:value="0.007271334">
            <text:p>7.271E-003</text:p>
          </table:table-cell>
          <table:table-cell office:value-type="float" office:value="0.006933208">
            <text:p>6.933E-003</text:p>
          </table:table-cell>
          <table:table-cell office:value-type="float" office:value="0.00004922735">
            <text:p>4.923E-005</text:p>
          </table:table-cell>
          <table:table-cell office:value-type="float" office:value="0.02122946">
            <text:p>2.123E-002</text:p>
          </table:table-cell>
          <table:table-cell office:value-type="float" office:value="-0.0000001481613">
            <text:p>-1.482E-007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.838333">
            <text:p>2.838E+000</text:p>
          </table:table-cell>
          <table:table-cell office:value-type="float" office:value="8.024416">
            <text:p>8.024E+000</text:p>
          </table:table-cell>
          <table:table-cell office:value-type="float" office:value="0.006158144">
            <text:p>6.158E-003</text:p>
          </table:table-cell>
          <table:table-cell office:value-type="float" office:value="0.005924945">
            <text:p>5.925E-003</text:p>
          </table:table-cell>
          <table:table-cell office:value-type="float" office:value="0.00003578903">
            <text:p>3.579E-005</text:p>
          </table:table-cell>
          <table:table-cell office:value-type="float" office:value="0.01665087">
            <text:p>1.665E-002</text:p>
          </table:table-cell>
          <table:table-cell office:value-type="float" office:value="-0.00000009591893">
            <text:p>-9.592E-008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3.001869">
            <text:p>3.002E+000</text:p>
          </table:table-cell>
          <table:table-cell office:value-type="float" office:value="8.97689">
            <text:p>8.977E+000</text:p>
          </table:table-cell>
          <table:table-cell office:value-type="float" office:value="0.006916134">
            <text:p>6.916E-003</text:p>
          </table:table-cell>
          <table:table-cell office:value-type="float" office:value="0.006743755">
            <text:p>6.744E-003</text:p>
          </table:table-cell>
          <table:table-cell office:value-type="float" office:value="0.00004605578">
            <text:p>4.606E-005</text:p>
          </table:table-cell>
          <table:table-cell office:value-type="float" office:value="0.02014362">
            <text:p>2.014E-002</text:p>
          </table:table-cell>
          <table:table-cell office:value-type="float" office:value="0.0000000549969">
            <text:p>5.500E-008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.969309">
            <text:p>2.969E+000</text:p>
          </table:table-cell>
          <table:table-cell office:value-type="float" office:value="8.78374">
            <text:p>8.784E+000</text:p>
          </table:table-cell>
          <table:table-cell office:value-type="float" office:value="0.0007676589">
            <text:p>7.677E-004</text:p>
          </table:table-cell>
          <table:table-cell office:value-type="float" office:value="0.0008366861">
            <text:p>8.367E-004</text:p>
          </table:table-cell>
          <table:table-cell office:value-type="float" office:value="0.0000006705119">
            <text:p>6.705E-007</text:p>
          </table:table-cell>
          <table:table-cell office:value-type="float" office:value="0.002455339">
            <text:p>2.455E-003</text:p>
          </table:table-cell>
          <table:table-cell office:value-type="float" office:value="-0.000000006677977">
            <text:p>-6.678E-009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3.16272">
            <text:p>3.163E+000</text:p>
          </table:table-cell>
          <table:table-cell office:value-type="float" office:value="9.969246">
            <text:p>9.969E+000</text:p>
          </table:table-cell>
          <table:table-cell office:value-type="float" office:value="0.0002487113">
            <text:p>2.487E-004</text:p>
          </table:table-cell>
          <table:table-cell office:value-type="float" office:value="0.0002185204">
            <text:p>2.185E-004</text:p>
          </table:table-cell>
          <table:table-cell office:value-type="float" office:value="0.00000005093624">
            <text:p>5.094E-008</text:p>
          </table:table-cell>
          <table:table-cell office:value-type="float" office:value="0.0006639293">
            <text:p>6.639E-004</text:p>
          </table:table-cell>
          <table:table-cell office:value-type="float" office:value="0.0000000008388244">
            <text:p>8.388E-01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.982846">
            <text:p>2.983E+000</text:p>
          </table:table-cell>
          <table:table-cell office:value-type="float" office:value="8.865279">
            <text:p>8.865E+000</text:p>
          </table:table-cell>
          <table:table-cell office:value-type="float" office:value="0.006851258">
            <text:p>6.851E-003</text:p>
          </table:table-cell>
          <table:table-cell office:value-type="float" office:value="0.0064418">
            <text:p>6.442E-003</text:p>
          </table:table-cell>
          <table:table-cell office:value-type="float" office:value="0.00004279484">
            <text:p>4.279E-005</text:p>
          </table:table-cell>
          <table:table-cell office:value-type="float" office:value="0.01901256">
            <text:p>1.901E-002</text:p>
          </table:table-cell>
          <table:table-cell office:value-type="float" office:value="0.0000001983623">
            <text:p>1.984E-007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3.090563">
            <text:p>3.091E+000</text:p>
          </table:table-cell>
          <table:table-cell office:value-type="float" office:value="9.517556">
            <text:p>9.518E+000</text:p>
          </table:table-cell>
          <table:table-cell office:value-type="float" office:value="0.06556907">
            <text:p>6.557E-002</text:p>
          </table:table-cell>
          <table:table-cell office:value-type="float" office:value="0.06517468">
            <text:p>6.517E-002</text:p>
          </table:table-cell>
          <table:table-cell office:value-type="float" office:value="0.004260571">
            <text:p>4.261E-003</text:p>
          </table:table-cell>
          <table:table-cell office:value-type="float" office:value="0.200982">
            <text:p>2.010E-001</text:p>
          </table:table-cell>
          <table:table-cell office:value-type="float" office:value="-0.0000008912755">
            <text:p>-8.913E-007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.951342">
            <text:p>2.951E+000</text:p>
          </table:table-cell>
          <table:table-cell office:value-type="float" office:value="8.677198">
            <text:p>8.677E+000</text:p>
          </table:table-cell>
          <table:table-cell office:value-type="float" office:value="0.005115842">
            <text:p>5.116E-003</text:p>
          </table:table-cell>
          <table:table-cell office:value-type="float" office:value="0.004991456">
            <text:p>4.991E-003</text:p>
          </table:table-cell>
          <table:table-cell office:value-type="float" office:value="0.00002522313">
            <text:p>2.522E-005</text:p>
          </table:table-cell>
          <table:table-cell office:value-type="float" office:value="0.01464701">
            <text:p>1.465E-002</text:p>
          </table:table-cell>
          <table:table-cell office:value-type="float" office:value="0.00000003669619">
            <text:p>3.670E-008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3.042345">
            <text:p>3.042E+000</text:p>
          </table:table-cell>
          <table:table-cell office:value-type="float" office:value="9.222329">
            <text:p>9.222E+000</text:p>
          </table:table-cell>
          <table:table-cell office:value-type="float" office:value="0.001456556">
            <text:p>1.457E-003</text:p>
          </table:table-cell>
          <table:table-cell office:value-type="float" office:value="0.001449174">
            <text:p>1.449E-003</text:p>
          </table:table-cell>
          <table:table-cell office:value-type="float" office:value="0.000002105447">
            <text:p>2.105E-006</text:p>
          </table:table-cell>
          <table:table-cell office:value-type="float" office:value="0.004378735">
            <text:p>4.379E-003</text:p>
          </table:table-cell>
          <table:table-cell office:value-type="float" office:value="-0.000000001727673">
            <text:p>-1.728E-009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3.036076">
            <text:p>3.036E+000</text:p>
          </table:table-cell>
          <table:table-cell office:value-type="float" office:value="9.183952">
            <text:p>9.184E+000</text:p>
          </table:table-cell>
          <table:table-cell office:value-type="float" office:value="0.002959868">
            <text:p>2.960E-003</text:p>
          </table:table-cell>
          <table:table-cell office:value-type="float" office:value="0.003061382">
            <text:p>3.061E-003</text:p>
          </table:table-cell>
          <table:table-cell office:value-type="float" office:value="0.000009215364">
            <text:p>9.215E-006</text:p>
          </table:table-cell>
          <table:table-cell office:value-type="float" office:value="0.009277297">
            <text:p>9.277E-003</text:p>
          </table:table-cell>
          <table:table-cell office:value-type="float" office:value="-0.000000002448102">
            <text:p>-2.448E-009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.913028">
            <text:p>2.913E+000</text:p>
          </table:table-cell>
          <table:table-cell office:value-type="float" office:value="8.451131">
            <text:p>8.451E+000</text:p>
          </table:table-cell>
          <table:table-cell office:value-type="float" office:value="0.002842012">
            <text:p>2.842E-003</text:p>
          </table:table-cell>
          <table:table-cell office:value-type="float" office:value="0.002936763">
            <text:p>2.937E-003</text:p>
          </table:table-cell>
          <table:table-cell office:value-type="float" office:value="0.000008484289">
            <text:p>8.484E-006</text:p>
          </table:table-cell>
          <table:table-cell office:value-type="float" office:value="0.008527879">
            <text:p>8.528E-003</text:p>
          </table:table-cell>
          <table:table-cell office:value-type="float" office:value="0.00000001755267">
            <text:p>1.755E-008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.015426">
            <text:p>3.015E+000</text:p>
          </table:table-cell>
          <table:table-cell office:value-type="float" office:value="9.058335">
            <text:p>9.058E+000</text:p>
          </table:table-cell>
          <table:table-cell office:value-type="float" office:value="0.005732202">
            <text:p>5.732E-003</text:p>
          </table:table-cell>
          <table:table-cell office:value-type="float" office:value="0.005702239">
            <text:p>5.702E-003</text:p>
          </table:table-cell>
          <table:table-cell office:value-type="float" office:value="0.00003260084">
            <text:p>3.260E-005</text:p>
          </table:table-cell>
          <table:table-cell office:value-type="float" office:value="0.01710448">
            <text:p>1.710E-002</text:p>
          </table:table-cell>
          <table:table-cell office:value-type="float" office:value="0.000000007638893">
            <text:p>7.639E-009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.970043">
            <text:p>2.970E+000</text:p>
          </table:table-cell>
          <table:table-cell office:value-type="float" office:value="8.7882">
            <text:p>8.788E+000</text:p>
          </table:table-cell>
          <table:table-cell office:value-type="float" office:value="0.01135128">
            <text:p>1.135E-002</text:p>
          </table:table-cell>
          <table:table-cell office:value-type="float" office:value="0.01129118">
            <text:p>1.129E-002</text:p>
          </table:table-cell>
          <table:table-cell office:value-type="float" office:value="0.0001278296">
            <text:p>1.278E-004</text:p>
          </table:table-cell>
          <table:table-cell office:value-type="float" office:value="0.03346072">
            <text:p>3.346E-002</text:p>
          </table:table-cell>
          <table:table-cell office:value-type="float" office:value="-0.00000003177256">
            <text:p>-3.177E-008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3.016708">
            <text:p>3.017E+000</text:p>
          </table:table-cell>
          <table:table-cell office:value-type="float" office:value="9.067055">
            <text:p>9.067E+000</text:p>
          </table:table-cell>
          <table:table-cell office:value-type="float" office:value="0.004231086">
            <text:p>4.231E-003</text:p>
          </table:table-cell>
          <table:table-cell office:value-type="float" office:value="0.004196151">
            <text:p>4.196E-003</text:p>
          </table:table-cell>
          <table:table-cell office:value-type="float" office:value="0.00001768082">
            <text:p>1.768E-005</text:p>
          </table:table-cell>
          <table:table-cell office:value-type="float" office:value="0.01262645">
            <text:p>1.263E-002</text:p>
          </table:table-cell>
          <table:table-cell office:value-type="float" office:value="0.00000001995172">
            <text:p>1.995E-008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.992731">
            <text:p>2.993E+000</text:p>
          </table:table-cell>
          <table:table-cell office:value-type="float" office:value="8.922658">
            <text:p>8.923E+000</text:p>
          </table:table-cell>
          <table:table-cell office:value-type="float" office:value="0.0004386879">
            <text:p>4.387E-004</text:p>
          </table:table-cell>
          <table:table-cell office:value-type="float" office:value="0.0003961113">
            <text:p>3.961E-004</text:p>
          </table:table-cell>
          <table:table-cell office:value-type="float" office:value="0.0000001651183">
            <text:p>1.651E-007</text:p>
          </table:table-cell>
          <table:table-cell office:value-type="float" office:value="0.001125994">
            <text:p>1.126E-003</text:p>
          </table:table-cell>
          <table:table-cell office:value-type="float" office:value="0.00000000103646">
            <text:p>1.036E-009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.944271">
            <text:p>2.944E+000</text:p>
          </table:table-cell>
          <table:table-cell office:value-type="float" office:value="8.638053">
            <text:p>8.638E+000</text:p>
          </table:table-cell>
          <table:table-cell office:value-type="float" office:value="0.002041874">
            <text:p>2.042E-003</text:p>
          </table:table-cell>
          <table:table-cell office:value-type="float" office:value="0.001994948">
            <text:p>1.995E-003</text:p>
          </table:table-cell>
          <table:table-cell office:value-type="float" office:value="0.000004026349">
            <text:p>4.026E-006</text:p>
          </table:table-cell>
          <table:table-cell office:value-type="float" office:value="0.005846508">
            <text:p>5.847E-003</text:p>
          </table:table-cell>
          <table:table-cell office:value-type="float" office:value="0.00000000444897">
            <text:p>4.449E-009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.967572">
            <text:p>2.968E+000</text:p>
          </table:table-cell>
          <table:table-cell office:value-type="float" office:value="8.774059">
            <text:p>8.774E+000</text:p>
          </table:table-cell>
          <table:table-cell office:value-type="float" office:value="0.04571141">
            <text:p>4.571E-002</text:p>
          </table:table-cell>
          <table:table-cell office:value-type="float" office:value="0.04595787">
            <text:p>4.596E-002</text:p>
          </table:table-cell>
          <table:table-cell office:value-type="float" office:value="0.002106455">
            <text:p>2.106E-003</text:p>
          </table:table-cell>
          <table:table-cell office:value-type="float" office:value="0.1358797">
            <text:p>1.359E-001</text:p>
          </table:table-cell>
          <table:table-cell office:value-type="float" office:value="0.0000007808644">
            <text:p>7.809E-007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3.065462">
            <text:p>3.065E+000</text:p>
          </table:table-cell>
          <table:table-cell office:value-type="float" office:value="9.363562">
            <text:p>9.364E+000</text:p>
          </table:table-cell>
          <table:table-cell office:value-type="float" office:value="0.02963682">
            <text:p>2.964E-002</text:p>
          </table:table-cell>
          <table:table-cell office:value-type="float" office:value="0.02849169">
            <text:p>2.849E-002</text:p>
          </table:table-cell>
          <table:table-cell office:value-type="float" office:value="0.000827926">
            <text:p>8.279E-004</text:p>
          </table:table-cell>
          <table:table-cell office:value-type="float" office:value="0.08630622">
            <text:p>8.631E-002</text:p>
          </table:table-cell>
          <table:table-cell office:value-type="float" office:value="0.000002204692">
            <text:p>2.205E-006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3.002154">
            <text:p>3.002E+000</text:p>
          </table:table-cell>
          <table:table-cell office:value-type="float" office:value="8.980102">
            <text:p>8.980E+000</text:p>
          </table:table-cell>
          <table:table-cell office:value-type="float" office:value="0.01733944">
            <text:p>1.734E-002</text:p>
          </table:table-cell>
          <table:table-cell office:value-type="float" office:value="0.01717375">
            <text:p>1.717E-002</text:p>
          </table:table-cell>
          <table:table-cell office:value-type="float" office:value="0.0002963569">
            <text:p>2.964E-004</text:p>
          </table:table-cell>
          <table:table-cell office:value-type="float" office:value="0.05116421">
            <text:p>5.116E-002</text:p>
          </table:table-cell>
          <table:table-cell office:value-type="float" office:value="-0.00000008187089">
            <text:p>-8.187E-008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.981288">
            <text:p>2.981E+000</text:p>
          </table:table-cell>
          <table:table-cell office:value-type="float" office:value="8.854621">
            <text:p>8.855E+000</text:p>
          </table:table-cell>
          <table:table-cell office:value-type="float" office:value="0.003317499">
            <text:p>3.317E-003</text:p>
          </table:table-cell>
          <table:table-cell office:value-type="float" office:value="0.002216412">
            <text:p>2.216E-003</text:p>
          </table:table-cell>
          <table:table-cell office:value-type="float" office:value="0.000005981249">
            <text:p>5.981E-006</text:p>
          </table:table-cell>
          <table:table-cell office:value-type="float" office:value="0.005773715">
            <text:p>5.774E-003</text:p>
          </table:table-cell>
          <table:table-cell office:value-type="float" office:value="-0.0000005881185">
            <text:p>-5.881E-007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3.076039">
            <text:p>3.076E+000</text:p>
          </table:table-cell>
          <table:table-cell office:value-type="float" office:value="9.428374">
            <text:p>9.428E+000</text:p>
          </table:table-cell>
          <table:table-cell office:value-type="float" office:value="0.0005408411">
            <text:p>5.408E-004</text:p>
          </table:table-cell>
          <table:table-cell office:value-type="float" office:value="0.0005228786">
            <text:p>5.229E-004</text:p>
          </table:table-cell>
          <table:table-cell office:value-type="float" office:value="0.0000002780577">
            <text:p>2.781E-007</text:p>
          </table:table-cell>
          <table:table-cell office:value-type="float" office:value="0.001592911">
            <text:p>1.593E-003</text:p>
          </table:table-cell>
          <table:table-cell office:value-type="float" office:value="-0.0000000006625281">
            <text:p>-6.625E-01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8.366071">
            <text:p>8.366E+000</text:p>
          </table:table-cell>
          <table:table-cell office:value-type="float" office:value="69.9639">
            <text:p>6.996E+001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3.056819">
            <text:p>3.057E+000</text:p>
          </table:table-cell>
          <table:table-cell office:value-type="float" office:value="9.30828">
            <text:p>9.308E+000</text:p>
          </table:table-cell>
          <table:table-cell office:value-type="float" office:value="0.0001658415">
            <text:p>1.658E-004</text:p>
          </table:table-cell>
          <table:table-cell office:value-type="float" office:value="0.0000239941">
            <text:p>2.399E-005</text:p>
          </table:table-cell>
          <table:table-cell office:value-type="float" office:value="-0.0000000002345262">
            <text:p>-2.345E-010</text:p>
          </table:table-cell>
          <table:table-cell office:value-type="float" office:value="-0.00003440923">
            <text:p>-3.441E-005</text:p>
          </table:table-cell>
          <table:table-cell office:value-type="float" office:value="0.000000001495293">
            <text:p>1.495E-009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.975142">
            <text:p>2.975E+000</text:p>
          </table:table-cell>
          <table:table-cell office:value-type="float" office:value="8.815769">
            <text:p>8.816E+000</text:p>
          </table:table-cell>
          <table:table-cell office:value-type="float" office:value="0.0003805779">
            <text:p>3.806E-004</text:p>
          </table:table-cell>
          <table:table-cell office:value-type="float" office:value="0.00005325028">
            <text:p>5.325E-005</text:p>
          </table:table-cell>
          <table:table-cell office:value-type="float" office:value="-0.000000001851913">
            <text:p>-1.852E-009</text:p>
          </table:table-cell>
          <table:table-cell office:value-type="float" office:value="-0.00008861787">
            <text:p>-8.862E-005</text:p>
          </table:table-cell>
          <table:table-cell office:value-type="float" office:value="-0.000000007350932">
            <text:p>-7.351E-009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.991029">
            <text:p>2.991E+000</text:p>
          </table:table-cell>
          <table:table-cell office:value-type="float" office:value="8.910793">
            <text:p>8.911E+000</text:p>
          </table:table-cell>
          <table:table-cell office:value-type="float" office:value="0.0001453896">
            <text:p>1.454E-004</text:p>
          </table:table-cell>
          <table:table-cell office:value-type="float" office:value="0.00007066311">
            <text:p>7.066E-005</text:p>
          </table:table-cell>
          <table:table-cell office:value-type="float" office:value="0.00000000694976">
            <text:p>6.950E-009</text:p>
          </table:table-cell>
          <table:table-cell office:value-type="float" office:value="0.0001596957">
            <text:p>1.597E-004</text:p>
          </table:table-cell>
          <table:table-cell office:value-type="float" office:value="-0.000000001732099">
            <text:p>-1.732E-009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3.007555">
            <text:p>3.008E+000</text:p>
          </table:table-cell>
          <table:table-cell office:value-type="float" office:value="9.011303">
            <text:p>9.011E+000</text:p>
          </table:table-cell>
          <table:table-cell office:value-type="float" office:value="0.008343112">
            <text:p>8.343E-003</text:p>
          </table:table-cell>
          <table:table-cell office:value-type="float" office:value="0.008121049">
            <text:p>8.121E-003</text:p>
          </table:table-cell>
          <table:table-cell office:value-type="float" office:value="0.00006684697">
            <text:p>6.685E-005</text:p>
          </table:table-cell>
          <table:table-cell office:value-type="float" office:value="0.02431931">
            <text:p>2.432E-002</text:p>
          </table:table-cell>
          <table:table-cell office:value-type="float" office:value="0.00000009758911">
            <text:p>9.759E-008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.907769">
            <text:p>2.908E+000</text:p>
          </table:table-cell>
          <table:table-cell office:value-type="float" office:value="8.423935">
            <text:p>8.424E+000</text:p>
          </table:table-cell>
          <table:table-cell office:value-type="float" office:value="0.006315685">
            <text:p>6.316E-003</text:p>
          </table:table-cell>
          <table:table-cell office:value-type="float" office:value="0.006191195">
            <text:p>6.191E-003</text:p>
          </table:table-cell>
          <table:table-cell office:value-type="float" office:value="0.00003871434">
            <text:p>3.871E-005</text:p>
          </table:table-cell>
          <table:table-cell office:value-type="float" office:value="0.01789683">
            <text:p>1.790E-002</text:p>
          </table:table-cell>
          <table:table-cell office:value-type="float" office:value="-0.0000000312669">
            <text:p>-3.127E-008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.914989">
            <text:p>2.915E+000</text:p>
          </table:table-cell>
          <table:table-cell office:value-type="float" office:value="8.4638">
            <text:p>8.464E+000</text:p>
          </table:table-cell>
          <table:table-cell office:value-type="float" office:value="0.0007034002">
            <text:p>7.034E-004</text:p>
          </table:table-cell>
          <table:table-cell office:value-type="float" office:value="0.0007200416">
            <text:p>7.200E-004</text:p>
          </table:table-cell>
          <table:table-cell office:value-type="float" office:value="0.0000005124295">
            <text:p>5.124E-007</text:p>
          </table:table-cell>
          <table:table-cell office:value-type="float" office:value="0.002092548">
            <text:p>2.093E-003</text:p>
          </table:table-cell>
          <table:table-cell office:value-type="float" office:value="-0.000000002051326">
            <text:p>-2.051E-009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.918273">
            <text:p>2.918E+000</text:p>
          </table:table-cell>
          <table:table-cell office:value-type="float" office:value="8.484487">
            <text:p>8.484E+000</text:p>
          </table:table-cell>
          <table:table-cell office:value-type="float" office:value="0.001233438">
            <text:p>1.233E-003</text:p>
          </table:table-cell>
          <table:table-cell office:value-type="float" office:value="0.0009123594">
            <text:p>9.124E-004</text:p>
          </table:table-cell>
          <table:table-cell office:value-type="float" office:value="0.0000009661374">
            <text:p>9.661E-007</text:p>
          </table:table-cell>
          <table:table-cell office:value-type="float" office:value="0.00243696">
            <text:p>2.437E-003</text:p>
          </table:table-cell>
          <table:table-cell office:value-type="float" office:value="-0.00000005753153">
            <text:p>-5.753E-008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.933616">
            <text:p>2.934E+000</text:p>
          </table:table-cell>
          <table:table-cell office:value-type="float" office:value="8.572548">
            <text:p>8.573E+000</text:p>
          </table:table-cell>
          <table:table-cell office:value-type="float" office:value="0.007950537">
            <text:p>7.951E-003</text:p>
          </table:table-cell>
          <table:table-cell office:value-type="float" office:value="0.007912598">
            <text:p>7.913E-003</text:p>
          </table:table-cell>
          <table:table-cell office:value-type="float" office:value="0.00006275912">
            <text:p>6.276E-005</text:p>
          </table:table-cell>
          <table:table-cell office:value-type="float" office:value="0.0230371">
            <text:p>2.304E-002</text:p>
          </table:table-cell>
          <table:table-cell office:value-type="float" office:value="0.00000003765474">
            <text:p>3.765E-008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.904713">
            <text:p>2.905E+000</text:p>
          </table:table-cell>
          <table:table-cell office:value-type="float" office:value="8.40434">
            <text:p>8.404E+000</text:p>
          </table:table-cell>
          <table:table-cell office:value-type="float" office:value="0.003221707">
            <text:p>3.222E-003</text:p>
          </table:table-cell>
          <table:table-cell office:value-type="float" office:value="0.002574805">
            <text:p>2.575E-003</text:p>
          </table:table-cell>
          <table:table-cell office:value-type="float" office:value="0.000007410441">
            <text:p>7.410E-006</text:p>
          </table:table-cell>
          <table:table-cell office:value-type="float" office:value="0.007013876">
            <text:p>7.014E-003</text:p>
          </table:table-cell>
          <table:table-cell office:value-type="float" office:value="-0.0000002825523">
            <text:p>-2.826E-007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.941849">
            <text:p>2.942E+000</text:p>
          </table:table-cell>
          <table:table-cell office:value-type="float" office:value="8.620712">
            <text:p>8.621E+000</text:p>
          </table:table-cell>
          <table:table-cell office:value-type="float" office:value="0.005581423">
            <text:p>5.581E-003</text:p>
          </table:table-cell>
          <table:table-cell office:value-type="float" office:value="0.005374659">
            <text:p>5.375E-003</text:p>
          </table:table-cell>
          <table:table-cell office:value-type="float" office:value="0.00002943733">
            <text:p>2.944E-005</text:p>
          </table:table-cell>
          <table:table-cell office:value-type="float" office:value="0.01571591">
            <text:p>1.572E-002</text:p>
          </table:table-cell>
          <table:table-cell office:value-type="float" office:value="-0.00000004416487">
            <text:p>-4.416E-008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.976444">
            <text:p>2.976E+000</text:p>
          </table:table-cell>
          <table:table-cell office:value-type="float" office:value="8.826661">
            <text:p>8.827E+000</text:p>
          </table:table-cell>
          <table:table-cell office:value-type="float" office:value="0.07742871">
            <text:p>7.743E-002</text:p>
          </table:table-cell>
          <table:table-cell office:value-type="float" office:value="0.07659252">
            <text:p>7.659E-002</text:p>
          </table:table-cell>
          <table:table-cell office:value-type="float" office:value="0.00589835">
            <text:p>5.898E-003</text:p>
          </table:table-cell>
          <table:table-cell office:value-type="float" office:value="0.2274983">
            <text:p>2.275E-001</text:p>
          </table:table-cell>
          <table:table-cell office:value-type="float" office:value="0.000001205834">
            <text:p>1.206E-006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3.01503">
            <text:p>3.015E+000</text:p>
          </table:table-cell>
          <table:table-cell office:value-type="float" office:value="9.055082">
            <text:p>9.055E+000</text:p>
          </table:table-cell>
          <table:table-cell office:value-type="float" office:value="0.02229592">
            <text:p>2.230E-002</text:p>
          </table:table-cell>
          <table:table-cell office:value-type="float" office:value="0.02203539">
            <text:p>2.204E-002</text:p>
          </table:table-cell>
          <table:table-cell office:value-type="float" office:value="0.0004884204">
            <text:p>4.884E-004</text:p>
          </table:table-cell>
          <table:table-cell office:value-type="float" office:value="0.06628173">
            <text:p>6.628E-002</text:p>
          </table:table-cell>
          <table:table-cell office:value-type="float" office:value="-0.00000005979513">
            <text:p>-5.980E-008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3.012816">
            <text:p>3.013E+000</text:p>
          </table:table-cell>
          <table:table-cell office:value-type="float" office:value="9.043274">
            <text:p>9.043E+000</text:p>
          </table:table-cell>
          <table:table-cell office:value-type="float" office:value="0.00001154628">
            <text:p>1.155E-005</text:p>
          </table:table-cell>
          <table:table-cell office:value-type="float" office:value="0.000009080174">
            <text:p>9.080E-006</text:p>
          </table:table-cell>
          <table:table-cell office:value-type="float" office:value="0.00000000009294452">
            <text:p>9.294E-011</text:p>
          </table:table-cell>
          <table:table-cell office:value-type="float" office:value="0.00002664522">
            <text:p>2.665E-005</text:p>
          </table:table-cell>
          <table:table-cell office:value-type="float" office:value="-0.00000000000234825">
            <text:p>-2.348E-012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.871077">
            <text:p>2.871E+000</text:p>
          </table:table-cell>
          <table:table-cell office:value-type="float" office:value="8.208955">
            <text:p>8.209E+000</text:p>
          </table:table-cell>
          <table:table-cell office:value-type="float" office:value="0.002392012">
            <text:p>2.392E-003</text:p>
          </table:table-cell>
          <table:table-cell office:value-type="float" office:value="0.002345652">
            <text:p>2.346E-003</text:p>
          </table:table-cell>
          <table:table-cell office:value-type="float" office:value="0.000005556188">
            <text:p>5.556E-006</text:p>
          </table:table-cell>
          <table:table-cell office:value-type="float" office:value="0.006718648">
            <text:p>6.719E-003</text:p>
          </table:table-cell>
          <table:table-cell office:value-type="float" office:value="-0.000000004978579">
            <text:p>-4.979E-009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3.013964">
            <text:p>3.014E+000</text:p>
          </table:table-cell>
          <table:table-cell office:value-type="float" office:value="9.049507">
            <text:p>9.050E+000</text:p>
          </table:table-cell>
          <table:table-cell office:value-type="float" office:value="0.0003861699">
            <text:p>3.862E-004</text:p>
          </table:table-cell>
          <table:table-cell office:value-type="float" office:value="0.0003589747">
            <text:p>3.590E-004</text:p>
          </table:table-cell>
          <table:table-cell office:value-type="float" office:value="0.0000001336524">
            <text:p>1.337E-007</text:p>
          </table:table-cell>
          <table:table-cell office:value-type="float" office:value="0.001076496">
            <text:p>1.076E-003</text:p>
          </table:table-cell>
          <table:table-cell office:value-type="float" office:value="0.0000000008206245">
            <text:p>8.206E-01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3.141457">
            <text:p>3.141E+000</text:p>
          </table:table-cell>
          <table:table-cell office:value-type="float" office:value="9.836552">
            <text:p>9.837E+000</text:p>
          </table:table-cell>
          <table:table-cell office:value-type="float" office:value="0.007221671">
            <text:p>7.222E-003</text:p>
          </table:table-cell>
          <table:table-cell office:value-type="float" office:value="0.007138073">
            <text:p>7.138E-003</text:p>
          </table:table-cell>
          <table:table-cell office:value-type="float" office:value="0.00005124957">
            <text:p>5.125E-005</text:p>
          </table:table-cell>
          <table:table-cell office:value-type="float" office:value="0.02236626">
            <text:p>2.237E-002</text:p>
          </table:table-cell>
          <table:table-cell office:value-type="float" office:value="0.00000003005891">
            <text:p>3.006E-008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3.027367">
            <text:p>3.027E+000</text:p>
          </table:table-cell>
          <table:table-cell office:value-type="float" office:value="9.131451">
            <text:p>9.131E+000</text:p>
          </table:table-cell>
          <table:table-cell office:value-type="float" office:value="0.01630752">
            <text:p>1.631E-002</text:p>
          </table:table-cell>
          <table:table-cell office:value-type="float" office:value="0.016328">
            <text:p>1.633E-002</text:p>
          </table:table-cell>
          <table:table-cell office:value-type="float" office:value="0.0002664363">
            <text:p>2.664E-004</text:p>
          </table:table-cell>
          <table:table-cell office:value-type="float" office:value="0.04931675">
            <text:p>4.932E-002</text:p>
          </table:table-cell>
          <table:table-cell office:value-type="float" office:value="-0.00000006094225">
            <text:p>-6.094E-008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2.973488">
            <text:p>2.973E+000</text:p>
          </table:table-cell>
          <table:table-cell office:value-type="float" office:value="8.808302">
            <text:p>8.808E+000</text:p>
          </table:table-cell>
          <table:table-cell office:value-type="float" office:value="0.0009421535">
            <text:p>9.422E-004</text:p>
          </table:table-cell>
          <table:table-cell office:value-type="float" office:value="0.0009553061">
            <text:p>9.553E-004</text:p>
          </table:table-cell>
          <table:table-cell office:value-type="float" office:value="0.0000009063043">
            <text:p>9.063E-007</text:p>
          </table:table-cell>
          <table:table-cell office:value-type="float" office:value="0.002833961">
            <text:p>2.834E-003</text:p>
          </table:table-cell>
          <table:table-cell office:value-type="float" office:value="-0.00000000151873">
            <text:p>-1.519E-009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.956525">
            <text:p>2.957E+000</text:p>
          </table:table-cell>
          <table:table-cell office:value-type="float" office:value="8.707696">
            <text:p>8.708E+000</text:p>
          </table:table-cell>
          <table:table-cell office:value-type="float" office:value="0.0001267261">
            <text:p>1.267E-004</text:p>
          </table:table-cell>
          <table:table-cell office:value-type="float" office:value="0.0001225636">
            <text:p>1.226E-004</text:p>
          </table:table-cell>
          <table:table-cell office:value-type="float" office:value="0.00000001527468">
            <text:p>1.527E-008</text:p>
          </table:table-cell>
          <table:table-cell office:value-type="float" office:value="0.0003600323">
            <text:p>3.600E-004</text:p>
          </table:table-cell>
          <table:table-cell office:value-type="float" office:value="0.00000000005823926">
            <text:p>5.824E-011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.928565">
            <text:p>2.929E+000</text:p>
          </table:table-cell>
          <table:table-cell office:value-type="float" office:value="8.543168">
            <text:p>8.543E+000</text:p>
          </table:table-cell>
          <table:table-cell office:value-type="float" office:value="0.01701673">
            <text:p>1.702E-002</text:p>
          </table:table-cell>
          <table:table-cell office:value-type="float" office:value="0.01675895">
            <text:p>1.676E-002</text:p>
          </table:table-cell>
          <table:table-cell office:value-type="float" office:value="0.0002830142">
            <text:p>2.830E-004</text:p>
          </table:table-cell>
          <table:table-cell office:value-type="float" office:value="0.04896757">
            <text:p>4.897E-002</text:p>
          </table:table-cell>
          <table:table-cell office:value-type="float" office:value="-0.0000001027097">
            <text:p>-1.027E-007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.811826">
            <text:p>2.812E+000</text:p>
          </table:table-cell>
          <table:table-cell office:value-type="float" office:value="7.873375">
            <text:p>7.873E+000</text:p>
          </table:table-cell>
          <table:table-cell office:value-type="float" office:value="0.04503195">
            <text:p>4.503E-002</text:p>
          </table:table-cell>
          <table:table-cell office:value-type="float" office:value="0.04427415">
            <text:p>4.427E-002</text:p>
          </table:table-cell>
          <table:table-cell office:value-type="float" office:value="0.001976904">
            <text:p>1.977E-003</text:p>
          </table:table-cell>
          <table:table-cell office:value-type="float" office:value="0.124035">
            <text:p>1.240E-001</text:p>
          </table:table-cell>
          <table:table-cell office:value-type="float" office:value="-0.000001100635">
            <text:p>-1.101E-006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2.921084">
            <text:p>2.921E+000</text:p>
          </table:table-cell>
          <table:table-cell office:value-type="float" office:value="8.499508">
            <text:p>8.500E+000</text:p>
          </table:table-cell>
          <table:table-cell office:value-type="float" office:value="0.3206404">
            <text:p>3.206E-001</text:p>
          </table:table-cell>
          <table:table-cell office:value-type="float" office:value="0.3187574">
            <text:p>3.188E-001</text:p>
          </table:table-cell>
          <table:table-cell office:value-type="float" office:value="0.1019059">
            <text:p>1.019E-001</text:p>
          </table:table-cell>
          <table:table-cell office:value-type="float" office:value="0.929253">
            <text:p>9.293E-001</text:p>
          </table:table-cell>
          <table:table-cell office:value-type="float" office:value="0.000007411142">
            <text:p>7.411E-006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.946558">
            <text:p>2.947E+000</text:p>
          </table:table-cell>
          <table:table-cell office:value-type="float" office:value="8.648462">
            <text:p>8.648E+000</text:p>
          </table:table-cell>
          <table:table-cell office:value-type="float" office:value="0.0009713682">
            <text:p>9.714E-004</text:p>
          </table:table-cell>
          <table:table-cell office:value-type="float" office:value="0.001014617">
            <text:p>1.015E-003</text:p>
          </table:table-cell>
          <table:table-cell office:value-type="float" office:value="0.000001007245">
            <text:p>1.007E-006</text:p>
          </table:table-cell>
          <table:table-cell office:value-type="float" office:value="0.002961236">
            <text:p>2.961E-003</text:p>
          </table:table-cell>
          <table:table-cell office:value-type="float" office:value="-0.000000006848305">
            <text:p>-6.848E-009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2.969546">
            <text:p>2.970E+000</text:p>
          </table:table-cell>
          <table:table-cell office:value-type="float" office:value="8.785524">
            <text:p>8.786E+000</text:p>
          </table:table-cell>
          <table:table-cell office:value-type="float" office:value="0.06461627">
            <text:p>6.462E-002</text:p>
          </table:table-cell>
          <table:table-cell office:value-type="float" office:value="0.06364226">
            <text:p>6.364E-002</text:p>
          </table:table-cell>
          <table:table-cell office:value-type="float" office:value="0.004081213">
            <text:p>4.081E-003</text:p>
          </table:table-cell>
          <table:table-cell office:value-type="float" office:value="0.1884076">
            <text:p>1.884E-001</text:p>
          </table:table-cell>
          <table:table-cell office:value-type="float" office:value="-0.000001937041">
            <text:p>-1.937E-006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3.040219">
            <text:p>3.040E+000</text:p>
          </table:table-cell>
          <table:table-cell office:value-type="float" office:value="9.20867">
            <text:p>9.209E+000</text:p>
          </table:table-cell>
          <table:table-cell office:value-type="float" office:value="0.001155063">
            <text:p>1.155E-003</text:p>
          </table:table-cell>
          <table:table-cell office:value-type="float" office:value="0.00112297">
            <text:p>1.123E-003</text:p>
          </table:table-cell>
          <table:table-cell office:value-type="float" office:value="0.000001278954">
            <text:p>1.279E-006</text:p>
          </table:table-cell>
          <table:table-cell office:value-type="float" office:value="0.003402343">
            <text:p>3.402E-003</text:p>
          </table:table-cell>
          <table:table-cell office:value-type="float" office:value="-0.000000001699422">
            <text:p>-1.699E-009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.959942">
            <text:p>2.960E+000</text:p>
          </table:table-cell>
          <table:table-cell office:value-type="float" office:value="8.72716">
            <text:p>8.727E+000</text:p>
          </table:table-cell>
          <table:table-cell office:value-type="float" office:value="0.01012512">
            <text:p>1.013E-002</text:p>
          </table:table-cell>
          <table:table-cell office:value-type="float" office:value="0.01004321">
            <text:p>1.004E-002</text:p>
          </table:table-cell>
          <table:table-cell office:value-type="float" office:value="0.0001012765">
            <text:p>1.013E-004</text:p>
          </table:table-cell>
          <table:table-cell office:value-type="float" office:value="0.02966834">
            <text:p>2.967E-002</text:p>
          </table:table-cell>
          <table:table-cell office:value-type="float" office:value="-0.00000002494825">
            <text:p>-2.495E-008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2.856137">
            <text:p>2.856E+000</text:p>
          </table:table-cell>
          <table:table-cell office:value-type="float" office:value="8.124403">
            <text:p>8.124E+000</text:p>
          </table:table-cell>
          <table:table-cell office:value-type="float" office:value="0.0001917639">
            <text:p>1.918E-004</text:p>
          </table:table-cell>
          <table:table-cell office:value-type="float" office:value="0.0001868943">
            <text:p>1.869E-004</text:p>
          </table:table-cell>
          <table:table-cell office:value-type="float" office:value="0.00000003538161">
            <text:p>3.538E-008</text:p>
          </table:table-cell>
          <table:table-cell office:value-type="float" office:value="0.0005278227">
            <text:p>5.278E-004</text:p>
          </table:table-cell>
          <table:table-cell office:value-type="float" office:value="0.00000000002347489">
            <text:p>2.347E-011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.99275">
            <text:p>2.993E+000</text:p>
          </table:table-cell>
          <table:table-cell office:value-type="float" office:value="8.923264">
            <text:p>8.923E+000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.909499">
            <text:p>2.909E+000</text:p>
          </table:table-cell>
          <table:table-cell office:value-type="float" office:value="8.432681">
            <text:p>8.433E+000</text:p>
          </table:table-cell>
          <table:table-cell office:value-type="float" office:value="0.003656411">
            <text:p>3.656E-003</text:p>
          </table:table-cell>
          <table:table-cell office:value-type="float" office:value="0.00357954">
            <text:p>3.580E-003</text:p>
          </table:table-cell>
          <table:table-cell office:value-type="float" office:value="0.00001294995">
            <text:p>1.295E-005</text:p>
          </table:table-cell>
          <table:table-cell office:value-type="float" office:value="0.01035987">
            <text:p>1.036E-002</text:p>
          </table:table-cell>
          <table:table-cell office:value-type="float" office:value="-0.00000001514181">
            <text:p>-1.514E-008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.964629">
            <text:p>2.965E+000</text:p>
          </table:table-cell>
          <table:table-cell office:value-type="float" office:value="8.753768">
            <text:p>8.754E+000</text:p>
          </table:table-cell>
          <table:table-cell office:value-type="float" office:value="0.0003761291">
            <text:p>3.761E-004</text:p>
          </table:table-cell>
          <table:table-cell office:value-type="float" office:value="0.0002402461">
            <text:p>2.402E-004</text:p>
          </table:table-cell>
          <table:table-cell office:value-type="float" office:value="0.00000007172439">
            <text:p>7.172E-008</text:p>
          </table:table-cell>
          <table:table-cell office:value-type="float" office:value="0.0006111866">
            <text:p>6.112E-004</text:p>
          </table:table-cell>
          <table:table-cell office:value-type="float" office:value="-0.000000008439994">
            <text:p>-8.440E-009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2.939746">
            <text:p>2.940E+000</text:p>
          </table:table-cell>
          <table:table-cell office:value-type="float" office:value="8.606695">
            <text:p>8.607E+000</text:p>
          </table:table-cell>
          <table:table-cell office:value-type="float" office:value="0.0008220886">
            <text:p>8.221E-004</text:p>
          </table:table-cell>
          <table:table-cell office:value-type="float" office:value="0.0005555219">
            <text:p>5.555E-004</text:p>
          </table:table-cell>
          <table:table-cell office:value-type="float" office:value="0.0000003737934">
            <text:p>3.738E-007</text:p>
          </table:table-cell>
          <table:table-cell office:value-type="float" office:value="0.001403224">
            <text:p>1.403E-003</text:p>
          </table:table-cell>
          <table:table-cell office:value-type="float" office:value="-0.00000003485105">
            <text:p>-3.485E-008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2.986215">
            <text:p>2.986E+000</text:p>
          </table:table-cell>
          <table:table-cell office:value-type="float" office:value="8.884333">
            <text:p>8.884E+000</text:p>
          </table:table-cell>
          <table:table-cell office:value-type="float" office:value="0.05187173">
            <text:p>5.187E-002</text:p>
          </table:table-cell>
          <table:table-cell office:value-type="float" office:value="0.05131177">
            <text:p>5.131E-002</text:p>
          </table:table-cell>
          <table:table-cell office:value-type="float" office:value="0.002647225">
            <text:p>2.647E-003</text:p>
          </table:table-cell>
          <table:table-cell office:value-type="float" office:value="0.1527238">
            <text:p>1.527E-001</text:p>
          </table:table-cell>
          <table:table-cell office:value-type="float" office:value="0.000001322384">
            <text:p>1.322E-006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2.878981">
            <text:p>2.879E+000</text:p>
          </table:table-cell>
          <table:table-cell office:value-type="float" office:value="8.256253">
            <text:p>8.256E+000</text:p>
          </table:table-cell>
          <table:table-cell office:value-type="float" office:value="0.006854853">
            <text:p>6.855E-003</text:p>
          </table:table-cell>
          <table:table-cell office:value-type="float" office:value="0.006640968">
            <text:p>6.641E-003</text:p>
          </table:table-cell>
          <table:table-cell office:value-type="float" office:value="0.00004480703">
            <text:p>4.481E-005</text:p>
          </table:table-cell>
          <table:table-cell office:value-type="float" office:value="0.01908036">
            <text:p>1.908E-002</text:p>
          </table:table-cell>
          <table:table-cell office:value-type="float" office:value="0.00000001416481">
            <text:p>1.416E-008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2.950015">
            <text:p>2.950E+000</text:p>
          </table:table-cell>
          <table:table-cell office:value-type="float" office:value="8.669953">
            <text:p>8.670E+000</text:p>
          </table:table-cell>
          <table:table-cell office:value-type="float" office:value="0.0003498117">
            <text:p>3.498E-004</text:p>
          </table:table-cell>
          <table:table-cell office:value-type="float" office:value="0.0001807472">
            <text:p>1.807E-004</text:p>
          </table:table-cell>
          <table:table-cell office:value-type="float" office:value="0.00000004440257">
            <text:p>4.440E-008</text:p>
          </table:table-cell>
          <table:table-cell office:value-type="float" office:value="0.0004092586">
            <text:p>4.093E-004</text:p>
          </table:table-cell>
          <table:table-cell office:value-type="float" office:value="0.000000009696632">
            <text:p>9.697E-009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3.001611">
            <text:p>3.002E+000</text:p>
          </table:table-cell>
          <table:table-cell office:value-type="float" office:value="8.975938">
            <text:p>8.976E+000</text:p>
          </table:table-cell>
          <table:table-cell office:value-type="float" office:value="0.0006499381">
            <text:p>6.499E-004</text:p>
          </table:table-cell>
          <table:table-cell office:value-type="float" office:value="0.0005818669">
            <text:p>5.819E-004</text:p>
          </table:table-cell>
          <table:table-cell office:value-type="float" office:value="0.0000003577908">
            <text:p>3.578E-007</text:p>
          </table:table-cell>
          <table:table-cell office:value-type="float" office:value="0.001685734">
            <text:p>1.686E-003</text:p>
          </table:table-cell>
          <table:table-cell office:value-type="float" office:value="-0.000000004990981">
            <text:p>-4.991E-009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2.945688">
            <text:p>2.946E+000</text:p>
          </table:table-cell>
          <table:table-cell office:value-type="float" office:value="8.644166">
            <text:p>8.644E+000</text:p>
          </table:table-cell>
          <table:table-cell office:value-type="float" office:value="0.005435332">
            <text:p>5.435E-003</text:p>
          </table:table-cell>
          <table:table-cell office:value-type="float" office:value="0.005330074">
            <text:p>5.330E-003</text:p>
          </table:table-cell>
          <table:table-cell office:value-type="float" office:value="0.00002868883">
            <text:p>2.869E-005</text:p>
          </table:table-cell>
          <table:table-cell office:value-type="float" office:value="0.01566214">
            <text:p>1.566E-002</text:p>
          </table:table-cell>
          <table:table-cell office:value-type="float" office:value="-0.00000001680298">
            <text:p>-1.680E-008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3.217373">
            <text:p>3.217E+000</text:p>
          </table:table-cell>
          <table:table-cell office:value-type="float" office:value="10.31628">
            <text:p>1.032E+001</text:p>
          </table:table-cell>
          <table:table-cell office:value-type="float" office:value="0.009427919">
            <text:p>9.428E-003</text:p>
          </table:table-cell>
          <table:table-cell office:value-type="float" office:value="0.009049394">
            <text:p>9.049E-003</text:p>
          </table:table-cell>
          <table:table-cell office:value-type="float" office:value="0.00008358634">
            <text:p>8.359E-005</text:p>
          </table:table-cell>
          <table:table-cell office:value-type="float" office:value="0.02885274">
            <text:p>2.885E-002</text:p>
          </table:table-cell>
          <table:table-cell office:value-type="float" office:value="-0.0000002457179">
            <text:p>-2.457E-00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3.003649">
            <text:p>3.004E+000</text:p>
          </table:table-cell>
          <table:table-cell office:value-type="float" office:value="8.987715">
            <text:p>8.988E+000</text:p>
          </table:table-cell>
          <table:table-cell office:value-type="float" office:value="0.002678415">
            <text:p>2.678E-003</text:p>
          </table:table-cell>
          <table:table-cell office:value-type="float" office:value="0.002445583">
            <text:p>2.446E-003</text:p>
          </table:table-cell>
          <table:table-cell office:value-type="float" office:value="0.000006258848">
            <text:p>6.259E-006</text:p>
          </table:table-cell>
          <table:table-cell office:value-type="float" office:value="0.007212031">
            <text:p>7.212E-003</text:p>
          </table:table-cell>
          <table:table-cell office:value-type="float" office:value="0.00000005719936">
            <text:p>5.720E-0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2.974462">
            <text:p>2.974E+000</text:p>
          </table:table-cell>
          <table:table-cell office:value-type="float" office:value="8.814509">
            <text:p>8.815E+000</text:p>
          </table:table-cell>
          <table:table-cell office:value-type="float" office:value="0.001798281">
            <text:p>1.798E-003</text:p>
          </table:table-cell>
          <table:table-cell office:value-type="float" office:value="0.001848229">
            <text:p>1.848E-003</text:p>
          </table:table-cell>
          <table:table-cell office:value-type="float" office:value="0.000003369469">
            <text:p>3.369E-006</text:p>
          </table:table-cell>
          <table:table-cell office:value-type="float" office:value="0.00548254">
            <text:p>5.483E-003</text:p>
          </table:table-cell>
          <table:table-cell office:value-type="float" office:value="-0.000000006709588">
            <text:p>-6.710E-009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.955828">
            <text:p>2.956E+000</text:p>
          </table:table-cell>
          <table:table-cell office:value-type="float" office:value="8.703488">
            <text:p>8.703E+000</text:p>
          </table:table-cell>
          <table:table-cell office:value-type="float" office:value="0.01433886">
            <text:p>1.434E-002</text:p>
          </table:table-cell>
          <table:table-cell office:value-type="float" office:value="0.01415574">
            <text:p>1.416E-002</text:p>
          </table:table-cell>
          <table:table-cell office:value-type="float" office:value="0.0002016769">
            <text:p>2.017E-004</text:p>
          </table:table-cell>
          <table:table-cell office:value-type="float" office:value="0.04168633">
            <text:p>4.169E-002</text:p>
          </table:table-cell>
          <table:table-cell office:value-type="float" office:value="-0.0000000913757">
            <text:p>-9.138E-008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3.024823">
            <text:p>3.025E+000</text:p>
          </table:table-cell>
          <table:table-cell office:value-type="float" office:value="9.115984">
            <text:p>9.116E+000</text:p>
          </table:table-cell>
          <table:table-cell office:value-type="float" office:value="0.01546744">
            <text:p>1.547E-002</text:p>
          </table:table-cell>
          <table:table-cell office:value-type="float" office:value="0.01521377">
            <text:p>1.521E-002</text:p>
          </table:table-cell>
          <table:table-cell office:value-type="float" office:value="0.0002333806">
            <text:p>2.334E-004</text:p>
          </table:table-cell>
          <table:table-cell office:value-type="float" office:value="0.04565866">
            <text:p>4.566E-002</text:p>
          </table:table-cell>
          <table:table-cell office:value-type="float" office:value="-0.0000000893001">
            <text:p>-8.930E-008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2.926537">
            <text:p>2.927E+000</text:p>
          </table:table-cell>
          <table:table-cell office:value-type="float" office:value="8.532012">
            <text:p>8.532E+000</text:p>
          </table:table-cell>
          <table:table-cell office:value-type="float" office:value="0.0164731">
            <text:p>1.647E-002</text:p>
          </table:table-cell>
          <table:table-cell office:value-type="float" office:value="0.01498124">
            <text:p>1.498E-002</text:p>
          </table:table-cell>
          <table:table-cell office:value-type="float" office:value="0.0002353352">
            <text:p>2.353E-004</text:p>
          </table:table-cell>
          <table:table-cell office:value-type="float" office:value="0.04241778">
            <text:p>4.242E-002</text:p>
          </table:table-cell>
          <table:table-cell office:value-type="float" office:value="-0.000002393618">
            <text:p>-2.394E-006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3.082775">
            <text:p>3.083E+000</text:p>
          </table:table-cell>
          <table:table-cell office:value-type="float" office:value="9.468819">
            <text:p>9.469E+000</text:p>
          </table:table-cell>
          <table:table-cell office:value-type="float" office:value="0.01222846">
            <text:p>1.223E-002</text:p>
          </table:table-cell>
          <table:table-cell office:value-type="float" office:value="0.01103607">
            <text:p>1.104E-002</text:p>
          </table:table-cell>
          <table:table-cell office:value-type="float" office:value="0.0001282006">
            <text:p>1.282E-004</text:p>
          </table:table-cell>
          <table:table-cell office:value-type="float" office:value="0.03365228">
            <text:p>3.365E-002</text:p>
          </table:table-cell>
          <table:table-cell office:value-type="float" office:value="0.000001148722">
            <text:p>1.149E-006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.90756">
            <text:p>2.908E+000</text:p>
          </table:table-cell>
          <table:table-cell office:value-type="float" office:value="8.418764">
            <text:p>8.419E+000</text:p>
          </table:table-cell>
          <table:table-cell office:value-type="float" office:value="0.02485329">
            <text:p>2.485E-002</text:p>
          </table:table-cell>
          <table:table-cell office:value-type="float" office:value="0.02369175">
            <text:p>2.369E-002</text:p>
          </table:table-cell>
          <table:table-cell office:value-type="float" office:value="0.0005748936">
            <text:p>5.749E-004</text:p>
          </table:table-cell>
          <table:table-cell office:value-type="float" office:value="0.06872301">
            <text:p>6.872E-002</text:p>
          </table:table-cell>
          <table:table-cell office:value-type="float" office:value="-0.0000005570459">
            <text:p>-5.570E-007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3.007668">
            <text:p>3.008E+000</text:p>
          </table:table-cell>
          <table:table-cell office:value-type="float" office:value="9.011637">
            <text:p>9.012E+000</text:p>
          </table:table-cell>
          <table:table-cell office:value-type="float" office:value="0.0002867026">
            <text:p>2.867E-004</text:p>
          </table:table-cell>
          <table:table-cell office:value-type="float" office:value="0.0002921798">
            <text:p>2.922E-004</text:p>
          </table:table-cell>
          <table:table-cell office:value-type="float" office:value="0.00000008456449">
            <text:p>8.456E-008</text:p>
          </table:table-cell>
          <table:table-cell office:value-type="float" office:value="0.0008679903">
            <text:p>8.680E-004</text:p>
          </table:table-cell>
          <table:table-cell office:value-type="float" office:value="-0.0000000003140987">
            <text:p>-3.141E-01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2.94992">
            <text:p>2.950E+000</text:p>
          </table:table-cell>
          <table:table-cell office:value-type="float" office:value="8.66882">
            <text:p>8.669E+000</text:p>
          </table:table-cell>
          <table:table-cell office:value-type="float" office:value="0.004573627">
            <text:p>4.574E-003</text:p>
          </table:table-cell>
          <table:table-cell office:value-type="float" office:value="0.004337517">
            <text:p>4.338E-003</text:p>
          </table:table-cell>
          <table:table-cell office:value-type="float" office:value="0.00001931915">
            <text:p>1.932E-005</text:p>
          </table:table-cell>
          <table:table-cell office:value-type="float" office:value="0.01256577">
            <text:p>1.257E-002</text:p>
          </table:table-cell>
          <table:table-cell office:value-type="float" office:value="-0.00000008431339">
            <text:p>-8.431E-008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2.916937">
            <text:p>2.917E+000</text:p>
          </table:table-cell>
          <table:table-cell office:value-type="float" office:value="8.475494">
            <text:p>8.475E+000</text:p>
          </table:table-cell>
          <table:table-cell office:value-type="float" office:value="0.02023378">
            <text:p>2.023E-002</text:p>
          </table:table-cell>
          <table:table-cell office:value-type="float" office:value="0.01993126">
            <text:p>1.993E-002</text:p>
          </table:table-cell>
          <table:table-cell office:value-type="float" office:value="0.0004002586">
            <text:p>4.003E-004</text:p>
          </table:table-cell>
          <table:table-cell office:value-type="float" office:value="0.05800248">
            <text:p>5.800E-002</text:p>
          </table:table-cell>
          <table:table-cell office:value-type="float" office:value="0.000000229603">
            <text:p>2.296E-007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2.863007">
            <text:p>2.863E+000</text:p>
          </table:table-cell>
          <table:table-cell office:value-type="float" office:value="8.16276">
            <text:p>8.163E+000</text:p>
          </table:table-cell>
          <table:table-cell office:value-type="float" office:value="0.1687339">
            <text:p>1.687E-001</text:p>
          </table:table-cell>
          <table:table-cell office:value-type="float" office:value="0.1660354">
            <text:p>1.660E-001</text:p>
          </table:table-cell>
          <table:table-cell office:value-type="float" office:value="0.02779087">
            <text:p>2.779E-002</text:p>
          </table:table-cell>
          <table:table-cell office:value-type="float" office:value="0.4743097">
            <text:p>4.743E-001</text:p>
          </table:table-cell>
          <table:table-cell office:value-type="float" office:value="0.000001683697">
            <text:p>1.684E-006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3.001865">
            <text:p>3.002E+000</text:p>
          </table:table-cell>
          <table:table-cell office:value-type="float" office:value="8.978146">
            <text:p>8.978E+000</text:p>
          </table:table-cell>
          <table:table-cell office:value-type="float" office:value="0.02065369">
            <text:p>2.065E-002</text:p>
          </table:table-cell>
          <table:table-cell office:value-type="float" office:value="0.02117502">
            <text:p>2.118E-002</text:p>
          </table:table-cell>
          <table:table-cell office:value-type="float" office:value="0.0004428273">
            <text:p>4.428E-004</text:p>
          </table:table-cell>
          <table:table-cell office:value-type="float" office:value="0.0634384">
            <text:p>6.344E-002</text:p>
          </table:table-cell>
          <table:table-cell office:value-type="float" office:value="-0.0000001373315">
            <text:p>-1.373E-007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2.969323">
            <text:p>2.969E+000</text:p>
          </table:table-cell>
          <table:table-cell office:value-type="float" office:value="8.783003">
            <text:p>8.783E+000</text:p>
          </table:table-cell>
          <table:table-cell office:value-type="float" office:value="0.02971838">
            <text:p>2.972E-002</text:p>
          </table:table-cell>
          <table:table-cell office:value-type="float" office:value="0.02938361">
            <text:p>2.938E-002</text:p>
          </table:table-cell>
          <table:table-cell office:value-type="float" office:value="0.000868301">
            <text:p>8.683E-004</text:p>
          </table:table-cell>
          <table:table-cell office:value-type="float" office:value="0.08707639">
            <text:p>8.708E-002</text:p>
          </table:table-cell>
          <table:table-cell office:value-type="float" office:value="0.00000004556955">
            <text:p>4.557E-008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2.979637">
            <text:p>2.980E+000</text:p>
          </table:table-cell>
          <table:table-cell office:value-type="float" office:value="8.844678">
            <text:p>8.845E+000</text:p>
          </table:table-cell>
          <table:table-cell office:value-type="float" office:value="0.005225828">
            <text:p>5.226E-003</text:p>
          </table:table-cell>
          <table:table-cell office:value-type="float" office:value="0.005147528">
            <text:p>5.148E-003</text:p>
          </table:table-cell>
          <table:table-cell office:value-type="float" office:value="0.0000266978">
            <text:p>2.670E-005</text:p>
          </table:table-cell>
          <table:table-cell office:value-type="float" office:value="0.01526873">
            <text:p>1.527E-002</text:p>
          </table:table-cell>
          <table:table-cell office:value-type="float" office:value="-0.00000002020474">
            <text:p>-2.020E-008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2.914896">
            <text:p>2.915E+000</text:p>
          </table:table-cell>
          <table:table-cell office:value-type="float" office:value="8.46326">
            <text:p>8.463E+000</text:p>
          </table:table-cell>
          <table:table-cell office:value-type="float" office:value="0.0008436494">
            <text:p>8.436E-004</text:p>
          </table:table-cell>
          <table:table-cell office:value-type="float" office:value="0.0007485305">
            <text:p>7.485E-004</text:p>
          </table:table-cell>
          <table:table-cell office:value-type="float" office:value="0.0000005948035">
            <text:p>5.948E-007</text:p>
          </table:table-cell>
          <table:table-cell office:value-type="float" office:value="0.002157766">
            <text:p>2.158E-003</text:p>
          </table:table-cell>
          <table:table-cell office:value-type="float" office:value="0.000000005954647">
            <text:p>5.955E-009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3.289277">
            <text:p>3.289E+000</text:p>
          </table:table-cell>
          <table:table-cell office:value-type="float" office:value="10.78449">
            <text:p>1.078E+001</text:p>
          </table:table-cell>
          <table:table-cell office:value-type="float" office:value="0.09464778">
            <text:p>9.465E-002</text:p>
          </table:table-cell>
          <table:table-cell office:value-type="float" office:value="0.09416043">
            <text:p>9.416E-002</text:p>
          </table:table-cell>
          <table:table-cell office:value-type="float" office:value="0.0088891">
            <text:p>8.889E-003</text:p>
          </table:table-cell>
          <table:table-cell office:value-type="float" office:value="0.3090209">
            <text:p>3.090E-001</text:p>
          </table:table-cell>
          <table:table-cell office:value-type="float" office:value="-0.000002988654">
            <text:p>-2.989E-006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2.976807">
            <text:p>2.977E+000</text:p>
          </table:table-cell>
          <table:table-cell office:value-type="float" office:value="8.826704">
            <text:p>8.827E+000</text:p>
          </table:table-cell>
          <table:table-cell office:value-type="float" office:value="0.016721">
            <text:p>1.672E-002</text:p>
          </table:table-cell>
          <table:table-cell office:value-type="float" office:value="0.01631585">
            <text:p>1.632E-002</text:p>
          </table:table-cell>
          <table:table-cell office:value-type="float" office:value="0.0002694919">
            <text:p>2.695E-004</text:p>
          </table:table-cell>
          <table:table-cell office:value-type="float" office:value="0.04835604">
            <text:p>4.836E-002</text:p>
          </table:table-cell>
          <table:table-cell office:value-type="float" office:value="0.0000002303787">
            <text:p>2.304E-007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2.984092">
            <text:p>2.984E+000</text:p>
          </table:table-cell>
          <table:table-cell office:value-type="float" office:value="8.870742">
            <text:p>8.871E+000</text:p>
          </table:table-cell>
          <table:table-cell office:value-type="float" office:value="0.00005325782">
            <text:p>5.326E-005</text:p>
          </table:table-cell>
          <table:table-cell office:value-type="float" office:value="0.000009206578">
            <text:p>9.207E-006</text:p>
          </table:table-cell>
          <table:table-cell office:value-type="float" office:value="0.0000000000452531">
            <text:p>4.525E-011</text:p>
          </table:table-cell>
          <table:table-cell office:value-type="float" office:value="-0.000004359093">
            <text:p>-4.359E-006</text:p>
          </table:table-cell>
          <table:table-cell office:value-type="float" office:value="0.0000000001987773">
            <text:p>1.988E-01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2.863319">
            <text:p>2.863E+000</text:p>
          </table:table-cell>
          <table:table-cell office:value-type="float" office:value="8.165753">
            <text:p>8.166E+000</text:p>
          </table:table-cell>
          <table:table-cell office:value-type="float" office:value="0.011886">
            <text:p>1.189E-002</text:p>
          </table:table-cell>
          <table:table-cell office:value-type="float" office:value="0.01171817">
            <text:p>1.172E-002</text:p>
          </table:table-cell>
          <table:table-cell office:value-type="float" office:value="0.0001382953">
            <text:p>1.383E-004</text:p>
          </table:table-cell>
          <table:table-cell office:value-type="float" office:value="0.03346412">
            <text:p>3.346E-002</text:p>
          </table:table-cell>
          <table:table-cell office:value-type="float" office:value="-0.00000004145002">
            <text:p>-4.145E-008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3.031675">
            <text:p>3.032E+000</text:p>
          </table:table-cell>
          <table:table-cell office:value-type="float" office:value="9.157243">
            <text:p>9.157E+000</text:p>
          </table:table-cell>
          <table:table-cell office:value-type="float" office:value="0.0133771">
            <text:p>1.338E-002</text:p>
          </table:table-cell>
          <table:table-cell office:value-type="float" office:value="0.0128124">
            <text:p>1.281E-002</text:p>
          </table:table-cell>
          <table:table-cell office:value-type="float" office:value="0.0001677353">
            <text:p>1.677E-004</text:p>
          </table:table-cell>
          <table:table-cell office:value-type="float" office:value="0.03837112">
            <text:p>3.837E-002</text:p>
          </table:table-cell>
          <table:table-cell office:value-type="float" office:value="0.0000005757405">
            <text:p>5.757E-00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2.766944">
            <text:p>2.767E+000</text:p>
          </table:table-cell>
          <table:table-cell office:value-type="float" office:value="7.624408">
            <text:p>7.624E+000</text:p>
          </table:table-cell>
          <table:table-cell office:value-type="float" office:value="0.08529043">
            <text:p>8.529E-002</text:p>
          </table:table-cell>
          <table:table-cell office:value-type="float" office:value="0.08480646">
            <text:p>8.481E-002</text:p>
          </table:table-cell>
          <table:table-cell office:value-type="float" office:value="0.007212628">
            <text:p>7.213E-003</text:p>
          </table:table-cell>
          <table:table-cell office:value-type="float" office:value="0.2341697">
            <text:p>2.342E-001</text:p>
          </table:table-cell>
          <table:table-cell office:value-type="float" office:value="0.000001079014">
            <text:p>1.079E-006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2.978641">
            <text:p>2.979E+000</text:p>
          </table:table-cell>
          <table:table-cell office:value-type="float" office:value="8.840529">
            <text:p>8.841E+000</text:p>
          </table:table-cell>
          <table:table-cell office:value-type="float" office:value="0.0009051842">
            <text:p>9.052E-004</text:p>
          </table:table-cell>
          <table:table-cell office:value-type="float" office:value="0.0009008395">
            <text:p>9.008E-004</text:p>
          </table:table-cell>
          <table:table-cell office:value-type="float" office:value="0.0000008134663">
            <text:p>8.135E-007</text:p>
          </table:table-cell>
          <table:table-cell office:value-type="float" office:value="0.002665077">
            <text:p>2.665E-003</text:p>
          </table:table-cell>
          <table:table-cell office:value-type="float" office:value="0.000000000343882">
            <text:p>3.439E-01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.961381">
            <text:p>2.961E+000</text:p>
          </table:table-cell>
          <table:table-cell office:value-type="float" office:value="8.736125">
            <text:p>8.736E+000</text:p>
          </table:table-cell>
          <table:table-cell office:value-type="float" office:value="0.00388573">
            <text:p>3.886E-003</text:p>
          </table:table-cell>
          <table:table-cell office:value-type="float" office:value="0.003876999">
            <text:p>3.877E-003</text:p>
          </table:table-cell>
          <table:table-cell office:value-type="float" office:value="0.00001504804">
            <text:p>1.505E-005</text:p>
          </table:table-cell>
          <table:table-cell office:value-type="float" office:value="0.01142873">
            <text:p>1.143E-002</text:p>
          </table:table-cell>
          <table:table-cell office:value-type="float" office:value="-0.000000008199873">
            <text:p>-8.200E-009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2.886521">
            <text:p>2.887E+000</text:p>
          </table:table-cell>
          <table:table-cell office:value-type="float" office:value="8.296288">
            <text:p>8.296E+000</text:p>
          </table:table-cell>
          <table:table-cell office:value-type="float" office:value="0.0006394048">
            <text:p>6.394E-004</text:p>
          </table:table-cell>
          <table:table-cell office:value-type="float" office:value="0.000672798">
            <text:p>6.728E-004</text:p>
          </table:table-cell>
          <table:table-cell office:value-type="float" office:value="0.0000004412807">
            <text:p>4.413E-007</text:p>
          </table:table-cell>
          <table:table-cell office:value-type="float" office:value="0.001937304">
            <text:p>1.937E-003</text:p>
          </table:table-cell>
          <table:table-cell office:value-type="float" office:value="0.0000000002211363">
            <text:p>2.211E-01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3.027262">
            <text:p>3.027E+000</text:p>
          </table:table-cell>
          <table:table-cell office:value-type="float" office:value="9.129936">
            <text:p>9.130E+000</text:p>
          </table:table-cell>
          <table:table-cell office:value-type="float" office:value="0.00009666574">
            <text:p>9.667E-005</text:p>
          </table:table-cell>
          <table:table-cell office:value-type="float" office:value="0.00006451808">
            <text:p>6.452E-005</text:p>
          </table:table-cell>
          <table:table-cell office:value-type="float" office:value="0.000000005072276">
            <text:p>5.072E-009</text:p>
          </table:table-cell>
          <table:table-cell office:value-type="float" office:value="0.0001659621">
            <text:p>1.660E-004</text:p>
          </table:table-cell>
          <table:table-cell office:value-type="float" office:value="-0.0000000004824435">
            <text:p>-4.824E-01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2.914487">
            <text:p>2.914E+000</text:p>
          </table:table-cell>
          <table:table-cell office:value-type="float" office:value="8.460452">
            <text:p>8.460E+000</text:p>
          </table:table-cell>
          <table:table-cell office:value-type="float" office:value="0.03255673">
            <text:p>3.256E-002</text:p>
          </table:table-cell>
          <table:table-cell office:value-type="float" office:value="0.03224057">
            <text:p>3.224E-002</text:p>
          </table:table-cell>
          <table:table-cell office:value-type="float" office:value="0.001044538">
            <text:p>1.045E-003</text:p>
          </table:table-cell>
          <table:table-cell office:value-type="float" office:value="0.09360057">
            <text:p>9.360E-002</text:p>
          </table:table-cell>
          <table:table-cell office:value-type="float" office:value="-0.0000005137515">
            <text:p>-5.138E-007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2.947148">
            <text:p>2.947E+000</text:p>
          </table:table-cell>
          <table:table-cell office:value-type="float" office:value="8.651832">
            <text:p>8.652E+000</text:p>
          </table:table-cell>
          <table:table-cell office:value-type="float" office:value="0.02710851">
            <text:p>2.711E-002</text:p>
          </table:table-cell>
          <table:table-cell office:value-type="float" office:value="0.02683227">
            <text:p>2.683E-002</text:p>
          </table:table-cell>
          <table:table-cell office:value-type="float" office:value="0.0007236674">
            <text:p>7.237E-004</text:p>
          </table:table-cell>
          <table:table-cell office:value-type="float" office:value="0.07891857">
            <text:p>7.892E-002</text:p>
          </table:table-cell>
          <table:table-cell office:value-type="float" office:value="0.00000008362227">
            <text:p>8.362E-008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2.997652">
            <text:p>2.998E+000</text:p>
          </table:table-cell>
          <table:table-cell office:value-type="float" office:value="8.952484">
            <text:p>8.952E+000</text:p>
          </table:table-cell>
          <table:table-cell office:value-type="float" office:value="0.0001497808">
            <text:p>1.498E-004</text:p>
          </table:table-cell>
          <table:table-cell office:value-type="float" office:value="0.0001391711">
            <text:p>1.392E-004</text:p>
          </table:table-cell>
          <table:table-cell office:value-type="float" office:value="0.00000002009327">
            <text:p>2.009E-008</text:p>
          </table:table-cell>
          <table:table-cell office:value-type="float" office:value="0.0003975882">
            <text:p>3.976E-004</text:p>
          </table:table-cell>
          <table:table-cell office:value-type="float" office:value="-0.00000000004440522">
            <text:p>-4.441E-011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2.876337">
            <text:p>2.876E+000</text:p>
          </table:table-cell>
          <table:table-cell office:value-type="float" office:value="8.24116">
            <text:p>8.241E+000</text:p>
          </table:table-cell>
          <table:table-cell office:value-type="float" office:value="0.0006852584">
            <text:p>6.853E-004</text:p>
          </table:table-cell>
          <table:table-cell office:value-type="float" office:value="0.0005775679">
            <text:p>5.776E-004</text:p>
          </table:table-cell>
          <table:table-cell office:value-type="float" office:value="0.000000363257">
            <text:p>3.633E-007</text:p>
          </table:table-cell>
          <table:table-cell office:value-type="float" office:value="0.001552139">
            <text:p>1.552E-003</text:p>
          </table:table-cell>
          <table:table-cell office:value-type="float" office:value="-0.000000008457212">
            <text:p>-8.457E-009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2.950746">
            <text:p>2.951E+000</text:p>
          </table:table-cell>
          <table:table-cell office:value-type="float" office:value="8.672458">
            <text:p>8.672E+000</text:p>
          </table:table-cell>
          <table:table-cell office:value-type="float" office:value="0.00836582">
            <text:p>8.366E-003</text:p>
          </table:table-cell>
          <table:table-cell office:value-type="float" office:value="0.008335224">
            <text:p>8.335E-003</text:p>
          </table:table-cell>
          <table:table-cell office:value-type="float" office:value="0.00006960335">
            <text:p>6.960E-005</text:p>
          </table:table-cell>
          <table:table-cell office:value-type="float" office:value="0.02454428">
            <text:p>2.454E-002</text:p>
          </table:table-cell>
          <table:table-cell office:value-type="float" office:value="-0.00000003198667">
            <text:p>-3.199E-008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3.042964">
            <text:p>3.043E+000</text:p>
          </table:table-cell>
          <table:table-cell office:value-type="float" office:value="9.226844">
            <text:p>9.227E+000</text:p>
          </table:table-cell>
          <table:table-cell office:value-type="float" office:value="0.006204598">
            <text:p>6.205E-003</text:p>
          </table:table-cell>
          <table:table-cell office:value-type="float" office:value="0.006129952">
            <text:p>6.130E-003</text:p>
          </table:table-cell>
          <table:table-cell office:value-type="float" office:value="0.00003780439">
            <text:p>3.780E-005</text:p>
          </table:table-cell>
          <table:table-cell office:value-type="float" office:value="0.01855231">
            <text:p>1.855E-002</text:p>
          </table:table-cell>
          <table:table-cell office:value-type="float" office:value="-0.00000003776839">
            <text:p>-3.777E-008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3.082267">
            <text:p>3.082E+000</text:p>
          </table:table-cell>
          <table:table-cell office:value-type="float" office:value="9.467438">
            <text:p>9.467E+000</text:p>
          </table:table-cell>
          <table:table-cell office:value-type="float" office:value="0.007271334">
            <text:p>7.271E-003</text:p>
          </table:table-cell>
          <table:table-cell office:value-type="float" office:value="0.006933208">
            <text:p>6.933E-003</text:p>
          </table:table-cell>
          <table:table-cell office:value-type="float" office:value="0.00004922735">
            <text:p>4.923E-005</text:p>
          </table:table-cell>
          <table:table-cell office:value-type="float" office:value="0.02122946">
            <text:p>2.123E-002</text:p>
          </table:table-cell>
          <table:table-cell office:value-type="float" office:value="-0.0000001481613">
            <text:p>-1.482E-007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2.838333">
            <text:p>2.838E+000</text:p>
          </table:table-cell>
          <table:table-cell office:value-type="float" office:value="8.024416">
            <text:p>8.024E+000</text:p>
          </table:table-cell>
          <table:table-cell office:value-type="float" office:value="0.006158144">
            <text:p>6.158E-003</text:p>
          </table:table-cell>
          <table:table-cell office:value-type="float" office:value="0.005924945">
            <text:p>5.925E-003</text:p>
          </table:table-cell>
          <table:table-cell office:value-type="float" office:value="0.00003578903">
            <text:p>3.579E-005</text:p>
          </table:table-cell>
          <table:table-cell office:value-type="float" office:value="0.01665087">
            <text:p>1.665E-002</text:p>
          </table:table-cell>
          <table:table-cell office:value-type="float" office:value="-0.00000009591893">
            <text:p>-9.592E-008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3.001869">
            <text:p>3.002E+000</text:p>
          </table:table-cell>
          <table:table-cell office:value-type="float" office:value="8.97689">
            <text:p>8.977E+000</text:p>
          </table:table-cell>
          <table:table-cell office:value-type="float" office:value="0.006916134">
            <text:p>6.916E-003</text:p>
          </table:table-cell>
          <table:table-cell office:value-type="float" office:value="0.006743755">
            <text:p>6.744E-003</text:p>
          </table:table-cell>
          <table:table-cell office:value-type="float" office:value="0.00004605578">
            <text:p>4.606E-005</text:p>
          </table:table-cell>
          <table:table-cell office:value-type="float" office:value="0.02014362">
            <text:p>2.014E-002</text:p>
          </table:table-cell>
          <table:table-cell office:value-type="float" office:value="0.0000000549969">
            <text:p>5.500E-008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2.969309">
            <text:p>2.969E+000</text:p>
          </table:table-cell>
          <table:table-cell office:value-type="float" office:value="8.78374">
            <text:p>8.784E+000</text:p>
          </table:table-cell>
          <table:table-cell office:value-type="float" office:value="0.0007676589">
            <text:p>7.677E-004</text:p>
          </table:table-cell>
          <table:table-cell office:value-type="float" office:value="0.0008366861">
            <text:p>8.367E-004</text:p>
          </table:table-cell>
          <table:table-cell office:value-type="float" office:value="0.0000006705119">
            <text:p>6.705E-007</text:p>
          </table:table-cell>
          <table:table-cell office:value-type="float" office:value="0.002455339">
            <text:p>2.455E-003</text:p>
          </table:table-cell>
          <table:table-cell office:value-type="float" office:value="-0.000000006677977">
            <text:p>-6.678E-009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3.171358">
            <text:p>3.171E+000</text:p>
          </table:table-cell>
          <table:table-cell office:value-type="float" office:value="10.02379">
            <text:p>1.002E+001</text:p>
          </table:table-cell>
          <table:table-cell office:value-type="float" office:value="0.0005321994">
            <text:p>5.322E-004</text:p>
          </table:table-cell>
          <table:table-cell office:value-type="float" office:value="0.0003707189">
            <text:p>3.707E-004</text:p>
          </table:table-cell>
          <table:table-cell office:value-type="float" office:value="0.000000164115">
            <text:p>1.641E-007</text:p>
          </table:table-cell>
          <table:table-cell office:value-type="float" office:value="0.001056393">
            <text:p>1.056E-003</text:p>
          </table:table-cell>
          <table:table-cell office:value-type="float" office:value="-0.00000001346162">
            <text:p>-1.346E-008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2.982846">
            <text:p>2.983E+000</text:p>
          </table:table-cell>
          <table:table-cell office:value-type="float" office:value="8.865279">
            <text:p>8.865E+000</text:p>
          </table:table-cell>
          <table:table-cell office:value-type="float" office:value="0.006851258">
            <text:p>6.851E-003</text:p>
          </table:table-cell>
          <table:table-cell office:value-type="float" office:value="0.0064418">
            <text:p>6.442E-003</text:p>
          </table:table-cell>
          <table:table-cell office:value-type="float" office:value="0.00004279484">
            <text:p>4.279E-005</text:p>
          </table:table-cell>
          <table:table-cell office:value-type="float" office:value="0.01901256">
            <text:p>1.901E-002</text:p>
          </table:table-cell>
          <table:table-cell office:value-type="float" office:value="0.0000001983623">
            <text:p>1.984E-007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3.090563">
            <text:p>3.091E+000</text:p>
          </table:table-cell>
          <table:table-cell office:value-type="float" office:value="9.517556">
            <text:p>9.518E+000</text:p>
          </table:table-cell>
          <table:table-cell office:value-type="float" office:value="0.06556907">
            <text:p>6.557E-002</text:p>
          </table:table-cell>
          <table:table-cell office:value-type="float" office:value="0.06517468">
            <text:p>6.517E-002</text:p>
          </table:table-cell>
          <table:table-cell office:value-type="float" office:value="0.004260571">
            <text:p>4.261E-003</text:p>
          </table:table-cell>
          <table:table-cell office:value-type="float" office:value="0.200982">
            <text:p>2.010E-001</text:p>
          </table:table-cell>
          <table:table-cell office:value-type="float" office:value="-0.0000008912755">
            <text:p>-8.913E-007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2.951342">
            <text:p>2.951E+000</text:p>
          </table:table-cell>
          <table:table-cell office:value-type="float" office:value="8.677198">
            <text:p>8.677E+000</text:p>
          </table:table-cell>
          <table:table-cell office:value-type="float" office:value="0.005115842">
            <text:p>5.116E-003</text:p>
          </table:table-cell>
          <table:table-cell office:value-type="float" office:value="0.004991456">
            <text:p>4.991E-003</text:p>
          </table:table-cell>
          <table:table-cell office:value-type="float" office:value="0.00002522313">
            <text:p>2.522E-005</text:p>
          </table:table-cell>
          <table:table-cell office:value-type="float" office:value="0.01464701">
            <text:p>1.465E-002</text:p>
          </table:table-cell>
          <table:table-cell office:value-type="float" office:value="0.00000003669619">
            <text:p>3.670E-008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3.042345">
            <text:p>3.042E+000</text:p>
          </table:table-cell>
          <table:table-cell office:value-type="float" office:value="9.222329">
            <text:p>9.222E+000</text:p>
          </table:table-cell>
          <table:table-cell office:value-type="float" office:value="0.001456556">
            <text:p>1.457E-003</text:p>
          </table:table-cell>
          <table:table-cell office:value-type="float" office:value="0.001449174">
            <text:p>1.449E-003</text:p>
          </table:table-cell>
          <table:table-cell office:value-type="float" office:value="0.000002105447">
            <text:p>2.105E-006</text:p>
          </table:table-cell>
          <table:table-cell office:value-type="float" office:value="0.004378735">
            <text:p>4.379E-003</text:p>
          </table:table-cell>
          <table:table-cell office:value-type="float" office:value="-0.000000001727673">
            <text:p>-1.728E-009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3.036076">
            <text:p>3.036E+000</text:p>
          </table:table-cell>
          <table:table-cell office:value-type="float" office:value="9.183952">
            <text:p>9.184E+000</text:p>
          </table:table-cell>
          <table:table-cell office:value-type="float" office:value="0.002959868">
            <text:p>2.960E-003</text:p>
          </table:table-cell>
          <table:table-cell office:value-type="float" office:value="0.003061382">
            <text:p>3.061E-003</text:p>
          </table:table-cell>
          <table:table-cell office:value-type="float" office:value="0.000009215364">
            <text:p>9.215E-006</text:p>
          </table:table-cell>
          <table:table-cell office:value-type="float" office:value="0.009277297">
            <text:p>9.277E-003</text:p>
          </table:table-cell>
          <table:table-cell office:value-type="float" office:value="-0.000000002448102">
            <text:p>-2.448E-009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2.913028">
            <text:p>2.913E+000</text:p>
          </table:table-cell>
          <table:table-cell office:value-type="float" office:value="8.451131">
            <text:p>8.451E+000</text:p>
          </table:table-cell>
          <table:table-cell office:value-type="float" office:value="0.002842012">
            <text:p>2.842E-003</text:p>
          </table:table-cell>
          <table:table-cell office:value-type="float" office:value="0.002936763">
            <text:p>2.937E-003</text:p>
          </table:table-cell>
          <table:table-cell office:value-type="float" office:value="0.000008484289">
            <text:p>8.484E-006</text:p>
          </table:table-cell>
          <table:table-cell office:value-type="float" office:value="0.008527879">
            <text:p>8.528E-003</text:p>
          </table:table-cell>
          <table:table-cell office:value-type="float" office:value="0.00000001755267">
            <text:p>1.755E-008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3.015426">
            <text:p>3.015E+000</text:p>
          </table:table-cell>
          <table:table-cell office:value-type="float" office:value="9.058335">
            <text:p>9.058E+000</text:p>
          </table:table-cell>
          <table:table-cell office:value-type="float" office:value="0.005732202">
            <text:p>5.732E-003</text:p>
          </table:table-cell>
          <table:table-cell office:value-type="float" office:value="0.005702239">
            <text:p>5.702E-003</text:p>
          </table:table-cell>
          <table:table-cell office:value-type="float" office:value="0.00003260084">
            <text:p>3.260E-005</text:p>
          </table:table-cell>
          <table:table-cell office:value-type="float" office:value="0.01710448">
            <text:p>1.710E-002</text:p>
          </table:table-cell>
          <table:table-cell office:value-type="float" office:value="0.000000007638893">
            <text:p>7.639E-009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2.970043">
            <text:p>2.970E+000</text:p>
          </table:table-cell>
          <table:table-cell office:value-type="float" office:value="8.7882">
            <text:p>8.788E+000</text:p>
          </table:table-cell>
          <table:table-cell office:value-type="float" office:value="0.01135128">
            <text:p>1.135E-002</text:p>
          </table:table-cell>
          <table:table-cell office:value-type="float" office:value="0.01129118">
            <text:p>1.129E-002</text:p>
          </table:table-cell>
          <table:table-cell office:value-type="float" office:value="0.0001278296">
            <text:p>1.278E-004</text:p>
          </table:table-cell>
          <table:table-cell office:value-type="float" office:value="0.03346072">
            <text:p>3.346E-002</text:p>
          </table:table-cell>
          <table:table-cell office:value-type="float" office:value="-0.00000003177256">
            <text:p>-3.177E-008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3.016708">
            <text:p>3.017E+000</text:p>
          </table:table-cell>
          <table:table-cell office:value-type="float" office:value="9.067055">
            <text:p>9.067E+000</text:p>
          </table:table-cell>
          <table:table-cell office:value-type="float" office:value="0.004231086">
            <text:p>4.231E-003</text:p>
          </table:table-cell>
          <table:table-cell office:value-type="float" office:value="0.004196151">
            <text:p>4.196E-003</text:p>
          </table:table-cell>
          <table:table-cell office:value-type="float" office:value="0.00001768082">
            <text:p>1.768E-005</text:p>
          </table:table-cell>
          <table:table-cell office:value-type="float" office:value="0.01262645">
            <text:p>1.263E-002</text:p>
          </table:table-cell>
          <table:table-cell office:value-type="float" office:value="0.00000001995172">
            <text:p>1.995E-0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2.992731">
            <text:p>2.993E+000</text:p>
          </table:table-cell>
          <table:table-cell office:value-type="float" office:value="8.922658">
            <text:p>8.923E+000</text:p>
          </table:table-cell>
          <table:table-cell office:value-type="float" office:value="0.0004386879">
            <text:p>4.387E-004</text:p>
          </table:table-cell>
          <table:table-cell office:value-type="float" office:value="0.0003961113">
            <text:p>3.961E-004</text:p>
          </table:table-cell>
          <table:table-cell office:value-type="float" office:value="0.0000001651183">
            <text:p>1.651E-007</text:p>
          </table:table-cell>
          <table:table-cell office:value-type="float" office:value="0.001125994">
            <text:p>1.126E-003</text:p>
          </table:table-cell>
          <table:table-cell office:value-type="float" office:value="0.00000000103646">
            <text:p>1.036E-009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2.944271">
            <text:p>2.944E+000</text:p>
          </table:table-cell>
          <table:table-cell office:value-type="float" office:value="8.638053">
            <text:p>8.638E+000</text:p>
          </table:table-cell>
          <table:table-cell office:value-type="float" office:value="0.002041874">
            <text:p>2.042E-003</text:p>
          </table:table-cell>
          <table:table-cell office:value-type="float" office:value="0.001994948">
            <text:p>1.995E-003</text:p>
          </table:table-cell>
          <table:table-cell office:value-type="float" office:value="0.000004026349">
            <text:p>4.026E-006</text:p>
          </table:table-cell>
          <table:table-cell office:value-type="float" office:value="0.005846508">
            <text:p>5.847E-003</text:p>
          </table:table-cell>
          <table:table-cell office:value-type="float" office:value="0.00000000444897">
            <text:p>4.449E-009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2.967572">
            <text:p>2.968E+000</text:p>
          </table:table-cell>
          <table:table-cell office:value-type="float" office:value="8.774059">
            <text:p>8.774E+000</text:p>
          </table:table-cell>
          <table:table-cell office:value-type="float" office:value="0.04571141">
            <text:p>4.571E-002</text:p>
          </table:table-cell>
          <table:table-cell office:value-type="float" office:value="0.04595787">
            <text:p>4.596E-002</text:p>
          </table:table-cell>
          <table:table-cell office:value-type="float" office:value="0.002106455">
            <text:p>2.106E-003</text:p>
          </table:table-cell>
          <table:table-cell office:value-type="float" office:value="0.1358797">
            <text:p>1.359E-001</text:p>
          </table:table-cell>
          <table:table-cell office:value-type="float" office:value="0.0000007808644">
            <text:p>7.809E-007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3.065462">
            <text:p>3.065E+000</text:p>
          </table:table-cell>
          <table:table-cell office:value-type="float" office:value="9.363562">
            <text:p>9.364E+000</text:p>
          </table:table-cell>
          <table:table-cell office:value-type="float" office:value="0.02963682">
            <text:p>2.964E-002</text:p>
          </table:table-cell>
          <table:table-cell office:value-type="float" office:value="0.02849169">
            <text:p>2.849E-002</text:p>
          </table:table-cell>
          <table:table-cell office:value-type="float" office:value="0.000827926">
            <text:p>8.279E-004</text:p>
          </table:table-cell>
          <table:table-cell office:value-type="float" office:value="0.08630622">
            <text:p>8.631E-002</text:p>
          </table:table-cell>
          <table:table-cell office:value-type="float" office:value="0.000002204692">
            <text:p>2.205E-006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3.002154">
            <text:p>3.002E+000</text:p>
          </table:table-cell>
          <table:table-cell office:value-type="float" office:value="8.980102">
            <text:p>8.980E+000</text:p>
          </table:table-cell>
          <table:table-cell office:value-type="float" office:value="0.01733944">
            <text:p>1.734E-002</text:p>
          </table:table-cell>
          <table:table-cell office:value-type="float" office:value="0.01717375">
            <text:p>1.717E-002</text:p>
          </table:table-cell>
          <table:table-cell office:value-type="float" office:value="0.0002963569">
            <text:p>2.964E-004</text:p>
          </table:table-cell>
          <table:table-cell office:value-type="float" office:value="0.05116421">
            <text:p>5.116E-002</text:p>
          </table:table-cell>
          <table:table-cell office:value-type="float" office:value="-0.00000008187089">
            <text:p>-8.187E-008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2.981288">
            <text:p>2.981E+000</text:p>
          </table:table-cell>
          <table:table-cell office:value-type="float" office:value="8.854621">
            <text:p>8.855E+000</text:p>
          </table:table-cell>
          <table:table-cell office:value-type="float" office:value="0.003317499">
            <text:p>3.317E-003</text:p>
          </table:table-cell>
          <table:table-cell office:value-type="float" office:value="0.002216412">
            <text:p>2.216E-003</text:p>
          </table:table-cell>
          <table:table-cell office:value-type="float" office:value="0.000005981249">
            <text:p>5.981E-006</text:p>
          </table:table-cell>
          <table:table-cell office:value-type="float" office:value="0.005773715">
            <text:p>5.774E-003</text:p>
          </table:table-cell>
          <table:table-cell office:value-type="float" office:value="-0.0000005881185">
            <text:p>-5.881E-007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3.076039">
            <text:p>3.076E+000</text:p>
          </table:table-cell>
          <table:table-cell office:value-type="float" office:value="9.428374">
            <text:p>9.428E+000</text:p>
          </table:table-cell>
          <table:table-cell office:value-type="float" office:value="0.0005408411">
            <text:p>5.408E-004</text:p>
          </table:table-cell>
          <table:table-cell office:value-type="float" office:value="0.0005228786">
            <text:p>5.229E-004</text:p>
          </table:table-cell>
          <table:table-cell office:value-type="float" office:value="0.0000002780577">
            <text:p>2.781E-007</text:p>
          </table:table-cell>
          <table:table-cell office:value-type="float" office:value="0.001592911">
            <text:p>1.593E-003</text:p>
          </table:table-cell>
          <table:table-cell office:value-type="float" office:value="-0.0000000006625281">
            <text:p>-6.625E-010</text:p>
          </table:table-cell>
        </table:table-row>
        <table:table-row table:style-name="ro1" table:number-rows-repeated="104821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line_3" table:style-name="ta1" table:print="false">
        <table:table-column table:style-name="co1" table:default-cell-style-name="Default"/>
        <table:table-column table:style-name="co2" table:number-columns-repeated="4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float" office:value="0">
            <text:p>0</text:p>
          </table:table-cell>
          <table:table-cell office:value-type="float" office:value="7.259842">
            <text:p>7.260E+000</text:p>
          </table:table-cell>
          <table:table-cell office:value-type="float" office:value="52.67874">
            <text:p>5.268E+001</text:p>
          </table:table-cell>
          <table:table-cell office:value-type="float" office:value="0.0001800422">
            <text:p>1.800E-004</text:p>
          </table:table-cell>
          <table:table-cell office:value-type="float" office:value="0.00002022169">
            <text:p>2.022E-005</text:p>
          </table:table-cell>
          <table:table-cell office:value-type="float" office:value="-0.000000001167772">
            <text:p>-1.168E-009</text:p>
          </table:table-cell>
          <table:table-cell office:value-type="float" office:value="-0.0001432105">
            <text:p>-1.432E-004</text:p>
          </table:table-cell>
          <table:table-cell office:value-type="float" office:value="0.000000000353661">
            <text:p>3.537E-0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.68976">
            <text:p>3.690E+000</text:p>
          </table:table-cell>
          <table:table-cell office:value-type="float" office:value="13.57948">
            <text:p>1.358E+001</text:p>
          </table:table-cell>
          <table:table-cell office:value-type="float" office:value="0.00001102046">
            <text:p>1.102E-005</text:p>
          </table:table-cell>
          <table:table-cell office:value-type="float" office:value="0.000005604196">
            <text:p>5.604E-006</text:p>
          </table:table-cell>
          <table:table-cell office:value-type="float" office:value="0.00000000004289481">
            <text:p>4.289E-011</text:p>
          </table:table-cell>
          <table:table-cell office:value-type="float" office:value="0.00001563677">
            <text:p>1.564E-005</text:p>
          </table:table-cell>
          <table:table-cell office:value-type="float" office:value="-0.000000000009987887">
            <text:p>-9.988E-0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.689037">
            <text:p>3.689E+000</text:p>
          </table:table-cell>
          <table:table-cell office:value-type="float" office:value="13.56453">
            <text:p>1.356E+001</text:p>
          </table:table-cell>
          <table:table-cell office:value-type="float" office:value="0.00001194241">
            <text:p>1.194E-005</text:p>
          </table:table-cell>
          <table:table-cell office:value-type="float" office:value="0.00000554253">
            <text:p>5.543E-006</text:p>
          </table:table-cell>
          <table:table-cell office:value-type="float" office:value="0.00000000004361275">
            <text:p>4.361E-011</text:p>
          </table:table-cell>
          <table:table-cell office:value-type="float" office:value="0.00001587257">
            <text:p>1.587E-005</text:p>
          </table:table-cell>
          <table:table-cell office:value-type="float" office:value="-0.00000000001145852">
            <text:p>-1.146E-01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.657979">
            <text:p>3.658E+000</text:p>
          </table:table-cell>
          <table:table-cell office:value-type="float" office:value="13.34715">
            <text:p>1.335E+001</text:p>
          </table:table-cell>
          <table:table-cell office:value-type="float" office:value="0.005484055">
            <text:p>5.484E-003</text:p>
          </table:table-cell>
          <table:table-cell office:value-type="float" office:value="0.005460864">
            <text:p>5.461E-003</text:p>
          </table:table-cell>
          <table:table-cell office:value-type="float" office:value="0.00002988429">
            <text:p>2.988E-005</text:p>
          </table:table-cell>
          <table:table-cell office:value-type="float" office:value="0.01995051">
            <text:p>1.995E-002</text:p>
          </table:table-cell>
          <table:table-cell office:value-type="float" office:value="-0.000000004232053">
            <text:p>-4.232E-00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659279">
            <text:p>3.659E+000</text:p>
          </table:table-cell>
          <table:table-cell office:value-type="float" office:value="13.35105">
            <text:p>1.335E+001</text:p>
          </table:table-cell>
          <table:table-cell office:value-type="float" office:value="0.003449725">
            <text:p>3.450E-003</text:p>
          </table:table-cell>
          <table:table-cell office:value-type="float" office:value="0.003457409">
            <text:p>3.457E-003</text:p>
          </table:table-cell>
          <table:table-cell office:value-type="float" office:value="0.00001194038">
            <text:p>1.194E-005</text:p>
          </table:table-cell>
          <table:table-cell office:value-type="float" office:value="0.01263268">
            <text:p>1.263E-002</text:p>
          </table:table-cell>
          <table:table-cell office:value-type="float" office:value="-0.000000004378388">
            <text:p>-4.378E-00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681732">
            <text:p>3.682E+000</text:p>
          </table:table-cell>
          <table:table-cell office:value-type="float" office:value="13.52192">
            <text:p>1.352E+001</text:p>
          </table:table-cell>
          <table:table-cell office:value-type="float" office:value="0.0009451281">
            <text:p>9.451E-004</text:p>
          </table:table-cell>
          <table:table-cell office:value-type="float" office:value="0.0002214407">
            <text:p>2.214E-004</text:p>
          </table:table-cell>
          <table:table-cell office:value-type="float" office:value="0.00000006373818">
            <text:p>6.374E-008</text:p>
          </table:table-cell>
          <table:table-cell office:value-type="float" office:value="0.0001546094">
            <text:p>1.546E-004</text:p>
          </table:table-cell>
          <table:table-cell office:value-type="float" office:value="0.00000007874116">
            <text:p>7.874E-00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.613054">
            <text:p>3.613E+000</text:p>
          </table:table-cell>
          <table:table-cell office:value-type="float" office:value="13.02018">
            <text:p>1.302E+001</text:p>
          </table:table-cell>
          <table:table-cell office:value-type="float" office:value="0.0006476">
            <text:p>6.476E-004</text:p>
          </table:table-cell>
          <table:table-cell office:value-type="float" office:value="0.0005714099">
            <text:p>5.714E-004</text:p>
          </table:table-cell>
          <table:table-cell office:value-type="float" office:value="0.0000003475536">
            <text:p>3.476E-007</text:p>
          </table:table-cell>
          <table:table-cell office:value-type="float" office:value="0.002002283">
            <text:p>2.002E-003</text:p>
          </table:table-cell>
          <table:table-cell office:value-type="float" office:value="0.000000005442639">
            <text:p>5.443E-00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617363">
            <text:p>3.617E+000</text:p>
          </table:table-cell>
          <table:table-cell office:value-type="float" office:value="13.05193">
            <text:p>1.305E+001</text:p>
          </table:table-cell>
          <table:table-cell office:value-type="float" office:value="0.000535862">
            <text:p>5.359E-004</text:p>
          </table:table-cell>
          <table:table-cell office:value-type="float" office:value="0.000488723">
            <text:p>4.887E-004</text:p>
          </table:table-cell>
          <table:table-cell office:value-type="float" office:value="0.0000002500944">
            <text:p>2.501E-007</text:p>
          </table:table-cell>
          <table:table-cell office:value-type="float" office:value="0.001743327">
            <text:p>1.743E-003</text:p>
          </table:table-cell>
          <table:table-cell office:value-type="float" office:value="0.000000002198185">
            <text:p>2.198E-00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.670338">
            <text:p>3.670E+000</text:p>
          </table:table-cell>
          <table:table-cell office:value-type="float" office:value="13.438">
            <text:p>1.344E+001</text:p>
          </table:table-cell>
          <table:table-cell office:value-type="float" office:value="0.01738656">
            <text:p>1.739E-002</text:p>
          </table:table-cell>
          <table:table-cell office:value-type="float" office:value="0.01691378">
            <text:p>1.691E-002</text:p>
          </table:table-cell>
          <table:table-cell office:value-type="float" office:value="0.0002900462">
            <text:p>2.900E-004</text:p>
          </table:table-cell>
          <table:table-cell office:value-type="float" office:value="0.06159734">
            <text:p>6.160E-002</text:p>
          </table:table-cell>
          <table:table-cell office:value-type="float" office:value="-0.0000004608244">
            <text:p>-4.608E-00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.636198">
            <text:p>3.636E+000</text:p>
          </table:table-cell>
          <table:table-cell office:value-type="float" office:value="13.18626">
            <text:p>1.319E+001</text:p>
          </table:table-cell>
          <table:table-cell office:value-type="float" office:value="0.005950845">
            <text:p>5.951E-003</text:p>
          </table:table-cell>
          <table:table-cell office:value-type="float" office:value="0.005913469">
            <text:p>5.913E-003</text:p>
          </table:table-cell>
          <table:table-cell office:value-type="float" office:value="0.00003507945">
            <text:p>3.508E-005</text:p>
          </table:table-cell>
          <table:table-cell office:value-type="float" office:value="0.02147326">
            <text:p>2.147E-002</text:p>
          </table:table-cell>
          <table:table-cell office:value-type="float" office:value="-0.000000002399478">
            <text:p>-2.399E-00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.65486">
            <text:p>3.655E+000</text:p>
          </table:table-cell>
          <table:table-cell office:value-type="float" office:value="13.32514">
            <text:p>1.333E+001</text:p>
          </table:table-cell>
          <table:table-cell office:value-type="float" office:value="0.00006600275">
            <text:p>6.600E-005</text:p>
          </table:table-cell>
          <table:table-cell office:value-type="float" office:value="0.00004079907">
            <text:p>4.080E-005</text:p>
          </table:table-cell>
          <table:table-cell office:value-type="float" office:value="0.000000002101272">
            <text:p>2.101E-009</text:p>
          </table:table-cell>
          <table:table-cell office:value-type="float" office:value="0.0001334758">
            <text:p>1.335E-004</text:p>
          </table:table-cell>
          <table:table-cell office:value-type="float" office:value="0.0000000002589906">
            <text:p>2.590E-01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.572921">
            <text:p>3.573E+000</text:p>
          </table:table-cell>
          <table:table-cell office:value-type="float" office:value="12.73238">
            <text:p>1.273E+001</text:p>
          </table:table-cell>
          <table:table-cell office:value-type="float" office:value="0.01317398">
            <text:p>1.317E-002</text:p>
          </table:table-cell>
          <table:table-cell office:value-type="float" office:value="0.01295495">
            <text:p>1.295E-002</text:p>
          </table:table-cell>
          <table:table-cell office:value-type="float" office:value="0.0001692436">
            <text:p>1.692E-004</text:p>
          </table:table-cell>
          <table:table-cell office:value-type="float" office:value="0.04619948">
            <text:p>4.620E-002</text:p>
          </table:table-cell>
          <table:table-cell office:value-type="float" office:value="0.00000005539825">
            <text:p>5.540E-00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.549372">
            <text:p>3.549E+000</text:p>
          </table:table-cell>
          <table:table-cell office:value-type="float" office:value="12.56251">
            <text:p>1.256E+001</text:p>
          </table:table-cell>
          <table:table-cell office:value-type="float" office:value="0.03533484">
            <text:p>3.533E-002</text:p>
          </table:table-cell>
          <table:table-cell office:value-type="float" office:value="0.03525296">
            <text:p>3.525E-002</text:p>
          </table:table-cell>
          <table:table-cell office:value-type="float" office:value="0.001244213">
            <text:p>1.244E-003</text:p>
          </table:table-cell>
          <table:table-cell office:value-type="float" office:value="0.1248621">
            <text:p>1.249E-001</text:p>
          </table:table-cell>
          <table:table-cell office:value-type="float" office:value="-0.00000005150334">
            <text:p>-5.150E-00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.333311">
            <text:p>3.333E+000</text:p>
          </table:table-cell>
          <table:table-cell office:value-type="float" office:value="11.07794">
            <text:p>1.108E+001</text:p>
          </table:table-cell>
          <table:table-cell office:value-type="float" office:value="0.01406326">
            <text:p>1.406E-002</text:p>
          </table:table-cell>
          <table:table-cell office:value-type="float" office:value="0.01349776">
            <text:p>1.350E-002</text:p>
          </table:table-cell>
          <table:table-cell office:value-type="float" office:value="0.0001859663">
            <text:p>1.860E-004</text:p>
          </table:table-cell>
          <table:table-cell office:value-type="float" office:value="0.04459434">
            <text:p>4.459E-002</text:p>
          </table:table-cell>
          <table:table-cell office:value-type="float" office:value="0.0000005063634">
            <text:p>5.064E-00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.059098">
            <text:p>3.059E+000</text:p>
          </table:table-cell>
          <table:table-cell office:value-type="float" office:value="9.323165">
            <text:p>9.323E+000</text:p>
          </table:table-cell>
          <table:table-cell office:value-type="float" office:value="0.009789727">
            <text:p>9.790E-003</text:p>
          </table:table-cell>
          <table:table-cell office:value-type="float" office:value="0.009335869">
            <text:p>9.336E-003</text:p>
          </table:table-cell>
          <table:table-cell office:value-type="float" office:value="0.00008925141">
            <text:p>8.925E-005</text:p>
          </table:table-cell>
          <table:table-cell office:value-type="float" office:value="0.02818857">
            <text:p>2.819E-002</text:p>
          </table:table-cell>
          <table:table-cell office:value-type="float" office:value="0.000000292102">
            <text:p>2.921E-00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.301807">
            <text:p>3.302E+000</text:p>
          </table:table-cell>
          <table:table-cell office:value-type="float" office:value="10.86549">
            <text:p>1.087E+001</text:p>
          </table:table-cell>
          <table:table-cell office:value-type="float" office:value="0.009773604">
            <text:p>9.774E-003</text:p>
          </table:table-cell>
          <table:table-cell office:value-type="float" office:value="0.007887774">
            <text:p>7.888E-003</text:p>
          </table:table-cell>
          <table:table-cell office:value-type="float" office:value="0.00006921105">
            <text:p>6.921E-005</text:p>
          </table:table-cell>
          <table:table-cell office:value-type="float" office:value="0.02456325">
            <text:p>2.456E-002</text:p>
          </table:table-cell>
          <table:table-cell office:value-type="float" office:value="0.000002502346">
            <text:p>2.502E-00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.085685">
            <text:p>3.086E+000</text:p>
          </table:table-cell>
          <table:table-cell office:value-type="float" office:value="9.487698">
            <text:p>9.488E+000</text:p>
          </table:table-cell>
          <table:table-cell office:value-type="float" office:value="0.06565044">
            <text:p>6.565E-002</text:p>
          </table:table-cell>
          <table:table-cell office:value-type="float" office:value="0.06359986">
            <text:p>6.360E-002</text:p>
          </table:table-cell>
          <table:table-cell office:value-type="float" office:value="0.004109626">
            <text:p>4.110E-003</text:p>
          </table:table-cell>
          <table:table-cell office:value-type="float" office:value="0.1946153">
            <text:p>1.946E-001</text:p>
          </table:table-cell>
          <table:table-cell office:value-type="float" office:value="-0.000007636502">
            <text:p>-7.637E-00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.0991">
            <text:p>3.099E+000</text:p>
          </table:table-cell>
          <table:table-cell office:value-type="float" office:value="9.569627">
            <text:p>9.570E+000</text:p>
          </table:table-cell>
          <table:table-cell office:value-type="float" office:value="0.002005113">
            <text:p>2.005E-003</text:p>
          </table:table-cell>
          <table:table-cell office:value-type="float" office:value="0.0002886629">
            <text:p>2.887E-004</text:p>
          </table:table-cell>
          <table:table-cell office:value-type="float" office:value="-0.00000003708229">
            <text:p>-3.708E-008</text:p>
          </table:table-cell>
          <table:table-cell office:value-type="float" office:value="-0.0004453516">
            <text:p>-4.454E-004</text:p>
          </table:table-cell>
          <table:table-cell office:value-type="float" office:value="0.0000002164585">
            <text:p>2.165E-00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.097375">
            <text:p>3.097E+000</text:p>
          </table:table-cell>
          <table:table-cell office:value-type="float" office:value="9.557975">
            <text:p>9.558E+000</text:p>
          </table:table-cell>
          <table:table-cell office:value-type="float" office:value="0.05221989">
            <text:p>5.222E-002</text:p>
          </table:table-cell>
          <table:table-cell office:value-type="float" office:value="0.04883586">
            <text:p>4.884E-002</text:p>
          </table:table-cell>
          <table:table-cell office:value-type="float" office:value="0.002466142">
            <text:p>2.466E-003</text:p>
          </table:table-cell>
          <table:table-cell office:value-type="float" office:value="0.1487591">
            <text:p>1.488E-001</text:p>
          </table:table-cell>
          <table:table-cell office:value-type="float" office:value="-0.0000151369">
            <text:p>-1.514E-00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.981275">
            <text:p>2.981E+000</text:p>
          </table:table-cell>
          <table:table-cell office:value-type="float" office:value="8.856132">
            <text:p>8.856E+000</text:p>
          </table:table-cell>
          <table:table-cell office:value-type="float" office:value="0.01268291">
            <text:p>1.268E-002</text:p>
          </table:table-cell>
          <table:table-cell office:value-type="float" office:value="0.009182549">
            <text:p>9.183E-003</text:p>
          </table:table-cell>
          <table:table-cell office:value-type="float" office:value="0.00009885944">
            <text:p>9.886E-005</text:p>
          </table:table-cell>
          <table:table-cell office:value-type="float" office:value="0.02485805">
            <text:p>2.486E-002</text:p>
          </table:table-cell>
          <table:table-cell office:value-type="float" office:value="-0.000006837262">
            <text:p>-6.837E-00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.921929">
            <text:p>2.922E+000</text:p>
          </table:table-cell>
          <table:table-cell office:value-type="float" office:value="8.503058">
            <text:p>8.503E+000</text:p>
          </table:table-cell>
          <table:table-cell office:value-type="float" office:value="0.01031538">
            <text:p>1.032E-002</text:p>
          </table:table-cell>
          <table:table-cell office:value-type="float" office:value="0.004581438">
            <text:p>4.581E-003</text:p>
          </table:table-cell>
          <table:table-cell office:value-type="float" office:value="0.00003001762">
            <text:p>3.002E-005</text:p>
          </table:table-cell>
          <table:table-cell office:value-type="float" office:value="0.009305398">
            <text:p>9.305E-003</text:p>
          </table:table-cell>
          <table:table-cell office:value-type="float" office:value="-0.0000095339">
            <text:p>-9.534E-00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.987874">
            <text:p>2.988E+000</text:p>
          </table:table-cell>
          <table:table-cell office:value-type="float" office:value="8.893244">
            <text:p>8.893E+000</text:p>
          </table:table-cell>
          <table:table-cell office:value-type="float" office:value="0.03312777">
            <text:p>3.313E-002</text:p>
          </table:table-cell>
          <table:table-cell office:value-type="float" office:value="0.02874552">
            <text:p>2.875E-002</text:p>
          </table:table-cell>
          <table:table-cell office:value-type="float" office:value="0.0008868943">
            <text:p>8.869E-004</text:p>
          </table:table-cell>
          <table:table-cell office:value-type="float" office:value="0.08291153">
            <text:p>8.291E-002</text:p>
          </table:table-cell>
          <table:table-cell office:value-type="float" office:value="-0.00001697829">
            <text:p>-1.698E-00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.752999">
            <text:p>2.753E+000</text:p>
          </table:table-cell>
          <table:table-cell office:value-type="float" office:value="7.545384">
            <text:p>7.545E+000</text:p>
          </table:table-cell>
          <table:table-cell office:value-type="float" office:value="0.005074601">
            <text:p>5.075E-003</text:p>
          </table:table-cell>
          <table:table-cell office:value-type="float" office:value="0.000833353">
            <text:p>8.334E-004</text:p>
          </table:table-cell>
          <table:table-cell office:value-type="float" office:value="0.000000221718">
            <text:p>2.217E-007</text:p>
          </table:table-cell>
          <table:table-cell office:value-type="float" office:value="-0.0006263544">
            <text:p>-6.264E-004</text:p>
          </table:table-cell>
          <table:table-cell office:value-type="float" office:value="0.000001699335">
            <text:p>1.699E-00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.827501">
            <text:p>2.828E+000</text:p>
          </table:table-cell>
          <table:table-cell office:value-type="float" office:value="7.961506">
            <text:p>7.962E+000</text:p>
          </table:table-cell>
          <table:table-cell office:value-type="float" office:value="0.007192996">
            <text:p>7.193E-003</text:p>
          </table:table-cell>
          <table:table-cell office:value-type="float" office:value="0.002294708">
            <text:p>2.295E-003</text:p>
          </table:table-cell>
          <table:table-cell office:value-type="float" office:value="0.000007888638">
            <text:p>7.889E-006</text:p>
          </table:table-cell>
          <table:table-cell office:value-type="float" office:value="0.00306826">
            <text:p>3.068E-003</text:p>
          </table:table-cell>
          <table:table-cell office:value-type="float" office:value="-0.00000496828">
            <text:p>-4.968E-00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.933767">
            <text:p>2.934E+000</text:p>
          </table:table-cell>
          <table:table-cell office:value-type="float" office:value="8.570935">
            <text:p>8.571E+000</text:p>
          </table:table-cell>
          <table:table-cell office:value-type="float" office:value="0.01025191">
            <text:p>1.025E-002</text:p>
          </table:table-cell>
          <table:table-cell office:value-type="float" office:value="0.003951601">
            <text:p>3.952E-003</text:p>
          </table:table-cell>
          <table:table-cell office:value-type="float" office:value="0.00002310643">
            <text:p>2.311E-005</text:p>
          </table:table-cell>
          <table:table-cell office:value-type="float" office:value="0.007057572">
            <text:p>7.058E-003</text:p>
          </table:table-cell>
          <table:table-cell office:value-type="float" office:value="-0.000009934027">
            <text:p>-9.934E-00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.80981">
            <text:p>2.810E+000</text:p>
          </table:table-cell>
          <table:table-cell office:value-type="float" office:value="7.860089">
            <text:p>7.860E+000</text:p>
          </table:table-cell>
          <table:table-cell office:value-type="float" office:value="0.05325782">
            <text:p>5.326E-002</text:p>
          </table:table-cell>
          <table:table-cell office:value-type="float" office:value="0.04796582">
            <text:p>4.797E-002</text:p>
          </table:table-cell>
          <table:table-cell office:value-type="float" office:value="0.002424143">
            <text:p>2.424E-003</text:p>
          </table:table-cell>
          <table:table-cell office:value-type="float" office:value="0.131195">
            <text:p>1.312E-001</text:p>
          </table:table-cell>
          <table:table-cell office:value-type="float" office:value="-0.00002912455">
            <text:p>-2.912E-00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.930113">
            <text:p>2.930E+000</text:p>
          </table:table-cell>
          <table:table-cell office:value-type="float" office:value="8.549133">
            <text:p>8.549E+000</text:p>
          </table:table-cell>
          <table:table-cell office:value-type="float" office:value="0.2601483">
            <text:p>2.601E-001</text:p>
          </table:table-cell>
          <table:table-cell office:value-type="float" office:value="0.2508296">
            <text:p>2.508E-001</text:p>
          </table:table-cell>
          <table:table-cell office:value-type="float" office:value="0.06407336">
            <text:p>6.407E-002</text:p>
          </table:table-cell>
          <table:table-cell office:value-type="float" office:value="0.7283058">
            <text:p>7.283E-001</text:p>
          </table:table-cell>
          <table:table-cell office:value-type="float" office:value="-0.0001553577">
            <text:p>-1.554E-00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.76211">
            <text:p>2.762E+000</text:p>
          </table:table-cell>
          <table:table-cell office:value-type="float" office:value="7.594189">
            <text:p>7.594E+000</text:p>
          </table:table-cell>
          <table:table-cell office:value-type="float" office:value="0.009821528">
            <text:p>9.822E-003</text:p>
          </table:table-cell>
          <table:table-cell office:value-type="float" office:value="0.002284125">
            <text:p>2.284E-003</text:p>
          </table:table-cell>
          <table:table-cell office:value-type="float" office:value="0.000006736075">
            <text:p>6.736E-006</text:p>
          </table:table-cell>
          <table:table-cell office:value-type="float" office:value="0.00109699">
            <text:p>1.097E-003</text:p>
          </table:table-cell>
          <table:table-cell office:value-type="float" office:value="0.000008465602">
            <text:p>8.466E-00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.75706">
            <text:p>2.757E+000</text:p>
          </table:table-cell>
          <table:table-cell office:value-type="float" office:value="7.56612">
            <text:p>7.566E+000</text:p>
          </table:table-cell>
          <table:table-cell office:value-type="float" office:value="0.009345113">
            <text:p>9.345E-003</text:p>
          </table:table-cell>
          <table:table-cell office:value-type="float" office:value="0.004036556">
            <text:p>4.037E-003</text:p>
          </table:table-cell>
          <table:table-cell office:value-type="float" office:value="0.00002349327">
            <text:p>2.349E-005</text:p>
          </table:table-cell>
          <table:table-cell office:value-type="float" office:value="0.00750465">
            <text:p>7.505E-003</text:p>
          </table:table-cell>
          <table:table-cell office:value-type="float" office:value="-0.000007918444">
            <text:p>-7.918E-00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.658466">
            <text:p>2.658E+000</text:p>
          </table:table-cell>
          <table:table-cell office:value-type="float" office:value="7.032981">
            <text:p>7.033E+000</text:p>
          </table:table-cell>
          <table:table-cell office:value-type="float" office:value="0.006120033">
            <text:p>6.120E-003</text:p>
          </table:table-cell>
          <table:table-cell office:value-type="float" office:value="0.001268379">
            <text:p>1.268E-003</text:p>
          </table:table-cell>
          <table:table-cell office:value-type="float" office:value="0.000001747578">
            <text:p>1.748E-006</text:p>
          </table:table-cell>
          <table:table-cell office:value-type="float" office:value="0.000174975">
            <text:p>1.750E-004</text:p>
          </table:table-cell>
          <table:table-cell office:value-type="float" office:value="-0.000003071514">
            <text:p>-3.072E-00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.692488">
            <text:p>2.692E+000</text:p>
          </table:table-cell>
          <table:table-cell office:value-type="float" office:value="7.215251">
            <text:p>7.215E+000</text:p>
          </table:table-cell>
          <table:table-cell office:value-type="float" office:value="0.02284619">
            <text:p>2.285E-002</text:p>
          </table:table-cell>
          <table:table-cell office:value-type="float" office:value="0.01774913">
            <text:p>1.775E-002</text:p>
          </table:table-cell>
          <table:table-cell office:value-type="float" office:value="0.0003570186">
            <text:p>3.570E-004</text:p>
          </table:table-cell>
          <table:table-cell office:value-type="float" office:value="0.04440866">
            <text:p>4.441E-002</text:p>
          </table:table-cell>
          <table:table-cell office:value-type="float" office:value="-0.00001682412">
            <text:p>-1.682E-00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.808718">
            <text:p>2.809E+000</text:p>
          </table:table-cell>
          <table:table-cell office:value-type="float" office:value="7.852711">
            <text:p>7.853E+000</text:p>
          </table:table-cell>
          <table:table-cell office:value-type="float" office:value="0.009867901">
            <text:p>9.868E-003</text:p>
          </table:table-cell>
          <table:table-cell office:value-type="float" office:value="0.004154606">
            <text:p>4.155E-003</text:p>
          </table:table-cell>
          <table:table-cell office:value-type="float" office:value="0.00002504798">
            <text:p>2.505E-005</text:p>
          </table:table-cell>
          <table:table-cell office:value-type="float" office:value="0.007765502">
            <text:p>7.766E-003</text:p>
          </table:table-cell>
          <table:table-cell office:value-type="float" office:value="-0.000008957783">
            <text:p>-8.958E-00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.736372">
            <text:p>2.736E+000</text:p>
          </table:table-cell>
          <table:table-cell office:value-type="float" office:value="7.451312">
            <text:p>7.451E+000</text:p>
          </table:table-cell>
          <table:table-cell office:value-type="float" office:value="0.01526454">
            <text:p>1.526E-002</text:p>
          </table:table-cell>
          <table:table-cell office:value-type="float" office:value="0.009505523">
            <text:p>9.506E-003</text:p>
          </table:table-cell>
          <table:table-cell office:value-type="float" office:value="0.0001135862">
            <text:p>1.136E-004</text:p>
          </table:table-cell>
          <table:table-cell office:value-type="float" office:value="0.02186831">
            <text:p>2.187E-002</text:p>
          </table:table-cell>
          <table:table-cell office:value-type="float" office:value="0.00001443815">
            <text:p>1.444E-00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.626927">
            <text:p>2.627E+000</text:p>
          </table:table-cell>
          <table:table-cell office:value-type="float" office:value="6.867171">
            <text:p>6.867E+000</text:p>
          </table:table-cell>
          <table:table-cell office:value-type="float" office:value="0.004007701">
            <text:p>4.008E-003</text:p>
          </table:table-cell>
          <table:table-cell office:value-type="float" office:value="0.0004807028">
            <text:p>4.807E-004</text:p>
          </table:table-cell>
          <table:table-cell office:value-type="float" office:value="-0.0000004748527">
            <text:p>-4.749E-007</text:p>
          </table:table-cell>
          <table:table-cell office:value-type="float" office:value="-0.001053635">
            <text:p>-1.054E-003</text:p>
          </table:table-cell>
          <table:table-cell office:value-type="float" office:value="0.0000004687048">
            <text:p>4.687E-007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.72354">
            <text:p>2.724E+000</text:p>
          </table:table-cell>
          <table:table-cell office:value-type="float" office:value="7.380204">
            <text:p>7.380E+000</text:p>
          </table:table-cell>
          <table:table-cell office:value-type="float" office:value="0.01367186">
            <text:p>1.367E-002</text:p>
          </table:table-cell>
          <table:table-cell office:value-type="float" office:value="0.005613646">
            <text:p>5.614E-003</text:p>
          </table:table-cell>
          <table:table-cell office:value-type="float" office:value="0.00004602729">
            <text:p>4.603E-005</text:p>
          </table:table-cell>
          <table:table-cell office:value-type="float" office:value="0.009911762">
            <text:p>9.912E-003</text:p>
          </table:table-cell>
          <table:table-cell office:value-type="float" office:value="-0.00001732288">
            <text:p>-1.732E-00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.651699">
            <text:p>2.652E+000</text:p>
          </table:table-cell>
          <table:table-cell office:value-type="float" office:value="6.995936">
            <text:p>6.996E+000</text:p>
          </table:table-cell>
          <table:table-cell office:value-type="float" office:value="0.006350507">
            <text:p>6.351E-003</text:p>
          </table:table-cell>
          <table:table-cell office:value-type="float" office:value="0.001529293">
            <text:p>1.529E-003</text:p>
          </table:table-cell>
          <table:table-cell office:value-type="float" office:value="0.000003124653">
            <text:p>3.125E-006</text:p>
          </table:table-cell>
          <table:table-cell office:value-type="float" office:value="0.0009427919">
            <text:p>9.428E-004</text:p>
          </table:table-cell>
          <table:table-cell office:value-type="float" office:value="-0.00000359859">
            <text:p>-3.599E-00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.634535">
            <text:p>2.635E+000</text:p>
          </table:table-cell>
          <table:table-cell office:value-type="float" office:value="6.905934">
            <text:p>6.906E+000</text:p>
          </table:table-cell>
          <table:table-cell office:value-type="float" office:value="0.01934428">
            <text:p>1.934E-002</text:p>
          </table:table-cell>
          <table:table-cell office:value-type="float" office:value="0.01365488">
            <text:p>1.365E-002</text:p>
          </table:table-cell>
          <table:table-cell office:value-type="float" office:value="0.0002212595">
            <text:p>2.213E-004</text:p>
          </table:table-cell>
          <table:table-cell office:value-type="float" office:value="0.03244466">
            <text:p>3.244E-002</text:p>
          </table:table-cell>
          <table:table-cell office:value-type="float" office:value="-0.00001718546">
            <text:p>-1.719E-00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.654897">
            <text:p>2.655E+000</text:p>
          </table:table-cell>
          <table:table-cell office:value-type="float" office:value="7.013101">
            <text:p>7.013E+000</text:p>
          </table:table-cell>
          <table:table-cell office:value-type="float" office:value="0.01061103">
            <text:p>1.061E-002</text:p>
          </table:table-cell>
          <table:table-cell office:value-type="float" office:value="0.006923881">
            <text:p>6.924E-003</text:p>
          </table:table-cell>
          <table:table-cell office:value-type="float" office:value="0.0000590061">
            <text:p>5.901E-005</text:p>
          </table:table-cell>
          <table:table-cell office:value-type="float" office:value="0.01597031">
            <text:p>1.597E-002</text:p>
          </table:table-cell>
          <table:table-cell office:value-type="float" office:value="-0.000006357421">
            <text:p>-6.357E-00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.595015">
            <text:p>2.595E+000</text:p>
          </table:table-cell>
          <table:table-cell office:value-type="float" office:value="6.699164">
            <text:p>6.699E+000</text:p>
          </table:table-cell>
          <table:table-cell office:value-type="float" office:value="0.00526495">
            <text:p>5.265E-003</text:p>
          </table:table-cell>
          <table:table-cell office:value-type="float" office:value="0.001066467">
            <text:p>1.066E-003</text:p>
          </table:table-cell>
          <table:table-cell office:value-type="float" office:value="0.000001175653">
            <text:p>1.176E-006</text:p>
          </table:table-cell>
          <table:table-cell office:value-type="float" office:value="0.00009913808">
            <text:p>9.914E-005</text:p>
          </table:table-cell>
          <table:table-cell office:value-type="float" office:value="-0.000002236951">
            <text:p>-2.237E-00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.607901">
            <text:p>2.608E+000</text:p>
          </table:table-cell>
          <table:table-cell office:value-type="float" office:value="6.766057">
            <text:p>6.766E+000</text:p>
          </table:table-cell>
          <table:table-cell office:value-type="float" office:value="0.006973833">
            <text:p>6.974E-003</text:p>
          </table:table-cell>
          <table:table-cell office:value-type="float" office:value="0.00382261">
            <text:p>3.823E-003</text:p>
          </table:table-cell>
          <table:table-cell office:value-type="float" office:value="0.00001939469">
            <text:p>1.939E-005</text:p>
          </table:table-cell>
          <table:table-cell office:value-type="float" office:value="0.007790764">
            <text:p>7.791E-003</text:p>
          </table:table-cell>
          <table:table-cell office:value-type="float" office:value="0.000003658596">
            <text:p>3.659E-00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.64545">
            <text:p>2.645E+000</text:p>
          </table:table-cell>
          <table:table-cell office:value-type="float" office:value="6.963264">
            <text:p>6.963E+000</text:p>
          </table:table-cell>
          <table:table-cell office:value-type="float" office:value="0.01052154">
            <text:p>1.052E-002</text:p>
          </table:table-cell>
          <table:table-cell office:value-type="float" office:value="0.007922881">
            <text:p>7.923E-003</text:p>
          </table:table-cell>
          <table:table-cell office:value-type="float" office:value="0.00007222377">
            <text:p>7.222E-005</text:p>
          </table:table-cell>
          <table:table-cell office:value-type="float" office:value="0.01898349">
            <text:p>1.898E-002</text:p>
          </table:table-cell>
          <table:table-cell office:value-type="float" office:value="0.000004057566">
            <text:p>4.058E-006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.65214">
            <text:p>2.652E+000</text:p>
          </table:table-cell>
          <table:table-cell office:value-type="float" office:value="6.996519">
            <text:p>6.997E+000</text:p>
          </table:table-cell>
          <table:table-cell office:value-type="float" office:value="0.01500276">
            <text:p>1.500E-002</text:p>
          </table:table-cell>
          <table:table-cell office:value-type="float" office:value="0.008010606">
            <text:p>8.011E-003</text:p>
          </table:table-cell>
          <table:table-cell office:value-type="float" office:value="0.00008606925">
            <text:p>8.607E-005</text:p>
          </table:table-cell>
          <table:table-cell office:value-type="float" office:value="0.01676346">
            <text:p>1.676E-002</text:p>
          </table:table-cell>
          <table:table-cell office:value-type="float" office:value="-0.00001743812">
            <text:p>-1.744E-005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.619625">
            <text:p>2.620E+000</text:p>
          </table:table-cell>
          <table:table-cell office:value-type="float" office:value="6.828268">
            <text:p>6.828E+000</text:p>
          </table:table-cell>
          <table:table-cell office:value-type="float" office:value="0.02469465">
            <text:p>2.469E-002</text:p>
          </table:table-cell>
          <table:table-cell office:value-type="float" office:value="0.01747156">
            <text:p>1.747E-002</text:p>
          </table:table-cell>
          <table:table-cell office:value-type="float" office:value="0.0003618374">
            <text:p>3.618E-004</text:p>
          </table:table-cell>
          <table:table-cell office:value-type="float" office:value="0.04111695">
            <text:p>4.112E-002</text:p>
          </table:table-cell>
          <table:table-cell office:value-type="float" office:value="-0.00002788025">
            <text:p>-2.788E-00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.637729">
            <text:p>2.638E+000</text:p>
          </table:table-cell>
          <table:table-cell office:value-type="float" office:value="6.922841">
            <text:p>6.923E+000</text:p>
          </table:table-cell>
          <table:table-cell office:value-type="float" office:value="0.00246825">
            <text:p>2.468E-003</text:p>
          </table:table-cell>
          <table:table-cell office:value-type="float" office:value="0.0009522684">
            <text:p>9.523E-004</text:p>
          </table:table-cell>
          <table:table-cell office:value-type="float" office:value="0.000001344456">
            <text:p>1.344E-006</text:p>
          </table:table-cell>
          <table:table-cell office:value-type="float" office:value="0.001447606">
            <text:p>1.448E-003</text:p>
          </table:table-cell>
          <table:table-cell office:value-type="float" office:value="0.000000569077">
            <text:p>5.691E-00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.521852">
            <text:p>2.522E+000</text:p>
          </table:table-cell>
          <table:table-cell office:value-type="float" office:value="6.32669">
            <text:p>6.327E+000</text:p>
          </table:table-cell>
          <table:table-cell office:value-type="float" office:value="0.1564117">
            <text:p>1.564E-001</text:p>
          </table:table-cell>
          <table:table-cell office:value-type="float" office:value="0.1429509">
            <text:p>1.430E-001</text:p>
          </table:table-cell>
          <table:table-cell office:value-type="float" office:value="0.02137444">
            <text:p>2.137E-002</text:p>
          </table:table-cell>
          <table:table-cell office:value-type="float" office:value="0.3511435">
            <text:p>3.511E-001</text:p>
          </table:table-cell>
          <table:table-cell office:value-type="float" office:value="-0.000205978">
            <text:p>-2.060E-00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.065178">
            <text:p>3.065E+000</text:p>
          </table:table-cell>
          <table:table-cell office:value-type="float" office:value="9.355463">
            <text:p>9.355E+000</text:p>
          </table:table-cell>
          <table:table-cell office:value-type="float" office:value="1.381781">
            <text:p>1.382E+000</text:p>
          </table:table-cell>
          <table:table-cell office:value-type="float" office:value="1.366676">
            <text:p>1.367E+000</text:p>
          </table:table-cell>
          <table:table-cell office:value-type="float" office:value="1.878097">
            <text:p>1.878E+000</text:p>
          </table:table-cell>
          <table:table-cell office:value-type="float" office:value="4.169788">
            <text:p>4.170E+000</text:p>
          </table:table-cell>
          <table:table-cell office:value-type="float" office:value="0.0007512192">
            <text:p>7.512E-00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.602331">
            <text:p>2.602E+000</text:p>
          </table:table-cell>
          <table:table-cell office:value-type="float" office:value="6.737039">
            <text:p>6.737E+000</text:p>
          </table:table-cell>
          <table:table-cell office:value-type="float" office:value="0.07675356">
            <text:p>7.675E-002</text:p>
          </table:table-cell>
          <table:table-cell office:value-type="float" office:value="0.07202791">
            <text:p>7.203E-002</text:p>
          </table:table-cell>
          <table:table-cell office:value-type="float" office:value="0.005355459">
            <text:p>5.355E-003</text:p>
          </table:table-cell>
          <table:table-cell office:value-type="float" office:value="0.1857932">
            <text:p>1.858E-001</text:p>
          </table:table-cell>
          <table:table-cell office:value-type="float" office:value="-0.00002229744">
            <text:p>-2.230E-00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.641303">
            <text:p>2.641E+000</text:p>
          </table:table-cell>
          <table:table-cell office:value-type="float" office:value="6.942546">
            <text:p>6.943E+000</text:p>
          </table:table-cell>
          <table:table-cell office:value-type="float" office:value="0.00435411">
            <text:p>4.354E-003</text:p>
          </table:table-cell>
          <table:table-cell office:value-type="float" office:value="0.001144109">
            <text:p>1.144E-003</text:p>
          </table:table-cell>
          <table:table-cell office:value-type="float" office:value="0.00000185599">
            <text:p>1.856E-006</text:p>
          </table:table-cell>
          <table:table-cell office:value-type="float" office:value="0.0009260475">
            <text:p>9.260E-004</text:p>
          </table:table-cell>
          <table:table-cell office:value-type="float" office:value="0.000001753883">
            <text:p>1.754E-00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.562271">
            <text:p>2.562E+000</text:p>
          </table:table-cell>
          <table:table-cell office:value-type="float" office:value="6.531474">
            <text:p>6.531E+000</text:p>
          </table:table-cell>
          <table:table-cell office:value-type="float" office:value="0.01171688">
            <text:p>1.172E-002</text:p>
          </table:table-cell>
          <table:table-cell office:value-type="float" office:value="0.01035561">
            <text:p>1.036E-002</text:p>
          </table:table-cell>
          <table:table-cell office:value-type="float" office:value="0.000114056">
            <text:p>1.141E-004</text:p>
          </table:table-cell>
          <table:table-cell office:value-type="float" office:value="0.02579118">
            <text:p>2.579E-002</text:p>
          </table:table-cell>
          <table:table-cell office:value-type="float" office:value="-0.000001756329">
            <text:p>-1.756E-0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.587665">
            <text:p>2.588E+000</text:p>
          </table:table-cell>
          <table:table-cell office:value-type="float" office:value="6.661826">
            <text:p>6.662E+000</text:p>
          </table:table-cell>
          <table:table-cell office:value-type="float" office:value="0.007593089">
            <text:p>7.593E-003</text:p>
          </table:table-cell>
          <table:table-cell office:value-type="float" office:value="0.004898809">
            <text:p>4.899E-003</text:p>
          </table:table-cell>
          <table:table-cell office:value-type="float" office:value="0.00002969375">
            <text:p>2.969E-005</text:p>
          </table:table-cell>
          <table:table-cell office:value-type="float" office:value="0.01114423">
            <text:p>1.114E-002</text:p>
          </table:table-cell>
          <table:table-cell office:value-type="float" office:value="-0.000003308964">
            <text:p>-3.309E-00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.596818">
            <text:p>2.597E+000</text:p>
          </table:table-cell>
          <table:table-cell office:value-type="float" office:value="6.708377">
            <text:p>6.708E+000</text:p>
          </table:table-cell>
          <table:table-cell office:value-type="float" office:value="0.003433154">
            <text:p>3.433E-003</text:p>
          </table:table-cell>
          <table:table-cell office:value-type="float" office:value="0.0005105016">
            <text:p>5.105E-004</text:p>
          </table:table-cell>
          <table:table-cell office:value-type="float" office:value="-0.00000006136939">
            <text:p>-6.137E-008</text:p>
          </table:table-cell>
          <table:table-cell office:value-type="float" office:value="-0.0005956441">
            <text:p>-5.956E-004</text:p>
          </table:table-cell>
          <table:table-cell office:value-type="float" office:value="0.0000006730454">
            <text:p>6.730E-007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.618993">
            <text:p>2.619E+000</text:p>
          </table:table-cell>
          <table:table-cell office:value-type="float" office:value="6.824089">
            <text:p>6.824E+000</text:p>
          </table:table-cell>
          <table:table-cell office:value-type="float" office:value="0.003443536">
            <text:p>3.444E-003</text:p>
          </table:table-cell>
          <table:table-cell office:value-type="float" office:value="0.001249488">
            <text:p>1.249E-003</text:p>
          </table:table-cell>
          <table:table-cell office:value-type="float" office:value="0.000002330945">
            <text:p>2.331E-006</text:p>
          </table:table-cell>
          <table:table-cell office:value-type="float" office:value="0.001776023">
            <text:p>1.776E-003</text:p>
          </table:table-cell>
          <table:table-cell office:value-type="float" office:value="0.000001133178">
            <text:p>1.133E-006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.644055">
            <text:p>2.644E+000</text:p>
          </table:table-cell>
          <table:table-cell office:value-type="float" office:value="6.956607">
            <text:p>6.957E+000</text:p>
          </table:table-cell>
          <table:table-cell office:value-type="float" office:value="0.02719789">
            <text:p>2.720E-002</text:p>
          </table:table-cell>
          <table:table-cell office:value-type="float" office:value="0.02528957">
            <text:p>2.529E-002</text:p>
          </table:table-cell>
          <table:table-cell office:value-type="float" office:value="0.0006632387">
            <text:p>6.632E-004</text:p>
          </table:table-cell>
          <table:table-cell office:value-type="float" office:value="0.06543308">
            <text:p>6.543E-002</text:p>
          </table:table-cell>
          <table:table-cell office:value-type="float" office:value="0.000004482216">
            <text:p>4.482E-006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.754814">
            <text:p>2.755E+000</text:p>
          </table:table-cell>
          <table:table-cell office:value-type="float" office:value="7.552616">
            <text:p>7.553E+000</text:p>
          </table:table-cell>
          <table:table-cell office:value-type="float" office:value="0.002529398">
            <text:p>2.529E-003</text:p>
          </table:table-cell>
          <table:table-cell office:value-type="float" office:value="0.0005652119">
            <text:p>5.652E-004</text:p>
          </table:table-cell>
          <table:table-cell office:value-type="float" office:value="0.0000003929533">
            <text:p>3.930E-007</text:p>
          </table:table-cell>
          <table:table-cell office:value-type="float" office:value="0.0002399929">
            <text:p>2.400E-004</text:p>
          </table:table-cell>
          <table:table-cell office:value-type="float" office:value="-0.0000005498263">
            <text:p>-5.498E-007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.688926">
            <text:p>2.689E+000</text:p>
          </table:table-cell>
          <table:table-cell office:value-type="float" office:value="7.194156">
            <text:p>7.194E+000</text:p>
          </table:table-cell>
          <table:table-cell office:value-type="float" office:value="0.001622706">
            <text:p>1.623E-003</text:p>
          </table:table-cell>
          <table:table-cell office:value-type="float" office:value="0.000183537">
            <text:p>1.835E-004</text:p>
          </table:table-cell>
          <table:table-cell office:value-type="float" office:value="-0.00000009206737">
            <text:p>-9.207E-008</text:p>
          </table:table-cell>
          <table:table-cell office:value-type="float" office:value="-0.0004679029">
            <text:p>-4.679E-004</text:p>
          </table:table-cell>
          <table:table-cell office:value-type="float" office:value="-0.00000003944783">
            <text:p>-3.945E-008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.747974">
            <text:p>2.748E+000</text:p>
          </table:table-cell>
          <table:table-cell office:value-type="float" office:value="7.515039">
            <text:p>7.515E+000</text:p>
          </table:table-cell>
          <table:table-cell office:value-type="float" office:value="0.004696909">
            <text:p>4.697E-003</text:p>
          </table:table-cell>
          <table:table-cell office:value-type="float" office:value="0.003143063">
            <text:p>3.143E-003</text:p>
          </table:table-cell>
          <table:table-cell office:value-type="float" office:value="0.00001202109">
            <text:p>1.202E-005</text:p>
          </table:table-cell>
          <table:table-cell office:value-type="float" office:value="0.007698522">
            <text:p>7.699E-003</text:p>
          </table:table-cell>
          <table:table-cell office:value-type="float" office:value="-0.000001153988">
            <text:p>-1.154E-006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.722616">
            <text:p>2.723E+000</text:p>
          </table:table-cell>
          <table:table-cell office:value-type="float" office:value="7.374375">
            <text:p>7.374E+000</text:p>
          </table:table-cell>
          <table:table-cell office:value-type="float" office:value="0.003225202">
            <text:p>3.225E-003</text:p>
          </table:table-cell>
          <table:table-cell office:value-type="float" office:value="0.001606312">
            <text:p>1.606E-003</text:p>
          </table:table-cell>
          <table:table-cell office:value-type="float" office:value="0.00000355388">
            <text:p>3.554E-006</text:p>
          </table:table-cell>
          <table:table-cell office:value-type="float" office:value="0.003364326">
            <text:p>3.364E-003</text:p>
          </table:table-cell>
          <table:table-cell office:value-type="float" office:value="-0.0000008586821">
            <text:p>-8.587E-007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.754491">
            <text:p>2.754E+000</text:p>
          </table:table-cell>
          <table:table-cell office:value-type="float" office:value="7.550949">
            <text:p>7.551E+000</text:p>
          </table:table-cell>
          <table:table-cell office:value-type="float" office:value="0.0007350024">
            <text:p>7.350E-004</text:p>
          </table:table-cell>
          <table:table-cell office:value-type="float" office:value="0.00009924239">
            <text:p>9.924E-005</text:p>
          </table:table-cell>
          <table:table-cell office:value-type="float" office:value="-0.000000008930312">
            <text:p>-8.930E-009</text:p>
          </table:table-cell>
          <table:table-cell office:value-type="float" office:value="-0.000160324">
            <text:p>-1.603E-004</text:p>
          </table:table-cell>
          <table:table-cell office:value-type="float" office:value="-0.00000002527198">
            <text:p>-2.527E-008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.798537">
            <text:p>2.799E+000</text:p>
          </table:table-cell>
          <table:table-cell office:value-type="float" office:value="7.7958">
            <text:p>7.796E+000</text:p>
          </table:table-cell>
          <table:table-cell office:value-type="float" office:value="0.03898508">
            <text:p>3.899E-002</text:p>
          </table:table-cell>
          <table:table-cell office:value-type="float" office:value="0.03721752">
            <text:p>3.722E-002</text:p>
          </table:table-cell>
          <table:table-cell office:value-type="float" office:value="0.001417646">
            <text:p>1.418E-003</text:p>
          </table:table-cell>
          <table:table-cell office:value-type="float" office:value="0.102844">
            <text:p>1.028E-001</text:p>
          </table:table-cell>
          <table:table-cell office:value-type="float" office:value="0.000004903834">
            <text:p>4.904E-006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.865023">
            <text:p>2.865E+000</text:p>
          </table:table-cell>
          <table:table-cell office:value-type="float" office:value="8.171753">
            <text:p>8.172E+000</text:p>
          </table:table-cell>
          <table:table-cell office:value-type="float" office:value="0.05553223">
            <text:p>5.553E-002</text:p>
          </table:table-cell>
          <table:table-cell office:value-type="float" office:value="0.05357255">
            <text:p>5.357E-002</text:p>
          </table:table-cell>
          <table:table-cell office:value-type="float" office:value="0.002922033">
            <text:p>2.922E-003</text:p>
          </table:table-cell>
          <table:table-cell office:value-type="float" office:value="0.1523496">
            <text:p>1.523E-001</text:p>
          </table:table-cell>
          <table:table-cell office:value-type="float" office:value="-0.000006199759">
            <text:p>-6.200E-00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.861905">
            <text:p>2.862E+000</text:p>
          </table:table-cell>
          <table:table-cell office:value-type="float" office:value="8.153448">
            <text:p>8.153E+000</text:p>
          </table:table-cell>
          <table:table-cell office:value-type="float" office:value="0.01377459">
            <text:p>1.377E-002</text:p>
          </table:table-cell>
          <table:table-cell office:value-type="float" office:value="0.01291414">
            <text:p>1.291E-002</text:p>
          </table:table-cell>
          <table:table-cell office:value-type="float" office:value="0.0001722388">
            <text:p>1.722E-004</text:p>
          </table:table-cell>
          <table:table-cell office:value-type="float" office:value="0.0363164">
            <text:p>3.632E-002</text:p>
          </table:table-cell>
          <table:table-cell office:value-type="float" office:value="0.0000009608889">
            <text:p>9.609E-007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.960669">
            <text:p>2.961E+000</text:p>
          </table:table-cell>
          <table:table-cell office:value-type="float" office:value="8.729643">
            <text:p>8.730E+000</text:p>
          </table:table-cell>
          <table:table-cell office:value-type="float" office:value="0.004564359">
            <text:p>4.564E-003</text:p>
          </table:table-cell>
          <table:table-cell office:value-type="float" office:value="0.003605802">
            <text:p>3.606E-003</text:p>
          </table:table-cell>
          <table:table-cell office:value-type="float" office:value="0.00001461537">
            <text:p>1.462E-005</text:p>
          </table:table-cell>
          <table:table-cell office:value-type="float" office:value="0.01000979">
            <text:p>1.001E-002</text:p>
          </table:table-cell>
          <table:table-cell office:value-type="float" office:value="-0.0000006140021">
            <text:p>-6.140E-007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.967005">
            <text:p>2.967E+000</text:p>
          </table:table-cell>
          <table:table-cell office:value-type="float" office:value="8.76635">
            <text:p>8.766E+000</text:p>
          </table:table-cell>
          <table:table-cell office:value-type="float" office:value="0.004680164">
            <text:p>4.680E-003</text:p>
          </table:table-cell>
          <table:table-cell office:value-type="float" office:value="0.003974846">
            <text:p>3.975E-003</text:p>
          </table:table-cell>
          <table:table-cell office:value-type="float" office:value="0.00001713904">
            <text:p>1.714E-005</text:p>
          </table:table-cell>
          <table:table-cell office:value-type="float" office:value="0.01130269">
            <text:p>1.130E-002</text:p>
          </table:table-cell>
          <table:table-cell office:value-type="float" office:value="-0.0000004106531">
            <text:p>-4.107E-007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3.235321">
            <text:p>3.235E+000</text:p>
          </table:table-cell>
          <table:table-cell office:value-type="float" office:value="10.42941">
            <text:p>1.043E+001</text:p>
          </table:table-cell>
          <table:table-cell office:value-type="float" office:value="0.06257648">
            <text:p>6.258E-002</text:p>
          </table:table-cell>
          <table:table-cell office:value-type="float" office:value="0.0610873">
            <text:p>6.109E-002</text:p>
          </table:table-cell>
          <table:table-cell office:value-type="float" office:value="0.003776869">
            <text:p>3.777E-003</text:p>
          </table:table-cell>
          <table:table-cell office:value-type="float" office:value="0.1970893">
            <text:p>1.971E-001</text:p>
          </table:table-cell>
          <table:table-cell office:value-type="float" office:value="-0.000001236723">
            <text:p>-1.237E-00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.854914">
            <text:p>2.855E+000</text:p>
          </table:table-cell>
          <table:table-cell office:value-type="float" office:value="8.116531">
            <text:p>8.117E+000</text:p>
          </table:table-cell>
          <table:table-cell office:value-type="float" office:value="0.0004356401">
            <text:p>4.356E-004</text:p>
          </table:table-cell>
          <table:table-cell office:value-type="float" office:value="0.0002723762">
            <text:p>2.724E-004</text:p>
          </table:table-cell>
          <table:table-cell office:value-type="float" office:value="0.00000009316071">
            <text:p>9.316E-008</text:p>
          </table:table-cell>
          <table:table-cell office:value-type="float" office:value="0.0006804593">
            <text:p>6.805E-004</text:p>
          </table:table-cell>
          <table:table-cell office:value-type="float" office:value="-0.00000001114332">
            <text:p>-1.114E-008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.028355">
            <text:p>3.028E+000</text:p>
          </table:table-cell>
          <table:table-cell office:value-type="float" office:value="9.136981">
            <text:p>9.137E+000</text:p>
          </table:table-cell>
          <table:table-cell office:value-type="float" office:value="0.006182404">
            <text:p>6.182E-003</text:p>
          </table:table-cell>
          <table:table-cell office:value-type="float" office:value="0.005714972">
            <text:p>5.715E-003</text:p>
          </table:table-cell>
          <table:table-cell office:value-type="float" office:value="0.00003396943">
            <text:p>3.397E-005</text:p>
          </table:table-cell>
          <table:table-cell office:value-type="float" office:value="0.01700062">
            <text:p>1.700E-002</text:p>
          </table:table-cell>
          <table:table-cell office:value-type="float" office:value="-0.0000002492716">
            <text:p>-2.493E-007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3.10293">
            <text:p>3.103E+000</text:p>
          </table:table-cell>
          <table:table-cell office:value-type="float" office:value="9.593352">
            <text:p>9.593E+000</text:p>
          </table:table-cell>
          <table:table-cell office:value-type="float" office:value="0.02155178">
            <text:p>2.155E-002</text:p>
          </table:table-cell>
          <table:table-cell office:value-type="float" office:value="0.0208675">
            <text:p>2.087E-002</text:p>
          </table:table-cell>
          <table:table-cell office:value-type="float" office:value="0.0004425338">
            <text:p>4.425E-004</text:p>
          </table:table-cell>
          <table:table-cell office:value-type="float" office:value="0.06437626">
            <text:p>6.438E-002</text:p>
          </table:table-cell>
          <table:table-cell office:value-type="float" office:value="0.0000007733481">
            <text:p>7.733E-0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3.164759">
            <text:p>3.165E+000</text:p>
          </table:table-cell>
          <table:table-cell office:value-type="float" office:value="9.980683">
            <text:p>9.981E+000</text:p>
          </table:table-cell>
          <table:table-cell office:value-type="float" office:value="0.002344279">
            <text:p>2.344E-003</text:p>
          </table:table-cell>
          <table:table-cell office:value-type="float" office:value="0.0022699">
            <text:p>2.270E-003</text:p>
          </table:table-cell>
          <table:table-cell office:value-type="float" office:value="0.000005236173">
            <text:p>5.236E-006</text:p>
          </table:table-cell>
          <table:table-cell office:value-type="float" office:value="0.007079904">
            <text:p>7.080E-003</text:p>
          </table:table-cell>
          <table:table-cell office:value-type="float" office:value="-0.000000008970471">
            <text:p>-8.970E-009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.330788">
            <text:p>3.331E+000</text:p>
          </table:table-cell>
          <table:table-cell office:value-type="float" office:value="11.05804">
            <text:p>1.106E+001</text:p>
          </table:table-cell>
          <table:table-cell office:value-type="float" office:value="0.001341072">
            <text:p>1.341E-003</text:p>
          </table:table-cell>
          <table:table-cell office:value-type="float" office:value="0.000183863">
            <text:p>1.839E-004</text:p>
          </table:table-cell>
          <table:table-cell office:value-type="float" office:value="-0.00000002674165">
            <text:p>-2.674E-008</text:p>
          </table:table-cell>
          <table:table-cell office:value-type="float" office:value="-0.0003473565">
            <text:p>-3.474E-004</text:p>
          </table:table-cell>
          <table:table-cell office:value-type="float" office:value="0.00000008729517">
            <text:p>8.730E-008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.305052">
            <text:p>3.305E+000</text:p>
          </table:table-cell>
          <table:table-cell office:value-type="float" office:value="10.88849">
            <text:p>1.089E+001</text:p>
          </table:table-cell>
          <table:table-cell office:value-type="float" office:value="0.02095872">
            <text:p>2.096E-002</text:p>
          </table:table-cell>
          <table:table-cell office:value-type="float" office:value="0.0207344">
            <text:p>2.073E-002</text:p>
          </table:table-cell>
          <table:table-cell office:value-type="float" office:value="0.0004322347">
            <text:p>4.322E-004</text:p>
          </table:table-cell>
          <table:table-cell office:value-type="float" office:value="0.06838997">
            <text:p>6.839E-002</text:p>
          </table:table-cell>
          <table:table-cell office:value-type="float" office:value="0.00000001493559">
            <text:p>1.494E-00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.396844">
            <text:p>3.397E+000</text:p>
          </table:table-cell>
          <table:table-cell office:value-type="float" office:value="11.5036">
            <text:p>1.150E+001</text:p>
          </table:table-cell>
          <table:table-cell office:value-type="float" office:value="0.01460458">
            <text:p>1.460E-002</text:p>
          </table:table-cell>
          <table:table-cell office:value-type="float" office:value="0.01423757">
            <text:p>1.424E-002</text:p>
          </table:table-cell>
          <table:table-cell office:value-type="float" office:value="0.0002053045">
            <text:p>2.053E-004</text:p>
          </table:table-cell>
          <table:table-cell office:value-type="float" office:value="0.04824436">
            <text:p>4.824E-002</text:p>
          </table:table-cell>
          <table:table-cell office:value-type="float" office:value="0.0000001313541">
            <text:p>1.314E-007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3.363746">
            <text:p>3.364E+000</text:p>
          </table:table-cell>
          <table:table-cell office:value-type="float" office:value="11.28006">
            <text:p>1.128E+001</text:p>
          </table:table-cell>
          <table:table-cell office:value-type="float" office:value="0.0007496615">
            <text:p>7.497E-004</text:p>
          </table:table-cell>
          <table:table-cell office:value-type="float" office:value="0.0006010045">
            <text:p>6.010E-004</text:p>
          </table:table-cell>
          <table:table-cell office:value-type="float" office:value="0.0000004031206">
            <text:p>4.031E-007</text:p>
          </table:table-cell>
          <table:table-cell office:value-type="float" office:value="0.001876621">
            <text:p>1.877E-003</text:p>
          </table:table-cell>
          <table:table-cell office:value-type="float" office:value="-0.00000001534098">
            <text:p>-1.534E-008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3.359159">
            <text:p>3.359E+000</text:p>
          </table:table-cell>
          <table:table-cell office:value-type="float" office:value="11.25197">
            <text:p>1.125E+001</text:p>
          </table:table-cell>
          <table:table-cell office:value-type="float" office:value="0.002497353">
            <text:p>2.497E-003</text:p>
          </table:table-cell>
          <table:table-cell office:value-type="float" office:value="0.002412368">
            <text:p>2.412E-003</text:p>
          </table:table-cell>
          <table:table-cell office:value-type="float" office:value="0.000005921122">
            <text:p>5.921E-006</text:p>
          </table:table-cell>
          <table:table-cell office:value-type="float" office:value="0.008024244">
            <text:p>8.024E-003</text:p>
          </table:table-cell>
          <table:table-cell office:value-type="float" office:value="0.00000001377862">
            <text:p>1.378E-008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3.444296">
            <text:p>3.444E+000</text:p>
          </table:table-cell>
          <table:table-cell office:value-type="float" office:value="11.8285">
            <text:p>1.183E+001</text:p>
          </table:table-cell>
          <table:table-cell office:value-type="float" office:value="0.0002196656">
            <text:p>2.197E-004</text:p>
          </table:table-cell>
          <table:table-cell office:value-type="float" office:value="0.0001935444">
            <text:p>1.935E-004</text:p>
          </table:table-cell>
          <table:table-cell office:value-type="float" office:value="0.00000003990309">
            <text:p>3.990E-008</text:p>
          </table:table-cell>
          <table:table-cell office:value-type="float" office:value="0.0006557981">
            <text:p>6.558E-004</text:p>
          </table:table-cell>
          <table:table-cell office:value-type="float" office:value="0.0000000005780757">
            <text:p>5.781E-01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3.563534">
            <text:p>3.564E+000</text:p>
          </table:table-cell>
          <table:table-cell office:value-type="float" office:value="12.6638">
            <text:p>1.266E+001</text:p>
          </table:table-cell>
          <table:table-cell office:value-type="float" office:value="0.00004471917">
            <text:p>4.472E-005</text:p>
          </table:table-cell>
          <table:table-cell office:value-type="float" office:value="0.00003918622">
            <text:p>3.919E-005</text:p>
          </table:table-cell>
          <table:table-cell office:value-type="float" office:value="0.000000001640113">
            <text:p>1.640E-009</text:p>
          </table:table-cell>
          <table:table-cell office:value-type="float" office:value="0.0001340465">
            <text:p>1.340E-004</text:p>
          </table:table-cell>
          <table:table-cell office:value-type="float" office:value="-0.00000000003007189">
            <text:p>-3.007E-01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.436133">
            <text:p>3.436E+000</text:p>
          </table:table-cell>
          <table:table-cell office:value-type="float" office:value="11.77407">
            <text:p>1.177E+001</text:p>
          </table:table-cell>
          <table:table-cell office:value-type="float" office:value="0.002394769">
            <text:p>2.395E-003</text:p>
          </table:table-cell>
          <table:table-cell office:value-type="float" office:value="0.002421276">
            <text:p>2.421E-003</text:p>
          </table:table-cell>
          <table:table-cell office:value-type="float" office:value="0.000005830397">
            <text:p>5.830E-006</text:p>
          </table:table-cell>
          <table:table-cell office:value-type="float" office:value="0.008295594">
            <text:p>8.296E-003</text:p>
          </table:table-cell>
          <table:table-cell office:value-type="float" office:value="-0.000000003741963">
            <text:p>-3.742E-009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3.507947">
            <text:p>3.508E+000</text:p>
          </table:table-cell>
          <table:table-cell office:value-type="float" office:value="12.27169">
            <text:p>1.227E+001</text:p>
          </table:table-cell>
          <table:table-cell office:value-type="float" office:value="0.002203436">
            <text:p>2.203E-003</text:p>
          </table:table-cell>
          <table:table-cell office:value-type="float" office:value="0.001445909">
            <text:p>1.446E-003</text:p>
          </table:table-cell>
          <table:table-cell office:value-type="float" office:value="0.000002566722">
            <text:p>2.567E-006</text:p>
          </table:table-cell>
          <table:table-cell office:value-type="float" office:value="0.004436995">
            <text:p>4.437E-003</text:p>
          </table:table-cell>
          <table:table-cell office:value-type="float" office:value="0.0000002696109">
            <text:p>2.696E-007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3.55289">
            <text:p>3.553E+000</text:p>
          </table:table-cell>
          <table:table-cell office:value-type="float" office:value="12.58813">
            <text:p>1.259E+001</text:p>
          </table:table-cell>
          <table:table-cell office:value-type="float" office:value="0.01811112">
            <text:p>1.811E-002</text:p>
          </table:table-cell>
          <table:table-cell office:value-type="float" office:value="0.01780625">
            <text:p>1.781E-002</text:p>
          </table:table-cell>
          <table:table-cell office:value-type="float" office:value="0.0003197654">
            <text:p>3.198E-004</text:p>
          </table:table-cell>
          <table:table-cell office:value-type="float" office:value="0.06313641">
            <text:p>6.314E-002</text:p>
          </table:table-cell>
          <table:table-cell office:value-type="float" office:value="-0.00000009583799">
            <text:p>-9.584E-008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3.523962">
            <text:p>3.524E+000</text:p>
          </table:table-cell>
          <table:table-cell office:value-type="float" office:value="12.3841">
            <text:p>1.238E+001</text:p>
          </table:table-cell>
          <table:table-cell office:value-type="float" office:value="0.0002757985">
            <text:p>2.758E-004</text:p>
          </table:table-cell>
          <table:table-cell office:value-type="float" office:value="0.0002354349">
            <text:p>2.354E-004</text:p>
          </table:table-cell>
          <table:table-cell office:value-type="float" office:value="0.00000005997983">
            <text:p>5.998E-008</text:p>
          </table:table-cell>
          <table:table-cell office:value-type="float" office:value="0.0008084164">
            <text:p>8.084E-004</text:p>
          </table:table-cell>
          <table:table-cell office:value-type="float" office:value="-0.000000001268633">
            <text:p>-1.269E-009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3.575136">
            <text:p>3.575E+000</text:p>
          </table:table-cell>
          <table:table-cell office:value-type="float" office:value="12.74558">
            <text:p>1.275E+001</text:p>
          </table:table-cell>
          <table:table-cell office:value-type="float" office:value="0.006540605">
            <text:p>6.541E-003</text:p>
          </table:table-cell>
          <table:table-cell office:value-type="float" office:value="0.006403077">
            <text:p>6.403E-003</text:p>
          </table:table-cell>
          <table:table-cell office:value-type="float" office:value="0.00004143734">
            <text:p>4.144E-005</text:p>
          </table:table-cell>
          <table:table-cell office:value-type="float" office:value="0.02282484">
            <text:p>2.282E-002</text:p>
          </table:table-cell>
          <table:table-cell office:value-type="float" office:value="-0.0000000288663">
            <text:p>-2.887E-008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.622643">
            <text:p>3.623E+000</text:p>
          </table:table-cell>
          <table:table-cell office:value-type="float" office:value="13.08853">
            <text:p>1.309E+001</text:p>
          </table:table-cell>
          <table:table-cell office:value-type="float" office:value="0.0002155967">
            <text:p>2.156E-004</text:p>
          </table:table-cell>
          <table:table-cell office:value-type="float" office:value="0.00002417996">
            <text:p>2.418E-005</text:p>
          </table:table-cell>
          <table:table-cell office:value-type="float" office:value="-0.000000001675835">
            <text:p>-1.676E-009</text:p>
          </table:table-cell>
          <table:table-cell office:value-type="float" office:value="-0.0000849012">
            <text:p>-8.490E-005</text:p>
          </table:table-cell>
          <table:table-cell office:value-type="float" office:value="-0.0000000004894225">
            <text:p>-4.894E-01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3.622427">
            <text:p>3.622E+000</text:p>
          </table:table-cell>
          <table:table-cell office:value-type="float" office:value="13.08873">
            <text:p>1.309E+001</text:p>
          </table:table-cell>
          <table:table-cell office:value-type="float" office:value="0.005180504">
            <text:p>5.181E-003</text:p>
          </table:table-cell>
          <table:table-cell office:value-type="float" office:value="0.004927281">
            <text:p>4.927E-003</text:p>
          </table:table-cell>
          <table:table-cell office:value-type="float" office:value="0.00002489395">
            <text:p>2.489E-005</text:p>
          </table:table-cell>
          <table:table-cell office:value-type="float" office:value="0.01765138">
            <text:p>1.765E-002</text:p>
          </table:table-cell>
          <table:table-cell office:value-type="float" office:value="0.00000009455609">
            <text:p>9.456E-008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3.676483">
            <text:p>3.676E+000</text:p>
          </table:table-cell>
          <table:table-cell office:value-type="float" office:value="13.48109">
            <text:p>1.348E+001</text:p>
          </table:table-cell>
          <table:table-cell office:value-type="float" office:value="0.0003361324">
            <text:p>3.361E-004</text:p>
          </table:table-cell>
          <table:table-cell office:value-type="float" office:value="0.0003288217">
            <text:p>3.288E-004</text:p>
          </table:table-cell>
          <table:table-cell office:value-type="float" office:value="0.000000109319">
            <text:p>1.093E-007</text:p>
          </table:table-cell>
          <table:table-cell office:value-type="float" office:value="0.001195694">
            <text:p>1.196E-003</text:p>
          </table:table-cell>
          <table:table-cell office:value-type="float" office:value="-0.0000000000353159">
            <text:p>-3.532E-01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3.696986">
            <text:p>3.697E+000</text:p>
          </table:table-cell>
          <table:table-cell office:value-type="float" office:value="13.63262">
            <text:p>1.363E+001</text:p>
          </table:table-cell>
          <table:table-cell office:value-type="float" office:value="0.0001954151">
            <text:p>1.954E-004</text:p>
          </table:table-cell>
          <table:table-cell office:value-type="float" office:value="0.00002167022">
            <text:p>2.167E-005</text:p>
          </table:table-cell>
          <table:table-cell office:value-type="float" office:value="-0.00000000140418">
            <text:p>-1.404E-009</text:p>
          </table:table-cell>
          <table:table-cell office:value-type="float" office:value="-0.00007988903">
            <text:p>-7.989E-005</text:p>
          </table:table-cell>
          <table:table-cell office:value-type="float" office:value="-0.0000000001299276">
            <text:p>-1.299E-01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3.669045">
            <text:p>3.669E+000</text:p>
          </table:table-cell>
          <table:table-cell office:value-type="float" office:value="13.42677">
            <text:p>1.343E+001</text:p>
          </table:table-cell>
          <table:table-cell office:value-type="float" office:value="0.01504869">
            <text:p>1.505E-002</text:p>
          </table:table-cell>
          <table:table-cell office:value-type="float" office:value="0.01468801">
            <text:p>1.469E-002</text:p>
          </table:table-cell>
          <table:table-cell office:value-type="float" office:value="0.0002183702">
            <text:p>2.184E-004</text:p>
          </table:table-cell>
          <table:table-cell office:value-type="float" office:value="0.05352979">
            <text:p>5.353E-002</text:p>
          </table:table-cell>
          <table:table-cell office:value-type="float" office:value="-0.00000020223">
            <text:p>-2.022E-007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.635434">
            <text:p>3.635E+000</text:p>
          </table:table-cell>
          <table:table-cell office:value-type="float" office:value="13.18121">
            <text:p>1.318E+001</text:p>
          </table:table-cell>
          <table:table-cell office:value-type="float" office:value="0.000881388">
            <text:p>8.814E-004</text:p>
          </table:table-cell>
          <table:table-cell office:value-type="float" office:value="0.0002685557">
            <text:p>2.686E-004</text:p>
          </table:table-cell>
          <table:table-cell office:value-type="float" office:value="0.0000001075749">
            <text:p>1.076E-007</text:p>
          </table:table-cell>
          <table:table-cell office:value-type="float" office:value="0.0004171801">
            <text:p>4.172E-004</text:p>
          </table:table-cell>
          <table:table-cell office:value-type="float" office:value="-0.00000007415578">
            <text:p>-7.416E-008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3.650676">
            <text:p>3.651E+000</text:p>
          </table:table-cell>
          <table:table-cell office:value-type="float" office:value="13.29659">
            <text:p>1.330E+001</text:p>
          </table:table-cell>
          <table:table-cell office:value-type="float" office:value="0.0002519244">
            <text:p>2.519E-004</text:p>
          </table:table-cell>
          <table:table-cell office:value-type="float" office:value="0.000176026">
            <text:p>1.760E-004</text:p>
          </table:table-cell>
          <table:table-cell office:value-type="float" office:value="0.00000003693327">
            <text:p>3.693E-008</text:p>
          </table:table-cell>
          <table:table-cell office:value-type="float" office:value="0.000563497">
            <text:p>5.635E-004</text:p>
          </table:table-cell>
          <table:table-cell office:value-type="float" office:value="-0.000000003158872">
            <text:p>-3.159E-009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3.688504">
            <text:p>3.689E+000</text:p>
          </table:table-cell>
          <table:table-cell office:value-type="float" office:value="13.56833">
            <text:p>1.357E+001</text:p>
          </table:table-cell>
          <table:table-cell office:value-type="float" office:value="0.00002395478">
            <text:p>2.395E-005</text:p>
          </table:table-cell>
          <table:table-cell office:value-type="float" office:value="0.000006978781">
            <text:p>6.979E-006</text:p>
          </table:table-cell>
          <table:table-cell office:value-type="float" office:value="0.0000000000722667">
            <text:p>7.227E-011</text:p>
          </table:table-cell>
          <table:table-cell office:value-type="float" office:value="0.00001074767">
            <text:p>1.075E-005</text:p>
          </table:table-cell>
          <table:table-cell office:value-type="float" office:value="-0.00000000005403259">
            <text:p>-5.403E-01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3.667735">
            <text:p>3.668E+000</text:p>
          </table:table-cell>
          <table:table-cell office:value-type="float" office:value="13.4287">
            <text:p>1.343E+001</text:p>
          </table:table-cell>
          <table:table-cell office:value-type="float" office:value="0.00002583389">
            <text:p>2.583E-005</text:p>
          </table:table-cell>
          <table:table-cell office:value-type="float" office:value="0.000007370008">
            <text:p>7.370E-006</text:p>
          </table:table-cell>
          <table:table-cell office:value-type="float" office:value="0.0000000000811908">
            <text:p>8.119E-011</text:p>
          </table:table-cell>
          <table:table-cell office:value-type="float" office:value="0.00001056525">
            <text:p>1.057E-005</text:p>
          </table:table-cell>
          <table:table-cell office:value-type="float" office:value="-0.00000000006123558">
            <text:p>-6.124E-011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3.680184">
            <text:p>3.680E+000</text:p>
          </table:table-cell>
          <table:table-cell office:value-type="float" office:value="13.51405">
            <text:p>1.351E+001</text:p>
          </table:table-cell>
          <table:table-cell office:value-type="float" office:value="0.00001096698">
            <text:p>1.097E-005</text:p>
          </table:table-cell>
          <table:table-cell office:value-type="float" office:value="0.000005906847">
            <text:p>5.907E-006</text:p>
          </table:table-cell>
          <table:table-cell office:value-type="float" office:value="0.00000000004661887">
            <text:p>4.662E-011</text:p>
          </table:table-cell>
          <table:table-cell office:value-type="float" office:value="0.0000170446">
            <text:p>1.704E-005</text:p>
          </table:table-cell>
          <table:table-cell office:value-type="float" office:value="-0.000000000009323027">
            <text:p>-9.323E-01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.259842">
            <text:p>7.260E+000</text:p>
          </table:table-cell>
          <table:table-cell office:value-type="float" office:value="52.67874">
            <text:p>5.268E+001</text:p>
          </table:table-cell>
          <table:table-cell office:value-type="float" office:value="0.0001800422">
            <text:p>1.800E-004</text:p>
          </table:table-cell>
          <table:table-cell office:value-type="float" office:value="0.00002022169">
            <text:p>2.022E-005</text:p>
          </table:table-cell>
          <table:table-cell office:value-type="float" office:value="-0.000000001167772">
            <text:p>-1.168E-009</text:p>
          </table:table-cell>
          <table:table-cell office:value-type="float" office:value="-0.0001432105">
            <text:p>-1.432E-004</text:p>
          </table:table-cell>
          <table:table-cell office:value-type="float" office:value="0.000000000353661">
            <text:p>3.537E-01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3.68976">
            <text:p>3.690E+000</text:p>
          </table:table-cell>
          <table:table-cell office:value-type="float" office:value="13.57948">
            <text:p>1.358E+001</text:p>
          </table:table-cell>
          <table:table-cell office:value-type="float" office:value="0.00001102046">
            <text:p>1.102E-005</text:p>
          </table:table-cell>
          <table:table-cell office:value-type="float" office:value="0.000005604196">
            <text:p>5.604E-006</text:p>
          </table:table-cell>
          <table:table-cell office:value-type="float" office:value="0.00000000004289481">
            <text:p>4.289E-011</text:p>
          </table:table-cell>
          <table:table-cell office:value-type="float" office:value="0.00001563677">
            <text:p>1.564E-005</text:p>
          </table:table-cell>
          <table:table-cell office:value-type="float" office:value="-0.000000000009987887">
            <text:p>-9.988E-01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3.689037">
            <text:p>3.689E+000</text:p>
          </table:table-cell>
          <table:table-cell office:value-type="float" office:value="13.56453">
            <text:p>1.356E+001</text:p>
          </table:table-cell>
          <table:table-cell office:value-type="float" office:value="0.00001194241">
            <text:p>1.194E-005</text:p>
          </table:table-cell>
          <table:table-cell office:value-type="float" office:value="0.00000554253">
            <text:p>5.543E-006</text:p>
          </table:table-cell>
          <table:table-cell office:value-type="float" office:value="0.00000000004361275">
            <text:p>4.361E-011</text:p>
          </table:table-cell>
          <table:table-cell office:value-type="float" office:value="0.00001587257">
            <text:p>1.587E-005</text:p>
          </table:table-cell>
          <table:table-cell office:value-type="float" office:value="-0.00000000001145852">
            <text:p>-1.146E-01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3.657979">
            <text:p>3.658E+000</text:p>
          </table:table-cell>
          <table:table-cell office:value-type="float" office:value="13.34715">
            <text:p>1.335E+001</text:p>
          </table:table-cell>
          <table:table-cell office:value-type="float" office:value="0.005484055">
            <text:p>5.484E-003</text:p>
          </table:table-cell>
          <table:table-cell office:value-type="float" office:value="0.005460864">
            <text:p>5.461E-003</text:p>
          </table:table-cell>
          <table:table-cell office:value-type="float" office:value="0.00002988429">
            <text:p>2.988E-005</text:p>
          </table:table-cell>
          <table:table-cell office:value-type="float" office:value="0.01995051">
            <text:p>1.995E-002</text:p>
          </table:table-cell>
          <table:table-cell office:value-type="float" office:value="-0.000000004232053">
            <text:p>-4.232E-009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.659279">
            <text:p>3.659E+000</text:p>
          </table:table-cell>
          <table:table-cell office:value-type="float" office:value="13.35105">
            <text:p>1.335E+001</text:p>
          </table:table-cell>
          <table:table-cell office:value-type="float" office:value="0.003449725">
            <text:p>3.450E-003</text:p>
          </table:table-cell>
          <table:table-cell office:value-type="float" office:value="0.003457409">
            <text:p>3.457E-003</text:p>
          </table:table-cell>
          <table:table-cell office:value-type="float" office:value="0.00001194038">
            <text:p>1.194E-005</text:p>
          </table:table-cell>
          <table:table-cell office:value-type="float" office:value="0.01263268">
            <text:p>1.263E-002</text:p>
          </table:table-cell>
          <table:table-cell office:value-type="float" office:value="-0.000000004378388">
            <text:p>-4.378E-00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3.681732">
            <text:p>3.682E+000</text:p>
          </table:table-cell>
          <table:table-cell office:value-type="float" office:value="13.52192">
            <text:p>1.352E+001</text:p>
          </table:table-cell>
          <table:table-cell office:value-type="float" office:value="0.0009451281">
            <text:p>9.451E-004</text:p>
          </table:table-cell>
          <table:table-cell office:value-type="float" office:value="0.0002214407">
            <text:p>2.214E-004</text:p>
          </table:table-cell>
          <table:table-cell office:value-type="float" office:value="0.00000006373818">
            <text:p>6.374E-008</text:p>
          </table:table-cell>
          <table:table-cell office:value-type="float" office:value="0.0001546094">
            <text:p>1.546E-004</text:p>
          </table:table-cell>
          <table:table-cell office:value-type="float" office:value="0.00000007874116">
            <text:p>7.874E-008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3.613054">
            <text:p>3.613E+000</text:p>
          </table:table-cell>
          <table:table-cell office:value-type="float" office:value="13.02018">
            <text:p>1.302E+001</text:p>
          </table:table-cell>
          <table:table-cell office:value-type="float" office:value="0.0006476">
            <text:p>6.476E-004</text:p>
          </table:table-cell>
          <table:table-cell office:value-type="float" office:value="0.0005714099">
            <text:p>5.714E-004</text:p>
          </table:table-cell>
          <table:table-cell office:value-type="float" office:value="0.0000003475536">
            <text:p>3.476E-007</text:p>
          </table:table-cell>
          <table:table-cell office:value-type="float" office:value="0.002002283">
            <text:p>2.002E-003</text:p>
          </table:table-cell>
          <table:table-cell office:value-type="float" office:value="0.000000005442639">
            <text:p>5.443E-009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3.617363">
            <text:p>3.617E+000</text:p>
          </table:table-cell>
          <table:table-cell office:value-type="float" office:value="13.05193">
            <text:p>1.305E+001</text:p>
          </table:table-cell>
          <table:table-cell office:value-type="float" office:value="0.000535862">
            <text:p>5.359E-004</text:p>
          </table:table-cell>
          <table:table-cell office:value-type="float" office:value="0.000488723">
            <text:p>4.887E-004</text:p>
          </table:table-cell>
          <table:table-cell office:value-type="float" office:value="0.0000002500944">
            <text:p>2.501E-007</text:p>
          </table:table-cell>
          <table:table-cell office:value-type="float" office:value="0.001743327">
            <text:p>1.743E-003</text:p>
          </table:table-cell>
          <table:table-cell office:value-type="float" office:value="0.000000002198185">
            <text:p>2.198E-009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3.670338">
            <text:p>3.670E+000</text:p>
          </table:table-cell>
          <table:table-cell office:value-type="float" office:value="13.438">
            <text:p>1.344E+001</text:p>
          </table:table-cell>
          <table:table-cell office:value-type="float" office:value="0.01738656">
            <text:p>1.739E-002</text:p>
          </table:table-cell>
          <table:table-cell office:value-type="float" office:value="0.01691378">
            <text:p>1.691E-002</text:p>
          </table:table-cell>
          <table:table-cell office:value-type="float" office:value="0.0002900462">
            <text:p>2.900E-004</text:p>
          </table:table-cell>
          <table:table-cell office:value-type="float" office:value="0.06159734">
            <text:p>6.160E-002</text:p>
          </table:table-cell>
          <table:table-cell office:value-type="float" office:value="-0.0000004608244">
            <text:p>-4.608E-007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3.636198">
            <text:p>3.636E+000</text:p>
          </table:table-cell>
          <table:table-cell office:value-type="float" office:value="13.18626">
            <text:p>1.319E+001</text:p>
          </table:table-cell>
          <table:table-cell office:value-type="float" office:value="0.005950845">
            <text:p>5.951E-003</text:p>
          </table:table-cell>
          <table:table-cell office:value-type="float" office:value="0.005913469">
            <text:p>5.913E-003</text:p>
          </table:table-cell>
          <table:table-cell office:value-type="float" office:value="0.00003507945">
            <text:p>3.508E-005</text:p>
          </table:table-cell>
          <table:table-cell office:value-type="float" office:value="0.02147326">
            <text:p>2.147E-002</text:p>
          </table:table-cell>
          <table:table-cell office:value-type="float" office:value="-0.000000002399478">
            <text:p>-2.399E-00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.65486">
            <text:p>3.655E+000</text:p>
          </table:table-cell>
          <table:table-cell office:value-type="float" office:value="13.32514">
            <text:p>1.333E+001</text:p>
          </table:table-cell>
          <table:table-cell office:value-type="float" office:value="0.00006600275">
            <text:p>6.600E-005</text:p>
          </table:table-cell>
          <table:table-cell office:value-type="float" office:value="0.00004079907">
            <text:p>4.080E-005</text:p>
          </table:table-cell>
          <table:table-cell office:value-type="float" office:value="0.000000002101272">
            <text:p>2.101E-009</text:p>
          </table:table-cell>
          <table:table-cell office:value-type="float" office:value="0.0001334758">
            <text:p>1.335E-004</text:p>
          </table:table-cell>
          <table:table-cell office:value-type="float" office:value="0.0000000002589906">
            <text:p>2.590E-01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3.648484">
            <text:p>3.648E+000</text:p>
          </table:table-cell>
          <table:table-cell office:value-type="float" office:value="13.27802">
            <text:p>1.328E+001</text:p>
          </table:table-cell>
          <table:table-cell office:value-type="float" office:value="0.008319421">
            <text:p>8.319E-003</text:p>
          </table:table-cell>
          <table:table-cell office:value-type="float" office:value="0.007571781">
            <text:p>7.572E-003</text:p>
          </table:table-cell>
          <table:table-cell office:value-type="float" office:value="0.00006009271">
            <text:p>6.009E-005</text:p>
          </table:table-cell>
          <table:table-cell office:value-type="float" office:value="0.02702961">
            <text:p>2.703E-002</text:p>
          </table:table-cell>
          <table:table-cell office:value-type="float" office:value="0.0000006018545">
            <text:p>6.019E-007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3.69828">
            <text:p>3.698E+000</text:p>
          </table:table-cell>
          <table:table-cell office:value-type="float" office:value="13.64246">
            <text:p>1.364E+001</text:p>
          </table:table-cell>
          <table:table-cell office:value-type="float" office:value="0.004473232">
            <text:p>4.473E-003</text:p>
          </table:table-cell>
          <table:table-cell office:value-type="float" office:value="0.00423806">
            <text:p>4.238E-003</text:p>
          </table:table-cell>
          <table:table-cell office:value-type="float" office:value="0.00001845259">
            <text:p>1.845E-005</text:p>
          </table:table-cell>
          <table:table-cell office:value-type="float" office:value="0.01540431">
            <text:p>1.540E-002</text:p>
          </table:table-cell>
          <table:table-cell office:value-type="float" office:value="0.00000007924126">
            <text:p>7.924E-008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3.5588">
            <text:p>3.559E+000</text:p>
          </table:table-cell>
          <table:table-cell office:value-type="float" office:value="12.63226">
            <text:p>1.263E+001</text:p>
          </table:table-cell>
          <table:table-cell office:value-type="float" office:value="0.01750615">
            <text:p>1.751E-002</text:p>
          </table:table-cell>
          <table:table-cell office:value-type="float" office:value="0.01734365">
            <text:p>1.734E-002</text:p>
          </table:table-cell>
          <table:table-cell office:value-type="float" office:value="0.000302208">
            <text:p>3.022E-004</text:p>
          </table:table-cell>
          <table:table-cell office:value-type="float" office:value="0.06161625">
            <text:p>6.162E-002</text:p>
          </table:table-cell>
          <table:table-cell office:value-type="float" office:value="-0.00000004537607">
            <text:p>-4.538E-008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3.280763">
            <text:p>3.281E+000</text:p>
          </table:table-cell>
          <table:table-cell office:value-type="float" office:value="10.72939">
            <text:p>1.073E+001</text:p>
          </table:table-cell>
          <table:table-cell office:value-type="float" office:value="0.001453898">
            <text:p>1.454E-003</text:p>
          </table:table-cell>
          <table:table-cell office:value-type="float" office:value="0.001475149">
            <text:p>1.475E-003</text:p>
          </table:table-cell>
          <table:table-cell office:value-type="float" office:value="0.000002160334">
            <text:p>2.160E-006</text:p>
          </table:table-cell>
          <table:table-cell office:value-type="float" office:value="0.004831748">
            <text:p>4.832E-003</text:p>
          </table:table-cell>
          <table:table-cell office:value-type="float" office:value="-0.0000000009181202">
            <text:p>-9.181E-01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3.600852">
            <text:p>3.601E+000</text:p>
          </table:table-cell>
          <table:table-cell office:value-type="float" office:value="12.92992">
            <text:p>1.293E+001</text:p>
          </table:table-cell>
          <table:table-cell office:value-type="float" office:value="0.01658583">
            <text:p>1.659E-002</text:p>
          </table:table-cell>
          <table:table-cell office:value-type="float" office:value="0.01569771">
            <text:p>1.570E-002</text:p>
          </table:table-cell>
          <table:table-cell office:value-type="float" office:value="0.0002532904">
            <text:p>2.533E-004</text:p>
          </table:table-cell>
          <table:table-cell office:value-type="float" office:value="0.05578833">
            <text:p>5.579E-002</text:p>
          </table:table-cell>
          <table:table-cell office:value-type="float" office:value="0.00000110757">
            <text:p>1.108E-00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3.408631">
            <text:p>3.409E+000</text:p>
          </table:table-cell>
          <table:table-cell office:value-type="float" office:value="11.58415">
            <text:p>1.158E+001</text:p>
          </table:table-cell>
          <table:table-cell office:value-type="float" office:value="0.07034575">
            <text:p>7.035E-002</text:p>
          </table:table-cell>
          <table:table-cell office:value-type="float" office:value="0.07003008">
            <text:p>7.003E-002</text:p>
          </table:table-cell>
          <table:table-cell office:value-type="float" office:value="0.004915253">
            <text:p>4.915E-003</text:p>
          </table:table-cell>
          <table:table-cell office:value-type="float" office:value="0.2380944">
            <text:p>2.381E-001</text:p>
          </table:table-cell>
          <table:table-cell office:value-type="float" office:value="0.00000003023348">
            <text:p>3.023E-008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3.400765">
            <text:p>3.401E+000</text:p>
          </table:table-cell>
          <table:table-cell office:value-type="float" office:value="11.52965">
            <text:p>1.153E+001</text:p>
          </table:table-cell>
          <table:table-cell office:value-type="float" office:value="0.0002950434">
            <text:p>2.950E-004</text:p>
          </table:table-cell>
          <table:table-cell office:value-type="float" office:value="0.0001788153">
            <text:p>1.788E-004</text:p>
          </table:table-cell>
          <table:table-cell office:value-type="float" office:value="0.00000004068004">
            <text:p>4.068E-008</text:p>
          </table:table-cell>
          <table:table-cell office:value-type="float" office:value="0.0005102468">
            <text:p>5.102E-004</text:p>
          </table:table-cell>
          <table:table-cell office:value-type="float" office:value="-0.000000005663596">
            <text:p>-5.664E-009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3.343313">
            <text:p>3.343E+000</text:p>
          </table:table-cell>
          <table:table-cell office:value-type="float" office:value="11.14083">
            <text:p>1.114E+001</text:p>
          </table:table-cell>
          <table:table-cell office:value-type="float" office:value="0.01310641">
            <text:p>1.311E-002</text:p>
          </table:table-cell>
          <table:table-cell office:value-type="float" office:value="0.01299026">
            <text:p>1.299E-002</text:p>
          </table:table-cell>
          <table:table-cell office:value-type="float" office:value="0.0001694996">
            <text:p>1.695E-004</text:p>
          </table:table-cell>
          <table:table-cell office:value-type="float" office:value="0.04320713">
            <text:p>4.321E-002</text:p>
          </table:table-cell>
          <table:table-cell office:value-type="float" office:value="-0.0000000246396">
            <text:p>-2.464E-008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3.232475">
            <text:p>3.232E+000</text:p>
          </table:table-cell>
          <table:table-cell office:value-type="float" office:value="10.41661">
            <text:p>1.042E+001</text:p>
          </table:table-cell>
          <table:table-cell office:value-type="float" office:value="0.009396147">
            <text:p>9.396E-003</text:p>
          </table:table-cell>
          <table:table-cell office:value-type="float" office:value="0.008414785">
            <text:p>8.415E-003</text:p>
          </table:table-cell>
          <table:table-cell office:value-type="float" office:value="0.00007481728">
            <text:p>7.482E-005</text:p>
          </table:table-cell>
          <table:table-cell office:value-type="float" office:value="0.02642336">
            <text:p>2.642E-002</text:p>
          </table:table-cell>
          <table:table-cell office:value-type="float" office:value="-0.0000009836925">
            <text:p>-9.837E-007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3.157459">
            <text:p>3.157E+000</text:p>
          </table:table-cell>
          <table:table-cell office:value-type="float" office:value="9.934013">
            <text:p>9.934E+000</text:p>
          </table:table-cell>
          <table:table-cell office:value-type="float" office:value="0.001847554">
            <text:p>1.848E-003</text:p>
          </table:table-cell>
          <table:table-cell office:value-type="float" office:value="0.0009399051">
            <text:p>9.399E-004</text:p>
          </table:table-cell>
          <table:table-cell office:value-type="float" office:value="0.000001207171">
            <text:p>1.207E-006</text:p>
          </table:table-cell>
          <table:table-cell office:value-type="float" office:value="0.002249216">
            <text:p>2.249E-003</text:p>
          </table:table-cell>
          <table:table-cell office:value-type="float" office:value="-0.0000002771679">
            <text:p>-2.772E-00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3.202497">
            <text:p>3.202E+000</text:p>
          </table:table-cell>
          <table:table-cell office:value-type="float" office:value="10.22069">
            <text:p>1.022E+001</text:p>
          </table:table-cell>
          <table:table-cell office:value-type="float" office:value="0.007015749">
            <text:p>7.016E-003</text:p>
          </table:table-cell>
          <table:table-cell office:value-type="float" office:value="0.0068246">
            <text:p>6.825E-003</text:p>
          </table:table-cell>
          <table:table-cell office:value-type="float" office:value="0.00004722288">
            <text:p>4.722E-005</text:p>
          </table:table-cell>
          <table:table-cell office:value-type="float" office:value="0.02168328">
            <text:p>2.168E-002</text:p>
          </table:table-cell>
          <table:table-cell office:value-type="float" office:value="-0.00000005675953">
            <text:p>-5.676E-008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.942214">
            <text:p>2.942E+000</text:p>
          </table:table-cell>
          <table:table-cell office:value-type="float" office:value="8.622773">
            <text:p>8.623E+000</text:p>
          </table:table-cell>
          <table:table-cell office:value-type="float" office:value="0.001304242">
            <text:p>1.304E-003</text:p>
          </table:table-cell>
          <table:table-cell office:value-type="float" office:value="0.0004902833">
            <text:p>4.903E-004</text:p>
          </table:table-cell>
          <table:table-cell office:value-type="float" office:value="0.0000003576375">
            <text:p>3.576E-007</text:p>
          </table:table-cell>
          <table:table-cell office:value-type="float" office:value="0.000848875">
            <text:p>8.489E-004</text:p>
          </table:table-cell>
          <table:table-cell office:value-type="float" office:value="-0.0000001606374">
            <text:p>-1.606E-007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3.003804">
            <text:p>3.004E+000</text:p>
          </table:table-cell>
          <table:table-cell office:value-type="float" office:value="8.989727">
            <text:p>8.990E+000</text:p>
          </table:table-cell>
          <table:table-cell office:value-type="float" office:value="0.007014539">
            <text:p>7.015E-003</text:p>
          </table:table-cell>
          <table:table-cell office:value-type="float" office:value="0.005022217">
            <text:p>5.022E-003</text:p>
          </table:table-cell>
          <table:table-cell office:value-type="float" office:value="0.00002972977">
            <text:p>2.973E-005</text:p>
          </table:table-cell>
          <table:table-cell office:value-type="float" office:value="0.01364876">
            <text:p>1.365E-002</text:p>
          </table:table-cell>
          <table:table-cell office:value-type="float" office:value="-0.000002167458">
            <text:p>-2.167E-006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3.100201">
            <text:p>3.100E+000</text:p>
          </table:table-cell>
          <table:table-cell office:value-type="float" office:value="9.574752">
            <text:p>9.575E+000</text:p>
          </table:table-cell>
          <table:table-cell office:value-type="float" office:value="0.002045203">
            <text:p>2.045E-003</text:p>
          </table:table-cell>
          <table:table-cell office:value-type="float" office:value="0.0005720052">
            <text:p>5.720E-004</text:p>
          </table:table-cell>
          <table:table-cell office:value-type="float" office:value="0.0000004778178">
            <text:p>4.778E-007</text:p>
          </table:table-cell>
          <table:table-cell office:value-type="float" office:value="0.0006395911">
            <text:p>6.396E-004</text:p>
          </table:table-cell>
          <table:table-cell office:value-type="float" office:value="-0.0000003930125">
            <text:p>-3.930E-00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.969249">
            <text:p>2.969E+000</text:p>
          </table:table-cell>
          <table:table-cell office:value-type="float" office:value="8.781221">
            <text:p>8.781E+000</text:p>
          </table:table-cell>
          <table:table-cell office:value-type="float" office:value="0.03106411">
            <text:p>3.106E-002</text:p>
          </table:table-cell>
          <table:table-cell office:value-type="float" office:value="0.02955757">
            <text:p>2.956E-002</text:p>
          </table:table-cell>
          <table:table-cell office:value-type="float" office:value="0.0008956321">
            <text:p>8.956E-004</text:p>
          </table:table-cell>
          <table:table-cell office:value-type="float" office:value="0.08664663">
            <text:p>8.665E-002</text:p>
          </table:table-cell>
          <table:table-cell office:value-type="float" office:value="-0.000003317115">
            <text:p>-3.317E-006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3.078704">
            <text:p>3.079E+000</text:p>
          </table:table-cell>
          <table:table-cell office:value-type="float" office:value="9.441757">
            <text:p>9.442E+000</text:p>
          </table:table-cell>
          <table:table-cell office:value-type="float" office:value="0.1897489">
            <text:p>1.897E-001</text:p>
          </table:table-cell>
          <table:table-cell office:value-type="float" office:value="0.1856202">
            <text:p>1.856E-001</text:p>
          </table:table-cell>
          <table:table-cell office:value-type="float" office:value="0.03483592">
            <text:p>3.484E-002</text:p>
          </table:table-cell>
          <table:table-cell office:value-type="float" office:value="0.5682274">
            <text:p>5.682E-001</text:p>
          </table:table-cell>
          <table:table-cell office:value-type="float" office:value="-0.00003817514">
            <text:p>-3.818E-005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.857255">
            <text:p>2.857E+000</text:p>
          </table:table-cell>
          <table:table-cell office:value-type="float" office:value="8.129032">
            <text:p>8.129E+000</text:p>
          </table:table-cell>
          <table:table-cell office:value-type="float" office:value="0.01368212">
            <text:p>1.368E-002</text:p>
          </table:table-cell>
          <table:table-cell office:value-type="float" office:value="0.01052439">
            <text:p>1.052E-002</text:p>
          </table:table-cell>
          <table:table-cell office:value-type="float" office:value="0.0001261353">
            <text:p>1.261E-004</text:p>
          </table:table-cell>
          <table:table-cell office:value-type="float" office:value="0.02778981">
            <text:p>2.779E-002</text:p>
          </table:table-cell>
          <table:table-cell office:value-type="float" office:value="0.000006267121">
            <text:p>6.267E-006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.867746">
            <text:p>2.868E+000</text:p>
          </table:table-cell>
          <table:table-cell office:value-type="float" office:value="8.188769">
            <text:p>8.189E+000</text:p>
          </table:table-cell>
          <table:table-cell office:value-type="float" office:value="0.002345803">
            <text:p>2.346E-003</text:p>
          </table:table-cell>
          <table:table-cell office:value-type="float" office:value="0.0005278043">
            <text:p>5.278E-004</text:p>
          </table:table-cell>
          <table:table-cell office:value-type="float" office:value="0.0000003464038">
            <text:p>3.464E-007</text:p>
          </table:table-cell>
          <table:table-cell office:value-type="float" office:value="0.0002172655">
            <text:p>2.173E-004</text:p>
          </table:table-cell>
          <table:table-cell office:value-type="float" office:value="-0.0000004742553">
            <text:p>-4.743E-007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.755321">
            <text:p>2.755E+000</text:p>
          </table:table-cell>
          <table:table-cell office:value-type="float" office:value="7.557419">
            <text:p>7.557E+000</text:p>
          </table:table-cell>
          <table:table-cell office:value-type="float" office:value="0.0030877">
            <text:p>3.088E-003</text:p>
          </table:table-cell>
          <table:table-cell office:value-type="float" office:value="0.0006802629">
            <text:p>6.803E-004</text:p>
          </table:table-cell>
          <table:table-cell office:value-type="float" office:value="0.0000005585856">
            <text:p>5.586E-007</text:p>
          </table:table-cell>
          <table:table-cell office:value-type="float" office:value="0.0002079456">
            <text:p>2.079E-004</text:p>
          </table:table-cell>
          <table:table-cell office:value-type="float" office:value="0.0000008123918">
            <text:p>8.124E-007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.811436">
            <text:p>2.811E+000</text:p>
          </table:table-cell>
          <table:table-cell office:value-type="float" office:value="7.869962">
            <text:p>7.870E+000</text:p>
          </table:table-cell>
          <table:table-cell office:value-type="float" office:value="0.01309456">
            <text:p>1.309E-002</text:p>
          </table:table-cell>
          <table:table-cell office:value-type="float" office:value="0.01111497">
            <text:p>1.111E-002</text:p>
          </table:table-cell>
          <table:table-cell office:value-type="float" office:value="0.0001340541">
            <text:p>1.341E-004</text:p>
          </table:table-cell>
          <table:table-cell office:value-type="float" office:value="0.02987476">
            <text:p>2.987E-002</text:p>
          </table:table-cell>
          <table:table-cell office:value-type="float" office:value="-0.000003247785">
            <text:p>-3.248E-006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.924241">
            <text:p>2.924E+000</text:p>
          </table:table-cell>
          <table:table-cell office:value-type="float" office:value="8.515619">
            <text:p>8.516E+000</text:p>
          </table:table-cell>
          <table:table-cell office:value-type="float" office:value="0.007699784">
            <text:p>7.700E-003</text:p>
          </table:table-cell>
          <table:table-cell office:value-type="float" office:value="0.004437726">
            <text:p>4.438E-003</text:p>
          </table:table-cell>
          <table:table-cell office:value-type="float" office:value="0.00002560139">
            <text:p>2.560E-005</text:p>
          </table:table-cell>
          <table:table-cell office:value-type="float" office:value="0.01074598">
            <text:p>1.075E-002</text:p>
          </table:table-cell>
          <table:table-cell office:value-type="float" office:value="-0.000004181332">
            <text:p>-4.181E-00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.838091">
            <text:p>2.838E+000</text:p>
          </table:table-cell>
          <table:table-cell office:value-type="float" office:value="8.01912">
            <text:p>8.019E+000</text:p>
          </table:table-cell>
          <table:table-cell office:value-type="float" office:value="0.01360367">
            <text:p>1.360E-002</text:p>
          </table:table-cell>
          <table:table-cell office:value-type="float" office:value="0.01033378">
            <text:p>1.033E-002</text:p>
          </table:table-cell>
          <table:table-cell office:value-type="float" office:value="0.0001223479">
            <text:p>1.223E-004</text:p>
          </table:table-cell>
          <table:table-cell office:value-type="float" office:value="0.02671984">
            <text:p>2.672E-002</text:p>
          </table:table-cell>
          <table:table-cell office:value-type="float" office:value="0.000006542487">
            <text:p>6.542E-006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.752382">
            <text:p>2.752E+000</text:p>
          </table:table-cell>
          <table:table-cell office:value-type="float" office:value="7.542582">
            <text:p>7.543E+000</text:p>
          </table:table-cell>
          <table:table-cell office:value-type="float" office:value="0.002368026">
            <text:p>2.368E-003</text:p>
          </table:table-cell>
          <table:table-cell office:value-type="float" office:value="0.0002639236">
            <text:p>2.639E-004</text:p>
          </table:table-cell>
          <table:table-cell office:value-type="float" office:value="-0.0000002055037">
            <text:p>-2.055E-007</text:p>
          </table:table-cell>
          <table:table-cell office:value-type="float" office:value="-0.0007199767">
            <text:p>-7.200E-004</text:p>
          </table:table-cell>
          <table:table-cell office:value-type="float" office:value="0.0000000360765">
            <text:p>3.608E-008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.828398">
            <text:p>2.828E+000</text:p>
          </table:table-cell>
          <table:table-cell office:value-type="float" office:value="7.96297">
            <text:p>7.963E+000</text:p>
          </table:table-cell>
          <table:table-cell office:value-type="float" office:value="0.008702022">
            <text:p>8.702E-003</text:p>
          </table:table-cell>
          <table:table-cell office:value-type="float" office:value="0.003305995">
            <text:p>3.306E-003</text:p>
          </table:table-cell>
          <table:table-cell office:value-type="float" office:value="0.0000162172">
            <text:p>1.622E-005</text:p>
          </table:table-cell>
          <table:table-cell office:value-type="float" office:value="0.005649619">
            <text:p>5.650E-003</text:p>
          </table:table-cell>
          <table:table-cell office:value-type="float" office:value="-0.000007171791">
            <text:p>-7.172E-006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.753971">
            <text:p>2.754E+000</text:p>
          </table:table-cell>
          <table:table-cell office:value-type="float" office:value="7.549291">
            <text:p>7.549E+000</text:p>
          </table:table-cell>
          <table:table-cell office:value-type="float" office:value="0.003899978">
            <text:p>3.900E-003</text:p>
          </table:table-cell>
          <table:table-cell office:value-type="float" office:value="0.0008909439">
            <text:p>8.909E-004</text:p>
          </table:table-cell>
          <table:table-cell office:value-type="float" office:value="0.000001005735">
            <text:p>1.006E-006</text:p>
          </table:table-cell>
          <table:table-cell office:value-type="float" office:value="0.0004553202">
            <text:p>4.553E-004</text:p>
          </table:table-cell>
          <table:table-cell office:value-type="float" office:value="-0.000001321597">
            <text:p>-1.322E-00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.746646">
            <text:p>2.747E+000</text:p>
          </table:table-cell>
          <table:table-cell office:value-type="float" office:value="7.509482">
            <text:p>7.509E+000</text:p>
          </table:table-cell>
          <table:table-cell office:value-type="float" office:value="0.01925467">
            <text:p>1.925E-002</text:p>
          </table:table-cell>
          <table:table-cell office:value-type="float" office:value="0.0158513">
            <text:p>1.585E-002</text:p>
          </table:table-cell>
          <table:table-cell office:value-type="float" office:value="0.000276793">
            <text:p>2.768E-004</text:p>
          </table:table-cell>
          <table:table-cell office:value-type="float" office:value="0.04145218">
            <text:p>4.145E-002</text:p>
          </table:table-cell>
          <table:table-cell office:value-type="float" office:value="-0.000008612672">
            <text:p>-8.613E-006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.754229">
            <text:p>2.754E+000</text:p>
          </table:table-cell>
          <table:table-cell office:value-type="float" office:value="7.550729">
            <text:p>7.551E+000</text:p>
          </table:table-cell>
          <table:table-cell office:value-type="float" office:value="0.005273751">
            <text:p>5.274E-003</text:p>
          </table:table-cell>
          <table:table-cell office:value-type="float" office:value="0.003554235">
            <text:p>3.554E-003</text:p>
          </table:table-cell>
          <table:table-cell office:value-type="float" office:value="0.00001531892">
            <text:p>1.532E-005</text:p>
          </table:table-cell>
          <table:table-cell office:value-type="float" office:value="0.008645825">
            <text:p>8.646E-003</text:p>
          </table:table-cell>
          <table:table-cell office:value-type="float" office:value="-0.00000145525">
            <text:p>-1.455E-00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.692162">
            <text:p>2.692E+000</text:p>
          </table:table-cell>
          <table:table-cell office:value-type="float" office:value="7.212739">
            <text:p>7.213E+000</text:p>
          </table:table-cell>
          <table:table-cell office:value-type="float" office:value="0.001603234">
            <text:p>1.603E-003</text:p>
          </table:table-cell>
          <table:table-cell office:value-type="float" office:value="0.0002179686">
            <text:p>2.180E-004</text:p>
          </table:table-cell>
          <table:table-cell office:value-type="float" office:value="-0.00000004093428">
            <text:p>-4.093E-008</text:p>
          </table:table-cell>
          <table:table-cell office:value-type="float" office:value="-0.000332071">
            <text:p>-3.321E-004</text:p>
          </table:table-cell>
          <table:table-cell office:value-type="float" office:value="-0.0000001221764">
            <text:p>-1.222E-007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.693325">
            <text:p>2.693E+000</text:p>
          </table:table-cell>
          <table:table-cell office:value-type="float" office:value="7.218388">
            <text:p>7.218E+000</text:p>
          </table:table-cell>
          <table:table-cell office:value-type="float" office:value="0.003549555">
            <text:p>3.550E-003</text:p>
          </table:table-cell>
          <table:table-cell office:value-type="float" office:value="0.002611904">
            <text:p>2.612E-003</text:p>
          </table:table-cell>
          <table:table-cell office:value-type="float" office:value="0.000007936776">
            <text:p>7.937E-006</text:p>
          </table:table-cell>
          <table:table-cell office:value-type="float" office:value="0.006349159">
            <text:p>6.349E-003</text:p>
          </table:table-cell>
          <table:table-cell office:value-type="float" office:value="0.000000505347">
            <text:p>5.053E-007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.726727">
            <text:p>2.727E+000</text:p>
          </table:table-cell>
          <table:table-cell office:value-type="float" office:value="7.39886">
            <text:p>7.399E+000</text:p>
          </table:table-cell>
          <table:table-cell office:value-type="float" office:value="0.008651061">
            <text:p>8.651E-003</text:p>
          </table:table-cell>
          <table:table-cell office:value-type="float" office:value="0.008256337">
            <text:p>8.256E-003</text:p>
          </table:table-cell>
          <table:table-cell office:value-type="float" office:value="0.00006977719">
            <text:p>6.978E-005</text:p>
          </table:table-cell>
          <table:table-cell office:value-type="float" office:value="0.02213848">
            <text:p>2.214E-002</text:p>
          </table:table-cell>
          <table:table-cell office:value-type="float" office:value="0.0000002295698">
            <text:p>2.296E-007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.755023">
            <text:p>2.755E+000</text:p>
          </table:table-cell>
          <table:table-cell office:value-type="float" office:value="7.553232">
            <text:p>7.553E+000</text:p>
          </table:table-cell>
          <table:table-cell office:value-type="float" office:value="0.009461455">
            <text:p>9.461E-003</text:p>
          </table:table-cell>
          <table:table-cell office:value-type="float" office:value="0.005260743">
            <text:p>5.261E-003</text:p>
          </table:table-cell>
          <table:table-cell office:value-type="float" office:value="0.00003652191">
            <text:p>3.652E-005</text:p>
          </table:table-cell>
          <table:table-cell office:value-type="float" office:value="0.01174395">
            <text:p>1.174E-002</text:p>
          </table:table-cell>
          <table:table-cell office:value-type="float" office:value="-0.000006608641">
            <text:p>-6.609E-006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.721883">
            <text:p>2.722E+000</text:p>
          </table:table-cell>
          <table:table-cell office:value-type="float" office:value="7.374524">
            <text:p>7.375E+000</text:p>
          </table:table-cell>
          <table:table-cell office:value-type="float" office:value="0.01529389">
            <text:p>1.529E-002</text:p>
          </table:table-cell>
          <table:table-cell office:value-type="float" office:value="0.01170806">
            <text:p>1.171E-002</text:p>
          </table:table-cell>
          <table:table-cell office:value-type="float" office:value="0.0001564641">
            <text:p>1.565E-004</text:p>
          </table:table-cell>
          <table:table-cell office:value-type="float" office:value="0.0294639">
            <text:p>2.946E-002</text:p>
          </table:table-cell>
          <table:table-cell office:value-type="float" office:value="-0.000008032956">
            <text:p>-8.033E-00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.728687">
            <text:p>2.729E+000</text:p>
          </table:table-cell>
          <table:table-cell office:value-type="float" office:value="7.410818">
            <text:p>7.411E+000</text:p>
          </table:table-cell>
          <table:table-cell office:value-type="float" office:value="0.003892471">
            <text:p>3.892E-003</text:p>
          </table:table-cell>
          <table:table-cell office:value-type="float" office:value="0.003843973">
            <text:p>3.844E-003</text:p>
          </table:table-cell>
          <table:table-cell office:value-type="float" office:value="0.00001486901">
            <text:p>1.487E-005</text:p>
          </table:table-cell>
          <table:table-cell office:value-type="float" office:value="0.01032498">
            <text:p>1.032E-002</text:p>
          </table:table-cell>
          <table:table-cell office:value-type="float" office:value="-0.00000003352115">
            <text:p>-3.352E-008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.643085">
            <text:p>2.643E+000</text:p>
          </table:table-cell>
          <table:table-cell office:value-type="float" office:value="6.95191">
            <text:p>6.952E+000</text:p>
          </table:table-cell>
          <table:table-cell office:value-type="float" office:value="0.164508">
            <text:p>1.645E-001</text:p>
          </table:table-cell>
          <table:table-cell office:value-type="float" office:value="0.1594949">
            <text:p>1.595E-001</text:p>
          </table:table-cell>
          <table:table-cell office:value-type="float" office:value="0.02583527">
            <text:p>2.584E-002</text:p>
          </table:table-cell>
          <table:table-cell office:value-type="float" office:value="0.4166065">
            <text:p>4.166E-001</text:p>
          </table:table-cell>
          <table:table-cell office:value-type="float" office:value="-0.00004788492">
            <text:p>-4.788E-005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3.116668">
            <text:p>3.117E+000</text:p>
          </table:table-cell>
          <table:table-cell office:value-type="float" office:value="9.674149">
            <text:p>9.674E+000</text:p>
          </table:table-cell>
          <table:table-cell office:value-type="float" office:value="1.494777">
            <text:p>1.495E+000</text:p>
          </table:table-cell>
          <table:table-cell office:value-type="float" office:value="1.485331">
            <text:p>1.485E+000</text:p>
          </table:table-cell>
          <table:table-cell office:value-type="float" office:value="2.213212">
            <text:p>2.213E+000</text:p>
          </table:table-cell>
          <table:table-cell office:value-type="float" office:value="4.614946">
            <text:p>4.615E+000</text:p>
          </table:table-cell>
          <table:table-cell office:value-type="float" office:value="0.0004147281">
            <text:p>4.147E-004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.755369">
            <text:p>2.755E+000</text:p>
          </table:table-cell>
          <table:table-cell office:value-type="float" office:value="7.555977">
            <text:p>7.556E+000</text:p>
          </table:table-cell>
          <table:table-cell office:value-type="float" office:value="0.09606473">
            <text:p>9.606E-002</text:p>
          </table:table-cell>
          <table:table-cell office:value-type="float" office:value="0.09348005">
            <text:p>9.348E-002</text:p>
          </table:table-cell>
          <table:table-cell office:value-type="float" office:value="0.008858504">
            <text:p>8.859E-003</text:p>
          </table:table-cell>
          <table:table-cell office:value-type="float" office:value="0.2568803">
            <text:p>2.569E-001</text:p>
          </table:table-cell>
          <table:table-cell office:value-type="float" office:value="-0.000000476525">
            <text:p>-4.765E-00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.74885">
            <text:p>2.749E+000</text:p>
          </table:table-cell>
          <table:table-cell office:value-type="float" office:value="7.520407">
            <text:p>7.520E+000</text:p>
          </table:table-cell>
          <table:table-cell office:value-type="float" office:value="0.006589538">
            <text:p>6.590E-003</text:p>
          </table:table-cell>
          <table:table-cell office:value-type="float" office:value="0.006022678">
            <text:p>6.023E-003</text:p>
          </table:table-cell>
          <table:table-cell office:value-type="float" office:value="0.00003794064">
            <text:p>3.794E-005</text:p>
          </table:table-cell>
          <table:table-cell office:value-type="float" office:value="0.01644308">
            <text:p>1.644E-002</text:p>
          </table:table-cell>
          <table:table-cell office:value-type="float" office:value="0.0000002204063">
            <text:p>2.204E-007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.65667">
            <text:p>2.657E+000</text:p>
          </table:table-cell>
          <table:table-cell office:value-type="float" office:value="7.02387">
            <text:p>7.024E+000</text:p>
          </table:table-cell>
          <table:table-cell office:value-type="float" office:value="0.01675644">
            <text:p>1.676E-002</text:p>
          </table:table-cell>
          <table:table-cell office:value-type="float" office:value="0.016387">
            <text:p>1.639E-002</text:p>
          </table:table-cell>
          <table:table-cell office:value-type="float" office:value="0.0002715439">
            <text:p>2.715E-004</text:p>
          </table:table-cell>
          <table:table-cell office:value-type="float" office:value="0.04338999">
            <text:p>4.339E-002</text:p>
          </table:table-cell>
          <table:table-cell office:value-type="float" office:value="-0.0000002241579">
            <text:p>-2.242E-007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2.694689">
            <text:p>2.695E+000</text:p>
          </table:table-cell>
          <table:table-cell office:value-type="float" office:value="7.226478">
            <text:p>7.226E+000</text:p>
          </table:table-cell>
          <table:table-cell office:value-type="float" office:value="0.006358995">
            <text:p>6.359E-003</text:p>
          </table:table-cell>
          <table:table-cell office:value-type="float" office:value="0.005796857">
            <text:p>5.797E-003</text:p>
          </table:table-cell>
          <table:table-cell office:value-type="float" office:value="0.0000351937">
            <text:p>3.519E-005</text:p>
          </table:table-cell>
          <table:table-cell office:value-type="float" office:value="0.01537475">
            <text:p>1.537E-002</text:p>
          </table:table-cell>
          <table:table-cell office:value-type="float" office:value="-0.0000003227053">
            <text:p>-3.227E-007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.708498">
            <text:p>2.708E+000</text:p>
          </table:table-cell>
          <table:table-cell office:value-type="float" office:value="7.300012">
            <text:p>7.300E+000</text:p>
          </table:table-cell>
          <table:table-cell office:value-type="float" office:value="0.00159163">
            <text:p>1.592E-003</text:p>
          </table:table-cell>
          <table:table-cell office:value-type="float" office:value="0.001154573">
            <text:p>1.155E-003</text:p>
          </table:table-cell>
          <table:table-cell office:value-type="float" office:value="0.000001561451">
            <text:p>1.561E-006</text:p>
          </table:table-cell>
          <table:table-cell office:value-type="float" office:value="0.00281047">
            <text:p>2.810E-003</text:p>
          </table:table-cell>
          <table:table-cell office:value-type="float" office:value="0.0000001073873">
            <text:p>1.074E-007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.728537">
            <text:p>2.729E+000</text:p>
          </table:table-cell>
          <table:table-cell office:value-type="float" office:value="7.409181">
            <text:p>7.409E+000</text:p>
          </table:table-cell>
          <table:table-cell office:value-type="float" office:value="0.0004193529">
            <text:p>4.194E-004</text:p>
          </table:table-cell>
          <table:table-cell office:value-type="float" office:value="0.0001442834">
            <text:p>1.443E-004</text:p>
          </table:table-cell>
          <table:table-cell office:value-type="float" office:value="0.00000003122736">
            <text:p>3.123E-008</text:p>
          </table:table-cell>
          <table:table-cell office:value-type="float" office:value="0.0001990276">
            <text:p>1.990E-004</text:p>
          </table:table-cell>
          <table:table-cell office:value-type="float" office:value="0.00000001686533">
            <text:p>1.687E-008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2.740834">
            <text:p>2.741E+000</text:p>
          </table:table-cell>
          <table:table-cell office:value-type="float" office:value="7.477626">
            <text:p>7.478E+000</text:p>
          </table:table-cell>
          <table:table-cell office:value-type="float" office:value="0.0269758">
            <text:p>2.698E-002</text:p>
          </table:table-cell>
          <table:table-cell office:value-type="float" office:value="0.02641121">
            <text:p>2.641E-002</text:p>
          </table:table-cell>
          <table:table-cell office:value-type="float" office:value="0.0007049679">
            <text:p>7.050E-004</text:p>
          </table:table-cell>
          <table:table-cell office:value-type="float" office:value="0.07189246">
            <text:p>7.189E-002</text:p>
          </table:table-cell>
          <table:table-cell office:value-type="float" office:value="0.0000006247856">
            <text:p>6.248E-007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2.870952">
            <text:p>2.871E+000</text:p>
          </table:table-cell>
          <table:table-cell office:value-type="float" office:value="8.205129">
            <text:p>8.205E+000</text:p>
          </table:table-cell>
          <table:table-cell office:value-type="float" office:value="0.0005145209">
            <text:p>5.145E-004</text:p>
          </table:table-cell>
          <table:table-cell office:value-type="float" office:value="0.000327255">
            <text:p>3.273E-004</text:p>
          </table:table-cell>
          <table:table-cell office:value-type="float" office:value="0.0000001333726">
            <text:p>1.334E-007</text:p>
          </table:table-cell>
          <table:table-cell office:value-type="float" office:value="0.0007991878">
            <text:p>7.992E-004</text:p>
          </table:table-cell>
          <table:table-cell office:value-type="float" office:value="0.0000000156363">
            <text:p>1.564E-008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.789836">
            <text:p>2.790E+000</text:p>
          </table:table-cell>
          <table:table-cell office:value-type="float" office:value="7.746759">
            <text:p>7.747E+000</text:p>
          </table:table-cell>
          <table:table-cell office:value-type="float" office:value="0.0002536625">
            <text:p>2.537E-004</text:p>
          </table:table-cell>
          <table:table-cell office:value-type="float" office:value="0.00003199839">
            <text:p>3.200E-005</text:p>
          </table:table-cell>
          <table:table-cell office:value-type="float" office:value="-0.000000001515871">
            <text:p>-1.516E-009</text:p>
          </table:table-cell>
          <table:table-cell office:value-type="float" office:value="-0.00006478718">
            <text:p>-6.479E-005</text:p>
          </table:table-cell>
          <table:table-cell office:value-type="float" office:value="0.00000000245212">
            <text:p>2.452E-009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.829531">
            <text:p>2.830E+000</text:p>
          </table:table-cell>
          <table:table-cell office:value-type="float" office:value="7.970001">
            <text:p>7.970E+000</text:p>
          </table:table-cell>
          <table:table-cell office:value-type="float" office:value="0.002674529">
            <text:p>2.675E-003</text:p>
          </table:table-cell>
          <table:table-cell office:value-type="float" office:value="0.002220158">
            <text:p>2.220E-003</text:p>
          </table:table-cell>
          <table:table-cell office:value-type="float" office:value="0.000005408082">
            <text:p>5.408E-006</text:p>
          </table:table-cell>
          <table:table-cell office:value-type="float" office:value="0.006065572">
            <text:p>6.066E-003</text:p>
          </table:table-cell>
          <table:table-cell office:value-type="float" office:value="-0.0000001450908">
            <text:p>-1.451E-00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.823584">
            <text:p>2.824E+000</text:p>
          </table:table-cell>
          <table:table-cell office:value-type="float" office:value="7.933887">
            <text:p>7.934E+000</text:p>
          </table:table-cell>
          <table:table-cell office:value-type="float" office:value="0.001196918">
            <text:p>1.197E-003</text:p>
          </table:table-cell>
          <table:table-cell office:value-type="float" office:value="0.0009917853">
            <text:p>9.918E-004</text:p>
          </table:table-cell>
          <table:table-cell office:value-type="float" office:value="0.00000108016">
            <text:p>1.080E-006</text:p>
          </table:table-cell>
          <table:table-cell office:value-type="float" office:value="0.002702412">
            <text:p>2.702E-003</text:p>
          </table:table-cell>
          <table:table-cell office:value-type="float" office:value="-0.00000003028955">
            <text:p>-3.029E-008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2.852498">
            <text:p>2.852E+000</text:p>
          </table:table-cell>
          <table:table-cell office:value-type="float" office:value="8.100439">
            <text:p>8.100E+000</text:p>
          </table:table-cell>
          <table:table-cell office:value-type="float" office:value="0.0001240698">
            <text:p>1.241E-004</text:p>
          </table:table-cell>
          <table:table-cell office:value-type="float" office:value="0.00004788761">
            <text:p>4.789E-005</text:p>
          </table:table-cell>
          <table:table-cell office:value-type="float" office:value="0.000000003399153">
            <text:p>3.399E-009</text:p>
          </table:table-cell>
          <table:table-cell office:value-type="float" office:value="0.00008042395">
            <text:p>8.042E-005</text:p>
          </table:table-cell>
          <table:table-cell office:value-type="float" office:value="0.000000001439006">
            <text:p>1.439E-009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2.870596">
            <text:p>2.871E+000</text:p>
          </table:table-cell>
          <table:table-cell office:value-type="float" office:value="8.204669">
            <text:p>8.205E+000</text:p>
          </table:table-cell>
          <table:table-cell office:value-type="float" office:value="0.04391056">
            <text:p>4.391E-002</text:p>
          </table:table-cell>
          <table:table-cell office:value-type="float" office:value="0.0431515">
            <text:p>4.315E-002</text:p>
          </table:table-cell>
          <table:table-cell office:value-type="float" office:value="0.001878357">
            <text:p>1.878E-003</text:p>
          </table:table-cell>
          <table:table-cell office:value-type="float" office:value="0.1231783">
            <text:p>1.232E-001</text:p>
          </table:table-cell>
          <table:table-cell office:value-type="float" office:value="0.000001497458">
            <text:p>1.497E-006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2.979">
            <text:p>2.979E+000</text:p>
          </table:table-cell>
          <table:table-cell office:value-type="float" office:value="8.837463">
            <text:p>8.837E+000</text:p>
          </table:table-cell>
          <table:table-cell office:value-type="float" office:value="0.05427038">
            <text:p>5.427E-002</text:p>
          </table:table-cell>
          <table:table-cell office:value-type="float" office:value="0.05348043">
            <text:p>5.348E-002</text:p>
          </table:table-cell>
          <table:table-cell office:value-type="float" office:value="0.002881202">
            <text:p>2.881E-003</text:p>
          </table:table-cell>
          <table:table-cell office:value-type="float" office:value="0.1588587">
            <text:p>1.589E-001</text:p>
          </table:table-cell>
          <table:table-cell office:value-type="float" office:value="-0.0000008687863">
            <text:p>-8.688E-007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.95944">
            <text:p>2.959E+000</text:p>
          </table:table-cell>
          <table:table-cell office:value-type="float" office:value="8.721342">
            <text:p>8.721E+000</text:p>
          </table:table-cell>
          <table:table-cell office:value-type="float" office:value="0.01477761">
            <text:p>1.478E-002</text:p>
          </table:table-cell>
          <table:table-cell office:value-type="float" office:value="0.01443301">
            <text:p>1.443E-002</text:p>
          </table:table-cell>
          <table:table-cell office:value-type="float" office:value="0.0002107838">
            <text:p>2.108E-004</text:p>
          </table:table-cell>
          <table:table-cell office:value-type="float" office:value="0.04242504">
            <text:p>4.243E-002</text:p>
          </table:table-cell>
          <table:table-cell office:value-type="float" office:value="0.0000002215711">
            <text:p>2.216E-007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3.046866">
            <text:p>3.047E+000</text:p>
          </table:table-cell>
          <table:table-cell office:value-type="float" office:value="9.247754">
            <text:p>9.248E+000</text:p>
          </table:table-cell>
          <table:table-cell office:value-type="float" office:value="0.003540745">
            <text:p>3.541E-003</text:p>
          </table:table-cell>
          <table:table-cell office:value-type="float" office:value="0.003071459">
            <text:p>3.071E-003</text:p>
          </table:table-cell>
          <table:table-cell office:value-type="float" office:value="0.00001012713">
            <text:p>1.013E-005</text:p>
          </table:table-cell>
          <table:table-cell office:value-type="float" office:value="0.009061095">
            <text:p>9.061E-003</text:p>
          </table:table-cell>
          <table:table-cell office:value-type="float" office:value="-0.0000001920025">
            <text:p>-1.920E-00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3.056089">
            <text:p>3.056E+000</text:p>
          </table:table-cell>
          <table:table-cell office:value-type="float" office:value="9.302969">
            <text:p>9.303E+000</text:p>
          </table:table-cell>
          <table:table-cell office:value-type="float" office:value="0.0005375077">
            <text:p>5.375E-004</text:p>
          </table:table-cell>
          <table:table-cell office:value-type="float" office:value="0.0003860698">
            <text:p>3.861E-004</text:p>
          </table:table-cell>
          <table:table-cell office:value-type="float" office:value="0.000000175422">
            <text:p>1.754E-007</text:p>
          </table:table-cell>
          <table:table-cell office:value-type="float" office:value="0.001074807">
            <text:p>1.075E-003</text:p>
          </table:table-cell>
          <table:table-cell office:value-type="float" office:value="-0.00000001254111">
            <text:p>-1.254E-008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3.337441">
            <text:p>3.337E+000</text:p>
          </table:table-cell>
          <table:table-cell office:value-type="float" office:value="11.10081">
            <text:p>1.110E+001</text:p>
          </table:table-cell>
          <table:table-cell office:value-type="float" office:value="0.06092829">
            <text:p>6.093E-002</text:p>
          </table:table-cell>
          <table:table-cell office:value-type="float" office:value="0.05966048">
            <text:p>5.966E-002</text:p>
          </table:table-cell>
          <table:table-cell office:value-type="float" office:value="0.003596993">
            <text:p>3.597E-003</text:p>
          </table:table-cell>
          <table:table-cell office:value-type="float" office:value="0.1987641">
            <text:p>1.988E-001</text:p>
          </table:table-cell>
          <table:table-cell office:value-type="float" office:value="0.00000077186">
            <text:p>7.719E-007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2.940916">
            <text:p>2.941E+000</text:p>
          </table:table-cell>
          <table:table-cell office:value-type="float" office:value="8.615182">
            <text:p>8.615E+000</text:p>
          </table:table-cell>
          <table:table-cell office:value-type="float" office:value="0.001810207">
            <text:p>1.810E-003</text:p>
          </table:table-cell>
          <table:table-cell office:value-type="float" office:value="0.001678412">
            <text:p>1.678E-003</text:p>
          </table:table-cell>
          <table:table-cell office:value-type="float" office:value="0.000002925554">
            <text:p>2.926E-006</text:p>
          </table:table-cell>
          <table:table-cell office:value-type="float" office:value="0.004896137">
            <text:p>4.896E-003</text:p>
          </table:table-cell>
          <table:table-cell office:value-type="float" office:value="-0.00000001222938">
            <text:p>-1.223E-008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3.126078">
            <text:p>3.126E+000</text:p>
          </table:table-cell>
          <table:table-cell office:value-type="float" office:value="9.738367">
            <text:p>9.738E+000</text:p>
          </table:table-cell>
          <table:table-cell office:value-type="float" office:value="0.003879975">
            <text:p>3.880E-003</text:p>
          </table:table-cell>
          <table:table-cell office:value-type="float" office:value="0.003682075">
            <text:p>3.682E-003</text:p>
          </table:table-cell>
          <table:table-cell office:value-type="float" office:value="0.00001391716">
            <text:p>1.392E-005</text:p>
          </table:table-cell>
          <table:table-cell office:value-type="float" office:value="0.01138879">
            <text:p>1.139E-002</text:p>
          </table:table-cell>
          <table:table-cell office:value-type="float" office:value="-0.00000004949264">
            <text:p>-4.949E-008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3.207233">
            <text:p>3.207E+000</text:p>
          </table:table-cell>
          <table:table-cell office:value-type="float" office:value="10.2518">
            <text:p>1.025E+001</text:p>
          </table:table-cell>
          <table:table-cell office:value-type="float" office:value="0.008545274">
            <text:p>8.545E-003</text:p>
          </table:table-cell>
          <table:table-cell office:value-type="float" office:value="0.008189849">
            <text:p>8.190E-003</text:p>
          </table:table-cell>
          <table:table-cell office:value-type="float" office:value="0.00006851331">
            <text:p>6.851E-005</text:p>
          </table:table-cell>
          <table:table-cell office:value-type="float" office:value="0.02603748">
            <text:p>2.604E-002</text:p>
          </table:table-cell>
          <table:table-cell office:value-type="float" office:value="0.0000002008724">
            <text:p>2.009E-007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3.268757">
            <text:p>3.269E+000</text:p>
          </table:table-cell>
          <table:table-cell office:value-type="float" office:value="10.64964">
            <text:p>1.065E+001</text:p>
          </table:table-cell>
          <table:table-cell office:value-type="float" office:value="0.00189366">
            <text:p>1.894E-003</text:p>
          </table:table-cell>
          <table:table-cell office:value-type="float" office:value="0.001921666">
            <text:p>1.922E-003</text:p>
          </table:table-cell>
          <table:table-cell office:value-type="float" office:value="0.000003665792">
            <text:p>3.666E-006</text:p>
          </table:table-cell>
          <table:table-cell office:value-type="float" office:value="0.00625766">
            <text:p>6.258E-003</text:p>
          </table:table-cell>
          <table:table-cell office:value-type="float" office:value="0.000000003546432">
            <text:p>3.546E-009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3.415782">
            <text:p>3.416E+000</text:p>
          </table:table-cell>
          <table:table-cell office:value-type="float" office:value="11.63159">
            <text:p>1.163E+001</text:p>
          </table:table-cell>
          <table:table-cell office:value-type="float" office:value="0.0008811998">
            <text:p>8.812E-004</text:p>
          </table:table-cell>
          <table:table-cell office:value-type="float" office:value="0.0003020543">
            <text:p>3.021E-004</text:p>
          </table:table-cell>
          <table:table-cell office:value-type="float" office:value="0.0000001369141">
            <text:p>1.369E-007</text:p>
          </table:table-cell>
          <table:table-cell office:value-type="float" office:value="0.0005386954">
            <text:p>5.387E-004</text:p>
          </table:table-cell>
          <table:table-cell office:value-type="float" office:value="0.00000007442472">
            <text:p>7.442E-008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3.386155">
            <text:p>3.386E+000</text:p>
          </table:table-cell>
          <table:table-cell office:value-type="float" office:value="11.43154">
            <text:p>1.143E+001</text:p>
          </table:table-cell>
          <table:table-cell office:value-type="float" office:value="0.02093876">
            <text:p>2.094E-002</text:p>
          </table:table-cell>
          <table:table-cell office:value-type="float" office:value="0.02080704">
            <text:p>2.081E-002</text:p>
          </table:table-cell>
          <table:table-cell office:value-type="float" office:value="0.000434301">
            <text:p>4.343E-004</text:p>
          </table:table-cell>
          <table:table-cell office:value-type="float" office:value="0.07031246">
            <text:p>7.031E-002</text:p>
          </table:table-cell>
          <table:table-cell office:value-type="float" office:value="-0.00000001926886">
            <text:p>-1.927E-008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.469275">
            <text:p>3.469E+000</text:p>
          </table:table-cell>
          <table:table-cell office:value-type="float" office:value="12.00162">
            <text:p>1.200E+001</text:p>
          </table:table-cell>
          <table:table-cell office:value-type="float" office:value="0.008329636">
            <text:p>8.330E-003</text:p>
          </table:table-cell>
          <table:table-cell office:value-type="float" office:value="0.008192635">
            <text:p>8.193E-003</text:p>
          </table:table-cell>
          <table:table-cell office:value-type="float" office:value="0.00006767814">
            <text:p>6.768E-005</text:p>
          </table:table-cell>
          <table:table-cell office:value-type="float" office:value="0.02835717">
            <text:p>2.836E-002</text:p>
          </table:table-cell>
          <table:table-cell office:value-type="float" office:value="0.00000002744247">
            <text:p>2.744E-008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3.448701">
            <text:p>3.449E+000</text:p>
          </table:table-cell>
          <table:table-cell office:value-type="float" office:value="11.85893">
            <text:p>1.186E+001</text:p>
          </table:table-cell>
          <table:table-cell office:value-type="float" office:value="0.00101528">
            <text:p>1.015E-003</text:p>
          </table:table-cell>
          <table:table-cell office:value-type="float" office:value="0.0009433107">
            <text:p>9.433E-004</text:p>
          </table:table-cell>
          <table:table-cell office:value-type="float" office:value="0.0000009231332">
            <text:p>9.231E-007</text:p>
          </table:table-cell>
          <table:table-cell office:value-type="float" office:value="0.003172165">
            <text:p>3.172E-003</text:p>
          </table:table-cell>
          <table:table-cell office:value-type="float" office:value="-0.000000006506551">
            <text:p>-6.507E-009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3.444733">
            <text:p>3.445E+000</text:p>
          </table:table-cell>
          <table:table-cell office:value-type="float" office:value="11.83437">
            <text:p>1.183E+001</text:p>
          </table:table-cell>
          <table:table-cell office:value-type="float" office:value="0.003914429">
            <text:p>3.914E-003</text:p>
          </table:table-cell>
          <table:table-cell office:value-type="float" office:value="0.003883336">
            <text:p>3.883E-003</text:p>
          </table:table-cell>
          <table:table-cell office:value-type="float" office:value="0.00001514055">
            <text:p>1.514E-005</text:p>
          </table:table-cell>
          <table:table-cell office:value-type="float" office:value="0.01335662">
            <text:p>1.336E-002</text:p>
          </table:table-cell>
          <table:table-cell office:value-type="float" office:value="0.000000002861463">
            <text:p>2.861E-00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3.531408">
            <text:p>3.531E+000</text:p>
          </table:table-cell>
          <table:table-cell office:value-type="float" office:value="12.43646">
            <text:p>1.244E+001</text:p>
          </table:table-cell>
          <table:table-cell office:value-type="float" office:value="0.00001141067">
            <text:p>1.141E-005</text:p>
          </table:table-cell>
          <table:table-cell office:value-type="float" office:value="0.000009514688">
            <text:p>9.515E-006</text:p>
          </table:table-cell>
          <table:table-cell office:value-type="float" office:value="0.00000000009910897">
            <text:p>9.911E-011</text:p>
          </table:table-cell>
          <table:table-cell office:value-type="float" office:value="0.00003301061">
            <text:p>3.301E-005</text:p>
          </table:table-cell>
          <table:table-cell office:value-type="float" office:value="0.00000000000246725">
            <text:p>2.467E-012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3.647816">
            <text:p>3.648E+000</text:p>
          </table:table-cell>
          <table:table-cell office:value-type="float" office:value="13.27175">
            <text:p>1.327E+001</text:p>
          </table:table-cell>
          <table:table-cell office:value-type="float" office:value="0.00007793397">
            <text:p>7.793E-005</text:p>
          </table:table-cell>
          <table:table-cell office:value-type="float" office:value="0.00001276079">
            <text:p>1.276E-005</text:p>
          </table:table-cell>
          <table:table-cell office:value-type="float" office:value="0.00000000004976767">
            <text:p>4.977E-011</text:p>
          </table:table-cell>
          <table:table-cell office:value-type="float" office:value="-0.00001306769">
            <text:p>-1.307E-005</text:p>
          </table:table-cell>
          <table:table-cell office:value-type="float" office:value="-0.0000000003993308">
            <text:p>-3.993E-01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3.523136">
            <text:p>3.523E+000</text:p>
          </table:table-cell>
          <table:table-cell office:value-type="float" office:value="12.37953">
            <text:p>1.238E+001</text:p>
          </table:table-cell>
          <table:table-cell office:value-type="float" office:value="0.004146955">
            <text:p>4.147E-003</text:p>
          </table:table-cell>
          <table:table-cell office:value-type="float" office:value="0.004171774">
            <text:p>4.172E-003</text:p>
          </table:table-cell>
          <table:table-cell office:value-type="float" office:value="0.00001735185">
            <text:p>1.735E-005</text:p>
          </table:table-cell>
          <table:table-cell office:value-type="float" office:value="0.01466">
            <text:p>1.466E-002</text:p>
          </table:table-cell>
          <table:table-cell office:value-type="float" office:value="-0.000000006260181">
            <text:p>-6.260E-009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3.595791">
            <text:p>3.596E+000</text:p>
          </table:table-cell>
          <table:table-cell office:value-type="float" office:value="12.89576">
            <text:p>1.290E+001</text:p>
          </table:table-cell>
          <table:table-cell office:value-type="float" office:value="0.002787798">
            <text:p>2.788E-003</text:p>
          </table:table-cell>
          <table:table-cell office:value-type="float" office:value="0.002546952">
            <text:p>2.547E-003</text:p>
          </table:table-cell>
          <table:table-cell office:value-type="float" office:value="0.000006786453">
            <text:p>6.786E-006</text:p>
          </table:table-cell>
          <table:table-cell office:value-type="float" office:value="0.008981288">
            <text:p>8.981E-003</text:p>
          </table:table-cell>
          <table:table-cell office:value-type="float" office:value="0.00000006348523">
            <text:p>6.349E-008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3.632308">
            <text:p>3.632E+000</text:p>
          </table:table-cell>
          <table:table-cell office:value-type="float" office:value="13.15911">
            <text:p>1.316E+001</text:p>
          </table:table-cell>
          <table:table-cell office:value-type="float" office:value="0.01864022">
            <text:p>1.864E-002</text:p>
          </table:table-cell>
          <table:table-cell office:value-type="float" office:value="0.01842684">
            <text:p>1.843E-002</text:p>
          </table:table-cell>
          <table:table-cell office:value-type="float" office:value="0.0003415088">
            <text:p>3.415E-004</text:p>
          </table:table-cell>
          <table:table-cell office:value-type="float" office:value="0.06680642">
            <text:p>6.681E-002</text:p>
          </table:table-cell>
          <table:table-cell office:value-type="float" office:value="-0.00000005157675">
            <text:p>-5.158E-008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3.609167">
            <text:p>3.609E+000</text:p>
          </table:table-cell>
          <table:table-cell office:value-type="float" office:value="12.99208">
            <text:p>1.299E+001</text:p>
          </table:table-cell>
          <table:table-cell office:value-type="float" office:value="0.0002088116">
            <text:p>2.088E-004</text:p>
          </table:table-cell>
          <table:table-cell office:value-type="float" office:value="0.00006489354">
            <text:p>6.489E-005</text:p>
          </table:table-cell>
          <table:table-cell office:value-type="float" office:value="0.000000006294431">
            <text:p>6.294E-009</text:p>
          </table:table-cell>
          <table:table-cell office:value-type="float" office:value="0.0001082882">
            <text:p>1.083E-004</text:p>
          </table:table-cell>
          <table:table-cell office:value-type="float" office:value="-0.000000004176568">
            <text:p>-4.177E-00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3.657379">
            <text:p>3.657E+000</text:p>
          </table:table-cell>
          <table:table-cell office:value-type="float" office:value="13.34043">
            <text:p>1.334E+001</text:p>
          </table:table-cell>
          <table:table-cell office:value-type="float" office:value="0.006179352">
            <text:p>6.179E-003</text:p>
          </table:table-cell>
          <table:table-cell office:value-type="float" office:value="0.006084165">
            <text:p>6.084E-003</text:p>
          </table:table-cell>
          <table:table-cell office:value-type="float" office:value="0.00003730551">
            <text:p>3.731E-005</text:p>
          </table:table-cell>
          <table:table-cell office:value-type="float" office:value="0.02221613">
            <text:p>2.222E-002</text:p>
          </table:table-cell>
          <table:table-cell office:value-type="float" office:value="-0.000000006511856">
            <text:p>-6.512E-009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.664208">
            <text:p>3.664E+000</text:p>
          </table:table-cell>
          <table:table-cell office:value-type="float" office:value="13.39139">
            <text:p>1.339E+001</text:p>
          </table:table-cell>
          <table:table-cell office:value-type="float" office:value="0.00003667953">
            <text:p>3.668E-005</text:p>
          </table:table-cell>
          <table:table-cell office:value-type="float" office:value="0.000004366553">
            <text:p>4.367E-006</text:p>
          </table:table-cell>
          <table:table-cell office:value-type="float" office:value="-0.00000000003940207">
            <text:p>-3.940E-011</text:p>
          </table:table-cell>
          <table:table-cell office:value-type="float" office:value="-0.00001262588">
            <text:p>-1.263E-005</text:p>
          </table:table-cell>
          <table:table-cell office:value-type="float" office:value="-0.00000000003874625">
            <text:p>-3.875E-011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3.644298">
            <text:p>3.644E+000</text:p>
          </table:table-cell>
          <table:table-cell office:value-type="float" office:value="13.2478">
            <text:p>1.325E+001</text:p>
          </table:table-cell>
          <table:table-cell office:value-type="float" office:value="0.005764397">
            <text:p>5.764E-003</text:p>
          </table:table-cell>
          <table:table-cell office:value-type="float" office:value="0.005417481">
            <text:p>5.417E-003</text:p>
          </table:table-cell>
          <table:table-cell office:value-type="float" office:value="0.00003027381">
            <text:p>3.027E-005</text:p>
          </table:table-cell>
          <table:table-cell office:value-type="float" office:value="0.01947821">
            <text:p>1.948E-002</text:p>
          </table:table-cell>
          <table:table-cell office:value-type="float" office:value="0.0000001590369">
            <text:p>1.590E-007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3.676483">
            <text:p>3.676E+000</text:p>
          </table:table-cell>
          <table:table-cell office:value-type="float" office:value="13.48109">
            <text:p>1.348E+001</text:p>
          </table:table-cell>
          <table:table-cell office:value-type="float" office:value="0.0003361324">
            <text:p>3.361E-004</text:p>
          </table:table-cell>
          <table:table-cell office:value-type="float" office:value="0.0003288217">
            <text:p>3.288E-004</text:p>
          </table:table-cell>
          <table:table-cell office:value-type="float" office:value="0.000000109319">
            <text:p>1.093E-007</text:p>
          </table:table-cell>
          <table:table-cell office:value-type="float" office:value="0.001195694">
            <text:p>1.196E-003</text:p>
          </table:table-cell>
          <table:table-cell office:value-type="float" office:value="-0.0000000000353159">
            <text:p>-3.532E-011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3.696986">
            <text:p>3.697E+000</text:p>
          </table:table-cell>
          <table:table-cell office:value-type="float" office:value="13.63262">
            <text:p>1.363E+001</text:p>
          </table:table-cell>
          <table:table-cell office:value-type="float" office:value="0.0001954151">
            <text:p>1.954E-004</text:p>
          </table:table-cell>
          <table:table-cell office:value-type="float" office:value="0.00002167022">
            <text:p>2.167E-005</text:p>
          </table:table-cell>
          <table:table-cell office:value-type="float" office:value="-0.00000000140418">
            <text:p>-1.404E-009</text:p>
          </table:table-cell>
          <table:table-cell office:value-type="float" office:value="-0.00007988903">
            <text:p>-7.989E-005</text:p>
          </table:table-cell>
          <table:table-cell office:value-type="float" office:value="-0.0000000001299276">
            <text:p>-1.299E-01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3.669045">
            <text:p>3.669E+000</text:p>
          </table:table-cell>
          <table:table-cell office:value-type="float" office:value="13.42677">
            <text:p>1.343E+001</text:p>
          </table:table-cell>
          <table:table-cell office:value-type="float" office:value="0.01504869">
            <text:p>1.505E-002</text:p>
          </table:table-cell>
          <table:table-cell office:value-type="float" office:value="0.01468801">
            <text:p>1.469E-002</text:p>
          </table:table-cell>
          <table:table-cell office:value-type="float" office:value="0.0002183702">
            <text:p>2.184E-004</text:p>
          </table:table-cell>
          <table:table-cell office:value-type="float" office:value="0.05352979">
            <text:p>5.353E-002</text:p>
          </table:table-cell>
          <table:table-cell office:value-type="float" office:value="-0.00000020223">
            <text:p>-2.022E-00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3.635434">
            <text:p>3.635E+000</text:p>
          </table:table-cell>
          <table:table-cell office:value-type="float" office:value="13.18121">
            <text:p>1.318E+001</text:p>
          </table:table-cell>
          <table:table-cell office:value-type="float" office:value="0.000881388">
            <text:p>8.814E-004</text:p>
          </table:table-cell>
          <table:table-cell office:value-type="float" office:value="0.0002685557">
            <text:p>2.686E-004</text:p>
          </table:table-cell>
          <table:table-cell office:value-type="float" office:value="0.0000001075749">
            <text:p>1.076E-007</text:p>
          </table:table-cell>
          <table:table-cell office:value-type="float" office:value="0.0004171801">
            <text:p>4.172E-004</text:p>
          </table:table-cell>
          <table:table-cell office:value-type="float" office:value="-0.00000007415578">
            <text:p>-7.416E-008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3.650676">
            <text:p>3.651E+000</text:p>
          </table:table-cell>
          <table:table-cell office:value-type="float" office:value="13.29659">
            <text:p>1.330E+001</text:p>
          </table:table-cell>
          <table:table-cell office:value-type="float" office:value="0.0002519244">
            <text:p>2.519E-004</text:p>
          </table:table-cell>
          <table:table-cell office:value-type="float" office:value="0.000176026">
            <text:p>1.760E-004</text:p>
          </table:table-cell>
          <table:table-cell office:value-type="float" office:value="0.00000003693327">
            <text:p>3.693E-008</text:p>
          </table:table-cell>
          <table:table-cell office:value-type="float" office:value="0.000563497">
            <text:p>5.635E-004</text:p>
          </table:table-cell>
          <table:table-cell office:value-type="float" office:value="-0.000000003158872">
            <text:p>-3.159E-009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3.688504">
            <text:p>3.689E+000</text:p>
          </table:table-cell>
          <table:table-cell office:value-type="float" office:value="13.56833">
            <text:p>1.357E+001</text:p>
          </table:table-cell>
          <table:table-cell office:value-type="float" office:value="0.00002395478">
            <text:p>2.395E-005</text:p>
          </table:table-cell>
          <table:table-cell office:value-type="float" office:value="0.000006978781">
            <text:p>6.979E-006</text:p>
          </table:table-cell>
          <table:table-cell office:value-type="float" office:value="0.0000000000722667">
            <text:p>7.227E-011</text:p>
          </table:table-cell>
          <table:table-cell office:value-type="float" office:value="0.00001074767">
            <text:p>1.075E-005</text:p>
          </table:table-cell>
          <table:table-cell office:value-type="float" office:value="-0.00000000005403259">
            <text:p>-5.403E-011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3.667735">
            <text:p>3.668E+000</text:p>
          </table:table-cell>
          <table:table-cell office:value-type="float" office:value="13.4287">
            <text:p>1.343E+001</text:p>
          </table:table-cell>
          <table:table-cell office:value-type="float" office:value="0.00002583389">
            <text:p>2.583E-005</text:p>
          </table:table-cell>
          <table:table-cell office:value-type="float" office:value="0.000007370008">
            <text:p>7.370E-006</text:p>
          </table:table-cell>
          <table:table-cell office:value-type="float" office:value="0.0000000000811908">
            <text:p>8.119E-011</text:p>
          </table:table-cell>
          <table:table-cell office:value-type="float" office:value="0.00001056525">
            <text:p>1.057E-005</text:p>
          </table:table-cell>
          <table:table-cell office:value-type="float" office:value="-0.00000000006123558">
            <text:p>-6.124E-011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3.680184">
            <text:p>3.680E+000</text:p>
          </table:table-cell>
          <table:table-cell office:value-type="float" office:value="13.51405">
            <text:p>1.351E+001</text:p>
          </table:table-cell>
          <table:table-cell office:value-type="float" office:value="0.00001096698">
            <text:p>1.097E-005</text:p>
          </table:table-cell>
          <table:table-cell office:value-type="float" office:value="0.000005906847">
            <text:p>5.907E-006</text:p>
          </table:table-cell>
          <table:table-cell office:value-type="float" office:value="0.00000000004661887">
            <text:p>4.662E-011</text:p>
          </table:table-cell>
          <table:table-cell office:value-type="float" office:value="0.0000170446">
            <text:p>1.704E-005</text:p>
          </table:table-cell>
          <table:table-cell office:value-type="float" office:value="-0.000000000009323027">
            <text:p>-9.323E-012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7.259842">
            <text:p>7.260E+000</text:p>
          </table:table-cell>
          <table:table-cell office:value-type="float" office:value="52.67874">
            <text:p>5.268E+001</text:p>
          </table:table-cell>
          <table:table-cell office:value-type="float" office:value="0.0001800422">
            <text:p>1.800E-004</text:p>
          </table:table-cell>
          <table:table-cell office:value-type="float" office:value="0.00002022169">
            <text:p>2.022E-005</text:p>
          </table:table-cell>
          <table:table-cell office:value-type="float" office:value="-0.000000001167772">
            <text:p>-1.168E-009</text:p>
          </table:table-cell>
          <table:table-cell office:value-type="float" office:value="-0.0001432105">
            <text:p>-1.432E-004</text:p>
          </table:table-cell>
          <table:table-cell office:value-type="float" office:value="0.000000000353661">
            <text:p>3.537E-01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3.68976">
            <text:p>3.690E+000</text:p>
          </table:table-cell>
          <table:table-cell office:value-type="float" office:value="13.57948">
            <text:p>1.358E+001</text:p>
          </table:table-cell>
          <table:table-cell office:value-type="float" office:value="0.00001102046">
            <text:p>1.102E-005</text:p>
          </table:table-cell>
          <table:table-cell office:value-type="float" office:value="0.000005604196">
            <text:p>5.604E-006</text:p>
          </table:table-cell>
          <table:table-cell office:value-type="float" office:value="0.00000000004289481">
            <text:p>4.289E-011</text:p>
          </table:table-cell>
          <table:table-cell office:value-type="float" office:value="0.00001563677">
            <text:p>1.564E-005</text:p>
          </table:table-cell>
          <table:table-cell office:value-type="float" office:value="-0.000000000009987887">
            <text:p>-9.988E-012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3.689037">
            <text:p>3.689E+000</text:p>
          </table:table-cell>
          <table:table-cell office:value-type="float" office:value="13.56453">
            <text:p>1.356E+001</text:p>
          </table:table-cell>
          <table:table-cell office:value-type="float" office:value="0.00001194241">
            <text:p>1.194E-005</text:p>
          </table:table-cell>
          <table:table-cell office:value-type="float" office:value="0.00000554253">
            <text:p>5.543E-006</text:p>
          </table:table-cell>
          <table:table-cell office:value-type="float" office:value="0.00000000004361275">
            <text:p>4.361E-011</text:p>
          </table:table-cell>
          <table:table-cell office:value-type="float" office:value="0.00001587257">
            <text:p>1.587E-005</text:p>
          </table:table-cell>
          <table:table-cell office:value-type="float" office:value="-0.00000000001145852">
            <text:p>-1.146E-011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3.657979">
            <text:p>3.658E+000</text:p>
          </table:table-cell>
          <table:table-cell office:value-type="float" office:value="13.34715">
            <text:p>1.335E+001</text:p>
          </table:table-cell>
          <table:table-cell office:value-type="float" office:value="0.005484055">
            <text:p>5.484E-003</text:p>
          </table:table-cell>
          <table:table-cell office:value-type="float" office:value="0.005460864">
            <text:p>5.461E-003</text:p>
          </table:table-cell>
          <table:table-cell office:value-type="float" office:value="0.00002988429">
            <text:p>2.988E-005</text:p>
          </table:table-cell>
          <table:table-cell office:value-type="float" office:value="0.01995051">
            <text:p>1.995E-002</text:p>
          </table:table-cell>
          <table:table-cell office:value-type="float" office:value="-0.000000004232053">
            <text:p>-4.232E-009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3.659279">
            <text:p>3.659E+000</text:p>
          </table:table-cell>
          <table:table-cell office:value-type="float" office:value="13.35105">
            <text:p>1.335E+001</text:p>
          </table:table-cell>
          <table:table-cell office:value-type="float" office:value="0.003449725">
            <text:p>3.450E-003</text:p>
          </table:table-cell>
          <table:table-cell office:value-type="float" office:value="0.003457409">
            <text:p>3.457E-003</text:p>
          </table:table-cell>
          <table:table-cell office:value-type="float" office:value="0.00001194038">
            <text:p>1.194E-005</text:p>
          </table:table-cell>
          <table:table-cell office:value-type="float" office:value="0.01263268">
            <text:p>1.263E-002</text:p>
          </table:table-cell>
          <table:table-cell office:value-type="float" office:value="-0.000000004378388">
            <text:p>-4.378E-009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3.681732">
            <text:p>3.682E+000</text:p>
          </table:table-cell>
          <table:table-cell office:value-type="float" office:value="13.52192">
            <text:p>1.352E+001</text:p>
          </table:table-cell>
          <table:table-cell office:value-type="float" office:value="0.0009451281">
            <text:p>9.451E-004</text:p>
          </table:table-cell>
          <table:table-cell office:value-type="float" office:value="0.0002214407">
            <text:p>2.214E-004</text:p>
          </table:table-cell>
          <table:table-cell office:value-type="float" office:value="0.00000006373818">
            <text:p>6.374E-008</text:p>
          </table:table-cell>
          <table:table-cell office:value-type="float" office:value="0.0001546094">
            <text:p>1.546E-004</text:p>
          </table:table-cell>
          <table:table-cell office:value-type="float" office:value="0.00000007874116">
            <text:p>7.874E-008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3.613922">
            <text:p>3.614E+000</text:p>
          </table:table-cell>
          <table:table-cell office:value-type="float" office:value="13.02652">
            <text:p>1.303E+001</text:p>
          </table:table-cell>
          <table:table-cell office:value-type="float" office:value="0.00595884">
            <text:p>5.959E-003</text:p>
          </table:table-cell>
          <table:table-cell office:value-type="float" office:value="0.005777075">
            <text:p>5.777E-003</text:p>
          </table:table-cell>
          <table:table-cell office:value-type="float" office:value="0.00003389551">
            <text:p>3.390E-005</text:p>
          </table:table-cell>
          <table:table-cell office:value-type="float" office:value="0.02072673">
            <text:p>2.073E-002</text:p>
          </table:table-cell>
          <table:table-cell office:value-type="float" office:value="0.00000005934073">
            <text:p>5.934E-008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3.617363">
            <text:p>3.617E+000</text:p>
          </table:table-cell>
          <table:table-cell office:value-type="float" office:value="13.05193">
            <text:p>1.305E+001</text:p>
          </table:table-cell>
          <table:table-cell office:value-type="float" office:value="0.000535862">
            <text:p>5.359E-004</text:p>
          </table:table-cell>
          <table:table-cell office:value-type="float" office:value="0.000488723">
            <text:p>4.887E-004</text:p>
          </table:table-cell>
          <table:table-cell office:value-type="float" office:value="0.0000002500944">
            <text:p>2.501E-007</text:p>
          </table:table-cell>
          <table:table-cell office:value-type="float" office:value="0.001743327">
            <text:p>1.743E-003</text:p>
          </table:table-cell>
          <table:table-cell office:value-type="float" office:value="0.000000002198185">
            <text:p>2.198E-009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3.670338">
            <text:p>3.670E+000</text:p>
          </table:table-cell>
          <table:table-cell office:value-type="float" office:value="13.438">
            <text:p>1.344E+001</text:p>
          </table:table-cell>
          <table:table-cell office:value-type="float" office:value="0.01738656">
            <text:p>1.739E-002</text:p>
          </table:table-cell>
          <table:table-cell office:value-type="float" office:value="0.01691378">
            <text:p>1.691E-002</text:p>
          </table:table-cell>
          <table:table-cell office:value-type="float" office:value="0.0002900462">
            <text:p>2.900E-004</text:p>
          </table:table-cell>
          <table:table-cell office:value-type="float" office:value="0.06159734">
            <text:p>6.160E-002</text:p>
          </table:table-cell>
          <table:table-cell office:value-type="float" office:value="-0.0000004608244">
            <text:p>-4.608E-00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3.636198">
            <text:p>3.636E+000</text:p>
          </table:table-cell>
          <table:table-cell office:value-type="float" office:value="13.18626">
            <text:p>1.319E+001</text:p>
          </table:table-cell>
          <table:table-cell office:value-type="float" office:value="0.005950845">
            <text:p>5.951E-003</text:p>
          </table:table-cell>
          <table:table-cell office:value-type="float" office:value="0.005913469">
            <text:p>5.913E-003</text:p>
          </table:table-cell>
          <table:table-cell office:value-type="float" office:value="0.00003507945">
            <text:p>3.508E-005</text:p>
          </table:table-cell>
          <table:table-cell office:value-type="float" office:value="0.02147326">
            <text:p>2.147E-002</text:p>
          </table:table-cell>
          <table:table-cell office:value-type="float" office:value="-0.000000002399478">
            <text:p>-2.399E-009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3.633197">
            <text:p>3.633E+000</text:p>
          </table:table-cell>
          <table:table-cell office:value-type="float" office:value="13.16712">
            <text:p>1.317E+001</text:p>
          </table:table-cell>
          <table:table-cell office:value-type="float" office:value="0.00006529259">
            <text:p>6.529E-005</text:p>
          </table:table-cell>
          <table:table-cell office:value-type="float" office:value="0.00001393549">
            <text:p>1.394E-005</text:p>
          </table:table-cell>
          <table:table-cell office:value-type="float" office:value="0.0000000002249486">
            <text:p>2.249E-010</text:p>
          </table:table-cell>
          <table:table-cell office:value-type="float" office:value="0.00000683934">
            <text:p>6.839E-006</text:p>
          </table:table-cell>
          <table:table-cell office:value-type="float" office:value="0.0000000003550994">
            <text:p>3.551E-01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3.608298">
            <text:p>3.608E+000</text:p>
          </table:table-cell>
          <table:table-cell office:value-type="float" office:value="12.9866">
            <text:p>1.299E+001</text:p>
          </table:table-cell>
          <table:table-cell office:value-type="float" office:value="0.007687437">
            <text:p>7.687E-003</text:p>
          </table:table-cell>
          <table:table-cell office:value-type="float" office:value="0.007375854">
            <text:p>7.376E-003</text:p>
          </table:table-cell>
          <table:table-cell office:value-type="float" office:value="0.00005554024">
            <text:p>5.554E-005</text:p>
          </table:table-cell>
          <table:table-cell office:value-type="float" office:value="0.02639364">
            <text:p>2.639E-002</text:p>
          </table:table-cell>
          <table:table-cell office:value-type="float" office:value="0.000000145507">
            <text:p>1.455E-007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3.604665">
            <text:p>3.605E+000</text:p>
          </table:table-cell>
          <table:table-cell office:value-type="float" office:value="12.95845">
            <text:p>1.296E+001</text:p>
          </table:table-cell>
          <table:table-cell office:value-type="float" office:value="0.01893867">
            <text:p>1.894E-002</text:p>
          </table:table-cell>
          <table:table-cell office:value-type="float" office:value="0.01889991">
            <text:p>1.890E-002</text:p>
          </table:table-cell>
          <table:table-cell office:value-type="float" office:value="0.0003575728">
            <text:p>3.576E-004</text:p>
          </table:table-cell>
          <table:table-cell office:value-type="float" office:value="0.06803082">
            <text:p>6.803E-002</text:p>
          </table:table-cell>
          <table:table-cell office:value-type="float" office:value="-0.00000004260455">
            <text:p>-4.260E-00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3.47442">
            <text:p>3.474E+000</text:p>
          </table:table-cell>
          <table:table-cell office:value-type="float" office:value="12.03865">
            <text:p>1.204E+001</text:p>
          </table:table-cell>
          <table:table-cell office:value-type="float" office:value="0.0150926">
            <text:p>1.509E-002</text:p>
          </table:table-cell>
          <table:table-cell office:value-type="float" office:value="0.01500167">
            <text:p>1.500E-002</text:p>
          </table:table-cell>
          <table:table-cell office:value-type="float" office:value="0.0002257311">
            <text:p>2.257E-004</text:p>
          </table:table-cell>
          <table:table-cell office:value-type="float" office:value="0.05204529">
            <text:p>5.205E-002</text:p>
          </table:table-cell>
          <table:table-cell office:value-type="float" office:value="0.00000001878279">
            <text:p>1.878E-008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3.20092">
            <text:p>3.201E+000</text:p>
          </table:table-cell>
          <table:table-cell office:value-type="float" office:value="10.21161">
            <text:p>1.021E+001</text:p>
          </table:table-cell>
          <table:table-cell office:value-type="float" office:value="0.0001660566">
            <text:p>1.661E-004</text:p>
          </table:table-cell>
          <table:table-cell office:value-type="float" office:value="0.0001799223">
            <text:p>1.799E-004</text:p>
          </table:table-cell>
          <table:table-cell office:value-type="float" office:value="0.0000000310988">
            <text:p>3.110E-008</text:p>
          </table:table-cell>
          <table:table-cell office:value-type="float" office:value="0.000572353">
            <text:p>5.724E-004</text:p>
          </table:table-cell>
          <table:table-cell office:value-type="float" office:value="-0.0000000002312388">
            <text:p>-2.312E-01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3.5105">
            <text:p>3.511E+000</text:p>
          </table:table-cell>
          <table:table-cell office:value-type="float" office:value="12.2873">
            <text:p>1.229E+001</text:p>
          </table:table-cell>
          <table:table-cell office:value-type="float" office:value="0.01397759">
            <text:p>1.398E-002</text:p>
          </table:table-cell>
          <table:table-cell office:value-type="float" office:value="0.01360263">
            <text:p>1.360E-002</text:p>
          </table:table-cell>
          <table:table-cell office:value-type="float" office:value="0.0001875642">
            <text:p>1.876E-004</text:p>
          </table:table-cell>
          <table:table-cell office:value-type="float" office:value="0.04745233">
            <text:p>4.745E-002</text:p>
          </table:table-cell>
          <table:table-cell office:value-type="float" office:value="0.000000257092">
            <text:p>2.571E-007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3.329964">
            <text:p>3.330E+000</text:p>
          </table:table-cell>
          <table:table-cell office:value-type="float" office:value="11.05383">
            <text:p>1.105E+001</text:p>
          </table:table-cell>
          <table:table-cell office:value-type="float" office:value="0.07505227">
            <text:p>7.505E-002</text:p>
          </table:table-cell>
          <table:table-cell office:value-type="float" office:value="0.07470892">
            <text:p>7.471E-002</text:p>
          </table:table-cell>
          <table:table-cell office:value-type="float" office:value="0.005594233">
            <text:p>5.594E-003</text:p>
          </table:table-cell>
          <table:table-cell office:value-type="float" office:value="0.2481979">
            <text:p>2.482E-001</text:p>
          </table:table-cell>
          <table:table-cell office:value-type="float" office:value="0.00000004335208">
            <text:p>4.335E-008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3.316918">
            <text:p>3.317E+000</text:p>
          </table:table-cell>
          <table:table-cell office:value-type="float" office:value="10.96607">
            <text:p>1.097E+001</text:p>
          </table:table-cell>
          <table:table-cell office:value-type="float" office:value="0.000480135">
            <text:p>4.801E-004</text:p>
          </table:table-cell>
          <table:table-cell office:value-type="float" office:value="0.0001437843">
            <text:p>1.438E-004</text:p>
          </table:table-cell>
          <table:table-cell office:value-type="float" office:value="0.00000003074184">
            <text:p>3.074E-008</text:p>
          </table:table-cell>
          <table:table-cell office:value-type="float" office:value="0.000204164">
            <text:p>2.042E-004</text:p>
          </table:table-cell>
          <table:table-cell office:value-type="float" office:value="-0.00000002195862">
            <text:p>-2.196E-008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3.267199">
            <text:p>3.267E+000</text:p>
          </table:table-cell>
          <table:table-cell office:value-type="float" office:value="10.63723">
            <text:p>1.064E+001</text:p>
          </table:table-cell>
          <table:table-cell office:value-type="float" office:value="0.009931324">
            <text:p>9.931E-003</text:p>
          </table:table-cell>
          <table:table-cell office:value-type="float" office:value="0.009833815">
            <text:p>9.834E-003</text:p>
          </table:table-cell>
          <table:table-cell office:value-type="float" office:value="0.00009718218">
            <text:p>9.718E-005</text:p>
          </table:table-cell>
          <table:table-cell office:value-type="float" office:value="0.0320033">
            <text:p>3.200E-002</text:p>
          </table:table-cell>
          <table:table-cell office:value-type="float" office:value="-0.00000002303187">
            <text:p>-2.303E-008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3.131356">
            <text:p>3.131E+000</text:p>
          </table:table-cell>
          <table:table-cell office:value-type="float" office:value="9.773259">
            <text:p>9.773E+000</text:p>
          </table:table-cell>
          <table:table-cell office:value-type="float" office:value="0.00909111">
            <text:p>9.091E-003</text:p>
          </table:table-cell>
          <table:table-cell office:value-type="float" office:value="0.008377147">
            <text:p>8.377E-003</text:p>
          </table:table-cell>
          <table:table-cell office:value-type="float" office:value="0.0000731034">
            <text:p>7.310E-005</text:p>
          </table:table-cell>
          <table:table-cell office:value-type="float" office:value="0.02566934">
            <text:p>2.567E-002</text:p>
          </table:table-cell>
          <table:table-cell office:value-type="float" office:value="-0.0000006093222">
            <text:p>-6.093E-00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.077978">
            <text:p>3.078E+000</text:p>
          </table:table-cell>
          <table:table-cell office:value-type="float" office:value="9.438135">
            <text:p>9.438E+000</text:p>
          </table:table-cell>
          <table:table-cell office:value-type="float" office:value="0.001265662">
            <text:p>1.266E-003</text:p>
          </table:table-cell>
          <table:table-cell office:value-type="float" office:value="0.000620386">
            <text:p>6.204E-004</text:p>
          </table:table-cell>
          <table:table-cell office:value-type="float" office:value="0.0000005330921">
            <text:p>5.331E-007</text:p>
          </table:table-cell>
          <table:table-cell office:value-type="float" office:value="0.001421983">
            <text:p>1.422E-003</text:p>
          </table:table-cell>
          <table:table-cell office:value-type="float" office:value="-0.0000001342361">
            <text:p>-1.342E-007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3.094581">
            <text:p>3.095E+000</text:p>
          </table:table-cell>
          <table:table-cell office:value-type="float" office:value="9.540737">
            <text:p>9.541E+000</text:p>
          </table:table-cell>
          <table:table-cell office:value-type="float" office:value="0.01608443">
            <text:p>1.608E-002</text:p>
          </table:table-cell>
          <table:table-cell office:value-type="float" office:value="0.01554931">
            <text:p>1.555E-002</text:p>
          </table:table-cell>
          <table:table-cell office:value-type="float" office:value="0.0002459059">
            <text:p>2.459E-004</text:p>
          </table:table-cell>
          <table:table-cell office:value-type="float" office:value="0.04775612">
            <text:p>4.776E-002</text:p>
          </table:table-cell>
          <table:table-cell office:value-type="float" office:value="-0.0000004399735">
            <text:p>-4.400E-007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.857126">
            <text:p>2.857E+000</text:p>
          </table:table-cell>
          <table:table-cell office:value-type="float" office:value="8.129194">
            <text:p>8.129E+000</text:p>
          </table:table-cell>
          <table:table-cell office:value-type="float" office:value="0.002078385">
            <text:p>2.078E-003</text:p>
          </table:table-cell>
          <table:table-cell office:value-type="float" office:value="0.001696395">
            <text:p>1.696E-003</text:p>
          </table:table-cell>
          <table:table-cell office:value-type="float" office:value="0.000003183689">
            <text:p>3.184E-006</text:p>
          </table:table-cell>
          <table:table-cell office:value-type="float" office:value="0.004589492">
            <text:p>4.589E-003</text:p>
          </table:table-cell>
          <table:table-cell office:value-type="float" office:value="-0.0000001020096">
            <text:p>-1.020E-007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2.924262">
            <text:p>2.924E+000</text:p>
          </table:table-cell>
          <table:table-cell office:value-type="float" office:value="8.517844">
            <text:p>8.518E+000</text:p>
          </table:table-cell>
          <table:table-cell office:value-type="float" office:value="0.006487073">
            <text:p>6.487E-003</text:p>
          </table:table-cell>
          <table:table-cell office:value-type="float" office:value="0.004407299">
            <text:p>4.407E-003</text:p>
          </table:table-cell>
          <table:table-cell office:value-type="float" office:value="0.00002346733">
            <text:p>2.347E-005</text:p>
          </table:table-cell>
          <table:table-cell office:value-type="float" office:value="0.01145991">
            <text:p>1.146E-002</text:p>
          </table:table-cell>
          <table:table-cell office:value-type="float" office:value="-0.000002152602">
            <text:p>-2.153E-006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.991718">
            <text:p>2.992E+000</text:p>
          </table:table-cell>
          <table:table-cell office:value-type="float" office:value="8.913861">
            <text:p>8.914E+000</text:p>
          </table:table-cell>
          <table:table-cell office:value-type="float" office:value="0.00165431">
            <text:p>1.654E-003</text:p>
          </table:table-cell>
          <table:table-cell office:value-type="float" office:value="0.0003790496">
            <text:p>3.790E-004</text:p>
          </table:table-cell>
          <table:table-cell office:value-type="float" office:value="0.0000001825983">
            <text:p>1.826E-007</text:p>
          </table:table-cell>
          <table:table-cell office:value-type="float" office:value="0.0001879916">
            <text:p>1.880E-004</text:p>
          </table:table-cell>
          <table:table-cell office:value-type="float" office:value="-0.0000002382305">
            <text:p>-2.382E-007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.892901">
            <text:p>2.893E+000</text:p>
          </table:table-cell>
          <table:table-cell office:value-type="float" office:value="8.333228">
            <text:p>8.333E+000</text:p>
          </table:table-cell>
          <table:table-cell office:value-type="float" office:value="0.0283541">
            <text:p>2.835E-002</text:p>
          </table:table-cell>
          <table:table-cell office:value-type="float" office:value="0.02698425">
            <text:p>2.698E-002</text:p>
          </table:table-cell>
          <table:table-cell office:value-type="float" office:value="0.0007463985">
            <text:p>7.464E-004</text:p>
          </table:table-cell>
          <table:table-cell office:value-type="float" office:value="0.07717741">
            <text:p>7.718E-002</text:p>
          </table:table-cell>
          <table:table-cell office:value-type="float" office:value="-0.000002695519">
            <text:p>-2.696E-006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3.005208">
            <text:p>3.005E+000</text:p>
          </table:table-cell>
          <table:table-cell office:value-type="float" office:value="8.994184">
            <text:p>8.994E+000</text:p>
          </table:table-cell>
          <table:table-cell office:value-type="float" office:value="0.1359379">
            <text:p>1.359E-001</text:p>
          </table:table-cell>
          <table:table-cell office:value-type="float" office:value="0.1323539">
            <text:p>1.324E-001</text:p>
          </table:table-cell>
          <table:table-cell office:value-type="float" office:value="0.01775314">
            <text:p>1.775E-002</text:p>
          </table:table-cell>
          <table:table-cell office:value-type="float" office:value="0.3952196">
            <text:p>3.952E-001</text:p>
          </table:table-cell>
          <table:table-cell office:value-type="float" office:value="-0.00002590699">
            <text:p>-2.591E-005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.774967">
            <text:p>2.775E+000</text:p>
          </table:table-cell>
          <table:table-cell office:value-type="float" office:value="7.665267">
            <text:p>7.665E+000</text:p>
          </table:table-cell>
          <table:table-cell office:value-type="float" office:value="0.01302938">
            <text:p>1.303E-002</text:p>
          </table:table-cell>
          <table:table-cell office:value-type="float" office:value="0.01066587">
            <text:p>1.067E-002</text:p>
          </table:table-cell>
          <table:table-cell office:value-type="float" office:value="0.0001256682">
            <text:p>1.257E-004</text:p>
          </table:table-cell>
          <table:table-cell office:value-type="float" office:value="0.02786642">
            <text:p>2.787E-002</text:p>
          </table:table-cell>
          <table:table-cell office:value-type="float" office:value="0.000004099697">
            <text:p>4.100E-006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2.763655">
            <text:p>2.764E+000</text:p>
          </table:table-cell>
          <table:table-cell office:value-type="float" office:value="7.60276">
            <text:p>7.603E+000</text:p>
          </table:table-cell>
          <table:table-cell office:value-type="float" office:value="0.001455911">
            <text:p>1.456E-003</text:p>
          </table:table-cell>
          <table:table-cell office:value-type="float" office:value="0.0006109439">
            <text:p>6.109E-004</text:p>
          </table:table-cell>
          <table:table-cell office:value-type="float" office:value="0.0000005425027">
            <text:p>5.425E-007</text:p>
          </table:table-cell>
          <table:table-cell office:value-type="float" office:value="0.001107979">
            <text:p>1.108E-003</text:p>
          </table:table-cell>
          <table:table-cell office:value-type="float" office:value="-0.0000001941427">
            <text:p>-1.941E-007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.674527">
            <text:p>2.675E+000</text:p>
          </table:table-cell>
          <table:table-cell office:value-type="float" office:value="7.118557">
            <text:p>7.119E+000</text:p>
          </table:table-cell>
          <table:table-cell office:value-type="float" office:value="0.002000363">
            <text:p>2.000E-003</text:p>
          </table:table-cell>
          <table:table-cell office:value-type="float" office:value="0.0004031696">
            <text:p>4.032E-004</text:p>
          </table:table-cell>
          <table:table-cell office:value-type="float" office:value="0.0000001663224">
            <text:p>1.663E-007</text:p>
          </table:table-cell>
          <table:table-cell office:value-type="float" office:value="-0.000001806348">
            <text:p>-1.806E-006</text:p>
          </table:table-cell>
          <table:table-cell office:value-type="float" office:value="0.0000003216017">
            <text:p>3.216E-007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.733182">
            <text:p>2.733E+000</text:p>
          </table:table-cell>
          <table:table-cell office:value-type="float" office:value="7.435543">
            <text:p>7.436E+000</text:p>
          </table:table-cell>
          <table:table-cell office:value-type="float" office:value="0.01202306">
            <text:p>1.202E-002</text:p>
          </table:table-cell>
          <table:table-cell office:value-type="float" office:value="0.01018157">
            <text:p>1.018E-002</text:p>
          </table:table-cell>
          <table:table-cell office:value-type="float" office:value="0.0001126152">
            <text:p>1.126E-004</text:p>
          </table:table-cell>
          <table:table-cell office:value-type="float" office:value="0.02666561">
            <text:p>2.667E-002</text:p>
          </table:table-cell>
          <table:table-cell office:value-type="float" office:value="-0.000002782211">
            <text:p>-2.782E-006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2.822518">
            <text:p>2.823E+000</text:p>
          </table:table-cell>
          <table:table-cell office:value-type="float" office:value="7.930835">
            <text:p>7.931E+000</text:p>
          </table:table-cell>
          <table:table-cell office:value-type="float" office:value="0.004569027">
            <text:p>4.569E-003</text:p>
          </table:table-cell>
          <table:table-cell office:value-type="float" office:value="0.001747629">
            <text:p>1.748E-003</text:p>
          </table:table-cell>
          <table:table-cell office:value-type="float" office:value="0.000004524861">
            <text:p>4.525E-006</text:p>
          </table:table-cell>
          <table:table-cell office:value-type="float" office:value="0.003053492">
            <text:p>3.053E-003</text:p>
          </table:table-cell>
          <table:table-cell office:value-type="float" office:value="-0.000001978227">
            <text:p>-1.978E-006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.728886">
            <text:p>2.729E+000</text:p>
          </table:table-cell>
          <table:table-cell office:value-type="float" office:value="7.411689">
            <text:p>7.412E+000</text:p>
          </table:table-cell>
          <table:table-cell office:value-type="float" office:value="0.01219889">
            <text:p>1.220E-002</text:p>
          </table:table-cell>
          <table:table-cell office:value-type="float" office:value="0.01093088">
            <text:p>1.093E-002</text:p>
          </table:table-cell>
          <table:table-cell office:value-type="float" office:value="0.0001262139">
            <text:p>1.262E-004</text:p>
          </table:table-cell>
          <table:table-cell office:value-type="float" office:value="0.02868616">
            <text:p>2.869E-002</text:p>
          </table:table-cell>
          <table:table-cell office:value-type="float" office:value="0.000001616835">
            <text:p>1.617E-006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.649191">
            <text:p>2.649E+000</text:p>
          </table:table-cell>
          <table:table-cell office:value-type="float" office:value="6.985221">
            <text:p>6.985E+000</text:p>
          </table:table-cell>
          <table:table-cell office:value-type="float" office:value="0.001426397">
            <text:p>1.426E-003</text:p>
          </table:table-cell>
          <table:table-cell office:value-type="float" office:value="0.0001600848">
            <text:p>1.601E-004</text:p>
          </table:table-cell>
          <table:table-cell office:value-type="float" office:value="-0.00000007308386">
            <text:p>-7.308E-008</text:p>
          </table:table-cell>
          <table:table-cell office:value-type="float" office:value="-0.0004144124">
            <text:p>-4.144E-004</text:p>
          </table:table-cell>
          <table:table-cell office:value-type="float" office:value="0.00000002259583">
            <text:p>2.260E-008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.746807">
            <text:p>2.747E+000</text:p>
          </table:table-cell>
          <table:table-cell office:value-type="float" office:value="7.507665">
            <text:p>7.508E+000</text:p>
          </table:table-cell>
          <table:table-cell office:value-type="float" office:value="0.006130104">
            <text:p>6.130E-003</text:p>
          </table:table-cell>
          <table:table-cell office:value-type="float" office:value="0.002100578">
            <text:p>2.101E-003</text:p>
          </table:table-cell>
          <table:table-cell office:value-type="float" office:value="0.000006620237">
            <text:p>6.620E-006</text:p>
          </table:table-cell>
          <table:table-cell office:value-type="float" office:value="0.003130728">
            <text:p>3.131E-003</text:p>
          </table:table-cell>
          <table:table-cell office:value-type="float" office:value="-0.000003604204">
            <text:p>-3.604E-006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.651196">
            <text:p>2.651E+000</text:p>
          </table:table-cell>
          <table:table-cell office:value-type="float" office:value="6.993817">
            <text:p>6.994E+000</text:p>
          </table:table-cell>
          <table:table-cell office:value-type="float" office:value="0.002403356">
            <text:p>2.403E-003</text:p>
          </table:table-cell>
          <table:table-cell office:value-type="float" office:value="0.0006585717">
            <text:p>6.586E-004</text:p>
          </table:table-cell>
          <table:table-cell office:value-type="float" office:value="0.0000006295931">
            <text:p>6.296E-007</text:p>
          </table:table-cell>
          <table:table-cell office:value-type="float" office:value="0.0006631017">
            <text:p>6.631E-004</text:p>
          </table:table-cell>
          <table:table-cell office:value-type="float" office:value="-0.0000005386016">
            <text:p>-5.386E-007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2.630047">
            <text:p>2.630E+000</text:p>
          </table:table-cell>
          <table:table-cell office:value-type="float" office:value="6.882972">
            <text:p>6.883E+000</text:p>
          </table:table-cell>
          <table:table-cell office:value-type="float" office:value="0.01457379">
            <text:p>1.457E-002</text:p>
          </table:table-cell>
          <table:table-cell office:value-type="float" office:value="0.01290174">
            <text:p>1.290E-002</text:p>
          </table:table-cell>
          <table:table-cell office:value-type="float" office:value="0.0001768929">
            <text:p>1.769E-004</text:p>
          </table:table-cell>
          <table:table-cell office:value-type="float" office:value="0.03302815">
            <text:p>3.303E-002</text:p>
          </table:table-cell>
          <table:table-cell office:value-type="float" office:value="-0.000002634304">
            <text:p>-2.634E-006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2.659207">
            <text:p>2.659E+000</text:p>
          </table:table-cell>
          <table:table-cell office:value-type="float" office:value="7.036166">
            <text:p>7.036E+000</text:p>
          </table:table-cell>
          <table:table-cell office:value-type="float" office:value="0.00209831">
            <text:p>2.098E-003</text:p>
          </table:table-cell>
          <table:table-cell office:value-type="float" office:value="0.001267081">
            <text:p>1.267E-003</text:p>
          </table:table-cell>
          <table:table-cell office:value-type="float" office:value="0.000002045834">
            <text:p>2.046E-006</text:p>
          </table:table-cell>
          <table:table-cell office:value-type="float" office:value="0.002854459">
            <text:p>2.854E-003</text:p>
          </table:table-cell>
          <table:table-cell office:value-type="float" office:value="-0.0000002883329">
            <text:p>-2.883E-007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2.613157">
            <text:p>2.613E+000</text:p>
          </table:table-cell>
          <table:table-cell office:value-type="float" office:value="6.793157">
            <text:p>6.793E+000</text:p>
          </table:table-cell>
          <table:table-cell office:value-type="float" office:value="0.0006818627">
            <text:p>6.819E-004</text:p>
          </table:table-cell>
          <table:table-cell office:value-type="float" office:value="0.00007689807">
            <text:p>7.690E-005</text:p>
          </table:table-cell>
          <table:table-cell office:value-type="float" office:value="-0.00000001630964">
            <text:p>-1.631E-008</text:p>
          </table:table-cell>
          <table:table-cell office:value-type="float" office:value="-0.0001948365">
            <text:p>-1.948E-004</text:p>
          </table:table-cell>
          <table:table-cell office:value-type="float" office:value="0.00000000663731">
            <text:p>6.637E-009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.581478">
            <text:p>2.581E+000</text:p>
          </table:table-cell>
          <table:table-cell office:value-type="float" office:value="6.628441">
            <text:p>6.628E+000</text:p>
          </table:table-cell>
          <table:table-cell office:value-type="float" office:value="0.001399645">
            <text:p>1.400E-003</text:p>
          </table:table-cell>
          <table:table-cell office:value-type="float" office:value="0.001197198">
            <text:p>1.197E-003</text:p>
          </table:table-cell>
          <table:table-cell office:value-type="float" office:value="0.000001549354">
            <text:p>1.549E-006</text:p>
          </table:table-cell>
          <table:table-cell office:value-type="float" office:value="0.002917129">
            <text:p>2.917E-003</text:p>
          </table:table-cell>
          <table:table-cell office:value-type="float" office:value="0.00000003445438">
            <text:p>3.445E-008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.595011">
            <text:p>2.595E+000</text:p>
          </table:table-cell>
          <table:table-cell office:value-type="float" office:value="6.698507">
            <text:p>6.699E+000</text:p>
          </table:table-cell>
          <table:table-cell office:value-type="float" office:value="0.008004134">
            <text:p>8.004E-003</text:p>
          </table:table-cell>
          <table:table-cell office:value-type="float" office:value="0.007929252">
            <text:p>7.929E-003</text:p>
          </table:table-cell>
          <table:table-cell office:value-type="float" office:value="0.00006316921">
            <text:p>6.317E-005</text:p>
          </table:table-cell>
          <table:table-cell office:value-type="float" office:value="0.02048902">
            <text:p>2.049E-002</text:p>
          </table:table-cell>
          <table:table-cell office:value-type="float" office:value="-0.00000003894205">
            <text:p>-3.894E-008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.662187">
            <text:p>2.662E+000</text:p>
          </table:table-cell>
          <table:table-cell office:value-type="float" office:value="7.050448">
            <text:p>7.050E+000</text:p>
          </table:table-cell>
          <table:table-cell office:value-type="float" office:value="0.003643698">
            <text:p>3.644E-003</text:p>
          </table:table-cell>
          <table:table-cell office:value-type="float" office:value="0.001657478">
            <text:p>1.657E-003</text:p>
          </table:table-cell>
          <table:table-cell office:value-type="float" office:value="0.000003901146">
            <text:p>3.901E-006</text:p>
          </table:table-cell>
          <table:table-cell office:value-type="float" office:value="0.003179477">
            <text:p>3.179E-003</text:p>
          </table:table-cell>
          <table:table-cell office:value-type="float" office:value="-0.000001171567">
            <text:p>-1.172E-006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.637296">
            <text:p>2.637E+000</text:p>
          </table:table-cell>
          <table:table-cell office:value-type="float" office:value="6.920813">
            <text:p>6.921E+000</text:p>
          </table:table-cell>
          <table:table-cell office:value-type="float" office:value="0.01587599">
            <text:p>1.588E-002</text:p>
          </table:table-cell>
          <table:table-cell office:value-type="float" office:value="0.01340442">
            <text:p>1.340E-002</text:p>
          </table:table-cell>
          <table:table-cell office:value-type="float" office:value="0.0001954801">
            <text:p>1.955E-004</text:p>
          </table:table-cell>
          <table:table-cell office:value-type="float" office:value="0.03384295">
            <text:p>3.384E-002</text:p>
          </table:table-cell>
          <table:table-cell office:value-type="float" office:value="-0.000004961971">
            <text:p>-4.962E-006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.602526">
            <text:p>2.603E+000</text:p>
          </table:table-cell>
          <table:table-cell office:value-type="float" office:value="6.738196">
            <text:p>6.738E+000</text:p>
          </table:table-cell>
          <table:table-cell office:value-type="float" office:value="0.004403041">
            <text:p>4.403E-003</text:p>
          </table:table-cell>
          <table:table-cell office:value-type="float" office:value="0.004592327">
            <text:p>4.592E-003</text:p>
          </table:table-cell>
          <table:table-cell office:value-type="float" office:value="0.00002065026">
            <text:p>2.065E-005</text:p>
          </table:table-cell>
          <table:table-cell office:value-type="float" office:value="0.01191205">
            <text:p>1.191E-002</text:p>
          </table:table-cell>
          <table:table-cell office:value-type="float" office:value="-0.000000004165008">
            <text:p>-4.165E-009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.543852">
            <text:p>2.544E+000</text:p>
          </table:table-cell>
          <table:table-cell office:value-type="float" office:value="6.437048">
            <text:p>6.437E+000</text:p>
          </table:table-cell>
          <table:table-cell office:value-type="float" office:value="0.151776">
            <text:p>1.518E-001</text:p>
          </table:table-cell>
          <table:table-cell office:value-type="float" office:value="0.1489308">
            <text:p>1.489E-001</text:p>
          </table:table-cell>
          <table:table-cell office:value-type="float" office:value="0.02239124">
            <text:p>2.239E-002</text:p>
          </table:table-cell>
          <table:table-cell office:value-type="float" office:value="0.3754757">
            <text:p>3.755E-001</text:p>
          </table:table-cell>
          <table:table-cell office:value-type="float" office:value="-0.00001855871">
            <text:p>-1.856E-005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.910142">
            <text:p>2.910E+000</text:p>
          </table:table-cell>
          <table:table-cell office:value-type="float" office:value="8.430485">
            <text:p>8.430E+000</text:p>
          </table:table-cell>
          <table:table-cell office:value-type="float" office:value="1.51518">
            <text:p>1.515E+000</text:p>
          </table:table-cell>
          <table:table-cell office:value-type="float" office:value="1.508046">
            <text:p>1.508E+000</text:p>
          </table:table-cell>
          <table:table-cell office:value-type="float" office:value="2.279574">
            <text:p>2.280E+000</text:p>
          </table:table-cell>
          <table:table-cell office:value-type="float" office:value="4.376242">
            <text:p>4.376E+000</text:p>
          </table:table-cell>
          <table:table-cell office:value-type="float" office:value="0.0002598618">
            <text:p>2.599E-004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.639781">
            <text:p>2.640E+000</text:p>
          </table:table-cell>
          <table:table-cell office:value-type="float" office:value="6.933073">
            <text:p>6.933E+000</text:p>
          </table:table-cell>
          <table:table-cell office:value-type="float" office:value="0.09597169">
            <text:p>9.597E-002</text:p>
          </table:table-cell>
          <table:table-cell office:value-type="float" office:value="0.09298392">
            <text:p>9.298E-002</text:p>
          </table:table-cell>
          <table:table-cell office:value-type="float" office:value="0.008783804">
            <text:p>8.784E-003</text:p>
          </table:table-cell>
          <table:table-cell office:value-type="float" office:value="0.2442426">
            <text:p>2.442E-001</text:p>
          </table:table-cell>
          <table:table-cell office:value-type="float" office:value="0.00001643752">
            <text:p>1.644E-005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.640348">
            <text:p>2.640E+000</text:p>
          </table:table-cell>
          <table:table-cell office:value-type="float" office:value="6.935295">
            <text:p>6.935E+000</text:p>
          </table:table-cell>
          <table:table-cell office:value-type="float" office:value="0.006532366">
            <text:p>6.532E-003</text:p>
          </table:table-cell>
          <table:table-cell office:value-type="float" office:value="0.00606246">
            <text:p>6.062E-003</text:p>
          </table:table-cell>
          <table:table-cell office:value-type="float" office:value="0.0000381511">
            <text:p>3.815E-005</text:p>
          </table:table-cell>
          <table:table-cell office:value-type="float" office:value="0.0159452">
            <text:p>1.595E-002</text:p>
          </table:table-cell>
          <table:table-cell office:value-type="float" office:value="-0.0000001003004">
            <text:p>-1.003E-007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.537931">
            <text:p>2.538E+000</text:p>
          </table:table-cell>
          <table:table-cell office:value-type="float" office:value="6.406725">
            <text:p>6.407E+000</text:p>
          </table:table-cell>
          <table:table-cell office:value-type="float" office:value="0.01767797">
            <text:p>1.768E-002</text:p>
          </table:table-cell>
          <table:table-cell office:value-type="float" office:value="0.01714784">
            <text:p>1.715E-002</text:p>
          </table:table-cell>
          <table:table-cell office:value-type="float" office:value="0.000298559">
            <text:p>2.986E-004</text:p>
          </table:table-cell>
          <table:table-cell office:value-type="float" office:value="0.04334473">
            <text:p>4.334E-002</text:p>
          </table:table-cell>
          <table:table-cell office:value-type="float" office:value="0.000000243638">
            <text:p>2.436E-007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.584011">
            <text:p>2.584E+000</text:p>
          </table:table-cell>
          <table:table-cell office:value-type="float" office:value="6.641985">
            <text:p>6.642E+000</text:p>
          </table:table-cell>
          <table:table-cell office:value-type="float" office:value="0.002842196">
            <text:p>2.842E-003</text:p>
          </table:table-cell>
          <table:table-cell office:value-type="float" office:value="0.002617739">
            <text:p>2.618E-003</text:p>
          </table:table-cell>
          <table:table-cell office:value-type="float" office:value="0.000007140266">
            <text:p>7.140E-006</text:p>
          </table:table-cell>
          <table:table-cell office:value-type="float" office:value="0.006733708">
            <text:p>6.734E-003</text:p>
          </table:table-cell>
          <table:table-cell office:value-type="float" office:value="0.00000002236973">
            <text:p>2.237E-008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.590859">
            <text:p>2.591E+000</text:p>
          </table:table-cell>
          <table:table-cell office:value-type="float" office:value="6.676338">
            <text:p>6.676E+000</text:p>
          </table:table-cell>
          <table:table-cell office:value-type="float" office:value="0.001891214">
            <text:p>1.891E-003</text:p>
          </table:table-cell>
          <table:table-cell office:value-type="float" office:value="0.00194591">
            <text:p>1.946E-003</text:p>
          </table:table-cell>
          <table:table-cell office:value-type="float" office:value="0.00000373297">
            <text:p>3.733E-006</text:p>
          </table:table-cell>
          <table:table-cell office:value-type="float" office:value="0.005027737">
            <text:p>5.028E-003</text:p>
          </table:table-cell>
          <table:table-cell office:value-type="float" office:value="0.000000001883628">
            <text:p>1.884E-009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.605231">
            <text:p>2.605E+000</text:p>
          </table:table-cell>
          <table:table-cell office:value-type="float" office:value="6.75154">
            <text:p>6.752E+000</text:p>
          </table:table-cell>
          <table:table-cell office:value-type="float" office:value="0.0002886926">
            <text:p>2.887E-004</text:p>
          </table:table-cell>
          <table:table-cell office:value-type="float" office:value="0.0001743416">
            <text:p>1.743E-004</text:p>
          </table:table-cell>
          <table:table-cell office:value-type="float" office:value="0.00000003874">
            <text:p>3.874E-008</text:p>
          </table:table-cell>
          <table:table-cell office:value-type="float" office:value="0.000371286">
            <text:p>3.713E-004</text:p>
          </table:table-cell>
          <table:table-cell office:value-type="float" office:value="-0.000000005387545">
            <text:p>-5.388E-009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.596646">
            <text:p>2.597E+000</text:p>
          </table:table-cell>
          <table:table-cell office:value-type="float" office:value="6.708736">
            <text:p>6.709E+000</text:p>
          </table:table-cell>
          <table:table-cell office:value-type="float" office:value="0.01465842">
            <text:p>1.466E-002</text:p>
          </table:table-cell>
          <table:table-cell office:value-type="float" office:value="0.01428111">
            <text:p>1.428E-002</text:p>
          </table:table-cell>
          <table:table-cell office:value-type="float" office:value="0.0002066265">
            <text:p>2.066E-004</text:p>
          </table:table-cell>
          <table:table-cell office:value-type="float" office:value="0.0368686">
            <text:p>3.687E-002</text:p>
          </table:table-cell>
          <table:table-cell office:value-type="float" office:value="-0.000000312337">
            <text:p>-3.123E-007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.732534">
            <text:p>2.733E+000</text:p>
          </table:table-cell>
          <table:table-cell office:value-type="float" office:value="7.429891">
            <text:p>7.430E+000</text:p>
          </table:table-cell>
          <table:table-cell office:value-type="float" office:value="0.003551923">
            <text:p>3.552E-003</text:p>
          </table:table-cell>
          <table:table-cell office:value-type="float" office:value="0.002978722">
            <text:p>2.979E-003</text:p>
          </table:table-cell>
          <table:table-cell office:value-type="float" office:value="0.000009685363">
            <text:p>9.685E-006</text:p>
          </table:table-cell>
          <table:table-cell office:value-type="float" office:value="0.007762427">
            <text:p>7.762E-003</text:p>
          </table:table-cell>
          <table:table-cell office:value-type="float" office:value="-0.0000002635473">
            <text:p>-2.635E-007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.65017">
            <text:p>2.650E+000</text:p>
          </table:table-cell>
          <table:table-cell office:value-type="float" office:value="6.987148">
            <text:p>6.987E+000</text:p>
          </table:table-cell>
          <table:table-cell office:value-type="float" office:value="0.0005102749">
            <text:p>5.103E-004</text:p>
          </table:table-cell>
          <table:table-cell office:value-type="float" office:value="0.0001925697">
            <text:p>1.926E-004</text:p>
          </table:table-cell>
          <table:table-cell office:value-type="float" office:value="0.00000005497942">
            <text:p>5.498E-008</text:p>
          </table:table-cell>
          <table:table-cell office:value-type="float" office:value="0.0002988367">
            <text:p>2.988E-004</text:p>
          </table:table-cell>
          <table:table-cell office:value-type="float" office:value="-0.00000002492338">
            <text:p>-2.492E-008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.685813">
            <text:p>2.686E+000</text:p>
          </table:table-cell>
          <table:table-cell office:value-type="float" office:value="7.178388">
            <text:p>7.178E+000</text:p>
          </table:table-cell>
          <table:table-cell office:value-type="float" office:value="0.0001435197">
            <text:p>1.435E-004</text:p>
          </table:table-cell>
          <table:table-cell office:value-type="float" office:value="0.0001259845">
            <text:p>1.260E-004</text:p>
          </table:table-cell>
          <table:table-cell office:value-type="float" office:value="0.00000001693935">
            <text:p>1.694E-008</text:p>
          </table:table-cell>
          <table:table-cell office:value-type="float" office:value="0.000316411">
            <text:p>3.164E-004</text:p>
          </table:table-cell>
          <table:table-cell office:value-type="float" office:value="-0.0000000002132594">
            <text:p>-2.133E-01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.678937">
            <text:p>2.679E+000</text:p>
          </table:table-cell>
          <table:table-cell office:value-type="float" office:value="7.138641">
            <text:p>7.139E+000</text:p>
          </table:table-cell>
          <table:table-cell office:value-type="float" office:value="0.0004774728">
            <text:p>4.775E-004</text:p>
          </table:table-cell>
          <table:table-cell office:value-type="float" office:value="0.0003313383">
            <text:p>3.313E-004</text:p>
          </table:table-cell>
          <table:table-cell office:value-type="float" office:value="0.0000001313572">
            <text:p>1.314E-007</text:p>
          </table:table-cell>
          <table:table-cell office:value-type="float" office:value="0.0007792485">
            <text:p>7.792E-004</text:p>
          </table:table-cell>
          <table:table-cell office:value-type="float" office:value="-0.00000001066976">
            <text:p>-1.067E-008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.704909">
            <text:p>2.705E+000</text:p>
          </table:table-cell>
          <table:table-cell office:value-type="float" office:value="7.280764">
            <text:p>7.281E+000</text:p>
          </table:table-cell>
          <table:table-cell office:value-type="float" office:value="0.002675947">
            <text:p>2.676E-003</text:p>
          </table:table-cell>
          <table:table-cell office:value-type="float" office:value="0.002531707">
            <text:p>2.532E-003</text:p>
          </table:table-cell>
          <table:table-cell office:value-type="float" office:value="0.000006589536">
            <text:p>6.590E-006</text:p>
          </table:table-cell>
          <table:table-cell office:value-type="float" office:value="0.006766403">
            <text:p>6.766E-003</text:p>
          </table:table-cell>
          <table:table-cell office:value-type="float" office:value="-0.00000002880473">
            <text:p>-2.880E-008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.714864">
            <text:p>2.715E+000</text:p>
          </table:table-cell>
          <table:table-cell office:value-type="float" office:value="7.33474">
            <text:p>7.335E+000</text:p>
          </table:table-cell>
          <table:table-cell office:value-type="float" office:value="0.0393119">
            <text:p>3.931E-002</text:p>
          </table:table-cell>
          <table:table-cell office:value-type="float" office:value="0.03925253">
            <text:p>3.925E-002</text:p>
          </table:table-cell>
          <table:table-cell office:value-type="float" office:value="0.001541926">
            <text:p>1.542E-003</text:p>
          </table:table-cell>
          <table:table-cell office:value-type="float" office:value="0.1063059">
            <text:p>1.063E-001</text:p>
          </table:table-cell>
          <table:table-cell office:value-type="float" office:value="0.0000001233771">
            <text:p>1.234E-007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.828101">
            <text:p>2.828E+000</text:p>
          </table:table-cell>
          <table:table-cell office:value-type="float" office:value="7.961047">
            <text:p>7.961E+000</text:p>
          </table:table-cell>
          <table:table-cell office:value-type="float" office:value="0.04365909">
            <text:p>4.366E-002</text:p>
          </table:table-cell>
          <table:table-cell office:value-type="float" office:value="0.04250933">
            <text:p>4.251E-002</text:p>
          </table:table-cell>
          <table:table-cell office:value-type="float" office:value="0.001831316">
            <text:p>1.831E-003</text:p>
          </table:table-cell>
          <table:table-cell office:value-type="float" office:value="0.1195065">
            <text:p>1.195E-001</text:p>
          </table:table-cell>
          <table:table-cell office:value-type="float" office:value="0.000002582238">
            <text:p>2.582E-006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.791435">
            <text:p>2.791E+000</text:p>
          </table:table-cell>
          <table:table-cell office:value-type="float" office:value="7.75492">
            <text:p>7.755E+000</text:p>
          </table:table-cell>
          <table:table-cell office:value-type="float" office:value="0.01637873">
            <text:p>1.638E-002</text:p>
          </table:table-cell>
          <table:table-cell office:value-type="float" office:value="0.0161766">
            <text:p>1.618E-002</text:p>
          </table:table-cell>
          <table:table-cell office:value-type="float" office:value="0.0002633122">
            <text:p>2.633E-004</text:p>
          </table:table-cell>
          <table:table-cell office:value-type="float" office:value="0.04492384">
            <text:p>4.492E-002</text:p>
          </table:table-cell>
          <table:table-cell office:value-type="float" office:value="-0.0000001483862">
            <text:p>-1.484E-007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.890363">
            <text:p>2.890E+000</text:p>
          </table:table-cell>
          <table:table-cell office:value-type="float" office:value="8.317748">
            <text:p>8.318E+000</text:p>
          </table:table-cell>
          <table:table-cell office:value-type="float" office:value="0.0002516673">
            <text:p>2.517E-004</text:p>
          </table:table-cell>
          <table:table-cell office:value-type="float" office:value="0.0001987982">
            <text:p>1.988E-004</text:p>
          </table:table-cell>
          <table:table-cell office:value-type="float" office:value="0.00000004446355">
            <text:p>4.446E-008</text:p>
          </table:table-cell>
          <table:table-cell office:value-type="float" office:value="0.0005721587">
            <text:p>5.722E-004</text:p>
          </table:table-cell>
          <table:table-cell office:value-type="float" office:value="-0.0000000005032914">
            <text:p>-5.033E-01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.901191">
            <text:p>2.901E+000</text:p>
          </table:table-cell>
          <table:table-cell office:value-type="float" office:value="8.379383">
            <text:p>8.379E+000</text:p>
          </table:table-cell>
          <table:table-cell office:value-type="float" office:value="0.004935585">
            <text:p>4.936E-003</text:p>
          </table:table-cell>
          <table:table-cell office:value-type="float" office:value="0.005029028">
            <text:p>5.029E-003</text:p>
          </table:table-cell>
          <table:table-cell office:value-type="float" office:value="0.00002505504">
            <text:p>2.506E-005</text:p>
          </table:table-cell>
          <table:table-cell office:value-type="float" office:value="0.01452935">
            <text:p>1.453E-002</text:p>
          </table:table-cell>
          <table:table-cell office:value-type="float" office:value="0.00000002745462">
            <text:p>2.745E-008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3.171703">
            <text:p>3.172E+000</text:p>
          </table:table-cell>
          <table:table-cell office:value-type="float" office:value="10.02118">
            <text:p>1.002E+001</text:p>
          </table:table-cell>
          <table:table-cell office:value-type="float" office:value="0.03792384">
            <text:p>3.792E-002</text:p>
          </table:table-cell>
          <table:table-cell office:value-type="float" office:value="0.03583422">
            <text:p>3.583E-002</text:p>
          </table:table-cell>
          <table:table-cell office:value-type="float" office:value="0.001320989">
            <text:p>1.321E-003</text:p>
          </table:table-cell>
          <table:table-cell office:value-type="float" office:value="0.1127892">
            <text:p>1.128E-001</text:p>
          </table:table-cell>
          <table:table-cell office:value-type="float" office:value="0.000005694012">
            <text:p>5.694E-006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.785879">
            <text:p>2.786E+000</text:p>
          </table:table-cell>
          <table:table-cell office:value-type="float" office:value="7.726588">
            <text:p>7.727E+000</text:p>
          </table:table-cell>
          <table:table-cell office:value-type="float" office:value="0.003031715">
            <text:p>3.032E-003</text:p>
          </table:table-cell>
          <table:table-cell office:value-type="float" office:value="0.002631826">
            <text:p>2.632E-003</text:p>
          </table:table-cell>
          <table:table-cell office:value-type="float" office:value="0.000007432988">
            <text:p>7.433E-006</text:p>
          </table:table-cell>
          <table:table-cell office:value-type="float" office:value="0.007182158">
            <text:p>7.182E-003</text:p>
          </table:table-cell>
          <table:table-cell office:value-type="float" office:value="0.0000001300633">
            <text:p>1.301E-007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.939264">
            <text:p>2.939E+000</text:p>
          </table:table-cell>
          <table:table-cell office:value-type="float" office:value="8.604635">
            <text:p>8.605E+000</text:p>
          </table:table-cell>
          <table:table-cell office:value-type="float" office:value="0.000810122">
            <text:p>8.101E-004</text:p>
          </table:table-cell>
          <table:table-cell office:value-type="float" office:value="0.0006804272">
            <text:p>6.804E-004</text:p>
          </table:table-cell>
          <table:table-cell office:value-type="float" office:value="0.0000005050261">
            <text:p>5.050E-007</text:p>
          </table:table-cell>
          <table:table-cell office:value-type="float" office:value="0.001944246">
            <text:p>1.944E-003</text:p>
          </table:table-cell>
          <table:table-cell office:value-type="float" office:value="0.0000000125436">
            <text:p>1.254E-008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.972272">
            <text:p>2.972E+000</text:p>
          </table:table-cell>
          <table:table-cell office:value-type="float" office:value="8.799268">
            <text:p>8.799E+000</text:p>
          </table:table-cell>
          <table:table-cell office:value-type="float" office:value="0.02891186">
            <text:p>2.891E-002</text:p>
          </table:table-cell>
          <table:table-cell office:value-type="float" office:value="0.02884495">
            <text:p>2.884E-002</text:p>
          </table:table-cell>
          <table:table-cell office:value-type="float" office:value="0.0008329956">
            <text:p>8.330E-004</text:p>
          </table:table-cell>
          <table:table-cell office:value-type="float" office:value="0.08556039">
            <text:p>8.556E-002</text:p>
          </table:table-cell>
          <table:table-cell office:value-type="float" office:value="0.000000009672812">
            <text:p>9.673E-009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3.071339">
            <text:p>3.071E+000</text:p>
          </table:table-cell>
          <table:table-cell office:value-type="float" office:value="9.396987">
            <text:p>9.397E+000</text:p>
          </table:table-cell>
          <table:table-cell office:value-type="float" office:value="0.0003768044">
            <text:p>3.768E-004</text:p>
          </table:table-cell>
          <table:table-cell office:value-type="float" office:value="0.0003503191">
            <text:p>3.503E-004</text:p>
          </table:table-cell>
          <table:table-cell office:value-type="float" office:value="0.0000001272759">
            <text:p>1.273E-007</text:p>
          </table:table-cell>
          <table:table-cell office:value-type="float" office:value="0.001063209">
            <text:p>1.063E-003</text:p>
          </table:table-cell>
          <table:table-cell office:value-type="float" office:value="-0.0000000007525922">
            <text:p>-7.526E-01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3.193608">
            <text:p>3.194E+000</text:p>
          </table:table-cell>
          <table:table-cell office:value-type="float" office:value="10.16228">
            <text:p>1.016E+001</text:p>
          </table:table-cell>
          <table:table-cell office:value-type="float" office:value="0.0002212431">
            <text:p>2.212E-004</text:p>
          </table:table-cell>
          <table:table-cell office:value-type="float" office:value="0.00008099536">
            <text:p>8.100E-005</text:p>
          </table:table-cell>
          <table:table-cell office:value-type="float" office:value="0.00000000981591">
            <text:p>9.816E-009</text:p>
          </table:table-cell>
          <table:table-cell office:value-type="float" office:value="0.0001362187">
            <text:p>1.362E-004</text:p>
          </table:table-cell>
          <table:table-cell office:value-type="float" office:value="0.000000004604928">
            <text:p>4.605E-009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3.138263">
            <text:p>3.138E+000</text:p>
          </table:table-cell>
          <table:table-cell office:value-type="float" office:value="9.813484">
            <text:p>9.813E+000</text:p>
          </table:table-cell>
          <table:table-cell office:value-type="float" office:value="0.01137321">
            <text:p>1.137E-002</text:p>
          </table:table-cell>
          <table:table-cell office:value-type="float" office:value="0.01149915">
            <text:p>1.150E-002</text:p>
          </table:table-cell>
          <table:table-cell office:value-type="float" office:value="0.0001315044">
            <text:p>1.315E-004</text:p>
          </table:table-cell>
          <table:table-cell office:value-type="float" office:value="0.03602278">
            <text:p>3.602E-002</text:p>
          </table:table-cell>
          <table:table-cell office:value-type="float" office:value="-0.00000003758583">
            <text:p>-3.759E-008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3.234378">
            <text:p>3.234E+000</text:p>
          </table:table-cell>
          <table:table-cell office:value-type="float" office:value="10.42601">
            <text:p>1.043E+001</text:p>
          </table:table-cell>
          <table:table-cell office:value-type="float" office:value="0.007865803">
            <text:p>7.866E-003</text:p>
          </table:table-cell>
          <table:table-cell office:value-type="float" office:value="0.007908024">
            <text:p>7.908E-003</text:p>
          </table:table-cell>
          <table:table-cell office:value-type="float" office:value="0.00006236968">
            <text:p>6.237E-005</text:p>
          </table:table-cell>
          <table:table-cell office:value-type="float" office:value="0.02552342">
            <text:p>2.552E-002</text:p>
          </table:table-cell>
          <table:table-cell office:value-type="float" office:value="-0.00000001645168">
            <text:p>-1.645E-008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3.265418">
            <text:p>3.265E+000</text:p>
          </table:table-cell>
          <table:table-cell office:value-type="float" office:value="10.62756">
            <text:p>1.063E+001</text:p>
          </table:table-cell>
          <table:table-cell office:value-type="float" office:value="0.00124466">
            <text:p>1.245E-003</text:p>
          </table:table-cell>
          <table:table-cell office:value-type="float" office:value="0.0008977094">
            <text:p>8.977E-004</text:p>
          </table:table-cell>
          <table:table-cell office:value-type="float" office:value="0.0000009466054">
            <text:p>9.466E-007</text:p>
          </table:table-cell>
          <table:table-cell office:value-type="float" office:value="0.002665424">
            <text:p>2.665E-003</text:p>
          </table:table-cell>
          <table:table-cell office:value-type="float" office:value="-0.00000006622032">
            <text:p>-6.622E-008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3.284313">
            <text:p>3.284E+000</text:p>
          </table:table-cell>
          <table:table-cell office:value-type="float" office:value="10.75467">
            <text:p>1.075E+001</text:p>
          </table:table-cell>
          <table:table-cell office:value-type="float" office:value="0.005378437">
            <text:p>5.378E-003</text:p>
          </table:table-cell>
          <table:table-cell office:value-type="float" office:value="0.005010876">
            <text:p>5.011E-003</text:p>
          </table:table-cell>
          <table:table-cell office:value-type="float" office:value="0.00002601296">
            <text:p>2.601E-005</text:p>
          </table:table-cell>
          <table:table-cell office:value-type="float" office:value="0.01618517">
            <text:p>1.619E-002</text:p>
          </table:table-cell>
          <table:table-cell office:value-type="float" office:value="-0.0000001658791">
            <text:p>-1.659E-007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3.456274">
            <text:p>3.456E+000</text:p>
          </table:table-cell>
          <table:table-cell office:value-type="float" office:value="11.91135">
            <text:p>1.191E+001</text:p>
          </table:table-cell>
          <table:table-cell office:value-type="float" office:value="0.001486837">
            <text:p>1.487E-003</text:p>
          </table:table-cell>
          <table:table-cell office:value-type="float" office:value="0.001058612">
            <text:p>1.059E-003</text:p>
          </table:table-cell>
          <table:table-cell office:value-type="float" office:value="0.000001324417">
            <text:p>1.324E-006</text:p>
          </table:table-cell>
          <table:table-cell office:value-type="float" office:value="0.003296221">
            <text:p>3.296E-003</text:p>
          </table:table-cell>
          <table:table-cell office:value-type="float" office:value="0.00000009910365">
            <text:p>9.910E-008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3.607227">
            <text:p>3.607E+000</text:p>
          </table:table-cell>
          <table:table-cell office:value-type="float" office:value="12.97744">
            <text:p>1.298E+001</text:p>
          </table:table-cell>
          <table:table-cell office:value-type="float" office:value="0.0001664031">
            <text:p>1.664E-004</text:p>
          </table:table-cell>
          <table:table-cell office:value-type="float" office:value="0.0001337621">
            <text:p>1.338E-004</text:p>
          </table:table-cell>
          <table:table-cell office:value-type="float" office:value="0.00000001994217">
            <text:p>1.994E-008</text:p>
          </table:table-cell>
          <table:table-cell office:value-type="float" office:value="0.0004538393">
            <text:p>4.538E-004</text:p>
          </table:table-cell>
          <table:table-cell office:value-type="float" office:value="0.0000000007512329">
            <text:p>7.512E-01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3.523136">
            <text:p>3.523E+000</text:p>
          </table:table-cell>
          <table:table-cell office:value-type="float" office:value="12.37953">
            <text:p>1.238E+001</text:p>
          </table:table-cell>
          <table:table-cell office:value-type="float" office:value="0.004146955">
            <text:p>4.147E-003</text:p>
          </table:table-cell>
          <table:table-cell office:value-type="float" office:value="0.004171774">
            <text:p>4.172E-003</text:p>
          </table:table-cell>
          <table:table-cell office:value-type="float" office:value="0.00001735185">
            <text:p>1.735E-005</text:p>
          </table:table-cell>
          <table:table-cell office:value-type="float" office:value="0.01466">
            <text:p>1.466E-002</text:p>
          </table:table-cell>
          <table:table-cell office:value-type="float" office:value="-0.000000006260181">
            <text:p>-6.260E-009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3.595791">
            <text:p>3.596E+000</text:p>
          </table:table-cell>
          <table:table-cell office:value-type="float" office:value="12.89576">
            <text:p>1.290E+001</text:p>
          </table:table-cell>
          <table:table-cell office:value-type="float" office:value="0.002787798">
            <text:p>2.788E-003</text:p>
          </table:table-cell>
          <table:table-cell office:value-type="float" office:value="0.002546952">
            <text:p>2.547E-003</text:p>
          </table:table-cell>
          <table:table-cell office:value-type="float" office:value="0.000006786453">
            <text:p>6.786E-006</text:p>
          </table:table-cell>
          <table:table-cell office:value-type="float" office:value="0.008981288">
            <text:p>8.981E-003</text:p>
          </table:table-cell>
          <table:table-cell office:value-type="float" office:value="0.00000006348523">
            <text:p>6.349E-008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3.632308">
            <text:p>3.632E+000</text:p>
          </table:table-cell>
          <table:table-cell office:value-type="float" office:value="13.15911">
            <text:p>1.316E+001</text:p>
          </table:table-cell>
          <table:table-cell office:value-type="float" office:value="0.01864022">
            <text:p>1.864E-002</text:p>
          </table:table-cell>
          <table:table-cell office:value-type="float" office:value="0.01842684">
            <text:p>1.843E-002</text:p>
          </table:table-cell>
          <table:table-cell office:value-type="float" office:value="0.0003415088">
            <text:p>3.415E-004</text:p>
          </table:table-cell>
          <table:table-cell office:value-type="float" office:value="0.06680642">
            <text:p>6.681E-002</text:p>
          </table:table-cell>
          <table:table-cell office:value-type="float" office:value="-0.00000005157675">
            <text:p>-5.158E-008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3.609167">
            <text:p>3.609E+000</text:p>
          </table:table-cell>
          <table:table-cell office:value-type="float" office:value="12.99208">
            <text:p>1.299E+001</text:p>
          </table:table-cell>
          <table:table-cell office:value-type="float" office:value="0.0002088116">
            <text:p>2.088E-004</text:p>
          </table:table-cell>
          <table:table-cell office:value-type="float" office:value="0.00006489354">
            <text:p>6.489E-005</text:p>
          </table:table-cell>
          <table:table-cell office:value-type="float" office:value="0.000000006294431">
            <text:p>6.294E-009</text:p>
          </table:table-cell>
          <table:table-cell office:value-type="float" office:value="0.0001082882">
            <text:p>1.083E-004</text:p>
          </table:table-cell>
          <table:table-cell office:value-type="float" office:value="-0.000000004176568">
            <text:p>-4.177E-009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3.657379">
            <text:p>3.657E+000</text:p>
          </table:table-cell>
          <table:table-cell office:value-type="float" office:value="13.34043">
            <text:p>1.334E+001</text:p>
          </table:table-cell>
          <table:table-cell office:value-type="float" office:value="0.006179352">
            <text:p>6.179E-003</text:p>
          </table:table-cell>
          <table:table-cell office:value-type="float" office:value="0.006084165">
            <text:p>6.084E-003</text:p>
          </table:table-cell>
          <table:table-cell office:value-type="float" office:value="0.00003730551">
            <text:p>3.731E-005</text:p>
          </table:table-cell>
          <table:table-cell office:value-type="float" office:value="0.02221613">
            <text:p>2.222E-002</text:p>
          </table:table-cell>
          <table:table-cell office:value-type="float" office:value="-0.000000006511856">
            <text:p>-6.512E-009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.664208">
            <text:p>3.664E+000</text:p>
          </table:table-cell>
          <table:table-cell office:value-type="float" office:value="13.39139">
            <text:p>1.339E+001</text:p>
          </table:table-cell>
          <table:table-cell office:value-type="float" office:value="0.00003667953">
            <text:p>3.668E-005</text:p>
          </table:table-cell>
          <table:table-cell office:value-type="float" office:value="0.000004366553">
            <text:p>4.367E-006</text:p>
          </table:table-cell>
          <table:table-cell office:value-type="float" office:value="-0.00000000003940207">
            <text:p>-3.940E-011</text:p>
          </table:table-cell>
          <table:table-cell office:value-type="float" office:value="-0.00001262588">
            <text:p>-1.263E-005</text:p>
          </table:table-cell>
          <table:table-cell office:value-type="float" office:value="-0.00000000003874625">
            <text:p>-3.875E-011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3.644298">
            <text:p>3.644E+000</text:p>
          </table:table-cell>
          <table:table-cell office:value-type="float" office:value="13.2478">
            <text:p>1.325E+001</text:p>
          </table:table-cell>
          <table:table-cell office:value-type="float" office:value="0.005764397">
            <text:p>5.764E-003</text:p>
          </table:table-cell>
          <table:table-cell office:value-type="float" office:value="0.005417481">
            <text:p>5.417E-003</text:p>
          </table:table-cell>
          <table:table-cell office:value-type="float" office:value="0.00003027381">
            <text:p>3.027E-005</text:p>
          </table:table-cell>
          <table:table-cell office:value-type="float" office:value="0.01947821">
            <text:p>1.948E-002</text:p>
          </table:table-cell>
          <table:table-cell office:value-type="float" office:value="0.0000001590369">
            <text:p>1.590E-007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3.676483">
            <text:p>3.676E+000</text:p>
          </table:table-cell>
          <table:table-cell office:value-type="float" office:value="13.48109">
            <text:p>1.348E+001</text:p>
          </table:table-cell>
          <table:table-cell office:value-type="float" office:value="0.0003361324">
            <text:p>3.361E-004</text:p>
          </table:table-cell>
          <table:table-cell office:value-type="float" office:value="0.0003288217">
            <text:p>3.288E-004</text:p>
          </table:table-cell>
          <table:table-cell office:value-type="float" office:value="0.000000109319">
            <text:p>1.093E-007</text:p>
          </table:table-cell>
          <table:table-cell office:value-type="float" office:value="0.001195694">
            <text:p>1.196E-003</text:p>
          </table:table-cell>
          <table:table-cell office:value-type="float" office:value="-0.0000000000353159">
            <text:p>-3.532E-011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3.696986">
            <text:p>3.697E+000</text:p>
          </table:table-cell>
          <table:table-cell office:value-type="float" office:value="13.63262">
            <text:p>1.363E+001</text:p>
          </table:table-cell>
          <table:table-cell office:value-type="float" office:value="0.0001954151">
            <text:p>1.954E-004</text:p>
          </table:table-cell>
          <table:table-cell office:value-type="float" office:value="0.00002167022">
            <text:p>2.167E-005</text:p>
          </table:table-cell>
          <table:table-cell office:value-type="float" office:value="-0.00000000140418">
            <text:p>-1.404E-009</text:p>
          </table:table-cell>
          <table:table-cell office:value-type="float" office:value="-0.00007988903">
            <text:p>-7.989E-005</text:p>
          </table:table-cell>
          <table:table-cell office:value-type="float" office:value="-0.0000000001299276">
            <text:p>-1.299E-01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3.669045">
            <text:p>3.669E+000</text:p>
          </table:table-cell>
          <table:table-cell office:value-type="float" office:value="13.42677">
            <text:p>1.343E+001</text:p>
          </table:table-cell>
          <table:table-cell office:value-type="float" office:value="0.01504869">
            <text:p>1.505E-002</text:p>
          </table:table-cell>
          <table:table-cell office:value-type="float" office:value="0.01468801">
            <text:p>1.469E-002</text:p>
          </table:table-cell>
          <table:table-cell office:value-type="float" office:value="0.0002183702">
            <text:p>2.184E-004</text:p>
          </table:table-cell>
          <table:table-cell office:value-type="float" office:value="0.05352979">
            <text:p>5.353E-002</text:p>
          </table:table-cell>
          <table:table-cell office:value-type="float" office:value="-0.00000020223">
            <text:p>-2.022E-007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3.635434">
            <text:p>3.635E+000</text:p>
          </table:table-cell>
          <table:table-cell office:value-type="float" office:value="13.18121">
            <text:p>1.318E+001</text:p>
          </table:table-cell>
          <table:table-cell office:value-type="float" office:value="0.000881388">
            <text:p>8.814E-004</text:p>
          </table:table-cell>
          <table:table-cell office:value-type="float" office:value="0.0002685557">
            <text:p>2.686E-004</text:p>
          </table:table-cell>
          <table:table-cell office:value-type="float" office:value="0.0000001075749">
            <text:p>1.076E-007</text:p>
          </table:table-cell>
          <table:table-cell office:value-type="float" office:value="0.0004171801">
            <text:p>4.172E-004</text:p>
          </table:table-cell>
          <table:table-cell office:value-type="float" office:value="-0.00000007415578">
            <text:p>-7.416E-008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3.650676">
            <text:p>3.651E+000</text:p>
          </table:table-cell>
          <table:table-cell office:value-type="float" office:value="13.29659">
            <text:p>1.330E+001</text:p>
          </table:table-cell>
          <table:table-cell office:value-type="float" office:value="0.0002519244">
            <text:p>2.519E-004</text:p>
          </table:table-cell>
          <table:table-cell office:value-type="float" office:value="0.000176026">
            <text:p>1.760E-004</text:p>
          </table:table-cell>
          <table:table-cell office:value-type="float" office:value="0.00000003693327">
            <text:p>3.693E-008</text:p>
          </table:table-cell>
          <table:table-cell office:value-type="float" office:value="0.000563497">
            <text:p>5.635E-004</text:p>
          </table:table-cell>
          <table:table-cell office:value-type="float" office:value="-0.000000003158872">
            <text:p>-3.159E-009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3.688504">
            <text:p>3.689E+000</text:p>
          </table:table-cell>
          <table:table-cell office:value-type="float" office:value="13.56833">
            <text:p>1.357E+001</text:p>
          </table:table-cell>
          <table:table-cell office:value-type="float" office:value="0.00002395478">
            <text:p>2.395E-005</text:p>
          </table:table-cell>
          <table:table-cell office:value-type="float" office:value="0.000006978781">
            <text:p>6.979E-006</text:p>
          </table:table-cell>
          <table:table-cell office:value-type="float" office:value="0.0000000000722667">
            <text:p>7.227E-011</text:p>
          </table:table-cell>
          <table:table-cell office:value-type="float" office:value="0.00001074767">
            <text:p>1.075E-005</text:p>
          </table:table-cell>
          <table:table-cell office:value-type="float" office:value="-0.00000000005403259">
            <text:p>-5.403E-011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3.667735">
            <text:p>3.668E+000</text:p>
          </table:table-cell>
          <table:table-cell office:value-type="float" office:value="13.4287">
            <text:p>1.343E+001</text:p>
          </table:table-cell>
          <table:table-cell office:value-type="float" office:value="0.00002583389">
            <text:p>2.583E-005</text:p>
          </table:table-cell>
          <table:table-cell office:value-type="float" office:value="0.000007370008">
            <text:p>7.370E-006</text:p>
          </table:table-cell>
          <table:table-cell office:value-type="float" office:value="0.0000000000811908">
            <text:p>8.119E-011</text:p>
          </table:table-cell>
          <table:table-cell office:value-type="float" office:value="0.00001056525">
            <text:p>1.057E-005</text:p>
          </table:table-cell>
          <table:table-cell office:value-type="float" office:value="-0.00000000006123558">
            <text:p>-6.124E-011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3.680184">
            <text:p>3.680E+000</text:p>
          </table:table-cell>
          <table:table-cell office:value-type="float" office:value="13.51405">
            <text:p>1.351E+001</text:p>
          </table:table-cell>
          <table:table-cell office:value-type="float" office:value="0.00001096698">
            <text:p>1.097E-005</text:p>
          </table:table-cell>
          <table:table-cell office:value-type="float" office:value="0.000005906847">
            <text:p>5.907E-006</text:p>
          </table:table-cell>
          <table:table-cell office:value-type="float" office:value="0.00000000004661887">
            <text:p>4.662E-011</text:p>
          </table:table-cell>
          <table:table-cell office:value-type="float" office:value="0.0000170446">
            <text:p>1.704E-005</text:p>
          </table:table-cell>
          <table:table-cell office:value-type="float" office:value="-0.000000000009323027">
            <text:p>-9.323E-012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7.259842">
            <text:p>7.260E+000</text:p>
          </table:table-cell>
          <table:table-cell office:value-type="float" office:value="52.67874">
            <text:p>5.268E+001</text:p>
          </table:table-cell>
          <table:table-cell office:value-type="float" office:value="0.0001800422">
            <text:p>1.800E-004</text:p>
          </table:table-cell>
          <table:table-cell office:value-type="float" office:value="0.00002022169">
            <text:p>2.022E-005</text:p>
          </table:table-cell>
          <table:table-cell office:value-type="float" office:value="-0.000000001167772">
            <text:p>-1.168E-009</text:p>
          </table:table-cell>
          <table:table-cell office:value-type="float" office:value="-0.0001432105">
            <text:p>-1.432E-004</text:p>
          </table:table-cell>
          <table:table-cell office:value-type="float" office:value="0.000000000353661">
            <text:p>3.537E-01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3.68976">
            <text:p>3.690E+000</text:p>
          </table:table-cell>
          <table:table-cell office:value-type="float" office:value="13.57948">
            <text:p>1.358E+001</text:p>
          </table:table-cell>
          <table:table-cell office:value-type="float" office:value="0.00001102046">
            <text:p>1.102E-005</text:p>
          </table:table-cell>
          <table:table-cell office:value-type="float" office:value="0.000005604196">
            <text:p>5.604E-006</text:p>
          </table:table-cell>
          <table:table-cell office:value-type="float" office:value="0.00000000004289481">
            <text:p>4.289E-011</text:p>
          </table:table-cell>
          <table:table-cell office:value-type="float" office:value="0.00001563677">
            <text:p>1.564E-005</text:p>
          </table:table-cell>
          <table:table-cell office:value-type="float" office:value="-0.000000000009987887">
            <text:p>-9.988E-012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3.689037">
            <text:p>3.689E+000</text:p>
          </table:table-cell>
          <table:table-cell office:value-type="float" office:value="13.56453">
            <text:p>1.356E+001</text:p>
          </table:table-cell>
          <table:table-cell office:value-type="float" office:value="0.00001194241">
            <text:p>1.194E-005</text:p>
          </table:table-cell>
          <table:table-cell office:value-type="float" office:value="0.00000554253">
            <text:p>5.543E-006</text:p>
          </table:table-cell>
          <table:table-cell office:value-type="float" office:value="0.00000000004361275">
            <text:p>4.361E-011</text:p>
          </table:table-cell>
          <table:table-cell office:value-type="float" office:value="0.00001587257">
            <text:p>1.587E-005</text:p>
          </table:table-cell>
          <table:table-cell office:value-type="float" office:value="-0.00000000001145852">
            <text:p>-1.146E-011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3.657979">
            <text:p>3.658E+000</text:p>
          </table:table-cell>
          <table:table-cell office:value-type="float" office:value="13.34715">
            <text:p>1.335E+001</text:p>
          </table:table-cell>
          <table:table-cell office:value-type="float" office:value="0.005484055">
            <text:p>5.484E-003</text:p>
          </table:table-cell>
          <table:table-cell office:value-type="float" office:value="0.005460864">
            <text:p>5.461E-003</text:p>
          </table:table-cell>
          <table:table-cell office:value-type="float" office:value="0.00002988429">
            <text:p>2.988E-005</text:p>
          </table:table-cell>
          <table:table-cell office:value-type="float" office:value="0.01995051">
            <text:p>1.995E-002</text:p>
          </table:table-cell>
          <table:table-cell office:value-type="float" office:value="-0.000000004232053">
            <text:p>-4.232E-009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3.659279">
            <text:p>3.659E+000</text:p>
          </table:table-cell>
          <table:table-cell office:value-type="float" office:value="13.35105">
            <text:p>1.335E+001</text:p>
          </table:table-cell>
          <table:table-cell office:value-type="float" office:value="0.003449725">
            <text:p>3.450E-003</text:p>
          </table:table-cell>
          <table:table-cell office:value-type="float" office:value="0.003457409">
            <text:p>3.457E-003</text:p>
          </table:table-cell>
          <table:table-cell office:value-type="float" office:value="0.00001194038">
            <text:p>1.194E-005</text:p>
          </table:table-cell>
          <table:table-cell office:value-type="float" office:value="0.01263268">
            <text:p>1.263E-002</text:p>
          </table:table-cell>
          <table:table-cell office:value-type="float" office:value="-0.000000004378388">
            <text:p>-4.378E-009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3.681732">
            <text:p>3.682E+000</text:p>
          </table:table-cell>
          <table:table-cell office:value-type="float" office:value="13.52192">
            <text:p>1.352E+001</text:p>
          </table:table-cell>
          <table:table-cell office:value-type="float" office:value="0.0009451281">
            <text:p>9.451E-004</text:p>
          </table:table-cell>
          <table:table-cell office:value-type="float" office:value="0.0002214407">
            <text:p>2.214E-004</text:p>
          </table:table-cell>
          <table:table-cell office:value-type="float" office:value="0.00000006373818">
            <text:p>6.374E-008</text:p>
          </table:table-cell>
          <table:table-cell office:value-type="float" office:value="0.0001546094">
            <text:p>1.546E-004</text:p>
          </table:table-cell>
          <table:table-cell office:value-type="float" office:value="0.00000007874116">
            <text:p>7.874E-008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3.613922">
            <text:p>3.614E+000</text:p>
          </table:table-cell>
          <table:table-cell office:value-type="float" office:value="13.02652">
            <text:p>1.303E+001</text:p>
          </table:table-cell>
          <table:table-cell office:value-type="float" office:value="0.00595884">
            <text:p>5.959E-003</text:p>
          </table:table-cell>
          <table:table-cell office:value-type="float" office:value="0.005777075">
            <text:p>5.777E-003</text:p>
          </table:table-cell>
          <table:table-cell office:value-type="float" office:value="0.00003389551">
            <text:p>3.390E-005</text:p>
          </table:table-cell>
          <table:table-cell office:value-type="float" office:value="0.02072673">
            <text:p>2.073E-002</text:p>
          </table:table-cell>
          <table:table-cell office:value-type="float" office:value="0.00000005934073">
            <text:p>5.934E-008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3.617363">
            <text:p>3.617E+000</text:p>
          </table:table-cell>
          <table:table-cell office:value-type="float" office:value="13.05193">
            <text:p>1.305E+001</text:p>
          </table:table-cell>
          <table:table-cell office:value-type="float" office:value="0.000535862">
            <text:p>5.359E-004</text:p>
          </table:table-cell>
          <table:table-cell office:value-type="float" office:value="0.000488723">
            <text:p>4.887E-004</text:p>
          </table:table-cell>
          <table:table-cell office:value-type="float" office:value="0.0000002500944">
            <text:p>2.501E-007</text:p>
          </table:table-cell>
          <table:table-cell office:value-type="float" office:value="0.001743327">
            <text:p>1.743E-003</text:p>
          </table:table-cell>
          <table:table-cell office:value-type="float" office:value="0.000000002198185">
            <text:p>2.198E-009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3.670338">
            <text:p>3.670E+000</text:p>
          </table:table-cell>
          <table:table-cell office:value-type="float" office:value="13.438">
            <text:p>1.344E+001</text:p>
          </table:table-cell>
          <table:table-cell office:value-type="float" office:value="0.01738656">
            <text:p>1.739E-002</text:p>
          </table:table-cell>
          <table:table-cell office:value-type="float" office:value="0.01691378">
            <text:p>1.691E-002</text:p>
          </table:table-cell>
          <table:table-cell office:value-type="float" office:value="0.0002900462">
            <text:p>2.900E-004</text:p>
          </table:table-cell>
          <table:table-cell office:value-type="float" office:value="0.06159734">
            <text:p>6.160E-002</text:p>
          </table:table-cell>
          <table:table-cell office:value-type="float" office:value="-0.0000004608244">
            <text:p>-4.608E-007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3.636198">
            <text:p>3.636E+000</text:p>
          </table:table-cell>
          <table:table-cell office:value-type="float" office:value="13.18626">
            <text:p>1.319E+001</text:p>
          </table:table-cell>
          <table:table-cell office:value-type="float" office:value="0.005950845">
            <text:p>5.951E-003</text:p>
          </table:table-cell>
          <table:table-cell office:value-type="float" office:value="0.005913469">
            <text:p>5.913E-003</text:p>
          </table:table-cell>
          <table:table-cell office:value-type="float" office:value="0.00003507945">
            <text:p>3.508E-005</text:p>
          </table:table-cell>
          <table:table-cell office:value-type="float" office:value="0.02147326">
            <text:p>2.147E-002</text:p>
          </table:table-cell>
          <table:table-cell office:value-type="float" office:value="-0.000000002399478">
            <text:p>-2.399E-009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.633197">
            <text:p>3.633E+000</text:p>
          </table:table-cell>
          <table:table-cell office:value-type="float" office:value="13.16712">
            <text:p>1.317E+001</text:p>
          </table:table-cell>
          <table:table-cell office:value-type="float" office:value="0.00006529259">
            <text:p>6.529E-005</text:p>
          </table:table-cell>
          <table:table-cell office:value-type="float" office:value="0.00001393549">
            <text:p>1.394E-005</text:p>
          </table:table-cell>
          <table:table-cell office:value-type="float" office:value="0.0000000002249486">
            <text:p>2.249E-010</text:p>
          </table:table-cell>
          <table:table-cell office:value-type="float" office:value="0.00000683934">
            <text:p>6.839E-006</text:p>
          </table:table-cell>
          <table:table-cell office:value-type="float" office:value="0.0000000003550994">
            <text:p>3.551E-01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3.532837">
            <text:p>3.533E+000</text:p>
          </table:table-cell>
          <table:table-cell office:value-type="float" office:value="12.44773">
            <text:p>1.245E+001</text:p>
          </table:table-cell>
          <table:table-cell office:value-type="float" office:value="0.01301116">
            <text:p>1.301E-002</text:p>
          </table:table-cell>
          <table:table-cell office:value-type="float" office:value="0.01283096">
            <text:p>1.283E-002</text:p>
          </table:table-cell>
          <table:table-cell office:value-type="float" office:value="0.0001657856">
            <text:p>1.658E-004</text:p>
          </table:table-cell>
          <table:table-cell office:value-type="float" office:value="0.04524587">
            <text:p>4.525E-002</text:p>
          </table:table-cell>
          <table:table-cell office:value-type="float" office:value="-0.00000006276139">
            <text:p>-6.276E-008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3.481419">
            <text:p>3.481E+000</text:p>
          </table:table-cell>
          <table:table-cell office:value-type="float" office:value="12.08515">
            <text:p>1.209E+001</text:p>
          </table:table-cell>
          <table:table-cell office:value-type="float" office:value="0.0138741">
            <text:p>1.387E-002</text:p>
          </table:table-cell>
          <table:table-cell office:value-type="float" office:value="0.01341767">
            <text:p>1.342E-002</text:p>
          </table:table-cell>
          <table:table-cell office:value-type="float" office:value="0.0001830701">
            <text:p>1.831E-004</text:p>
          </table:table-cell>
          <table:table-cell office:value-type="float" office:value="0.04613404">
            <text:p>4.613E-002</text:p>
          </table:table-cell>
          <table:table-cell office:value-type="float" office:value="-0.0000003602836">
            <text:p>-3.603E-007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3.248875">
            <text:p>3.249E+000</text:p>
          </table:table-cell>
          <table:table-cell office:value-type="float" office:value="10.52197">
            <text:p>1.052E+001</text:p>
          </table:table-cell>
          <table:table-cell office:value-type="float" office:value="0.01262754">
            <text:p>1.263E-002</text:p>
          </table:table-cell>
          <table:table-cell office:value-type="float" office:value="0.01169635">
            <text:p>1.170E-002</text:p>
          </table:table-cell>
          <table:table-cell office:value-type="float" office:value="0.0001421423">
            <text:p>1.421E-004</text:p>
          </table:table-cell>
          <table:table-cell office:value-type="float" office:value="0.03728173">
            <text:p>3.728E-002</text:p>
          </table:table-cell>
          <table:table-cell office:value-type="float" office:value="0.000001048283">
            <text:p>1.048E-006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.9779">
            <text:p>2.978E+000</text:p>
          </table:table-cell>
          <table:table-cell office:value-type="float" office:value="8.832665">
            <text:p>8.833E+000</text:p>
          </table:table-cell>
          <table:table-cell office:value-type="float" office:value="0.00616348">
            <text:p>6.163E-003</text:p>
          </table:table-cell>
          <table:table-cell office:value-type="float" office:value="0.005714534">
            <text:p>5.715E-003</text:p>
          </table:table-cell>
          <table:table-cell office:value-type="float" office:value="0.0000339136">
            <text:p>3.391E-005</text:p>
          </table:table-cell>
          <table:table-cell office:value-type="float" office:value="0.01662615">
            <text:p>1.663E-002</text:p>
          </table:table-cell>
          <table:table-cell office:value-type="float" office:value="0.0000002335171">
            <text:p>2.335E-007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3.211571">
            <text:p>3.212E+000</text:p>
          </table:table-cell>
          <table:table-cell office:value-type="float" office:value="10.27766">
            <text:p>1.028E+001</text:p>
          </table:table-cell>
          <table:table-cell office:value-type="float" office:value="0.007597578">
            <text:p>7.598E-003</text:p>
          </table:table-cell>
          <table:table-cell office:value-type="float" office:value="0.006562176">
            <text:p>6.562E-003</text:p>
          </table:table-cell>
          <table:table-cell office:value-type="float" office:value="0.00004632578">
            <text:p>4.633E-005</text:p>
          </table:table-cell>
          <table:table-cell office:value-type="float" office:value="0.0202916">
            <text:p>2.029E-002</text:p>
          </table:table-cell>
          <table:table-cell office:value-type="float" office:value="0.0000009256128">
            <text:p>9.256E-007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3.006663">
            <text:p>3.007E+000</text:p>
          </table:table-cell>
          <table:table-cell office:value-type="float" office:value="9.00608">
            <text:p>9.006E+000</text:p>
          </table:table-cell>
          <table:table-cell office:value-type="float" office:value="0.07211107">
            <text:p>7.211E-002</text:p>
          </table:table-cell>
          <table:table-cell office:value-type="float" office:value="0.07008668">
            <text:p>7.009E-002</text:p>
          </table:table-cell>
          <table:table-cell office:value-type="float" office:value="0.004982573">
            <text:p>4.983E-003</text:p>
          </table:table-cell>
          <table:table-cell office:value-type="float" office:value="0.2092114">
            <text:p>2.092E-001</text:p>
          </table:table-cell>
          <table:table-cell office:value-type="float" office:value="-0.00000767729">
            <text:p>-7.677E-006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3.015198">
            <text:p>3.015E+000</text:p>
          </table:table-cell>
          <table:table-cell office:value-type="float" office:value="9.056274">
            <text:p>9.056E+000</text:p>
          </table:table-cell>
          <table:table-cell office:value-type="float" office:value="0.002915968">
            <text:p>2.916E-003</text:p>
          </table:table-cell>
          <table:table-cell office:value-type="float" office:value="0.0004533362">
            <text:p>4.533E-004</text:p>
          </table:table-cell>
          <table:table-cell office:value-type="float" office:value="0.000000006357376">
            <text:p>6.357E-009</text:p>
          </table:table-cell>
          <table:table-cell office:value-type="float" office:value="-0.0005091984">
            <text:p>-5.092E-004</text:p>
          </table:table-cell>
          <table:table-cell office:value-type="float" office:value="0.0000005211823">
            <text:p>5.212E-007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3.022604">
            <text:p>3.023E+000</text:p>
          </table:table-cell>
          <table:table-cell office:value-type="float" office:value="9.099948">
            <text:p>9.100E+000</text:p>
          </table:table-cell>
          <table:table-cell office:value-type="float" office:value="0.0468397">
            <text:p>4.684E-002</text:p>
          </table:table-cell>
          <table:table-cell office:value-type="float" office:value="0.04370038">
            <text:p>4.370E-002</text:p>
          </table:table-cell>
          <table:table-cell office:value-type="float" office:value="0.001977087">
            <text:p>1.977E-003</text:p>
          </table:table-cell>
          <table:table-cell office:value-type="float" office:value="0.1299721">
            <text:p>1.300E-001</text:p>
          </table:table-cell>
          <table:table-cell office:value-type="float" office:value="-0.00001273162">
            <text:p>-1.273E-005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.880224">
            <text:p>2.880E+000</text:p>
          </table:table-cell>
          <table:table-cell office:value-type="float" office:value="8.264032">
            <text:p>8.264E+000</text:p>
          </table:table-cell>
          <table:table-cell office:value-type="float" office:value="0.01243143">
            <text:p>1.243E-002</text:p>
          </table:table-cell>
          <table:table-cell office:value-type="float" office:value="0.009369756">
            <text:p>9.370E-003</text:p>
          </table:table-cell>
          <table:table-cell office:value-type="float" office:value="0.0001009646">
            <text:p>1.010E-004</text:p>
          </table:table-cell>
          <table:table-cell office:value-type="float" office:value="0.02485759">
            <text:p>2.486E-002</text:p>
          </table:table-cell>
          <table:table-cell office:value-type="float" office:value="-0.000005670276">
            <text:p>-5.670E-006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.842956">
            <text:p>2.843E+000</text:p>
          </table:table-cell>
          <table:table-cell office:value-type="float" office:value="8.047555">
            <text:p>8.048E+000</text:p>
          </table:table-cell>
          <table:table-cell office:value-type="float" office:value="0.009062271">
            <text:p>9.062E-003</text:p>
          </table:table-cell>
          <table:table-cell office:value-type="float" office:value="0.003915311">
            <text:p>3.915E-003</text:p>
          </table:table-cell>
          <table:table-cell office:value-type="float" office:value="0.00002209711">
            <text:p>2.210E-005</text:p>
          </table:table-cell>
          <table:table-cell office:value-type="float" office:value="0.007603543">
            <text:p>7.604E-003</text:p>
          </table:table-cell>
          <table:table-cell office:value-type="float" office:value="-0.000007459131">
            <text:p>-7.459E-006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.878781">
            <text:p>2.879E+000</text:p>
          </table:table-cell>
          <table:table-cell office:value-type="float" office:value="8.252808">
            <text:p>8.253E+000</text:p>
          </table:table-cell>
          <table:table-cell office:value-type="float" office:value="0.04768269">
            <text:p>4.768E-002</text:p>
          </table:table-cell>
          <table:table-cell office:value-type="float" office:value="0.04198359">
            <text:p>4.198E-002</text:p>
          </table:table-cell>
          <table:table-cell office:value-type="float" office:value="0.001878206">
            <text:p>1.878E-003</text:p>
          </table:table-cell>
          <table:table-cell office:value-type="float" office:value="0.117267">
            <text:p>1.173E-001</text:p>
          </table:table-cell>
          <table:table-cell office:value-type="float" office:value="-0.00003026387">
            <text:p>-3.026E-005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2.667123">
            <text:p>2.667E+000</text:p>
          </table:table-cell>
          <table:table-cell office:value-type="float" office:value="7.07988">
            <text:p>7.080E+000</text:p>
          </table:table-cell>
          <table:table-cell office:value-type="float" office:value="0.003550882">
            <text:p>3.551E-003</text:p>
          </table:table-cell>
          <table:table-cell office:value-type="float" office:value="0.0004051888">
            <text:p>4.052E-004</text:p>
          </table:table-cell>
          <table:table-cell office:value-type="float" office:value="-0.0000004300883">
            <text:p>-4.301E-007</text:p>
          </table:table-cell>
          <table:table-cell office:value-type="float" office:value="-0.001003574">
            <text:p>-1.004E-003</text:p>
          </table:table-cell>
          <table:table-cell office:value-type="float" office:value="-0.0000002263619">
            <text:p>-2.264E-007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.747802">
            <text:p>2.748E+000</text:p>
          </table:table-cell>
          <table:table-cell office:value-type="float" office:value="7.516793">
            <text:p>7.517E+000</text:p>
          </table:table-cell>
          <table:table-cell office:value-type="float" office:value="0.00706768">
            <text:p>7.068E-003</text:p>
          </table:table-cell>
          <table:table-cell office:value-type="float" office:value="0.001951749">
            <text:p>1.952E-003</text:p>
          </table:table-cell>
          <table:table-cell office:value-type="float" office:value="0.000005533038">
            <text:p>5.533E-006</text:p>
          </table:table-cell>
          <table:table-cell office:value-type="float" office:value="0.001909952">
            <text:p>1.910E-003</text:p>
          </table:table-cell>
          <table:table-cell office:value-type="float" office:value="-0.000004683223">
            <text:p>-4.683E-006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2.825861">
            <text:p>2.826E+000</text:p>
          </table:table-cell>
          <table:table-cell office:value-type="float" office:value="7.949466">
            <text:p>7.949E+000</text:p>
          </table:table-cell>
          <table:table-cell office:value-type="float" office:value="0.009586883">
            <text:p>9.587E-003</text:p>
          </table:table-cell>
          <table:table-cell office:value-type="float" office:value="0.003501324">
            <text:p>3.501E-003</text:p>
          </table:table-cell>
          <table:table-cell office:value-type="float" office:value="0.00001828893">
            <text:p>1.829E-005</text:p>
          </table:table-cell>
          <table:table-cell office:value-type="float" office:value="0.005683661">
            <text:p>5.684E-003</text:p>
          </table:table-cell>
          <table:table-cell office:value-type="float" office:value="-0.000008776064">
            <text:p>-8.776E-006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2.734088">
            <text:p>2.734E+000</text:p>
          </table:table-cell>
          <table:table-cell office:value-type="float" office:value="7.439874">
            <text:p>7.440E+000</text:p>
          </table:table-cell>
          <table:table-cell office:value-type="float" office:value="0.05080206">
            <text:p>5.080E-002</text:p>
          </table:table-cell>
          <table:table-cell office:value-type="float" office:value="0.04573559">
            <text:p>4.574E-002</text:p>
          </table:table-cell>
          <table:table-cell office:value-type="float" office:value="0.002204401">
            <text:p>2.204E-003</text:p>
          </table:table-cell>
          <table:table-cell office:value-type="float" office:value="0.1218641">
            <text:p>1.219E-001</text:p>
          </table:table-cell>
          <table:table-cell office:value-type="float" office:value="-0.00002656187">
            <text:p>-2.656E-005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.858731">
            <text:p>2.859E+000</text:p>
          </table:table-cell>
          <table:table-cell office:value-type="float" office:value="8.135495">
            <text:p>8.135E+000</text:p>
          </table:table-cell>
          <table:table-cell office:value-type="float" office:value="0.2015188">
            <text:p>2.015E-001</text:p>
          </table:table-cell>
          <table:table-cell office:value-type="float" office:value="0.1928078">
            <text:p>1.928E-001</text:p>
          </table:table-cell>
          <table:table-cell office:value-type="float" office:value="0.03800514">
            <text:p>3.801E-002</text:p>
          </table:table-cell>
          <table:table-cell office:value-type="float" office:value="0.5454098">
            <text:p>5.454E-001</text:p>
          </table:table-cell>
          <table:table-cell office:value-type="float" office:value="-0.0001229526">
            <text:p>-1.230E-004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2.680519">
            <text:p>2.681E+000</text:p>
          </table:table-cell>
          <table:table-cell office:value-type="float" office:value="7.149839">
            <text:p>7.150E+000</text:p>
          </table:table-cell>
          <table:table-cell office:value-type="float" office:value="0.008687235">
            <text:p>8.687E-003</text:p>
          </table:table-cell>
          <table:table-cell office:value-type="float" office:value="0.002223047">
            <text:p>2.223E-003</text:p>
          </table:table-cell>
          <table:table-cell office:value-type="float" office:value="0.000006912403">
            <text:p>6.912E-006</text:p>
          </table:table-cell>
          <table:table-cell office:value-type="float" office:value="0.001591059">
            <text:p>1.591E-003</text:p>
          </table:table-cell>
          <table:table-cell office:value-type="float" office:value="0.000006903477">
            <text:p>6.903E-006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.65344">
            <text:p>2.653E+000</text:p>
          </table:table-cell>
          <table:table-cell office:value-type="float" office:value="7.005744">
            <text:p>7.006E+000</text:p>
          </table:table-cell>
          <table:table-cell office:value-type="float" office:value="0.008188382">
            <text:p>8.188E-003</text:p>
          </table:table-cell>
          <table:table-cell office:value-type="float" office:value="0.004602346">
            <text:p>4.602E-003</text:p>
          </table:table-cell>
          <table:table-cell office:value-type="float" office:value="0.00002783076">
            <text:p>2.783E-005</text:p>
          </table:table-cell>
          <table:table-cell office:value-type="float" office:value="0.009862899">
            <text:p>9.863E-003</text:p>
          </table:table-cell>
          <table:table-cell office:value-type="float" office:value="-0.000004867583">
            <text:p>-4.868E-006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.566092">
            <text:p>2.566E+000</text:p>
          </table:table-cell>
          <table:table-cell office:value-type="float" office:value="6.55016">
            <text:p>6.550E+000</text:p>
          </table:table-cell>
          <table:table-cell office:value-type="float" office:value="0.005281013">
            <text:p>5.281E-003</text:p>
          </table:table-cell>
          <table:table-cell office:value-type="float" office:value="0.000691856">
            <text:p>6.919E-004</text:p>
          </table:table-cell>
          <table:table-cell office:value-type="float" office:value="-0.0000005618865">
            <text:p>-5.619E-007</text:p>
          </table:table-cell>
          <table:table-cell office:value-type="float" office:value="-0.001147171">
            <text:p>-1.147E-003</text:p>
          </table:table-cell>
          <table:table-cell office:value-type="float" office:value="-0.000001197155">
            <text:p>-1.197E-006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.614609">
            <text:p>2.615E+000</text:p>
          </table:table-cell>
          <table:table-cell office:value-type="float" office:value="6.801402">
            <text:p>6.801E+000</text:p>
          </table:table-cell>
          <table:table-cell office:value-type="float" office:value="0.02185424">
            <text:p>2.185E-002</text:p>
          </table:table-cell>
          <table:table-cell office:value-type="float" office:value="0.01691039">
            <text:p>1.691E-002</text:p>
          </table:table-cell>
          <table:table-cell office:value-type="float" office:value="0.000324708">
            <text:p>3.247E-004</text:p>
          </table:table-cell>
          <table:table-cell office:value-type="float" office:value="0.04113956">
            <text:p>4.114E-002</text:p>
          </table:table-cell>
          <table:table-cell office:value-type="float" office:value="-0.00001567673">
            <text:p>-1.568E-005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2.70731">
            <text:p>2.707E+000</text:p>
          </table:table-cell>
          <table:table-cell office:value-type="float" office:value="7.293118">
            <text:p>7.293E+000</text:p>
          </table:table-cell>
          <table:table-cell office:value-type="float" office:value="0.007001476">
            <text:p>7.001E-003</text:p>
          </table:table-cell>
          <table:table-cell office:value-type="float" office:value="0.001708039">
            <text:p>1.708E-003</text:p>
          </table:table-cell>
          <table:table-cell office:value-type="float" office:value="0.000003934624">
            <text:p>3.935E-006</text:p>
          </table:table-cell>
          <table:table-cell office:value-type="float" office:value="0.001121668">
            <text:p>1.122E-003</text:p>
          </table:table-cell>
          <table:table-cell office:value-type="float" office:value="-0.000004405372">
            <text:p>-4.405E-006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2.627326">
            <text:p>2.627E+000</text:p>
          </table:table-cell>
          <table:table-cell office:value-type="float" office:value="6.866981">
            <text:p>6.867E+000</text:p>
          </table:table-cell>
          <table:table-cell office:value-type="float" office:value="0.01327088">
            <text:p>1.327E-002</text:p>
          </table:table-cell>
          <table:table-cell office:value-type="float" office:value="0.01016978">
            <text:p>1.017E-002</text:p>
          </table:table-cell>
          <table:table-cell office:value-type="float" office:value="0.000117993">
            <text:p>1.180E-004</text:p>
          </table:table-cell>
          <table:table-cell office:value-type="float" office:value="0.0244829">
            <text:p>2.448E-002</text:p>
          </table:table-cell>
          <table:table-cell office:value-type="float" office:value="0.00000600126">
            <text:p>6.001E-006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2.523684">
            <text:p>2.524E+000</text:p>
          </table:table-cell>
          <table:table-cell office:value-type="float" office:value="6.335446">
            <text:p>6.335E+000</text:p>
          </table:table-cell>
          <table:table-cell office:value-type="float" office:value="0.002813477">
            <text:p>2.813E-003</text:p>
          </table:table-cell>
          <table:table-cell office:value-type="float" office:value="0.0003544069">
            <text:p>3.544E-004</text:p>
          </table:table-cell>
          <table:table-cell office:value-type="float" office:value="-0.0000001936456">
            <text:p>-1.936E-007</text:p>
          </table:table-cell>
          <table:table-cell office:value-type="float" office:value="-0.0006598747">
            <text:p>-6.599E-004</text:p>
          </table:table-cell>
          <table:table-cell office:value-type="float" office:value="0.000000296215">
            <text:p>2.962E-007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2.642308">
            <text:p>2.642E+000</text:p>
          </table:table-cell>
          <table:table-cell office:value-type="float" office:value="6.943895">
            <text:p>6.944E+000</text:p>
          </table:table-cell>
          <table:table-cell office:value-type="float" office:value="0.01054664">
            <text:p>1.055E-002</text:p>
          </table:table-cell>
          <table:table-cell office:value-type="float" office:value="0.004063694">
            <text:p>4.064E-003</text:p>
          </table:table-cell>
          <table:table-cell office:value-type="float" office:value="0.00002444072">
            <text:p>2.444E-005</text:p>
          </table:table-cell>
          <table:table-cell office:value-type="float" office:value="0.006604388">
            <text:p>6.604E-003</text:p>
          </table:table-cell>
          <table:table-cell office:value-type="float" office:value="-0.000010507">
            <text:p>-1.051E-005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.549069">
            <text:p>2.549E+000</text:p>
          </table:table-cell>
          <table:table-cell office:value-type="float" office:value="6.46224">
            <text:p>6.462E+000</text:p>
          </table:table-cell>
          <table:table-cell office:value-type="float" office:value="0.004474376">
            <text:p>4.474E-003</text:p>
          </table:table-cell>
          <table:table-cell office:value-type="float" office:value="0.001250724">
            <text:p>1.251E-003</text:p>
          </table:table-cell>
          <table:table-cell office:value-type="float" office:value="0.000002284074">
            <text:p>2.284E-006</text:p>
          </table:table-cell>
          <table:table-cell office:value-type="float" office:value="0.001222472">
            <text:p>1.222E-003</text:p>
          </table:table-cell>
          <table:table-cell office:value-type="float" office:value="-0.000001880751">
            <text:p>-1.881E-006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2.517939">
            <text:p>2.518E+000</text:p>
          </table:table-cell>
          <table:table-cell office:value-type="float" office:value="6.30565">
            <text:p>6.306E+000</text:p>
          </table:table-cell>
          <table:table-cell office:value-type="float" office:value="0.01442423">
            <text:p>1.442E-002</text:p>
          </table:table-cell>
          <table:table-cell office:value-type="float" office:value="0.0110589">
            <text:p>1.106E-002</text:p>
          </table:table-cell>
          <table:table-cell office:value-type="float" office:value="0.000139495">
            <text:p>1.395E-004</text:p>
          </table:table-cell>
          <table:table-cell office:value-type="float" office:value="0.02590089">
            <text:p>2.590E-002</text:p>
          </table:table-cell>
          <table:table-cell office:value-type="float" office:value="-0.000007060248">
            <text:p>-7.060E-006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2.56055">
            <text:p>2.561E+000</text:p>
          </table:table-cell>
          <table:table-cell office:value-type="float" office:value="6.520894">
            <text:p>6.521E+000</text:p>
          </table:table-cell>
          <table:table-cell office:value-type="float" office:value="0.005948092">
            <text:p>5.948E-003</text:p>
          </table:table-cell>
          <table:table-cell office:value-type="float" office:value="0.00357778">
            <text:p>3.578E-003</text:p>
          </table:table-cell>
          <table:table-cell office:value-type="float" office:value="0.00001633879">
            <text:p>1.634E-005</text:p>
          </table:table-cell>
          <table:table-cell office:value-type="float" office:value="0.007694152">
            <text:p>7.694E-003</text:p>
          </table:table-cell>
          <table:table-cell office:value-type="float" office:value="-0.000002334788">
            <text:p>-2.335E-006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2.516328">
            <text:p>2.516E+000</text:p>
          </table:table-cell>
          <table:table-cell office:value-type="float" office:value="6.296589">
            <text:p>6.297E+000</text:p>
          </table:table-cell>
          <table:table-cell office:value-type="float" office:value="0.003403213">
            <text:p>3.403E-003</text:p>
          </table:table-cell>
          <table:table-cell office:value-type="float" office:value="0.0005914561">
            <text:p>5.915E-004</text:p>
          </table:table-cell>
          <table:table-cell office:value-type="float" office:value="0.0000001948596">
            <text:p>1.949E-007</text:p>
          </table:table-cell>
          <table:table-cell office:value-type="float" office:value="-0.0002290038">
            <text:p>-2.290E-004</text:p>
          </table:table-cell>
          <table:table-cell office:value-type="float" office:value="-0.00000081619">
            <text:p>-8.162E-007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2.49576">
            <text:p>2.496E+000</text:p>
          </table:table-cell>
          <table:table-cell office:value-type="float" office:value="6.193858">
            <text:p>6.194E+000</text:p>
          </table:table-cell>
          <table:table-cell office:value-type="float" office:value="0.003732891">
            <text:p>3.733E-003</text:p>
          </table:table-cell>
          <table:table-cell office:value-type="float" office:value="0.002070091">
            <text:p>2.070E-003</text:p>
          </table:table-cell>
          <table:table-cell office:value-type="float" office:value="0.00000566087">
            <text:p>5.661E-006</text:p>
          </table:table-cell>
          <table:table-cell office:value-type="float" office:value="0.00402764">
            <text:p>4.028E-003</text:p>
          </table:table-cell>
          <table:table-cell office:value-type="float" office:value="0.000001033789">
            <text:p>1.034E-006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.51379">
            <text:p>2.514E+000</text:p>
          </table:table-cell>
          <table:table-cell office:value-type="float" office:value="6.284855">
            <text:p>6.285E+000</text:p>
          </table:table-cell>
          <table:table-cell office:value-type="float" office:value="0.007930477">
            <text:p>7.930E-003</text:p>
          </table:table-cell>
          <table:table-cell office:value-type="float" office:value="0.007511978">
            <text:p>7.512E-003</text:p>
          </table:table-cell>
          <table:table-cell office:value-type="float" office:value="0.00005797991">
            <text:p>5.798E-005</text:p>
          </table:table-cell>
          <table:table-cell office:value-type="float" office:value="0.01842072">
            <text:p>1.842E-002</text:p>
          </table:table-cell>
          <table:table-cell office:value-type="float" office:value="0.0000002378453">
            <text:p>2.378E-007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2.559994">
            <text:p>2.560E+000</text:p>
          </table:table-cell>
          <table:table-cell office:value-type="float" office:value="6.516422">
            <text:p>6.516E+000</text:p>
          </table:table-cell>
          <table:table-cell office:value-type="float" office:value="0.007491337">
            <text:p>7.491E-003</text:p>
          </table:table-cell>
          <table:table-cell office:value-type="float" office:value="0.003383033">
            <text:p>3.383E-003</text:p>
          </table:table-cell>
          <table:table-cell office:value-type="float" office:value="0.00001628622">
            <text:p>1.629E-005</text:p>
          </table:table-cell>
          <table:table-cell office:value-type="float" office:value="0.006147913">
            <text:p>6.148E-003</text:p>
          </table:table-cell>
          <table:table-cell office:value-type="float" office:value="-0.000004981218">
            <text:p>-4.981E-006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2.535192">
            <text:p>2.535E+000</text:p>
          </table:table-cell>
          <table:table-cell office:value-type="float" office:value="6.392685">
            <text:p>6.393E+000</text:p>
          </table:table-cell>
          <table:table-cell office:value-type="float" office:value="0.02556771">
            <text:p>2.557E-002</text:p>
          </table:table-cell>
          <table:table-cell office:value-type="float" office:value="0.0199213">
            <text:p>1.992E-002</text:p>
          </table:table-cell>
          <table:table-cell office:value-type="float" office:value="0.0004491157">
            <text:p>4.491E-004</text:p>
          </table:table-cell>
          <table:table-cell office:value-type="float" office:value="0.04711864">
            <text:p>4.712E-002</text:p>
          </table:table-cell>
          <table:table-cell office:value-type="float" office:value="-0.00002077599">
            <text:p>-2.078E-005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2.512272">
            <text:p>2.512E+000</text:p>
          </table:table-cell>
          <table:table-cell office:value-type="float" office:value="6.2768">
            <text:p>6.277E+000</text:p>
          </table:table-cell>
          <table:table-cell office:value-type="float" office:value="0.001533455">
            <text:p>1.533E-003</text:p>
          </table:table-cell>
          <table:table-cell office:value-type="float" office:value="0.001171316">
            <text:p>1.171E-003</text:p>
          </table:table-cell>
          <table:table-cell office:value-type="float" office:value="0.000001568175">
            <text:p>1.568E-006</text:p>
          </table:table-cell>
          <table:table-cell office:value-type="float" office:value="0.002622331">
            <text:p>2.622E-003</text:p>
          </table:table-cell>
          <table:table-cell office:value-type="float" office:value="0.00000007160918">
            <text:p>7.161E-008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.422439">
            <text:p>2.422E+000</text:p>
          </table:table-cell>
          <table:table-cell office:value-type="float" office:value="5.835226">
            <text:p>5.835E+000</text:p>
          </table:table-cell>
          <table:table-cell office:value-type="float" office:value="0.1462226">
            <text:p>1.462E-001</text:p>
          </table:table-cell>
          <table:table-cell office:value-type="float" office:value="0.1356675">
            <text:p>1.357E-001</text:p>
          </table:table-cell>
          <table:table-cell office:value-type="float" office:value="0.01910775">
            <text:p>1.911E-002</text:p>
          </table:table-cell>
          <table:table-cell office:value-type="float" office:value="0.3214967">
            <text:p>3.215E-001</text:p>
          </table:table-cell>
          <table:table-cell office:value-type="float" office:value="-0.0001392587">
            <text:p>-1.393E-004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2.859658">
            <text:p>2.860E+000</text:p>
          </table:table-cell>
          <table:table-cell office:value-type="float" office:value="8.139011">
            <text:p>8.139E+000</text:p>
          </table:table-cell>
          <table:table-cell office:value-type="float" office:value="1.433386">
            <text:p>1.433E+000</text:p>
          </table:table-cell>
          <table:table-cell office:value-type="float" office:value="1.422293">
            <text:p>1.422E+000</text:p>
          </table:table-cell>
          <table:table-cell office:value-type="float" office:value="2.030792">
            <text:p>2.031E+000</text:p>
          </table:table-cell>
          <table:table-cell office:value-type="float" office:value="4.051021">
            <text:p>4.051E+000</text:p>
          </table:table-cell>
          <table:table-cell office:value-type="float" office:value="0.0004637197">
            <text:p>4.637E-004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2.48612">
            <text:p>2.486E+000</text:p>
          </table:table-cell>
          <table:table-cell office:value-type="float" office:value="6.146764">
            <text:p>6.147E+000</text:p>
          </table:table-cell>
          <table:table-cell office:value-type="float" office:value="0.07578488">
            <text:p>7.578E-002</text:p>
          </table:table-cell>
          <table:table-cell office:value-type="float" office:value="0.07310894">
            <text:p>7.311E-002</text:p>
          </table:table-cell>
          <table:table-cell office:value-type="float" office:value="0.005441855">
            <text:p>5.442E-003</text:p>
          </table:table-cell>
          <table:table-cell office:value-type="float" office:value="0.1812552">
            <text:p>1.813E-001</text:p>
          </table:table-cell>
          <table:table-cell office:value-type="float" office:value="0.000001222513">
            <text:p>1.223E-006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2.533562">
            <text:p>2.534E+000</text:p>
          </table:table-cell>
          <table:table-cell office:value-type="float" office:value="6.384835">
            <text:p>6.385E+000</text:p>
          </table:table-cell>
          <table:table-cell office:value-type="float" office:value="0.002644402">
            <text:p>2.644E-003</text:p>
          </table:table-cell>
          <table:table-cell office:value-type="float" office:value="0.0009568749">
            <text:p>9.569E-004</text:p>
          </table:table-cell>
          <table:table-cell office:value-type="float" office:value="0.000001365944">
            <text:p>1.366E-006</text:p>
          </table:table-cell>
          <table:table-cell office:value-type="float" office:value="0.001365295">
            <text:p>1.365E-003</text:p>
          </table:table-cell>
          <table:table-cell office:value-type="float" office:value="0.0000006715801">
            <text:p>6.716E-007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2.443053">
            <text:p>2.443E+000</text:p>
          </table:table-cell>
          <table:table-cell office:value-type="float" office:value="5.934499">
            <text:p>5.934E+000</text:p>
          </table:table-cell>
          <table:table-cell office:value-type="float" office:value="0.01161591">
            <text:p>1.162E-002</text:p>
          </table:table-cell>
          <table:table-cell office:value-type="float" office:value="0.01095106">
            <text:p>1.095E-002</text:p>
          </table:table-cell>
          <table:table-cell office:value-type="float" office:value="0.0001235113">
            <text:p>1.235E-004</text:p>
          </table:table-cell>
          <table:table-cell office:value-type="float" office:value="0.02653059">
            <text:p>2.653E-002</text:p>
          </table:table-cell>
          <table:table-cell office:value-type="float" office:value="-0.0000005296804">
            <text:p>-5.297E-007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2.477221">
            <text:p>2.477E+000</text:p>
          </table:table-cell>
          <table:table-cell office:value-type="float" office:value="6.102354">
            <text:p>6.102E+000</text:p>
          </table:table-cell>
          <table:table-cell office:value-type="float" office:value="0.002955622">
            <text:p>2.956E-003</text:p>
          </table:table-cell>
          <table:table-cell office:value-type="float" office:value="0.001957516">
            <text:p>1.958E-003</text:p>
          </table:table-cell>
          <table:table-cell office:value-type="float" office:value="0.000004685777">
            <text:p>4.686E-006</text:p>
          </table:table-cell>
          <table:table-cell office:value-type="float" office:value="0.004390774">
            <text:p>4.391E-003</text:p>
          </table:table-cell>
          <table:table-cell office:value-type="float" office:value="-0.000000461992">
            <text:p>-4.620E-007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2.479745">
            <text:p>2.480E+000</text:p>
          </table:table-cell>
          <table:table-cell office:value-type="float" office:value="6.11396">
            <text:p>6.114E+000</text:p>
          </table:table-cell>
          <table:table-cell office:value-type="float" office:value="0.001737148">
            <text:p>1.737E-003</text:p>
          </table:table-cell>
          <table:table-cell office:value-type="float" office:value="0.0006732416">
            <text:p>6.732E-004</text:p>
          </table:table-cell>
          <table:table-cell office:value-type="float" office:value="0.0000006699424">
            <text:p>6.699E-007</text:p>
          </table:table-cell>
          <table:table-cell office:value-type="float" office:value="0.0009471126">
            <text:p>9.471E-004</text:p>
          </table:table-cell>
          <table:table-cell office:value-type="float" office:value="0.0000002850741">
            <text:p>2.851E-007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2.495386">
            <text:p>2.495E+000</text:p>
          </table:table-cell>
          <table:table-cell office:value-type="float" office:value="6.192174">
            <text:p>6.192E+000</text:p>
          </table:table-cell>
          <table:table-cell office:value-type="float" office:value="0.001514458">
            <text:p>1.514E-003</text:p>
          </table:table-cell>
          <table:table-cell office:value-type="float" office:value="0.001208226">
            <text:p>1.208E-003</text:p>
          </table:table-cell>
          <table:table-cell office:value-type="float" office:value="0.000001633139">
            <text:p>1.633E-006</text:p>
          </table:table-cell>
          <table:table-cell office:value-type="float" office:value="0.00275393">
            <text:p>2.754E-003</text:p>
          </table:table-cell>
          <table:table-cell office:value-type="float" office:value="0.00000006348023">
            <text:p>6.348E-008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2.499349">
            <text:p>2.499E+000</text:p>
          </table:table-cell>
          <table:table-cell office:value-type="float" office:value="6.213229">
            <text:p>6.213E+000</text:p>
          </table:table-cell>
          <table:table-cell office:value-type="float" office:value="0.013626">
            <text:p>1.363E-002</text:p>
          </table:table-cell>
          <table:table-cell office:value-type="float" office:value="0.01345064">
            <text:p>1.345E-002</text:p>
          </table:table-cell>
          <table:table-cell office:value-type="float" office:value="0.0001820953">
            <text:p>1.821E-004</text:p>
          </table:table-cell>
          <table:table-cell office:value-type="float" office:value="0.03348894">
            <text:p>3.349E-002</text:p>
          </table:table-cell>
          <table:table-cell office:value-type="float" office:value="0.00000001896">
            <text:p>1.896E-008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2.617728">
            <text:p>2.618E+000</text:p>
          </table:table-cell>
          <table:table-cell office:value-type="float" office:value="6.816782">
            <text:p>6.817E+000</text:p>
          </table:table-cell>
          <table:table-cell office:value-type="float" office:value="0.000367826">
            <text:p>3.678E-004</text:p>
          </table:table-cell>
          <table:table-cell office:value-type="float" office:value="0.0003525308">
            <text:p>3.525E-004</text:p>
          </table:table-cell>
          <table:table-cell office:value-type="float" office:value="0.0000001269453">
            <text:p>1.269E-007</text:p>
          </table:table-cell>
          <table:table-cell office:value-type="float" office:value="0.000890783">
            <text:p>8.908E-004</text:p>
          </table:table-cell>
          <table:table-cell office:value-type="float" office:value="0.00000000007841812">
            <text:p>7.842E-011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2.549505">
            <text:p>2.550E+000</text:p>
          </table:table-cell>
          <table:table-cell office:value-type="float" office:value="6.464153">
            <text:p>6.464E+000</text:p>
          </table:table-cell>
          <table:table-cell office:value-type="float" office:value="0.00009095489">
            <text:p>9.095E-005</text:p>
          </table:table-cell>
          <table:table-cell office:value-type="float" office:value="0.00007083097">
            <text:p>7.083E-005</text:p>
          </table:table-cell>
          <table:table-cell office:value-type="float" office:value="0.000000005680821">
            <text:p>5.681E-009</text:p>
          </table:table-cell>
          <table:table-cell office:value-type="float" office:value="0.0001633969">
            <text:p>1.634E-004</text:p>
          </table:table-cell>
          <table:table-cell office:value-type="float" office:value="0.0000000002237738">
            <text:p>2.238E-01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2.605098">
            <text:p>2.605E+000</text:p>
          </table:table-cell>
          <table:table-cell office:value-type="float" office:value="6.75135">
            <text:p>6.751E+000</text:p>
          </table:table-cell>
          <table:table-cell office:value-type="float" office:value="0.0002406569">
            <text:p>2.407E-004</text:p>
          </table:table-cell>
          <table:table-cell office:value-type="float" office:value="0.00003739668">
            <text:p>3.740E-005</text:p>
          </table:table-cell>
          <table:table-cell office:value-type="float" office:value="0.00000000006821865">
            <text:p>6.822E-011</text:p>
          </table:table-cell>
          <table:table-cell office:value-type="float" office:value="-0.00003767063">
            <text:p>-3.767E-005</text:p>
          </table:table-cell>
          <table:table-cell office:value-type="float" office:value="0.000000003547059">
            <text:p>3.547E-009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2.578812">
            <text:p>2.579E+000</text:p>
          </table:table-cell>
          <table:table-cell office:value-type="float" office:value="6.612851">
            <text:p>6.613E+000</text:p>
          </table:table-cell>
          <table:table-cell office:value-type="float" office:value="0.0003516196">
            <text:p>3.516E-004</text:p>
          </table:table-cell>
          <table:table-cell office:value-type="float" office:value="0.000158628">
            <text:p>1.586E-004</text:p>
          </table:table-cell>
          <table:table-cell office:value-type="float" office:value="0.00000003581166">
            <text:p>3.581E-008</text:p>
          </table:table-cell>
          <table:table-cell office:value-type="float" office:value="0.0002664458">
            <text:p>2.664E-004</text:p>
          </table:table-cell>
          <table:table-cell office:value-type="float" office:value="0.00000001100118">
            <text:p>1.100E-008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2.607751">
            <text:p>2.608E+000</text:p>
          </table:table-cell>
          <table:table-cell office:value-type="float" office:value="6.7647">
            <text:p>6.765E+000</text:p>
          </table:table-cell>
          <table:table-cell office:value-type="float" office:value="0.001680378">
            <text:p>1.680E-003</text:p>
          </table:table-cell>
          <table:table-cell office:value-type="float" office:value="0.001610333">
            <text:p>1.610E-003</text:p>
          </table:table-cell>
          <table:table-cell office:value-type="float" office:value="0.00000264896">
            <text:p>2.649E-006</text:p>
          </table:table-cell>
          <table:table-cell office:value-type="float" office:value="0.004160986">
            <text:p>4.161E-003</text:p>
          </table:table-cell>
          <table:table-cell office:value-type="float" office:value="0.000000007753224">
            <text:p>7.753E-009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2.643002">
            <text:p>2.643E+000</text:p>
          </table:table-cell>
          <table:table-cell office:value-type="float" office:value="6.949399">
            <text:p>6.949E+000</text:p>
          </table:table-cell>
          <table:table-cell office:value-type="float" office:value="0.03434763">
            <text:p>3.435E-002</text:p>
          </table:table-cell>
          <table:table-cell office:value-type="float" office:value="0.03402922">
            <text:p>3.403E-002</text:p>
          </table:table-cell>
          <table:table-cell office:value-type="float" office:value="0.001163393">
            <text:p>1.163E-003</text:p>
          </table:table-cell>
          <table:table-cell office:value-type="float" office:value="0.08958037">
            <text:p>8.958E-002</text:p>
          </table:table-cell>
          <table:table-cell office:value-type="float" office:value="0.000000348483">
            <text:p>3.485E-007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2.714494">
            <text:p>2.714E+000</text:p>
          </table:table-cell>
          <table:table-cell office:value-type="float" office:value="7.3319">
            <text:p>7.332E+000</text:p>
          </table:table-cell>
          <table:table-cell office:value-type="float" office:value="0.04441536">
            <text:p>4.442E-002</text:p>
          </table:table-cell>
          <table:table-cell office:value-type="float" office:value="0.04362727">
            <text:p>4.363E-002</text:p>
          </table:table-cell>
          <table:table-cell office:value-type="float" office:value="0.001920453">
            <text:p>1.920E-003</text:p>
          </table:table-cell>
          <table:table-cell office:value-type="float" office:value="0.1181162">
            <text:p>1.181E-001</text:p>
          </table:table-cell>
          <table:table-cell office:value-type="float" office:value="0.0000003672881">
            <text:p>3.673E-007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.694152">
            <text:p>2.694E+000</text:p>
          </table:table-cell>
          <table:table-cell office:value-type="float" office:value="7.221204">
            <text:p>7.221E+000</text:p>
          </table:table-cell>
          <table:table-cell office:value-type="float" office:value="0.01485973">
            <text:p>1.486E-002</text:p>
          </table:table-cell>
          <table:table-cell office:value-type="float" office:value="0.01482953">
            <text:p>1.483E-002</text:p>
          </table:table-cell>
          <table:table-cell office:value-type="float" office:value="0.0002201388">
            <text:p>2.201E-004</text:p>
          </table:table-cell>
          <table:table-cell office:value-type="float" office:value="0.03984751">
            <text:p>3.985E-002</text:p>
          </table:table-cell>
          <table:table-cell office:value-type="float" office:value="-0.00000002776756">
            <text:p>-2.777E-008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2.804694">
            <text:p>2.805E+000</text:p>
          </table:table-cell>
          <table:table-cell office:value-type="float" office:value="7.82956">
            <text:p>7.830E+000</text:p>
          </table:table-cell>
          <table:table-cell office:value-type="float" office:value="0.0005482571">
            <text:p>5.483E-004</text:p>
          </table:table-cell>
          <table:table-cell office:value-type="float" office:value="0.0003510721">
            <text:p>3.511E-004</text:p>
          </table:table-cell>
          <table:table-cell office:value-type="float" office:value="0.0000001530961">
            <text:p>1.531E-007</text:p>
          </table:table-cell>
          <table:table-cell office:value-type="float" office:value="0.0008854981">
            <text:p>8.855E-004</text:p>
          </table:table-cell>
          <table:table-cell office:value-type="float" office:value="-0.00000001687523">
            <text:p>-1.688E-008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2.814186">
            <text:p>2.814E+000</text:p>
          </table:table-cell>
          <table:table-cell office:value-type="float" office:value="7.882048">
            <text:p>7.882E+000</text:p>
          </table:table-cell>
          <table:table-cell office:value-type="float" office:value="0.000771351">
            <text:p>7.714E-004</text:p>
          </table:table-cell>
          <table:table-cell office:value-type="float" office:value="0.0007805942">
            <text:p>7.806E-004</text:p>
          </table:table-cell>
          <table:table-cell office:value-type="float" office:value="0.0000006057021">
            <text:p>6.057E-007</text:p>
          </table:table-cell>
          <table:table-cell office:value-type="float" office:value="0.002153406">
            <text:p>2.153E-003</text:p>
          </table:table-cell>
          <table:table-cell office:value-type="float" office:value="-0.000000002899063">
            <text:p>-2.899E-009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3.070226">
            <text:p>3.070E+000</text:p>
          </table:table-cell>
          <table:table-cell office:value-type="float" office:value="9.387595">
            <text:p>9.388E+000</text:p>
          </table:table-cell>
          <table:table-cell office:value-type="float" office:value="0.03925972">
            <text:p>3.926E-002</text:p>
          </table:table-cell>
          <table:table-cell office:value-type="float" office:value="0.03765487">
            <text:p>3.765E-002</text:p>
          </table:table-cell>
          <table:table-cell office:value-type="float" office:value="0.001447786">
            <text:p>1.448E-003</text:p>
          </table:table-cell>
          <table:table-cell office:value-type="float" office:value="0.1151416">
            <text:p>1.151E-001</text:p>
          </table:table-cell>
          <table:table-cell office:value-type="float" office:value="0.000003265855">
            <text:p>3.266E-006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2.69934">
            <text:p>2.699E+000</text:p>
          </table:table-cell>
          <table:table-cell office:value-type="float" office:value="7.251706">
            <text:p>7.252E+000</text:p>
          </table:table-cell>
          <table:table-cell office:value-type="float" office:value="0.0008568621">
            <text:p>8.569E-004</text:p>
          </table:table-cell>
          <table:table-cell office:value-type="float" office:value="0.0006833179">
            <text:p>6.833E-004</text:p>
          </table:table-cell>
          <table:table-cell office:value-type="float" office:value="0.0000005225394">
            <text:p>5.225E-007</text:p>
          </table:table-cell>
          <table:table-cell office:value-type="float" office:value="0.001787042">
            <text:p>1.787E-003</text:p>
          </table:table-cell>
          <table:table-cell office:value-type="float" office:value="0.00000001845308">
            <text:p>1.845E-008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2.842312">
            <text:p>2.842E+000</text:p>
          </table:table-cell>
          <table:table-cell office:value-type="float" office:value="8.044137">
            <text:p>8.044E+000</text:p>
          </table:table-cell>
          <table:table-cell office:value-type="float" office:value="0.00183424">
            <text:p>1.834E-003</text:p>
          </table:table-cell>
          <table:table-cell office:value-type="float" office:value="0.001723348">
            <text:p>1.723E-003</text:p>
          </table:table-cell>
          <table:table-cell office:value-type="float" office:value="0.00000306399">
            <text:p>3.064E-006</text:p>
          </table:table-cell>
          <table:table-cell office:value-type="float" office:value="0.004887113">
            <text:p>4.887E-003</text:p>
          </table:table-cell>
          <table:table-cell office:value-type="float" office:value="0.00000000399266">
            <text:p>3.993E-009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2.927731">
            <text:p>2.928E+000</text:p>
          </table:table-cell>
          <table:table-cell office:value-type="float" office:value="8.535821">
            <text:p>8.536E+000</text:p>
          </table:table-cell>
          <table:table-cell office:value-type="float" office:value="0.01000175">
            <text:p>1.000E-002</text:p>
          </table:table-cell>
          <table:table-cell office:value-type="float" office:value="0.009818001">
            <text:p>9.818E-003</text:p>
          </table:table-cell>
          <table:table-cell office:value-type="float" office:value="0.00009729096">
            <text:p>9.729E-005</text:p>
          </table:table-cell>
          <table:table-cell office:value-type="float" office:value="0.02860924">
            <text:p>2.861E-002</text:p>
          </table:table-cell>
          <table:table-cell office:value-type="float" office:value="0.00000007631457">
            <text:p>7.631E-008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2.967729">
            <text:p>2.968E+000</text:p>
          </table:table-cell>
          <table:table-cell office:value-type="float" office:value="8.771354">
            <text:p>8.771E+000</text:p>
          </table:table-cell>
          <table:table-cell office:value-type="float" office:value="0.000661654">
            <text:p>6.617E-004</text:p>
          </table:table-cell>
          <table:table-cell office:value-type="float" office:value="0.000528626">
            <text:p>5.286E-004</text:p>
          </table:table-cell>
          <table:table-cell office:value-type="float" office:value="0.000000312405">
            <text:p>3.124E-007</text:p>
          </table:table-cell>
          <table:table-cell office:value-type="float" office:value="0.001482867">
            <text:p>1.483E-003</text:p>
          </table:table-cell>
          <table:table-cell office:value-type="float" office:value="-0.00000001200104">
            <text:p>-1.200E-008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3.10877">
            <text:p>3.109E+000</text:p>
          </table:table-cell>
          <table:table-cell office:value-type="float" office:value="9.627444">
            <text:p>9.627E+000</text:p>
          </table:table-cell>
          <table:table-cell office:value-type="float" office:value="0.0005795634">
            <text:p>5.796E-004</text:p>
          </table:table-cell>
          <table:table-cell office:value-type="float" office:value="0.00006563102">
            <text:p>6.563E-005</text:p>
          </table:table-cell>
          <table:table-cell office:value-type="float" office:value="-0.00000001165402">
            <text:p>-1.165E-008</text:p>
          </table:table-cell>
          <table:table-cell office:value-type="float" office:value="-0.0001914959">
            <text:p>-1.915E-004</text:p>
          </table:table-cell>
          <table:table-cell office:value-type="float" office:value="-0.000000005294068">
            <text:p>-5.294E-009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3.056878">
            <text:p>3.057E+000</text:p>
          </table:table-cell>
          <table:table-cell office:value-type="float" office:value="9.30888">
            <text:p>9.309E+000</text:p>
          </table:table-cell>
          <table:table-cell office:value-type="float" office:value="0.01157183">
            <text:p>1.157E-002</text:p>
          </table:table-cell>
          <table:table-cell office:value-type="float" office:value="0.01162102">
            <text:p>1.162E-002</text:p>
          </table:table-cell>
          <table:table-cell office:value-type="float" office:value="0.000134762">
            <text:p>1.348E-004</text:p>
          </table:table-cell>
          <table:table-cell office:value-type="float" office:value="0.03545533">
            <text:p>3.546E-002</text:p>
          </table:table-cell>
          <table:table-cell office:value-type="float" office:value="-0.00000003802856">
            <text:p>-3.803E-008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3.154542">
            <text:p>3.155E+000</text:p>
          </table:table-cell>
          <table:table-cell office:value-type="float" office:value="9.915677">
            <text:p>9.916E+000</text:p>
          </table:table-cell>
          <table:table-cell office:value-type="float" office:value="0.006921482">
            <text:p>6.921E-003</text:p>
          </table:table-cell>
          <table:table-cell office:value-type="float" office:value="0.006737393">
            <text:p>6.737E-003</text:p>
          </table:table-cell>
          <table:table-cell office:value-type="float" office:value="0.00004600838">
            <text:p>4.601E-005</text:p>
          </table:table-cell>
          <table:table-cell office:value-type="float" office:value="0.02105447">
            <text:p>2.105E-002</text:p>
          </table:table-cell>
          <table:table-cell office:value-type="float" office:value="0.00000006138411">
            <text:p>6.138E-008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3.180377">
            <text:p>3.180E+000</text:p>
          </table:table-cell>
          <table:table-cell office:value-type="float" office:value="10.07925">
            <text:p>1.008E+001</text:p>
          </table:table-cell>
          <table:table-cell office:value-type="float" office:value="0.001071627">
            <text:p>1.072E-003</text:p>
          </table:table-cell>
          <table:table-cell office:value-type="float" office:value="0.0005851998">
            <text:p>5.852E-004</text:p>
          </table:table-cell>
          <table:table-cell office:value-type="float" office:value="0.0000004552707">
            <text:p>4.553E-007</text:p>
          </table:table-cell>
          <table:table-cell office:value-type="float" office:value="0.001483456">
            <text:p>1.483E-003</text:p>
          </table:table-cell>
          <table:table-cell office:value-type="float" office:value="-0.00000008654478">
            <text:p>-8.654E-008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3.198487">
            <text:p>3.198E+000</text:p>
          </table:table-cell>
          <table:table-cell office:value-type="float" office:value="10.19813">
            <text:p>1.020E+001</text:p>
          </table:table-cell>
          <table:table-cell office:value-type="float" office:value="0.003452889">
            <text:p>3.453E-003</text:p>
          </table:table-cell>
          <table:table-cell office:value-type="float" office:value="0.003319634">
            <text:p>3.320E-003</text:p>
          </table:table-cell>
          <table:table-cell office:value-type="float" office:value="0.00001123894">
            <text:p>1.124E-005</text:p>
          </table:table-cell>
          <table:table-cell office:value-type="float" office:value="0.01051979">
            <text:p>1.052E-002</text:p>
          </table:table-cell>
          <table:table-cell office:value-type="float" office:value="-0.00000002715157">
            <text:p>-2.715E-008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3.369305">
            <text:p>3.369E+000</text:p>
          </table:table-cell>
          <table:table-cell office:value-type="float" office:value="11.31743">
            <text:p>1.132E+001</text:p>
          </table:table-cell>
          <table:table-cell office:value-type="float" office:value="0.002505858">
            <text:p>2.506E-003</text:p>
          </table:table-cell>
          <table:table-cell office:value-type="float" office:value="0.0019198">
            <text:p>1.920E-003</text:p>
          </table:table-cell>
          <table:table-cell office:value-type="float" office:value="0.000004205318">
            <text:p>4.205E-006</text:p>
          </table:table-cell>
          <table:table-cell office:value-type="float" office:value="0.006005915">
            <text:p>6.006E-003</text:p>
          </table:table-cell>
          <table:table-cell office:value-type="float" office:value="0.0000002143539">
            <text:p>2.144E-007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3.523046">
            <text:p>3.523E+000</text:p>
          </table:table-cell>
          <table:table-cell office:value-type="float" office:value="12.37702">
            <text:p>1.238E+001</text:p>
          </table:table-cell>
          <table:table-cell office:value-type="float" office:value="0.0003130597">
            <text:p>3.131E-004</text:p>
          </table:table-cell>
          <table:table-cell office:value-type="float" office:value="0.00004323504">
            <text:p>4.324E-005</text:p>
          </table:table-cell>
          <table:table-cell office:value-type="float" office:value="-0.000000001389363">
            <text:p>-1.389E-009</text:p>
          </table:table-cell>
          <table:table-cell office:value-type="float" office:value="-0.00008388006">
            <text:p>-8.388E-005</text:p>
          </table:table-cell>
          <table:table-cell office:value-type="float" office:value="0.000000004834305">
            <text:p>4.834E-009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3.436133">
            <text:p>3.436E+000</text:p>
          </table:table-cell>
          <table:table-cell office:value-type="float" office:value="11.77407">
            <text:p>1.177E+001</text:p>
          </table:table-cell>
          <table:table-cell office:value-type="float" office:value="0.002394769">
            <text:p>2.395E-003</text:p>
          </table:table-cell>
          <table:table-cell office:value-type="float" office:value="0.002421276">
            <text:p>2.421E-003</text:p>
          </table:table-cell>
          <table:table-cell office:value-type="float" office:value="0.000005830397">
            <text:p>5.830E-006</text:p>
          </table:table-cell>
          <table:table-cell office:value-type="float" office:value="0.008295594">
            <text:p>8.296E-003</text:p>
          </table:table-cell>
          <table:table-cell office:value-type="float" office:value="-0.000000003741963">
            <text:p>-3.742E-009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3.507947">
            <text:p>3.508E+000</text:p>
          </table:table-cell>
          <table:table-cell office:value-type="float" office:value="12.27169">
            <text:p>1.227E+001</text:p>
          </table:table-cell>
          <table:table-cell office:value-type="float" office:value="0.002203436">
            <text:p>2.203E-003</text:p>
          </table:table-cell>
          <table:table-cell office:value-type="float" office:value="0.001445909">
            <text:p>1.446E-003</text:p>
          </table:table-cell>
          <table:table-cell office:value-type="float" office:value="0.000002566722">
            <text:p>2.567E-006</text:p>
          </table:table-cell>
          <table:table-cell office:value-type="float" office:value="0.004436995">
            <text:p>4.437E-003</text:p>
          </table:table-cell>
          <table:table-cell office:value-type="float" office:value="0.0000002696109">
            <text:p>2.696E-007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3.55289">
            <text:p>3.553E+000</text:p>
          </table:table-cell>
          <table:table-cell office:value-type="float" office:value="12.58813">
            <text:p>1.259E+001</text:p>
          </table:table-cell>
          <table:table-cell office:value-type="float" office:value="0.01811112">
            <text:p>1.811E-002</text:p>
          </table:table-cell>
          <table:table-cell office:value-type="float" office:value="0.01780625">
            <text:p>1.781E-002</text:p>
          </table:table-cell>
          <table:table-cell office:value-type="float" office:value="0.0003197654">
            <text:p>3.198E-004</text:p>
          </table:table-cell>
          <table:table-cell office:value-type="float" office:value="0.06313641">
            <text:p>6.314E-002</text:p>
          </table:table-cell>
          <table:table-cell office:value-type="float" office:value="-0.00000009583799">
            <text:p>-9.584E-008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3.523962">
            <text:p>3.524E+000</text:p>
          </table:table-cell>
          <table:table-cell office:value-type="float" office:value="12.3841">
            <text:p>1.238E+001</text:p>
          </table:table-cell>
          <table:table-cell office:value-type="float" office:value="0.0002757985">
            <text:p>2.758E-004</text:p>
          </table:table-cell>
          <table:table-cell office:value-type="float" office:value="0.0002354349">
            <text:p>2.354E-004</text:p>
          </table:table-cell>
          <table:table-cell office:value-type="float" office:value="0.00000005997983">
            <text:p>5.998E-008</text:p>
          </table:table-cell>
          <table:table-cell office:value-type="float" office:value="0.0008084164">
            <text:p>8.084E-004</text:p>
          </table:table-cell>
          <table:table-cell office:value-type="float" office:value="-0.000000001268633">
            <text:p>-1.269E-009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3.575136">
            <text:p>3.575E+000</text:p>
          </table:table-cell>
          <table:table-cell office:value-type="float" office:value="12.74558">
            <text:p>1.275E+001</text:p>
          </table:table-cell>
          <table:table-cell office:value-type="float" office:value="0.006540605">
            <text:p>6.541E-003</text:p>
          </table:table-cell>
          <table:table-cell office:value-type="float" office:value="0.006403077">
            <text:p>6.403E-003</text:p>
          </table:table-cell>
          <table:table-cell office:value-type="float" office:value="0.00004143734">
            <text:p>4.144E-005</text:p>
          </table:table-cell>
          <table:table-cell office:value-type="float" office:value="0.02282484">
            <text:p>2.282E-002</text:p>
          </table:table-cell>
          <table:table-cell office:value-type="float" office:value="-0.0000000288663">
            <text:p>-2.887E-008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3.622643">
            <text:p>3.623E+000</text:p>
          </table:table-cell>
          <table:table-cell office:value-type="float" office:value="13.08853">
            <text:p>1.309E+001</text:p>
          </table:table-cell>
          <table:table-cell office:value-type="float" office:value="0.0002155967">
            <text:p>2.156E-004</text:p>
          </table:table-cell>
          <table:table-cell office:value-type="float" office:value="0.00002417996">
            <text:p>2.418E-005</text:p>
          </table:table-cell>
          <table:table-cell office:value-type="float" office:value="-0.000000001675835">
            <text:p>-1.676E-009</text:p>
          </table:table-cell>
          <table:table-cell office:value-type="float" office:value="-0.0000849012">
            <text:p>-8.490E-005</text:p>
          </table:table-cell>
          <table:table-cell office:value-type="float" office:value="-0.0000000004894225">
            <text:p>-4.894E-01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3.622427">
            <text:p>3.622E+000</text:p>
          </table:table-cell>
          <table:table-cell office:value-type="float" office:value="13.08873">
            <text:p>1.309E+001</text:p>
          </table:table-cell>
          <table:table-cell office:value-type="float" office:value="0.005180504">
            <text:p>5.181E-003</text:p>
          </table:table-cell>
          <table:table-cell office:value-type="float" office:value="0.004927281">
            <text:p>4.927E-003</text:p>
          </table:table-cell>
          <table:table-cell office:value-type="float" office:value="0.00002489395">
            <text:p>2.489E-005</text:p>
          </table:table-cell>
          <table:table-cell office:value-type="float" office:value="0.01765138">
            <text:p>1.765E-002</text:p>
          </table:table-cell>
          <table:table-cell office:value-type="float" office:value="0.00000009455609">
            <text:p>9.456E-008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3.676483">
            <text:p>3.676E+000</text:p>
          </table:table-cell>
          <table:table-cell office:value-type="float" office:value="13.48109">
            <text:p>1.348E+001</text:p>
          </table:table-cell>
          <table:table-cell office:value-type="float" office:value="0.0003361324">
            <text:p>3.361E-004</text:p>
          </table:table-cell>
          <table:table-cell office:value-type="float" office:value="0.0003288217">
            <text:p>3.288E-004</text:p>
          </table:table-cell>
          <table:table-cell office:value-type="float" office:value="0.000000109319">
            <text:p>1.093E-007</text:p>
          </table:table-cell>
          <table:table-cell office:value-type="float" office:value="0.001195694">
            <text:p>1.196E-003</text:p>
          </table:table-cell>
          <table:table-cell office:value-type="float" office:value="-0.0000000000353159">
            <text:p>-3.532E-011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3.696986">
            <text:p>3.697E+000</text:p>
          </table:table-cell>
          <table:table-cell office:value-type="float" office:value="13.63262">
            <text:p>1.363E+001</text:p>
          </table:table-cell>
          <table:table-cell office:value-type="float" office:value="0.0001954151">
            <text:p>1.954E-004</text:p>
          </table:table-cell>
          <table:table-cell office:value-type="float" office:value="0.00002167022">
            <text:p>2.167E-005</text:p>
          </table:table-cell>
          <table:table-cell office:value-type="float" office:value="-0.00000000140418">
            <text:p>-1.404E-009</text:p>
          </table:table-cell>
          <table:table-cell office:value-type="float" office:value="-0.00007988903">
            <text:p>-7.989E-005</text:p>
          </table:table-cell>
          <table:table-cell office:value-type="float" office:value="-0.0000000001299276">
            <text:p>-1.299E-010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3.669045">
            <text:p>3.669E+000</text:p>
          </table:table-cell>
          <table:table-cell office:value-type="float" office:value="13.42677">
            <text:p>1.343E+001</text:p>
          </table:table-cell>
          <table:table-cell office:value-type="float" office:value="0.01504869">
            <text:p>1.505E-002</text:p>
          </table:table-cell>
          <table:table-cell office:value-type="float" office:value="0.01468801">
            <text:p>1.469E-002</text:p>
          </table:table-cell>
          <table:table-cell office:value-type="float" office:value="0.0002183702">
            <text:p>2.184E-004</text:p>
          </table:table-cell>
          <table:table-cell office:value-type="float" office:value="0.05352979">
            <text:p>5.353E-002</text:p>
          </table:table-cell>
          <table:table-cell office:value-type="float" office:value="-0.00000020223">
            <text:p>-2.022E-007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3.635434">
            <text:p>3.635E+000</text:p>
          </table:table-cell>
          <table:table-cell office:value-type="float" office:value="13.18121">
            <text:p>1.318E+001</text:p>
          </table:table-cell>
          <table:table-cell office:value-type="float" office:value="0.000881388">
            <text:p>8.814E-004</text:p>
          </table:table-cell>
          <table:table-cell office:value-type="float" office:value="0.0002685557">
            <text:p>2.686E-004</text:p>
          </table:table-cell>
          <table:table-cell office:value-type="float" office:value="0.0000001075749">
            <text:p>1.076E-007</text:p>
          </table:table-cell>
          <table:table-cell office:value-type="float" office:value="0.0004171801">
            <text:p>4.172E-004</text:p>
          </table:table-cell>
          <table:table-cell office:value-type="float" office:value="-0.00000007415578">
            <text:p>-7.416E-008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3.650676">
            <text:p>3.651E+000</text:p>
          </table:table-cell>
          <table:table-cell office:value-type="float" office:value="13.29659">
            <text:p>1.330E+001</text:p>
          </table:table-cell>
          <table:table-cell office:value-type="float" office:value="0.0002519244">
            <text:p>2.519E-004</text:p>
          </table:table-cell>
          <table:table-cell office:value-type="float" office:value="0.000176026">
            <text:p>1.760E-004</text:p>
          </table:table-cell>
          <table:table-cell office:value-type="float" office:value="0.00000003693327">
            <text:p>3.693E-008</text:p>
          </table:table-cell>
          <table:table-cell office:value-type="float" office:value="0.000563497">
            <text:p>5.635E-004</text:p>
          </table:table-cell>
          <table:table-cell office:value-type="float" office:value="-0.000000003158872">
            <text:p>-3.159E-009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3.688504">
            <text:p>3.689E+000</text:p>
          </table:table-cell>
          <table:table-cell office:value-type="float" office:value="13.56833">
            <text:p>1.357E+001</text:p>
          </table:table-cell>
          <table:table-cell office:value-type="float" office:value="0.00002395478">
            <text:p>2.395E-005</text:p>
          </table:table-cell>
          <table:table-cell office:value-type="float" office:value="0.000006978781">
            <text:p>6.979E-006</text:p>
          </table:table-cell>
          <table:table-cell office:value-type="float" office:value="0.0000000000722667">
            <text:p>7.227E-011</text:p>
          </table:table-cell>
          <table:table-cell office:value-type="float" office:value="0.00001074767">
            <text:p>1.075E-005</text:p>
          </table:table-cell>
          <table:table-cell office:value-type="float" office:value="-0.00000000005403259">
            <text:p>-5.403E-011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3.667735">
            <text:p>3.668E+000</text:p>
          </table:table-cell>
          <table:table-cell office:value-type="float" office:value="13.4287">
            <text:p>1.343E+001</text:p>
          </table:table-cell>
          <table:table-cell office:value-type="float" office:value="0.00002583389">
            <text:p>2.583E-005</text:p>
          </table:table-cell>
          <table:table-cell office:value-type="float" office:value="0.000007370008">
            <text:p>7.370E-006</text:p>
          </table:table-cell>
          <table:table-cell office:value-type="float" office:value="0.0000000000811908">
            <text:p>8.119E-011</text:p>
          </table:table-cell>
          <table:table-cell office:value-type="float" office:value="0.00001056525">
            <text:p>1.057E-005</text:p>
          </table:table-cell>
          <table:table-cell office:value-type="float" office:value="-0.00000000006123558">
            <text:p>-6.124E-011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3.680184">
            <text:p>3.680E+000</text:p>
          </table:table-cell>
          <table:table-cell office:value-type="float" office:value="13.51405">
            <text:p>1.351E+001</text:p>
          </table:table-cell>
          <table:table-cell office:value-type="float" office:value="0.00001096698">
            <text:p>1.097E-005</text:p>
          </table:table-cell>
          <table:table-cell office:value-type="float" office:value="0.000005906847">
            <text:p>5.907E-006</text:p>
          </table:table-cell>
          <table:table-cell office:value-type="float" office:value="0.00000000004661887">
            <text:p>4.662E-011</text:p>
          </table:table-cell>
          <table:table-cell office:value-type="float" office:value="0.0000170446">
            <text:p>1.704E-005</text:p>
          </table:table-cell>
          <table:table-cell office:value-type="float" office:value="-0.000000000009323027">
            <text:p>-9.323E-012</text:p>
          </table:table-cell>
        </table:table-row>
        <table:table-row table:style-name="ro1" table:number-rows-repeated="104821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line_h1_result" table:style-name="ta1" table:print="false">
        <table:table-column table:style-name="co4" table:default-cell-style-name="Default"/>
        <table:table-row table:style-name="ro1">
          <table:table-cell>
            <draw:frame table:end-cell-address="line_h1_result.L30" table:end-x="0.824in" table:end-y="0.1354in" draw:z-index="0" draw:style-name="gr1" svg:width="10.6028in" svg:height="5.2713in" svg:x="0.0004in" svg:y="0.0004in">
              <draw:object draw:notify-on-update-of-ranges="line_1.B1:line_1.B360 line_2.B1:line_2.B360 line_3.B1:line_3.B36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line_h2_result" table:style-name="ta1" table:print="false">
        <table:table-column table:style-name="co4" table:default-cell-style-name="Default"/>
        <table:table-row table:style-name="ro1">
          <table:table-cell>
            <draw:frame table:end-cell-address="line_h2_result.L30" table:end-x="0.8783in" table:end-y="0.1461in" draw:z-index="0" draw:style-name="gr1" svg:width="10.6571in" svg:height="5.2823in" svg:x="0.0004in" svg:y="0in">
              <draw:object draw:notify-on-update-of-ranges="line_1.C1:line_1.C360 line_2.C1:line_2.C360 line_3.C1:line_3.C36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line_h3_result" table:style-name="ta1" table:print="false">
        <table:table-column table:style-name="co4" table:default-cell-style-name="Default"/>
        <table:table-row table:style-name="ro1">
          <table:table-cell>
            <draw:frame table:end-cell-address="line_h3_result.L30" table:end-x="0.889in" table:end-y="0.1461in" draw:z-index="0" draw:style-name="gr1" svg:width="10.6677in" svg:height="5.2823in" svg:x="0.0004in" svg:y="0in">
              <draw:object draw:notify-on-update-of-ranges="line_1.D1:line_1.D360 line_2.D1:line_2.D360 line_3.D1:line_3.D36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</table:table>
      <table:table table:name="line_h4_result" table:style-name="ta1" table:print="false">
        <table:table-column table:style-name="co4" table:default-cell-style-name="Default"/>
        <table:table-row table:style-name="ro1">
          <table:table-cell>
            <draw:frame table:end-cell-address="line_h4_result.L30" table:end-x="0.8886in" table:end-y="0.1465in" draw:z-index="0" draw:style-name="gr1" svg:width="10.6677in" svg:height="5.2823in" svg:x="0in" svg:y="0.0004in">
              <draw:object draw:notify-on-update-of-ranges="line_1.E1:line_1.E360 line_2.E1:line_2.E360 line_3.E1:line_3.E360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</table:table>
      <table:table table:name="line_h5_result" table:style-name="ta1" table:print="false">
        <table:table-column table:style-name="co4" table:default-cell-style-name="Default"/>
        <table:table-row table:style-name="ro1">
          <table:table-cell>
            <draw:frame table:end-cell-address="line_h5_result.L30" table:end-x="0.8886in" table:end-y="0.1465in" draw:z-index="0" draw:style-name="gr1" svg:width="10.6677in" svg:height="5.2823in" svg:x="0in" svg:y="0.0004in">
              <draw:object draw:notify-on-update-of-ranges="line_1.F1:line_1.F360 line_2.F1:line_2.F360 line_3.F1:line_3.F360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</table:table>
      <table:table table:name="line_h6_result" table:style-name="ta1" table:print="false">
        <table:table-column table:style-name="co4" table:default-cell-style-name="Default"/>
        <table:table-row table:style-name="ro1">
          <table:table-cell>
            <draw:frame table:end-cell-address="line_h6_result.L30" table:end-x="0.8886in" table:end-y="0.1465in" draw:z-index="0" draw:style-name="gr1" svg:width="10.6677in" svg:height="5.2823in" svg:x="0in" svg:y="0.0004in">
              <draw:object draw:notify-on-update-of-ranges="line_1.G1:line_1.G360 line_2.G1:line_2.G360 line_3.G1:line_3.G360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</table:table>
      <table:table table:name="line_h7_result" table:style-name="ta1" table:print="false">
        <table:table-column table:style-name="co4" table:default-cell-style-name="Default"/>
        <table:table-row table:style-name="ro1">
          <table:table-cell>
            <draw:frame table:end-cell-address="line_h7_result.L30" table:end-x="0.8886in" table:end-y="0.1465in" draw:z-index="0" draw:style-name="gr1" svg:width="10.6677in" svg:height="5.2823in" svg:x="0in" svg:y="0.0004in">
              <draw:object draw:notify-on-update-of-ranges="line_1.H1:line_1.H360 line_2.H1:line_2.H360 line_3.H1:line_3.H360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scientific-number number:decimal-places="3" number:min-integer-digits="1" number:min-exponent-digits="3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5">08/05/2011</text:date>, <text:time>14:0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ol Paisal</meta:initial-creator>
    <meta:creation-date>2011-08-05T08:31:24</meta:creation-date>
    <dc:date>2011-08-05T14:08:21</dc:date>
    <dc:creator>Anol Paisal</dc:creator>
    <meta:editing-duration>PT00H48M56S</meta:editing-duration>
    <meta:editing-cycles>18</meta:editing-cycles>
    <meta:generator>OpenOffice.org/3.2$Linux OpenOffice.org_project/320m12$Build-9483</meta:generator>
    <meta:document-statistic meta:table-count="10" meta:cell-count="8640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3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terpolation="cubic-spline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7">
      <style:chart-properties chart:display-label="true" chart:logarithmic="false" chart:minimum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932cm" svg:height="13.39cm" xlink:href=".." chart:class="chart:line" chart:style-name="ch1">
        <chart:title svg:x="12.222cm" svg:y="0.268cm" chart:style-name="ch2">
          <text:p>Straight Line</text:p>
        </chart:title>
        <chart:subtitle svg:x="10.992cm" svg:y="1.038cm" chart:style-name="ch3">
          <text:p>First Order of Hu's Moments</text:p>
        </chart:subtitle>
        <chart:legend chart:legend-position="end" svg:x="24.5cm" svg:y="6.038cm" chart:style-name="ch4"/>
        <chart:plot-area chart:style-name="ch5" table:cell-range-address="line_1.B1:line_1.B360 line_2.B1:line_2.B360 line_3.B1:line_3.B360" svg:x="0.875cm" svg:y="1.756cm" svg:width="23.088cm" svg:height="11.034cm">
          <chart:axis chart:dimension="x" chart:name="primary-x" chart:style-name="ch6">
            <chart:title svg:x="12.281cm" svg:y="12.485cm" chart:style-name="ch7">
              <text:p>Angle</text:p>
            </chart:title>
          </chart:axis>
          <chart:axis chart:dimension="y" chart:name="primary-y" chart:style-name="ch8">
            <chart:title svg:x="0.539cm" svg:y="7.755cm" chart:style-name="ch9">
              <text:p>Coefficient</text:p>
            </chart:title>
          </chart:axis>
          <chart:series chart:style-name="ch10" chart:values-cell-range-address="line_1.B1:line_1.B360" chart:class="chart:line">
            <chart:data-point chart:repeated="360"/>
          </chart:series>
          <chart:series chart:style-name="ch11" chart:values-cell-range-address="line_2.B1:line_2.B360" chart:class="chart:line">
            <chart:data-point chart:repeated="360"/>
          </chart:series>
          <chart:series chart:style-name="ch12" chart:values-cell-range-address="line_3.B1:line_3.B360" chart:class="chart:line">
            <chart:data-point chart:repeated="36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593294">
                <text:p text:id="line_1.B1:line_1.B360">3.593294</text:p>
              </table:table-cell>
              <table:table-cell office:value-type="float" office:value="8.366071">
                <text:p text:id="line_2.B1:line_2.B360">8.366071</text:p>
              </table:table-cell>
              <table:table-cell office:value-type="float" office:value="7.259842">
                <text:p text:id="line_3.B1:line_3.B360">7.25984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35993">
                <text:p>1.835993</text:p>
              </table:table-cell>
              <table:table-cell office:value-type="float" office:value="3.056819">
                <text:p>3.056819</text:p>
              </table:table-cell>
              <table:table-cell office:value-type="float" office:value="3.68976">
                <text:p>3.689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35993">
                <text:p>1.835993</text:p>
              </table:table-cell>
              <table:table-cell office:value-type="float" office:value="2.975142">
                <text:p>2.975142</text:p>
              </table:table-cell>
              <table:table-cell office:value-type="float" office:value="3.689037">
                <text:p>3.689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28976">
                <text:p>1.828976</text:p>
              </table:table-cell>
              <table:table-cell office:value-type="float" office:value="2.991029">
                <text:p>2.991029</text:p>
              </table:table-cell>
              <table:table-cell office:value-type="float" office:value="3.657979">
                <text:p>3.6579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875885">
                <text:p>1.875885</text:p>
              </table:table-cell>
              <table:table-cell office:value-type="float" office:value="3.007555">
                <text:p>3.007555</text:p>
              </table:table-cell>
              <table:table-cell office:value-type="float" office:value="3.659279">
                <text:p>3.6592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19086">
                <text:p>1.819086</text:p>
              </table:table-cell>
              <table:table-cell office:value-type="float" office:value="2.907769">
                <text:p>2.907769</text:p>
              </table:table-cell>
              <table:table-cell office:value-type="float" office:value="3.681732">
                <text:p>3.6817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27427">
                <text:p>1.827427</text:p>
              </table:table-cell>
              <table:table-cell office:value-type="float" office:value="2.900178">
                <text:p>2.900178</text:p>
              </table:table-cell>
              <table:table-cell office:value-type="float" office:value="3.613054">
                <text:p>3.613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92536">
                <text:p>1.892536</text:p>
              </table:table-cell>
              <table:table-cell office:value-type="float" office:value="2.918273">
                <text:p>2.918273</text:p>
              </table:table-cell>
              <table:table-cell office:value-type="float" office:value="3.617363">
                <text:p>3.6173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51123">
                <text:p>1.851123</text:p>
              </table:table-cell>
              <table:table-cell office:value-type="float" office:value="2.933616">
                <text:p>2.933616</text:p>
              </table:table-cell>
              <table:table-cell office:value-type="float" office:value="3.670338">
                <text:p>3.6703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62049">
                <text:p>1.862049</text:p>
              </table:table-cell>
              <table:table-cell office:value-type="float" office:value="2.904713">
                <text:p>2.904713</text:p>
              </table:table-cell>
              <table:table-cell office:value-type="float" office:value="3.636198">
                <text:p>3.6361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8774">
                <text:p>1.78774</text:p>
              </table:table-cell>
              <table:table-cell office:value-type="float" office:value="2.941849">
                <text:p>2.941849</text:p>
              </table:table-cell>
              <table:table-cell office:value-type="float" office:value="3.65486">
                <text:p>3.654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69491">
                <text:p>1.769491</text:p>
              </table:table-cell>
              <table:table-cell office:value-type="float" office:value="2.976444">
                <text:p>2.976444</text:p>
              </table:table-cell>
              <table:table-cell office:value-type="float" office:value="3.572921">
                <text:p>3.5729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781846">
                <text:p>1.781846</text:p>
              </table:table-cell>
              <table:table-cell office:value-type="float" office:value="3.01503">
                <text:p>3.01503</text:p>
              </table:table-cell>
              <table:table-cell office:value-type="float" office:value="3.549372">
                <text:p>3.5493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22295">
                <text:p>1.822295</text:p>
              </table:table-cell>
              <table:table-cell office:value-type="float" office:value="3.012816">
                <text:p>3.012816</text:p>
              </table:table-cell>
              <table:table-cell office:value-type="float" office:value="3.333311">
                <text:p>3.3333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880322">
                <text:p>1.880322</text:p>
              </table:table-cell>
              <table:table-cell office:value-type="float" office:value="2.871077">
                <text:p>2.871077</text:p>
              </table:table-cell>
              <table:table-cell office:value-type="float" office:value="3.059098">
                <text:p>3.0590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1862">
                <text:p>1.81862</text:p>
              </table:table-cell>
              <table:table-cell office:value-type="float" office:value="3.013964">
                <text:p>3.013964</text:p>
              </table:table-cell>
              <table:table-cell office:value-type="float" office:value="3.301807">
                <text:p>3.3018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804721">
                <text:p>1.804721</text:p>
              </table:table-cell>
              <table:table-cell office:value-type="float" office:value="3.141457">
                <text:p>3.141457</text:p>
              </table:table-cell>
              <table:table-cell office:value-type="float" office:value="3.085685">
                <text:p>3.0856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08961">
                <text:p>1.808961</text:p>
              </table:table-cell>
              <table:table-cell office:value-type="float" office:value="3.027367">
                <text:p>3.027367</text:p>
              </table:table-cell>
              <table:table-cell office:value-type="float" office:value="3.0991">
                <text:p>3.09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2044">
                <text:p>1.92044</text:p>
              </table:table-cell>
              <table:table-cell office:value-type="float" office:value="2.973488">
                <text:p>2.973488</text:p>
              </table:table-cell>
              <table:table-cell office:value-type="float" office:value="3.097375">
                <text:p>3.097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35858">
                <text:p>1.835858</text:p>
              </table:table-cell>
              <table:table-cell office:value-type="float" office:value="2.956525">
                <text:p>2.956525</text:p>
              </table:table-cell>
              <table:table-cell office:value-type="float" office:value="2.981275">
                <text:p>2.9812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805583">
                <text:p>1.805583</text:p>
              </table:table-cell>
              <table:table-cell office:value-type="float" office:value="2.928565">
                <text:p>2.928565</text:p>
              </table:table-cell>
              <table:table-cell office:value-type="float" office:value="2.921929">
                <text:p>2.9219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852768">
                <text:p>1.852768</text:p>
              </table:table-cell>
              <table:table-cell office:value-type="float" office:value="2.811826">
                <text:p>2.811826</text:p>
              </table:table-cell>
              <table:table-cell office:value-type="float" office:value="2.987874">
                <text:p>2.9878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84175">
                <text:p>1.84175</text:p>
              </table:table-cell>
              <table:table-cell office:value-type="float" office:value="2.921084">
                <text:p>2.921084</text:p>
              </table:table-cell>
              <table:table-cell office:value-type="float" office:value="2.752999">
                <text:p>2.752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898549">
                <text:p>1.898549</text:p>
              </table:table-cell>
              <table:table-cell office:value-type="float" office:value="2.946558">
                <text:p>2.946558</text:p>
              </table:table-cell>
              <table:table-cell office:value-type="float" office:value="2.827501">
                <text:p>2.8275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825577">
                <text:p>1.825577</text:p>
              </table:table-cell>
              <table:table-cell office:value-type="float" office:value="2.969546">
                <text:p>2.969546</text:p>
              </table:table-cell>
              <table:table-cell office:value-type="float" office:value="2.933767">
                <text:p>2.9337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745741">
                <text:p>1.745741</text:p>
              </table:table-cell>
              <table:table-cell office:value-type="float" office:value="3.040219">
                <text:p>3.040219</text:p>
              </table:table-cell>
              <table:table-cell office:value-type="float" office:value="2.80981">
                <text:p>2.809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948559">
                <text:p>1.948559</text:p>
              </table:table-cell>
              <table:table-cell office:value-type="float" office:value="2.959942">
                <text:p>2.959942</text:p>
              </table:table-cell>
              <table:table-cell office:value-type="float" office:value="2.930113">
                <text:p>2.9301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82613">
                <text:p>1.82613</text:p>
              </table:table-cell>
              <table:table-cell office:value-type="float" office:value="2.856137">
                <text:p>2.856137</text:p>
              </table:table-cell>
              <table:table-cell office:value-type="float" office:value="2.76211">
                <text:p>2.762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78396">
                <text:p>1.78396</text:p>
              </table:table-cell>
              <table:table-cell office:value-type="float" office:value="2.99275">
                <text:p>2.99275</text:p>
              </table:table-cell>
              <table:table-cell office:value-type="float" office:value="2.75706">
                <text:p>2.757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16435">
                <text:p>1.816435</text:p>
              </table:table-cell>
              <table:table-cell office:value-type="float" office:value="2.909499">
                <text:p>2.909499</text:p>
              </table:table-cell>
              <table:table-cell office:value-type="float" office:value="2.658466">
                <text:p>2.6584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815944">
                <text:p>1.815944</text:p>
              </table:table-cell>
              <table:table-cell office:value-type="float" office:value="2.964629">
                <text:p>2.964629</text:p>
              </table:table-cell>
              <table:table-cell office:value-type="float" office:value="2.692488">
                <text:p>2.6924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726776">
                <text:p>1.726776</text:p>
              </table:table-cell>
              <table:table-cell office:value-type="float" office:value="2.939746">
                <text:p>2.939746</text:p>
              </table:table-cell>
              <table:table-cell office:value-type="float" office:value="2.808718">
                <text:p>2.8087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859424">
                <text:p>1.859424</text:p>
              </table:table-cell>
              <table:table-cell office:value-type="float" office:value="2.986215">
                <text:p>2.986215</text:p>
              </table:table-cell>
              <table:table-cell office:value-type="float" office:value="2.736372">
                <text:p>2.7363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847339">
                <text:p>1.847339</text:p>
              </table:table-cell>
              <table:table-cell office:value-type="float" office:value="2.878981">
                <text:p>2.878981</text:p>
              </table:table-cell>
              <table:table-cell office:value-type="float" office:value="2.626927">
                <text:p>2.6269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811828">
                <text:p>1.811828</text:p>
              </table:table-cell>
              <table:table-cell office:value-type="float" office:value="2.950015">
                <text:p>2.950015</text:p>
              </table:table-cell>
              <table:table-cell office:value-type="float" office:value="2.72354">
                <text:p>2.723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81176">
                <text:p>1.781176</text:p>
              </table:table-cell>
              <table:table-cell office:value-type="float" office:value="3.001611">
                <text:p>3.001611</text:p>
              </table:table-cell>
              <table:table-cell office:value-type="float" office:value="2.651699">
                <text:p>2.6516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796575">
                <text:p>1.796575</text:p>
              </table:table-cell>
              <table:table-cell office:value-type="float" office:value="2.945688">
                <text:p>2.945688</text:p>
              </table:table-cell>
              <table:table-cell office:value-type="float" office:value="2.634535">
                <text:p>2.6345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87973">
                <text:p>1.887973</text:p>
              </table:table-cell>
              <table:table-cell office:value-type="float" office:value="3.217373">
                <text:p>3.217373</text:p>
              </table:table-cell>
              <table:table-cell office:value-type="float" office:value="2.654897">
                <text:p>2.6548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811743">
                <text:p>1.811743</text:p>
              </table:table-cell>
              <table:table-cell office:value-type="float" office:value="3.003649">
                <text:p>3.003649</text:p>
              </table:table-cell>
              <table:table-cell office:value-type="float" office:value="2.595015">
                <text:p>2.5950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838692">
                <text:p>1.838692</text:p>
              </table:table-cell>
              <table:table-cell office:value-type="float" office:value="2.974462">
                <text:p>2.974462</text:p>
              </table:table-cell>
              <table:table-cell office:value-type="float" office:value="2.607901">
                <text:p>2.6079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737986">
                <text:p>1.737986</text:p>
              </table:table-cell>
              <table:table-cell office:value-type="float" office:value="2.955828">
                <text:p>2.955828</text:p>
              </table:table-cell>
              <table:table-cell office:value-type="float" office:value="2.64545">
                <text:p>2.645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784031">
                <text:p>1.784031</text:p>
              </table:table-cell>
              <table:table-cell office:value-type="float" office:value="3.024823">
                <text:p>3.024823</text:p>
              </table:table-cell>
              <table:table-cell office:value-type="float" office:value="2.65214">
                <text:p>2.652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881046">
                <text:p>1.881046</text:p>
              </table:table-cell>
              <table:table-cell office:value-type="float" office:value="2.926537">
                <text:p>2.926537</text:p>
              </table:table-cell>
              <table:table-cell office:value-type="float" office:value="2.619625">
                <text:p>2.6196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41101">
                <text:p>1.741101</text:p>
              </table:table-cell>
              <table:table-cell office:value-type="float" office:value="3.082775">
                <text:p>3.082775</text:p>
              </table:table-cell>
              <table:table-cell office:value-type="float" office:value="2.637729">
                <text:p>2.6377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706792">
                <text:p>1.706792</text:p>
              </table:table-cell>
              <table:table-cell office:value-type="float" office:value="2.90756">
                <text:p>2.90756</text:p>
              </table:table-cell>
              <table:table-cell office:value-type="float" office:value="2.521852">
                <text:p>2.5218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681873">
                <text:p>1.681873</text:p>
              </table:table-cell>
              <table:table-cell office:value-type="float" office:value="3.007668">
                <text:p>3.007668</text:p>
              </table:table-cell>
              <table:table-cell office:value-type="float" office:value="3.065178">
                <text:p>3.0651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881823">
                <text:p>1.881823</text:p>
              </table:table-cell>
              <table:table-cell office:value-type="float" office:value="2.94992">
                <text:p>2.94992</text:p>
              </table:table-cell>
              <table:table-cell office:value-type="float" office:value="2.602331">
                <text:p>2.6023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884067">
                <text:p>1.884067</text:p>
              </table:table-cell>
              <table:table-cell office:value-type="float" office:value="2.916937">
                <text:p>2.916937</text:p>
              </table:table-cell>
              <table:table-cell office:value-type="float" office:value="2.641303">
                <text:p>2.6413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75166">
                <text:p>1.75166</text:p>
              </table:table-cell>
              <table:table-cell office:value-type="float" office:value="2.863007">
                <text:p>2.863007</text:p>
              </table:table-cell>
              <table:table-cell office:value-type="float" office:value="2.562271">
                <text:p>2.5622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774391">
                <text:p>1.774391</text:p>
              </table:table-cell>
              <table:table-cell office:value-type="float" office:value="3.001865">
                <text:p>3.001865</text:p>
              </table:table-cell>
              <table:table-cell office:value-type="float" office:value="2.587665">
                <text:p>2.5876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82692">
                <text:p>1.82692</text:p>
              </table:table-cell>
              <table:table-cell office:value-type="float" office:value="2.969323">
                <text:p>2.969323</text:p>
              </table:table-cell>
              <table:table-cell office:value-type="float" office:value="2.596818">
                <text:p>2.5968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786043">
                <text:p>1.786043</text:p>
              </table:table-cell>
              <table:table-cell office:value-type="float" office:value="2.979637">
                <text:p>2.979637</text:p>
              </table:table-cell>
              <table:table-cell office:value-type="float" office:value="2.618993">
                <text:p>2.6189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750322">
                <text:p>1.750322</text:p>
              </table:table-cell>
              <table:table-cell office:value-type="float" office:value="2.914896">
                <text:p>2.914896</text:p>
              </table:table-cell>
              <table:table-cell office:value-type="float" office:value="2.644055">
                <text:p>2.6440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923518">
                <text:p>1.923518</text:p>
              </table:table-cell>
              <table:table-cell office:value-type="float" office:value="3.289277">
                <text:p>3.289277</text:p>
              </table:table-cell>
              <table:table-cell office:value-type="float" office:value="2.754814">
                <text:p>2.7548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844444">
                <text:p>1.844444</text:p>
              </table:table-cell>
              <table:table-cell office:value-type="float" office:value="2.976807">
                <text:p>2.976807</text:p>
              </table:table-cell>
              <table:table-cell office:value-type="float" office:value="2.688926">
                <text:p>2.6889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867505">
                <text:p>1.867505</text:p>
              </table:table-cell>
              <table:table-cell office:value-type="float" office:value="2.984092">
                <text:p>2.984092</text:p>
              </table:table-cell>
              <table:table-cell office:value-type="float" office:value="2.747974">
                <text:p>2.7479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916207">
                <text:p>1.916207</text:p>
              </table:table-cell>
              <table:table-cell office:value-type="float" office:value="2.863319">
                <text:p>2.863319</text:p>
              </table:table-cell>
              <table:table-cell office:value-type="float" office:value="2.722616">
                <text:p>2.7226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899943">
                <text:p>1.899943</text:p>
              </table:table-cell>
              <table:table-cell office:value-type="float" office:value="3.031675">
                <text:p>3.031675</text:p>
              </table:table-cell>
              <table:table-cell office:value-type="float" office:value="2.754491">
                <text:p>2.7544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833335">
                <text:p>1.833335</text:p>
              </table:table-cell>
              <table:table-cell office:value-type="float" office:value="2.766944">
                <text:p>2.766944</text:p>
              </table:table-cell>
              <table:table-cell office:value-type="float" office:value="2.798537">
                <text:p>2.7985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729405">
                <text:p>1.729405</text:p>
              </table:table-cell>
              <table:table-cell office:value-type="float" office:value="2.978641">
                <text:p>2.978641</text:p>
              </table:table-cell>
              <table:table-cell office:value-type="float" office:value="2.865023">
                <text:p>2.8650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805054">
                <text:p>1.805054</text:p>
              </table:table-cell>
              <table:table-cell office:value-type="float" office:value="2.961381">
                <text:p>2.961381</text:p>
              </table:table-cell>
              <table:table-cell office:value-type="float" office:value="2.861905">
                <text:p>2.8619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803506">
                <text:p>1.803506</text:p>
              </table:table-cell>
              <table:table-cell office:value-type="float" office:value="2.886521">
                <text:p>2.886521</text:p>
              </table:table-cell>
              <table:table-cell office:value-type="float" office:value="2.960669">
                <text:p>2.9606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74886">
                <text:p>1.74886</text:p>
              </table:table-cell>
              <table:table-cell office:value-type="float" office:value="3.027262">
                <text:p>3.027262</text:p>
              </table:table-cell>
              <table:table-cell office:value-type="float" office:value="2.967005">
                <text:p>2.9670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927448">
                <text:p>1.927448</text:p>
              </table:table-cell>
              <table:table-cell office:value-type="float" office:value="2.914487">
                <text:p>2.914487</text:p>
              </table:table-cell>
              <table:table-cell office:value-type="float" office:value="3.235321">
                <text:p>3.2353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841377">
                <text:p>1.841377</text:p>
              </table:table-cell>
              <table:table-cell office:value-type="float" office:value="2.947148">
                <text:p>2.947148</text:p>
              </table:table-cell>
              <table:table-cell office:value-type="float" office:value="2.854914">
                <text:p>2.8549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812312">
                <text:p>1.812312</text:p>
              </table:table-cell>
              <table:table-cell office:value-type="float" office:value="2.997652">
                <text:p>2.997652</text:p>
              </table:table-cell>
              <table:table-cell office:value-type="float" office:value="3.028355">
                <text:p>3.0283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785242">
                <text:p>1.785242</text:p>
              </table:table-cell>
              <table:table-cell office:value-type="float" office:value="2.876337">
                <text:p>2.876337</text:p>
              </table:table-cell>
              <table:table-cell office:value-type="float" office:value="3.10293">
                <text:p>3.102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778986">
                <text:p>1.778986</text:p>
              </table:table-cell>
              <table:table-cell office:value-type="float" office:value="2.950746">
                <text:p>2.950746</text:p>
              </table:table-cell>
              <table:table-cell office:value-type="float" office:value="3.164759">
                <text:p>3.1647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32471">
                <text:p>1.732471</text:p>
              </table:table-cell>
              <table:table-cell office:value-type="float" office:value="3.042964">
                <text:p>3.042964</text:p>
              </table:table-cell>
              <table:table-cell office:value-type="float" office:value="3.330788">
                <text:p>3.3307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788889">
                <text:p>1.788889</text:p>
              </table:table-cell>
              <table:table-cell office:value-type="float" office:value="3.082267">
                <text:p>3.082267</text:p>
              </table:table-cell>
              <table:table-cell office:value-type="float" office:value="3.305052">
                <text:p>3.3050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788717">
                <text:p>1.788717</text:p>
              </table:table-cell>
              <table:table-cell office:value-type="float" office:value="2.838333">
                <text:p>2.838333</text:p>
              </table:table-cell>
              <table:table-cell office:value-type="float" office:value="3.396844">
                <text:p>3.3968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881229">
                <text:p>1.881229</text:p>
              </table:table-cell>
              <table:table-cell office:value-type="float" office:value="3.001869">
                <text:p>3.001869</text:p>
              </table:table-cell>
              <table:table-cell office:value-type="float" office:value="3.363746">
                <text:p>3.3637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82196">
                <text:p>1.82196</text:p>
              </table:table-cell>
              <table:table-cell office:value-type="float" office:value="2.969309">
                <text:p>2.969309</text:p>
              </table:table-cell>
              <table:table-cell office:value-type="float" office:value="3.359159">
                <text:p>3.3591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785797">
                <text:p>1.785797</text:p>
              </table:table-cell>
              <table:table-cell office:value-type="float" office:value="3.16272">
                <text:p>3.16272</text:p>
              </table:table-cell>
              <table:table-cell office:value-type="float" office:value="3.444296">
                <text:p>3.4442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80867">
                <text:p>1.80867</text:p>
              </table:table-cell>
              <table:table-cell office:value-type="float" office:value="2.982846">
                <text:p>2.982846</text:p>
              </table:table-cell>
              <table:table-cell office:value-type="float" office:value="3.563534">
                <text:p>3.5635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857353">
                <text:p>1.857353</text:p>
              </table:table-cell>
              <table:table-cell office:value-type="float" office:value="3.090563">
                <text:p>3.090563</text:p>
              </table:table-cell>
              <table:table-cell office:value-type="float" office:value="3.436133">
                <text:p>3.4361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859005">
                <text:p>1.859005</text:p>
              </table:table-cell>
              <table:table-cell office:value-type="float" office:value="2.951342">
                <text:p>2.951342</text:p>
              </table:table-cell>
              <table:table-cell office:value-type="float" office:value="3.507947">
                <text:p>3.5079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751017">
                <text:p>1.751017</text:p>
              </table:table-cell>
              <table:table-cell office:value-type="float" office:value="3.042345">
                <text:p>3.042345</text:p>
              </table:table-cell>
              <table:table-cell office:value-type="float" office:value="3.55289">
                <text:p>3.552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789411">
                <text:p>1.789411</text:p>
              </table:table-cell>
              <table:table-cell office:value-type="float" office:value="3.036076">
                <text:p>3.036076</text:p>
              </table:table-cell>
              <table:table-cell office:value-type="float" office:value="3.523962">
                <text:p>3.5239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819679">
                <text:p>1.819679</text:p>
              </table:table-cell>
              <table:table-cell office:value-type="float" office:value="2.913028">
                <text:p>2.913028</text:p>
              </table:table-cell>
              <table:table-cell office:value-type="float" office:value="3.575136">
                <text:p>3.5751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811185">
                <text:p>1.811185</text:p>
              </table:table-cell>
              <table:table-cell office:value-type="float" office:value="3.015426">
                <text:p>3.015426</text:p>
              </table:table-cell>
              <table:table-cell office:value-type="float" office:value="3.622643">
                <text:p>3.6226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80234">
                <text:p>1.80234</text:p>
              </table:table-cell>
              <table:table-cell office:value-type="float" office:value="2.970043">
                <text:p>2.970043</text:p>
              </table:table-cell>
              <table:table-cell office:value-type="float" office:value="3.622427">
                <text:p>3.6224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79762">
                <text:p>1.79762</text:p>
              </table:table-cell>
              <table:table-cell office:value-type="float" office:value="3.016708">
                <text:p>3.016708</text:p>
              </table:table-cell>
              <table:table-cell office:value-type="float" office:value="3.676483">
                <text:p>3.6764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815705">
                <text:p>1.815705</text:p>
              </table:table-cell>
              <table:table-cell office:value-type="float" office:value="2.992731">
                <text:p>2.992731</text:p>
              </table:table-cell>
              <table:table-cell office:value-type="float" office:value="3.696986">
                <text:p>3.6969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788568">
                <text:p>1.788568</text:p>
              </table:table-cell>
              <table:table-cell office:value-type="float" office:value="2.944271">
                <text:p>2.944271</text:p>
              </table:table-cell>
              <table:table-cell office:value-type="float" office:value="3.669045">
                <text:p>3.6690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78053">
                <text:p>1.778053</text:p>
              </table:table-cell>
              <table:table-cell office:value-type="float" office:value="2.967572">
                <text:p>2.967572</text:p>
              </table:table-cell>
              <table:table-cell office:value-type="float" office:value="3.635434">
                <text:p>3.6354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82277">
                <text:p>1.82277</text:p>
              </table:table-cell>
              <table:table-cell office:value-type="float" office:value="3.065462">
                <text:p>3.065462</text:p>
              </table:table-cell>
              <table:table-cell office:value-type="float" office:value="3.650676">
                <text:p>3.6506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833138">
                <text:p>1.833138</text:p>
              </table:table-cell>
              <table:table-cell office:value-type="float" office:value="3.002154">
                <text:p>3.002154</text:p>
              </table:table-cell>
              <table:table-cell office:value-type="float" office:value="3.688504">
                <text:p>3.6885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823326">
                <text:p>1.823326</text:p>
              </table:table-cell>
              <table:table-cell office:value-type="float" office:value="2.981288">
                <text:p>2.981288</text:p>
              </table:table-cell>
              <table:table-cell office:value-type="float" office:value="3.667735">
                <text:p>3.6677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823326">
                <text:p>1.823326</text:p>
              </table:table-cell>
              <table:table-cell office:value-type="float" office:value="3.076039">
                <text:p>3.076039</text:p>
              </table:table-cell>
              <table:table-cell office:value-type="float" office:value="3.680184">
                <text:p>3.6801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593294">
                <text:p>3.593294</text:p>
              </table:table-cell>
              <table:table-cell office:value-type="float" office:value="8.366071">
                <text:p>8.366071</text:p>
              </table:table-cell>
              <table:table-cell office:value-type="float" office:value="7.259842">
                <text:p>7.2598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35993">
                <text:p>1.835993</text:p>
              </table:table-cell>
              <table:table-cell office:value-type="float" office:value="3.056819">
                <text:p>3.056819</text:p>
              </table:table-cell>
              <table:table-cell office:value-type="float" office:value="3.68976">
                <text:p>3.689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35993">
                <text:p>1.835993</text:p>
              </table:table-cell>
              <table:table-cell office:value-type="float" office:value="2.975142">
                <text:p>2.975142</text:p>
              </table:table-cell>
              <table:table-cell office:value-type="float" office:value="3.689037">
                <text:p>3.6890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28976">
                <text:p>1.828976</text:p>
              </table:table-cell>
              <table:table-cell office:value-type="float" office:value="2.991029">
                <text:p>2.991029</text:p>
              </table:table-cell>
              <table:table-cell office:value-type="float" office:value="3.657979">
                <text:p>3.6579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75885">
                <text:p>1.875885</text:p>
              </table:table-cell>
              <table:table-cell office:value-type="float" office:value="3.007555">
                <text:p>3.007555</text:p>
              </table:table-cell>
              <table:table-cell office:value-type="float" office:value="3.659279">
                <text:p>3.6592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859321">
                <text:p>1.859321</text:p>
              </table:table-cell>
              <table:table-cell office:value-type="float" office:value="2.907769">
                <text:p>2.907769</text:p>
              </table:table-cell>
              <table:table-cell office:value-type="float" office:value="3.681732">
                <text:p>3.6817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827427">
                <text:p>1.827427</text:p>
              </table:table-cell>
              <table:table-cell office:value-type="float" office:value="2.900178">
                <text:p>2.900178</text:p>
              </table:table-cell>
              <table:table-cell office:value-type="float" office:value="3.613054">
                <text:p>3.6130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892536">
                <text:p>1.892536</text:p>
              </table:table-cell>
              <table:table-cell office:value-type="float" office:value="2.918273">
                <text:p>2.918273</text:p>
              </table:table-cell>
              <table:table-cell office:value-type="float" office:value="3.617363">
                <text:p>3.6173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851123">
                <text:p>1.851123</text:p>
              </table:table-cell>
              <table:table-cell office:value-type="float" office:value="2.933616">
                <text:p>2.933616</text:p>
              </table:table-cell>
              <table:table-cell office:value-type="float" office:value="3.670338">
                <text:p>3.6703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862049">
                <text:p>1.862049</text:p>
              </table:table-cell>
              <table:table-cell office:value-type="float" office:value="2.904713">
                <text:p>2.904713</text:p>
              </table:table-cell>
              <table:table-cell office:value-type="float" office:value="3.636198">
                <text:p>3.6361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78774">
                <text:p>1.78774</text:p>
              </table:table-cell>
              <table:table-cell office:value-type="float" office:value="2.941849">
                <text:p>2.941849</text:p>
              </table:table-cell>
              <table:table-cell office:value-type="float" office:value="3.65486">
                <text:p>3.654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769491">
                <text:p>1.769491</text:p>
              </table:table-cell>
              <table:table-cell office:value-type="float" office:value="3.010904">
                <text:p>3.010904</text:p>
              </table:table-cell>
              <table:table-cell office:value-type="float" office:value="3.648484">
                <text:p>3.6484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781846">
                <text:p>1.781846</text:p>
              </table:table-cell>
              <table:table-cell office:value-type="float" office:value="3.01503">
                <text:p>3.01503</text:p>
              </table:table-cell>
              <table:table-cell office:value-type="float" office:value="3.69828">
                <text:p>3.698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822295">
                <text:p>1.822295</text:p>
              </table:table-cell>
              <table:table-cell office:value-type="float" office:value="3.012816">
                <text:p>3.012816</text:p>
              </table:table-cell>
              <table:table-cell office:value-type="float" office:value="3.5588">
                <text:p>3.55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880322">
                <text:p>1.880322</text:p>
              </table:table-cell>
              <table:table-cell office:value-type="float" office:value="2.871077">
                <text:p>2.871077</text:p>
              </table:table-cell>
              <table:table-cell office:value-type="float" office:value="3.280763">
                <text:p>3.2807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81862">
                <text:p>1.81862</text:p>
              </table:table-cell>
              <table:table-cell office:value-type="float" office:value="3.013964">
                <text:p>3.013964</text:p>
              </table:table-cell>
              <table:table-cell office:value-type="float" office:value="3.600852">
                <text:p>3.6008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804721">
                <text:p>1.804721</text:p>
              </table:table-cell>
              <table:table-cell office:value-type="float" office:value="3.141457">
                <text:p>3.141457</text:p>
              </table:table-cell>
              <table:table-cell office:value-type="float" office:value="3.408631">
                <text:p>3.4086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808961">
                <text:p>1.808961</text:p>
              </table:table-cell>
              <table:table-cell office:value-type="float" office:value="3.062271">
                <text:p>3.062271</text:p>
              </table:table-cell>
              <table:table-cell office:value-type="float" office:value="3.400765">
                <text:p>3.4007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92044">
                <text:p>1.92044</text:p>
              </table:table-cell>
              <table:table-cell office:value-type="float" office:value="2.973488">
                <text:p>2.973488</text:p>
              </table:table-cell>
              <table:table-cell office:value-type="float" office:value="3.343313">
                <text:p>3.3433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835858">
                <text:p>1.835858</text:p>
              </table:table-cell>
              <table:table-cell office:value-type="float" office:value="2.956525">
                <text:p>2.956525</text:p>
              </table:table-cell>
              <table:table-cell office:value-type="float" office:value="3.232475">
                <text:p>3.2324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805583">
                <text:p>1.805583</text:p>
              </table:table-cell>
              <table:table-cell office:value-type="float" office:value="2.928565">
                <text:p>2.928565</text:p>
              </table:table-cell>
              <table:table-cell office:value-type="float" office:value="3.157459">
                <text:p>3.1574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852768">
                <text:p>1.852768</text:p>
              </table:table-cell>
              <table:table-cell office:value-type="float" office:value="2.811826">
                <text:p>2.811826</text:p>
              </table:table-cell>
              <table:table-cell office:value-type="float" office:value="3.202497">
                <text:p>3.2024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84175">
                <text:p>1.84175</text:p>
              </table:table-cell>
              <table:table-cell office:value-type="float" office:value="2.921084">
                <text:p>2.921084</text:p>
              </table:table-cell>
              <table:table-cell office:value-type="float" office:value="2.942214">
                <text:p>2.9422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898549">
                <text:p>1.898549</text:p>
              </table:table-cell>
              <table:table-cell office:value-type="float" office:value="2.946558">
                <text:p>2.946558</text:p>
              </table:table-cell>
              <table:table-cell office:value-type="float" office:value="3.003804">
                <text:p>3.0038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825577">
                <text:p>1.825577</text:p>
              </table:table-cell>
              <table:table-cell office:value-type="float" office:value="2.979945">
                <text:p>2.979945</text:p>
              </table:table-cell>
              <table:table-cell office:value-type="float" office:value="3.100201">
                <text:p>3.1002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745741">
                <text:p>1.745741</text:p>
              </table:table-cell>
              <table:table-cell office:value-type="float" office:value="3.040219">
                <text:p>3.040219</text:p>
              </table:table-cell>
              <table:table-cell office:value-type="float" office:value="2.969249">
                <text:p>2.9692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948559">
                <text:p>1.948559</text:p>
              </table:table-cell>
              <table:table-cell office:value-type="float" office:value="2.959942">
                <text:p>2.959942</text:p>
              </table:table-cell>
              <table:table-cell office:value-type="float" office:value="3.078704">
                <text:p>3.0787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82613">
                <text:p>1.82613</text:p>
              </table:table-cell>
              <table:table-cell office:value-type="float" office:value="2.856137">
                <text:p>2.856137</text:p>
              </table:table-cell>
              <table:table-cell office:value-type="float" office:value="2.857255">
                <text:p>2.8572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78396">
                <text:p>1.78396</text:p>
              </table:table-cell>
              <table:table-cell office:value-type="float" office:value="2.99275">
                <text:p>2.99275</text:p>
              </table:table-cell>
              <table:table-cell office:value-type="float" office:value="2.867746">
                <text:p>2.8677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816435">
                <text:p>1.816435</text:p>
              </table:table-cell>
              <table:table-cell office:value-type="float" office:value="2.909499">
                <text:p>2.909499</text:p>
              </table:table-cell>
              <table:table-cell office:value-type="float" office:value="2.755321">
                <text:p>2.7553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815944">
                <text:p>1.815944</text:p>
              </table:table-cell>
              <table:table-cell office:value-type="float" office:value="2.964629">
                <text:p>2.964629</text:p>
              </table:table-cell>
              <table:table-cell office:value-type="float" office:value="2.811436">
                <text:p>2.8114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726776">
                <text:p>1.726776</text:p>
              </table:table-cell>
              <table:table-cell office:value-type="float" office:value="2.939746">
                <text:p>2.939746</text:p>
              </table:table-cell>
              <table:table-cell office:value-type="float" office:value="2.924241">
                <text:p>2.9242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859424">
                <text:p>1.859424</text:p>
              </table:table-cell>
              <table:table-cell office:value-type="float" office:value="2.986215">
                <text:p>2.986215</text:p>
              </table:table-cell>
              <table:table-cell office:value-type="float" office:value="2.838091">
                <text:p>2.8380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847339">
                <text:p>1.847339</text:p>
              </table:table-cell>
              <table:table-cell office:value-type="float" office:value="2.878981">
                <text:p>2.878981</text:p>
              </table:table-cell>
              <table:table-cell office:value-type="float" office:value="2.752382">
                <text:p>2.75238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811828">
                <text:p>1.811828</text:p>
              </table:table-cell>
              <table:table-cell office:value-type="float" office:value="2.950015">
                <text:p>2.950015</text:p>
              </table:table-cell>
              <table:table-cell office:value-type="float" office:value="2.828398">
                <text:p>2.8283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781176">
                <text:p>1.781176</text:p>
              </table:table-cell>
              <table:table-cell office:value-type="float" office:value="3.001611">
                <text:p>3.001611</text:p>
              </table:table-cell>
              <table:table-cell office:value-type="float" office:value="2.753971">
                <text:p>2.7539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796575">
                <text:p>1.796575</text:p>
              </table:table-cell>
              <table:table-cell office:value-type="float" office:value="2.945688">
                <text:p>2.945688</text:p>
              </table:table-cell>
              <table:table-cell office:value-type="float" office:value="2.746646">
                <text:p>2.7466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887973">
                <text:p>1.887973</text:p>
              </table:table-cell>
              <table:table-cell office:value-type="float" office:value="3.217373">
                <text:p>3.217373</text:p>
              </table:table-cell>
              <table:table-cell office:value-type="float" office:value="2.754229">
                <text:p>2.7542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811743">
                <text:p>1.811743</text:p>
              </table:table-cell>
              <table:table-cell office:value-type="float" office:value="3.005223">
                <text:p>3.005223</text:p>
              </table:table-cell>
              <table:table-cell office:value-type="float" office:value="2.692162">
                <text:p>2.6921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838692">
                <text:p>1.838692</text:p>
              </table:table-cell>
              <table:table-cell office:value-type="float" office:value="2.974462">
                <text:p>2.974462</text:p>
              </table:table-cell>
              <table:table-cell office:value-type="float" office:value="2.693325">
                <text:p>2.6933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737986">
                <text:p>1.737986</text:p>
              </table:table-cell>
              <table:table-cell office:value-type="float" office:value="2.955828">
                <text:p>2.955828</text:p>
              </table:table-cell>
              <table:table-cell office:value-type="float" office:value="2.726727">
                <text:p>2.72672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784031">
                <text:p>1.784031</text:p>
              </table:table-cell>
              <table:table-cell office:value-type="float" office:value="3.024823">
                <text:p>3.024823</text:p>
              </table:table-cell>
              <table:table-cell office:value-type="float" office:value="2.755023">
                <text:p>2.7550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881046">
                <text:p>1.881046</text:p>
              </table:table-cell>
              <table:table-cell office:value-type="float" office:value="2.926537">
                <text:p>2.926537</text:p>
              </table:table-cell>
              <table:table-cell office:value-type="float" office:value="2.721883">
                <text:p>2.72188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741101">
                <text:p>1.741101</text:p>
              </table:table-cell>
              <table:table-cell office:value-type="float" office:value="3.082775">
                <text:p>3.082775</text:p>
              </table:table-cell>
              <table:table-cell office:value-type="float" office:value="2.728687">
                <text:p>2.7286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706792">
                <text:p>1.706792</text:p>
              </table:table-cell>
              <table:table-cell office:value-type="float" office:value="2.90756">
                <text:p>2.90756</text:p>
              </table:table-cell>
              <table:table-cell office:value-type="float" office:value="2.643085">
                <text:p>2.6430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681873">
                <text:p>1.681873</text:p>
              </table:table-cell>
              <table:table-cell office:value-type="float" office:value="3.007668">
                <text:p>3.007668</text:p>
              </table:table-cell>
              <table:table-cell office:value-type="float" office:value="3.116668">
                <text:p>3.1166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881823">
                <text:p>1.881823</text:p>
              </table:table-cell>
              <table:table-cell office:value-type="float" office:value="2.94992">
                <text:p>2.94992</text:p>
              </table:table-cell>
              <table:table-cell office:value-type="float" office:value="2.755369">
                <text:p>2.75536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884067">
                <text:p>1.884067</text:p>
              </table:table-cell>
              <table:table-cell office:value-type="float" office:value="2.916937">
                <text:p>2.916937</text:p>
              </table:table-cell>
              <table:table-cell office:value-type="float" office:value="2.74885">
                <text:p>2.7488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75166">
                <text:p>1.75166</text:p>
              </table:table-cell>
              <table:table-cell office:value-type="float" office:value="2.863007">
                <text:p>2.863007</text:p>
              </table:table-cell>
              <table:table-cell office:value-type="float" office:value="2.65667">
                <text:p>2.656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774391">
                <text:p>1.774391</text:p>
              </table:table-cell>
              <table:table-cell office:value-type="float" office:value="3.001865">
                <text:p>3.001865</text:p>
              </table:table-cell>
              <table:table-cell office:value-type="float" office:value="2.694689">
                <text:p>2.6946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82692">
                <text:p>1.82692</text:p>
              </table:table-cell>
              <table:table-cell office:value-type="float" office:value="2.969323">
                <text:p>2.969323</text:p>
              </table:table-cell>
              <table:table-cell office:value-type="float" office:value="2.708498">
                <text:p>2.7084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786043">
                <text:p>1.786043</text:p>
              </table:table-cell>
              <table:table-cell office:value-type="float" office:value="2.979637">
                <text:p>2.979637</text:p>
              </table:table-cell>
              <table:table-cell office:value-type="float" office:value="2.728537">
                <text:p>2.7285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750322">
                <text:p>1.750322</text:p>
              </table:table-cell>
              <table:table-cell office:value-type="float" office:value="2.914896">
                <text:p>2.914896</text:p>
              </table:table-cell>
              <table:table-cell office:value-type="float" office:value="2.740834">
                <text:p>2.7408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923518">
                <text:p>1.923518</text:p>
              </table:table-cell>
              <table:table-cell office:value-type="float" office:value="3.289277">
                <text:p>3.289277</text:p>
              </table:table-cell>
              <table:table-cell office:value-type="float" office:value="2.870952">
                <text:p>2.8709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844444">
                <text:p>1.844444</text:p>
              </table:table-cell>
              <table:table-cell office:value-type="float" office:value="2.976807">
                <text:p>2.976807</text:p>
              </table:table-cell>
              <table:table-cell office:value-type="float" office:value="2.789836">
                <text:p>2.7898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867505">
                <text:p>1.867505</text:p>
              </table:table-cell>
              <table:table-cell office:value-type="float" office:value="2.984092">
                <text:p>2.984092</text:p>
              </table:table-cell>
              <table:table-cell office:value-type="float" office:value="2.829531">
                <text:p>2.8295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916207">
                <text:p>1.916207</text:p>
              </table:table-cell>
              <table:table-cell office:value-type="float" office:value="2.863319">
                <text:p>2.863319</text:p>
              </table:table-cell>
              <table:table-cell office:value-type="float" office:value="2.823584">
                <text:p>2.8235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899943">
                <text:p>1.899943</text:p>
              </table:table-cell>
              <table:table-cell office:value-type="float" office:value="3.031675">
                <text:p>3.031675</text:p>
              </table:table-cell>
              <table:table-cell office:value-type="float" office:value="2.852498">
                <text:p>2.8524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833335">
                <text:p>1.833335</text:p>
              </table:table-cell>
              <table:table-cell office:value-type="float" office:value="2.766944">
                <text:p>2.766944</text:p>
              </table:table-cell>
              <table:table-cell office:value-type="float" office:value="2.870596">
                <text:p>2.8705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719772">
                <text:p>1.719772</text:p>
              </table:table-cell>
              <table:table-cell office:value-type="float" office:value="2.978641">
                <text:p>2.978641</text:p>
              </table:table-cell>
              <table:table-cell office:value-type="float" office:value="2.979">
                <text:p>2.9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805054">
                <text:p>1.805054</text:p>
              </table:table-cell>
              <table:table-cell office:value-type="float" office:value="2.961381">
                <text:p>2.961381</text:p>
              </table:table-cell>
              <table:table-cell office:value-type="float" office:value="2.95944">
                <text:p>2.959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803506">
                <text:p>1.803506</text:p>
              </table:table-cell>
              <table:table-cell office:value-type="float" office:value="2.886521">
                <text:p>2.886521</text:p>
              </table:table-cell>
              <table:table-cell office:value-type="float" office:value="3.046866">
                <text:p>3.04686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74886">
                <text:p>1.74886</text:p>
              </table:table-cell>
              <table:table-cell office:value-type="float" office:value="3.027262">
                <text:p>3.027262</text:p>
              </table:table-cell>
              <table:table-cell office:value-type="float" office:value="3.056089">
                <text:p>3.05608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927448">
                <text:p>1.927448</text:p>
              </table:table-cell>
              <table:table-cell office:value-type="float" office:value="2.914487">
                <text:p>2.914487</text:p>
              </table:table-cell>
              <table:table-cell office:value-type="float" office:value="3.337441">
                <text:p>3.3374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841377">
                <text:p>1.841377</text:p>
              </table:table-cell>
              <table:table-cell office:value-type="float" office:value="2.947148">
                <text:p>2.947148</text:p>
              </table:table-cell>
              <table:table-cell office:value-type="float" office:value="2.940916">
                <text:p>2.9409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812312">
                <text:p>1.812312</text:p>
              </table:table-cell>
              <table:table-cell office:value-type="float" office:value="2.997652">
                <text:p>2.997652</text:p>
              </table:table-cell>
              <table:table-cell office:value-type="float" office:value="3.126078">
                <text:p>3.12607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785242">
                <text:p>1.785242</text:p>
              </table:table-cell>
              <table:table-cell office:value-type="float" office:value="2.876337">
                <text:p>2.876337</text:p>
              </table:table-cell>
              <table:table-cell office:value-type="float" office:value="3.207233">
                <text:p>3.2072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778986">
                <text:p>1.778986</text:p>
              </table:table-cell>
              <table:table-cell office:value-type="float" office:value="2.950746">
                <text:p>2.950746</text:p>
              </table:table-cell>
              <table:table-cell office:value-type="float" office:value="3.268757">
                <text:p>3.2687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732471">
                <text:p>1.732471</text:p>
              </table:table-cell>
              <table:table-cell office:value-type="float" office:value="3.042964">
                <text:p>3.042964</text:p>
              </table:table-cell>
              <table:table-cell office:value-type="float" office:value="3.415782">
                <text:p>3.4157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788889">
                <text:p>1.788889</text:p>
              </table:table-cell>
              <table:table-cell office:value-type="float" office:value="3.082267">
                <text:p>3.082267</text:p>
              </table:table-cell>
              <table:table-cell office:value-type="float" office:value="3.386155">
                <text:p>3.3861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788717">
                <text:p>1.788717</text:p>
              </table:table-cell>
              <table:table-cell office:value-type="float" office:value="2.838333">
                <text:p>2.838333</text:p>
              </table:table-cell>
              <table:table-cell office:value-type="float" office:value="3.469275">
                <text:p>3.4692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881229">
                <text:p>1.881229</text:p>
              </table:table-cell>
              <table:table-cell office:value-type="float" office:value="3.001869">
                <text:p>3.001869</text:p>
              </table:table-cell>
              <table:table-cell office:value-type="float" office:value="3.448701">
                <text:p>3.4487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82196">
                <text:p>1.82196</text:p>
              </table:table-cell>
              <table:table-cell office:value-type="float" office:value="2.969309">
                <text:p>2.969309</text:p>
              </table:table-cell>
              <table:table-cell office:value-type="float" office:value="3.444733">
                <text:p>3.4447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785797">
                <text:p>1.785797</text:p>
              </table:table-cell>
              <table:table-cell office:value-type="float" office:value="3.171358">
                <text:p>3.171358</text:p>
              </table:table-cell>
              <table:table-cell office:value-type="float" office:value="3.531408">
                <text:p>3.5314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80867">
                <text:p>1.80867</text:p>
              </table:table-cell>
              <table:table-cell office:value-type="float" office:value="2.982846">
                <text:p>2.982846</text:p>
              </table:table-cell>
              <table:table-cell office:value-type="float" office:value="3.647816">
                <text:p>3.6478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857353">
                <text:p>1.857353</text:p>
              </table:table-cell>
              <table:table-cell office:value-type="float" office:value="3.090563">
                <text:p>3.090563</text:p>
              </table:table-cell>
              <table:table-cell office:value-type="float" office:value="3.523136">
                <text:p>3.52313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859005">
                <text:p>1.859005</text:p>
              </table:table-cell>
              <table:table-cell office:value-type="float" office:value="2.951342">
                <text:p>2.951342</text:p>
              </table:table-cell>
              <table:table-cell office:value-type="float" office:value="3.595791">
                <text:p>3.5957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751017">
                <text:p>1.751017</text:p>
              </table:table-cell>
              <table:table-cell office:value-type="float" office:value="3.042345">
                <text:p>3.042345</text:p>
              </table:table-cell>
              <table:table-cell office:value-type="float" office:value="3.632308">
                <text:p>3.6323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789411">
                <text:p>1.789411</text:p>
              </table:table-cell>
              <table:table-cell office:value-type="float" office:value="3.036076">
                <text:p>3.036076</text:p>
              </table:table-cell>
              <table:table-cell office:value-type="float" office:value="3.609167">
                <text:p>3.6091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819679">
                <text:p>1.819679</text:p>
              </table:table-cell>
              <table:table-cell office:value-type="float" office:value="2.913028">
                <text:p>2.913028</text:p>
              </table:table-cell>
              <table:table-cell office:value-type="float" office:value="3.657379">
                <text:p>3.65737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811185">
                <text:p>1.811185</text:p>
              </table:table-cell>
              <table:table-cell office:value-type="float" office:value="3.015426">
                <text:p>3.015426</text:p>
              </table:table-cell>
              <table:table-cell office:value-type="float" office:value="3.664208">
                <text:p>3.6642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80234">
                <text:p>1.80234</text:p>
              </table:table-cell>
              <table:table-cell office:value-type="float" office:value="2.970043">
                <text:p>2.970043</text:p>
              </table:table-cell>
              <table:table-cell office:value-type="float" office:value="3.644298">
                <text:p>3.64429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9762">
                <text:p>1.79762</text:p>
              </table:table-cell>
              <table:table-cell office:value-type="float" office:value="3.016708">
                <text:p>3.016708</text:p>
              </table:table-cell>
              <table:table-cell office:value-type="float" office:value="3.676483">
                <text:p>3.6764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815705">
                <text:p>1.815705</text:p>
              </table:table-cell>
              <table:table-cell office:value-type="float" office:value="2.992731">
                <text:p>2.992731</text:p>
              </table:table-cell>
              <table:table-cell office:value-type="float" office:value="3.696986">
                <text:p>3.6969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88568">
                <text:p>1.788568</text:p>
              </table:table-cell>
              <table:table-cell office:value-type="float" office:value="2.944271">
                <text:p>2.944271</text:p>
              </table:table-cell>
              <table:table-cell office:value-type="float" office:value="3.669045">
                <text:p>3.6690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817072">
                <text:p>1.817072</text:p>
              </table:table-cell>
              <table:table-cell office:value-type="float" office:value="2.967572">
                <text:p>2.967572</text:p>
              </table:table-cell>
              <table:table-cell office:value-type="float" office:value="3.635434">
                <text:p>3.63543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82277">
                <text:p>1.82277</text:p>
              </table:table-cell>
              <table:table-cell office:value-type="float" office:value="3.065462">
                <text:p>3.065462</text:p>
              </table:table-cell>
              <table:table-cell office:value-type="float" office:value="3.650676">
                <text:p>3.6506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833138">
                <text:p>1.833138</text:p>
              </table:table-cell>
              <table:table-cell office:value-type="float" office:value="3.002154">
                <text:p>3.002154</text:p>
              </table:table-cell>
              <table:table-cell office:value-type="float" office:value="3.688504">
                <text:p>3.6885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823326">
                <text:p>1.823326</text:p>
              </table:table-cell>
              <table:table-cell office:value-type="float" office:value="2.981288">
                <text:p>2.981288</text:p>
              </table:table-cell>
              <table:table-cell office:value-type="float" office:value="3.667735">
                <text:p>3.66773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823326">
                <text:p>1.823326</text:p>
              </table:table-cell>
              <table:table-cell office:value-type="float" office:value="3.076039">
                <text:p>3.076039</text:p>
              </table:table-cell>
              <table:table-cell office:value-type="float" office:value="3.680184">
                <text:p>3.6801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593294">
                <text:p>3.593294</text:p>
              </table:table-cell>
              <table:table-cell office:value-type="float" office:value="8.366071">
                <text:p>8.366071</text:p>
              </table:table-cell>
              <table:table-cell office:value-type="float" office:value="7.259842">
                <text:p>7.25984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35993">
                <text:p>1.835993</text:p>
              </table:table-cell>
              <table:table-cell office:value-type="float" office:value="3.056819">
                <text:p>3.056819</text:p>
              </table:table-cell>
              <table:table-cell office:value-type="float" office:value="3.68976">
                <text:p>3.6897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35993">
                <text:p>1.835993</text:p>
              </table:table-cell>
              <table:table-cell office:value-type="float" office:value="2.975142">
                <text:p>2.975142</text:p>
              </table:table-cell>
              <table:table-cell office:value-type="float" office:value="3.689037">
                <text:p>3.68903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28976">
                <text:p>1.828976</text:p>
              </table:table-cell>
              <table:table-cell office:value-type="float" office:value="3.003359">
                <text:p>3.003359</text:p>
              </table:table-cell>
              <table:table-cell office:value-type="float" office:value="3.657979">
                <text:p>3.65797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75885">
                <text:p>1.875885</text:p>
              </table:table-cell>
              <table:table-cell office:value-type="float" office:value="3.007555">
                <text:p>3.007555</text:p>
              </table:table-cell>
              <table:table-cell office:value-type="float" office:value="3.659279">
                <text:p>3.65927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59321">
                <text:p>1.859321</text:p>
              </table:table-cell>
              <table:table-cell office:value-type="float" office:value="2.907769">
                <text:p>2.907769</text:p>
              </table:table-cell>
              <table:table-cell office:value-type="float" office:value="3.681732">
                <text:p>3.6817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27427">
                <text:p>1.827427</text:p>
              </table:table-cell>
              <table:table-cell office:value-type="float" office:value="2.914989">
                <text:p>2.914989</text:p>
              </table:table-cell>
              <table:table-cell office:value-type="float" office:value="3.613922">
                <text:p>3.6139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92536">
                <text:p>1.892536</text:p>
              </table:table-cell>
              <table:table-cell office:value-type="float" office:value="2.918273">
                <text:p>2.918273</text:p>
              </table:table-cell>
              <table:table-cell office:value-type="float" office:value="3.617363">
                <text:p>3.6173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51123">
                <text:p>1.851123</text:p>
              </table:table-cell>
              <table:table-cell office:value-type="float" office:value="2.933616">
                <text:p>2.933616</text:p>
              </table:table-cell>
              <table:table-cell office:value-type="float" office:value="3.670338">
                <text:p>3.67033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862049">
                <text:p>1.862049</text:p>
              </table:table-cell>
              <table:table-cell office:value-type="float" office:value="2.904713">
                <text:p>2.904713</text:p>
              </table:table-cell>
              <table:table-cell office:value-type="float" office:value="3.636198">
                <text:p>3.63619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78774">
                <text:p>1.78774</text:p>
              </table:table-cell>
              <table:table-cell office:value-type="float" office:value="2.941849">
                <text:p>2.941849</text:p>
              </table:table-cell>
              <table:table-cell office:value-type="float" office:value="3.633197">
                <text:p>3.63319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769491">
                <text:p>1.769491</text:p>
              </table:table-cell>
              <table:table-cell office:value-type="float" office:value="2.976444">
                <text:p>2.976444</text:p>
              </table:table-cell>
              <table:table-cell office:value-type="float" office:value="3.608298">
                <text:p>3.60829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781846">
                <text:p>1.781846</text:p>
              </table:table-cell>
              <table:table-cell office:value-type="float" office:value="3.01503">
                <text:p>3.01503</text:p>
              </table:table-cell>
              <table:table-cell office:value-type="float" office:value="3.604665">
                <text:p>3.60466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822295">
                <text:p>1.822295</text:p>
              </table:table-cell>
              <table:table-cell office:value-type="float" office:value="3.012816">
                <text:p>3.012816</text:p>
              </table:table-cell>
              <table:table-cell office:value-type="float" office:value="3.47442">
                <text:p>3.4744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880322">
                <text:p>1.880322</text:p>
              </table:table-cell>
              <table:table-cell office:value-type="float" office:value="2.871077">
                <text:p>2.871077</text:p>
              </table:table-cell>
              <table:table-cell office:value-type="float" office:value="3.20092">
                <text:p>3.200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81862">
                <text:p>1.81862</text:p>
              </table:table-cell>
              <table:table-cell office:value-type="float" office:value="3.013964">
                <text:p>3.013964</text:p>
              </table:table-cell>
              <table:table-cell office:value-type="float" office:value="3.5105">
                <text:p>3.51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804721">
                <text:p>1.804721</text:p>
              </table:table-cell>
              <table:table-cell office:value-type="float" office:value="3.141457">
                <text:p>3.141457</text:p>
              </table:table-cell>
              <table:table-cell office:value-type="float" office:value="3.329964">
                <text:p>3.3299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808961">
                <text:p>1.808961</text:p>
              </table:table-cell>
              <table:table-cell office:value-type="float" office:value="3.027367">
                <text:p>3.027367</text:p>
              </table:table-cell>
              <table:table-cell office:value-type="float" office:value="3.316918">
                <text:p>3.31691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2044">
                <text:p>1.92044</text:p>
              </table:table-cell>
              <table:table-cell office:value-type="float" office:value="2.973488">
                <text:p>2.973488</text:p>
              </table:table-cell>
              <table:table-cell office:value-type="float" office:value="3.267199">
                <text:p>3.2671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835858">
                <text:p>1.835858</text:p>
              </table:table-cell>
              <table:table-cell office:value-type="float" office:value="2.956525">
                <text:p>2.956525</text:p>
              </table:table-cell>
              <table:table-cell office:value-type="float" office:value="3.131356">
                <text:p>3.1313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805583">
                <text:p>1.805583</text:p>
              </table:table-cell>
              <table:table-cell office:value-type="float" office:value="2.928565">
                <text:p>2.928565</text:p>
              </table:table-cell>
              <table:table-cell office:value-type="float" office:value="3.077978">
                <text:p>3.07797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852768">
                <text:p>1.852768</text:p>
              </table:table-cell>
              <table:table-cell office:value-type="float" office:value="2.811826">
                <text:p>2.811826</text:p>
              </table:table-cell>
              <table:table-cell office:value-type="float" office:value="3.094581">
                <text:p>3.09458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84175">
                <text:p>1.84175</text:p>
              </table:table-cell>
              <table:table-cell office:value-type="float" office:value="2.921084">
                <text:p>2.921084</text:p>
              </table:table-cell>
              <table:table-cell office:value-type="float" office:value="2.857126">
                <text:p>2.85712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898549">
                <text:p>1.898549</text:p>
              </table:table-cell>
              <table:table-cell office:value-type="float" office:value="2.946558">
                <text:p>2.946558</text:p>
              </table:table-cell>
              <table:table-cell office:value-type="float" office:value="2.924262">
                <text:p>2.92426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825577">
                <text:p>1.825577</text:p>
              </table:table-cell>
              <table:table-cell office:value-type="float" office:value="2.969546">
                <text:p>2.969546</text:p>
              </table:table-cell>
              <table:table-cell office:value-type="float" office:value="2.991718">
                <text:p>2.99171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745741">
                <text:p>1.745741</text:p>
              </table:table-cell>
              <table:table-cell office:value-type="float" office:value="3.040219">
                <text:p>3.040219</text:p>
              </table:table-cell>
              <table:table-cell office:value-type="float" office:value="2.892901">
                <text:p>2.89290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948559">
                <text:p>1.948559</text:p>
              </table:table-cell>
              <table:table-cell office:value-type="float" office:value="2.959942">
                <text:p>2.959942</text:p>
              </table:table-cell>
              <table:table-cell office:value-type="float" office:value="3.005208">
                <text:p>3.00520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82613">
                <text:p>1.82613</text:p>
              </table:table-cell>
              <table:table-cell office:value-type="float" office:value="2.856137">
                <text:p>2.856137</text:p>
              </table:table-cell>
              <table:table-cell office:value-type="float" office:value="2.774967">
                <text:p>2.7749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78396">
                <text:p>1.78396</text:p>
              </table:table-cell>
              <table:table-cell office:value-type="float" office:value="2.99275">
                <text:p>2.99275</text:p>
              </table:table-cell>
              <table:table-cell office:value-type="float" office:value="2.763655">
                <text:p>2.7636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816435">
                <text:p>1.816435</text:p>
              </table:table-cell>
              <table:table-cell office:value-type="float" office:value="2.909499">
                <text:p>2.909499</text:p>
              </table:table-cell>
              <table:table-cell office:value-type="float" office:value="2.674527">
                <text:p>2.67452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815944">
                <text:p>1.815944</text:p>
              </table:table-cell>
              <table:table-cell office:value-type="float" office:value="2.964629">
                <text:p>2.964629</text:p>
              </table:table-cell>
              <table:table-cell office:value-type="float" office:value="2.733182">
                <text:p>2.73318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726776">
                <text:p>1.726776</text:p>
              </table:table-cell>
              <table:table-cell office:value-type="float" office:value="2.939746">
                <text:p>2.939746</text:p>
              </table:table-cell>
              <table:table-cell office:value-type="float" office:value="2.822518">
                <text:p>2.8225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859424">
                <text:p>1.859424</text:p>
              </table:table-cell>
              <table:table-cell office:value-type="float" office:value="2.986215">
                <text:p>2.986215</text:p>
              </table:table-cell>
              <table:table-cell office:value-type="float" office:value="2.728886">
                <text:p>2.72888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847339">
                <text:p>1.847339</text:p>
              </table:table-cell>
              <table:table-cell office:value-type="float" office:value="2.878981">
                <text:p>2.878981</text:p>
              </table:table-cell>
              <table:table-cell office:value-type="float" office:value="2.649191">
                <text:p>2.64919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811828">
                <text:p>1.811828</text:p>
              </table:table-cell>
              <table:table-cell office:value-type="float" office:value="2.950015">
                <text:p>2.950015</text:p>
              </table:table-cell>
              <table:table-cell office:value-type="float" office:value="2.746807">
                <text:p>2.74680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781176">
                <text:p>1.781176</text:p>
              </table:table-cell>
              <table:table-cell office:value-type="float" office:value="3.001611">
                <text:p>3.001611</text:p>
              </table:table-cell>
              <table:table-cell office:value-type="float" office:value="2.651196">
                <text:p>2.65119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796575">
                <text:p>1.796575</text:p>
              </table:table-cell>
              <table:table-cell office:value-type="float" office:value="2.945688">
                <text:p>2.945688</text:p>
              </table:table-cell>
              <table:table-cell office:value-type="float" office:value="2.630047">
                <text:p>2.63004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887973">
                <text:p>1.887973</text:p>
              </table:table-cell>
              <table:table-cell office:value-type="float" office:value="3.217373">
                <text:p>3.217373</text:p>
              </table:table-cell>
              <table:table-cell office:value-type="float" office:value="2.659207">
                <text:p>2.65920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811743">
                <text:p>1.811743</text:p>
              </table:table-cell>
              <table:table-cell office:value-type="float" office:value="3.005223">
                <text:p>3.005223</text:p>
              </table:table-cell>
              <table:table-cell office:value-type="float" office:value="2.613157">
                <text:p>2.61315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838692">
                <text:p>1.838692</text:p>
              </table:table-cell>
              <table:table-cell office:value-type="float" office:value="2.974462">
                <text:p>2.974462</text:p>
              </table:table-cell>
              <table:table-cell office:value-type="float" office:value="2.581478">
                <text:p>2.58147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737986">
                <text:p>1.737986</text:p>
              </table:table-cell>
              <table:table-cell office:value-type="float" office:value="2.955828">
                <text:p>2.955828</text:p>
              </table:table-cell>
              <table:table-cell office:value-type="float" office:value="2.595011">
                <text:p>2.59501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784031">
                <text:p>1.784031</text:p>
              </table:table-cell>
              <table:table-cell office:value-type="float" office:value="3.024823">
                <text:p>3.024823</text:p>
              </table:table-cell>
              <table:table-cell office:value-type="float" office:value="2.662187">
                <text:p>2.66218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881046">
                <text:p>1.881046</text:p>
              </table:table-cell>
              <table:table-cell office:value-type="float" office:value="2.926537">
                <text:p>2.926537</text:p>
              </table:table-cell>
              <table:table-cell office:value-type="float" office:value="2.637296">
                <text:p>2.63729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741101">
                <text:p>1.741101</text:p>
              </table:table-cell>
              <table:table-cell office:value-type="float" office:value="3.082775">
                <text:p>3.082775</text:p>
              </table:table-cell>
              <table:table-cell office:value-type="float" office:value="2.602526">
                <text:p>2.60252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706792">
                <text:p>1.706792</text:p>
              </table:table-cell>
              <table:table-cell office:value-type="float" office:value="2.90756">
                <text:p>2.90756</text:p>
              </table:table-cell>
              <table:table-cell office:value-type="float" office:value="2.543852">
                <text:p>2.54385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681873">
                <text:p>1.681873</text:p>
              </table:table-cell>
              <table:table-cell office:value-type="float" office:value="3.007668">
                <text:p>3.007668</text:p>
              </table:table-cell>
              <table:table-cell office:value-type="float" office:value="2.910142">
                <text:p>2.91014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881823">
                <text:p>1.881823</text:p>
              </table:table-cell>
              <table:table-cell office:value-type="float" office:value="2.94992">
                <text:p>2.94992</text:p>
              </table:table-cell>
              <table:table-cell office:value-type="float" office:value="2.639781">
                <text:p>2.63978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884067">
                <text:p>1.884067</text:p>
              </table:table-cell>
              <table:table-cell office:value-type="float" office:value="2.916937">
                <text:p>2.916937</text:p>
              </table:table-cell>
              <table:table-cell office:value-type="float" office:value="2.640348">
                <text:p>2.64034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75166">
                <text:p>1.75166</text:p>
              </table:table-cell>
              <table:table-cell office:value-type="float" office:value="2.863007">
                <text:p>2.863007</text:p>
              </table:table-cell>
              <table:table-cell office:value-type="float" office:value="2.537931">
                <text:p>2.53793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774391">
                <text:p>1.774391</text:p>
              </table:table-cell>
              <table:table-cell office:value-type="float" office:value="3.001865">
                <text:p>3.001865</text:p>
              </table:table-cell>
              <table:table-cell office:value-type="float" office:value="2.584011">
                <text:p>2.58401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82692">
                <text:p>1.82692</text:p>
              </table:table-cell>
              <table:table-cell office:value-type="float" office:value="2.969323">
                <text:p>2.969323</text:p>
              </table:table-cell>
              <table:table-cell office:value-type="float" office:value="2.590859">
                <text:p>2.59085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786043">
                <text:p>1.786043</text:p>
              </table:table-cell>
              <table:table-cell office:value-type="float" office:value="2.979637">
                <text:p>2.979637</text:p>
              </table:table-cell>
              <table:table-cell office:value-type="float" office:value="2.605231">
                <text:p>2.60523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750322">
                <text:p>1.750322</text:p>
              </table:table-cell>
              <table:table-cell office:value-type="float" office:value="2.914896">
                <text:p>2.914896</text:p>
              </table:table-cell>
              <table:table-cell office:value-type="float" office:value="2.596646">
                <text:p>2.59664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923518">
                <text:p>1.923518</text:p>
              </table:table-cell>
              <table:table-cell office:value-type="float" office:value="3.289277">
                <text:p>3.289277</text:p>
              </table:table-cell>
              <table:table-cell office:value-type="float" office:value="2.732534">
                <text:p>2.7325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844444">
                <text:p>1.844444</text:p>
              </table:table-cell>
              <table:table-cell office:value-type="float" office:value="2.976807">
                <text:p>2.976807</text:p>
              </table:table-cell>
              <table:table-cell office:value-type="float" office:value="2.65017">
                <text:p>2.6501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867505">
                <text:p>1.867505</text:p>
              </table:table-cell>
              <table:table-cell office:value-type="float" office:value="2.984092">
                <text:p>2.984092</text:p>
              </table:table-cell>
              <table:table-cell office:value-type="float" office:value="2.685813">
                <text:p>2.68581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916207">
                <text:p>1.916207</text:p>
              </table:table-cell>
              <table:table-cell office:value-type="float" office:value="2.863319">
                <text:p>2.863319</text:p>
              </table:table-cell>
              <table:table-cell office:value-type="float" office:value="2.678937">
                <text:p>2.67893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899943">
                <text:p>1.899943</text:p>
              </table:table-cell>
              <table:table-cell office:value-type="float" office:value="3.031675">
                <text:p>3.031675</text:p>
              </table:table-cell>
              <table:table-cell office:value-type="float" office:value="2.704909">
                <text:p>2.70490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833335">
                <text:p>1.833335</text:p>
              </table:table-cell>
              <table:table-cell office:value-type="float" office:value="2.766944">
                <text:p>2.766944</text:p>
              </table:table-cell>
              <table:table-cell office:value-type="float" office:value="2.714864">
                <text:p>2.71486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729405">
                <text:p>1.729405</text:p>
              </table:table-cell>
              <table:table-cell office:value-type="float" office:value="2.978641">
                <text:p>2.978641</text:p>
              </table:table-cell>
              <table:table-cell office:value-type="float" office:value="2.828101">
                <text:p>2.82810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805054">
                <text:p>1.805054</text:p>
              </table:table-cell>
              <table:table-cell office:value-type="float" office:value="2.961381">
                <text:p>2.961381</text:p>
              </table:table-cell>
              <table:table-cell office:value-type="float" office:value="2.791435">
                <text:p>2.79143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803506">
                <text:p>1.803506</text:p>
              </table:table-cell>
              <table:table-cell office:value-type="float" office:value="2.886521">
                <text:p>2.886521</text:p>
              </table:table-cell>
              <table:table-cell office:value-type="float" office:value="2.890363">
                <text:p>2.89036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74886">
                <text:p>1.74886</text:p>
              </table:table-cell>
              <table:table-cell office:value-type="float" office:value="3.027262">
                <text:p>3.027262</text:p>
              </table:table-cell>
              <table:table-cell office:value-type="float" office:value="2.901191">
                <text:p>2.9011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927448">
                <text:p>1.927448</text:p>
              </table:table-cell>
              <table:table-cell office:value-type="float" office:value="2.914487">
                <text:p>2.914487</text:p>
              </table:table-cell>
              <table:table-cell office:value-type="float" office:value="3.171703">
                <text:p>3.17170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841377">
                <text:p>1.841377</text:p>
              </table:table-cell>
              <table:table-cell office:value-type="float" office:value="2.947148">
                <text:p>2.947148</text:p>
              </table:table-cell>
              <table:table-cell office:value-type="float" office:value="2.785879">
                <text:p>2.78587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812312">
                <text:p>1.812312</text:p>
              </table:table-cell>
              <table:table-cell office:value-type="float" office:value="2.997652">
                <text:p>2.997652</text:p>
              </table:table-cell>
              <table:table-cell office:value-type="float" office:value="2.939264">
                <text:p>2.9392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785242">
                <text:p>1.785242</text:p>
              </table:table-cell>
              <table:table-cell office:value-type="float" office:value="2.876337">
                <text:p>2.876337</text:p>
              </table:table-cell>
              <table:table-cell office:value-type="float" office:value="2.972272">
                <text:p>2.97227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778986">
                <text:p>1.778986</text:p>
              </table:table-cell>
              <table:table-cell office:value-type="float" office:value="2.950746">
                <text:p>2.950746</text:p>
              </table:table-cell>
              <table:table-cell office:value-type="float" office:value="3.071339">
                <text:p>3.07133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732471">
                <text:p>1.732471</text:p>
              </table:table-cell>
              <table:table-cell office:value-type="float" office:value="3.042964">
                <text:p>3.042964</text:p>
              </table:table-cell>
              <table:table-cell office:value-type="float" office:value="3.193608">
                <text:p>3.19360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788889">
                <text:p>1.788889</text:p>
              </table:table-cell>
              <table:table-cell office:value-type="float" office:value="3.082267">
                <text:p>3.082267</text:p>
              </table:table-cell>
              <table:table-cell office:value-type="float" office:value="3.138263">
                <text:p>3.13826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788717">
                <text:p>1.788717</text:p>
              </table:table-cell>
              <table:table-cell office:value-type="float" office:value="2.838333">
                <text:p>2.838333</text:p>
              </table:table-cell>
              <table:table-cell office:value-type="float" office:value="3.234378">
                <text:p>3.23437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881229">
                <text:p>1.881229</text:p>
              </table:table-cell>
              <table:table-cell office:value-type="float" office:value="3.001869">
                <text:p>3.001869</text:p>
              </table:table-cell>
              <table:table-cell office:value-type="float" office:value="3.265418">
                <text:p>3.26541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82196">
                <text:p>1.82196</text:p>
              </table:table-cell>
              <table:table-cell office:value-type="float" office:value="2.969309">
                <text:p>2.969309</text:p>
              </table:table-cell>
              <table:table-cell office:value-type="float" office:value="3.284313">
                <text:p>3.28431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785797">
                <text:p>1.785797</text:p>
              </table:table-cell>
              <table:table-cell office:value-type="float" office:value="3.16272">
                <text:p>3.16272</text:p>
              </table:table-cell>
              <table:table-cell office:value-type="float" office:value="3.456274">
                <text:p>3.45627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80867">
                <text:p>1.80867</text:p>
              </table:table-cell>
              <table:table-cell office:value-type="float" office:value="2.982846">
                <text:p>2.982846</text:p>
              </table:table-cell>
              <table:table-cell office:value-type="float" office:value="3.607227">
                <text:p>3.60722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857353">
                <text:p>1.857353</text:p>
              </table:table-cell>
              <table:table-cell office:value-type="float" office:value="3.090563">
                <text:p>3.090563</text:p>
              </table:table-cell>
              <table:table-cell office:value-type="float" office:value="3.523136">
                <text:p>3.52313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859005">
                <text:p>1.859005</text:p>
              </table:table-cell>
              <table:table-cell office:value-type="float" office:value="2.951342">
                <text:p>2.951342</text:p>
              </table:table-cell>
              <table:table-cell office:value-type="float" office:value="3.595791">
                <text:p>3.59579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751017">
                <text:p>1.751017</text:p>
              </table:table-cell>
              <table:table-cell office:value-type="float" office:value="3.042345">
                <text:p>3.042345</text:p>
              </table:table-cell>
              <table:table-cell office:value-type="float" office:value="3.632308">
                <text:p>3.63230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789411">
                <text:p>1.789411</text:p>
              </table:table-cell>
              <table:table-cell office:value-type="float" office:value="3.036076">
                <text:p>3.036076</text:p>
              </table:table-cell>
              <table:table-cell office:value-type="float" office:value="3.609167">
                <text:p>3.6091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819679">
                <text:p>1.819679</text:p>
              </table:table-cell>
              <table:table-cell office:value-type="float" office:value="2.913028">
                <text:p>2.913028</text:p>
              </table:table-cell>
              <table:table-cell office:value-type="float" office:value="3.657379">
                <text:p>3.65737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811185">
                <text:p>1.811185</text:p>
              </table:table-cell>
              <table:table-cell office:value-type="float" office:value="3.015426">
                <text:p>3.015426</text:p>
              </table:table-cell>
              <table:table-cell office:value-type="float" office:value="3.664208">
                <text:p>3.66420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80234">
                <text:p>1.80234</text:p>
              </table:table-cell>
              <table:table-cell office:value-type="float" office:value="2.970043">
                <text:p>2.970043</text:p>
              </table:table-cell>
              <table:table-cell office:value-type="float" office:value="3.644298">
                <text:p>3.64429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79762">
                <text:p>1.79762</text:p>
              </table:table-cell>
              <table:table-cell office:value-type="float" office:value="3.016708">
                <text:p>3.016708</text:p>
              </table:table-cell>
              <table:table-cell office:value-type="float" office:value="3.676483">
                <text:p>3.67648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815705">
                <text:p>1.815705</text:p>
              </table:table-cell>
              <table:table-cell office:value-type="float" office:value="2.992731">
                <text:p>2.992731</text:p>
              </table:table-cell>
              <table:table-cell office:value-type="float" office:value="3.696986">
                <text:p>3.69698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788568">
                <text:p>1.788568</text:p>
              </table:table-cell>
              <table:table-cell office:value-type="float" office:value="2.944271">
                <text:p>2.944271</text:p>
              </table:table-cell>
              <table:table-cell office:value-type="float" office:value="3.669045">
                <text:p>3.66904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817072">
                <text:p>1.817072</text:p>
              </table:table-cell>
              <table:table-cell office:value-type="float" office:value="2.967572">
                <text:p>2.967572</text:p>
              </table:table-cell>
              <table:table-cell office:value-type="float" office:value="3.635434">
                <text:p>3.63543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82277">
                <text:p>1.82277</text:p>
              </table:table-cell>
              <table:table-cell office:value-type="float" office:value="3.065462">
                <text:p>3.065462</text:p>
              </table:table-cell>
              <table:table-cell office:value-type="float" office:value="3.650676">
                <text:p>3.65067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833138">
                <text:p>1.833138</text:p>
              </table:table-cell>
              <table:table-cell office:value-type="float" office:value="3.002154">
                <text:p>3.002154</text:p>
              </table:table-cell>
              <table:table-cell office:value-type="float" office:value="3.688504">
                <text:p>3.68850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823326">
                <text:p>1.823326</text:p>
              </table:table-cell>
              <table:table-cell office:value-type="float" office:value="2.981288">
                <text:p>2.981288</text:p>
              </table:table-cell>
              <table:table-cell office:value-type="float" office:value="3.667735">
                <text:p>3.66773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823326">
                <text:p>1.823326</text:p>
              </table:table-cell>
              <table:table-cell office:value-type="float" office:value="3.076039">
                <text:p>3.076039</text:p>
              </table:table-cell>
              <table:table-cell office:value-type="float" office:value="3.680184">
                <text:p>3.68018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.593294">
                <text:p>3.593294</text:p>
              </table:table-cell>
              <table:table-cell office:value-type="float" office:value="8.366071">
                <text:p>8.366071</text:p>
              </table:table-cell>
              <table:table-cell office:value-type="float" office:value="7.259842">
                <text:p>7.25984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835993">
                <text:p>1.835993</text:p>
              </table:table-cell>
              <table:table-cell office:value-type="float" office:value="3.056819">
                <text:p>3.056819</text:p>
              </table:table-cell>
              <table:table-cell office:value-type="float" office:value="3.68976">
                <text:p>3.6897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835993">
                <text:p>1.835993</text:p>
              </table:table-cell>
              <table:table-cell office:value-type="float" office:value="2.975142">
                <text:p>2.975142</text:p>
              </table:table-cell>
              <table:table-cell office:value-type="float" office:value="3.689037">
                <text:p>3.68903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828976">
                <text:p>1.828976</text:p>
              </table:table-cell>
              <table:table-cell office:value-type="float" office:value="2.991029">
                <text:p>2.991029</text:p>
              </table:table-cell>
              <table:table-cell office:value-type="float" office:value="3.657979">
                <text:p>3.65797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875885">
                <text:p>1.875885</text:p>
              </table:table-cell>
              <table:table-cell office:value-type="float" office:value="3.007555">
                <text:p>3.007555</text:p>
              </table:table-cell>
              <table:table-cell office:value-type="float" office:value="3.659279">
                <text:p>3.65927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819086">
                <text:p>1.819086</text:p>
              </table:table-cell>
              <table:table-cell office:value-type="float" office:value="2.907769">
                <text:p>2.907769</text:p>
              </table:table-cell>
              <table:table-cell office:value-type="float" office:value="3.681732">
                <text:p>3.68173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827427">
                <text:p>1.827427</text:p>
              </table:table-cell>
              <table:table-cell office:value-type="float" office:value="2.914989">
                <text:p>2.914989</text:p>
              </table:table-cell>
              <table:table-cell office:value-type="float" office:value="3.613922">
                <text:p>3.61392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892536">
                <text:p>1.892536</text:p>
              </table:table-cell>
              <table:table-cell office:value-type="float" office:value="2.918273">
                <text:p>2.918273</text:p>
              </table:table-cell>
              <table:table-cell office:value-type="float" office:value="3.617363">
                <text:p>3.61736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851123">
                <text:p>1.851123</text:p>
              </table:table-cell>
              <table:table-cell office:value-type="float" office:value="2.933616">
                <text:p>2.933616</text:p>
              </table:table-cell>
              <table:table-cell office:value-type="float" office:value="3.670338">
                <text:p>3.67033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862049">
                <text:p>1.862049</text:p>
              </table:table-cell>
              <table:table-cell office:value-type="float" office:value="2.904713">
                <text:p>2.904713</text:p>
              </table:table-cell>
              <table:table-cell office:value-type="float" office:value="3.636198">
                <text:p>3.63619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78774">
                <text:p>1.78774</text:p>
              </table:table-cell>
              <table:table-cell office:value-type="float" office:value="2.941849">
                <text:p>2.941849</text:p>
              </table:table-cell>
              <table:table-cell office:value-type="float" office:value="3.633197">
                <text:p>3.63319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769491">
                <text:p>1.769491</text:p>
              </table:table-cell>
              <table:table-cell office:value-type="float" office:value="2.976444">
                <text:p>2.976444</text:p>
              </table:table-cell>
              <table:table-cell office:value-type="float" office:value="3.532837">
                <text:p>3.53283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781846">
                <text:p>1.781846</text:p>
              </table:table-cell>
              <table:table-cell office:value-type="float" office:value="3.01503">
                <text:p>3.01503</text:p>
              </table:table-cell>
              <table:table-cell office:value-type="float" office:value="3.481419">
                <text:p>3.48141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822295">
                <text:p>1.822295</text:p>
              </table:table-cell>
              <table:table-cell office:value-type="float" office:value="3.012816">
                <text:p>3.012816</text:p>
              </table:table-cell>
              <table:table-cell office:value-type="float" office:value="3.248875">
                <text:p>3.24887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880322">
                <text:p>1.880322</text:p>
              </table:table-cell>
              <table:table-cell office:value-type="float" office:value="2.871077">
                <text:p>2.871077</text:p>
              </table:table-cell>
              <table:table-cell office:value-type="float" office:value="2.9779">
                <text:p>2.977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81862">
                <text:p>1.81862</text:p>
              </table:table-cell>
              <table:table-cell office:value-type="float" office:value="3.013964">
                <text:p>3.013964</text:p>
              </table:table-cell>
              <table:table-cell office:value-type="float" office:value="3.211571">
                <text:p>3.21157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804721">
                <text:p>1.804721</text:p>
              </table:table-cell>
              <table:table-cell office:value-type="float" office:value="3.141457">
                <text:p>3.141457</text:p>
              </table:table-cell>
              <table:table-cell office:value-type="float" office:value="3.006663">
                <text:p>3.00666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808961">
                <text:p>1.808961</text:p>
              </table:table-cell>
              <table:table-cell office:value-type="float" office:value="3.027367">
                <text:p>3.027367</text:p>
              </table:table-cell>
              <table:table-cell office:value-type="float" office:value="3.015198">
                <text:p>3.0151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92044">
                <text:p>1.92044</text:p>
              </table:table-cell>
              <table:table-cell office:value-type="float" office:value="2.973488">
                <text:p>2.973488</text:p>
              </table:table-cell>
              <table:table-cell office:value-type="float" office:value="3.022604">
                <text:p>3.02260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835858">
                <text:p>1.835858</text:p>
              </table:table-cell>
              <table:table-cell office:value-type="float" office:value="2.956525">
                <text:p>2.956525</text:p>
              </table:table-cell>
              <table:table-cell office:value-type="float" office:value="2.880224">
                <text:p>2.88022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805583">
                <text:p>1.805583</text:p>
              </table:table-cell>
              <table:table-cell office:value-type="float" office:value="2.928565">
                <text:p>2.928565</text:p>
              </table:table-cell>
              <table:table-cell office:value-type="float" office:value="2.842956">
                <text:p>2.84295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852768">
                <text:p>1.852768</text:p>
              </table:table-cell>
              <table:table-cell office:value-type="float" office:value="2.811826">
                <text:p>2.811826</text:p>
              </table:table-cell>
              <table:table-cell office:value-type="float" office:value="2.878781">
                <text:p>2.87878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84175">
                <text:p>1.84175</text:p>
              </table:table-cell>
              <table:table-cell office:value-type="float" office:value="2.921084">
                <text:p>2.921084</text:p>
              </table:table-cell>
              <table:table-cell office:value-type="float" office:value="2.667123">
                <text:p>2.66712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898549">
                <text:p>1.898549</text:p>
              </table:table-cell>
              <table:table-cell office:value-type="float" office:value="2.946558">
                <text:p>2.946558</text:p>
              </table:table-cell>
              <table:table-cell office:value-type="float" office:value="2.747802">
                <text:p>2.74780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825577">
                <text:p>1.825577</text:p>
              </table:table-cell>
              <table:table-cell office:value-type="float" office:value="2.969546">
                <text:p>2.969546</text:p>
              </table:table-cell>
              <table:table-cell office:value-type="float" office:value="2.825861">
                <text:p>2.82586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745741">
                <text:p>1.745741</text:p>
              </table:table-cell>
              <table:table-cell office:value-type="float" office:value="3.040219">
                <text:p>3.040219</text:p>
              </table:table-cell>
              <table:table-cell office:value-type="float" office:value="2.734088">
                <text:p>2.73408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948559">
                <text:p>1.948559</text:p>
              </table:table-cell>
              <table:table-cell office:value-type="float" office:value="2.959942">
                <text:p>2.959942</text:p>
              </table:table-cell>
              <table:table-cell office:value-type="float" office:value="2.858731">
                <text:p>2.85873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82613">
                <text:p>1.82613</text:p>
              </table:table-cell>
              <table:table-cell office:value-type="float" office:value="2.856137">
                <text:p>2.856137</text:p>
              </table:table-cell>
              <table:table-cell office:value-type="float" office:value="2.680519">
                <text:p>2.68051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774265">
                <text:p>1.774265</text:p>
              </table:table-cell>
              <table:table-cell office:value-type="float" office:value="2.99275">
                <text:p>2.99275</text:p>
              </table:table-cell>
              <table:table-cell office:value-type="float" office:value="2.65344">
                <text:p>2.6534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816435">
                <text:p>1.816435</text:p>
              </table:table-cell>
              <table:table-cell office:value-type="float" office:value="2.909499">
                <text:p>2.909499</text:p>
              </table:table-cell>
              <table:table-cell office:value-type="float" office:value="2.566092">
                <text:p>2.56609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815944">
                <text:p>1.815944</text:p>
              </table:table-cell>
              <table:table-cell office:value-type="float" office:value="2.964629">
                <text:p>2.964629</text:p>
              </table:table-cell>
              <table:table-cell office:value-type="float" office:value="2.614609">
                <text:p>2.61460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726776">
                <text:p>1.726776</text:p>
              </table:table-cell>
              <table:table-cell office:value-type="float" office:value="2.939746">
                <text:p>2.939746</text:p>
              </table:table-cell>
              <table:table-cell office:value-type="float" office:value="2.70731">
                <text:p>2.7073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859424">
                <text:p>1.859424</text:p>
              </table:table-cell>
              <table:table-cell office:value-type="float" office:value="2.986215">
                <text:p>2.986215</text:p>
              </table:table-cell>
              <table:table-cell office:value-type="float" office:value="2.627326">
                <text:p>2.62732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847339">
                <text:p>1.847339</text:p>
              </table:table-cell>
              <table:table-cell office:value-type="float" office:value="2.878981">
                <text:p>2.878981</text:p>
              </table:table-cell>
              <table:table-cell office:value-type="float" office:value="2.523684">
                <text:p>2.52368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811828">
                <text:p>1.811828</text:p>
              </table:table-cell>
              <table:table-cell office:value-type="float" office:value="2.950015">
                <text:p>2.950015</text:p>
              </table:table-cell>
              <table:table-cell office:value-type="float" office:value="2.642308">
                <text:p>2.64230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781176">
                <text:p>1.781176</text:p>
              </table:table-cell>
              <table:table-cell office:value-type="float" office:value="3.001611">
                <text:p>3.001611</text:p>
              </table:table-cell>
              <table:table-cell office:value-type="float" office:value="2.549069">
                <text:p>2.54906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796575">
                <text:p>1.796575</text:p>
              </table:table-cell>
              <table:table-cell office:value-type="float" office:value="2.945688">
                <text:p>2.945688</text:p>
              </table:table-cell>
              <table:table-cell office:value-type="float" office:value="2.517939">
                <text:p>2.51793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887973">
                <text:p>1.887973</text:p>
              </table:table-cell>
              <table:table-cell office:value-type="float" office:value="3.217373">
                <text:p>3.217373</text:p>
              </table:table-cell>
              <table:table-cell office:value-type="float" office:value="2.56055">
                <text:p>2.5605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811743">
                <text:p>1.811743</text:p>
              </table:table-cell>
              <table:table-cell office:value-type="float" office:value="3.003649">
                <text:p>3.003649</text:p>
              </table:table-cell>
              <table:table-cell office:value-type="float" office:value="2.516328">
                <text:p>2.51632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838692">
                <text:p>1.838692</text:p>
              </table:table-cell>
              <table:table-cell office:value-type="float" office:value="2.974462">
                <text:p>2.974462</text:p>
              </table:table-cell>
              <table:table-cell office:value-type="float" office:value="2.49576">
                <text:p>2.4957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737986">
                <text:p>1.737986</text:p>
              </table:table-cell>
              <table:table-cell office:value-type="float" office:value="2.955828">
                <text:p>2.955828</text:p>
              </table:table-cell>
              <table:table-cell office:value-type="float" office:value="2.51379">
                <text:p>2.5137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784031">
                <text:p>1.784031</text:p>
              </table:table-cell>
              <table:table-cell office:value-type="float" office:value="3.024823">
                <text:p>3.024823</text:p>
              </table:table-cell>
              <table:table-cell office:value-type="float" office:value="2.559994">
                <text:p>2.55999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881046">
                <text:p>1.881046</text:p>
              </table:table-cell>
              <table:table-cell office:value-type="float" office:value="2.926537">
                <text:p>2.926537</text:p>
              </table:table-cell>
              <table:table-cell office:value-type="float" office:value="2.535192">
                <text:p>2.53519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741101">
                <text:p>1.741101</text:p>
              </table:table-cell>
              <table:table-cell office:value-type="float" office:value="3.082775">
                <text:p>3.082775</text:p>
              </table:table-cell>
              <table:table-cell office:value-type="float" office:value="2.512272">
                <text:p>2.51227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706792">
                <text:p>1.706792</text:p>
              </table:table-cell>
              <table:table-cell office:value-type="float" office:value="2.90756">
                <text:p>2.90756</text:p>
              </table:table-cell>
              <table:table-cell office:value-type="float" office:value="2.422439">
                <text:p>2.42243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681873">
                <text:p>1.681873</text:p>
              </table:table-cell>
              <table:table-cell office:value-type="float" office:value="3.007668">
                <text:p>3.007668</text:p>
              </table:table-cell>
              <table:table-cell office:value-type="float" office:value="2.859658">
                <text:p>2.85965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881823">
                <text:p>1.881823</text:p>
              </table:table-cell>
              <table:table-cell office:value-type="float" office:value="2.94992">
                <text:p>2.94992</text:p>
              </table:table-cell>
              <table:table-cell office:value-type="float" office:value="2.48612">
                <text:p>2.4861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884067">
                <text:p>1.884067</text:p>
              </table:table-cell>
              <table:table-cell office:value-type="float" office:value="2.916937">
                <text:p>2.916937</text:p>
              </table:table-cell>
              <table:table-cell office:value-type="float" office:value="2.533562">
                <text:p>2.53356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75166">
                <text:p>1.75166</text:p>
              </table:table-cell>
              <table:table-cell office:value-type="float" office:value="2.863007">
                <text:p>2.863007</text:p>
              </table:table-cell>
              <table:table-cell office:value-type="float" office:value="2.443053">
                <text:p>2.44305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774391">
                <text:p>1.774391</text:p>
              </table:table-cell>
              <table:table-cell office:value-type="float" office:value="3.001865">
                <text:p>3.001865</text:p>
              </table:table-cell>
              <table:table-cell office:value-type="float" office:value="2.477221">
                <text:p>2.47722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82692">
                <text:p>1.82692</text:p>
              </table:table-cell>
              <table:table-cell office:value-type="float" office:value="2.969323">
                <text:p>2.969323</text:p>
              </table:table-cell>
              <table:table-cell office:value-type="float" office:value="2.479745">
                <text:p>2.47974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786043">
                <text:p>1.786043</text:p>
              </table:table-cell>
              <table:table-cell office:value-type="float" office:value="2.979637">
                <text:p>2.979637</text:p>
              </table:table-cell>
              <table:table-cell office:value-type="float" office:value="2.495386">
                <text:p>2.49538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750322">
                <text:p>1.750322</text:p>
              </table:table-cell>
              <table:table-cell office:value-type="float" office:value="2.914896">
                <text:p>2.914896</text:p>
              </table:table-cell>
              <table:table-cell office:value-type="float" office:value="2.499349">
                <text:p>2.49934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923518">
                <text:p>1.923518</text:p>
              </table:table-cell>
              <table:table-cell office:value-type="float" office:value="3.289277">
                <text:p>3.289277</text:p>
              </table:table-cell>
              <table:table-cell office:value-type="float" office:value="2.617728">
                <text:p>2.61772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844444">
                <text:p>1.844444</text:p>
              </table:table-cell>
              <table:table-cell office:value-type="float" office:value="2.976807">
                <text:p>2.976807</text:p>
              </table:table-cell>
              <table:table-cell office:value-type="float" office:value="2.549505">
                <text:p>2.54950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867505">
                <text:p>1.867505</text:p>
              </table:table-cell>
              <table:table-cell office:value-type="float" office:value="2.984092">
                <text:p>2.984092</text:p>
              </table:table-cell>
              <table:table-cell office:value-type="float" office:value="2.605098">
                <text:p>2.60509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916207">
                <text:p>1.916207</text:p>
              </table:table-cell>
              <table:table-cell office:value-type="float" office:value="2.863319">
                <text:p>2.863319</text:p>
              </table:table-cell>
              <table:table-cell office:value-type="float" office:value="2.578812">
                <text:p>2.5788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899943">
                <text:p>1.899943</text:p>
              </table:table-cell>
              <table:table-cell office:value-type="float" office:value="3.031675">
                <text:p>3.031675</text:p>
              </table:table-cell>
              <table:table-cell office:value-type="float" office:value="2.607751">
                <text:p>2.60775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833335">
                <text:p>1.833335</text:p>
              </table:table-cell>
              <table:table-cell office:value-type="float" office:value="2.766944">
                <text:p>2.766944</text:p>
              </table:table-cell>
              <table:table-cell office:value-type="float" office:value="2.643002">
                <text:p>2.64300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729405">
                <text:p>1.729405</text:p>
              </table:table-cell>
              <table:table-cell office:value-type="float" office:value="2.978641">
                <text:p>2.978641</text:p>
              </table:table-cell>
              <table:table-cell office:value-type="float" office:value="2.714494">
                <text:p>2.71449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805054">
                <text:p>1.805054</text:p>
              </table:table-cell>
              <table:table-cell office:value-type="float" office:value="2.961381">
                <text:p>2.961381</text:p>
              </table:table-cell>
              <table:table-cell office:value-type="float" office:value="2.694152">
                <text:p>2.69415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803506">
                <text:p>1.803506</text:p>
              </table:table-cell>
              <table:table-cell office:value-type="float" office:value="2.886521">
                <text:p>2.886521</text:p>
              </table:table-cell>
              <table:table-cell office:value-type="float" office:value="2.804694">
                <text:p>2.80469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74886">
                <text:p>1.74886</text:p>
              </table:table-cell>
              <table:table-cell office:value-type="float" office:value="3.027262">
                <text:p>3.027262</text:p>
              </table:table-cell>
              <table:table-cell office:value-type="float" office:value="2.814186">
                <text:p>2.81418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927448">
                <text:p>1.927448</text:p>
              </table:table-cell>
              <table:table-cell office:value-type="float" office:value="2.914487">
                <text:p>2.914487</text:p>
              </table:table-cell>
              <table:table-cell office:value-type="float" office:value="3.070226">
                <text:p>3.07022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841377">
                <text:p>1.841377</text:p>
              </table:table-cell>
              <table:table-cell office:value-type="float" office:value="2.947148">
                <text:p>2.947148</text:p>
              </table:table-cell>
              <table:table-cell office:value-type="float" office:value="2.69934">
                <text:p>2.6993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812312">
                <text:p>1.812312</text:p>
              </table:table-cell>
              <table:table-cell office:value-type="float" office:value="2.997652">
                <text:p>2.997652</text:p>
              </table:table-cell>
              <table:table-cell office:value-type="float" office:value="2.842312">
                <text:p>2.84231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785242">
                <text:p>1.785242</text:p>
              </table:table-cell>
              <table:table-cell office:value-type="float" office:value="2.876337">
                <text:p>2.876337</text:p>
              </table:table-cell>
              <table:table-cell office:value-type="float" office:value="2.927731">
                <text:p>2.92773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778986">
                <text:p>1.778986</text:p>
              </table:table-cell>
              <table:table-cell office:value-type="float" office:value="2.950746">
                <text:p>2.950746</text:p>
              </table:table-cell>
              <table:table-cell office:value-type="float" office:value="2.967729">
                <text:p>2.96772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732471">
                <text:p>1.732471</text:p>
              </table:table-cell>
              <table:table-cell office:value-type="float" office:value="3.042964">
                <text:p>3.042964</text:p>
              </table:table-cell>
              <table:table-cell office:value-type="float" office:value="3.10877">
                <text:p>3.1087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788889">
                <text:p>1.788889</text:p>
              </table:table-cell>
              <table:table-cell office:value-type="float" office:value="3.082267">
                <text:p>3.082267</text:p>
              </table:table-cell>
              <table:table-cell office:value-type="float" office:value="3.056878">
                <text:p>3.05687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788717">
                <text:p>1.788717</text:p>
              </table:table-cell>
              <table:table-cell office:value-type="float" office:value="2.838333">
                <text:p>2.838333</text:p>
              </table:table-cell>
              <table:table-cell office:value-type="float" office:value="3.154542">
                <text:p>3.15454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881229">
                <text:p>1.881229</text:p>
              </table:table-cell>
              <table:table-cell office:value-type="float" office:value="3.001869">
                <text:p>3.001869</text:p>
              </table:table-cell>
              <table:table-cell office:value-type="float" office:value="3.180377">
                <text:p>3.18037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82196">
                <text:p>1.82196</text:p>
              </table:table-cell>
              <table:table-cell office:value-type="float" office:value="2.969309">
                <text:p>2.969309</text:p>
              </table:table-cell>
              <table:table-cell office:value-type="float" office:value="3.198487">
                <text:p>3.19848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785797">
                <text:p>1.785797</text:p>
              </table:table-cell>
              <table:table-cell office:value-type="float" office:value="3.171358">
                <text:p>3.171358</text:p>
              </table:table-cell>
              <table:table-cell office:value-type="float" office:value="3.369305">
                <text:p>3.36930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80867">
                <text:p>1.80867</text:p>
              </table:table-cell>
              <table:table-cell office:value-type="float" office:value="2.982846">
                <text:p>2.982846</text:p>
              </table:table-cell>
              <table:table-cell office:value-type="float" office:value="3.523046">
                <text:p>3.52304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857353">
                <text:p>1.857353</text:p>
              </table:table-cell>
              <table:table-cell office:value-type="float" office:value="3.090563">
                <text:p>3.090563</text:p>
              </table:table-cell>
              <table:table-cell office:value-type="float" office:value="3.436133">
                <text:p>3.43613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859005">
                <text:p>1.859005</text:p>
              </table:table-cell>
              <table:table-cell office:value-type="float" office:value="2.951342">
                <text:p>2.951342</text:p>
              </table:table-cell>
              <table:table-cell office:value-type="float" office:value="3.507947">
                <text:p>3.50794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751017">
                <text:p>1.751017</text:p>
              </table:table-cell>
              <table:table-cell office:value-type="float" office:value="3.042345">
                <text:p>3.042345</text:p>
              </table:table-cell>
              <table:table-cell office:value-type="float" office:value="3.55289">
                <text:p>3.5528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789411">
                <text:p>1.789411</text:p>
              </table:table-cell>
              <table:table-cell office:value-type="float" office:value="3.036076">
                <text:p>3.036076</text:p>
              </table:table-cell>
              <table:table-cell office:value-type="float" office:value="3.523962">
                <text:p>3.52396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819679">
                <text:p>1.819679</text:p>
              </table:table-cell>
              <table:table-cell office:value-type="float" office:value="2.913028">
                <text:p>2.913028</text:p>
              </table:table-cell>
              <table:table-cell office:value-type="float" office:value="3.575136">
                <text:p>3.57513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811185">
                <text:p>1.811185</text:p>
              </table:table-cell>
              <table:table-cell office:value-type="float" office:value="3.015426">
                <text:p>3.015426</text:p>
              </table:table-cell>
              <table:table-cell office:value-type="float" office:value="3.622643">
                <text:p>3.62264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80234">
                <text:p>1.80234</text:p>
              </table:table-cell>
              <table:table-cell office:value-type="float" office:value="2.970043">
                <text:p>2.970043</text:p>
              </table:table-cell>
              <table:table-cell office:value-type="float" office:value="3.622427">
                <text:p>3.62242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79762">
                <text:p>1.79762</text:p>
              </table:table-cell>
              <table:table-cell office:value-type="float" office:value="3.016708">
                <text:p>3.016708</text:p>
              </table:table-cell>
              <table:table-cell office:value-type="float" office:value="3.676483">
                <text:p>3.67648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815705">
                <text:p>1.815705</text:p>
              </table:table-cell>
              <table:table-cell office:value-type="float" office:value="2.992731">
                <text:p>2.992731</text:p>
              </table:table-cell>
              <table:table-cell office:value-type="float" office:value="3.696986">
                <text:p>3.69698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788568">
                <text:p>1.788568</text:p>
              </table:table-cell>
              <table:table-cell office:value-type="float" office:value="2.944271">
                <text:p>2.944271</text:p>
              </table:table-cell>
              <table:table-cell office:value-type="float" office:value="3.669045">
                <text:p>3.66904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778053">
                <text:p>1.778053</text:p>
              </table:table-cell>
              <table:table-cell office:value-type="float" office:value="2.967572">
                <text:p>2.967572</text:p>
              </table:table-cell>
              <table:table-cell office:value-type="float" office:value="3.635434">
                <text:p>3.63543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82277">
                <text:p>1.82277</text:p>
              </table:table-cell>
              <table:table-cell office:value-type="float" office:value="3.065462">
                <text:p>3.065462</text:p>
              </table:table-cell>
              <table:table-cell office:value-type="float" office:value="3.650676">
                <text:p>3.65067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833138">
                <text:p>1.833138</text:p>
              </table:table-cell>
              <table:table-cell office:value-type="float" office:value="3.002154">
                <text:p>3.002154</text:p>
              </table:table-cell>
              <table:table-cell office:value-type="float" office:value="3.688504">
                <text:p>3.68850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823326">
                <text:p>1.823326</text:p>
              </table:table-cell>
              <table:table-cell office:value-type="float" office:value="2.981288">
                <text:p>2.981288</text:p>
              </table:table-cell>
              <table:table-cell office:value-type="float" office:value="3.667735">
                <text:p>3.66773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823326">
                <text:p>1.823326</text:p>
              </table:table-cell>
              <table:table-cell office:value-type="float" office:value="3.076039">
                <text:p>3.076039</text:p>
              </table:table-cell>
              <table:table-cell office:value-type="float" office:value="3.680184">
                <text:p>3.6801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3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terpolation="cubic-spline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7cm" svg:height="13.418cm" xlink:href=".." chart:class="chart:line" chart:style-name="ch1">
        <chart:title svg:x="12.291cm" svg:y="0.269cm" chart:style-name="ch2">
          <text:p>Straight Line</text:p>
        </chart:title>
        <chart:subtitle svg:x="10.783cm" svg:y="1.04cm" chart:style-name="ch3">
          <text:p>Second Order of Hu's Moments</text:p>
        </chart:subtitle>
        <chart:legend chart:legend-position="end" svg:x="24.609cm" svg:y="6.052cm" chart:style-name="ch4"/>
        <chart:plot-area chart:style-name="ch5" table:cell-range-address="line_1.C1:line_1.C360 line_2.C1:line_2.C360 line_3.C1:line_3.C360" svg:x="0.881cm" svg:y="1.759cm" svg:width="23.188cm" svg:height="11.056cm">
          <chart:axis chart:dimension="x" chart:name="primary-x" chart:style-name="ch6">
            <chart:title svg:x="12.337cm" svg:y="12.511cm" chart:style-name="ch7">
              <text:p>Angle</text:p>
            </chart:title>
          </chart:axis>
          <chart:axis chart:dimension="y" chart:name="primary-y" chart:style-name="ch8">
            <chart:title svg:x="0.542cm" svg:y="7.769cm" chart:style-name="ch9">
              <text:p>Coefficient</text:p>
            </chart:title>
          </chart:axis>
          <chart:series chart:style-name="ch10" chart:values-cell-range-address="line_1.C1:line_1.C360" chart:class="chart:line">
            <chart:data-point chart:repeated="360"/>
          </chart:series>
          <chart:series chart:style-name="ch11" chart:values-cell-range-address="line_2.C1:line_2.C360" chart:class="chart:line">
            <chart:data-point chart:repeated="360"/>
          </chart:series>
          <chart:series chart:style-name="ch12" chart:values-cell-range-address="line_3.C1:line_3.C360" chart:class="chart:line">
            <chart:data-point chart:repeated="36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88628">
                <text:p text:id="line_1.C1:line_1.C360">12.88628</text:p>
              </table:table-cell>
              <table:table-cell office:value-type="float" office:value="69.9639">
                <text:p text:id="line_2.C1:line_2.C360">69.9639</text:p>
              </table:table-cell>
              <table:table-cell office:value-type="float" office:value="52.67874">
                <text:p text:id="line_3.C1:line_3.C360">52.6787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342358">
                <text:p>3.342358</text:p>
              </table:table-cell>
              <table:table-cell office:value-type="float" office:value="9.30828">
                <text:p>9.30828</text:p>
              </table:table-cell>
              <table:table-cell office:value-type="float" office:value="13.57948">
                <text:p>13.579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342358">
                <text:p>3.342358</text:p>
              </table:table-cell>
              <table:table-cell office:value-type="float" office:value="8.815769">
                <text:p>8.815769</text:p>
              </table:table-cell>
              <table:table-cell office:value-type="float" office:value="13.56453">
                <text:p>13.564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315779">
                <text:p>3.315779</text:p>
              </table:table-cell>
              <table:table-cell office:value-type="float" office:value="8.910793">
                <text:p>8.910793</text:p>
              </table:table-cell>
              <table:table-cell office:value-type="float" office:value="13.34715">
                <text:p>13.347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484545">
                <text:p>3.484545</text:p>
              </table:table-cell>
              <table:table-cell office:value-type="float" office:value="9.011303">
                <text:p>9.011303</text:p>
              </table:table-cell>
              <table:table-cell office:value-type="float" office:value="13.35105">
                <text:p>13.351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75201">
                <text:p>3.275201</text:p>
              </table:table-cell>
              <table:table-cell office:value-type="float" office:value="8.423935">
                <text:p>8.423935</text:p>
              </table:table-cell>
              <table:table-cell office:value-type="float" office:value="13.52192">
                <text:p>13.521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305825">
                <text:p>3.305825</text:p>
              </table:table-cell>
              <table:table-cell office:value-type="float" office:value="8.377933">
                <text:p>8.377933</text:p>
              </table:table-cell>
              <table:table-cell office:value-type="float" office:value="13.02018">
                <text:p>13.020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46038">
                <text:p>3.546038</text:p>
              </table:table-cell>
              <table:table-cell office:value-type="float" office:value="8.484487">
                <text:p>8.484487</text:p>
              </table:table-cell>
              <table:table-cell office:value-type="float" office:value="13.05193">
                <text:p>13.051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390886">
                <text:p>3.390886</text:p>
              </table:table-cell>
              <table:table-cell office:value-type="float" office:value="8.572548">
                <text:p>8.572548</text:p>
              </table:table-cell>
              <table:table-cell office:value-type="float" office:value="13.438">
                <text:p>13.4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4315">
                <text:p>3.4315</text:p>
              </table:table-cell>
              <table:table-cell office:value-type="float" office:value="8.40434">
                <text:p>8.40434</text:p>
              </table:table-cell>
              <table:table-cell office:value-type="float" office:value="13.18626">
                <text:p>13.186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162658">
                <text:p>3.162658</text:p>
              </table:table-cell>
              <table:table-cell office:value-type="float" office:value="8.620712">
                <text:p>8.620712</text:p>
              </table:table-cell>
              <table:table-cell office:value-type="float" office:value="13.32514">
                <text:p>13.325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099644">
                <text:p>3.099644</text:p>
              </table:table-cell>
              <table:table-cell office:value-type="float" office:value="8.826661">
                <text:p>8.826661</text:p>
              </table:table-cell>
              <table:table-cell office:value-type="float" office:value="12.73238">
                <text:p>12.732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140357">
                <text:p>3.140357</text:p>
              </table:table-cell>
              <table:table-cell office:value-type="float" office:value="9.055082">
                <text:p>9.055082</text:p>
              </table:table-cell>
              <table:table-cell office:value-type="float" office:value="12.56251">
                <text:p>12.562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286385">
                <text:p>3.286385</text:p>
              </table:table-cell>
              <table:table-cell office:value-type="float" office:value="9.043274">
                <text:p>9.043274</text:p>
              </table:table-cell>
              <table:table-cell office:value-type="float" office:value="11.07794">
                <text:p>11.077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0119">
                <text:p>3.50119</text:p>
              </table:table-cell>
              <table:table-cell office:value-type="float" office:value="8.208955">
                <text:p>8.208955</text:p>
              </table:table-cell>
              <table:table-cell office:value-type="float" office:value="9.323165">
                <text:p>9.3231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74598">
                <text:p>3.274598</text:p>
              </table:table-cell>
              <table:table-cell office:value-type="float" office:value="9.049507">
                <text:p>9.049507</text:p>
              </table:table-cell>
              <table:table-cell office:value-type="float" office:value="10.86549">
                <text:p>10.865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224043">
                <text:p>3.224043</text:p>
              </table:table-cell>
              <table:table-cell office:value-type="float" office:value="9.836552">
                <text:p>9.836552</text:p>
              </table:table-cell>
              <table:table-cell office:value-type="float" office:value="9.487698">
                <text:p>9.4876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239123">
                <text:p>3.239123</text:p>
              </table:table-cell>
              <table:table-cell office:value-type="float" office:value="9.131451">
                <text:p>9.131451</text:p>
              </table:table-cell>
              <table:table-cell office:value-type="float" office:value="9.569627">
                <text:p>9.5696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654699">
                <text:p>3.654699</text:p>
              </table:table-cell>
              <table:table-cell office:value-type="float" office:value="8.808302">
                <text:p>8.808302</text:p>
              </table:table-cell>
              <table:table-cell office:value-type="float" office:value="9.557975">
                <text:p>9.5579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335233">
                <text:p>3.335233</text:p>
              </table:table-cell>
              <table:table-cell office:value-type="float" office:value="8.707696">
                <text:p>8.707696</text:p>
              </table:table-cell>
              <table:table-cell office:value-type="float" office:value="8.856132">
                <text:p>8.8561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226746">
                <text:p>3.226746</text:p>
              </table:table-cell>
              <table:table-cell office:value-type="float" office:value="8.543168">
                <text:p>8.543168</text:p>
              </table:table-cell>
              <table:table-cell office:value-type="float" office:value="8.503058">
                <text:p>8.5030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398269">
                <text:p>3.398269</text:p>
              </table:table-cell>
              <table:table-cell office:value-type="float" office:value="7.873375">
                <text:p>7.873375</text:p>
              </table:table-cell>
              <table:table-cell office:value-type="float" office:value="8.893244">
                <text:p>8.8932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358128">
                <text:p>3.358128</text:p>
              </table:table-cell>
              <table:table-cell office:value-type="float" office:value="8.499508">
                <text:p>8.499508</text:p>
              </table:table-cell>
              <table:table-cell office:value-type="float" office:value="7.545384">
                <text:p>7.5453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57047">
                <text:p>3.57047</text:p>
              </table:table-cell>
              <table:table-cell office:value-type="float" office:value="8.648462">
                <text:p>8.648462</text:p>
              </table:table-cell>
              <table:table-cell office:value-type="float" office:value="7.961506">
                <text:p>7.9615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298987">
                <text:p>3.298987</text:p>
              </table:table-cell>
              <table:table-cell office:value-type="float" office:value="8.785524">
                <text:p>8.785524</text:p>
              </table:table-cell>
              <table:table-cell office:value-type="float" office:value="8.570935">
                <text:p>8.5709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015046">
                <text:p>3.015046</text:p>
              </table:table-cell>
              <table:table-cell office:value-type="float" office:value="9.20867">
                <text:p>9.20867</text:p>
              </table:table-cell>
              <table:table-cell office:value-type="float" office:value="7.860089">
                <text:p>7.8600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761883">
                <text:p>3.761883</text:p>
              </table:table-cell>
              <table:table-cell office:value-type="float" office:value="8.72716">
                <text:p>8.72716</text:p>
              </table:table-cell>
              <table:table-cell office:value-type="float" office:value="8.549133">
                <text:p>8.5491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302162">
                <text:p>3.302162</text:p>
              </table:table-cell>
              <table:table-cell office:value-type="float" office:value="8.124403">
                <text:p>8.124403</text:p>
              </table:table-cell>
              <table:table-cell office:value-type="float" office:value="7.594189">
                <text:p>7.5941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150366">
                <text:p>3.150366</text:p>
              </table:table-cell>
              <table:table-cell office:value-type="float" office:value="8.923264">
                <text:p>8.923264</text:p>
              </table:table-cell>
              <table:table-cell office:value-type="float" office:value="7.56612">
                <text:p>7.566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265256">
                <text:p>3.265256</text:p>
              </table:table-cell>
              <table:table-cell office:value-type="float" office:value="8.432681">
                <text:p>8.432681</text:p>
              </table:table-cell>
              <table:table-cell office:value-type="float" office:value="7.032981">
                <text:p>7.0329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265366">
                <text:p>3.265366</text:p>
              </table:table-cell>
              <table:table-cell office:value-type="float" office:value="8.753768">
                <text:p>8.753768</text:p>
              </table:table-cell>
              <table:table-cell office:value-type="float" office:value="7.215251">
                <text:p>7.2152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949153">
                <text:p>2.949153</text:p>
              </table:table-cell>
              <table:table-cell office:value-type="float" office:value="8.606695">
                <text:p>8.606695</text:p>
              </table:table-cell>
              <table:table-cell office:value-type="float" office:value="7.852711">
                <text:p>7.8527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422847">
                <text:p>3.422847</text:p>
              </table:table-cell>
              <table:table-cell office:value-type="float" office:value="8.884333">
                <text:p>8.884333</text:p>
              </table:table-cell>
              <table:table-cell office:value-type="float" office:value="7.451312">
                <text:p>7.4513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77613">
                <text:p>3.377613</text:p>
              </table:table-cell>
              <table:table-cell office:value-type="float" office:value="8.256253">
                <text:p>8.256253</text:p>
              </table:table-cell>
              <table:table-cell office:value-type="float" office:value="6.867171">
                <text:p>6.8671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248158">
                <text:p>3.248158</text:p>
              </table:table-cell>
              <table:table-cell office:value-type="float" office:value="8.669953">
                <text:p>8.669953</text:p>
              </table:table-cell>
              <table:table-cell office:value-type="float" office:value="7.380204">
                <text:p>7.3802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139001">
                <text:p>3.139001</text:p>
              </table:table-cell>
              <table:table-cell office:value-type="float" office:value="8.975938">
                <text:p>8.975938</text:p>
              </table:table-cell>
              <table:table-cell office:value-type="float" office:value="6.995936">
                <text:p>6.9959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194291">
                <text:p>3.194291</text:p>
              </table:table-cell>
              <table:table-cell office:value-type="float" office:value="8.644166">
                <text:p>8.644166</text:p>
              </table:table-cell>
              <table:table-cell office:value-type="float" office:value="6.905934">
                <text:p>6.9059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530075">
                <text:p>3.530075</text:p>
              </table:table-cell>
              <table:table-cell office:value-type="float" office:value="10.31628">
                <text:p>10.31628</text:p>
              </table:table-cell>
              <table:table-cell office:value-type="float" office:value="7.013101">
                <text:p>7.0131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249774">
                <text:p>3.249774</text:p>
              </table:table-cell>
              <table:table-cell office:value-type="float" office:value="8.987715">
                <text:p>8.987715</text:p>
              </table:table-cell>
              <table:table-cell office:value-type="float" office:value="6.699164">
                <text:p>6.6991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347651">
                <text:p>3.347651</text:p>
              </table:table-cell>
              <table:table-cell office:value-type="float" office:value="8.814509">
                <text:p>8.814509</text:p>
              </table:table-cell>
              <table:table-cell office:value-type="float" office:value="6.766057">
                <text:p>6.7660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987548">
                <text:p>2.987548</text:p>
              </table:table-cell>
              <table:table-cell office:value-type="float" office:value="8.703488">
                <text:p>8.703488</text:p>
              </table:table-cell>
              <table:table-cell office:value-type="float" office:value="6.963264">
                <text:p>6.9632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149509">
                <text:p>3.149509</text:p>
              </table:table-cell>
              <table:table-cell office:value-type="float" office:value="9.115984">
                <text:p>9.115984</text:p>
              </table:table-cell>
              <table:table-cell office:value-type="float" office:value="6.996519">
                <text:p>6.9965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503558">
                <text:p>3.503558</text:p>
              </table:table-cell>
              <table:table-cell office:value-type="float" office:value="8.532012">
                <text:p>8.532012</text:p>
              </table:table-cell>
              <table:table-cell office:value-type="float" office:value="6.828268">
                <text:p>6.8282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99769">
                <text:p>2.999769</text:p>
              </table:table-cell>
              <table:table-cell office:value-type="float" office:value="9.468819">
                <text:p>9.468819</text:p>
              </table:table-cell>
              <table:table-cell office:value-type="float" office:value="6.922841">
                <text:p>6.9228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884874">
                <text:p>2.884874</text:p>
              </table:table-cell>
              <table:table-cell office:value-type="float" office:value="8.418764">
                <text:p>8.418764</text:p>
              </table:table-cell>
              <table:table-cell office:value-type="float" office:value="6.32669">
                <text:p>6.326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795273">
                <text:p>2.795273</text:p>
              </table:table-cell>
              <table:table-cell office:value-type="float" office:value="9.011637">
                <text:p>9.011637</text:p>
              </table:table-cell>
              <table:table-cell office:value-type="float" office:value="9.355463">
                <text:p>9.3554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508725">
                <text:p>3.508725</text:p>
              </table:table-cell>
              <table:table-cell office:value-type="float" office:value="8.66882">
                <text:p>8.66882</text:p>
              </table:table-cell>
              <table:table-cell office:value-type="float" office:value="6.737039">
                <text:p>6.7370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515864">
                <text:p>3.515864</text:p>
              </table:table-cell>
              <table:table-cell office:value-type="float" office:value="8.475494">
                <text:p>8.475494</text:p>
              </table:table-cell>
              <table:table-cell office:value-type="float" office:value="6.942546">
                <text:p>6.9425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034023">
                <text:p>3.034023</text:p>
              </table:table-cell>
              <table:table-cell office:value-type="float" office:value="8.16276">
                <text:p>8.16276</text:p>
              </table:table-cell>
              <table:table-cell office:value-type="float" office:value="6.531474">
                <text:p>6.5314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114331">
                <text:p>3.114331</text:p>
              </table:table-cell>
              <table:table-cell office:value-type="float" office:value="8.978146">
                <text:p>8.978146</text:p>
              </table:table-cell>
              <table:table-cell office:value-type="float" office:value="6.661826">
                <text:p>6.6618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303955">
                <text:p>3.303955</text:p>
              </table:table-cell>
              <table:table-cell office:value-type="float" office:value="8.783003">
                <text:p>8.783003</text:p>
              </table:table-cell>
              <table:table-cell office:value-type="float" office:value="6.708377">
                <text:p>6.7083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156038">
                <text:p>3.156038</text:p>
              </table:table-cell>
              <table:table-cell office:value-type="float" office:value="8.844678">
                <text:p>8.844678</text:p>
              </table:table-cell>
              <table:table-cell office:value-type="float" office:value="6.824089">
                <text:p>6.8240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031136">
                <text:p>3.031136</text:p>
              </table:table-cell>
              <table:table-cell office:value-type="float" office:value="8.46326">
                <text:p>8.46326</text:p>
              </table:table-cell>
              <table:table-cell office:value-type="float" office:value="6.956607">
                <text:p>6.9566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665376">
                <text:p>3.665376</text:p>
              </table:table-cell>
              <table:table-cell office:value-type="float" office:value="10.78449">
                <text:p>10.78449</text:p>
              </table:table-cell>
              <table:table-cell office:value-type="float" office:value="7.552616">
                <text:p>7.5526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36816">
                <text:p>3.36816</text:p>
              </table:table-cell>
              <table:table-cell office:value-type="float" office:value="8.826704">
                <text:p>8.826704</text:p>
              </table:table-cell>
              <table:table-cell office:value-type="float" office:value="7.194156">
                <text:p>7.1941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453512">
                <text:p>3.453512</text:p>
              </table:table-cell>
              <table:table-cell office:value-type="float" office:value="8.870742">
                <text:p>8.870742</text:p>
              </table:table-cell>
              <table:table-cell office:value-type="float" office:value="7.515039">
                <text:p>7.5150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636843">
                <text:p>3.636843</text:p>
              </table:table-cell>
              <table:table-cell office:value-type="float" office:value="8.165753">
                <text:p>8.165753</text:p>
              </table:table-cell>
              <table:table-cell office:value-type="float" office:value="7.374375">
                <text:p>7.3743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574384">
                <text:p>3.574384</text:p>
              </table:table-cell>
              <table:table-cell office:value-type="float" office:value="9.157243">
                <text:p>9.157243</text:p>
              </table:table-cell>
              <table:table-cell office:value-type="float" office:value="7.550949">
                <text:p>7.5509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326366">
                <text:p>3.326366</text:p>
              </table:table-cell>
              <table:table-cell office:value-type="float" office:value="7.624408">
                <text:p>7.624408</text:p>
              </table:table-cell>
              <table:table-cell office:value-type="float" office:value="7.7958">
                <text:p>7.79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57359">
                <text:p>2.957359</text:p>
              </table:table-cell>
              <table:table-cell office:value-type="float" office:value="8.840529">
                <text:p>8.840529</text:p>
              </table:table-cell>
              <table:table-cell office:value-type="float" office:value="8.171753">
                <text:p>8.1717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223377">
                <text:p>3.223377</text:p>
              </table:table-cell>
              <table:table-cell office:value-type="float" office:value="8.736125">
                <text:p>8.736125</text:p>
              </table:table-cell>
              <table:table-cell office:value-type="float" office:value="8.153448">
                <text:p>8.1534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219193">
                <text:p>3.219193</text:p>
              </table:table-cell>
              <table:table-cell office:value-type="float" office:value="8.296288">
                <text:p>8.296288</text:p>
              </table:table-cell>
              <table:table-cell office:value-type="float" office:value="8.729643">
                <text:p>8.7296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025026">
                <text:p>3.025026</text:p>
              </table:table-cell>
              <table:table-cell office:value-type="float" office:value="9.129936">
                <text:p>9.129936</text:p>
              </table:table-cell>
              <table:table-cell office:value-type="float" office:value="8.76635">
                <text:p>8.766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680231">
                <text:p>3.680231</text:p>
              </table:table-cell>
              <table:table-cell office:value-type="float" office:value="8.460452">
                <text:p>8.460452</text:p>
              </table:table-cell>
              <table:table-cell office:value-type="float" office:value="10.42941">
                <text:p>10.429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358361">
                <text:p>3.358361</text:p>
              </table:table-cell>
              <table:table-cell office:value-type="float" office:value="8.651832">
                <text:p>8.651832</text:p>
              </table:table-cell>
              <table:table-cell office:value-type="float" office:value="8.116531">
                <text:p>8.1165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52293">
                <text:p>3.252293</text:p>
              </table:table-cell>
              <table:table-cell office:value-type="float" office:value="8.952484">
                <text:p>8.952484</text:p>
              </table:table-cell>
              <table:table-cell office:value-type="float" office:value="9.136981">
                <text:p>9.1369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154194">
                <text:p>3.154194</text:p>
              </table:table-cell>
              <table:table-cell office:value-type="float" office:value="8.24116">
                <text:p>8.24116</text:p>
              </table:table-cell>
              <table:table-cell office:value-type="float" office:value="9.593352">
                <text:p>9.5933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130365">
                <text:p>3.130365</text:p>
              </table:table-cell>
              <table:table-cell office:value-type="float" office:value="8.672458">
                <text:p>8.672458</text:p>
              </table:table-cell>
              <table:table-cell office:value-type="float" office:value="9.980683">
                <text:p>9.9806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968986">
                <text:p>2.968986</text:p>
              </table:table-cell>
              <table:table-cell office:value-type="float" office:value="9.226844">
                <text:p>9.226844</text:p>
              </table:table-cell>
              <table:table-cell office:value-type="float" office:value="11.05804">
                <text:p>11.058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166897">
                <text:p>3.166897</text:p>
              </table:table-cell>
              <table:table-cell office:value-type="float" office:value="9.467438">
                <text:p>9.467438</text:p>
              </table:table-cell>
              <table:table-cell office:value-type="float" office:value="10.88849">
                <text:p>10.888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165598">
                <text:p>3.165598</text:p>
              </table:table-cell>
              <table:table-cell office:value-type="float" office:value="8.024416">
                <text:p>8.024416</text:p>
              </table:table-cell>
              <table:table-cell office:value-type="float" office:value="11.5036">
                <text:p>11.50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04951">
                <text:p>3.504951</text:p>
              </table:table-cell>
              <table:table-cell office:value-type="float" office:value="8.97689">
                <text:p>8.97689</text:p>
              </table:table-cell>
              <table:table-cell office:value-type="float" office:value="11.28006">
                <text:p>11.280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283472">
                <text:p>3.283472</text:p>
              </table:table-cell>
              <table:table-cell office:value-type="float" office:value="8.78374">
                <text:p>8.78374</text:p>
              </table:table-cell>
              <table:table-cell office:value-type="float" office:value="11.25197">
                <text:p>11.251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155394">
                <text:p>3.155394</text:p>
              </table:table-cell>
              <table:table-cell office:value-type="float" office:value="9.969246">
                <text:p>9.969246</text:p>
              </table:table-cell>
              <table:table-cell office:value-type="float" office:value="11.8285">
                <text:p>11.82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238463">
                <text:p>3.238463</text:p>
              </table:table-cell>
              <table:table-cell office:value-type="float" office:value="8.865279">
                <text:p>8.865279</text:p>
              </table:table-cell>
              <table:table-cell office:value-type="float" office:value="12.6638">
                <text:p>12.66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414473">
                <text:p>3.414473</text:p>
              </table:table-cell>
              <table:table-cell office:value-type="float" office:value="9.517556">
                <text:p>9.517556</text:p>
              </table:table-cell>
              <table:table-cell office:value-type="float" office:value="11.77407">
                <text:p>11.774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421777">
                <text:p>3.421777</text:p>
              </table:table-cell>
              <table:table-cell office:value-type="float" office:value="8.677198">
                <text:p>8.677198</text:p>
              </table:table-cell>
              <table:table-cell office:value-type="float" office:value="12.27169">
                <text:p>12.271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033948">
                <text:p>3.033948</text:p>
              </table:table-cell>
              <table:table-cell office:value-type="float" office:value="9.222329">
                <text:p>9.222329</text:p>
              </table:table-cell>
              <table:table-cell office:value-type="float" office:value="12.58813">
                <text:p>12.588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168267">
                <text:p>3.168267</text:p>
              </table:table-cell>
              <table:table-cell office:value-type="float" office:value="9.183952">
                <text:p>9.183952</text:p>
              </table:table-cell>
              <table:table-cell office:value-type="float" office:value="12.3841">
                <text:p>12.38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276117">
                <text:p>3.276117</text:p>
              </table:table-cell>
              <table:table-cell office:value-type="float" office:value="8.451131">
                <text:p>8.451131</text:p>
              </table:table-cell>
              <table:table-cell office:value-type="float" office:value="12.74558">
                <text:p>12.745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244503">
                <text:p>3.244503</text:p>
              </table:table-cell>
              <table:table-cell office:value-type="float" office:value="9.058335">
                <text:p>9.058335</text:p>
              </table:table-cell>
              <table:table-cell office:value-type="float" office:value="13.08853">
                <text:p>13.088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215951">
                <text:p>3.215951</text:p>
              </table:table-cell>
              <table:table-cell office:value-type="float" office:value="8.7882">
                <text:p>8.7882</text:p>
              </table:table-cell>
              <table:table-cell office:value-type="float" office:value="13.08873">
                <text:p>13.088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199972">
                <text:p>3.199972</text:p>
              </table:table-cell>
              <table:table-cell office:value-type="float" office:value="9.067055">
                <text:p>9.067055</text:p>
              </table:table-cell>
              <table:table-cell office:value-type="float" office:value="13.48109">
                <text:p>13.481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262842">
                <text:p>3.262842</text:p>
              </table:table-cell>
              <table:table-cell office:value-type="float" office:value="8.922658">
                <text:p>8.922658</text:p>
              </table:table-cell>
              <table:table-cell office:value-type="float" office:value="13.63262">
                <text:p>13.632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163859">
                <text:p>3.163859</text:p>
              </table:table-cell>
              <table:table-cell office:value-type="float" office:value="8.638053">
                <text:p>8.638053</text:p>
              </table:table-cell>
              <table:table-cell office:value-type="float" office:value="13.42677">
                <text:p>13.426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126014">
                <text:p>3.126014</text:p>
              </table:table-cell>
              <table:table-cell office:value-type="float" office:value="8.774059">
                <text:p>8.774059</text:p>
              </table:table-cell>
              <table:table-cell office:value-type="float" office:value="13.18121">
                <text:p>13.181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28961">
                <text:p>3.28961</text:p>
              </table:table-cell>
              <table:table-cell office:value-type="float" office:value="9.363562">
                <text:p>9.363562</text:p>
              </table:table-cell>
              <table:table-cell office:value-type="float" office:value="13.29659">
                <text:p>13.296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323196">
                <text:p>3.323196</text:p>
              </table:table-cell>
              <table:table-cell office:value-type="float" office:value="8.980102">
                <text:p>8.980102</text:p>
              </table:table-cell>
              <table:table-cell office:value-type="float" office:value="13.56833">
                <text:p>13.568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288564">
                <text:p>3.288564</text:p>
              </table:table-cell>
              <table:table-cell office:value-type="float" office:value="8.854621">
                <text:p>8.854621</text:p>
              </table:table-cell>
              <table:table-cell office:value-type="float" office:value="13.4287">
                <text:p>13.42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288564">
                <text:p>3.288564</text:p>
              </table:table-cell>
              <table:table-cell office:value-type="float" office:value="9.428374">
                <text:p>9.428374</text:p>
              </table:table-cell>
              <table:table-cell office:value-type="float" office:value="13.51405">
                <text:p>13.514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.88628">
                <text:p>12.88628</text:p>
              </table:table-cell>
              <table:table-cell office:value-type="float" office:value="69.9639">
                <text:p>69.9639</text:p>
              </table:table-cell>
              <table:table-cell office:value-type="float" office:value="52.67874">
                <text:p>52.678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342358">
                <text:p>3.342358</text:p>
              </table:table-cell>
              <table:table-cell office:value-type="float" office:value="9.30828">
                <text:p>9.30828</text:p>
              </table:table-cell>
              <table:table-cell office:value-type="float" office:value="13.57948">
                <text:p>13.579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342358">
                <text:p>3.342358</text:p>
              </table:table-cell>
              <table:table-cell office:value-type="float" office:value="8.815769">
                <text:p>8.815769</text:p>
              </table:table-cell>
              <table:table-cell office:value-type="float" office:value="13.56453">
                <text:p>13.564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315779">
                <text:p>3.315779</text:p>
              </table:table-cell>
              <table:table-cell office:value-type="float" office:value="8.910793">
                <text:p>8.910793</text:p>
              </table:table-cell>
              <table:table-cell office:value-type="float" office:value="13.34715">
                <text:p>13.347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484545">
                <text:p>3.484545</text:p>
              </table:table-cell>
              <table:table-cell office:value-type="float" office:value="9.011303">
                <text:p>9.011303</text:p>
              </table:table-cell>
              <table:table-cell office:value-type="float" office:value="13.35105">
                <text:p>13.351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422831">
                <text:p>3.422831</text:p>
              </table:table-cell>
              <table:table-cell office:value-type="float" office:value="8.423935">
                <text:p>8.423935</text:p>
              </table:table-cell>
              <table:table-cell office:value-type="float" office:value="13.52192">
                <text:p>13.521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305825">
                <text:p>3.305825</text:p>
              </table:table-cell>
              <table:table-cell office:value-type="float" office:value="8.377933">
                <text:p>8.377933</text:p>
              </table:table-cell>
              <table:table-cell office:value-type="float" office:value="13.02018">
                <text:p>13.020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546038">
                <text:p>3.546038</text:p>
              </table:table-cell>
              <table:table-cell office:value-type="float" office:value="8.484487">
                <text:p>8.484487</text:p>
              </table:table-cell>
              <table:table-cell office:value-type="float" office:value="13.05193">
                <text:p>13.051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390886">
                <text:p>3.390886</text:p>
              </table:table-cell>
              <table:table-cell office:value-type="float" office:value="8.572548">
                <text:p>8.572548</text:p>
              </table:table-cell>
              <table:table-cell office:value-type="float" office:value="13.438">
                <text:p>13.4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4315">
                <text:p>3.4315</text:p>
              </table:table-cell>
              <table:table-cell office:value-type="float" office:value="8.40434">
                <text:p>8.40434</text:p>
              </table:table-cell>
              <table:table-cell office:value-type="float" office:value="13.18626">
                <text:p>13.186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162658">
                <text:p>3.162658</text:p>
              </table:table-cell>
              <table:table-cell office:value-type="float" office:value="8.620712">
                <text:p>8.620712</text:p>
              </table:table-cell>
              <table:table-cell office:value-type="float" office:value="13.32514">
                <text:p>13.325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099644">
                <text:p>3.099644</text:p>
              </table:table-cell>
              <table:table-cell office:value-type="float" office:value="9.032622">
                <text:p>9.032622</text:p>
              </table:table-cell>
              <table:table-cell office:value-type="float" office:value="13.27802">
                <text:p>13.278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140357">
                <text:p>3.140357</text:p>
              </table:table-cell>
              <table:table-cell office:value-type="float" office:value="9.055082">
                <text:p>9.055082</text:p>
              </table:table-cell>
              <table:table-cell office:value-type="float" office:value="13.64246">
                <text:p>13.642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286385">
                <text:p>3.286385</text:p>
              </table:table-cell>
              <table:table-cell office:value-type="float" office:value="9.043274">
                <text:p>9.043274</text:p>
              </table:table-cell>
              <table:table-cell office:value-type="float" office:value="12.63226">
                <text:p>12.632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50119">
                <text:p>3.50119</text:p>
              </table:table-cell>
              <table:table-cell office:value-type="float" office:value="8.208955">
                <text:p>8.208955</text:p>
              </table:table-cell>
              <table:table-cell office:value-type="float" office:value="10.72939">
                <text:p>10.729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274598">
                <text:p>3.274598</text:p>
              </table:table-cell>
              <table:table-cell office:value-type="float" office:value="9.049507">
                <text:p>9.049507</text:p>
              </table:table-cell>
              <table:table-cell office:value-type="float" office:value="12.92992">
                <text:p>12.929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224043">
                <text:p>3.224043</text:p>
              </table:table-cell>
              <table:table-cell office:value-type="float" office:value="9.836552">
                <text:p>9.836552</text:p>
              </table:table-cell>
              <table:table-cell office:value-type="float" office:value="11.58415">
                <text:p>11.584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239123">
                <text:p>3.239123</text:p>
              </table:table-cell>
              <table:table-cell office:value-type="float" office:value="9.343545">
                <text:p>9.343545</text:p>
              </table:table-cell>
              <table:table-cell office:value-type="float" office:value="11.52965">
                <text:p>11.529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654699">
                <text:p>3.654699</text:p>
              </table:table-cell>
              <table:table-cell office:value-type="float" office:value="8.808302">
                <text:p>8.808302</text:p>
              </table:table-cell>
              <table:table-cell office:value-type="float" office:value="11.14083">
                <text:p>11.140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335233">
                <text:p>3.335233</text:p>
              </table:table-cell>
              <table:table-cell office:value-type="float" office:value="8.707696">
                <text:p>8.707696</text:p>
              </table:table-cell>
              <table:table-cell office:value-type="float" office:value="10.41661">
                <text:p>10.4166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226746">
                <text:p>3.226746</text:p>
              </table:table-cell>
              <table:table-cell office:value-type="float" office:value="8.543168">
                <text:p>8.543168</text:p>
              </table:table-cell>
              <table:table-cell office:value-type="float" office:value="9.934013">
                <text:p>9.9340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398269">
                <text:p>3.398269</text:p>
              </table:table-cell>
              <table:table-cell office:value-type="float" office:value="7.873375">
                <text:p>7.873375</text:p>
              </table:table-cell>
              <table:table-cell office:value-type="float" office:value="10.22069">
                <text:p>10.220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358128">
                <text:p>3.358128</text:p>
              </table:table-cell>
              <table:table-cell office:value-type="float" office:value="8.499508">
                <text:p>8.499508</text:p>
              </table:table-cell>
              <table:table-cell office:value-type="float" office:value="8.622773">
                <text:p>8.62277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57047">
                <text:p>3.57047</text:p>
              </table:table-cell>
              <table:table-cell office:value-type="float" office:value="8.648462">
                <text:p>8.648462</text:p>
              </table:table-cell>
              <table:table-cell office:value-type="float" office:value="8.989727">
                <text:p>8.9897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298987">
                <text:p>3.298987</text:p>
              </table:table-cell>
              <table:table-cell office:value-type="float" office:value="8.847578">
                <text:p>8.847578</text:p>
              </table:table-cell>
              <table:table-cell office:value-type="float" office:value="9.574752">
                <text:p>9.5747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015046">
                <text:p>3.015046</text:p>
              </table:table-cell>
              <table:table-cell office:value-type="float" office:value="9.20867">
                <text:p>9.20867</text:p>
              </table:table-cell>
              <table:table-cell office:value-type="float" office:value="8.781221">
                <text:p>8.7812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761883">
                <text:p>3.761883</text:p>
              </table:table-cell>
              <table:table-cell office:value-type="float" office:value="8.72716">
                <text:p>8.72716</text:p>
              </table:table-cell>
              <table:table-cell office:value-type="float" office:value="9.441757">
                <text:p>9.44175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302162">
                <text:p>3.302162</text:p>
              </table:table-cell>
              <table:table-cell office:value-type="float" office:value="8.124403">
                <text:p>8.124403</text:p>
              </table:table-cell>
              <table:table-cell office:value-type="float" office:value="8.129032">
                <text:p>8.1290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150366">
                <text:p>3.150366</text:p>
              </table:table-cell>
              <table:table-cell office:value-type="float" office:value="8.923264">
                <text:p>8.923264</text:p>
              </table:table-cell>
              <table:table-cell office:value-type="float" office:value="8.188769">
                <text:p>8.18876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265256">
                <text:p>3.265256</text:p>
              </table:table-cell>
              <table:table-cell office:value-type="float" office:value="8.432681">
                <text:p>8.432681</text:p>
              </table:table-cell>
              <table:table-cell office:value-type="float" office:value="7.557419">
                <text:p>7.5574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265366">
                <text:p>3.265366</text:p>
              </table:table-cell>
              <table:table-cell office:value-type="float" office:value="8.753768">
                <text:p>8.753768</text:p>
              </table:table-cell>
              <table:table-cell office:value-type="float" office:value="7.869962">
                <text:p>7.86996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949153">
                <text:p>2.949153</text:p>
              </table:table-cell>
              <table:table-cell office:value-type="float" office:value="8.606695">
                <text:p>8.606695</text:p>
              </table:table-cell>
              <table:table-cell office:value-type="float" office:value="8.515619">
                <text:p>8.5156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422847">
                <text:p>3.422847</text:p>
              </table:table-cell>
              <table:table-cell office:value-type="float" office:value="8.884333">
                <text:p>8.884333</text:p>
              </table:table-cell>
              <table:table-cell office:value-type="float" office:value="8.01912">
                <text:p>8.019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377613">
                <text:p>3.377613</text:p>
              </table:table-cell>
              <table:table-cell office:value-type="float" office:value="8.256253">
                <text:p>8.256253</text:p>
              </table:table-cell>
              <table:table-cell office:value-type="float" office:value="7.542582">
                <text:p>7.54258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248158">
                <text:p>3.248158</text:p>
              </table:table-cell>
              <table:table-cell office:value-type="float" office:value="8.669953">
                <text:p>8.669953</text:p>
              </table:table-cell>
              <table:table-cell office:value-type="float" office:value="7.96297">
                <text:p>7.9629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139001">
                <text:p>3.139001</text:p>
              </table:table-cell>
              <table:table-cell office:value-type="float" office:value="8.975938">
                <text:p>8.975938</text:p>
              </table:table-cell>
              <table:table-cell office:value-type="float" office:value="7.549291">
                <text:p>7.5492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194291">
                <text:p>3.194291</text:p>
              </table:table-cell>
              <table:table-cell office:value-type="float" office:value="8.644166">
                <text:p>8.644166</text:p>
              </table:table-cell>
              <table:table-cell office:value-type="float" office:value="7.509482">
                <text:p>7.50948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530075">
                <text:p>3.530075</text:p>
              </table:table-cell>
              <table:table-cell office:value-type="float" office:value="10.31628">
                <text:p>10.31628</text:p>
              </table:table-cell>
              <table:table-cell office:value-type="float" office:value="7.550729">
                <text:p>7.5507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249774">
                <text:p>3.249774</text:p>
              </table:table-cell>
              <table:table-cell office:value-type="float" office:value="8.997161">
                <text:p>8.997161</text:p>
              </table:table-cell>
              <table:table-cell office:value-type="float" office:value="7.212739">
                <text:p>7.2127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347651">
                <text:p>3.347651</text:p>
              </table:table-cell>
              <table:table-cell office:value-type="float" office:value="8.814509">
                <text:p>8.814509</text:p>
              </table:table-cell>
              <table:table-cell office:value-type="float" office:value="7.218388">
                <text:p>7.21838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987548">
                <text:p>2.987548</text:p>
              </table:table-cell>
              <table:table-cell office:value-type="float" office:value="8.703488">
                <text:p>8.703488</text:p>
              </table:table-cell>
              <table:table-cell office:value-type="float" office:value="7.39886">
                <text:p>7.3988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149509">
                <text:p>3.149509</text:p>
              </table:table-cell>
              <table:table-cell office:value-type="float" office:value="9.115984">
                <text:p>9.115984</text:p>
              </table:table-cell>
              <table:table-cell office:value-type="float" office:value="7.553232">
                <text:p>7.5532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503558">
                <text:p>3.503558</text:p>
              </table:table-cell>
              <table:table-cell office:value-type="float" office:value="8.532012">
                <text:p>8.532012</text:p>
              </table:table-cell>
              <table:table-cell office:value-type="float" office:value="7.374524">
                <text:p>7.3745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999769">
                <text:p>2.999769</text:p>
              </table:table-cell>
              <table:table-cell office:value-type="float" office:value="9.468819">
                <text:p>9.468819</text:p>
              </table:table-cell>
              <table:table-cell office:value-type="float" office:value="7.410818">
                <text:p>7.4108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884874">
                <text:p>2.884874</text:p>
              </table:table-cell>
              <table:table-cell office:value-type="float" office:value="8.418764">
                <text:p>8.418764</text:p>
              </table:table-cell>
              <table:table-cell office:value-type="float" office:value="6.95191">
                <text:p>6.951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95273">
                <text:p>2.795273</text:p>
              </table:table-cell>
              <table:table-cell office:value-type="float" office:value="9.011637">
                <text:p>9.011637</text:p>
              </table:table-cell>
              <table:table-cell office:value-type="float" office:value="9.674149">
                <text:p>9.67414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508725">
                <text:p>3.508725</text:p>
              </table:table-cell>
              <table:table-cell office:value-type="float" office:value="8.66882">
                <text:p>8.66882</text:p>
              </table:table-cell>
              <table:table-cell office:value-type="float" office:value="7.555977">
                <text:p>7.55597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515864">
                <text:p>3.515864</text:p>
              </table:table-cell>
              <table:table-cell office:value-type="float" office:value="8.475494">
                <text:p>8.475494</text:p>
              </table:table-cell>
              <table:table-cell office:value-type="float" office:value="7.520407">
                <text:p>7.5204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034023">
                <text:p>3.034023</text:p>
              </table:table-cell>
              <table:table-cell office:value-type="float" office:value="8.16276">
                <text:p>8.16276</text:p>
              </table:table-cell>
              <table:table-cell office:value-type="float" office:value="7.02387">
                <text:p>7.0238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114331">
                <text:p>3.114331</text:p>
              </table:table-cell>
              <table:table-cell office:value-type="float" office:value="8.978146">
                <text:p>8.978146</text:p>
              </table:table-cell>
              <table:table-cell office:value-type="float" office:value="7.226478">
                <text:p>7.2264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303955">
                <text:p>3.303955</text:p>
              </table:table-cell>
              <table:table-cell office:value-type="float" office:value="8.783003">
                <text:p>8.783003</text:p>
              </table:table-cell>
              <table:table-cell office:value-type="float" office:value="7.300012">
                <text:p>7.3000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156038">
                <text:p>3.156038</text:p>
              </table:table-cell>
              <table:table-cell office:value-type="float" office:value="8.844678">
                <text:p>8.844678</text:p>
              </table:table-cell>
              <table:table-cell office:value-type="float" office:value="7.409181">
                <text:p>7.40918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031136">
                <text:p>3.031136</text:p>
              </table:table-cell>
              <table:table-cell office:value-type="float" office:value="8.46326">
                <text:p>8.46326</text:p>
              </table:table-cell>
              <table:table-cell office:value-type="float" office:value="7.477626">
                <text:p>7.4776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665376">
                <text:p>3.665376</text:p>
              </table:table-cell>
              <table:table-cell office:value-type="float" office:value="10.78449">
                <text:p>10.78449</text:p>
              </table:table-cell>
              <table:table-cell office:value-type="float" office:value="8.205129">
                <text:p>8.2051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36816">
                <text:p>3.36816</text:p>
              </table:table-cell>
              <table:table-cell office:value-type="float" office:value="8.826704">
                <text:p>8.826704</text:p>
              </table:table-cell>
              <table:table-cell office:value-type="float" office:value="7.746759">
                <text:p>7.7467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453512">
                <text:p>3.453512</text:p>
              </table:table-cell>
              <table:table-cell office:value-type="float" office:value="8.870742">
                <text:p>8.870742</text:p>
              </table:table-cell>
              <table:table-cell office:value-type="float" office:value="7.970001">
                <text:p>7.9700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636843">
                <text:p>3.636843</text:p>
              </table:table-cell>
              <table:table-cell office:value-type="float" office:value="8.165753">
                <text:p>8.165753</text:p>
              </table:table-cell>
              <table:table-cell office:value-type="float" office:value="7.933887">
                <text:p>7.93388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574384">
                <text:p>3.574384</text:p>
              </table:table-cell>
              <table:table-cell office:value-type="float" office:value="9.157243">
                <text:p>9.157243</text:p>
              </table:table-cell>
              <table:table-cell office:value-type="float" office:value="8.100439">
                <text:p>8.1004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326366">
                <text:p>3.326366</text:p>
              </table:table-cell>
              <table:table-cell office:value-type="float" office:value="7.624408">
                <text:p>7.624408</text:p>
              </table:table-cell>
              <table:table-cell office:value-type="float" office:value="8.204669">
                <text:p>8.20466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23818">
                <text:p>2.923818</text:p>
              </table:table-cell>
              <table:table-cell office:value-type="float" office:value="8.840529">
                <text:p>8.840529</text:p>
              </table:table-cell>
              <table:table-cell office:value-type="float" office:value="8.837463">
                <text:p>8.83746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223377">
                <text:p>3.223377</text:p>
              </table:table-cell>
              <table:table-cell office:value-type="float" office:value="8.736125">
                <text:p>8.736125</text:p>
              </table:table-cell>
              <table:table-cell office:value-type="float" office:value="8.721342">
                <text:p>8.72134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219193">
                <text:p>3.219193</text:p>
              </table:table-cell>
              <table:table-cell office:value-type="float" office:value="8.296288">
                <text:p>8.296288</text:p>
              </table:table-cell>
              <table:table-cell office:value-type="float" office:value="9.247754">
                <text:p>9.24775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25026">
                <text:p>3.025026</text:p>
              </table:table-cell>
              <table:table-cell office:value-type="float" office:value="9.129936">
                <text:p>9.129936</text:p>
              </table:table-cell>
              <table:table-cell office:value-type="float" office:value="9.302969">
                <text:p>9.3029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680231">
                <text:p>3.680231</text:p>
              </table:table-cell>
              <table:table-cell office:value-type="float" office:value="8.460452">
                <text:p>8.460452</text:p>
              </table:table-cell>
              <table:table-cell office:value-type="float" office:value="11.10081">
                <text:p>11.1008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358361">
                <text:p>3.358361</text:p>
              </table:table-cell>
              <table:table-cell office:value-type="float" office:value="8.651832">
                <text:p>8.651832</text:p>
              </table:table-cell>
              <table:table-cell office:value-type="float" office:value="8.615182">
                <text:p>8.61518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252293">
                <text:p>3.252293</text:p>
              </table:table-cell>
              <table:table-cell office:value-type="float" office:value="8.952484">
                <text:p>8.952484</text:p>
              </table:table-cell>
              <table:table-cell office:value-type="float" office:value="9.738367">
                <text:p>9.7383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54194">
                <text:p>3.154194</text:p>
              </table:table-cell>
              <table:table-cell office:value-type="float" office:value="8.24116">
                <text:p>8.24116</text:p>
              </table:table-cell>
              <table:table-cell office:value-type="float" office:value="10.2518">
                <text:p>10.25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30365">
                <text:p>3.130365</text:p>
              </table:table-cell>
              <table:table-cell office:value-type="float" office:value="8.672458">
                <text:p>8.672458</text:p>
              </table:table-cell>
              <table:table-cell office:value-type="float" office:value="10.64964">
                <text:p>10.6496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968986">
                <text:p>2.968986</text:p>
              </table:table-cell>
              <table:table-cell office:value-type="float" office:value="9.226844">
                <text:p>9.226844</text:p>
              </table:table-cell>
              <table:table-cell office:value-type="float" office:value="11.63159">
                <text:p>11.631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66897">
                <text:p>3.166897</text:p>
              </table:table-cell>
              <table:table-cell office:value-type="float" office:value="9.467438">
                <text:p>9.467438</text:p>
              </table:table-cell>
              <table:table-cell office:value-type="float" office:value="11.43154">
                <text:p>11.4315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165598">
                <text:p>3.165598</text:p>
              </table:table-cell>
              <table:table-cell office:value-type="float" office:value="8.024416">
                <text:p>8.024416</text:p>
              </table:table-cell>
              <table:table-cell office:value-type="float" office:value="12.00162">
                <text:p>12.001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504951">
                <text:p>3.504951</text:p>
              </table:table-cell>
              <table:table-cell office:value-type="float" office:value="8.97689">
                <text:p>8.97689</text:p>
              </table:table-cell>
              <table:table-cell office:value-type="float" office:value="11.85893">
                <text:p>11.8589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83472">
                <text:p>3.283472</text:p>
              </table:table-cell>
              <table:table-cell office:value-type="float" office:value="8.78374">
                <text:p>8.78374</text:p>
              </table:table-cell>
              <table:table-cell office:value-type="float" office:value="11.83437">
                <text:p>11.8343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155394">
                <text:p>3.155394</text:p>
              </table:table-cell>
              <table:table-cell office:value-type="float" office:value="10.02379">
                <text:p>10.02379</text:p>
              </table:table-cell>
              <table:table-cell office:value-type="float" office:value="12.43646">
                <text:p>12.436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38463">
                <text:p>3.238463</text:p>
              </table:table-cell>
              <table:table-cell office:value-type="float" office:value="8.865279">
                <text:p>8.865279</text:p>
              </table:table-cell>
              <table:table-cell office:value-type="float" office:value="13.27175">
                <text:p>13.271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414473">
                <text:p>3.414473</text:p>
              </table:table-cell>
              <table:table-cell office:value-type="float" office:value="9.517556">
                <text:p>9.517556</text:p>
              </table:table-cell>
              <table:table-cell office:value-type="float" office:value="12.37953">
                <text:p>12.3795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421777">
                <text:p>3.421777</text:p>
              </table:table-cell>
              <table:table-cell office:value-type="float" office:value="8.677198">
                <text:p>8.677198</text:p>
              </table:table-cell>
              <table:table-cell office:value-type="float" office:value="12.89576">
                <text:p>12.8957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033948">
                <text:p>3.033948</text:p>
              </table:table-cell>
              <table:table-cell office:value-type="float" office:value="9.222329">
                <text:p>9.222329</text:p>
              </table:table-cell>
              <table:table-cell office:value-type="float" office:value="13.15911">
                <text:p>13.1591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168267">
                <text:p>3.168267</text:p>
              </table:table-cell>
              <table:table-cell office:value-type="float" office:value="9.183952">
                <text:p>9.183952</text:p>
              </table:table-cell>
              <table:table-cell office:value-type="float" office:value="12.99208">
                <text:p>12.9920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276117">
                <text:p>3.276117</text:p>
              </table:table-cell>
              <table:table-cell office:value-type="float" office:value="8.451131">
                <text:p>8.451131</text:p>
              </table:table-cell>
              <table:table-cell office:value-type="float" office:value="13.34043">
                <text:p>13.3404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244503">
                <text:p>3.244503</text:p>
              </table:table-cell>
              <table:table-cell office:value-type="float" office:value="9.058335">
                <text:p>9.058335</text:p>
              </table:table-cell>
              <table:table-cell office:value-type="float" office:value="13.39139">
                <text:p>13.3913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215951">
                <text:p>3.215951</text:p>
              </table:table-cell>
              <table:table-cell office:value-type="float" office:value="8.7882">
                <text:p>8.7882</text:p>
              </table:table-cell>
              <table:table-cell office:value-type="float" office:value="13.2478">
                <text:p>13.247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199972">
                <text:p>3.199972</text:p>
              </table:table-cell>
              <table:table-cell office:value-type="float" office:value="9.067055">
                <text:p>9.067055</text:p>
              </table:table-cell>
              <table:table-cell office:value-type="float" office:value="13.48109">
                <text:p>13.4810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262842">
                <text:p>3.262842</text:p>
              </table:table-cell>
              <table:table-cell office:value-type="float" office:value="8.922658">
                <text:p>8.922658</text:p>
              </table:table-cell>
              <table:table-cell office:value-type="float" office:value="13.63262">
                <text:p>13.6326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163859">
                <text:p>3.163859</text:p>
              </table:table-cell>
              <table:table-cell office:value-type="float" office:value="8.638053">
                <text:p>8.638053</text:p>
              </table:table-cell>
              <table:table-cell office:value-type="float" office:value="13.42677">
                <text:p>13.4267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265963">
                <text:p>3.265963</text:p>
              </table:table-cell>
              <table:table-cell office:value-type="float" office:value="8.774059">
                <text:p>8.774059</text:p>
              </table:table-cell>
              <table:table-cell office:value-type="float" office:value="13.18121">
                <text:p>13.181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28961">
                <text:p>3.28961</text:p>
              </table:table-cell>
              <table:table-cell office:value-type="float" office:value="9.363562">
                <text:p>9.363562</text:p>
              </table:table-cell>
              <table:table-cell office:value-type="float" office:value="13.29659">
                <text:p>13.2965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323196">
                <text:p>3.323196</text:p>
              </table:table-cell>
              <table:table-cell office:value-type="float" office:value="8.980102">
                <text:p>8.980102</text:p>
              </table:table-cell>
              <table:table-cell office:value-type="float" office:value="13.56833">
                <text:p>13.568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288564">
                <text:p>3.288564</text:p>
              </table:table-cell>
              <table:table-cell office:value-type="float" office:value="8.854621">
                <text:p>8.854621</text:p>
              </table:table-cell>
              <table:table-cell office:value-type="float" office:value="13.4287">
                <text:p>13.428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288564">
                <text:p>3.288564</text:p>
              </table:table-cell>
              <table:table-cell office:value-type="float" office:value="9.428374">
                <text:p>9.428374</text:p>
              </table:table-cell>
              <table:table-cell office:value-type="float" office:value="13.51405">
                <text:p>13.514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.88628">
                <text:p>12.88628</text:p>
              </table:table-cell>
              <table:table-cell office:value-type="float" office:value="69.9639">
                <text:p>69.9639</text:p>
              </table:table-cell>
              <table:table-cell office:value-type="float" office:value="52.67874">
                <text:p>52.678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342358">
                <text:p>3.342358</text:p>
              </table:table-cell>
              <table:table-cell office:value-type="float" office:value="9.30828">
                <text:p>9.30828</text:p>
              </table:table-cell>
              <table:table-cell office:value-type="float" office:value="13.57948">
                <text:p>13.579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342358">
                <text:p>3.342358</text:p>
              </table:table-cell>
              <table:table-cell office:value-type="float" office:value="8.815769">
                <text:p>8.815769</text:p>
              </table:table-cell>
              <table:table-cell office:value-type="float" office:value="13.56453">
                <text:p>13.564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315779">
                <text:p>3.315779</text:p>
              </table:table-cell>
              <table:table-cell office:value-type="float" office:value="8.984398">
                <text:p>8.984398</text:p>
              </table:table-cell>
              <table:table-cell office:value-type="float" office:value="13.34715">
                <text:p>13.347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484545">
                <text:p>3.484545</text:p>
              </table:table-cell>
              <table:table-cell office:value-type="float" office:value="9.011303">
                <text:p>9.011303</text:p>
              </table:table-cell>
              <table:table-cell office:value-type="float" office:value="13.35105">
                <text:p>13.351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422831">
                <text:p>3.422831</text:p>
              </table:table-cell>
              <table:table-cell office:value-type="float" office:value="8.423935">
                <text:p>8.423935</text:p>
              </table:table-cell>
              <table:table-cell office:value-type="float" office:value="13.52192">
                <text:p>13.521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305825">
                <text:p>3.305825</text:p>
              </table:table-cell>
              <table:table-cell office:value-type="float" office:value="8.4638">
                <text:p>8.4638</text:p>
              </table:table-cell>
              <table:table-cell office:value-type="float" office:value="13.02652">
                <text:p>13.026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546038">
                <text:p>3.546038</text:p>
              </table:table-cell>
              <table:table-cell office:value-type="float" office:value="8.484487">
                <text:p>8.484487</text:p>
              </table:table-cell>
              <table:table-cell office:value-type="float" office:value="13.05193">
                <text:p>13.0519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390886">
                <text:p>3.390886</text:p>
              </table:table-cell>
              <table:table-cell office:value-type="float" office:value="8.572548">
                <text:p>8.572548</text:p>
              </table:table-cell>
              <table:table-cell office:value-type="float" office:value="13.438">
                <text:p>13.43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4315">
                <text:p>3.4315</text:p>
              </table:table-cell>
              <table:table-cell office:value-type="float" office:value="8.40434">
                <text:p>8.40434</text:p>
              </table:table-cell>
              <table:table-cell office:value-type="float" office:value="13.18626">
                <text:p>13.1862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162658">
                <text:p>3.162658</text:p>
              </table:table-cell>
              <table:table-cell office:value-type="float" office:value="8.620712">
                <text:p>8.620712</text:p>
              </table:table-cell>
              <table:table-cell office:value-type="float" office:value="13.16712">
                <text:p>13.167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099644">
                <text:p>3.099644</text:p>
              </table:table-cell>
              <table:table-cell office:value-type="float" office:value="8.826661">
                <text:p>8.826661</text:p>
              </table:table-cell>
              <table:table-cell office:value-type="float" office:value="12.9866">
                <text:p>12.986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140357">
                <text:p>3.140357</text:p>
              </table:table-cell>
              <table:table-cell office:value-type="float" office:value="9.055082">
                <text:p>9.055082</text:p>
              </table:table-cell>
              <table:table-cell office:value-type="float" office:value="12.95845">
                <text:p>12.9584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286385">
                <text:p>3.286385</text:p>
              </table:table-cell>
              <table:table-cell office:value-type="float" office:value="9.043274">
                <text:p>9.043274</text:p>
              </table:table-cell>
              <table:table-cell office:value-type="float" office:value="12.03865">
                <text:p>12.038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50119">
                <text:p>3.50119</text:p>
              </table:table-cell>
              <table:table-cell office:value-type="float" office:value="8.208955">
                <text:p>8.208955</text:p>
              </table:table-cell>
              <table:table-cell office:value-type="float" office:value="10.21161">
                <text:p>10.211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274598">
                <text:p>3.274598</text:p>
              </table:table-cell>
              <table:table-cell office:value-type="float" office:value="9.049507">
                <text:p>9.049507</text:p>
              </table:table-cell>
              <table:table-cell office:value-type="float" office:value="12.2873">
                <text:p>12.28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224043">
                <text:p>3.224043</text:p>
              </table:table-cell>
              <table:table-cell office:value-type="float" office:value="9.836552">
                <text:p>9.836552</text:p>
              </table:table-cell>
              <table:table-cell office:value-type="float" office:value="11.05383">
                <text:p>11.0538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239123">
                <text:p>3.239123</text:p>
              </table:table-cell>
              <table:table-cell office:value-type="float" office:value="9.131451">
                <text:p>9.131451</text:p>
              </table:table-cell>
              <table:table-cell office:value-type="float" office:value="10.96607">
                <text:p>10.9660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654699">
                <text:p>3.654699</text:p>
              </table:table-cell>
              <table:table-cell office:value-type="float" office:value="8.808302">
                <text:p>8.808302</text:p>
              </table:table-cell>
              <table:table-cell office:value-type="float" office:value="10.63723">
                <text:p>10.6372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335233">
                <text:p>3.335233</text:p>
              </table:table-cell>
              <table:table-cell office:value-type="float" office:value="8.707696">
                <text:p>8.707696</text:p>
              </table:table-cell>
              <table:table-cell office:value-type="float" office:value="9.773259">
                <text:p>9.7732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226746">
                <text:p>3.226746</text:p>
              </table:table-cell>
              <table:table-cell office:value-type="float" office:value="8.543168">
                <text:p>8.543168</text:p>
              </table:table-cell>
              <table:table-cell office:value-type="float" office:value="9.438135">
                <text:p>9.43813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398269">
                <text:p>3.398269</text:p>
              </table:table-cell>
              <table:table-cell office:value-type="float" office:value="7.873375">
                <text:p>7.873375</text:p>
              </table:table-cell>
              <table:table-cell office:value-type="float" office:value="9.540737">
                <text:p>9.54073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358128">
                <text:p>3.358128</text:p>
              </table:table-cell>
              <table:table-cell office:value-type="float" office:value="8.499508">
                <text:p>8.499508</text:p>
              </table:table-cell>
              <table:table-cell office:value-type="float" office:value="8.129194">
                <text:p>8.12919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57047">
                <text:p>3.57047</text:p>
              </table:table-cell>
              <table:table-cell office:value-type="float" office:value="8.648462">
                <text:p>8.648462</text:p>
              </table:table-cell>
              <table:table-cell office:value-type="float" office:value="8.517844">
                <text:p>8.51784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298987">
                <text:p>3.298987</text:p>
              </table:table-cell>
              <table:table-cell office:value-type="float" office:value="8.785524">
                <text:p>8.785524</text:p>
              </table:table-cell>
              <table:table-cell office:value-type="float" office:value="8.913861">
                <text:p>8.91386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015046">
                <text:p>3.015046</text:p>
              </table:table-cell>
              <table:table-cell office:value-type="float" office:value="9.20867">
                <text:p>9.20867</text:p>
              </table:table-cell>
              <table:table-cell office:value-type="float" office:value="8.333228">
                <text:p>8.33322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761883">
                <text:p>3.761883</text:p>
              </table:table-cell>
              <table:table-cell office:value-type="float" office:value="8.72716">
                <text:p>8.72716</text:p>
              </table:table-cell>
              <table:table-cell office:value-type="float" office:value="8.994184">
                <text:p>8.9941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302162">
                <text:p>3.302162</text:p>
              </table:table-cell>
              <table:table-cell office:value-type="float" office:value="8.124403">
                <text:p>8.124403</text:p>
              </table:table-cell>
              <table:table-cell office:value-type="float" office:value="7.665267">
                <text:p>7.6652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150366">
                <text:p>3.150366</text:p>
              </table:table-cell>
              <table:table-cell office:value-type="float" office:value="8.923264">
                <text:p>8.923264</text:p>
              </table:table-cell>
              <table:table-cell office:value-type="float" office:value="7.60276">
                <text:p>7.602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265256">
                <text:p>3.265256</text:p>
              </table:table-cell>
              <table:table-cell office:value-type="float" office:value="8.432681">
                <text:p>8.432681</text:p>
              </table:table-cell>
              <table:table-cell office:value-type="float" office:value="7.118557">
                <text:p>7.11855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265366">
                <text:p>3.265366</text:p>
              </table:table-cell>
              <table:table-cell office:value-type="float" office:value="8.753768">
                <text:p>8.753768</text:p>
              </table:table-cell>
              <table:table-cell office:value-type="float" office:value="7.435543">
                <text:p>7.43554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949153">
                <text:p>2.949153</text:p>
              </table:table-cell>
              <table:table-cell office:value-type="float" office:value="8.606695">
                <text:p>8.606695</text:p>
              </table:table-cell>
              <table:table-cell office:value-type="float" office:value="7.930835">
                <text:p>7.93083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422847">
                <text:p>3.422847</text:p>
              </table:table-cell>
              <table:table-cell office:value-type="float" office:value="8.884333">
                <text:p>8.884333</text:p>
              </table:table-cell>
              <table:table-cell office:value-type="float" office:value="7.411689">
                <text:p>7.41168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377613">
                <text:p>3.377613</text:p>
              </table:table-cell>
              <table:table-cell office:value-type="float" office:value="8.256253">
                <text:p>8.256253</text:p>
              </table:table-cell>
              <table:table-cell office:value-type="float" office:value="6.985221">
                <text:p>6.9852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248158">
                <text:p>3.248158</text:p>
              </table:table-cell>
              <table:table-cell office:value-type="float" office:value="8.669953">
                <text:p>8.669953</text:p>
              </table:table-cell>
              <table:table-cell office:value-type="float" office:value="7.507665">
                <text:p>7.50766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139001">
                <text:p>3.139001</text:p>
              </table:table-cell>
              <table:table-cell office:value-type="float" office:value="8.975938">
                <text:p>8.975938</text:p>
              </table:table-cell>
              <table:table-cell office:value-type="float" office:value="6.993817">
                <text:p>6.99381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194291">
                <text:p>3.194291</text:p>
              </table:table-cell>
              <table:table-cell office:value-type="float" office:value="8.644166">
                <text:p>8.644166</text:p>
              </table:table-cell>
              <table:table-cell office:value-type="float" office:value="6.882972">
                <text:p>6.88297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530075">
                <text:p>3.530075</text:p>
              </table:table-cell>
              <table:table-cell office:value-type="float" office:value="10.31628">
                <text:p>10.31628</text:p>
              </table:table-cell>
              <table:table-cell office:value-type="float" office:value="7.036166">
                <text:p>7.03616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249774">
                <text:p>3.249774</text:p>
              </table:table-cell>
              <table:table-cell office:value-type="float" office:value="8.997161">
                <text:p>8.997161</text:p>
              </table:table-cell>
              <table:table-cell office:value-type="float" office:value="6.793157">
                <text:p>6.79315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347651">
                <text:p>3.347651</text:p>
              </table:table-cell>
              <table:table-cell office:value-type="float" office:value="8.814509">
                <text:p>8.814509</text:p>
              </table:table-cell>
              <table:table-cell office:value-type="float" office:value="6.628441">
                <text:p>6.62844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987548">
                <text:p>2.987548</text:p>
              </table:table-cell>
              <table:table-cell office:value-type="float" office:value="8.703488">
                <text:p>8.703488</text:p>
              </table:table-cell>
              <table:table-cell office:value-type="float" office:value="6.698507">
                <text:p>6.69850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149509">
                <text:p>3.149509</text:p>
              </table:table-cell>
              <table:table-cell office:value-type="float" office:value="9.115984">
                <text:p>9.115984</text:p>
              </table:table-cell>
              <table:table-cell office:value-type="float" office:value="7.050448">
                <text:p>7.05044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503558">
                <text:p>3.503558</text:p>
              </table:table-cell>
              <table:table-cell office:value-type="float" office:value="8.532012">
                <text:p>8.532012</text:p>
              </table:table-cell>
              <table:table-cell office:value-type="float" office:value="6.920813">
                <text:p>6.92081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999769">
                <text:p>2.999769</text:p>
              </table:table-cell>
              <table:table-cell office:value-type="float" office:value="9.468819">
                <text:p>9.468819</text:p>
              </table:table-cell>
              <table:table-cell office:value-type="float" office:value="6.738196">
                <text:p>6.73819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884874">
                <text:p>2.884874</text:p>
              </table:table-cell>
              <table:table-cell office:value-type="float" office:value="8.418764">
                <text:p>8.418764</text:p>
              </table:table-cell>
              <table:table-cell office:value-type="float" office:value="6.437048">
                <text:p>6.4370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795273">
                <text:p>2.795273</text:p>
              </table:table-cell>
              <table:table-cell office:value-type="float" office:value="9.011637">
                <text:p>9.011637</text:p>
              </table:table-cell>
              <table:table-cell office:value-type="float" office:value="8.430485">
                <text:p>8.43048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508725">
                <text:p>3.508725</text:p>
              </table:table-cell>
              <table:table-cell office:value-type="float" office:value="8.66882">
                <text:p>8.66882</text:p>
              </table:table-cell>
              <table:table-cell office:value-type="float" office:value="6.933073">
                <text:p>6.93307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515864">
                <text:p>3.515864</text:p>
              </table:table-cell>
              <table:table-cell office:value-type="float" office:value="8.475494">
                <text:p>8.475494</text:p>
              </table:table-cell>
              <table:table-cell office:value-type="float" office:value="6.935295">
                <text:p>6.93529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034023">
                <text:p>3.034023</text:p>
              </table:table-cell>
              <table:table-cell office:value-type="float" office:value="8.16276">
                <text:p>8.16276</text:p>
              </table:table-cell>
              <table:table-cell office:value-type="float" office:value="6.406725">
                <text:p>6.4067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114331">
                <text:p>3.114331</text:p>
              </table:table-cell>
              <table:table-cell office:value-type="float" office:value="8.978146">
                <text:p>8.978146</text:p>
              </table:table-cell>
              <table:table-cell office:value-type="float" office:value="6.641985">
                <text:p>6.64198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303955">
                <text:p>3.303955</text:p>
              </table:table-cell>
              <table:table-cell office:value-type="float" office:value="8.783003">
                <text:p>8.783003</text:p>
              </table:table-cell>
              <table:table-cell office:value-type="float" office:value="6.676338">
                <text:p>6.67633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156038">
                <text:p>3.156038</text:p>
              </table:table-cell>
              <table:table-cell office:value-type="float" office:value="8.844678">
                <text:p>8.844678</text:p>
              </table:table-cell>
              <table:table-cell office:value-type="float" office:value="6.75154">
                <text:p>6.7515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031136">
                <text:p>3.031136</text:p>
              </table:table-cell>
              <table:table-cell office:value-type="float" office:value="8.46326">
                <text:p>8.46326</text:p>
              </table:table-cell>
              <table:table-cell office:value-type="float" office:value="6.708736">
                <text:p>6.70873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665376">
                <text:p>3.665376</text:p>
              </table:table-cell>
              <table:table-cell office:value-type="float" office:value="10.78449">
                <text:p>10.78449</text:p>
              </table:table-cell>
              <table:table-cell office:value-type="float" office:value="7.429891">
                <text:p>7.4298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36816">
                <text:p>3.36816</text:p>
              </table:table-cell>
              <table:table-cell office:value-type="float" office:value="8.826704">
                <text:p>8.826704</text:p>
              </table:table-cell>
              <table:table-cell office:value-type="float" office:value="6.987148">
                <text:p>6.98714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453512">
                <text:p>3.453512</text:p>
              </table:table-cell>
              <table:table-cell office:value-type="float" office:value="8.870742">
                <text:p>8.870742</text:p>
              </table:table-cell>
              <table:table-cell office:value-type="float" office:value="7.178388">
                <text:p>7.17838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636843">
                <text:p>3.636843</text:p>
              </table:table-cell>
              <table:table-cell office:value-type="float" office:value="8.165753">
                <text:p>8.165753</text:p>
              </table:table-cell>
              <table:table-cell office:value-type="float" office:value="7.138641">
                <text:p>7.13864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574384">
                <text:p>3.574384</text:p>
              </table:table-cell>
              <table:table-cell office:value-type="float" office:value="9.157243">
                <text:p>9.157243</text:p>
              </table:table-cell>
              <table:table-cell office:value-type="float" office:value="7.280764">
                <text:p>7.28076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326366">
                <text:p>3.326366</text:p>
              </table:table-cell>
              <table:table-cell office:value-type="float" office:value="7.624408">
                <text:p>7.624408</text:p>
              </table:table-cell>
              <table:table-cell office:value-type="float" office:value="7.33474">
                <text:p>7.3347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957359">
                <text:p>2.957359</text:p>
              </table:table-cell>
              <table:table-cell office:value-type="float" office:value="8.840529">
                <text:p>8.840529</text:p>
              </table:table-cell>
              <table:table-cell office:value-type="float" office:value="7.961047">
                <text:p>7.96104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223377">
                <text:p>3.223377</text:p>
              </table:table-cell>
              <table:table-cell office:value-type="float" office:value="8.736125">
                <text:p>8.736125</text:p>
              </table:table-cell>
              <table:table-cell office:value-type="float" office:value="7.75492">
                <text:p>7.7549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219193">
                <text:p>3.219193</text:p>
              </table:table-cell>
              <table:table-cell office:value-type="float" office:value="8.296288">
                <text:p>8.296288</text:p>
              </table:table-cell>
              <table:table-cell office:value-type="float" office:value="8.317748">
                <text:p>8.31774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025026">
                <text:p>3.025026</text:p>
              </table:table-cell>
              <table:table-cell office:value-type="float" office:value="9.129936">
                <text:p>9.129936</text:p>
              </table:table-cell>
              <table:table-cell office:value-type="float" office:value="8.379383">
                <text:p>8.37938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680231">
                <text:p>3.680231</text:p>
              </table:table-cell>
              <table:table-cell office:value-type="float" office:value="8.460452">
                <text:p>8.460452</text:p>
              </table:table-cell>
              <table:table-cell office:value-type="float" office:value="10.02118">
                <text:p>10.0211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358361">
                <text:p>3.358361</text:p>
              </table:table-cell>
              <table:table-cell office:value-type="float" office:value="8.651832">
                <text:p>8.651832</text:p>
              </table:table-cell>
              <table:table-cell office:value-type="float" office:value="7.726588">
                <text:p>7.72658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.252293">
                <text:p>3.252293</text:p>
              </table:table-cell>
              <table:table-cell office:value-type="float" office:value="8.952484">
                <text:p>8.952484</text:p>
              </table:table-cell>
              <table:table-cell office:value-type="float" office:value="8.604635">
                <text:p>8.6046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154194">
                <text:p>3.154194</text:p>
              </table:table-cell>
              <table:table-cell office:value-type="float" office:value="8.24116">
                <text:p>8.24116</text:p>
              </table:table-cell>
              <table:table-cell office:value-type="float" office:value="8.799268">
                <text:p>8.79926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.130365">
                <text:p>3.130365</text:p>
              </table:table-cell>
              <table:table-cell office:value-type="float" office:value="8.672458">
                <text:p>8.672458</text:p>
              </table:table-cell>
              <table:table-cell office:value-type="float" office:value="9.396987">
                <text:p>9.39698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968986">
                <text:p>2.968986</text:p>
              </table:table-cell>
              <table:table-cell office:value-type="float" office:value="9.226844">
                <text:p>9.226844</text:p>
              </table:table-cell>
              <table:table-cell office:value-type="float" office:value="10.16228">
                <text:p>10.162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166897">
                <text:p>3.166897</text:p>
              </table:table-cell>
              <table:table-cell office:value-type="float" office:value="9.467438">
                <text:p>9.467438</text:p>
              </table:table-cell>
              <table:table-cell office:value-type="float" office:value="9.813484">
                <text:p>9.81348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.165598">
                <text:p>3.165598</text:p>
              </table:table-cell>
              <table:table-cell office:value-type="float" office:value="8.024416">
                <text:p>8.024416</text:p>
              </table:table-cell>
              <table:table-cell office:value-type="float" office:value="10.42601">
                <text:p>10.4260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.504951">
                <text:p>3.504951</text:p>
              </table:table-cell>
              <table:table-cell office:value-type="float" office:value="8.97689">
                <text:p>8.97689</text:p>
              </table:table-cell>
              <table:table-cell office:value-type="float" office:value="10.62756">
                <text:p>10.627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283472">
                <text:p>3.283472</text:p>
              </table:table-cell>
              <table:table-cell office:value-type="float" office:value="8.78374">
                <text:p>8.78374</text:p>
              </table:table-cell>
              <table:table-cell office:value-type="float" office:value="10.75467">
                <text:p>10.7546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155394">
                <text:p>3.155394</text:p>
              </table:table-cell>
              <table:table-cell office:value-type="float" office:value="9.969246">
                <text:p>9.969246</text:p>
              </table:table-cell>
              <table:table-cell office:value-type="float" office:value="11.91135">
                <text:p>11.9113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238463">
                <text:p>3.238463</text:p>
              </table:table-cell>
              <table:table-cell office:value-type="float" office:value="8.865279">
                <text:p>8.865279</text:p>
              </table:table-cell>
              <table:table-cell office:value-type="float" office:value="12.97744">
                <text:p>12.9774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414473">
                <text:p>3.414473</text:p>
              </table:table-cell>
              <table:table-cell office:value-type="float" office:value="9.517556">
                <text:p>9.517556</text:p>
              </table:table-cell>
              <table:table-cell office:value-type="float" office:value="12.37953">
                <text:p>12.3795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421777">
                <text:p>3.421777</text:p>
              </table:table-cell>
              <table:table-cell office:value-type="float" office:value="8.677198">
                <text:p>8.677198</text:p>
              </table:table-cell>
              <table:table-cell office:value-type="float" office:value="12.89576">
                <text:p>12.8957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.033948">
                <text:p>3.033948</text:p>
              </table:table-cell>
              <table:table-cell office:value-type="float" office:value="9.222329">
                <text:p>9.222329</text:p>
              </table:table-cell>
              <table:table-cell office:value-type="float" office:value="13.15911">
                <text:p>13.1591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.168267">
                <text:p>3.168267</text:p>
              </table:table-cell>
              <table:table-cell office:value-type="float" office:value="9.183952">
                <text:p>9.183952</text:p>
              </table:table-cell>
              <table:table-cell office:value-type="float" office:value="12.99208">
                <text:p>12.9920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276117">
                <text:p>3.276117</text:p>
              </table:table-cell>
              <table:table-cell office:value-type="float" office:value="8.451131">
                <text:p>8.451131</text:p>
              </table:table-cell>
              <table:table-cell office:value-type="float" office:value="13.34043">
                <text:p>13.3404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244503">
                <text:p>3.244503</text:p>
              </table:table-cell>
              <table:table-cell office:value-type="float" office:value="9.058335">
                <text:p>9.058335</text:p>
              </table:table-cell>
              <table:table-cell office:value-type="float" office:value="13.39139">
                <text:p>13.3913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.215951">
                <text:p>3.215951</text:p>
              </table:table-cell>
              <table:table-cell office:value-type="float" office:value="8.7882">
                <text:p>8.7882</text:p>
              </table:table-cell>
              <table:table-cell office:value-type="float" office:value="13.2478">
                <text:p>13.247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.199972">
                <text:p>3.199972</text:p>
              </table:table-cell>
              <table:table-cell office:value-type="float" office:value="9.067055">
                <text:p>9.067055</text:p>
              </table:table-cell>
              <table:table-cell office:value-type="float" office:value="13.48109">
                <text:p>13.4810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.262842">
                <text:p>3.262842</text:p>
              </table:table-cell>
              <table:table-cell office:value-type="float" office:value="8.922658">
                <text:p>8.922658</text:p>
              </table:table-cell>
              <table:table-cell office:value-type="float" office:value="13.63262">
                <text:p>13.6326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.163859">
                <text:p>3.163859</text:p>
              </table:table-cell>
              <table:table-cell office:value-type="float" office:value="8.638053">
                <text:p>8.638053</text:p>
              </table:table-cell>
              <table:table-cell office:value-type="float" office:value="13.42677">
                <text:p>13.4267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.265963">
                <text:p>3.265963</text:p>
              </table:table-cell>
              <table:table-cell office:value-type="float" office:value="8.774059">
                <text:p>8.774059</text:p>
              </table:table-cell>
              <table:table-cell office:value-type="float" office:value="13.18121">
                <text:p>13.1812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.28961">
                <text:p>3.28961</text:p>
              </table:table-cell>
              <table:table-cell office:value-type="float" office:value="9.363562">
                <text:p>9.363562</text:p>
              </table:table-cell>
              <table:table-cell office:value-type="float" office:value="13.29659">
                <text:p>13.2965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323196">
                <text:p>3.323196</text:p>
              </table:table-cell>
              <table:table-cell office:value-type="float" office:value="8.980102">
                <text:p>8.980102</text:p>
              </table:table-cell>
              <table:table-cell office:value-type="float" office:value="13.56833">
                <text:p>13.5683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.288564">
                <text:p>3.288564</text:p>
              </table:table-cell>
              <table:table-cell office:value-type="float" office:value="8.854621">
                <text:p>8.854621</text:p>
              </table:table-cell>
              <table:table-cell office:value-type="float" office:value="13.4287">
                <text:p>13.428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.288564">
                <text:p>3.288564</text:p>
              </table:table-cell>
              <table:table-cell office:value-type="float" office:value="9.428374">
                <text:p>9.428374</text:p>
              </table:table-cell>
              <table:table-cell office:value-type="float" office:value="13.51405">
                <text:p>13.5140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.88628">
                <text:p>12.88628</text:p>
              </table:table-cell>
              <table:table-cell office:value-type="float" office:value="69.9639">
                <text:p>69.9639</text:p>
              </table:table-cell>
              <table:table-cell office:value-type="float" office:value="52.67874">
                <text:p>52.6787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.342358">
                <text:p>3.342358</text:p>
              </table:table-cell>
              <table:table-cell office:value-type="float" office:value="9.30828">
                <text:p>9.30828</text:p>
              </table:table-cell>
              <table:table-cell office:value-type="float" office:value="13.57948">
                <text:p>13.5794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.342358">
                <text:p>3.342358</text:p>
              </table:table-cell>
              <table:table-cell office:value-type="float" office:value="8.815769">
                <text:p>8.815769</text:p>
              </table:table-cell>
              <table:table-cell office:value-type="float" office:value="13.56453">
                <text:p>13.5645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.315779">
                <text:p>3.315779</text:p>
              </table:table-cell>
              <table:table-cell office:value-type="float" office:value="8.910793">
                <text:p>8.910793</text:p>
              </table:table-cell>
              <table:table-cell office:value-type="float" office:value="13.34715">
                <text:p>13.3471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.484545">
                <text:p>3.484545</text:p>
              </table:table-cell>
              <table:table-cell office:value-type="float" office:value="9.011303">
                <text:p>9.011303</text:p>
              </table:table-cell>
              <table:table-cell office:value-type="float" office:value="13.35105">
                <text:p>13.3510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.275201">
                <text:p>3.275201</text:p>
              </table:table-cell>
              <table:table-cell office:value-type="float" office:value="8.423935">
                <text:p>8.423935</text:p>
              </table:table-cell>
              <table:table-cell office:value-type="float" office:value="13.52192">
                <text:p>13.5219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.305825">
                <text:p>3.305825</text:p>
              </table:table-cell>
              <table:table-cell office:value-type="float" office:value="8.4638">
                <text:p>8.4638</text:p>
              </table:table-cell>
              <table:table-cell office:value-type="float" office:value="13.02652">
                <text:p>13.0265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.546038">
                <text:p>3.546038</text:p>
              </table:table-cell>
              <table:table-cell office:value-type="float" office:value="8.484487">
                <text:p>8.484487</text:p>
              </table:table-cell>
              <table:table-cell office:value-type="float" office:value="13.05193">
                <text:p>13.0519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.390886">
                <text:p>3.390886</text:p>
              </table:table-cell>
              <table:table-cell office:value-type="float" office:value="8.572548">
                <text:p>8.572548</text:p>
              </table:table-cell>
              <table:table-cell office:value-type="float" office:value="13.438">
                <text:p>13.43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.4315">
                <text:p>3.4315</text:p>
              </table:table-cell>
              <table:table-cell office:value-type="float" office:value="8.40434">
                <text:p>8.40434</text:p>
              </table:table-cell>
              <table:table-cell office:value-type="float" office:value="13.18626">
                <text:p>13.1862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.162658">
                <text:p>3.162658</text:p>
              </table:table-cell>
              <table:table-cell office:value-type="float" office:value="8.620712">
                <text:p>8.620712</text:p>
              </table:table-cell>
              <table:table-cell office:value-type="float" office:value="13.16712">
                <text:p>13.1671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.099644">
                <text:p>3.099644</text:p>
              </table:table-cell>
              <table:table-cell office:value-type="float" office:value="8.826661">
                <text:p>8.826661</text:p>
              </table:table-cell>
              <table:table-cell office:value-type="float" office:value="12.44773">
                <text:p>12.4477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.140357">
                <text:p>3.140357</text:p>
              </table:table-cell>
              <table:table-cell office:value-type="float" office:value="9.055082">
                <text:p>9.055082</text:p>
              </table:table-cell>
              <table:table-cell office:value-type="float" office:value="12.08515">
                <text:p>12.0851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.286385">
                <text:p>3.286385</text:p>
              </table:table-cell>
              <table:table-cell office:value-type="float" office:value="9.043274">
                <text:p>9.043274</text:p>
              </table:table-cell>
              <table:table-cell office:value-type="float" office:value="10.52197">
                <text:p>10.5219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.50119">
                <text:p>3.50119</text:p>
              </table:table-cell>
              <table:table-cell office:value-type="float" office:value="8.208955">
                <text:p>8.208955</text:p>
              </table:table-cell>
              <table:table-cell office:value-type="float" office:value="8.832665">
                <text:p>8.83266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.274598">
                <text:p>3.274598</text:p>
              </table:table-cell>
              <table:table-cell office:value-type="float" office:value="9.049507">
                <text:p>9.049507</text:p>
              </table:table-cell>
              <table:table-cell office:value-type="float" office:value="10.27766">
                <text:p>10.2776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.224043">
                <text:p>3.224043</text:p>
              </table:table-cell>
              <table:table-cell office:value-type="float" office:value="9.836552">
                <text:p>9.836552</text:p>
              </table:table-cell>
              <table:table-cell office:value-type="float" office:value="9.00608">
                <text:p>9.0060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.239123">
                <text:p>3.239123</text:p>
              </table:table-cell>
              <table:table-cell office:value-type="float" office:value="9.131451">
                <text:p>9.131451</text:p>
              </table:table-cell>
              <table:table-cell office:value-type="float" office:value="9.056274">
                <text:p>9.05627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.654699">
                <text:p>3.654699</text:p>
              </table:table-cell>
              <table:table-cell office:value-type="float" office:value="8.808302">
                <text:p>8.808302</text:p>
              </table:table-cell>
              <table:table-cell office:value-type="float" office:value="9.099948">
                <text:p>9.09994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.335233">
                <text:p>3.335233</text:p>
              </table:table-cell>
              <table:table-cell office:value-type="float" office:value="8.707696">
                <text:p>8.707696</text:p>
              </table:table-cell>
              <table:table-cell office:value-type="float" office:value="8.264032">
                <text:p>8.26403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.226746">
                <text:p>3.226746</text:p>
              </table:table-cell>
              <table:table-cell office:value-type="float" office:value="8.543168">
                <text:p>8.543168</text:p>
              </table:table-cell>
              <table:table-cell office:value-type="float" office:value="8.047555">
                <text:p>8.04755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.398269">
                <text:p>3.398269</text:p>
              </table:table-cell>
              <table:table-cell office:value-type="float" office:value="7.873375">
                <text:p>7.873375</text:p>
              </table:table-cell>
              <table:table-cell office:value-type="float" office:value="8.252808">
                <text:p>8.25280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358128">
                <text:p>3.358128</text:p>
              </table:table-cell>
              <table:table-cell office:value-type="float" office:value="8.499508">
                <text:p>8.499508</text:p>
              </table:table-cell>
              <table:table-cell office:value-type="float" office:value="7.07988">
                <text:p>7.0798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.57047">
                <text:p>3.57047</text:p>
              </table:table-cell>
              <table:table-cell office:value-type="float" office:value="8.648462">
                <text:p>8.648462</text:p>
              </table:table-cell>
              <table:table-cell office:value-type="float" office:value="7.516793">
                <text:p>7.51679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.298987">
                <text:p>3.298987</text:p>
              </table:table-cell>
              <table:table-cell office:value-type="float" office:value="8.785524">
                <text:p>8.785524</text:p>
              </table:table-cell>
              <table:table-cell office:value-type="float" office:value="7.949466">
                <text:p>7.9494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.015046">
                <text:p>3.015046</text:p>
              </table:table-cell>
              <table:table-cell office:value-type="float" office:value="9.20867">
                <text:p>9.20867</text:p>
              </table:table-cell>
              <table:table-cell office:value-type="float" office:value="7.439874">
                <text:p>7.43987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.761883">
                <text:p>3.761883</text:p>
              </table:table-cell>
              <table:table-cell office:value-type="float" office:value="8.72716">
                <text:p>8.72716</text:p>
              </table:table-cell>
              <table:table-cell office:value-type="float" office:value="8.135495">
                <text:p>8.13549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.302162">
                <text:p>3.302162</text:p>
              </table:table-cell>
              <table:table-cell office:value-type="float" office:value="8.124403">
                <text:p>8.124403</text:p>
              </table:table-cell>
              <table:table-cell office:value-type="float" office:value="7.149839">
                <text:p>7.14983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.11616">
                <text:p>3.11616</text:p>
              </table:table-cell>
              <table:table-cell office:value-type="float" office:value="8.923264">
                <text:p>8.923264</text:p>
              </table:table-cell>
              <table:table-cell office:value-type="float" office:value="7.005744">
                <text:p>7.00574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265256">
                <text:p>3.265256</text:p>
              </table:table-cell>
              <table:table-cell office:value-type="float" office:value="8.432681">
                <text:p>8.432681</text:p>
              </table:table-cell>
              <table:table-cell office:value-type="float" office:value="6.55016">
                <text:p>6.5501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265366">
                <text:p>3.265366</text:p>
              </table:table-cell>
              <table:table-cell office:value-type="float" office:value="8.753768">
                <text:p>8.753768</text:p>
              </table:table-cell>
              <table:table-cell office:value-type="float" office:value="6.801402">
                <text:p>6.80140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.949153">
                <text:p>2.949153</text:p>
              </table:table-cell>
              <table:table-cell office:value-type="float" office:value="8.606695">
                <text:p>8.606695</text:p>
              </table:table-cell>
              <table:table-cell office:value-type="float" office:value="7.293118">
                <text:p>7.29311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422847">
                <text:p>3.422847</text:p>
              </table:table-cell>
              <table:table-cell office:value-type="float" office:value="8.884333">
                <text:p>8.884333</text:p>
              </table:table-cell>
              <table:table-cell office:value-type="float" office:value="6.866981">
                <text:p>6.86698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377613">
                <text:p>3.377613</text:p>
              </table:table-cell>
              <table:table-cell office:value-type="float" office:value="8.256253">
                <text:p>8.256253</text:p>
              </table:table-cell>
              <table:table-cell office:value-type="float" office:value="6.335446">
                <text:p>6.33544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248158">
                <text:p>3.248158</text:p>
              </table:table-cell>
              <table:table-cell office:value-type="float" office:value="8.669953">
                <text:p>8.669953</text:p>
              </table:table-cell>
              <table:table-cell office:value-type="float" office:value="6.943895">
                <text:p>6.94389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139001">
                <text:p>3.139001</text:p>
              </table:table-cell>
              <table:table-cell office:value-type="float" office:value="8.975938">
                <text:p>8.975938</text:p>
              </table:table-cell>
              <table:table-cell office:value-type="float" office:value="6.46224">
                <text:p>6.4622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194291">
                <text:p>3.194291</text:p>
              </table:table-cell>
              <table:table-cell office:value-type="float" office:value="8.644166">
                <text:p>8.644166</text:p>
              </table:table-cell>
              <table:table-cell office:value-type="float" office:value="6.30565">
                <text:p>6.3056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530075">
                <text:p>3.530075</text:p>
              </table:table-cell>
              <table:table-cell office:value-type="float" office:value="10.31628">
                <text:p>10.31628</text:p>
              </table:table-cell>
              <table:table-cell office:value-type="float" office:value="6.520894">
                <text:p>6.52089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249774">
                <text:p>3.249774</text:p>
              </table:table-cell>
              <table:table-cell office:value-type="float" office:value="8.987715">
                <text:p>8.987715</text:p>
              </table:table-cell>
              <table:table-cell office:value-type="float" office:value="6.296589">
                <text:p>6.29658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347651">
                <text:p>3.347651</text:p>
              </table:table-cell>
              <table:table-cell office:value-type="float" office:value="8.814509">
                <text:p>8.814509</text:p>
              </table:table-cell>
              <table:table-cell office:value-type="float" office:value="6.193858">
                <text:p>6.19385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.987548">
                <text:p>2.987548</text:p>
              </table:table-cell>
              <table:table-cell office:value-type="float" office:value="8.703488">
                <text:p>8.703488</text:p>
              </table:table-cell>
              <table:table-cell office:value-type="float" office:value="6.284855">
                <text:p>6.28485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49509">
                <text:p>3.149509</text:p>
              </table:table-cell>
              <table:table-cell office:value-type="float" office:value="9.115984">
                <text:p>9.115984</text:p>
              </table:table-cell>
              <table:table-cell office:value-type="float" office:value="6.516422">
                <text:p>6.51642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503558">
                <text:p>3.503558</text:p>
              </table:table-cell>
              <table:table-cell office:value-type="float" office:value="8.532012">
                <text:p>8.532012</text:p>
              </table:table-cell>
              <table:table-cell office:value-type="float" office:value="6.392685">
                <text:p>6.39268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.999769">
                <text:p>2.999769</text:p>
              </table:table-cell>
              <table:table-cell office:value-type="float" office:value="9.468819">
                <text:p>9.468819</text:p>
              </table:table-cell>
              <table:table-cell office:value-type="float" office:value="6.2768">
                <text:p>6.276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.884874">
                <text:p>2.884874</text:p>
              </table:table-cell>
              <table:table-cell office:value-type="float" office:value="8.418764">
                <text:p>8.418764</text:p>
              </table:table-cell>
              <table:table-cell office:value-type="float" office:value="5.835226">
                <text:p>5.83522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.795273">
                <text:p>2.795273</text:p>
              </table:table-cell>
              <table:table-cell office:value-type="float" office:value="9.011637">
                <text:p>9.011637</text:p>
              </table:table-cell>
              <table:table-cell office:value-type="float" office:value="8.139011">
                <text:p>8.13901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508725">
                <text:p>3.508725</text:p>
              </table:table-cell>
              <table:table-cell office:value-type="float" office:value="8.66882">
                <text:p>8.66882</text:p>
              </table:table-cell>
              <table:table-cell office:value-type="float" office:value="6.146764">
                <text:p>6.14676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515864">
                <text:p>3.515864</text:p>
              </table:table-cell>
              <table:table-cell office:value-type="float" office:value="8.475494">
                <text:p>8.475494</text:p>
              </table:table-cell>
              <table:table-cell office:value-type="float" office:value="6.384835">
                <text:p>6.38483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034023">
                <text:p>3.034023</text:p>
              </table:table-cell>
              <table:table-cell office:value-type="float" office:value="8.16276">
                <text:p>8.16276</text:p>
              </table:table-cell>
              <table:table-cell office:value-type="float" office:value="5.934499">
                <text:p>5.93449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114331">
                <text:p>3.114331</text:p>
              </table:table-cell>
              <table:table-cell office:value-type="float" office:value="8.978146">
                <text:p>8.978146</text:p>
              </table:table-cell>
              <table:table-cell office:value-type="float" office:value="6.102354">
                <text:p>6.10235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303955">
                <text:p>3.303955</text:p>
              </table:table-cell>
              <table:table-cell office:value-type="float" office:value="8.783003">
                <text:p>8.783003</text:p>
              </table:table-cell>
              <table:table-cell office:value-type="float" office:value="6.11396">
                <text:p>6.1139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156038">
                <text:p>3.156038</text:p>
              </table:table-cell>
              <table:table-cell office:value-type="float" office:value="8.844678">
                <text:p>8.844678</text:p>
              </table:table-cell>
              <table:table-cell office:value-type="float" office:value="6.192174">
                <text:p>6.19217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031136">
                <text:p>3.031136</text:p>
              </table:table-cell>
              <table:table-cell office:value-type="float" office:value="8.46326">
                <text:p>8.46326</text:p>
              </table:table-cell>
              <table:table-cell office:value-type="float" office:value="6.213229">
                <text:p>6.21322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665376">
                <text:p>3.665376</text:p>
              </table:table-cell>
              <table:table-cell office:value-type="float" office:value="10.78449">
                <text:p>10.78449</text:p>
              </table:table-cell>
              <table:table-cell office:value-type="float" office:value="6.816782">
                <text:p>6.81678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36816">
                <text:p>3.36816</text:p>
              </table:table-cell>
              <table:table-cell office:value-type="float" office:value="8.826704">
                <text:p>8.826704</text:p>
              </table:table-cell>
              <table:table-cell office:value-type="float" office:value="6.464153">
                <text:p>6.46415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453512">
                <text:p>3.453512</text:p>
              </table:table-cell>
              <table:table-cell office:value-type="float" office:value="8.870742">
                <text:p>8.870742</text:p>
              </table:table-cell>
              <table:table-cell office:value-type="float" office:value="6.75135">
                <text:p>6.7513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636843">
                <text:p>3.636843</text:p>
              </table:table-cell>
              <table:table-cell office:value-type="float" office:value="8.165753">
                <text:p>8.165753</text:p>
              </table:table-cell>
              <table:table-cell office:value-type="float" office:value="6.612851">
                <text:p>6.61285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574384">
                <text:p>3.574384</text:p>
              </table:table-cell>
              <table:table-cell office:value-type="float" office:value="9.157243">
                <text:p>9.157243</text:p>
              </table:table-cell>
              <table:table-cell office:value-type="float" office:value="6.7647">
                <text:p>6.764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326366">
                <text:p>3.326366</text:p>
              </table:table-cell>
              <table:table-cell office:value-type="float" office:value="7.624408">
                <text:p>7.624408</text:p>
              </table:table-cell>
              <table:table-cell office:value-type="float" office:value="6.949399">
                <text:p>6.94939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.957359">
                <text:p>2.957359</text:p>
              </table:table-cell>
              <table:table-cell office:value-type="float" office:value="8.840529">
                <text:p>8.840529</text:p>
              </table:table-cell>
              <table:table-cell office:value-type="float" office:value="7.3319">
                <text:p>7.331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223377">
                <text:p>3.223377</text:p>
              </table:table-cell>
              <table:table-cell office:value-type="float" office:value="8.736125">
                <text:p>8.736125</text:p>
              </table:table-cell>
              <table:table-cell office:value-type="float" office:value="7.221204">
                <text:p>7.22120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219193">
                <text:p>3.219193</text:p>
              </table:table-cell>
              <table:table-cell office:value-type="float" office:value="8.296288">
                <text:p>8.296288</text:p>
              </table:table-cell>
              <table:table-cell office:value-type="float" office:value="7.82956">
                <text:p>7.8295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025026">
                <text:p>3.025026</text:p>
              </table:table-cell>
              <table:table-cell office:value-type="float" office:value="9.129936">
                <text:p>9.129936</text:p>
              </table:table-cell>
              <table:table-cell office:value-type="float" office:value="7.882048">
                <text:p>7.88204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680231">
                <text:p>3.680231</text:p>
              </table:table-cell>
              <table:table-cell office:value-type="float" office:value="8.460452">
                <text:p>8.460452</text:p>
              </table:table-cell>
              <table:table-cell office:value-type="float" office:value="9.387595">
                <text:p>9.38759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358361">
                <text:p>3.358361</text:p>
              </table:table-cell>
              <table:table-cell office:value-type="float" office:value="8.651832">
                <text:p>8.651832</text:p>
              </table:table-cell>
              <table:table-cell office:value-type="float" office:value="7.251706">
                <text:p>7.25170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252293">
                <text:p>3.252293</text:p>
              </table:table-cell>
              <table:table-cell office:value-type="float" office:value="8.952484">
                <text:p>8.952484</text:p>
              </table:table-cell>
              <table:table-cell office:value-type="float" office:value="8.044137">
                <text:p>8.04413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154194">
                <text:p>3.154194</text:p>
              </table:table-cell>
              <table:table-cell office:value-type="float" office:value="8.24116">
                <text:p>8.24116</text:p>
              </table:table-cell>
              <table:table-cell office:value-type="float" office:value="8.535821">
                <text:p>8.53582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130365">
                <text:p>3.130365</text:p>
              </table:table-cell>
              <table:table-cell office:value-type="float" office:value="8.672458">
                <text:p>8.672458</text:p>
              </table:table-cell>
              <table:table-cell office:value-type="float" office:value="8.771354">
                <text:p>8.77135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.968986">
                <text:p>2.968986</text:p>
              </table:table-cell>
              <table:table-cell office:value-type="float" office:value="9.226844">
                <text:p>9.226844</text:p>
              </table:table-cell>
              <table:table-cell office:value-type="float" office:value="9.627444">
                <text:p>9.62744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166897">
                <text:p>3.166897</text:p>
              </table:table-cell>
              <table:table-cell office:value-type="float" office:value="9.467438">
                <text:p>9.467438</text:p>
              </table:table-cell>
              <table:table-cell office:value-type="float" office:value="9.30888">
                <text:p>9.3088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165598">
                <text:p>3.165598</text:p>
              </table:table-cell>
              <table:table-cell office:value-type="float" office:value="8.024416">
                <text:p>8.024416</text:p>
              </table:table-cell>
              <table:table-cell office:value-type="float" office:value="9.915677">
                <text:p>9.91567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504951">
                <text:p>3.504951</text:p>
              </table:table-cell>
              <table:table-cell office:value-type="float" office:value="8.97689">
                <text:p>8.97689</text:p>
              </table:table-cell>
              <table:table-cell office:value-type="float" office:value="10.07925">
                <text:p>10.0792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283472">
                <text:p>3.283472</text:p>
              </table:table-cell>
              <table:table-cell office:value-type="float" office:value="8.78374">
                <text:p>8.78374</text:p>
              </table:table-cell>
              <table:table-cell office:value-type="float" office:value="10.19813">
                <text:p>10.1981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155394">
                <text:p>3.155394</text:p>
              </table:table-cell>
              <table:table-cell office:value-type="float" office:value="10.02379">
                <text:p>10.02379</text:p>
              </table:table-cell>
              <table:table-cell office:value-type="float" office:value="11.31743">
                <text:p>11.3174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238463">
                <text:p>3.238463</text:p>
              </table:table-cell>
              <table:table-cell office:value-type="float" office:value="8.865279">
                <text:p>8.865279</text:p>
              </table:table-cell>
              <table:table-cell office:value-type="float" office:value="12.37702">
                <text:p>12.3770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414473">
                <text:p>3.414473</text:p>
              </table:table-cell>
              <table:table-cell office:value-type="float" office:value="9.517556">
                <text:p>9.517556</text:p>
              </table:table-cell>
              <table:table-cell office:value-type="float" office:value="11.77407">
                <text:p>11.7740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421777">
                <text:p>3.421777</text:p>
              </table:table-cell>
              <table:table-cell office:value-type="float" office:value="8.677198">
                <text:p>8.677198</text:p>
              </table:table-cell>
              <table:table-cell office:value-type="float" office:value="12.27169">
                <text:p>12.2716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033948">
                <text:p>3.033948</text:p>
              </table:table-cell>
              <table:table-cell office:value-type="float" office:value="9.222329">
                <text:p>9.222329</text:p>
              </table:table-cell>
              <table:table-cell office:value-type="float" office:value="12.58813">
                <text:p>12.5881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168267">
                <text:p>3.168267</text:p>
              </table:table-cell>
              <table:table-cell office:value-type="float" office:value="9.183952">
                <text:p>9.183952</text:p>
              </table:table-cell>
              <table:table-cell office:value-type="float" office:value="12.3841">
                <text:p>12.384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276117">
                <text:p>3.276117</text:p>
              </table:table-cell>
              <table:table-cell office:value-type="float" office:value="8.451131">
                <text:p>8.451131</text:p>
              </table:table-cell>
              <table:table-cell office:value-type="float" office:value="12.74558">
                <text:p>12.7455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244503">
                <text:p>3.244503</text:p>
              </table:table-cell>
              <table:table-cell office:value-type="float" office:value="9.058335">
                <text:p>9.058335</text:p>
              </table:table-cell>
              <table:table-cell office:value-type="float" office:value="13.08853">
                <text:p>13.0885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215951">
                <text:p>3.215951</text:p>
              </table:table-cell>
              <table:table-cell office:value-type="float" office:value="8.7882">
                <text:p>8.7882</text:p>
              </table:table-cell>
              <table:table-cell office:value-type="float" office:value="13.08873">
                <text:p>13.0887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199972">
                <text:p>3.199972</text:p>
              </table:table-cell>
              <table:table-cell office:value-type="float" office:value="9.067055">
                <text:p>9.067055</text:p>
              </table:table-cell>
              <table:table-cell office:value-type="float" office:value="13.48109">
                <text:p>13.4810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262842">
                <text:p>3.262842</text:p>
              </table:table-cell>
              <table:table-cell office:value-type="float" office:value="8.922658">
                <text:p>8.922658</text:p>
              </table:table-cell>
              <table:table-cell office:value-type="float" office:value="13.63262">
                <text:p>13.6326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163859">
                <text:p>3.163859</text:p>
              </table:table-cell>
              <table:table-cell office:value-type="float" office:value="8.638053">
                <text:p>8.638053</text:p>
              </table:table-cell>
              <table:table-cell office:value-type="float" office:value="13.42677">
                <text:p>13.4267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126014">
                <text:p>3.126014</text:p>
              </table:table-cell>
              <table:table-cell office:value-type="float" office:value="8.774059">
                <text:p>8.774059</text:p>
              </table:table-cell>
              <table:table-cell office:value-type="float" office:value="13.18121">
                <text:p>13.1812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28961">
                <text:p>3.28961</text:p>
              </table:table-cell>
              <table:table-cell office:value-type="float" office:value="9.363562">
                <text:p>9.363562</text:p>
              </table:table-cell>
              <table:table-cell office:value-type="float" office:value="13.29659">
                <text:p>13.2965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323196">
                <text:p>3.323196</text:p>
              </table:table-cell>
              <table:table-cell office:value-type="float" office:value="8.980102">
                <text:p>8.980102</text:p>
              </table:table-cell>
              <table:table-cell office:value-type="float" office:value="13.56833">
                <text:p>13.568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288564">
                <text:p>3.288564</text:p>
              </table:table-cell>
              <table:table-cell office:value-type="float" office:value="8.854621">
                <text:p>8.854621</text:p>
              </table:table-cell>
              <table:table-cell office:value-type="float" office:value="13.4287">
                <text:p>13.428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288564">
                <text:p>3.288564</text:p>
              </table:table-cell>
              <table:table-cell office:value-type="float" office:value="9.428374">
                <text:p>9.428374</text:p>
              </table:table-cell>
              <table:table-cell office:value-type="float" office:value="13.51405">
                <text:p>13.514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3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terpolation="cubic-spline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97cm" svg:height="13.418cm" xlink:href=".." chart:class="chart:line" chart:style-name="ch1">
        <chart:title svg:x="12.304cm" svg:y="0.269cm" chart:style-name="ch2">
          <text:p>Straight Line</text:p>
        </chart:title>
        <chart:subtitle svg:x="11.021cm" svg:y="1.04cm" chart:style-name="ch3">
          <text:p>Third Order of Hu's Moments</text:p>
        </chart:subtitle>
        <chart:legend chart:legend-position="end" svg:x="24.636cm" svg:y="6.052cm" chart:style-name="ch4"/>
        <chart:plot-area chart:style-name="ch5" table:cell-range-address="line_1.D1:line_1.D360 line_2.D1:line_2.D360 line_3.D1:line_3.D360" svg:x="0.881cm" svg:y="1.759cm" svg:width="23.215cm" svg:height="11.056cm">
          <chart:axis chart:dimension="x" chart:name="primary-x" chart:style-name="ch6">
            <chart:title svg:x="12.35cm" svg:y="12.511cm" chart:style-name="ch7">
              <text:p>Angle</text:p>
            </chart:title>
          </chart:axis>
          <chart:axis chart:dimension="y" chart:name="primary-y" chart:style-name="ch8">
            <chart:title svg:x="0.542cm" svg:y="7.769cm" chart:style-name="ch9">
              <text:p>Coefficient</text:p>
            </chart:title>
          </chart:axis>
          <chart:series chart:style-name="ch10" chart:values-cell-range-address="line_1.D1:line_1.D360" chart:class="chart:line">
            <chart:data-point chart:repeated="360"/>
          </chart:series>
          <chart:series chart:style-name="ch11" chart:values-cell-range-address="line_2.D1:line_2.D360" chart:class="chart:line">
            <chart:data-point chart:repeated="360"/>
          </chart:series>
          <chart:series chart:style-name="ch12" chart:values-cell-range-address="line_3.D1:line_3.D360" chart:class="chart:line">
            <chart:data-point chart:repeated="36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line_1.D1:line_1.D360">0</text:p>
              </table:table-cell>
              <table:table-cell office:value-type="float" office:value="0">
                <text:p text:id="line_2.D1:line_2.D360">0</text:p>
              </table:table-cell>
              <table:table-cell office:value-type="float" office:value="0.0001800422">
                <text:p text:id="line_3.D1:line_3.D360">0.000180042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304401">
                <text:p>0.001304401</text:p>
              </table:table-cell>
              <table:table-cell office:value-type="float" office:value="0.0001658415">
                <text:p>0.0001658415</text:p>
              </table:table-cell>
              <table:table-cell office:value-type="float" office:value="0.00001102046">
                <text:p>0.000011020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304401">
                <text:p>0.001304401</text:p>
              </table:table-cell>
              <table:table-cell office:value-type="float" office:value="0.0003805779">
                <text:p>0.0003805779</text:p>
              </table:table-cell>
              <table:table-cell office:value-type="float" office:value="0.00001194241">
                <text:p>0.000011942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817835">
                <text:p>0.003817835</text:p>
              </table:table-cell>
              <table:table-cell office:value-type="float" office:value="0.0001453896">
                <text:p>0.0001453896</text:p>
              </table:table-cell>
              <table:table-cell office:value-type="float" office:value="0.005484055">
                <text:p>0.0054840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468851">
                <text:p>0.001468851</text:p>
              </table:table-cell>
              <table:table-cell office:value-type="float" office:value="0.008343112">
                <text:p>0.008343112</text:p>
              </table:table-cell>
              <table:table-cell office:value-type="float" office:value="0.003449725">
                <text:p>0.0034497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2520467">
                <text:p>0.00002520467</text:p>
              </table:table-cell>
              <table:table-cell office:value-type="float" office:value="0.006315685">
                <text:p>0.006315685</text:p>
              </table:table-cell>
              <table:table-cell office:value-type="float" office:value="0.0009451281">
                <text:p>0.00094512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9459922">
                <text:p>0.0009459922</text:p>
              </table:table-cell>
              <table:table-cell office:value-type="float" office:value="0.001331488">
                <text:p>0.001331488</text:p>
              </table:table-cell>
              <table:table-cell office:value-type="float" office:value="0.0006476">
                <text:p>0.00064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9356652">
                <text:p>0.009356652</text:p>
              </table:table-cell>
              <table:table-cell office:value-type="float" office:value="0.001233438">
                <text:p>0.001233438</text:p>
              </table:table-cell>
              <table:table-cell office:value-type="float" office:value="0.000535862">
                <text:p>0.0005358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7250801">
                <text:p>0.00007250801</text:p>
              </table:table-cell>
              <table:table-cell office:value-type="float" office:value="0.007950537">
                <text:p>0.007950537</text:p>
              </table:table-cell>
              <table:table-cell office:value-type="float" office:value="0.01738656">
                <text:p>0.017386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1269211">
                <text:p>0.0001269211</text:p>
              </table:table-cell>
              <table:table-cell office:value-type="float" office:value="0.003221707">
                <text:p>0.003221707</text:p>
              </table:table-cell>
              <table:table-cell office:value-type="float" office:value="0.005950845">
                <text:p>0.0059508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3056569">
                <text:p>0.003056569</text:p>
              </table:table-cell>
              <table:table-cell office:value-type="float" office:value="0.005581423">
                <text:p>0.005581423</text:p>
              </table:table-cell>
              <table:table-cell office:value-type="float" office:value="0.00006600275">
                <text:p>0.000066002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9846831">
                <text:p>0.009846831</text:p>
              </table:table-cell>
              <table:table-cell office:value-type="float" office:value="0.07742871">
                <text:p>0.07742871</text:p>
              </table:table-cell>
              <table:table-cell office:value-type="float" office:value="0.01317398">
                <text:p>0.013173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1548275">
                <text:p>0.0001548275</text:p>
              </table:table-cell>
              <table:table-cell office:value-type="float" office:value="0.02229592">
                <text:p>0.02229592</text:p>
              </table:table-cell>
              <table:table-cell office:value-type="float" office:value="0.03533484">
                <text:p>0.035334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2098692">
                <text:p>0.0002098692</text:p>
              </table:table-cell>
              <table:table-cell office:value-type="float" office:value="0.00001154628">
                <text:p>0.00001154628</text:p>
              </table:table-cell>
              <table:table-cell office:value-type="float" office:value="0.01406326">
                <text:p>0.014063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9371138">
                <text:p>0.00009371138</text:p>
              </table:table-cell>
              <table:table-cell office:value-type="float" office:value="0.002392012">
                <text:p>0.002392012</text:p>
              </table:table-cell>
              <table:table-cell office:value-type="float" office:value="0.009789727">
                <text:p>0.0097897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6754833">
                <text:p>0.0006754833</text:p>
              </table:table-cell>
              <table:table-cell office:value-type="float" office:value="0.0003861699">
                <text:p>0.0003861699</text:p>
              </table:table-cell>
              <table:table-cell office:value-type="float" office:value="0.009773604">
                <text:p>0.0097736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2667992">
                <text:p>0.002667992</text:p>
              </table:table-cell>
              <table:table-cell office:value-type="float" office:value="0.007221671">
                <text:p>0.007221671</text:p>
              </table:table-cell>
              <table:table-cell office:value-type="float" office:value="0.06565044">
                <text:p>0.065650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5451297">
                <text:p>0.0005451297</text:p>
              </table:table-cell>
              <table:table-cell office:value-type="float" office:value="0.01630752">
                <text:p>0.01630752</text:p>
              </table:table-cell>
              <table:table-cell office:value-type="float" office:value="0.002005113">
                <text:p>0.0020051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6381337">
                <text:p>0.0006381337</text:p>
              </table:table-cell>
              <table:table-cell office:value-type="float" office:value="0.0009421535">
                <text:p>0.0009421535</text:p>
              </table:table-cell>
              <table:table-cell office:value-type="float" office:value="0.05221989">
                <text:p>0.052219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1188612">
                <text:p>0.0001188612</text:p>
              </table:table-cell>
              <table:table-cell office:value-type="float" office:value="0.0001267261">
                <text:p>0.0001267261</text:p>
              </table:table-cell>
              <table:table-cell office:value-type="float" office:value="0.01268291">
                <text:p>0.012682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2454523">
                <text:p>0.002454523</text:p>
              </table:table-cell>
              <table:table-cell office:value-type="float" office:value="0.01701673">
                <text:p>0.01701673</text:p>
              </table:table-cell>
              <table:table-cell office:value-type="float" office:value="0.01031538">
                <text:p>0.010315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341665">
                <text:p>0.02341665</text:p>
              </table:table-cell>
              <table:table-cell office:value-type="float" office:value="0.04503195">
                <text:p>0.04503195</text:p>
              </table:table-cell>
              <table:table-cell office:value-type="float" office:value="0.03312777">
                <text:p>0.033127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8770652">
                <text:p>0.00008770652</text:p>
              </table:table-cell>
              <table:table-cell office:value-type="float" office:value="0.3206404">
                <text:p>0.3206404</text:p>
              </table:table-cell>
              <table:table-cell office:value-type="float" office:value="0.005074601">
                <text:p>0.0050746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4151495">
                <text:p>0.004151495</text:p>
              </table:table-cell>
              <table:table-cell office:value-type="float" office:value="0.0009713682">
                <text:p>0.0009713682</text:p>
              </table:table-cell>
              <table:table-cell office:value-type="float" office:value="0.007192996">
                <text:p>0.0071929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2654953">
                <text:p>0.002654953</text:p>
              </table:table-cell>
              <table:table-cell office:value-type="float" office:value="0.06461627">
                <text:p>0.06461627</text:p>
              </table:table-cell>
              <table:table-cell office:value-type="float" office:value="0.01025191">
                <text:p>0.010251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.001155063">
                <text:p>0.001155063</text:p>
              </table:table-cell>
              <table:table-cell office:value-type="float" office:value="0.05325782">
                <text:p>0.053257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719312">
                <text:p>0.01719312</text:p>
              </table:table-cell>
              <table:table-cell office:value-type="float" office:value="0.01012512">
                <text:p>0.01012512</text:p>
              </table:table-cell>
              <table:table-cell office:value-type="float" office:value="0.2601483">
                <text:p>0.26014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55325">
                <text:p>0.0255325</text:p>
              </table:table-cell>
              <table:table-cell office:value-type="float" office:value="0.0001917639">
                <text:p>0.0001917639</text:p>
              </table:table-cell>
              <table:table-cell office:value-type="float" office:value="0.009821528">
                <text:p>0.0098215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045101">
                <text:p>0.01045101</text:p>
              </table:table-cell>
              <table:table-cell office:value-type="float" office:value="0">
                <text:p>0</text:p>
              </table:table-cell>
              <table:table-cell office:value-type="float" office:value="0.009345113">
                <text:p>0.0093451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7469697">
                <text:p>0.0007469697</text:p>
              </table:table-cell>
              <table:table-cell office:value-type="float" office:value="0.003656411">
                <text:p>0.003656411</text:p>
              </table:table-cell>
              <table:table-cell office:value-type="float" office:value="0.006120033">
                <text:p>0.0061200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6800748">
                <text:p>0.0006800748</text:p>
              </table:table-cell>
              <table:table-cell office:value-type="float" office:value="0.0003761291">
                <text:p>0.0003761291</text:p>
              </table:table-cell>
              <table:table-cell office:value-type="float" office:value="0.02284619">
                <text:p>0.022846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86619">
                <text:p>0.00186619</text:p>
              </table:table-cell>
              <table:table-cell office:value-type="float" office:value="0.0008220886">
                <text:p>0.0008220886</text:p>
              </table:table-cell>
              <table:table-cell office:value-type="float" office:value="0.009867901">
                <text:p>0.0098679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2698489">
                <text:p>0.002698489</text:p>
              </table:table-cell>
              <table:table-cell office:value-type="float" office:value="0.05187173">
                <text:p>0.05187173</text:p>
              </table:table-cell>
              <table:table-cell office:value-type="float" office:value="0.01526454">
                <text:p>0.015264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624574">
                <text:p>0.001624574</text:p>
              </table:table-cell>
              <table:table-cell office:value-type="float" office:value="0.006854853">
                <text:p>0.006854853</text:p>
              </table:table-cell>
              <table:table-cell office:value-type="float" office:value="0.004007701">
                <text:p>0.0040077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2846593">
                <text:p>0.000002846593</text:p>
              </table:table-cell>
              <table:table-cell office:value-type="float" office:value="0.0003498117">
                <text:p>0.0003498117</text:p>
              </table:table-cell>
              <table:table-cell office:value-type="float" office:value="0.01367186">
                <text:p>0.013671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1847423">
                <text:p>0.00001847423</text:p>
              </table:table-cell>
              <table:table-cell office:value-type="float" office:value="0.0006499381">
                <text:p>0.0006499381</text:p>
              </table:table-cell>
              <table:table-cell office:value-type="float" office:value="0.006350507">
                <text:p>0.0063505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4407394">
                <text:p>0.00004407394</text:p>
              </table:table-cell>
              <table:table-cell office:value-type="float" office:value="0.005435332">
                <text:p>0.005435332</text:p>
              </table:table-cell>
              <table:table-cell office:value-type="float" office:value="0.01934428">
                <text:p>0.019344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5142909">
                <text:p>0.005142909</text:p>
              </table:table-cell>
              <table:table-cell office:value-type="float" office:value="0.009427919">
                <text:p>0.009427919</text:p>
              </table:table-cell>
              <table:table-cell office:value-type="float" office:value="0.01061103">
                <text:p>0.010611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5813392">
                <text:p>0.0005813392</text:p>
              </table:table-cell>
              <table:table-cell office:value-type="float" office:value="0.002678415">
                <text:p>0.002678415</text:p>
              </table:table-cell>
              <table:table-cell office:value-type="float" office:value="0.00526495">
                <text:p>0.005264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2226536">
                <text:p>0.002226536</text:p>
              </table:table-cell>
              <table:table-cell office:value-type="float" office:value="0.001798281">
                <text:p>0.001798281</text:p>
              </table:table-cell>
              <table:table-cell office:value-type="float" office:value="0.006973833">
                <text:p>0.0069738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1906684">
                <text:p>0.001906684</text:p>
              </table:table-cell>
              <table:table-cell office:value-type="float" office:value="0.01433886">
                <text:p>0.01433886</text:p>
              </table:table-cell>
              <table:table-cell office:value-type="float" office:value="0.01052154">
                <text:p>0.010521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3142339">
                <text:p>0.00003142339</text:p>
              </table:table-cell>
              <table:table-cell office:value-type="float" office:value="0.01546744">
                <text:p>0.01546744</text:p>
              </table:table-cell>
              <table:table-cell office:value-type="float" office:value="0.01500276">
                <text:p>0.015002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4116505">
                <text:p>0.004116505</text:p>
              </table:table-cell>
              <table:table-cell office:value-type="float" office:value="0.0164731">
                <text:p>0.0164731</text:p>
              </table:table-cell>
              <table:table-cell office:value-type="float" office:value="0.02469465">
                <text:p>0.02469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441386">
                <text:p>0.02441386</text:p>
              </table:table-cell>
              <table:table-cell office:value-type="float" office:value="0.01222846">
                <text:p>0.01222846</text:p>
              </table:table-cell>
              <table:table-cell office:value-type="float" office:value="0.00246825">
                <text:p>0.002468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06660994">
                <text:p>0.000006660994</text:p>
              </table:table-cell>
              <table:table-cell office:value-type="float" office:value="0.02485329">
                <text:p>0.02485329</text:p>
              </table:table-cell>
              <table:table-cell office:value-type="float" office:value="0.1564117">
                <text:p>0.15641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4729057">
                <text:p>0.004729057</text:p>
              </table:table-cell>
              <table:table-cell office:value-type="float" office:value="0.0002867026">
                <text:p>0.0002867026</text:p>
              </table:table-cell>
              <table:table-cell office:value-type="float" office:value="1.381781">
                <text:p>1.3817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1836436">
                <text:p>0.0001836436</text:p>
              </table:table-cell>
              <table:table-cell office:value-type="float" office:value="0.004573627">
                <text:p>0.004573627</text:p>
              </table:table-cell>
              <table:table-cell office:value-type="float" office:value="0.07675356">
                <text:p>0.076753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8167396">
                <text:p>0.08167396</text:p>
              </table:table-cell>
              <table:table-cell office:value-type="float" office:value="0.02023378">
                <text:p>0.02023378</text:p>
              </table:table-cell>
              <table:table-cell office:value-type="float" office:value="0.00435411">
                <text:p>0.004354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1552605">
                <text:p>0.00001552605</text:p>
              </table:table-cell>
              <table:table-cell office:value-type="float" office:value="0.1687339">
                <text:p>0.1687339</text:p>
              </table:table-cell>
              <table:table-cell office:value-type="float" office:value="0.01171688">
                <text:p>0.011716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2606421">
                <text:p>0.002606421</text:p>
              </table:table-cell>
              <table:table-cell office:value-type="float" office:value="0.02065369">
                <text:p>0.02065369</text:p>
              </table:table-cell>
              <table:table-cell office:value-type="float" office:value="0.007593089">
                <text:p>0.0075930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2441062">
                <text:p>0.0002441062</text:p>
              </table:table-cell>
              <table:table-cell office:value-type="float" office:value="0.02971838">
                <text:p>0.02971838</text:p>
              </table:table-cell>
              <table:table-cell office:value-type="float" office:value="0.003433154">
                <text:p>0.0034331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3297304">
                <text:p>0.03297304</text:p>
              </table:table-cell>
              <table:table-cell office:value-type="float" office:value="0.005225828">
                <text:p>0.005225828</text:p>
              </table:table-cell>
              <table:table-cell office:value-type="float" office:value="0.003443536">
                <text:p>0.0034435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1094242">
                <text:p>0.0001094242</text:p>
              </table:table-cell>
              <table:table-cell office:value-type="float" office:value="0.0008436494">
                <text:p>0.0008436494</text:p>
              </table:table-cell>
              <table:table-cell office:value-type="float" office:value="0.02719789">
                <text:p>0.027197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5506056">
                <text:p>0.0005506056</text:p>
              </table:table-cell>
              <table:table-cell office:value-type="float" office:value="0.09464778">
                <text:p>0.09464778</text:p>
              </table:table-cell>
              <table:table-cell office:value-type="float" office:value="0.002529398">
                <text:p>0.0025293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296466">
                <text:p>0.00296466</text:p>
              </table:table-cell>
              <table:table-cell office:value-type="float" office:value="0.016721">
                <text:p>0.016721</text:p>
              </table:table-cell>
              <table:table-cell office:value-type="float" office:value="0.001622706">
                <text:p>0.0016227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4242299">
                <text:p>0.00004242299</text:p>
              </table:table-cell>
              <table:table-cell office:value-type="float" office:value="0.00005325782">
                <text:p>0.00005325782</text:p>
              </table:table-cell>
              <table:table-cell office:value-type="float" office:value="0.004696909">
                <text:p>0.0046969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1018799">
                <text:p>0.001018799</text:p>
              </table:table-cell>
              <table:table-cell office:value-type="float" office:value="0.011886">
                <text:p>0.011886</text:p>
              </table:table-cell>
              <table:table-cell office:value-type="float" office:value="0.003225202">
                <text:p>0.0032252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3781503">
                <text:p>0.003781503</text:p>
              </table:table-cell>
              <table:table-cell office:value-type="float" office:value="0.0133771">
                <text:p>0.0133771</text:p>
              </table:table-cell>
              <table:table-cell office:value-type="float" office:value="0.0007350024">
                <text:p>0.00073500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5730606">
                <text:p>0.0005730606</text:p>
              </table:table-cell>
              <table:table-cell office:value-type="float" office:value="0.08529043">
                <text:p>0.08529043</text:p>
              </table:table-cell>
              <table:table-cell office:value-type="float" office:value="0.03898508">
                <text:p>0.038985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309863">
                <text:p>0.01309863</text:p>
              </table:table-cell>
              <table:table-cell office:value-type="float" office:value="0.0009051842">
                <text:p>0.0009051842</text:p>
              </table:table-cell>
              <table:table-cell office:value-type="float" office:value="0.05553223">
                <text:p>0.055532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3572711">
                <text:p>0.003572711</text:p>
              </table:table-cell>
              <table:table-cell office:value-type="float" office:value="0.00388573">
                <text:p>0.00388573</text:p>
              </table:table-cell>
              <table:table-cell office:value-type="float" office:value="0.01377459">
                <text:p>0.013774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5249658">
                <text:p>0.00005249658</text:p>
              </table:table-cell>
              <table:table-cell office:value-type="float" office:value="0.0006394048">
                <text:p>0.0006394048</text:p>
              </table:table-cell>
              <table:table-cell office:value-type="float" office:value="0.004564359">
                <text:p>0.0045643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05799854">
                <text:p>0.000005799854</text:p>
              </table:table-cell>
              <table:table-cell office:value-type="float" office:value="0.00009666574">
                <text:p>0.00009666574</text:p>
              </table:table-cell>
              <table:table-cell office:value-type="float" office:value="0.004680164">
                <text:p>0.0046801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424852">
                <text:p>0.01424852</text:p>
              </table:table-cell>
              <table:table-cell office:value-type="float" office:value="0.03255673">
                <text:p>0.03255673</text:p>
              </table:table-cell>
              <table:table-cell office:value-type="float" office:value="0.06257648">
                <text:p>0.062576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7467908">
                <text:p>0.007467908</text:p>
              </table:table-cell>
              <table:table-cell office:value-type="float" office:value="0.02710851">
                <text:p>0.02710851</text:p>
              </table:table-cell>
              <table:table-cell office:value-type="float" office:value="0.0004356401">
                <text:p>0.00043564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1202405">
                <text:p>0.001202405</text:p>
              </table:table-cell>
              <table:table-cell office:value-type="float" office:value="0.0001497808">
                <text:p>0.0001497808</text:p>
              </table:table-cell>
              <table:table-cell office:value-type="float" office:value="0.006182404">
                <text:p>0.0061824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2712933">
                <text:p>0.002712933</text:p>
              </table:table-cell>
              <table:table-cell office:value-type="float" office:value="0.0006852584">
                <text:p>0.0006852584</text:p>
              </table:table-cell>
              <table:table-cell office:value-type="float" office:value="0.02155178">
                <text:p>0.021551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1921085">
                <text:p>0.001921085</text:p>
              </table:table-cell>
              <table:table-cell office:value-type="float" office:value="0.00836582">
                <text:p>0.00836582</text:p>
              </table:table-cell>
              <table:table-cell office:value-type="float" office:value="0.002344279">
                <text:p>0.0023442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1934938">
                <text:p>0.001934938</text:p>
              </table:table-cell>
              <table:table-cell office:value-type="float" office:value="0.006204598">
                <text:p>0.006204598</text:p>
              </table:table-cell>
              <table:table-cell office:value-type="float" office:value="0.001341072">
                <text:p>0.0013410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2233623">
                <text:p>0.002233623</text:p>
              </table:table-cell>
              <table:table-cell office:value-type="float" office:value="0.007271334">
                <text:p>0.007271334</text:p>
              </table:table-cell>
              <table:table-cell office:value-type="float" office:value="0.02095872">
                <text:p>0.020958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7292782">
                <text:p>0.00007292782</text:p>
              </table:table-cell>
              <table:table-cell office:value-type="float" office:value="0.006158144">
                <text:p>0.006158144</text:p>
              </table:table-cell>
              <table:table-cell office:value-type="float" office:value="0.01460458">
                <text:p>0.014604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716181">
                <text:p>0.02716181</text:p>
              </table:table-cell>
              <table:table-cell office:value-type="float" office:value="0.006916134">
                <text:p>0.006916134</text:p>
              </table:table-cell>
              <table:table-cell office:value-type="float" office:value="0.0007496615">
                <text:p>0.00074966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1022773">
                <text:p>0.001022773</text:p>
              </table:table-cell>
              <table:table-cell office:value-type="float" office:value="0.0007676589">
                <text:p>0.0007676589</text:p>
              </table:table-cell>
              <table:table-cell office:value-type="float" office:value="0.002497353">
                <text:p>0.0024973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3220901">
                <text:p>0.003220901</text:p>
              </table:table-cell>
              <table:table-cell office:value-type="float" office:value="0.0002487113">
                <text:p>0.0002487113</text:p>
              </table:table-cell>
              <table:table-cell office:value-type="float" office:value="0.0002196656">
                <text:p>0.00021966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4231438">
                <text:p>0.004231438</text:p>
              </table:table-cell>
              <table:table-cell office:value-type="float" office:value="0.006851258">
                <text:p>0.006851258</text:p>
              </table:table-cell>
              <table:table-cell office:value-type="float" office:value="0.00004471917">
                <text:p>0.000044719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2446819">
                <text:p>0.0002446819</text:p>
              </table:table-cell>
              <table:table-cell office:value-type="float" office:value="0.06556907">
                <text:p>0.06556907</text:p>
              </table:table-cell>
              <table:table-cell office:value-type="float" office:value="0.002394769">
                <text:p>0.0023947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3360464">
                <text:p>0.003360464</text:p>
              </table:table-cell>
              <table:table-cell office:value-type="float" office:value="0.005115842">
                <text:p>0.005115842</text:p>
              </table:table-cell>
              <table:table-cell office:value-type="float" office:value="0.002203436">
                <text:p>0.0022034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1849354">
                <text:p>0.0001849354</text:p>
              </table:table-cell>
              <table:table-cell office:value-type="float" office:value="0.001456556">
                <text:p>0.001456556</text:p>
              </table:table-cell>
              <table:table-cell office:value-type="float" office:value="0.01811112">
                <text:p>0.018111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2491048">
                <text:p>0.0002491048</text:p>
              </table:table-cell>
              <table:table-cell office:value-type="float" office:value="0.002959868">
                <text:p>0.002959868</text:p>
              </table:table-cell>
              <table:table-cell office:value-type="float" office:value="0.0002757985">
                <text:p>0.00027579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4930518">
                <text:p>0.00004930518</text:p>
              </table:table-cell>
              <table:table-cell office:value-type="float" office:value="0.002842012">
                <text:p>0.002842012</text:p>
              </table:table-cell>
              <table:table-cell office:value-type="float" office:value="0.006540605">
                <text:p>0.0065406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2304982">
                <text:p>0.0002304982</text:p>
              </table:table-cell>
              <table:table-cell office:value-type="float" office:value="0.005732202">
                <text:p>0.005732202</text:p>
              </table:table-cell>
              <table:table-cell office:value-type="float" office:value="0.0002155967">
                <text:p>0.00021559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03029251">
                <text:p>0.00003029251</text:p>
              </table:table-cell>
              <table:table-cell office:value-type="float" office:value="0.01135128">
                <text:p>0.01135128</text:p>
              </table:table-cell>
              <table:table-cell office:value-type="float" office:value="0.005180504">
                <text:p>0.0051805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307702">
                <text:p>0.000307702</text:p>
              </table:table-cell>
              <table:table-cell office:value-type="float" office:value="0.004231086">
                <text:p>0.004231086</text:p>
              </table:table-cell>
              <table:table-cell office:value-type="float" office:value="0.0003361324">
                <text:p>0.00033613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2993856">
                <text:p>0.002993856</text:p>
              </table:table-cell>
              <table:table-cell office:value-type="float" office:value="0.0004386879">
                <text:p>0.0004386879</text:p>
              </table:table-cell>
              <table:table-cell office:value-type="float" office:value="0.0001954151">
                <text:p>0.00019541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4333093">
                <text:p>0.0004333093</text:p>
              </table:table-cell>
              <table:table-cell office:value-type="float" office:value="0.002041874">
                <text:p>0.002041874</text:p>
              </table:table-cell>
              <table:table-cell office:value-type="float" office:value="0.01504869">
                <text:p>0.015048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5922092">
                <text:p>0.0005922092</text:p>
              </table:table-cell>
              <table:table-cell office:value-type="float" office:value="0.04571141">
                <text:p>0.04571141</text:p>
              </table:table-cell>
              <table:table-cell office:value-type="float" office:value="0.000881388">
                <text:p>0.0008813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5466113">
                <text:p>0.0005466113</text:p>
              </table:table-cell>
              <table:table-cell office:value-type="float" office:value="0.02963682">
                <text:p>0.02963682</text:p>
              </table:table-cell>
              <table:table-cell office:value-type="float" office:value="0.0002519244">
                <text:p>0.00025192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4236034">
                <text:p>0.004236034</text:p>
              </table:table-cell>
              <table:table-cell office:value-type="float" office:value="0.01733944">
                <text:p>0.01733944</text:p>
              </table:table-cell>
              <table:table-cell office:value-type="float" office:value="0.00002395478">
                <text:p>0.000023954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2453838">
                <text:p>0.002453838</text:p>
              </table:table-cell>
              <table:table-cell office:value-type="float" office:value="0.003317499">
                <text:p>0.003317499</text:p>
              </table:table-cell>
              <table:table-cell office:value-type="float" office:value="0.00002583389">
                <text:p>0.000025833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2453838">
                <text:p>0.002453838</text:p>
              </table:table-cell>
              <table:table-cell office:value-type="float" office:value="0.0005408411">
                <text:p>0.0005408411</text:p>
              </table:table-cell>
              <table:table-cell office:value-type="float" office:value="0.00001096698">
                <text:p>0.000010966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523934E-032">
                <text:p>4.523934E-032</text:p>
              </table:table-cell>
              <table:table-cell office:value-type="float" office:value="0">
                <text:p>0</text:p>
              </table:table-cell>
              <table:table-cell office:value-type="float" office:value="0.0001800422">
                <text:p>0.00018004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1304401">
                <text:p>0.001304401</text:p>
              </table:table-cell>
              <table:table-cell office:value-type="float" office:value="0.0001658415">
                <text:p>0.0001658415</text:p>
              </table:table-cell>
              <table:table-cell office:value-type="float" office:value="0.00001102046">
                <text:p>0.000011020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1304401">
                <text:p>0.001304401</text:p>
              </table:table-cell>
              <table:table-cell office:value-type="float" office:value="0.0003805779">
                <text:p>0.0003805779</text:p>
              </table:table-cell>
              <table:table-cell office:value-type="float" office:value="0.00001194241">
                <text:p>0.000011942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3817835">
                <text:p>0.003817835</text:p>
              </table:table-cell>
              <table:table-cell office:value-type="float" office:value="0.0001453896">
                <text:p>0.0001453896</text:p>
              </table:table-cell>
              <table:table-cell office:value-type="float" office:value="0.005484055">
                <text:p>0.0054840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1468851">
                <text:p>0.001468851</text:p>
              </table:table-cell>
              <table:table-cell office:value-type="float" office:value="0.008343112">
                <text:p>0.008343112</text:p>
              </table:table-cell>
              <table:table-cell office:value-type="float" office:value="0.003449725">
                <text:p>0.0034497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3052011">
                <text:p>0.0003052011</text:p>
              </table:table-cell>
              <table:table-cell office:value-type="float" office:value="0.006315685">
                <text:p>0.006315685</text:p>
              </table:table-cell>
              <table:table-cell office:value-type="float" office:value="0.0009451281">
                <text:p>0.00094512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9459922">
                <text:p>0.0009459922</text:p>
              </table:table-cell>
              <table:table-cell office:value-type="float" office:value="0.001331488">
                <text:p>0.001331488</text:p>
              </table:table-cell>
              <table:table-cell office:value-type="float" office:value="0.0006476">
                <text:p>0.00064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9356652">
                <text:p>0.009356652</text:p>
              </table:table-cell>
              <table:table-cell office:value-type="float" office:value="0.001233438">
                <text:p>0.001233438</text:p>
              </table:table-cell>
              <table:table-cell office:value-type="float" office:value="0.000535862">
                <text:p>0.0005358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7250801">
                <text:p>0.00007250801</text:p>
              </table:table-cell>
              <table:table-cell office:value-type="float" office:value="0.007950537">
                <text:p>0.007950537</text:p>
              </table:table-cell>
              <table:table-cell office:value-type="float" office:value="0.01738656">
                <text:p>0.017386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1269211">
                <text:p>0.0001269211</text:p>
              </table:table-cell>
              <table:table-cell office:value-type="float" office:value="0.003221707">
                <text:p>0.003221707</text:p>
              </table:table-cell>
              <table:table-cell office:value-type="float" office:value="0.005950845">
                <text:p>0.0059508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3056569">
                <text:p>0.003056569</text:p>
              </table:table-cell>
              <table:table-cell office:value-type="float" office:value="0.005581423">
                <text:p>0.005581423</text:p>
              </table:table-cell>
              <table:table-cell office:value-type="float" office:value="0.00006600275">
                <text:p>0.000066002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9846831">
                <text:p>0.009846831</text:p>
              </table:table-cell>
              <table:table-cell office:value-type="float" office:value="0.06010801">
                <text:p>0.06010801</text:p>
              </table:table-cell>
              <table:table-cell office:value-type="float" office:value="0.008319421">
                <text:p>0.0083194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1548275">
                <text:p>0.0001548275</text:p>
              </table:table-cell>
              <table:table-cell office:value-type="float" office:value="0.02229592">
                <text:p>0.02229592</text:p>
              </table:table-cell>
              <table:table-cell office:value-type="float" office:value="0.004473232">
                <text:p>0.0044732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2098692">
                <text:p>0.0002098692</text:p>
              </table:table-cell>
              <table:table-cell office:value-type="float" office:value="0.00001154628">
                <text:p>0.00001154628</text:p>
              </table:table-cell>
              <table:table-cell office:value-type="float" office:value="0.01750615">
                <text:p>0.017506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09371138">
                <text:p>0.00009371138</text:p>
              </table:table-cell>
              <table:table-cell office:value-type="float" office:value="0.002392012">
                <text:p>0.002392012</text:p>
              </table:table-cell>
              <table:table-cell office:value-type="float" office:value="0.001453898">
                <text:p>0.0014538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6754833">
                <text:p>0.0006754833</text:p>
              </table:table-cell>
              <table:table-cell office:value-type="float" office:value="0.0003861699">
                <text:p>0.0003861699</text:p>
              </table:table-cell>
              <table:table-cell office:value-type="float" office:value="0.01658583">
                <text:p>0.0165858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2667992">
                <text:p>0.002667992</text:p>
              </table:table-cell>
              <table:table-cell office:value-type="float" office:value="0.007221671">
                <text:p>0.007221671</text:p>
              </table:table-cell>
              <table:table-cell office:value-type="float" office:value="0.07034575">
                <text:p>0.070345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5451297">
                <text:p>0.0005451297</text:p>
              </table:table-cell>
              <table:table-cell office:value-type="float" office:value="0.008709292">
                <text:p>0.008709292</text:p>
              </table:table-cell>
              <table:table-cell office:value-type="float" office:value="0.0002950434">
                <text:p>0.00029504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6381337">
                <text:p>0.0006381337</text:p>
              </table:table-cell>
              <table:table-cell office:value-type="float" office:value="0.0009421535">
                <text:p>0.0009421535</text:p>
              </table:table-cell>
              <table:table-cell office:value-type="float" office:value="0.01310641">
                <text:p>0.013106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1188612">
                <text:p>0.0001188612</text:p>
              </table:table-cell>
              <table:table-cell office:value-type="float" office:value="0.0001267261">
                <text:p>0.0001267261</text:p>
              </table:table-cell>
              <table:table-cell office:value-type="float" office:value="0.009396147">
                <text:p>0.0093961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2454523">
                <text:p>0.002454523</text:p>
              </table:table-cell>
              <table:table-cell office:value-type="float" office:value="0.01701673">
                <text:p>0.01701673</text:p>
              </table:table-cell>
              <table:table-cell office:value-type="float" office:value="0.001847554">
                <text:p>0.0018475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341665">
                <text:p>0.02341665</text:p>
              </table:table-cell>
              <table:table-cell office:value-type="float" office:value="0.04503195">
                <text:p>0.04503195</text:p>
              </table:table-cell>
              <table:table-cell office:value-type="float" office:value="0.007015749">
                <text:p>0.00701574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08770652">
                <text:p>0.00008770652</text:p>
              </table:table-cell>
              <table:table-cell office:value-type="float" office:value="0.3206404">
                <text:p>0.3206404</text:p>
              </table:table-cell>
              <table:table-cell office:value-type="float" office:value="0.001304242">
                <text:p>0.0013042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4151495">
                <text:p>0.004151495</text:p>
              </table:table-cell>
              <table:table-cell office:value-type="float" office:value="0.0009713682">
                <text:p>0.0009713682</text:p>
              </table:table-cell>
              <table:table-cell office:value-type="float" office:value="0.007014539">
                <text:p>0.00701453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2654953">
                <text:p>0.002654953</text:p>
              </table:table-cell>
              <table:table-cell office:value-type="float" office:value="0.1016353">
                <text:p>0.1016353</text:p>
              </table:table-cell>
              <table:table-cell office:value-type="float" office:value="0.002045203">
                <text:p>0.0020452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.001155063">
                <text:p>0.001155063</text:p>
              </table:table-cell>
              <table:table-cell office:value-type="float" office:value="0.03106411">
                <text:p>0.031064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1719312">
                <text:p>0.01719312</text:p>
              </table:table-cell>
              <table:table-cell office:value-type="float" office:value="0.01012512">
                <text:p>0.01012512</text:p>
              </table:table-cell>
              <table:table-cell office:value-type="float" office:value="0.1897489">
                <text:p>0.189748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255325">
                <text:p>0.0255325</text:p>
              </table:table-cell>
              <table:table-cell office:value-type="float" office:value="0.0001917639">
                <text:p>0.0001917639</text:p>
              </table:table-cell>
              <table:table-cell office:value-type="float" office:value="0.01368212">
                <text:p>0.013682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045101">
                <text:p>0.01045101</text:p>
              </table:table-cell>
              <table:table-cell office:value-type="float" office:value="0">
                <text:p>0</text:p>
              </table:table-cell>
              <table:table-cell office:value-type="float" office:value="0.002345803">
                <text:p>0.0023458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7469697">
                <text:p>0.0007469697</text:p>
              </table:table-cell>
              <table:table-cell office:value-type="float" office:value="0.003656411">
                <text:p>0.003656411</text:p>
              </table:table-cell>
              <table:table-cell office:value-type="float" office:value="0.0030877">
                <text:p>0.003087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6800748">
                <text:p>0.0006800748</text:p>
              </table:table-cell>
              <table:table-cell office:value-type="float" office:value="0.0003761291">
                <text:p>0.0003761291</text:p>
              </table:table-cell>
              <table:table-cell office:value-type="float" office:value="0.01309456">
                <text:p>0.013094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186619">
                <text:p>0.00186619</text:p>
              </table:table-cell>
              <table:table-cell office:value-type="float" office:value="0.0008220886">
                <text:p>0.0008220886</text:p>
              </table:table-cell>
              <table:table-cell office:value-type="float" office:value="0.007699784">
                <text:p>0.0076997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2698489">
                <text:p>0.002698489</text:p>
              </table:table-cell>
              <table:table-cell office:value-type="float" office:value="0.05187173">
                <text:p>0.05187173</text:p>
              </table:table-cell>
              <table:table-cell office:value-type="float" office:value="0.01360367">
                <text:p>0.013603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1624574">
                <text:p>0.001624574</text:p>
              </table:table-cell>
              <table:table-cell office:value-type="float" office:value="0.006854853">
                <text:p>0.006854853</text:p>
              </table:table-cell>
              <table:table-cell office:value-type="float" office:value="0.002368026">
                <text:p>0.0023680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002846593">
                <text:p>0.000002846593</text:p>
              </table:table-cell>
              <table:table-cell office:value-type="float" office:value="0.0003498117">
                <text:p>0.0003498117</text:p>
              </table:table-cell>
              <table:table-cell office:value-type="float" office:value="0.008702022">
                <text:p>0.0087020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01847423">
                <text:p>0.00001847423</text:p>
              </table:table-cell>
              <table:table-cell office:value-type="float" office:value="0.0006499381">
                <text:p>0.0006499381</text:p>
              </table:table-cell>
              <table:table-cell office:value-type="float" office:value="0.003899978">
                <text:p>0.00389997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04407394">
                <text:p>0.00004407394</text:p>
              </table:table-cell>
              <table:table-cell office:value-type="float" office:value="0.005435332">
                <text:p>0.005435332</text:p>
              </table:table-cell>
              <table:table-cell office:value-type="float" office:value="0.01925467">
                <text:p>0.019254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5142909">
                <text:p>0.005142909</text:p>
              </table:table-cell>
              <table:table-cell office:value-type="float" office:value="0.009427919">
                <text:p>0.009427919</text:p>
              </table:table-cell>
              <table:table-cell office:value-type="float" office:value="0.005273751">
                <text:p>0.00527375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5813392">
                <text:p>0.0005813392</text:p>
              </table:table-cell>
              <table:table-cell office:value-type="float" office:value="0.0003482465">
                <text:p>0.0003482465</text:p>
              </table:table-cell>
              <table:table-cell office:value-type="float" office:value="0.001603234">
                <text:p>0.0016032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2226536">
                <text:p>0.002226536</text:p>
              </table:table-cell>
              <table:table-cell office:value-type="float" office:value="0.001798281">
                <text:p>0.001798281</text:p>
              </table:table-cell>
              <table:table-cell office:value-type="float" office:value="0.003549555">
                <text:p>0.0035495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1906684">
                <text:p>0.001906684</text:p>
              </table:table-cell>
              <table:table-cell office:value-type="float" office:value="0.01433886">
                <text:p>0.01433886</text:p>
              </table:table-cell>
              <table:table-cell office:value-type="float" office:value="0.008651061">
                <text:p>0.0086510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03142339">
                <text:p>0.00003142339</text:p>
              </table:table-cell>
              <table:table-cell office:value-type="float" office:value="0.01546744">
                <text:p>0.01546744</text:p>
              </table:table-cell>
              <table:table-cell office:value-type="float" office:value="0.009461455">
                <text:p>0.00946145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4116505">
                <text:p>0.004116505</text:p>
              </table:table-cell>
              <table:table-cell office:value-type="float" office:value="0.0164731">
                <text:p>0.0164731</text:p>
              </table:table-cell>
              <table:table-cell office:value-type="float" office:value="0.01529389">
                <text:p>0.015293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2441386">
                <text:p>0.02441386</text:p>
              </table:table-cell>
              <table:table-cell office:value-type="float" office:value="0.01222846">
                <text:p>0.01222846</text:p>
              </table:table-cell>
              <table:table-cell office:value-type="float" office:value="0.003892471">
                <text:p>0.00389247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006660994">
                <text:p>0.000006660994</text:p>
              </table:table-cell>
              <table:table-cell office:value-type="float" office:value="0.02485329">
                <text:p>0.02485329</text:p>
              </table:table-cell>
              <table:table-cell office:value-type="float" office:value="0.164508">
                <text:p>0.1645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4729057">
                <text:p>0.004729057</text:p>
              </table:table-cell>
              <table:table-cell office:value-type="float" office:value="0.0002867026">
                <text:p>0.0002867026</text:p>
              </table:table-cell>
              <table:table-cell office:value-type="float" office:value="1.494777">
                <text:p>1.49477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1836436">
                <text:p>0.0001836436</text:p>
              </table:table-cell>
              <table:table-cell office:value-type="float" office:value="0.004573627">
                <text:p>0.004573627</text:p>
              </table:table-cell>
              <table:table-cell office:value-type="float" office:value="0.09606473">
                <text:p>0.0960647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8167396">
                <text:p>0.08167396</text:p>
              </table:table-cell>
              <table:table-cell office:value-type="float" office:value="0.02023378">
                <text:p>0.02023378</text:p>
              </table:table-cell>
              <table:table-cell office:value-type="float" office:value="0.006589538">
                <text:p>0.0065895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01552605">
                <text:p>0.00001552605</text:p>
              </table:table-cell>
              <table:table-cell office:value-type="float" office:value="0.1687339">
                <text:p>0.1687339</text:p>
              </table:table-cell>
              <table:table-cell office:value-type="float" office:value="0.01675644">
                <text:p>0.016756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2606421">
                <text:p>0.002606421</text:p>
              </table:table-cell>
              <table:table-cell office:value-type="float" office:value="0.02065369">
                <text:p>0.02065369</text:p>
              </table:table-cell>
              <table:table-cell office:value-type="float" office:value="0.006358995">
                <text:p>0.0063589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2441062">
                <text:p>0.0002441062</text:p>
              </table:table-cell>
              <table:table-cell office:value-type="float" office:value="0.02971838">
                <text:p>0.02971838</text:p>
              </table:table-cell>
              <table:table-cell office:value-type="float" office:value="0.00159163">
                <text:p>0.0015916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3297304">
                <text:p>0.03297304</text:p>
              </table:table-cell>
              <table:table-cell office:value-type="float" office:value="0.005225828">
                <text:p>0.005225828</text:p>
              </table:table-cell>
              <table:table-cell office:value-type="float" office:value="0.0004193529">
                <text:p>0.00041935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1094242">
                <text:p>0.0001094242</text:p>
              </table:table-cell>
              <table:table-cell office:value-type="float" office:value="0.0008436494">
                <text:p>0.0008436494</text:p>
              </table:table-cell>
              <table:table-cell office:value-type="float" office:value="0.0269758">
                <text:p>0.02697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5506056">
                <text:p>0.0005506056</text:p>
              </table:table-cell>
              <table:table-cell office:value-type="float" office:value="0.09464778">
                <text:p>0.09464778</text:p>
              </table:table-cell>
              <table:table-cell office:value-type="float" office:value="0.0005145209">
                <text:p>0.00051452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296466">
                <text:p>0.00296466</text:p>
              </table:table-cell>
              <table:table-cell office:value-type="float" office:value="0.016721">
                <text:p>0.016721</text:p>
              </table:table-cell>
              <table:table-cell office:value-type="float" office:value="0.0002536625">
                <text:p>0.00025366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04242299">
                <text:p>0.00004242299</text:p>
              </table:table-cell>
              <table:table-cell office:value-type="float" office:value="0.00005325782">
                <text:p>0.00005325782</text:p>
              </table:table-cell>
              <table:table-cell office:value-type="float" office:value="0.002674529">
                <text:p>0.00267452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1018799">
                <text:p>0.001018799</text:p>
              </table:table-cell>
              <table:table-cell office:value-type="float" office:value="0.011886">
                <text:p>0.011886</text:p>
              </table:table-cell>
              <table:table-cell office:value-type="float" office:value="0.001196918">
                <text:p>0.0011969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3781503">
                <text:p>0.003781503</text:p>
              </table:table-cell>
              <table:table-cell office:value-type="float" office:value="0.0133771">
                <text:p>0.0133771</text:p>
              </table:table-cell>
              <table:table-cell office:value-type="float" office:value="0.0001240698">
                <text:p>0.00012406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5730606">
                <text:p>0.0005730606</text:p>
              </table:table-cell>
              <table:table-cell office:value-type="float" office:value="0.08529043">
                <text:p>0.08529043</text:p>
              </table:table-cell>
              <table:table-cell office:value-type="float" office:value="0.04391056">
                <text:p>0.043910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4347408">
                <text:p>0.004347408</text:p>
              </table:table-cell>
              <table:table-cell office:value-type="float" office:value="0.0009051842">
                <text:p>0.0009051842</text:p>
              </table:table-cell>
              <table:table-cell office:value-type="float" office:value="0.05427038">
                <text:p>0.054270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3572711">
                <text:p>0.003572711</text:p>
              </table:table-cell>
              <table:table-cell office:value-type="float" office:value="0.00388573">
                <text:p>0.00388573</text:p>
              </table:table-cell>
              <table:table-cell office:value-type="float" office:value="0.01477761">
                <text:p>0.0147776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05249658">
                <text:p>0.00005249658</text:p>
              </table:table-cell>
              <table:table-cell office:value-type="float" office:value="0.0006394048">
                <text:p>0.0006394048</text:p>
              </table:table-cell>
              <table:table-cell office:value-type="float" office:value="0.003540745">
                <text:p>0.0035407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005799854">
                <text:p>0.000005799854</text:p>
              </table:table-cell>
              <table:table-cell office:value-type="float" office:value="0.00009666574">
                <text:p>0.00009666574</text:p>
              </table:table-cell>
              <table:table-cell office:value-type="float" office:value="0.0005375077">
                <text:p>0.000537507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1424852">
                <text:p>0.01424852</text:p>
              </table:table-cell>
              <table:table-cell office:value-type="float" office:value="0.03255673">
                <text:p>0.03255673</text:p>
              </table:table-cell>
              <table:table-cell office:value-type="float" office:value="0.06092829">
                <text:p>0.060928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7467908">
                <text:p>0.007467908</text:p>
              </table:table-cell>
              <table:table-cell office:value-type="float" office:value="0.02710851">
                <text:p>0.02710851</text:p>
              </table:table-cell>
              <table:table-cell office:value-type="float" office:value="0.001810207">
                <text:p>0.0018102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1202405">
                <text:p>0.001202405</text:p>
              </table:table-cell>
              <table:table-cell office:value-type="float" office:value="0.0001497808">
                <text:p>0.0001497808</text:p>
              </table:table-cell>
              <table:table-cell office:value-type="float" office:value="0.003879975">
                <text:p>0.0038799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2712933">
                <text:p>0.002712933</text:p>
              </table:table-cell>
              <table:table-cell office:value-type="float" office:value="0.0006852584">
                <text:p>0.0006852584</text:p>
              </table:table-cell>
              <table:table-cell office:value-type="float" office:value="0.008545274">
                <text:p>0.0085452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1921085">
                <text:p>0.001921085</text:p>
              </table:table-cell>
              <table:table-cell office:value-type="float" office:value="0.00836582">
                <text:p>0.00836582</text:p>
              </table:table-cell>
              <table:table-cell office:value-type="float" office:value="0.00189366">
                <text:p>0.0018936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1934938">
                <text:p>0.001934938</text:p>
              </table:table-cell>
              <table:table-cell office:value-type="float" office:value="0.006204598">
                <text:p>0.006204598</text:p>
              </table:table-cell>
              <table:table-cell office:value-type="float" office:value="0.0008811998">
                <text:p>0.00088119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2233623">
                <text:p>0.002233623</text:p>
              </table:table-cell>
              <table:table-cell office:value-type="float" office:value="0.007271334">
                <text:p>0.007271334</text:p>
              </table:table-cell>
              <table:table-cell office:value-type="float" office:value="0.02093876">
                <text:p>0.0209387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07292782">
                <text:p>0.00007292782</text:p>
              </table:table-cell>
              <table:table-cell office:value-type="float" office:value="0.006158144">
                <text:p>0.006158144</text:p>
              </table:table-cell>
              <table:table-cell office:value-type="float" office:value="0.008329636">
                <text:p>0.0083296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2716181">
                <text:p>0.02716181</text:p>
              </table:table-cell>
              <table:table-cell office:value-type="float" office:value="0.006916134">
                <text:p>0.006916134</text:p>
              </table:table-cell>
              <table:table-cell office:value-type="float" office:value="0.00101528">
                <text:p>0.0010152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1022773">
                <text:p>0.001022773</text:p>
              </table:table-cell>
              <table:table-cell office:value-type="float" office:value="0.0007676589">
                <text:p>0.0007676589</text:p>
              </table:table-cell>
              <table:table-cell office:value-type="float" office:value="0.003914429">
                <text:p>0.00391442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3220901">
                <text:p>0.003220901</text:p>
              </table:table-cell>
              <table:table-cell office:value-type="float" office:value="0.0005321994">
                <text:p>0.0005321994</text:p>
              </table:table-cell>
              <table:table-cell office:value-type="float" office:value="0.00001141067">
                <text:p>0.000011410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4231438">
                <text:p>0.004231438</text:p>
              </table:table-cell>
              <table:table-cell office:value-type="float" office:value="0.006851258">
                <text:p>0.006851258</text:p>
              </table:table-cell>
              <table:table-cell office:value-type="float" office:value="0.00007793397">
                <text:p>0.000077933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2446819">
                <text:p>0.0002446819</text:p>
              </table:table-cell>
              <table:table-cell office:value-type="float" office:value="0.06556907">
                <text:p>0.06556907</text:p>
              </table:table-cell>
              <table:table-cell office:value-type="float" office:value="0.004146955">
                <text:p>0.0041469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3360464">
                <text:p>0.003360464</text:p>
              </table:table-cell>
              <table:table-cell office:value-type="float" office:value="0.005115842">
                <text:p>0.005115842</text:p>
              </table:table-cell>
              <table:table-cell office:value-type="float" office:value="0.002787798">
                <text:p>0.0027877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1849354">
                <text:p>0.0001849354</text:p>
              </table:table-cell>
              <table:table-cell office:value-type="float" office:value="0.001456556">
                <text:p>0.001456556</text:p>
              </table:table-cell>
              <table:table-cell office:value-type="float" office:value="0.01864022">
                <text:p>0.018640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2491048">
                <text:p>0.0002491048</text:p>
              </table:table-cell>
              <table:table-cell office:value-type="float" office:value="0.002959868">
                <text:p>0.002959868</text:p>
              </table:table-cell>
              <table:table-cell office:value-type="float" office:value="0.0002088116">
                <text:p>0.00020881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04930518">
                <text:p>0.00004930518</text:p>
              </table:table-cell>
              <table:table-cell office:value-type="float" office:value="0.002842012">
                <text:p>0.002842012</text:p>
              </table:table-cell>
              <table:table-cell office:value-type="float" office:value="0.006179352">
                <text:p>0.00617935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2304982">
                <text:p>0.0002304982</text:p>
              </table:table-cell>
              <table:table-cell office:value-type="float" office:value="0.005732202">
                <text:p>0.005732202</text:p>
              </table:table-cell>
              <table:table-cell office:value-type="float" office:value="0.00003667953">
                <text:p>0.0000366795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03029251">
                <text:p>0.00003029251</text:p>
              </table:table-cell>
              <table:table-cell office:value-type="float" office:value="0.01135128">
                <text:p>0.01135128</text:p>
              </table:table-cell>
              <table:table-cell office:value-type="float" office:value="0.005764397">
                <text:p>0.00576439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307702">
                <text:p>0.000307702</text:p>
              </table:table-cell>
              <table:table-cell office:value-type="float" office:value="0.004231086">
                <text:p>0.004231086</text:p>
              </table:table-cell>
              <table:table-cell office:value-type="float" office:value="0.0003361324">
                <text:p>0.00033613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2993856">
                <text:p>0.002993856</text:p>
              </table:table-cell>
              <table:table-cell office:value-type="float" office:value="0.0004386879">
                <text:p>0.0004386879</text:p>
              </table:table-cell>
              <table:table-cell office:value-type="float" office:value="0.0001954151">
                <text:p>0.000195415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4333093">
                <text:p>0.0004333093</text:p>
              </table:table-cell>
              <table:table-cell office:value-type="float" office:value="0.002041874">
                <text:p>0.002041874</text:p>
              </table:table-cell>
              <table:table-cell office:value-type="float" office:value="0.01504869">
                <text:p>0.015048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05473467">
                <text:p>0.00005473467</text:p>
              </table:table-cell>
              <table:table-cell office:value-type="float" office:value="0.04571141">
                <text:p>0.04571141</text:p>
              </table:table-cell>
              <table:table-cell office:value-type="float" office:value="0.000881388">
                <text:p>0.00088138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5466113">
                <text:p>0.0005466113</text:p>
              </table:table-cell>
              <table:table-cell office:value-type="float" office:value="0.02963682">
                <text:p>0.02963682</text:p>
              </table:table-cell>
              <table:table-cell office:value-type="float" office:value="0.0002519244">
                <text:p>0.00025192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4236034">
                <text:p>0.004236034</text:p>
              </table:table-cell>
              <table:table-cell office:value-type="float" office:value="0.01733944">
                <text:p>0.01733944</text:p>
              </table:table-cell>
              <table:table-cell office:value-type="float" office:value="0.00002395478">
                <text:p>0.0000239547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2453838">
                <text:p>0.002453838</text:p>
              </table:table-cell>
              <table:table-cell office:value-type="float" office:value="0.003317499">
                <text:p>0.003317499</text:p>
              </table:table-cell>
              <table:table-cell office:value-type="float" office:value="0.00002583389">
                <text:p>0.0000258338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2453838">
                <text:p>0.002453838</text:p>
              </table:table-cell>
              <table:table-cell office:value-type="float" office:value="0.0005408411">
                <text:p>0.0005408411</text:p>
              </table:table-cell>
              <table:table-cell office:value-type="float" office:value="0.00001096698">
                <text:p>0.0000109669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.701835E-033">
                <text:p>4.701835E-033</text:p>
              </table:table-cell>
              <table:table-cell office:value-type="float" office:value="0">
                <text:p>0</text:p>
              </table:table-cell>
              <table:table-cell office:value-type="float" office:value="0.0001800422">
                <text:p>0.000180042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1304401">
                <text:p>0.001304401</text:p>
              </table:table-cell>
              <table:table-cell office:value-type="float" office:value="0.0001658415">
                <text:p>0.0001658415</text:p>
              </table:table-cell>
              <table:table-cell office:value-type="float" office:value="0.00001102046">
                <text:p>0.0000110204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1304401">
                <text:p>0.001304401</text:p>
              </table:table-cell>
              <table:table-cell office:value-type="float" office:value="0.0003805779">
                <text:p>0.0003805779</text:p>
              </table:table-cell>
              <table:table-cell office:value-type="float" office:value="0.00001194241">
                <text:p>0.0000119424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3817835">
                <text:p>0.003817835</text:p>
              </table:table-cell>
              <table:table-cell office:value-type="float" office:value="0.005127345">
                <text:p>0.005127345</text:p>
              </table:table-cell>
              <table:table-cell office:value-type="float" office:value="0.005484055">
                <text:p>0.0054840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1468851">
                <text:p>0.001468851</text:p>
              </table:table-cell>
              <table:table-cell office:value-type="float" office:value="0.008343112">
                <text:p>0.008343112</text:p>
              </table:table-cell>
              <table:table-cell office:value-type="float" office:value="0.003449725">
                <text:p>0.0034497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3052011">
                <text:p>0.0003052011</text:p>
              </table:table-cell>
              <table:table-cell office:value-type="float" office:value="0.006315685">
                <text:p>0.006315685</text:p>
              </table:table-cell>
              <table:table-cell office:value-type="float" office:value="0.0009451281">
                <text:p>0.000945128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9459922">
                <text:p>0.0009459922</text:p>
              </table:table-cell>
              <table:table-cell office:value-type="float" office:value="0.0007034002">
                <text:p>0.0007034002</text:p>
              </table:table-cell>
              <table:table-cell office:value-type="float" office:value="0.00595884">
                <text:p>0.0059588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9356652">
                <text:p>0.009356652</text:p>
              </table:table-cell>
              <table:table-cell office:value-type="float" office:value="0.001233438">
                <text:p>0.001233438</text:p>
              </table:table-cell>
              <table:table-cell office:value-type="float" office:value="0.000535862">
                <text:p>0.00053586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07250801">
                <text:p>0.00007250801</text:p>
              </table:table-cell>
              <table:table-cell office:value-type="float" office:value="0.007950537">
                <text:p>0.007950537</text:p>
              </table:table-cell>
              <table:table-cell office:value-type="float" office:value="0.01738656">
                <text:p>0.017386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1269211">
                <text:p>0.0001269211</text:p>
              </table:table-cell>
              <table:table-cell office:value-type="float" office:value="0.003221707">
                <text:p>0.003221707</text:p>
              </table:table-cell>
              <table:table-cell office:value-type="float" office:value="0.005950845">
                <text:p>0.0059508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3056569">
                <text:p>0.003056569</text:p>
              </table:table-cell>
              <table:table-cell office:value-type="float" office:value="0.005581423">
                <text:p>0.005581423</text:p>
              </table:table-cell>
              <table:table-cell office:value-type="float" office:value="0.00006529259">
                <text:p>0.000065292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9846831">
                <text:p>0.009846831</text:p>
              </table:table-cell>
              <table:table-cell office:value-type="float" office:value="0.07742871">
                <text:p>0.07742871</text:p>
              </table:table-cell>
              <table:table-cell office:value-type="float" office:value="0.007687437">
                <text:p>0.00768743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1548275">
                <text:p>0.0001548275</text:p>
              </table:table-cell>
              <table:table-cell office:value-type="float" office:value="0.02229592">
                <text:p>0.02229592</text:p>
              </table:table-cell>
              <table:table-cell office:value-type="float" office:value="0.01893867">
                <text:p>0.018938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2098692">
                <text:p>0.0002098692</text:p>
              </table:table-cell>
              <table:table-cell office:value-type="float" office:value="0.00001154628">
                <text:p>0.00001154628</text:p>
              </table:table-cell>
              <table:table-cell office:value-type="float" office:value="0.0150926">
                <text:p>0.01509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09371138">
                <text:p>0.00009371138</text:p>
              </table:table-cell>
              <table:table-cell office:value-type="float" office:value="0.002392012">
                <text:p>0.002392012</text:p>
              </table:table-cell>
              <table:table-cell office:value-type="float" office:value="0.0001660566">
                <text:p>0.000166056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6754833">
                <text:p>0.0006754833</text:p>
              </table:table-cell>
              <table:table-cell office:value-type="float" office:value="0.0003861699">
                <text:p>0.0003861699</text:p>
              </table:table-cell>
              <table:table-cell office:value-type="float" office:value="0.01397759">
                <text:p>0.0139775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2667992">
                <text:p>0.002667992</text:p>
              </table:table-cell>
              <table:table-cell office:value-type="float" office:value="0.007221671">
                <text:p>0.007221671</text:p>
              </table:table-cell>
              <table:table-cell office:value-type="float" office:value="0.07505227">
                <text:p>0.0750522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5451297">
                <text:p>0.0005451297</text:p>
              </table:table-cell>
              <table:table-cell office:value-type="float" office:value="0.01630752">
                <text:p>0.01630752</text:p>
              </table:table-cell>
              <table:table-cell office:value-type="float" office:value="0.000480135">
                <text:p>0.00048013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6381337">
                <text:p>0.0006381337</text:p>
              </table:table-cell>
              <table:table-cell office:value-type="float" office:value="0.0009421535">
                <text:p>0.0009421535</text:p>
              </table:table-cell>
              <table:table-cell office:value-type="float" office:value="0.009931324">
                <text:p>0.0099313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1188612">
                <text:p>0.0001188612</text:p>
              </table:table-cell>
              <table:table-cell office:value-type="float" office:value="0.0001267261">
                <text:p>0.0001267261</text:p>
              </table:table-cell>
              <table:table-cell office:value-type="float" office:value="0.00909111">
                <text:p>0.0090911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2454523">
                <text:p>0.002454523</text:p>
              </table:table-cell>
              <table:table-cell office:value-type="float" office:value="0.01701673">
                <text:p>0.01701673</text:p>
              </table:table-cell>
              <table:table-cell office:value-type="float" office:value="0.001265662">
                <text:p>0.00126566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2341665">
                <text:p>0.02341665</text:p>
              </table:table-cell>
              <table:table-cell office:value-type="float" office:value="0.04503195">
                <text:p>0.04503195</text:p>
              </table:table-cell>
              <table:table-cell office:value-type="float" office:value="0.01608443">
                <text:p>0.0160844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08770652">
                <text:p>0.00008770652</text:p>
              </table:table-cell>
              <table:table-cell office:value-type="float" office:value="0.3206404">
                <text:p>0.3206404</text:p>
              </table:table-cell>
              <table:table-cell office:value-type="float" office:value="0.002078385">
                <text:p>0.00207838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4151495">
                <text:p>0.004151495</text:p>
              </table:table-cell>
              <table:table-cell office:value-type="float" office:value="0.0009713682">
                <text:p>0.0009713682</text:p>
              </table:table-cell>
              <table:table-cell office:value-type="float" office:value="0.006487073">
                <text:p>0.00648707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2654953">
                <text:p>0.002654953</text:p>
              </table:table-cell>
              <table:table-cell office:value-type="float" office:value="0.06461627">
                <text:p>0.06461627</text:p>
              </table:table-cell>
              <table:table-cell office:value-type="float" office:value="0.00165431">
                <text:p>0.0016543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.001155063">
                <text:p>0.001155063</text:p>
              </table:table-cell>
              <table:table-cell office:value-type="float" office:value="0.0283541">
                <text:p>0.028354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1719312">
                <text:p>0.01719312</text:p>
              </table:table-cell>
              <table:table-cell office:value-type="float" office:value="0.01012512">
                <text:p>0.01012512</text:p>
              </table:table-cell>
              <table:table-cell office:value-type="float" office:value="0.1359379">
                <text:p>0.135937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255325">
                <text:p>0.0255325</text:p>
              </table:table-cell>
              <table:table-cell office:value-type="float" office:value="0.0001917639">
                <text:p>0.0001917639</text:p>
              </table:table-cell>
              <table:table-cell office:value-type="float" office:value="0.01302938">
                <text:p>0.0130293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1045101">
                <text:p>0.01045101</text:p>
              </table:table-cell>
              <table:table-cell office:value-type="float" office:value="0">
                <text:p>0</text:p>
              </table:table-cell>
              <table:table-cell office:value-type="float" office:value="0.001455911">
                <text:p>0.00145591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7469697">
                <text:p>0.0007469697</text:p>
              </table:table-cell>
              <table:table-cell office:value-type="float" office:value="0.003656411">
                <text:p>0.003656411</text:p>
              </table:table-cell>
              <table:table-cell office:value-type="float" office:value="0.002000363">
                <text:p>0.00200036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6800748">
                <text:p>0.0006800748</text:p>
              </table:table-cell>
              <table:table-cell office:value-type="float" office:value="0.0003761291">
                <text:p>0.0003761291</text:p>
              </table:table-cell>
              <table:table-cell office:value-type="float" office:value="0.01202306">
                <text:p>0.0120230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186619">
                <text:p>0.00186619</text:p>
              </table:table-cell>
              <table:table-cell office:value-type="float" office:value="0.0008220886">
                <text:p>0.0008220886</text:p>
              </table:table-cell>
              <table:table-cell office:value-type="float" office:value="0.004569027">
                <text:p>0.00456902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2698489">
                <text:p>0.002698489</text:p>
              </table:table-cell>
              <table:table-cell office:value-type="float" office:value="0.05187173">
                <text:p>0.05187173</text:p>
              </table:table-cell>
              <table:table-cell office:value-type="float" office:value="0.01219889">
                <text:p>0.0121988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1624574">
                <text:p>0.001624574</text:p>
              </table:table-cell>
              <table:table-cell office:value-type="float" office:value="0.006854853">
                <text:p>0.006854853</text:p>
              </table:table-cell>
              <table:table-cell office:value-type="float" office:value="0.001426397">
                <text:p>0.00142639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002846593">
                <text:p>0.000002846593</text:p>
              </table:table-cell>
              <table:table-cell office:value-type="float" office:value="0.0003498117">
                <text:p>0.0003498117</text:p>
              </table:table-cell>
              <table:table-cell office:value-type="float" office:value="0.006130104">
                <text:p>0.00613010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01847423">
                <text:p>0.00001847423</text:p>
              </table:table-cell>
              <table:table-cell office:value-type="float" office:value="0.0006499381">
                <text:p>0.0006499381</text:p>
              </table:table-cell>
              <table:table-cell office:value-type="float" office:value="0.002403356">
                <text:p>0.00240335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04407394">
                <text:p>0.00004407394</text:p>
              </table:table-cell>
              <table:table-cell office:value-type="float" office:value="0.005435332">
                <text:p>0.005435332</text:p>
              </table:table-cell>
              <table:table-cell office:value-type="float" office:value="0.01457379">
                <text:p>0.0145737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5142909">
                <text:p>0.005142909</text:p>
              </table:table-cell>
              <table:table-cell office:value-type="float" office:value="0.009427919">
                <text:p>0.009427919</text:p>
              </table:table-cell>
              <table:table-cell office:value-type="float" office:value="0.00209831">
                <text:p>0.0020983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5813392">
                <text:p>0.0005813392</text:p>
              </table:table-cell>
              <table:table-cell office:value-type="float" office:value="0.0003482465">
                <text:p>0.0003482465</text:p>
              </table:table-cell>
              <table:table-cell office:value-type="float" office:value="0.0006818627">
                <text:p>0.000681862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2226536">
                <text:p>0.002226536</text:p>
              </table:table-cell>
              <table:table-cell office:value-type="float" office:value="0.001798281">
                <text:p>0.001798281</text:p>
              </table:table-cell>
              <table:table-cell office:value-type="float" office:value="0.001399645">
                <text:p>0.00139964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1906684">
                <text:p>0.001906684</text:p>
              </table:table-cell>
              <table:table-cell office:value-type="float" office:value="0.01433886">
                <text:p>0.01433886</text:p>
              </table:table-cell>
              <table:table-cell office:value-type="float" office:value="0.008004134">
                <text:p>0.00800413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03142339">
                <text:p>0.00003142339</text:p>
              </table:table-cell>
              <table:table-cell office:value-type="float" office:value="0.01546744">
                <text:p>0.01546744</text:p>
              </table:table-cell>
              <table:table-cell office:value-type="float" office:value="0.003643698">
                <text:p>0.00364369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4116505">
                <text:p>0.004116505</text:p>
              </table:table-cell>
              <table:table-cell office:value-type="float" office:value="0.0164731">
                <text:p>0.0164731</text:p>
              </table:table-cell>
              <table:table-cell office:value-type="float" office:value="0.01587599">
                <text:p>0.0158759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2441386">
                <text:p>0.02441386</text:p>
              </table:table-cell>
              <table:table-cell office:value-type="float" office:value="0.01222846">
                <text:p>0.01222846</text:p>
              </table:table-cell>
              <table:table-cell office:value-type="float" office:value="0.004403041">
                <text:p>0.00440304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006660994">
                <text:p>0.000006660994</text:p>
              </table:table-cell>
              <table:table-cell office:value-type="float" office:value="0.02485329">
                <text:p>0.02485329</text:p>
              </table:table-cell>
              <table:table-cell office:value-type="float" office:value="0.151776">
                <text:p>0.15177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4729057">
                <text:p>0.004729057</text:p>
              </table:table-cell>
              <table:table-cell office:value-type="float" office:value="0.0002867026">
                <text:p>0.0002867026</text:p>
              </table:table-cell>
              <table:table-cell office:value-type="float" office:value="1.51518">
                <text:p>1.515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1836436">
                <text:p>0.0001836436</text:p>
              </table:table-cell>
              <table:table-cell office:value-type="float" office:value="0.004573627">
                <text:p>0.004573627</text:p>
              </table:table-cell>
              <table:table-cell office:value-type="float" office:value="0.09597169">
                <text:p>0.0959716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8167396">
                <text:p>0.08167396</text:p>
              </table:table-cell>
              <table:table-cell office:value-type="float" office:value="0.02023378">
                <text:p>0.02023378</text:p>
              </table:table-cell>
              <table:table-cell office:value-type="float" office:value="0.006532366">
                <text:p>0.00653236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01552605">
                <text:p>0.00001552605</text:p>
              </table:table-cell>
              <table:table-cell office:value-type="float" office:value="0.1687339">
                <text:p>0.1687339</text:p>
              </table:table-cell>
              <table:table-cell office:value-type="float" office:value="0.01767797">
                <text:p>0.0176779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2606421">
                <text:p>0.002606421</text:p>
              </table:table-cell>
              <table:table-cell office:value-type="float" office:value="0.02065369">
                <text:p>0.02065369</text:p>
              </table:table-cell>
              <table:table-cell office:value-type="float" office:value="0.002842196">
                <text:p>0.00284219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02441062">
                <text:p>0.0002441062</text:p>
              </table:table-cell>
              <table:table-cell office:value-type="float" office:value="0.02971838">
                <text:p>0.02971838</text:p>
              </table:table-cell>
              <table:table-cell office:value-type="float" office:value="0.001891214">
                <text:p>0.00189121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3297304">
                <text:p>0.03297304</text:p>
              </table:table-cell>
              <table:table-cell office:value-type="float" office:value="0.005225828">
                <text:p>0.005225828</text:p>
              </table:table-cell>
              <table:table-cell office:value-type="float" office:value="0.0002886926">
                <text:p>0.000288692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01094242">
                <text:p>0.0001094242</text:p>
              </table:table-cell>
              <table:table-cell office:value-type="float" office:value="0.0008436494">
                <text:p>0.0008436494</text:p>
              </table:table-cell>
              <table:table-cell office:value-type="float" office:value="0.01465842">
                <text:p>0.0146584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5506056">
                <text:p>0.0005506056</text:p>
              </table:table-cell>
              <table:table-cell office:value-type="float" office:value="0.09464778">
                <text:p>0.09464778</text:p>
              </table:table-cell>
              <table:table-cell office:value-type="float" office:value="0.003551923">
                <text:p>0.00355192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296466">
                <text:p>0.00296466</text:p>
              </table:table-cell>
              <table:table-cell office:value-type="float" office:value="0.016721">
                <text:p>0.016721</text:p>
              </table:table-cell>
              <table:table-cell office:value-type="float" office:value="0.0005102749">
                <text:p>0.000510274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04242299">
                <text:p>0.00004242299</text:p>
              </table:table-cell>
              <table:table-cell office:value-type="float" office:value="0.00005325782">
                <text:p>0.00005325782</text:p>
              </table:table-cell>
              <table:table-cell office:value-type="float" office:value="0.0001435197">
                <text:p>0.000143519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1018799">
                <text:p>0.001018799</text:p>
              </table:table-cell>
              <table:table-cell office:value-type="float" office:value="0.011886">
                <text:p>0.011886</text:p>
              </table:table-cell>
              <table:table-cell office:value-type="float" office:value="0.0004774728">
                <text:p>0.000477472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3781503">
                <text:p>0.003781503</text:p>
              </table:table-cell>
              <table:table-cell office:value-type="float" office:value="0.0133771">
                <text:p>0.0133771</text:p>
              </table:table-cell>
              <table:table-cell office:value-type="float" office:value="0.002675947">
                <text:p>0.00267594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05730606">
                <text:p>0.0005730606</text:p>
              </table:table-cell>
              <table:table-cell office:value-type="float" office:value="0.08529043">
                <text:p>0.08529043</text:p>
              </table:table-cell>
              <table:table-cell office:value-type="float" office:value="0.0393119">
                <text:p>0.039311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1309863">
                <text:p>0.01309863</text:p>
              </table:table-cell>
              <table:table-cell office:value-type="float" office:value="0.0009051842">
                <text:p>0.0009051842</text:p>
              </table:table-cell>
              <table:table-cell office:value-type="float" office:value="0.04365909">
                <text:p>0.0436590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3572711">
                <text:p>0.003572711</text:p>
              </table:table-cell>
              <table:table-cell office:value-type="float" office:value="0.00388573">
                <text:p>0.00388573</text:p>
              </table:table-cell>
              <table:table-cell office:value-type="float" office:value="0.01637873">
                <text:p>0.0163787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005249658">
                <text:p>0.00005249658</text:p>
              </table:table-cell>
              <table:table-cell office:value-type="float" office:value="0.0006394048">
                <text:p>0.0006394048</text:p>
              </table:table-cell>
              <table:table-cell office:value-type="float" office:value="0.0002516673">
                <text:p>0.000251667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0005799854">
                <text:p>0.000005799854</text:p>
              </table:table-cell>
              <table:table-cell office:value-type="float" office:value="0.00009666574">
                <text:p>0.00009666574</text:p>
              </table:table-cell>
              <table:table-cell office:value-type="float" office:value="0.004935585">
                <text:p>0.00493558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1424852">
                <text:p>0.01424852</text:p>
              </table:table-cell>
              <table:table-cell office:value-type="float" office:value="0.03255673">
                <text:p>0.03255673</text:p>
              </table:table-cell>
              <table:table-cell office:value-type="float" office:value="0.03792384">
                <text:p>0.0379238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7467908">
                <text:p>0.007467908</text:p>
              </table:table-cell>
              <table:table-cell office:value-type="float" office:value="0.02710851">
                <text:p>0.02710851</text:p>
              </table:table-cell>
              <table:table-cell office:value-type="float" office:value="0.003031715">
                <text:p>0.00303171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1202405">
                <text:p>0.001202405</text:p>
              </table:table-cell>
              <table:table-cell office:value-type="float" office:value="0.0001497808">
                <text:p>0.0001497808</text:p>
              </table:table-cell>
              <table:table-cell office:value-type="float" office:value="0.000810122">
                <text:p>0.00081012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2712933">
                <text:p>0.002712933</text:p>
              </table:table-cell>
              <table:table-cell office:value-type="float" office:value="0.0006852584">
                <text:p>0.0006852584</text:p>
              </table:table-cell>
              <table:table-cell office:value-type="float" office:value="0.02891186">
                <text:p>0.0289118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1921085">
                <text:p>0.001921085</text:p>
              </table:table-cell>
              <table:table-cell office:value-type="float" office:value="0.00836582">
                <text:p>0.00836582</text:p>
              </table:table-cell>
              <table:table-cell office:value-type="float" office:value="0.0003768044">
                <text:p>0.000376804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1934938">
                <text:p>0.001934938</text:p>
              </table:table-cell>
              <table:table-cell office:value-type="float" office:value="0.006204598">
                <text:p>0.006204598</text:p>
              </table:table-cell>
              <table:table-cell office:value-type="float" office:value="0.0002212431">
                <text:p>0.000221243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2233623">
                <text:p>0.002233623</text:p>
              </table:table-cell>
              <table:table-cell office:value-type="float" office:value="0.007271334">
                <text:p>0.007271334</text:p>
              </table:table-cell>
              <table:table-cell office:value-type="float" office:value="0.01137321">
                <text:p>0.0113732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007292782">
                <text:p>0.00007292782</text:p>
              </table:table-cell>
              <table:table-cell office:value-type="float" office:value="0.006158144">
                <text:p>0.006158144</text:p>
              </table:table-cell>
              <table:table-cell office:value-type="float" office:value="0.007865803">
                <text:p>0.00786580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2716181">
                <text:p>0.02716181</text:p>
              </table:table-cell>
              <table:table-cell office:value-type="float" office:value="0.006916134">
                <text:p>0.006916134</text:p>
              </table:table-cell>
              <table:table-cell office:value-type="float" office:value="0.00124466">
                <text:p>0.0012446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1022773">
                <text:p>0.001022773</text:p>
              </table:table-cell>
              <table:table-cell office:value-type="float" office:value="0.0007676589">
                <text:p>0.0007676589</text:p>
              </table:table-cell>
              <table:table-cell office:value-type="float" office:value="0.005378437">
                <text:p>0.00537843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3220901">
                <text:p>0.003220901</text:p>
              </table:table-cell>
              <table:table-cell office:value-type="float" office:value="0.0002487113">
                <text:p>0.0002487113</text:p>
              </table:table-cell>
              <table:table-cell office:value-type="float" office:value="0.001486837">
                <text:p>0.00148683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4231438">
                <text:p>0.004231438</text:p>
              </table:table-cell>
              <table:table-cell office:value-type="float" office:value="0.006851258">
                <text:p>0.006851258</text:p>
              </table:table-cell>
              <table:table-cell office:value-type="float" office:value="0.0001664031">
                <text:p>0.000166403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02446819">
                <text:p>0.0002446819</text:p>
              </table:table-cell>
              <table:table-cell office:value-type="float" office:value="0.06556907">
                <text:p>0.06556907</text:p>
              </table:table-cell>
              <table:table-cell office:value-type="float" office:value="0.004146955">
                <text:p>0.00414695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3360464">
                <text:p>0.003360464</text:p>
              </table:table-cell>
              <table:table-cell office:value-type="float" office:value="0.005115842">
                <text:p>0.005115842</text:p>
              </table:table-cell>
              <table:table-cell office:value-type="float" office:value="0.002787798">
                <text:p>0.00278779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01849354">
                <text:p>0.0001849354</text:p>
              </table:table-cell>
              <table:table-cell office:value-type="float" office:value="0.001456556">
                <text:p>0.001456556</text:p>
              </table:table-cell>
              <table:table-cell office:value-type="float" office:value="0.01864022">
                <text:p>0.0186402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02491048">
                <text:p>0.0002491048</text:p>
              </table:table-cell>
              <table:table-cell office:value-type="float" office:value="0.002959868">
                <text:p>0.002959868</text:p>
              </table:table-cell>
              <table:table-cell office:value-type="float" office:value="0.0002088116">
                <text:p>0.000208811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004930518">
                <text:p>0.00004930518</text:p>
              </table:table-cell>
              <table:table-cell office:value-type="float" office:value="0.002842012">
                <text:p>0.002842012</text:p>
              </table:table-cell>
              <table:table-cell office:value-type="float" office:value="0.006179352">
                <text:p>0.00617935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02304982">
                <text:p>0.0002304982</text:p>
              </table:table-cell>
              <table:table-cell office:value-type="float" office:value="0.005732202">
                <text:p>0.005732202</text:p>
              </table:table-cell>
              <table:table-cell office:value-type="float" office:value="0.00003667953">
                <text:p>0.0000366795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003029251">
                <text:p>0.00003029251</text:p>
              </table:table-cell>
              <table:table-cell office:value-type="float" office:value="0.01135128">
                <text:p>0.01135128</text:p>
              </table:table-cell>
              <table:table-cell office:value-type="float" office:value="0.005764397">
                <text:p>0.00576439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0307702">
                <text:p>0.000307702</text:p>
              </table:table-cell>
              <table:table-cell office:value-type="float" office:value="0.004231086">
                <text:p>0.004231086</text:p>
              </table:table-cell>
              <table:table-cell office:value-type="float" office:value="0.0003361324">
                <text:p>0.000336132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2993856">
                <text:p>0.002993856</text:p>
              </table:table-cell>
              <table:table-cell office:value-type="float" office:value="0.0004386879">
                <text:p>0.0004386879</text:p>
              </table:table-cell>
              <table:table-cell office:value-type="float" office:value="0.0001954151">
                <text:p>0.000195415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04333093">
                <text:p>0.0004333093</text:p>
              </table:table-cell>
              <table:table-cell office:value-type="float" office:value="0.002041874">
                <text:p>0.002041874</text:p>
              </table:table-cell>
              <table:table-cell office:value-type="float" office:value="0.01504869">
                <text:p>0.0150486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005473467">
                <text:p>0.00005473467</text:p>
              </table:table-cell>
              <table:table-cell office:value-type="float" office:value="0.04571141">
                <text:p>0.04571141</text:p>
              </table:table-cell>
              <table:table-cell office:value-type="float" office:value="0.000881388">
                <text:p>0.00088138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05466113">
                <text:p>0.0005466113</text:p>
              </table:table-cell>
              <table:table-cell office:value-type="float" office:value="0.02963682">
                <text:p>0.02963682</text:p>
              </table:table-cell>
              <table:table-cell office:value-type="float" office:value="0.0002519244">
                <text:p>0.000251924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4236034">
                <text:p>0.004236034</text:p>
              </table:table-cell>
              <table:table-cell office:value-type="float" office:value="0.01733944">
                <text:p>0.01733944</text:p>
              </table:table-cell>
              <table:table-cell office:value-type="float" office:value="0.00002395478">
                <text:p>0.0000239547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2453838">
                <text:p>0.002453838</text:p>
              </table:table-cell>
              <table:table-cell office:value-type="float" office:value="0.003317499">
                <text:p>0.003317499</text:p>
              </table:table-cell>
              <table:table-cell office:value-type="float" office:value="0.00002583389">
                <text:p>0.0000258338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2453838">
                <text:p>0.002453838</text:p>
              </table:table-cell>
              <table:table-cell office:value-type="float" office:value="0.0005408411">
                <text:p>0.0005408411</text:p>
              </table:table-cell>
              <table:table-cell office:value-type="float" office:value="0.00001096698">
                <text:p>0.0000109669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118825E-032">
                <text:p>2.118825E-032</text:p>
              </table:table-cell>
              <table:table-cell office:value-type="float" office:value="0">
                <text:p>0</text:p>
              </table:table-cell>
              <table:table-cell office:value-type="float" office:value="0.0001800422">
                <text:p>0.000180042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1304401">
                <text:p>0.001304401</text:p>
              </table:table-cell>
              <table:table-cell office:value-type="float" office:value="0.0001658415">
                <text:p>0.0001658415</text:p>
              </table:table-cell>
              <table:table-cell office:value-type="float" office:value="0.00001102046">
                <text:p>0.0000110204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1304401">
                <text:p>0.001304401</text:p>
              </table:table-cell>
              <table:table-cell office:value-type="float" office:value="0.0003805779">
                <text:p>0.0003805779</text:p>
              </table:table-cell>
              <table:table-cell office:value-type="float" office:value="0.00001194241">
                <text:p>0.0000119424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3817835">
                <text:p>0.003817835</text:p>
              </table:table-cell>
              <table:table-cell office:value-type="float" office:value="0.0001453896">
                <text:p>0.0001453896</text:p>
              </table:table-cell>
              <table:table-cell office:value-type="float" office:value="0.005484055">
                <text:p>0.00548405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1468851">
                <text:p>0.001468851</text:p>
              </table:table-cell>
              <table:table-cell office:value-type="float" office:value="0.008343112">
                <text:p>0.008343112</text:p>
              </table:table-cell>
              <table:table-cell office:value-type="float" office:value="0.003449725">
                <text:p>0.0034497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002520467">
                <text:p>0.00002520467</text:p>
              </table:table-cell>
              <table:table-cell office:value-type="float" office:value="0.006315685">
                <text:p>0.006315685</text:p>
              </table:table-cell>
              <table:table-cell office:value-type="float" office:value="0.0009451281">
                <text:p>0.000945128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09459922">
                <text:p>0.0009459922</text:p>
              </table:table-cell>
              <table:table-cell office:value-type="float" office:value="0.0007034002">
                <text:p>0.0007034002</text:p>
              </table:table-cell>
              <table:table-cell office:value-type="float" office:value="0.00595884">
                <text:p>0.0059588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9356652">
                <text:p>0.009356652</text:p>
              </table:table-cell>
              <table:table-cell office:value-type="float" office:value="0.001233438">
                <text:p>0.001233438</text:p>
              </table:table-cell>
              <table:table-cell office:value-type="float" office:value="0.000535862">
                <text:p>0.00053586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007250801">
                <text:p>0.00007250801</text:p>
              </table:table-cell>
              <table:table-cell office:value-type="float" office:value="0.007950537">
                <text:p>0.007950537</text:p>
              </table:table-cell>
              <table:table-cell office:value-type="float" office:value="0.01738656">
                <text:p>0.0173865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01269211">
                <text:p>0.0001269211</text:p>
              </table:table-cell>
              <table:table-cell office:value-type="float" office:value="0.003221707">
                <text:p>0.003221707</text:p>
              </table:table-cell>
              <table:table-cell office:value-type="float" office:value="0.005950845">
                <text:p>0.00595084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3056569">
                <text:p>0.003056569</text:p>
              </table:table-cell>
              <table:table-cell office:value-type="float" office:value="0.005581423">
                <text:p>0.005581423</text:p>
              </table:table-cell>
              <table:table-cell office:value-type="float" office:value="0.00006529259">
                <text:p>0.0000652925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9846831">
                <text:p>0.009846831</text:p>
              </table:table-cell>
              <table:table-cell office:value-type="float" office:value="0.07742871">
                <text:p>0.07742871</text:p>
              </table:table-cell>
              <table:table-cell office:value-type="float" office:value="0.01301116">
                <text:p>0.0130111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01548275">
                <text:p>0.0001548275</text:p>
              </table:table-cell>
              <table:table-cell office:value-type="float" office:value="0.02229592">
                <text:p>0.02229592</text:p>
              </table:table-cell>
              <table:table-cell office:value-type="float" office:value="0.0138741">
                <text:p>0.013874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02098692">
                <text:p>0.0002098692</text:p>
              </table:table-cell>
              <table:table-cell office:value-type="float" office:value="0.00001154628">
                <text:p>0.00001154628</text:p>
              </table:table-cell>
              <table:table-cell office:value-type="float" office:value="0.01262754">
                <text:p>0.0126275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009371138">
                <text:p>0.00009371138</text:p>
              </table:table-cell>
              <table:table-cell office:value-type="float" office:value="0.002392012">
                <text:p>0.002392012</text:p>
              </table:table-cell>
              <table:table-cell office:value-type="float" office:value="0.00616348">
                <text:p>0.0061634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06754833">
                <text:p>0.0006754833</text:p>
              </table:table-cell>
              <table:table-cell office:value-type="float" office:value="0.0003861699">
                <text:p>0.0003861699</text:p>
              </table:table-cell>
              <table:table-cell office:value-type="float" office:value="0.007597578">
                <text:p>0.00759757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2667992">
                <text:p>0.002667992</text:p>
              </table:table-cell>
              <table:table-cell office:value-type="float" office:value="0.007221671">
                <text:p>0.007221671</text:p>
              </table:table-cell>
              <table:table-cell office:value-type="float" office:value="0.07211107">
                <text:p>0.0721110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05451297">
                <text:p>0.0005451297</text:p>
              </table:table-cell>
              <table:table-cell office:value-type="float" office:value="0.01630752">
                <text:p>0.01630752</text:p>
              </table:table-cell>
              <table:table-cell office:value-type="float" office:value="0.002915968">
                <text:p>0.00291596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06381337">
                <text:p>0.0006381337</text:p>
              </table:table-cell>
              <table:table-cell office:value-type="float" office:value="0.0009421535">
                <text:p>0.0009421535</text:p>
              </table:table-cell>
              <table:table-cell office:value-type="float" office:value="0.0468397">
                <text:p>0.046839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01188612">
                <text:p>0.0001188612</text:p>
              </table:table-cell>
              <table:table-cell office:value-type="float" office:value="0.0001267261">
                <text:p>0.0001267261</text:p>
              </table:table-cell>
              <table:table-cell office:value-type="float" office:value="0.01243143">
                <text:p>0.0124314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2454523">
                <text:p>0.002454523</text:p>
              </table:table-cell>
              <table:table-cell office:value-type="float" office:value="0.01701673">
                <text:p>0.01701673</text:p>
              </table:table-cell>
              <table:table-cell office:value-type="float" office:value="0.009062271">
                <text:p>0.00906227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2341665">
                <text:p>0.02341665</text:p>
              </table:table-cell>
              <table:table-cell office:value-type="float" office:value="0.04503195">
                <text:p>0.04503195</text:p>
              </table:table-cell>
              <table:table-cell office:value-type="float" office:value="0.04768269">
                <text:p>0.0476826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008770652">
                <text:p>0.00008770652</text:p>
              </table:table-cell>
              <table:table-cell office:value-type="float" office:value="0.3206404">
                <text:p>0.3206404</text:p>
              </table:table-cell>
              <table:table-cell office:value-type="float" office:value="0.003550882">
                <text:p>0.00355088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4151495">
                <text:p>0.004151495</text:p>
              </table:table-cell>
              <table:table-cell office:value-type="float" office:value="0.0009713682">
                <text:p>0.0009713682</text:p>
              </table:table-cell>
              <table:table-cell office:value-type="float" office:value="0.00706768">
                <text:p>0.0070676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2654953">
                <text:p>0.002654953</text:p>
              </table:table-cell>
              <table:table-cell office:value-type="float" office:value="0.06461627">
                <text:p>0.06461627</text:p>
              </table:table-cell>
              <table:table-cell office:value-type="float" office:value="0.009586883">
                <text:p>0.00958688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0.001155063">
                <text:p>0.001155063</text:p>
              </table:table-cell>
              <table:table-cell office:value-type="float" office:value="0.05080206">
                <text:p>0.0508020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1719312">
                <text:p>0.01719312</text:p>
              </table:table-cell>
              <table:table-cell office:value-type="float" office:value="0.01012512">
                <text:p>0.01012512</text:p>
              </table:table-cell>
              <table:table-cell office:value-type="float" office:value="0.2015188">
                <text:p>0.201518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255325">
                <text:p>0.0255325</text:p>
              </table:table-cell>
              <table:table-cell office:value-type="float" office:value="0.0001917639">
                <text:p>0.0001917639</text:p>
              </table:table-cell>
              <table:table-cell office:value-type="float" office:value="0.008687235">
                <text:p>0.00868723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2607926">
                <text:p>0.002607926</text:p>
              </table:table-cell>
              <table:table-cell office:value-type="float" office:value="0">
                <text:p>0</text:p>
              </table:table-cell>
              <table:table-cell office:value-type="float" office:value="0.008188382">
                <text:p>0.00818838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07469697">
                <text:p>0.0007469697</text:p>
              </table:table-cell>
              <table:table-cell office:value-type="float" office:value="0.003656411">
                <text:p>0.003656411</text:p>
              </table:table-cell>
              <table:table-cell office:value-type="float" office:value="0.005281013">
                <text:p>0.00528101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06800748">
                <text:p>0.0006800748</text:p>
              </table:table-cell>
              <table:table-cell office:value-type="float" office:value="0.0003761291">
                <text:p>0.0003761291</text:p>
              </table:table-cell>
              <table:table-cell office:value-type="float" office:value="0.02185424">
                <text:p>0.0218542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186619">
                <text:p>0.00186619</text:p>
              </table:table-cell>
              <table:table-cell office:value-type="float" office:value="0.0008220886">
                <text:p>0.0008220886</text:p>
              </table:table-cell>
              <table:table-cell office:value-type="float" office:value="0.007001476">
                <text:p>0.00700147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2698489">
                <text:p>0.002698489</text:p>
              </table:table-cell>
              <table:table-cell office:value-type="float" office:value="0.05187173">
                <text:p>0.05187173</text:p>
              </table:table-cell>
              <table:table-cell office:value-type="float" office:value="0.01327088">
                <text:p>0.0132708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1624574">
                <text:p>0.001624574</text:p>
              </table:table-cell>
              <table:table-cell office:value-type="float" office:value="0.006854853">
                <text:p>0.006854853</text:p>
              </table:table-cell>
              <table:table-cell office:value-type="float" office:value="0.002813477">
                <text:p>0.00281347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0002846593">
                <text:p>0.000002846593</text:p>
              </table:table-cell>
              <table:table-cell office:value-type="float" office:value="0.0003498117">
                <text:p>0.0003498117</text:p>
              </table:table-cell>
              <table:table-cell office:value-type="float" office:value="0.01054664">
                <text:p>0.0105466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001847423">
                <text:p>0.00001847423</text:p>
              </table:table-cell>
              <table:table-cell office:value-type="float" office:value="0.0006499381">
                <text:p>0.0006499381</text:p>
              </table:table-cell>
              <table:table-cell office:value-type="float" office:value="0.004474376">
                <text:p>0.00447437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004407394">
                <text:p>0.00004407394</text:p>
              </table:table-cell>
              <table:table-cell office:value-type="float" office:value="0.005435332">
                <text:p>0.005435332</text:p>
              </table:table-cell>
              <table:table-cell office:value-type="float" office:value="0.01442423">
                <text:p>0.0144242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5142909">
                <text:p>0.005142909</text:p>
              </table:table-cell>
              <table:table-cell office:value-type="float" office:value="0.009427919">
                <text:p>0.009427919</text:p>
              </table:table-cell>
              <table:table-cell office:value-type="float" office:value="0.005948092">
                <text:p>0.00594809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05813392">
                <text:p>0.0005813392</text:p>
              </table:table-cell>
              <table:table-cell office:value-type="float" office:value="0.002678415">
                <text:p>0.002678415</text:p>
              </table:table-cell>
              <table:table-cell office:value-type="float" office:value="0.003403213">
                <text:p>0.00340321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2226536">
                <text:p>0.002226536</text:p>
              </table:table-cell>
              <table:table-cell office:value-type="float" office:value="0.001798281">
                <text:p>0.001798281</text:p>
              </table:table-cell>
              <table:table-cell office:value-type="float" office:value="0.003732891">
                <text:p>0.00373289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1906684">
                <text:p>0.001906684</text:p>
              </table:table-cell>
              <table:table-cell office:value-type="float" office:value="0.01433886">
                <text:p>0.01433886</text:p>
              </table:table-cell>
              <table:table-cell office:value-type="float" office:value="0.007930477">
                <text:p>0.00793047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003142339">
                <text:p>0.00003142339</text:p>
              </table:table-cell>
              <table:table-cell office:value-type="float" office:value="0.01546744">
                <text:p>0.01546744</text:p>
              </table:table-cell>
              <table:table-cell office:value-type="float" office:value="0.007491337">
                <text:p>0.00749133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4116505">
                <text:p>0.004116505</text:p>
              </table:table-cell>
              <table:table-cell office:value-type="float" office:value="0.0164731">
                <text:p>0.0164731</text:p>
              </table:table-cell>
              <table:table-cell office:value-type="float" office:value="0.02556771">
                <text:p>0.0255677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2441386">
                <text:p>0.02441386</text:p>
              </table:table-cell>
              <table:table-cell office:value-type="float" office:value="0.01222846">
                <text:p>0.01222846</text:p>
              </table:table-cell>
              <table:table-cell office:value-type="float" office:value="0.001533455">
                <text:p>0.00153345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0006660994">
                <text:p>0.000006660994</text:p>
              </table:table-cell>
              <table:table-cell office:value-type="float" office:value="0.02485329">
                <text:p>0.02485329</text:p>
              </table:table-cell>
              <table:table-cell office:value-type="float" office:value="0.1462226">
                <text:p>0.146222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4729057">
                <text:p>0.004729057</text:p>
              </table:table-cell>
              <table:table-cell office:value-type="float" office:value="0.0002867026">
                <text:p>0.0002867026</text:p>
              </table:table-cell>
              <table:table-cell office:value-type="float" office:value="1.433386">
                <text:p>1.43338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01836436">
                <text:p>0.0001836436</text:p>
              </table:table-cell>
              <table:table-cell office:value-type="float" office:value="0.004573627">
                <text:p>0.004573627</text:p>
              </table:table-cell>
              <table:table-cell office:value-type="float" office:value="0.07578488">
                <text:p>0.0757848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8167396">
                <text:p>0.08167396</text:p>
              </table:table-cell>
              <table:table-cell office:value-type="float" office:value="0.02023378">
                <text:p>0.02023378</text:p>
              </table:table-cell>
              <table:table-cell office:value-type="float" office:value="0.002644402">
                <text:p>0.00264440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001552605">
                <text:p>0.00001552605</text:p>
              </table:table-cell>
              <table:table-cell office:value-type="float" office:value="0.1687339">
                <text:p>0.1687339</text:p>
              </table:table-cell>
              <table:table-cell office:value-type="float" office:value="0.01161591">
                <text:p>0.0116159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2606421">
                <text:p>0.002606421</text:p>
              </table:table-cell>
              <table:table-cell office:value-type="float" office:value="0.02065369">
                <text:p>0.02065369</text:p>
              </table:table-cell>
              <table:table-cell office:value-type="float" office:value="0.002955622">
                <text:p>0.00295562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02441062">
                <text:p>0.0002441062</text:p>
              </table:table-cell>
              <table:table-cell office:value-type="float" office:value="0.02971838">
                <text:p>0.02971838</text:p>
              </table:table-cell>
              <table:table-cell office:value-type="float" office:value="0.001737148">
                <text:p>0.00173714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3297304">
                <text:p>0.03297304</text:p>
              </table:table-cell>
              <table:table-cell office:value-type="float" office:value="0.005225828">
                <text:p>0.005225828</text:p>
              </table:table-cell>
              <table:table-cell office:value-type="float" office:value="0.001514458">
                <text:p>0.00151445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01094242">
                <text:p>0.0001094242</text:p>
              </table:table-cell>
              <table:table-cell office:value-type="float" office:value="0.0008436494">
                <text:p>0.0008436494</text:p>
              </table:table-cell>
              <table:table-cell office:value-type="float" office:value="0.013626">
                <text:p>0.01362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05506056">
                <text:p>0.0005506056</text:p>
              </table:table-cell>
              <table:table-cell office:value-type="float" office:value="0.09464778">
                <text:p>0.09464778</text:p>
              </table:table-cell>
              <table:table-cell office:value-type="float" office:value="0.000367826">
                <text:p>0.00036782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296466">
                <text:p>0.00296466</text:p>
              </table:table-cell>
              <table:table-cell office:value-type="float" office:value="0.016721">
                <text:p>0.016721</text:p>
              </table:table-cell>
              <table:table-cell office:value-type="float" office:value="0.00009095489">
                <text:p>0.0000909548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004242299">
                <text:p>0.00004242299</text:p>
              </table:table-cell>
              <table:table-cell office:value-type="float" office:value="0.00005325782">
                <text:p>0.00005325782</text:p>
              </table:table-cell>
              <table:table-cell office:value-type="float" office:value="0.0002406569">
                <text:p>0.000240656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1018799">
                <text:p>0.001018799</text:p>
              </table:table-cell>
              <table:table-cell office:value-type="float" office:value="0.011886">
                <text:p>0.011886</text:p>
              </table:table-cell>
              <table:table-cell office:value-type="float" office:value="0.0003516196">
                <text:p>0.000351619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3781503">
                <text:p>0.003781503</text:p>
              </table:table-cell>
              <table:table-cell office:value-type="float" office:value="0.0133771">
                <text:p>0.0133771</text:p>
              </table:table-cell>
              <table:table-cell office:value-type="float" office:value="0.001680378">
                <text:p>0.00168037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05730606">
                <text:p>0.0005730606</text:p>
              </table:table-cell>
              <table:table-cell office:value-type="float" office:value="0.08529043">
                <text:p>0.08529043</text:p>
              </table:table-cell>
              <table:table-cell office:value-type="float" office:value="0.03434763">
                <text:p>0.0343476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1309863">
                <text:p>0.01309863</text:p>
              </table:table-cell>
              <table:table-cell office:value-type="float" office:value="0.0009051842">
                <text:p>0.0009051842</text:p>
              </table:table-cell>
              <table:table-cell office:value-type="float" office:value="0.04441536">
                <text:p>0.0444153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3572711">
                <text:p>0.003572711</text:p>
              </table:table-cell>
              <table:table-cell office:value-type="float" office:value="0.00388573">
                <text:p>0.00388573</text:p>
              </table:table-cell>
              <table:table-cell office:value-type="float" office:value="0.01485973">
                <text:p>0.0148597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005249658">
                <text:p>0.00005249658</text:p>
              </table:table-cell>
              <table:table-cell office:value-type="float" office:value="0.0006394048">
                <text:p>0.0006394048</text:p>
              </table:table-cell>
              <table:table-cell office:value-type="float" office:value="0.0005482571">
                <text:p>0.000548257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0005799854">
                <text:p>0.000005799854</text:p>
              </table:table-cell>
              <table:table-cell office:value-type="float" office:value="0.00009666574">
                <text:p>0.00009666574</text:p>
              </table:table-cell>
              <table:table-cell office:value-type="float" office:value="0.000771351">
                <text:p>0.00077135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1424852">
                <text:p>0.01424852</text:p>
              </table:table-cell>
              <table:table-cell office:value-type="float" office:value="0.03255673">
                <text:p>0.03255673</text:p>
              </table:table-cell>
              <table:table-cell office:value-type="float" office:value="0.03925972">
                <text:p>0.0392597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7467908">
                <text:p>0.007467908</text:p>
              </table:table-cell>
              <table:table-cell office:value-type="float" office:value="0.02710851">
                <text:p>0.02710851</text:p>
              </table:table-cell>
              <table:table-cell office:value-type="float" office:value="0.0008568621">
                <text:p>0.000856862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1202405">
                <text:p>0.001202405</text:p>
              </table:table-cell>
              <table:table-cell office:value-type="float" office:value="0.0001497808">
                <text:p>0.0001497808</text:p>
              </table:table-cell>
              <table:table-cell office:value-type="float" office:value="0.00183424">
                <text:p>0.0018342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2712933">
                <text:p>0.002712933</text:p>
              </table:table-cell>
              <table:table-cell office:value-type="float" office:value="0.0006852584">
                <text:p>0.0006852584</text:p>
              </table:table-cell>
              <table:table-cell office:value-type="float" office:value="0.01000175">
                <text:p>0.0100017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1921085">
                <text:p>0.001921085</text:p>
              </table:table-cell>
              <table:table-cell office:value-type="float" office:value="0.00836582">
                <text:p>0.00836582</text:p>
              </table:table-cell>
              <table:table-cell office:value-type="float" office:value="0.000661654">
                <text:p>0.00066165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1934938">
                <text:p>0.001934938</text:p>
              </table:table-cell>
              <table:table-cell office:value-type="float" office:value="0.006204598">
                <text:p>0.006204598</text:p>
              </table:table-cell>
              <table:table-cell office:value-type="float" office:value="0.0005795634">
                <text:p>0.000579563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2233623">
                <text:p>0.002233623</text:p>
              </table:table-cell>
              <table:table-cell office:value-type="float" office:value="0.007271334">
                <text:p>0.007271334</text:p>
              </table:table-cell>
              <table:table-cell office:value-type="float" office:value="0.01157183">
                <text:p>0.0115718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007292782">
                <text:p>0.00007292782</text:p>
              </table:table-cell>
              <table:table-cell office:value-type="float" office:value="0.006158144">
                <text:p>0.006158144</text:p>
              </table:table-cell>
              <table:table-cell office:value-type="float" office:value="0.006921482">
                <text:p>0.00692148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2716181">
                <text:p>0.02716181</text:p>
              </table:table-cell>
              <table:table-cell office:value-type="float" office:value="0.006916134">
                <text:p>0.006916134</text:p>
              </table:table-cell>
              <table:table-cell office:value-type="float" office:value="0.001071627">
                <text:p>0.00107162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1022773">
                <text:p>0.001022773</text:p>
              </table:table-cell>
              <table:table-cell office:value-type="float" office:value="0.0007676589">
                <text:p>0.0007676589</text:p>
              </table:table-cell>
              <table:table-cell office:value-type="float" office:value="0.003452889">
                <text:p>0.00345288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3220901">
                <text:p>0.003220901</text:p>
              </table:table-cell>
              <table:table-cell office:value-type="float" office:value="0.0005321994">
                <text:p>0.0005321994</text:p>
              </table:table-cell>
              <table:table-cell office:value-type="float" office:value="0.002505858">
                <text:p>0.00250585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4231438">
                <text:p>0.004231438</text:p>
              </table:table-cell>
              <table:table-cell office:value-type="float" office:value="0.006851258">
                <text:p>0.006851258</text:p>
              </table:table-cell>
              <table:table-cell office:value-type="float" office:value="0.0003130597">
                <text:p>0.000313059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02446819">
                <text:p>0.0002446819</text:p>
              </table:table-cell>
              <table:table-cell office:value-type="float" office:value="0.06556907">
                <text:p>0.06556907</text:p>
              </table:table-cell>
              <table:table-cell office:value-type="float" office:value="0.002394769">
                <text:p>0.00239476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3360464">
                <text:p>0.003360464</text:p>
              </table:table-cell>
              <table:table-cell office:value-type="float" office:value="0.005115842">
                <text:p>0.005115842</text:p>
              </table:table-cell>
              <table:table-cell office:value-type="float" office:value="0.002203436">
                <text:p>0.00220343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01849354">
                <text:p>0.0001849354</text:p>
              </table:table-cell>
              <table:table-cell office:value-type="float" office:value="0.001456556">
                <text:p>0.001456556</text:p>
              </table:table-cell>
              <table:table-cell office:value-type="float" office:value="0.01811112">
                <text:p>0.018111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02491048">
                <text:p>0.0002491048</text:p>
              </table:table-cell>
              <table:table-cell office:value-type="float" office:value="0.002959868">
                <text:p>0.002959868</text:p>
              </table:table-cell>
              <table:table-cell office:value-type="float" office:value="0.0002757985">
                <text:p>0.000275798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004930518">
                <text:p>0.00004930518</text:p>
              </table:table-cell>
              <table:table-cell office:value-type="float" office:value="0.002842012">
                <text:p>0.002842012</text:p>
              </table:table-cell>
              <table:table-cell office:value-type="float" office:value="0.006540605">
                <text:p>0.00654060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02304982">
                <text:p>0.0002304982</text:p>
              </table:table-cell>
              <table:table-cell office:value-type="float" office:value="0.005732202">
                <text:p>0.005732202</text:p>
              </table:table-cell>
              <table:table-cell office:value-type="float" office:value="0.0002155967">
                <text:p>0.000215596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003029251">
                <text:p>0.00003029251</text:p>
              </table:table-cell>
              <table:table-cell office:value-type="float" office:value="0.01135128">
                <text:p>0.01135128</text:p>
              </table:table-cell>
              <table:table-cell office:value-type="float" office:value="0.005180504">
                <text:p>0.00518050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0307702">
                <text:p>0.000307702</text:p>
              </table:table-cell>
              <table:table-cell office:value-type="float" office:value="0.004231086">
                <text:p>0.004231086</text:p>
              </table:table-cell>
              <table:table-cell office:value-type="float" office:value="0.0003361324">
                <text:p>0.000336132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2993856">
                <text:p>0.002993856</text:p>
              </table:table-cell>
              <table:table-cell office:value-type="float" office:value="0.0004386879">
                <text:p>0.0004386879</text:p>
              </table:table-cell>
              <table:table-cell office:value-type="float" office:value="0.0001954151">
                <text:p>0.000195415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04333093">
                <text:p>0.0004333093</text:p>
              </table:table-cell>
              <table:table-cell office:value-type="float" office:value="0.002041874">
                <text:p>0.002041874</text:p>
              </table:table-cell>
              <table:table-cell office:value-type="float" office:value="0.01504869">
                <text:p>0.0150486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05922092">
                <text:p>0.0005922092</text:p>
              </table:table-cell>
              <table:table-cell office:value-type="float" office:value="0.04571141">
                <text:p>0.04571141</text:p>
              </table:table-cell>
              <table:table-cell office:value-type="float" office:value="0.000881388">
                <text:p>0.00088138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05466113">
                <text:p>0.0005466113</text:p>
              </table:table-cell>
              <table:table-cell office:value-type="float" office:value="0.02963682">
                <text:p>0.02963682</text:p>
              </table:table-cell>
              <table:table-cell office:value-type="float" office:value="0.0002519244">
                <text:p>0.000251924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4236034">
                <text:p>0.004236034</text:p>
              </table:table-cell>
              <table:table-cell office:value-type="float" office:value="0.01733944">
                <text:p>0.01733944</text:p>
              </table:table-cell>
              <table:table-cell office:value-type="float" office:value="0.00002395478">
                <text:p>0.0000239547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2453838">
                <text:p>0.002453838</text:p>
              </table:table-cell>
              <table:table-cell office:value-type="float" office:value="0.003317499">
                <text:p>0.003317499</text:p>
              </table:table-cell>
              <table:table-cell office:value-type="float" office:value="0.00002583389">
                <text:p>0.0000258338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2453838">
                <text:p>0.002453838</text:p>
              </table:table-cell>
              <table:table-cell office:value-type="float" office:value="0.0005408411">
                <text:p>0.0005408411</text:p>
              </table:table-cell>
              <table:table-cell office:value-type="float" office:value="0.00001096698">
                <text:p>0.000010966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3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097cm" svg:height="13.418cm" xlink:href=".." chart:class="chart:line" chart:style-name="ch1">
        <chart:title svg:x="12.304cm" svg:y="0.269cm" chart:style-name="ch2">
          <text:p>Straight Line</text:p>
        </chart:title>
        <chart:subtitle svg:x="11.008cm" svg:y="1.04cm" chart:style-name="ch3">
          <text:p>Forth Order of Hu's Moments</text:p>
        </chart:subtitle>
        <chart:plot-area chart:style-name="ch4" table:cell-range-address="line_1.E1:line_1.E360 line_2.E1:line_2.E360 line_3.E1:line_3.E360" svg:x="0.881cm" svg:y="1.759cm" svg:width="25.675cm" svg:height="11.324cm">
          <chart:axis chart:dimension="x" chart:name="primary-x" chart:style-name="ch5">
            <chart:title svg:x="13.58cm" svg:y="12.779cm" chart:style-name="ch6">
              <text:p>Angle</text:p>
            </chart:title>
          </chart:axis>
          <chart:axis chart:dimension="y" chart:name="primary-y" chart:style-name="ch7">
            <chart:title svg:x="0.542cm" svg:y="8.366cm" chart:style-name="ch8">
              <text:p>Coefficient Value</text:p>
            </chart:title>
          </chart:axis>
          <chart:series chart:style-name="ch9" chart:values-cell-range-address="line_1.E1:line_1.E360" chart:class="chart:line">
            <chart:data-point chart:repeated="360"/>
          </chart:series>
          <chart:series chart:style-name="ch10" chart:values-cell-range-address="line_2.E1:line_2.E360" chart:class="chart:line">
            <chart:data-point chart:repeated="360"/>
          </chart:series>
          <chart:series chart:style-name="ch11" chart:values-cell-range-address="line_3.E1:line_3.E360" chart:class="chart:line">
            <chart:data-point chart:repeated="36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line_1.E1:line_1.E360">0</text:p>
              </table:table-cell>
              <table:table-cell office:value-type="float" office:value="0">
                <text:p text:id="line_2.E1:line_2.E360">0</text:p>
              </table:table-cell>
              <table:table-cell office:value-type="float" office:value="0.00002022169">
                <text:p text:id="line_3.E1:line_3.E360">0.0000202216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4620248">
                <text:p>0.0004620248</text:p>
              </table:table-cell>
              <table:table-cell office:value-type="float" office:value="0.0000239941">
                <text:p>0.0000239941</text:p>
              </table:table-cell>
              <table:table-cell office:value-type="float" office:value="0.000005604196">
                <text:p>0.0000056041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4620248">
                <text:p>0.0004620248</text:p>
              </table:table-cell>
              <table:table-cell office:value-type="float" office:value="0.00005325028">
                <text:p>0.00005325028</text:p>
              </table:table-cell>
              <table:table-cell office:value-type="float" office:value="0.00000554253">
                <text:p>0.000005542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418383">
                <text:p>0.001418383</text:p>
              </table:table-cell>
              <table:table-cell office:value-type="float" office:value="0.00007066311">
                <text:p>0.00007066311</text:p>
              </table:table-cell>
              <table:table-cell office:value-type="float" office:value="0.005460864">
                <text:p>0.0054608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603983">
                <text:p>0.001603983</text:p>
              </table:table-cell>
              <table:table-cell office:value-type="float" office:value="0.008121049">
                <text:p>0.008121049</text:p>
              </table:table-cell>
              <table:table-cell office:value-type="float" office:value="0.003457409">
                <text:p>0.0034574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2630296">
                <text:p>0.000002630296</text:p>
              </table:table-cell>
              <table:table-cell office:value-type="float" office:value="0.006191195">
                <text:p>0.006191195</text:p>
              </table:table-cell>
              <table:table-cell office:value-type="float" office:value="0.0002214407">
                <text:p>0.00022144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1183873">
                <text:p>0.0001183873</text:p>
              </table:table-cell>
              <table:table-cell office:value-type="float" office:value="0.001303879">
                <text:p>0.001303879</text:p>
              </table:table-cell>
              <table:table-cell office:value-type="float" office:value="0.0005714099">
                <text:p>0.00057140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851582">
                <text:p>0.007851582</text:p>
              </table:table-cell>
              <table:table-cell office:value-type="float" office:value="0.0009123594">
                <text:p>0.0009123594</text:p>
              </table:table-cell>
              <table:table-cell office:value-type="float" office:value="0.000488723">
                <text:p>0.0004887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023579">
                <text:p>0.00001023579</text:p>
              </table:table-cell>
              <table:table-cell office:value-type="float" office:value="0.007912598">
                <text:p>0.007912598</text:p>
              </table:table-cell>
              <table:table-cell office:value-type="float" office:value="0.01691378">
                <text:p>0.016913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1930716">
                <text:p>0.00001930716</text:p>
              </table:table-cell>
              <table:table-cell office:value-type="float" office:value="0.002574805">
                <text:p>0.002574805</text:p>
              </table:table-cell>
              <table:table-cell office:value-type="float" office:value="0.005913469">
                <text:p>0.0059134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2783917">
                <text:p>0.002783917</text:p>
              </table:table-cell>
              <table:table-cell office:value-type="float" office:value="0.005374659">
                <text:p>0.005374659</text:p>
              </table:table-cell>
              <table:table-cell office:value-type="float" office:value="0.00004079907">
                <text:p>0.000040799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9801366">
                <text:p>0.009801366</text:p>
              </table:table-cell>
              <table:table-cell office:value-type="float" office:value="0.07659252">
                <text:p>0.07659252</text:p>
              </table:table-cell>
              <table:table-cell office:value-type="float" office:value="0.01295495">
                <text:p>0.012954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1308623">
                <text:p>0.0001308623</text:p>
              </table:table-cell>
              <table:table-cell office:value-type="float" office:value="0.02203539">
                <text:p>0.02203539</text:p>
              </table:table-cell>
              <table:table-cell office:value-type="float" office:value="0.03525296">
                <text:p>0.035252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1560335">
                <text:p>0.0001560335</text:p>
              </table:table-cell>
              <table:table-cell office:value-type="float" office:value="0.000009080174">
                <text:p>0.000009080174</text:p>
              </table:table-cell>
              <table:table-cell office:value-type="float" office:value="0.01349776">
                <text:p>0.013497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3285447">
                <text:p>0.00003285447</text:p>
              </table:table-cell>
              <table:table-cell office:value-type="float" office:value="0.002345652">
                <text:p>0.002345652</text:p>
              </table:table-cell>
              <table:table-cell office:value-type="float" office:value="0.009335869">
                <text:p>0.0093358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7202003">
                <text:p>0.0007202003</text:p>
              </table:table-cell>
              <table:table-cell office:value-type="float" office:value="0.0003589747">
                <text:p>0.0003589747</text:p>
              </table:table-cell>
              <table:table-cell office:value-type="float" office:value="0.007887774">
                <text:p>0.0078877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2551295">
                <text:p>0.002551295</text:p>
              </table:table-cell>
              <table:table-cell office:value-type="float" office:value="0.007138073">
                <text:p>0.007138073</text:p>
              </table:table-cell>
              <table:table-cell office:value-type="float" office:value="0.06359986">
                <text:p>0.063599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3188592">
                <text:p>0.0003188592</text:p>
              </table:table-cell>
              <table:table-cell office:value-type="float" office:value="0.016328">
                <text:p>0.016328</text:p>
              </table:table-cell>
              <table:table-cell office:value-type="float" office:value="0.0002886629">
                <text:p>0.00028866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5660066">
                <text:p>0.0005660066</text:p>
              </table:table-cell>
              <table:table-cell office:value-type="float" office:value="0.0009553061">
                <text:p>0.0009553061</text:p>
              </table:table-cell>
              <table:table-cell office:value-type="float" office:value="0.04883586">
                <text:p>0.048835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1358476">
                <text:p>0.00001358476</text:p>
              </table:table-cell>
              <table:table-cell office:value-type="float" office:value="0.0001225636">
                <text:p>0.0001225636</text:p>
              </table:table-cell>
              <table:table-cell office:value-type="float" office:value="0.009182549">
                <text:p>0.0091825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2061355">
                <text:p>0.002061355</text:p>
              </table:table-cell>
              <table:table-cell office:value-type="float" office:value="0.01675895">
                <text:p>0.01675895</text:p>
              </table:table-cell>
              <table:table-cell office:value-type="float" office:value="0.004581438">
                <text:p>0.0045814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297368">
                <text:p>0.02297368</text:p>
              </table:table-cell>
              <table:table-cell office:value-type="float" office:value="0.04427415">
                <text:p>0.04427415</text:p>
              </table:table-cell>
              <table:table-cell office:value-type="float" office:value="0.02874552">
                <text:p>0.028745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3755149">
                <text:p>0.00003755149</text:p>
              </table:table-cell>
              <table:table-cell office:value-type="float" office:value="0.3187574">
                <text:p>0.3187574</text:p>
              </table:table-cell>
              <table:table-cell office:value-type="float" office:value="0.000833353">
                <text:p>0.0008333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4107749">
                <text:p>0.004107749</text:p>
              </table:table-cell>
              <table:table-cell office:value-type="float" office:value="0.001014617">
                <text:p>0.001014617</text:p>
              </table:table-cell>
              <table:table-cell office:value-type="float" office:value="0.002294708">
                <text:p>0.0022947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2534945">
                <text:p>0.002534945</text:p>
              </table:table-cell>
              <table:table-cell office:value-type="float" office:value="0.06364226">
                <text:p>0.06364226</text:p>
              </table:table-cell>
              <table:table-cell office:value-type="float" office:value="0.003951601">
                <text:p>0.0039516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.00112297">
                <text:p>0.00112297</text:p>
              </table:table-cell>
              <table:table-cell office:value-type="float" office:value="0.04796582">
                <text:p>0.047965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576527">
                <text:p>0.01576527</text:p>
              </table:table-cell>
              <table:table-cell office:value-type="float" office:value="0.01004321">
                <text:p>0.01004321</text:p>
              </table:table-cell>
              <table:table-cell office:value-type="float" office:value="0.2508296">
                <text:p>0.25082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458272">
                <text:p>0.02458272</text:p>
              </table:table-cell>
              <table:table-cell office:value-type="float" office:value="0.0001868943">
                <text:p>0.0001868943</text:p>
              </table:table-cell>
              <table:table-cell office:value-type="float" office:value="0.002284125">
                <text:p>0.002284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036566">
                <text:p>0.01036566</text:p>
              </table:table-cell>
              <table:table-cell office:value-type="float" office:value="0">
                <text:p>0</text:p>
              </table:table-cell>
              <table:table-cell office:value-type="float" office:value="0.004036556">
                <text:p>0.0040365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616746">
                <text:p>0.000616746</text:p>
              </table:table-cell>
              <table:table-cell office:value-type="float" office:value="0.00357954">
                <text:p>0.00357954</text:p>
              </table:table-cell>
              <table:table-cell office:value-type="float" office:value="0.001268379">
                <text:p>0.0012683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6112711">
                <text:p>0.0006112711</text:p>
              </table:table-cell>
              <table:table-cell office:value-type="float" office:value="0.0002402461">
                <text:p>0.0002402461</text:p>
              </table:table-cell>
              <table:table-cell office:value-type="float" office:value="0.01774913">
                <text:p>0.017749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892162">
                <text:p>0.001892162</text:p>
              </table:table-cell>
              <table:table-cell office:value-type="float" office:value="0.0005555219">
                <text:p>0.0005555219</text:p>
              </table:table-cell>
              <table:table-cell office:value-type="float" office:value="0.004154606">
                <text:p>0.0041546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2631231">
                <text:p>0.002631231</text:p>
              </table:table-cell>
              <table:table-cell office:value-type="float" office:value="0.05131177">
                <text:p>0.05131177</text:p>
              </table:table-cell>
              <table:table-cell office:value-type="float" office:value="0.009505523">
                <text:p>0.0095055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399386">
                <text:p>0.001399386</text:p>
              </table:table-cell>
              <table:table-cell office:value-type="float" office:value="0.006640968">
                <text:p>0.006640968</text:p>
              </table:table-cell>
              <table:table-cell office:value-type="float" office:value="0.0004807028">
                <text:p>0.00048070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1093282">
                <text:p>0.000001093282</text:p>
              </table:table-cell>
              <table:table-cell office:value-type="float" office:value="0.0001807472">
                <text:p>0.0001807472</text:p>
              </table:table-cell>
              <table:table-cell office:value-type="float" office:value="0.005613646">
                <text:p>0.0056136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5199966">
                <text:p>0.000005199966</text:p>
              </table:table-cell>
              <table:table-cell office:value-type="float" office:value="0.0005818669">
                <text:p>0.0005818669</text:p>
              </table:table-cell>
              <table:table-cell office:value-type="float" office:value="0.001529293">
                <text:p>0.0015292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1755485">
                <text:p>0.00001755485</text:p>
              </table:table-cell>
              <table:table-cell office:value-type="float" office:value="0.005330074">
                <text:p>0.005330074</text:p>
              </table:table-cell>
              <table:table-cell office:value-type="float" office:value="0.01365488">
                <text:p>0.013654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4960487">
                <text:p>0.004960487</text:p>
              </table:table-cell>
              <table:table-cell office:value-type="float" office:value="0.009049394">
                <text:p>0.009049394</text:p>
              </table:table-cell>
              <table:table-cell office:value-type="float" office:value="0.006923881">
                <text:p>0.0069238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4030893">
                <text:p>0.0004030893</text:p>
              </table:table-cell>
              <table:table-cell office:value-type="float" office:value="0.002445583">
                <text:p>0.002445583</text:p>
              </table:table-cell>
              <table:table-cell office:value-type="float" office:value="0.001066467">
                <text:p>0.0010664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2152076">
                <text:p>0.002152076</text:p>
              </table:table-cell>
              <table:table-cell office:value-type="float" office:value="0.001848229">
                <text:p>0.001848229</text:p>
              </table:table-cell>
              <table:table-cell office:value-type="float" office:value="0.00382261">
                <text:p>0.003822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1913506">
                <text:p>0.001913506</text:p>
              </table:table-cell>
              <table:table-cell office:value-type="float" office:value="0.01415574">
                <text:p>0.01415574</text:p>
              </table:table-cell>
              <table:table-cell office:value-type="float" office:value="0.007922881">
                <text:p>0.0079228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1259315">
                <text:p>0.00001259315</text:p>
              </table:table-cell>
              <table:table-cell office:value-type="float" office:value="0.01521377">
                <text:p>0.01521377</text:p>
              </table:table-cell>
              <table:table-cell office:value-type="float" office:value="0.008010606">
                <text:p>0.0080106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4028499">
                <text:p>0.004028499</text:p>
              </table:table-cell>
              <table:table-cell office:value-type="float" office:value="0.01498124">
                <text:p>0.01498124</text:p>
              </table:table-cell>
              <table:table-cell office:value-type="float" office:value="0.01747156">
                <text:p>0.017471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346207">
                <text:p>0.02346207</text:p>
              </table:table-cell>
              <table:table-cell office:value-type="float" office:value="0.01103607">
                <text:p>0.01103607</text:p>
              </table:table-cell>
              <table:table-cell office:value-type="float" office:value="0.0009522684">
                <text:p>0.00095226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03057273">
                <text:p>0.000003057273</text:p>
              </table:table-cell>
              <table:table-cell office:value-type="float" office:value="0.02369175">
                <text:p>0.02369175</text:p>
              </table:table-cell>
              <table:table-cell office:value-type="float" office:value="0.1429509">
                <text:p>0.14295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1171223">
                <text:p>0.001171223</text:p>
              </table:table-cell>
              <table:table-cell office:value-type="float" office:value="0.0002921798">
                <text:p>0.0002921798</text:p>
              </table:table-cell>
              <table:table-cell office:value-type="float" office:value="1.366676">
                <text:p>1.3666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2475388">
                <text:p>0.0002475388</text:p>
              </table:table-cell>
              <table:table-cell office:value-type="float" office:value="0.004337517">
                <text:p>0.004337517</text:p>
              </table:table-cell>
              <table:table-cell office:value-type="float" office:value="0.07202791">
                <text:p>0.072027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7968071">
                <text:p>0.07968071</text:p>
              </table:table-cell>
              <table:table-cell office:value-type="float" office:value="0.01993126">
                <text:p>0.01993126</text:p>
              </table:table-cell>
              <table:table-cell office:value-type="float" office:value="0.001144109">
                <text:p>0.0011441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01820211">
                <text:p>0.000001820211</text:p>
              </table:table-cell>
              <table:table-cell office:value-type="float" office:value="0.1660354">
                <text:p>0.1660354</text:p>
              </table:table-cell>
              <table:table-cell office:value-type="float" office:value="0.01035561">
                <text:p>0.010355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2620179">
                <text:p>0.002620179</text:p>
              </table:table-cell>
              <table:table-cell office:value-type="float" office:value="0.02117502">
                <text:p>0.02117502</text:p>
              </table:table-cell>
              <table:table-cell office:value-type="float" office:value="0.004898809">
                <text:p>0.0048988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2019181">
                <text:p>0.0002019181</text:p>
              </table:table-cell>
              <table:table-cell office:value-type="float" office:value="0.02938361">
                <text:p>0.02938361</text:p>
              </table:table-cell>
              <table:table-cell office:value-type="float" office:value="0.0005105016">
                <text:p>0.0005105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3225631">
                <text:p>0.03225631</text:p>
              </table:table-cell>
              <table:table-cell office:value-type="float" office:value="0.005147528">
                <text:p>0.005147528</text:p>
              </table:table-cell>
              <table:table-cell office:value-type="float" office:value="0.001249488">
                <text:p>0.0012494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4732842">
                <text:p>0.00004732842</text:p>
              </table:table-cell>
              <table:table-cell office:value-type="float" office:value="0.0007485305">
                <text:p>0.0007485305</text:p>
              </table:table-cell>
              <table:table-cell office:value-type="float" office:value="0.02528957">
                <text:p>0.025289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5402245">
                <text:p>0.0005402245</text:p>
              </table:table-cell>
              <table:table-cell office:value-type="float" office:value="0.09416043">
                <text:p>0.09416043</text:p>
              </table:table-cell>
              <table:table-cell office:value-type="float" office:value="0.0005652119">
                <text:p>0.00056521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2971298">
                <text:p>0.002971298</text:p>
              </table:table-cell>
              <table:table-cell office:value-type="float" office:value="0.01631585">
                <text:p>0.01631585</text:p>
              </table:table-cell>
              <table:table-cell office:value-type="float" office:value="0.000183537">
                <text:p>0.0001835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1180072">
                <text:p>0.00001180072</text:p>
              </table:table-cell>
              <table:table-cell office:value-type="float" office:value="0.000009206578">
                <text:p>0.000009206578</text:p>
              </table:table-cell>
              <table:table-cell office:value-type="float" office:value="0.003143063">
                <text:p>0.0031430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7980787">
                <text:p>0.0007980787</text:p>
              </table:table-cell>
              <table:table-cell office:value-type="float" office:value="0.01171817">
                <text:p>0.01171817</text:p>
              </table:table-cell>
              <table:table-cell office:value-type="float" office:value="0.001606312">
                <text:p>0.0016063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3837868">
                <text:p>0.003837868</text:p>
              </table:table-cell>
              <table:table-cell office:value-type="float" office:value="0.0128124">
                <text:p>0.0128124</text:p>
              </table:table-cell>
              <table:table-cell office:value-type="float" office:value="0.00009924239">
                <text:p>0.000099242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5769131">
                <text:p>0.0005769131</text:p>
              </table:table-cell>
              <table:table-cell office:value-type="float" office:value="0.08480646">
                <text:p>0.08480646</text:p>
              </table:table-cell>
              <table:table-cell office:value-type="float" office:value="0.03721752">
                <text:p>0.037217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233774">
                <text:p>0.01233774</text:p>
              </table:table-cell>
              <table:table-cell office:value-type="float" office:value="0.0009008395">
                <text:p>0.0009008395</text:p>
              </table:table-cell>
              <table:table-cell office:value-type="float" office:value="0.05357255">
                <text:p>0.053572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3347055">
                <text:p>0.003347055</text:p>
              </table:table-cell>
              <table:table-cell office:value-type="float" office:value="0.003876999">
                <text:p>0.003876999</text:p>
              </table:table-cell>
              <table:table-cell office:value-type="float" office:value="0.01291414">
                <text:p>0.012914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4396102">
                <text:p>0.00004396102</text:p>
              </table:table-cell>
              <table:table-cell office:value-type="float" office:value="0.000672798">
                <text:p>0.000672798</text:p>
              </table:table-cell>
              <table:table-cell office:value-type="float" office:value="0.003605802">
                <text:p>0.0036058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06610793">
                <text:p>0.000006610793</text:p>
              </table:table-cell>
              <table:table-cell office:value-type="float" office:value="0.00006451808">
                <text:p>0.00006451808</text:p>
              </table:table-cell>
              <table:table-cell office:value-type="float" office:value="0.003974846">
                <text:p>0.0039748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381521">
                <text:p>0.01381521</text:p>
              </table:table-cell>
              <table:table-cell office:value-type="float" office:value="0.03224057">
                <text:p>0.03224057</text:p>
              </table:table-cell>
              <table:table-cell office:value-type="float" office:value="0.0610873">
                <text:p>0.06108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7255881">
                <text:p>0.007255881</text:p>
              </table:table-cell>
              <table:table-cell office:value-type="float" office:value="0.02683227">
                <text:p>0.02683227</text:p>
              </table:table-cell>
              <table:table-cell office:value-type="float" office:value="0.0002723762">
                <text:p>0.00027237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1041762">
                <text:p>0.001041762</text:p>
              </table:table-cell>
              <table:table-cell office:value-type="float" office:value="0.0001391711">
                <text:p>0.0001391711</text:p>
              </table:table-cell>
              <table:table-cell office:value-type="float" office:value="0.005714972">
                <text:p>0.0057149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2714924">
                <text:p>0.002714924</text:p>
              </table:table-cell>
              <table:table-cell office:value-type="float" office:value="0.0005775679">
                <text:p>0.0005775679</text:p>
              </table:table-cell>
              <table:table-cell office:value-type="float" office:value="0.0208675">
                <text:p>0.02086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1845668">
                <text:p>0.001845668</text:p>
              </table:table-cell>
              <table:table-cell office:value-type="float" office:value="0.008335224">
                <text:p>0.008335224</text:p>
              </table:table-cell>
              <table:table-cell office:value-type="float" office:value="0.0022699">
                <text:p>0.00226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1794279">
                <text:p>0.001794279</text:p>
              </table:table-cell>
              <table:table-cell office:value-type="float" office:value="0.006129952">
                <text:p>0.006129952</text:p>
              </table:table-cell>
              <table:table-cell office:value-type="float" office:value="0.000183863">
                <text:p>0.0001838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2143729">
                <text:p>0.002143729</text:p>
              </table:table-cell>
              <table:table-cell office:value-type="float" office:value="0.006933208">
                <text:p>0.006933208</text:p>
              </table:table-cell>
              <table:table-cell office:value-type="float" office:value="0.0207344">
                <text:p>0.02073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2124252">
                <text:p>0.00002124252</text:p>
              </table:table-cell>
              <table:table-cell office:value-type="float" office:value="0.005924945">
                <text:p>0.005924945</text:p>
              </table:table-cell>
              <table:table-cell office:value-type="float" office:value="0.01423757">
                <text:p>0.014237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616283">
                <text:p>0.02616283</text:p>
              </table:table-cell>
              <table:table-cell office:value-type="float" office:value="0.006743755">
                <text:p>0.006743755</text:p>
              </table:table-cell>
              <table:table-cell office:value-type="float" office:value="0.0006010045">
                <text:p>0.00060100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7096849">
                <text:p>0.0007096849</text:p>
              </table:table-cell>
              <table:table-cell office:value-type="float" office:value="0.0008366861">
                <text:p>0.0008366861</text:p>
              </table:table-cell>
              <table:table-cell office:value-type="float" office:value="0.002412368">
                <text:p>0.0024123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3153781">
                <text:p>0.003153781</text:p>
              </table:table-cell>
              <table:table-cell office:value-type="float" office:value="0.0002185204">
                <text:p>0.0002185204</text:p>
              </table:table-cell>
              <table:table-cell office:value-type="float" office:value="0.0001935444">
                <text:p>0.00019354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4110893">
                <text:p>0.004110893</text:p>
              </table:table-cell>
              <table:table-cell office:value-type="float" office:value="0.0064418">
                <text:p>0.0064418</text:p>
              </table:table-cell>
              <table:table-cell office:value-type="float" office:value="0.00003918622">
                <text:p>0.000039186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2724333">
                <text:p>0.00002724333</text:p>
              </table:table-cell>
              <table:table-cell office:value-type="float" office:value="0.06517468">
                <text:p>0.06517468</text:p>
              </table:table-cell>
              <table:table-cell office:value-type="float" office:value="0.002421276">
                <text:p>0.0024212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3237212">
                <text:p>0.003237212</text:p>
              </table:table-cell>
              <table:table-cell office:value-type="float" office:value="0.004991456">
                <text:p>0.004991456</text:p>
              </table:table-cell>
              <table:table-cell office:value-type="float" office:value="0.001445909">
                <text:p>0.0014459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1117209">
                <text:p>0.0001117209</text:p>
              </table:table-cell>
              <table:table-cell office:value-type="float" office:value="0.001449174">
                <text:p>0.001449174</text:p>
              </table:table-cell>
              <table:table-cell office:value-type="float" office:value="0.01780625">
                <text:p>0.017806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7175722">
                <text:p>0.00007175722</text:p>
              </table:table-cell>
              <table:table-cell office:value-type="float" office:value="0.003061382">
                <text:p>0.003061382</text:p>
              </table:table-cell>
              <table:table-cell office:value-type="float" office:value="0.0002354349">
                <text:p>0.00023543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05257077">
                <text:p>0.000005257077</text:p>
              </table:table-cell>
              <table:table-cell office:value-type="float" office:value="0.002936763">
                <text:p>0.002936763</text:p>
              </table:table-cell>
              <table:table-cell office:value-type="float" office:value="0.006403077">
                <text:p>0.0064030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2869378">
                <text:p>0.00002869378</text:p>
              </table:table-cell>
              <table:table-cell office:value-type="float" office:value="0.005702239">
                <text:p>0.005702239</text:p>
              </table:table-cell>
              <table:table-cell office:value-type="float" office:value="0.00002417996">
                <text:p>0.000024179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003181902">
                <text:p>0.000003181902</text:p>
              </table:table-cell>
              <table:table-cell office:value-type="float" office:value="0.01129118">
                <text:p>0.01129118</text:p>
              </table:table-cell>
              <table:table-cell office:value-type="float" office:value="0.004927281">
                <text:p>0.0049272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03536113">
                <text:p>0.00003536113</text:p>
              </table:table-cell>
              <table:table-cell office:value-type="float" office:value="0.004196151">
                <text:p>0.004196151</text:p>
              </table:table-cell>
              <table:table-cell office:value-type="float" office:value="0.0003288217">
                <text:p>0.00032882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2870575">
                <text:p>0.002870575</text:p>
              </table:table-cell>
              <table:table-cell office:value-type="float" office:value="0.0003961113">
                <text:p>0.0003961113</text:p>
              </table:table-cell>
              <table:table-cell office:value-type="float" office:value="0.00002167022">
                <text:p>0.000021670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05054937">
                <text:p>0.00005054937</text:p>
              </table:table-cell>
              <table:table-cell office:value-type="float" office:value="0.001994948">
                <text:p>0.001994948</text:p>
              </table:table-cell>
              <table:table-cell office:value-type="float" office:value="0.01468801">
                <text:p>0.014688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5856047">
                <text:p>0.0005856047</text:p>
              </table:table-cell>
              <table:table-cell office:value-type="float" office:value="0.04595787">
                <text:p>0.04595787</text:p>
              </table:table-cell>
              <table:table-cell office:value-type="float" office:value="0.0002685557">
                <text:p>0.00026855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58942">
                <text:p>0.00058942</text:p>
              </table:table-cell>
              <table:table-cell office:value-type="float" office:value="0.02849169">
                <text:p>0.02849169</text:p>
              </table:table-cell>
              <table:table-cell office:value-type="float" office:value="0.000176026">
                <text:p>0.0001760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1223036">
                <text:p>0.001223036</text:p>
              </table:table-cell>
              <table:table-cell office:value-type="float" office:value="0.01717375">
                <text:p>0.01717375</text:p>
              </table:table-cell>
              <table:table-cell office:value-type="float" office:value="0.000006978781">
                <text:p>0.0000069787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675224">
                <text:p>0.000675224</text:p>
              </table:table-cell>
              <table:table-cell office:value-type="float" office:value="0.002216412">
                <text:p>0.002216412</text:p>
              </table:table-cell>
              <table:table-cell office:value-type="float" office:value="0.000007370008">
                <text:p>0.0000073700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675224">
                <text:p>0.000675224</text:p>
              </table:table-cell>
              <table:table-cell office:value-type="float" office:value="0.0005228786">
                <text:p>0.0005228786</text:p>
              </table:table-cell>
              <table:table-cell office:value-type="float" office:value="0.000005906847">
                <text:p>0.0000059068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354488E-032">
                <text:p>1.354488E-032</text:p>
              </table:table-cell>
              <table:table-cell office:value-type="float" office:value="0">
                <text:p>0</text:p>
              </table:table-cell>
              <table:table-cell office:value-type="float" office:value="0.00002022169">
                <text:p>0.000020221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4620248">
                <text:p>0.0004620248</text:p>
              </table:table-cell>
              <table:table-cell office:value-type="float" office:value="0.0000239941">
                <text:p>0.0000239941</text:p>
              </table:table-cell>
              <table:table-cell office:value-type="float" office:value="0.000005604196">
                <text:p>0.0000056041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4620248">
                <text:p>0.0004620248</text:p>
              </table:table-cell>
              <table:table-cell office:value-type="float" office:value="0.00005325028">
                <text:p>0.00005325028</text:p>
              </table:table-cell>
              <table:table-cell office:value-type="float" office:value="0.00000554253">
                <text:p>0.000005542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1418383">
                <text:p>0.001418383</text:p>
              </table:table-cell>
              <table:table-cell office:value-type="float" office:value="0.00007066311">
                <text:p>0.00007066311</text:p>
              </table:table-cell>
              <table:table-cell office:value-type="float" office:value="0.005460864">
                <text:p>0.0054608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1603983">
                <text:p>0.001603983</text:p>
              </table:table-cell>
              <table:table-cell office:value-type="float" office:value="0.008121049">
                <text:p>0.008121049</text:p>
              </table:table-cell>
              <table:table-cell office:value-type="float" office:value="0.003457409">
                <text:p>0.00345740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2519778">
                <text:p>0.0002519778</text:p>
              </table:table-cell>
              <table:table-cell office:value-type="float" office:value="0.006191195">
                <text:p>0.006191195</text:p>
              </table:table-cell>
              <table:table-cell office:value-type="float" office:value="0.0002214407">
                <text:p>0.00022144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1183873">
                <text:p>0.0001183873</text:p>
              </table:table-cell>
              <table:table-cell office:value-type="float" office:value="0.001303879">
                <text:p>0.001303879</text:p>
              </table:table-cell>
              <table:table-cell office:value-type="float" office:value="0.0005714099">
                <text:p>0.00057140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7851582">
                <text:p>0.007851582</text:p>
              </table:table-cell>
              <table:table-cell office:value-type="float" office:value="0.0009123594">
                <text:p>0.0009123594</text:p>
              </table:table-cell>
              <table:table-cell office:value-type="float" office:value="0.000488723">
                <text:p>0.0004887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1023579">
                <text:p>0.00001023579</text:p>
              </table:table-cell>
              <table:table-cell office:value-type="float" office:value="0.007912598">
                <text:p>0.007912598</text:p>
              </table:table-cell>
              <table:table-cell office:value-type="float" office:value="0.01691378">
                <text:p>0.016913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01930716">
                <text:p>0.00001930716</text:p>
              </table:table-cell>
              <table:table-cell office:value-type="float" office:value="0.002574805">
                <text:p>0.002574805</text:p>
              </table:table-cell>
              <table:table-cell office:value-type="float" office:value="0.005913469">
                <text:p>0.0059134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2783917">
                <text:p>0.002783917</text:p>
              </table:table-cell>
              <table:table-cell office:value-type="float" office:value="0.005374659">
                <text:p>0.005374659</text:p>
              </table:table-cell>
              <table:table-cell office:value-type="float" office:value="0.00004079907">
                <text:p>0.000040799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9801366">
                <text:p>0.009801366</text:p>
              </table:table-cell>
              <table:table-cell office:value-type="float" office:value="0.05942289">
                <text:p>0.05942289</text:p>
              </table:table-cell>
              <table:table-cell office:value-type="float" office:value="0.007571781">
                <text:p>0.00757178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1308623">
                <text:p>0.0001308623</text:p>
              </table:table-cell>
              <table:table-cell office:value-type="float" office:value="0.02203539">
                <text:p>0.02203539</text:p>
              </table:table-cell>
              <table:table-cell office:value-type="float" office:value="0.00423806">
                <text:p>0.004238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1560335">
                <text:p>0.0001560335</text:p>
              </table:table-cell>
              <table:table-cell office:value-type="float" office:value="0.000009080174">
                <text:p>0.000009080174</text:p>
              </table:table-cell>
              <table:table-cell office:value-type="float" office:value="0.01734365">
                <text:p>0.017343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03285447">
                <text:p>0.00003285447</text:p>
              </table:table-cell>
              <table:table-cell office:value-type="float" office:value="0.002345652">
                <text:p>0.002345652</text:p>
              </table:table-cell>
              <table:table-cell office:value-type="float" office:value="0.001475149">
                <text:p>0.00147514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7202003">
                <text:p>0.0007202003</text:p>
              </table:table-cell>
              <table:table-cell office:value-type="float" office:value="0.0003589747">
                <text:p>0.0003589747</text:p>
              </table:table-cell>
              <table:table-cell office:value-type="float" office:value="0.01569771">
                <text:p>0.015697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2551295">
                <text:p>0.002551295</text:p>
              </table:table-cell>
              <table:table-cell office:value-type="float" office:value="0.007138073">
                <text:p>0.007138073</text:p>
              </table:table-cell>
              <table:table-cell office:value-type="float" office:value="0.07003008">
                <text:p>0.070030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3188592">
                <text:p>0.0003188592</text:p>
              </table:table-cell>
              <table:table-cell office:value-type="float" office:value="0.008746998">
                <text:p>0.008746998</text:p>
              </table:table-cell>
              <table:table-cell office:value-type="float" office:value="0.0001788153">
                <text:p>0.00017881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5660066">
                <text:p>0.0005660066</text:p>
              </table:table-cell>
              <table:table-cell office:value-type="float" office:value="0.0009553061">
                <text:p>0.0009553061</text:p>
              </table:table-cell>
              <table:table-cell office:value-type="float" office:value="0.01299026">
                <text:p>0.012990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01358476">
                <text:p>0.00001358476</text:p>
              </table:table-cell>
              <table:table-cell office:value-type="float" office:value="0.0001225636">
                <text:p>0.0001225636</text:p>
              </table:table-cell>
              <table:table-cell office:value-type="float" office:value="0.008414785">
                <text:p>0.0084147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2061355">
                <text:p>0.002061355</text:p>
              </table:table-cell>
              <table:table-cell office:value-type="float" office:value="0.01675895">
                <text:p>0.01675895</text:p>
              </table:table-cell>
              <table:table-cell office:value-type="float" office:value="0.0009399051">
                <text:p>0.00093990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297368">
                <text:p>0.02297368</text:p>
              </table:table-cell>
              <table:table-cell office:value-type="float" office:value="0.04427415">
                <text:p>0.04427415</text:p>
              </table:table-cell>
              <table:table-cell office:value-type="float" office:value="0.0068246">
                <text:p>0.00682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03755149">
                <text:p>0.00003755149</text:p>
              </table:table-cell>
              <table:table-cell office:value-type="float" office:value="0.3187574">
                <text:p>0.3187574</text:p>
              </table:table-cell>
              <table:table-cell office:value-type="float" office:value="0.0004902833">
                <text:p>0.00049028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4107749">
                <text:p>0.004107749</text:p>
              </table:table-cell>
              <table:table-cell office:value-type="float" office:value="0.001014617">
                <text:p>0.001014617</text:p>
              </table:table-cell>
              <table:table-cell office:value-type="float" office:value="0.005022217">
                <text:p>0.0050222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2534945">
                <text:p>0.002534945</text:p>
              </table:table-cell>
              <table:table-cell office:value-type="float" office:value="0.1003239">
                <text:p>0.1003239</text:p>
              </table:table-cell>
              <table:table-cell office:value-type="float" office:value="0.0005720052">
                <text:p>0.00057200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.00112297">
                <text:p>0.00112297</text:p>
              </table:table-cell>
              <table:table-cell office:value-type="float" office:value="0.02955757">
                <text:p>0.029557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1576527">
                <text:p>0.01576527</text:p>
              </table:table-cell>
              <table:table-cell office:value-type="float" office:value="0.01004321">
                <text:p>0.01004321</text:p>
              </table:table-cell>
              <table:table-cell office:value-type="float" office:value="0.1856202">
                <text:p>0.18562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2458272">
                <text:p>0.02458272</text:p>
              </table:table-cell>
              <table:table-cell office:value-type="float" office:value="0.0001868943">
                <text:p>0.0001868943</text:p>
              </table:table-cell>
              <table:table-cell office:value-type="float" office:value="0.01052439">
                <text:p>0.010524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036566">
                <text:p>0.01036566</text:p>
              </table:table-cell>
              <table:table-cell office:value-type="float" office:value="0">
                <text:p>0</text:p>
              </table:table-cell>
              <table:table-cell office:value-type="float" office:value="0.0005278043">
                <text:p>0.00052780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616746">
                <text:p>0.000616746</text:p>
              </table:table-cell>
              <table:table-cell office:value-type="float" office:value="0.00357954">
                <text:p>0.00357954</text:p>
              </table:table-cell>
              <table:table-cell office:value-type="float" office:value="0.0006802629">
                <text:p>0.000680262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6112711">
                <text:p>0.0006112711</text:p>
              </table:table-cell>
              <table:table-cell office:value-type="float" office:value="0.0002402461">
                <text:p>0.0002402461</text:p>
              </table:table-cell>
              <table:table-cell office:value-type="float" office:value="0.01111497">
                <text:p>0.011114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1892162">
                <text:p>0.001892162</text:p>
              </table:table-cell>
              <table:table-cell office:value-type="float" office:value="0.0005555219">
                <text:p>0.0005555219</text:p>
              </table:table-cell>
              <table:table-cell office:value-type="float" office:value="0.004437726">
                <text:p>0.0044377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2631231">
                <text:p>0.002631231</text:p>
              </table:table-cell>
              <table:table-cell office:value-type="float" office:value="0.05131177">
                <text:p>0.05131177</text:p>
              </table:table-cell>
              <table:table-cell office:value-type="float" office:value="0.01033378">
                <text:p>0.010333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1399386">
                <text:p>0.001399386</text:p>
              </table:table-cell>
              <table:table-cell office:value-type="float" office:value="0.006640968">
                <text:p>0.006640968</text:p>
              </table:table-cell>
              <table:table-cell office:value-type="float" office:value="0.0002639236">
                <text:p>0.00026392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001093282">
                <text:p>0.000001093282</text:p>
              </table:table-cell>
              <table:table-cell office:value-type="float" office:value="0.0001807472">
                <text:p>0.0001807472</text:p>
              </table:table-cell>
              <table:table-cell office:value-type="float" office:value="0.003305995">
                <text:p>0.0033059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005199966">
                <text:p>0.000005199966</text:p>
              </table:table-cell>
              <table:table-cell office:value-type="float" office:value="0.0005818669">
                <text:p>0.0005818669</text:p>
              </table:table-cell>
              <table:table-cell office:value-type="float" office:value="0.0008909439">
                <text:p>0.00089094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01755485">
                <text:p>0.00001755485</text:p>
              </table:table-cell>
              <table:table-cell office:value-type="float" office:value="0.005330074">
                <text:p>0.005330074</text:p>
              </table:table-cell>
              <table:table-cell office:value-type="float" office:value="0.0158513">
                <text:p>0.015851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4960487">
                <text:p>0.004960487</text:p>
              </table:table-cell>
              <table:table-cell office:value-type="float" office:value="0.009049394">
                <text:p>0.009049394</text:p>
              </table:table-cell>
              <table:table-cell office:value-type="float" office:value="0.003554235">
                <text:p>0.0035542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4030893">
                <text:p>0.0004030893</text:p>
              </table:table-cell>
              <table:table-cell office:value-type="float" office:value="0.00006151696">
                <text:p>0.00006151696</text:p>
              </table:table-cell>
              <table:table-cell office:value-type="float" office:value="0.0002179686">
                <text:p>0.000217968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2152076">
                <text:p>0.002152076</text:p>
              </table:table-cell>
              <table:table-cell office:value-type="float" office:value="0.001848229">
                <text:p>0.001848229</text:p>
              </table:table-cell>
              <table:table-cell office:value-type="float" office:value="0.002611904">
                <text:p>0.0026119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1913506">
                <text:p>0.001913506</text:p>
              </table:table-cell>
              <table:table-cell office:value-type="float" office:value="0.01415574">
                <text:p>0.01415574</text:p>
              </table:table-cell>
              <table:table-cell office:value-type="float" office:value="0.008256337">
                <text:p>0.0082563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01259315">
                <text:p>0.00001259315</text:p>
              </table:table-cell>
              <table:table-cell office:value-type="float" office:value="0.01521377">
                <text:p>0.01521377</text:p>
              </table:table-cell>
              <table:table-cell office:value-type="float" office:value="0.005260743">
                <text:p>0.0052607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4028499">
                <text:p>0.004028499</text:p>
              </table:table-cell>
              <table:table-cell office:value-type="float" office:value="0.01498124">
                <text:p>0.01498124</text:p>
              </table:table-cell>
              <table:table-cell office:value-type="float" office:value="0.01170806">
                <text:p>0.011708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2346207">
                <text:p>0.02346207</text:p>
              </table:table-cell>
              <table:table-cell office:value-type="float" office:value="0.01103607">
                <text:p>0.01103607</text:p>
              </table:table-cell>
              <table:table-cell office:value-type="float" office:value="0.003843973">
                <text:p>0.0038439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003057273">
                <text:p>0.000003057273</text:p>
              </table:table-cell>
              <table:table-cell office:value-type="float" office:value="0.02369175">
                <text:p>0.02369175</text:p>
              </table:table-cell>
              <table:table-cell office:value-type="float" office:value="0.1594949">
                <text:p>0.15949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1171223">
                <text:p>0.001171223</text:p>
              </table:table-cell>
              <table:table-cell office:value-type="float" office:value="0.0002921798">
                <text:p>0.0002921798</text:p>
              </table:table-cell>
              <table:table-cell office:value-type="float" office:value="1.485331">
                <text:p>1.48533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2475388">
                <text:p>0.0002475388</text:p>
              </table:table-cell>
              <table:table-cell office:value-type="float" office:value="0.004337517">
                <text:p>0.004337517</text:p>
              </table:table-cell>
              <table:table-cell office:value-type="float" office:value="0.09348005">
                <text:p>0.093480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7968071">
                <text:p>0.07968071</text:p>
              </table:table-cell>
              <table:table-cell office:value-type="float" office:value="0.01993126">
                <text:p>0.01993126</text:p>
              </table:table-cell>
              <table:table-cell office:value-type="float" office:value="0.006022678">
                <text:p>0.00602267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001820211">
                <text:p>0.000001820211</text:p>
              </table:table-cell>
              <table:table-cell office:value-type="float" office:value="0.1660354">
                <text:p>0.1660354</text:p>
              </table:table-cell>
              <table:table-cell office:value-type="float" office:value="0.016387">
                <text:p>0.01638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2620179">
                <text:p>0.002620179</text:p>
              </table:table-cell>
              <table:table-cell office:value-type="float" office:value="0.02117502">
                <text:p>0.02117502</text:p>
              </table:table-cell>
              <table:table-cell office:value-type="float" office:value="0.005796857">
                <text:p>0.0057968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2019181">
                <text:p>0.0002019181</text:p>
              </table:table-cell>
              <table:table-cell office:value-type="float" office:value="0.02938361">
                <text:p>0.02938361</text:p>
              </table:table-cell>
              <table:table-cell office:value-type="float" office:value="0.001154573">
                <text:p>0.0011545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3225631">
                <text:p>0.03225631</text:p>
              </table:table-cell>
              <table:table-cell office:value-type="float" office:value="0.005147528">
                <text:p>0.005147528</text:p>
              </table:table-cell>
              <table:table-cell office:value-type="float" office:value="0.0001442834">
                <text:p>0.00014428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04732842">
                <text:p>0.00004732842</text:p>
              </table:table-cell>
              <table:table-cell office:value-type="float" office:value="0.0007485305">
                <text:p>0.0007485305</text:p>
              </table:table-cell>
              <table:table-cell office:value-type="float" office:value="0.02641121">
                <text:p>0.026411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5402245">
                <text:p>0.0005402245</text:p>
              </table:table-cell>
              <table:table-cell office:value-type="float" office:value="0.09416043">
                <text:p>0.09416043</text:p>
              </table:table-cell>
              <table:table-cell office:value-type="float" office:value="0.000327255">
                <text:p>0.0003272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2971298">
                <text:p>0.002971298</text:p>
              </table:table-cell>
              <table:table-cell office:value-type="float" office:value="0.01631585">
                <text:p>0.01631585</text:p>
              </table:table-cell>
              <table:table-cell office:value-type="float" office:value="0.00003199839">
                <text:p>0.000031998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01180072">
                <text:p>0.00001180072</text:p>
              </table:table-cell>
              <table:table-cell office:value-type="float" office:value="0.000009206578">
                <text:p>0.000009206578</text:p>
              </table:table-cell>
              <table:table-cell office:value-type="float" office:value="0.002220158">
                <text:p>0.0022201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7980787">
                <text:p>0.0007980787</text:p>
              </table:table-cell>
              <table:table-cell office:value-type="float" office:value="0.01171817">
                <text:p>0.01171817</text:p>
              </table:table-cell>
              <table:table-cell office:value-type="float" office:value="0.0009917853">
                <text:p>0.00099178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3837868">
                <text:p>0.003837868</text:p>
              </table:table-cell>
              <table:table-cell office:value-type="float" office:value="0.0128124">
                <text:p>0.0128124</text:p>
              </table:table-cell>
              <table:table-cell office:value-type="float" office:value="0.00004788761">
                <text:p>0.0000478876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5769131">
                <text:p>0.0005769131</text:p>
              </table:table-cell>
              <table:table-cell office:value-type="float" office:value="0.08480646">
                <text:p>0.08480646</text:p>
              </table:table-cell>
              <table:table-cell office:value-type="float" office:value="0.0431515">
                <text:p>0.04315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3968483">
                <text:p>0.003968483</text:p>
              </table:table-cell>
              <table:table-cell office:value-type="float" office:value="0.0009008395">
                <text:p>0.0009008395</text:p>
              </table:table-cell>
              <table:table-cell office:value-type="float" office:value="0.05348043">
                <text:p>0.0534804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3347055">
                <text:p>0.003347055</text:p>
              </table:table-cell>
              <table:table-cell office:value-type="float" office:value="0.003876999">
                <text:p>0.003876999</text:p>
              </table:table-cell>
              <table:table-cell office:value-type="float" office:value="0.01443301">
                <text:p>0.014433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04396102">
                <text:p>0.00004396102</text:p>
              </table:table-cell>
              <table:table-cell office:value-type="float" office:value="0.000672798">
                <text:p>0.000672798</text:p>
              </table:table-cell>
              <table:table-cell office:value-type="float" office:value="0.003071459">
                <text:p>0.00307145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006610793">
                <text:p>0.000006610793</text:p>
              </table:table-cell>
              <table:table-cell office:value-type="float" office:value="0.00006451808">
                <text:p>0.00006451808</text:p>
              </table:table-cell>
              <table:table-cell office:value-type="float" office:value="0.0003860698">
                <text:p>0.000386069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1381521">
                <text:p>0.01381521</text:p>
              </table:table-cell>
              <table:table-cell office:value-type="float" office:value="0.03224057">
                <text:p>0.03224057</text:p>
              </table:table-cell>
              <table:table-cell office:value-type="float" office:value="0.05966048">
                <text:p>0.059660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7255881">
                <text:p>0.007255881</text:p>
              </table:table-cell>
              <table:table-cell office:value-type="float" office:value="0.02683227">
                <text:p>0.02683227</text:p>
              </table:table-cell>
              <table:table-cell office:value-type="float" office:value="0.001678412">
                <text:p>0.0016784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1041762">
                <text:p>0.001041762</text:p>
              </table:table-cell>
              <table:table-cell office:value-type="float" office:value="0.0001391711">
                <text:p>0.0001391711</text:p>
              </table:table-cell>
              <table:table-cell office:value-type="float" office:value="0.003682075">
                <text:p>0.0036820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2714924">
                <text:p>0.002714924</text:p>
              </table:table-cell>
              <table:table-cell office:value-type="float" office:value="0.0005775679">
                <text:p>0.0005775679</text:p>
              </table:table-cell>
              <table:table-cell office:value-type="float" office:value="0.008189849">
                <text:p>0.00818984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1845668">
                <text:p>0.001845668</text:p>
              </table:table-cell>
              <table:table-cell office:value-type="float" office:value="0.008335224">
                <text:p>0.008335224</text:p>
              </table:table-cell>
              <table:table-cell office:value-type="float" office:value="0.001921666">
                <text:p>0.00192166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1794279">
                <text:p>0.001794279</text:p>
              </table:table-cell>
              <table:table-cell office:value-type="float" office:value="0.006129952">
                <text:p>0.006129952</text:p>
              </table:table-cell>
              <table:table-cell office:value-type="float" office:value="0.0003020543">
                <text:p>0.000302054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2143729">
                <text:p>0.002143729</text:p>
              </table:table-cell>
              <table:table-cell office:value-type="float" office:value="0.006933208">
                <text:p>0.006933208</text:p>
              </table:table-cell>
              <table:table-cell office:value-type="float" office:value="0.02080704">
                <text:p>0.020807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02124252">
                <text:p>0.00002124252</text:p>
              </table:table-cell>
              <table:table-cell office:value-type="float" office:value="0.005924945">
                <text:p>0.005924945</text:p>
              </table:table-cell>
              <table:table-cell office:value-type="float" office:value="0.008192635">
                <text:p>0.0081926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2616283">
                <text:p>0.02616283</text:p>
              </table:table-cell>
              <table:table-cell office:value-type="float" office:value="0.006743755">
                <text:p>0.006743755</text:p>
              </table:table-cell>
              <table:table-cell office:value-type="float" office:value="0.0009433107">
                <text:p>0.000943310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7096849">
                <text:p>0.0007096849</text:p>
              </table:table-cell>
              <table:table-cell office:value-type="float" office:value="0.0008366861">
                <text:p>0.0008366861</text:p>
              </table:table-cell>
              <table:table-cell office:value-type="float" office:value="0.003883336">
                <text:p>0.0038833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3153781">
                <text:p>0.003153781</text:p>
              </table:table-cell>
              <table:table-cell office:value-type="float" office:value="0.0003707189">
                <text:p>0.0003707189</text:p>
              </table:table-cell>
              <table:table-cell office:value-type="float" office:value="0.000009514688">
                <text:p>0.0000095146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4110893">
                <text:p>0.004110893</text:p>
              </table:table-cell>
              <table:table-cell office:value-type="float" office:value="0.0064418">
                <text:p>0.0064418</text:p>
              </table:table-cell>
              <table:table-cell office:value-type="float" office:value="0.00001276079">
                <text:p>0.0000127607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02724333">
                <text:p>0.00002724333</text:p>
              </table:table-cell>
              <table:table-cell office:value-type="float" office:value="0.06517468">
                <text:p>0.06517468</text:p>
              </table:table-cell>
              <table:table-cell office:value-type="float" office:value="0.004171774">
                <text:p>0.00417177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3237212">
                <text:p>0.003237212</text:p>
              </table:table-cell>
              <table:table-cell office:value-type="float" office:value="0.004991456">
                <text:p>0.004991456</text:p>
              </table:table-cell>
              <table:table-cell office:value-type="float" office:value="0.002546952">
                <text:p>0.0025469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1117209">
                <text:p>0.0001117209</text:p>
              </table:table-cell>
              <table:table-cell office:value-type="float" office:value="0.001449174">
                <text:p>0.001449174</text:p>
              </table:table-cell>
              <table:table-cell office:value-type="float" office:value="0.01842684">
                <text:p>0.0184268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07175722">
                <text:p>0.00007175722</text:p>
              </table:table-cell>
              <table:table-cell office:value-type="float" office:value="0.003061382">
                <text:p>0.003061382</text:p>
              </table:table-cell>
              <table:table-cell office:value-type="float" office:value="0.00006489354">
                <text:p>0.0000648935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005257077">
                <text:p>0.000005257077</text:p>
              </table:table-cell>
              <table:table-cell office:value-type="float" office:value="0.002936763">
                <text:p>0.002936763</text:p>
              </table:table-cell>
              <table:table-cell office:value-type="float" office:value="0.006084165">
                <text:p>0.00608416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02869378">
                <text:p>0.00002869378</text:p>
              </table:table-cell>
              <table:table-cell office:value-type="float" office:value="0.005702239">
                <text:p>0.005702239</text:p>
              </table:table-cell>
              <table:table-cell office:value-type="float" office:value="0.000004366553">
                <text:p>0.00000436655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003181902">
                <text:p>0.000003181902</text:p>
              </table:table-cell>
              <table:table-cell office:value-type="float" office:value="0.01129118">
                <text:p>0.01129118</text:p>
              </table:table-cell>
              <table:table-cell office:value-type="float" office:value="0.005417481">
                <text:p>0.00541748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03536113">
                <text:p>0.00003536113</text:p>
              </table:table-cell>
              <table:table-cell office:value-type="float" office:value="0.004196151">
                <text:p>0.004196151</text:p>
              </table:table-cell>
              <table:table-cell office:value-type="float" office:value="0.0003288217">
                <text:p>0.00032882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2870575">
                <text:p>0.002870575</text:p>
              </table:table-cell>
              <table:table-cell office:value-type="float" office:value="0.0003961113">
                <text:p>0.0003961113</text:p>
              </table:table-cell>
              <table:table-cell office:value-type="float" office:value="0.00002167022">
                <text:p>0.0000216702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05054937">
                <text:p>0.00005054937</text:p>
              </table:table-cell>
              <table:table-cell office:value-type="float" office:value="0.001994948">
                <text:p>0.001994948</text:p>
              </table:table-cell>
              <table:table-cell office:value-type="float" office:value="0.01468801">
                <text:p>0.014688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01692745">
                <text:p>0.00001692745</text:p>
              </table:table-cell>
              <table:table-cell office:value-type="float" office:value="0.04595787">
                <text:p>0.04595787</text:p>
              </table:table-cell>
              <table:table-cell office:value-type="float" office:value="0.0002685557">
                <text:p>0.000268555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58942">
                <text:p>0.00058942</text:p>
              </table:table-cell>
              <table:table-cell office:value-type="float" office:value="0.02849169">
                <text:p>0.02849169</text:p>
              </table:table-cell>
              <table:table-cell office:value-type="float" office:value="0.000176026">
                <text:p>0.00017602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1223036">
                <text:p>0.001223036</text:p>
              </table:table-cell>
              <table:table-cell office:value-type="float" office:value="0.01717375">
                <text:p>0.01717375</text:p>
              </table:table-cell>
              <table:table-cell office:value-type="float" office:value="0.000006978781">
                <text:p>0.00000697878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675224">
                <text:p>0.000675224</text:p>
              </table:table-cell>
              <table:table-cell office:value-type="float" office:value="0.002216412">
                <text:p>0.002216412</text:p>
              </table:table-cell>
              <table:table-cell office:value-type="float" office:value="0.000007370008">
                <text:p>0.0000073700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675224">
                <text:p>0.000675224</text:p>
              </table:table-cell>
              <table:table-cell office:value-type="float" office:value="0.0005228786">
                <text:p>0.0005228786</text:p>
              </table:table-cell>
              <table:table-cell office:value-type="float" office:value="0.000005906847">
                <text:p>0.00000590684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.187341E-033">
                <text:p>6.187341E-033</text:p>
              </table:table-cell>
              <table:table-cell office:value-type="float" office:value="0">
                <text:p>0</text:p>
              </table:table-cell>
              <table:table-cell office:value-type="float" office:value="0.00002022169">
                <text:p>0.0000202216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4620248">
                <text:p>0.0004620248</text:p>
              </table:table-cell>
              <table:table-cell office:value-type="float" office:value="0.0000239941">
                <text:p>0.0000239941</text:p>
              </table:table-cell>
              <table:table-cell office:value-type="float" office:value="0.000005604196">
                <text:p>0.00000560419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4620248">
                <text:p>0.0004620248</text:p>
              </table:table-cell>
              <table:table-cell office:value-type="float" office:value="0.00005325028">
                <text:p>0.00005325028</text:p>
              </table:table-cell>
              <table:table-cell office:value-type="float" office:value="0.00000554253">
                <text:p>0.000005542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1418383">
                <text:p>0.001418383</text:p>
              </table:table-cell>
              <table:table-cell office:value-type="float" office:value="0.004983315">
                <text:p>0.004983315</text:p>
              </table:table-cell>
              <table:table-cell office:value-type="float" office:value="0.005460864">
                <text:p>0.0054608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1603983">
                <text:p>0.001603983</text:p>
              </table:table-cell>
              <table:table-cell office:value-type="float" office:value="0.008121049">
                <text:p>0.008121049</text:p>
              </table:table-cell>
              <table:table-cell office:value-type="float" office:value="0.003457409">
                <text:p>0.0034574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2519778">
                <text:p>0.0002519778</text:p>
              </table:table-cell>
              <table:table-cell office:value-type="float" office:value="0.006191195">
                <text:p>0.006191195</text:p>
              </table:table-cell>
              <table:table-cell office:value-type="float" office:value="0.0002214407">
                <text:p>0.000221440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1183873">
                <text:p>0.0001183873</text:p>
              </table:table-cell>
              <table:table-cell office:value-type="float" office:value="0.0007200416">
                <text:p>0.0007200416</text:p>
              </table:table-cell>
              <table:table-cell office:value-type="float" office:value="0.005777075">
                <text:p>0.0057770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7851582">
                <text:p>0.007851582</text:p>
              </table:table-cell>
              <table:table-cell office:value-type="float" office:value="0.0009123594">
                <text:p>0.0009123594</text:p>
              </table:table-cell>
              <table:table-cell office:value-type="float" office:value="0.000488723">
                <text:p>0.0004887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01023579">
                <text:p>0.00001023579</text:p>
              </table:table-cell>
              <table:table-cell office:value-type="float" office:value="0.007912598">
                <text:p>0.007912598</text:p>
              </table:table-cell>
              <table:table-cell office:value-type="float" office:value="0.01691378">
                <text:p>0.0169137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01930716">
                <text:p>0.00001930716</text:p>
              </table:table-cell>
              <table:table-cell office:value-type="float" office:value="0.002574805">
                <text:p>0.002574805</text:p>
              </table:table-cell>
              <table:table-cell office:value-type="float" office:value="0.005913469">
                <text:p>0.00591346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2783917">
                <text:p>0.002783917</text:p>
              </table:table-cell>
              <table:table-cell office:value-type="float" office:value="0.005374659">
                <text:p>0.005374659</text:p>
              </table:table-cell>
              <table:table-cell office:value-type="float" office:value="0.00001393549">
                <text:p>0.0000139354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9801366">
                <text:p>0.009801366</text:p>
              </table:table-cell>
              <table:table-cell office:value-type="float" office:value="0.07659252">
                <text:p>0.07659252</text:p>
              </table:table-cell>
              <table:table-cell office:value-type="float" office:value="0.007375854">
                <text:p>0.0073758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1308623">
                <text:p>0.0001308623</text:p>
              </table:table-cell>
              <table:table-cell office:value-type="float" office:value="0.02203539">
                <text:p>0.02203539</text:p>
              </table:table-cell>
              <table:table-cell office:value-type="float" office:value="0.01889991">
                <text:p>0.0188999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1560335">
                <text:p>0.0001560335</text:p>
              </table:table-cell>
              <table:table-cell office:value-type="float" office:value="0.000009080174">
                <text:p>0.000009080174</text:p>
              </table:table-cell>
              <table:table-cell office:value-type="float" office:value="0.01500167">
                <text:p>0.015001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03285447">
                <text:p>0.00003285447</text:p>
              </table:table-cell>
              <table:table-cell office:value-type="float" office:value="0.002345652">
                <text:p>0.002345652</text:p>
              </table:table-cell>
              <table:table-cell office:value-type="float" office:value="0.0001799223">
                <text:p>0.000179922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7202003">
                <text:p>0.0007202003</text:p>
              </table:table-cell>
              <table:table-cell office:value-type="float" office:value="0.0003589747">
                <text:p>0.0003589747</text:p>
              </table:table-cell>
              <table:table-cell office:value-type="float" office:value="0.01360263">
                <text:p>0.013602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2551295">
                <text:p>0.002551295</text:p>
              </table:table-cell>
              <table:table-cell office:value-type="float" office:value="0.007138073">
                <text:p>0.007138073</text:p>
              </table:table-cell>
              <table:table-cell office:value-type="float" office:value="0.07470892">
                <text:p>0.0747089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3188592">
                <text:p>0.0003188592</text:p>
              </table:table-cell>
              <table:table-cell office:value-type="float" office:value="0.016328">
                <text:p>0.016328</text:p>
              </table:table-cell>
              <table:table-cell office:value-type="float" office:value="0.0001437843">
                <text:p>0.000143784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5660066">
                <text:p>0.0005660066</text:p>
              </table:table-cell>
              <table:table-cell office:value-type="float" office:value="0.0009553061">
                <text:p>0.0009553061</text:p>
              </table:table-cell>
              <table:table-cell office:value-type="float" office:value="0.009833815">
                <text:p>0.0098338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01358476">
                <text:p>0.00001358476</text:p>
              </table:table-cell>
              <table:table-cell office:value-type="float" office:value="0.0001225636">
                <text:p>0.0001225636</text:p>
              </table:table-cell>
              <table:table-cell office:value-type="float" office:value="0.008377147">
                <text:p>0.0083771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2061355">
                <text:p>0.002061355</text:p>
              </table:table-cell>
              <table:table-cell office:value-type="float" office:value="0.01675895">
                <text:p>0.01675895</text:p>
              </table:table-cell>
              <table:table-cell office:value-type="float" office:value="0.000620386">
                <text:p>0.00062038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2297368">
                <text:p>0.02297368</text:p>
              </table:table-cell>
              <table:table-cell office:value-type="float" office:value="0.04427415">
                <text:p>0.04427415</text:p>
              </table:table-cell>
              <table:table-cell office:value-type="float" office:value="0.01554931">
                <text:p>0.0155493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03755149">
                <text:p>0.00003755149</text:p>
              </table:table-cell>
              <table:table-cell office:value-type="float" office:value="0.3187574">
                <text:p>0.3187574</text:p>
              </table:table-cell>
              <table:table-cell office:value-type="float" office:value="0.001696395">
                <text:p>0.0016963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4107749">
                <text:p>0.004107749</text:p>
              </table:table-cell>
              <table:table-cell office:value-type="float" office:value="0.001014617">
                <text:p>0.001014617</text:p>
              </table:table-cell>
              <table:table-cell office:value-type="float" office:value="0.004407299">
                <text:p>0.00440729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2534945">
                <text:p>0.002534945</text:p>
              </table:table-cell>
              <table:table-cell office:value-type="float" office:value="0.06364226">
                <text:p>0.06364226</text:p>
              </table:table-cell>
              <table:table-cell office:value-type="float" office:value="0.0003790496">
                <text:p>0.000379049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.00112297">
                <text:p>0.00112297</text:p>
              </table:table-cell>
              <table:table-cell office:value-type="float" office:value="0.02698425">
                <text:p>0.026984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1576527">
                <text:p>0.01576527</text:p>
              </table:table-cell>
              <table:table-cell office:value-type="float" office:value="0.01004321">
                <text:p>0.01004321</text:p>
              </table:table-cell>
              <table:table-cell office:value-type="float" office:value="0.1323539">
                <text:p>0.132353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2458272">
                <text:p>0.02458272</text:p>
              </table:table-cell>
              <table:table-cell office:value-type="float" office:value="0.0001868943">
                <text:p>0.0001868943</text:p>
              </table:table-cell>
              <table:table-cell office:value-type="float" office:value="0.01066587">
                <text:p>0.0106658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1036566">
                <text:p>0.01036566</text:p>
              </table:table-cell>
              <table:table-cell office:value-type="float" office:value="0">
                <text:p>0</text:p>
              </table:table-cell>
              <table:table-cell office:value-type="float" office:value="0.0006109439">
                <text:p>0.000610943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616746">
                <text:p>0.000616746</text:p>
              </table:table-cell>
              <table:table-cell office:value-type="float" office:value="0.00357954">
                <text:p>0.00357954</text:p>
              </table:table-cell>
              <table:table-cell office:value-type="float" office:value="0.0004031696">
                <text:p>0.000403169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6112711">
                <text:p>0.0006112711</text:p>
              </table:table-cell>
              <table:table-cell office:value-type="float" office:value="0.0002402461">
                <text:p>0.0002402461</text:p>
              </table:table-cell>
              <table:table-cell office:value-type="float" office:value="0.01018157">
                <text:p>0.0101815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1892162">
                <text:p>0.001892162</text:p>
              </table:table-cell>
              <table:table-cell office:value-type="float" office:value="0.0005555219">
                <text:p>0.0005555219</text:p>
              </table:table-cell>
              <table:table-cell office:value-type="float" office:value="0.001747629">
                <text:p>0.00174762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2631231">
                <text:p>0.002631231</text:p>
              </table:table-cell>
              <table:table-cell office:value-type="float" office:value="0.05131177">
                <text:p>0.05131177</text:p>
              </table:table-cell>
              <table:table-cell office:value-type="float" office:value="0.01093088">
                <text:p>0.0109308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1399386">
                <text:p>0.001399386</text:p>
              </table:table-cell>
              <table:table-cell office:value-type="float" office:value="0.006640968">
                <text:p>0.006640968</text:p>
              </table:table-cell>
              <table:table-cell office:value-type="float" office:value="0.0001600848">
                <text:p>0.00016008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001093282">
                <text:p>0.000001093282</text:p>
              </table:table-cell>
              <table:table-cell office:value-type="float" office:value="0.0001807472">
                <text:p>0.0001807472</text:p>
              </table:table-cell>
              <table:table-cell office:value-type="float" office:value="0.002100578">
                <text:p>0.00210057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005199966">
                <text:p>0.000005199966</text:p>
              </table:table-cell>
              <table:table-cell office:value-type="float" office:value="0.0005818669">
                <text:p>0.0005818669</text:p>
              </table:table-cell>
              <table:table-cell office:value-type="float" office:value="0.0006585717">
                <text:p>0.000658571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01755485">
                <text:p>0.00001755485</text:p>
              </table:table-cell>
              <table:table-cell office:value-type="float" office:value="0.005330074">
                <text:p>0.005330074</text:p>
              </table:table-cell>
              <table:table-cell office:value-type="float" office:value="0.01290174">
                <text:p>0.0129017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4960487">
                <text:p>0.004960487</text:p>
              </table:table-cell>
              <table:table-cell office:value-type="float" office:value="0.009049394">
                <text:p>0.009049394</text:p>
              </table:table-cell>
              <table:table-cell office:value-type="float" office:value="0.001267081">
                <text:p>0.00126708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4030893">
                <text:p>0.0004030893</text:p>
              </table:table-cell>
              <table:table-cell office:value-type="float" office:value="0.00006151696">
                <text:p>0.00006151696</text:p>
              </table:table-cell>
              <table:table-cell office:value-type="float" office:value="0.00007689807">
                <text:p>0.0000768980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2152076">
                <text:p>0.002152076</text:p>
              </table:table-cell>
              <table:table-cell office:value-type="float" office:value="0.001848229">
                <text:p>0.001848229</text:p>
              </table:table-cell>
              <table:table-cell office:value-type="float" office:value="0.001197198">
                <text:p>0.00119719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1913506">
                <text:p>0.001913506</text:p>
              </table:table-cell>
              <table:table-cell office:value-type="float" office:value="0.01415574">
                <text:p>0.01415574</text:p>
              </table:table-cell>
              <table:table-cell office:value-type="float" office:value="0.007929252">
                <text:p>0.0079292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01259315">
                <text:p>0.00001259315</text:p>
              </table:table-cell>
              <table:table-cell office:value-type="float" office:value="0.01521377">
                <text:p>0.01521377</text:p>
              </table:table-cell>
              <table:table-cell office:value-type="float" office:value="0.001657478">
                <text:p>0.00165747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4028499">
                <text:p>0.004028499</text:p>
              </table:table-cell>
              <table:table-cell office:value-type="float" office:value="0.01498124">
                <text:p>0.01498124</text:p>
              </table:table-cell>
              <table:table-cell office:value-type="float" office:value="0.01340442">
                <text:p>0.0134044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2346207">
                <text:p>0.02346207</text:p>
              </table:table-cell>
              <table:table-cell office:value-type="float" office:value="0.01103607">
                <text:p>0.01103607</text:p>
              </table:table-cell>
              <table:table-cell office:value-type="float" office:value="0.004592327">
                <text:p>0.0045923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003057273">
                <text:p>0.000003057273</text:p>
              </table:table-cell>
              <table:table-cell office:value-type="float" office:value="0.02369175">
                <text:p>0.02369175</text:p>
              </table:table-cell>
              <table:table-cell office:value-type="float" office:value="0.1489308">
                <text:p>0.14893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1171223">
                <text:p>0.001171223</text:p>
              </table:table-cell>
              <table:table-cell office:value-type="float" office:value="0.0002921798">
                <text:p>0.0002921798</text:p>
              </table:table-cell>
              <table:table-cell office:value-type="float" office:value="1.508046">
                <text:p>1.50804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2475388">
                <text:p>0.0002475388</text:p>
              </table:table-cell>
              <table:table-cell office:value-type="float" office:value="0.004337517">
                <text:p>0.004337517</text:p>
              </table:table-cell>
              <table:table-cell office:value-type="float" office:value="0.09298392">
                <text:p>0.092983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7968071">
                <text:p>0.07968071</text:p>
              </table:table-cell>
              <table:table-cell office:value-type="float" office:value="0.01993126">
                <text:p>0.01993126</text:p>
              </table:table-cell>
              <table:table-cell office:value-type="float" office:value="0.00606246">
                <text:p>0.0060624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001820211">
                <text:p>0.000001820211</text:p>
              </table:table-cell>
              <table:table-cell office:value-type="float" office:value="0.1660354">
                <text:p>0.1660354</text:p>
              </table:table-cell>
              <table:table-cell office:value-type="float" office:value="0.01714784">
                <text:p>0.0171478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2620179">
                <text:p>0.002620179</text:p>
              </table:table-cell>
              <table:table-cell office:value-type="float" office:value="0.02117502">
                <text:p>0.02117502</text:p>
              </table:table-cell>
              <table:table-cell office:value-type="float" office:value="0.002617739">
                <text:p>0.00261773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02019181">
                <text:p>0.0002019181</text:p>
              </table:table-cell>
              <table:table-cell office:value-type="float" office:value="0.02938361">
                <text:p>0.02938361</text:p>
              </table:table-cell>
              <table:table-cell office:value-type="float" office:value="0.00194591">
                <text:p>0.0019459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3225631">
                <text:p>0.03225631</text:p>
              </table:table-cell>
              <table:table-cell office:value-type="float" office:value="0.005147528">
                <text:p>0.005147528</text:p>
              </table:table-cell>
              <table:table-cell office:value-type="float" office:value="0.0001743416">
                <text:p>0.00017434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004732842">
                <text:p>0.00004732842</text:p>
              </table:table-cell>
              <table:table-cell office:value-type="float" office:value="0.0007485305">
                <text:p>0.0007485305</text:p>
              </table:table-cell>
              <table:table-cell office:value-type="float" office:value="0.01428111">
                <text:p>0.0142811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5402245">
                <text:p>0.0005402245</text:p>
              </table:table-cell>
              <table:table-cell office:value-type="float" office:value="0.09416043">
                <text:p>0.09416043</text:p>
              </table:table-cell>
              <table:table-cell office:value-type="float" office:value="0.002978722">
                <text:p>0.00297872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2971298">
                <text:p>0.002971298</text:p>
              </table:table-cell>
              <table:table-cell office:value-type="float" office:value="0.01631585">
                <text:p>0.01631585</text:p>
              </table:table-cell>
              <table:table-cell office:value-type="float" office:value="0.0001925697">
                <text:p>0.000192569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01180072">
                <text:p>0.00001180072</text:p>
              </table:table-cell>
              <table:table-cell office:value-type="float" office:value="0.000009206578">
                <text:p>0.000009206578</text:p>
              </table:table-cell>
              <table:table-cell office:value-type="float" office:value="0.0001259845">
                <text:p>0.000125984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7980787">
                <text:p>0.0007980787</text:p>
              </table:table-cell>
              <table:table-cell office:value-type="float" office:value="0.01171817">
                <text:p>0.01171817</text:p>
              </table:table-cell>
              <table:table-cell office:value-type="float" office:value="0.0003313383">
                <text:p>0.000331338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3837868">
                <text:p>0.003837868</text:p>
              </table:table-cell>
              <table:table-cell office:value-type="float" office:value="0.0128124">
                <text:p>0.0128124</text:p>
              </table:table-cell>
              <table:table-cell office:value-type="float" office:value="0.002531707">
                <text:p>0.00253170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05769131">
                <text:p>0.0005769131</text:p>
              </table:table-cell>
              <table:table-cell office:value-type="float" office:value="0.08480646">
                <text:p>0.08480646</text:p>
              </table:table-cell>
              <table:table-cell office:value-type="float" office:value="0.03925253">
                <text:p>0.0392525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1233774">
                <text:p>0.01233774</text:p>
              </table:table-cell>
              <table:table-cell office:value-type="float" office:value="0.0009008395">
                <text:p>0.0009008395</text:p>
              </table:table-cell>
              <table:table-cell office:value-type="float" office:value="0.04250933">
                <text:p>0.0425093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3347055">
                <text:p>0.003347055</text:p>
              </table:table-cell>
              <table:table-cell office:value-type="float" office:value="0.003876999">
                <text:p>0.003876999</text:p>
              </table:table-cell>
              <table:table-cell office:value-type="float" office:value="0.0161766">
                <text:p>0.016176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004396102">
                <text:p>0.00004396102</text:p>
              </table:table-cell>
              <table:table-cell office:value-type="float" office:value="0.000672798">
                <text:p>0.000672798</text:p>
              </table:table-cell>
              <table:table-cell office:value-type="float" office:value="0.0001987982">
                <text:p>0.000198798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0006610793">
                <text:p>0.000006610793</text:p>
              </table:table-cell>
              <table:table-cell office:value-type="float" office:value="0.00006451808">
                <text:p>0.00006451808</text:p>
              </table:table-cell>
              <table:table-cell office:value-type="float" office:value="0.005029028">
                <text:p>0.00502902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1381521">
                <text:p>0.01381521</text:p>
              </table:table-cell>
              <table:table-cell office:value-type="float" office:value="0.03224057">
                <text:p>0.03224057</text:p>
              </table:table-cell>
              <table:table-cell office:value-type="float" office:value="0.03583422">
                <text:p>0.0358342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7255881">
                <text:p>0.007255881</text:p>
              </table:table-cell>
              <table:table-cell office:value-type="float" office:value="0.02683227">
                <text:p>0.02683227</text:p>
              </table:table-cell>
              <table:table-cell office:value-type="float" office:value="0.002631826">
                <text:p>0.00263182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1041762">
                <text:p>0.001041762</text:p>
              </table:table-cell>
              <table:table-cell office:value-type="float" office:value="0.0001391711">
                <text:p>0.0001391711</text:p>
              </table:table-cell>
              <table:table-cell office:value-type="float" office:value="0.0006804272">
                <text:p>0.000680427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2714924">
                <text:p>0.002714924</text:p>
              </table:table-cell>
              <table:table-cell office:value-type="float" office:value="0.0005775679">
                <text:p>0.0005775679</text:p>
              </table:table-cell>
              <table:table-cell office:value-type="float" office:value="0.02884495">
                <text:p>0.0288449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1845668">
                <text:p>0.001845668</text:p>
              </table:table-cell>
              <table:table-cell office:value-type="float" office:value="0.008335224">
                <text:p>0.008335224</text:p>
              </table:table-cell>
              <table:table-cell office:value-type="float" office:value="0.0003503191">
                <text:p>0.000350319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1794279">
                <text:p>0.001794279</text:p>
              </table:table-cell>
              <table:table-cell office:value-type="float" office:value="0.006129952">
                <text:p>0.006129952</text:p>
              </table:table-cell>
              <table:table-cell office:value-type="float" office:value="0.00008099536">
                <text:p>0.0000809953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2143729">
                <text:p>0.002143729</text:p>
              </table:table-cell>
              <table:table-cell office:value-type="float" office:value="0.006933208">
                <text:p>0.006933208</text:p>
              </table:table-cell>
              <table:table-cell office:value-type="float" office:value="0.01149915">
                <text:p>0.0114991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002124252">
                <text:p>0.00002124252</text:p>
              </table:table-cell>
              <table:table-cell office:value-type="float" office:value="0.005924945">
                <text:p>0.005924945</text:p>
              </table:table-cell>
              <table:table-cell office:value-type="float" office:value="0.007908024">
                <text:p>0.00790802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2616283">
                <text:p>0.02616283</text:p>
              </table:table-cell>
              <table:table-cell office:value-type="float" office:value="0.006743755">
                <text:p>0.006743755</text:p>
              </table:table-cell>
              <table:table-cell office:value-type="float" office:value="0.0008977094">
                <text:p>0.000897709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07096849">
                <text:p>0.0007096849</text:p>
              </table:table-cell>
              <table:table-cell office:value-type="float" office:value="0.0008366861">
                <text:p>0.0008366861</text:p>
              </table:table-cell>
              <table:table-cell office:value-type="float" office:value="0.005010876">
                <text:p>0.00501087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3153781">
                <text:p>0.003153781</text:p>
              </table:table-cell>
              <table:table-cell office:value-type="float" office:value="0.0002185204">
                <text:p>0.0002185204</text:p>
              </table:table-cell>
              <table:table-cell office:value-type="float" office:value="0.001058612">
                <text:p>0.00105861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4110893">
                <text:p>0.004110893</text:p>
              </table:table-cell>
              <table:table-cell office:value-type="float" office:value="0.0064418">
                <text:p>0.0064418</text:p>
              </table:table-cell>
              <table:table-cell office:value-type="float" office:value="0.0001337621">
                <text:p>0.000133762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002724333">
                <text:p>0.00002724333</text:p>
              </table:table-cell>
              <table:table-cell office:value-type="float" office:value="0.06517468">
                <text:p>0.06517468</text:p>
              </table:table-cell>
              <table:table-cell office:value-type="float" office:value="0.004171774">
                <text:p>0.00417177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3237212">
                <text:p>0.003237212</text:p>
              </table:table-cell>
              <table:table-cell office:value-type="float" office:value="0.004991456">
                <text:p>0.004991456</text:p>
              </table:table-cell>
              <table:table-cell office:value-type="float" office:value="0.002546952">
                <text:p>0.00254695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01117209">
                <text:p>0.0001117209</text:p>
              </table:table-cell>
              <table:table-cell office:value-type="float" office:value="0.001449174">
                <text:p>0.001449174</text:p>
              </table:table-cell>
              <table:table-cell office:value-type="float" office:value="0.01842684">
                <text:p>0.0184268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007175722">
                <text:p>0.00007175722</text:p>
              </table:table-cell>
              <table:table-cell office:value-type="float" office:value="0.003061382">
                <text:p>0.003061382</text:p>
              </table:table-cell>
              <table:table-cell office:value-type="float" office:value="0.00006489354">
                <text:p>0.0000648935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0005257077">
                <text:p>0.000005257077</text:p>
              </table:table-cell>
              <table:table-cell office:value-type="float" office:value="0.002936763">
                <text:p>0.002936763</text:p>
              </table:table-cell>
              <table:table-cell office:value-type="float" office:value="0.006084165">
                <text:p>0.00608416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002869378">
                <text:p>0.00002869378</text:p>
              </table:table-cell>
              <table:table-cell office:value-type="float" office:value="0.005702239">
                <text:p>0.005702239</text:p>
              </table:table-cell>
              <table:table-cell office:value-type="float" office:value="0.000004366553">
                <text:p>0.00000436655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0003181902">
                <text:p>0.000003181902</text:p>
              </table:table-cell>
              <table:table-cell office:value-type="float" office:value="0.01129118">
                <text:p>0.01129118</text:p>
              </table:table-cell>
              <table:table-cell office:value-type="float" office:value="0.005417481">
                <text:p>0.00541748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003536113">
                <text:p>0.00003536113</text:p>
              </table:table-cell>
              <table:table-cell office:value-type="float" office:value="0.004196151">
                <text:p>0.004196151</text:p>
              </table:table-cell>
              <table:table-cell office:value-type="float" office:value="0.0003288217">
                <text:p>0.000328821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2870575">
                <text:p>0.002870575</text:p>
              </table:table-cell>
              <table:table-cell office:value-type="float" office:value="0.0003961113">
                <text:p>0.0003961113</text:p>
              </table:table-cell>
              <table:table-cell office:value-type="float" office:value="0.00002167022">
                <text:p>0.0000216702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005054937">
                <text:p>0.00005054937</text:p>
              </table:table-cell>
              <table:table-cell office:value-type="float" office:value="0.001994948">
                <text:p>0.001994948</text:p>
              </table:table-cell>
              <table:table-cell office:value-type="float" office:value="0.01468801">
                <text:p>0.0146880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001692745">
                <text:p>0.00001692745</text:p>
              </table:table-cell>
              <table:table-cell office:value-type="float" office:value="0.04595787">
                <text:p>0.04595787</text:p>
              </table:table-cell>
              <table:table-cell office:value-type="float" office:value="0.0002685557">
                <text:p>0.000268555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058942">
                <text:p>0.00058942</text:p>
              </table:table-cell>
              <table:table-cell office:value-type="float" office:value="0.02849169">
                <text:p>0.02849169</text:p>
              </table:table-cell>
              <table:table-cell office:value-type="float" office:value="0.000176026">
                <text:p>0.00017602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1223036">
                <text:p>0.001223036</text:p>
              </table:table-cell>
              <table:table-cell office:value-type="float" office:value="0.01717375">
                <text:p>0.01717375</text:p>
              </table:table-cell>
              <table:table-cell office:value-type="float" office:value="0.000006978781">
                <text:p>0.00000697878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0675224">
                <text:p>0.000675224</text:p>
              </table:table-cell>
              <table:table-cell office:value-type="float" office:value="0.002216412">
                <text:p>0.002216412</text:p>
              </table:table-cell>
              <table:table-cell office:value-type="float" office:value="0.000007370008">
                <text:p>0.00000737000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0675224">
                <text:p>0.000675224</text:p>
              </table:table-cell>
              <table:table-cell office:value-type="float" office:value="0.0005228786">
                <text:p>0.0005228786</text:p>
              </table:table-cell>
              <table:table-cell office:value-type="float" office:value="0.000005906847">
                <text:p>0.00000590684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.60464E-033">
                <text:p>3.60464E-033</text:p>
              </table:table-cell>
              <table:table-cell office:value-type="float" office:value="0">
                <text:p>0</text:p>
              </table:table-cell>
              <table:table-cell office:value-type="float" office:value="0.00002022169">
                <text:p>0.0000202216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04620248">
                <text:p>0.0004620248</text:p>
              </table:table-cell>
              <table:table-cell office:value-type="float" office:value="0.0000239941">
                <text:p>0.0000239941</text:p>
              </table:table-cell>
              <table:table-cell office:value-type="float" office:value="0.000005604196">
                <text:p>0.00000560419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04620248">
                <text:p>0.0004620248</text:p>
              </table:table-cell>
              <table:table-cell office:value-type="float" office:value="0.00005325028">
                <text:p>0.00005325028</text:p>
              </table:table-cell>
              <table:table-cell office:value-type="float" office:value="0.00000554253">
                <text:p>0.0000055425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1418383">
                <text:p>0.001418383</text:p>
              </table:table-cell>
              <table:table-cell office:value-type="float" office:value="0.00007066311">
                <text:p>0.00007066311</text:p>
              </table:table-cell>
              <table:table-cell office:value-type="float" office:value="0.005460864">
                <text:p>0.00546086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1603983">
                <text:p>0.001603983</text:p>
              </table:table-cell>
              <table:table-cell office:value-type="float" office:value="0.008121049">
                <text:p>0.008121049</text:p>
              </table:table-cell>
              <table:table-cell office:value-type="float" office:value="0.003457409">
                <text:p>0.00345740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0002630296">
                <text:p>0.000002630296</text:p>
              </table:table-cell>
              <table:table-cell office:value-type="float" office:value="0.006191195">
                <text:p>0.006191195</text:p>
              </table:table-cell>
              <table:table-cell office:value-type="float" office:value="0.0002214407">
                <text:p>0.000221440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01183873">
                <text:p>0.0001183873</text:p>
              </table:table-cell>
              <table:table-cell office:value-type="float" office:value="0.0007200416">
                <text:p>0.0007200416</text:p>
              </table:table-cell>
              <table:table-cell office:value-type="float" office:value="0.005777075">
                <text:p>0.0057770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7851582">
                <text:p>0.007851582</text:p>
              </table:table-cell>
              <table:table-cell office:value-type="float" office:value="0.0009123594">
                <text:p>0.0009123594</text:p>
              </table:table-cell>
              <table:table-cell office:value-type="float" office:value="0.000488723">
                <text:p>0.00048872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001023579">
                <text:p>0.00001023579</text:p>
              </table:table-cell>
              <table:table-cell office:value-type="float" office:value="0.007912598">
                <text:p>0.007912598</text:p>
              </table:table-cell>
              <table:table-cell office:value-type="float" office:value="0.01691378">
                <text:p>0.0169137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001930716">
                <text:p>0.00001930716</text:p>
              </table:table-cell>
              <table:table-cell office:value-type="float" office:value="0.002574805">
                <text:p>0.002574805</text:p>
              </table:table-cell>
              <table:table-cell office:value-type="float" office:value="0.005913469">
                <text:p>0.00591346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2783917">
                <text:p>0.002783917</text:p>
              </table:table-cell>
              <table:table-cell office:value-type="float" office:value="0.005374659">
                <text:p>0.005374659</text:p>
              </table:table-cell>
              <table:table-cell office:value-type="float" office:value="0.00001393549">
                <text:p>0.0000139354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9801366">
                <text:p>0.009801366</text:p>
              </table:table-cell>
              <table:table-cell office:value-type="float" office:value="0.07659252">
                <text:p>0.07659252</text:p>
              </table:table-cell>
              <table:table-cell office:value-type="float" office:value="0.01283096">
                <text:p>0.0128309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01308623">
                <text:p>0.0001308623</text:p>
              </table:table-cell>
              <table:table-cell office:value-type="float" office:value="0.02203539">
                <text:p>0.02203539</text:p>
              </table:table-cell>
              <table:table-cell office:value-type="float" office:value="0.01341767">
                <text:p>0.0134176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01560335">
                <text:p>0.0001560335</text:p>
              </table:table-cell>
              <table:table-cell office:value-type="float" office:value="0.000009080174">
                <text:p>0.000009080174</text:p>
              </table:table-cell>
              <table:table-cell office:value-type="float" office:value="0.01169635">
                <text:p>0.0116963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003285447">
                <text:p>0.00003285447</text:p>
              </table:table-cell>
              <table:table-cell office:value-type="float" office:value="0.002345652">
                <text:p>0.002345652</text:p>
              </table:table-cell>
              <table:table-cell office:value-type="float" office:value="0.005714534">
                <text:p>0.00571453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07202003">
                <text:p>0.0007202003</text:p>
              </table:table-cell>
              <table:table-cell office:value-type="float" office:value="0.0003589747">
                <text:p>0.0003589747</text:p>
              </table:table-cell>
              <table:table-cell office:value-type="float" office:value="0.006562176">
                <text:p>0.00656217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2551295">
                <text:p>0.002551295</text:p>
              </table:table-cell>
              <table:table-cell office:value-type="float" office:value="0.007138073">
                <text:p>0.007138073</text:p>
              </table:table-cell>
              <table:table-cell office:value-type="float" office:value="0.07008668">
                <text:p>0.0700866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03188592">
                <text:p>0.0003188592</text:p>
              </table:table-cell>
              <table:table-cell office:value-type="float" office:value="0.016328">
                <text:p>0.016328</text:p>
              </table:table-cell>
              <table:table-cell office:value-type="float" office:value="0.0004533362">
                <text:p>0.000453336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05660066">
                <text:p>0.0005660066</text:p>
              </table:table-cell>
              <table:table-cell office:value-type="float" office:value="0.0009553061">
                <text:p>0.0009553061</text:p>
              </table:table-cell>
              <table:table-cell office:value-type="float" office:value="0.04370038">
                <text:p>0.0437003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001358476">
                <text:p>0.00001358476</text:p>
              </table:table-cell>
              <table:table-cell office:value-type="float" office:value="0.0001225636">
                <text:p>0.0001225636</text:p>
              </table:table-cell>
              <table:table-cell office:value-type="float" office:value="0.009369756">
                <text:p>0.00936975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2061355">
                <text:p>0.002061355</text:p>
              </table:table-cell>
              <table:table-cell office:value-type="float" office:value="0.01675895">
                <text:p>0.01675895</text:p>
              </table:table-cell>
              <table:table-cell office:value-type="float" office:value="0.003915311">
                <text:p>0.00391531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2297368">
                <text:p>0.02297368</text:p>
              </table:table-cell>
              <table:table-cell office:value-type="float" office:value="0.04427415">
                <text:p>0.04427415</text:p>
              </table:table-cell>
              <table:table-cell office:value-type="float" office:value="0.04198359">
                <text:p>0.0419835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003755149">
                <text:p>0.00003755149</text:p>
              </table:table-cell>
              <table:table-cell office:value-type="float" office:value="0.3187574">
                <text:p>0.3187574</text:p>
              </table:table-cell>
              <table:table-cell office:value-type="float" office:value="0.0004051888">
                <text:p>0.000405188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4107749">
                <text:p>0.004107749</text:p>
              </table:table-cell>
              <table:table-cell office:value-type="float" office:value="0.001014617">
                <text:p>0.001014617</text:p>
              </table:table-cell>
              <table:table-cell office:value-type="float" office:value="0.001951749">
                <text:p>0.00195174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2534945">
                <text:p>0.002534945</text:p>
              </table:table-cell>
              <table:table-cell office:value-type="float" office:value="0.06364226">
                <text:p>0.06364226</text:p>
              </table:table-cell>
              <table:table-cell office:value-type="float" office:value="0.003501324">
                <text:p>0.00350132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0.00112297">
                <text:p>0.00112297</text:p>
              </table:table-cell>
              <table:table-cell office:value-type="float" office:value="0.04573559">
                <text:p>0.0457355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1576527">
                <text:p>0.01576527</text:p>
              </table:table-cell>
              <table:table-cell office:value-type="float" office:value="0.01004321">
                <text:p>0.01004321</text:p>
              </table:table-cell>
              <table:table-cell office:value-type="float" office:value="0.1928078">
                <text:p>0.192807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2458272">
                <text:p>0.02458272</text:p>
              </table:table-cell>
              <table:table-cell office:value-type="float" office:value="0.0001868943">
                <text:p>0.0001868943</text:p>
              </table:table-cell>
              <table:table-cell office:value-type="float" office:value="0.002223047">
                <text:p>0.00222304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2593101">
                <text:p>0.002593101</text:p>
              </table:table-cell>
              <table:table-cell office:value-type="float" office:value="0">
                <text:p>0</text:p>
              </table:table-cell>
              <table:table-cell office:value-type="float" office:value="0.004602346">
                <text:p>0.00460234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0616746">
                <text:p>0.000616746</text:p>
              </table:table-cell>
              <table:table-cell office:value-type="float" office:value="0.00357954">
                <text:p>0.00357954</text:p>
              </table:table-cell>
              <table:table-cell office:value-type="float" office:value="0.000691856">
                <text:p>0.00069185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06112711">
                <text:p>0.0006112711</text:p>
              </table:table-cell>
              <table:table-cell office:value-type="float" office:value="0.0002402461">
                <text:p>0.0002402461</text:p>
              </table:table-cell>
              <table:table-cell office:value-type="float" office:value="0.01691039">
                <text:p>0.0169103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1892162">
                <text:p>0.001892162</text:p>
              </table:table-cell>
              <table:table-cell office:value-type="float" office:value="0.0005555219">
                <text:p>0.0005555219</text:p>
              </table:table-cell>
              <table:table-cell office:value-type="float" office:value="0.001708039">
                <text:p>0.00170803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2631231">
                <text:p>0.002631231</text:p>
              </table:table-cell>
              <table:table-cell office:value-type="float" office:value="0.05131177">
                <text:p>0.05131177</text:p>
              </table:table-cell>
              <table:table-cell office:value-type="float" office:value="0.01016978">
                <text:p>0.0101697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1399386">
                <text:p>0.001399386</text:p>
              </table:table-cell>
              <table:table-cell office:value-type="float" office:value="0.006640968">
                <text:p>0.006640968</text:p>
              </table:table-cell>
              <table:table-cell office:value-type="float" office:value="0.0003544069">
                <text:p>0.000354406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0001093282">
                <text:p>0.000001093282</text:p>
              </table:table-cell>
              <table:table-cell office:value-type="float" office:value="0.0001807472">
                <text:p>0.0001807472</text:p>
              </table:table-cell>
              <table:table-cell office:value-type="float" office:value="0.004063694">
                <text:p>0.00406369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0005199966">
                <text:p>0.000005199966</text:p>
              </table:table-cell>
              <table:table-cell office:value-type="float" office:value="0.0005818669">
                <text:p>0.0005818669</text:p>
              </table:table-cell>
              <table:table-cell office:value-type="float" office:value="0.001250724">
                <text:p>0.00125072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001755485">
                <text:p>0.00001755485</text:p>
              </table:table-cell>
              <table:table-cell office:value-type="float" office:value="0.005330074">
                <text:p>0.005330074</text:p>
              </table:table-cell>
              <table:table-cell office:value-type="float" office:value="0.0110589">
                <text:p>0.011058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4960487">
                <text:p>0.004960487</text:p>
              </table:table-cell>
              <table:table-cell office:value-type="float" office:value="0.009049394">
                <text:p>0.009049394</text:p>
              </table:table-cell>
              <table:table-cell office:value-type="float" office:value="0.00357778">
                <text:p>0.0035777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04030893">
                <text:p>0.0004030893</text:p>
              </table:table-cell>
              <table:table-cell office:value-type="float" office:value="0.002445583">
                <text:p>0.002445583</text:p>
              </table:table-cell>
              <table:table-cell office:value-type="float" office:value="0.0005914561">
                <text:p>0.000591456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2152076">
                <text:p>0.002152076</text:p>
              </table:table-cell>
              <table:table-cell office:value-type="float" office:value="0.001848229">
                <text:p>0.001848229</text:p>
              </table:table-cell>
              <table:table-cell office:value-type="float" office:value="0.002070091">
                <text:p>0.00207009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1913506">
                <text:p>0.001913506</text:p>
              </table:table-cell>
              <table:table-cell office:value-type="float" office:value="0.01415574">
                <text:p>0.01415574</text:p>
              </table:table-cell>
              <table:table-cell office:value-type="float" office:value="0.007511978">
                <text:p>0.00751197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001259315">
                <text:p>0.00001259315</text:p>
              </table:table-cell>
              <table:table-cell office:value-type="float" office:value="0.01521377">
                <text:p>0.01521377</text:p>
              </table:table-cell>
              <table:table-cell office:value-type="float" office:value="0.003383033">
                <text:p>0.00338303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4028499">
                <text:p>0.004028499</text:p>
              </table:table-cell>
              <table:table-cell office:value-type="float" office:value="0.01498124">
                <text:p>0.01498124</text:p>
              </table:table-cell>
              <table:table-cell office:value-type="float" office:value="0.0199213">
                <text:p>0.019921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2346207">
                <text:p>0.02346207</text:p>
              </table:table-cell>
              <table:table-cell office:value-type="float" office:value="0.01103607">
                <text:p>0.01103607</text:p>
              </table:table-cell>
              <table:table-cell office:value-type="float" office:value="0.001171316">
                <text:p>0.00117131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0003057273">
                <text:p>0.000003057273</text:p>
              </table:table-cell>
              <table:table-cell office:value-type="float" office:value="0.02369175">
                <text:p>0.02369175</text:p>
              </table:table-cell>
              <table:table-cell office:value-type="float" office:value="0.1356675">
                <text:p>0.135667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1171223">
                <text:p>0.001171223</text:p>
              </table:table-cell>
              <table:table-cell office:value-type="float" office:value="0.0002921798">
                <text:p>0.0002921798</text:p>
              </table:table-cell>
              <table:table-cell office:value-type="float" office:value="1.422293">
                <text:p>1.42229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02475388">
                <text:p>0.0002475388</text:p>
              </table:table-cell>
              <table:table-cell office:value-type="float" office:value="0.004337517">
                <text:p>0.004337517</text:p>
              </table:table-cell>
              <table:table-cell office:value-type="float" office:value="0.07310894">
                <text:p>0.0731089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7968071">
                <text:p>0.07968071</text:p>
              </table:table-cell>
              <table:table-cell office:value-type="float" office:value="0.01993126">
                <text:p>0.01993126</text:p>
              </table:table-cell>
              <table:table-cell office:value-type="float" office:value="0.0009568749">
                <text:p>0.000956874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0001820211">
                <text:p>0.000001820211</text:p>
              </table:table-cell>
              <table:table-cell office:value-type="float" office:value="0.1660354">
                <text:p>0.1660354</text:p>
              </table:table-cell>
              <table:table-cell office:value-type="float" office:value="0.01095106">
                <text:p>0.0109510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2620179">
                <text:p>0.002620179</text:p>
              </table:table-cell>
              <table:table-cell office:value-type="float" office:value="0.02117502">
                <text:p>0.02117502</text:p>
              </table:table-cell>
              <table:table-cell office:value-type="float" office:value="0.001957516">
                <text:p>0.00195751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02019181">
                <text:p>0.0002019181</text:p>
              </table:table-cell>
              <table:table-cell office:value-type="float" office:value="0.02938361">
                <text:p>0.02938361</text:p>
              </table:table-cell>
              <table:table-cell office:value-type="float" office:value="0.0006732416">
                <text:p>0.000673241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3225631">
                <text:p>0.03225631</text:p>
              </table:table-cell>
              <table:table-cell office:value-type="float" office:value="0.005147528">
                <text:p>0.005147528</text:p>
              </table:table-cell>
              <table:table-cell office:value-type="float" office:value="0.001208226">
                <text:p>0.00120822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004732842">
                <text:p>0.00004732842</text:p>
              </table:table-cell>
              <table:table-cell office:value-type="float" office:value="0.0007485305">
                <text:p>0.0007485305</text:p>
              </table:table-cell>
              <table:table-cell office:value-type="float" office:value="0.01345064">
                <text:p>0.0134506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05402245">
                <text:p>0.0005402245</text:p>
              </table:table-cell>
              <table:table-cell office:value-type="float" office:value="0.09416043">
                <text:p>0.09416043</text:p>
              </table:table-cell>
              <table:table-cell office:value-type="float" office:value="0.0003525308">
                <text:p>0.000352530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2971298">
                <text:p>0.002971298</text:p>
              </table:table-cell>
              <table:table-cell office:value-type="float" office:value="0.01631585">
                <text:p>0.01631585</text:p>
              </table:table-cell>
              <table:table-cell office:value-type="float" office:value="0.00007083097">
                <text:p>0.0000708309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001180072">
                <text:p>0.00001180072</text:p>
              </table:table-cell>
              <table:table-cell office:value-type="float" office:value="0.000009206578">
                <text:p>0.000009206578</text:p>
              </table:table-cell>
              <table:table-cell office:value-type="float" office:value="0.00003739668">
                <text:p>0.0000373966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07980787">
                <text:p>0.0007980787</text:p>
              </table:table-cell>
              <table:table-cell office:value-type="float" office:value="0.01171817">
                <text:p>0.01171817</text:p>
              </table:table-cell>
              <table:table-cell office:value-type="float" office:value="0.000158628">
                <text:p>0.00015862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3837868">
                <text:p>0.003837868</text:p>
              </table:table-cell>
              <table:table-cell office:value-type="float" office:value="0.0128124">
                <text:p>0.0128124</text:p>
              </table:table-cell>
              <table:table-cell office:value-type="float" office:value="0.001610333">
                <text:p>0.00161033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05769131">
                <text:p>0.0005769131</text:p>
              </table:table-cell>
              <table:table-cell office:value-type="float" office:value="0.08480646">
                <text:p>0.08480646</text:p>
              </table:table-cell>
              <table:table-cell office:value-type="float" office:value="0.03402922">
                <text:p>0.0340292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1233774">
                <text:p>0.01233774</text:p>
              </table:table-cell>
              <table:table-cell office:value-type="float" office:value="0.0009008395">
                <text:p>0.0009008395</text:p>
              </table:table-cell>
              <table:table-cell office:value-type="float" office:value="0.04362727">
                <text:p>0.0436272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3347055">
                <text:p>0.003347055</text:p>
              </table:table-cell>
              <table:table-cell office:value-type="float" office:value="0.003876999">
                <text:p>0.003876999</text:p>
              </table:table-cell>
              <table:table-cell office:value-type="float" office:value="0.01482953">
                <text:p>0.0148295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004396102">
                <text:p>0.00004396102</text:p>
              </table:table-cell>
              <table:table-cell office:value-type="float" office:value="0.000672798">
                <text:p>0.000672798</text:p>
              </table:table-cell>
              <table:table-cell office:value-type="float" office:value="0.0003510721">
                <text:p>0.000351072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0006610793">
                <text:p>0.000006610793</text:p>
              </table:table-cell>
              <table:table-cell office:value-type="float" office:value="0.00006451808">
                <text:p>0.00006451808</text:p>
              </table:table-cell>
              <table:table-cell office:value-type="float" office:value="0.0007805942">
                <text:p>0.000780594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1381521">
                <text:p>0.01381521</text:p>
              </table:table-cell>
              <table:table-cell office:value-type="float" office:value="0.03224057">
                <text:p>0.03224057</text:p>
              </table:table-cell>
              <table:table-cell office:value-type="float" office:value="0.03765487">
                <text:p>0.0376548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7255881">
                <text:p>0.007255881</text:p>
              </table:table-cell>
              <table:table-cell office:value-type="float" office:value="0.02683227">
                <text:p>0.02683227</text:p>
              </table:table-cell>
              <table:table-cell office:value-type="float" office:value="0.0006833179">
                <text:p>0.000683317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1041762">
                <text:p>0.001041762</text:p>
              </table:table-cell>
              <table:table-cell office:value-type="float" office:value="0.0001391711">
                <text:p>0.0001391711</text:p>
              </table:table-cell>
              <table:table-cell office:value-type="float" office:value="0.001723348">
                <text:p>0.00172334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2714924">
                <text:p>0.002714924</text:p>
              </table:table-cell>
              <table:table-cell office:value-type="float" office:value="0.0005775679">
                <text:p>0.0005775679</text:p>
              </table:table-cell>
              <table:table-cell office:value-type="float" office:value="0.009818001">
                <text:p>0.00981800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1845668">
                <text:p>0.001845668</text:p>
              </table:table-cell>
              <table:table-cell office:value-type="float" office:value="0.008335224">
                <text:p>0.008335224</text:p>
              </table:table-cell>
              <table:table-cell office:value-type="float" office:value="0.000528626">
                <text:p>0.00052862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1794279">
                <text:p>0.001794279</text:p>
              </table:table-cell>
              <table:table-cell office:value-type="float" office:value="0.006129952">
                <text:p>0.006129952</text:p>
              </table:table-cell>
              <table:table-cell office:value-type="float" office:value="0.00006563102">
                <text:p>0.0000656310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2143729">
                <text:p>0.002143729</text:p>
              </table:table-cell>
              <table:table-cell office:value-type="float" office:value="0.006933208">
                <text:p>0.006933208</text:p>
              </table:table-cell>
              <table:table-cell office:value-type="float" office:value="0.01162102">
                <text:p>0.0116210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002124252">
                <text:p>0.00002124252</text:p>
              </table:table-cell>
              <table:table-cell office:value-type="float" office:value="0.005924945">
                <text:p>0.005924945</text:p>
              </table:table-cell>
              <table:table-cell office:value-type="float" office:value="0.006737393">
                <text:p>0.00673739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2616283">
                <text:p>0.02616283</text:p>
              </table:table-cell>
              <table:table-cell office:value-type="float" office:value="0.006743755">
                <text:p>0.006743755</text:p>
              </table:table-cell>
              <table:table-cell office:value-type="float" office:value="0.0005851998">
                <text:p>0.000585199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07096849">
                <text:p>0.0007096849</text:p>
              </table:table-cell>
              <table:table-cell office:value-type="float" office:value="0.0008366861">
                <text:p>0.0008366861</text:p>
              </table:table-cell>
              <table:table-cell office:value-type="float" office:value="0.003319634">
                <text:p>0.00331963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3153781">
                <text:p>0.003153781</text:p>
              </table:table-cell>
              <table:table-cell office:value-type="float" office:value="0.0003707189">
                <text:p>0.0003707189</text:p>
              </table:table-cell>
              <table:table-cell office:value-type="float" office:value="0.0019198">
                <text:p>0.001919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4110893">
                <text:p>0.004110893</text:p>
              </table:table-cell>
              <table:table-cell office:value-type="float" office:value="0.0064418">
                <text:p>0.0064418</text:p>
              </table:table-cell>
              <table:table-cell office:value-type="float" office:value="0.00004323504">
                <text:p>0.0000432350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002724333">
                <text:p>0.00002724333</text:p>
              </table:table-cell>
              <table:table-cell office:value-type="float" office:value="0.06517468">
                <text:p>0.06517468</text:p>
              </table:table-cell>
              <table:table-cell office:value-type="float" office:value="0.002421276">
                <text:p>0.00242127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3237212">
                <text:p>0.003237212</text:p>
              </table:table-cell>
              <table:table-cell office:value-type="float" office:value="0.004991456">
                <text:p>0.004991456</text:p>
              </table:table-cell>
              <table:table-cell office:value-type="float" office:value="0.001445909">
                <text:p>0.00144590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01117209">
                <text:p>0.0001117209</text:p>
              </table:table-cell>
              <table:table-cell office:value-type="float" office:value="0.001449174">
                <text:p>0.001449174</text:p>
              </table:table-cell>
              <table:table-cell office:value-type="float" office:value="0.01780625">
                <text:p>0.017806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007175722">
                <text:p>0.00007175722</text:p>
              </table:table-cell>
              <table:table-cell office:value-type="float" office:value="0.003061382">
                <text:p>0.003061382</text:p>
              </table:table-cell>
              <table:table-cell office:value-type="float" office:value="0.0002354349">
                <text:p>0.000235434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0005257077">
                <text:p>0.000005257077</text:p>
              </table:table-cell>
              <table:table-cell office:value-type="float" office:value="0.002936763">
                <text:p>0.002936763</text:p>
              </table:table-cell>
              <table:table-cell office:value-type="float" office:value="0.006403077">
                <text:p>0.00640307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002869378">
                <text:p>0.00002869378</text:p>
              </table:table-cell>
              <table:table-cell office:value-type="float" office:value="0.005702239">
                <text:p>0.005702239</text:p>
              </table:table-cell>
              <table:table-cell office:value-type="float" office:value="0.00002417996">
                <text:p>0.0000241799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0003181902">
                <text:p>0.000003181902</text:p>
              </table:table-cell>
              <table:table-cell office:value-type="float" office:value="0.01129118">
                <text:p>0.01129118</text:p>
              </table:table-cell>
              <table:table-cell office:value-type="float" office:value="0.004927281">
                <text:p>0.00492728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003536113">
                <text:p>0.00003536113</text:p>
              </table:table-cell>
              <table:table-cell office:value-type="float" office:value="0.004196151">
                <text:p>0.004196151</text:p>
              </table:table-cell>
              <table:table-cell office:value-type="float" office:value="0.0003288217">
                <text:p>0.000328821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2870575">
                <text:p>0.002870575</text:p>
              </table:table-cell>
              <table:table-cell office:value-type="float" office:value="0.0003961113">
                <text:p>0.0003961113</text:p>
              </table:table-cell>
              <table:table-cell office:value-type="float" office:value="0.00002167022">
                <text:p>0.0000216702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005054937">
                <text:p>0.00005054937</text:p>
              </table:table-cell>
              <table:table-cell office:value-type="float" office:value="0.001994948">
                <text:p>0.001994948</text:p>
              </table:table-cell>
              <table:table-cell office:value-type="float" office:value="0.01468801">
                <text:p>0.0146880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05856047">
                <text:p>0.0005856047</text:p>
              </table:table-cell>
              <table:table-cell office:value-type="float" office:value="0.04595787">
                <text:p>0.04595787</text:p>
              </table:table-cell>
              <table:table-cell office:value-type="float" office:value="0.0002685557">
                <text:p>0.000268555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058942">
                <text:p>0.00058942</text:p>
              </table:table-cell>
              <table:table-cell office:value-type="float" office:value="0.02849169">
                <text:p>0.02849169</text:p>
              </table:table-cell>
              <table:table-cell office:value-type="float" office:value="0.000176026">
                <text:p>0.00017602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1223036">
                <text:p>0.001223036</text:p>
              </table:table-cell>
              <table:table-cell office:value-type="float" office:value="0.01717375">
                <text:p>0.01717375</text:p>
              </table:table-cell>
              <table:table-cell office:value-type="float" office:value="0.000006978781">
                <text:p>0.00000697878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0675224">
                <text:p>0.000675224</text:p>
              </table:table-cell>
              <table:table-cell office:value-type="float" office:value="0.002216412">
                <text:p>0.002216412</text:p>
              </table:table-cell>
              <table:table-cell office:value-type="float" office:value="0.000007370008">
                <text:p>0.00000737000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0675224">
                <text:p>0.000675224</text:p>
              </table:table-cell>
              <table:table-cell office:value-type="float" office:value="0.0005228786">
                <text:p>0.0005228786</text:p>
              </table:table-cell>
              <table:table-cell office:value-type="float" office:value="0.000005906847">
                <text:p>0.00000590684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3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097cm" svg:height="13.418cm" xlink:href=".." chart:class="chart:line" chart:style-name="ch1">
        <chart:title svg:x="12.304cm" svg:y="0.269cm" chart:style-name="ch2">
          <text:p>Straight Line</text:p>
        </chart:title>
        <chart:subtitle svg:x="11.087cm" svg:y="1.04cm" chart:style-name="ch3">
          <text:p>Fifth Order of Hu's Moments</text:p>
        </chart:subtitle>
        <chart:plot-area chart:style-name="ch4" table:cell-range-address="line_1.F1:line_1.F360 line_2.F1:line_2.F360 line_3.F1:line_3.F360" svg:x="0.881cm" svg:y="1.759cm" svg:width="25.675cm" svg:height="11.324cm">
          <chart:axis chart:dimension="x" chart:name="primary-x" chart:style-name="ch5">
            <chart:title svg:x="13.58cm" svg:y="12.779cm" chart:style-name="ch6">
              <text:p>Angle</text:p>
            </chart:title>
          </chart:axis>
          <chart:axis chart:dimension="y" chart:name="primary-y" chart:style-name="ch7">
            <chart:title svg:x="0.542cm" svg:y="7.903cm" chart:style-name="ch8">
              <text:p>Coefficient</text:p>
            </chart:title>
          </chart:axis>
          <chart:series chart:style-name="ch9" chart:values-cell-range-address="line_1.F1:line_1.F360" chart:class="chart:line">
            <chart:data-point chart:repeated="360"/>
          </chart:series>
          <chart:series chart:style-name="ch10" chart:values-cell-range-address="line_2.F1:line_2.F360" chart:class="chart:line">
            <chart:data-point chart:repeated="360"/>
          </chart:series>
          <chart:series chart:style-name="ch11" chart:values-cell-range-address="line_3.F1:line_3.F360" chart:class="chart:line">
            <chart:data-point chart:repeated="36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line_1.F1:line_1.F360">0</text:p>
              </table:table-cell>
              <table:table-cell office:value-type="float" office:value="0">
                <text:p text:id="line_2.F1:line_2.F360">0</text:p>
              </table:table-cell>
              <table:table-cell office:value-type="float" office:value="-0.000000001167772">
                <text:p text:id="line_3.F1:line_3.F360">-0.00000000116777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3191711">
                <text:p>0.0000003191711</text:p>
              </table:table-cell>
              <table:table-cell office:value-type="float" office:value="-0.0000000002345262">
                <text:p>-0.0000000002345262</text:p>
              </table:table-cell>
              <table:table-cell office:value-type="float" office:value="0.00000000004289481">
                <text:p>0.000000000042894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3191711">
                <text:p>0.0000003191711</text:p>
              </table:table-cell>
              <table:table-cell office:value-type="float" office:value="-0.000000001851913">
                <text:p>-0.000000001851913</text:p>
              </table:table-cell>
              <table:table-cell office:value-type="float" office:value="0.00000000004361275">
                <text:p>0.000000000043612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2998139">
                <text:p>0.000002998139</text:p>
              </table:table-cell>
              <table:table-cell office:value-type="float" office:value="0.00000000694976">
                <text:p>0.00000000694976</text:p>
              </table:table-cell>
              <table:table-cell office:value-type="float" office:value="0.00002988429">
                <text:p>0.000029884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2461836">
                <text:p>0.000002461836</text:p>
              </table:table-cell>
              <table:table-cell office:value-type="float" office:value="0.00006684697">
                <text:p>0.00006684697</text:p>
              </table:table-cell>
              <table:table-cell office:value-type="float" office:value="0.00001194038">
                <text:p>0.000011940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0000000203084">
                <text:p>-0.0000000000203084</text:p>
              </table:table-cell>
              <table:table-cell office:value-type="float" office:value="0.00003871434">
                <text:p>0.00003871434</text:p>
              </table:table-cell>
              <table:table-cell office:value-type="float" office:value="0.00000006373818">
                <text:p>0.000000063738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000002164251">
                <text:p>-0.00000002164251</text:p>
              </table:table-cell>
              <table:table-cell office:value-type="float" office:value="0.000001717996">
                <text:p>0.000001717996</text:p>
              </table:table-cell>
              <table:table-cell office:value-type="float" office:value="0.0000003475536">
                <text:p>0.00000034755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6727555">
                <text:p>0.00006727555</text:p>
              </table:table-cell>
              <table:table-cell office:value-type="float" office:value="0.0000009661374">
                <text:p>0.0000009661374</text:p>
              </table:table-cell>
              <table:table-cell office:value-type="float" office:value="0.0000002500944">
                <text:p>0.00000025009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000000006727129">
                <text:p>-0.00000000006727129</text:p>
              </table:table-cell>
              <table:table-cell office:value-type="float" office:value="0.00006275912">
                <text:p>0.00006275912</text:p>
              </table:table-cell>
              <table:table-cell office:value-type="float" office:value="0.0002900462">
                <text:p>0.00029004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000000003431647">
                <text:p>-0.00000000003431647</text:p>
              </table:table-cell>
              <table:table-cell office:value-type="float" office:value="0.000007410441">
                <text:p>0.000007410441</text:p>
              </table:table-cell>
              <table:table-cell office:value-type="float" office:value="0.00003507945">
                <text:p>0.000035079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8120645">
                <text:p>0.000008120645</text:p>
              </table:table-cell>
              <table:table-cell office:value-type="float" office:value="0.00002943733">
                <text:p>0.00002943733</text:p>
              </table:table-cell>
              <table:table-cell office:value-type="float" office:value="0.000000002101272">
                <text:p>0.0000000021012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962893">
                <text:p>0.0000962893</text:p>
              </table:table-cell>
              <table:table-cell office:value-type="float" office:value="0.00589835">
                <text:p>0.00589835</text:p>
              </table:table-cell>
              <table:table-cell office:value-type="float" office:value="0.0001692436">
                <text:p>0.00016924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001862196">
                <text:p>0.00000001862196</text:p>
              </table:table-cell>
              <table:table-cell office:value-type="float" office:value="0.0004884204">
                <text:p>0.0004884204</text:p>
              </table:table-cell>
              <table:table-cell office:value-type="float" office:value="0.001244213">
                <text:p>0.0012442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002819524">
                <text:p>0.00000002819524</text:p>
              </table:table-cell>
              <table:table-cell office:value-type="float" office:value="0.00000000009294452">
                <text:p>0.00000000009294452</text:p>
              </table:table-cell>
              <table:table-cell office:value-type="float" office:value="0.0001859663">
                <text:p>0.00018596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000162544">
                <text:p>0.00000000162544</text:p>
              </table:table-cell>
              <table:table-cell office:value-type="float" office:value="0.000005556188">
                <text:p>0.000005556188</text:p>
              </table:table-cell>
              <table:table-cell office:value-type="float" office:value="0.00008925141">
                <text:p>0.000089251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0502321">
                <text:p>0.000000502321</text:p>
              </table:table-cell>
              <table:table-cell office:value-type="float" office:value="0.0000001336524">
                <text:p>0.0000001336524</text:p>
              </table:table-cell>
              <table:table-cell office:value-type="float" office:value="0.00006921105">
                <text:p>0.000069211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6656249">
                <text:p>0.000006656249</text:p>
              </table:table-cell>
              <table:table-cell office:value-type="float" office:value="0.00005124957">
                <text:p>0.00005124957</text:p>
              </table:table-cell>
              <table:table-cell office:value-type="float" office:value="0.004109626">
                <text:p>0.0041096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01315096">
                <text:p>0.0000001315096</text:p>
              </table:table-cell>
              <table:table-cell office:value-type="float" office:value="0.0002664363">
                <text:p>0.0002664363</text:p>
              </table:table-cell>
              <table:table-cell office:value-type="float" office:value="-0.00000003708229">
                <text:p>-0.000000037082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03401513">
                <text:p>0.0000003401513</text:p>
              </table:table-cell>
              <table:table-cell office:value-type="float" office:value="0.0000009063043">
                <text:p>0.0000009063043</text:p>
              </table:table-cell>
              <table:table-cell office:value-type="float" office:value="0.002466142">
                <text:p>0.0024661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00000004815019">
                <text:p>-0.0000000004815019</text:p>
              </table:table-cell>
              <table:table-cell office:value-type="float" office:value="0.00000001527468">
                <text:p>0.00000001527468</text:p>
              </table:table-cell>
              <table:table-cell office:value-type="float" office:value="0.00009885944">
                <text:p>0.000098859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4635434">
                <text:p>0.000004635434</text:p>
              </table:table-cell>
              <table:table-cell office:value-type="float" office:value="0.0002830142">
                <text:p>0.0002830142</text:p>
              </table:table-cell>
              <table:table-cell office:value-type="float" office:value="0.00003001762">
                <text:p>0.000030017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532854">
                <text:p>0.000532854</text:p>
              </table:table-cell>
              <table:table-cell office:value-type="float" office:value="0.001976904">
                <text:p>0.001976904</text:p>
              </table:table-cell>
              <table:table-cell office:value-type="float" office:value="0.0008868943">
                <text:p>0.00088689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0002049128">
                <text:p>0.000000002049128</text:p>
              </table:table-cell>
              <table:table-cell office:value-type="float" office:value="0.1019059">
                <text:p>0.1019059</text:p>
              </table:table-cell>
              <table:table-cell office:value-type="float" office:value="0.000000221718">
                <text:p>0.0000002217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1696321">
                <text:p>0.00001696321</text:p>
              </table:table-cell>
              <table:table-cell office:value-type="float" office:value="0.000001007245">
                <text:p>0.000001007245</text:p>
              </table:table-cell>
              <table:table-cell office:value-type="float" office:value="0.000007888638">
                <text:p>0.0000078886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657629">
                <text:p>0.00000657629</text:p>
              </table:table-cell>
              <table:table-cell office:value-type="float" office:value="0.004081213">
                <text:p>0.004081213</text:p>
              </table:table-cell>
              <table:table-cell office:value-type="float" office:value="0.00002310643">
                <text:p>0.000023106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.000001278954">
                <text:p>0.000001278954</text:p>
              </table:table-cell>
              <table:table-cell office:value-type="float" office:value="0.002424143">
                <text:p>0.0024241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2595459">
                <text:p>0.0002595459</text:p>
              </table:table-cell>
              <table:table-cell office:value-type="float" office:value="0.0001012765">
                <text:p>0.0001012765</text:p>
              </table:table-cell>
              <table:table-cell office:value-type="float" office:value="0.06407336">
                <text:p>0.064073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6158729">
                <text:p>0.0006158729</text:p>
              </table:table-cell>
              <table:table-cell office:value-type="float" office:value="0.00000003538161">
                <text:p>0.00000003538161</text:p>
              </table:table-cell>
              <table:table-cell office:value-type="float" office:value="0.000006736075">
                <text:p>0.0000067360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1078883">
                <text:p>0.0001078883</text:p>
              </table:table-cell>
              <table:table-cell office:value-type="float" office:value="0">
                <text:p>0</text:p>
              </table:table-cell>
              <table:table-cell office:value-type="float" office:value="0.00002349327">
                <text:p>0.000023493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004184879">
                <text:p>0.0000004184879</text:p>
              </table:table-cell>
              <table:table-cell office:value-type="float" office:value="0.00001294995">
                <text:p>0.00001294995</text:p>
              </table:table-cell>
              <table:table-cell office:value-type="float" office:value="0.000001747578">
                <text:p>0.0000017475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003940898">
                <text:p>0.0000003940898</text:p>
              </table:table-cell>
              <table:table-cell office:value-type="float" office:value="0.00000007172439">
                <text:p>0.00000007172439</text:p>
              </table:table-cell>
              <table:table-cell office:value-type="float" office:value="0.0003570186">
                <text:p>0.00035701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03555621">
                <text:p>0.000003555621</text:p>
              </table:table-cell>
              <table:table-cell office:value-type="float" office:value="0.0000003737934">
                <text:p>0.0000003737934</text:p>
              </table:table-cell>
              <table:table-cell office:value-type="float" office:value="0.00002504798">
                <text:p>0.000025047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07011293">
                <text:p>0.000007011293</text:p>
              </table:table-cell>
              <table:table-cell office:value-type="float" office:value="0.002647225">
                <text:p>0.002647225</text:p>
              </table:table-cell>
              <table:table-cell office:value-type="float" office:value="0.0001135862">
                <text:p>0.00011358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2109623">
                <text:p>0.000002109623</text:p>
              </table:table-cell>
              <table:table-cell office:value-type="float" office:value="0.00004480703">
                <text:p>0.00004480703</text:p>
              </table:table-cell>
              <table:table-cell office:value-type="float" office:value="-0.0000004748527">
                <text:p>-0.00000047485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0000001844322">
                <text:p>0.000000000001844322</text:p>
              </table:table-cell>
              <table:table-cell office:value-type="float" office:value="0.00000004440257">
                <text:p>0.00000004440257</text:p>
              </table:table-cell>
              <table:table-cell office:value-type="float" office:value="0.00004602729">
                <text:p>0.000046027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00000404011">
                <text:p>0.0000000000404011</text:p>
              </table:table-cell>
              <table:table-cell office:value-type="float" office:value="0.0000003577908">
                <text:p>0.0000003577908</text:p>
              </table:table-cell>
              <table:table-cell office:value-type="float" office:value="0.000003124653">
                <text:p>0.0000031246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0000454786">
                <text:p>0.000000000454786</text:p>
              </table:table-cell>
              <table:table-cell office:value-type="float" office:value="0.00002868883">
                <text:p>0.00002868883</text:p>
              </table:table-cell>
              <table:table-cell office:value-type="float" office:value="0.0002212595">
                <text:p>0.00022125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2505468">
                <text:p>0.00002505468</text:p>
              </table:table-cell>
              <table:table-cell office:value-type="float" office:value="0.00008358634">
                <text:p>0.00008358634</text:p>
              </table:table-cell>
              <table:table-cell office:value-type="float" office:value="0.0000590061">
                <text:p>0.00005900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0194419">
                <text:p>0.000000194419</text:p>
              </table:table-cell>
              <table:table-cell office:value-type="float" office:value="0.000006258848">
                <text:p>0.000006258848</text:p>
              </table:table-cell>
              <table:table-cell office:value-type="float" office:value="0.000001175653">
                <text:p>0.0000011756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04710861">
                <text:p>0.000004710861</text:p>
              </table:table-cell>
              <table:table-cell office:value-type="float" office:value="0.000003369469">
                <text:p>0.000003369469</text:p>
              </table:table-cell>
              <table:table-cell office:value-type="float" office:value="0.00001939469">
                <text:p>0.000019394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03654974">
                <text:p>0.000003654974</text:p>
              </table:table-cell>
              <table:table-cell office:value-type="float" office:value="0.0002016769">
                <text:p>0.0002016769</text:p>
              </table:table-cell>
              <table:table-cell office:value-type="float" office:value="0.00007222377">
                <text:p>0.000072223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000002339052">
                <text:p>0.0000000002339052</text:p>
              </table:table-cell>
              <table:table-cell office:value-type="float" office:value="0.0002333806">
                <text:p>0.0002333806</text:p>
              </table:table-cell>
              <table:table-cell office:value-type="float" office:value="0.00008606925">
                <text:p>0.000086069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164051">
                <text:p>0.0000164051</text:p>
              </table:table-cell>
              <table:table-cell office:value-type="float" office:value="0.0002353352">
                <text:p>0.0002353352</text:p>
              </table:table-cell>
              <table:table-cell office:value-type="float" office:value="0.0003618374">
                <text:p>0.00036183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5615222">
                <text:p>0.0005615222</text:p>
              </table:table-cell>
              <table:table-cell office:value-type="float" office:value="0.0001282006">
                <text:p>0.0001282006</text:p>
              </table:table-cell>
              <table:table-cell office:value-type="float" office:value="0.000001344456">
                <text:p>0.0000013444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0000001379281">
                <text:p>0.00000000001379281</text:p>
              </table:table-cell>
              <table:table-cell office:value-type="float" office:value="0.0005748936">
                <text:p>0.0005748936</text:p>
              </table:table-cell>
              <table:table-cell office:value-type="float" office:value="0.02137444">
                <text:p>0.021374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01883384">
                <text:p>0.000001883384</text:p>
              </table:table-cell>
              <table:table-cell office:value-type="float" office:value="0.00000008456449">
                <text:p>0.00000008456449</text:p>
              </table:table-cell>
              <table:table-cell office:value-type="float" office:value="1.878097">
                <text:p>1.8780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0005272058">
                <text:p>0.00000005272058</text:p>
              </table:table-cell>
              <table:table-cell office:value-type="float" office:value="0.00001931915">
                <text:p>0.00001931915</text:p>
              </table:table-cell>
              <table:table-cell office:value-type="float" office:value="0.005355459">
                <text:p>0.0053554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6427935">
                <text:p>0.006427935</text:p>
              </table:table-cell>
              <table:table-cell office:value-type="float" office:value="0.0004002586">
                <text:p>0.0004002586</text:p>
              </table:table-cell>
              <table:table-cell office:value-type="float" office:value="0.00000185599">
                <text:p>0.000001855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0000000005013614">
                <text:p>-0.000000000005013614</text:p>
              </table:table-cell>
              <table:table-cell office:value-type="float" office:value="0.02779087">
                <text:p>0.02779087</text:p>
              </table:table-cell>
              <table:table-cell office:value-type="float" office:value="0.000114056">
                <text:p>0.0001140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0684729">
                <text:p>0.00000684729</text:p>
              </table:table-cell>
              <table:table-cell office:value-type="float" office:value="0.0004428273">
                <text:p>0.0004428273</text:p>
              </table:table-cell>
              <table:table-cell office:value-type="float" office:value="0.00002969375">
                <text:p>0.000029693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0004482497">
                <text:p>0.00000004482497</text:p>
              </table:table-cell>
              <table:table-cell office:value-type="float" office:value="0.000868301">
                <text:p>0.000868301</text:p>
              </table:table-cell>
              <table:table-cell office:value-type="float" office:value="-0.00000006136939">
                <text:p>-0.000000061369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1051965">
                <text:p>0.001051965</text:p>
              </table:table-cell>
              <table:table-cell office:value-type="float" office:value="0.0000266978">
                <text:p>0.0000266978</text:p>
              </table:table-cell>
              <table:table-cell office:value-type="float" office:value="0.000002330945">
                <text:p>0.0000023309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00003241464">
                <text:p>0.000000003241464</text:p>
              </table:table-cell>
              <table:table-cell office:value-type="float" office:value="0.0000005948035">
                <text:p>0.0000005948035</text:p>
              </table:table-cell>
              <table:table-cell office:value-type="float" office:value="0.0006632387">
                <text:p>0.00066323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002946323">
                <text:p>0.0000002946323</text:p>
              </table:table-cell>
              <table:table-cell office:value-type="float" office:value="0.0088891">
                <text:p>0.0088891</text:p>
              </table:table-cell>
              <table:table-cell office:value-type="float" office:value="0.0000003929533">
                <text:p>0.00000039295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08818745">
                <text:p>0.000008818745</text:p>
              </table:table-cell>
              <table:table-cell office:value-type="float" office:value="0.0002694919">
                <text:p>0.0002694919</text:p>
              </table:table-cell>
              <table:table-cell office:value-type="float" office:value="-0.00000009206737">
                <text:p>-0.000000092067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000002049503">
                <text:p>0.0000000002049503</text:p>
              </table:table-cell>
              <table:table-cell office:value-type="float" office:value="0.0000000000452531">
                <text:p>0.0000000000452531</text:p>
              </table:table-cell>
              <table:table-cell office:value-type="float" office:value="0.00001202109">
                <text:p>0.000012021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00719354">
                <text:p>0.000000719354</text:p>
              </table:table-cell>
              <table:table-cell office:value-type="float" office:value="0.0001382953">
                <text:p>0.0001382953</text:p>
              </table:table-cell>
              <table:table-cell office:value-type="float" office:value="0.00000355388">
                <text:p>0.000003553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1462067">
                <text:p>0.00001462067</text:p>
              </table:table-cell>
              <table:table-cell office:value-type="float" office:value="0.0001677353">
                <text:p>0.0001677353</text:p>
              </table:table-cell>
              <table:table-cell office:value-type="float" office:value="-0.000000008930312">
                <text:p>-0.0000000089303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003317156">
                <text:p>0.0000003317156</text:p>
              </table:table-cell>
              <table:table-cell office:value-type="float" office:value="0.007212628">
                <text:p>0.007212628</text:p>
              </table:table-cell>
              <table:table-cell office:value-type="float" office:value="0.001417646">
                <text:p>0.0014176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1568417">
                <text:p>0.0001568417</text:p>
              </table:table-cell>
              <table:table-cell office:value-type="float" office:value="0.0000008134663">
                <text:p>0.0000008134663</text:p>
              </table:table-cell>
              <table:table-cell office:value-type="float" office:value="0.002922033">
                <text:p>0.0029220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1157404">
                <text:p>0.00001157404</text:p>
              </table:table-cell>
              <table:table-cell office:value-type="float" office:value="0.00001504804">
                <text:p>0.00001504804</text:p>
              </table:table-cell>
              <table:table-cell office:value-type="float" office:value="0.0001722388">
                <text:p>0.00017223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00002111794">
                <text:p>0.000000002111794</text:p>
              </table:table-cell>
              <table:table-cell office:value-type="float" office:value="0.0000004412807">
                <text:p>0.0000004412807</text:p>
              </table:table-cell>
              <table:table-cell office:value-type="float" office:value="0.00001461537">
                <text:p>0.000014615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0000004084125">
                <text:p>0.00000000004084125</text:p>
              </table:table-cell>
              <table:table-cell office:value-type="float" office:value="0.000000005072276">
                <text:p>0.000000005072276</text:p>
              </table:table-cell>
              <table:table-cell office:value-type="float" office:value="0.00001713904">
                <text:p>0.000017139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19383">
                <text:p>0.00019383</text:p>
              </table:table-cell>
              <table:table-cell office:value-type="float" office:value="0.001044538">
                <text:p>0.001044538</text:p>
              </table:table-cell>
              <table:table-cell office:value-type="float" office:value="0.003776869">
                <text:p>0.0037768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5341147">
                <text:p>0.00005341147</text:p>
              </table:table-cell>
              <table:table-cell office:value-type="float" office:value="0.0007236674">
                <text:p>0.0007236674</text:p>
              </table:table-cell>
              <table:table-cell office:value-type="float" office:value="0.00000009316071">
                <text:p>0.000000093160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01165754">
                <text:p>0.000001165754</text:p>
              </table:table-cell>
              <table:table-cell office:value-type="float" office:value="0.00000002009327">
                <text:p>0.00000002009327</text:p>
              </table:table-cell>
              <table:table-cell office:value-type="float" office:value="0.00003396943">
                <text:p>0.000033969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07368107">
                <text:p>0.000007368107</text:p>
              </table:table-cell>
              <table:table-cell office:value-type="float" office:value="0.000000363257">
                <text:p>0.000000363257</text:p>
              </table:table-cell>
              <table:table-cell office:value-type="float" office:value="0.0004425338">
                <text:p>0.00044253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03475383">
                <text:p>0.000003475383</text:p>
              </table:table-cell>
              <table:table-cell office:value-type="float" office:value="0.00006960335">
                <text:p>0.00006960335</text:p>
              </table:table-cell>
              <table:table-cell office:value-type="float" office:value="0.000005236173">
                <text:p>0.0000052361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03343117">
                <text:p>0.000003343117</text:p>
              </table:table-cell>
              <table:table-cell office:value-type="float" office:value="0.00003780439">
                <text:p>0.00003780439</text:p>
              </table:table-cell>
              <table:table-cell office:value-type="float" office:value="-0.00000002674165">
                <text:p>-0.000000026741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04690938">
                <text:p>0.000004690938</text:p>
              </table:table-cell>
              <table:table-cell office:value-type="float" office:value="0.00004922735">
                <text:p>0.00004922735</text:p>
              </table:table-cell>
              <table:table-cell office:value-type="float" office:value="0.0004322347">
                <text:p>0.00043223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00000675755">
                <text:p>0.000000000675755</text:p>
              </table:table-cell>
              <table:table-cell office:value-type="float" office:value="0.00003578903">
                <text:p>0.00003578903</text:p>
              </table:table-cell>
              <table:table-cell office:value-type="float" office:value="0.0002053045">
                <text:p>0.00020530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6974379">
                <text:p>0.0006974379</text:p>
              </table:table-cell>
              <table:table-cell office:value-type="float" office:value="0.00004605578">
                <text:p>0.00004605578</text:p>
              </table:table-cell>
              <table:table-cell office:value-type="float" office:value="0.0000004031206">
                <text:p>0.00000040312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006025845">
                <text:p>0.0000006025845</text:p>
              </table:table-cell>
              <table:table-cell office:value-type="float" office:value="0.0000006705119">
                <text:p>0.0000006705119</text:p>
              </table:table-cell>
              <table:table-cell office:value-type="float" office:value="0.000005921122">
                <text:p>0.0000059211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1005161">
                <text:p>0.00001005161</text:p>
              </table:table-cell>
              <table:table-cell office:value-type="float" office:value="0.00000005093624">
                <text:p>0.00000005093624</text:p>
              </table:table-cell>
              <table:table-cell office:value-type="float" office:value="0.00000003990309">
                <text:p>0.000000039903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1714538">
                <text:p>0.00001714538</text:p>
              </table:table-cell>
              <table:table-cell office:value-type="float" office:value="0.00004279484">
                <text:p>0.00004279484</text:p>
              </table:table-cell>
              <table:table-cell office:value-type="float" office:value="0.000000001640113">
                <text:p>0.0000000016401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00000002224266">
                <text:p>-0.000000002224266</text:p>
              </table:table-cell>
              <table:table-cell office:value-type="float" office:value="0.004260571">
                <text:p>0.004260571</text:p>
              </table:table-cell>
              <table:table-cell office:value-type="float" office:value="0.000005830397">
                <text:p>0.0000058303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1067715">
                <text:p>0.00001067715</text:p>
              </table:table-cell>
              <table:table-cell office:value-type="float" office:value="0.00002522313">
                <text:p>0.00002522313</text:p>
              </table:table-cell>
              <table:table-cell office:value-type="float" office:value="0.000002566722">
                <text:p>0.0000025667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0001589525">
                <text:p>0.00000001589525</text:p>
              </table:table-cell>
              <table:table-cell office:value-type="float" office:value="0.000002105447">
                <text:p>0.000002105447</text:p>
              </table:table-cell>
              <table:table-cell office:value-type="float" office:value="0.0003197654">
                <text:p>0.00031976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00007619479">
                <text:p>0.000000007619479</text:p>
              </table:table-cell>
              <table:table-cell office:value-type="float" office:value="0.000009215364">
                <text:p>0.000009215364</text:p>
              </table:table-cell>
              <table:table-cell office:value-type="float" office:value="0.00000005997983">
                <text:p>0.000000059979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0000000007447156">
                <text:p>-0.00000000007447156</text:p>
              </table:table-cell>
              <table:table-cell office:value-type="float" office:value="0.000008484289">
                <text:p>0.000008484289</text:p>
              </table:table-cell>
              <table:table-cell office:value-type="float" office:value="0.00004143734">
                <text:p>0.000041437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00000001385085">
                <text:p>-0.000000001385085</text:p>
              </table:table-cell>
              <table:table-cell office:value-type="float" office:value="0.00003260084">
                <text:p>0.00003260084</text:p>
              </table:table-cell>
              <table:table-cell office:value-type="float" office:value="-0.000000001675835">
                <text:p>-0.0000000016758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0000000003025766">
                <text:p>-0.00000000003025766</text:p>
              </table:table-cell>
              <table:table-cell office:value-type="float" office:value="0.0001278296">
                <text:p>0.0001278296</text:p>
              </table:table-cell>
              <table:table-cell office:value-type="float" office:value="0.00002489395">
                <text:p>0.000024893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00000002955142">
                <text:p>-0.000000002955142</text:p>
              </table:table-cell>
              <table:table-cell office:value-type="float" office:value="0.00001768082">
                <text:p>0.00001768082</text:p>
              </table:table-cell>
              <table:table-cell office:value-type="float" office:value="0.000000109319">
                <text:p>0.0000001093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08415271">
                <text:p>0.000008415271</text:p>
              </table:table-cell>
              <table:table-cell office:value-type="float" office:value="0.0000001651183">
                <text:p>0.0000001651183</text:p>
              </table:table-cell>
              <table:table-cell office:value-type="float" office:value="-0.00000000140418">
                <text:p>-0.000000001404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00000006193669">
                <text:p>-0.000000006193669</text:p>
              </table:table-cell>
              <table:table-cell office:value-type="float" office:value="0.000004026349">
                <text:p>0.000004026349</text:p>
              </table:table-cell>
              <table:table-cell office:value-type="float" office:value="0.0002183702">
                <text:p>0.00021837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0003448453">
                <text:p>0.0000003448453</text:p>
              </table:table-cell>
              <table:table-cell office:value-type="float" office:value="0.002106455">
                <text:p>0.002106455</text:p>
              </table:table-cell>
              <table:table-cell office:value-type="float" office:value="0.0000001075749">
                <text:p>0.00000010757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0003339329">
                <text:p>0.0000003339329</text:p>
              </table:table-cell>
              <table:table-cell office:value-type="float" office:value="0.000827926">
                <text:p>0.000827926</text:p>
              </table:table-cell>
              <table:table-cell office:value-type="float" office:value="0.00000003693327">
                <text:p>0.000000036933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002228886">
                <text:p>0.000002228886</text:p>
              </table:table-cell>
              <table:table-cell office:value-type="float" office:value="0.0002963569">
                <text:p>0.0002963569</text:p>
              </table:table-cell>
              <table:table-cell office:value-type="float" office:value="0.0000000000722667">
                <text:p>0.0000000000722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000657936">
                <text:p>0.000000657936</text:p>
              </table:table-cell>
              <table:table-cell office:value-type="float" office:value="0.000005981249">
                <text:p>0.000005981249</text:p>
              </table:table-cell>
              <table:table-cell office:value-type="float" office:value="0.0000000000811908">
                <text:p>0.00000000008119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000657936">
                <text:p>0.000000657936</text:p>
              </table:table-cell>
              <table:table-cell office:value-type="float" office:value="0.0000002780577">
                <text:p>0.0000002780577</text:p>
              </table:table-cell>
              <table:table-cell office:value-type="float" office:value="0.00000000004661887">
                <text:p>0.000000000046618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9.723909E-066">
                <text:p>-9.723909E-066</text:p>
              </table:table-cell>
              <table:table-cell office:value-type="float" office:value="0">
                <text:p>0</text:p>
              </table:table-cell>
              <table:table-cell office:value-type="float" office:value="-0.000000001167772">
                <text:p>-0.0000000011677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0003191711">
                <text:p>0.0000003191711</text:p>
              </table:table-cell>
              <table:table-cell office:value-type="float" office:value="-0.0000000002345262">
                <text:p>-0.0000000002345262</text:p>
              </table:table-cell>
              <table:table-cell office:value-type="float" office:value="0.00000000004289481">
                <text:p>0.000000000042894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0003191711">
                <text:p>0.0000003191711</text:p>
              </table:table-cell>
              <table:table-cell office:value-type="float" office:value="-0.000000001851913">
                <text:p>-0.000000001851913</text:p>
              </table:table-cell>
              <table:table-cell office:value-type="float" office:value="0.00000000004361275">
                <text:p>0.000000000043612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02998139">
                <text:p>0.000002998139</text:p>
              </table:table-cell>
              <table:table-cell office:value-type="float" office:value="0.00000000694976">
                <text:p>0.00000000694976</text:p>
              </table:table-cell>
              <table:table-cell office:value-type="float" office:value="0.00002988429">
                <text:p>0.000029884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02461836">
                <text:p>0.000002461836</text:p>
              </table:table-cell>
              <table:table-cell office:value-type="float" office:value="0.00006684697">
                <text:p>0.00006684697</text:p>
              </table:table-cell>
              <table:table-cell office:value-type="float" office:value="0.00001194038">
                <text:p>0.000011940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0006987274">
                <text:p>0.00000006987274</text:p>
              </table:table-cell>
              <table:table-cell office:value-type="float" office:value="0.00003871434">
                <text:p>0.00003871434</text:p>
              </table:table-cell>
              <table:table-cell office:value-type="float" office:value="0.00000006373818">
                <text:p>0.000000063738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0000002164251">
                <text:p>-0.00000002164251</text:p>
              </table:table-cell>
              <table:table-cell office:value-type="float" office:value="0.000001717996">
                <text:p>0.000001717996</text:p>
              </table:table-cell>
              <table:table-cell office:value-type="float" office:value="0.0000003475536">
                <text:p>0.00000034755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6727555">
                <text:p>0.00006727555</text:p>
              </table:table-cell>
              <table:table-cell office:value-type="float" office:value="0.0000009661374">
                <text:p>0.0000009661374</text:p>
              </table:table-cell>
              <table:table-cell office:value-type="float" office:value="0.0000002500944">
                <text:p>0.00000025009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0000000006727129">
                <text:p>-0.00000000006727129</text:p>
              </table:table-cell>
              <table:table-cell office:value-type="float" office:value="0.00006275912">
                <text:p>0.00006275912</text:p>
              </table:table-cell>
              <table:table-cell office:value-type="float" office:value="0.0002900462">
                <text:p>0.00029004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000000003431647">
                <text:p>-0.00000000003431647</text:p>
              </table:table-cell>
              <table:table-cell office:value-type="float" office:value="0.000007410441">
                <text:p>0.000007410441</text:p>
              </table:table-cell>
              <table:table-cell office:value-type="float" office:value="0.00003507945">
                <text:p>0.000035079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008120645">
                <text:p>0.000008120645</text:p>
              </table:table-cell>
              <table:table-cell office:value-type="float" office:value="0.00002943733">
                <text:p>0.00002943733</text:p>
              </table:table-cell>
              <table:table-cell office:value-type="float" office:value="0.000000002101272">
                <text:p>0.0000000021012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0962893">
                <text:p>0.0000962893</text:p>
              </table:table-cell>
              <table:table-cell office:value-type="float" office:value="0.003551377">
                <text:p>0.003551377</text:p>
              </table:table-cell>
              <table:table-cell office:value-type="float" office:value="0.00006009271">
                <text:p>0.000060092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00001862196">
                <text:p>0.00000001862196</text:p>
              </table:table-cell>
              <table:table-cell office:value-type="float" office:value="0.0004884204">
                <text:p>0.0004884204</text:p>
              </table:table-cell>
              <table:table-cell office:value-type="float" office:value="0.00001845259">
                <text:p>0.000018452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00002819524">
                <text:p>0.00000002819524</text:p>
              </table:table-cell>
              <table:table-cell office:value-type="float" office:value="0.00000000009294452">
                <text:p>0.00000000009294452</text:p>
              </table:table-cell>
              <table:table-cell office:value-type="float" office:value="0.000302208">
                <text:p>0.0003022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00000162544">
                <text:p>0.00000000162544</text:p>
              </table:table-cell>
              <table:table-cell office:value-type="float" office:value="0.000005556188">
                <text:p>0.000005556188</text:p>
              </table:table-cell>
              <table:table-cell office:value-type="float" office:value="0.000002160334">
                <text:p>0.00000216033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000502321">
                <text:p>0.000000502321</text:p>
              </table:table-cell>
              <table:table-cell office:value-type="float" office:value="0.0000001336524">
                <text:p>0.0000001336524</text:p>
              </table:table-cell>
              <table:table-cell office:value-type="float" office:value="0.0002532904">
                <text:p>0.00025329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006656249">
                <text:p>0.000006656249</text:p>
              </table:table-cell>
              <table:table-cell office:value-type="float" office:value="0.00005124957">
                <text:p>0.00005124957</text:p>
              </table:table-cell>
              <table:table-cell office:value-type="float" office:value="0.004915253">
                <text:p>0.0049152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0001315096">
                <text:p>0.0000001315096</text:p>
              </table:table-cell>
              <table:table-cell office:value-type="float" office:value="0.00007634489">
                <text:p>0.00007634489</text:p>
              </table:table-cell>
              <table:table-cell office:value-type="float" office:value="0.00000004068004">
                <text:p>0.000000040680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0003401513">
                <text:p>0.0000003401513</text:p>
              </table:table-cell>
              <table:table-cell office:value-type="float" office:value="0.0000009063043">
                <text:p>0.0000009063043</text:p>
              </table:table-cell>
              <table:table-cell office:value-type="float" office:value="0.0001694996">
                <text:p>0.00016949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000000004815019">
                <text:p>-0.0000000004815019</text:p>
              </table:table-cell>
              <table:table-cell office:value-type="float" office:value="0.00000001527468">
                <text:p>0.00000001527468</text:p>
              </table:table-cell>
              <table:table-cell office:value-type="float" office:value="0.00007481728">
                <text:p>0.000074817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004635434">
                <text:p>0.000004635434</text:p>
              </table:table-cell>
              <table:table-cell office:value-type="float" office:value="0.0002830142">
                <text:p>0.0002830142</text:p>
              </table:table-cell>
              <table:table-cell office:value-type="float" office:value="0.000001207171">
                <text:p>0.0000012071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532854">
                <text:p>0.000532854</text:p>
              </table:table-cell>
              <table:table-cell office:value-type="float" office:value="0.001976904">
                <text:p>0.001976904</text:p>
              </table:table-cell>
              <table:table-cell office:value-type="float" office:value="0.00004722288">
                <text:p>0.000047222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000002049128">
                <text:p>0.000000002049128</text:p>
              </table:table-cell>
              <table:table-cell office:value-type="float" office:value="0.1019059">
                <text:p>0.1019059</text:p>
              </table:table-cell>
              <table:table-cell office:value-type="float" office:value="0.0000003576375">
                <text:p>0.00000035763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01696321">
                <text:p>0.00001696321</text:p>
              </table:table-cell>
              <table:table-cell office:value-type="float" office:value="0.000001007245">
                <text:p>0.000001007245</text:p>
              </table:table-cell>
              <table:table-cell office:value-type="float" office:value="0.00002972977">
                <text:p>0.000029729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00657629">
                <text:p>0.00000657629</text:p>
              </table:table-cell>
              <table:table-cell office:value-type="float" office:value="0.01013045">
                <text:p>0.01013045</text:p>
              </table:table-cell>
              <table:table-cell office:value-type="float" office:value="0.0000004778178">
                <text:p>0.000000477817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.000001278954">
                <text:p>0.000001278954</text:p>
              </table:table-cell>
              <table:table-cell office:value-type="float" office:value="0.0008956321">
                <text:p>0.00089563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2595459">
                <text:p>0.0002595459</text:p>
              </table:table-cell>
              <table:table-cell office:value-type="float" office:value="0.0001012765">
                <text:p>0.0001012765</text:p>
              </table:table-cell>
              <table:table-cell office:value-type="float" office:value="0.03483592">
                <text:p>0.034835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6158729">
                <text:p>0.0006158729</text:p>
              </table:table-cell>
              <table:table-cell office:value-type="float" office:value="0.00000003538161">
                <text:p>0.00000003538161</text:p>
              </table:table-cell>
              <table:table-cell office:value-type="float" office:value="0.0001261353">
                <text:p>0.00012613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1078883">
                <text:p>0.0001078883</text:p>
              </table:table-cell>
              <table:table-cell office:value-type="float" office:value="0">
                <text:p>0</text:p>
              </table:table-cell>
              <table:table-cell office:value-type="float" office:value="0.0000003464038">
                <text:p>0.00000034640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0004184879">
                <text:p>0.0000004184879</text:p>
              </table:table-cell>
              <table:table-cell office:value-type="float" office:value="0.00001294995">
                <text:p>0.00001294995</text:p>
              </table:table-cell>
              <table:table-cell office:value-type="float" office:value="0.0000005585856">
                <text:p>0.00000055858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0003940898">
                <text:p>0.0000003940898</text:p>
              </table:table-cell>
              <table:table-cell office:value-type="float" office:value="0.00000007172439">
                <text:p>0.00000007172439</text:p>
              </table:table-cell>
              <table:table-cell office:value-type="float" office:value="0.0001340541">
                <text:p>0.00013405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003555621">
                <text:p>0.000003555621</text:p>
              </table:table-cell>
              <table:table-cell office:value-type="float" office:value="0.0000003737934">
                <text:p>0.0000003737934</text:p>
              </table:table-cell>
              <table:table-cell office:value-type="float" office:value="0.00002560139">
                <text:p>0.000025601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007011293">
                <text:p>0.000007011293</text:p>
              </table:table-cell>
              <table:table-cell office:value-type="float" office:value="0.002647225">
                <text:p>0.002647225</text:p>
              </table:table-cell>
              <table:table-cell office:value-type="float" office:value="0.0001223479">
                <text:p>0.00012234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002109623">
                <text:p>0.000002109623</text:p>
              </table:table-cell>
              <table:table-cell office:value-type="float" office:value="0.00004480703">
                <text:p>0.00004480703</text:p>
              </table:table-cell>
              <table:table-cell office:value-type="float" office:value="-0.0000002055037">
                <text:p>-0.000000205503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000000001844322">
                <text:p>0.000000000001844322</text:p>
              </table:table-cell>
              <table:table-cell office:value-type="float" office:value="0.00000004440257">
                <text:p>0.00000004440257</text:p>
              </table:table-cell>
              <table:table-cell office:value-type="float" office:value="0.0000162172">
                <text:p>0.00001621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0000000404011">
                <text:p>0.0000000000404011</text:p>
              </table:table-cell>
              <table:table-cell office:value-type="float" office:value="0.0000003577908">
                <text:p>0.0000003577908</text:p>
              </table:table-cell>
              <table:table-cell office:value-type="float" office:value="0.000001005735">
                <text:p>0.00000100573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000000454786">
                <text:p>0.000000000454786</text:p>
              </table:table-cell>
              <table:table-cell office:value-type="float" office:value="0.00002868883">
                <text:p>0.00002868883</text:p>
              </table:table-cell>
              <table:table-cell office:value-type="float" office:value="0.000276793">
                <text:p>0.00027679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02505468">
                <text:p>0.00002505468</text:p>
              </table:table-cell>
              <table:table-cell office:value-type="float" office:value="0.00008358634">
                <text:p>0.00008358634</text:p>
              </table:table-cell>
              <table:table-cell office:value-type="float" office:value="0.00001531892">
                <text:p>0.0000153189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000194419">
                <text:p>0.000000194419</text:p>
              </table:table-cell>
              <table:table-cell office:value-type="float" office:value="0.000000002377246">
                <text:p>0.000000002377246</text:p>
              </table:table-cell>
              <table:table-cell office:value-type="float" office:value="-0.00000004093428">
                <text:p>-0.000000040934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004710861">
                <text:p>0.000004710861</text:p>
              </table:table-cell>
              <table:table-cell office:value-type="float" office:value="0.000003369469">
                <text:p>0.000003369469</text:p>
              </table:table-cell>
              <table:table-cell office:value-type="float" office:value="0.000007936776">
                <text:p>0.00000793677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003654974">
                <text:p>0.000003654974</text:p>
              </table:table-cell>
              <table:table-cell office:value-type="float" office:value="0.0002016769">
                <text:p>0.0002016769</text:p>
              </table:table-cell>
              <table:table-cell office:value-type="float" office:value="0.00006977719">
                <text:p>0.0000697771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0000002339052">
                <text:p>0.0000000002339052</text:p>
              </table:table-cell>
              <table:table-cell office:value-type="float" office:value="0.0002333806">
                <text:p>0.0002333806</text:p>
              </table:table-cell>
              <table:table-cell office:value-type="float" office:value="0.00003652191">
                <text:p>0.000036521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0164051">
                <text:p>0.0000164051</text:p>
              </table:table-cell>
              <table:table-cell office:value-type="float" office:value="0.0002353352">
                <text:p>0.0002353352</text:p>
              </table:table-cell>
              <table:table-cell office:value-type="float" office:value="0.0001564641">
                <text:p>0.00015646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5615222">
                <text:p>0.0005615222</text:p>
              </table:table-cell>
              <table:table-cell office:value-type="float" office:value="0.0001282006">
                <text:p>0.0001282006</text:p>
              </table:table-cell>
              <table:table-cell office:value-type="float" office:value="0.00001486901">
                <text:p>0.000014869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00000001379281">
                <text:p>0.00000000001379281</text:p>
              </table:table-cell>
              <table:table-cell office:value-type="float" office:value="0.0005748936">
                <text:p>0.0005748936</text:p>
              </table:table-cell>
              <table:table-cell office:value-type="float" office:value="0.02583527">
                <text:p>0.025835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001883384">
                <text:p>0.000001883384</text:p>
              </table:table-cell>
              <table:table-cell office:value-type="float" office:value="0.00000008456449">
                <text:p>0.00000008456449</text:p>
              </table:table-cell>
              <table:table-cell office:value-type="float" office:value="2.213212">
                <text:p>2.2132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00005272058">
                <text:p>0.00000005272058</text:p>
              </table:table-cell>
              <table:table-cell office:value-type="float" office:value="0.00001931915">
                <text:p>0.00001931915</text:p>
              </table:table-cell>
              <table:table-cell office:value-type="float" office:value="0.008858504">
                <text:p>0.0088585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6427935">
                <text:p>0.006427935</text:p>
              </table:table-cell>
              <table:table-cell office:value-type="float" office:value="0.0004002586">
                <text:p>0.0004002586</text:p>
              </table:table-cell>
              <table:table-cell office:value-type="float" office:value="0.00003794064">
                <text:p>0.000037940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00000000005013614">
                <text:p>-0.000000000005013614</text:p>
              </table:table-cell>
              <table:table-cell office:value-type="float" office:value="0.02779087">
                <text:p>0.02779087</text:p>
              </table:table-cell>
              <table:table-cell office:value-type="float" office:value="0.0002715439">
                <text:p>0.000271543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00684729">
                <text:p>0.00000684729</text:p>
              </table:table-cell>
              <table:table-cell office:value-type="float" office:value="0.0004428273">
                <text:p>0.0004428273</text:p>
              </table:table-cell>
              <table:table-cell office:value-type="float" office:value="0.0000351937">
                <text:p>0.000035193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00004482497">
                <text:p>0.00000004482497</text:p>
              </table:table-cell>
              <table:table-cell office:value-type="float" office:value="0.000868301">
                <text:p>0.000868301</text:p>
              </table:table-cell>
              <table:table-cell office:value-type="float" office:value="0.000001561451">
                <text:p>0.00000156145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1051965">
                <text:p>0.001051965</text:p>
              </table:table-cell>
              <table:table-cell office:value-type="float" office:value="0.0000266978">
                <text:p>0.0000266978</text:p>
              </table:table-cell>
              <table:table-cell office:value-type="float" office:value="0.00000003122736">
                <text:p>0.000000031227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000003241464">
                <text:p>0.000000003241464</text:p>
              </table:table-cell>
              <table:table-cell office:value-type="float" office:value="0.0000005948035">
                <text:p>0.0000005948035</text:p>
              </table:table-cell>
              <table:table-cell office:value-type="float" office:value="0.0007049679">
                <text:p>0.00070496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0002946323">
                <text:p>0.0000002946323</text:p>
              </table:table-cell>
              <table:table-cell office:value-type="float" office:value="0.0088891">
                <text:p>0.0088891</text:p>
              </table:table-cell>
              <table:table-cell office:value-type="float" office:value="0.0000001333726">
                <text:p>0.00000013337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008818745">
                <text:p>0.000008818745</text:p>
              </table:table-cell>
              <table:table-cell office:value-type="float" office:value="0.0002694919">
                <text:p>0.0002694919</text:p>
              </table:table-cell>
              <table:table-cell office:value-type="float" office:value="-0.000000001515871">
                <text:p>-0.0000000015158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0000002049503">
                <text:p>0.0000000002049503</text:p>
              </table:table-cell>
              <table:table-cell office:value-type="float" office:value="0.0000000000452531">
                <text:p>0.0000000000452531</text:p>
              </table:table-cell>
              <table:table-cell office:value-type="float" office:value="0.000005408082">
                <text:p>0.0000054080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000719354">
                <text:p>0.000000719354</text:p>
              </table:table-cell>
              <table:table-cell office:value-type="float" office:value="0.0001382953">
                <text:p>0.0001382953</text:p>
              </table:table-cell>
              <table:table-cell office:value-type="float" office:value="0.00000108016">
                <text:p>0.000001080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01462067">
                <text:p>0.00001462067</text:p>
              </table:table-cell>
              <table:table-cell office:value-type="float" office:value="0.0001677353">
                <text:p>0.0001677353</text:p>
              </table:table-cell>
              <table:table-cell office:value-type="float" office:value="0.000000003399153">
                <text:p>0.0000000033991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0003317156">
                <text:p>0.0000003317156</text:p>
              </table:table-cell>
              <table:table-cell office:value-type="float" office:value="0.007212628">
                <text:p>0.007212628</text:p>
              </table:table-cell>
              <table:table-cell office:value-type="float" office:value="0.001878357">
                <text:p>0.0018783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01648288">
                <text:p>0.00001648288</text:p>
              </table:table-cell>
              <table:table-cell office:value-type="float" office:value="0.0000008134663">
                <text:p>0.0000008134663</text:p>
              </table:table-cell>
              <table:table-cell office:value-type="float" office:value="0.002881202">
                <text:p>0.0028812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01157404">
                <text:p>0.00001157404</text:p>
              </table:table-cell>
              <table:table-cell office:value-type="float" office:value="0.00001504804">
                <text:p>0.00001504804</text:p>
              </table:table-cell>
              <table:table-cell office:value-type="float" office:value="0.0002107838">
                <text:p>0.00021078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000002111794">
                <text:p>0.000000002111794</text:p>
              </table:table-cell>
              <table:table-cell office:value-type="float" office:value="0.0000004412807">
                <text:p>0.0000004412807</text:p>
              </table:table-cell>
              <table:table-cell office:value-type="float" office:value="0.00001012713">
                <text:p>0.000010127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00000004084125">
                <text:p>0.00000000004084125</text:p>
              </table:table-cell>
              <table:table-cell office:value-type="float" office:value="0.000000005072276">
                <text:p>0.000000005072276</text:p>
              </table:table-cell>
              <table:table-cell office:value-type="float" office:value="0.000000175422">
                <text:p>0.00000017542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19383">
                <text:p>0.00019383</text:p>
              </table:table-cell>
              <table:table-cell office:value-type="float" office:value="0.001044538">
                <text:p>0.001044538</text:p>
              </table:table-cell>
              <table:table-cell office:value-type="float" office:value="0.003596993">
                <text:p>0.00359699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05341147">
                <text:p>0.00005341147</text:p>
              </table:table-cell>
              <table:table-cell office:value-type="float" office:value="0.0007236674">
                <text:p>0.0007236674</text:p>
              </table:table-cell>
              <table:table-cell office:value-type="float" office:value="0.000002925554">
                <text:p>0.00000292555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001165754">
                <text:p>0.000001165754</text:p>
              </table:table-cell>
              <table:table-cell office:value-type="float" office:value="0.00000002009327">
                <text:p>0.00000002009327</text:p>
              </table:table-cell>
              <table:table-cell office:value-type="float" office:value="0.00001391716">
                <text:p>0.000013917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007368107">
                <text:p>0.000007368107</text:p>
              </table:table-cell>
              <table:table-cell office:value-type="float" office:value="0.000000363257">
                <text:p>0.000000363257</text:p>
              </table:table-cell>
              <table:table-cell office:value-type="float" office:value="0.00006851331">
                <text:p>0.0000685133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003475383">
                <text:p>0.000003475383</text:p>
              </table:table-cell>
              <table:table-cell office:value-type="float" office:value="0.00006960335">
                <text:p>0.00006960335</text:p>
              </table:table-cell>
              <table:table-cell office:value-type="float" office:value="0.000003665792">
                <text:p>0.0000036657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003343117">
                <text:p>0.000003343117</text:p>
              </table:table-cell>
              <table:table-cell office:value-type="float" office:value="0.00003780439">
                <text:p>0.00003780439</text:p>
              </table:table-cell>
              <table:table-cell office:value-type="float" office:value="0.0000001369141">
                <text:p>0.000000136914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004690938">
                <text:p>0.000004690938</text:p>
              </table:table-cell>
              <table:table-cell office:value-type="float" office:value="0.00004922735">
                <text:p>0.00004922735</text:p>
              </table:table-cell>
              <table:table-cell office:value-type="float" office:value="0.000434301">
                <text:p>0.0004343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000000675755">
                <text:p>0.000000000675755</text:p>
              </table:table-cell>
              <table:table-cell office:value-type="float" office:value="0.00003578903">
                <text:p>0.00003578903</text:p>
              </table:table-cell>
              <table:table-cell office:value-type="float" office:value="0.00006767814">
                <text:p>0.0000676781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6974379">
                <text:p>0.0006974379</text:p>
              </table:table-cell>
              <table:table-cell office:value-type="float" office:value="0.00004605578">
                <text:p>0.00004605578</text:p>
              </table:table-cell>
              <table:table-cell office:value-type="float" office:value="0.0000009231332">
                <text:p>0.000000923133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0006025845">
                <text:p>0.0000006025845</text:p>
              </table:table-cell>
              <table:table-cell office:value-type="float" office:value="0.0000006705119">
                <text:p>0.0000006705119</text:p>
              </table:table-cell>
              <table:table-cell office:value-type="float" office:value="0.00001514055">
                <text:p>0.0000151405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01005161">
                <text:p>0.00001005161</text:p>
              </table:table-cell>
              <table:table-cell office:value-type="float" office:value="0.000000164115">
                <text:p>0.000000164115</text:p>
              </table:table-cell>
              <table:table-cell office:value-type="float" office:value="0.00000000009910897">
                <text:p>0.0000000000991089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01714538">
                <text:p>0.00001714538</text:p>
              </table:table-cell>
              <table:table-cell office:value-type="float" office:value="0.00004279484">
                <text:p>0.00004279484</text:p>
              </table:table-cell>
              <table:table-cell office:value-type="float" office:value="0.00000000004976767">
                <text:p>0.000000000049767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00000002224266">
                <text:p>-0.000000002224266</text:p>
              </table:table-cell>
              <table:table-cell office:value-type="float" office:value="0.004260571">
                <text:p>0.004260571</text:p>
              </table:table-cell>
              <table:table-cell office:value-type="float" office:value="0.00001735185">
                <text:p>0.0000173518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01067715">
                <text:p>0.00001067715</text:p>
              </table:table-cell>
              <table:table-cell office:value-type="float" office:value="0.00002522313">
                <text:p>0.00002522313</text:p>
              </table:table-cell>
              <table:table-cell office:value-type="float" office:value="0.000006786453">
                <text:p>0.00000678645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00001589525">
                <text:p>0.00000001589525</text:p>
              </table:table-cell>
              <table:table-cell office:value-type="float" office:value="0.000002105447">
                <text:p>0.000002105447</text:p>
              </table:table-cell>
              <table:table-cell office:value-type="float" office:value="0.0003415088">
                <text:p>0.00034150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000007619479">
                <text:p>0.000000007619479</text:p>
              </table:table-cell>
              <table:table-cell office:value-type="float" office:value="0.000009215364">
                <text:p>0.000009215364</text:p>
              </table:table-cell>
              <table:table-cell office:value-type="float" office:value="0.000000006294431">
                <text:p>0.00000000629443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0000000007447156">
                <text:p>-0.00000000007447156</text:p>
              </table:table-cell>
              <table:table-cell office:value-type="float" office:value="0.000008484289">
                <text:p>0.000008484289</text:p>
              </table:table-cell>
              <table:table-cell office:value-type="float" office:value="0.00003730551">
                <text:p>0.000037305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00000001385085">
                <text:p>-0.000000001385085</text:p>
              </table:table-cell>
              <table:table-cell office:value-type="float" office:value="0.00003260084">
                <text:p>0.00003260084</text:p>
              </table:table-cell>
              <table:table-cell office:value-type="float" office:value="-0.00000000003940207">
                <text:p>-0.0000000000394020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0000000003025766">
                <text:p>-0.00000000003025766</text:p>
              </table:table-cell>
              <table:table-cell office:value-type="float" office:value="0.0001278296">
                <text:p>0.0001278296</text:p>
              </table:table-cell>
              <table:table-cell office:value-type="float" office:value="0.00003027381">
                <text:p>0.0000302738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00000002955142">
                <text:p>-0.000000002955142</text:p>
              </table:table-cell>
              <table:table-cell office:value-type="float" office:value="0.00001768082">
                <text:p>0.00001768082</text:p>
              </table:table-cell>
              <table:table-cell office:value-type="float" office:value="0.000000109319">
                <text:p>0.00000010931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008415271">
                <text:p>0.000008415271</text:p>
              </table:table-cell>
              <table:table-cell office:value-type="float" office:value="0.0000001651183">
                <text:p>0.0000001651183</text:p>
              </table:table-cell>
              <table:table-cell office:value-type="float" office:value="-0.00000000140418">
                <text:p>-0.0000000014041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00000006193669">
                <text:p>-0.000000006193669</text:p>
              </table:table-cell>
              <table:table-cell office:value-type="float" office:value="0.000004026349">
                <text:p>0.000004026349</text:p>
              </table:table-cell>
              <table:table-cell office:value-type="float" office:value="0.0002183702">
                <text:p>0.00021837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0000004463835">
                <text:p>0.0000000004463835</text:p>
              </table:table-cell>
              <table:table-cell office:value-type="float" office:value="0.002106455">
                <text:p>0.002106455</text:p>
              </table:table-cell>
              <table:table-cell office:value-type="float" office:value="0.0000001075749">
                <text:p>0.000000107574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0003339329">
                <text:p>0.0000003339329</text:p>
              </table:table-cell>
              <table:table-cell office:value-type="float" office:value="0.000827926">
                <text:p>0.000827926</text:p>
              </table:table-cell>
              <table:table-cell office:value-type="float" office:value="0.00000003693327">
                <text:p>0.000000036933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002228886">
                <text:p>0.000002228886</text:p>
              </table:table-cell>
              <table:table-cell office:value-type="float" office:value="0.0002963569">
                <text:p>0.0002963569</text:p>
              </table:table-cell>
              <table:table-cell office:value-type="float" office:value="0.0000000000722667">
                <text:p>0.00000000007226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000657936">
                <text:p>0.000000657936</text:p>
              </table:table-cell>
              <table:table-cell office:value-type="float" office:value="0.000005981249">
                <text:p>0.000005981249</text:p>
              </table:table-cell>
              <table:table-cell office:value-type="float" office:value="0.0000000000811908">
                <text:p>0.00000000008119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000657936">
                <text:p>0.000000657936</text:p>
              </table:table-cell>
              <table:table-cell office:value-type="float" office:value="0.0000002780577">
                <text:p>0.0000002780577</text:p>
              </table:table-cell>
              <table:table-cell office:value-type="float" office:value="0.00000000004661887">
                <text:p>0.0000000000466188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2.042086E-065">
                <text:p>-2.042086E-065</text:p>
              </table:table-cell>
              <table:table-cell office:value-type="float" office:value="0">
                <text:p>0</text:p>
              </table:table-cell>
              <table:table-cell office:value-type="float" office:value="-0.000000001167772">
                <text:p>-0.00000000116777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0003191711">
                <text:p>0.0000003191711</text:p>
              </table:table-cell>
              <table:table-cell office:value-type="float" office:value="-0.0000000002345262">
                <text:p>-0.0000000002345262</text:p>
              </table:table-cell>
              <table:table-cell office:value-type="float" office:value="0.00000000004289481">
                <text:p>0.000000000042894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0003191711">
                <text:p>0.0000003191711</text:p>
              </table:table-cell>
              <table:table-cell office:value-type="float" office:value="-0.000000001851913">
                <text:p>-0.000000001851913</text:p>
              </table:table-cell>
              <table:table-cell office:value-type="float" office:value="0.00000000004361275">
                <text:p>0.000000000043612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002998139">
                <text:p>0.000002998139</text:p>
              </table:table-cell>
              <table:table-cell office:value-type="float" office:value="0.00002518974">
                <text:p>0.00002518974</text:p>
              </table:table-cell>
              <table:table-cell office:value-type="float" office:value="0.00002988429">
                <text:p>0.0000298842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002461836">
                <text:p>0.000002461836</text:p>
              </table:table-cell>
              <table:table-cell office:value-type="float" office:value="0.00006684697">
                <text:p>0.00006684697</text:p>
              </table:table-cell>
              <table:table-cell office:value-type="float" office:value="0.00001194038">
                <text:p>0.0000119403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00006987274">
                <text:p>0.00000006987274</text:p>
              </table:table-cell>
              <table:table-cell office:value-type="float" office:value="0.00003871434">
                <text:p>0.00003871434</text:p>
              </table:table-cell>
              <table:table-cell office:value-type="float" office:value="0.00000006373818">
                <text:p>0.000000063738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0000002164251">
                <text:p>-0.00000002164251</text:p>
              </table:table-cell>
              <table:table-cell office:value-type="float" office:value="0.0000005124295">
                <text:p>0.0000005124295</text:p>
              </table:table-cell>
              <table:table-cell office:value-type="float" office:value="0.00003389551">
                <text:p>0.0000338955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06727555">
                <text:p>0.00006727555</text:p>
              </table:table-cell>
              <table:table-cell office:value-type="float" office:value="0.0000009661374">
                <text:p>0.0000009661374</text:p>
              </table:table-cell>
              <table:table-cell office:value-type="float" office:value="0.0000002500944">
                <text:p>0.00000025009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0000000006727129">
                <text:p>-0.00000000006727129</text:p>
              </table:table-cell>
              <table:table-cell office:value-type="float" office:value="0.00006275912">
                <text:p>0.00006275912</text:p>
              </table:table-cell>
              <table:table-cell office:value-type="float" office:value="0.0002900462">
                <text:p>0.000290046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0000000003431647">
                <text:p>-0.00000000003431647</text:p>
              </table:table-cell>
              <table:table-cell office:value-type="float" office:value="0.000007410441">
                <text:p>0.000007410441</text:p>
              </table:table-cell>
              <table:table-cell office:value-type="float" office:value="0.00003507945">
                <text:p>0.000035079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008120645">
                <text:p>0.000008120645</text:p>
              </table:table-cell>
              <table:table-cell office:value-type="float" office:value="0.00002943733">
                <text:p>0.00002943733</text:p>
              </table:table-cell>
              <table:table-cell office:value-type="float" office:value="0.0000000002249486">
                <text:p>0.000000000224948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0962893">
                <text:p>0.0000962893</text:p>
              </table:table-cell>
              <table:table-cell office:value-type="float" office:value="0.00589835">
                <text:p>0.00589835</text:p>
              </table:table-cell>
              <table:table-cell office:value-type="float" office:value="0.00005554024">
                <text:p>0.000055540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00001862196">
                <text:p>0.00000001862196</text:p>
              </table:table-cell>
              <table:table-cell office:value-type="float" office:value="0.0004884204">
                <text:p>0.0004884204</text:p>
              </table:table-cell>
              <table:table-cell office:value-type="float" office:value="0.0003575728">
                <text:p>0.00035757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00002819524">
                <text:p>0.00000002819524</text:p>
              </table:table-cell>
              <table:table-cell office:value-type="float" office:value="0.00000000009294452">
                <text:p>0.00000000009294452</text:p>
              </table:table-cell>
              <table:table-cell office:value-type="float" office:value="0.0002257311">
                <text:p>0.00022573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00000162544">
                <text:p>0.00000000162544</text:p>
              </table:table-cell>
              <table:table-cell office:value-type="float" office:value="0.000005556188">
                <text:p>0.000005556188</text:p>
              </table:table-cell>
              <table:table-cell office:value-type="float" office:value="0.0000000310988">
                <text:p>0.000000031098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000502321">
                <text:p>0.000000502321</text:p>
              </table:table-cell>
              <table:table-cell office:value-type="float" office:value="0.0000001336524">
                <text:p>0.0000001336524</text:p>
              </table:table-cell>
              <table:table-cell office:value-type="float" office:value="0.0001875642">
                <text:p>0.00018756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006656249">
                <text:p>0.000006656249</text:p>
              </table:table-cell>
              <table:table-cell office:value-type="float" office:value="0.00005124957">
                <text:p>0.00005124957</text:p>
              </table:table-cell>
              <table:table-cell office:value-type="float" office:value="0.005594233">
                <text:p>0.0055942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0001315096">
                <text:p>0.0000001315096</text:p>
              </table:table-cell>
              <table:table-cell office:value-type="float" office:value="0.0002664363">
                <text:p>0.0002664363</text:p>
              </table:table-cell>
              <table:table-cell office:value-type="float" office:value="0.00000003074184">
                <text:p>0.0000000307418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0003401513">
                <text:p>0.0000003401513</text:p>
              </table:table-cell>
              <table:table-cell office:value-type="float" office:value="0.0000009063043">
                <text:p>0.0000009063043</text:p>
              </table:table-cell>
              <table:table-cell office:value-type="float" office:value="0.00009718218">
                <text:p>0.000097182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000000004815019">
                <text:p>-0.0000000004815019</text:p>
              </table:table-cell>
              <table:table-cell office:value-type="float" office:value="0.00000001527468">
                <text:p>0.00000001527468</text:p>
              </table:table-cell>
              <table:table-cell office:value-type="float" office:value="0.0000731034">
                <text:p>0.000073103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004635434">
                <text:p>0.000004635434</text:p>
              </table:table-cell>
              <table:table-cell office:value-type="float" office:value="0.0002830142">
                <text:p>0.0002830142</text:p>
              </table:table-cell>
              <table:table-cell office:value-type="float" office:value="0.0000005330921">
                <text:p>0.000000533092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532854">
                <text:p>0.000532854</text:p>
              </table:table-cell>
              <table:table-cell office:value-type="float" office:value="0.001976904">
                <text:p>0.001976904</text:p>
              </table:table-cell>
              <table:table-cell office:value-type="float" office:value="0.0002459059">
                <text:p>0.000245905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000002049128">
                <text:p>0.000000002049128</text:p>
              </table:table-cell>
              <table:table-cell office:value-type="float" office:value="0.1019059">
                <text:p>0.1019059</text:p>
              </table:table-cell>
              <table:table-cell office:value-type="float" office:value="0.000003183689">
                <text:p>0.00000318368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01696321">
                <text:p>0.00001696321</text:p>
              </table:table-cell>
              <table:table-cell office:value-type="float" office:value="0.000001007245">
                <text:p>0.000001007245</text:p>
              </table:table-cell>
              <table:table-cell office:value-type="float" office:value="0.00002346733">
                <text:p>0.000023467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00657629">
                <text:p>0.00000657629</text:p>
              </table:table-cell>
              <table:table-cell office:value-type="float" office:value="0.004081213">
                <text:p>0.004081213</text:p>
              </table:table-cell>
              <table:table-cell office:value-type="float" office:value="0.0000001825983">
                <text:p>0.000000182598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.000001278954">
                <text:p>0.000001278954</text:p>
              </table:table-cell>
              <table:table-cell office:value-type="float" office:value="0.0007463985">
                <text:p>0.000746398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2595459">
                <text:p>0.0002595459</text:p>
              </table:table-cell>
              <table:table-cell office:value-type="float" office:value="0.0001012765">
                <text:p>0.0001012765</text:p>
              </table:table-cell>
              <table:table-cell office:value-type="float" office:value="0.01775314">
                <text:p>0.0177531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6158729">
                <text:p>0.0006158729</text:p>
              </table:table-cell>
              <table:table-cell office:value-type="float" office:value="0.00000003538161">
                <text:p>0.00000003538161</text:p>
              </table:table-cell>
              <table:table-cell office:value-type="float" office:value="0.0001256682">
                <text:p>0.000125668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1078883">
                <text:p>0.0001078883</text:p>
              </table:table-cell>
              <table:table-cell office:value-type="float" office:value="0">
                <text:p>0</text:p>
              </table:table-cell>
              <table:table-cell office:value-type="float" office:value="0.0000005425027">
                <text:p>0.000000542502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0004184879">
                <text:p>0.0000004184879</text:p>
              </table:table-cell>
              <table:table-cell office:value-type="float" office:value="0.00001294995">
                <text:p>0.00001294995</text:p>
              </table:table-cell>
              <table:table-cell office:value-type="float" office:value="0.0000001663224">
                <text:p>0.000000166322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0003940898">
                <text:p>0.0000003940898</text:p>
              </table:table-cell>
              <table:table-cell office:value-type="float" office:value="0.00000007172439">
                <text:p>0.00000007172439</text:p>
              </table:table-cell>
              <table:table-cell office:value-type="float" office:value="0.0001126152">
                <text:p>0.000112615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003555621">
                <text:p>0.000003555621</text:p>
              </table:table-cell>
              <table:table-cell office:value-type="float" office:value="0.0000003737934">
                <text:p>0.0000003737934</text:p>
              </table:table-cell>
              <table:table-cell office:value-type="float" office:value="0.000004524861">
                <text:p>0.00000452486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007011293">
                <text:p>0.000007011293</text:p>
              </table:table-cell>
              <table:table-cell office:value-type="float" office:value="0.002647225">
                <text:p>0.002647225</text:p>
              </table:table-cell>
              <table:table-cell office:value-type="float" office:value="0.0001262139">
                <text:p>0.000126213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002109623">
                <text:p>0.000002109623</text:p>
              </table:table-cell>
              <table:table-cell office:value-type="float" office:value="0.00004480703">
                <text:p>0.00004480703</text:p>
              </table:table-cell>
              <table:table-cell office:value-type="float" office:value="-0.00000007308386">
                <text:p>-0.000000073083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000000001844322">
                <text:p>0.000000000001844322</text:p>
              </table:table-cell>
              <table:table-cell office:value-type="float" office:value="0.00000004440257">
                <text:p>0.00000004440257</text:p>
              </table:table-cell>
              <table:table-cell office:value-type="float" office:value="0.000006620237">
                <text:p>0.00000662023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0000000404011">
                <text:p>0.0000000000404011</text:p>
              </table:table-cell>
              <table:table-cell office:value-type="float" office:value="0.0000003577908">
                <text:p>0.0000003577908</text:p>
              </table:table-cell>
              <table:table-cell office:value-type="float" office:value="0.0000006295931">
                <text:p>0.000000629593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000000454786">
                <text:p>0.000000000454786</text:p>
              </table:table-cell>
              <table:table-cell office:value-type="float" office:value="0.00002868883">
                <text:p>0.00002868883</text:p>
              </table:table-cell>
              <table:table-cell office:value-type="float" office:value="0.0001768929">
                <text:p>0.000176892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002505468">
                <text:p>0.00002505468</text:p>
              </table:table-cell>
              <table:table-cell office:value-type="float" office:value="0.00008358634">
                <text:p>0.00008358634</text:p>
              </table:table-cell>
              <table:table-cell office:value-type="float" office:value="0.000002045834">
                <text:p>0.00000204583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000194419">
                <text:p>0.000000194419</text:p>
              </table:table-cell>
              <table:table-cell office:value-type="float" office:value="0.000000002377246">
                <text:p>0.000000002377246</text:p>
              </table:table-cell>
              <table:table-cell office:value-type="float" office:value="-0.00000001630964">
                <text:p>-0.0000000163096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0004710861">
                <text:p>0.000004710861</text:p>
              </table:table-cell>
              <table:table-cell office:value-type="float" office:value="0.000003369469">
                <text:p>0.000003369469</text:p>
              </table:table-cell>
              <table:table-cell office:value-type="float" office:value="0.000001549354">
                <text:p>0.00000154935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0003654974">
                <text:p>0.000003654974</text:p>
              </table:table-cell>
              <table:table-cell office:value-type="float" office:value="0.0002016769">
                <text:p>0.0002016769</text:p>
              </table:table-cell>
              <table:table-cell office:value-type="float" office:value="0.00006316921">
                <text:p>0.0000631692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0000002339052">
                <text:p>0.0000000002339052</text:p>
              </table:table-cell>
              <table:table-cell office:value-type="float" office:value="0.0002333806">
                <text:p>0.0002333806</text:p>
              </table:table-cell>
              <table:table-cell office:value-type="float" office:value="0.000003901146">
                <text:p>0.00000390114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0164051">
                <text:p>0.0000164051</text:p>
              </table:table-cell>
              <table:table-cell office:value-type="float" office:value="0.0002353352">
                <text:p>0.0002353352</text:p>
              </table:table-cell>
              <table:table-cell office:value-type="float" office:value="0.0001954801">
                <text:p>0.000195480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5615222">
                <text:p>0.0005615222</text:p>
              </table:table-cell>
              <table:table-cell office:value-type="float" office:value="0.0001282006">
                <text:p>0.0001282006</text:p>
              </table:table-cell>
              <table:table-cell office:value-type="float" office:value="0.00002065026">
                <text:p>0.0000206502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00000001379281">
                <text:p>0.00000000001379281</text:p>
              </table:table-cell>
              <table:table-cell office:value-type="float" office:value="0.0005748936">
                <text:p>0.0005748936</text:p>
              </table:table-cell>
              <table:table-cell office:value-type="float" office:value="0.02239124">
                <text:p>0.0223912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001883384">
                <text:p>0.000001883384</text:p>
              </table:table-cell>
              <table:table-cell office:value-type="float" office:value="0.00000008456449">
                <text:p>0.00000008456449</text:p>
              </table:table-cell>
              <table:table-cell office:value-type="float" office:value="2.279574">
                <text:p>2.27957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00005272058">
                <text:p>0.00000005272058</text:p>
              </table:table-cell>
              <table:table-cell office:value-type="float" office:value="0.00001931915">
                <text:p>0.00001931915</text:p>
              </table:table-cell>
              <table:table-cell office:value-type="float" office:value="0.008783804">
                <text:p>0.00878380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6427935">
                <text:p>0.006427935</text:p>
              </table:table-cell>
              <table:table-cell office:value-type="float" office:value="0.0004002586">
                <text:p>0.0004002586</text:p>
              </table:table-cell>
              <table:table-cell office:value-type="float" office:value="0.0000381511">
                <text:p>0.00003815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000000000005013614">
                <text:p>-0.000000000005013614</text:p>
              </table:table-cell>
              <table:table-cell office:value-type="float" office:value="0.02779087">
                <text:p>0.02779087</text:p>
              </table:table-cell>
              <table:table-cell office:value-type="float" office:value="0.000298559">
                <text:p>0.00029855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00684729">
                <text:p>0.00000684729</text:p>
              </table:table-cell>
              <table:table-cell office:value-type="float" office:value="0.0004428273">
                <text:p>0.0004428273</text:p>
              </table:table-cell>
              <table:table-cell office:value-type="float" office:value="0.000007140266">
                <text:p>0.00000714026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000004482497">
                <text:p>0.00000004482497</text:p>
              </table:table-cell>
              <table:table-cell office:value-type="float" office:value="0.000868301">
                <text:p>0.000868301</text:p>
              </table:table-cell>
              <table:table-cell office:value-type="float" office:value="0.00000373297">
                <text:p>0.0000037329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1051965">
                <text:p>0.001051965</text:p>
              </table:table-cell>
              <table:table-cell office:value-type="float" office:value="0.0000266978">
                <text:p>0.0000266978</text:p>
              </table:table-cell>
              <table:table-cell office:value-type="float" office:value="0.00000003874">
                <text:p>0.0000000387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0000003241464">
                <text:p>0.000000003241464</text:p>
              </table:table-cell>
              <table:table-cell office:value-type="float" office:value="0.0000005948035">
                <text:p>0.0000005948035</text:p>
              </table:table-cell>
              <table:table-cell office:value-type="float" office:value="0.0002066265">
                <text:p>0.000206626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0002946323">
                <text:p>0.0000002946323</text:p>
              </table:table-cell>
              <table:table-cell office:value-type="float" office:value="0.0088891">
                <text:p>0.0088891</text:p>
              </table:table-cell>
              <table:table-cell office:value-type="float" office:value="0.000009685363">
                <text:p>0.00000968536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0008818745">
                <text:p>0.000008818745</text:p>
              </table:table-cell>
              <table:table-cell office:value-type="float" office:value="0.0002694919">
                <text:p>0.0002694919</text:p>
              </table:table-cell>
              <table:table-cell office:value-type="float" office:value="0.00000005497942">
                <text:p>0.0000000549794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0000002049503">
                <text:p>0.0000000002049503</text:p>
              </table:table-cell>
              <table:table-cell office:value-type="float" office:value="0.0000000000452531">
                <text:p>0.0000000000452531</text:p>
              </table:table-cell>
              <table:table-cell office:value-type="float" office:value="0.00000001693935">
                <text:p>0.0000000169393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000719354">
                <text:p>0.000000719354</text:p>
              </table:table-cell>
              <table:table-cell office:value-type="float" office:value="0.0001382953">
                <text:p>0.0001382953</text:p>
              </table:table-cell>
              <table:table-cell office:value-type="float" office:value="0.0000001313572">
                <text:p>0.000000131357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001462067">
                <text:p>0.00001462067</text:p>
              </table:table-cell>
              <table:table-cell office:value-type="float" office:value="0.0001677353">
                <text:p>0.0001677353</text:p>
              </table:table-cell>
              <table:table-cell office:value-type="float" office:value="0.000006589536">
                <text:p>0.00000658953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00003317156">
                <text:p>0.0000003317156</text:p>
              </table:table-cell>
              <table:table-cell office:value-type="float" office:value="0.007212628">
                <text:p>0.007212628</text:p>
              </table:table-cell>
              <table:table-cell office:value-type="float" office:value="0.001541926">
                <text:p>0.0015419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01568417">
                <text:p>0.0001568417</text:p>
              </table:table-cell>
              <table:table-cell office:value-type="float" office:value="0.0000008134663">
                <text:p>0.0000008134663</text:p>
              </table:table-cell>
              <table:table-cell office:value-type="float" office:value="0.001831316">
                <text:p>0.00183131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001157404">
                <text:p>0.00001157404</text:p>
              </table:table-cell>
              <table:table-cell office:value-type="float" office:value="0.00001504804">
                <text:p>0.00001504804</text:p>
              </table:table-cell>
              <table:table-cell office:value-type="float" office:value="0.0002633122">
                <text:p>0.000263312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0000002111794">
                <text:p>0.000000002111794</text:p>
              </table:table-cell>
              <table:table-cell office:value-type="float" office:value="0.0000004412807">
                <text:p>0.0000004412807</text:p>
              </table:table-cell>
              <table:table-cell office:value-type="float" office:value="0.00000004446355">
                <text:p>0.0000000444635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000000004084125">
                <text:p>0.00000000004084125</text:p>
              </table:table-cell>
              <table:table-cell office:value-type="float" office:value="0.000000005072276">
                <text:p>0.000000005072276</text:p>
              </table:table-cell>
              <table:table-cell office:value-type="float" office:value="0.00002505504">
                <text:p>0.0000250550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019383">
                <text:p>0.00019383</text:p>
              </table:table-cell>
              <table:table-cell office:value-type="float" office:value="0.001044538">
                <text:p>0.001044538</text:p>
              </table:table-cell>
              <table:table-cell office:value-type="float" office:value="0.001320989">
                <text:p>0.00132098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005341147">
                <text:p>0.00005341147</text:p>
              </table:table-cell>
              <table:table-cell office:value-type="float" office:value="0.0007236674">
                <text:p>0.0007236674</text:p>
              </table:table-cell>
              <table:table-cell office:value-type="float" office:value="0.000007432988">
                <text:p>0.00000743298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0001165754">
                <text:p>0.000001165754</text:p>
              </table:table-cell>
              <table:table-cell office:value-type="float" office:value="0.00000002009327">
                <text:p>0.00000002009327</text:p>
              </table:table-cell>
              <table:table-cell office:value-type="float" office:value="0.0000005050261">
                <text:p>0.000000505026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0007368107">
                <text:p>0.000007368107</text:p>
              </table:table-cell>
              <table:table-cell office:value-type="float" office:value="0.000000363257">
                <text:p>0.000000363257</text:p>
              </table:table-cell>
              <table:table-cell office:value-type="float" office:value="0.0008329956">
                <text:p>0.000832995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0003475383">
                <text:p>0.000003475383</text:p>
              </table:table-cell>
              <table:table-cell office:value-type="float" office:value="0.00006960335">
                <text:p>0.00006960335</text:p>
              </table:table-cell>
              <table:table-cell office:value-type="float" office:value="0.0000001272759">
                <text:p>0.000000127275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0003343117">
                <text:p>0.000003343117</text:p>
              </table:table-cell>
              <table:table-cell office:value-type="float" office:value="0.00003780439">
                <text:p>0.00003780439</text:p>
              </table:table-cell>
              <table:table-cell office:value-type="float" office:value="0.00000000981591">
                <text:p>0.0000000098159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0004690938">
                <text:p>0.000004690938</text:p>
              </table:table-cell>
              <table:table-cell office:value-type="float" office:value="0.00004922735">
                <text:p>0.00004922735</text:p>
              </table:table-cell>
              <table:table-cell office:value-type="float" office:value="0.0001315044">
                <text:p>0.000131504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0000000675755">
                <text:p>0.000000000675755</text:p>
              </table:table-cell>
              <table:table-cell office:value-type="float" office:value="0.00003578903">
                <text:p>0.00003578903</text:p>
              </table:table-cell>
              <table:table-cell office:value-type="float" office:value="0.00006236968">
                <text:p>0.0000623696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06974379">
                <text:p>0.0006974379</text:p>
              </table:table-cell>
              <table:table-cell office:value-type="float" office:value="0.00004605578">
                <text:p>0.00004605578</text:p>
              </table:table-cell>
              <table:table-cell office:value-type="float" office:value="0.0000009466054">
                <text:p>0.000000946605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00006025845">
                <text:p>0.0000006025845</text:p>
              </table:table-cell>
              <table:table-cell office:value-type="float" office:value="0.0000006705119">
                <text:p>0.0000006705119</text:p>
              </table:table-cell>
              <table:table-cell office:value-type="float" office:value="0.00002601296">
                <text:p>0.0000260129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001005161">
                <text:p>0.00001005161</text:p>
              </table:table-cell>
              <table:table-cell office:value-type="float" office:value="0.00000005093624">
                <text:p>0.00000005093624</text:p>
              </table:table-cell>
              <table:table-cell office:value-type="float" office:value="0.000001324417">
                <text:p>0.00000132441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001714538">
                <text:p>0.00001714538</text:p>
              </table:table-cell>
              <table:table-cell office:value-type="float" office:value="0.00004279484">
                <text:p>0.00004279484</text:p>
              </table:table-cell>
              <table:table-cell office:value-type="float" office:value="0.00000001994217">
                <text:p>0.0000000199421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000000002224266">
                <text:p>-0.000000002224266</text:p>
              </table:table-cell>
              <table:table-cell office:value-type="float" office:value="0.004260571">
                <text:p>0.004260571</text:p>
              </table:table-cell>
              <table:table-cell office:value-type="float" office:value="0.00001735185">
                <text:p>0.0000173518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001067715">
                <text:p>0.00001067715</text:p>
              </table:table-cell>
              <table:table-cell office:value-type="float" office:value="0.00002522313">
                <text:p>0.00002522313</text:p>
              </table:table-cell>
              <table:table-cell office:value-type="float" office:value="0.000006786453">
                <text:p>0.00000678645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000001589525">
                <text:p>0.00000001589525</text:p>
              </table:table-cell>
              <table:table-cell office:value-type="float" office:value="0.000002105447">
                <text:p>0.000002105447</text:p>
              </table:table-cell>
              <table:table-cell office:value-type="float" office:value="0.0003415088">
                <text:p>0.000341508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0000007619479">
                <text:p>0.000000007619479</text:p>
              </table:table-cell>
              <table:table-cell office:value-type="float" office:value="0.000009215364">
                <text:p>0.000009215364</text:p>
              </table:table-cell>
              <table:table-cell office:value-type="float" office:value="0.000000006294431">
                <text:p>0.00000000629443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00000000007447156">
                <text:p>-0.00000000007447156</text:p>
              </table:table-cell>
              <table:table-cell office:value-type="float" office:value="0.000008484289">
                <text:p>0.000008484289</text:p>
              </table:table-cell>
              <table:table-cell office:value-type="float" office:value="0.00003730551">
                <text:p>0.0000373055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000000001385085">
                <text:p>-0.000000001385085</text:p>
              </table:table-cell>
              <table:table-cell office:value-type="float" office:value="0.00003260084">
                <text:p>0.00003260084</text:p>
              </table:table-cell>
              <table:table-cell office:value-type="float" office:value="-0.00000000003940207">
                <text:p>-0.0000000000394020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00000000003025766">
                <text:p>-0.00000000003025766</text:p>
              </table:table-cell>
              <table:table-cell office:value-type="float" office:value="0.0001278296">
                <text:p>0.0001278296</text:p>
              </table:table-cell>
              <table:table-cell office:value-type="float" office:value="0.00003027381">
                <text:p>0.0000302738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000000002955142">
                <text:p>-0.000000002955142</text:p>
              </table:table-cell>
              <table:table-cell office:value-type="float" office:value="0.00001768082">
                <text:p>0.00001768082</text:p>
              </table:table-cell>
              <table:table-cell office:value-type="float" office:value="0.000000109319">
                <text:p>0.00000010931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0008415271">
                <text:p>0.000008415271</text:p>
              </table:table-cell>
              <table:table-cell office:value-type="float" office:value="0.0000001651183">
                <text:p>0.0000001651183</text:p>
              </table:table-cell>
              <table:table-cell office:value-type="float" office:value="-0.00000000140418">
                <text:p>-0.0000000014041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000000006193669">
                <text:p>-0.000000006193669</text:p>
              </table:table-cell>
              <table:table-cell office:value-type="float" office:value="0.000004026349">
                <text:p>0.000004026349</text:p>
              </table:table-cell>
              <table:table-cell office:value-type="float" office:value="0.0002183702">
                <text:p>0.000218370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00000004463835">
                <text:p>0.0000000004463835</text:p>
              </table:table-cell>
              <table:table-cell office:value-type="float" office:value="0.002106455">
                <text:p>0.002106455</text:p>
              </table:table-cell>
              <table:table-cell office:value-type="float" office:value="0.0000001075749">
                <text:p>0.000000107574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00003339329">
                <text:p>0.0000003339329</text:p>
              </table:table-cell>
              <table:table-cell office:value-type="float" office:value="0.000827926">
                <text:p>0.000827926</text:p>
              </table:table-cell>
              <table:table-cell office:value-type="float" office:value="0.00000003693327">
                <text:p>0.0000000369332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0002228886">
                <text:p>0.000002228886</text:p>
              </table:table-cell>
              <table:table-cell office:value-type="float" office:value="0.0002963569">
                <text:p>0.0002963569</text:p>
              </table:table-cell>
              <table:table-cell office:value-type="float" office:value="0.0000000000722667">
                <text:p>0.00000000007226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0000657936">
                <text:p>0.000000657936</text:p>
              </table:table-cell>
              <table:table-cell office:value-type="float" office:value="0.000005981249">
                <text:p>0.000005981249</text:p>
              </table:table-cell>
              <table:table-cell office:value-type="float" office:value="0.0000000000811908">
                <text:p>0.000000000081190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0000657936">
                <text:p>0.000000657936</text:p>
              </table:table-cell>
              <table:table-cell office:value-type="float" office:value="0.0000002780577">
                <text:p>0.0000002780577</text:p>
              </table:table-cell>
              <table:table-cell office:value-type="float" office:value="0.00000000004661887">
                <text:p>0.0000000000466188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.036806E-066">
                <text:p>6.036806E-066</text:p>
              </table:table-cell>
              <table:table-cell office:value-type="float" office:value="0">
                <text:p>0</text:p>
              </table:table-cell>
              <table:table-cell office:value-type="float" office:value="-0.000000001167772">
                <text:p>-0.00000000116777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00003191711">
                <text:p>0.0000003191711</text:p>
              </table:table-cell>
              <table:table-cell office:value-type="float" office:value="-0.0000000002345262">
                <text:p>-0.0000000002345262</text:p>
              </table:table-cell>
              <table:table-cell office:value-type="float" office:value="0.00000000004289481">
                <text:p>0.0000000000428948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00003191711">
                <text:p>0.0000003191711</text:p>
              </table:table-cell>
              <table:table-cell office:value-type="float" office:value="-0.000000001851913">
                <text:p>-0.000000001851913</text:p>
              </table:table-cell>
              <table:table-cell office:value-type="float" office:value="0.00000000004361275">
                <text:p>0.000000000043612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0002998139">
                <text:p>0.000002998139</text:p>
              </table:table-cell>
              <table:table-cell office:value-type="float" office:value="0.00000000694976">
                <text:p>0.00000000694976</text:p>
              </table:table-cell>
              <table:table-cell office:value-type="float" office:value="0.00002988429">
                <text:p>0.0000298842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0002461836">
                <text:p>0.000002461836</text:p>
              </table:table-cell>
              <table:table-cell office:value-type="float" office:value="0.00006684697">
                <text:p>0.00006684697</text:p>
              </table:table-cell>
              <table:table-cell office:value-type="float" office:value="0.00001194038">
                <text:p>0.0000119403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0000000000203084">
                <text:p>-0.0000000000203084</text:p>
              </table:table-cell>
              <table:table-cell office:value-type="float" office:value="0.00003871434">
                <text:p>0.00003871434</text:p>
              </table:table-cell>
              <table:table-cell office:value-type="float" office:value="0.00000006373818">
                <text:p>0.0000000637381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00000002164251">
                <text:p>-0.00000002164251</text:p>
              </table:table-cell>
              <table:table-cell office:value-type="float" office:value="0.0000005124295">
                <text:p>0.0000005124295</text:p>
              </table:table-cell>
              <table:table-cell office:value-type="float" office:value="0.00003389551">
                <text:p>0.0000338955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006727555">
                <text:p>0.00006727555</text:p>
              </table:table-cell>
              <table:table-cell office:value-type="float" office:value="0.0000009661374">
                <text:p>0.0000009661374</text:p>
              </table:table-cell>
              <table:table-cell office:value-type="float" office:value="0.0000002500944">
                <text:p>0.000000250094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00000000006727129">
                <text:p>-0.00000000006727129</text:p>
              </table:table-cell>
              <table:table-cell office:value-type="float" office:value="0.00006275912">
                <text:p>0.00006275912</text:p>
              </table:table-cell>
              <table:table-cell office:value-type="float" office:value="0.0002900462">
                <text:p>0.000290046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00000000003431647">
                <text:p>-0.00000000003431647</text:p>
              </table:table-cell>
              <table:table-cell office:value-type="float" office:value="0.000007410441">
                <text:p>0.000007410441</text:p>
              </table:table-cell>
              <table:table-cell office:value-type="float" office:value="0.00003507945">
                <text:p>0.0000350794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0008120645">
                <text:p>0.000008120645</text:p>
              </table:table-cell>
              <table:table-cell office:value-type="float" office:value="0.00002943733">
                <text:p>0.00002943733</text:p>
              </table:table-cell>
              <table:table-cell office:value-type="float" office:value="0.0000000002249486">
                <text:p>0.000000000224948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00962893">
                <text:p>0.0000962893</text:p>
              </table:table-cell>
              <table:table-cell office:value-type="float" office:value="0.00589835">
                <text:p>0.00589835</text:p>
              </table:table-cell>
              <table:table-cell office:value-type="float" office:value="0.0001657856">
                <text:p>0.000165785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000001862196">
                <text:p>0.00000001862196</text:p>
              </table:table-cell>
              <table:table-cell office:value-type="float" office:value="0.0004884204">
                <text:p>0.0004884204</text:p>
              </table:table-cell>
              <table:table-cell office:value-type="float" office:value="0.0001830701">
                <text:p>0.000183070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000002819524">
                <text:p>0.00000002819524</text:p>
              </table:table-cell>
              <table:table-cell office:value-type="float" office:value="0.00000000009294452">
                <text:p>0.00000000009294452</text:p>
              </table:table-cell>
              <table:table-cell office:value-type="float" office:value="0.0001421423">
                <text:p>0.000142142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000000162544">
                <text:p>0.00000000162544</text:p>
              </table:table-cell>
              <table:table-cell office:value-type="float" office:value="0.000005556188">
                <text:p>0.000005556188</text:p>
              </table:table-cell>
              <table:table-cell office:value-type="float" office:value="0.0000339136">
                <text:p>0.000033913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0000502321">
                <text:p>0.000000502321</text:p>
              </table:table-cell>
              <table:table-cell office:value-type="float" office:value="0.0000001336524">
                <text:p>0.0000001336524</text:p>
              </table:table-cell>
              <table:table-cell office:value-type="float" office:value="0.00004632578">
                <text:p>0.0000463257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0006656249">
                <text:p>0.000006656249</text:p>
              </table:table-cell>
              <table:table-cell office:value-type="float" office:value="0.00005124957">
                <text:p>0.00005124957</text:p>
              </table:table-cell>
              <table:table-cell office:value-type="float" office:value="0.004982573">
                <text:p>0.00498257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00001315096">
                <text:p>0.0000001315096</text:p>
              </table:table-cell>
              <table:table-cell office:value-type="float" office:value="0.0002664363">
                <text:p>0.0002664363</text:p>
              </table:table-cell>
              <table:table-cell office:value-type="float" office:value="0.000000006357376">
                <text:p>0.00000000635737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00003401513">
                <text:p>0.0000003401513</text:p>
              </table:table-cell>
              <table:table-cell office:value-type="float" office:value="0.0000009063043">
                <text:p>0.0000009063043</text:p>
              </table:table-cell>
              <table:table-cell office:value-type="float" office:value="0.001977087">
                <text:p>0.00197708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0000000004815019">
                <text:p>-0.0000000004815019</text:p>
              </table:table-cell>
              <table:table-cell office:value-type="float" office:value="0.00000001527468">
                <text:p>0.00000001527468</text:p>
              </table:table-cell>
              <table:table-cell office:value-type="float" office:value="0.0001009646">
                <text:p>0.000100964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0004635434">
                <text:p>0.000004635434</text:p>
              </table:table-cell>
              <table:table-cell office:value-type="float" office:value="0.0002830142">
                <text:p>0.0002830142</text:p>
              </table:table-cell>
              <table:table-cell office:value-type="float" office:value="0.00002209711">
                <text:p>0.0000220971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0532854">
                <text:p>0.000532854</text:p>
              </table:table-cell>
              <table:table-cell office:value-type="float" office:value="0.001976904">
                <text:p>0.001976904</text:p>
              </table:table-cell>
              <table:table-cell office:value-type="float" office:value="0.001878206">
                <text:p>0.00187820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0000002049128">
                <text:p>0.000000002049128</text:p>
              </table:table-cell>
              <table:table-cell office:value-type="float" office:value="0.1019059">
                <text:p>0.1019059</text:p>
              </table:table-cell>
              <table:table-cell office:value-type="float" office:value="-0.0000004300883">
                <text:p>-0.000000430088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001696321">
                <text:p>0.00001696321</text:p>
              </table:table-cell>
              <table:table-cell office:value-type="float" office:value="0.000001007245">
                <text:p>0.000001007245</text:p>
              </table:table-cell>
              <table:table-cell office:value-type="float" office:value="0.000005533038">
                <text:p>0.00000553303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000657629">
                <text:p>0.00000657629</text:p>
              </table:table-cell>
              <table:table-cell office:value-type="float" office:value="0.004081213">
                <text:p>0.004081213</text:p>
              </table:table-cell>
              <table:table-cell office:value-type="float" office:value="0.00001828893">
                <text:p>0.0000182889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0.000001278954">
                <text:p>0.000001278954</text:p>
              </table:table-cell>
              <table:table-cell office:value-type="float" office:value="0.002204401">
                <text:p>0.00220440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02595459">
                <text:p>0.0002595459</text:p>
              </table:table-cell>
              <table:table-cell office:value-type="float" office:value="0.0001012765">
                <text:p>0.0001012765</text:p>
              </table:table-cell>
              <table:table-cell office:value-type="float" office:value="0.03800514">
                <text:p>0.0380051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06158729">
                <text:p>0.0006158729</text:p>
              </table:table-cell>
              <table:table-cell office:value-type="float" office:value="0.00000003538161">
                <text:p>0.00000003538161</text:p>
              </table:table-cell>
              <table:table-cell office:value-type="float" office:value="0.000006912403">
                <text:p>0.00000691240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0006743368">
                <text:p>0.000006743368</text:p>
              </table:table-cell>
              <table:table-cell office:value-type="float" office:value="0">
                <text:p>0</text:p>
              </table:table-cell>
              <table:table-cell office:value-type="float" office:value="0.00002783076">
                <text:p>0.0000278307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00004184879">
                <text:p>0.0000004184879</text:p>
              </table:table-cell>
              <table:table-cell office:value-type="float" office:value="0.00001294995">
                <text:p>0.00001294995</text:p>
              </table:table-cell>
              <table:table-cell office:value-type="float" office:value="-0.0000005618865">
                <text:p>-0.000000561886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00003940898">
                <text:p>0.0000003940898</text:p>
              </table:table-cell>
              <table:table-cell office:value-type="float" office:value="0.00000007172439">
                <text:p>0.00000007172439</text:p>
              </table:table-cell>
              <table:table-cell office:value-type="float" office:value="0.000324708">
                <text:p>0.00032470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0003555621">
                <text:p>0.000003555621</text:p>
              </table:table-cell>
              <table:table-cell office:value-type="float" office:value="0.0000003737934">
                <text:p>0.0000003737934</text:p>
              </table:table-cell>
              <table:table-cell office:value-type="float" office:value="0.000003934624">
                <text:p>0.00000393462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0007011293">
                <text:p>0.000007011293</text:p>
              </table:table-cell>
              <table:table-cell office:value-type="float" office:value="0.002647225">
                <text:p>0.002647225</text:p>
              </table:table-cell>
              <table:table-cell office:value-type="float" office:value="0.000117993">
                <text:p>0.00011799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0002109623">
                <text:p>0.000002109623</text:p>
              </table:table-cell>
              <table:table-cell office:value-type="float" office:value="0.00004480703">
                <text:p>0.00004480703</text:p>
              </table:table-cell>
              <table:table-cell office:value-type="float" office:value="-0.0000001936456">
                <text:p>-0.000000193645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0000000001844322">
                <text:p>0.000000000001844322</text:p>
              </table:table-cell>
              <table:table-cell office:value-type="float" office:value="0.00000004440257">
                <text:p>0.00000004440257</text:p>
              </table:table-cell>
              <table:table-cell office:value-type="float" office:value="0.00002444072">
                <text:p>0.0000244407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00000000404011">
                <text:p>0.0000000000404011</text:p>
              </table:table-cell>
              <table:table-cell office:value-type="float" office:value="0.0000003577908">
                <text:p>0.0000003577908</text:p>
              </table:table-cell>
              <table:table-cell office:value-type="float" office:value="0.000002284074">
                <text:p>0.00000228407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0000000454786">
                <text:p>0.000000000454786</text:p>
              </table:table-cell>
              <table:table-cell office:value-type="float" office:value="0.00002868883">
                <text:p>0.00002868883</text:p>
              </table:table-cell>
              <table:table-cell office:value-type="float" office:value="0.000139495">
                <text:p>0.00013949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002505468">
                <text:p>0.00002505468</text:p>
              </table:table-cell>
              <table:table-cell office:value-type="float" office:value="0.00008358634">
                <text:p>0.00008358634</text:p>
              </table:table-cell>
              <table:table-cell office:value-type="float" office:value="0.00001633879">
                <text:p>0.0000163387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0000194419">
                <text:p>0.000000194419</text:p>
              </table:table-cell>
              <table:table-cell office:value-type="float" office:value="0.000006258848">
                <text:p>0.000006258848</text:p>
              </table:table-cell>
              <table:table-cell office:value-type="float" office:value="0.0000001948596">
                <text:p>0.000000194859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0004710861">
                <text:p>0.000004710861</text:p>
              </table:table-cell>
              <table:table-cell office:value-type="float" office:value="0.000003369469">
                <text:p>0.000003369469</text:p>
              </table:table-cell>
              <table:table-cell office:value-type="float" office:value="0.00000566087">
                <text:p>0.0000056608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0003654974">
                <text:p>0.000003654974</text:p>
              </table:table-cell>
              <table:table-cell office:value-type="float" office:value="0.0002016769">
                <text:p>0.0002016769</text:p>
              </table:table-cell>
              <table:table-cell office:value-type="float" office:value="0.00005797991">
                <text:p>0.0000579799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00000002339052">
                <text:p>0.0000000002339052</text:p>
              </table:table-cell>
              <table:table-cell office:value-type="float" office:value="0.0002333806">
                <text:p>0.0002333806</text:p>
              </table:table-cell>
              <table:table-cell office:value-type="float" office:value="0.00001628622">
                <text:p>0.0000162862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00164051">
                <text:p>0.0000164051</text:p>
              </table:table-cell>
              <table:table-cell office:value-type="float" office:value="0.0002353352">
                <text:p>0.0002353352</text:p>
              </table:table-cell>
              <table:table-cell office:value-type="float" office:value="0.0004491157">
                <text:p>0.000449115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05615222">
                <text:p>0.0005615222</text:p>
              </table:table-cell>
              <table:table-cell office:value-type="float" office:value="0.0001282006">
                <text:p>0.0001282006</text:p>
              </table:table-cell>
              <table:table-cell office:value-type="float" office:value="0.000001568175">
                <text:p>0.00000156817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000000001379281">
                <text:p>0.00000000001379281</text:p>
              </table:table-cell>
              <table:table-cell office:value-type="float" office:value="0.0005748936">
                <text:p>0.0005748936</text:p>
              </table:table-cell>
              <table:table-cell office:value-type="float" office:value="0.01910775">
                <text:p>0.0191077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0001883384">
                <text:p>0.000001883384</text:p>
              </table:table-cell>
              <table:table-cell office:value-type="float" office:value="0.00000008456449">
                <text:p>0.00000008456449</text:p>
              </table:table-cell>
              <table:table-cell office:value-type="float" office:value="2.030792">
                <text:p>2.03079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000005272058">
                <text:p>0.00000005272058</text:p>
              </table:table-cell>
              <table:table-cell office:value-type="float" office:value="0.00001931915">
                <text:p>0.00001931915</text:p>
              </table:table-cell>
              <table:table-cell office:value-type="float" office:value="0.005441855">
                <text:p>0.00544185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6427935">
                <text:p>0.006427935</text:p>
              </table:table-cell>
              <table:table-cell office:value-type="float" office:value="0.0004002586">
                <text:p>0.0004002586</text:p>
              </table:table-cell>
              <table:table-cell office:value-type="float" office:value="0.000001365944">
                <text:p>0.00000136594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000000000005013614">
                <text:p>-0.000000000005013614</text:p>
              </table:table-cell>
              <table:table-cell office:value-type="float" office:value="0.02779087">
                <text:p>0.02779087</text:p>
              </table:table-cell>
              <table:table-cell office:value-type="float" office:value="0.0001235113">
                <text:p>0.000123511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000684729">
                <text:p>0.00000684729</text:p>
              </table:table-cell>
              <table:table-cell office:value-type="float" office:value="0.0004428273">
                <text:p>0.0004428273</text:p>
              </table:table-cell>
              <table:table-cell office:value-type="float" office:value="0.000004685777">
                <text:p>0.00000468577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000004482497">
                <text:p>0.00000004482497</text:p>
              </table:table-cell>
              <table:table-cell office:value-type="float" office:value="0.000868301">
                <text:p>0.000868301</text:p>
              </table:table-cell>
              <table:table-cell office:value-type="float" office:value="0.0000006699424">
                <text:p>0.000000669942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1051965">
                <text:p>0.001051965</text:p>
              </table:table-cell>
              <table:table-cell office:value-type="float" office:value="0.0000266978">
                <text:p>0.0000266978</text:p>
              </table:table-cell>
              <table:table-cell office:value-type="float" office:value="0.000001633139">
                <text:p>0.00000163313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0000003241464">
                <text:p>0.000000003241464</text:p>
              </table:table-cell>
              <table:table-cell office:value-type="float" office:value="0.0000005948035">
                <text:p>0.0000005948035</text:p>
              </table:table-cell>
              <table:table-cell office:value-type="float" office:value="0.0001820953">
                <text:p>0.000182095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00002946323">
                <text:p>0.0000002946323</text:p>
              </table:table-cell>
              <table:table-cell office:value-type="float" office:value="0.0088891">
                <text:p>0.0088891</text:p>
              </table:table-cell>
              <table:table-cell office:value-type="float" office:value="0.0000001269453">
                <text:p>0.000000126945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0008818745">
                <text:p>0.000008818745</text:p>
              </table:table-cell>
              <table:table-cell office:value-type="float" office:value="0.0002694919">
                <text:p>0.0002694919</text:p>
              </table:table-cell>
              <table:table-cell office:value-type="float" office:value="0.000000005680821">
                <text:p>0.00000000568082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00000002049503">
                <text:p>0.0000000002049503</text:p>
              </table:table-cell>
              <table:table-cell office:value-type="float" office:value="0.0000000000452531">
                <text:p>0.0000000000452531</text:p>
              </table:table-cell>
              <table:table-cell office:value-type="float" office:value="0.00000000006821865">
                <text:p>0.0000000000682186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0000719354">
                <text:p>0.000000719354</text:p>
              </table:table-cell>
              <table:table-cell office:value-type="float" office:value="0.0001382953">
                <text:p>0.0001382953</text:p>
              </table:table-cell>
              <table:table-cell office:value-type="float" office:value="0.00000003581166">
                <text:p>0.0000000358116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001462067">
                <text:p>0.00001462067</text:p>
              </table:table-cell>
              <table:table-cell office:value-type="float" office:value="0.0001677353">
                <text:p>0.0001677353</text:p>
              </table:table-cell>
              <table:table-cell office:value-type="float" office:value="0.00000264896">
                <text:p>0.0000026489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00003317156">
                <text:p>0.0000003317156</text:p>
              </table:table-cell>
              <table:table-cell office:value-type="float" office:value="0.007212628">
                <text:p>0.007212628</text:p>
              </table:table-cell>
              <table:table-cell office:value-type="float" office:value="0.001163393">
                <text:p>0.00116339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01568417">
                <text:p>0.0001568417</text:p>
              </table:table-cell>
              <table:table-cell office:value-type="float" office:value="0.0000008134663">
                <text:p>0.0000008134663</text:p>
              </table:table-cell>
              <table:table-cell office:value-type="float" office:value="0.001920453">
                <text:p>0.00192045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001157404">
                <text:p>0.00001157404</text:p>
              </table:table-cell>
              <table:table-cell office:value-type="float" office:value="0.00001504804">
                <text:p>0.00001504804</text:p>
              </table:table-cell>
              <table:table-cell office:value-type="float" office:value="0.0002201388">
                <text:p>0.000220138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0000002111794">
                <text:p>0.000000002111794</text:p>
              </table:table-cell>
              <table:table-cell office:value-type="float" office:value="0.0000004412807">
                <text:p>0.0000004412807</text:p>
              </table:table-cell>
              <table:table-cell office:value-type="float" office:value="0.0000001530961">
                <text:p>0.000000153096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000000004084125">
                <text:p>0.00000000004084125</text:p>
              </table:table-cell>
              <table:table-cell office:value-type="float" office:value="0.000000005072276">
                <text:p>0.000000005072276</text:p>
              </table:table-cell>
              <table:table-cell office:value-type="float" office:value="0.0000006057021">
                <text:p>0.000000605702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019383">
                <text:p>0.00019383</text:p>
              </table:table-cell>
              <table:table-cell office:value-type="float" office:value="0.001044538">
                <text:p>0.001044538</text:p>
              </table:table-cell>
              <table:table-cell office:value-type="float" office:value="0.001447786">
                <text:p>0.00144778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005341147">
                <text:p>0.00005341147</text:p>
              </table:table-cell>
              <table:table-cell office:value-type="float" office:value="0.0007236674">
                <text:p>0.0007236674</text:p>
              </table:table-cell>
              <table:table-cell office:value-type="float" office:value="0.0000005225394">
                <text:p>0.000000522539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0001165754">
                <text:p>0.000001165754</text:p>
              </table:table-cell>
              <table:table-cell office:value-type="float" office:value="0.00000002009327">
                <text:p>0.00000002009327</text:p>
              </table:table-cell>
              <table:table-cell office:value-type="float" office:value="0.00000306399">
                <text:p>0.0000030639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0007368107">
                <text:p>0.000007368107</text:p>
              </table:table-cell>
              <table:table-cell office:value-type="float" office:value="0.000000363257">
                <text:p>0.000000363257</text:p>
              </table:table-cell>
              <table:table-cell office:value-type="float" office:value="0.00009729096">
                <text:p>0.0000972909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0003475383">
                <text:p>0.000003475383</text:p>
              </table:table-cell>
              <table:table-cell office:value-type="float" office:value="0.00006960335">
                <text:p>0.00006960335</text:p>
              </table:table-cell>
              <table:table-cell office:value-type="float" office:value="0.000000312405">
                <text:p>0.00000031240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0003343117">
                <text:p>0.000003343117</text:p>
              </table:table-cell>
              <table:table-cell office:value-type="float" office:value="0.00003780439">
                <text:p>0.00003780439</text:p>
              </table:table-cell>
              <table:table-cell office:value-type="float" office:value="-0.00000001165402">
                <text:p>-0.0000000116540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0004690938">
                <text:p>0.000004690938</text:p>
              </table:table-cell>
              <table:table-cell office:value-type="float" office:value="0.00004922735">
                <text:p>0.00004922735</text:p>
              </table:table-cell>
              <table:table-cell office:value-type="float" office:value="0.000134762">
                <text:p>0.00013476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0000000675755">
                <text:p>0.000000000675755</text:p>
              </table:table-cell>
              <table:table-cell office:value-type="float" office:value="0.00003578903">
                <text:p>0.00003578903</text:p>
              </table:table-cell>
              <table:table-cell office:value-type="float" office:value="0.00004600838">
                <text:p>0.0000460083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06974379">
                <text:p>0.0006974379</text:p>
              </table:table-cell>
              <table:table-cell office:value-type="float" office:value="0.00004605578">
                <text:p>0.00004605578</text:p>
              </table:table-cell>
              <table:table-cell office:value-type="float" office:value="0.0000004552707">
                <text:p>0.000000455270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00006025845">
                <text:p>0.0000006025845</text:p>
              </table:table-cell>
              <table:table-cell office:value-type="float" office:value="0.0000006705119">
                <text:p>0.0000006705119</text:p>
              </table:table-cell>
              <table:table-cell office:value-type="float" office:value="0.00001123894">
                <text:p>0.0000112389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001005161">
                <text:p>0.00001005161</text:p>
              </table:table-cell>
              <table:table-cell office:value-type="float" office:value="0.000000164115">
                <text:p>0.000000164115</text:p>
              </table:table-cell>
              <table:table-cell office:value-type="float" office:value="0.000004205318">
                <text:p>0.00000420531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001714538">
                <text:p>0.00001714538</text:p>
              </table:table-cell>
              <table:table-cell office:value-type="float" office:value="0.00004279484">
                <text:p>0.00004279484</text:p>
              </table:table-cell>
              <table:table-cell office:value-type="float" office:value="-0.000000001389363">
                <text:p>-0.00000000138936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.000000002224266">
                <text:p>-0.000000002224266</text:p>
              </table:table-cell>
              <table:table-cell office:value-type="float" office:value="0.004260571">
                <text:p>0.004260571</text:p>
              </table:table-cell>
              <table:table-cell office:value-type="float" office:value="0.000005830397">
                <text:p>0.00000583039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001067715">
                <text:p>0.00001067715</text:p>
              </table:table-cell>
              <table:table-cell office:value-type="float" office:value="0.00002522313">
                <text:p>0.00002522313</text:p>
              </table:table-cell>
              <table:table-cell office:value-type="float" office:value="0.000002566722">
                <text:p>0.00000256672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000001589525">
                <text:p>0.00000001589525</text:p>
              </table:table-cell>
              <table:table-cell office:value-type="float" office:value="0.000002105447">
                <text:p>0.000002105447</text:p>
              </table:table-cell>
              <table:table-cell office:value-type="float" office:value="0.0003197654">
                <text:p>0.000319765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0000007619479">
                <text:p>0.000000007619479</text:p>
              </table:table-cell>
              <table:table-cell office:value-type="float" office:value="0.000009215364">
                <text:p>0.000009215364</text:p>
              </table:table-cell>
              <table:table-cell office:value-type="float" office:value="0.00000005997983">
                <text:p>0.0000000599798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00000000007447156">
                <text:p>-0.00000000007447156</text:p>
              </table:table-cell>
              <table:table-cell office:value-type="float" office:value="0.000008484289">
                <text:p>0.000008484289</text:p>
              </table:table-cell>
              <table:table-cell office:value-type="float" office:value="0.00004143734">
                <text:p>0.0000414373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000000001385085">
                <text:p>-0.000000001385085</text:p>
              </table:table-cell>
              <table:table-cell office:value-type="float" office:value="0.00003260084">
                <text:p>0.00003260084</text:p>
              </table:table-cell>
              <table:table-cell office:value-type="float" office:value="-0.000000001675835">
                <text:p>-0.00000000167583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00000000003025766">
                <text:p>-0.00000000003025766</text:p>
              </table:table-cell>
              <table:table-cell office:value-type="float" office:value="0.0001278296">
                <text:p>0.0001278296</text:p>
              </table:table-cell>
              <table:table-cell office:value-type="float" office:value="0.00002489395">
                <text:p>0.0000248939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000000002955142">
                <text:p>-0.000000002955142</text:p>
              </table:table-cell>
              <table:table-cell office:value-type="float" office:value="0.00001768082">
                <text:p>0.00001768082</text:p>
              </table:table-cell>
              <table:table-cell office:value-type="float" office:value="0.000000109319">
                <text:p>0.00000010931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0008415271">
                <text:p>0.000008415271</text:p>
              </table:table-cell>
              <table:table-cell office:value-type="float" office:value="0.0000001651183">
                <text:p>0.0000001651183</text:p>
              </table:table-cell>
              <table:table-cell office:value-type="float" office:value="-0.00000000140418">
                <text:p>-0.0000000014041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000000006193669">
                <text:p>-0.000000006193669</text:p>
              </table:table-cell>
              <table:table-cell office:value-type="float" office:value="0.000004026349">
                <text:p>0.000004026349</text:p>
              </table:table-cell>
              <table:table-cell office:value-type="float" office:value="0.0002183702">
                <text:p>0.000218370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00003448453">
                <text:p>0.0000003448453</text:p>
              </table:table-cell>
              <table:table-cell office:value-type="float" office:value="0.002106455">
                <text:p>0.002106455</text:p>
              </table:table-cell>
              <table:table-cell office:value-type="float" office:value="0.0000001075749">
                <text:p>0.000000107574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00003339329">
                <text:p>0.0000003339329</text:p>
              </table:table-cell>
              <table:table-cell office:value-type="float" office:value="0.000827926">
                <text:p>0.000827926</text:p>
              </table:table-cell>
              <table:table-cell office:value-type="float" office:value="0.00000003693327">
                <text:p>0.0000000369332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0002228886">
                <text:p>0.000002228886</text:p>
              </table:table-cell>
              <table:table-cell office:value-type="float" office:value="0.0002963569">
                <text:p>0.0002963569</text:p>
              </table:table-cell>
              <table:table-cell office:value-type="float" office:value="0.0000000000722667">
                <text:p>0.000000000072266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0000657936">
                <text:p>0.000000657936</text:p>
              </table:table-cell>
              <table:table-cell office:value-type="float" office:value="0.000005981249">
                <text:p>0.000005981249</text:p>
              </table:table-cell>
              <table:table-cell office:value-type="float" office:value="0.0000000000811908">
                <text:p>0.000000000081190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0000657936">
                <text:p>0.000000657936</text:p>
              </table:table-cell>
              <table:table-cell office:value-type="float" office:value="0.0000002780577">
                <text:p>0.0000002780577</text:p>
              </table:table-cell>
              <table:table-cell office:value-type="float" office:value="0.00000000004661887">
                <text:p>0.0000000000466188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3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097cm" svg:height="13.418cm" xlink:href=".." chart:class="chart:line" chart:style-name="ch1">
        <chart:title svg:x="12.304cm" svg:y="0.269cm" chart:style-name="ch2">
          <text:p>Straight Line</text:p>
        </chart:title>
        <chart:subtitle svg:x="11.021cm" svg:y="1.04cm" chart:style-name="ch3">
          <text:p>Sixth Order of Hu's Moments</text:p>
        </chart:subtitle>
        <chart:plot-area chart:style-name="ch4" table:cell-range-address="line_1.G1:line_1.G360 line_2.G1:line_2.G360 line_3.G1:line_3.G360" svg:x="0.881cm" svg:y="1.759cm" svg:width="25.675cm" svg:height="11.324cm">
          <chart:axis chart:dimension="x" chart:name="primary-x" chart:style-name="ch5">
            <chart:title svg:x="13.58cm" svg:y="12.779cm" chart:style-name="ch6">
              <text:p>Angle</text:p>
            </chart:title>
          </chart:axis>
          <chart:axis chart:dimension="y" chart:name="primary-y" chart:style-name="ch7">
            <chart:title svg:x="0.542cm" svg:y="7.903cm" chart:style-name="ch8">
              <text:p>Coefficient</text:p>
            </chart:title>
          </chart:axis>
          <chart:series chart:style-name="ch9" chart:values-cell-range-address="line_1.G1:line_1.G360" chart:class="chart:line">
            <chart:data-point chart:repeated="360"/>
          </chart:series>
          <chart:series chart:style-name="ch10" chart:values-cell-range-address="line_2.G1:line_2.G360" chart:class="chart:line">
            <chart:data-point chart:repeated="360"/>
          </chart:series>
          <chart:series chart:style-name="ch11" chart:values-cell-range-address="line_3.G1:line_3.G360" chart:class="chart:line">
            <chart:data-point chart:repeated="36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line_1.G1:line_1.G360">0</text:p>
              </table:table-cell>
              <table:table-cell office:value-type="float" office:value="0">
                <text:p text:id="line_2.G1:line_2.G360">0</text:p>
              </table:table-cell>
              <table:table-cell office:value-type="float" office:value="-0.0001432105">
                <text:p text:id="line_3.G1:line_3.G360">-0.000143210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4590686">
                <text:p>0.0004590686</text:p>
              </table:table-cell>
              <table:table-cell office:value-type="float" office:value="-0.00003440923">
                <text:p>-0.00003440923</text:p>
              </table:table-cell>
              <table:table-cell office:value-type="float" office:value="0.00001563677">
                <text:p>0.000015636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4590686">
                <text:p>0.0004590686</text:p>
              </table:table-cell>
              <table:table-cell office:value-type="float" office:value="-0.00008861787">
                <text:p>-0.00008861787</text:p>
              </table:table-cell>
              <table:table-cell office:value-type="float" office:value="0.00001587257">
                <text:p>0.000015872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467418">
                <text:p>0.001467418</text:p>
              </table:table-cell>
              <table:table-cell office:value-type="float" office:value="0.0001596957">
                <text:p>0.0001596957</text:p>
              </table:table-cell>
              <table:table-cell office:value-type="float" office:value="0.01995051">
                <text:p>0.019950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948152">
                <text:p>0.002948152</text:p>
              </table:table-cell>
              <table:table-cell office:value-type="float" office:value="0.02431931">
                <text:p>0.02431931</text:p>
              </table:table-cell>
              <table:table-cell office:value-type="float" office:value="0.01263268">
                <text:p>0.012632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004300235">
                <text:p>-0.000004300235</text:p>
              </table:table-cell>
              <table:table-cell office:value-type="float" office:value="0.01789683">
                <text:p>0.01789683</text:p>
              </table:table-cell>
              <table:table-cell office:value-type="float" office:value="0.0001546094">
                <text:p>0.00015460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014993">
                <text:p>-0.00014993</text:p>
              </table:table-cell>
              <table:table-cell office:value-type="float" office:value="0.00374865">
                <text:p>0.00374865</text:p>
              </table:table-cell>
              <table:table-cell office:value-type="float" office:value="0.002002283">
                <text:p>0.0020022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422478">
                <text:p>0.01422478</text:p>
              </table:table-cell>
              <table:table-cell office:value-type="float" office:value="0.00243696">
                <text:p>0.00243696</text:p>
              </table:table-cell>
              <table:table-cell office:value-type="float" office:value="0.001743327">
                <text:p>0.0017433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000975671">
                <text:p>-0.00000975671</text:p>
              </table:table-cell>
              <table:table-cell office:value-type="float" office:value="0.0230371">
                <text:p>0.0230371</text:p>
              </table:table-cell>
              <table:table-cell office:value-type="float" office:value="0.06159734">
                <text:p>0.061597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001467254">
                <text:p>-0.00001467254</text:p>
              </table:table-cell>
              <table:table-cell office:value-type="float" office:value="0.007013876">
                <text:p>0.007013876</text:p>
              </table:table-cell>
              <table:table-cell office:value-type="float" office:value="0.02147326">
                <text:p>0.021473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4912736">
                <text:p>0.004912736</text:p>
              </table:table-cell>
              <table:table-cell office:value-type="float" office:value="0.01571591">
                <text:p>0.01571591</text:p>
              </table:table-cell>
              <table:table-cell office:value-type="float" office:value="0.0001334758">
                <text:p>0.00013347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724212">
                <text:p>0.01724212</text:p>
              </table:table-cell>
              <table:table-cell office:value-type="float" office:value="0.2274983">
                <text:p>0.2274983</text:p>
              </table:table-cell>
              <table:table-cell office:value-type="float" office:value="0.04619948">
                <text:p>0.046199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2246325">
                <text:p>0.0002246325</text:p>
              </table:table-cell>
              <table:table-cell office:value-type="float" office:value="0.06628173">
                <text:p>0.06628173</text:p>
              </table:table-cell>
              <table:table-cell office:value-type="float" office:value="0.1248621">
                <text:p>0.12486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2631124">
                <text:p>0.0002631124</text:p>
              </table:table-cell>
              <table:table-cell office:value-type="float" office:value="0.00002664522">
                <text:p>0.00002664522</text:p>
              </table:table-cell>
              <table:table-cell office:value-type="float" office:value="0.04459434">
                <text:p>0.044594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3289874">
                <text:p>0.00003289874</text:p>
              </table:table-cell>
              <table:table-cell office:value-type="float" office:value="0.006718648">
                <text:p>0.006718648</text:p>
              </table:table-cell>
              <table:table-cell office:value-type="float" office:value="0.02818857">
                <text:p>0.028188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300272">
                <text:p>0.001300272</text:p>
              </table:table-cell>
              <table:table-cell office:value-type="float" office:value="0.001076496">
                <text:p>0.001076496</text:p>
              </table:table-cell>
              <table:table-cell office:value-type="float" office:value="0.02456325">
                <text:p>0.024563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4548619">
                <text:p>0.004548619</text:p>
              </table:table-cell>
              <table:table-cell office:value-type="float" office:value="0.02236626">
                <text:p>0.02236626</text:p>
              </table:table-cell>
              <table:table-cell office:value-type="float" office:value="0.1946153">
                <text:p>0.19461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5024259">
                <text:p>0.0005024259</text:p>
              </table:table-cell>
              <table:table-cell office:value-type="float" office:value="0.04931675">
                <text:p>0.04931675</text:p>
              </table:table-cell>
              <table:table-cell office:value-type="float" office:value="-0.0004453516">
                <text:p>-0.00044535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076182">
                <text:p>0.001076182</text:p>
              </table:table-cell>
              <table:table-cell office:value-type="float" office:value="0.002833961">
                <text:p>0.002833961</text:p>
              </table:table-cell>
              <table:table-cell office:value-type="float" office:value="0.1487591">
                <text:p>0.14875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002358745">
                <text:p>-0.00002358745</text:p>
              </table:table-cell>
              <table:table-cell office:value-type="float" office:value="0.0003600323">
                <text:p>0.0003600323</text:p>
              </table:table-cell>
              <table:table-cell office:value-type="float" office:value="0.02485805">
                <text:p>0.024858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3548882">
                <text:p>0.003548882</text:p>
              </table:table-cell>
              <table:table-cell office:value-type="float" office:value="0.04896757">
                <text:p>0.04896757</text:p>
              </table:table-cell>
              <table:table-cell office:value-type="float" office:value="0.009305398">
                <text:p>0.0093053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23502">
                <text:p>0.0423502</text:p>
              </table:table-cell>
              <table:table-cell office:value-type="float" office:value="0.124035">
                <text:p>0.124035</text:p>
              </table:table-cell>
              <table:table-cell office:value-type="float" office:value="0.08291153">
                <text:p>0.082911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4926915">
                <text:p>0.00004926915</text:p>
              </table:table-cell>
              <table:table-cell office:value-type="float" office:value="0.929253">
                <text:p>0.929253</text:p>
              </table:table-cell>
              <table:table-cell office:value-type="float" office:value="-0.0006263544">
                <text:p>-0.00062635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7761361">
                <text:p>0.007761361</text:p>
              </table:table-cell>
              <table:table-cell office:value-type="float" office:value="0.002961236">
                <text:p>0.002961236</text:p>
              </table:table-cell>
              <table:table-cell office:value-type="float" office:value="0.00306826">
                <text:p>0.003068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4601528">
                <text:p>0.004601528</text:p>
              </table:table-cell>
              <table:table-cell office:value-type="float" office:value="0.1884076">
                <text:p>0.1884076</text:p>
              </table:table-cell>
              <table:table-cell office:value-type="float" office:value="0.007057572">
                <text:p>0.0070575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.003402343">
                <text:p>0.003402343</text:p>
              </table:table-cell>
              <table:table-cell office:value-type="float" office:value="0.131195">
                <text:p>0.1311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027266">
                <text:p>0.03027266</text:p>
              </table:table-cell>
              <table:table-cell office:value-type="float" office:value="0.02966834">
                <text:p>0.02966834</text:p>
              </table:table-cell>
              <table:table-cell office:value-type="float" office:value="0.7283058">
                <text:p>0.72830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436976">
                <text:p>0.04436976</text:p>
              </table:table-cell>
              <table:table-cell office:value-type="float" office:value="0.0005278227">
                <text:p>0.0005278227</text:p>
              </table:table-cell>
              <table:table-cell office:value-type="float" office:value="0.00109699">
                <text:p>0.001096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839511">
                <text:p>0.01839511</text:p>
              </table:table-cell>
              <table:table-cell office:value-type="float" office:value="-0">
                <text:p>-0</text:p>
              </table:table-cell>
              <table:table-cell office:value-type="float" office:value="0.00750465">
                <text:p>0.007504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030173">
                <text:p>0.001030173</text:p>
              </table:table-cell>
              <table:table-cell office:value-type="float" office:value="0.01035987">
                <text:p>0.01035987</text:p>
              </table:table-cell>
              <table:table-cell office:value-type="float" office:value="0.000174975">
                <text:p>0.0001749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1075699">
                <text:p>0.001075699</text:p>
              </table:table-cell>
              <table:table-cell office:value-type="float" office:value="0.0006111866">
                <text:p>0.0006111866</text:p>
              </table:table-cell>
              <table:table-cell office:value-type="float" office:value="0.04440866">
                <text:p>0.044408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3249135">
                <text:p>0.003249135</text:p>
              </table:table-cell>
              <table:table-cell office:value-type="float" office:value="0.001403224">
                <text:p>0.001403224</text:p>
              </table:table-cell>
              <table:table-cell office:value-type="float" office:value="0.007765502">
                <text:p>0.0077655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4867162">
                <text:p>0.004867162</text:p>
              </table:table-cell>
              <table:table-cell office:value-type="float" office:value="0.1527238">
                <text:p>0.1527238</text:p>
              </table:table-cell>
              <table:table-cell office:value-type="float" office:value="0.02186831">
                <text:p>0.021868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253144">
                <text:p>0.00253144</text:p>
              </table:table-cell>
              <table:table-cell office:value-type="float" office:value="0.01908036">
                <text:p>0.01908036</text:p>
              </table:table-cell>
              <table:table-cell office:value-type="float" office:value="-0.001053635">
                <text:p>-0.0010536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08040262">
                <text:p>0.0000008040262</text:p>
              </table:table-cell>
              <table:table-cell office:value-type="float" office:value="0.0004092586">
                <text:p>0.0004092586</text:p>
              </table:table-cell>
              <table:table-cell office:value-type="float" office:value="0.009911762">
                <text:p>0.0099117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326326">
                <text:p>0.00000326326</text:p>
              </table:table-cell>
              <table:table-cell office:value-type="float" office:value="0.001685734">
                <text:p>0.001685734</text:p>
              </table:table-cell>
              <table:table-cell office:value-type="float" office:value="0.0009427919">
                <text:p>0.00094279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1905466">
                <text:p>0.00001905466</text:p>
              </table:table-cell>
              <table:table-cell office:value-type="float" office:value="0.01566214">
                <text:p>0.01566214</text:p>
              </table:table-cell>
              <table:table-cell office:value-type="float" office:value="0.03244466">
                <text:p>0.032444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9269572">
                <text:p>0.009269572</text:p>
              </table:table-cell>
              <table:table-cell office:value-type="float" office:value="0.02885274">
                <text:p>0.02885274</text:p>
              </table:table-cell>
              <table:table-cell office:value-type="float" office:value="0.01597031">
                <text:p>0.015970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6504614">
                <text:p>0.0006504614</text:p>
              </table:table-cell>
              <table:table-cell office:value-type="float" office:value="0.007212031">
                <text:p>0.007212031</text:p>
              </table:table-cell>
              <table:table-cell office:value-type="float" office:value="0.00009913808">
                <text:p>0.000099138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3907001">
                <text:p>0.003907001</text:p>
              </table:table-cell>
              <table:table-cell office:value-type="float" office:value="0.00548254">
                <text:p>0.00548254</text:p>
              </table:table-cell>
              <table:table-cell office:value-type="float" office:value="0.007790764">
                <text:p>0.0077907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3295327">
                <text:p>0.003295327</text:p>
              </table:table-cell>
              <table:table-cell office:value-type="float" office:value="0.04168633">
                <text:p>0.04168633</text:p>
              </table:table-cell>
              <table:table-cell office:value-type="float" office:value="0.01898349">
                <text:p>0.018983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1521054">
                <text:p>0.00001521054</text:p>
              </table:table-cell>
              <table:table-cell office:value-type="float" office:value="0.04565866">
                <text:p>0.04565866</text:p>
              </table:table-cell>
              <table:table-cell office:value-type="float" office:value="0.01676346">
                <text:p>0.016763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7522759">
                <text:p>0.007522759</text:p>
              </table:table-cell>
              <table:table-cell office:value-type="float" office:value="0.04241778">
                <text:p>0.04241778</text:p>
              </table:table-cell>
              <table:table-cell office:value-type="float" office:value="0.04111695">
                <text:p>0.041116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3999265">
                <text:p>0.03999265</text:p>
              </table:table-cell>
              <table:table-cell office:value-type="float" office:value="0.03365228">
                <text:p>0.03365228</text:p>
              </table:table-cell>
              <table:table-cell office:value-type="float" office:value="0.001447606">
                <text:p>0.0014476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05184779">
                <text:p>0.000005184779</text:p>
              </table:table-cell>
              <table:table-cell office:value-type="float" office:value="0.06872301">
                <text:p>0.06872301</text:p>
              </table:table-cell>
              <table:table-cell office:value-type="float" office:value="0.3511435">
                <text:p>0.35114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4126199">
                <text:p>0.0004126199</text:p>
              </table:table-cell>
              <table:table-cell office:value-type="float" office:value="0.0008679903">
                <text:p>0.0008679903</text:p>
              </table:table-cell>
              <table:table-cell office:value-type="float" office:value="4.169788">
                <text:p>4.1697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460886">
                <text:p>0.000460886</text:p>
              </table:table-cell>
              <table:table-cell office:value-type="float" office:value="0.01256577">
                <text:p>0.01256577</text:p>
              </table:table-cell>
              <table:table-cell office:value-type="float" office:value="0.1857932">
                <text:p>0.18579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493688">
                <text:p>0.1493688</text:p>
              </table:table-cell>
              <table:table-cell office:value-type="float" office:value="0.05800248">
                <text:p>0.05800248</text:p>
              </table:table-cell>
              <table:table-cell office:value-type="float" office:value="0.0009260475">
                <text:p>0.00092604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000184344">
                <text:p>-0.00000184344</text:p>
              </table:table-cell>
              <table:table-cell office:value-type="float" office:value="0.4743097">
                <text:p>0.4743097</text:p>
              </table:table-cell>
              <table:table-cell office:value-type="float" office:value="0.02579118">
                <text:p>0.025791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4623716">
                <text:p>0.004623716</text:p>
              </table:table-cell>
              <table:table-cell office:value-type="float" office:value="0.0634384">
                <text:p>0.0634384</text:p>
              </table:table-cell>
              <table:table-cell office:value-type="float" office:value="0.01114423">
                <text:p>0.011144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3654791">
                <text:p>0.0003654791</text:p>
              </table:table-cell>
              <table:table-cell office:value-type="float" office:value="0.08707639">
                <text:p>0.08707639</text:p>
              </table:table-cell>
              <table:table-cell office:value-type="float" office:value="-0.0005956441">
                <text:p>-0.00059564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728781">
                <text:p>0.05728781</text:p>
              </table:table-cell>
              <table:table-cell office:value-type="float" office:value="0.01526873">
                <text:p>0.01526873</text:p>
              </table:table-cell>
              <table:table-cell office:value-type="float" office:value="0.001776023">
                <text:p>0.0017760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5710115">
                <text:p>0.00005710115</text:p>
              </table:table-cell>
              <table:table-cell office:value-type="float" office:value="0.002157766">
                <text:p>0.002157766</text:p>
              </table:table-cell>
              <table:table-cell office:value-type="float" office:value="0.06543308">
                <text:p>0.065433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1026378">
                <text:p>0.001026378</text:p>
              </table:table-cell>
              <table:table-cell office:value-type="float" office:value="0.3090209">
                <text:p>0.3090209</text:p>
              </table:table-cell>
              <table:table-cell office:value-type="float" office:value="0.0002399929">
                <text:p>0.00023999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5432265">
                <text:p>0.005432265</text:p>
              </table:table-cell>
              <table:table-cell office:value-type="float" office:value="0.04835604">
                <text:p>0.04835604</text:p>
              </table:table-cell>
              <table:table-cell office:value-type="float" office:value="-0.0004679029">
                <text:p>-0.00046790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09343223">
                <text:p>0.000009343223</text:p>
              </table:table-cell>
              <table:table-cell office:value-type="float" office:value="-0.000004359093">
                <text:p>-0.000004359093</text:p>
              </table:table-cell>
              <table:table-cell office:value-type="float" office:value="0.007698522">
                <text:p>0.0076985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1500701">
                <text:p>0.001500701</text:p>
              </table:table-cell>
              <table:table-cell office:value-type="float" office:value="0.03346412">
                <text:p>0.03346412</text:p>
              </table:table-cell>
              <table:table-cell office:value-type="float" office:value="0.003364326">
                <text:p>0.0033643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7254355">
                <text:p>0.007254355</text:p>
              </table:table-cell>
              <table:table-cell office:value-type="float" office:value="0.03837112">
                <text:p>0.03837112</text:p>
              </table:table-cell>
              <table:table-cell office:value-type="float" office:value="-0.000160324">
                <text:p>-0.0001603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1047817">
                <text:p>0.001047817</text:p>
              </table:table-cell>
              <table:table-cell office:value-type="float" office:value="0.2341697">
                <text:p>0.2341697</text:p>
              </table:table-cell>
              <table:table-cell office:value-type="float" office:value="0.102844">
                <text:p>0.1028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101131">
                <text:p>0.02101131</text:p>
              </table:table-cell>
              <table:table-cell office:value-type="float" office:value="0.002665077">
                <text:p>0.002665077</text:p>
              </table:table-cell>
              <table:table-cell office:value-type="float" office:value="0.1523496">
                <text:p>0.15234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5966625">
                <text:p>0.005966625</text:p>
              </table:table-cell>
              <table:table-cell office:value-type="float" office:value="0.01142873">
                <text:p>0.01142873</text:p>
              </table:table-cell>
              <table:table-cell office:value-type="float" office:value="0.0363164">
                <text:p>0.03631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7843809">
                <text:p>0.00007843809</text:p>
              </table:table-cell>
              <table:table-cell office:value-type="float" office:value="0.001937304">
                <text:p>0.001937304</text:p>
              </table:table-cell>
              <table:table-cell office:value-type="float" office:value="0.01000979">
                <text:p>0.010009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1115872">
                <text:p>0.00001115872</text:p>
              </table:table-cell>
              <table:table-cell office:value-type="float" office:value="0.0001659621">
                <text:p>0.0001659621</text:p>
              </table:table-cell>
              <table:table-cell office:value-type="float" office:value="0.01130269">
                <text:p>0.011302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645841">
                <text:p>0.02645841</text:p>
              </table:table-cell>
              <table:table-cell office:value-type="float" office:value="0.09360057">
                <text:p>0.09360057</text:p>
              </table:table-cell>
              <table:table-cell office:value-type="float" office:value="0.1970893">
                <text:p>0.19708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325869">
                <text:p>0.01325869</text:p>
              </table:table-cell>
              <table:table-cell office:value-type="float" office:value="0.07891857">
                <text:p>0.07891857</text:p>
              </table:table-cell>
              <table:table-cell office:value-type="float" office:value="0.0006804593">
                <text:p>0.00068045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1797096">
                <text:p>0.001797096</text:p>
              </table:table-cell>
              <table:table-cell office:value-type="float" office:value="0.0003975882">
                <text:p>0.0003975882</text:p>
              </table:table-cell>
              <table:table-cell office:value-type="float" office:value="0.01700062">
                <text:p>0.017000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4821356">
                <text:p>0.004821356</text:p>
              </table:table-cell>
              <table:table-cell office:value-type="float" office:value="0.001552139">
                <text:p>0.001552139</text:p>
              </table:table-cell>
              <table:table-cell office:value-type="float" office:value="0.06437626">
                <text:p>0.064376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3255088">
                <text:p>0.003255088</text:p>
              </table:table-cell>
              <table:table-cell office:value-type="float" office:value="0.02454428">
                <text:p>0.02454428</text:p>
              </table:table-cell>
              <table:table-cell office:value-type="float" office:value="0.007079904">
                <text:p>0.0070799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303091">
                <text:p>0.00303091</text:p>
              </table:table-cell>
              <table:table-cell office:value-type="float" office:value="0.01855231">
                <text:p>0.01855231</text:p>
              </table:table-cell>
              <table:table-cell office:value-type="float" office:value="-0.0003473565">
                <text:p>-0.00034735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3813858">
                <text:p>0.003813858</text:p>
              </table:table-cell>
              <table:table-cell office:value-type="float" office:value="0.02122946">
                <text:p>0.02122946</text:p>
              </table:table-cell>
              <table:table-cell office:value-type="float" office:value="0.06838997">
                <text:p>0.068389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1709517">
                <text:p>0.00001709517</text:p>
              </table:table-cell>
              <table:table-cell office:value-type="float" office:value="0.01665087">
                <text:p>0.01665087</text:p>
              </table:table-cell>
              <table:table-cell office:value-type="float" office:value="0.04824436">
                <text:p>0.048244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4880094">
                <text:p>0.04880094</text:p>
              </table:table-cell>
              <table:table-cell office:value-type="float" office:value="0.02014362">
                <text:p>0.02014362</text:p>
              </table:table-cell>
              <table:table-cell office:value-type="float" office:value="0.001876621">
                <text:p>0.0018766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1144674">
                <text:p>0.001144674</text:p>
              </table:table-cell>
              <table:table-cell office:value-type="float" office:value="0.002455339">
                <text:p>0.002455339</text:p>
              </table:table-cell>
              <table:table-cell office:value-type="float" office:value="0.008024244">
                <text:p>0.0080242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5551413">
                <text:p>0.005551413</text:p>
              </table:table-cell>
              <table:table-cell office:value-type="float" office:value="0.0006639293">
                <text:p>0.0006639293</text:p>
              </table:table-cell>
              <table:table-cell office:value-type="float" office:value="0.0006557981">
                <text:p>0.00065579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7390557">
                <text:p>0.007390557</text:p>
              </table:table-cell>
              <table:table-cell office:value-type="float" office:value="0.01901256">
                <text:p>0.01901256</text:p>
              </table:table-cell>
              <table:table-cell office:value-type="float" office:value="0.0001340465">
                <text:p>0.00013404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0005033575">
                <text:p>-0.00005033575</text:p>
              </table:table-cell>
              <table:table-cell office:value-type="float" office:value="0.200982">
                <text:p>0.200982</text:p>
              </table:table-cell>
              <table:table-cell office:value-type="float" office:value="0.008295594">
                <text:p>0.0082955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5974722">
                <text:p>0.005974722</text:p>
              </table:table-cell>
              <table:table-cell office:value-type="float" office:value="0.01464701">
                <text:p>0.01464701</text:p>
              </table:table-cell>
              <table:table-cell office:value-type="float" office:value="0.004436995">
                <text:p>0.0044369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1662443">
                <text:p>0.0001662443</text:p>
              </table:table-cell>
              <table:table-cell office:value-type="float" office:value="0.004378735">
                <text:p>0.004378735</text:p>
              </table:table-cell>
              <table:table-cell office:value-type="float" office:value="0.06313641">
                <text:p>0.063136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4985113">
                <text:p>0.00004985113</text:p>
              </table:table-cell>
              <table:table-cell office:value-type="float" office:value="0.009277297">
                <text:p>0.009277297</text:p>
              </table:table-cell>
              <table:table-cell office:value-type="float" office:value="0.0008084164">
                <text:p>0.00080841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00008205357">
                <text:p>-0.000008205357</text:p>
              </table:table-cell>
              <table:table-cell office:value-type="float" office:value="0.008527879">
                <text:p>0.008527879</text:p>
              </table:table-cell>
              <table:table-cell office:value-type="float" office:value="0.02282484">
                <text:p>0.022824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0003929895">
                <text:p>-0.00003929895</text:p>
              </table:table-cell>
              <table:table-cell office:value-type="float" office:value="0.01710448">
                <text:p>0.01710448</text:p>
              </table:table-cell>
              <table:table-cell office:value-type="float" office:value="-0.0000849012">
                <text:p>-0.00008490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00005395645">
                <text:p>-0.000005395645</text:p>
              </table:table-cell>
              <table:table-cell office:value-type="float" office:value="0.03346072">
                <text:p>0.03346072</text:p>
              </table:table-cell>
              <table:table-cell office:value-type="float" office:value="0.01765138">
                <text:p>0.017651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0005558535">
                <text:p>-0.00005558535</text:p>
              </table:table-cell>
              <table:table-cell office:value-type="float" office:value="0.01262645">
                <text:p>0.01262645</text:p>
              </table:table-cell>
              <table:table-cell office:value-type="float" office:value="0.001195694">
                <text:p>0.0011956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5178001">
                <text:p>0.005178001</text:p>
              </table:table-cell>
              <table:table-cell office:value-type="float" office:value="0.001125994">
                <text:p>0.001125994</text:p>
              </table:table-cell>
              <table:table-cell office:value-type="float" office:value="-0.00007988903">
                <text:p>-0.000079889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0008290899">
                <text:p>-0.00008290899</text:p>
              </table:table-cell>
              <table:table-cell office:value-type="float" office:value="0.005846508">
                <text:p>0.005846508</text:p>
              </table:table-cell>
              <table:table-cell office:value-type="float" office:value="0.05352979">
                <text:p>0.053529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1035127">
                <text:p>0.001035127</text:p>
              </table:table-cell>
              <table:table-cell office:value-type="float" office:value="0.1358797">
                <text:p>0.1358797</text:p>
              </table:table-cell>
              <table:table-cell office:value-type="float" office:value="0.0004171801">
                <text:p>0.00041718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9822448">
                <text:p>0.0009822448</text:p>
              </table:table-cell>
              <table:table-cell office:value-type="float" office:value="0.08630622">
                <text:p>0.08630622</text:p>
              </table:table-cell>
              <table:table-cell office:value-type="float" office:value="0.000563497">
                <text:p>0.0005634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8604287">
                <text:p>0.0008604287</text:p>
              </table:table-cell>
              <table:table-cell office:value-type="float" office:value="0.05116421">
                <text:p>0.05116421</text:p>
              </table:table-cell>
              <table:table-cell office:value-type="float" office:value="0.00001074767">
                <text:p>0.000010747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4166102">
                <text:p>0.0004166102</text:p>
              </table:table-cell>
              <table:table-cell office:value-type="float" office:value="0.005773715">
                <text:p>0.005773715</text:p>
              </table:table-cell>
              <table:table-cell office:value-type="float" office:value="0.00001056525">
                <text:p>0.000010565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4166102">
                <text:p>0.0004166102</text:p>
              </table:table-cell>
              <table:table-cell office:value-type="float" office:value="0.001592911">
                <text:p>0.001592911</text:p>
              </table:table-cell>
              <table:table-cell office:value-type="float" office:value="0.0000170446">
                <text:p>0.00001704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4.145265E-032">
                <text:p>-4.145265E-032</text:p>
              </table:table-cell>
              <table:table-cell office:value-type="float" office:value="0">
                <text:p>0</text:p>
              </table:table-cell>
              <table:table-cell office:value-type="float" office:value="-0.0001432105">
                <text:p>-0.00014321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4590686">
                <text:p>0.0004590686</text:p>
              </table:table-cell>
              <table:table-cell office:value-type="float" office:value="-0.00003440923">
                <text:p>-0.00003440923</text:p>
              </table:table-cell>
              <table:table-cell office:value-type="float" office:value="0.00001563677">
                <text:p>0.000015636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4590686">
                <text:p>0.0004590686</text:p>
              </table:table-cell>
              <table:table-cell office:value-type="float" office:value="-0.00008861787">
                <text:p>-0.00008861787</text:p>
              </table:table-cell>
              <table:table-cell office:value-type="float" office:value="0.00001587257">
                <text:p>0.000015872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1467418">
                <text:p>0.001467418</text:p>
              </table:table-cell>
              <table:table-cell office:value-type="float" office:value="0.0001596957">
                <text:p>0.0001596957</text:p>
              </table:table-cell>
              <table:table-cell office:value-type="float" office:value="0.01995051">
                <text:p>0.019950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2948152">
                <text:p>0.002948152</text:p>
              </table:table-cell>
              <table:table-cell office:value-type="float" office:value="0.02431931">
                <text:p>0.02431931</text:p>
              </table:table-cell>
              <table:table-cell office:value-type="float" office:value="0.01263268">
                <text:p>0.012632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4641576">
                <text:p>0.0004641576</text:p>
              </table:table-cell>
              <table:table-cell office:value-type="float" office:value="0.01789683">
                <text:p>0.01789683</text:p>
              </table:table-cell>
              <table:table-cell office:value-type="float" office:value="0.0001546094">
                <text:p>0.00015460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0014993">
                <text:p>-0.00014993</text:p>
              </table:table-cell>
              <table:table-cell office:value-type="float" office:value="0.00374865">
                <text:p>0.00374865</text:p>
              </table:table-cell>
              <table:table-cell office:value-type="float" office:value="0.002002283">
                <text:p>0.0020022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422478">
                <text:p>0.01422478</text:p>
              </table:table-cell>
              <table:table-cell office:value-type="float" office:value="0.00243696">
                <text:p>0.00243696</text:p>
              </table:table-cell>
              <table:table-cell office:value-type="float" office:value="0.001743327">
                <text:p>0.0017433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0000975671">
                <text:p>-0.00000975671</text:p>
              </table:table-cell>
              <table:table-cell office:value-type="float" office:value="0.0230371">
                <text:p>0.0230371</text:p>
              </table:table-cell>
              <table:table-cell office:value-type="float" office:value="0.06159734">
                <text:p>0.061597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001467254">
                <text:p>-0.00001467254</text:p>
              </table:table-cell>
              <table:table-cell office:value-type="float" office:value="0.007013876">
                <text:p>0.007013876</text:p>
              </table:table-cell>
              <table:table-cell office:value-type="float" office:value="0.02147326">
                <text:p>0.021473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4912736">
                <text:p>0.004912736</text:p>
              </table:table-cell>
              <table:table-cell office:value-type="float" office:value="0.01571591">
                <text:p>0.01571591</text:p>
              </table:table-cell>
              <table:table-cell office:value-type="float" office:value="0.0001334758">
                <text:p>0.000133475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724212">
                <text:p>0.01724212</text:p>
              </table:table-cell>
              <table:table-cell office:value-type="float" office:value="0.1785687">
                <text:p>0.1785687</text:p>
              </table:table-cell>
              <table:table-cell office:value-type="float" office:value="0.02702961">
                <text:p>0.0270296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2246325">
                <text:p>0.0002246325</text:p>
              </table:table-cell>
              <table:table-cell office:value-type="float" office:value="0.06628173">
                <text:p>0.06628173</text:p>
              </table:table-cell>
              <table:table-cell office:value-type="float" office:value="0.01540431">
                <text:p>0.0154043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2631124">
                <text:p>0.0002631124</text:p>
              </table:table-cell>
              <table:table-cell office:value-type="float" office:value="0.00002664522">
                <text:p>0.00002664522</text:p>
              </table:table-cell>
              <table:table-cell office:value-type="float" office:value="0.06161625">
                <text:p>0.061616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03289874">
                <text:p>0.00003289874</text:p>
              </table:table-cell>
              <table:table-cell office:value-type="float" office:value="0.006718648">
                <text:p>0.006718648</text:p>
              </table:table-cell>
              <table:table-cell office:value-type="float" office:value="0.004831748">
                <text:p>0.0048317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1300272">
                <text:p>0.001300272</text:p>
              </table:table-cell>
              <table:table-cell office:value-type="float" office:value="0.001076496">
                <text:p>0.001076496</text:p>
              </table:table-cell>
              <table:table-cell office:value-type="float" office:value="0.05578833">
                <text:p>0.055788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4548619">
                <text:p>0.004548619</text:p>
              </table:table-cell>
              <table:table-cell office:value-type="float" office:value="0.02236626">
                <text:p>0.02236626</text:p>
              </table:table-cell>
              <table:table-cell office:value-type="float" office:value="0.2380944">
                <text:p>0.23809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5024259">
                <text:p>0.0005024259</text:p>
              </table:table-cell>
              <table:table-cell office:value-type="float" office:value="0.02673196">
                <text:p>0.02673196</text:p>
              </table:table-cell>
              <table:table-cell office:value-type="float" office:value="0.0005102468">
                <text:p>0.00051024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1076182">
                <text:p>0.001076182</text:p>
              </table:table-cell>
              <table:table-cell office:value-type="float" office:value="0.002833961">
                <text:p>0.002833961</text:p>
              </table:table-cell>
              <table:table-cell office:value-type="float" office:value="0.04320713">
                <text:p>0.043207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0002358745">
                <text:p>-0.00002358745</text:p>
              </table:table-cell>
              <table:table-cell office:value-type="float" office:value="0.0003600323">
                <text:p>0.0003600323</text:p>
              </table:table-cell>
              <table:table-cell office:value-type="float" office:value="0.02642336">
                <text:p>0.026423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3548882">
                <text:p>0.003548882</text:p>
              </table:table-cell>
              <table:table-cell office:value-type="float" office:value="0.04896757">
                <text:p>0.04896757</text:p>
              </table:table-cell>
              <table:table-cell office:value-type="float" office:value="0.002249216">
                <text:p>0.0022492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423502">
                <text:p>0.0423502</text:p>
              </table:table-cell>
              <table:table-cell office:value-type="float" office:value="0.124035">
                <text:p>0.124035</text:p>
              </table:table-cell>
              <table:table-cell office:value-type="float" office:value="0.02168328">
                <text:p>0.021683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04926915">
                <text:p>0.00004926915</text:p>
              </table:table-cell>
              <table:table-cell office:value-type="float" office:value="0.929253">
                <text:p>0.929253</text:p>
              </table:table-cell>
              <table:table-cell office:value-type="float" office:value="0.000848875">
                <text:p>0.0008488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7761361">
                <text:p>0.007761361</text:p>
              </table:table-cell>
              <table:table-cell office:value-type="float" office:value="0.002961236">
                <text:p>0.002961236</text:p>
              </table:table-cell>
              <table:table-cell office:value-type="float" office:value="0.01364876">
                <text:p>0.013648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4601528">
                <text:p>0.004601528</text:p>
              </table:table-cell>
              <table:table-cell office:value-type="float" office:value="0.2982223">
                <text:p>0.2982223</text:p>
              </table:table-cell>
              <table:table-cell office:value-type="float" office:value="0.0006395911">
                <text:p>0.00063959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.003402343">
                <text:p>0.003402343</text:p>
              </table:table-cell>
              <table:table-cell office:value-type="float" office:value="0.08664663">
                <text:p>0.086646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3027266">
                <text:p>0.03027266</text:p>
              </table:table-cell>
              <table:table-cell office:value-type="float" office:value="0.02966834">
                <text:p>0.02966834</text:p>
              </table:table-cell>
              <table:table-cell office:value-type="float" office:value="0.5682274">
                <text:p>0.56822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4436976">
                <text:p>0.04436976</text:p>
              </table:table-cell>
              <table:table-cell office:value-type="float" office:value="0.0005278227">
                <text:p>0.0005278227</text:p>
              </table:table-cell>
              <table:table-cell office:value-type="float" office:value="0.02778981">
                <text:p>0.0277898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839511">
                <text:p>0.01839511</text:p>
              </table:table-cell>
              <table:table-cell office:value-type="float" office:value="0">
                <text:p>0</text:p>
              </table:table-cell>
              <table:table-cell office:value-type="float" office:value="0.0002172655">
                <text:p>0.00021726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1030173">
                <text:p>0.001030173</text:p>
              </table:table-cell>
              <table:table-cell office:value-type="float" office:value="0.01035987">
                <text:p>0.01035987</text:p>
              </table:table-cell>
              <table:table-cell office:value-type="float" office:value="0.0002079456">
                <text:p>0.00020794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1075699">
                <text:p>0.001075699</text:p>
              </table:table-cell>
              <table:table-cell office:value-type="float" office:value="0.0006111866">
                <text:p>0.0006111866</text:p>
              </table:table-cell>
              <table:table-cell office:value-type="float" office:value="0.02987476">
                <text:p>0.029874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3249135">
                <text:p>0.003249135</text:p>
              </table:table-cell>
              <table:table-cell office:value-type="float" office:value="0.001403224">
                <text:p>0.001403224</text:p>
              </table:table-cell>
              <table:table-cell office:value-type="float" office:value="0.01074598">
                <text:p>0.010745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4867162">
                <text:p>0.004867162</text:p>
              </table:table-cell>
              <table:table-cell office:value-type="float" office:value="0.1527238">
                <text:p>0.1527238</text:p>
              </table:table-cell>
              <table:table-cell office:value-type="float" office:value="0.02671984">
                <text:p>0.026719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253144">
                <text:p>0.00253144</text:p>
              </table:table-cell>
              <table:table-cell office:value-type="float" office:value="0.01908036">
                <text:p>0.01908036</text:p>
              </table:table-cell>
              <table:table-cell office:value-type="float" office:value="-0.0007199767">
                <text:p>-0.00071997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0008040262">
                <text:p>0.0000008040262</text:p>
              </table:table-cell>
              <table:table-cell office:value-type="float" office:value="0.0004092586">
                <text:p>0.0004092586</text:p>
              </table:table-cell>
              <table:table-cell office:value-type="float" office:value="0.005649619">
                <text:p>0.0056496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00326326">
                <text:p>0.00000326326</text:p>
              </table:table-cell>
              <table:table-cell office:value-type="float" office:value="0.001685734">
                <text:p>0.001685734</text:p>
              </table:table-cell>
              <table:table-cell office:value-type="float" office:value="0.0004553202">
                <text:p>0.00045532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01905466">
                <text:p>0.00001905466</text:p>
              </table:table-cell>
              <table:table-cell office:value-type="float" office:value="0.01566214">
                <text:p>0.01566214</text:p>
              </table:table-cell>
              <table:table-cell office:value-type="float" office:value="0.04145218">
                <text:p>0.041452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9269572">
                <text:p>0.009269572</text:p>
              </table:table-cell>
              <table:table-cell office:value-type="float" office:value="0.02885274">
                <text:p>0.02885274</text:p>
              </table:table-cell>
              <table:table-cell office:value-type="float" office:value="0.008645825">
                <text:p>0.0086458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6504614">
                <text:p>0.0006504614</text:p>
              </table:table-cell>
              <table:table-cell office:value-type="float" office:value="-0.00002537125">
                <text:p>-0.00002537125</text:p>
              </table:table-cell>
              <table:table-cell office:value-type="float" office:value="-0.000332071">
                <text:p>-0.00033207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3907001">
                <text:p>0.003907001</text:p>
              </table:table-cell>
              <table:table-cell office:value-type="float" office:value="0.00548254">
                <text:p>0.00548254</text:p>
              </table:table-cell>
              <table:table-cell office:value-type="float" office:value="0.006349159">
                <text:p>0.0063491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3295327">
                <text:p>0.003295327</text:p>
              </table:table-cell>
              <table:table-cell office:value-type="float" office:value="0.04168633">
                <text:p>0.04168633</text:p>
              </table:table-cell>
              <table:table-cell office:value-type="float" office:value="0.02213848">
                <text:p>0.022138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01521054">
                <text:p>0.00001521054</text:p>
              </table:table-cell>
              <table:table-cell office:value-type="float" office:value="0.04565866">
                <text:p>0.04565866</text:p>
              </table:table-cell>
              <table:table-cell office:value-type="float" office:value="0.01174395">
                <text:p>0.011743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7522759">
                <text:p>0.007522759</text:p>
              </table:table-cell>
              <table:table-cell office:value-type="float" office:value="0.04241778">
                <text:p>0.04241778</text:p>
              </table:table-cell>
              <table:table-cell office:value-type="float" office:value="0.0294639">
                <text:p>0.029463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3999265">
                <text:p>0.03999265</text:p>
              </table:table-cell>
              <table:table-cell office:value-type="float" office:value="0.03365228">
                <text:p>0.03365228</text:p>
              </table:table-cell>
              <table:table-cell office:value-type="float" office:value="0.01032498">
                <text:p>0.010324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005184779">
                <text:p>0.000005184779</text:p>
              </table:table-cell>
              <table:table-cell office:value-type="float" office:value="0.06872301">
                <text:p>0.06872301</text:p>
              </table:table-cell>
              <table:table-cell office:value-type="float" office:value="0.4166065">
                <text:p>0.41660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4126199">
                <text:p>0.0004126199</text:p>
              </table:table-cell>
              <table:table-cell office:value-type="float" office:value="0.0008679903">
                <text:p>0.0008679903</text:p>
              </table:table-cell>
              <table:table-cell office:value-type="float" office:value="4.614946">
                <text:p>4.6149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460886">
                <text:p>0.000460886</text:p>
              </table:table-cell>
              <table:table-cell office:value-type="float" office:value="0.01256577">
                <text:p>0.01256577</text:p>
              </table:table-cell>
              <table:table-cell office:value-type="float" office:value="0.2568803">
                <text:p>0.25688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493688">
                <text:p>0.1493688</text:p>
              </table:table-cell>
              <table:table-cell office:value-type="float" office:value="0.05800248">
                <text:p>0.05800248</text:p>
              </table:table-cell>
              <table:table-cell office:value-type="float" office:value="0.01644308">
                <text:p>0.016443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0000184344">
                <text:p>-0.00000184344</text:p>
              </table:table-cell>
              <table:table-cell office:value-type="float" office:value="0.4743097">
                <text:p>0.4743097</text:p>
              </table:table-cell>
              <table:table-cell office:value-type="float" office:value="0.04338999">
                <text:p>0.043389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4623716">
                <text:p>0.004623716</text:p>
              </table:table-cell>
              <table:table-cell office:value-type="float" office:value="0.0634384">
                <text:p>0.0634384</text:p>
              </table:table-cell>
              <table:table-cell office:value-type="float" office:value="0.01537475">
                <text:p>0.015374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3654791">
                <text:p>0.0003654791</text:p>
              </table:table-cell>
              <table:table-cell office:value-type="float" office:value="0.08707639">
                <text:p>0.08707639</text:p>
              </table:table-cell>
              <table:table-cell office:value-type="float" office:value="0.00281047">
                <text:p>0.002810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5728781">
                <text:p>0.05728781</text:p>
              </table:table-cell>
              <table:table-cell office:value-type="float" office:value="0.01526873">
                <text:p>0.01526873</text:p>
              </table:table-cell>
              <table:table-cell office:value-type="float" office:value="0.0001990276">
                <text:p>0.00019902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05710115">
                <text:p>0.00005710115</text:p>
              </table:table-cell>
              <table:table-cell office:value-type="float" office:value="0.002157766">
                <text:p>0.002157766</text:p>
              </table:table-cell>
              <table:table-cell office:value-type="float" office:value="0.07189246">
                <text:p>0.071892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1026378">
                <text:p>0.001026378</text:p>
              </table:table-cell>
              <table:table-cell office:value-type="float" office:value="0.3090209">
                <text:p>0.3090209</text:p>
              </table:table-cell>
              <table:table-cell office:value-type="float" office:value="0.0007991878">
                <text:p>0.00079918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5432265">
                <text:p>0.005432265</text:p>
              </table:table-cell>
              <table:table-cell office:value-type="float" office:value="0.04835604">
                <text:p>0.04835604</text:p>
              </table:table-cell>
              <table:table-cell office:value-type="float" office:value="-0.00006478718">
                <text:p>-0.000064787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009343223">
                <text:p>0.000009343223</text:p>
              </table:table-cell>
              <table:table-cell office:value-type="float" office:value="-0.000004359093">
                <text:p>-0.000004359093</text:p>
              </table:table-cell>
              <table:table-cell office:value-type="float" office:value="0.006065572">
                <text:p>0.00606557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1500701">
                <text:p>0.001500701</text:p>
              </table:table-cell>
              <table:table-cell office:value-type="float" office:value="0.03346412">
                <text:p>0.03346412</text:p>
              </table:table-cell>
              <table:table-cell office:value-type="float" office:value="0.002702412">
                <text:p>0.0027024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7254355">
                <text:p>0.007254355</text:p>
              </table:table-cell>
              <table:table-cell office:value-type="float" office:value="0.03837112">
                <text:p>0.03837112</text:p>
              </table:table-cell>
              <table:table-cell office:value-type="float" office:value="0.00008042395">
                <text:p>0.000080423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1047817">
                <text:p>0.001047817</text:p>
              </table:table-cell>
              <table:table-cell office:value-type="float" office:value="0.2341697">
                <text:p>0.2341697</text:p>
              </table:table-cell>
              <table:table-cell office:value-type="float" office:value="0.1231783">
                <text:p>0.123178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6643008">
                <text:p>0.006643008</text:p>
              </table:table-cell>
              <table:table-cell office:value-type="float" office:value="0.002665077">
                <text:p>0.002665077</text:p>
              </table:table-cell>
              <table:table-cell office:value-type="float" office:value="0.1588587">
                <text:p>0.15885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5966625">
                <text:p>0.005966625</text:p>
              </table:table-cell>
              <table:table-cell office:value-type="float" office:value="0.01142873">
                <text:p>0.01142873</text:p>
              </table:table-cell>
              <table:table-cell office:value-type="float" office:value="0.04242504">
                <text:p>0.042425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07843809">
                <text:p>0.00007843809</text:p>
              </table:table-cell>
              <table:table-cell office:value-type="float" office:value="0.001937304">
                <text:p>0.001937304</text:p>
              </table:table-cell>
              <table:table-cell office:value-type="float" office:value="0.009061095">
                <text:p>0.0090610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01115872">
                <text:p>0.00001115872</text:p>
              </table:table-cell>
              <table:table-cell office:value-type="float" office:value="0.0001659621">
                <text:p>0.0001659621</text:p>
              </table:table-cell>
              <table:table-cell office:value-type="float" office:value="0.001074807">
                <text:p>0.00107480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2645841">
                <text:p>0.02645841</text:p>
              </table:table-cell>
              <table:table-cell office:value-type="float" office:value="0.09360057">
                <text:p>0.09360057</text:p>
              </table:table-cell>
              <table:table-cell office:value-type="float" office:value="0.1987641">
                <text:p>0.19876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325869">
                <text:p>0.01325869</text:p>
              </table:table-cell>
              <table:table-cell office:value-type="float" office:value="0.07891857">
                <text:p>0.07891857</text:p>
              </table:table-cell>
              <table:table-cell office:value-type="float" office:value="0.004896137">
                <text:p>0.00489613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1797096">
                <text:p>0.001797096</text:p>
              </table:table-cell>
              <table:table-cell office:value-type="float" office:value="0.0003975882">
                <text:p>0.0003975882</text:p>
              </table:table-cell>
              <table:table-cell office:value-type="float" office:value="0.01138879">
                <text:p>0.0113887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4821356">
                <text:p>0.004821356</text:p>
              </table:table-cell>
              <table:table-cell office:value-type="float" office:value="0.001552139">
                <text:p>0.001552139</text:p>
              </table:table-cell>
              <table:table-cell office:value-type="float" office:value="0.02603748">
                <text:p>0.026037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3255088">
                <text:p>0.003255088</text:p>
              </table:table-cell>
              <table:table-cell office:value-type="float" office:value="0.02454428">
                <text:p>0.02454428</text:p>
              </table:table-cell>
              <table:table-cell office:value-type="float" office:value="0.00625766">
                <text:p>0.0062576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303091">
                <text:p>0.00303091</text:p>
              </table:table-cell>
              <table:table-cell office:value-type="float" office:value="0.01855231">
                <text:p>0.01855231</text:p>
              </table:table-cell>
              <table:table-cell office:value-type="float" office:value="0.0005386954">
                <text:p>0.000538695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3813858">
                <text:p>0.003813858</text:p>
              </table:table-cell>
              <table:table-cell office:value-type="float" office:value="0.02122946">
                <text:p>0.02122946</text:p>
              </table:table-cell>
              <table:table-cell office:value-type="float" office:value="0.07031246">
                <text:p>0.0703124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01709517">
                <text:p>0.00001709517</text:p>
              </table:table-cell>
              <table:table-cell office:value-type="float" office:value="0.01665087">
                <text:p>0.01665087</text:p>
              </table:table-cell>
              <table:table-cell office:value-type="float" office:value="0.02835717">
                <text:p>0.028357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4880094">
                <text:p>0.04880094</text:p>
              </table:table-cell>
              <table:table-cell office:value-type="float" office:value="0.02014362">
                <text:p>0.02014362</text:p>
              </table:table-cell>
              <table:table-cell office:value-type="float" office:value="0.003172165">
                <text:p>0.0031721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1144674">
                <text:p>0.001144674</text:p>
              </table:table-cell>
              <table:table-cell office:value-type="float" office:value="0.002455339">
                <text:p>0.002455339</text:p>
              </table:table-cell>
              <table:table-cell office:value-type="float" office:value="0.01335662">
                <text:p>0.013356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5551413">
                <text:p>0.005551413</text:p>
              </table:table-cell>
              <table:table-cell office:value-type="float" office:value="0.001056393">
                <text:p>0.001056393</text:p>
              </table:table-cell>
              <table:table-cell office:value-type="float" office:value="0.00003301061">
                <text:p>0.0000330106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7390557">
                <text:p>0.007390557</text:p>
              </table:table-cell>
              <table:table-cell office:value-type="float" office:value="0.01901256">
                <text:p>0.01901256</text:p>
              </table:table-cell>
              <table:table-cell office:value-type="float" office:value="-0.00001306769">
                <text:p>-0.0000130676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0005033575">
                <text:p>-0.00005033575</text:p>
              </table:table-cell>
              <table:table-cell office:value-type="float" office:value="0.200982">
                <text:p>0.200982</text:p>
              </table:table-cell>
              <table:table-cell office:value-type="float" office:value="0.01466">
                <text:p>0.0146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5974722">
                <text:p>0.005974722</text:p>
              </table:table-cell>
              <table:table-cell office:value-type="float" office:value="0.01464701">
                <text:p>0.01464701</text:p>
              </table:table-cell>
              <table:table-cell office:value-type="float" office:value="0.008981288">
                <text:p>0.00898128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1662443">
                <text:p>0.0001662443</text:p>
              </table:table-cell>
              <table:table-cell office:value-type="float" office:value="0.004378735">
                <text:p>0.004378735</text:p>
              </table:table-cell>
              <table:table-cell office:value-type="float" office:value="0.06680642">
                <text:p>0.066806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04985113">
                <text:p>0.00004985113</text:p>
              </table:table-cell>
              <table:table-cell office:value-type="float" office:value="0.009277297">
                <text:p>0.009277297</text:p>
              </table:table-cell>
              <table:table-cell office:value-type="float" office:value="0.0001082882">
                <text:p>0.000108288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00008205357">
                <text:p>-0.000008205357</text:p>
              </table:table-cell>
              <table:table-cell office:value-type="float" office:value="0.008527879">
                <text:p>0.008527879</text:p>
              </table:table-cell>
              <table:table-cell office:value-type="float" office:value="0.02221613">
                <text:p>0.0222161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0003929895">
                <text:p>-0.00003929895</text:p>
              </table:table-cell>
              <table:table-cell office:value-type="float" office:value="0.01710448">
                <text:p>0.01710448</text:p>
              </table:table-cell>
              <table:table-cell office:value-type="float" office:value="-0.00001262588">
                <text:p>-0.0000126258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00005395645">
                <text:p>-0.000005395645</text:p>
              </table:table-cell>
              <table:table-cell office:value-type="float" office:value="0.03346072">
                <text:p>0.03346072</text:p>
              </table:table-cell>
              <table:table-cell office:value-type="float" office:value="0.01947821">
                <text:p>0.019478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0005558535">
                <text:p>-0.00005558535</text:p>
              </table:table-cell>
              <table:table-cell office:value-type="float" office:value="0.01262645">
                <text:p>0.01262645</text:p>
              </table:table-cell>
              <table:table-cell office:value-type="float" office:value="0.001195694">
                <text:p>0.00119569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5178001">
                <text:p>0.005178001</text:p>
              </table:table-cell>
              <table:table-cell office:value-type="float" office:value="0.001125994">
                <text:p>0.001125994</text:p>
              </table:table-cell>
              <table:table-cell office:value-type="float" office:value="-0.00007988903">
                <text:p>-0.0000798890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0008290899">
                <text:p>-0.00008290899</text:p>
              </table:table-cell>
              <table:table-cell office:value-type="float" office:value="0.005846508">
                <text:p>0.005846508</text:p>
              </table:table-cell>
              <table:table-cell office:value-type="float" office:value="0.05352979">
                <text:p>0.0535297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01478615">
                <text:p>0.00001478615</text:p>
              </table:table-cell>
              <table:table-cell office:value-type="float" office:value="0.1358797">
                <text:p>0.1358797</text:p>
              </table:table-cell>
              <table:table-cell office:value-type="float" office:value="0.0004171801">
                <text:p>0.00041718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9822448">
                <text:p>0.0009822448</text:p>
              </table:table-cell>
              <table:table-cell office:value-type="float" office:value="0.08630622">
                <text:p>0.08630622</text:p>
              </table:table-cell>
              <table:table-cell office:value-type="float" office:value="0.000563497">
                <text:p>0.00056349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8604287">
                <text:p>0.0008604287</text:p>
              </table:table-cell>
              <table:table-cell office:value-type="float" office:value="0.05116421">
                <text:p>0.05116421</text:p>
              </table:table-cell>
              <table:table-cell office:value-type="float" office:value="0.00001074767">
                <text:p>0.000010747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4166102">
                <text:p>0.0004166102</text:p>
              </table:table-cell>
              <table:table-cell office:value-type="float" office:value="0.005773715">
                <text:p>0.005773715</text:p>
              </table:table-cell>
              <table:table-cell office:value-type="float" office:value="0.00001056525">
                <text:p>0.000010565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4166102">
                <text:p>0.0004166102</text:p>
              </table:table-cell>
              <table:table-cell office:value-type="float" office:value="0.001592911">
                <text:p>0.001592911</text:p>
              </table:table-cell>
              <table:table-cell office:value-type="float" office:value="0.0000170446">
                <text:p>0.00001704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401808E-032">
                <text:p>1.401808E-032</text:p>
              </table:table-cell>
              <table:table-cell office:value-type="float" office:value="0">
                <text:p>0</text:p>
              </table:table-cell>
              <table:table-cell office:value-type="float" office:value="-0.0001432105">
                <text:p>-0.00014321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4590686">
                <text:p>0.0004590686</text:p>
              </table:table-cell>
              <table:table-cell office:value-type="float" office:value="-0.00003440923">
                <text:p>-0.00003440923</text:p>
              </table:table-cell>
              <table:table-cell office:value-type="float" office:value="0.00001563677">
                <text:p>0.000015636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4590686">
                <text:p>0.0004590686</text:p>
              </table:table-cell>
              <table:table-cell office:value-type="float" office:value="-0.00008861787">
                <text:p>-0.00008861787</text:p>
              </table:table-cell>
              <table:table-cell office:value-type="float" office:value="0.00001587257">
                <text:p>0.0000158725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1467418">
                <text:p>0.001467418</text:p>
              </table:table-cell>
              <table:table-cell office:value-type="float" office:value="0.01486929">
                <text:p>0.01486929</text:p>
              </table:table-cell>
              <table:table-cell office:value-type="float" office:value="0.01995051">
                <text:p>0.019950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2948152">
                <text:p>0.002948152</text:p>
              </table:table-cell>
              <table:table-cell office:value-type="float" office:value="0.02431931">
                <text:p>0.02431931</text:p>
              </table:table-cell>
              <table:table-cell office:value-type="float" office:value="0.01263268">
                <text:p>0.0126326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4641576">
                <text:p>0.0004641576</text:p>
              </table:table-cell>
              <table:table-cell office:value-type="float" office:value="0.01789683">
                <text:p>0.01789683</text:p>
              </table:table-cell>
              <table:table-cell office:value-type="float" office:value="0.0001546094">
                <text:p>0.000154609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0014993">
                <text:p>-0.00014993</text:p>
              </table:table-cell>
              <table:table-cell office:value-type="float" office:value="0.002092548">
                <text:p>0.002092548</text:p>
              </table:table-cell>
              <table:table-cell office:value-type="float" office:value="0.02072673">
                <text:p>0.0207267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1422478">
                <text:p>0.01422478</text:p>
              </table:table-cell>
              <table:table-cell office:value-type="float" office:value="0.00243696">
                <text:p>0.00243696</text:p>
              </table:table-cell>
              <table:table-cell office:value-type="float" office:value="0.001743327">
                <text:p>0.00174332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0000975671">
                <text:p>-0.00000975671</text:p>
              </table:table-cell>
              <table:table-cell office:value-type="float" office:value="0.0230371">
                <text:p>0.0230371</text:p>
              </table:table-cell>
              <table:table-cell office:value-type="float" office:value="0.06159734">
                <text:p>0.0615973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0001467254">
                <text:p>-0.00001467254</text:p>
              </table:table-cell>
              <table:table-cell office:value-type="float" office:value="0.007013876">
                <text:p>0.007013876</text:p>
              </table:table-cell>
              <table:table-cell office:value-type="float" office:value="0.02147326">
                <text:p>0.0214732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4912736">
                <text:p>0.004912736</text:p>
              </table:table-cell>
              <table:table-cell office:value-type="float" office:value="0.01571591">
                <text:p>0.01571591</text:p>
              </table:table-cell>
              <table:table-cell office:value-type="float" office:value="0.00000683934">
                <text:p>0.0000068393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1724212">
                <text:p>0.01724212</text:p>
              </table:table-cell>
              <table:table-cell office:value-type="float" office:value="0.2274983">
                <text:p>0.2274983</text:p>
              </table:table-cell>
              <table:table-cell office:value-type="float" office:value="0.02639364">
                <text:p>0.026393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2246325">
                <text:p>0.0002246325</text:p>
              </table:table-cell>
              <table:table-cell office:value-type="float" office:value="0.06628173">
                <text:p>0.06628173</text:p>
              </table:table-cell>
              <table:table-cell office:value-type="float" office:value="0.06803082">
                <text:p>0.068030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2631124">
                <text:p>0.0002631124</text:p>
              </table:table-cell>
              <table:table-cell office:value-type="float" office:value="0.00002664522">
                <text:p>0.00002664522</text:p>
              </table:table-cell>
              <table:table-cell office:value-type="float" office:value="0.05204529">
                <text:p>0.0520452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03289874">
                <text:p>0.00003289874</text:p>
              </table:table-cell>
              <table:table-cell office:value-type="float" office:value="0.006718648">
                <text:p>0.006718648</text:p>
              </table:table-cell>
              <table:table-cell office:value-type="float" office:value="0.000572353">
                <text:p>0.0005723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1300272">
                <text:p>0.001300272</text:p>
              </table:table-cell>
              <table:table-cell office:value-type="float" office:value="0.001076496">
                <text:p>0.001076496</text:p>
              </table:table-cell>
              <table:table-cell office:value-type="float" office:value="0.04745233">
                <text:p>0.047452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4548619">
                <text:p>0.004548619</text:p>
              </table:table-cell>
              <table:table-cell office:value-type="float" office:value="0.02236626">
                <text:p>0.02236626</text:p>
              </table:table-cell>
              <table:table-cell office:value-type="float" office:value="0.2481979">
                <text:p>0.248197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5024259">
                <text:p>0.0005024259</text:p>
              </table:table-cell>
              <table:table-cell office:value-type="float" office:value="0.04931675">
                <text:p>0.04931675</text:p>
              </table:table-cell>
              <table:table-cell office:value-type="float" office:value="0.000204164">
                <text:p>0.00020416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1076182">
                <text:p>0.001076182</text:p>
              </table:table-cell>
              <table:table-cell office:value-type="float" office:value="0.002833961">
                <text:p>0.002833961</text:p>
              </table:table-cell>
              <table:table-cell office:value-type="float" office:value="0.0320033">
                <text:p>0.03200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0002358745">
                <text:p>-0.00002358745</text:p>
              </table:table-cell>
              <table:table-cell office:value-type="float" office:value="0.0003600323">
                <text:p>0.0003600323</text:p>
              </table:table-cell>
              <table:table-cell office:value-type="float" office:value="0.02566934">
                <text:p>0.0256693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3548882">
                <text:p>0.003548882</text:p>
              </table:table-cell>
              <table:table-cell office:value-type="float" office:value="0.04896757">
                <text:p>0.04896757</text:p>
              </table:table-cell>
              <table:table-cell office:value-type="float" office:value="0.001421983">
                <text:p>0.00142198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423502">
                <text:p>0.0423502</text:p>
              </table:table-cell>
              <table:table-cell office:value-type="float" office:value="0.124035">
                <text:p>0.124035</text:p>
              </table:table-cell>
              <table:table-cell office:value-type="float" office:value="0.04775612">
                <text:p>0.0477561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04926915">
                <text:p>0.00004926915</text:p>
              </table:table-cell>
              <table:table-cell office:value-type="float" office:value="0.929253">
                <text:p>0.929253</text:p>
              </table:table-cell>
              <table:table-cell office:value-type="float" office:value="0.004589492">
                <text:p>0.00458949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7761361">
                <text:p>0.007761361</text:p>
              </table:table-cell>
              <table:table-cell office:value-type="float" office:value="0.002961236">
                <text:p>0.002961236</text:p>
              </table:table-cell>
              <table:table-cell office:value-type="float" office:value="0.01145991">
                <text:p>0.0114599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4601528">
                <text:p>0.004601528</text:p>
              </table:table-cell>
              <table:table-cell office:value-type="float" office:value="0.1884076">
                <text:p>0.1884076</text:p>
              </table:table-cell>
              <table:table-cell office:value-type="float" office:value="0.0001879916">
                <text:p>0.00018799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.003402343">
                <text:p>0.003402343</text:p>
              </table:table-cell>
              <table:table-cell office:value-type="float" office:value="0.07717741">
                <text:p>0.0771774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3027266">
                <text:p>0.03027266</text:p>
              </table:table-cell>
              <table:table-cell office:value-type="float" office:value="0.02966834">
                <text:p>0.02966834</text:p>
              </table:table-cell>
              <table:table-cell office:value-type="float" office:value="0.3952196">
                <text:p>0.395219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4436976">
                <text:p>0.04436976</text:p>
              </table:table-cell>
              <table:table-cell office:value-type="float" office:value="0.0005278227">
                <text:p>0.0005278227</text:p>
              </table:table-cell>
              <table:table-cell office:value-type="float" office:value="0.02786642">
                <text:p>0.0278664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1839511">
                <text:p>0.01839511</text:p>
              </table:table-cell>
              <table:table-cell office:value-type="float" office:value="-0">
                <text:p>-0</text:p>
              </table:table-cell>
              <table:table-cell office:value-type="float" office:value="0.001107979">
                <text:p>0.00110797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1030173">
                <text:p>0.001030173</text:p>
              </table:table-cell>
              <table:table-cell office:value-type="float" office:value="0.01035987">
                <text:p>0.01035987</text:p>
              </table:table-cell>
              <table:table-cell office:value-type="float" office:value="-0.000001806348">
                <text:p>-0.00000180634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1075699">
                <text:p>0.001075699</text:p>
              </table:table-cell>
              <table:table-cell office:value-type="float" office:value="0.0006111866">
                <text:p>0.0006111866</text:p>
              </table:table-cell>
              <table:table-cell office:value-type="float" office:value="0.02666561">
                <text:p>0.0266656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3249135">
                <text:p>0.003249135</text:p>
              </table:table-cell>
              <table:table-cell office:value-type="float" office:value="0.001403224">
                <text:p>0.001403224</text:p>
              </table:table-cell>
              <table:table-cell office:value-type="float" office:value="0.003053492">
                <text:p>0.00305349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4867162">
                <text:p>0.004867162</text:p>
              </table:table-cell>
              <table:table-cell office:value-type="float" office:value="0.1527238">
                <text:p>0.1527238</text:p>
              </table:table-cell>
              <table:table-cell office:value-type="float" office:value="0.02868616">
                <text:p>0.0286861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253144">
                <text:p>0.00253144</text:p>
              </table:table-cell>
              <table:table-cell office:value-type="float" office:value="0.01908036">
                <text:p>0.01908036</text:p>
              </table:table-cell>
              <table:table-cell office:value-type="float" office:value="-0.0004144124">
                <text:p>-0.000414412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0008040262">
                <text:p>0.0000008040262</text:p>
              </table:table-cell>
              <table:table-cell office:value-type="float" office:value="0.0004092586">
                <text:p>0.0004092586</text:p>
              </table:table-cell>
              <table:table-cell office:value-type="float" office:value="0.003130728">
                <text:p>0.00313072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00326326">
                <text:p>0.00000326326</text:p>
              </table:table-cell>
              <table:table-cell office:value-type="float" office:value="0.001685734">
                <text:p>0.001685734</text:p>
              </table:table-cell>
              <table:table-cell office:value-type="float" office:value="0.0006631017">
                <text:p>0.000663101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01905466">
                <text:p>0.00001905466</text:p>
              </table:table-cell>
              <table:table-cell office:value-type="float" office:value="0.01566214">
                <text:p>0.01566214</text:p>
              </table:table-cell>
              <table:table-cell office:value-type="float" office:value="0.03302815">
                <text:p>0.0330281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9269572">
                <text:p>0.009269572</text:p>
              </table:table-cell>
              <table:table-cell office:value-type="float" office:value="0.02885274">
                <text:p>0.02885274</text:p>
              </table:table-cell>
              <table:table-cell office:value-type="float" office:value="0.002854459">
                <text:p>0.00285445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6504614">
                <text:p>0.0006504614</text:p>
              </table:table-cell>
              <table:table-cell office:value-type="float" office:value="-0.00002537125">
                <text:p>-0.00002537125</text:p>
              </table:table-cell>
              <table:table-cell office:value-type="float" office:value="-0.0001948365">
                <text:p>-0.000194836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3907001">
                <text:p>0.003907001</text:p>
              </table:table-cell>
              <table:table-cell office:value-type="float" office:value="0.00548254">
                <text:p>0.00548254</text:p>
              </table:table-cell>
              <table:table-cell office:value-type="float" office:value="0.002917129">
                <text:p>0.00291712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3295327">
                <text:p>0.003295327</text:p>
              </table:table-cell>
              <table:table-cell office:value-type="float" office:value="0.04168633">
                <text:p>0.04168633</text:p>
              </table:table-cell>
              <table:table-cell office:value-type="float" office:value="0.02048902">
                <text:p>0.0204890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01521054">
                <text:p>0.00001521054</text:p>
              </table:table-cell>
              <table:table-cell office:value-type="float" office:value="0.04565866">
                <text:p>0.04565866</text:p>
              </table:table-cell>
              <table:table-cell office:value-type="float" office:value="0.003179477">
                <text:p>0.00317947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7522759">
                <text:p>0.007522759</text:p>
              </table:table-cell>
              <table:table-cell office:value-type="float" office:value="0.04241778">
                <text:p>0.04241778</text:p>
              </table:table-cell>
              <table:table-cell office:value-type="float" office:value="0.03384295">
                <text:p>0.0338429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3999265">
                <text:p>0.03999265</text:p>
              </table:table-cell>
              <table:table-cell office:value-type="float" office:value="0.03365228">
                <text:p>0.03365228</text:p>
              </table:table-cell>
              <table:table-cell office:value-type="float" office:value="0.01191205">
                <text:p>0.0119120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005184779">
                <text:p>0.000005184779</text:p>
              </table:table-cell>
              <table:table-cell office:value-type="float" office:value="0.06872301">
                <text:p>0.06872301</text:p>
              </table:table-cell>
              <table:table-cell office:value-type="float" office:value="0.3754757">
                <text:p>0.375475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4126199">
                <text:p>0.0004126199</text:p>
              </table:table-cell>
              <table:table-cell office:value-type="float" office:value="0.0008679903">
                <text:p>0.0008679903</text:p>
              </table:table-cell>
              <table:table-cell office:value-type="float" office:value="4.376242">
                <text:p>4.37624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460886">
                <text:p>0.000460886</text:p>
              </table:table-cell>
              <table:table-cell office:value-type="float" office:value="0.01256577">
                <text:p>0.01256577</text:p>
              </table:table-cell>
              <table:table-cell office:value-type="float" office:value="0.2442426">
                <text:p>0.244242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493688">
                <text:p>0.1493688</text:p>
              </table:table-cell>
              <table:table-cell office:value-type="float" office:value="0.05800248">
                <text:p>0.05800248</text:p>
              </table:table-cell>
              <table:table-cell office:value-type="float" office:value="0.0159452">
                <text:p>0.015945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00000184344">
                <text:p>-0.00000184344</text:p>
              </table:table-cell>
              <table:table-cell office:value-type="float" office:value="0.4743097">
                <text:p>0.4743097</text:p>
              </table:table-cell>
              <table:table-cell office:value-type="float" office:value="0.04334473">
                <text:p>0.0433447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4623716">
                <text:p>0.004623716</text:p>
              </table:table-cell>
              <table:table-cell office:value-type="float" office:value="0.0634384">
                <text:p>0.0634384</text:p>
              </table:table-cell>
              <table:table-cell office:value-type="float" office:value="0.006733708">
                <text:p>0.00673370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03654791">
                <text:p>0.0003654791</text:p>
              </table:table-cell>
              <table:table-cell office:value-type="float" office:value="0.08707639">
                <text:p>0.08707639</text:p>
              </table:table-cell>
              <table:table-cell office:value-type="float" office:value="0.005027737">
                <text:p>0.00502773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5728781">
                <text:p>0.05728781</text:p>
              </table:table-cell>
              <table:table-cell office:value-type="float" office:value="0.01526873">
                <text:p>0.01526873</text:p>
              </table:table-cell>
              <table:table-cell office:value-type="float" office:value="0.000371286">
                <text:p>0.00037128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005710115">
                <text:p>0.00005710115</text:p>
              </table:table-cell>
              <table:table-cell office:value-type="float" office:value="0.002157766">
                <text:p>0.002157766</text:p>
              </table:table-cell>
              <table:table-cell office:value-type="float" office:value="0.0368686">
                <text:p>0.036868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1026378">
                <text:p>0.001026378</text:p>
              </table:table-cell>
              <table:table-cell office:value-type="float" office:value="0.3090209">
                <text:p>0.3090209</text:p>
              </table:table-cell>
              <table:table-cell office:value-type="float" office:value="0.007762427">
                <text:p>0.00776242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5432265">
                <text:p>0.005432265</text:p>
              </table:table-cell>
              <table:table-cell office:value-type="float" office:value="0.04835604">
                <text:p>0.04835604</text:p>
              </table:table-cell>
              <table:table-cell office:value-type="float" office:value="0.0002988367">
                <text:p>0.000298836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009343223">
                <text:p>0.000009343223</text:p>
              </table:table-cell>
              <table:table-cell office:value-type="float" office:value="-0.000004359093">
                <text:p>-0.000004359093</text:p>
              </table:table-cell>
              <table:table-cell office:value-type="float" office:value="0.000316411">
                <text:p>0.00031641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1500701">
                <text:p>0.001500701</text:p>
              </table:table-cell>
              <table:table-cell office:value-type="float" office:value="0.03346412">
                <text:p>0.03346412</text:p>
              </table:table-cell>
              <table:table-cell office:value-type="float" office:value="0.0007792485">
                <text:p>0.000779248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7254355">
                <text:p>0.007254355</text:p>
              </table:table-cell>
              <table:table-cell office:value-type="float" office:value="0.03837112">
                <text:p>0.03837112</text:p>
              </table:table-cell>
              <table:table-cell office:value-type="float" office:value="0.006766403">
                <text:p>0.00676640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1047817">
                <text:p>0.001047817</text:p>
              </table:table-cell>
              <table:table-cell office:value-type="float" office:value="0.2341697">
                <text:p>0.2341697</text:p>
              </table:table-cell>
              <table:table-cell office:value-type="float" office:value="0.1063059">
                <text:p>0.106305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2101131">
                <text:p>0.02101131</text:p>
              </table:table-cell>
              <table:table-cell office:value-type="float" office:value="0.002665077">
                <text:p>0.002665077</text:p>
              </table:table-cell>
              <table:table-cell office:value-type="float" office:value="0.1195065">
                <text:p>0.119506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5966625">
                <text:p>0.005966625</text:p>
              </table:table-cell>
              <table:table-cell office:value-type="float" office:value="0.01142873">
                <text:p>0.01142873</text:p>
              </table:table-cell>
              <table:table-cell office:value-type="float" office:value="0.04492384">
                <text:p>0.0449238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007843809">
                <text:p>0.00007843809</text:p>
              </table:table-cell>
              <table:table-cell office:value-type="float" office:value="0.001937304">
                <text:p>0.001937304</text:p>
              </table:table-cell>
              <table:table-cell office:value-type="float" office:value="0.0005721587">
                <text:p>0.000572158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001115872">
                <text:p>0.00001115872</text:p>
              </table:table-cell>
              <table:table-cell office:value-type="float" office:value="0.0001659621">
                <text:p>0.0001659621</text:p>
              </table:table-cell>
              <table:table-cell office:value-type="float" office:value="0.01452935">
                <text:p>0.0145293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2645841">
                <text:p>0.02645841</text:p>
              </table:table-cell>
              <table:table-cell office:value-type="float" office:value="0.09360057">
                <text:p>0.09360057</text:p>
              </table:table-cell>
              <table:table-cell office:value-type="float" office:value="0.1127892">
                <text:p>0.112789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1325869">
                <text:p>0.01325869</text:p>
              </table:table-cell>
              <table:table-cell office:value-type="float" office:value="0.07891857">
                <text:p>0.07891857</text:p>
              </table:table-cell>
              <table:table-cell office:value-type="float" office:value="0.007182158">
                <text:p>0.00718215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1797096">
                <text:p>0.001797096</text:p>
              </table:table-cell>
              <table:table-cell office:value-type="float" office:value="0.0003975882">
                <text:p>0.0003975882</text:p>
              </table:table-cell>
              <table:table-cell office:value-type="float" office:value="0.001944246">
                <text:p>0.00194424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4821356">
                <text:p>0.004821356</text:p>
              </table:table-cell>
              <table:table-cell office:value-type="float" office:value="0.001552139">
                <text:p>0.001552139</text:p>
              </table:table-cell>
              <table:table-cell office:value-type="float" office:value="0.08556039">
                <text:p>0.0855603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3255088">
                <text:p>0.003255088</text:p>
              </table:table-cell>
              <table:table-cell office:value-type="float" office:value="0.02454428">
                <text:p>0.02454428</text:p>
              </table:table-cell>
              <table:table-cell office:value-type="float" office:value="0.001063209">
                <text:p>0.00106320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303091">
                <text:p>0.00303091</text:p>
              </table:table-cell>
              <table:table-cell office:value-type="float" office:value="0.01855231">
                <text:p>0.01855231</text:p>
              </table:table-cell>
              <table:table-cell office:value-type="float" office:value="0.0001362187">
                <text:p>0.000136218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3813858">
                <text:p>0.003813858</text:p>
              </table:table-cell>
              <table:table-cell office:value-type="float" office:value="0.02122946">
                <text:p>0.02122946</text:p>
              </table:table-cell>
              <table:table-cell office:value-type="float" office:value="0.03602278">
                <text:p>0.0360227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001709517">
                <text:p>0.00001709517</text:p>
              </table:table-cell>
              <table:table-cell office:value-type="float" office:value="0.01665087">
                <text:p>0.01665087</text:p>
              </table:table-cell>
              <table:table-cell office:value-type="float" office:value="0.02552342">
                <text:p>0.0255234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4880094">
                <text:p>0.04880094</text:p>
              </table:table-cell>
              <table:table-cell office:value-type="float" office:value="0.02014362">
                <text:p>0.02014362</text:p>
              </table:table-cell>
              <table:table-cell office:value-type="float" office:value="0.002665424">
                <text:p>0.00266542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1144674">
                <text:p>0.001144674</text:p>
              </table:table-cell>
              <table:table-cell office:value-type="float" office:value="0.002455339">
                <text:p>0.002455339</text:p>
              </table:table-cell>
              <table:table-cell office:value-type="float" office:value="0.01618517">
                <text:p>0.0161851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5551413">
                <text:p>0.005551413</text:p>
              </table:table-cell>
              <table:table-cell office:value-type="float" office:value="0.0006639293">
                <text:p>0.0006639293</text:p>
              </table:table-cell>
              <table:table-cell office:value-type="float" office:value="0.003296221">
                <text:p>0.00329622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7390557">
                <text:p>0.007390557</text:p>
              </table:table-cell>
              <table:table-cell office:value-type="float" office:value="0.01901256">
                <text:p>0.01901256</text:p>
              </table:table-cell>
              <table:table-cell office:value-type="float" office:value="0.0004538393">
                <text:p>0.000453839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00005033575">
                <text:p>-0.00005033575</text:p>
              </table:table-cell>
              <table:table-cell office:value-type="float" office:value="0.200982">
                <text:p>0.200982</text:p>
              </table:table-cell>
              <table:table-cell office:value-type="float" office:value="0.01466">
                <text:p>0.0146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5974722">
                <text:p>0.005974722</text:p>
              </table:table-cell>
              <table:table-cell office:value-type="float" office:value="0.01464701">
                <text:p>0.01464701</text:p>
              </table:table-cell>
              <table:table-cell office:value-type="float" office:value="0.008981288">
                <text:p>0.00898128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01662443">
                <text:p>0.0001662443</text:p>
              </table:table-cell>
              <table:table-cell office:value-type="float" office:value="0.004378735">
                <text:p>0.004378735</text:p>
              </table:table-cell>
              <table:table-cell office:value-type="float" office:value="0.06680642">
                <text:p>0.0668064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004985113">
                <text:p>0.00004985113</text:p>
              </table:table-cell>
              <table:table-cell office:value-type="float" office:value="0.009277297">
                <text:p>0.009277297</text:p>
              </table:table-cell>
              <table:table-cell office:value-type="float" office:value="0.0001082882">
                <text:p>0.000108288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000008205357">
                <text:p>-0.000008205357</text:p>
              </table:table-cell>
              <table:table-cell office:value-type="float" office:value="0.008527879">
                <text:p>0.008527879</text:p>
              </table:table-cell>
              <table:table-cell office:value-type="float" office:value="0.02221613">
                <text:p>0.0222161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00003929895">
                <text:p>-0.00003929895</text:p>
              </table:table-cell>
              <table:table-cell office:value-type="float" office:value="0.01710448">
                <text:p>0.01710448</text:p>
              </table:table-cell>
              <table:table-cell office:value-type="float" office:value="-0.00001262588">
                <text:p>-0.0000126258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000005395645">
                <text:p>-0.000005395645</text:p>
              </table:table-cell>
              <table:table-cell office:value-type="float" office:value="0.03346072">
                <text:p>0.03346072</text:p>
              </table:table-cell>
              <table:table-cell office:value-type="float" office:value="0.01947821">
                <text:p>0.0194782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00005558535">
                <text:p>-0.00005558535</text:p>
              </table:table-cell>
              <table:table-cell office:value-type="float" office:value="0.01262645">
                <text:p>0.01262645</text:p>
              </table:table-cell>
              <table:table-cell office:value-type="float" office:value="0.001195694">
                <text:p>0.00119569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5178001">
                <text:p>0.005178001</text:p>
              </table:table-cell>
              <table:table-cell office:value-type="float" office:value="0.001125994">
                <text:p>0.001125994</text:p>
              </table:table-cell>
              <table:table-cell office:value-type="float" office:value="-0.00007988903">
                <text:p>-0.0000798890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00008290899">
                <text:p>-0.00008290899</text:p>
              </table:table-cell>
              <table:table-cell office:value-type="float" office:value="0.005846508">
                <text:p>0.005846508</text:p>
              </table:table-cell>
              <table:table-cell office:value-type="float" office:value="0.05352979">
                <text:p>0.0535297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001478615">
                <text:p>0.00001478615</text:p>
              </table:table-cell>
              <table:table-cell office:value-type="float" office:value="0.1358797">
                <text:p>0.1358797</text:p>
              </table:table-cell>
              <table:table-cell office:value-type="float" office:value="0.0004171801">
                <text:p>0.000417180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09822448">
                <text:p>0.0009822448</text:p>
              </table:table-cell>
              <table:table-cell office:value-type="float" office:value="0.08630622">
                <text:p>0.08630622</text:p>
              </table:table-cell>
              <table:table-cell office:value-type="float" office:value="0.000563497">
                <text:p>0.00056349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08604287">
                <text:p>0.0008604287</text:p>
              </table:table-cell>
              <table:table-cell office:value-type="float" office:value="0.05116421">
                <text:p>0.05116421</text:p>
              </table:table-cell>
              <table:table-cell office:value-type="float" office:value="0.00001074767">
                <text:p>0.000010747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04166102">
                <text:p>0.0004166102</text:p>
              </table:table-cell>
              <table:table-cell office:value-type="float" office:value="0.005773715">
                <text:p>0.005773715</text:p>
              </table:table-cell>
              <table:table-cell office:value-type="float" office:value="0.00001056525">
                <text:p>0.0000105652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04166102">
                <text:p>0.0004166102</text:p>
              </table:table-cell>
              <table:table-cell office:value-type="float" office:value="0.001592911">
                <text:p>0.001592911</text:p>
              </table:table-cell>
              <table:table-cell office:value-type="float" office:value="0.0000170446">
                <text:p>0.000017044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1.48543E-033">
                <text:p>-1.48543E-033</text:p>
              </table:table-cell>
              <table:table-cell office:value-type="float" office:value="0">
                <text:p>0</text:p>
              </table:table-cell>
              <table:table-cell office:value-type="float" office:value="-0.0001432105">
                <text:p>-0.000143210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04590686">
                <text:p>0.0004590686</text:p>
              </table:table-cell>
              <table:table-cell office:value-type="float" office:value="-0.00003440923">
                <text:p>-0.00003440923</text:p>
              </table:table-cell>
              <table:table-cell office:value-type="float" office:value="0.00001563677">
                <text:p>0.0000156367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04590686">
                <text:p>0.0004590686</text:p>
              </table:table-cell>
              <table:table-cell office:value-type="float" office:value="-0.00008861787">
                <text:p>-0.00008861787</text:p>
              </table:table-cell>
              <table:table-cell office:value-type="float" office:value="0.00001587257">
                <text:p>0.0000158725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1467418">
                <text:p>0.001467418</text:p>
              </table:table-cell>
              <table:table-cell office:value-type="float" office:value="0.0001596957">
                <text:p>0.0001596957</text:p>
              </table:table-cell>
              <table:table-cell office:value-type="float" office:value="0.01995051">
                <text:p>0.0199505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2948152">
                <text:p>0.002948152</text:p>
              </table:table-cell>
              <table:table-cell office:value-type="float" office:value="0.02431931">
                <text:p>0.02431931</text:p>
              </table:table-cell>
              <table:table-cell office:value-type="float" office:value="0.01263268">
                <text:p>0.0126326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000004300235">
                <text:p>-0.000004300235</text:p>
              </table:table-cell>
              <table:table-cell office:value-type="float" office:value="0.01789683">
                <text:p>0.01789683</text:p>
              </table:table-cell>
              <table:table-cell office:value-type="float" office:value="0.0001546094">
                <text:p>0.000154609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00014993">
                <text:p>-0.00014993</text:p>
              </table:table-cell>
              <table:table-cell office:value-type="float" office:value="0.002092548">
                <text:p>0.002092548</text:p>
              </table:table-cell>
              <table:table-cell office:value-type="float" office:value="0.02072673">
                <text:p>0.0207267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1422478">
                <text:p>0.01422478</text:p>
              </table:table-cell>
              <table:table-cell office:value-type="float" office:value="0.00243696">
                <text:p>0.00243696</text:p>
              </table:table-cell>
              <table:table-cell office:value-type="float" office:value="0.001743327">
                <text:p>0.00174332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00000975671">
                <text:p>-0.00000975671</text:p>
              </table:table-cell>
              <table:table-cell office:value-type="float" office:value="0.0230371">
                <text:p>0.0230371</text:p>
              </table:table-cell>
              <table:table-cell office:value-type="float" office:value="0.06159734">
                <text:p>0.0615973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00001467254">
                <text:p>-0.00001467254</text:p>
              </table:table-cell>
              <table:table-cell office:value-type="float" office:value="0.007013876">
                <text:p>0.007013876</text:p>
              </table:table-cell>
              <table:table-cell office:value-type="float" office:value="0.02147326">
                <text:p>0.0214732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4912736">
                <text:p>0.004912736</text:p>
              </table:table-cell>
              <table:table-cell office:value-type="float" office:value="0.01571591">
                <text:p>0.01571591</text:p>
              </table:table-cell>
              <table:table-cell office:value-type="float" office:value="0.00000683934">
                <text:p>0.0000068393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1724212">
                <text:p>0.01724212</text:p>
              </table:table-cell>
              <table:table-cell office:value-type="float" office:value="0.2274983">
                <text:p>0.2274983</text:p>
              </table:table-cell>
              <table:table-cell office:value-type="float" office:value="0.04524587">
                <text:p>0.0452458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02246325">
                <text:p>0.0002246325</text:p>
              </table:table-cell>
              <table:table-cell office:value-type="float" office:value="0.06628173">
                <text:p>0.06628173</text:p>
              </table:table-cell>
              <table:table-cell office:value-type="float" office:value="0.04613404">
                <text:p>0.0461340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02631124">
                <text:p>0.0002631124</text:p>
              </table:table-cell>
              <table:table-cell office:value-type="float" office:value="0.00002664522">
                <text:p>0.00002664522</text:p>
              </table:table-cell>
              <table:table-cell office:value-type="float" office:value="0.03728173">
                <text:p>0.0372817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003289874">
                <text:p>0.00003289874</text:p>
              </table:table-cell>
              <table:table-cell office:value-type="float" office:value="0.006718648">
                <text:p>0.006718648</text:p>
              </table:table-cell>
              <table:table-cell office:value-type="float" office:value="0.01662615">
                <text:p>0.0166261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1300272">
                <text:p>0.001300272</text:p>
              </table:table-cell>
              <table:table-cell office:value-type="float" office:value="0.001076496">
                <text:p>0.001076496</text:p>
              </table:table-cell>
              <table:table-cell office:value-type="float" office:value="0.0202916">
                <text:p>0.020291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4548619">
                <text:p>0.004548619</text:p>
              </table:table-cell>
              <table:table-cell office:value-type="float" office:value="0.02236626">
                <text:p>0.02236626</text:p>
              </table:table-cell>
              <table:table-cell office:value-type="float" office:value="0.2092114">
                <text:p>0.209211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05024259">
                <text:p>0.0005024259</text:p>
              </table:table-cell>
              <table:table-cell office:value-type="float" office:value="0.04931675">
                <text:p>0.04931675</text:p>
              </table:table-cell>
              <table:table-cell office:value-type="float" office:value="-0.0005091984">
                <text:p>-0.000509198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1076182">
                <text:p>0.001076182</text:p>
              </table:table-cell>
              <table:table-cell office:value-type="float" office:value="0.002833961">
                <text:p>0.002833961</text:p>
              </table:table-cell>
              <table:table-cell office:value-type="float" office:value="0.1299721">
                <text:p>0.129972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00002358745">
                <text:p>-0.00002358745</text:p>
              </table:table-cell>
              <table:table-cell office:value-type="float" office:value="0.0003600323">
                <text:p>0.0003600323</text:p>
              </table:table-cell>
              <table:table-cell office:value-type="float" office:value="0.02485759">
                <text:p>0.0248575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3548882">
                <text:p>0.003548882</text:p>
              </table:table-cell>
              <table:table-cell office:value-type="float" office:value="0.04896757">
                <text:p>0.04896757</text:p>
              </table:table-cell>
              <table:table-cell office:value-type="float" office:value="0.007603543">
                <text:p>0.00760354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423502">
                <text:p>0.0423502</text:p>
              </table:table-cell>
              <table:table-cell office:value-type="float" office:value="0.124035">
                <text:p>0.124035</text:p>
              </table:table-cell>
              <table:table-cell office:value-type="float" office:value="0.117267">
                <text:p>0.11726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004926915">
                <text:p>0.00004926915</text:p>
              </table:table-cell>
              <table:table-cell office:value-type="float" office:value="0.929253">
                <text:p>0.929253</text:p>
              </table:table-cell>
              <table:table-cell office:value-type="float" office:value="-0.001003574">
                <text:p>-0.00100357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7761361">
                <text:p>0.007761361</text:p>
              </table:table-cell>
              <table:table-cell office:value-type="float" office:value="0.002961236">
                <text:p>0.002961236</text:p>
              </table:table-cell>
              <table:table-cell office:value-type="float" office:value="0.001909952">
                <text:p>0.00190995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4601528">
                <text:p>0.004601528</text:p>
              </table:table-cell>
              <table:table-cell office:value-type="float" office:value="0.1884076">
                <text:p>0.1884076</text:p>
              </table:table-cell>
              <table:table-cell office:value-type="float" office:value="0.005683661">
                <text:p>0.00568366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0.003402343">
                <text:p>0.003402343</text:p>
              </table:table-cell>
              <table:table-cell office:value-type="float" office:value="0.1218641">
                <text:p>0.121864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3027266">
                <text:p>0.03027266</text:p>
              </table:table-cell>
              <table:table-cell office:value-type="float" office:value="0.02966834">
                <text:p>0.02966834</text:p>
              </table:table-cell>
              <table:table-cell office:value-type="float" office:value="0.5454098">
                <text:p>0.545409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4436976">
                <text:p>0.04436976</text:p>
              </table:table-cell>
              <table:table-cell office:value-type="float" office:value="0.0005278227">
                <text:p>0.0005278227</text:p>
              </table:table-cell>
              <table:table-cell office:value-type="float" office:value="0.001591059">
                <text:p>0.00159105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4577473">
                <text:p>0.004577473</text:p>
              </table:table-cell>
              <table:table-cell office:value-type="float" office:value="0">
                <text:p>0</text:p>
              </table:table-cell>
              <table:table-cell office:value-type="float" office:value="0.009862899">
                <text:p>0.00986289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1030173">
                <text:p>0.001030173</text:p>
              </table:table-cell>
              <table:table-cell office:value-type="float" office:value="0.01035987">
                <text:p>0.01035987</text:p>
              </table:table-cell>
              <table:table-cell office:value-type="float" office:value="-0.001147171">
                <text:p>-0.00114717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1075699">
                <text:p>0.001075699</text:p>
              </table:table-cell>
              <table:table-cell office:value-type="float" office:value="0.0006111866">
                <text:p>0.0006111866</text:p>
              </table:table-cell>
              <table:table-cell office:value-type="float" office:value="0.04113956">
                <text:p>0.0411395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3249135">
                <text:p>0.003249135</text:p>
              </table:table-cell>
              <table:table-cell office:value-type="float" office:value="0.001403224">
                <text:p>0.001403224</text:p>
              </table:table-cell>
              <table:table-cell office:value-type="float" office:value="0.001121668">
                <text:p>0.00112166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4867162">
                <text:p>0.004867162</text:p>
              </table:table-cell>
              <table:table-cell office:value-type="float" office:value="0.1527238">
                <text:p>0.1527238</text:p>
              </table:table-cell>
              <table:table-cell office:value-type="float" office:value="0.0244829">
                <text:p>0.024482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253144">
                <text:p>0.00253144</text:p>
              </table:table-cell>
              <table:table-cell office:value-type="float" office:value="0.01908036">
                <text:p>0.01908036</text:p>
              </table:table-cell>
              <table:table-cell office:value-type="float" office:value="-0.0006598747">
                <text:p>-0.000659874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00008040262">
                <text:p>0.0000008040262</text:p>
              </table:table-cell>
              <table:table-cell office:value-type="float" office:value="0.0004092586">
                <text:p>0.0004092586</text:p>
              </table:table-cell>
              <table:table-cell office:value-type="float" office:value="0.006604388">
                <text:p>0.00660438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000326326">
                <text:p>0.00000326326</text:p>
              </table:table-cell>
              <table:table-cell office:value-type="float" office:value="0.001685734">
                <text:p>0.001685734</text:p>
              </table:table-cell>
              <table:table-cell office:value-type="float" office:value="0.001222472">
                <text:p>0.00122247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001905466">
                <text:p>0.00001905466</text:p>
              </table:table-cell>
              <table:table-cell office:value-type="float" office:value="0.01566214">
                <text:p>0.01566214</text:p>
              </table:table-cell>
              <table:table-cell office:value-type="float" office:value="0.02590089">
                <text:p>0.0259008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9269572">
                <text:p>0.009269572</text:p>
              </table:table-cell>
              <table:table-cell office:value-type="float" office:value="0.02885274">
                <text:p>0.02885274</text:p>
              </table:table-cell>
              <table:table-cell office:value-type="float" office:value="0.007694152">
                <text:p>0.00769415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06504614">
                <text:p>0.0006504614</text:p>
              </table:table-cell>
              <table:table-cell office:value-type="float" office:value="0.007212031">
                <text:p>0.007212031</text:p>
              </table:table-cell>
              <table:table-cell office:value-type="float" office:value="-0.0002290038">
                <text:p>-0.000229003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3907001">
                <text:p>0.003907001</text:p>
              </table:table-cell>
              <table:table-cell office:value-type="float" office:value="0.00548254">
                <text:p>0.00548254</text:p>
              </table:table-cell>
              <table:table-cell office:value-type="float" office:value="0.00402764">
                <text:p>0.0040276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3295327">
                <text:p>0.003295327</text:p>
              </table:table-cell>
              <table:table-cell office:value-type="float" office:value="0.04168633">
                <text:p>0.04168633</text:p>
              </table:table-cell>
              <table:table-cell office:value-type="float" office:value="0.01842072">
                <text:p>0.0184207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001521054">
                <text:p>0.00001521054</text:p>
              </table:table-cell>
              <table:table-cell office:value-type="float" office:value="0.04565866">
                <text:p>0.04565866</text:p>
              </table:table-cell>
              <table:table-cell office:value-type="float" office:value="0.006147913">
                <text:p>0.0061479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7522759">
                <text:p>0.007522759</text:p>
              </table:table-cell>
              <table:table-cell office:value-type="float" office:value="0.04241778">
                <text:p>0.04241778</text:p>
              </table:table-cell>
              <table:table-cell office:value-type="float" office:value="0.04711864">
                <text:p>0.0471186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3999265">
                <text:p>0.03999265</text:p>
              </table:table-cell>
              <table:table-cell office:value-type="float" office:value="0.03365228">
                <text:p>0.03365228</text:p>
              </table:table-cell>
              <table:table-cell office:value-type="float" office:value="0.002622331">
                <text:p>0.00262233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0005184779">
                <text:p>0.000005184779</text:p>
              </table:table-cell>
              <table:table-cell office:value-type="float" office:value="0.06872301">
                <text:p>0.06872301</text:p>
              </table:table-cell>
              <table:table-cell office:value-type="float" office:value="0.3214967">
                <text:p>0.321496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04126199">
                <text:p>0.0004126199</text:p>
              </table:table-cell>
              <table:table-cell office:value-type="float" office:value="0.0008679903">
                <text:p>0.0008679903</text:p>
              </table:table-cell>
              <table:table-cell office:value-type="float" office:value="4.051021">
                <text:p>4.05102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0460886">
                <text:p>0.000460886</text:p>
              </table:table-cell>
              <table:table-cell office:value-type="float" office:value="0.01256577">
                <text:p>0.01256577</text:p>
              </table:table-cell>
              <table:table-cell office:value-type="float" office:value="0.1812552">
                <text:p>0.181255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493688">
                <text:p>0.1493688</text:p>
              </table:table-cell>
              <table:table-cell office:value-type="float" office:value="0.05800248">
                <text:p>0.05800248</text:p>
              </table:table-cell>
              <table:table-cell office:value-type="float" office:value="0.001365295">
                <text:p>0.00136529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00000184344">
                <text:p>-0.00000184344</text:p>
              </table:table-cell>
              <table:table-cell office:value-type="float" office:value="0.4743097">
                <text:p>0.4743097</text:p>
              </table:table-cell>
              <table:table-cell office:value-type="float" office:value="0.02653059">
                <text:p>0.0265305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4623716">
                <text:p>0.004623716</text:p>
              </table:table-cell>
              <table:table-cell office:value-type="float" office:value="0.0634384">
                <text:p>0.0634384</text:p>
              </table:table-cell>
              <table:table-cell office:value-type="float" office:value="0.004390774">
                <text:p>0.00439077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03654791">
                <text:p>0.0003654791</text:p>
              </table:table-cell>
              <table:table-cell office:value-type="float" office:value="0.08707639">
                <text:p>0.08707639</text:p>
              </table:table-cell>
              <table:table-cell office:value-type="float" office:value="0.0009471126">
                <text:p>0.000947112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5728781">
                <text:p>0.05728781</text:p>
              </table:table-cell>
              <table:table-cell office:value-type="float" office:value="0.01526873">
                <text:p>0.01526873</text:p>
              </table:table-cell>
              <table:table-cell office:value-type="float" office:value="0.00275393">
                <text:p>0.0027539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005710115">
                <text:p>0.00005710115</text:p>
              </table:table-cell>
              <table:table-cell office:value-type="float" office:value="0.002157766">
                <text:p>0.002157766</text:p>
              </table:table-cell>
              <table:table-cell office:value-type="float" office:value="0.03348894">
                <text:p>0.0334889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1026378">
                <text:p>0.001026378</text:p>
              </table:table-cell>
              <table:table-cell office:value-type="float" office:value="0.3090209">
                <text:p>0.3090209</text:p>
              </table:table-cell>
              <table:table-cell office:value-type="float" office:value="0.000890783">
                <text:p>0.00089078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5432265">
                <text:p>0.005432265</text:p>
              </table:table-cell>
              <table:table-cell office:value-type="float" office:value="0.04835604">
                <text:p>0.04835604</text:p>
              </table:table-cell>
              <table:table-cell office:value-type="float" office:value="0.0001633969">
                <text:p>0.000163396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0009343223">
                <text:p>0.000009343223</text:p>
              </table:table-cell>
              <table:table-cell office:value-type="float" office:value="-0.000004359093">
                <text:p>-0.000004359093</text:p>
              </table:table-cell>
              <table:table-cell office:value-type="float" office:value="-0.00003767063">
                <text:p>-0.0000376706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1500701">
                <text:p>0.001500701</text:p>
              </table:table-cell>
              <table:table-cell office:value-type="float" office:value="0.03346412">
                <text:p>0.03346412</text:p>
              </table:table-cell>
              <table:table-cell office:value-type="float" office:value="0.0002664458">
                <text:p>0.000266445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7254355">
                <text:p>0.007254355</text:p>
              </table:table-cell>
              <table:table-cell office:value-type="float" office:value="0.03837112">
                <text:p>0.03837112</text:p>
              </table:table-cell>
              <table:table-cell office:value-type="float" office:value="0.004160986">
                <text:p>0.00416098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1047817">
                <text:p>0.001047817</text:p>
              </table:table-cell>
              <table:table-cell office:value-type="float" office:value="0.2341697">
                <text:p>0.2341697</text:p>
              </table:table-cell>
              <table:table-cell office:value-type="float" office:value="0.08958037">
                <text:p>0.0895803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2101131">
                <text:p>0.02101131</text:p>
              </table:table-cell>
              <table:table-cell office:value-type="float" office:value="0.002665077">
                <text:p>0.002665077</text:p>
              </table:table-cell>
              <table:table-cell office:value-type="float" office:value="0.1181162">
                <text:p>0.118116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5966625">
                <text:p>0.005966625</text:p>
              </table:table-cell>
              <table:table-cell office:value-type="float" office:value="0.01142873">
                <text:p>0.01142873</text:p>
              </table:table-cell>
              <table:table-cell office:value-type="float" office:value="0.03984751">
                <text:p>0.0398475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007843809">
                <text:p>0.00007843809</text:p>
              </table:table-cell>
              <table:table-cell office:value-type="float" office:value="0.001937304">
                <text:p>0.001937304</text:p>
              </table:table-cell>
              <table:table-cell office:value-type="float" office:value="0.0008854981">
                <text:p>0.000885498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001115872">
                <text:p>0.00001115872</text:p>
              </table:table-cell>
              <table:table-cell office:value-type="float" office:value="0.0001659621">
                <text:p>0.0001659621</text:p>
              </table:table-cell>
              <table:table-cell office:value-type="float" office:value="0.002153406">
                <text:p>0.00215340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2645841">
                <text:p>0.02645841</text:p>
              </table:table-cell>
              <table:table-cell office:value-type="float" office:value="0.09360057">
                <text:p>0.09360057</text:p>
              </table:table-cell>
              <table:table-cell office:value-type="float" office:value="0.1151416">
                <text:p>0.115141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1325869">
                <text:p>0.01325869</text:p>
              </table:table-cell>
              <table:table-cell office:value-type="float" office:value="0.07891857">
                <text:p>0.07891857</text:p>
              </table:table-cell>
              <table:table-cell office:value-type="float" office:value="0.001787042">
                <text:p>0.00178704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1797096">
                <text:p>0.001797096</text:p>
              </table:table-cell>
              <table:table-cell office:value-type="float" office:value="0.0003975882">
                <text:p>0.0003975882</text:p>
              </table:table-cell>
              <table:table-cell office:value-type="float" office:value="0.004887113">
                <text:p>0.00488711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4821356">
                <text:p>0.004821356</text:p>
              </table:table-cell>
              <table:table-cell office:value-type="float" office:value="0.001552139">
                <text:p>0.001552139</text:p>
              </table:table-cell>
              <table:table-cell office:value-type="float" office:value="0.02860924">
                <text:p>0.0286092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3255088">
                <text:p>0.003255088</text:p>
              </table:table-cell>
              <table:table-cell office:value-type="float" office:value="0.02454428">
                <text:p>0.02454428</text:p>
              </table:table-cell>
              <table:table-cell office:value-type="float" office:value="0.001482867">
                <text:p>0.00148286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303091">
                <text:p>0.00303091</text:p>
              </table:table-cell>
              <table:table-cell office:value-type="float" office:value="0.01855231">
                <text:p>0.01855231</text:p>
              </table:table-cell>
              <table:table-cell office:value-type="float" office:value="-0.0001914959">
                <text:p>-0.000191495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3813858">
                <text:p>0.003813858</text:p>
              </table:table-cell>
              <table:table-cell office:value-type="float" office:value="0.02122946">
                <text:p>0.02122946</text:p>
              </table:table-cell>
              <table:table-cell office:value-type="float" office:value="0.03545533">
                <text:p>0.0354553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001709517">
                <text:p>0.00001709517</text:p>
              </table:table-cell>
              <table:table-cell office:value-type="float" office:value="0.01665087">
                <text:p>0.01665087</text:p>
              </table:table-cell>
              <table:table-cell office:value-type="float" office:value="0.02105447">
                <text:p>0.0210544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4880094">
                <text:p>0.04880094</text:p>
              </table:table-cell>
              <table:table-cell office:value-type="float" office:value="0.02014362">
                <text:p>0.02014362</text:p>
              </table:table-cell>
              <table:table-cell office:value-type="float" office:value="0.001483456">
                <text:p>0.00148345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1144674">
                <text:p>0.001144674</text:p>
              </table:table-cell>
              <table:table-cell office:value-type="float" office:value="0.002455339">
                <text:p>0.002455339</text:p>
              </table:table-cell>
              <table:table-cell office:value-type="float" office:value="0.01051979">
                <text:p>0.0105197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5551413">
                <text:p>0.005551413</text:p>
              </table:table-cell>
              <table:table-cell office:value-type="float" office:value="0.001056393">
                <text:p>0.001056393</text:p>
              </table:table-cell>
              <table:table-cell office:value-type="float" office:value="0.006005915">
                <text:p>0.00600591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7390557">
                <text:p>0.007390557</text:p>
              </table:table-cell>
              <table:table-cell office:value-type="float" office:value="0.01901256">
                <text:p>0.01901256</text:p>
              </table:table-cell>
              <table:table-cell office:value-type="float" office:value="-0.00008388006">
                <text:p>-0.0000838800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.00005033575">
                <text:p>-0.00005033575</text:p>
              </table:table-cell>
              <table:table-cell office:value-type="float" office:value="0.200982">
                <text:p>0.200982</text:p>
              </table:table-cell>
              <table:table-cell office:value-type="float" office:value="0.008295594">
                <text:p>0.00829559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5974722">
                <text:p>0.005974722</text:p>
              </table:table-cell>
              <table:table-cell office:value-type="float" office:value="0.01464701">
                <text:p>0.01464701</text:p>
              </table:table-cell>
              <table:table-cell office:value-type="float" office:value="0.004436995">
                <text:p>0.00443699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01662443">
                <text:p>0.0001662443</text:p>
              </table:table-cell>
              <table:table-cell office:value-type="float" office:value="0.004378735">
                <text:p>0.004378735</text:p>
              </table:table-cell>
              <table:table-cell office:value-type="float" office:value="0.06313641">
                <text:p>0.0631364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004985113">
                <text:p>0.00004985113</text:p>
              </table:table-cell>
              <table:table-cell office:value-type="float" office:value="0.009277297">
                <text:p>0.009277297</text:p>
              </table:table-cell>
              <table:table-cell office:value-type="float" office:value="0.0008084164">
                <text:p>0.000808416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000008205357">
                <text:p>-0.000008205357</text:p>
              </table:table-cell>
              <table:table-cell office:value-type="float" office:value="0.008527879">
                <text:p>0.008527879</text:p>
              </table:table-cell>
              <table:table-cell office:value-type="float" office:value="0.02282484">
                <text:p>0.0228248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00003929895">
                <text:p>-0.00003929895</text:p>
              </table:table-cell>
              <table:table-cell office:value-type="float" office:value="0.01710448">
                <text:p>0.01710448</text:p>
              </table:table-cell>
              <table:table-cell office:value-type="float" office:value="-0.0000849012">
                <text:p>-0.000084901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000005395645">
                <text:p>-0.000005395645</text:p>
              </table:table-cell>
              <table:table-cell office:value-type="float" office:value="0.03346072">
                <text:p>0.03346072</text:p>
              </table:table-cell>
              <table:table-cell office:value-type="float" office:value="0.01765138">
                <text:p>0.0176513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00005558535">
                <text:p>-0.00005558535</text:p>
              </table:table-cell>
              <table:table-cell office:value-type="float" office:value="0.01262645">
                <text:p>0.01262645</text:p>
              </table:table-cell>
              <table:table-cell office:value-type="float" office:value="0.001195694">
                <text:p>0.00119569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5178001">
                <text:p>0.005178001</text:p>
              </table:table-cell>
              <table:table-cell office:value-type="float" office:value="0.001125994">
                <text:p>0.001125994</text:p>
              </table:table-cell>
              <table:table-cell office:value-type="float" office:value="-0.00007988903">
                <text:p>-0.0000798890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00008290899">
                <text:p>-0.00008290899</text:p>
              </table:table-cell>
              <table:table-cell office:value-type="float" office:value="0.005846508">
                <text:p>0.005846508</text:p>
              </table:table-cell>
              <table:table-cell office:value-type="float" office:value="0.05352979">
                <text:p>0.0535297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1035127">
                <text:p>0.001035127</text:p>
              </table:table-cell>
              <table:table-cell office:value-type="float" office:value="0.1358797">
                <text:p>0.1358797</text:p>
              </table:table-cell>
              <table:table-cell office:value-type="float" office:value="0.0004171801">
                <text:p>0.000417180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09822448">
                <text:p>0.0009822448</text:p>
              </table:table-cell>
              <table:table-cell office:value-type="float" office:value="0.08630622">
                <text:p>0.08630622</text:p>
              </table:table-cell>
              <table:table-cell office:value-type="float" office:value="0.000563497">
                <text:p>0.00056349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08604287">
                <text:p>0.0008604287</text:p>
              </table:table-cell>
              <table:table-cell office:value-type="float" office:value="0.05116421">
                <text:p>0.05116421</text:p>
              </table:table-cell>
              <table:table-cell office:value-type="float" office:value="0.00001074767">
                <text:p>0.0000107476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04166102">
                <text:p>0.0004166102</text:p>
              </table:table-cell>
              <table:table-cell office:value-type="float" office:value="0.005773715">
                <text:p>0.005773715</text:p>
              </table:table-cell>
              <table:table-cell office:value-type="float" office:value="0.00001056525">
                <text:p>0.0000105652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04166102">
                <text:p>0.0004166102</text:p>
              </table:table-cell>
              <table:table-cell office:value-type="float" office:value="0.001592911">
                <text:p>0.001592911</text:p>
              </table:table-cell>
              <table:table-cell office:value-type="float" office:value="0.0000170446">
                <text:p>0.000017044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3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097cm" svg:height="13.418cm" xlink:href=".." chart:class="chart:line" chart:style-name="ch1">
        <chart:title svg:x="12.304cm" svg:y="0.269cm" chart:style-name="ch2">
          <text:p>Straight Line</text:p>
        </chart:title>
        <chart:subtitle svg:x="10.743cm" svg:y="1.04cm" chart:style-name="ch3">
          <text:p>Seventh Order of Hu's Moments</text:p>
        </chart:subtitle>
        <chart:plot-area chart:style-name="ch4" table:cell-range-address="line_1.H1:line_1.H360 line_2.H1:line_2.H360 line_3.H1:line_3.H360" svg:x="0.881cm" svg:y="1.759cm" svg:width="25.675cm" svg:height="11.324cm">
          <chart:axis chart:dimension="x" chart:name="primary-x" chart:style-name="ch5">
            <chart:title svg:x="13.58cm" svg:y="12.779cm" chart:style-name="ch6">
              <text:p>Angle</text:p>
            </chart:title>
          </chart:axis>
          <chart:axis chart:dimension="y" chart:name="primary-y" chart:style-name="ch7">
            <chart:title svg:x="0.542cm" svg:y="7.903cm" chart:style-name="ch8">
              <text:p>Coefficient</text:p>
            </chart:title>
          </chart:axis>
          <chart:series chart:style-name="ch9" chart:values-cell-range-address="line_1.H1:line_1.H360" chart:class="chart:line">
            <chart:data-point chart:repeated="360"/>
          </chart:series>
          <chart:series chart:style-name="ch10" chart:values-cell-range-address="line_2.H1:line_2.H360" chart:class="chart:line">
            <chart:data-point chart:repeated="360"/>
          </chart:series>
          <chart:series chart:style-name="ch11" chart:values-cell-range-address="line_3.H1:line_3.H360" chart:class="chart:line">
            <chart:data-point chart:repeated="36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line_1.H1:line_1.H360">0</text:p>
              </table:table-cell>
              <table:table-cell office:value-type="float" office:value="0">
                <text:p text:id="line_2.H1:line_2.H360">0</text:p>
              </table:table-cell>
              <table:table-cell office:value-type="float" office:value="0.000000000353661">
                <text:p text:id="line_3.H1:line_3.H360">0.00000000035366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1636428">
                <text:p>0.0000001636428</text:p>
              </table:table-cell>
              <table:table-cell office:value-type="float" office:value="0.000000001495293">
                <text:p>0.000000001495293</text:p>
              </table:table-cell>
              <table:table-cell office:value-type="float" office:value="-0.000000000009987887">
                <text:p>-0.0000000000099878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1636428">
                <text:p>0.0000001636428</text:p>
              </table:table-cell>
              <table:table-cell office:value-type="float" office:value="-0.000000007350932">
                <text:p>-0.000000007350932</text:p>
              </table:table-cell>
              <table:table-cell office:value-type="float" office:value="-0.00000000001145852">
                <text:p>-0.000000000011458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1380371">
                <text:p>0.000001380371</text:p>
              </table:table-cell>
              <table:table-cell office:value-type="float" office:value="-0.000000001732099">
                <text:p>-0.000000001732099</text:p>
              </table:table-cell>
              <table:table-cell office:value-type="float" office:value="-0.000000004232053">
                <text:p>-0.0000000042320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02867037">
                <text:p>0.00000002867037</text:p>
              </table:table-cell>
              <table:table-cell office:value-type="float" office:value="0.00000009758911">
                <text:p>0.00000009758911</text:p>
              </table:table-cell>
              <table:table-cell office:value-type="float" office:value="-0.000000004378388">
                <text:p>-0.0000000043783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0000006799509">
                <text:p>0.000000000006799509</text:p>
              </table:table-cell>
              <table:table-cell office:value-type="float" office:value="-0.0000000312669">
                <text:p>-0.0000000312669</text:p>
              </table:table-cell>
              <table:table-cell office:value-type="float" office:value="0.00000007874116">
                <text:p>0.000000078741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00331851">
                <text:p>0.0000000331851</text:p>
              </table:table-cell>
              <table:table-cell office:value-type="float" office:value="-0.000000005646797">
                <text:p>-0.000000005646797</text:p>
              </table:table-cell>
              <table:table-cell office:value-type="float" office:value="0.000000005442639">
                <text:p>0.0000000054426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0001700894">
                <text:p>-0.000001700894</text:p>
              </table:table-cell>
              <table:table-cell office:value-type="float" office:value="-0.00000005753153">
                <text:p>-0.00000005753153</text:p>
              </table:table-cell>
              <table:table-cell office:value-type="float" office:value="0.000000002198185">
                <text:p>0.0000000021981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00002706168">
                <text:p>0.0000000002706168</text:p>
              </table:table-cell>
              <table:table-cell office:value-type="float" office:value="0.00000003765474">
                <text:p>0.00000003765474</text:p>
              </table:table-cell>
              <table:table-cell office:value-type="float" office:value="-0.0000004608244">
                <text:p>-0.00000046082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00009551341">
                <text:p>0.0000000009551341</text:p>
              </table:table-cell>
              <table:table-cell office:value-type="float" office:value="-0.0000002825523">
                <text:p>-0.0000002825523</text:p>
              </table:table-cell>
              <table:table-cell office:value-type="float" office:value="-0.000000002399478">
                <text:p>-0.0000000023994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000005747414">
                <text:p>-0.00000005747414</text:p>
              </table:table-cell>
              <table:table-cell office:value-type="float" office:value="-0.00000004416487">
                <text:p>-0.00000004416487</text:p>
              </table:table-cell>
              <table:table-cell office:value-type="float" office:value="0.0000000002589906">
                <text:p>0.00000000025899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007794718">
                <text:p>0.00000007794718</text:p>
              </table:table-cell>
              <table:table-cell office:value-type="float" office:value="0.000001205834">
                <text:p>0.000001205834</text:p>
              </table:table-cell>
              <table:table-cell office:value-type="float" office:value="0.00000005539825">
                <text:p>0.000000055398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0000000439084">
                <text:p>-0.000000000439084</text:p>
              </table:table-cell>
              <table:table-cell office:value-type="float" office:value="-0.00000005979513">
                <text:p>-0.00000005979513</text:p>
              </table:table-cell>
              <table:table-cell office:value-type="float" office:value="-0.00000005150334">
                <text:p>-0.000000051503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0000001514248">
                <text:p>-0.000000001514248</text:p>
              </table:table-cell>
              <table:table-cell office:value-type="float" office:value="-0.00000000000234825">
                <text:p>-0.00000000000234825</text:p>
              </table:table-cell>
              <table:table-cell office:value-type="float" office:value="0.0000005063634">
                <text:p>0.00000050636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00008254052">
                <text:p>0.0000000008254052</text:p>
              </table:table-cell>
              <table:table-cell office:value-type="float" office:value="-0.000000004978579">
                <text:p>-0.000000004978579</text:p>
              </table:table-cell>
              <table:table-cell office:value-type="float" office:value="0.000000292102">
                <text:p>0.0000002921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0002637382">
                <text:p>0.000000002637382</text:p>
              </table:table-cell>
              <table:table-cell office:value-type="float" office:value="0.0000000008206245">
                <text:p>0.0000000008206245</text:p>
              </table:table-cell>
              <table:table-cell office:value-type="float" office:value="0.000002502346">
                <text:p>0.0000025023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002760502">
                <text:p>0.00000002760502</text:p>
              </table:table-cell>
              <table:table-cell office:value-type="float" office:value="0.00000003005891">
                <text:p>0.00000003005891</text:p>
              </table:table-cell>
              <table:table-cell office:value-type="float" office:value="-0.000007636502">
                <text:p>-0.0000076365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001943397">
                <text:p>0.00000001943397</text:p>
              </table:table-cell>
              <table:table-cell office:value-type="float" office:value="-0.00000006094225">
                <text:p>-0.00000006094225</text:p>
              </table:table-cell>
              <table:table-cell office:value-type="float" office:value="0.0000002164585">
                <text:p>0.00000021645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0002911485">
                <text:p>0.000000002911485</text:p>
              </table:table-cell>
              <table:table-cell office:value-type="float" office:value="-0.00000000151873">
                <text:p>-0.00000000151873</text:p>
              </table:table-cell>
              <table:table-cell office:value-type="float" office:value="-0.0000151369">
                <text:p>-0.00001513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00000002571807">
                <text:p>-0.0000000002571807</text:p>
              </table:table-cell>
              <table:table-cell office:value-type="float" office:value="0.00000000005823926">
                <text:p>0.00000000005823926</text:p>
              </table:table-cell>
              <table:table-cell office:value-type="float" office:value="-0.000006837262">
                <text:p>-0.0000068372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01100196">
                <text:p>0.0000001100196</text:p>
              </table:table-cell>
              <table:table-cell office:value-type="float" office:value="-0.0000001027097">
                <text:p>-0.0000001027097</text:p>
              </table:table-cell>
              <table:table-cell office:value-type="float" office:value="-0.0000095339">
                <text:p>-0.00000953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01060403">
                <text:p>0.0000001060403</text:p>
              </table:table-cell>
              <table:table-cell office:value-type="float" office:value="-0.000001100635">
                <text:p>-0.000001100635</text:p>
              </table:table-cell>
              <table:table-cell office:value-type="float" office:value="-0.00001697829">
                <text:p>-0.000016978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00006673107">
                <text:p>0.0000000006673107</text:p>
              </table:table-cell>
              <table:table-cell office:value-type="float" office:value="0.000007411142">
                <text:p>0.000007411142</text:p>
              </table:table-cell>
              <table:table-cell office:value-type="float" office:value="0.000001699335">
                <text:p>0.0000016993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0007095103">
                <text:p>0.000000007095103</text:p>
              </table:table-cell>
              <table:table-cell office:value-type="float" office:value="-0.000000006848305">
                <text:p>-0.000000006848305</text:p>
              </table:table-cell>
              <table:table-cell office:value-type="float" office:value="-0.00000496828">
                <text:p>-0.000004968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0007771016">
                <text:p>0.000000007771016</text:p>
              </table:table-cell>
              <table:table-cell office:value-type="float" office:value="-0.000001937041">
                <text:p>-0.000001937041</text:p>
              </table:table-cell>
              <table:table-cell office:value-type="float" office:value="-0.000009934027">
                <text:p>-0.0000099340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-0.000000001699422">
                <text:p>-0.000000001699422</text:p>
              </table:table-cell>
              <table:table-cell office:value-type="float" office:value="-0.00002912455">
                <text:p>-0.000029124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02180534">
                <text:p>0.000002180534</text:p>
              </table:table-cell>
              <table:table-cell office:value-type="float" office:value="-0.00000002494825">
                <text:p>-0.00000002494825</text:p>
              </table:table-cell>
              <table:table-cell office:value-type="float" office:value="-0.0001553577">
                <text:p>-0.00015535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00009440192">
                <text:p>-0.0000009440192</text:p>
              </table:table-cell>
              <table:table-cell office:value-type="float" office:value="0.00000000002347489">
                <text:p>0.00000000002347489</text:p>
              </table:table-cell>
              <table:table-cell office:value-type="float" office:value="0.000008465602">
                <text:p>0.0000084656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00000384396">
                <text:p>-0.0000000384396</text:p>
              </table:table-cell>
              <table:table-cell office:value-type="float" office:value="0">
                <text:p>0</text:p>
              </table:table-cell>
              <table:table-cell office:value-type="float" office:value="-0.000007918444">
                <text:p>-0.0000079184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000001016493">
                <text:p>-0.00000001016493</text:p>
              </table:table-cell>
              <table:table-cell office:value-type="float" office:value="-0.00000001514181">
                <text:p>-0.00000001514181</text:p>
              </table:table-cell>
              <table:table-cell office:value-type="float" office:value="-0.000003071514">
                <text:p>-0.0000030715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0000004928983">
                <text:p>-0.000000004928983</text:p>
              </table:table-cell>
              <table:table-cell office:value-type="float" office:value="-0.000000008439994">
                <text:p>-0.000000008439994</text:p>
              </table:table-cell>
              <table:table-cell office:value-type="float" office:value="-0.00001682412">
                <text:p>-0.000016824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0000001072984">
                <text:p>-0.000000001072984</text:p>
              </table:table-cell>
              <table:table-cell office:value-type="float" office:value="-0.00000003485105">
                <text:p>-0.00000003485105</text:p>
              </table:table-cell>
              <table:table-cell office:value-type="float" office:value="-0.000008957783">
                <text:p>-0.0000089577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0001146384">
                <text:p>0.00000001146384</text:p>
              </table:table-cell>
              <table:table-cell office:value-type="float" office:value="0.000001322384">
                <text:p>0.000001322384</text:p>
              </table:table-cell>
              <table:table-cell office:value-type="float" office:value="0.00001443815">
                <text:p>0.000014438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003813552">
                <text:p>0.00000003813552</text:p>
              </table:table-cell>
              <table:table-cell office:value-type="float" office:value="0.00000001416481">
                <text:p>0.00000001416481</text:p>
              </table:table-cell>
              <table:table-cell office:value-type="float" office:value="0.0000004687048">
                <text:p>0.00000046870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00000000005641763">
                <text:p>-0.0000000000005641763</text:p>
              </table:table-cell>
              <table:table-cell office:value-type="float" office:value="0.000000009696632">
                <text:p>0.000000009696632</text:p>
              </table:table-cell>
              <table:table-cell office:value-type="float" office:value="-0.00001732288">
                <text:p>-0.000017322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000000003106968">
                <text:p>-0.00000000003106968</text:p>
              </table:table-cell>
              <table:table-cell office:value-type="float" office:value="-0.000000004990981">
                <text:p>-0.000000004990981</text:p>
              </table:table-cell>
              <table:table-cell office:value-type="float" office:value="-0.00000359859">
                <text:p>-0.000003598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00001777823">
                <text:p>0.0000000001777823</text:p>
              </table:table-cell>
              <table:table-cell office:value-type="float" office:value="-0.00000001680298">
                <text:p>-0.00000001680298</text:p>
              </table:table-cell>
              <table:table-cell office:value-type="float" office:value="-0.00001718546">
                <text:p>-0.000017185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0007582549">
                <text:p>0.00000007582549</text:p>
              </table:table-cell>
              <table:table-cell office:value-type="float" office:value="-0.0000002457179">
                <text:p>-0.0000002457179</text:p>
              </table:table-cell>
              <table:table-cell office:value-type="float" office:value="-0.000006357421">
                <text:p>-0.0000063574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000001660449">
                <text:p>-0.00000001660449</text:p>
              </table:table-cell>
              <table:table-cell office:value-type="float" office:value="0.00000005719936">
                <text:p>0.00000005719936</text:p>
              </table:table-cell>
              <table:table-cell office:value-type="float" office:value="-0.000002236951">
                <text:p>-0.0000022369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000001025934">
                <text:p>-0.00000001025934</text:p>
              </table:table-cell>
              <table:table-cell office:value-type="float" office:value="-0.000000006709588">
                <text:p>-0.000000006709588</text:p>
              </table:table-cell>
              <table:table-cell office:value-type="float" office:value="0.000003658596">
                <text:p>0.0000036585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00000008323207">
                <text:p>-0.0000000008323207</text:p>
              </table:table-cell>
              <table:table-cell office:value-type="float" office:value="-0.0000000913757">
                <text:p>-0.0000000913757</text:p>
              </table:table-cell>
              <table:table-cell office:value-type="float" office:value="0.000004057566">
                <text:p>0.0000040575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000000008969128">
                <text:p>-0.00000000008969128</text:p>
              </table:table-cell>
              <table:table-cell office:value-type="float" office:value="-0.0000000893001">
                <text:p>-0.0000000893001</text:p>
              </table:table-cell>
              <table:table-cell office:value-type="float" office:value="-0.00001743812">
                <text:p>-0.000017438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000001499555">
                <text:p>-0.00000001499555</text:p>
              </table:table-cell>
              <table:table-cell office:value-type="float" office:value="-0.000002393618">
                <text:p>-0.000002393618</text:p>
              </table:table-cell>
              <table:table-cell office:value-type="float" office:value="-0.00002788025">
                <text:p>-0.000027880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0001022941">
                <text:p>-0.000001022941</text:p>
              </table:table-cell>
              <table:table-cell office:value-type="float" office:value="0.000001148722">
                <text:p>0.000001148722</text:p>
              </table:table-cell>
              <table:table-cell office:value-type="float" office:value="0.000000569077">
                <text:p>0.0000005690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000000003217739">
                <text:p>0.0000000000003217739</text:p>
              </table:table-cell>
              <table:table-cell office:value-type="float" office:value="-0.0000005570459">
                <text:p>-0.0000005570459</text:p>
              </table:table-cell>
              <table:table-cell office:value-type="float" office:value="-0.000205978">
                <text:p>-0.0002059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02012653">
                <text:p>0.000002012653</text:p>
              </table:table-cell>
              <table:table-cell office:value-type="float" office:value="-0.0000000003140987">
                <text:p>-0.0000000003140987</text:p>
              </table:table-cell>
              <table:table-cell office:value-type="float" office:value="0.0007512192">
                <text:p>0.00075121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00002460825">
                <text:p>0.000000002460825</text:p>
              </table:table-cell>
              <table:table-cell office:value-type="float" office:value="-0.00000008431339">
                <text:p>-0.00000008431339</text:p>
              </table:table-cell>
              <table:table-cell office:value-type="float" office:value="-0.00002229744">
                <text:p>-0.000022297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04148111">
                <text:p>0.000004148111</text:p>
              </table:table-cell>
              <table:table-cell office:value-type="float" office:value="0.000000229603">
                <text:p>0.000000229603</text:p>
              </table:table-cell>
              <table:table-cell office:value-type="float" office:value="0.000001753883">
                <text:p>0.0000017538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0000000008276235">
                <text:p>-0.000000000008276235</text:p>
              </table:table-cell>
              <table:table-cell office:value-type="float" office:value="0.000001683697">
                <text:p>0.000001683697</text:p>
              </table:table-cell>
              <table:table-cell office:value-type="float" office:value="-0.000001756329">
                <text:p>-0.0000017563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000000407404">
                <text:p>-0.00000000407404</text:p>
              </table:table-cell>
              <table:table-cell office:value-type="float" office:value="-0.0000001373315">
                <text:p>-0.0000001373315</text:p>
              </table:table-cell>
              <table:table-cell office:value-type="float" office:value="-0.000003308964">
                <text:p>-0.0000033089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000000005452629">
                <text:p>-0.0000000005452629</text:p>
              </table:table-cell>
              <table:table-cell office:value-type="float" office:value="0.00000004556955">
                <text:p>0.00000004556955</text:p>
              </table:table-cell>
              <table:table-cell office:value-type="float" office:value="0.0000006730454">
                <text:p>0.00000067304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002335931">
                <text:p>0.0000002335931</text:p>
              </table:table-cell>
              <table:table-cell office:value-type="float" office:value="-0.00000002020474">
                <text:p>-0.00000002020474</text:p>
              </table:table-cell>
              <table:table-cell office:value-type="float" office:value="0.000001133178">
                <text:p>0.0000011331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000010457">
                <text:p>0.0000000010457</text:p>
              </table:table-cell>
              <table:table-cell office:value-type="float" office:value="0.000000005954647">
                <text:p>0.000000005954647</text:p>
              </table:table-cell>
              <table:table-cell office:value-type="float" office:value="0.000004482216">
                <text:p>0.0000044822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000000007583414">
                <text:p>-0.0000000007583414</text:p>
              </table:table-cell>
              <table:table-cell office:value-type="float" office:value="-0.000002988654">
                <text:p>-0.000002988654</text:p>
              </table:table-cell>
              <table:table-cell office:value-type="float" office:value="-0.0000005498263">
                <text:p>-0.00000054982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00004383038">
                <text:p>0.000000004383038</text:p>
              </table:table-cell>
              <table:table-cell office:value-type="float" office:value="0.0000002303787">
                <text:p>0.0000002303787</text:p>
              </table:table-cell>
              <table:table-cell office:value-type="float" office:value="-0.00000003944783">
                <text:p>-0.000000039447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000000001664646">
                <text:p>-0.0000000001664646</text:p>
              </table:table-cell>
              <table:table-cell office:value-type="float" office:value="0.0000000001987773">
                <text:p>0.0000000001987773</text:p>
              </table:table-cell>
              <table:table-cell office:value-type="float" office:value="-0.000001153988">
                <text:p>-0.0000011539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0000002014699">
                <text:p>-0.00000002014699</text:p>
              </table:table-cell>
              <table:table-cell office:value-type="float" office:value="-0.00000004145002">
                <text:p>-0.00000004145002</text:p>
              </table:table-cell>
              <table:table-cell office:value-type="float" office:value="-0.0000008586821">
                <text:p>-0.00000085868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00000002908121">
                <text:p>-0.000000002908121</text:p>
              </table:table-cell>
              <table:table-cell office:value-type="float" office:value="0.0000005757405">
                <text:p>0.0000005757405</text:p>
              </table:table-cell>
              <table:table-cell office:value-type="float" office:value="-0.00000002527198">
                <text:p>-0.000000025271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0000000009248272">
                <text:p>-0.00000000009248272</text:p>
              </table:table-cell>
              <table:table-cell office:value-type="float" office:value="0.000001079014">
                <text:p>0.000001079014</text:p>
              </table:table-cell>
              <table:table-cell office:value-type="float" office:value="0.000004903834">
                <text:p>0.0000049038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000007434133">
                <text:p>-0.0000007434133</text:p>
              </table:table-cell>
              <table:table-cell office:value-type="float" office:value="0.000000000343882">
                <text:p>0.000000000343882</text:p>
              </table:table-cell>
              <table:table-cell office:value-type="float" office:value="-0.000006199759">
                <text:p>-0.0000061997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0007191339">
                <text:p>0.00000007191339</text:p>
              </table:table-cell>
              <table:table-cell office:value-type="float" office:value="-0.000000008199873">
                <text:p>-0.000000008199873</text:p>
              </table:table-cell>
              <table:table-cell office:value-type="float" office:value="0.0000009608889">
                <text:p>0.00000096088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0000000001784688">
                <text:p>-0.00000000001784688</text:p>
              </table:table-cell>
              <table:table-cell office:value-type="float" office:value="0.0000000002211363">
                <text:p>0.0000000002211363</text:p>
              </table:table-cell>
              <table:table-cell office:value-type="float" office:value="-0.0000006140021">
                <text:p>-0.00000061400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00000000002760566">
                <text:p>-0.000000000002760566</text:p>
              </table:table-cell>
              <table:table-cell office:value-type="float" office:value="-0.0000000004824435">
                <text:p>-0.0000000004824435</text:p>
              </table:table-cell>
              <table:table-cell office:value-type="float" office:value="-0.0000004106531">
                <text:p>-0.00000041065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001712225">
                <text:p>0.0000001712225</text:p>
              </table:table-cell>
              <table:table-cell office:value-type="float" office:value="-0.0000005137515">
                <text:p>-0.0000005137515</text:p>
              </table:table-cell>
              <table:table-cell office:value-type="float" office:value="-0.000001236723">
                <text:p>-0.0000012367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0003710782">
                <text:p>0.00000003710782</text:p>
              </table:table-cell>
              <table:table-cell office:value-type="float" office:value="0.00000008362227">
                <text:p>0.00000008362227</text:p>
              </table:table-cell>
              <table:table-cell office:value-type="float" office:value="-0.00000001114332">
                <text:p>-0.000000011143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0000002110656">
                <text:p>-0.00000002110656</text:p>
              </table:table-cell>
              <table:table-cell office:value-type="float" office:value="-0.00000000004440522">
                <text:p>-0.00000000004440522</text:p>
              </table:table-cell>
              <table:table-cell office:value-type="float" office:value="-0.0000002492716">
                <text:p>-0.00000024927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00000003916384">
                <text:p>-0.000000003916384</text:p>
              </table:table-cell>
              <table:table-cell office:value-type="float" office:value="-0.000000008457212">
                <text:p>-0.000000008457212</text:p>
              </table:table-cell>
              <table:table-cell office:value-type="float" office:value="0.0000007733481">
                <text:p>0.00000077334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00007755885">
                <text:p>0.000000007755885</text:p>
              </table:table-cell>
              <table:table-cell office:value-type="float" office:value="-0.00000003198667">
                <text:p>-0.00000003198667</text:p>
              </table:table-cell>
              <table:table-cell office:value-type="float" office:value="-0.000000008970471">
                <text:p>-0.0000000089704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0000002947953">
                <text:p>-0.00000002947953</text:p>
              </table:table-cell>
              <table:table-cell office:value-type="float" office:value="-0.00000003776839">
                <text:p>-0.00000003776839</text:p>
              </table:table-cell>
              <table:table-cell office:value-type="float" office:value="0.00000008729517">
                <text:p>0.000000087295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00000001313366">
                <text:p>-0.000000001313366</text:p>
              </table:table-cell>
              <table:table-cell office:value-type="float" office:value="-0.0000001481613">
                <text:p>-0.0000001481613</text:p>
              </table:table-cell>
              <table:table-cell office:value-type="float" office:value="0.00000001493559">
                <text:p>0.000000014935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000004923513">
                <text:p>0.0000000004923513</text:p>
              </table:table-cell>
              <table:table-cell office:value-type="float" office:value="-0.00000009591893">
                <text:p>-0.00000009591893</text:p>
              </table:table-cell>
              <table:table-cell office:value-type="float" office:value="0.0000001313541">
                <text:p>0.00000013135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01331663">
                <text:p>0.000001331663</text:p>
              </table:table-cell>
              <table:table-cell office:value-type="float" office:value="0.0000000549969">
                <text:p>0.0000000549969</text:p>
              </table:table-cell>
              <table:table-cell office:value-type="float" office:value="-0.00000001534098">
                <text:p>-0.000000015340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0000004966527">
                <text:p>-0.00000004966527</text:p>
              </table:table-cell>
              <table:table-cell office:value-type="float" office:value="-0.000000006677977">
                <text:p>-0.000000006677977</text:p>
              </table:table-cell>
              <table:table-cell office:value-type="float" office:value="0.00000001377862">
                <text:p>0.000000013778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000000129159">
                <text:p>-0.0000000129159</text:p>
              </table:table-cell>
              <table:table-cell office:value-type="float" office:value="0.0000000008388244">
                <text:p>0.0000000008388244</text:p>
              </table:table-cell>
              <table:table-cell office:value-type="float" office:value="0.0000000005780757">
                <text:p>0.00000000057807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0000003921009">
                <text:p>-0.00000003921009</text:p>
              </table:table-cell>
              <table:table-cell office:value-type="float" office:value="0.0000001983623">
                <text:p>0.0000001983623</text:p>
              </table:table-cell>
              <table:table-cell office:value-type="float" office:value="-0.00000000003007189">
                <text:p>-0.000000000030071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0000001021894">
                <text:p>0.00000000001021894</text:p>
              </table:table-cell>
              <table:table-cell office:value-type="float" office:value="-0.0000008912755">
                <text:p>-0.0000008912755</text:p>
              </table:table-cell>
              <table:table-cell office:value-type="float" office:value="-0.000000003741963">
                <text:p>-0.0000000037419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0002524585">
                <text:p>0.00000002524585</text:p>
              </table:table-cell>
              <table:table-cell office:value-type="float" office:value="0.00000003669619">
                <text:p>0.00000003669619</text:p>
              </table:table-cell>
              <table:table-cell office:value-type="float" office:value="0.0000002696109">
                <text:p>0.00000026961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00000002285733">
                <text:p>-0.000000002285733</text:p>
              </table:table-cell>
              <table:table-cell office:value-type="float" office:value="-0.000000001727673">
                <text:p>-0.000000001727673</text:p>
              </table:table-cell>
              <table:table-cell office:value-type="float" office:value="-0.00000009583799">
                <text:p>-0.000000095837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00005829582">
                <text:p>0.000000005829582</text:p>
              </table:table-cell>
              <table:table-cell office:value-type="float" office:value="-0.000000002448102">
                <text:p>-0.000000002448102</text:p>
              </table:table-cell>
              <table:table-cell office:value-type="float" office:value="-0.000000001268633">
                <text:p>-0.0000000012686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0000000004021805">
                <text:p>-0.00000000004021805</text:p>
              </table:table-cell>
              <table:table-cell office:value-type="float" office:value="0.00000001755267">
                <text:p>0.00000001755267</text:p>
              </table:table-cell>
              <table:table-cell office:value-type="float" office:value="-0.0000000288663">
                <text:p>-0.00000002886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00000001878018">
                <text:p>-0.000000001878018</text:p>
              </table:table-cell>
              <table:table-cell office:value-type="float" office:value="0.000000007638893">
                <text:p>0.000000007638893</text:p>
              </table:table-cell>
              <table:table-cell office:value-type="float" office:value="-0.0000000004894225">
                <text:p>-0.00000000048942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00000000007768654">
                <text:p>-0.000000000007768654</text:p>
              </table:table-cell>
              <table:table-cell office:value-type="float" office:value="-0.00000003177256">
                <text:p>-0.00000003177256</text:p>
              </table:table-cell>
              <table:table-cell office:value-type="float" office:value="0.00000009455609">
                <text:p>0.000000094556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00000002207365">
                <text:p>-0.000000002207365</text:p>
              </table:table-cell>
              <table:table-cell office:value-type="float" office:value="0.00000001995172">
                <text:p>0.00000001995172</text:p>
              </table:table-cell>
              <table:table-cell office:value-type="float" office:value="-0.0000000000353159">
                <text:p>-0.00000000003531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0001455947">
                <text:p>0.00000001455947</text:p>
              </table:table-cell>
              <table:table-cell office:value-type="float" office:value="0.00000000103646">
                <text:p>0.00000000103646</text:p>
              </table:table-cell>
              <table:table-cell office:value-type="float" office:value="-0.0000000001299276">
                <text:p>-0.00000000012992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00000004196089">
                <text:p>-0.000000004196089</text:p>
              </table:table-cell>
              <table:table-cell office:value-type="float" office:value="0.00000000444897">
                <text:p>0.00000000444897</text:p>
              </table:table-cell>
              <table:table-cell office:value-type="float" office:value="-0.00000020223">
                <text:p>-0.000000202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00000003322006">
                <text:p>-0.000000003322006</text:p>
              </table:table-cell>
              <table:table-cell office:value-type="float" office:value="0.0000007808644">
                <text:p>0.0000007808644</text:p>
              </table:table-cell>
              <table:table-cell office:value-type="float" office:value="-0.00000007415578">
                <text:p>-0.000000074155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00002050701">
                <text:p>0.00000002050701</text:p>
              </table:table-cell>
              <table:table-cell office:value-type="float" office:value="0.000002204692">
                <text:p>0.000002204692</text:p>
              </table:table-cell>
              <table:table-cell office:value-type="float" office:value="-0.000000003158872">
                <text:p>-0.0000000031588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0000166782">
                <text:p>-0.00000166782</text:p>
              </table:table-cell>
              <table:table-cell office:value-type="float" office:value="-0.00000008187089">
                <text:p>-0.00000008187089</text:p>
              </table:table-cell>
              <table:table-cell office:value-type="float" office:value="-0.00000000005403259">
                <text:p>-0.000000000054032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00000567928">
                <text:p>-0.000000567928</text:p>
              </table:table-cell>
              <table:table-cell office:value-type="float" office:value="-0.0000005881185">
                <text:p>-0.0000005881185</text:p>
              </table:table-cell>
              <table:table-cell office:value-type="float" office:value="-0.00000000006123558">
                <text:p>-0.000000000061235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00000567928">
                <text:p>-0.000000567928</text:p>
              </table:table-cell>
              <table:table-cell office:value-type="float" office:value="-0.0000000006625281">
                <text:p>-0.0000000006625281</text:p>
              </table:table-cell>
              <table:table-cell office:value-type="float" office:value="-0.000000000009323027">
                <text:p>-0.0000000000093230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3.35149E-064">
                <text:p>-3.35149E-064</text:p>
              </table:table-cell>
              <table:table-cell office:value-type="float" office:value="0">
                <text:p>0</text:p>
              </table:table-cell>
              <table:table-cell office:value-type="float" office:value="0.000000000353661">
                <text:p>0.0000000003536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0001636428">
                <text:p>0.0000001636428</text:p>
              </table:table-cell>
              <table:table-cell office:value-type="float" office:value="0.000000001495293">
                <text:p>0.000000001495293</text:p>
              </table:table-cell>
              <table:table-cell office:value-type="float" office:value="-0.000000000009987887">
                <text:p>-0.0000000000099878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0001636428">
                <text:p>0.0000001636428</text:p>
              </table:table-cell>
              <table:table-cell office:value-type="float" office:value="-0.000000007350932">
                <text:p>-0.000000007350932</text:p>
              </table:table-cell>
              <table:table-cell office:value-type="float" office:value="-0.00000000001145852">
                <text:p>-0.000000000011458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01380371">
                <text:p>0.000001380371</text:p>
              </table:table-cell>
              <table:table-cell office:value-type="float" office:value="-0.000000001732099">
                <text:p>-0.000000001732099</text:p>
              </table:table-cell>
              <table:table-cell office:value-type="float" office:value="-0.000000004232053">
                <text:p>-0.0000000042320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0002867037">
                <text:p>0.00000002867037</text:p>
              </table:table-cell>
              <table:table-cell office:value-type="float" office:value="0.00000009758911">
                <text:p>0.00000009758911</text:p>
              </table:table-cell>
              <table:table-cell office:value-type="float" office:value="-0.000000004378388">
                <text:p>-0.0000000043783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000000008016404">
                <text:p>-0.0000000008016404</text:p>
              </table:table-cell>
              <table:table-cell office:value-type="float" office:value="-0.0000000312669">
                <text:p>-0.0000000312669</text:p>
              </table:table-cell>
              <table:table-cell office:value-type="float" office:value="0.00000007874116">
                <text:p>0.000000078741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0000331851">
                <text:p>0.0000000331851</text:p>
              </table:table-cell>
              <table:table-cell office:value-type="float" office:value="-0.000000005646797">
                <text:p>-0.000000005646797</text:p>
              </table:table-cell>
              <table:table-cell office:value-type="float" office:value="0.000000005442639">
                <text:p>0.0000000054426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00001700894">
                <text:p>-0.000001700894</text:p>
              </table:table-cell>
              <table:table-cell office:value-type="float" office:value="-0.00000005753153">
                <text:p>-0.00000005753153</text:p>
              </table:table-cell>
              <table:table-cell office:value-type="float" office:value="0.000000002198185">
                <text:p>0.0000000021981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000002706168">
                <text:p>0.0000000002706168</text:p>
              </table:table-cell>
              <table:table-cell office:value-type="float" office:value="0.00000003765474">
                <text:p>0.00000003765474</text:p>
              </table:table-cell>
              <table:table-cell office:value-type="float" office:value="-0.0000004608244">
                <text:p>-0.00000046082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0000009551341">
                <text:p>0.0000000009551341</text:p>
              </table:table-cell>
              <table:table-cell office:value-type="float" office:value="-0.0000002825523">
                <text:p>-0.0000002825523</text:p>
              </table:table-cell>
              <table:table-cell office:value-type="float" office:value="-0.000000002399478">
                <text:p>-0.0000000023994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0000005747414">
                <text:p>-0.00000005747414</text:p>
              </table:table-cell>
              <table:table-cell office:value-type="float" office:value="-0.00000004416487">
                <text:p>-0.00000004416487</text:p>
              </table:table-cell>
              <table:table-cell office:value-type="float" office:value="0.0000000002589906">
                <text:p>0.00000000025899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00007794718">
                <text:p>0.00000007794718</text:p>
              </table:table-cell>
              <table:table-cell office:value-type="float" office:value="0.000000525361">
                <text:p>0.000000525361</text:p>
              </table:table-cell>
              <table:table-cell office:value-type="float" office:value="0.0000006018545">
                <text:p>0.00000060185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00000000439084">
                <text:p>-0.000000000439084</text:p>
              </table:table-cell>
              <table:table-cell office:value-type="float" office:value="-0.00000005979513">
                <text:p>-0.00000005979513</text:p>
              </table:table-cell>
              <table:table-cell office:value-type="float" office:value="0.00000007924126">
                <text:p>0.000000079241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00000001514248">
                <text:p>-0.000000001514248</text:p>
              </table:table-cell>
              <table:table-cell office:value-type="float" office:value="-0.00000000000234825">
                <text:p>-0.00000000000234825</text:p>
              </table:table-cell>
              <table:table-cell office:value-type="float" office:value="-0.00000004537607">
                <text:p>-0.000000045376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0000008254052">
                <text:p>0.0000000008254052</text:p>
              </table:table-cell>
              <table:table-cell office:value-type="float" office:value="-0.000000004978579">
                <text:p>-0.000000004978579</text:p>
              </table:table-cell>
              <table:table-cell office:value-type="float" office:value="-0.0000000009181202">
                <text:p>-0.00000000091812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000002637382">
                <text:p>0.000000002637382</text:p>
              </table:table-cell>
              <table:table-cell office:value-type="float" office:value="0.0000000008206245">
                <text:p>0.0000000008206245</text:p>
              </table:table-cell>
              <table:table-cell office:value-type="float" office:value="0.00000110757">
                <text:p>0.000001107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00002760502">
                <text:p>0.00000002760502</text:p>
              </table:table-cell>
              <table:table-cell office:value-type="float" office:value="0.00000003005891">
                <text:p>0.00000003005891</text:p>
              </table:table-cell>
              <table:table-cell office:value-type="float" office:value="0.00000003023348">
                <text:p>0.000000030233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00001943397">
                <text:p>0.00000001943397</text:p>
              </table:table-cell>
              <table:table-cell office:value-type="float" office:value="-0.0000000298361">
                <text:p>-0.0000000298361</text:p>
              </table:table-cell>
              <table:table-cell office:value-type="float" office:value="-0.000000005663596">
                <text:p>-0.0000000056635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000002911485">
                <text:p>0.000000002911485</text:p>
              </table:table-cell>
              <table:table-cell office:value-type="float" office:value="-0.00000000151873">
                <text:p>-0.00000000151873</text:p>
              </table:table-cell>
              <table:table-cell office:value-type="float" office:value="-0.0000000246396">
                <text:p>-0.00000002463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000000002571807">
                <text:p>-0.0000000002571807</text:p>
              </table:table-cell>
              <table:table-cell office:value-type="float" office:value="0.00000000005823926">
                <text:p>0.00000000005823926</text:p>
              </table:table-cell>
              <table:table-cell office:value-type="float" office:value="-0.0000009836925">
                <text:p>-0.00000098369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0001100196">
                <text:p>0.0000001100196</text:p>
              </table:table-cell>
              <table:table-cell office:value-type="float" office:value="-0.0000001027097">
                <text:p>-0.0000001027097</text:p>
              </table:table-cell>
              <table:table-cell office:value-type="float" office:value="-0.0000002771679">
                <text:p>-0.00000027716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0001060403">
                <text:p>0.0000001060403</text:p>
              </table:table-cell>
              <table:table-cell office:value-type="float" office:value="-0.000001100635">
                <text:p>-0.000001100635</text:p>
              </table:table-cell>
              <table:table-cell office:value-type="float" office:value="-0.00000005675953">
                <text:p>-0.000000056759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0000006673107">
                <text:p>0.0000000006673107</text:p>
              </table:table-cell>
              <table:table-cell office:value-type="float" office:value="0.000007411142">
                <text:p>0.000007411142</text:p>
              </table:table-cell>
              <table:table-cell office:value-type="float" office:value="-0.0000001606374">
                <text:p>-0.000000160637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000007095103">
                <text:p>0.000000007095103</text:p>
              </table:table-cell>
              <table:table-cell office:value-type="float" office:value="-0.000000006848305">
                <text:p>-0.000000006848305</text:p>
              </table:table-cell>
              <table:table-cell office:value-type="float" office:value="-0.000002167458">
                <text:p>-0.0000021674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000007771016">
                <text:p>0.000000007771016</text:p>
              </table:table-cell>
              <table:table-cell office:value-type="float" office:value="-0.000002902057">
                <text:p>-0.000002902057</text:p>
              </table:table-cell>
              <table:table-cell office:value-type="float" office:value="-0.0000003930125">
                <text:p>-0.00000039301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-0.000000001699422">
                <text:p>-0.000000001699422</text:p>
              </table:table-cell>
              <table:table-cell office:value-type="float" office:value="-0.000003317115">
                <text:p>-0.0000033171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002180534">
                <text:p>0.000002180534</text:p>
              </table:table-cell>
              <table:table-cell office:value-type="float" office:value="-0.00000002494825">
                <text:p>-0.00000002494825</text:p>
              </table:table-cell>
              <table:table-cell office:value-type="float" office:value="-0.00003817514">
                <text:p>-0.000038175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000009440192">
                <text:p>-0.0000009440192</text:p>
              </table:table-cell>
              <table:table-cell office:value-type="float" office:value="0.00000000002347489">
                <text:p>0.00000000002347489</text:p>
              </table:table-cell>
              <table:table-cell office:value-type="float" office:value="0.000006267121">
                <text:p>0.0000062671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000000384396">
                <text:p>-0.0000000384396</text:p>
              </table:table-cell>
              <table:table-cell office:value-type="float" office:value="0">
                <text:p>0</text:p>
              </table:table-cell>
              <table:table-cell office:value-type="float" office:value="-0.0000004742553">
                <text:p>-0.000000474255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0000001016493">
                <text:p>-0.00000001016493</text:p>
              </table:table-cell>
              <table:table-cell office:value-type="float" office:value="-0.00000001514181">
                <text:p>-0.00000001514181</text:p>
              </table:table-cell>
              <table:table-cell office:value-type="float" office:value="0.0000008123918">
                <text:p>0.00000081239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00000004928983">
                <text:p>-0.000000004928983</text:p>
              </table:table-cell>
              <table:table-cell office:value-type="float" office:value="-0.000000008439994">
                <text:p>-0.000000008439994</text:p>
              </table:table-cell>
              <table:table-cell office:value-type="float" office:value="-0.000003247785">
                <text:p>-0.00000324778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00000001072984">
                <text:p>-0.000000001072984</text:p>
              </table:table-cell>
              <table:table-cell office:value-type="float" office:value="-0.00000003485105">
                <text:p>-0.00000003485105</text:p>
              </table:table-cell>
              <table:table-cell office:value-type="float" office:value="-0.000004181332">
                <text:p>-0.0000041813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00001146384">
                <text:p>0.00000001146384</text:p>
              </table:table-cell>
              <table:table-cell office:value-type="float" office:value="0.000001322384">
                <text:p>0.000001322384</text:p>
              </table:table-cell>
              <table:table-cell office:value-type="float" office:value="0.000006542487">
                <text:p>0.0000065424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00003813552">
                <text:p>0.00000003813552</text:p>
              </table:table-cell>
              <table:table-cell office:value-type="float" office:value="0.00000001416481">
                <text:p>0.00000001416481</text:p>
              </table:table-cell>
              <table:table-cell office:value-type="float" office:value="0.0000000360765">
                <text:p>0.00000003607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000000000005641763">
                <text:p>-0.0000000000005641763</text:p>
              </table:table-cell>
              <table:table-cell office:value-type="float" office:value="0.000000009696632">
                <text:p>0.000000009696632</text:p>
              </table:table-cell>
              <table:table-cell office:value-type="float" office:value="-0.000007171791">
                <text:p>-0.0000071717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0000000003106968">
                <text:p>-0.00000000003106968</text:p>
              </table:table-cell>
              <table:table-cell office:value-type="float" office:value="-0.000000004990981">
                <text:p>-0.000000004990981</text:p>
              </table:table-cell>
              <table:table-cell office:value-type="float" office:value="-0.000001321597">
                <text:p>-0.00000132159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0000001777823">
                <text:p>0.0000000001777823</text:p>
              </table:table-cell>
              <table:table-cell office:value-type="float" office:value="-0.00000001680298">
                <text:p>-0.00000001680298</text:p>
              </table:table-cell>
              <table:table-cell office:value-type="float" office:value="-0.000008612672">
                <text:p>-0.0000086126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00007582549">
                <text:p>0.00000007582549</text:p>
              </table:table-cell>
              <table:table-cell office:value-type="float" office:value="-0.0000002457179">
                <text:p>-0.0000002457179</text:p>
              </table:table-cell>
              <table:table-cell office:value-type="float" office:value="-0.00000145525">
                <text:p>-0.000001455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0000001660449">
                <text:p>-0.00000001660449</text:p>
              </table:table-cell>
              <table:table-cell office:value-type="float" office:value="0.000000008684513">
                <text:p>0.000000008684513</text:p>
              </table:table-cell>
              <table:table-cell office:value-type="float" office:value="-0.0000001221764">
                <text:p>-0.00000012217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0000001025934">
                <text:p>-0.00000001025934</text:p>
              </table:table-cell>
              <table:table-cell office:value-type="float" office:value="-0.000000006709588">
                <text:p>-0.000000006709588</text:p>
              </table:table-cell>
              <table:table-cell office:value-type="float" office:value="0.000000505347">
                <text:p>0.0000005053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000000008323207">
                <text:p>-0.0000000008323207</text:p>
              </table:table-cell>
              <table:table-cell office:value-type="float" office:value="-0.0000000913757">
                <text:p>-0.0000000913757</text:p>
              </table:table-cell>
              <table:table-cell office:value-type="float" office:value="0.0000002295698">
                <text:p>0.00000022956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0000000008969128">
                <text:p>-0.00000000008969128</text:p>
              </table:table-cell>
              <table:table-cell office:value-type="float" office:value="-0.0000000893001">
                <text:p>-0.0000000893001</text:p>
              </table:table-cell>
              <table:table-cell office:value-type="float" office:value="-0.000006608641">
                <text:p>-0.00000660864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0000001499555">
                <text:p>-0.00000001499555</text:p>
              </table:table-cell>
              <table:table-cell office:value-type="float" office:value="-0.000002393618">
                <text:p>-0.000002393618</text:p>
              </table:table-cell>
              <table:table-cell office:value-type="float" office:value="-0.000008032956">
                <text:p>-0.0000080329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00001022941">
                <text:p>-0.000001022941</text:p>
              </table:table-cell>
              <table:table-cell office:value-type="float" office:value="0.000001148722">
                <text:p>0.000001148722</text:p>
              </table:table-cell>
              <table:table-cell office:value-type="float" office:value="-0.00000003352115">
                <text:p>-0.000000033521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0000000003217739">
                <text:p>0.0000000000003217739</text:p>
              </table:table-cell>
              <table:table-cell office:value-type="float" office:value="-0.0000005570459">
                <text:p>-0.0000005570459</text:p>
              </table:table-cell>
              <table:table-cell office:value-type="float" office:value="-0.00004788492">
                <text:p>-0.000047884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002012653">
                <text:p>0.000002012653</text:p>
              </table:table-cell>
              <table:table-cell office:value-type="float" office:value="-0.0000000003140987">
                <text:p>-0.0000000003140987</text:p>
              </table:table-cell>
              <table:table-cell office:value-type="float" office:value="0.0004147281">
                <text:p>0.00041472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000002460825">
                <text:p>0.000000002460825</text:p>
              </table:table-cell>
              <table:table-cell office:value-type="float" office:value="-0.00000008431339">
                <text:p>-0.00000008431339</text:p>
              </table:table-cell>
              <table:table-cell office:value-type="float" office:value="-0.000000476525">
                <text:p>-0.0000004765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004148111">
                <text:p>0.000004148111</text:p>
              </table:table-cell>
              <table:table-cell office:value-type="float" office:value="0.000000229603">
                <text:p>0.000000229603</text:p>
              </table:table-cell>
              <table:table-cell office:value-type="float" office:value="0.0000002204063">
                <text:p>0.00000022040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00000000008276235">
                <text:p>-0.000000000008276235</text:p>
              </table:table-cell>
              <table:table-cell office:value-type="float" office:value="0.000001683697">
                <text:p>0.000001683697</text:p>
              </table:table-cell>
              <table:table-cell office:value-type="float" office:value="-0.0000002241579">
                <text:p>-0.000000224157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0000000407404">
                <text:p>-0.00000000407404</text:p>
              </table:table-cell>
              <table:table-cell office:value-type="float" office:value="-0.0000001373315">
                <text:p>-0.0000001373315</text:p>
              </table:table-cell>
              <table:table-cell office:value-type="float" office:value="-0.0000003227053">
                <text:p>-0.00000032270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000000005452629">
                <text:p>-0.0000000005452629</text:p>
              </table:table-cell>
              <table:table-cell office:value-type="float" office:value="0.00000004556955">
                <text:p>0.00000004556955</text:p>
              </table:table-cell>
              <table:table-cell office:value-type="float" office:value="0.0000001073873">
                <text:p>0.00000010738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0002335931">
                <text:p>0.0000002335931</text:p>
              </table:table-cell>
              <table:table-cell office:value-type="float" office:value="-0.00000002020474">
                <text:p>-0.00000002020474</text:p>
              </table:table-cell>
              <table:table-cell office:value-type="float" office:value="0.00000001686533">
                <text:p>0.000000016865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0000010457">
                <text:p>0.0000000010457</text:p>
              </table:table-cell>
              <table:table-cell office:value-type="float" office:value="0.000000005954647">
                <text:p>0.000000005954647</text:p>
              </table:table-cell>
              <table:table-cell office:value-type="float" office:value="0.0000006247856">
                <text:p>0.000000624785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000000007583414">
                <text:p>-0.0000000007583414</text:p>
              </table:table-cell>
              <table:table-cell office:value-type="float" office:value="-0.000002988654">
                <text:p>-0.000002988654</text:p>
              </table:table-cell>
              <table:table-cell office:value-type="float" office:value="0.0000000156363">
                <text:p>0.000000015636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000004383038">
                <text:p>0.000000004383038</text:p>
              </table:table-cell>
              <table:table-cell office:value-type="float" office:value="0.0000002303787">
                <text:p>0.0000002303787</text:p>
              </table:table-cell>
              <table:table-cell office:value-type="float" office:value="0.00000000245212">
                <text:p>0.000000002452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000000001664646">
                <text:p>-0.0000000001664646</text:p>
              </table:table-cell>
              <table:table-cell office:value-type="float" office:value="0.0000000001987773">
                <text:p>0.0000000001987773</text:p>
              </table:table-cell>
              <table:table-cell office:value-type="float" office:value="-0.0000001450908">
                <text:p>-0.00000014509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0000002014699">
                <text:p>-0.00000002014699</text:p>
              </table:table-cell>
              <table:table-cell office:value-type="float" office:value="-0.00000004145002">
                <text:p>-0.00000004145002</text:p>
              </table:table-cell>
              <table:table-cell office:value-type="float" office:value="-0.00000003028955">
                <text:p>-0.000000030289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00000002908121">
                <text:p>-0.000000002908121</text:p>
              </table:table-cell>
              <table:table-cell office:value-type="float" office:value="0.0000005757405">
                <text:p>0.0000005757405</text:p>
              </table:table-cell>
              <table:table-cell office:value-type="float" office:value="0.000000001439006">
                <text:p>0.0000000014390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0000000009248272">
                <text:p>-0.00000000009248272</text:p>
              </table:table-cell>
              <table:table-cell office:value-type="float" office:value="0.000001079014">
                <text:p>0.000001079014</text:p>
              </table:table-cell>
              <table:table-cell office:value-type="float" office:value="0.000001497458">
                <text:p>0.0000014974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000001540304">
                <text:p>-0.0000001540304</text:p>
              </table:table-cell>
              <table:table-cell office:value-type="float" office:value="0.000000000343882">
                <text:p>0.000000000343882</text:p>
              </table:table-cell>
              <table:table-cell office:value-type="float" office:value="-0.0000008687863">
                <text:p>-0.000000868786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00007191339">
                <text:p>0.00000007191339</text:p>
              </table:table-cell>
              <table:table-cell office:value-type="float" office:value="-0.000000008199873">
                <text:p>-0.000000008199873</text:p>
              </table:table-cell>
              <table:table-cell office:value-type="float" office:value="0.0000002215711">
                <text:p>0.00000022157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0000000001784688">
                <text:p>-0.00000000001784688</text:p>
              </table:table-cell>
              <table:table-cell office:value-type="float" office:value="0.0000000002211363">
                <text:p>0.0000000002211363</text:p>
              </table:table-cell>
              <table:table-cell office:value-type="float" office:value="-0.0000001920025">
                <text:p>-0.00000019200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00000000002760566">
                <text:p>-0.000000000002760566</text:p>
              </table:table-cell>
              <table:table-cell office:value-type="float" office:value="-0.0000000004824435">
                <text:p>-0.0000000004824435</text:p>
              </table:table-cell>
              <table:table-cell office:value-type="float" office:value="-0.00000001254111">
                <text:p>-0.0000000125411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0001712225">
                <text:p>0.0000001712225</text:p>
              </table:table-cell>
              <table:table-cell office:value-type="float" office:value="-0.0000005137515">
                <text:p>-0.0000005137515</text:p>
              </table:table-cell>
              <table:table-cell office:value-type="float" office:value="0.00000077186">
                <text:p>0.000000771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00003710782">
                <text:p>0.00000003710782</text:p>
              </table:table-cell>
              <table:table-cell office:value-type="float" office:value="0.00000008362227">
                <text:p>0.00000008362227</text:p>
              </table:table-cell>
              <table:table-cell office:value-type="float" office:value="-0.00000001222938">
                <text:p>-0.000000012229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0000002110656">
                <text:p>-0.00000002110656</text:p>
              </table:table-cell>
              <table:table-cell office:value-type="float" office:value="-0.00000000004440522">
                <text:p>-0.00000000004440522</text:p>
              </table:table-cell>
              <table:table-cell office:value-type="float" office:value="-0.00000004949264">
                <text:p>-0.000000049492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00000003916384">
                <text:p>-0.000000003916384</text:p>
              </table:table-cell>
              <table:table-cell office:value-type="float" office:value="-0.000000008457212">
                <text:p>-0.000000008457212</text:p>
              </table:table-cell>
              <table:table-cell office:value-type="float" office:value="0.0000002008724">
                <text:p>0.00000020087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000007755885">
                <text:p>0.000000007755885</text:p>
              </table:table-cell>
              <table:table-cell office:value-type="float" office:value="-0.00000003198667">
                <text:p>-0.00000003198667</text:p>
              </table:table-cell>
              <table:table-cell office:value-type="float" office:value="0.000000003546432">
                <text:p>0.0000000035464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0000002947953">
                <text:p>-0.00000002947953</text:p>
              </table:table-cell>
              <table:table-cell office:value-type="float" office:value="-0.00000003776839">
                <text:p>-0.00000003776839</text:p>
              </table:table-cell>
              <table:table-cell office:value-type="float" office:value="0.00000007442472">
                <text:p>0.000000074424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00000001313366">
                <text:p>-0.000000001313366</text:p>
              </table:table-cell>
              <table:table-cell office:value-type="float" office:value="-0.0000001481613">
                <text:p>-0.0000001481613</text:p>
              </table:table-cell>
              <table:table-cell office:value-type="float" office:value="-0.00000001926886">
                <text:p>-0.000000019268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0000004923513">
                <text:p>0.0000000004923513</text:p>
              </table:table-cell>
              <table:table-cell office:value-type="float" office:value="-0.00000009591893">
                <text:p>-0.00000009591893</text:p>
              </table:table-cell>
              <table:table-cell office:value-type="float" office:value="0.00000002744247">
                <text:p>0.000000027442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001331663">
                <text:p>0.000001331663</text:p>
              </table:table-cell>
              <table:table-cell office:value-type="float" office:value="0.0000000549969">
                <text:p>0.0000000549969</text:p>
              </table:table-cell>
              <table:table-cell office:value-type="float" office:value="-0.000000006506551">
                <text:p>-0.00000000650655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0000004966527">
                <text:p>-0.00000004966527</text:p>
              </table:table-cell>
              <table:table-cell office:value-type="float" office:value="-0.000000006677977">
                <text:p>-0.000000006677977</text:p>
              </table:table-cell>
              <table:table-cell office:value-type="float" office:value="0.000000002861463">
                <text:p>0.00000000286146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000000129159">
                <text:p>-0.0000000129159</text:p>
              </table:table-cell>
              <table:table-cell office:value-type="float" office:value="-0.00000001346162">
                <text:p>-0.00000001346162</text:p>
              </table:table-cell>
              <table:table-cell office:value-type="float" office:value="0.00000000000246725">
                <text:p>0.000000000002467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0000003921009">
                <text:p>-0.00000003921009</text:p>
              </table:table-cell>
              <table:table-cell office:value-type="float" office:value="0.0000001983623">
                <text:p>0.0000001983623</text:p>
              </table:table-cell>
              <table:table-cell office:value-type="float" office:value="-0.0000000003993308">
                <text:p>-0.000000000399330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00000001021894">
                <text:p>0.00000000001021894</text:p>
              </table:table-cell>
              <table:table-cell office:value-type="float" office:value="-0.0000008912755">
                <text:p>-0.0000008912755</text:p>
              </table:table-cell>
              <table:table-cell office:value-type="float" office:value="-0.000000006260181">
                <text:p>-0.00000000626018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00002524585">
                <text:p>0.00000002524585</text:p>
              </table:table-cell>
              <table:table-cell office:value-type="float" office:value="0.00000003669619">
                <text:p>0.00000003669619</text:p>
              </table:table-cell>
              <table:table-cell office:value-type="float" office:value="0.00000006348523">
                <text:p>0.000000063485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00000002285733">
                <text:p>-0.000000002285733</text:p>
              </table:table-cell>
              <table:table-cell office:value-type="float" office:value="-0.000000001727673">
                <text:p>-0.000000001727673</text:p>
              </table:table-cell>
              <table:table-cell office:value-type="float" office:value="-0.00000005157675">
                <text:p>-0.000000051576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000005829582">
                <text:p>0.000000005829582</text:p>
              </table:table-cell>
              <table:table-cell office:value-type="float" office:value="-0.000000002448102">
                <text:p>-0.000000002448102</text:p>
              </table:table-cell>
              <table:table-cell office:value-type="float" office:value="-0.000000004176568">
                <text:p>-0.0000000041765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0000000004021805">
                <text:p>-0.00000000004021805</text:p>
              </table:table-cell>
              <table:table-cell office:value-type="float" office:value="0.00000001755267">
                <text:p>0.00000001755267</text:p>
              </table:table-cell>
              <table:table-cell office:value-type="float" office:value="-0.000000006511856">
                <text:p>-0.00000000651185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00000001878018">
                <text:p>-0.000000001878018</text:p>
              </table:table-cell>
              <table:table-cell office:value-type="float" office:value="0.000000007638893">
                <text:p>0.000000007638893</text:p>
              </table:table-cell>
              <table:table-cell office:value-type="float" office:value="-0.00000000003874625">
                <text:p>-0.000000000038746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00000000007768654">
                <text:p>-0.000000000007768654</text:p>
              </table:table-cell>
              <table:table-cell office:value-type="float" office:value="-0.00000003177256">
                <text:p>-0.00000003177256</text:p>
              </table:table-cell>
              <table:table-cell office:value-type="float" office:value="0.0000001590369">
                <text:p>0.000000159036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00000002207365">
                <text:p>-0.000000002207365</text:p>
              </table:table-cell>
              <table:table-cell office:value-type="float" office:value="0.00000001995172">
                <text:p>0.00000001995172</text:p>
              </table:table-cell>
              <table:table-cell office:value-type="float" office:value="-0.0000000000353159">
                <text:p>-0.000000000035315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00001455947">
                <text:p>0.00000001455947</text:p>
              </table:table-cell>
              <table:table-cell office:value-type="float" office:value="0.00000000103646">
                <text:p>0.00000000103646</text:p>
              </table:table-cell>
              <table:table-cell office:value-type="float" office:value="-0.0000000001299276">
                <text:p>-0.00000000012992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00000004196089">
                <text:p>-0.000000004196089</text:p>
              </table:table-cell>
              <table:table-cell office:value-type="float" office:value="0.00000000444897">
                <text:p>0.00000000444897</text:p>
              </table:table-cell>
              <table:table-cell office:value-type="float" office:value="-0.00000020223">
                <text:p>-0.000000202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0000002573426">
                <text:p>0.0000000002573426</text:p>
              </table:table-cell>
              <table:table-cell office:value-type="float" office:value="0.0000007808644">
                <text:p>0.0000007808644</text:p>
              </table:table-cell>
              <table:table-cell office:value-type="float" office:value="-0.00000007415578">
                <text:p>-0.000000074155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00002050701">
                <text:p>0.00000002050701</text:p>
              </table:table-cell>
              <table:table-cell office:value-type="float" office:value="0.000002204692">
                <text:p>0.000002204692</text:p>
              </table:table-cell>
              <table:table-cell office:value-type="float" office:value="-0.000000003158872">
                <text:p>-0.00000000315887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0000166782">
                <text:p>-0.00000166782</text:p>
              </table:table-cell>
              <table:table-cell office:value-type="float" office:value="-0.00000008187089">
                <text:p>-0.00000008187089</text:p>
              </table:table-cell>
              <table:table-cell office:value-type="float" office:value="-0.00000000005403259">
                <text:p>-0.0000000000540325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00000567928">
                <text:p>-0.000000567928</text:p>
              </table:table-cell>
              <table:table-cell office:value-type="float" office:value="-0.0000005881185">
                <text:p>-0.0000005881185</text:p>
              </table:table-cell>
              <table:table-cell office:value-type="float" office:value="-0.00000000006123558">
                <text:p>-0.0000000000612355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00000567928">
                <text:p>-0.000000567928</text:p>
              </table:table-cell>
              <table:table-cell office:value-type="float" office:value="-0.0000000006625281">
                <text:p>-0.0000000006625281</text:p>
              </table:table-cell>
              <table:table-cell office:value-type="float" office:value="-0.000000000009323027">
                <text:p>-0.0000000000093230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2.639541E-065">
                <text:p>-2.639541E-065</text:p>
              </table:table-cell>
              <table:table-cell office:value-type="float" office:value="0">
                <text:p>0</text:p>
              </table:table-cell>
              <table:table-cell office:value-type="float" office:value="0.000000000353661">
                <text:p>0.00000000035366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0001636428">
                <text:p>0.0000001636428</text:p>
              </table:table-cell>
              <table:table-cell office:value-type="float" office:value="0.000000001495293">
                <text:p>0.000000001495293</text:p>
              </table:table-cell>
              <table:table-cell office:value-type="float" office:value="-0.000000000009987887">
                <text:p>-0.00000000000998788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0001636428">
                <text:p>0.0000001636428</text:p>
              </table:table-cell>
              <table:table-cell office:value-type="float" office:value="-0.000000007350932">
                <text:p>-0.000000007350932</text:p>
              </table:table-cell>
              <table:table-cell office:value-type="float" office:value="-0.00000000001145852">
                <text:p>-0.0000000000114585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001380371">
                <text:p>0.000001380371</text:p>
              </table:table-cell>
              <table:table-cell office:value-type="float" office:value="-0.00000001699694">
                <text:p>-0.00000001699694</text:p>
              </table:table-cell>
              <table:table-cell office:value-type="float" office:value="-0.000000004232053">
                <text:p>-0.0000000042320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00002867037">
                <text:p>0.00000002867037</text:p>
              </table:table-cell>
              <table:table-cell office:value-type="float" office:value="0.00000009758911">
                <text:p>0.00000009758911</text:p>
              </table:table-cell>
              <table:table-cell office:value-type="float" office:value="-0.000000004378388">
                <text:p>-0.00000000437838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000000008016404">
                <text:p>-0.0000000008016404</text:p>
              </table:table-cell>
              <table:table-cell office:value-type="float" office:value="-0.0000000312669">
                <text:p>-0.0000000312669</text:p>
              </table:table-cell>
              <table:table-cell office:value-type="float" office:value="0.00000007874116">
                <text:p>0.0000000787411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0000331851">
                <text:p>0.0000000331851</text:p>
              </table:table-cell>
              <table:table-cell office:value-type="float" office:value="-0.000000002051326">
                <text:p>-0.000000002051326</text:p>
              </table:table-cell>
              <table:table-cell office:value-type="float" office:value="0.00000005934073">
                <text:p>0.0000000593407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00001700894">
                <text:p>-0.000001700894</text:p>
              </table:table-cell>
              <table:table-cell office:value-type="float" office:value="-0.00000005753153">
                <text:p>-0.00000005753153</text:p>
              </table:table-cell>
              <table:table-cell office:value-type="float" office:value="0.000000002198185">
                <text:p>0.0000000021981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0000002706168">
                <text:p>0.0000000002706168</text:p>
              </table:table-cell>
              <table:table-cell office:value-type="float" office:value="0.00000003765474">
                <text:p>0.00000003765474</text:p>
              </table:table-cell>
              <table:table-cell office:value-type="float" office:value="-0.0000004608244">
                <text:p>-0.000000460824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0000009551341">
                <text:p>0.0000000009551341</text:p>
              </table:table-cell>
              <table:table-cell office:value-type="float" office:value="-0.0000002825523">
                <text:p>-0.0000002825523</text:p>
              </table:table-cell>
              <table:table-cell office:value-type="float" office:value="-0.000000002399478">
                <text:p>-0.00000000239947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0000005747414">
                <text:p>-0.00000005747414</text:p>
              </table:table-cell>
              <table:table-cell office:value-type="float" office:value="-0.00000004416487">
                <text:p>-0.00000004416487</text:p>
              </table:table-cell>
              <table:table-cell office:value-type="float" office:value="0.0000000003550994">
                <text:p>0.00000000035509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00007794718">
                <text:p>0.00000007794718</text:p>
              </table:table-cell>
              <table:table-cell office:value-type="float" office:value="0.000001205834">
                <text:p>0.000001205834</text:p>
              </table:table-cell>
              <table:table-cell office:value-type="float" office:value="0.000000145507">
                <text:p>0.00000014550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00000000439084">
                <text:p>-0.000000000439084</text:p>
              </table:table-cell>
              <table:table-cell office:value-type="float" office:value="-0.00000005979513">
                <text:p>-0.00000005979513</text:p>
              </table:table-cell>
              <table:table-cell office:value-type="float" office:value="-0.00000004260455">
                <text:p>-0.0000000426045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00000001514248">
                <text:p>-0.000000001514248</text:p>
              </table:table-cell>
              <table:table-cell office:value-type="float" office:value="-0.00000000000234825">
                <text:p>-0.00000000000234825</text:p>
              </table:table-cell>
              <table:table-cell office:value-type="float" office:value="0.00000001878279">
                <text:p>0.000000018782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0000008254052">
                <text:p>0.0000000008254052</text:p>
              </table:table-cell>
              <table:table-cell office:value-type="float" office:value="-0.000000004978579">
                <text:p>-0.000000004978579</text:p>
              </table:table-cell>
              <table:table-cell office:value-type="float" office:value="-0.0000000002312388">
                <text:p>-0.000000000231238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000002637382">
                <text:p>0.000000002637382</text:p>
              </table:table-cell>
              <table:table-cell office:value-type="float" office:value="0.0000000008206245">
                <text:p>0.0000000008206245</text:p>
              </table:table-cell>
              <table:table-cell office:value-type="float" office:value="0.000000257092">
                <text:p>0.00000025709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00002760502">
                <text:p>0.00000002760502</text:p>
              </table:table-cell>
              <table:table-cell office:value-type="float" office:value="0.00000003005891">
                <text:p>0.00000003005891</text:p>
              </table:table-cell>
              <table:table-cell office:value-type="float" office:value="0.00000004335208">
                <text:p>0.0000000433520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00001943397">
                <text:p>0.00000001943397</text:p>
              </table:table-cell>
              <table:table-cell office:value-type="float" office:value="-0.00000006094225">
                <text:p>-0.00000006094225</text:p>
              </table:table-cell>
              <table:table-cell office:value-type="float" office:value="-0.00000002195862">
                <text:p>-0.0000000219586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000002911485">
                <text:p>0.000000002911485</text:p>
              </table:table-cell>
              <table:table-cell office:value-type="float" office:value="-0.00000000151873">
                <text:p>-0.00000000151873</text:p>
              </table:table-cell>
              <table:table-cell office:value-type="float" office:value="-0.00000002303187">
                <text:p>-0.000000023031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000000002571807">
                <text:p>-0.0000000002571807</text:p>
              </table:table-cell>
              <table:table-cell office:value-type="float" office:value="0.00000000005823926">
                <text:p>0.00000000005823926</text:p>
              </table:table-cell>
              <table:table-cell office:value-type="float" office:value="-0.0000006093222">
                <text:p>-0.000000609322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0001100196">
                <text:p>0.0000001100196</text:p>
              </table:table-cell>
              <table:table-cell office:value-type="float" office:value="-0.0000001027097">
                <text:p>-0.0000001027097</text:p>
              </table:table-cell>
              <table:table-cell office:value-type="float" office:value="-0.0000001342361">
                <text:p>-0.000000134236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0001060403">
                <text:p>0.0000001060403</text:p>
              </table:table-cell>
              <table:table-cell office:value-type="float" office:value="-0.000001100635">
                <text:p>-0.000001100635</text:p>
              </table:table-cell>
              <table:table-cell office:value-type="float" office:value="-0.0000004399735">
                <text:p>-0.000000439973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0000006673107">
                <text:p>0.0000000006673107</text:p>
              </table:table-cell>
              <table:table-cell office:value-type="float" office:value="0.000007411142">
                <text:p>0.000007411142</text:p>
              </table:table-cell>
              <table:table-cell office:value-type="float" office:value="-0.0000001020096">
                <text:p>-0.00000010200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000007095103">
                <text:p>0.000000007095103</text:p>
              </table:table-cell>
              <table:table-cell office:value-type="float" office:value="-0.000000006848305">
                <text:p>-0.000000006848305</text:p>
              </table:table-cell>
              <table:table-cell office:value-type="float" office:value="-0.000002152602">
                <text:p>-0.0000021526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000007771016">
                <text:p>0.000000007771016</text:p>
              </table:table-cell>
              <table:table-cell office:value-type="float" office:value="-0.000001937041">
                <text:p>-0.000001937041</text:p>
              </table:table-cell>
              <table:table-cell office:value-type="float" office:value="-0.0000002382305">
                <text:p>-0.00000023823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-0.000000001699422">
                <text:p>-0.000000001699422</text:p>
              </table:table-cell>
              <table:table-cell office:value-type="float" office:value="-0.000002695519">
                <text:p>-0.00000269551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002180534">
                <text:p>0.000002180534</text:p>
              </table:table-cell>
              <table:table-cell office:value-type="float" office:value="-0.00000002494825">
                <text:p>-0.00000002494825</text:p>
              </table:table-cell>
              <table:table-cell office:value-type="float" office:value="-0.00002590699">
                <text:p>-0.0000259069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000009440192">
                <text:p>-0.0000009440192</text:p>
              </table:table-cell>
              <table:table-cell office:value-type="float" office:value="0.00000000002347489">
                <text:p>0.00000000002347489</text:p>
              </table:table-cell>
              <table:table-cell office:value-type="float" office:value="0.000004099697">
                <text:p>0.00000409969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000000384396">
                <text:p>-0.0000000384396</text:p>
              </table:table-cell>
              <table:table-cell office:value-type="float" office:value="0">
                <text:p>0</text:p>
              </table:table-cell>
              <table:table-cell office:value-type="float" office:value="-0.0000001941427">
                <text:p>-0.000000194142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0000001016493">
                <text:p>-0.00000001016493</text:p>
              </table:table-cell>
              <table:table-cell office:value-type="float" office:value="-0.00000001514181">
                <text:p>-0.00000001514181</text:p>
              </table:table-cell>
              <table:table-cell office:value-type="float" office:value="0.0000003216017">
                <text:p>0.000000321601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00000004928983">
                <text:p>-0.000000004928983</text:p>
              </table:table-cell>
              <table:table-cell office:value-type="float" office:value="-0.000000008439994">
                <text:p>-0.000000008439994</text:p>
              </table:table-cell>
              <table:table-cell office:value-type="float" office:value="-0.000002782211">
                <text:p>-0.00000278221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000000001072984">
                <text:p>-0.000000001072984</text:p>
              </table:table-cell>
              <table:table-cell office:value-type="float" office:value="-0.00000003485105">
                <text:p>-0.00000003485105</text:p>
              </table:table-cell>
              <table:table-cell office:value-type="float" office:value="-0.000001978227">
                <text:p>-0.00000197822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00001146384">
                <text:p>0.00000001146384</text:p>
              </table:table-cell>
              <table:table-cell office:value-type="float" office:value="0.000001322384">
                <text:p>0.000001322384</text:p>
              </table:table-cell>
              <table:table-cell office:value-type="float" office:value="0.000001616835">
                <text:p>0.0000016168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00003813552">
                <text:p>0.00000003813552</text:p>
              </table:table-cell>
              <table:table-cell office:value-type="float" office:value="0.00000001416481">
                <text:p>0.00000001416481</text:p>
              </table:table-cell>
              <table:table-cell office:value-type="float" office:value="0.00000002259583">
                <text:p>0.0000000225958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000000000005641763">
                <text:p>-0.0000000000005641763</text:p>
              </table:table-cell>
              <table:table-cell office:value-type="float" office:value="0.000000009696632">
                <text:p>0.000000009696632</text:p>
              </table:table-cell>
              <table:table-cell office:value-type="float" office:value="-0.000003604204">
                <text:p>-0.00000360420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00000000003106968">
                <text:p>-0.00000000003106968</text:p>
              </table:table-cell>
              <table:table-cell office:value-type="float" office:value="-0.000000004990981">
                <text:p>-0.000000004990981</text:p>
              </table:table-cell>
              <table:table-cell office:value-type="float" office:value="-0.0000005386016">
                <text:p>-0.000000538601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0000001777823">
                <text:p>0.0000000001777823</text:p>
              </table:table-cell>
              <table:table-cell office:value-type="float" office:value="-0.00000001680298">
                <text:p>-0.00000001680298</text:p>
              </table:table-cell>
              <table:table-cell office:value-type="float" office:value="-0.000002634304">
                <text:p>-0.00000263430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000007582549">
                <text:p>0.00000007582549</text:p>
              </table:table-cell>
              <table:table-cell office:value-type="float" office:value="-0.0000002457179">
                <text:p>-0.0000002457179</text:p>
              </table:table-cell>
              <table:table-cell office:value-type="float" office:value="-0.0000002883329">
                <text:p>-0.000000288332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00000001660449">
                <text:p>-0.00000001660449</text:p>
              </table:table-cell>
              <table:table-cell office:value-type="float" office:value="0.000000008684513">
                <text:p>0.000000008684513</text:p>
              </table:table-cell>
              <table:table-cell office:value-type="float" office:value="0.00000000663731">
                <text:p>0.0000000066373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00000001025934">
                <text:p>-0.00000001025934</text:p>
              </table:table-cell>
              <table:table-cell office:value-type="float" office:value="-0.000000006709588">
                <text:p>-0.000000006709588</text:p>
              </table:table-cell>
              <table:table-cell office:value-type="float" office:value="0.00000003445438">
                <text:p>0.0000000344543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0000000008323207">
                <text:p>-0.0000000008323207</text:p>
              </table:table-cell>
              <table:table-cell office:value-type="float" office:value="-0.0000000913757">
                <text:p>-0.0000000913757</text:p>
              </table:table-cell>
              <table:table-cell office:value-type="float" office:value="-0.00000003894205">
                <text:p>-0.0000000389420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00000000008969128">
                <text:p>-0.00000000008969128</text:p>
              </table:table-cell>
              <table:table-cell office:value-type="float" office:value="-0.0000000893001">
                <text:p>-0.0000000893001</text:p>
              </table:table-cell>
              <table:table-cell office:value-type="float" office:value="-0.000001171567">
                <text:p>-0.0000011715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00000001499555">
                <text:p>-0.00000001499555</text:p>
              </table:table-cell>
              <table:table-cell office:value-type="float" office:value="-0.000002393618">
                <text:p>-0.000002393618</text:p>
              </table:table-cell>
              <table:table-cell office:value-type="float" office:value="-0.000004961971">
                <text:p>-0.00000496197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000001022941">
                <text:p>-0.000001022941</text:p>
              </table:table-cell>
              <table:table-cell office:value-type="float" office:value="0.000001148722">
                <text:p>0.000001148722</text:p>
              </table:table-cell>
              <table:table-cell office:value-type="float" office:value="-0.000000004165008">
                <text:p>-0.00000000416500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0000000003217739">
                <text:p>0.0000000000003217739</text:p>
              </table:table-cell>
              <table:table-cell office:value-type="float" office:value="-0.0000005570459">
                <text:p>-0.0000005570459</text:p>
              </table:table-cell>
              <table:table-cell office:value-type="float" office:value="-0.00001855871">
                <text:p>-0.0000185587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002012653">
                <text:p>0.000002012653</text:p>
              </table:table-cell>
              <table:table-cell office:value-type="float" office:value="-0.0000000003140987">
                <text:p>-0.0000000003140987</text:p>
              </table:table-cell>
              <table:table-cell office:value-type="float" office:value="0.0002598618">
                <text:p>0.00025986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000002460825">
                <text:p>0.000000002460825</text:p>
              </table:table-cell>
              <table:table-cell office:value-type="float" office:value="-0.00000008431339">
                <text:p>-0.00000008431339</text:p>
              </table:table-cell>
              <table:table-cell office:value-type="float" office:value="0.00001643752">
                <text:p>0.000016437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004148111">
                <text:p>0.000004148111</text:p>
              </table:table-cell>
              <table:table-cell office:value-type="float" office:value="0.000000229603">
                <text:p>0.000000229603</text:p>
              </table:table-cell>
              <table:table-cell office:value-type="float" office:value="-0.0000001003004">
                <text:p>-0.000000100300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000000000008276235">
                <text:p>-0.000000000008276235</text:p>
              </table:table-cell>
              <table:table-cell office:value-type="float" office:value="0.000001683697">
                <text:p>0.000001683697</text:p>
              </table:table-cell>
              <table:table-cell office:value-type="float" office:value="0.000000243638">
                <text:p>0.00000024363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00000000407404">
                <text:p>-0.00000000407404</text:p>
              </table:table-cell>
              <table:table-cell office:value-type="float" office:value="-0.0000001373315">
                <text:p>-0.0000001373315</text:p>
              </table:table-cell>
              <table:table-cell office:value-type="float" office:value="0.00000002236973">
                <text:p>0.0000000223697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0000000005452629">
                <text:p>-0.0000000005452629</text:p>
              </table:table-cell>
              <table:table-cell office:value-type="float" office:value="0.00000004556955">
                <text:p>0.00000004556955</text:p>
              </table:table-cell>
              <table:table-cell office:value-type="float" office:value="0.000000001883628">
                <text:p>0.00000000188362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00002335931">
                <text:p>0.0000002335931</text:p>
              </table:table-cell>
              <table:table-cell office:value-type="float" office:value="-0.00000002020474">
                <text:p>-0.00000002020474</text:p>
              </table:table-cell>
              <table:table-cell office:value-type="float" office:value="-0.000000005387545">
                <text:p>-0.00000000538754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00000010457">
                <text:p>0.0000000010457</text:p>
              </table:table-cell>
              <table:table-cell office:value-type="float" office:value="0.000000005954647">
                <text:p>0.000000005954647</text:p>
              </table:table-cell>
              <table:table-cell office:value-type="float" office:value="-0.000000312337">
                <text:p>-0.00000031233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0000000007583414">
                <text:p>-0.0000000007583414</text:p>
              </table:table-cell>
              <table:table-cell office:value-type="float" office:value="-0.000002988654">
                <text:p>-0.000002988654</text:p>
              </table:table-cell>
              <table:table-cell office:value-type="float" office:value="-0.0000002635473">
                <text:p>-0.000000263547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0000004383038">
                <text:p>0.000000004383038</text:p>
              </table:table-cell>
              <table:table-cell office:value-type="float" office:value="0.0000002303787">
                <text:p>0.0000002303787</text:p>
              </table:table-cell>
              <table:table-cell office:value-type="float" office:value="-0.00000002492338">
                <text:p>-0.0000000249233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0000000001664646">
                <text:p>-0.0000000001664646</text:p>
              </table:table-cell>
              <table:table-cell office:value-type="float" office:value="0.0000000001987773">
                <text:p>0.0000000001987773</text:p>
              </table:table-cell>
              <table:table-cell office:value-type="float" office:value="-0.0000000002132594">
                <text:p>-0.000000000213259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00000002014699">
                <text:p>-0.00000002014699</text:p>
              </table:table-cell>
              <table:table-cell office:value-type="float" office:value="-0.00000004145002">
                <text:p>-0.00000004145002</text:p>
              </table:table-cell>
              <table:table-cell office:value-type="float" office:value="-0.00000001066976">
                <text:p>-0.0000000106697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000000002908121">
                <text:p>-0.000000002908121</text:p>
              </table:table-cell>
              <table:table-cell office:value-type="float" office:value="0.0000005757405">
                <text:p>0.0000005757405</text:p>
              </table:table-cell>
              <table:table-cell office:value-type="float" office:value="-0.00000002880473">
                <text:p>-0.0000000288047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00000000009248272">
                <text:p>-0.00000000009248272</text:p>
              </table:table-cell>
              <table:table-cell office:value-type="float" office:value="0.000001079014">
                <text:p>0.000001079014</text:p>
              </table:table-cell>
              <table:table-cell office:value-type="float" office:value="0.0000001233771">
                <text:p>0.000000123377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0000007434133">
                <text:p>-0.0000007434133</text:p>
              </table:table-cell>
              <table:table-cell office:value-type="float" office:value="0.000000000343882">
                <text:p>0.000000000343882</text:p>
              </table:table-cell>
              <table:table-cell office:value-type="float" office:value="0.000002582238">
                <text:p>0.00000258223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000007191339">
                <text:p>0.00000007191339</text:p>
              </table:table-cell>
              <table:table-cell office:value-type="float" office:value="-0.000000008199873">
                <text:p>-0.000000008199873</text:p>
              </table:table-cell>
              <table:table-cell office:value-type="float" office:value="-0.0000001483862">
                <text:p>-0.000000148386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00000000001784688">
                <text:p>-0.00000000001784688</text:p>
              </table:table-cell>
              <table:table-cell office:value-type="float" office:value="0.0000000002211363">
                <text:p>0.0000000002211363</text:p>
              </table:table-cell>
              <table:table-cell office:value-type="float" office:value="-0.0000000005032914">
                <text:p>-0.000000000503291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000000000002760566">
                <text:p>-0.000000000002760566</text:p>
              </table:table-cell>
              <table:table-cell office:value-type="float" office:value="-0.0000000004824435">
                <text:p>-0.0000000004824435</text:p>
              </table:table-cell>
              <table:table-cell office:value-type="float" office:value="0.00000002745462">
                <text:p>0.000000027454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00001712225">
                <text:p>0.0000001712225</text:p>
              </table:table-cell>
              <table:table-cell office:value-type="float" office:value="-0.0000005137515">
                <text:p>-0.0000005137515</text:p>
              </table:table-cell>
              <table:table-cell office:value-type="float" office:value="0.000005694012">
                <text:p>0.00000569401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000003710782">
                <text:p>0.00000003710782</text:p>
              </table:table-cell>
              <table:table-cell office:value-type="float" office:value="0.00000008362227">
                <text:p>0.00000008362227</text:p>
              </table:table-cell>
              <table:table-cell office:value-type="float" office:value="0.0000001300633">
                <text:p>0.00000013006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00000002110656">
                <text:p>-0.00000002110656</text:p>
              </table:table-cell>
              <table:table-cell office:value-type="float" office:value="-0.00000000004440522">
                <text:p>-0.00000000004440522</text:p>
              </table:table-cell>
              <table:table-cell office:value-type="float" office:value="0.0000000125436">
                <text:p>0.000000012543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000000003916384">
                <text:p>-0.000000003916384</text:p>
              </table:table-cell>
              <table:table-cell office:value-type="float" office:value="-0.000000008457212">
                <text:p>-0.000000008457212</text:p>
              </table:table-cell>
              <table:table-cell office:value-type="float" office:value="0.000000009672812">
                <text:p>0.00000000967281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0000007755885">
                <text:p>0.000000007755885</text:p>
              </table:table-cell>
              <table:table-cell office:value-type="float" office:value="-0.00000003198667">
                <text:p>-0.00000003198667</text:p>
              </table:table-cell>
              <table:table-cell office:value-type="float" office:value="-0.0000000007525922">
                <text:p>-0.000000000752592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00000002947953">
                <text:p>-0.00000002947953</text:p>
              </table:table-cell>
              <table:table-cell office:value-type="float" office:value="-0.00000003776839">
                <text:p>-0.00000003776839</text:p>
              </table:table-cell>
              <table:table-cell office:value-type="float" office:value="0.000000004604928">
                <text:p>0.0000000046049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000000001313366">
                <text:p>-0.000000001313366</text:p>
              </table:table-cell>
              <table:table-cell office:value-type="float" office:value="-0.0000001481613">
                <text:p>-0.0000001481613</text:p>
              </table:table-cell>
              <table:table-cell office:value-type="float" office:value="-0.00000003758583">
                <text:p>-0.0000000375858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00000004923513">
                <text:p>0.0000000004923513</text:p>
              </table:table-cell>
              <table:table-cell office:value-type="float" office:value="-0.00000009591893">
                <text:p>-0.00000009591893</text:p>
              </table:table-cell>
              <table:table-cell office:value-type="float" office:value="-0.00000001645168">
                <text:p>-0.0000000164516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0001331663">
                <text:p>0.000001331663</text:p>
              </table:table-cell>
              <table:table-cell office:value-type="float" office:value="0.0000000549969">
                <text:p>0.0000000549969</text:p>
              </table:table-cell>
              <table:table-cell office:value-type="float" office:value="-0.00000006622032">
                <text:p>-0.0000000662203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00000004966527">
                <text:p>-0.00000004966527</text:p>
              </table:table-cell>
              <table:table-cell office:value-type="float" office:value="-0.000000006677977">
                <text:p>-0.000000006677977</text:p>
              </table:table-cell>
              <table:table-cell office:value-type="float" office:value="-0.0000001658791">
                <text:p>-0.000000165879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0000000129159">
                <text:p>-0.0000000129159</text:p>
              </table:table-cell>
              <table:table-cell office:value-type="float" office:value="0.0000000008388244">
                <text:p>0.0000000008388244</text:p>
              </table:table-cell>
              <table:table-cell office:value-type="float" office:value="0.00000009910365">
                <text:p>0.0000000991036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00000003921009">
                <text:p>-0.00000003921009</text:p>
              </table:table-cell>
              <table:table-cell office:value-type="float" office:value="0.0000001983623">
                <text:p>0.0000001983623</text:p>
              </table:table-cell>
              <table:table-cell office:value-type="float" office:value="0.0000000007512329">
                <text:p>0.000000000751232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000000001021894">
                <text:p>0.00000000001021894</text:p>
              </table:table-cell>
              <table:table-cell office:value-type="float" office:value="-0.0000008912755">
                <text:p>-0.0000008912755</text:p>
              </table:table-cell>
              <table:table-cell office:value-type="float" office:value="-0.000000006260181">
                <text:p>-0.00000000626018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000002524585">
                <text:p>0.00000002524585</text:p>
              </table:table-cell>
              <table:table-cell office:value-type="float" office:value="0.00000003669619">
                <text:p>0.00000003669619</text:p>
              </table:table-cell>
              <table:table-cell office:value-type="float" office:value="0.00000006348523">
                <text:p>0.0000000634852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000000002285733">
                <text:p>-0.000000002285733</text:p>
              </table:table-cell>
              <table:table-cell office:value-type="float" office:value="-0.000000001727673">
                <text:p>-0.000000001727673</text:p>
              </table:table-cell>
              <table:table-cell office:value-type="float" office:value="-0.00000005157675">
                <text:p>-0.0000000515767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0000005829582">
                <text:p>0.000000005829582</text:p>
              </table:table-cell>
              <table:table-cell office:value-type="float" office:value="-0.000000002448102">
                <text:p>-0.000000002448102</text:p>
              </table:table-cell>
              <table:table-cell office:value-type="float" office:value="-0.000000004176568">
                <text:p>-0.00000000417656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00000000004021805">
                <text:p>-0.00000000004021805</text:p>
              </table:table-cell>
              <table:table-cell office:value-type="float" office:value="0.00000001755267">
                <text:p>0.00000001755267</text:p>
              </table:table-cell>
              <table:table-cell office:value-type="float" office:value="-0.000000006511856">
                <text:p>-0.00000000651185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000000001878018">
                <text:p>-0.000000001878018</text:p>
              </table:table-cell>
              <table:table-cell office:value-type="float" office:value="0.000000007638893">
                <text:p>0.000000007638893</text:p>
              </table:table-cell>
              <table:table-cell office:value-type="float" office:value="-0.00000000003874625">
                <text:p>-0.000000000038746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000000000007768654">
                <text:p>-0.000000000007768654</text:p>
              </table:table-cell>
              <table:table-cell office:value-type="float" office:value="-0.00000003177256">
                <text:p>-0.00000003177256</text:p>
              </table:table-cell>
              <table:table-cell office:value-type="float" office:value="0.0000001590369">
                <text:p>0.000000159036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000000002207365">
                <text:p>-0.000000002207365</text:p>
              </table:table-cell>
              <table:table-cell office:value-type="float" office:value="0.00000001995172">
                <text:p>0.00000001995172</text:p>
              </table:table-cell>
              <table:table-cell office:value-type="float" office:value="-0.0000000000353159">
                <text:p>-0.000000000035315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000001455947">
                <text:p>0.00000001455947</text:p>
              </table:table-cell>
              <table:table-cell office:value-type="float" office:value="0.00000000103646">
                <text:p>0.00000000103646</text:p>
              </table:table-cell>
              <table:table-cell office:value-type="float" office:value="-0.0000000001299276">
                <text:p>-0.000000000129927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000000004196089">
                <text:p>-0.000000004196089</text:p>
              </table:table-cell>
              <table:table-cell office:value-type="float" office:value="0.00000000444897">
                <text:p>0.00000000444897</text:p>
              </table:table-cell>
              <table:table-cell office:value-type="float" office:value="-0.00000020223">
                <text:p>-0.0000002022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00000002573426">
                <text:p>0.0000000002573426</text:p>
              </table:table-cell>
              <table:table-cell office:value-type="float" office:value="0.0000007808644">
                <text:p>0.0000007808644</text:p>
              </table:table-cell>
              <table:table-cell office:value-type="float" office:value="-0.00000007415578">
                <text:p>-0.0000000741557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000002050701">
                <text:p>0.00000002050701</text:p>
              </table:table-cell>
              <table:table-cell office:value-type="float" office:value="0.000002204692">
                <text:p>0.000002204692</text:p>
              </table:table-cell>
              <table:table-cell office:value-type="float" office:value="-0.000000003158872">
                <text:p>-0.00000000315887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00000166782">
                <text:p>-0.00000166782</text:p>
              </table:table-cell>
              <table:table-cell office:value-type="float" office:value="-0.00000008187089">
                <text:p>-0.00000008187089</text:p>
              </table:table-cell>
              <table:table-cell office:value-type="float" office:value="-0.00000000005403259">
                <text:p>-0.0000000000540325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000000567928">
                <text:p>-0.000000567928</text:p>
              </table:table-cell>
              <table:table-cell office:value-type="float" office:value="-0.0000005881185">
                <text:p>-0.0000005881185</text:p>
              </table:table-cell>
              <table:table-cell office:value-type="float" office:value="-0.00000000006123558">
                <text:p>-0.0000000000612355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000000567928">
                <text:p>-0.000000567928</text:p>
              </table:table-cell>
              <table:table-cell office:value-type="float" office:value="-0.0000000006625281">
                <text:p>-0.0000000006625281</text:p>
              </table:table-cell>
              <table:table-cell office:value-type="float" office:value="-0.000000000009323027">
                <text:p>-0.00000000000932302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.091834E-065">
                <text:p>3.091834E-065</text:p>
              </table:table-cell>
              <table:table-cell office:value-type="float" office:value="0">
                <text:p>0</text:p>
              </table:table-cell>
              <table:table-cell office:value-type="float" office:value="0.000000000353661">
                <text:p>0.00000000035366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00001636428">
                <text:p>0.0000001636428</text:p>
              </table:table-cell>
              <table:table-cell office:value-type="float" office:value="0.000000001495293">
                <text:p>0.000000001495293</text:p>
              </table:table-cell>
              <table:table-cell office:value-type="float" office:value="-0.000000000009987887">
                <text:p>-0.00000000000998788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00001636428">
                <text:p>0.0000001636428</text:p>
              </table:table-cell>
              <table:table-cell office:value-type="float" office:value="-0.000000007350932">
                <text:p>-0.000000007350932</text:p>
              </table:table-cell>
              <table:table-cell office:value-type="float" office:value="-0.00000000001145852">
                <text:p>-0.0000000000114585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0001380371">
                <text:p>0.000001380371</text:p>
              </table:table-cell>
              <table:table-cell office:value-type="float" office:value="-0.000000001732099">
                <text:p>-0.000000001732099</text:p>
              </table:table-cell>
              <table:table-cell office:value-type="float" office:value="-0.000000004232053">
                <text:p>-0.00000000423205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000002867037">
                <text:p>0.00000002867037</text:p>
              </table:table-cell>
              <table:table-cell office:value-type="float" office:value="0.00000009758911">
                <text:p>0.00000009758911</text:p>
              </table:table-cell>
              <table:table-cell office:value-type="float" office:value="-0.000000004378388">
                <text:p>-0.00000000437838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0000000006799509">
                <text:p>0.000000000006799509</text:p>
              </table:table-cell>
              <table:table-cell office:value-type="float" office:value="-0.0000000312669">
                <text:p>-0.0000000312669</text:p>
              </table:table-cell>
              <table:table-cell office:value-type="float" office:value="0.00000007874116">
                <text:p>0.0000000787411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00000331851">
                <text:p>0.0000000331851</text:p>
              </table:table-cell>
              <table:table-cell office:value-type="float" office:value="-0.000000002051326">
                <text:p>-0.000000002051326</text:p>
              </table:table-cell>
              <table:table-cell office:value-type="float" office:value="0.00000005934073">
                <text:p>0.0000000593407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000001700894">
                <text:p>-0.000001700894</text:p>
              </table:table-cell>
              <table:table-cell office:value-type="float" office:value="-0.00000005753153">
                <text:p>-0.00000005753153</text:p>
              </table:table-cell>
              <table:table-cell office:value-type="float" office:value="0.000000002198185">
                <text:p>0.00000000219818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00000002706168">
                <text:p>0.0000000002706168</text:p>
              </table:table-cell>
              <table:table-cell office:value-type="float" office:value="0.00000003765474">
                <text:p>0.00000003765474</text:p>
              </table:table-cell>
              <table:table-cell office:value-type="float" office:value="-0.0000004608244">
                <text:p>-0.000000460824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00000009551341">
                <text:p>0.0000000009551341</text:p>
              </table:table-cell>
              <table:table-cell office:value-type="float" office:value="-0.0000002825523">
                <text:p>-0.0000002825523</text:p>
              </table:table-cell>
              <table:table-cell office:value-type="float" office:value="-0.000000002399478">
                <text:p>-0.00000000239947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00000005747414">
                <text:p>-0.00000005747414</text:p>
              </table:table-cell>
              <table:table-cell office:value-type="float" office:value="-0.00000004416487">
                <text:p>-0.00000004416487</text:p>
              </table:table-cell>
              <table:table-cell office:value-type="float" office:value="0.0000000003550994">
                <text:p>0.000000000355099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000007794718">
                <text:p>0.00000007794718</text:p>
              </table:table-cell>
              <table:table-cell office:value-type="float" office:value="0.000001205834">
                <text:p>0.000001205834</text:p>
              </table:table-cell>
              <table:table-cell office:value-type="float" office:value="-0.00000006276139">
                <text:p>-0.0000000627613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000000000439084">
                <text:p>-0.000000000439084</text:p>
              </table:table-cell>
              <table:table-cell office:value-type="float" office:value="-0.00000005979513">
                <text:p>-0.00000005979513</text:p>
              </table:table-cell>
              <table:table-cell office:value-type="float" office:value="-0.0000003602836">
                <text:p>-0.000000360283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000000001514248">
                <text:p>-0.000000001514248</text:p>
              </table:table-cell>
              <table:table-cell office:value-type="float" office:value="-0.00000000000234825">
                <text:p>-0.00000000000234825</text:p>
              </table:table-cell>
              <table:table-cell office:value-type="float" office:value="0.000001048283">
                <text:p>0.00000104828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00000008254052">
                <text:p>0.0000000008254052</text:p>
              </table:table-cell>
              <table:table-cell office:value-type="float" office:value="-0.000000004978579">
                <text:p>-0.000000004978579</text:p>
              </table:table-cell>
              <table:table-cell office:value-type="float" office:value="0.0000002335171">
                <text:p>0.000000233517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0000002637382">
                <text:p>0.000000002637382</text:p>
              </table:table-cell>
              <table:table-cell office:value-type="float" office:value="0.0000000008206245">
                <text:p>0.0000000008206245</text:p>
              </table:table-cell>
              <table:table-cell office:value-type="float" office:value="0.0000009256128">
                <text:p>0.000000925612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000002760502">
                <text:p>0.00000002760502</text:p>
              </table:table-cell>
              <table:table-cell office:value-type="float" office:value="0.00000003005891">
                <text:p>0.00000003005891</text:p>
              </table:table-cell>
              <table:table-cell office:value-type="float" office:value="-0.00000767729">
                <text:p>-0.0000076772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000001943397">
                <text:p>0.00000001943397</text:p>
              </table:table-cell>
              <table:table-cell office:value-type="float" office:value="-0.00000006094225">
                <text:p>-0.00000006094225</text:p>
              </table:table-cell>
              <table:table-cell office:value-type="float" office:value="0.0000005211823">
                <text:p>0.000000521182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0000002911485">
                <text:p>0.000000002911485</text:p>
              </table:table-cell>
              <table:table-cell office:value-type="float" office:value="-0.00000000151873">
                <text:p>-0.00000000151873</text:p>
              </table:table-cell>
              <table:table-cell office:value-type="float" office:value="-0.00001273162">
                <text:p>-0.0000127316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0000000002571807">
                <text:p>-0.0000000002571807</text:p>
              </table:table-cell>
              <table:table-cell office:value-type="float" office:value="0.00000000005823926">
                <text:p>0.00000000005823926</text:p>
              </table:table-cell>
              <table:table-cell office:value-type="float" office:value="-0.000005670276">
                <text:p>-0.00000567027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00001100196">
                <text:p>0.0000001100196</text:p>
              </table:table-cell>
              <table:table-cell office:value-type="float" office:value="-0.0000001027097">
                <text:p>-0.0000001027097</text:p>
              </table:table-cell>
              <table:table-cell office:value-type="float" office:value="-0.000007459131">
                <text:p>-0.00000745913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00001060403">
                <text:p>0.0000001060403</text:p>
              </table:table-cell>
              <table:table-cell office:value-type="float" office:value="-0.000001100635">
                <text:p>-0.000001100635</text:p>
              </table:table-cell>
              <table:table-cell office:value-type="float" office:value="-0.00003026387">
                <text:p>-0.0000302638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00000006673107">
                <text:p>0.0000000006673107</text:p>
              </table:table-cell>
              <table:table-cell office:value-type="float" office:value="0.000007411142">
                <text:p>0.000007411142</text:p>
              </table:table-cell>
              <table:table-cell office:value-type="float" office:value="-0.0000002263619">
                <text:p>-0.000000226361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0000007095103">
                <text:p>0.000000007095103</text:p>
              </table:table-cell>
              <table:table-cell office:value-type="float" office:value="-0.000000006848305">
                <text:p>-0.000000006848305</text:p>
              </table:table-cell>
              <table:table-cell office:value-type="float" office:value="-0.000004683223">
                <text:p>-0.00000468322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0000007771016">
                <text:p>0.000000007771016</text:p>
              </table:table-cell>
              <table:table-cell office:value-type="float" office:value="-0.000001937041">
                <text:p>-0.000001937041</text:p>
              </table:table-cell>
              <table:table-cell office:value-type="float" office:value="-0.000008776064">
                <text:p>-0.00000877606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-0.000000001699422">
                <text:p>-0.000000001699422</text:p>
              </table:table-cell>
              <table:table-cell office:value-type="float" office:value="-0.00002656187">
                <text:p>-0.0000265618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0002180534">
                <text:p>0.000002180534</text:p>
              </table:table-cell>
              <table:table-cell office:value-type="float" office:value="-0.00000002494825">
                <text:p>-0.00000002494825</text:p>
              </table:table-cell>
              <table:table-cell office:value-type="float" office:value="-0.0001229526">
                <text:p>-0.000122952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0000009440192">
                <text:p>-0.0000009440192</text:p>
              </table:table-cell>
              <table:table-cell office:value-type="float" office:value="0.00000000002347489">
                <text:p>0.00000000002347489</text:p>
              </table:table-cell>
              <table:table-cell office:value-type="float" office:value="0.000006903477">
                <text:p>0.00000690347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000000003050388">
                <text:p>-0.000000003050388</text:p>
              </table:table-cell>
              <table:table-cell office:value-type="float" office:value="0">
                <text:p>0</text:p>
              </table:table-cell>
              <table:table-cell office:value-type="float" office:value="-0.000004867583">
                <text:p>-0.00000486758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00000001016493">
                <text:p>-0.00000001016493</text:p>
              </table:table-cell>
              <table:table-cell office:value-type="float" office:value="-0.00000001514181">
                <text:p>-0.00000001514181</text:p>
              </table:table-cell>
              <table:table-cell office:value-type="float" office:value="-0.000001197155">
                <text:p>-0.00000119715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000000004928983">
                <text:p>-0.000000004928983</text:p>
              </table:table-cell>
              <table:table-cell office:value-type="float" office:value="-0.000000008439994">
                <text:p>-0.000000008439994</text:p>
              </table:table-cell>
              <table:table-cell office:value-type="float" office:value="-0.00001567673">
                <text:p>-0.0000156767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000000001072984">
                <text:p>-0.000000001072984</text:p>
              </table:table-cell>
              <table:table-cell office:value-type="float" office:value="-0.00000003485105">
                <text:p>-0.00000003485105</text:p>
              </table:table-cell>
              <table:table-cell office:value-type="float" office:value="-0.000004405372">
                <text:p>-0.00000440537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000001146384">
                <text:p>0.00000001146384</text:p>
              </table:table-cell>
              <table:table-cell office:value-type="float" office:value="0.000001322384">
                <text:p>0.000001322384</text:p>
              </table:table-cell>
              <table:table-cell office:value-type="float" office:value="0.00000600126">
                <text:p>0.0000060012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000003813552">
                <text:p>0.00000003813552</text:p>
              </table:table-cell>
              <table:table-cell office:value-type="float" office:value="0.00000001416481">
                <text:p>0.00000001416481</text:p>
              </table:table-cell>
              <table:table-cell office:value-type="float" office:value="0.000000296215">
                <text:p>0.00000029621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0000000000005641763">
                <text:p>-0.0000000000005641763</text:p>
              </table:table-cell>
              <table:table-cell office:value-type="float" office:value="0.000000009696632">
                <text:p>0.000000009696632</text:p>
              </table:table-cell>
              <table:table-cell office:value-type="float" office:value="-0.000010507">
                <text:p>-0.00001050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00000000003106968">
                <text:p>-0.00000000003106968</text:p>
              </table:table-cell>
              <table:table-cell office:value-type="float" office:value="-0.000000004990981">
                <text:p>-0.000000004990981</text:p>
              </table:table-cell>
              <table:table-cell office:value-type="float" office:value="-0.000001880751">
                <text:p>-0.00000188075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00000001777823">
                <text:p>0.0000000001777823</text:p>
              </table:table-cell>
              <table:table-cell office:value-type="float" office:value="-0.00000001680298">
                <text:p>-0.00000001680298</text:p>
              </table:table-cell>
              <table:table-cell office:value-type="float" office:value="-0.000007060248">
                <text:p>-0.00000706024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000007582549">
                <text:p>0.00000007582549</text:p>
              </table:table-cell>
              <table:table-cell office:value-type="float" office:value="-0.0000002457179">
                <text:p>-0.0000002457179</text:p>
              </table:table-cell>
              <table:table-cell office:value-type="float" office:value="-0.000002334788">
                <text:p>-0.00000233478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00000001660449">
                <text:p>-0.00000001660449</text:p>
              </table:table-cell>
              <table:table-cell office:value-type="float" office:value="0.00000005719936">
                <text:p>0.00000005719936</text:p>
              </table:table-cell>
              <table:table-cell office:value-type="float" office:value="-0.00000081619">
                <text:p>-0.0000008161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00000001025934">
                <text:p>-0.00000001025934</text:p>
              </table:table-cell>
              <table:table-cell office:value-type="float" office:value="-0.000000006709588">
                <text:p>-0.000000006709588</text:p>
              </table:table-cell>
              <table:table-cell office:value-type="float" office:value="0.000001033789">
                <text:p>0.00000103378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0000000008323207">
                <text:p>-0.0000000008323207</text:p>
              </table:table-cell>
              <table:table-cell office:value-type="float" office:value="-0.0000000913757">
                <text:p>-0.0000000913757</text:p>
              </table:table-cell>
              <table:table-cell office:value-type="float" office:value="0.0000002378453">
                <text:p>0.000000237845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00000000008969128">
                <text:p>-0.00000000008969128</text:p>
              </table:table-cell>
              <table:table-cell office:value-type="float" office:value="-0.0000000893001">
                <text:p>-0.0000000893001</text:p>
              </table:table-cell>
              <table:table-cell office:value-type="float" office:value="-0.000004981218">
                <text:p>-0.00000498121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00000001499555">
                <text:p>-0.00000001499555</text:p>
              </table:table-cell>
              <table:table-cell office:value-type="float" office:value="-0.000002393618">
                <text:p>-0.000002393618</text:p>
              </table:table-cell>
              <table:table-cell office:value-type="float" office:value="-0.00002077599">
                <text:p>-0.0000207759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000001022941">
                <text:p>-0.000001022941</text:p>
              </table:table-cell>
              <table:table-cell office:value-type="float" office:value="0.000001148722">
                <text:p>0.000001148722</text:p>
              </table:table-cell>
              <table:table-cell office:value-type="float" office:value="0.00000007160918">
                <text:p>0.0000000716091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00000000003217739">
                <text:p>0.0000000000003217739</text:p>
              </table:table-cell>
              <table:table-cell office:value-type="float" office:value="-0.0000005570459">
                <text:p>-0.0000005570459</text:p>
              </table:table-cell>
              <table:table-cell office:value-type="float" office:value="-0.0001392587">
                <text:p>-0.000139258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0002012653">
                <text:p>0.000002012653</text:p>
              </table:table-cell>
              <table:table-cell office:value-type="float" office:value="-0.0000000003140987">
                <text:p>-0.0000000003140987</text:p>
              </table:table-cell>
              <table:table-cell office:value-type="float" office:value="0.0004637197">
                <text:p>0.000463719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0000002460825">
                <text:p>0.000000002460825</text:p>
              </table:table-cell>
              <table:table-cell office:value-type="float" office:value="-0.00000008431339">
                <text:p>-0.00000008431339</text:p>
              </table:table-cell>
              <table:table-cell office:value-type="float" office:value="0.000001222513">
                <text:p>0.00000122251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0004148111">
                <text:p>0.000004148111</text:p>
              </table:table-cell>
              <table:table-cell office:value-type="float" office:value="0.000000229603">
                <text:p>0.000000229603</text:p>
              </table:table-cell>
              <table:table-cell office:value-type="float" office:value="0.0000006715801">
                <text:p>0.000000671580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000000000008276235">
                <text:p>-0.000000000008276235</text:p>
              </table:table-cell>
              <table:table-cell office:value-type="float" office:value="0.000001683697">
                <text:p>0.000001683697</text:p>
              </table:table-cell>
              <table:table-cell office:value-type="float" office:value="-0.0000005296804">
                <text:p>-0.000000529680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00000000407404">
                <text:p>-0.00000000407404</text:p>
              </table:table-cell>
              <table:table-cell office:value-type="float" office:value="-0.0000001373315">
                <text:p>-0.0000001373315</text:p>
              </table:table-cell>
              <table:table-cell office:value-type="float" office:value="-0.000000461992">
                <text:p>-0.00000046199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.0000000005452629">
                <text:p>-0.0000000005452629</text:p>
              </table:table-cell>
              <table:table-cell office:value-type="float" office:value="0.00000004556955">
                <text:p>0.00000004556955</text:p>
              </table:table-cell>
              <table:table-cell office:value-type="float" office:value="0.0000002850741">
                <text:p>0.000000285074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00002335931">
                <text:p>0.0000002335931</text:p>
              </table:table-cell>
              <table:table-cell office:value-type="float" office:value="-0.00000002020474">
                <text:p>-0.00000002020474</text:p>
              </table:table-cell>
              <table:table-cell office:value-type="float" office:value="0.00000006348023">
                <text:p>0.0000000634802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00000010457">
                <text:p>0.0000000010457</text:p>
              </table:table-cell>
              <table:table-cell office:value-type="float" office:value="0.000000005954647">
                <text:p>0.000000005954647</text:p>
              </table:table-cell>
              <table:table-cell office:value-type="float" office:value="0.00000001896">
                <text:p>0.0000000189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.0000000007583414">
                <text:p>-0.0000000007583414</text:p>
              </table:table-cell>
              <table:table-cell office:value-type="float" office:value="-0.000002988654">
                <text:p>-0.000002988654</text:p>
              </table:table-cell>
              <table:table-cell office:value-type="float" office:value="0.00000000007841812">
                <text:p>0.000000000078418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0000004383038">
                <text:p>0.000000004383038</text:p>
              </table:table-cell>
              <table:table-cell office:value-type="float" office:value="0.0000002303787">
                <text:p>0.0000002303787</text:p>
              </table:table-cell>
              <table:table-cell office:value-type="float" office:value="0.0000000002237738">
                <text:p>0.000000000223773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0000000001664646">
                <text:p>-0.0000000001664646</text:p>
              </table:table-cell>
              <table:table-cell office:value-type="float" office:value="0.0000000001987773">
                <text:p>0.0000000001987773</text:p>
              </table:table-cell>
              <table:table-cell office:value-type="float" office:value="0.000000003547059">
                <text:p>0.00000000354705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00000002014699">
                <text:p>-0.00000002014699</text:p>
              </table:table-cell>
              <table:table-cell office:value-type="float" office:value="-0.00000004145002">
                <text:p>-0.00000004145002</text:p>
              </table:table-cell>
              <table:table-cell office:value-type="float" office:value="0.00000001100118">
                <text:p>0.0000000110011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000000002908121">
                <text:p>-0.000000002908121</text:p>
              </table:table-cell>
              <table:table-cell office:value-type="float" office:value="0.0000005757405">
                <text:p>0.0000005757405</text:p>
              </table:table-cell>
              <table:table-cell office:value-type="float" office:value="0.000000007753224">
                <text:p>0.00000000775322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.00000000009248272">
                <text:p>-0.00000000009248272</text:p>
              </table:table-cell>
              <table:table-cell office:value-type="float" office:value="0.000001079014">
                <text:p>0.000001079014</text:p>
              </table:table-cell>
              <table:table-cell office:value-type="float" office:value="0.000000348483">
                <text:p>0.00000034848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0000007434133">
                <text:p>-0.0000007434133</text:p>
              </table:table-cell>
              <table:table-cell office:value-type="float" office:value="0.000000000343882">
                <text:p>0.000000000343882</text:p>
              </table:table-cell>
              <table:table-cell office:value-type="float" office:value="0.0000003672881">
                <text:p>0.000000367288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000007191339">
                <text:p>0.00000007191339</text:p>
              </table:table-cell>
              <table:table-cell office:value-type="float" office:value="-0.000000008199873">
                <text:p>-0.000000008199873</text:p>
              </table:table-cell>
              <table:table-cell office:value-type="float" office:value="-0.00000002776756">
                <text:p>-0.0000000277675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.00000000001784688">
                <text:p>-0.00000000001784688</text:p>
              </table:table-cell>
              <table:table-cell office:value-type="float" office:value="0.0000000002211363">
                <text:p>0.0000000002211363</text:p>
              </table:table-cell>
              <table:table-cell office:value-type="float" office:value="-0.00000001687523">
                <text:p>-0.0000000168752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.000000000002760566">
                <text:p>-0.000000000002760566</text:p>
              </table:table-cell>
              <table:table-cell office:value-type="float" office:value="-0.0000000004824435">
                <text:p>-0.0000000004824435</text:p>
              </table:table-cell>
              <table:table-cell office:value-type="float" office:value="-0.000000002899063">
                <text:p>-0.00000000289906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00001712225">
                <text:p>0.0000001712225</text:p>
              </table:table-cell>
              <table:table-cell office:value-type="float" office:value="-0.0000005137515">
                <text:p>-0.0000005137515</text:p>
              </table:table-cell>
              <table:table-cell office:value-type="float" office:value="0.000003265855">
                <text:p>0.00000326585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000003710782">
                <text:p>0.00000003710782</text:p>
              </table:table-cell>
              <table:table-cell office:value-type="float" office:value="0.00000008362227">
                <text:p>0.00000008362227</text:p>
              </table:table-cell>
              <table:table-cell office:value-type="float" office:value="0.00000001845308">
                <text:p>0.0000000184530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00000002110656">
                <text:p>-0.00000002110656</text:p>
              </table:table-cell>
              <table:table-cell office:value-type="float" office:value="-0.00000000004440522">
                <text:p>-0.00000000004440522</text:p>
              </table:table-cell>
              <table:table-cell office:value-type="float" office:value="0.00000000399266">
                <text:p>0.0000000039926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.000000003916384">
                <text:p>-0.000000003916384</text:p>
              </table:table-cell>
              <table:table-cell office:value-type="float" office:value="-0.000000008457212">
                <text:p>-0.000000008457212</text:p>
              </table:table-cell>
              <table:table-cell office:value-type="float" office:value="0.00000007631457">
                <text:p>0.0000000763145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0000007755885">
                <text:p>0.000000007755885</text:p>
              </table:table-cell>
              <table:table-cell office:value-type="float" office:value="-0.00000003198667">
                <text:p>-0.00000003198667</text:p>
              </table:table-cell>
              <table:table-cell office:value-type="float" office:value="-0.00000001200104">
                <text:p>-0.0000000120010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00000002947953">
                <text:p>-0.00000002947953</text:p>
              </table:table-cell>
              <table:table-cell office:value-type="float" office:value="-0.00000003776839">
                <text:p>-0.00000003776839</text:p>
              </table:table-cell>
              <table:table-cell office:value-type="float" office:value="-0.000000005294068">
                <text:p>-0.00000000529406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.000000001313366">
                <text:p>-0.000000001313366</text:p>
              </table:table-cell>
              <table:table-cell office:value-type="float" office:value="-0.0000001481613">
                <text:p>-0.0000001481613</text:p>
              </table:table-cell>
              <table:table-cell office:value-type="float" office:value="-0.00000003802856">
                <text:p>-0.0000000380285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00000004923513">
                <text:p>0.0000000004923513</text:p>
              </table:table-cell>
              <table:table-cell office:value-type="float" office:value="-0.00000009591893">
                <text:p>-0.00000009591893</text:p>
              </table:table-cell>
              <table:table-cell office:value-type="float" office:value="0.00000006138411">
                <text:p>0.0000000613841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0001331663">
                <text:p>0.000001331663</text:p>
              </table:table-cell>
              <table:table-cell office:value-type="float" office:value="0.0000000549969">
                <text:p>0.0000000549969</text:p>
              </table:table-cell>
              <table:table-cell office:value-type="float" office:value="-0.00000008654478">
                <text:p>-0.0000000865447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.00000004966527">
                <text:p>-0.00000004966527</text:p>
              </table:table-cell>
              <table:table-cell office:value-type="float" office:value="-0.000000006677977">
                <text:p>-0.000000006677977</text:p>
              </table:table-cell>
              <table:table-cell office:value-type="float" office:value="-0.00000002715157">
                <text:p>-0.0000000271515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.0000000129159">
                <text:p>-0.0000000129159</text:p>
              </table:table-cell>
              <table:table-cell office:value-type="float" office:value="-0.00000001346162">
                <text:p>-0.00000001346162</text:p>
              </table:table-cell>
              <table:table-cell office:value-type="float" office:value="0.0000002143539">
                <text:p>0.000000214353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.00000003921009">
                <text:p>-0.00000003921009</text:p>
              </table:table-cell>
              <table:table-cell office:value-type="float" office:value="0.0000001983623">
                <text:p>0.0000001983623</text:p>
              </table:table-cell>
              <table:table-cell office:value-type="float" office:value="0.000000004834305">
                <text:p>0.00000000483430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000000001021894">
                <text:p>0.00000000001021894</text:p>
              </table:table-cell>
              <table:table-cell office:value-type="float" office:value="-0.0000008912755">
                <text:p>-0.0000008912755</text:p>
              </table:table-cell>
              <table:table-cell office:value-type="float" office:value="-0.000000003741963">
                <text:p>-0.00000000374196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000002524585">
                <text:p>0.00000002524585</text:p>
              </table:table-cell>
              <table:table-cell office:value-type="float" office:value="0.00000003669619">
                <text:p>0.00000003669619</text:p>
              </table:table-cell>
              <table:table-cell office:value-type="float" office:value="0.0000002696109">
                <text:p>0.000000269610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.000000002285733">
                <text:p>-0.000000002285733</text:p>
              </table:table-cell>
              <table:table-cell office:value-type="float" office:value="-0.000000001727673">
                <text:p>-0.000000001727673</text:p>
              </table:table-cell>
              <table:table-cell office:value-type="float" office:value="-0.00000009583799">
                <text:p>-0.0000000958379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0000005829582">
                <text:p>0.000000005829582</text:p>
              </table:table-cell>
              <table:table-cell office:value-type="float" office:value="-0.000000002448102">
                <text:p>-0.000000002448102</text:p>
              </table:table-cell>
              <table:table-cell office:value-type="float" office:value="-0.000000001268633">
                <text:p>-0.00000000126863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00000000004021805">
                <text:p>-0.00000000004021805</text:p>
              </table:table-cell>
              <table:table-cell office:value-type="float" office:value="0.00000001755267">
                <text:p>0.00000001755267</text:p>
              </table:table-cell>
              <table:table-cell office:value-type="float" office:value="-0.0000000288663">
                <text:p>-0.000000028866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000000001878018">
                <text:p>-0.000000001878018</text:p>
              </table:table-cell>
              <table:table-cell office:value-type="float" office:value="0.000000007638893">
                <text:p>0.000000007638893</text:p>
              </table:table-cell>
              <table:table-cell office:value-type="float" office:value="-0.0000000004894225">
                <text:p>-0.00000000048942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000000000007768654">
                <text:p>-0.000000000007768654</text:p>
              </table:table-cell>
              <table:table-cell office:value-type="float" office:value="-0.00000003177256">
                <text:p>-0.00000003177256</text:p>
              </table:table-cell>
              <table:table-cell office:value-type="float" office:value="0.00000009455609">
                <text:p>0.0000000945560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000000002207365">
                <text:p>-0.000000002207365</text:p>
              </table:table-cell>
              <table:table-cell office:value-type="float" office:value="0.00000001995172">
                <text:p>0.00000001995172</text:p>
              </table:table-cell>
              <table:table-cell office:value-type="float" office:value="-0.0000000000353159">
                <text:p>-0.000000000035315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000001455947">
                <text:p>0.00000001455947</text:p>
              </table:table-cell>
              <table:table-cell office:value-type="float" office:value="0.00000000103646">
                <text:p>0.00000000103646</text:p>
              </table:table-cell>
              <table:table-cell office:value-type="float" office:value="-0.0000000001299276">
                <text:p>-0.000000000129927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000000004196089">
                <text:p>-0.000000004196089</text:p>
              </table:table-cell>
              <table:table-cell office:value-type="float" office:value="0.00000000444897">
                <text:p>0.00000000444897</text:p>
              </table:table-cell>
              <table:table-cell office:value-type="float" office:value="-0.00000020223">
                <text:p>-0.0000002022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000000003322006">
                <text:p>-0.000000003322006</text:p>
              </table:table-cell>
              <table:table-cell office:value-type="float" office:value="0.0000007808644">
                <text:p>0.0000007808644</text:p>
              </table:table-cell>
              <table:table-cell office:value-type="float" office:value="-0.00000007415578">
                <text:p>-0.0000000741557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000002050701">
                <text:p>0.00000002050701</text:p>
              </table:table-cell>
              <table:table-cell office:value-type="float" office:value="0.000002204692">
                <text:p>0.000002204692</text:p>
              </table:table-cell>
              <table:table-cell office:value-type="float" office:value="-0.000000003158872">
                <text:p>-0.00000000315887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00000166782">
                <text:p>-0.00000166782</text:p>
              </table:table-cell>
              <table:table-cell office:value-type="float" office:value="-0.00000008187089">
                <text:p>-0.00000008187089</text:p>
              </table:table-cell>
              <table:table-cell office:value-type="float" office:value="-0.00000000005403259">
                <text:p>-0.0000000000540325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000000567928">
                <text:p>-0.000000567928</text:p>
              </table:table-cell>
              <table:table-cell office:value-type="float" office:value="-0.0000005881185">
                <text:p>-0.0000005881185</text:p>
              </table:table-cell>
              <table:table-cell office:value-type="float" office:value="-0.00000000006123558">
                <text:p>-0.0000000000612355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000000567928">
                <text:p>-0.000000567928</text:p>
              </table:table-cell>
              <table:table-cell office:value-type="float" office:value="-0.0000000006625281">
                <text:p>-0.0000000006625281</text:p>
              </table:table-cell>
              <table:table-cell office:value-type="float" office:value="-0.000000000009323027">
                <text:p>-0.00000000000932302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